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1.55pt"/>
    </style:style>
    <style:style style:name="co2" style:family="table-column">
      <style:table-column-properties fo:break-before="auto" style:column-width="68.74pt"/>
    </style:style>
    <style:style style:name="co3" style:family="table-column">
      <style:table-column-properties fo:break-before="auto" style:column-width="104.14pt"/>
    </style:style>
    <style:style style:name="co4" style:family="table-column">
      <style:table-column-properties fo:break-before="auto" style:column-width="86.09pt"/>
    </style:style>
    <style:style style:name="co5" style:family="table-column">
      <style:table-column-properties fo:break-before="auto" style:column-width="175.69pt"/>
    </style:style>
    <style:style style:name="co6" style:family="table-column">
      <style:table-column-properties fo:break-before="auto" style:column-width="220.85pt"/>
    </style:style>
    <style:style style:name="co7" style:family="table-column">
      <style:table-column-properties fo:break-before="auto" style:column-width="70.16pt"/>
    </style:style>
    <style:style style:name="co8" style:family="table-column">
      <style:table-column-properties fo:break-before="auto" style:column-width="90.99pt"/>
    </style:style>
    <style:style style:name="co9" style:family="table-column">
      <style:table-column-properties fo:break-before="auto" style:column-width="225.69pt"/>
    </style:style>
    <style:style style:name="co10" style:family="table-column">
      <style:table-column-properties fo:break-before="auto" style:column-width="167.41pt"/>
    </style:style>
    <style:style style:name="co11" style:family="table-column">
      <style:table-column-properties fo:break-before="auto" style:column-width="632.69pt"/>
    </style:style>
    <style:style style:name="co12" style:family="table-column">
      <style:table-column-properties fo:break-before="auto" style:column-width="38.89pt"/>
    </style:style>
    <style:style style:name="co13" style:family="table-column">
      <style:table-column-properties fo:break-before="auto" style:column-width="161.09pt"/>
    </style:style>
    <style:style style:name="co14" style:family="table-column">
      <style:table-column-properties fo:break-before="auto" style:column-width="79.91pt"/>
    </style:style>
    <style:style style:name="co15" style:family="table-column">
      <style:table-column-properties fo:break-before="auto" style:column-width="49.29pt"/>
    </style:style>
    <style:style style:name="co16" style:family="table-column">
      <style:table-column-properties fo:break-before="auto" style:column-width="97.94pt"/>
    </style:style>
    <style:style style:name="co17" style:family="table-column">
      <style:table-column-properties fo:break-before="auto" style:column-width="296.56pt"/>
    </style:style>
    <style:style style:name="co18" style:family="table-column">
      <style:table-column-properties fo:break-before="auto" style:column-width="129.91pt"/>
    </style:style>
    <style:style style:name="co19" style:family="table-column">
      <style:table-column-properties fo:break-before="auto" style:column-width="118.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_24__20_Methodology_20_Parts">
      <style:table-properties table:display="true" style:writing-mode="lr-tb"/>
    </style:style>
    <style:style style:name="ta2" style:family="table" style:master-page-name="PageStyle_5f_CO_24__20_Methodology_20_Ressources">
      <style:table-properties table:display="true" style:writing-mode="lr-tb"/>
    </style:style>
    <style:style style:name="ta3" style:family="table" style:master-page-name="PageStyle_5f_Parts_20_with_20_CO_24_">
      <style:table-properties table:display="true" style:writing-mode="lr-tb"/>
    </style:style>
    <style:style style:name="ta4" style:family="table" style:master-page-name="PageStyle_5f_NotUSEDref_5f_CO2_5f_test_5f_ergols">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34a85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34a85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7f6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34a85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34a85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ff6d0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6d0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lt;0" style:apply-style-name="ConditionalStyle_5f_1" style:base-cell-address="'Parts with CO$'.F1"/>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F1"/>
    </style:style>
    <style:style style:name="ce31" style:family="table-cell" style:parent-style-name="Default">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F1"/>
    </style:style>
    <style:style style:name="ce32"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F1"/>
    </style:style>
    <style:style style:name="ce3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4">
      <style:table-cell-properties fo:background-color="#ff6d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lt;0" style:apply-style-name="ConditionalStyle_5f_1" style:base-cell-address="'Parts with CO$'.H1"/>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H1"/>
    </style:style>
    <style:style style:name="ce38"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H1"/>
    </style:style>
    <style:style style:name="ce3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Parts with CO$'.H1"/>
    </style:style>
    <style:style style:name="ce4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4"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6"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lt;0" style:apply-style-name="ConditionalStyle_5f_1" style:base-cell-address="NotUSEDref_CO2_test_ergols.O1"/>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NotUSEDref_CO2_test_ergols.O1"/>
    </style:style>
    <style:style style:name="ce48"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NotUSEDref_CO2_test_ergols.O1"/>
    </style:style>
    <style:style style:name="ce4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lt;0" style:apply-style-name="ConditionalStyle_5f_1" style:base-cell-address="NotUSEDref_CO2_test_ergols.O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O$ Methodology Parts'.$A$12:.$A$57])" table:allow-empty-cell="true" table:display-list="unsorted" table:base-cell-address="'Parts with CO$'.G2">
          <table:error-message table:message-type="stop" table:display="true"/>
        </table:content-validation>
        <table:content-validation table:name="val2" table:condition="of:cell-content-is-in-list([$'CO$ Methodology Parts'.$A$12:.$A$57])" table:allow-empty-cell="true" table:display-list="unsorted" table:base-cell-address="NotUSEDref_CO2_test_ergols.N2">
          <table:error-message table:message-type="stop" table:display="true"/>
        </table:content-validation>
      </table:content-validations>
      <table:table table:name="CO$ Methodology Par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table-cell table:style-name="ce5" office:value-type="string" calcext:value-type="string">
            <text:p>RETAINED FIGURES (tC02eq per ton)</text:p>
          </table:table-cell>
          <table:table-cell table:style-name="ce9" office:value-type="string" calcext:value-type="string">
            <text:p>Previous Value</text:p>
          </table:table-cell>
          <table:table-cell table:style-name="ce1"/>
          <table:table-cell table:style-name="ce5" office:value-type="string" calcext:value-type="string">
            <text:p>SOURCE</text:p>
          </table:table-cell>
          <table:table-cell table:style-name="ce16" office:value-type="string" calcext:value-type="string">
            <text:p>NOTES</text:p>
          </table:table-cell>
          <table:table-cell table:style-name="ce3" table:number-columns-repeated="21"/>
          <table:table-cell table:number-columns-repeated="997"/>
        </table:table-row>
        <table:table-row table:style-name="ro1" table:number-rows-repeated="2">
          <table:table-cell table:style-name="ce2"/>
          <table:table-cell table:style-name="ce6"/>
          <table:table-cell table:style-name="ce2"/>
          <table:table-cell/>
          <table:table-cell table:style-name="ce11"/>
          <table:table-cell table:number-columns-repeated="1019"/>
        </table:table-row>
        <table:table-row table:style-name="ro1">
          <table:table-cell/>
          <table:table-cell table:style-name="ce6"/>
          <table:table-cell table:number-columns-repeated="2"/>
          <table:table-cell table:style-name="ce11"/>
          <table:table-cell table:number-columns-repeated="1019"/>
        </table:table-row>
        <table:table-row table:style-name="ro1">
          <table:table-cell table:style-name="ce3" office:value-type="string" calcext:value-type="string">
            <text:p>Structure</text:p>
          </table:table-cell>
          <table:table-cell table:style-name="ce7" office:value-type="float" office:value="2.08" calcext:value-type="float">
            <text:p>2.08</text:p>
          </table:table-cell>
          <table:table-cell table:style-name="ce10" office:value-type="string" calcext:value-type="string">
            <text:p>0,5kg CO2eq per kg</text:p>
          </table:table-cell>
          <table:table-cell table:style-name="ce3" office:value-type="string" calcext:value-type="string">
            <text:p>(Stainless steel)</text:p>
          </table:table-cell>
          <table:table-cell table:style-name="ce12" office:value-type="string" calcext:value-type="string">
            <text:p><text:a xlink:href="https://www.worldstainless.org/files/issf/non-image-files/PDF/worldstainless_CO2_Emissions_Report.pdf#page=8" xlink:type="simple">https://www.worldstainless.org/files/issf/non-image-files/PDF/worldstainless_CO2_Emissions_Report.pdf#page=8</text:a></text:p>
          </table:table-cell>
          <table:table-cell table:style-name="ce17" office:value-type="string" calcext:value-type="string">
            <text:p>Scope 3 is chosen because it includes figures from extraction of materials to delivery.</text:p>
            <text:p>As we believe Kerbals are sensitive to environmental impacts we consider that 85% of the stainless steel comes from scrapped materials</text:p>
          </table:table-cell>
          <table:table-cell table:style-name="ce3" table:number-columns-repeated="21"/>
          <table:table-cell table:number-columns-repeated="997"/>
        </table:table-row>
        <table:table-row table:style-name="ro1">
          <table:table-cell table:style-name="ce3" office:value-type="string" calcext:value-type="string">
            <text:p>Electronics</text:p>
          </table:table-cell>
          <table:table-cell table:style-name="ce7" table:formula="of:=200/3.87" office:value-type="float" office:value="51.67958656" calcext:value-type="float">
            <text:p>51.67958656</text:p>
          </table:table-cell>
          <table:table-cell table:style-name="ce10" office:value-type="string" calcext:value-type="string">
            <text:p>150kg CO2eq per kg</text:p>
          </table:table-cell>
          <table:table-cell table:style-name="ce3" office:value-type="string" calcext:value-type="string">
            <text:p>(from Dell Laptop)</text:p>
          </table:table-cell>
          <table:table-cell table:style-name="ce13" office:value-type="string" calcext:value-type="string">
            <text:p>https://i.dell.com/sites/content/corporate/corp-comm/en/Documents/dell-laptop-carbon-footprint-whitepaper.pdf</text:p>
            <text:p>https://i.dell.com/sites/csdocuments/Shared-Content_data-Sheets_Documents/fr/fr/laptop-latitude-e6400-xfr-specsheet_fr.pdf</text:p>
          </table:table-cell>
          <table:table-cell table:style-name="ce17" office:value-type="string" calcext:value-type="string">
            <text:p>E6400 Laptop in Europe : 200kg CO2eq because we don't consider use costs as they are provided by crafts</text:p>
            <text:p>Weights 3,87kg</text:p>
          </table:table-cell>
          <table:table-cell table:style-name="ce3" table:number-columns-repeated="21"/>
          <table:table-cell table:number-columns-repeated="997"/>
        </table:table-row>
        <table:table-row table:style-name="ro1">
          <table:table-cell table:style-name="ce3" office:value-type="string" calcext:value-type="string">
            <text:p>Carbon Fiber</text:p>
          </table:table-cell>
          <table:table-cell table:style-name="ce7" office:value-type="float" office:value="29.45" calcext:value-type="float">
            <text:p>29.45</text:p>
          </table:table-cell>
          <table:table-cell table:style-name="ce10" office:value-type="string" calcext:value-type="string">
            <text:p>25kg CO2eq per kg</text:p>
          </table:table-cell>
          <table:table-cell table:style-name="ce3"/>
          <table:table-cell table:style-name="ce12" office:value-type="string" calcext:value-type="string">
            <text:p><text:a xlink:href="https://www.compositesworld.com/articles/building-confidence-in-recycled-carbon-fiber" xlink:type="simple">https://www.compositesworld.com/articles/building-confidence-in-recycled-carbon-fiber</text:a></text:p>
          </table:table-cell>
          <table:table-cell table:style-name="ce17" office:value-type="string" calcext:value-type="string">
            <text:p>Difficult to recycle carbon fiber in the space industry. </text:p>
            <text:p>The study determined total greenhouse gas (GHG) emissions for virgin carbon fiber totals 29.45 metric tonnes CO2 per tonne of CF, compared to 4.65 metric tonnes CO2 per tonne rCF produced by production of recycled fiber.</text:p>
          </table:table-cell>
          <table:table-cell table:style-name="ce3" table:number-columns-repeated="21"/>
          <table:table-cell table:number-columns-repeated="997"/>
        </table:table-row>
        <table:table-row table:style-name="ro1">
          <table:table-cell/>
          <table:table-cell table:style-name="ce6"/>
          <table:table-cell table:number-columns-repeated="2"/>
          <table:table-cell table:style-name="ce11"/>
          <table:table-cell table:number-columns-repeated="1019"/>
        </table:table-row>
        <table:table-row table:style-name="ro1">
          <table:table-cell/>
          <table:table-cell table:style-name="ce6"/>
          <table:table-cell table:number-columns-repeated="2"/>
          <table:table-cell table:style-name="ce11"/>
          <table:table-cell table:number-columns-repeated="1019"/>
        </table:table-row>
        <table:table-row table:style-name="ro1">
          <table:table-cell table:style-name="ce4" office:value-type="string" calcext:value-type="string">
            <text:p>PROFILES</text:p>
          </table:table-cell>
          <table:table-cell table:style-name="ce6" office:value-type="string" calcext:value-type="string">
            <text:p>STRUCTURE</text:p>
          </table:table-cell>
          <table:table-cell table:style-name="ce6" office:value-type="string" calcext:value-type="string">
            <text:p>ELECTRONICS</text:p>
          </table:table-cell>
          <table:table-cell table:style-name="ce6" office:value-type="string" calcext:value-type="string">
            <text:p>CARBON FIBER</text:p>
          </table:table-cell>
          <table:table-cell table:style-name="ce14" office:value-type="string" calcext:value-type="string">
            <text:p>MASS FACTOR</text:p>
          </table:table-cell>
          <table:table-cell table:number-columns-repeated="1019"/>
        </table:table-row>
        <table:table-row table:style-name="ro1">
          <table:table-cell/>
          <table:table-cell table:style-name="ce6" table:formula="of:=[.B5]*1000" office:value-type="float" office:value="2080" calcext:value-type="float">
            <text:p>2080</text:p>
          </table:table-cell>
          <table:table-cell table:style-name="ce6" table:formula="of:=[.B6]*1000" office:value-type="float" office:value="51679.58656" calcext:value-type="float">
            <text:p>51679.58656</text:p>
          </table:table-cell>
          <table:table-cell table:style-name="ce6" table:formula="of:=[.B7]*1000" office:value-type="float" office:value="29450" calcext:value-type="float">
            <text:p>29450</text:p>
          </table:table-cell>
          <table:table-cell table:style-name="ce11"/>
          <table:table-cell table:number-columns-repeated="1019"/>
        </table:table-row>
        <table:table-row table:style-name="ro1">
          <table:table-cell table:style-name="ce2" office:value-type="string" calcext:value-type="string">
            <text:p>Antenna</text:p>
          </table:table-cell>
          <table:table-cell table:number-columns-repeated="2" table:style-name="ce8" office:value-type="percentage" office:value="0.5" calcext:value-type="percentage">
            <text:p>50.00%</text:p>
          </table:table-cell>
          <table:table-cell table:style-name="ce8" office:value-type="percentage" office:value="0" calcext:value-type="percentage">
            <text:p>0.00%</text:p>
          </table:table-cell>
          <table:table-cell table:style-name="ce11" table:formula="of:=[.$B$11]*[.B12]+[.$C$11]*[.C12]+[.$D$11]*[.D12]" office:value-type="float" office:value="26879.79328" calcext:value-type="float">
            <text:p>26879.79328</text:p>
          </table:table-cell>
          <table:table-cell table:number-columns-repeated="1019"/>
        </table:table-row>
        <table:table-row table:style-name="ro1">
          <table:table-cell table:style-name="ce2" office:value-type="string" calcext:value-type="string">
            <text:p>Battery</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8" office:value-type="percentage" office:value="0" calcext:value-type="percentage">
            <text:p>0.00%</text:p>
          </table:table-cell>
          <table:table-cell table:style-name="ce11" table:formula="of:=[.$B$11]*[.B13]+[.$C$11]*[.C13]+[.$D$11]*[.D13]" office:value-type="float" office:value="51679.58656" calcext:value-type="float">
            <text:p>51679.58656</text:p>
          </table:table-cell>
          <table:table-cell table:number-columns-repeated="1019"/>
        </table:table-row>
        <table:table-row table:style-name="ro1">
          <table:table-cell table:style-name="ce2" office:value-type="string" calcext:value-type="string">
            <text:p>Booster</text:p>
          </table:table-cell>
          <table:table-cell table:style-name="ce8" office:value-type="percentage" office:value="0.975" calcext:value-type="percentage">
            <text:p>97.50%</text:p>
          </table:table-cell>
          <table:table-cell table:style-name="ce8" office:value-type="percentage" office:value="0.025" calcext:value-type="percentage">
            <text:p>2.50%</text:p>
          </table:table-cell>
          <table:table-cell table:style-name="ce8" office:value-type="percentage" office:value="0" calcext:value-type="percentage">
            <text:p>0.00%</text:p>
          </table:table-cell>
          <table:table-cell table:style-name="ce11" table:formula="of:=[.$B$11]*[.B14]+[.$C$11]*[.C14]+[.$D$11]*[.D14]" office:value-type="float" office:value="3319.989664" calcext:value-type="float">
            <text:p>3319.989664</text:p>
          </table:table-cell>
          <table:table-cell table:number-columns-repeated="1019"/>
        </table:table-row>
        <table:table-row table:style-name="ro1">
          <table:table-cell table:style-name="ce2" office:value-type="string" calcext:value-type="string">
            <text:p>Controller</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8" office:value-type="percentage" office:value="0" calcext:value-type="percentage">
            <text:p>0.00%</text:p>
          </table:table-cell>
          <table:table-cell table:style-name="ce11" table:formula="of:=[.$B$11]*[.B15]+[.$C$11]*[.C15]+[.$D$11]*[.D15]" office:value-type="float" office:value="51679.58656" calcext:value-type="float">
            <text:p>51679.58656</text:p>
          </table:table-cell>
          <table:table-cell table:number-columns-repeated="1019"/>
        </table:table-row>
        <table:table-row table:style-name="ro1">
          <table:table-cell table:style-name="ce2" office:value-type="string" calcext:value-type="string">
            <text:p>Decoupler</text:p>
          </table:table-cell>
          <table:table-cell table:style-name="ce8" office:value-type="percentage" office:value="0.8" calcext:value-type="percentage">
            <text:p>80.00%</text:p>
          </table:table-cell>
          <table:table-cell table:style-name="ce8" office:value-type="percentage" office:value="0.2" calcext:value-type="percentage">
            <text:p>20.00%</text:p>
          </table:table-cell>
          <table:table-cell table:style-name="ce8" office:value-type="percentage" office:value="0" calcext:value-type="percentage">
            <text:p>0.00%</text:p>
          </table:table-cell>
          <table:table-cell table:style-name="ce11" table:formula="of:=[.$B$11]*[.B16]+[.$C$11]*[.C16]+[.$D$11]*[.D16]" office:value-type="float" office:value="11999.917312" calcext:value-type="float">
            <text:p>11999.917312</text:p>
          </table:table-cell>
          <table:table-cell table:style-name="ce2" office:value-type="string" calcext:value-type="string">
            <text:p>// explosive material</text:p>
          </table:table-cell>
          <table:table-cell table:number-columns-repeated="1018"/>
        </table:table-row>
        <table:table-row table:style-name="ro1">
          <table:table-cell table:style-name="ce2" office:value-type="string" calcext:value-type="string">
            <text:p>Docking port</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17]+[.$C$11]*[.C17]+[.$D$11]*[.D17]" office:value-type="float" office:value="2080" calcext:value-type="float">
            <text:p>2080</text:p>
          </table:table-cell>
          <table:table-cell table:number-columns-repeated="1019"/>
        </table:table-row>
        <table:table-row table:style-name="ro1">
          <table:table-cell table:style-name="ce2" office:value-type="string" calcext:value-type="string">
            <text:p>Drill</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18]+[.$C$11]*[.C18]+[.$D$11]*[.D18]" office:value-type="float" office:value="2080" calcext:value-type="float">
            <text:p>2080</text:p>
          </table:table-cell>
          <table:table-cell table:number-columns-repeated="1019"/>
        </table:table-row>
        <table:table-row table:style-name="ro1">
          <table:table-cell table:style-name="ce2" office:value-type="string" calcext:value-type="string">
            <text:p>Engine</text:p>
          </table:table-cell>
          <table:table-cell table:style-name="ce8" office:value-type="percentage" office:value="0.95" calcext:value-type="percentage">
            <text:p>95.00%</text:p>
          </table:table-cell>
          <table:table-cell table:style-name="ce8" office:value-type="percentage" office:value="0.05" calcext:value-type="percentage">
            <text:p>5.00%</text:p>
          </table:table-cell>
          <table:table-cell table:style-name="ce8" office:value-type="percentage" office:value="0" calcext:value-type="percentage">
            <text:p>0.00%</text:p>
          </table:table-cell>
          <table:table-cell table:style-name="ce11" table:formula="of:=[.$B$11]*[.B19]+[.$C$11]*[.C19]+[.$D$11]*[.D19]" office:value-type="float" office:value="4559.979328" calcext:value-type="float">
            <text:p>4559.979328</text:p>
          </table:table-cell>
          <table:table-cell table:number-columns-repeated="1019"/>
        </table:table-row>
        <table:table-row table:style-name="ro1">
          <table:table-cell table:style-name="ce2" office:value-type="string" calcext:value-type="string">
            <text:p>Fairing</text:p>
          </table:table-cell>
          <table:table-cell table:number-columns-repeated="2" table:style-name="ce8" office:value-type="percentage" office:value="0" calcext:value-type="percentage">
            <text:p>0.00%</text:p>
          </table:table-cell>
          <table:table-cell table:style-name="ce8" office:value-type="percentage" office:value="1" calcext:value-type="percentage">
            <text:p>100.00%</text:p>
          </table:table-cell>
          <table:table-cell table:style-name="ce11" table:formula="of:=[.$B$11]*[.B20]+[.$C$11]*[.C20]+[.$D$11]*[.D20]" office:value-type="float" office:value="29450" calcext:value-type="float">
            <text:p>29450</text:p>
          </table:table-cell>
          <table:table-cell table:number-columns-repeated="1019"/>
        </table:table-row>
        <table:table-row table:style-name="ro1">
          <table:table-cell table:style-name="ce2" office:value-type="string" calcext:value-type="string">
            <text:p>Fan Blade</text:p>
          </table:table-cell>
          <table:table-cell table:number-columns-repeated="2" table:style-name="ce8" office:value-type="percentage" office:value="0" calcext:value-type="percentage">
            <text:p>0.00%</text:p>
          </table:table-cell>
          <table:table-cell table:style-name="ce8" office:value-type="percentage" office:value="1" calcext:value-type="percentage">
            <text:p>100.00%</text:p>
          </table:table-cell>
          <table:table-cell table:style-name="ce11" table:formula="of:=[.$B$11]*[.B21]+[.$C$11]*[.C21]+[.$D$11]*[.D21]" office:value-type="float" office:value="29450" calcext:value-type="float">
            <text:p>29450</text:p>
          </table:table-cell>
          <table:table-cell table:number-columns-repeated="1019"/>
        </table:table-row>
        <table:table-row table:style-name="ro1">
          <table:table-cell table:style-name="ce2" office:value-type="string" calcext:value-type="string">
            <text:p>Fireworks</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8" office:value-type="percentage" office:value="0" calcext:value-type="percentage">
            <text:p>0.00%</text:p>
          </table:table-cell>
          <table:table-cell table:style-name="ce11" table:formula="of:=[.$B$11]*[.B22]+[.$C$11]*[.C22]+[.$D$11]*[.D22]" office:value-type="float" office:value="51679.58656" calcext:value-type="float">
            <text:p>51679.58656</text:p>
          </table:table-cell>
          <table:table-cell table:number-columns-repeated="1019"/>
        </table:table-row>
        <table:table-row table:style-name="ro1">
          <table:table-cell table:style-name="ce2" office:value-type="string" calcext:value-type="string">
            <text:p>Fuelcell</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8" office:value-type="percentage" office:value="0" calcext:value-type="percentage">
            <text:p>0.00%</text:p>
          </table:table-cell>
          <table:table-cell table:style-name="ce11" table:formula="of:=[.$B$11]*[.B23]+[.$C$11]*[.C23]+[.$D$11]*[.D23]" office:value-type="float" office:value="51679.58656" calcext:value-type="float">
            <text:p>51679.58656</text:p>
          </table:table-cell>
          <table:table-cell table:number-columns-repeated="1019"/>
        </table:table-row>
        <table:table-row table:style-name="ro1">
          <table:table-cell table:style-name="ce2" office:value-type="string" calcext:value-type="string">
            <text:p>GrapplingDevice</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24]+[.$C$11]*[.C24]+[.$D$11]*[.D24]" office:value-type="float" office:value="2080" calcext:value-type="float">
            <text:p>2080</text:p>
          </table:table-cell>
          <table:table-cell table:number-columns-repeated="1019"/>
        </table:table-row>
        <table:table-row table:style-name="ro1">
          <table:table-cell table:style-name="ce2" office:value-type="string" calcext:value-type="string">
            <text:p>Heatshield</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25]+[.$C$11]*[.C25]+[.$D$11]*[.D25]" office:value-type="float" office:value="2080" calcext:value-type="float">
            <text:p>2080</text:p>
          </table:table-cell>
          <table:table-cell table:number-columns-repeated="1019"/>
        </table:table-row>
        <table:table-row table:style-name="ro1">
          <table:table-cell table:style-name="ce2" office:value-type="string" calcext:value-type="string">
            <text:p>Inflatable Part</text:p>
          </table:table-cell>
          <table:table-cell table:style-name="ce8" office:value-type="percentage" office:value="0.5" calcext:value-type="percentage">
            <text:p>50.00%</text:p>
          </table:table-cell>
          <table:table-cell table:style-name="ce8" office:value-type="percentage" office:value="0" calcext:value-type="percentage">
            <text:p>0.00%</text:p>
          </table:table-cell>
          <table:table-cell table:style-name="ce8" office:value-type="percentage" office:value="0.5" calcext:value-type="percentage">
            <text:p>50.00%</text:p>
          </table:table-cell>
          <table:table-cell table:style-name="ce11" table:formula="of:=[.$B$11]*[.B26]+[.$C$11]*[.C26]+[.$D$11]*[.D26]" office:value-type="float" office:value="15765" calcext:value-type="float">
            <text:p>15765</text:p>
          </table:table-cell>
          <table:table-cell table:number-columns-repeated="1019"/>
        </table:table-row>
        <table:table-row table:style-name="ro1">
          <table:table-cell table:style-name="ce2" office:value-type="string" calcext:value-type="string">
            <text:p>Intake</text:p>
          </table:table-cell>
          <table:table-cell table:style-name="ce8" office:value-type="percentage" office:value="0.75" calcext:value-type="percentage">
            <text:p>75.00%</text:p>
          </table:table-cell>
          <table:table-cell table:style-name="ce8" office:value-type="percentage" office:value="0" calcext:value-type="percentage">
            <text:p>0.00%</text:p>
          </table:table-cell>
          <table:table-cell table:style-name="ce8" office:value-type="percentage" office:value="0.25" calcext:value-type="percentage">
            <text:p>25.00%</text:p>
          </table:table-cell>
          <table:table-cell table:style-name="ce11" table:formula="of:=[.$B$11]*[.B27]+[.$C$11]*[.C27]+[.$D$11]*[.D27]" office:value-type="float" office:value="8922.5" calcext:value-type="float">
            <text:p>8922.5</text:p>
          </table:table-cell>
          <table:table-cell table:number-columns-repeated="1019"/>
        </table:table-row>
        <table:table-row table:style-name="ro1">
          <table:table-cell table:style-name="ce2" office:value-type="string" calcext:value-type="string">
            <text:p>Ion Engine</text:p>
          </table:table-cell>
          <table:table-cell table:number-columns-repeated="2" table:style-name="ce8" office:value-type="percentage" office:value="0.5" calcext:value-type="percentage">
            <text:p>50.00%</text:p>
          </table:table-cell>
          <table:table-cell table:style-name="ce8" office:value-type="percentage" office:value="0" calcext:value-type="percentage">
            <text:p>0.00%</text:p>
          </table:table-cell>
          <table:table-cell table:style-name="ce11" table:formula="of:=[.$B$11]*[.B28]+[.$C$11]*[.C28]+[.$D$11]*[.D28]" office:value-type="float" office:value="26879.79328" calcext:value-type="float">
            <text:p>26879.79328</text:p>
          </table:table-cell>
          <table:table-cell table:number-columns-repeated="1019"/>
        </table:table-row>
        <table:table-row table:style-name="ro1">
          <table:table-cell table:style-name="ce2" office:value-type="string" calcext:value-type="string">
            <text:p>ISRU</text:p>
          </table:table-cell>
          <table:table-cell table:style-name="ce8" office:value-type="percentage" office:value="0.95" calcext:value-type="percentage">
            <text:p>95.00%</text:p>
          </table:table-cell>
          <table:table-cell table:style-name="ce8" office:value-type="percentage" office:value="0.05" calcext:value-type="percentage">
            <text:p>5.00%</text:p>
          </table:table-cell>
          <table:table-cell table:style-name="ce8" office:value-type="percentage" office:value="0" calcext:value-type="percentage">
            <text:p>0.00%</text:p>
          </table:table-cell>
          <table:table-cell table:style-name="ce11" table:formula="of:=[.$B$11]*[.B29]+[.$C$11]*[.C29]+[.$D$11]*[.D29]" office:value-type="float" office:value="4559.979328" calcext:value-type="float">
            <text:p>4559.979328</text:p>
          </table:table-cell>
          <table:table-cell table:number-columns-repeated="1019"/>
        </table:table-row>
        <table:table-row table:style-name="ro1">
          <table:table-cell table:style-name="ce2" office:value-type="string" calcext:value-type="string">
            <text:p>Ladder</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30]+[.$C$11]*[.C30]+[.$D$11]*[.D30]" office:value-type="float" office:value="2080" calcext:value-type="float">
            <text:p>2080</text:p>
          </table:table-cell>
          <table:table-cell table:number-columns-repeated="1019"/>
        </table:table-row>
        <table:table-row table:style-name="ro1">
          <table:table-cell table:style-name="ce2" office:value-type="string" calcext:value-type="string">
            <text:p>Landing Legs</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31]+[.$C$11]*[.C31]+[.$D$11]*[.D31]" office:value-type="float" office:value="2080" calcext:value-type="float">
            <text:p>2080</text:p>
          </table:table-cell>
          <table:table-cell table:number-columns-repeated="1019"/>
        </table:table-row>
        <table:table-row table:style-name="ro1">
          <table:table-cell table:style-name="ce2" office:value-type="string" calcext:value-type="string">
            <text:p>Light</text:p>
          </table:table-cell>
          <table:table-cell table:style-name="ce8" office:value-type="percentage" office:value="0.5" calcext:value-type="percentage">
            <text:p>50.00%</text:p>
          </table:table-cell>
          <table:table-cell table:number-columns-repeated="2" table:style-name="ce8" office:value-type="percentage" office:value="0.25" calcext:value-type="percentage">
            <text:p>25.00%</text:p>
          </table:table-cell>
          <table:table-cell table:style-name="ce11" table:formula="of:=[.$B$11]*[.B32]+[.$C$11]*[.C32]+[.$D$11]*[.D32]" office:value-type="float" office:value="21322.39664" calcext:value-type="float">
            <text:p>21322.39664</text:p>
          </table:table-cell>
          <table:table-cell table:number-columns-repeated="1019"/>
        </table:table-row>
        <table:table-row table:style-name="ro1">
          <table:table-cell table:style-name="ce2" office:value-type="string" calcext:value-type="string">
            <text:p>Nosecone</text:p>
          </table:table-cell>
          <table:table-cell table:style-name="ce8" office:value-type="percentage" office:value="0.75" calcext:value-type="percentage">
            <text:p>75.00%</text:p>
          </table:table-cell>
          <table:table-cell table:style-name="ce8" office:value-type="percentage" office:value="0" calcext:value-type="percentage">
            <text:p>0.00%</text:p>
          </table:table-cell>
          <table:table-cell table:style-name="ce8" office:value-type="percentage" office:value="0.25" calcext:value-type="percentage">
            <text:p>25.00%</text:p>
          </table:table-cell>
          <table:table-cell table:style-name="ce11" table:formula="of:=[.$B$11]*[.B33]+[.$C$11]*[.C33]+[.$D$11]*[.D33]" office:value-type="float" office:value="8922.5" calcext:value-type="float">
            <text:p>8922.5</text:p>
          </table:table-cell>
          <table:table-cell table:number-columns-repeated="1019"/>
        </table:table-row>
        <table:table-row table:style-name="ro1">
          <table:table-cell table:style-name="ce2" office:value-type="string" calcext:value-type="string">
            <text:p>Nuclear Engine</text:p>
          </table:table-cell>
          <table:table-cell table:style-name="ce8" office:value-type="percentage" office:value="2" calcext:value-type="percentage">
            <text:p>200.00%</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11" table:formula="of:=[.$B$11]*[.B34]+[.$C$11]*[.C34]+[.$D$11]*[.D34]" office:value-type="float" office:value="33610" calcext:value-type="float">
            <text:p>33610</text:p>
          </table:table-cell>
          <table:table-cell table:style-name="ce2" office:value-type="string" calcext:value-type="string">
            <text:p>// Don't know how to consider U235 CO2eq</text:p>
          </table:table-cell>
          <table:table-cell table:number-columns-repeated="1018"/>
        </table:table-row>
        <table:table-row table:style-name="ro1">
          <table:table-cell table:style-name="ce2" office:value-type="string" calcext:value-type="string">
            <text:p>Parachute</text:p>
          </table:table-cell>
          <table:table-cell table:number-columns-repeated="2" table:style-name="ce8" office:value-type="percentage" office:value="0" calcext:value-type="percentage">
            <text:p>0.00%</text:p>
          </table:table-cell>
          <table:table-cell table:style-name="ce8" office:value-type="percentage" office:value="1" calcext:value-type="percentage">
            <text:p>100.00%</text:p>
          </table:table-cell>
          <table:table-cell table:style-name="ce11" table:formula="of:=[.$B$11]*[.B35]+[.$C$11]*[.C35]+[.$D$11]*[.D35]" office:value-type="float" office:value="29450" calcext:value-type="float">
            <text:p>29450</text:p>
          </table:table-cell>
          <table:table-cell table:number-columns-repeated="1019"/>
        </table:table-row>
        <table:table-row table:style-name="ro1">
          <table:table-cell table:style-name="ce2" office:value-type="string" calcext:value-type="string">
            <text:p>Pod</text:p>
          </table:table-cell>
          <table:table-cell table:style-name="ce8" office:value-type="percentage" office:value="0.75" calcext:value-type="percentage">
            <text:p>75.00%</text:p>
          </table:table-cell>
          <table:table-cell table:style-name="ce8" office:value-type="percentage" office:value="0.25" calcext:value-type="percentage">
            <text:p>25.00%</text:p>
          </table:table-cell>
          <table:table-cell table:style-name="ce8" office:value-type="percentage" office:value="0" calcext:value-type="percentage">
            <text:p>0.00%</text:p>
          </table:table-cell>
          <table:table-cell table:style-name="ce11" table:formula="of:=[.$B$11]*[.B36]+[.$C$11]*[.C36]+[.$D$11]*[.D36]" office:value-type="float" office:value="14479.89664" calcext:value-type="float">
            <text:p>14479.89664</text:p>
          </table:table-cell>
          <table:table-cell table:number-columns-repeated="1019"/>
        </table:table-row>
        <table:table-row table:style-name="ro1">
          <table:table-cell table:style-name="ce2" office:value-type="string" calcext:value-type="string">
            <text:p>Probe</text:p>
          </table:table-cell>
          <table:table-cell table:style-name="ce8" office:value-type="percentage" office:value="0" calcext:value-type="percentage">
            <text:p>0.00%</text:p>
          </table:table-cell>
          <table:table-cell table:style-name="ce8" office:value-type="percentage" office:value="1" calcext:value-type="percentage">
            <text:p>100.00%</text:p>
          </table:table-cell>
          <table:table-cell table:style-name="ce8" office:value-type="percentage" office:value="0" calcext:value-type="percentage">
            <text:p>0.00%</text:p>
          </table:table-cell>
          <table:table-cell table:style-name="ce11" table:formula="of:=[.$B$11]*[.B37]+[.$C$11]*[.C37]+[.$D$11]*[.D37]" office:value-type="float" office:value="51679.58656" calcext:value-type="float">
            <text:p>51679.58656</text:p>
          </table:table-cell>
          <table:table-cell table:number-columns-repeated="1019"/>
        </table:table-row>
        <table:table-row table:style-name="ro1">
          <table:table-cell table:style-name="ce2" office:value-type="string" calcext:value-type="string">
            <text:p>Radiator</text:p>
          </table:table-cell>
          <table:table-cell table:style-name="ce8" office:value-type="percentage" office:value="0.5" calcext:value-type="percentage">
            <text:p>50.00%</text:p>
          </table:table-cell>
          <table:table-cell table:style-name="ce8" office:value-type="percentage" office:value="0" calcext:value-type="percentage">
            <text:p>0.00%</text:p>
          </table:table-cell>
          <table:table-cell table:style-name="ce8" office:value-type="percentage" office:value="0.5" calcext:value-type="percentage">
            <text:p>50.00%</text:p>
          </table:table-cell>
          <table:table-cell table:style-name="ce11" table:formula="of:=[.$B$11]*[.B38]+[.$C$11]*[.C38]+[.$D$11]*[.D38]" office:value-type="float" office:value="15765" calcext:value-type="float">
            <text:p>15765</text:p>
          </table:table-cell>
          <table:table-cell table:number-columns-repeated="1019"/>
        </table:table-row>
        <table:table-row table:style-name="ro1">
          <table:table-cell table:style-name="ce2" office:value-type="string" calcext:value-type="string">
            <text:p>RCS Thruster</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39]+[.$C$11]*[.C39]+[.$D$11]*[.D39]" office:value-type="float" office:value="2080" calcext:value-type="float">
            <text:p>2080</text:p>
          </table:table-cell>
          <table:table-cell table:number-columns-repeated="1019"/>
        </table:table-row>
        <table:table-row table:style-name="ro1">
          <table:table-cell table:style-name="ce2" office:value-type="string" calcext:value-type="string">
            <text:p>Reaction Wheel</text:p>
          </table:table-cell>
          <table:table-cell table:style-name="ce8" office:value-type="percentage" office:value="0.75" calcext:value-type="percentage">
            <text:p>75.00%</text:p>
          </table:table-cell>
          <table:table-cell table:style-name="ce8" office:value-type="percentage" office:value="0.25" calcext:value-type="percentage">
            <text:p>25.00%</text:p>
          </table:table-cell>
          <table:table-cell table:style-name="ce8" office:value-type="percentage" office:value="0" calcext:value-type="percentage">
            <text:p>0.00%</text:p>
          </table:table-cell>
          <table:table-cell table:style-name="ce11" table:formula="of:=[.$B$11]*[.B40]+[.$C$11]*[.C40]+[.$D$11]*[.D40]" office:value-type="float" office:value="14479.89664" calcext:value-type="float">
            <text:p>14479.89664</text:p>
          </table:table-cell>
          <table:table-cell table:number-columns-repeated="1019"/>
        </table:table-row>
        <table:table-row table:style-name="ro1">
          <table:table-cell table:style-name="ce2" office:value-type="string" calcext:value-type="string">
            <text:p>Robotics</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41]+[.$C$11]*[.C41]+[.$D$11]*[.D41]" office:value-type="float" office:value="2080" calcext:value-type="float">
            <text:p>2080</text:p>
          </table:table-cell>
          <table:table-cell table:number-columns-repeated="1019"/>
        </table:table-row>
        <table:table-row table:style-name="ro1">
          <table:table-cell table:style-name="ce2" office:value-type="string" calcext:value-type="string">
            <text:p>RTG</text:p>
          </table:table-cell>
          <table:table-cell table:style-name="ce8" office:value-type="percentage" office:value="2" calcext:value-type="percentage">
            <text:p>200.00%</text:p>
          </table:table-cell>
          <table:table-cell table:number-columns-repeated="2" table:style-name="ce8" office:value-type="percentage" office:value="0" calcext:value-type="percentage">
            <text:p>0.00%</text:p>
          </table:table-cell>
          <table:table-cell table:style-name="ce11" table:formula="of:=[.$B$11]*[.B42]+[.$C$11]*[.C42]+[.$D$11]*[.D42]" office:value-type="float" office:value="4160" calcext:value-type="float">
            <text:p>4160</text:p>
          </table:table-cell>
          <table:table-cell table:style-name="ce2" office:value-type="string" calcext:value-type="string">
            <text:p>// Same</text:p>
          </table:table-cell>
          <table:table-cell table:number-columns-repeated="1018"/>
        </table:table-row>
        <table:table-row table:style-name="ro1">
          <table:table-cell table:style-name="ce2" office:value-type="string" calcext:value-type="string">
            <text:p>Science Device</text:p>
          </table:table-cell>
          <table:table-cell table:number-columns-repeated="2" table:style-name="ce8" office:value-type="percentage" office:value="0.25" calcext:value-type="percentage">
            <text:p>25.00%</text:p>
          </table:table-cell>
          <table:table-cell table:style-name="ce8" office:value-type="percentage" office:value="0.5" calcext:value-type="percentage">
            <text:p>50.00%</text:p>
          </table:table-cell>
          <table:table-cell table:style-name="ce11" table:formula="of:=[.$B$11]*[.B43]+[.$C$11]*[.C43]+[.$D$11]*[.D43]" office:value-type="float" office:value="28164.89664" calcext:value-type="float">
            <text:p>28164.89664</text:p>
          </table:table-cell>
          <table:table-cell table:number-columns-repeated="1019"/>
        </table:table-row>
        <table:table-row table:style-name="ro1">
          <table:table-cell table:style-name="ce2" office:value-type="string" calcext:value-type="string">
            <text:p>Service Bay</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44]+[.$C$11]*[.C44]+[.$D$11]*[.D44]" office:value-type="float" office:value="2080" calcext:value-type="float">
            <text:p>2080</text:p>
          </table:table-cell>
          <table:table-cell table:number-columns-repeated="1019"/>
        </table:table-row>
        <table:table-row table:style-name="ro1">
          <table:table-cell table:style-name="ce2" office:value-type="string" calcext:value-type="string">
            <text:p>Solar Panel</text:p>
          </table:table-cell>
          <table:table-cell table:number-columns-repeated="2" table:style-name="ce8" office:value-type="percentage" office:value="0.5" calcext:value-type="percentage">
            <text:p>50.00%</text:p>
          </table:table-cell>
          <table:table-cell table:style-name="ce8" office:value-type="percentage" office:value="0" calcext:value-type="percentage">
            <text:p>0.00%</text:p>
          </table:table-cell>
          <table:table-cell table:style-name="ce11" table:formula="of:=[.$B$11]*[.B45]+[.$C$11]*[.C45]+[.$D$11]*[.D45]" office:value-type="float" office:value="26879.79328" calcext:value-type="float">
            <text:p>26879.79328</text:p>
          </table:table-cell>
          <table:table-cell table:number-columns-repeated="1019"/>
        </table:table-row>
        <table:table-row table:style-name="ro1">
          <table:table-cell table:style-name="ce2" office:value-type="string" calcext:value-type="string">
            <text:p>Structural</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46]+[.$C$11]*[.C46]+[.$D$11]*[.D46]" office:value-type="float" office:value="2080" calcext:value-type="float">
            <text:p>2080</text:p>
          </table:table-cell>
          <table:table-cell table:number-columns-repeated="1019"/>
        </table:table-row>
        <table:table-row table:style-name="ro1">
          <table:table-cell table:style-name="ce2" office:value-type="string" calcext:value-type="string">
            <text:p>Tank</text:p>
          </table:table-cell>
          <table:table-cell table:style-name="ce8" office:value-type="percentage" office:value="1" calcext:value-type="percentage">
            <text:p>100.00%</text:p>
          </table:table-cell>
          <table:table-cell table:number-columns-repeated="2" table:style-name="ce8" office:value-type="percentage" office:value="0" calcext:value-type="percentage">
            <text:p>0.00%</text:p>
          </table:table-cell>
          <table:table-cell table:style-name="ce11" table:formula="of:=[.$B$11]*[.B47]+[.$C$11]*[.C47]+[.$D$11]*[.D47]" office:value-type="float" office:value="2080" calcext:value-type="float">
            <text:p>2080</text:p>
          </table:table-cell>
          <table:table-cell table:number-columns-repeated="1019"/>
        </table:table-row>
        <table:table-row table:style-name="ro1">
          <table:table-cell table:style-name="ce2" office:value-type="string" calcext:value-type="string">
            <text:p>Wheel</text:p>
          </table:table-cell>
          <table:table-cell table:style-name="ce8" office:value-type="percentage" office:value="0.75" calcext:value-type="percentage">
            <text:p>75.00%</text:p>
          </table:table-cell>
          <table:table-cell table:style-name="ce8" office:value-type="percentage" office:value="0.25" calcext:value-type="percentage">
            <text:p>25.00%</text:p>
          </table:table-cell>
          <table:table-cell table:style-name="ce8" office:value-type="percentage" office:value="0" calcext:value-type="percentage">
            <text:p>0.00%</text:p>
          </table:table-cell>
          <table:table-cell table:style-name="ce11" table:formula="of:=[.$B$11]*[.B48]+[.$C$11]*[.C48]+[.$D$11]*[.D48]" office:value-type="float" office:value="14479.89664" calcext:value-type="float">
            <text:p>14479.89664</text:p>
          </table:table-cell>
          <table:table-cell table:number-columns-repeated="1019"/>
        </table:table-row>
        <table:table-row table:style-name="ro1">
          <table:table-cell table:style-name="ce2" office:value-type="string" calcext:value-type="string">
            <text:p>Wing</text:p>
          </table:table-cell>
          <table:table-cell table:style-name="ce8" office:value-type="percentage" office:value="0.75" calcext:value-type="percentage">
            <text:p>75.00%</text:p>
          </table:table-cell>
          <table:table-cell table:style-name="ce8" office:value-type="percentage" office:value="0" calcext:value-type="percentage">
            <text:p>0.00%</text:p>
          </table:table-cell>
          <table:table-cell table:style-name="ce8" office:value-type="percentage" office:value="0.25" calcext:value-type="percentage">
            <text:p>25.00%</text:p>
          </table:table-cell>
          <table:table-cell table:style-name="ce11" table:formula="of:=[.$B$11]*[.B49]+[.$C$11]*[.C49]+[.$D$11]*[.D49]" office:value-type="float" office:value="8922.5" calcext:value-type="float">
            <text:p>8922.5</text:p>
          </table:table-cell>
          <table:table-cell table:number-columns-repeated="1019"/>
        </table:table-row>
        <table:table-row table:style-name="ro1" table:number-rows-repeated="945">
          <table:table-cell/>
          <table:table-cell table:style-name="ce6"/>
          <table:table-cell table:number-columns-repeated="2"/>
          <table:table-cell table:style-name="ce15"/>
          <table:table-cell table:number-columns-repeated="1019"/>
        </table:table-row>
        <table:table-row table:style-name="ro2" table:number-rows-repeated="1047581">
          <table:table-cell table:number-columns-repeated="1024"/>
        </table:table-row>
        <table:table-row table:style-name="ro2">
          <table:table-cell table:number-columns-repeated="1024"/>
        </table:table-row>
      </table:table>
      <table:table table:name="CO$ Methodology Ressources" table:style-name="ta2">
        <table:table-column table:style-name="co7" table:number-columns-repeated="2" table:default-cell-style-name="Default"/>
        <table:table-column table:style-name="co8" table:number-columns-repeated="5" table:default-cell-style-name="Default"/>
        <table:table-column table:style-name="co4" table:default-cell-style-name="Default"/>
        <table:table-column table:style-name="co9" table:default-cell-style-name="Default"/>
        <table:table-column table:style-name="co7" table:number-columns-repeated="1015" table:default-cell-style-name="Default"/>
        <table:table-row table:style-name="ro1">
          <table:table-cell table:style-name="ce3" office:value-type="string" calcext:value-type="string">
            <text:p>RESSOURCE</text:p>
          </table:table-cell>
          <table:table-cell table:style-name="ce19" office:value-type="string" calcext:value-type="string">
            <text:p>kgCO2eq per u</text:p>
          </table:table-cell>
          <table:table-cell table:style-name="ce19" office:value-type="string" calcext:value-type="string">
            <text:p>kgCO2eq per kg</text:p>
          </table:table-cell>
          <table:table-cell table:style-name="ce19" office:value-type="string" calcext:value-type="string">
            <text:p>Mass per u</text:p>
          </table:table-cell>
          <table:table-cell table:style-name="ce19" office:value-type="string" calcext:value-type="string">
            <text:p>Density</text:p>
          </table:table-cell>
          <table:table-cell table:style-name="ce19" office:value-type="string" calcext:value-type="string">
            <text:p>Volume of a u</text:p>
          </table:table-cell>
          <table:table-cell table:style-name="ce3" table:number-columns-repeated="25"/>
          <table:table-cell table:number-columns-repeated="993"/>
        </table:table-row>
        <table:table-row table:style-name="ro1">
          <table:table-cell table:style-name="ce3"/>
          <table:table-cell table:style-name="ce19" table:number-columns-repeated="5"/>
          <table:table-cell table:style-name="ce3" table:number-columns-repeated="25"/>
          <table:table-cell table:number-columns-repeated="993"/>
        </table:table-row>
        <table:table-row table:style-name="ro1">
          <table:table-cell table:style-name="ce3" office:value-type="string" calcext:value-type="string">
            <text:p>LiquidFuel</text:p>
          </table:table-cell>
          <table:table-cell table:style-name="ce20" office:value-type="float" office:value="50" calcext:value-type="float">
            <text:p>50</text:p>
          </table:table-cell>
          <table:table-cell table:style-name="ce19" table:number-columns-repeated="2"/>
          <table:table-cell table:style-name="ce19" office:value-type="float" office:value="0.005" calcext:value-type="float">
            <text:p>0.005</text:p>
          </table:table-cell>
          <table:table-cell table:style-name="ce19" office:value-type="float" office:value="5" calcext:value-type="float">
            <text:p>5</text:p>
          </table:table-cell>
          <table:table-cell table:style-name="ce3" office:value-type="string" calcext:value-type="string">
            <text:p>1kg CO2eq per kg</text:p>
          </table:table-cell>
          <table:table-cell table:style-name="ce3" office:value-type="string" calcext:value-type="string">
            <text:p>5kg CO2eq per unit</text:p>
          </table:table-cell>
          <table:table-cell table:style-name="ce3" office:value-type="string" calcext:value-type="string">
            <text:p>Rough approximation from figures on F9 CO2 Costs.</text:p>
          </table:table-cell>
          <table:table-cell table:style-name="ce3" table:number-columns-repeated="22"/>
          <table:table-cell table:number-columns-repeated="993"/>
        </table:table-row>
        <table:table-row table:style-name="ro1">
          <table:table-cell table:style-name="ce3" office:value-type="string" calcext:value-type="string">
            <text:p>Oxydizer</text:p>
          </table:table-cell>
          <table:table-cell table:style-name="ce20" office:value-type="float" office:value="50" calcext:value-type="float">
            <text:p>50</text:p>
          </table:table-cell>
          <table:table-cell table:style-name="ce19" table:number-columns-repeated="2"/>
          <table:table-cell table:style-name="ce19" office:value-type="float" office:value="0.005" calcext:value-type="float">
            <text:p>0.005</text:p>
          </table:table-cell>
          <table:table-cell table:style-name="ce19" office:value-type="float" office:value="5" calcext:value-type="float">
            <text:p>5</text:p>
          </table:table-cell>
          <table:table-cell table:style-name="ce3" office:value-type="string" calcext:value-type="string">
            <text:p>1kg CO2eq per kg</text:p>
          </table:table-cell>
          <table:table-cell table:style-name="ce3" office:value-type="string" calcext:value-type="string">
            <text:p>5kg CO2eq per unit</text:p>
          </table:table-cell>
          <table:table-cell table:style-name="ce3" office:value-type="string" calcext:value-type="string">
            <text:p>We decided to consider all ergols the same but xenon</text:p>
          </table:table-cell>
          <table:table-cell table:style-name="ce3" table:number-columns-repeated="22"/>
          <table:table-cell table:number-columns-repeated="993"/>
        </table:table-row>
        <table:table-row table:style-name="ro1">
          <table:table-cell table:style-name="ce3" office:value-type="string" calcext:value-type="string">
            <text:p>Monopropellant</text:p>
          </table:table-cell>
          <table:table-cell table:style-name="ce20" office:value-type="float" office:value="40" calcext:value-type="float">
            <text:p>40</text:p>
          </table:table-cell>
          <table:table-cell table:style-name="ce19" table:number-columns-repeated="2"/>
          <table:table-cell table:style-name="ce19" office:value-type="float" office:value="0.004" calcext:value-type="float">
            <text:p>0.004</text:p>
          </table:table-cell>
          <table:table-cell table:style-name="ce19" office:value-type="float" office:value="5" calcext:value-type="float">
            <text:p>5</text:p>
          </table:table-cell>
          <table:table-cell table:style-name="ce3" office:value-type="string" calcext:value-type="string">
            <text:p>1kg CO2eq per kg</text:p>
          </table:table-cell>
          <table:table-cell table:style-name="ce3" office:value-type="string" calcext:value-type="string">
            <text:p>5kg CO2eq per unit</text:p>
          </table:table-cell>
          <table:table-cell table:style-name="ce3" table:number-columns-repeated="23"/>
          <table:table-cell table:number-columns-repeated="993"/>
        </table:table-row>
        <table:table-row table:style-name="ro1">
          <table:table-cell table:style-name="ce3" office:value-type="string" calcext:value-type="string">
            <text:p>Xenon</text:p>
          </table:table-cell>
          <table:table-cell table:style-name="ce20" office:value-type="float" office:value="10" calcext:value-type="float">
            <text:p>10</text:p>
          </table:table-cell>
          <table:table-cell table:style-name="ce19" table:number-columns-repeated="2"/>
          <table:table-cell table:style-name="ce19" office:value-type="float" office:value="0.0001" calcext:value-type="float">
            <text:p>0.0001</text:p>
          </table:table-cell>
          <table:table-cell table:style-name="ce19" office:value-type="float" office:value="0.1" calcext:value-type="float">
            <text:p>0.1</text:p>
          </table:table-cell>
          <table:table-cell table:style-name="ce3" office:value-type="string" calcext:value-type="string">
            <text:p>100kg CO2eq per kg</text:p>
          </table:table-cell>
          <table:table-cell table:style-name="ce3"/>
          <table:table-cell table:style-name="ce13"/>
          <table:table-cell table:style-name="ce3" table:number-columns-repeated="22"/>
          <table:table-cell table:number-columns-repeated="993"/>
        </table:table-row>
        <table:table-row table:style-name="ro1">
          <table:table-cell table:style-name="ce18" office:value-type="string" calcext:value-type="string">
            <text:p>SolidFuel</text:p>
          </table:table-cell>
          <table:table-cell table:style-name="ce20" office:value-type="float" office:value="75" calcext:value-type="float">
            <text:p>75</text:p>
          </table:table-cell>
          <table:table-cell table:style-name="ce19" table:number-columns-repeated="2"/>
          <table:table-cell table:style-name="ce19" office:value-type="float" office:value="0.0075" calcext:value-type="float">
            <text:p>0.0075</text:p>
          </table:table-cell>
          <table:table-cell table:style-name="ce19" office:value-type="float" office:value="5" calcext:value-type="float">
            <text:p>5</text:p>
          </table:table-cell>
          <table:table-cell table:style-name="ce3" table:number-columns-repeated="2"/>
          <table:table-cell table:style-name="ce13" office:value-type="string" calcext:value-type="string">
            <text:p>The most widely used solid rocket propellant for space applications consists of ammonium perchlorate (70%), aluminium (16%) and binder (14%).</text:p>
          </table:table-cell>
          <table:table-cell table:style-name="ce3" table:number-columns-repeated="22"/>
          <table:table-cell table:number-columns-repeated="993"/>
        </table:table-row>
        <table:table-row table:style-name="ro1">
          <table:table-cell table:style-name="ce3" office:value-type="string" calcext:value-type="string">
            <text:p>Ore</text:p>
          </table:table-cell>
          <table:table-cell table:style-name="ce19" table:number-columns-repeated="3"/>
          <table:table-cell table:style-name="ce19" office:value-type="float" office:value="0.01" calcext:value-type="float">
            <text:p>0.01</text:p>
          </table:table-cell>
          <table:table-cell table:style-name="ce19" office:value-type="float" office:value="5" calcext:value-type="float">
            <text:p>5</text:p>
          </table:table-cell>
          <table:table-cell table:style-name="ce3" table:number-columns-repeated="25"/>
          <table:table-cell table:number-columns-repeated="993"/>
        </table:table-row>
        <table:table-row table:style-name="ro1">
          <table:table-cell table:style-name="ce3" office:value-type="string" calcext:value-type="string">
            <text:p>Ablator</text:p>
          </table:table-cell>
          <table:table-cell table:style-name="ce19" table:number-columns-repeated="3"/>
          <table:table-cell table:style-name="ce19" office:value-type="float" office:value="0.001" calcext:value-type="float">
            <text:p>0.001</text:p>
          </table:table-cell>
          <table:table-cell table:style-name="ce19" office:value-type="float" office:value="1" calcext:value-type="float">
            <text:p>1</text:p>
          </table:table-cell>
          <table:table-cell table:style-name="ce3" table:number-columns-repeated="25"/>
          <table:table-cell table:number-columns-repeated="993"/>
        </table:table-row>
        <table:table-row table:style-name="ro1" table:number-rows-repeated="991">
          <table:table-cell table:style-name="ce3"/>
          <table:table-cell table:style-name="ce19" table:number-columns-repeated="5"/>
          <table:table-cell table:style-name="ce3" table:number-columns-repeated="25"/>
          <table:table-cell table:number-columns-repeated="993"/>
        </table:table-row>
        <table:table-row table:style-name="ro2" table:number-rows-repeated="1047575">
          <table:table-cell table:number-columns-repeated="1024"/>
        </table:table-row>
        <table:table-row table:style-name="ro2">
          <table:table-cell table:number-columns-repeated="1024"/>
        </table:table-row>
      </table:table>
      <table:table table:name="Parts with CO$"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number-columns-repeated="1017" table:default-cell-style-name="Default"/>
        <table:table-row table:style-name="ro1">
          <table:table-cell table:style-name="ce6" office:value-type="string" calcext:value-type="string">
            <text:p>Filename</text:p>
          </table:table-cell>
          <table:table-cell table:style-name="ce22" office:value-type="string" calcext:value-type="string">
            <text:p>Path</text:p>
          </table:table-cell>
          <table:table-cell table:style-name="ce6" office:value-type="string" calcext:value-type="string">
            <text:p>Price</text:p>
          </table:table-cell>
          <table:table-cell table:style-name="ce28" office:value-type="string" calcext:value-type="string">
            <text:p>Partname</text:p>
          </table:table-cell>
          <table:table-cell table:style-name="ce28" office:value-type="string" calcext:value-type="string">
            <text:p>MOD</text:p>
          </table:table-cell>
          <table:table-cell table:style-name="ce29" office:value-type="string" calcext:value-type="string">
            <text:p>Mass</text:p>
          </table:table-cell>
          <table:table-cell table:style-name="ce33" office:value-type="string" calcext:value-type="string">
            <text:p>PROFILE</text:p>
          </table:table-cell>
          <table:table-cell table:style-name="ce36" office:value-type="string" calcext:value-type="string">
            <text:p>kgCO2eq</text:p>
          </table:table-cell>
          <table:table-cell table:style-name="ce40"/>
          <table:table-cell table:number-columns-repeated="1015"/>
        </table:table-row>
        <table:table-row table:style-name="ro1">
          <table:table-cell table:style-name="ce2" office:value-type="string" calcext:value-type="string">
            <text:p>Mk3-ShuttleAdapter.cfg</text:p>
          </table:table-cell>
          <table:table-cell table:style-name="ce23" office:value-type="string" calcext:value-type="string">
            <text:p>/home/oscar/Downloads/Kspaceconnect/ksp/GameData/Squad/Parts/FuelTank/adapterTanks/Mk3-ShuttleAdapter.cfg</text:p>
          </table:table-cell>
          <table:table-cell table:style-name="ce26" office:value-type="float" office:value="2500" calcext:value-type="float">
            <text:p>2500</text:p>
          </table:table-cell>
          <table:table-cell table:style-name="ce26" office:value-type="string" calcext:value-type="string">
            <text:p>adapterEngines</text:p>
          </table:table-cell>
          <table:table-cell table:style-name="ce26" table:formula="of:=IFERROR(__xludf.dummyfunction(&quot;IF(ISBLANK(B2),&quot;&quot;RESSOURCE&quot;&quot;,REGEXEXTRACT(B2,&quot;&quot;GameData/(\w+)&quot;&quot;))&quot;);&quot;Squad&quot;)" office:value-type="string" office:string-value="Squad" calcext:value-type="string">
            <text:p>Squad</text:p>
          </table:table-cell>
          <table:table-cell table:style-name="ce30" office:value-type="float" office:value="0.7" calcext:value-type="float">
            <text:p>0.7</text:p>
          </table:table-cell>
          <table:table-cell table:style-name="ce34" table:content-validation-name="val1" office:value-type="string" calcext:value-type="string">
            <text:p>Structural</text:p>
          </table:table-cell>
          <table:table-cell table:style-name="ce37" table:formula="of:=IF(IFERROR(SEARCH(&quot;zDeprecated&quot;;[.B2]));-1;[.F2]*VLOOKUP([.G2];[$'CO$ Methodology Parts'.$A$12:.$E$57];5;1))" office:value-type="float" office:value="1456" calcext:value-type="float">
            <text:p>1456</text:p>
          </table:table-cell>
          <table:table-cell table:style-name="ce40"/>
          <table:table-cell table:number-columns-repeated="1015"/>
        </table:table-row>
        <table:table-row table:style-name="ro1">
          <table:table-cell table:style-name="ce2" office:value-type="string" calcext:value-type="string">
            <text:p>adapterLargeSmallBi.cfg</text:p>
          </table:table-cell>
          <table:table-cell table:style-name="ce23" office:value-type="string" calcext:value-type="string">
            <text:p>/home/oscar/Downloads/Kspaceconnect/ksp/GameData/Squad/Parts/Structural/stackAdapters/adapterLargeSmallBi.cfg</text:p>
          </table:table-cell>
          <table:table-cell table:style-name="ce26" office:value-type="float" office:value="400" calcext:value-type="float">
            <text:p>400</text:p>
          </table:table-cell>
          <table:table-cell table:style-name="ce26" office:value-type="string" calcext:value-type="string">
            <text:p>adapterLargeSmallBi</text:p>
          </table:table-cell>
          <table:table-cell table:style-name="ce26" table:formula="of:=IFERROR(__xludf.dummyfunction(&quot;IF(ISBLANK(B3),&quot;&quot;RESSOURCE&quot;&quot;,REGEXEXTRACT(B3,&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3]));-1;[.F3]*VLOOKUP([.G3];[$'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adapterLargeSmallBi.cfg</text:p>
          </table:table-cell>
          <table:table-cell table:style-name="ce23" office:value-type="string" calcext:value-type="string">
            <text:p>/home/oscar/Downloads/Kspaceconnect/ksp/GameData/Squad/zDeprecated/Parts/Structural/adapterLargeSmallBi_v1/adapterLargeSmallBi.cfg</text:p>
          </table:table-cell>
          <table:table-cell table:style-name="ce26" office:value-type="float" office:value="400" calcext:value-type="float">
            <text:p>400</text:p>
          </table:table-cell>
          <table:table-cell table:style-name="ce26" office:value-type="string" calcext:value-type="string">
            <text:p>adapterLargeSmallBi</text:p>
          </table:table-cell>
          <table:table-cell table:style-name="ce26" table:formula="of:=IFERROR(__xludf.dummyfunction(&quot;IF(ISBLANK(B4),&quot;&quot;RESSOURCE&quot;&quot;,REGEXEXTRACT(B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4]));-1;[.F4]*VLOOKUP([.G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adapterLargeSmallQuad.cfg</text:p>
          </table:table-cell>
          <table:table-cell table:style-name="ce23" office:value-type="string" calcext:value-type="string">
            <text:p>/home/oscar/Downloads/Kspaceconnect/ksp/GameData/Squad/Parts/Structural/stackAdapters/adapterLargeSmallQuad.cfg</text:p>
          </table:table-cell>
          <table:table-cell table:style-name="ce26" office:value-type="float" office:value="800" calcext:value-type="float">
            <text:p>800</text:p>
          </table:table-cell>
          <table:table-cell table:style-name="ce26" office:value-type="string" calcext:value-type="string">
            <text:p>adapterLargeSmallQuad</text:p>
          </table:table-cell>
          <table:table-cell table:style-name="ce26" table:formula="of:=IFERROR(__xludf.dummyfunction(&quot;IF(ISBLANK(B5),&quot;&quot;RESSOURCE&quot;&quot;,REGEXEXTRACT(B5,&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tructural</text:p>
          </table:table-cell>
          <table:table-cell table:style-name="ce37" table:formula="of:=IF(IFERROR(SEARCH(&quot;zDeprecated&quot;;[.B5]));-1;[.F5]*VLOOKUP([.G5];[$'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adapterLargeSmallQuad.cfg</text:p>
          </table:table-cell>
          <table:table-cell table:style-name="ce23" office:value-type="string" calcext:value-type="string">
            <text:p>/home/oscar/Downloads/Kspaceconnect/ksp/GameData/Squad/zDeprecated/Parts/Structural/adapterLargeSmallQuad_v1/adapterLargeSmallQuad.cfg</text:p>
          </table:table-cell>
          <table:table-cell table:style-name="ce26" office:value-type="float" office:value="800" calcext:value-type="float">
            <text:p>800</text:p>
          </table:table-cell>
          <table:table-cell table:style-name="ce26" office:value-type="string" calcext:value-type="string">
            <text:p>adapterLargeSmallQuad</text:p>
          </table:table-cell>
          <table:table-cell table:style-name="ce26" table:formula="of:=IFERROR(__xludf.dummyfunction(&quot;IF(ISBLANK(B6),&quot;&quot;RESSOURCE&quot;&quot;,REGEXEXTRACT(B6,&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tructural</text:p>
          </table:table-cell>
          <table:table-cell table:style-name="ce37" table:formula="of:=IF(IFERROR(SEARCH(&quot;zDeprecated&quot;;[.B6]));-1;[.F6]*VLOOKUP([.G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adapterLargeSmallTri.cfg</text:p>
          </table:table-cell>
          <table:table-cell table:style-name="ce23" office:value-type="string" calcext:value-type="string">
            <text:p>/home/oscar/Downloads/Kspaceconnect/ksp/GameData/Squad/Parts/Structural/stackAdapters/adapterLargeSmallTri.cfg</text:p>
          </table:table-cell>
          <table:table-cell table:style-name="ce26" office:value-type="float" office:value="600" calcext:value-type="float">
            <text:p>600</text:p>
          </table:table-cell>
          <table:table-cell table:style-name="ce26" office:value-type="string" calcext:value-type="string">
            <text:p>adapterLargeSmallTri</text:p>
          </table:table-cell>
          <table:table-cell table:style-name="ce26" table:formula="of:=IFERROR(__xludf.dummyfunction(&quot;IF(ISBLANK(B7),&quot;&quot;RESSOURCE&quot;&quot;,REGEXEXTRACT(B7,&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7]));-1;[.F7]*VLOOKUP([.G7];[$'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adapterLargeSmallTri.cfg</text:p>
          </table:table-cell>
          <table:table-cell table:style-name="ce23" office:value-type="string" calcext:value-type="string">
            <text:p>/home/oscar/Downloads/Kspaceconnect/ksp/GameData/Squad/zDeprecated/Parts/Structural/adapterLargeSmallTri_v1/adapterLargeSmallTri.cfg</text:p>
          </table:table-cell>
          <table:table-cell table:style-name="ce26" office:value-type="float" office:value="600" calcext:value-type="float">
            <text:p>600</text:p>
          </table:table-cell>
          <table:table-cell table:style-name="ce26" office:value-type="string" calcext:value-type="string">
            <text:p>adapterLargeSmallTri</text:p>
          </table:table-cell>
          <table:table-cell table:style-name="ce26" table:formula="of:=IFERROR(__xludf.dummyfunction(&quot;IF(ISBLANK(B8),&quot;&quot;RESSOURCE&quot;&quot;,REGEXEXTRACT(B8,&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8]));-1;[.F8]*VLOOKUP([.G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Mk3-Mk2.cfg</text:p>
          </table:table-cell>
          <table:table-cell table:style-name="ce23" office:value-type="string" calcext:value-type="string">
            <text:p>/home/oscar/Downloads/Kspaceconnect/ksp/GameData/Squad/Parts/FuelTank/adapterTanks/Mk3-Mk2.cfg</text:p>
          </table:table-cell>
          <table:table-cell table:style-name="ce26" office:value-type="float" office:value="1282" calcext:value-type="float">
            <text:p>1282</text:p>
          </table:table-cell>
          <table:table-cell table:style-name="ce26" office:value-type="string" calcext:value-type="string">
            <text:p>adapterMk3-Mk2</text:p>
          </table:table-cell>
          <table:table-cell table:style-name="ce26" table:formula="of:=IFERROR(__xludf.dummyfunction(&quot;IF(ISBLANK(B9),&quot;&quot;RESSOURCE&quot;&quot;,REGEXEXTRACT(B9,&quot;&quot;GameData/(\w+)&quot;&quot;))&quot;);&quot;Squad&quot;)" office:value-type="string" office:string-value="Squad" calcext:value-type="string">
            <text:p>Squad</text:p>
          </table:table-cell>
          <table:table-cell table:style-name="ce30" office:value-type="float" office:value="1.43" calcext:value-type="float">
            <text:p>1.43</text:p>
          </table:table-cell>
          <table:table-cell table:style-name="ce34" table:content-validation-name="val1" office:value-type="string" calcext:value-type="string">
            <text:p>Tank</text:p>
          </table:table-cell>
          <table:table-cell table:style-name="ce37" table:formula="of:=IF(IFERROR(SEARCH(&quot;zDeprecated&quot;;[.B9]));-1;[.F9]*VLOOKUP([.G9];[$'CO$ Methodology Parts'.$A$12:.$E$57];5;1))" office:value-type="float" office:value="2974.4" calcext:value-type="float">
            <text:p>2974.4</text:p>
          </table:table-cell>
          <table:table-cell table:style-name="ce40"/>
          <table:table-cell table:number-columns-repeated="1015"/>
        </table:table-row>
        <table:table-row table:style-name="ro1">
          <table:table-cell table:style-name="ce2" office:value-type="string" calcext:value-type="string">
            <text:p>Mk3-Size2.cfg</text:p>
          </table:table-cell>
          <table:table-cell table:style-name="ce23" office:value-type="string" calcext:value-type="string">
            <text:p>/home/oscar/Downloads/Kspaceconnect/ksp/GameData/Squad/Parts/FuelTank/adapterTanks/Mk3-Size2.cfg</text:p>
          </table:table-cell>
          <table:table-cell table:style-name="ce26" office:value-type="float" office:value="1352.5" calcext:value-type="float">
            <text:p>1352.5</text:p>
          </table:table-cell>
          <table:table-cell table:style-name="ce26" office:value-type="string" calcext:value-type="string">
            <text:p>adapterMk3-Size2</text:p>
          </table:table-cell>
          <table:table-cell table:style-name="ce26" table:formula="of:=IFERROR(__xludf.dummyfunction(&quot;IF(ISBLANK(B10),&quot;&quot;RESSOURCE&quot;&quot;,REGEXEXTRACT(B10,&quot;&quot;GameData/(\w+)&quot;&quot;))&quot;);&quot;Squad&quot;)" office:value-type="string" office:string-value="Squad" calcext:value-type="string">
            <text:p>Squad</text:p>
          </table:table-cell>
          <table:table-cell table:style-name="ce30" office:value-type="float" office:value="1.79" calcext:value-type="float">
            <text:p>1.79</text:p>
          </table:table-cell>
          <table:table-cell table:style-name="ce34" table:content-validation-name="val1" office:value-type="string" calcext:value-type="string">
            <text:p>Tank</text:p>
          </table:table-cell>
          <table:table-cell table:style-name="ce37" table:formula="of:=IF(IFERROR(SEARCH(&quot;zDeprecated&quot;;[.B10]));-1;[.F10]*VLOOKUP([.G10];[$'CO$ Methodology Parts'.$A$12:.$E$57];5;1))" office:value-type="float" office:value="3723.2" calcext:value-type="float">
            <text:p>3723.2</text:p>
          </table:table-cell>
          <table:table-cell table:style-name="ce40"/>
          <table:table-cell table:number-columns-repeated="1015"/>
        </table:table-row>
        <table:table-row table:style-name="ro1">
          <table:table-cell table:style-name="ce2" office:value-type="string" calcext:value-type="string">
            <text:p>Mk3-Size2Slant.cfg</text:p>
          </table:table-cell>
          <table:table-cell table:style-name="ce23" office:value-type="string" calcext:value-type="string">
            <text:p>/home/oscar/Downloads/Kspaceconnect/ksp/GameData/Squad/Parts/FuelTank/adapterTanks/Mk3-Size2Slant.cfg</text:p>
          </table:table-cell>
          <table:table-cell table:style-name="ce26" office:value-type="float" office:value="1352.5" calcext:value-type="float">
            <text:p>1352.5</text:p>
          </table:table-cell>
          <table:table-cell table:style-name="ce26" office:value-type="string" calcext:value-type="string">
            <text:p>adapterMk3-Size2Slant</text:p>
          </table:table-cell>
          <table:table-cell table:style-name="ce26" table:formula="of:=IFERROR(__xludf.dummyfunction(&quot;IF(ISBLANK(B11),&quot;&quot;RESSOURCE&quot;&quot;,REGEXEXTRACT(B11,&quot;&quot;GameData/(\w+)&quot;&quot;))&quot;);&quot;Squad&quot;)" office:value-type="string" office:string-value="Squad" calcext:value-type="string">
            <text:p>Squad</text:p>
          </table:table-cell>
          <table:table-cell table:style-name="ce30" office:value-type="float" office:value="1.79" calcext:value-type="float">
            <text:p>1.79</text:p>
          </table:table-cell>
          <table:table-cell table:style-name="ce34" table:content-validation-name="val1" office:value-type="string" calcext:value-type="string">
            <text:p>Tank</text:p>
          </table:table-cell>
          <table:table-cell table:style-name="ce37" table:formula="of:=IF(IFERROR(SEARCH(&quot;zDeprecated&quot;;[.B11]));-1;[.F11]*VLOOKUP([.G11];[$'CO$ Methodology Parts'.$A$12:.$E$57];5;1))" office:value-type="float" office:value="3723.2" calcext:value-type="float">
            <text:p>3723.2</text:p>
          </table:table-cell>
          <table:table-cell table:style-name="ce40"/>
          <table:table-cell table:number-columns-repeated="1015"/>
        </table:table-row>
        <table:table-row table:style-name="ro1">
          <table:table-cell table:style-name="ce2" office:value-type="string" calcext:value-type="string">
            <text:p>Size2-Mk2.cfg</text:p>
          </table:table-cell>
          <table:table-cell table:style-name="ce23" office:value-type="string" calcext:value-type="string">
            <text:p>/home/oscar/Downloads/Kspaceconnect/ksp/GameData/Squad/Parts/FuelTank/adapterTanks/Size2-Mk2.cfg</text:p>
          </table:table-cell>
          <table:table-cell table:style-name="ce26" office:value-type="float" office:value="432.8" calcext:value-type="float">
            <text:p>432.8</text:p>
          </table:table-cell>
          <table:table-cell table:style-name="ce26" office:value-type="string" calcext:value-type="string">
            <text:p>adapterSize2-Mk2</text:p>
          </table:table-cell>
          <table:table-cell table:style-name="ce26" table:formula="of:=IFERROR(__xludf.dummyfunction(&quot;IF(ISBLANK(B12),&quot;&quot;RESSOURCE&quot;&quot;,REGEXEXTRACT(B12,&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12]));-1;[.F12]*VLOOKUP([.G12];[$'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Size2-Size1.cfg</text:p>
          </table:table-cell>
          <table:table-cell table:style-name="ce23" office:value-type="string" calcext:value-type="string">
            <text:p>/home/oscar/Downloads/Kspaceconnect/ksp/GameData/Squad/Parts/FuelTank/adapterTanks/Size2-Size1.cfg</text:p>
          </table:table-cell>
          <table:table-cell table:style-name="ce26" office:value-type="float" office:value="432.8" calcext:value-type="float">
            <text:p>432.8</text:p>
          </table:table-cell>
          <table:table-cell table:style-name="ce26" office:value-type="string" calcext:value-type="string">
            <text:p>adapterSize2-Size1</text:p>
          </table:table-cell>
          <table:table-cell table:style-name="ce26" table:formula="of:=IFERROR(__xludf.dummyfunction(&quot;IF(ISBLANK(B13),&quot;&quot;RESSOURCE&quot;&quot;,REGEXEXTRACT(B13,&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13]));-1;[.F13]*VLOOKUP([.G13];[$'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Size2-Size1Slant.cfg</text:p>
          </table:table-cell>
          <table:table-cell table:style-name="ce23" office:value-type="string" calcext:value-type="string">
            <text:p>/home/oscar/Downloads/Kspaceconnect/ksp/GameData/Squad/Parts/FuelTank/adapterTanks/Size2-Size1Slant.cfg</text:p>
          </table:table-cell>
          <table:table-cell table:style-name="ce26" office:value-type="float" office:value="432.8" calcext:value-type="float">
            <text:p>432.8</text:p>
          </table:table-cell>
          <table:table-cell table:style-name="ce26" office:value-type="string" calcext:value-type="string">
            <text:p>adapterSize2-Size1Slant</text:p>
          </table:table-cell>
          <table:table-cell table:style-name="ce26" table:formula="of:=IFERROR(__xludf.dummyfunction(&quot;IF(ISBLANK(B14),&quot;&quot;RESSOURCE&quot;&quot;,REGEXEXTRACT(B14,&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14]));-1;[.F14]*VLOOKUP([.G14];[$'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Size3-Mk3.cfg</text:p>
          </table:table-cell>
          <table:table-cell table:style-name="ce23" office:value-type="string" calcext:value-type="string">
            <text:p>/home/oscar/Downloads/Kspaceconnect/ksp/GameData/Squad/Parts/FuelTank/adapterTanks/Size3-Mk3.cfg</text:p>
          </table:table-cell>
          <table:table-cell table:style-name="ce26" office:value-type="float" office:value="1352.5" calcext:value-type="float">
            <text:p>1352.5</text:p>
          </table:table-cell>
          <table:table-cell table:style-name="ce26" office:value-type="string" calcext:value-type="string">
            <text:p>adapterSize3-Mk3</text:p>
          </table:table-cell>
          <table:table-cell table:style-name="ce26" table:formula="of:=IFERROR(__xludf.dummyfunction(&quot;IF(ISBLANK(B15),&quot;&quot;RESSOURCE&quot;&quot;,REGEXEXTRACT(B15,&quot;&quot;GameData/(\w+)&quot;&quot;))&quot;);&quot;Squad&quot;)" office:value-type="string" office:string-value="Squad" calcext:value-type="string">
            <text:p>Squad</text:p>
          </table:table-cell>
          <table:table-cell table:style-name="ce30" office:value-type="float" office:value="1.79" calcext:value-type="float">
            <text:p>1.79</text:p>
          </table:table-cell>
          <table:table-cell table:style-name="ce34" table:content-validation-name="val1" office:value-type="string" calcext:value-type="string">
            <text:p>Tank</text:p>
          </table:table-cell>
          <table:table-cell table:style-name="ce37" table:formula="of:=IF(IFERROR(SEARCH(&quot;zDeprecated&quot;;[.B15]));-1;[.F15]*VLOOKUP([.G15];[$'CO$ Methodology Parts'.$A$12:.$E$57];5;1))" office:value-type="float" office:value="3723.2" calcext:value-type="float">
            <text:p>3723.2</text:p>
          </table:table-cell>
          <table:table-cell table:style-name="ce40"/>
          <table:table-cell table:number-columns-repeated="1015"/>
        </table:table-row>
        <table:table-row table:style-name="ro1">
          <table:table-cell table:style-name="ce2" office:value-type="string" calcext:value-type="string">
            <text:p>adapterSmallMiniShort.cfg</text:p>
          </table:table-cell>
          <table:table-cell table:style-name="ce23" office:value-type="string" calcext:value-type="string">
            <text:p>/home/oscar/Downloads/Kspaceconnect/ksp/GameData/Squad/Parts/Structural/FLAdapters/adapterSmallMiniShort.cfg</text:p>
          </table:table-cell>
          <table:table-cell table:style-name="ce26" office:value-type="float" office:value="100" calcext:value-type="float">
            <text:p>100</text:p>
          </table:table-cell>
          <table:table-cell table:style-name="ce26" office:value-type="string" calcext:value-type="string">
            <text:p>adapterSmallMiniShort</text:p>
          </table:table-cell>
          <table:table-cell table:style-name="ce26" table:formula="of:=IFERROR(__xludf.dummyfunction(&quot;IF(ISBLANK(B16),&quot;&quot;RESSOURCE&quot;&quot;,REGEXEXTRACT(B16,&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16]));-1;[.F16]*VLOOKUP([.G16];[$'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adapterSmallMiniShort.cfg</text:p>
          </table:table-cell>
          <table:table-cell table:style-name="ce23" office:value-type="string" calcext:value-type="string">
            <text:p>/home/oscar/Downloads/Kspaceconnect/ksp/GameData/Squad/zDeprecated/Parts/Structural/adapterSmallMiniShort_v1/adapterSmallMiniShort.cfg</text:p>
          </table:table-cell>
          <table:table-cell table:style-name="ce26" office:value-type="float" office:value="100" calcext:value-type="float">
            <text:p>100</text:p>
          </table:table-cell>
          <table:table-cell table:style-name="ce26" office:value-type="string" calcext:value-type="string">
            <text:p>adapterSmallMiniShort</text:p>
          </table:table-cell>
          <table:table-cell table:style-name="ce26" table:formula="of:=IFERROR(__xludf.dummyfunction(&quot;IF(ISBLANK(B17),&quot;&quot;RESSOURCE&quot;&quot;,REGEXEXTRACT(B17,&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17]));-1;[.F17]*VLOOKUP([.G1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adapterSmallMiniTall.cfg</text:p>
          </table:table-cell>
          <table:table-cell table:style-name="ce23" office:value-type="string" calcext:value-type="string">
            <text:p>/home/oscar/Downloads/Kspaceconnect/ksp/GameData/Squad/Parts/Structural/FLAdapters/adapterSmallMiniTall.cfg</text:p>
          </table:table-cell>
          <table:table-cell table:style-name="ce26" office:value-type="float" office:value="150" calcext:value-type="float">
            <text:p>150</text:p>
          </table:table-cell>
          <table:table-cell table:style-name="ce26" office:value-type="string" calcext:value-type="string">
            <text:p>adapterSmallMiniTall</text:p>
          </table:table-cell>
          <table:table-cell table:style-name="ce26" table:formula="of:=IFERROR(__xludf.dummyfunction(&quot;IF(ISBLANK(B18),&quot;&quot;RESSOURCE&quot;&quot;,REGEXEXTRACT(B18,&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18]));-1;[.F18]*VLOOKUP([.G18];[$'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adapterSmallMiniTall.cfg</text:p>
          </table:table-cell>
          <table:table-cell table:style-name="ce23" office:value-type="string" calcext:value-type="string">
            <text:p>/home/oscar/Downloads/Kspaceconnect/ksp/GameData/Squad/zDeprecated/Parts/Structural/adapterSmallMiniTall_v1/adapterSmallMiniTall.cfg</text:p>
          </table:table-cell>
          <table:table-cell table:style-name="ce26" office:value-type="float" office:value="150" calcext:value-type="float">
            <text:p>150</text:p>
          </table:table-cell>
          <table:table-cell table:style-name="ce26" office:value-type="string" calcext:value-type="string">
            <text:p>adapterSmallMiniTall</text:p>
          </table:table-cell>
          <table:table-cell table:style-name="ce26" table:formula="of:=IFERROR(__xludf.dummyfunction(&quot;IF(ISBLANK(B19),&quot;&quot;RESSOURCE&quot;&quot;,REGEXEXTRACT(B19,&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19]));-1;[.F19]*VLOOKUP([.G1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advancedCanard.cfg</text:p>
          </table:table-cell>
          <table:table-cell table:style-name="ce23" office:value-type="string" calcext:value-type="string">
            <text:p>/home/oscar/Downloads/Kspaceconnect/ksp/GameData/Squad/Parts/Aero/airplaneFins/advancedCanard.cfg</text:p>
          </table:table-cell>
          <table:table-cell table:style-name="ce26" office:value-type="float" office:value="800" calcext:value-type="float">
            <text:p>800</text:p>
          </table:table-cell>
          <table:table-cell table:style-name="ce26" office:value-type="string" calcext:value-type="string">
            <text:p>AdvancedCanard</text:p>
          </table:table-cell>
          <table:table-cell table:style-name="ce26" table:formula="of:=IFERROR(__xludf.dummyfunction(&quot;IF(ISBLANK(B20),&quot;&quot;RESSOURCE&quot;&quot;,REGEXEXTRACT(B20,&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Wing</text:p>
          </table:table-cell>
          <table:table-cell table:style-name="ce37" table:formula="of:=IF(IFERROR(SEARCH(&quot;zDeprecated&quot;;[.B20]));-1;[.F20]*VLOOKUP([.G20];[$'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inlineAdvancedStabilizer.cfg</text:p>
          </table:table-cell>
          <table:table-cell table:style-name="ce23" office:value-type="string" calcext:value-type="string">
            <text:p>/home/oscar/Downloads/Kspaceconnect/ksp/GameData/Squad/Parts/Command/inlineAdvancedStabilizer/inlineAdvancedStabilizer.cfg</text:p>
          </table:table-cell>
          <table:table-cell table:style-name="ce26" office:value-type="float" office:value="1200" calcext:value-type="float">
            <text:p>1200</text:p>
          </table:table-cell>
          <table:table-cell table:style-name="ce26" office:value-type="string" calcext:value-type="string">
            <text:p>advSasModule</text:p>
          </table:table-cell>
          <table:table-cell table:style-name="ce26" table:formula="of:=IFERROR(__xludf.dummyfunction(&quot;IF(ISBLANK(B21),&quot;&quot;RESSOURCE&quot;&quot;,REGEXEXTRACT(B2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21]));-1;[.F21]*VLOOKUP([.G21];[$'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Airbrake.cfg</text:p>
          </table:table-cell>
          <table:table-cell table:style-name="ce23" office:value-type="string" calcext:value-type="string">
            <text:p>/home/oscar/Downloads/Kspaceconnect/ksp/GameData/Squad/Parts/Aero/airbrake/Airbrake.cfg</text:p>
          </table:table-cell>
          <table:table-cell table:style-name="ce26" office:value-type="float" office:value="1000" calcext:value-type="float">
            <text:p>1000</text:p>
          </table:table-cell>
          <table:table-cell table:style-name="ce26" office:value-type="string" calcext:value-type="string">
            <text:p>airbrake1</text:p>
          </table:table-cell>
          <table:table-cell table:style-name="ce26" table:formula="of:=IFERROR(__xludf.dummyfunction(&quot;IF(ISBLANK(B22),&quot;&quot;RESSOURCE&quot;&quot;,REGEXEXTRACT(B22,&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22]));-1;[.F22]*VLOOKUP([.G22];[$'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ControlSurface.cfg</text:p>
          </table:table-cell>
          <table:table-cell table:style-name="ce23" office:value-type="string" calcext:value-type="string">
            <text:p>/home/oscar/Downloads/Kspaceconnect/ksp/GameData/Squad/Parts/Aero/airlinerWings/ControlSurface.cfg</text:p>
          </table:table-cell>
          <table:table-cell table:style-name="ce26" office:value-type="float" office:value="800" calcext:value-type="float">
            <text:p>800</text:p>
          </table:table-cell>
          <table:table-cell table:style-name="ce26" office:value-type="string" calcext:value-type="string">
            <text:p>airlinerCtrlSrf</text:p>
          </table:table-cell>
          <table:table-cell table:style-name="ce26" table:formula="of:=IFERROR(__xludf.dummyfunction(&quot;IF(ISBLANK(B23),&quot;&quot;RESSOURCE&quot;&quot;,REGEXEXTRACT(B23,&quot;&quot;GameData/(\w+)&quot;&quot;))&quot;);&quot;Squad&quot;)" office:value-type="string" office:string-value="Squad" calcext:value-type="string">
            <text:p>Squad</text:p>
          </table:table-cell>
          <table:table-cell table:style-name="ce30" office:value-type="float" office:value="0.17" calcext:value-type="float">
            <text:p>0.17</text:p>
          </table:table-cell>
          <table:table-cell table:style-name="ce34" table:content-validation-name="val1" office:value-type="string" calcext:value-type="string">
            <text:p>Wing</text:p>
          </table:table-cell>
          <table:table-cell table:style-name="ce37" table:formula="of:=IF(IFERROR(SEARCH(&quot;zDeprecated&quot;;[.B23]));-1;[.F23]*VLOOKUP([.G23];[$'CO$ Methodology Parts'.$A$12:.$E$57];5;1))" office:value-type="float" office:value="1516.825" calcext:value-type="float">
            <text:p>1516.825</text:p>
          </table:table-cell>
          <table:table-cell table:style-name="ce40"/>
          <table:table-cell table:number-columns-repeated="1015"/>
        </table:table-row>
        <table:table-row table:style-name="ro1">
          <table:table-cell table:style-name="ce2" office:value-type="string" calcext:value-type="string">
            <text:p>MainWing.cfg</text:p>
          </table:table-cell>
          <table:table-cell table:style-name="ce23" office:value-type="string" calcext:value-type="string">
            <text:p>/home/oscar/Downloads/Kspaceconnect/ksp/GameData/Squad/Parts/Aero/airlinerWings/MainWing.cfg</text:p>
          </table:table-cell>
          <table:table-cell table:style-name="ce26" office:value-type="float" office:value="2320" calcext:value-type="float">
            <text:p>2320</text:p>
          </table:table-cell>
          <table:table-cell table:style-name="ce26" office:value-type="string" calcext:value-type="string">
            <text:p>airlinerMainWing</text:p>
          </table:table-cell>
          <table:table-cell table:style-name="ce26" table:formula="of:=IFERROR(__xludf.dummyfunction(&quot;IF(ISBLANK(B24),&quot;&quot;RESSOURCE&quot;&quot;,REGEXEXTRACT(B24,&quot;&quot;GameData/(\w+)&quot;&quot;))&quot;);&quot;Squad&quot;)" office:value-type="string" office:string-value="Squad" calcext:value-type="string">
            <text:p>Squad</text:p>
          </table:table-cell>
          <table:table-cell table:style-name="ce30" office:value-type="float" office:value="0.78" calcext:value-type="float">
            <text:p>0.78</text:p>
          </table:table-cell>
          <table:table-cell table:style-name="ce34" table:content-validation-name="val1" office:value-type="string" calcext:value-type="string">
            <text:p>Wing</text:p>
          </table:table-cell>
          <table:table-cell table:style-name="ce37" table:formula="of:=IF(IFERROR(SEARCH(&quot;zDeprecated&quot;;[.B24]));-1;[.F24]*VLOOKUP([.G24];[$'CO$ Methodology Parts'.$A$12:.$E$57];5;1))" office:value-type="float" office:value="6959.55" calcext:value-type="float">
            <text:p>6959.55</text:p>
          </table:table-cell>
          <table:table-cell table:style-name="ce40"/>
          <table:table-cell table:number-columns-repeated="1015"/>
        </table:table-row>
        <table:table-row table:style-name="ro1">
          <table:table-cell table:style-name="ce2" office:value-type="string" calcext:value-type="string">
            <text:p>TailFin.cfg</text:p>
          </table:table-cell>
          <table:table-cell table:style-name="ce23" office:value-type="string" calcext:value-type="string">
            <text:p>/home/oscar/Downloads/Kspaceconnect/ksp/GameData/Squad/Parts/Aero/airlinerWings/TailFin.cfg</text:p>
          </table:table-cell>
          <table:table-cell table:style-name="ce26" office:value-type="float" office:value="1000" calcext:value-type="float">
            <text:p>1000</text:p>
          </table:table-cell>
          <table:table-cell table:style-name="ce26" office:value-type="string" calcext:value-type="string">
            <text:p>airlinerTailFin</text:p>
          </table:table-cell>
          <table:table-cell table:style-name="ce26" table:formula="of:=IFERROR(__xludf.dummyfunction(&quot;IF(ISBLANK(B25),&quot;&quot;RESSOURCE&quot;&quot;,REGEXEXTRACT(B25,&quot;&quot;GameData/(\w+)&quot;&quot;))&quot;);&quot;Squad&quot;)" office:value-type="string" office:string-value="Squad" calcext:value-type="string">
            <text:p>Squad</text:p>
          </table:table-cell>
          <table:table-cell table:style-name="ce30" office:value-type="float" office:value="0.36" calcext:value-type="float">
            <text:p>0.36</text:p>
          </table:table-cell>
          <table:table-cell table:style-name="ce34" table:content-validation-name="val1" office:value-type="string" calcext:value-type="string">
            <text:p>Wing</text:p>
          </table:table-cell>
          <table:table-cell table:style-name="ce37" table:formula="of:=IF(IFERROR(SEARCH(&quot;zDeprecated&quot;;[.B25]));-1;[.F25]*VLOOKUP([.G25];[$'CO$ Methodology Parts'.$A$12:.$E$57];5;1))" office:value-type="float" office:value="3212.1" calcext:value-type="float">
            <text:p>3212.1</text:p>
          </table:table-cell>
          <table:table-cell table:style-name="ce40"/>
          <table:table-cell table:number-columns-repeated="1015"/>
        </table:table-row>
        <table:table-row table:style-name="ro1">
          <table:table-cell table:style-name="ce2" office:value-type="string" calcext:value-type="string">
            <text:p>tailConnectorA.cfg</text:p>
          </table:table-cell>
          <table:table-cell table:style-name="ce23" office:value-type="string" calcext:value-type="string">
            <text:p>/home/oscar/Downloads/Kspaceconnect/ksp/GameData/Squad/Parts/Aero/cones/tailConnectorA.cfg</text:p>
          </table:table-cell>
          <table:table-cell table:style-name="ce26" office:value-type="float" office:value="675" calcext:value-type="float">
            <text:p>675</text:p>
          </table:table-cell>
          <table:table-cell table:style-name="ce26" office:value-type="string" calcext:value-type="string">
            <text:p>airplaneTail</text:p>
          </table:table-cell>
          <table:table-cell table:style-name="ce26" table:formula="of:=IFERROR(__xludf.dummyfunction(&quot;IF(ISBLANK(B26),&quot;&quot;RESSOURCE&quot;&quot;,REGEXEXTRACT(B26,&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Nosecone</text:p>
          </table:table-cell>
          <table:table-cell table:style-name="ce37" table:formula="of:=IF(IFERROR(SEARCH(&quot;zDeprecated&quot;;[.B26]));-1;[.F26]*VLOOKUP([.G26];[$'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tailConnectorB.cfg</text:p>
          </table:table-cell>
          <table:table-cell table:style-name="ce23" office:value-type="string" calcext:value-type="string">
            <text:p>/home/oscar/Downloads/Kspaceconnect/ksp/GameData/Squad/Parts/Aero/cones/tailConnectorB.cfg</text:p>
          </table:table-cell>
          <table:table-cell table:style-name="ce26" office:value-type="float" office:value="675" calcext:value-type="float">
            <text:p>675</text:p>
          </table:table-cell>
          <table:table-cell table:style-name="ce26" office:value-type="string" calcext:value-type="string">
            <text:p>airplaneTailB</text:p>
          </table:table-cell>
          <table:table-cell table:style-name="ce26" table:formula="of:=IFERROR(__xludf.dummyfunction(&quot;IF(ISBLANK(B27),&quot;&quot;RESSOURCE&quot;&quot;,REGEXEXTRACT(B27,&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Nosecone</text:p>
          </table:table-cell>
          <table:table-cell table:style-name="ce37" table:formula="of:=IF(IFERROR(SEARCH(&quot;zDeprecated&quot;;[.B27]));-1;[.F27]*VLOOKUP([.G27];[$'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airIntakeRadialXM-G50.cfg</text:p>
          </table:table-cell>
          <table:table-cell table:style-name="ce23" office:value-type="string" calcext:value-type="string">
            <text:p>/home/oscar/Downloads/Kspaceconnect/ksp/GameData/Squad/Parts/Aero/airIntakeRadialXM-G50/airIntakeRadialXM-G50.cfg</text:p>
          </table:table-cell>
          <table:table-cell table:style-name="ce26" office:value-type="float" office:value="250" calcext:value-type="float">
            <text:p>250</text:p>
          </table:table-cell>
          <table:table-cell table:style-name="ce26" office:value-type="string" calcext:value-type="string">
            <text:p>airScoop</text:p>
          </table:table-cell>
          <table:table-cell table:style-name="ce26" table:formula="of:=IFERROR(__xludf.dummyfunction(&quot;IF(ISBLANK(B28),&quot;&quot;RESSOURCE&quot;&quot;,REGEXEXTRACT(B28,&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Intake</text:p>
          </table:table-cell>
          <table:table-cell table:style-name="ce37" table:formula="of:=IF(IFERROR(SEARCH(&quot;zDeprecated&quot;;[.B28]));-1;[.F28]*VLOOKUP([.G28];[$'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advSasModuleLarge.cfg</text:p>
          </table:table-cell>
          <table:table-cell table:style-name="ce23" office:value-type="string" calcext:value-type="string">
            <text:p>/home/oscar/Downloads/Kspaceconnect/ksp/GameData/Squad/Parts/Command/advancedSasModuleLarge/advSasModuleLarge.cfg</text:p>
          </table:table-cell>
          <table:table-cell table:style-name="ce26" office:value-type="float" office:value="2100" calcext:value-type="float">
            <text:p>2100</text:p>
          </table:table-cell>
          <table:table-cell table:style-name="ce26" office:value-type="string" calcext:value-type="string">
            <text:p>asasmodule1-2</text:p>
          </table:table-cell>
          <table:table-cell table:style-name="ce26" table:formula="of:=IFERROR(__xludf.dummyfunction(&quot;IF(ISBLANK(B29),&quot;&quot;RESSOURCE&quot;&quot;,REGEXEXTRACT(B29,&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Probe</text:p>
          </table:table-cell>
          <table:table-cell table:style-name="ce37" table:formula="of:=IF(IFERROR(SEARCH(&quot;zDeprecated&quot;;[.B29]));-1;[.F29]*VLOOKUP([.G29];[$'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avionicsNoseCone.cfg</text:p>
          </table:table-cell>
          <table:table-cell table:style-name="ce23" office:value-type="string" calcext:value-type="string">
            <text:p>/home/oscar/Downloads/Kspaceconnect/ksp/GameData/Squad/Parts/Aero/cones/avionicsNoseCone.cfg</text:p>
          </table:table-cell>
          <table:table-cell table:style-name="ce26" office:value-type="float" office:value="5200" calcext:value-type="float">
            <text:p>5200</text:p>
          </table:table-cell>
          <table:table-cell table:style-name="ce26" office:value-type="string" calcext:value-type="string">
            <text:p>avionicsNoseCone</text:p>
          </table:table-cell>
          <table:table-cell table:style-name="ce26" table:formula="of:=IFERROR(__xludf.dummyfunction(&quot;IF(ISBLANK(B30),&quot;&quot;RESSOURCE&quot;&quot;,REGEXEXTRACT(B30,&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Nosecone</text:p>
          </table:table-cell>
          <table:table-cell table:style-name="ce37" table:formula="of:=IF(IFERROR(SEARCH(&quot;zDeprecated&quot;;[.B30]));-1;[.F30]*VLOOKUP([.G30];[$'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basicFin.cfg</text:p>
          </table:table-cell>
          <table:table-cell table:style-name="ce23" office:value-type="string" calcext:value-type="string">
            <text:p>/home/oscar/Downloads/Kspaceconnect/ksp/GameData/Squad/Parts/Aero/basicFin/basicFin.cfg</text:p>
          </table:table-cell>
          <table:table-cell table:style-name="ce26" office:value-type="float" office:value="25" calcext:value-type="float">
            <text:p>25</text:p>
          </table:table-cell>
          <table:table-cell table:style-name="ce26" office:value-type="string" calcext:value-type="string">
            <text:p>basicFin</text:p>
          </table:table-cell>
          <table:table-cell table:style-name="ce26" table:formula="of:=IFERROR(__xludf.dummyfunction(&quot;IF(ISBLANK(B31),&quot;&quot;RESSOURCE&quot;&quot;,REGEXEXTRACT(B31,&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Wing</text:p>
          </table:table-cell>
          <table:table-cell table:style-name="ce37" table:formula="of:=IF(IFERROR(SEARCH(&quot;zDeprecated&quot;;[.B31]));-1;[.F31]*VLOOKUP([.G31];[$'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z-1kBattery.cfg</text:p>
          </table:table-cell>
          <table:table-cell table:style-name="ce23" office:value-type="string" calcext:value-type="string">
            <text:p>/home/oscar/Downloads/Kspaceconnect/ksp/GameData/Squad/Parts/Electrical/z-1kBattery/z-1kBattery.cfg</text:p>
          </table:table-cell>
          <table:table-cell table:style-name="ce26" office:value-type="float" office:value="880" calcext:value-type="float">
            <text:p>880</text:p>
          </table:table-cell>
          <table:table-cell table:style-name="ce26" office:value-type="string" calcext:value-type="string">
            <text:p>batteryBank</text:p>
          </table:table-cell>
          <table:table-cell table:style-name="ce26" table:formula="of:=IFERROR(__xludf.dummyfunction(&quot;IF(ISBLANK(B32),&quot;&quot;RESSOURCE&quot;&quot;,REGEXEXTRACT(B32,&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Battery</text:p>
          </table:table-cell>
          <table:table-cell table:style-name="ce37" table:formula="of:=IF(IFERROR(SEARCH(&quot;zDeprecated&quot;;[.B32]));-1;[.F32]*VLOOKUP([.G32];[$'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z-4kBattery.cfg</text:p>
          </table:table-cell>
          <table:table-cell table:style-name="ce23" office:value-type="string" calcext:value-type="string">
            <text:p>/home/oscar/Downloads/Kspaceconnect/ksp/GameData/Squad/Parts/Electrical/z-4kBattery/z-4kBattery.cfg</text:p>
          </table:table-cell>
          <table:table-cell table:style-name="ce26" office:value-type="float" office:value="4500" calcext:value-type="float">
            <text:p>4500</text:p>
          </table:table-cell>
          <table:table-cell table:style-name="ce26" office:value-type="string" calcext:value-type="string">
            <text:p>batteryBankLarge</text:p>
          </table:table-cell>
          <table:table-cell table:style-name="ce26" table:formula="of:=IFERROR(__xludf.dummyfunction(&quot;IF(ISBLANK(B33),&quot;&quot;RESSOURCE&quot;&quot;,REGEXEXTRACT(B33,&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Battery</text:p>
          </table:table-cell>
          <table:table-cell table:style-name="ce37" table:formula="of:=IF(IFERROR(SEARCH(&quot;zDeprecated&quot;;[.B33]));-1;[.F33]*VLOOKUP([.G33];[$'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z-200Battery.cfg</text:p>
          </table:table-cell>
          <table:table-cell table:style-name="ce23" office:value-type="string" calcext:value-type="string">
            <text:p>/home/oscar/Downloads/Kspaceconnect/ksp/GameData/Squad/Parts/Electrical/z-200Battery/z-200Battery.cfg</text:p>
          </table:table-cell>
          <table:table-cell table:style-name="ce26" office:value-type="float" office:value="360" calcext:value-type="float">
            <text:p>360</text:p>
          </table:table-cell>
          <table:table-cell table:style-name="ce26" office:value-type="string" calcext:value-type="string">
            <text:p>batteryBankMini</text:p>
          </table:table-cell>
          <table:table-cell table:style-name="ce26" table:formula="of:=IFERROR(__xludf.dummyfunction(&quot;IF(ISBLANK(B34),&quot;&quot;RESSOURCE&quot;&quot;,REGEXEXTRACT(B34,&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Battery</text:p>
          </table:table-cell>
          <table:table-cell table:style-name="ce37" table:formula="of:=IF(IFERROR(SEARCH(&quot;zDeprecated&quot;;[.B34]));-1;[.F34]*VLOOKUP([.G34];[$'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z-100Battery.cfg</text:p>
          </table:table-cell>
          <table:table-cell table:style-name="ce23" office:value-type="string" calcext:value-type="string">
            <text:p>/home/oscar/Downloads/Kspaceconnect/ksp/GameData/Squad/Parts/Electrical/z-100Battery/z-100Battery.cfg</text:p>
          </table:table-cell>
          <table:table-cell table:style-name="ce26" office:value-type="float" office:value="80" calcext:value-type="float">
            <text:p>80</text:p>
          </table:table-cell>
          <table:table-cell table:style-name="ce26" office:value-type="string" calcext:value-type="string">
            <text:p>batteryPack</text:p>
          </table:table-cell>
          <table:table-cell table:style-name="ce26" table:formula="of:=IFERROR(__xludf.dummyfunction(&quot;IF(ISBLANK(B35),&quot;&quot;RESSOURCE&quot;&quot;,REGEXEXTRACT(B35,&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Battery</text:p>
          </table:table-cell>
          <table:table-cell table:style-name="ce37" table:formula="of:=IF(IFERROR(SEARCH(&quot;zDeprecated&quot;;[.B35]));-1;[.F35]*VLOOKUP([.G35];[$'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standardCanard.cfg</text:p>
          </table:table-cell>
          <table:table-cell table:style-name="ce23" office:value-type="string" calcext:value-type="string">
            <text:p>/home/oscar/Downloads/Kspaceconnect/ksp/GameData/Squad/Parts/Aero/airplaneFins/standardCanard.cfg</text:p>
          </table:table-cell>
          <table:table-cell table:style-name="ce26" office:value-type="float" office:value="720" calcext:value-type="float">
            <text:p>720</text:p>
          </table:table-cell>
          <table:table-cell table:style-name="ce26" office:value-type="string" calcext:value-type="string">
            <text:p>CanardController</text:p>
          </table:table-cell>
          <table:table-cell table:style-name="ce26" table:formula="of:=IFERROR(__xludf.dummyfunction(&quot;IF(ISBLANK(B36),&quot;&quot;RESSOURCE&quot;&quot;,REGEXEXTRACT(B36,&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36]));-1;[.F36]*VLOOKUP([.G36];[$'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cargoContainer.cfg</text:p>
          </table:table-cell>
          <table:table-cell table:style-name="ce23" office:value-type="string" calcext:value-type="string">
            <text:p>/home/oscar/Downloads/Kspaceconnect/ksp/GameData/Squad/Parts/Cargo/CargoContainers/cargoContainer.cfg</text:p>
          </table:table-cell>
          <table:table-cell table:style-name="ce26" office:value-type="float" office:value="600" calcext:value-type="float">
            <text:p>600</text:p>
          </table:table-cell>
          <table:table-cell table:style-name="ce26" office:value-type="string" calcext:value-type="string">
            <text:p>cargoContainer</text:p>
          </table:table-cell>
          <table:table-cell table:style-name="ce26" table:formula="of:=IFERROR(__xludf.dummyfunction(&quot;IF(ISBLANK(B37),&quot;&quot;RESSOURCE&quot;&quot;,REGEXEXTRACT(B37,&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ervice Bay</text:p>
          </table:table-cell>
          <table:table-cell table:style-name="ce37" table:formula="of:=IF(IFERROR(SEARCH(&quot;zDeprecated&quot;;[.B37]));-1;[.F37]*VLOOKUP([.G37];[$'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CargoStorageUnit.cfg</text:p>
          </table:table-cell>
          <table:table-cell table:style-name="ce23" office:value-type="string" calcext:value-type="string">
            <text:p>/home/oscar/Downloads/Kspaceconnect/ksp/GameData/Squad/Parts/Cargo/StorageUnits/CargoStorageUnit.cfg</text:p>
          </table:table-cell>
          <table:table-cell table:style-name="ce26" office:value-type="float" office:value="1500" calcext:value-type="float">
            <text:p>1500</text:p>
          </table:table-cell>
          <table:table-cell table:style-name="ce26" office:value-type="string" calcext:value-type="string">
            <text:p>CargoStorageUnit</text:p>
          </table:table-cell>
          <table:table-cell table:style-name="ce26" table:formula="of:=IFERROR(__xludf.dummyfunction(&quot;IF(ISBLANK(B38),&quot;&quot;RESSOURCE&quot;&quot;,REGEXEXTRACT(B38,&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Service Bay</text:p>
          </table:table-cell>
          <table:table-cell table:style-name="ce37" table:formula="of:=IF(IFERROR(SEARCH(&quot;zDeprecated&quot;;[.B38]));-1;[.F38]*VLOOKUP([.G38];[$'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circularIntake.cfg</text:p>
          </table:table-cell>
          <table:table-cell table:style-name="ce23" office:value-type="string" calcext:value-type="string">
            <text:p>/home/oscar/Downloads/Kspaceconnect/ksp/GameData/Squad/Parts/Aero/circularIntake/circularIntake.cfg</text:p>
          </table:table-cell>
          <table:table-cell table:style-name="ce26" office:value-type="float" office:value="680" calcext:value-type="float">
            <text:p>680</text:p>
          </table:table-cell>
          <table:table-cell table:style-name="ce26" office:value-type="string" calcext:value-type="string">
            <text:p>CircularIntake</text:p>
          </table:table-cell>
          <table:table-cell table:style-name="ce26" table:formula="of:=IFERROR(__xludf.dummyfunction(&quot;IF(ISBLANK(B39),&quot;&quot;RESSOURCE&quot;&quot;,REGEXEXTRACT(B39,&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Intake</text:p>
          </table:table-cell>
          <table:table-cell table:style-name="ce37" table:formula="of:=IF(IFERROR(SEARCH(&quot;zDeprecated&quot;;[.B39]));-1;[.F39]*VLOOKUP([.G39];[$'CO$ Methodology Parts'.$A$12:.$E$57];5;1))" office:value-type="float" office:value="356.9" calcext:value-type="float">
            <text:p>356.9</text:p>
          </table:table-cell>
          <table:table-cell table:style-name="ce40"/>
          <table:table-cell table:number-columns-repeated="1015"/>
        </table:table-row>
        <table:table-row table:style-name="ro1">
          <table:table-cell table:style-name="ce2" office:value-type="string" calcext:value-type="string">
            <text:p>solidBoosterS2-33.cfg</text:p>
          </table:table-cell>
          <table:table-cell table:style-name="ce23" office:value-type="string" calcext:value-type="string">
            <text:p>/home/oscar/Downloads/Kspaceconnect/ksp/GameData/Squad/Parts/Engine/solidBoosterS2-33/solidBoosterS2-33.cfg</text:p>
          </table:table-cell>
          <table:table-cell table:style-name="ce26" office:value-type="float" office:value="8660" calcext:value-type="float">
            <text:p>8660</text:p>
          </table:table-cell>
          <table:table-cell table:style-name="ce26" office:value-type="string" calcext:value-type="string">
            <text:p>Clydesdale</text:p>
          </table:table-cell>
          <table:table-cell table:style-name="ce26" table:formula="of:=IFERROR(__xludf.dummyfunction(&quot;IF(ISBLANK(B40),&quot;&quot;RESSOURCE&quot;&quot;,REGEXEXTRACT(B40,&quot;&quot;GameData/(\w+)&quot;&quot;))&quot;);&quot;Squad&quot;)" office:value-type="string" office:string-value="Squad" calcext:value-type="string">
            <text:p>Squad</text:p>
          </table:table-cell>
          <table:table-cell table:style-name="ce30" office:value-type="float" office:value="21" calcext:value-type="float">
            <text:p>21</text:p>
          </table:table-cell>
          <table:table-cell table:style-name="ce34" table:content-validation-name="val1" office:value-type="string" calcext:value-type="string">
            <text:p>Booster</text:p>
          </table:table-cell>
          <table:table-cell table:style-name="ce37" table:formula="of:=IF(IFERROR(SEARCH(&quot;zDeprecated&quot;;[.B40]));-1;[.F40]*VLOOKUP([.G40];[$'CO$ Methodology Parts'.$A$12:.$E$57];5;1))" office:value-type="float" office:value="69719.78295" calcext:value-type="float">
            <text:p>69719.78295</text:p>
          </table:table-cell>
          <table:table-cell table:style-name="ce40"/>
          <table:table-cell table:number-columns-repeated="1015"/>
        </table:table-row>
        <table:table-row table:style-name="ro1">
          <table:table-cell table:style-name="ce2" office:value-type="string" calcext:value-type="string">
            <text:p>commDish88-88.cfg</text:p>
          </table:table-cell>
          <table:table-cell table:style-name="ce23" office:value-type="string" calcext:value-type="string">
            <text:p>/home/oscar/Downloads/Kspaceconnect/ksp/GameData/Squad/Parts/Utility/commDish88-88/commDish88-88.cfg</text:p>
          </table:table-cell>
          <table:table-cell table:style-name="ce26" office:value-type="float" office:value="1500" calcext:value-type="float">
            <text:p>1500</text:p>
          </table:table-cell>
          <table:table-cell table:style-name="ce26" office:value-type="string" calcext:value-type="string">
            <text:p>commDish</text:p>
          </table:table-cell>
          <table:table-cell table:style-name="ce26" table:formula="of:=IFERROR(__xludf.dummyfunction(&quot;IF(ISBLANK(B41),&quot;&quot;RESSOURCE&quot;&quot;,REGEXEXTRACT(B4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Antenna</text:p>
          </table:table-cell>
          <table:table-cell table:style-name="ce37" table:formula="of:=IF(IFERROR(SEARCH(&quot;zDeprecated&quot;;[.B41]));-1;[.F41]*VLOOKUP([.G41];[$'CO$ Methodology Parts'.$A$12:.$E$57];5;1))" office:value-type="float" office:value="2687.979328" calcext:value-type="float">
            <text:p>2687.979328</text:p>
          </table:table-cell>
          <table:table-cell table:style-name="ce40"/>
          <table:table-cell table:number-columns-repeated="1015"/>
        </table:table-row>
        <table:table-row table:style-name="ro1">
          <table:table-cell table:style-name="ce2" office:value-type="string" calcext:value-type="string">
            <text:p>ConformalStorageUnit.cfg</text:p>
          </table:table-cell>
          <table:table-cell table:style-name="ce23" office:value-type="string" calcext:value-type="string">
            <text:p>/home/oscar/Downloads/Kspaceconnect/ksp/GameData/Squad/Parts/Cargo/StorageUnits/ConformalStorageUnit.cfg</text:p>
          </table:table-cell>
          <table:table-cell table:style-name="ce26" office:value-type="float" office:value="100" calcext:value-type="float">
            <text:p>100</text:p>
          </table:table-cell>
          <table:table-cell table:style-name="ce26" office:value-type="string" calcext:value-type="string">
            <text:p>ConformalStorageUnit</text:p>
          </table:table-cell>
          <table:table-cell table:style-name="ce26" table:formula="of:=IFERROR(__xludf.dummyfunction(&quot;IF(ISBLANK(B42),&quot;&quot;RESSOURCE&quot;&quot;,REGEXEXTRACT(B42,&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Structural</text:p>
          </table:table-cell>
          <table:table-cell table:style-name="ce37" table:formula="of:=IF(IFERROR(SEARCH(&quot;zDeprecated&quot;;[.B42]));-1;[.F42]*VLOOKUP([.G42];[$'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KAL1000.cfg</text:p>
          </table:table-cell>
          <table:table-cell table:style-name="ce23" office:value-type="string" calcext:value-type="string">
            <text:p>/home/oscar/Downloads/Kspaceconnect/ksp/GameData/SquadExpansion/Serenity/Parts/Robotics/Controllers/KAL1000.cfg</text:p>
          </table:table-cell>
          <table:table-cell table:style-name="ce26" office:value-type="float" office:value="1000" calcext:value-type="float">
            <text:p>1000</text:p>
          </table:table-cell>
          <table:table-cell table:style-name="ce26" office:value-type="string" calcext:value-type="string">
            <text:p>controller1000</text:p>
          </table:table-cell>
          <table:table-cell table:style-name="ce26" table:formula="of:=IFERROR(__xludf.dummyfunction(&quot;IF(ISBLANK(B43),&quot;&quot;RESSOURCE&quot;&quot;,REGEXEXTRACT(B43,&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Controller</text:p>
          </table:table-cell>
          <table:table-cell table:style-name="ce37" table:formula="of:=IF(IFERROR(SEARCH(&quot;zDeprecated&quot;;[.B43]));-1;[.F43]*VLOOKUP([.G43];[$'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hitchikerStorageContainer.cfg</text:p>
          </table:table-cell>
          <table:table-cell table:style-name="ce23" office:value-type="string" calcext:value-type="string">
            <text:p>/home/oscar/Downloads/Kspaceconnect/ksp/GameData/Squad/Parts/Command/hitchhikerStorageContainer/hitchikerStorageContainer.cfg</text:p>
          </table:table-cell>
          <table:table-cell table:style-name="ce26" office:value-type="float" office:value="4000" calcext:value-type="float">
            <text:p>4000</text:p>
          </table:table-cell>
          <table:table-cell table:style-name="ce26" office:value-type="string" calcext:value-type="string">
            <text:p>crewCabin</text:p>
          </table:table-cell>
          <table:table-cell table:style-name="ce26" table:formula="of:=IFERROR(__xludf.dummyfunction(&quot;IF(ISBLANK(B44),&quot;&quot;RESSOURCE&quot;&quot;,REGEXEXTRACT(B44,&quot;&quot;GameData/(\w+)&quot;&quot;))&quot;);&quot;Squad&quot;)" office:value-type="string" office:string-value="Squad" calcext:value-type="string">
            <text:p>Squad</text:p>
          </table:table-cell>
          <table:table-cell table:style-name="ce30" office:value-type="float" office:value="2.25" calcext:value-type="float">
            <text:p>2.25</text:p>
          </table:table-cell>
          <table:table-cell table:style-name="ce34" table:content-validation-name="val1" office:value-type="string" calcext:value-type="string">
            <text:p>Structural</text:p>
          </table:table-cell>
          <table:table-cell table:style-name="ce37" table:formula="of:=IF(IFERROR(SEARCH(&quot;zDeprecated&quot;;[.B44]));-1;[.F44]*VLOOKUP([.G44];[$'CO$ Methodology Parts'.$A$12:.$E$57];5;1))" office:value-type="float" office:value="4680" calcext:value-type="float">
            <text:p>4680</text:p>
          </table:table-cell>
          <table:table-cell table:style-name="ce40"/>
          <table:table-cell table:number-columns-repeated="1015"/>
        </table:table-row>
        <table:table-row table:style-name="ro1">
          <table:table-cell table:style-name="ce2" office:value-type="string" calcext:value-type="string">
            <text:p>cupola.cfg</text:p>
          </table:table-cell>
          <table:table-cell table:style-name="ce23" office:value-type="string" calcext:value-type="string">
            <text:p>/home/oscar/Downloads/Kspaceconnect/ksp/GameData/Squad/Parts/Command/cupola/cupola.cfg</text:p>
          </table:table-cell>
          <table:table-cell table:style-name="ce26" office:value-type="float" office:value="1588" calcext:value-type="float">
            <text:p>1588</text:p>
          </table:table-cell>
          <table:table-cell table:style-name="ce26" office:value-type="string" calcext:value-type="string">
            <text:p>cupola</text:p>
          </table:table-cell>
          <table:table-cell table:style-name="ce26" table:formula="of:=IFERROR(__xludf.dummyfunction(&quot;IF(ISBLANK(B45),&quot;&quot;RESSOURCE&quot;&quot;,REGEXEXTRACT(B45,&quot;&quot;GameData/(\w+)&quot;&quot;))&quot;);&quot;Squad&quot;)" office:value-type="string" office:string-value="Squad" calcext:value-type="string">
            <text:p>Squad</text:p>
          </table:table-cell>
          <table:table-cell table:style-name="ce30" office:value-type="float" office:value="0.94" calcext:value-type="float">
            <text:p>0.94</text:p>
          </table:table-cell>
          <table:table-cell table:style-name="ce34" table:content-validation-name="val1" office:value-type="string" calcext:value-type="string">
            <text:p>Pod</text:p>
          </table:table-cell>
          <table:table-cell table:style-name="ce37" table:formula="of:=IF(IFERROR(SEARCH(&quot;zDeprecated&quot;;[.B45]));-1;[.F45]*VLOOKUP([.G45];[$'CO$ Methodology Parts'.$A$12:.$E$57];5;1))" office:value-type="float" office:value="13611.10284" calcext:value-type="float">
            <text:p>13611.10284</text:p>
          </table:table-cell>
          <table:table-cell table:style-name="ce40"/>
          <table:table-cell table:number-columns-repeated="1015"/>
        </table:table-row>
        <table:table-row table:style-name="ro1">
          <table:table-cell table:style-name="ce2" office:value-type="string" calcext:value-type="string">
            <text:p>Decoupler_0.cfg</text:p>
          </table:table-cell>
          <table:table-cell table:style-name="ce23" office:value-type="string" calcext:value-type="string">
            <text:p>/home/oscar/Downloads/Kspaceconnect/ksp/GameData/Squad/Parts/Coupling/Decoupler_0.cfg</text:p>
          </table:table-cell>
          <table:table-cell table:style-name="ce26" office:value-type="float" office:value="150" calcext:value-type="float">
            <text:p>150</text:p>
          </table:table-cell>
          <table:table-cell table:style-name="ce26" office:value-type="string" calcext:value-type="string">
            <text:p>Decoupler_0</text:p>
          </table:table-cell>
          <table:table-cell table:style-name="ce26" table:formula="of:=IFERROR(__xludf.dummyfunction(&quot;IF(ISBLANK(B46),&quot;&quot;RESSOURCE&quot;&quot;,REGEXEXTRACT(B46,&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Decoupler</text:p>
          </table:table-cell>
          <table:table-cell table:style-name="ce37" table:formula="of:=IF(IFERROR(SEARCH(&quot;zDeprecated&quot;;[.B46]));-1;[.F46]*VLOOKUP([.G46];[$'CO$ Methodology Parts'.$A$12:.$E$57];5;1))" office:value-type="float" office:value="119.9991731" calcext:value-type="float">
            <text:p>119.9991731</text:p>
          </table:table-cell>
          <table:table-cell table:style-name="ce40"/>
          <table:table-cell table:number-columns-repeated="1015"/>
        </table:table-row>
        <table:table-row table:style-name="ro1">
          <table:table-cell table:style-name="ce2" office:value-type="string" calcext:value-type="string">
            <text:p>Decoupler_1.cfg</text:p>
          </table:table-cell>
          <table:table-cell table:style-name="ce23" office:value-type="string" calcext:value-type="string">
            <text:p>/home/oscar/Downloads/Kspaceconnect/ksp/GameData/Squad/Parts/Coupling/Decoupler_1.cfg</text:p>
          </table:table-cell>
          <table:table-cell table:style-name="ce26" office:value-type="float" office:value="200" calcext:value-type="float">
            <text:p>200</text:p>
          </table:table-cell>
          <table:table-cell table:style-name="ce26" office:value-type="string" calcext:value-type="string">
            <text:p>Decoupler_1</text:p>
          </table:table-cell>
          <table:table-cell table:style-name="ce26" table:formula="of:=IFERROR(__xludf.dummyfunction(&quot;IF(ISBLANK(B47),&quot;&quot;RESSOURCE&quot;&quot;,REGEXEXTRACT(B47,&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Decoupler</text:p>
          </table:table-cell>
          <table:table-cell table:style-name="ce37" table:formula="of:=IF(IFERROR(SEARCH(&quot;zDeprecated&quot;;[.B47]));-1;[.F47]*VLOOKUP([.G47];[$'CO$ Methodology Parts'.$A$12:.$E$57];5;1))" office:value-type="float" office:value="479.9966925" calcext:value-type="float">
            <text:p>479.9966925</text:p>
          </table:table-cell>
          <table:table-cell table:style-name="ce40"/>
          <table:table-cell table:number-columns-repeated="1015"/>
        </table:table-row>
        <table:table-row table:style-name="ro1">
          <table:table-cell table:style-name="ce2" office:value-type="string" calcext:value-type="string">
            <text:p>Decoupler_1p5.cfg</text:p>
          </table:table-cell>
          <table:table-cell table:style-name="ce23" office:value-type="string" calcext:value-type="string">
            <text:p>/home/oscar/Downloads/Kspaceconnect/ksp/GameData/SquadExpansion/MakingHistory/Parts/Coupling/Decoupler_1p5.cfg</text:p>
          </table:table-cell>
          <table:table-cell table:style-name="ce26" office:value-type="float" office:value="250" calcext:value-type="float">
            <text:p>250</text:p>
          </table:table-cell>
          <table:table-cell table:style-name="ce26" office:value-type="string" calcext:value-type="string">
            <text:p>Decoupler_1p5</text:p>
          </table:table-cell>
          <table:table-cell table:style-name="ce26" table:formula="of:=IFERROR(__xludf.dummyfunction(&quot;IF(ISBLANK(B48),&quot;&quot;RESSOURCE&quot;&quot;,REGEXEXTRACT(B48,&quot;&quot;GameData/(\w+)&quot;&quot;))&quot;);&quot;SquadExpansion&quot;)" office:value-type="string" office:string-value="SquadExpansion" calcext:value-type="string">
            <text:p>SquadExpansion</text:p>
          </table:table-cell>
          <table:table-cell table:style-name="ce30" office:value-type="float" office:value="0.09" calcext:value-type="float">
            <text:p>0.09</text:p>
          </table:table-cell>
          <table:table-cell table:style-name="ce34" table:content-validation-name="val1" office:value-type="string" calcext:value-type="string">
            <text:p>Decoupler</text:p>
          </table:table-cell>
          <table:table-cell table:style-name="ce37" table:formula="of:=IF(IFERROR(SEARCH(&quot;zDeprecated&quot;;[.B48]));-1;[.F48]*VLOOKUP([.G48];[$'CO$ Methodology Parts'.$A$12:.$E$57];5;1))" office:value-type="float" office:value="1079.992558" calcext:value-type="float">
            <text:p>1079.992558</text:p>
          </table:table-cell>
          <table:table-cell table:style-name="ce40"/>
          <table:table-cell table:number-columns-repeated="1015"/>
        </table:table-row>
        <table:table-row table:style-name="ro1">
          <table:table-cell table:style-name="ce2" office:value-type="string" calcext:value-type="string">
            <text:p>Decoupler_2.cfg</text:p>
          </table:table-cell>
          <table:table-cell table:style-name="ce23" office:value-type="string" calcext:value-type="string">
            <text:p>/home/oscar/Downloads/Kspaceconnect/ksp/GameData/Squad/Parts/Coupling/Decoupler_2.cfg</text:p>
          </table:table-cell>
          <table:table-cell table:style-name="ce26" office:value-type="float" office:value="300" calcext:value-type="float">
            <text:p>300</text:p>
          </table:table-cell>
          <table:table-cell table:style-name="ce26" office:value-type="string" calcext:value-type="string">
            <text:p>Decoupler_2</text:p>
          </table:table-cell>
          <table:table-cell table:style-name="ce26" table:formula="of:=IFERROR(__xludf.dummyfunction(&quot;IF(ISBLANK(B49),&quot;&quot;RESSOURCE&quot;&quot;,REGEXEXTRACT(B49,&quot;&quot;GameData/(\w+)&quot;&quot;))&quot;);&quot;Squad&quot;)" office:value-type="string" office:string-value="Squad" calcext:value-type="string">
            <text:p>Squad</text:p>
          </table:table-cell>
          <table:table-cell table:style-name="ce30" office:value-type="float" office:value="0.16" calcext:value-type="float">
            <text:p>0.16</text:p>
          </table:table-cell>
          <table:table-cell table:style-name="ce34" table:content-validation-name="val1" office:value-type="string" calcext:value-type="string">
            <text:p>Decoupler</text:p>
          </table:table-cell>
          <table:table-cell table:style-name="ce37" table:formula="of:=IF(IFERROR(SEARCH(&quot;zDeprecated&quot;;[.B49]));-1;[.F49]*VLOOKUP([.G49];[$'CO$ Methodology Parts'.$A$12:.$E$57];5;1))" office:value-type="float" office:value="1919.98677" calcext:value-type="float">
            <text:p>1919.98677</text:p>
          </table:table-cell>
          <table:table-cell table:style-name="ce40"/>
          <table:table-cell table:number-columns-repeated="1015"/>
        </table:table-row>
        <table:table-row table:style-name="ro1">
          <table:table-cell table:style-name="ce2" office:value-type="string" calcext:value-type="string">
            <text:p>Decoupler_3.cfg</text:p>
          </table:table-cell>
          <table:table-cell table:style-name="ce23" office:value-type="string" calcext:value-type="string">
            <text:p>/home/oscar/Downloads/Kspaceconnect/ksp/GameData/Squad/Parts/Coupling/Decoupler_3.cfg</text:p>
          </table:table-cell>
          <table:table-cell table:style-name="ce26" office:value-type="float" office:value="375" calcext:value-type="float">
            <text:p>375</text:p>
          </table:table-cell>
          <table:table-cell table:style-name="ce26" office:value-type="string" calcext:value-type="string">
            <text:p>Decoupler_3</text:p>
          </table:table-cell>
          <table:table-cell table:style-name="ce26" table:formula="of:=IFERROR(__xludf.dummyfunction(&quot;IF(ISBLANK(B50),&quot;&quot;RESSOURCE&quot;&quot;,REGEXEXTRACT(B50,&quot;&quot;GameData/(\w+)&quot;&quot;))&quot;);&quot;Squad&quot;)" office:value-type="string" office:string-value="Squad" calcext:value-type="string">
            <text:p>Squad</text:p>
          </table:table-cell>
          <table:table-cell table:style-name="ce30" office:value-type="float" office:value="0.36" calcext:value-type="float">
            <text:p>0.36</text:p>
          </table:table-cell>
          <table:table-cell table:style-name="ce34" table:content-validation-name="val1" office:value-type="string" calcext:value-type="string">
            <text:p>Decoupler</text:p>
          </table:table-cell>
          <table:table-cell table:style-name="ce37" table:formula="of:=IF(IFERROR(SEARCH(&quot;zDeprecated&quot;;[.B50]));-1;[.F50]*VLOOKUP([.G50];[$'CO$ Methodology Parts'.$A$12:.$E$57];5;1))" office:value-type="float" office:value="4319.970233" calcext:value-type="float">
            <text:p>4319.970233</text:p>
          </table:table-cell>
          <table:table-cell table:style-name="ce40"/>
          <table:table-cell table:number-columns-repeated="1015"/>
        </table:table-row>
        <table:table-row table:style-name="ro1">
          <table:table-cell table:style-name="ce2" office:value-type="string" calcext:value-type="string">
            <text:p>Decoupler_4.cfg</text:p>
          </table:table-cell>
          <table:table-cell table:style-name="ce23" office:value-type="string" calcext:value-type="string">
            <text:p>/home/oscar/Downloads/Kspaceconnect/ksp/GameData/SquadExpansion/MakingHistory/Parts/Coupling/Decoupler_4.cfg</text:p>
          </table:table-cell>
          <table:table-cell table:style-name="ce26" office:value-type="float" office:value="450" calcext:value-type="float">
            <text:p>450</text:p>
          </table:table-cell>
          <table:table-cell table:style-name="ce26" office:value-type="string" calcext:value-type="string">
            <text:p>Decoupler_4</text:p>
          </table:table-cell>
          <table:table-cell table:style-name="ce26" table:formula="of:=IFERROR(__xludf.dummyfunction(&quot;IF(ISBLANK(B51),&quot;&quot;RESSOURCE&quot;&quot;,REGEXEXTRACT(B51,&quot;&quot;GameData/(\w+)&quot;&quot;))&quot;);&quot;SquadExpansion&quot;)" office:value-type="string" office:string-value="SquadExpansion" calcext:value-type="string">
            <text:p>SquadExpansion</text:p>
          </table:table-cell>
          <table:table-cell table:style-name="ce30" office:value-type="float" office:value="0.64" calcext:value-type="float">
            <text:p>0.64</text:p>
          </table:table-cell>
          <table:table-cell table:style-name="ce34" table:content-validation-name="val1" office:value-type="string" calcext:value-type="string">
            <text:p>Decoupler</text:p>
          </table:table-cell>
          <table:table-cell table:style-name="ce37" table:formula="of:=IF(IFERROR(SEARCH(&quot;zDeprecated&quot;;[.B51]));-1;[.F51]*VLOOKUP([.G51];[$'CO$ Methodology Parts'.$A$12:.$E$57];5;1))" office:value-type="float" office:value="7679.94708" calcext:value-type="float">
            <text:p>7679.94708</text:p>
          </table:table-cell>
          <table:table-cell table:style-name="ce40"/>
          <table:table-cell table:number-columns-repeated="1015"/>
        </table:table-row>
        <table:table-row table:style-name="ro1">
          <table:table-cell table:style-name="ce2" office:value-type="string" calcext:value-type="string">
            <text:p>decouplerStack2m.cfg</text:p>
          </table:table-cell>
          <table:table-cell table:style-name="ce23" office:value-type="string" calcext:value-type="string">
            <text:p>/home/oscar/Downloads/Kspaceconnect/ksp/GameData/Squad/zDeprecated/Parts/Utility/decouplerStack2m/decouplerStack2m.cfg</text:p>
          </table:table-cell>
          <table:table-cell table:style-name="ce26" office:value-type="float" office:value="550" calcext:value-type="float">
            <text:p>550</text:p>
          </table:table-cell>
          <table:table-cell table:style-name="ce26" office:value-type="string" calcext:value-type="string">
            <text:p>decoupler1-2</text:p>
          </table:table-cell>
          <table:table-cell table:style-name="ce26" table:formula="of:=IFERROR(__xludf.dummyfunction(&quot;IF(ISBLANK(B52),&quot;&quot;RESSOURCE&quot;&quot;,REGEXEXTRACT(B52,&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Decoupler</text:p>
          </table:table-cell>
          <table:table-cell table:style-name="ce37" table:formula="of:=IF(IFERROR(SEARCH(&quot;zDeprecated&quot;;[.B52]));-1;[.F52]*VLOOKUP([.G5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elta_small.cfg</text:p>
          </table:table-cell>
          <table:table-cell table:style-name="ce23" office:value-type="string" calcext:value-type="string">
            <text:p>/home/oscar/Downloads/Kspaceconnect/ksp/GameData/Squad/Parts/Aero/wings/delta_small.cfg</text:p>
          </table:table-cell>
          <table:table-cell table:style-name="ce26" office:value-type="float" office:value="200" calcext:value-type="float">
            <text:p>200</text:p>
          </table:table-cell>
          <table:table-cell table:style-name="ce26" office:value-type="string" calcext:value-type="string">
            <text:p>delta_small</text:p>
          </table:table-cell>
          <table:table-cell table:style-name="ce26" table:formula="of:=IFERROR(__xludf.dummyfunction(&quot;IF(ISBLANK(B53),&quot;&quot;RESSOURCE&quot;&quot;,REGEXEXTRACT(B53,&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53]));-1;[.F53]*VLOOKUP([.G53];[$'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delta.cfg</text:p>
          </table:table-cell>
          <table:table-cell table:style-name="ce23" office:value-type="string" calcext:value-type="string">
            <text:p>/home/oscar/Downloads/Kspaceconnect/ksp/GameData/Squad/Parts/Aero/wings/delta.cfg</text:p>
          </table:table-cell>
          <table:table-cell table:style-name="ce26" office:value-type="float" office:value="600" calcext:value-type="float">
            <text:p>600</text:p>
          </table:table-cell>
          <table:table-cell table:style-name="ce26" office:value-type="string" calcext:value-type="string">
            <text:p>deltaWing</text:p>
          </table:table-cell>
          <table:table-cell table:style-name="ce26" table:formula="of:=IFERROR(__xludf.dummyfunction(&quot;IF(ISBLANK(B54),&quot;&quot;RESSOURCE&quot;&quot;,REGEXEXTRACT(B54,&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Wing</text:p>
          </table:table-cell>
          <table:table-cell table:style-name="ce37" table:formula="of:=IF(IFERROR(SEARCH(&quot;zDeprecated&quot;;[.B54]));-1;[.F54]*VLOOKUP([.G54];[$'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centralStation.cfg</text:p>
          </table:table-cell>
          <table:table-cell table:style-name="ce23" office:value-type="string" calcext:value-type="string">
            <text:p>/home/oscar/Downloads/Kspaceconnect/ksp/GameData/SquadExpansion/Serenity/Parts/DeployedScience/centralStation.cfg</text:p>
          </table:table-cell>
          <table:table-cell table:style-name="ce26" office:value-type="float" office:value="800" calcext:value-type="float">
            <text:p>800</text:p>
          </table:table-cell>
          <table:table-cell table:style-name="ce26" office:value-type="string" calcext:value-type="string">
            <text:p>DeployedCentralStation</text:p>
          </table:table-cell>
          <table:table-cell table:style-name="ce26" table:formula="of:=IFERROR(__xludf.dummyfunction(&quot;IF(ISBLANK(B55),&quot;&quot;RESSOURCE&quot;&quot;,REGEXEXTRACT(B55,&quot;&quot;GameData/(\w+)&quot;&quot;))&quot;);&quot;SquadExpansion&quot;)" office:value-type="string" office:string-value="SquadExpansion" calcext:value-type="string">
            <text:p>SquadExpansion</text:p>
          </table:table-cell>
          <table:table-cell table:style-name="ce30" office:value-type="float" office:value="0.05" calcext:value-type="float">
            <text:p>0.05</text:p>
          </table:table-cell>
          <table:table-cell table:style-name="ce34" table:content-validation-name="val1" office:value-type="string" calcext:value-type="string">
            <text:p>Science Device</text:p>
          </table:table-cell>
          <table:table-cell table:style-name="ce37" table:formula="of:=IF(IFERROR(SEARCH(&quot;zDeprecated&quot;;[.B55]));-1;[.F55]*VLOOKUP([.G55];[$'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gooObservation.cfg</text:p>
          </table:table-cell>
          <table:table-cell table:style-name="ce23" office:value-type="string" calcext:value-type="string">
            <text:p>/home/oscar/Downloads/Kspaceconnect/ksp/GameData/SquadExpansion/Serenity/Parts/DeployedScience/gooObservation.cfg</text:p>
          </table:table-cell>
          <table:table-cell table:style-name="ce26" office:value-type="float" office:value="1000" calcext:value-type="float">
            <text:p>1000</text:p>
          </table:table-cell>
          <table:table-cell table:style-name="ce26" office:value-type="string" calcext:value-type="string">
            <text:p>DeployedGoExOb</text:p>
          </table:table-cell>
          <table:table-cell table:style-name="ce26" table:formula="of:=IFERROR(__xludf.dummyfunction(&quot;IF(ISBLANK(B56),&quot;&quot;RESSOURCE&quot;&quot;,REGEXEXTRACT(B56,&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cience Device</text:p>
          </table:table-cell>
          <table:table-cell table:style-name="ce37" table:formula="of:=IF(IFERROR(SEARCH(&quot;zDeprecated&quot;;[.B56]));-1;[.F56]*VLOOKUP([.G56];[$'CO$ Methodology Parts'.$A$12:.$E$57];5;1))" office:value-type="float" office:value="1126.595866" calcext:value-type="float">
            <text:p>1126.595866</text:p>
          </table:table-cell>
          <table:table-cell table:style-name="ce40"/>
          <table:table-cell table:number-columns-repeated="1015"/>
        </table:table-row>
        <table:table-row table:style-name="ro1">
          <table:table-cell table:style-name="ce2" office:value-type="string" calcext:value-type="string">
            <text:p>ionCollector.cfg</text:p>
          </table:table-cell>
          <table:table-cell table:style-name="ce23" office:value-type="string" calcext:value-type="string">
            <text:p>/home/oscar/Downloads/Kspaceconnect/ksp/GameData/SquadExpansion/Serenity/Parts/DeployedScience/ionCollector.cfg</text:p>
          </table:table-cell>
          <table:table-cell table:style-name="ce26" office:value-type="float" office:value="7000" calcext:value-type="float">
            <text:p>7000</text:p>
          </table:table-cell>
          <table:table-cell table:style-name="ce26" office:value-type="string" calcext:value-type="string">
            <text:p>DeployedIONExp</text:p>
          </table:table-cell>
          <table:table-cell table:style-name="ce26" table:formula="of:=IFERROR(__xludf.dummyfunction(&quot;IF(ISBLANK(B57),&quot;&quot;RESSOURCE&quot;&quot;,REGEXEXTRACT(B57,&quot;&quot;GameData/(\w+)&quot;&quot;))&quot;);&quot;SquadExpansion&quot;)" office:value-type="string" office:string-value="SquadExpansion" calcext:value-type="string">
            <text:p>SquadExpansion</text:p>
          </table:table-cell>
          <table:table-cell table:style-name="ce30" office:value-type="float" office:value="0.025" calcext:value-type="float">
            <text:p>0.025</text:p>
          </table:table-cell>
          <table:table-cell table:style-name="ce34" table:content-validation-name="val1" office:value-type="string" calcext:value-type="string">
            <text:p>Science Device</text:p>
          </table:table-cell>
          <table:table-cell table:style-name="ce37" table:formula="of:=IF(IFERROR(SEARCH(&quot;zDeprecated&quot;;[.B57]));-1;[.F57]*VLOOKUP([.G57];[$'CO$ Methodology Parts'.$A$12:.$E$57];5;1))" office:value-type="float" office:value="704.122416" calcext:value-type="float">
            <text:p>704.122416</text:p>
          </table:table-cell>
          <table:table-cell table:style-name="ce40"/>
          <table:table-cell table:number-columns-repeated="1015"/>
        </table:table-row>
        <table:table-row table:style-name="ro1">
          <table:table-cell table:style-name="ce21" office:value-type="string" calcext:value-type="string">
            <text:p>rtg.cfg</text:p>
          </table:table-cell>
          <table:table-cell table:style-name="ce24" office:value-type="string" calcext:value-type="string">
            <text:p>/home/oscar/Downloads/Kspaceconnect/ksp/GameData/SquadExpansion/Serenity/Parts/DeployedScience/rtg.cfg</text:p>
          </table:table-cell>
          <table:table-cell table:style-name="ce27" office:value-type="float" office:value="10000" calcext:value-type="float">
            <text:p>10000</text:p>
          </table:table-cell>
          <table:table-cell table:style-name="ce27" office:value-type="string" calcext:value-type="string">
            <text:p>DeployedRTG</text:p>
          </table:table-cell>
          <table:table-cell table:style-name="ce27" table:formula="of:=IFERROR(__xludf.dummyfunction(&quot;IF(ISBLANK(B58),&quot;&quot;RESSOURCE&quot;&quot;,REGEXEXTRACT(B58,&quot;&quot;GameData/(\w+)&quot;&quot;))&quot;);&quot;SquadExpansion&quot;)" office:value-type="string" office:string-value="SquadExpansion" calcext:value-type="string">
            <text:p>SquadExpansion</text:p>
          </table:table-cell>
          <table:table-cell table:style-name="ce31" office:value-type="float" office:value="0.04" calcext:value-type="float">
            <text:p>0.04</text:p>
          </table:table-cell>
          <table:table-cell table:style-name="ce35" table:content-validation-name="val1" office:value-type="string" calcext:value-type="string">
            <text:p>RTG</text:p>
          </table:table-cell>
          <table:table-cell table:style-name="ce37"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atDish.cfg</text:p>
          </table:table-cell>
          <table:table-cell table:style-name="ce23" office:value-type="string" calcext:value-type="string">
            <text:p>/home/oscar/Downloads/Kspaceconnect/ksp/GameData/SquadExpansion/Serenity/Parts/DeployedScience/satDish.cfg</text:p>
          </table:table-cell>
          <table:table-cell table:style-name="ce26" office:value-type="float" office:value="1000" calcext:value-type="float">
            <text:p>1000</text:p>
          </table:table-cell>
          <table:table-cell table:style-name="ce26" office:value-type="string" calcext:value-type="string">
            <text:p>DeployedSatDish</text:p>
          </table:table-cell>
          <table:table-cell table:style-name="ce26" table:formula="of:=IFERROR(__xludf.dummyfunction(&quot;IF(ISBLANK(B59),&quot;&quot;RESSOURCE&quot;&quot;,REGEXEXTRACT(B59,&quot;&quot;GameData/(\w+)&quot;&quot;))&quot;);&quot;SquadExpansion&quot;)" office:value-type="string" office:string-value="SquadExpansion" calcext:value-type="string">
            <text:p>SquadExpansion</text:p>
          </table:table-cell>
          <table:table-cell table:style-name="ce30" office:value-type="float" office:value="0.035" calcext:value-type="float">
            <text:p>0.035</text:p>
          </table:table-cell>
          <table:table-cell table:style-name="ce34" table:content-validation-name="val1" office:value-type="string" calcext:value-type="string">
            <text:p>Antenna</text:p>
          </table:table-cell>
          <table:table-cell table:style-name="ce37" table:formula="of:=IF(IFERROR(SEARCH(&quot;zDeprecated&quot;;[.B59]));-1;[.F59]*VLOOKUP([.G59];[$'CO$ Methodology Parts'.$A$12:.$E$57];5;1))" office:value-type="float" office:value="940.7927649" calcext:value-type="float">
            <text:p>940.7927649</text:p>
          </table:table-cell>
          <table:table-cell table:style-name="ce40"/>
          <table:table-cell table:number-columns-repeated="1015"/>
        </table:table-row>
        <table:table-row table:style-name="ro1">
          <table:table-cell table:style-name="ce2" office:value-type="string" calcext:value-type="string">
            <text:p>seismicSensor.cfg</text:p>
          </table:table-cell>
          <table:table-cell table:style-name="ce23" office:value-type="string" calcext:value-type="string">
            <text:p>/home/oscar/Downloads/Kspaceconnect/ksp/GameData/SquadExpansion/Serenity/Parts/DeployedScience/seismicSensor.cfg</text:p>
          </table:table-cell>
          <table:table-cell table:style-name="ce26" office:value-type="float" office:value="4000" calcext:value-type="float">
            <text:p>4000</text:p>
          </table:table-cell>
          <table:table-cell table:style-name="ce26" office:value-type="string" calcext:value-type="string">
            <text:p>DeployedSeismicSensor</text:p>
          </table:table-cell>
          <table:table-cell table:style-name="ce26" table:formula="of:=IFERROR(__xludf.dummyfunction(&quot;IF(ISBLANK(B60),&quot;&quot;RESSOURCE&quot;&quot;,REGEXEXTRACT(B60,&quot;&quot;GameData/(\w+)&quot;&quot;))&quot;);&quot;SquadExpansion&quot;)" office:value-type="string" office:string-value="SquadExpansion" calcext:value-type="string">
            <text:p>SquadExpansion</text:p>
          </table:table-cell>
          <table:table-cell table:style-name="ce30" office:value-type="float" office:value="0.035" calcext:value-type="float">
            <text:p>0.035</text:p>
          </table:table-cell>
          <table:table-cell table:style-name="ce34" table:content-validation-name="val1" office:value-type="string" calcext:value-type="string">
            <text:p>Science Device</text:p>
          </table:table-cell>
          <table:table-cell table:style-name="ce37" table:formula="of:=IF(IFERROR(SEARCH(&quot;zDeprecated&quot;;[.B60]));-1;[.F60]*VLOOKUP([.G60];[$'CO$ Methodology Parts'.$A$12:.$E$57];5;1))" office:value-type="float" office:value="985.7713824" calcext:value-type="float">
            <text:p>985.7713824</text:p>
          </table:table-cell>
          <table:table-cell table:style-name="ce40"/>
          <table:table-cell table:number-columns-repeated="1015"/>
        </table:table-row>
        <table:table-row table:style-name="ro1">
          <table:table-cell table:style-name="ce2" office:value-type="string" calcext:value-type="string">
            <text:p>solarPanel.cfg</text:p>
          </table:table-cell>
          <table:table-cell table:style-name="ce23" office:value-type="string" calcext:value-type="string">
            <text:p>/home/oscar/Downloads/Kspaceconnect/ksp/GameData/SquadExpansion/Serenity/Parts/DeployedScience/solarPanel.cfg</text:p>
          </table:table-cell>
          <table:table-cell table:style-name="ce26" office:value-type="float" office:value="300" calcext:value-type="float">
            <text:p>300</text:p>
          </table:table-cell>
          <table:table-cell table:style-name="ce26" office:value-type="string" calcext:value-type="string">
            <text:p>DeployedSolarPanel</text:p>
          </table:table-cell>
          <table:table-cell table:style-name="ce26" table:formula="of:=IFERROR(__xludf.dummyfunction(&quot;IF(ISBLANK(B61),&quot;&quot;RESSOURCE&quot;&quot;,REGEXEXTRACT(B61,&quot;&quot;GameData/(\w+)&quot;&quot;))&quot;);&quot;SquadExpansion&quot;)" office:value-type="string" office:string-value="SquadExpansion" calcext:value-type="string">
            <text:p>SquadExpansion</text:p>
          </table:table-cell>
          <table:table-cell table:style-name="ce30" office:value-type="float" office:value="0.015" calcext:value-type="float">
            <text:p>0.015</text:p>
          </table:table-cell>
          <table:table-cell table:style-name="ce34" table:content-validation-name="val1" office:value-type="string" calcext:value-type="string">
            <text:p>Solar Panel</text:p>
          </table:table-cell>
          <table:table-cell table:style-name="ce37" table:formula="of:=IF(IFERROR(SEARCH(&quot;zDeprecated&quot;;[.B61]));-1;[.F61]*VLOOKUP([.G61];[$'CO$ Methodology Parts'.$A$12:.$E$57];5;1))" office:value-type="float" office:value="403.1968992" calcext:value-type="float">
            <text:p>403.1968992</text:p>
          </table:table-cell>
          <table:table-cell table:style-name="ce40"/>
          <table:table-cell table:number-columns-repeated="1015"/>
        </table:table-row>
        <table:table-row table:style-name="ro1">
          <table:table-cell table:style-name="ce2" office:value-type="string" calcext:value-type="string">
            <text:p>weatherStation.cfg</text:p>
          </table:table-cell>
          <table:table-cell table:style-name="ce23" office:value-type="string" calcext:value-type="string">
            <text:p>/home/oscar/Downloads/Kspaceconnect/ksp/GameData/SquadExpansion/Serenity/Parts/DeployedScience/weatherStation.cfg</text:p>
          </table:table-cell>
          <table:table-cell table:style-name="ce26" office:value-type="float" office:value="1300" calcext:value-type="float">
            <text:p>1300</text:p>
          </table:table-cell>
          <table:table-cell table:style-name="ce26" office:value-type="string" calcext:value-type="string">
            <text:p>DeployedWeatherStn</text:p>
          </table:table-cell>
          <table:table-cell table:style-name="ce26" table:formula="of:=IFERROR(__xludf.dummyfunction(&quot;IF(ISBLANK(B62),&quot;&quot;RESSOURCE&quot;&quot;,REGEXEXTRACT(B62,&quot;&quot;GameData/(\w+)&quot;&quot;))&quot;);&quot;SquadExpansion&quot;)" office:value-type="string" office:string-value="SquadExpansion" calcext:value-type="string">
            <text:p>SquadExpansion</text:p>
          </table:table-cell>
          <table:table-cell table:style-name="ce30" office:value-type="float" office:value="0.06" calcext:value-type="float">
            <text:p>0.06</text:p>
          </table:table-cell>
          <table:table-cell table:style-name="ce34" table:content-validation-name="val1" office:value-type="string" calcext:value-type="string">
            <text:p>Science Device</text:p>
          </table:table-cell>
          <table:table-cell table:style-name="ce37" table:formula="of:=IF(IFERROR(SEARCH(&quot;zDeprecated&quot;;[.B62]));-1;[.F62]*VLOOKUP([.G62];[$'CO$ Methodology Parts'.$A$12:.$E$57];5;1))" office:value-type="float" office:value="1689.893798" calcext:value-type="float">
            <text:p>1689.893798</text:p>
          </table:table-cell>
          <table:table-cell table:style-name="ce40"/>
          <table:table-cell table:number-columns-repeated="1015"/>
        </table:table-row>
        <table:table-row table:style-name="ro1">
          <table:table-cell table:style-name="ce2" office:value-type="string" calcext:value-type="string">
            <text:p>dockingPortShielded.cfg</text:p>
          </table:table-cell>
          <table:table-cell table:style-name="ce23" office:value-type="string" calcext:value-type="string">
            <text:p>/home/oscar/Downloads/Kspaceconnect/ksp/GameData/Squad/Parts/Utility/dockingPortShielded/dockingPortShielded.cfg</text:p>
          </table:table-cell>
          <table:table-cell table:style-name="ce26" office:value-type="float" office:value="400" calcext:value-type="float">
            <text:p>400</text:p>
          </table:table-cell>
          <table:table-cell table:style-name="ce26" office:value-type="string" calcext:value-type="string">
            <text:p>dockingPort1</text:p>
          </table:table-cell>
          <table:table-cell table:style-name="ce26" table:formula="of:=IFERROR(__xludf.dummyfunction(&quot;IF(ISBLANK(B63),&quot;&quot;RESSOURCE&quot;&quot;,REGEXEXTRACT(B63,&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Docking port</text:p>
          </table:table-cell>
          <table:table-cell table:style-name="ce37" table:formula="of:=IF(IFERROR(SEARCH(&quot;zDeprecated&quot;;[.B63]));-1;[.F63]*VLOOKUP([.G63];[$'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dockingPortShielded.cfg</text:p>
          </table:table-cell>
          <table:table-cell table:style-name="ce23" office:value-type="string" calcext:value-type="string">
            <text:p>/home/oscar/Downloads/Kspaceconnect/ksp/GameData/Squad/zDeprecated/Parts/Utility/dockingPortShielded_v1/dockingPortShielded.cfg</text:p>
          </table:table-cell>
          <table:table-cell table:style-name="ce26" office:value-type="float" office:value="400" calcext:value-type="float">
            <text:p>400</text:p>
          </table:table-cell>
          <table:table-cell table:style-name="ce26" office:value-type="string" calcext:value-type="string">
            <text:p>dockingPort1</text:p>
          </table:table-cell>
          <table:table-cell table:style-name="ce26" table:formula="of:=IFERROR(__xludf.dummyfunction(&quot;IF(ISBLANK(B64),&quot;&quot;RESSOURCE&quot;&quot;,REGEXEXTRACT(B6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Docking port</text:p>
          </table:table-cell>
          <table:table-cell table:style-name="ce37" table:formula="of:=IF(IFERROR(SEARCH(&quot;zDeprecated&quot;;[.B64]));-1;[.F64]*VLOOKUP([.G6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ockingPort.cfg</text:p>
          </table:table-cell>
          <table:table-cell table:style-name="ce23" office:value-type="string" calcext:value-type="string">
            <text:p>/home/oscar/Downloads/Kspaceconnect/ksp/GameData/Squad/Parts/Utility/dockingPort/dockingPort.cfg</text:p>
          </table:table-cell>
          <table:table-cell table:style-name="ce26" office:value-type="float" office:value="280" calcext:value-type="float">
            <text:p>280</text:p>
          </table:table-cell>
          <table:table-cell table:style-name="ce26" office:value-type="string" calcext:value-type="string">
            <text:p>dockingPort2</text:p>
          </table:table-cell>
          <table:table-cell table:style-name="ce26" table:formula="of:=IFERROR(__xludf.dummyfunction(&quot;IF(ISBLANK(B65),&quot;&quot;RESSOURCE&quot;&quot;,REGEXEXTRACT(B65,&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Docking port</text:p>
          </table:table-cell>
          <table:table-cell table:style-name="ce37" table:formula="of:=IF(IFERROR(SEARCH(&quot;zDeprecated&quot;;[.B65]));-1;[.F65]*VLOOKUP([.G65];[$'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dockingPort.cfg</text:p>
          </table:table-cell>
          <table:table-cell table:style-name="ce23" office:value-type="string" calcext:value-type="string">
            <text:p>/home/oscar/Downloads/Kspaceconnect/ksp/GameData/Squad/zDeprecated/Parts/Utility/dockingPort_v1/dockingPort.cfg</text:p>
          </table:table-cell>
          <table:table-cell table:style-name="ce26" office:value-type="float" office:value="280" calcext:value-type="float">
            <text:p>280</text:p>
          </table:table-cell>
          <table:table-cell table:style-name="ce26" office:value-type="string" calcext:value-type="string">
            <text:p>dockingPort2</text:p>
          </table:table-cell>
          <table:table-cell table:style-name="ce26" table:formula="of:=IFERROR(__xludf.dummyfunction(&quot;IF(ISBLANK(B66),&quot;&quot;RESSOURCE&quot;&quot;,REGEXEXTRACT(B66,&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Docking port</text:p>
          </table:table-cell>
          <table:table-cell table:style-name="ce37" table:formula="of:=IF(IFERROR(SEARCH(&quot;zDeprecated&quot;;[.B66]));-1;[.F66]*VLOOKUP([.G6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ockingPortJr.cfg</text:p>
          </table:table-cell>
          <table:table-cell table:style-name="ce23" office:value-type="string" calcext:value-type="string">
            <text:p>/home/oscar/Downloads/Kspaceconnect/ksp/GameData/Squad/Parts/Utility/dockingPortJr/dockingPortJr.cfg</text:p>
          </table:table-cell>
          <table:table-cell table:style-name="ce26" office:value-type="float" office:value="800" calcext:value-type="float">
            <text:p>800</text:p>
          </table:table-cell>
          <table:table-cell table:style-name="ce26" office:value-type="string" calcext:value-type="string">
            <text:p>dockingPort3</text:p>
          </table:table-cell>
          <table:table-cell table:style-name="ce26" table:formula="of:=IFERROR(__xludf.dummyfunction(&quot;IF(ISBLANK(B67),&quot;&quot;RESSOURCE&quot;&quot;,REGEXEXTRACT(B67,&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Docking port</text:p>
          </table:table-cell>
          <table:table-cell table:style-name="ce37" table:formula="of:=IF(IFERROR(SEARCH(&quot;zDeprecated&quot;;[.B67]));-1;[.F67]*VLOOKUP([.G67];[$'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dockingPortJr.cfg</text:p>
          </table:table-cell>
          <table:table-cell table:style-name="ce23" office:value-type="string" calcext:value-type="string">
            <text:p>/home/oscar/Downloads/Kspaceconnect/ksp/GameData/Squad/zDeprecated/Parts/Utility/dockingPortJr_v1/dockingPortJr.cfg</text:p>
          </table:table-cell>
          <table:table-cell table:style-name="ce26" office:value-type="float" office:value="800" calcext:value-type="float">
            <text:p>800</text:p>
          </table:table-cell>
          <table:table-cell table:style-name="ce26" office:value-type="string" calcext:value-type="string">
            <text:p>dockingPort3</text:p>
          </table:table-cell>
          <table:table-cell table:style-name="ce26" table:formula="of:=IFERROR(__xludf.dummyfunction(&quot;IF(ISBLANK(B68),&quot;&quot;RESSOURCE&quot;&quot;,REGEXEXTRACT(B68,&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Docking port</text:p>
          </table:table-cell>
          <table:table-cell table:style-name="ce37" table:formula="of:=IF(IFERROR(SEARCH(&quot;zDeprecated&quot;;[.B68]));-1;[.F68]*VLOOKUP([.G6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ockingPortSr.cfg</text:p>
          </table:table-cell>
          <table:table-cell table:style-name="ce23" office:value-type="string" calcext:value-type="string">
            <text:p>/home/oscar/Downloads/Kspaceconnect/ksp/GameData/Squad/Parts/Utility/dockingPortSr/dockingPortSr.cfg</text:p>
          </table:table-cell>
          <table:table-cell table:style-name="ce26" office:value-type="float" office:value="980" calcext:value-type="float">
            <text:p>980</text:p>
          </table:table-cell>
          <table:table-cell table:style-name="ce26" office:value-type="string" calcext:value-type="string">
            <text:p>dockingPortLarge</text:p>
          </table:table-cell>
          <table:table-cell table:style-name="ce26" table:formula="of:=IFERROR(__xludf.dummyfunction(&quot;IF(ISBLANK(B69),&quot;&quot;RESSOURCE&quot;&quot;,REGEXEXTRACT(B69,&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Docking port</text:p>
          </table:table-cell>
          <table:table-cell table:style-name="ce37" table:formula="of:=IF(IFERROR(SEARCH(&quot;zDeprecated&quot;;[.B69]));-1;[.F69]*VLOOKUP([.G69];[$'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dockingPortSr.cfg</text:p>
          </table:table-cell>
          <table:table-cell table:style-name="ce23" office:value-type="string" calcext:value-type="string">
            <text:p>/home/oscar/Downloads/Kspaceconnect/ksp/GameData/Squad/zDeprecated/Parts/Utility/dockingPortSr_v1/dockingPortSr.cfg</text:p>
          </table:table-cell>
          <table:table-cell table:style-name="ce26" office:value-type="float" office:value="980" calcext:value-type="float">
            <text:p>980</text:p>
          </table:table-cell>
          <table:table-cell table:style-name="ce26" office:value-type="string" calcext:value-type="string">
            <text:p>dockingPortLarge</text:p>
          </table:table-cell>
          <table:table-cell table:style-name="ce26" table:formula="of:=IFERROR(__xludf.dummyfunction(&quot;IF(ISBLANK(B70),&quot;&quot;RESSOURCE&quot;&quot;,REGEXEXTRACT(B70,&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Docking port</text:p>
          </table:table-cell>
          <table:table-cell table:style-name="ce37" table:formula="of:=IF(IFERROR(SEARCH(&quot;zDeprecated&quot;;[.B70]));-1;[.F70]*VLOOKUP([.G7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ockingPortInline.cfg</text:p>
          </table:table-cell>
          <table:table-cell table:style-name="ce23" office:value-type="string" calcext:value-type="string">
            <text:p>/home/oscar/Downloads/Kspaceconnect/ksp/GameData/Squad/Parts/Utility/dockingPortInline/dockingPortInline.cfg</text:p>
          </table:table-cell>
          <table:table-cell table:style-name="ce26" office:value-type="float" office:value="700" calcext:value-type="float">
            <text:p>700</text:p>
          </table:table-cell>
          <table:table-cell table:style-name="ce26" office:value-type="string" calcext:value-type="string">
            <text:p>dockingPortLateral</text:p>
          </table:table-cell>
          <table:table-cell table:style-name="ce26" table:formula="of:=IFERROR(__xludf.dummyfunction(&quot;IF(ISBLANK(B71),&quot;&quot;RESSOURCE&quot;&quot;,REGEXEXTRACT(B71,&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Docking port</text:p>
          </table:table-cell>
          <table:table-cell table:style-name="ce37" table:formula="of:=IF(IFERROR(SEARCH(&quot;zDeprecated&quot;;[.B71]));-1;[.F71]*VLOOKUP([.G71];[$'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dockingPortInline.cfg</text:p>
          </table:table-cell>
          <table:table-cell table:style-name="ce23" office:value-type="string" calcext:value-type="string">
            <text:p>/home/oscar/Downloads/Kspaceconnect/ksp/GameData/Squad/zDeprecated/Parts/Utility/dockingPortInline_v1/dockingPortInline.cfg</text:p>
          </table:table-cell>
          <table:table-cell table:style-name="ce26" office:value-type="float" office:value="700" calcext:value-type="float">
            <text:p>700</text:p>
          </table:table-cell>
          <table:table-cell table:style-name="ce26" office:value-type="string" calcext:value-type="string">
            <text:p>dockingPortLateral</text:p>
          </table:table-cell>
          <table:table-cell table:style-name="ce26" table:formula="of:=IFERROR(__xludf.dummyfunction(&quot;IF(ISBLANK(B72),&quot;&quot;RESSOURCE&quot;&quot;,REGEXEXTRACT(B72,&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Docking port</text:p>
          </table:table-cell>
          <table:table-cell table:style-name="ce37" table:formula="of:=IF(IFERROR(SEARCH(&quot;zDeprecated&quot;;[.B72]));-1;[.F72]*VLOOKUP([.G7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omeLight1.cfg</text:p>
          </table:table-cell>
          <table:table-cell table:style-name="ce23" office:value-type="string" calcext:value-type="string">
            <text:p>/home/oscar/Downloads/Kspaceconnect/ksp/GameData/Squad/Parts/Utility/Lights/domeLight1.cfg</text:p>
          </table:table-cell>
          <table:table-cell table:style-name="ce26" office:value-type="float" office:value="50" calcext:value-type="float">
            <text:p>50</text:p>
          </table:table-cell>
          <table:table-cell table:style-name="ce26" office:value-type="string" calcext:value-type="string">
            <text:p>domeLight1</text:p>
          </table:table-cell>
          <table:table-cell table:style-name="ce26" table:formula="of:=IFERROR(__xludf.dummyfunction(&quot;IF(ISBLANK(B73),&quot;&quot;RESSOURCE&quot;&quot;,REGEXEXTRACT(B73,&quot;&quot;GameData/(\w+)&quot;&quot;))&quot;);&quot;Squad&quot;)" office:value-type="string" office:string-value="Squad" calcext:value-type="string">
            <text:p>Squad</text:p>
          </table:table-cell>
          <table:table-cell table:style-name="ce30" office:value-type="float" office:value="0.002" calcext:value-type="float">
            <text:p>0.002</text:p>
          </table:table-cell>
          <table:table-cell table:style-name="ce34" table:content-validation-name="val1" office:value-type="string" calcext:value-type="string">
            <text:p>Light</text:p>
          </table:table-cell>
          <table:table-cell table:style-name="ce37" table:formula="of:=IF(IFERROR(SEARCH(&quot;zDeprecated&quot;;[.B73]));-1;[.F73]*VLOOKUP([.G73];[$'CO$ Methodology Parts'.$A$12:.$E$57];5;1))" office:value-type="float" office:value="42.64479328" calcext:value-type="float">
            <text:p>42.64479328</text:p>
          </table:table-cell>
          <table:table-cell table:style-name="ce40"/>
          <table:table-cell table:number-columns-repeated="1015"/>
        </table:table-row>
        <table:table-row table:style-name="ro1">
          <table:table-cell table:style-name="ce2" office:value-type="string" calcext:value-type="string">
            <text:p>elevon2.cfg</text:p>
          </table:table-cell>
          <table:table-cell table:style-name="ce23" office:value-type="string" calcext:value-type="string">
            <text:p>/home/oscar/Downloads/Kspaceconnect/ksp/GameData/Squad/Parts/Aero/wings/elevon2.cfg</text:p>
          </table:table-cell>
          <table:table-cell table:style-name="ce26" office:value-type="float" office:value="550" calcext:value-type="float">
            <text:p>550</text:p>
          </table:table-cell>
          <table:table-cell table:style-name="ce26" office:value-type="string" calcext:value-type="string">
            <text:p>elevon2</text:p>
          </table:table-cell>
          <table:table-cell table:style-name="ce26" table:formula="of:=IFERROR(__xludf.dummyfunction(&quot;IF(ISBLANK(B74),&quot;&quot;RESSOURCE&quot;&quot;,REGEXEXTRACT(B74,&quot;&quot;GameData/(\w+)&quot;&quot;))&quot;);&quot;Squad&quot;)" office:value-type="string" office:string-value="Squad" calcext:value-type="string">
            <text:p>Squad</text:p>
          </table:table-cell>
          <table:table-cell table:style-name="ce30" office:value-type="float" office:value="0.06" calcext:value-type="float">
            <text:p>0.06</text:p>
          </table:table-cell>
          <table:table-cell table:style-name="ce34" table:content-validation-name="val1" office:value-type="string" calcext:value-type="string">
            <text:p>Wing</text:p>
          </table:table-cell>
          <table:table-cell table:style-name="ce37" table:formula="of:=IF(IFERROR(SEARCH(&quot;zDeprecated&quot;;[.B74]));-1;[.F74]*VLOOKUP([.G74];[$'CO$ Methodology Parts'.$A$12:.$E$57];5;1))" office:value-type="float" office:value="535.35" calcext:value-type="float">
            <text:p>535.35</text:p>
          </table:table-cell>
          <table:table-cell table:style-name="ce40"/>
          <table:table-cell table:number-columns-repeated="1015"/>
        </table:table-row>
        <table:table-row table:style-name="ro1">
          <table:table-cell table:style-name="ce2" office:value-type="string" calcext:value-type="string">
            <text:p>elevon3.cfg</text:p>
          </table:table-cell>
          <table:table-cell table:style-name="ce23" office:value-type="string" calcext:value-type="string">
            <text:p>/home/oscar/Downloads/Kspaceconnect/ksp/GameData/Squad/Parts/Aero/wings/elevon3.cfg</text:p>
          </table:table-cell>
          <table:table-cell table:style-name="ce26" office:value-type="float" office:value="650" calcext:value-type="float">
            <text:p>650</text:p>
          </table:table-cell>
          <table:table-cell table:style-name="ce26" office:value-type="string" calcext:value-type="string">
            <text:p>elevon3</text:p>
          </table:table-cell>
          <table:table-cell table:style-name="ce26" table:formula="of:=IFERROR(__xludf.dummyfunction(&quot;IF(ISBLANK(B75),&quot;&quot;RESSOURCE&quot;&quot;,REGEXEXTRACT(B75,&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Wing</text:p>
          </table:table-cell>
          <table:table-cell table:style-name="ce37" table:formula="of:=IF(IFERROR(SEARCH(&quot;zDeprecated&quot;;[.B75]));-1;[.F75]*VLOOKUP([.G75];[$'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elevon5.cfg</text:p>
          </table:table-cell>
          <table:table-cell table:style-name="ce23" office:value-type="string" calcext:value-type="string">
            <text:p>/home/oscar/Downloads/Kspaceconnect/ksp/GameData/Squad/Parts/Aero/wings/elevon5.cfg</text:p>
          </table:table-cell>
          <table:table-cell table:style-name="ce26" office:value-type="float" office:value="800" calcext:value-type="float">
            <text:p>800</text:p>
          </table:table-cell>
          <table:table-cell table:style-name="ce26" office:value-type="string" calcext:value-type="string">
            <text:p>elevon5</text:p>
          </table:table-cell>
          <table:table-cell table:style-name="ce26" table:formula="of:=IFERROR(__xludf.dummyfunction(&quot;IF(ISBLANK(B76),&quot;&quot;RESSOURCE&quot;&quot;,REGEXEXTRACT(B76,&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Wing</text:p>
          </table:table-cell>
          <table:table-cell table:style-name="ce37" table:formula="of:=IF(IFERROR(SEARCH(&quot;zDeprecated&quot;;[.B76]));-1;[.F76]*VLOOKUP([.G76];[$'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KerbalEngineer/Parts/Engineer7500/part.cfg</text:p>
          </table:table-cell>
          <table:table-cell table:style-name="ce26" office:value-type="float" office:value="150" calcext:value-type="float">
            <text:p>150</text:p>
          </table:table-cell>
          <table:table-cell table:style-name="ce26" office:value-type="string" calcext:value-type="string">
            <text:p>Engineer7500</text:p>
          </table:table-cell>
          <table:table-cell table:style-name="ce26" table:formula="of:=IFERROR(__xludf.dummyfunction(&quot;IF(ISBLANK(B77),&quot;&quot;RESSOURCE&quot;&quot;,REGEXEXTRACT(B77,&quot;&quot;GameData/(\w+)&quot;&quot;))&quot;);&quot;KerbalEngineer&quot;)" office:value-type="string" office:string-value="KerbalEngineer" calcext:value-type="string">
            <text:p>KerbalEngineer</text:p>
          </table:table-cell>
          <table:table-cell table:style-name="ce30" office:value-type="float" office:value="0.005" calcext:value-type="float">
            <text:p>0.005</text:p>
          </table:table-cell>
          <table:table-cell table:style-name="ce34" table:content-validation-name="val1" office:value-type="string" calcext:value-type="string">
            <text:p>Controller</text:p>
          </table:table-cell>
          <table:table-cell table:style-name="ce37" table:formula="of:=IF(IFERROR(SEARCH(&quot;zDeprecated&quot;;[.B77]));-1;[.F77]*VLOOKUP([.G77];[$'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EngineerChip.cfg</text:p>
          </table:table-cell>
          <table:table-cell table:style-name="ce23" office:value-type="string" calcext:value-type="string">
            <text:p>/home/oscar/Downloads/Kspaceconnect/ksp/GameData/KerbalEngineer/Parts/EngineerChip/EngineerChip.cfg</text:p>
          </table:table-cell>
          <table:table-cell table:style-name="ce26" office:value-type="float" office:value="100" calcext:value-type="float">
            <text:p>100</text:p>
          </table:table-cell>
          <table:table-cell table:style-name="ce26" office:value-type="string" calcext:value-type="string">
            <text:p>EngineerChip</text:p>
          </table:table-cell>
          <table:table-cell table:style-name="ce26" table:formula="of:=IFERROR(__xludf.dummyfunction(&quot;IF(ISBLANK(B78),&quot;&quot;RESSOURCE&quot;&quot;,REGEXEXTRACT(B78,&quot;&quot;GameData/(\w+)&quot;&quot;))&quot;);&quot;KerbalEngineer&quot;)" office:value-type="string" office:string-value="KerbalEngineer" calcext:value-type="string">
            <text:p>KerbalEngineer</text:p>
          </table:table-cell>
          <table:table-cell table:style-name="ce30" office:value-type="float" office:value="0.005" calcext:value-type="float">
            <text:p>0.005</text:p>
          </table:table-cell>
          <table:table-cell table:style-name="ce34" table:content-validation-name="val1" office:value-type="string" calcext:value-type="string">
            <text:p>Controller</text:p>
          </table:table-cell>
          <table:table-cell table:style-name="ce37" table:formula="of:=IF(IFERROR(SEARCH(&quot;zDeprecated&quot;;[.B78]));-1;[.F78]*VLOOKUP([.G78];[$'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skipperLiquidEngine.cfg</text:p>
          </table:table-cell>
          <table:table-cell table:style-name="ce23" office:value-type="string" calcext:value-type="string">
            <text:p>/home/oscar/Downloads/Kspaceconnect/ksp/GameData/Squad/zDeprecated/Parts/Engine/liquidEngineSkipper_v1/skipperLiquidEngine.cfg</text:p>
          </table:table-cell>
          <table:table-cell table:style-name="ce26" office:value-type="float" office:value="5300" calcext:value-type="float">
            <text:p>5300</text:p>
          </table:table-cell>
          <table:table-cell table:style-name="ce26" office:value-type="string" calcext:value-type="string">
            <text:p>engineLargeSkipper</text:p>
          </table:table-cell>
          <table:table-cell table:style-name="ce26" table:formula="of:=IFERROR(__xludf.dummyfunction(&quot;IF(ISBLANK(B79),&quot;&quot;RESSOURCE&quot;&quot;,REGEXEXTRACT(B79,&quot;&quot;GameData/(\w+)&quot;&quot;))&quot;);&quot;Squad&quot;)" office:value-type="string" office:string-value="Squad" calcext:value-type="string">
            <text:p>Squad</text:p>
          </table:table-cell>
          <table:table-cell table:style-name="ce30" office:value-type="float" office:value="3" calcext:value-type="float">
            <text:p>3</text:p>
          </table:table-cell>
          <table:table-cell table:style-name="ce34" table:content-validation-name="val1" office:value-type="string" calcext:value-type="string">
            <text:p>Engine</text:p>
          </table:table-cell>
          <table:table-cell table:style-name="ce37" table:formula="of:=IF(IFERROR(SEARCH(&quot;zDeprecated&quot;;[.B79]));-1;[.F79]*VLOOKUP([.G7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kipperLiquidEngine_v2.cfg</text:p>
          </table:table-cell>
          <table:table-cell table:style-name="ce23" office:value-type="string" calcext:value-type="string">
            <text:p>/home/oscar/Downloads/Kspaceconnect/ksp/GameData/Squad/Parts/Engine/liquidEngineSkipper_v2/skipperLiquidEngine_v2.cfg</text:p>
          </table:table-cell>
          <table:table-cell table:style-name="ce26" office:value-type="float" office:value="5300" calcext:value-type="float">
            <text:p>5300</text:p>
          </table:table-cell>
          <table:table-cell table:style-name="ce26" office:value-type="string" calcext:value-type="string">
            <text:p>engineLargeSkipper_v2</text:p>
          </table:table-cell>
          <table:table-cell table:style-name="ce26" table:formula="of:=IFERROR(__xludf.dummyfunction(&quot;IF(ISBLANK(B80),&quot;&quot;RESSOURCE&quot;&quot;,REGEXEXTRACT(B80,&quot;&quot;GameData/(\w+)&quot;&quot;))&quot;);&quot;Squad&quot;)" office:value-type="string" office:string-value="Squad" calcext:value-type="string">
            <text:p>Squad</text:p>
          </table:table-cell>
          <table:table-cell table:style-name="ce30" office:value-type="float" office:value="3" calcext:value-type="float">
            <text:p>3</text:p>
          </table:table-cell>
          <table:table-cell table:style-name="ce34" table:content-validation-name="val1" office:value-type="string" calcext:value-type="string">
            <text:p>Engine</text:p>
          </table:table-cell>
          <table:table-cell table:style-name="ce37" table:formula="of:=IF(IFERROR(SEARCH(&quot;zDeprecated&quot;;[.B80]));-1;[.F80]*VLOOKUP([.G80];[$'CO$ Methodology Parts'.$A$12:.$E$57];5;1))" office:value-type="float" office:value="13679.93798" calcext:value-type="float">
            <text:p>13679.93798</text:p>
          </table:table-cell>
          <table:table-cell table:style-name="ce40"/>
          <table:table-cell table:number-columns-repeated="1015"/>
        </table:table-row>
        <table:table-row table:style-name="ro1">
          <table:table-cell table:style-name="ce2" office:value-type="string" calcext:value-type="string">
            <text:p>EnginePlate_1p5.cfg</text:p>
          </table:table-cell>
          <table:table-cell table:style-name="ce23" office:value-type="string" calcext:value-type="string">
            <text:p>/home/oscar/Downloads/Kspaceconnect/ksp/GameData/SquadExpansion/MakingHistory/Parts/Coupling/EnginePlate_1p5.cfg</text:p>
          </table:table-cell>
          <table:table-cell table:style-name="ce26" office:value-type="float" office:value="250" calcext:value-type="float">
            <text:p>250</text:p>
          </table:table-cell>
          <table:table-cell table:style-name="ce26" office:value-type="string" calcext:value-type="string">
            <text:p>EnginePlate1p5</text:p>
          </table:table-cell>
          <table:table-cell table:style-name="ce26" table:formula="of:=IFERROR(__xludf.dummyfunction(&quot;IF(ISBLANK(B81),&quot;&quot;RESSOURCE&quot;&quot;,REGEXEXTRACT(B81,&quot;&quot;GameData/(\w+)&quot;&quot;))&quot;);&quot;SquadExpansion&quot;)" office:value-type="string" office:string-value="SquadExpansion" calcext:value-type="string">
            <text:p>SquadExpansion</text:p>
          </table:table-cell>
          <table:table-cell table:style-name="ce30" office:value-type="float" office:value="0.14" calcext:value-type="float">
            <text:p>0.14</text:p>
          </table:table-cell>
          <table:table-cell table:style-name="ce34" table:content-validation-name="val1" office:value-type="string" calcext:value-type="string">
            <text:p>Structural</text:p>
          </table:table-cell>
          <table:table-cell table:style-name="ce37" table:formula="of:=IF(IFERROR(SEARCH(&quot;zDeprecated&quot;;[.B81]));-1;[.F81]*VLOOKUP([.G81];[$'CO$ Methodology Parts'.$A$12:.$E$57];5;1))" office:value-type="float" office:value="291.2" calcext:value-type="float">
            <text:p>291.2</text:p>
          </table:table-cell>
          <table:table-cell table:style-name="ce40"/>
          <table:table-cell table:number-columns-repeated="1015"/>
        </table:table-row>
        <table:table-row table:style-name="ro1">
          <table:table-cell table:style-name="ce2" office:value-type="string" calcext:value-type="string">
            <text:p>EnginePlate_2.cfg</text:p>
          </table:table-cell>
          <table:table-cell table:style-name="ce23" office:value-type="string" calcext:value-type="string">
            <text:p>/home/oscar/Downloads/Kspaceconnect/ksp/GameData/SquadExpansion/MakingHistory/Parts/Coupling/EnginePlate_2.cfg</text:p>
          </table:table-cell>
          <table:table-cell table:style-name="ce26" office:value-type="float" office:value="300" calcext:value-type="float">
            <text:p>300</text:p>
          </table:table-cell>
          <table:table-cell table:style-name="ce26" office:value-type="string" calcext:value-type="string">
            <text:p>EnginePlate2</text:p>
          </table:table-cell>
          <table:table-cell table:style-name="ce26" table:formula="of:=IFERROR(__xludf.dummyfunction(&quot;IF(ISBLANK(B82),&quot;&quot;RESSOURCE&quot;&quot;,REGEXEXTRACT(B82,&quot;&quot;GameData/(\w+)&quot;&quot;))&quot;);&quot;SquadExpansion&quot;)" office:value-type="string" office:string-value="SquadExpansion" calcext:value-type="string">
            <text:p>SquadExpansion</text:p>
          </table:table-cell>
          <table:table-cell table:style-name="ce30" office:value-type="float" office:value="0.25" calcext:value-type="float">
            <text:p>0.25</text:p>
          </table:table-cell>
          <table:table-cell table:style-name="ce34" table:content-validation-name="val1" office:value-type="string" calcext:value-type="string">
            <text:p>Structural</text:p>
          </table:table-cell>
          <table:table-cell table:style-name="ce37" table:formula="of:=IF(IFERROR(SEARCH(&quot;zDeprecated&quot;;[.B82]));-1;[.F82]*VLOOKUP([.G82];[$'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EnginePlate_3.cfg</text:p>
          </table:table-cell>
          <table:table-cell table:style-name="ce23" office:value-type="string" calcext:value-type="string">
            <text:p>/home/oscar/Downloads/Kspaceconnect/ksp/GameData/SquadExpansion/MakingHistory/Parts/Coupling/EnginePlate_3.cfg</text:p>
          </table:table-cell>
          <table:table-cell table:style-name="ce26" office:value-type="float" office:value="500" calcext:value-type="float">
            <text:p>500</text:p>
          </table:table-cell>
          <table:table-cell table:style-name="ce26" office:value-type="string" calcext:value-type="string">
            <text:p>EnginePlate3</text:p>
          </table:table-cell>
          <table:table-cell table:style-name="ce26" table:formula="of:=IFERROR(__xludf.dummyfunction(&quot;IF(ISBLANK(B83),&quot;&quot;RESSOURCE&quot;&quot;,REGEXEXTRACT(B83,&quot;&quot;GameData/(\w+)&quot;&quot;))&quot;);&quot;SquadExpansion&quot;)" office:value-type="string" office:string-value="SquadExpansion" calcext:value-type="string">
            <text:p>SquadExpansion</text:p>
          </table:table-cell>
          <table:table-cell table:style-name="ce30" office:value-type="float" office:value="0.58" calcext:value-type="float">
            <text:p>0.58</text:p>
          </table:table-cell>
          <table:table-cell table:style-name="ce34" table:content-validation-name="val1" office:value-type="string" calcext:value-type="string">
            <text:p>Structural</text:p>
          </table:table-cell>
          <table:table-cell table:style-name="ce37" table:formula="of:=IF(IFERROR(SEARCH(&quot;zDeprecated&quot;;[.B83]));-1;[.F83]*VLOOKUP([.G83];[$'CO$ Methodology Parts'.$A$12:.$E$57];5;1))" office:value-type="float" office:value="1206.4" calcext:value-type="float">
            <text:p>1206.4</text:p>
          </table:table-cell>
          <table:table-cell table:style-name="ce40"/>
          <table:table-cell table:number-columns-repeated="1015"/>
        </table:table-row>
        <table:table-row table:style-name="ro1">
          <table:table-cell table:style-name="ce2" office:value-type="string" calcext:value-type="string">
            <text:p>EnginePlate_4.cfg</text:p>
          </table:table-cell>
          <table:table-cell table:style-name="ce23" office:value-type="string" calcext:value-type="string">
            <text:p>/home/oscar/Downloads/Kspaceconnect/ksp/GameData/SquadExpansion/MakingHistory/Parts/Coupling/EnginePlate_4.cfg</text:p>
          </table:table-cell>
          <table:table-cell table:style-name="ce26" office:value-type="float" office:value="700" calcext:value-type="float">
            <text:p>700</text:p>
          </table:table-cell>
          <table:table-cell table:style-name="ce26" office:value-type="string" calcext:value-type="string">
            <text:p>EnginePlate4</text:p>
          </table:table-cell>
          <table:table-cell table:style-name="ce26" table:formula="of:=IFERROR(__xludf.dummyfunction(&quot;IF(ISBLANK(B84),&quot;&quot;RESSOURCE&quot;&quot;,REGEXEXTRACT(B84,&quot;&quot;GameData/(\w+)&quot;&quot;))&quot;);&quot;SquadExpansion&quot;)" office:value-type="string" office:string-value="SquadExpansion" calcext:value-type="string">
            <text:p>SquadExpansion</text:p>
          </table:table-cell>
          <table:table-cell table:style-name="ce30" office:value-type="float" office:value="1" calcext:value-type="float">
            <text:p>1</text:p>
          </table:table-cell>
          <table:table-cell table:style-name="ce34" table:content-validation-name="val1" office:value-type="string" calcext:value-type="string">
            <text:p>Structural</text:p>
          </table:table-cell>
          <table:table-cell table:style-name="ce37" table:formula="of:=IF(IFERROR(SEARCH(&quot;zDeprecated&quot;;[.B84]));-1;[.F84]*VLOOKUP([.G84];[$'CO$ Methodology Parts'.$A$12:.$E$57];5;1))" office:value-type="float" office:value="2080" calcext:value-type="float">
            <text:p>2080</text:p>
          </table:table-cell>
          <table:table-cell table:style-name="ce40"/>
          <table:table-cell table:number-columns-repeated="1015"/>
        </table:table-row>
        <table:table-row table:style-name="ro1">
          <table:table-cell table:style-name="ce2" office:value-type="string" calcext:value-type="string">
            <text:p>EnginePlate_5.cfg</text:p>
          </table:table-cell>
          <table:table-cell table:style-name="ce23" office:value-type="string" calcext:value-type="string">
            <text:p>/home/oscar/Downloads/Kspaceconnect/ksp/GameData/SquadExpansion/MakingHistory/Parts/Coupling/EnginePlate_5.cfg</text:p>
          </table:table-cell>
          <table:table-cell table:style-name="ce26" office:value-type="float" office:value="150" calcext:value-type="float">
            <text:p>150</text:p>
          </table:table-cell>
          <table:table-cell table:style-name="ce26" office:value-type="string" calcext:value-type="string">
            <text:p>EnginePlate5</text:p>
          </table:table-cell>
          <table:table-cell table:style-name="ce26" table:formula="of:=IFERROR(__xludf.dummyfunction(&quot;IF(ISBLANK(B85),&quot;&quot;RESSOURCE&quot;&quot;,REGEXEXTRACT(B85,&quot;&quot;GameData/(\w+)&quot;&quot;))&quot;);&quot;SquadExpansion&quot;)" office:value-type="string" office:string-value="SquadExpansion" calcext:value-type="string">
            <text:p>SquadExpansion</text:p>
          </table:table-cell>
          <table:table-cell table:style-name="ce30" office:value-type="float" office:value="0.062" calcext:value-type="float">
            <text:p>0.062</text:p>
          </table:table-cell>
          <table:table-cell table:style-name="ce34" table:content-validation-name="val1" office:value-type="string" calcext:value-type="string">
            <text:p>Structural</text:p>
          </table:table-cell>
          <table:table-cell table:style-name="ce37" table:formula="of:=IF(IFERROR(SEARCH(&quot;zDeprecated&quot;;[.B85]));-1;[.F85]*VLOOKUP([.G85];[$'CO$ Methodology Parts'.$A$12:.$E$57];5;1))" office:value-type="float" office:value="128.96" calcext:value-type="float">
            <text:p>128.96</text:p>
          </table:table-cell>
          <table:table-cell table:style-name="ce40"/>
          <table:table-cell table:number-columns-repeated="1015"/>
        </table:table-row>
        <table:table-row table:style-name="ro1">
          <table:table-cell table:style-name="ce2" office:value-type="string" calcext:value-type="string">
            <text:p>EquiTriangle0.cfg</text:p>
          </table:table-cell>
          <table:table-cell table:style-name="ce23" office:value-type="string" calcext:value-type="string">
            <text:p>/home/oscar/Downloads/Kspaceconnect/ksp/GameData/SquadExpansion/MakingHistory/Parts/Structural/EquiTriangle0.cfg</text:p>
          </table:table-cell>
          <table:table-cell table:style-name="ce26" office:value-type="float" office:value="10" calcext:value-type="float">
            <text:p>10</text:p>
          </table:table-cell>
          <table:table-cell table:style-name="ce26" office:value-type="string" calcext:value-type="string">
            <text:p>EquiTriangle0</text:p>
          </table:table-cell>
          <table:table-cell table:style-name="ce26" table:formula="of:=IFERROR(__xludf.dummyfunction(&quot;IF(ISBLANK(B86),&quot;&quot;RESSOURCE&quot;&quot;,REGEXEXTRACT(B86,&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Structural</text:p>
          </table:table-cell>
          <table:table-cell table:style-name="ce37" table:formula="of:=IF(IFERROR(SEARCH(&quot;zDeprecated&quot;;[.B86]));-1;[.F86]*VLOOKUP([.G86];[$'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EquiTriangle0.cfg</text:p>
          </table:table-cell>
          <table:table-cell table:style-name="ce23" office:value-type="string" calcext:value-type="string">
            <text:p>/home/oscar/Downloads/Kspaceconnect/ksp/GameData/SquadExpansion/MakingHistory/zDeprecated/Parts/Structural/Panels_v1/EquiTriangle0.cfg</text:p>
          </table:table-cell>
          <table:table-cell table:style-name="ce26" office:value-type="float" office:value="10" calcext:value-type="float">
            <text:p>10</text:p>
          </table:table-cell>
          <table:table-cell table:style-name="ce26" office:value-type="string" calcext:value-type="string">
            <text:p>EquiTriangle0</text:p>
          </table:table-cell>
          <table:table-cell table:style-name="ce26" table:formula="of:=IFERROR(__xludf.dummyfunction(&quot;IF(ISBLANK(B87),&quot;&quot;RESSOURCE&quot;&quot;,REGEXEXTRACT(B87,&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Structural</text:p>
          </table:table-cell>
          <table:table-cell table:style-name="ce37" table:formula="of:=IF(IFERROR(SEARCH(&quot;zDeprecated&quot;;[.B87]));-1;[.F87]*VLOOKUP([.G8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EquiTriangle1.cfg</text:p>
          </table:table-cell>
          <table:table-cell table:style-name="ce23" office:value-type="string" calcext:value-type="string">
            <text:p>/home/oscar/Downloads/Kspaceconnect/ksp/GameData/SquadExpansion/MakingHistory/Parts/Structural/EquiTriangle1.cfg</text:p>
          </table:table-cell>
          <table:table-cell table:style-name="ce26" office:value-type="float" office:value="20" calcext:value-type="float">
            <text:p>20</text:p>
          </table:table-cell>
          <table:table-cell table:style-name="ce26" office:value-type="string" calcext:value-type="string">
            <text:p>EquiTriangle1</text:p>
          </table:table-cell>
          <table:table-cell table:style-name="ce26" table:formula="of:=IFERROR(__xludf.dummyfunction(&quot;IF(ISBLANK(B88),&quot;&quot;RESSOURCE&quot;&quot;,REGEXEXTRACT(B88,&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88]));-1;[.F88]*VLOOKUP([.G88];[$'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EquiTriangle1.cfg</text:p>
          </table:table-cell>
          <table:table-cell table:style-name="ce23" office:value-type="string" calcext:value-type="string">
            <text:p>/home/oscar/Downloads/Kspaceconnect/ksp/GameData/SquadExpansion/MakingHistory/zDeprecated/Parts/Structural/Panels_v1/EquiTriangle1.cfg</text:p>
          </table:table-cell>
          <table:table-cell table:style-name="ce26" office:value-type="float" office:value="20" calcext:value-type="float">
            <text:p>20</text:p>
          </table:table-cell>
          <table:table-cell table:style-name="ce26" office:value-type="string" calcext:value-type="string">
            <text:p>EquiTriangle1</text:p>
          </table:table-cell>
          <table:table-cell table:style-name="ce26" table:formula="of:=IFERROR(__xludf.dummyfunction(&quot;IF(ISBLANK(B89),&quot;&quot;RESSOURCE&quot;&quot;,REGEXEXTRACT(B89,&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89]));-1;[.F89]*VLOOKUP([.G8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EquiTriangle1p5.cfg</text:p>
          </table:table-cell>
          <table:table-cell table:style-name="ce23" office:value-type="string" calcext:value-type="string">
            <text:p>/home/oscar/Downloads/Kspaceconnect/ksp/GameData/SquadExpansion/MakingHistory/Parts/Structural/EquiTriangle1p5.cfg</text:p>
          </table:table-cell>
          <table:table-cell table:style-name="ce26" office:value-type="float" office:value="45" calcext:value-type="float">
            <text:p>45</text:p>
          </table:table-cell>
          <table:table-cell table:style-name="ce26" office:value-type="string" calcext:value-type="string">
            <text:p>EquiTriangle1p5</text:p>
          </table:table-cell>
          <table:table-cell table:style-name="ce26" table:formula="of:=IFERROR(__xludf.dummyfunction(&quot;IF(ISBLANK(B90),&quot;&quot;RESSOURCE&quot;&quot;,REGEXEXTRACT(B90,&quot;&quot;GameData/(\w+)&quot;&quot;))&quot;);&quot;SquadExpansion&quot;)" office:value-type="string" office:string-value="SquadExpansion" calcext:value-type="string">
            <text:p>SquadExpansion</text:p>
          </table:table-cell>
          <table:table-cell table:style-name="ce30" office:value-type="float" office:value="0.085" calcext:value-type="float">
            <text:p>0.085</text:p>
          </table:table-cell>
          <table:table-cell table:style-name="ce34" table:content-validation-name="val1" office:value-type="string" calcext:value-type="string">
            <text:p>Structural</text:p>
          </table:table-cell>
          <table:table-cell table:style-name="ce37" table:formula="of:=IF(IFERROR(SEARCH(&quot;zDeprecated&quot;;[.B90]));-1;[.F90]*VLOOKUP([.G90];[$'CO$ Methodology Parts'.$A$12:.$E$57];5;1))" office:value-type="float" office:value="176.8" calcext:value-type="float">
            <text:p>176.8</text:p>
          </table:table-cell>
          <table:table-cell table:style-name="ce40"/>
          <table:table-cell table:number-columns-repeated="1015"/>
        </table:table-row>
        <table:table-row table:style-name="ro1">
          <table:table-cell table:style-name="ce2" office:value-type="string" calcext:value-type="string">
            <text:p>EquiTriangle1p5.cfg</text:p>
          </table:table-cell>
          <table:table-cell table:style-name="ce23" office:value-type="string" calcext:value-type="string">
            <text:p>/home/oscar/Downloads/Kspaceconnect/ksp/GameData/SquadExpansion/MakingHistory/zDeprecated/Parts/Structural/Panels_v1/EquiTriangle1p5.cfg</text:p>
          </table:table-cell>
          <table:table-cell table:style-name="ce26" office:value-type="float" office:value="45" calcext:value-type="float">
            <text:p>45</text:p>
          </table:table-cell>
          <table:table-cell table:style-name="ce26" office:value-type="string" calcext:value-type="string">
            <text:p>EquiTriangle1p5</text:p>
          </table:table-cell>
          <table:table-cell table:style-name="ce26" table:formula="of:=IFERROR(__xludf.dummyfunction(&quot;IF(ISBLANK(B91),&quot;&quot;RESSOURCE&quot;&quot;,REGEXEXTRACT(B91,&quot;&quot;GameData/(\w+)&quot;&quot;))&quot;);&quot;SquadExpansion&quot;)" office:value-type="string" office:string-value="SquadExpansion" calcext:value-type="string">
            <text:p>SquadExpansion</text:p>
          </table:table-cell>
          <table:table-cell table:style-name="ce30" office:value-type="float" office:value="0.085" calcext:value-type="float">
            <text:p>0.085</text:p>
          </table:table-cell>
          <table:table-cell table:style-name="ce34" table:content-validation-name="val1" office:value-type="string" calcext:value-type="string">
            <text:p>Structural</text:p>
          </table:table-cell>
          <table:table-cell table:style-name="ce37" table:formula="of:=IF(IFERROR(SEARCH(&quot;zDeprecated&quot;;[.B91]));-1;[.F91]*VLOOKUP([.G9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EquiTriangle2.cfg</text:p>
          </table:table-cell>
          <table:table-cell table:style-name="ce23" office:value-type="string" calcext:value-type="string">
            <text:p>/home/oscar/Downloads/Kspaceconnect/ksp/GameData/SquadExpansion/MakingHistory/Parts/Structural/EquiTriangle2.cfg</text:p>
          </table:table-cell>
          <table:table-cell table:style-name="ce26" office:value-type="float" office:value="60" calcext:value-type="float">
            <text:p>60</text:p>
          </table:table-cell>
          <table:table-cell table:style-name="ce26" office:value-type="string" calcext:value-type="string">
            <text:p>EquiTriangle2</text:p>
          </table:table-cell>
          <table:table-cell table:style-name="ce26" table:formula="of:=IFERROR(__xludf.dummyfunction(&quot;IF(ISBLANK(B92),&quot;&quot;RESSOURCE&quot;&quot;,REGEXEXTRACT(B92,&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92]));-1;[.F92]*VLOOKUP([.G92];[$'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EquiTriangle2.cfg</text:p>
          </table:table-cell>
          <table:table-cell table:style-name="ce23" office:value-type="string" calcext:value-type="string">
            <text:p>/home/oscar/Downloads/Kspaceconnect/ksp/GameData/SquadExpansion/MakingHistory/zDeprecated/Parts/Structural/Panels_v1/EquiTriangle2.cfg</text:p>
          </table:table-cell>
          <table:table-cell table:style-name="ce26" office:value-type="float" office:value="60" calcext:value-type="float">
            <text:p>60</text:p>
          </table:table-cell>
          <table:table-cell table:style-name="ce26" office:value-type="string" calcext:value-type="string">
            <text:p>EquiTriangle2</text:p>
          </table:table-cell>
          <table:table-cell table:style-name="ce26" table:formula="of:=IFERROR(__xludf.dummyfunction(&quot;IF(ISBLANK(B93),&quot;&quot;RESSOURCE&quot;&quot;,REGEXEXTRACT(B93,&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93]));-1;[.F93]*VLOOKUP([.G9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rachute.cfg</text:p>
          </table:table-cell>
          <table:table-cell table:style-name="ce23" office:value-type="string" calcext:value-type="string">
            <text:p>/home/oscar/Downloads/Kspaceconnect/ksp/GameData/Squad/Parts/Cargo/Parachute/Parachute.cfg</text:p>
          </table:table-cell>
          <table:table-cell table:style-name="ce26" office:value-type="float" office:value="10" calcext:value-type="float">
            <text:p>10</text:p>
          </table:table-cell>
          <table:table-cell table:style-name="ce26" office:value-type="string" calcext:value-type="string">
            <text:p>evaChute</text:p>
          </table:table-cell>
          <table:table-cell table:style-name="ce26" table:formula="of:=IFERROR(__xludf.dummyfunction(&quot;IF(ISBLANK(B94),&quot;&quot;RESSOURCE&quot;&quot;,REGEXEXTRACT(B94,&quot;&quot;GameData/(\w+)&quot;&quot;))&quot;);&quot;Squad&quot;)" office:value-type="string" office:string-value="Squad" calcext:value-type="string">
            <text:p>Squad</text:p>
          </table:table-cell>
          <table:table-cell table:style-name="ce30" office:value-type="float" office:value="0.004" calcext:value-type="float">
            <text:p>0.004</text:p>
          </table:table-cell>
          <table:table-cell table:style-name="ce34" table:content-validation-name="val1" office:value-type="string" calcext:value-type="string">
            <text:p>Parachute</text:p>
          </table:table-cell>
          <table:table-cell table:style-name="ce37" table:formula="of:=IF(IFERROR(SEARCH(&quot;zDeprecated&quot;;[.B94]));-1;[.F94]*VLOOKUP([.G94];[$'CO$ Methodology Parts'.$A$12:.$E$57];5;1))" office:value-type="float" office:value="117.8" calcext:value-type="float">
            <text:p>117.8</text:p>
          </table:table-cell>
          <table:table-cell table:style-name="ce40"/>
          <table:table-cell table:number-columns-repeated="1015"/>
        </table:table-row>
        <table:table-row table:style-name="ro1">
          <table:table-cell table:style-name="ce2" office:value-type="string" calcext:value-type="string">
            <text:p>Cylinder.cfg</text:p>
          </table:table-cell>
          <table:table-cell table:style-name="ce23" office:value-type="string" calcext:value-type="string">
            <text:p>/home/oscar/Downloads/Kspaceconnect/ksp/GameData/Squad/Parts/Cargo/Cylinder/Cylinder.cfg</text:p>
          </table:table-cell>
          <table:table-cell table:style-name="ce26" office:value-type="float" office:value="50" calcext:value-type="float">
            <text:p>50</text:p>
          </table:table-cell>
          <table:table-cell table:style-name="ce26" office:value-type="string" calcext:value-type="string">
            <text:p>evaCylinder</text:p>
          </table:table-cell>
          <table:table-cell table:style-name="ce26" table:formula="of:=IFERROR(__xludf.dummyfunction(&quot;IF(ISBLANK(B95),&quot;&quot;RESSOURCE&quot;&quot;,REGEXEXTRACT(B95,&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tructural</text:p>
          </table:table-cell>
          <table:table-cell table:style-name="ce37" table:formula="of:=IF(IFERROR(SEARCH(&quot;zDeprecated&quot;;[.B95]));-1;[.F95]*VLOOKUP([.G95];[$'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Jetpack.cfg</text:p>
          </table:table-cell>
          <table:table-cell table:style-name="ce23" office:value-type="string" calcext:value-type="string">
            <text:p>/home/oscar/Downloads/Kspaceconnect/ksp/GameData/Squad/Parts/Cargo/Jetpack/Jetpack.cfg</text:p>
          </table:table-cell>
          <table:table-cell table:style-name="ce26" office:value-type="float" office:value="25" calcext:value-type="float">
            <text:p>25</text:p>
          </table:table-cell>
          <table:table-cell table:style-name="ce26" office:value-type="string" calcext:value-type="string">
            <text:p>evaJetpack</text:p>
          </table:table-cell>
          <table:table-cell table:style-name="ce26" table:formula="of:=IFERROR(__xludf.dummyfunction(&quot;IF(ISBLANK(B96),&quot;&quot;RESSOURCE&quot;&quot;,REGEXEXTRACT(B96,&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Controller</text:p>
          </table:table-cell>
          <table:table-cell table:style-name="ce37" table:formula="of:=IF(IFERROR(SEARCH(&quot;zDeprecated&quot;;[.B96]));-1;[.F96]*VLOOKUP([.G96];[$'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RepairKit.cfg</text:p>
          </table:table-cell>
          <table:table-cell table:style-name="ce23" office:value-type="string" calcext:value-type="string">
            <text:p>/home/oscar/Downloads/Kspaceconnect/ksp/GameData/Squad/Parts/Cargo/RepairKit/RepairKit.cfg</text:p>
          </table:table-cell>
          <table:table-cell table:style-name="ce26" office:value-type="float" office:value="75" calcext:value-type="float">
            <text:p>75</text:p>
          </table:table-cell>
          <table:table-cell table:style-name="ce26" office:value-type="string" calcext:value-type="string">
            <text:p>evaRepairKit</text:p>
          </table:table-cell>
          <table:table-cell table:style-name="ce26" table:formula="of:=IFERROR(__xludf.dummyfunction(&quot;IF(ISBLANK(B97),&quot;&quot;RESSOURCE&quot;&quot;,REGEXEXTRACT(B97,&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97]));-1;[.F97]*VLOOKUP([.G97];[$'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evaScienceKit.cfg</text:p>
          </table:table-cell>
          <table:table-cell table:style-name="ce23" office:value-type="string" calcext:value-type="string">
            <text:p>/home/oscar/Downloads/Kspaceconnect/ksp/GameData/Squad/Parts/Cargo/ScienceKit/evaScienceKit.cfg</text:p>
          </table:table-cell>
          <table:table-cell table:style-name="ce26" office:value-type="float" office:value="150" calcext:value-type="float">
            <text:p>150</text:p>
          </table:table-cell>
          <table:table-cell table:style-name="ce26" office:value-type="string" calcext:value-type="string">
            <text:p>evaScienceKit</text:p>
          </table:table-cell>
          <table:table-cell table:style-name="ce26" table:formula="of:=IFERROR(__xludf.dummyfunction(&quot;IF(ISBLANK(B98),&quot;&quot;RESSOURCE&quot;&quot;,REGEXEXTRACT(B98,&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Science Device</text:p>
          </table:table-cell>
          <table:table-cell table:style-name="ce37" table:formula="of:=IF(IFERROR(SEARCH(&quot;zDeprecated&quot;;[.B98]));-1;[.F98]*VLOOKUP([.G98];[$'CO$ Methodology Parts'.$A$12:.$E$57];5;1))" office:value-type="float" office:value="422.4734496" calcext:value-type="float">
            <text:p>422.4734496</text:p>
          </table:table-cell>
          <table:table-cell table:style-name="ce40"/>
          <table:table-cell table:number-columns-repeated="1015"/>
        </table:table-row>
        <table:table-row table:style-name="ro1">
          <table:table-cell table:style-name="ce2" office:value-type="string" calcext:value-type="string">
            <text:p>RadialTank_Capsule.cfg</text:p>
          </table:table-cell>
          <table:table-cell table:style-name="ce23" office:value-type="string" calcext:value-type="string">
            <text:p>/home/oscar/Downloads/Kspaceconnect/ksp/GameData/Squad/Parts/FuelTank/FoilTanks/RadialTank_Capsule.cfg</text:p>
          </table:table-cell>
          <table:table-cell table:style-name="ce26" office:value-type="float" office:value="25.58" calcext:value-type="float">
            <text:p>25.58</text:p>
          </table:table-cell>
          <table:table-cell table:style-name="ce26" office:value-type="string" calcext:value-type="string">
            <text:p>externalTankCapsule</text:p>
          </table:table-cell>
          <table:table-cell table:style-name="ce26" table:formula="of:=IFERROR(__xludf.dummyfunction(&quot;IF(ISBLANK(B99),&quot;&quot;RESSOURCE&quot;&quot;,REGEXEXTRACT(B99,&quot;&quot;GameData/(\w+)&quot;&quot;))&quot;);&quot;Squad&quot;)" office:value-type="string" office:string-value="Squad" calcext:value-type="string">
            <text:p>Squad</text:p>
          </table:table-cell>
          <table:table-cell table:style-name="ce30" office:value-type="float" office:value="0.03375" calcext:value-type="float">
            <text:p>0.03375</text:p>
          </table:table-cell>
          <table:table-cell table:style-name="ce34" table:content-validation-name="val1" office:value-type="string" calcext:value-type="string">
            <text:p>Tank</text:p>
          </table:table-cell>
          <table:table-cell table:style-name="ce37" table:formula="of:=IF(IFERROR(SEARCH(&quot;zDeprecated&quot;;[.B99]));-1;[.F99]*VLOOKUP([.G99];[$'CO$ Methodology Parts'.$A$12:.$E$57];5;1))" office:value-type="float" office:value="70.2" calcext:value-type="float">
            <text:p>70.2</text:p>
          </table:table-cell>
          <table:table-cell table:style-name="ce40"/>
          <table:table-cell table:number-columns-repeated="1015"/>
        </table:table-row>
        <table:table-row table:style-name="ro1">
          <table:table-cell table:style-name="ce2" office:value-type="string" calcext:value-type="string">
            <text:p>RadialTank_Capsule.cfg</text:p>
          </table:table-cell>
          <table:table-cell table:style-name="ce23" office:value-type="string" calcext:value-type="string">
            <text:p>/home/oscar/Downloads/Kspaceconnect/ksp/GameData/Squad/zDeprecated/Parts/FuelTank/FoilTanks_v1/RadialTank_Capsule.cfg</text:p>
          </table:table-cell>
          <table:table-cell table:style-name="ce26" office:value-type="float" office:value="25.58" calcext:value-type="float">
            <text:p>25.58</text:p>
          </table:table-cell>
          <table:table-cell table:style-name="ce26" office:value-type="string" calcext:value-type="string">
            <text:p>externalTankCapsule</text:p>
          </table:table-cell>
          <table:table-cell table:style-name="ce26" table:formula="of:=IFERROR(__xludf.dummyfunction(&quot;IF(ISBLANK(B100),&quot;&quot;RESSOURCE&quot;&quot;,REGEXEXTRACT(B100,&quot;&quot;GameData/(\w+)&quot;&quot;))&quot;);&quot;Squad&quot;)" office:value-type="string" office:string-value="Squad" calcext:value-type="string">
            <text:p>Squad</text:p>
          </table:table-cell>
          <table:table-cell table:style-name="ce30" office:value-type="float" office:value="0.03375" calcext:value-type="float">
            <text:p>0.03375</text:p>
          </table:table-cell>
          <table:table-cell table:style-name="ce34" table:content-validation-name="val1" office:value-type="string" calcext:value-type="string">
            <text:p>Tank</text:p>
          </table:table-cell>
          <table:table-cell table:style-name="ce37" table:formula="of:=IF(IFERROR(SEARCH(&quot;zDeprecated&quot;;[.B100]));-1;[.F100]*VLOOKUP([.G10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RadialTank_Round.cfg</text:p>
          </table:table-cell>
          <table:table-cell table:style-name="ce23" office:value-type="string" calcext:value-type="string">
            <text:p>/home/oscar/Downloads/Kspaceconnect/ksp/GameData/Squad/Parts/FuelTank/FoilTanks/RadialTank_Round.cfg</text:p>
          </table:table-cell>
          <table:table-cell table:style-name="ce26" office:value-type="float" office:value="40.64" calcext:value-type="float">
            <text:p>40.64</text:p>
          </table:table-cell>
          <table:table-cell table:style-name="ce26" office:value-type="string" calcext:value-type="string">
            <text:p>externalTankRound</text:p>
          </table:table-cell>
          <table:table-cell table:style-name="ce26" table:formula="of:=IFERROR(__xludf.dummyfunction(&quot;IF(ISBLANK(B101),&quot;&quot;RESSOURCE&quot;&quot;,REGEXEXTRACT(B101,&quot;&quot;GameData/(\w+)&quot;&quot;))&quot;);&quot;Squad&quot;)" office:value-type="string" office:string-value="Squad" calcext:value-type="string">
            <text:p>Squad</text:p>
          </table:table-cell>
          <table:table-cell table:style-name="ce30" office:value-type="float" office:value="0.01375" calcext:value-type="float">
            <text:p>0.01375</text:p>
          </table:table-cell>
          <table:table-cell table:style-name="ce34" table:content-validation-name="val1" office:value-type="string" calcext:value-type="string">
            <text:p>Tank</text:p>
          </table:table-cell>
          <table:table-cell table:style-name="ce37" table:formula="of:=IF(IFERROR(SEARCH(&quot;zDeprecated&quot;;[.B101]));-1;[.F101]*VLOOKUP([.G101];[$'CO$ Methodology Parts'.$A$12:.$E$57];5;1))" office:value-type="float" office:value="28.6" calcext:value-type="float">
            <text:p>28.6</text:p>
          </table:table-cell>
          <table:table-cell table:style-name="ce40"/>
          <table:table-cell table:number-columns-repeated="1015"/>
        </table:table-row>
        <table:table-row table:style-name="ro1">
          <table:table-cell table:style-name="ce2" office:value-type="string" calcext:value-type="string">
            <text:p>RadialTank_Round.cfg</text:p>
          </table:table-cell>
          <table:table-cell table:style-name="ce23" office:value-type="string" calcext:value-type="string">
            <text:p>/home/oscar/Downloads/Kspaceconnect/ksp/GameData/Squad/zDeprecated/Parts/FuelTank/FoilTanks_v1/RadialTank_Round.cfg</text:p>
          </table:table-cell>
          <table:table-cell table:style-name="ce26" office:value-type="float" office:value="40.64" calcext:value-type="float">
            <text:p>40.64</text:p>
          </table:table-cell>
          <table:table-cell table:style-name="ce26" office:value-type="string" calcext:value-type="string">
            <text:p>externalTankRound</text:p>
          </table:table-cell>
          <table:table-cell table:style-name="ce26" table:formula="of:=IFERROR(__xludf.dummyfunction(&quot;IF(ISBLANK(B102),&quot;&quot;RESSOURCE&quot;&quot;,REGEXEXTRACT(B102,&quot;&quot;GameData/(\w+)&quot;&quot;))&quot;);&quot;Squad&quot;)" office:value-type="string" office:string-value="Squad" calcext:value-type="string">
            <text:p>Squad</text:p>
          </table:table-cell>
          <table:table-cell table:style-name="ce30" office:value-type="float" office:value="0.01375" calcext:value-type="float">
            <text:p>0.01375</text:p>
          </table:table-cell>
          <table:table-cell table:style-name="ce34" table:content-validation-name="val1" office:value-type="string" calcext:value-type="string">
            <text:p>Tank</text:p>
          </table:table-cell>
          <table:table-cell table:style-name="ce37" table:formula="of:=IF(IFERROR(SEARCH(&quot;zDeprecated&quot;;[.B102]));-1;[.F102]*VLOOKUP([.G10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oroidTank.cfg</text:p>
          </table:table-cell>
          <table:table-cell table:style-name="ce23" office:value-type="string" calcext:value-type="string">
            <text:p>/home/oscar/Downloads/Kspaceconnect/ksp/GameData/Squad/Parts/FuelTank/FoilTanks/ToroidTank.cfg</text:p>
          </table:table-cell>
          <table:table-cell table:style-name="ce26" office:value-type="float" office:value="119.46" calcext:value-type="float">
            <text:p>119.46</text:p>
          </table:table-cell>
          <table:table-cell table:style-name="ce26" office:value-type="string" calcext:value-type="string">
            <text:p>externalTankToroid</text:p>
          </table:table-cell>
          <table:table-cell table:style-name="ce26" table:formula="of:=IFERROR(__xludf.dummyfunction(&quot;IF(ISBLANK(B103),&quot;&quot;RESSOURCE&quot;&quot;,REGEXEXTRACT(B103,&quot;&quot;GameData/(\w+)&quot;&quot;))&quot;);&quot;Squad&quot;)" office:value-type="string" office:string-value="Squad" calcext:value-type="string">
            <text:p>Squad</text:p>
          </table:table-cell>
          <table:table-cell table:style-name="ce30" office:value-type="float" office:value="0.0375" calcext:value-type="float">
            <text:p>0.0375</text:p>
          </table:table-cell>
          <table:table-cell table:style-name="ce34" table:content-validation-name="val1" office:value-type="string" calcext:value-type="string">
            <text:p>Tank</text:p>
          </table:table-cell>
          <table:table-cell table:style-name="ce37" table:formula="of:=IF(IFERROR(SEARCH(&quot;zDeprecated&quot;;[.B103]));-1;[.F103]*VLOOKUP([.G103];[$'CO$ Methodology Parts'.$A$12:.$E$57];5;1))" office:value-type="float" office:value="78" calcext:value-type="float">
            <text:p>78</text:p>
          </table:table-cell>
          <table:table-cell table:style-name="ce40"/>
          <table:table-cell table:number-columns-repeated="1015"/>
        </table:table-row>
        <table:table-row table:style-name="ro1">
          <table:table-cell table:style-name="ce2" office:value-type="string" calcext:value-type="string">
            <text:p>ToroidTank.cfg</text:p>
          </table:table-cell>
          <table:table-cell table:style-name="ce23" office:value-type="string" calcext:value-type="string">
            <text:p>/home/oscar/Downloads/Kspaceconnect/ksp/GameData/Squad/zDeprecated/Parts/FuelTank/FoilTanks_v1/ToroidTank.cfg</text:p>
          </table:table-cell>
          <table:table-cell table:style-name="ce26" office:value-type="float" office:value="119.46" calcext:value-type="float">
            <text:p>119.46</text:p>
          </table:table-cell>
          <table:table-cell table:style-name="ce26" office:value-type="string" calcext:value-type="string">
            <text:p>externalTankToroid</text:p>
          </table:table-cell>
          <table:table-cell table:style-name="ce26" table:formula="of:=IFERROR(__xludf.dummyfunction(&quot;IF(ISBLANK(B104),&quot;&quot;RESSOURCE&quot;&quot;,REGEXEXTRACT(B104,&quot;&quot;GameData/(\w+)&quot;&quot;))&quot;);&quot;Squad&quot;)" office:value-type="string" office:string-value="Squad" calcext:value-type="string">
            <text:p>Squad</text:p>
          </table:table-cell>
          <table:table-cell table:style-name="ce30" office:value-type="float" office:value="0.0375" calcext:value-type="float">
            <text:p>0.0375</text:p>
          </table:table-cell>
          <table:table-cell table:style-name="ce34" table:content-validation-name="val1" office:value-type="string" calcext:value-type="string">
            <text:p>Fairing</text:p>
          </table:table-cell>
          <table:table-cell table:style-name="ce37" table:formula="of:=IF(IFERROR(SEARCH(&quot;zDeprecated&quot;;[.B104]));-1;[.F104]*VLOOKUP([.G10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airingSize1.cfg</text:p>
          </table:table-cell>
          <table:table-cell table:style-name="ce23" office:value-type="string" calcext:value-type="string">
            <text:p>/home/oscar/Downloads/Kspaceconnect/ksp/GameData/Squad/Parts/Aero/fairings/fairingSize1.cfg</text:p>
          </table:table-cell>
          <table:table-cell table:style-name="ce26" office:value-type="float" office:value="300" calcext:value-type="float">
            <text:p>300</text:p>
          </table:table-cell>
          <table:table-cell table:style-name="ce26" office:value-type="string" calcext:value-type="string">
            <text:p>fairingSize1</text:p>
          </table:table-cell>
          <table:table-cell table:style-name="ce26" table:formula="of:=IFERROR(__xludf.dummyfunction(&quot;IF(ISBLANK(B105),&quot;&quot;RESSOURCE&quot;&quot;,REGEXEXTRACT(B105,&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Fairing</text:p>
          </table:table-cell>
          <table:table-cell table:style-name="ce37" table:formula="of:=IF(IFERROR(SEARCH(&quot;zDeprecated&quot;;[.B105]));-1;[.F105]*VLOOKUP([.G105];[$'CO$ Methodology Parts'.$A$12:.$E$57];5;1))" office:value-type="float" office:value="2208.75" calcext:value-type="float">
            <text:p>2208.75</text:p>
          </table:table-cell>
          <table:table-cell table:style-name="ce40"/>
          <table:table-cell table:number-columns-repeated="1015"/>
        </table:table-row>
        <table:table-row table:style-name="ro1">
          <table:table-cell table:style-name="ce2" office:value-type="string" calcext:value-type="string">
            <text:p>fairingSize1p5.cfg</text:p>
          </table:table-cell>
          <table:table-cell table:style-name="ce23" office:value-type="string" calcext:value-type="string">
            <text:p>/home/oscar/Downloads/Kspaceconnect/ksp/GameData/SquadExpansion/MakingHistory/Parts/Payload/fairingSize1p5.cfg</text:p>
          </table:table-cell>
          <table:table-cell table:style-name="ce26" office:value-type="float" office:value="450" calcext:value-type="float">
            <text:p>450</text:p>
          </table:table-cell>
          <table:table-cell table:style-name="ce26" office:value-type="string" calcext:value-type="string">
            <text:p>fairingSize1p5</text:p>
          </table:table-cell>
          <table:table-cell table:style-name="ce26" table:formula="of:=IFERROR(__xludf.dummyfunction(&quot;IF(ISBLANK(B106),&quot;&quot;RESSOURCE&quot;&quot;,REGEXEXTRACT(B106,&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Fairing</text:p>
          </table:table-cell>
          <table:table-cell table:style-name="ce37" table:formula="of:=IF(IFERROR(SEARCH(&quot;zDeprecated&quot;;[.B106]));-1;[.F106]*VLOOKUP([.G106];[$'CO$ Methodology Parts'.$A$12:.$E$57];5;1))" office:value-type="float" office:value="4417.5" calcext:value-type="float">
            <text:p>4417.5</text:p>
          </table:table-cell>
          <table:table-cell table:style-name="ce40"/>
          <table:table-cell table:number-columns-repeated="1015"/>
        </table:table-row>
        <table:table-row table:style-name="ro1">
          <table:table-cell table:style-name="ce2" office:value-type="string" calcext:value-type="string">
            <text:p>fairingSize2.cfg</text:p>
          </table:table-cell>
          <table:table-cell table:style-name="ce23" office:value-type="string" calcext:value-type="string">
            <text:p>/home/oscar/Downloads/Kspaceconnect/ksp/GameData/Squad/Parts/Aero/fairings/fairingSize2.cfg</text:p>
          </table:table-cell>
          <table:table-cell table:style-name="ce26" office:value-type="float" office:value="600" calcext:value-type="float">
            <text:p>600</text:p>
          </table:table-cell>
          <table:table-cell table:style-name="ce26" office:value-type="string" calcext:value-type="string">
            <text:p>fairingSize2</text:p>
          </table:table-cell>
          <table:table-cell table:style-name="ce26" table:formula="of:=IFERROR(__xludf.dummyfunction(&quot;IF(ISBLANK(B107),&quot;&quot;RESSOURCE&quot;&quot;,REGEXEXTRACT(B107,&quot;&quot;GameData/(\w+)&quot;&quot;))&quot;);&quot;Squad&quot;)" office:value-type="string" office:string-value="Squad" calcext:value-type="string">
            <text:p>Squad</text:p>
          </table:table-cell>
          <table:table-cell table:style-name="ce30" office:value-type="float" office:value="0.175" calcext:value-type="float">
            <text:p>0.175</text:p>
          </table:table-cell>
          <table:table-cell table:style-name="ce34" table:content-validation-name="val1" office:value-type="string" calcext:value-type="string">
            <text:p>Fairing</text:p>
          </table:table-cell>
          <table:table-cell table:style-name="ce37" table:formula="of:=IF(IFERROR(SEARCH(&quot;zDeprecated&quot;;[.B107]));-1;[.F107]*VLOOKUP([.G107];[$'CO$ Methodology Parts'.$A$12:.$E$57];5;1))" office:value-type="float" office:value="5153.75" calcext:value-type="float">
            <text:p>5153.75</text:p>
          </table:table-cell>
          <table:table-cell table:style-name="ce40"/>
          <table:table-cell table:number-columns-repeated="1015"/>
        </table:table-row>
        <table:table-row table:style-name="ro1">
          <table:table-cell table:style-name="ce2" office:value-type="string" calcext:value-type="string">
            <text:p>fairingSize3.cfg</text:p>
          </table:table-cell>
          <table:table-cell table:style-name="ce23" office:value-type="string" calcext:value-type="string">
            <text:p>/home/oscar/Downloads/Kspaceconnect/ksp/GameData/Squad/Parts/Aero/fairings/fairingSize3.cfg</text:p>
          </table:table-cell>
          <table:table-cell table:style-name="ce26" office:value-type="float" office:value="900" calcext:value-type="float">
            <text:p>900</text:p>
          </table:table-cell>
          <table:table-cell table:style-name="ce26" office:value-type="string" calcext:value-type="string">
            <text:p>fairingSize3</text:p>
          </table:table-cell>
          <table:table-cell table:style-name="ce26" table:formula="of:=IFERROR(__xludf.dummyfunction(&quot;IF(ISBLANK(B108),&quot;&quot;RESSOURCE&quot;&quot;,REGEXEXTRACT(B108,&quot;&quot;GameData/(\w+)&quot;&quot;))&quot;);&quot;Squad&quot;)" office:value-type="string" office:string-value="Squad" calcext:value-type="string">
            <text:p>Squad</text:p>
          </table:table-cell>
          <table:table-cell table:style-name="ce30" office:value-type="float" office:value="0.475" calcext:value-type="float">
            <text:p>0.475</text:p>
          </table:table-cell>
          <table:table-cell table:style-name="ce34" table:content-validation-name="val1" office:value-type="string" calcext:value-type="string">
            <text:p>Fairing</text:p>
          </table:table-cell>
          <table:table-cell table:style-name="ce37" table:formula="of:=IF(IFERROR(SEARCH(&quot;zDeprecated&quot;;[.B108]));-1;[.F108]*VLOOKUP([.G108];[$'CO$ Methodology Parts'.$A$12:.$E$57];5;1))" office:value-type="float" office:value="13988.75" calcext:value-type="float">
            <text:p>13988.75</text:p>
          </table:table-cell>
          <table:table-cell table:style-name="ce40"/>
          <table:table-cell table:number-columns-repeated="1015"/>
        </table:table-row>
        <table:table-row table:style-name="ro1">
          <table:table-cell table:style-name="ce2" office:value-type="string" calcext:value-type="string">
            <text:p>fairingSize4.cfg</text:p>
          </table:table-cell>
          <table:table-cell table:style-name="ce23" office:value-type="string" calcext:value-type="string">
            <text:p>/home/oscar/Downloads/Kspaceconnect/ksp/GameData/SquadExpansion/MakingHistory/Parts/Payload/fairingSize4.cfg</text:p>
          </table:table-cell>
          <table:table-cell table:style-name="ce26" office:value-type="float" office:value="1200" calcext:value-type="float">
            <text:p>1200</text:p>
          </table:table-cell>
          <table:table-cell table:style-name="ce26" office:value-type="string" calcext:value-type="string">
            <text:p>fairingSize4</text:p>
          </table:table-cell>
          <table:table-cell table:style-name="ce26" table:formula="of:=IFERROR(__xludf.dummyfunction(&quot;IF(ISBLANK(B109),&quot;&quot;RESSOURCE&quot;&quot;,REGEXEXTRACT(B109,&quot;&quot;GameData/(\w+)&quot;&quot;))&quot;);&quot;SquadExpansion&quot;)" office:value-type="string" office:string-value="SquadExpansion" calcext:value-type="string">
            <text:p>SquadExpansion</text:p>
          </table:table-cell>
          <table:table-cell table:style-name="ce30" office:value-type="float" office:value="0.8" calcext:value-type="float">
            <text:p>0.8</text:p>
          </table:table-cell>
          <table:table-cell table:style-name="ce34" table:content-validation-name="val1" office:value-type="string" calcext:value-type="string">
            <text:p>Fairing</text:p>
          </table:table-cell>
          <table:table-cell table:style-name="ce37" table:formula="of:=IF(IFERROR(SEARCH(&quot;zDeprecated&quot;;[.B109]));-1;[.F109]*VLOOKUP([.G109];[$'CO$ Methodology Parts'.$A$12:.$E$57];5;1))" office:value-type="float" office:value="23560" calcext:value-type="float">
            <text:p>23560</text:p>
          </table:table-cell>
          <table:table-cell table:style-name="ce40"/>
          <table:table-cell table:number-columns-repeated="1015"/>
        </table:table-row>
        <table:table-row table:style-name="ro1">
          <table:table-cell table:style-name="ce2" office:value-type="string" calcext:value-type="string">
            <text:p>FanShroud_01.cfg</text:p>
          </table:table-cell>
          <table:table-cell table:style-name="ce23" office:value-type="string" calcext:value-type="string">
            <text:p>/home/oscar/Downloads/Kspaceconnect/ksp/GameData/SquadExpansion/Serenity/Parts/Aero/FanShroud_01.cfg</text:p>
          </table:table-cell>
          <table:table-cell table:style-name="ce26" office:value-type="float" office:value="85" calcext:value-type="float">
            <text:p>85</text:p>
          </table:table-cell>
          <table:table-cell table:style-name="ce26" office:value-type="string" calcext:value-type="string">
            <text:p>FanShroud_01</text:p>
          </table:table-cell>
          <table:table-cell table:style-name="ce26" table:formula="of:=IFERROR(__xludf.dummyfunction(&quot;IF(ISBLANK(B110),&quot;&quot;RESSOURCE&quot;&quot;,REGEXEXTRACT(B110,&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110]));-1;[.F110]*VLOOKUP([.G110];[$'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FanShroud_02.cfg</text:p>
          </table:table-cell>
          <table:table-cell table:style-name="ce23" office:value-type="string" calcext:value-type="string">
            <text:p>/home/oscar/Downloads/Kspaceconnect/ksp/GameData/SquadExpansion/Serenity/Parts/Aero/FanShroud_02.cfg</text:p>
          </table:table-cell>
          <table:table-cell table:style-name="ce26" office:value-type="float" office:value="175" calcext:value-type="float">
            <text:p>175</text:p>
          </table:table-cell>
          <table:table-cell table:style-name="ce26" office:value-type="string" calcext:value-type="string">
            <text:p>FanShroud_02</text:p>
          </table:table-cell>
          <table:table-cell table:style-name="ce26" table:formula="of:=IFERROR(__xludf.dummyfunction(&quot;IF(ISBLANK(B111),&quot;&quot;RESSOURCE&quot;&quot;,REGEXEXTRACT(B111,&quot;&quot;GameData/(\w+)&quot;&quot;))&quot;);&quot;SquadExpansion&quot;)" office:value-type="string" office:string-value="SquadExpansion" calcext:value-type="string">
            <text:p>SquadExpansion</text:p>
          </table:table-cell>
          <table:table-cell table:style-name="ce30" office:value-type="float" office:value="0.13" calcext:value-type="float">
            <text:p>0.13</text:p>
          </table:table-cell>
          <table:table-cell table:style-name="ce34" table:content-validation-name="val1" office:value-type="string" calcext:value-type="string">
            <text:p>Structural</text:p>
          </table:table-cell>
          <table:table-cell table:style-name="ce37" table:formula="of:=IF(IFERROR(SEARCH(&quot;zDeprecated&quot;;[.B111]));-1;[.F111]*VLOOKUP([.G111];[$'CO$ Methodology Parts'.$A$12:.$E$57];5;1))" office:value-type="float" office:value="270.4" calcext:value-type="float">
            <text:p>270.4</text:p>
          </table:table-cell>
          <table:table-cell table:style-name="ce40"/>
          <table:table-cell table:number-columns-repeated="1015"/>
        </table:table-row>
        <table:table-row table:style-name="ro1">
          <table:table-cell table:style-name="ce2" office:value-type="string" calcext:value-type="string">
            <text:p>FanShroud_03.cfg</text:p>
          </table:table-cell>
          <table:table-cell table:style-name="ce23" office:value-type="string" calcext:value-type="string">
            <text:p>/home/oscar/Downloads/Kspaceconnect/ksp/GameData/SquadExpansion/Serenity/Parts/Aero/FanShroud_03.cfg</text:p>
          </table:table-cell>
          <table:table-cell table:style-name="ce26" office:value-type="float" office:value="325" calcext:value-type="float">
            <text:p>325</text:p>
          </table:table-cell>
          <table:table-cell table:style-name="ce26" office:value-type="string" calcext:value-type="string">
            <text:p>FanShroud_03</text:p>
          </table:table-cell>
          <table:table-cell table:style-name="ce26" table:formula="of:=IFERROR(__xludf.dummyfunction(&quot;IF(ISBLANK(B112),&quot;&quot;RESSOURCE&quot;&quot;,REGEXEXTRACT(B112,&quot;&quot;GameData/(\w+)&quot;&quot;))&quot;);&quot;SquadExpansion&quot;)" office:value-type="string" office:string-value="SquadExpansion" calcext:value-type="string">
            <text:p>SquadExpansion</text:p>
          </table:table-cell>
          <table:table-cell table:style-name="ce30" office:value-type="float" office:value="0.42" calcext:value-type="float">
            <text:p>0.42</text:p>
          </table:table-cell>
          <table:table-cell table:style-name="ce34" table:content-validation-name="val1" office:value-type="string" calcext:value-type="string">
            <text:p>Structural</text:p>
          </table:table-cell>
          <table:table-cell table:style-name="ce37" table:formula="of:=IF(IFERROR(SEARCH(&quot;zDeprecated&quot;;[.B112]));-1;[.F112]*VLOOKUP([.G112];[$'CO$ Methodology Parts'.$A$12:.$E$57];5;1))" office:value-type="float" office:value="873.6" calcext:value-type="float">
            <text:p>873.6</text:p>
          </table:table-cell>
          <table:table-cell table:style-name="ce40"/>
          <table:table-cell table:number-columns-repeated="1015"/>
        </table:table-row>
        <table:table-row table:style-name="ro1">
          <table:table-cell table:style-name="ce2" office:value-type="string" calcext:value-type="string">
            <text:p>fireworksLauncherBig.cfg</text:p>
          </table:table-cell>
          <table:table-cell table:style-name="ce23" office:value-type="string" calcext:value-type="string">
            <text:p>/home/oscar/Downloads/Kspaceconnect/ksp/GameData/Squad/Parts/Utility/Fireworks/fireworksLauncherBig.cfg</text:p>
          </table:table-cell>
          <table:table-cell table:style-name="ce26" office:value-type="float" office:value="200" calcext:value-type="float">
            <text:p>200</text:p>
          </table:table-cell>
          <table:table-cell table:style-name="ce26" office:value-type="string" calcext:value-type="string">
            <text:p>fireworksLauncherBig</text:p>
          </table:table-cell>
          <table:table-cell table:style-name="ce26" table:formula="of:=IFERROR(__xludf.dummyfunction(&quot;IF(ISBLANK(B113),&quot;&quot;RESSOURCE&quot;&quot;,REGEXEXTRACT(B113,&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Fireworks</text:p>
          </table:table-cell>
          <table:table-cell table:style-name="ce37" table:formula="of:=IF(IFERROR(SEARCH(&quot;zDeprecated&quot;;[.B113]));-1;[.F113]*VLOOKUP([.G113];[$'CO$ Methodology Parts'.$A$12:.$E$57];5;1))" office:value-type="float" office:value="1550.387597" calcext:value-type="float">
            <text:p>1550.387597</text:p>
          </table:table-cell>
          <table:table-cell table:style-name="ce40"/>
          <table:table-cell table:number-columns-repeated="1015"/>
        </table:table-row>
        <table:table-row table:style-name="ro1">
          <table:table-cell table:style-name="ce2" office:value-type="string" calcext:value-type="string">
            <text:p>fireworksLauncherSmall.cfg</text:p>
          </table:table-cell>
          <table:table-cell table:style-name="ce23" office:value-type="string" calcext:value-type="string">
            <text:p>/home/oscar/Downloads/Kspaceconnect/ksp/GameData/Squad/Parts/Utility/Fireworks/fireworksLauncherSmall.cfg</text:p>
          </table:table-cell>
          <table:table-cell table:style-name="ce26" office:value-type="float" office:value="15" calcext:value-type="float">
            <text:p>15</text:p>
          </table:table-cell>
          <table:table-cell table:style-name="ce26" office:value-type="string" calcext:value-type="string">
            <text:p>fireworksLauncherSmall</text:p>
          </table:table-cell>
          <table:table-cell table:style-name="ce26" table:formula="of:=IFERROR(__xludf.dummyfunction(&quot;IF(ISBLANK(B114),&quot;&quot;RESSOURCE&quot;&quot;,REGEXEXTRACT(B114,&quot;&quot;GameData/(\w+)&quot;&quot;))&quot;);&quot;Squad&quot;)" office:value-type="string" office:string-value="Squad" calcext:value-type="string">
            <text:p>Squad</text:p>
          </table:table-cell>
          <table:table-cell table:style-name="ce30" office:value-type="float" office:value="0.00125" calcext:value-type="float">
            <text:p>0.00125</text:p>
          </table:table-cell>
          <table:table-cell table:style-name="ce34" table:content-validation-name="val1" office:value-type="string" calcext:value-type="string">
            <text:p>Fireworks</text:p>
          </table:table-cell>
          <table:table-cell table:style-name="ce37" table:formula="of:=IF(IFERROR(SEARCH(&quot;zDeprecated&quot;;[.B114]));-1;[.F114]*VLOOKUP([.G114];[$'CO$ Methodology Parts'.$A$12:.$E$57];5;1))" office:value-type="float" office:value="64.5994832" calcext:value-type="float">
            <text:p>64.5994832</text:p>
          </table:table-cell>
          <table:table-cell table:style-name="ce40"/>
          <table:table-cell table:number-columns-repeated="1015"/>
        </table:table-row>
        <table:table-row table:style-name="ro1">
          <table:table-cell table:style-name="ce2" office:value-type="string" calcext:value-type="string">
            <text:p>flagFlat.cfg</text:p>
          </table:table-cell>
          <table:table-cell table:style-name="ce23" office:value-type="string" calcext:value-type="string">
            <text:p>/home/oscar/Downloads/Kspaceconnect/ksp/GameData/Squad/Parts/Utility/flags/flagFlat/flagFlat.cfg</text:p>
          </table:table-cell>
          <table:table-cell table:style-name="ce26" office:value-type="float" office:value="7" calcext:value-type="float">
            <text:p>7</text:p>
          </table:table-cell>
          <table:table-cell table:style-name="ce26" office:value-type="string" calcext:value-type="string">
            <text:p>flagPartFlat</text:p>
          </table:table-cell>
          <table:table-cell table:style-name="ce26" table:formula="of:=IFERROR(__xludf.dummyfunction(&quot;IF(ISBLANK(B115),&quot;&quot;RESSOURCE&quot;&quot;,REGEXEXTRACT(B115,&quot;&quot;GameData/(\w+)&quot;&quot;))&quot;);&quot;Squad&quot;)" office:value-type="string" office:string-value="Squad" calcext:value-type="string">
            <text:p>Squad</text:p>
          </table:table-cell>
          <table:table-cell table:style-name="ce30" office:value-type="float" office:value="0.00015" calcext:value-type="float">
            <text:p>0.00015</text:p>
          </table:table-cell>
          <table:table-cell table:style-name="ce34" table:content-validation-name="val1" office:value-type="string" calcext:value-type="string">
            <text:p>Structural</text:p>
          </table:table-cell>
          <table:table-cell table:style-name="ce37" table:formula="of:=IF(IFERROR(SEARCH(&quot;zDeprecated&quot;;[.B115]));-1;[.F115]*VLOOKUP([.G115];[$'CO$ Methodology Parts'.$A$12:.$E$57];5;1))" office:value-type="float" office:value="0.312" calcext:value-type="float">
            <text:p>0.312</text:p>
          </table:table-cell>
          <table:table-cell table:style-name="ce40"/>
          <table:table-cell table:number-columns-repeated="1015"/>
        </table:table-row>
        <table:table-row table:style-name="ro1">
          <table:table-cell table:style-name="ce2" office:value-type="string" calcext:value-type="string">
            <text:p>flagSize0.cfg</text:p>
          </table:table-cell>
          <table:table-cell table:style-name="ce23" office:value-type="string" calcext:value-type="string">
            <text:p>/home/oscar/Downloads/Kspaceconnect/ksp/GameData/Squad/Parts/Utility/flags/flagSize0/flagSize0.cfg</text:p>
          </table:table-cell>
          <table:table-cell table:style-name="ce26" office:value-type="float" office:value="2" calcext:value-type="float">
            <text:p>2</text:p>
          </table:table-cell>
          <table:table-cell table:style-name="ce26" office:value-type="string" calcext:value-type="string">
            <text:p>flagPartSize0</text:p>
          </table:table-cell>
          <table:table-cell table:style-name="ce26" table:formula="of:=IFERROR(__xludf.dummyfunction(&quot;IF(ISBLANK(B116),&quot;&quot;RESSOURCE&quot;&quot;,REGEXEXTRACT(B116,&quot;&quot;GameData/(\w+)&quot;&quot;))&quot;);&quot;Squad&quot;)" office:value-type="string" office:string-value="Squad" calcext:value-type="string">
            <text:p>Squad</text:p>
          </table:table-cell>
          <table:table-cell table:style-name="ce32" office:value-type="float" office:value="0.000025" calcext:value-type="float">
            <text:p>2.50E-05</text:p>
          </table:table-cell>
          <table:table-cell table:style-name="ce34" table:content-validation-name="val1" office:value-type="string" calcext:value-type="string">
            <text:p>Structural</text:p>
          </table:table-cell>
          <table:table-cell table:style-name="ce38" table:formula="of:=IF(IFERROR(SEARCH(&quot;zDeprecated&quot;;[.B116]));-1;[.F116]*VLOOKUP([.G116];[$'CO$ Methodology Parts'.$A$12:.$E$57];5;1))" office:value-type="float" office:value="0.052" calcext:value-type="float">
            <text:p>5.20E-02</text:p>
          </table:table-cell>
          <table:table-cell table:style-name="ce40"/>
          <table:table-cell table:number-columns-repeated="1015"/>
        </table:table-row>
        <table:table-row table:style-name="ro1">
          <table:table-cell table:style-name="ce2" office:value-type="string" calcext:value-type="string">
            <text:p>flagSize1.cfg</text:p>
          </table:table-cell>
          <table:table-cell table:style-name="ce23" office:value-type="string" calcext:value-type="string">
            <text:p>/home/oscar/Downloads/Kspaceconnect/ksp/GameData/Squad/Parts/Utility/flags/flagSize1/flagSize1.cfg</text:p>
          </table:table-cell>
          <table:table-cell table:style-name="ce26" office:value-type="float" office:value="5" calcext:value-type="float">
            <text:p>5</text:p>
          </table:table-cell>
          <table:table-cell table:style-name="ce26" office:value-type="string" calcext:value-type="string">
            <text:p>flagPartSize1</text:p>
          </table:table-cell>
          <table:table-cell table:style-name="ce26" table:formula="of:=IFERROR(__xludf.dummyfunction(&quot;IF(ISBLANK(B117),&quot;&quot;RESSOURCE&quot;&quot;,REGEXEXTRACT(B117,&quot;&quot;GameData/(\w+)&quot;&quot;))&quot;);&quot;Squad&quot;)" office:value-type="string" office:string-value="Squad" calcext:value-type="string">
            <text:p>Squad</text:p>
          </table:table-cell>
          <table:table-cell table:style-name="ce32" office:value-type="float" office:value="0.00005" calcext:value-type="float">
            <text:p>5.00E-05</text:p>
          </table:table-cell>
          <table:table-cell table:style-name="ce34" table:content-validation-name="val1" office:value-type="string" calcext:value-type="string">
            <text:p>Structural</text:p>
          </table:table-cell>
          <table:table-cell table:style-name="ce38" table:formula="of:=IF(IFERROR(SEARCH(&quot;zDeprecated&quot;;[.B117]));-1;[.F117]*VLOOKUP([.G117];[$'CO$ Methodology Parts'.$A$12:.$E$57];5;1))" office:value-type="float" office:value="0.104" calcext:value-type="float">
            <text:p>1.04E-01</text:p>
          </table:table-cell>
          <table:table-cell table:style-name="ce40"/>
          <table:table-cell table:number-columns-repeated="1015"/>
        </table:table-row>
        <table:table-row table:style-name="ro1">
          <table:table-cell table:style-name="ce2" office:value-type="string" calcext:value-type="string">
            <text:p>flagSize1p5.cfg</text:p>
          </table:table-cell>
          <table:table-cell table:style-name="ce23" office:value-type="string" calcext:value-type="string">
            <text:p>/home/oscar/Downloads/Kspaceconnect/ksp/GameData/SquadExpansion/MakingHistory/Parts/Utility/flags/flagSize1p5/flagSize1p5.cfg</text:p>
          </table:table-cell>
          <table:table-cell table:style-name="ce26" office:value-type="float" office:value="7" calcext:value-type="float">
            <text:p>7</text:p>
          </table:table-cell>
          <table:table-cell table:style-name="ce26" office:value-type="string" calcext:value-type="string">
            <text:p>flagPartSize1p5</text:p>
          </table:table-cell>
          <table:table-cell table:style-name="ce26" table:formula="of:=IFERROR(__xludf.dummyfunction(&quot;IF(ISBLANK(B118),&quot;&quot;RESSOURCE&quot;&quot;,REGEXEXTRACT(B118,&quot;&quot;GameData/(\w+)&quot;&quot;))&quot;);&quot;SquadExpansion&quot;)" office:value-type="string" office:string-value="SquadExpansion" calcext:value-type="string">
            <text:p>SquadExpansion</text:p>
          </table:table-cell>
          <table:table-cell table:style-name="ce30" office:value-type="float" office:value="0.000125" calcext:value-type="float">
            <text:p>0.000125</text:p>
          </table:table-cell>
          <table:table-cell table:style-name="ce34" table:content-validation-name="val1" office:value-type="string" calcext:value-type="string">
            <text:p>Structural</text:p>
          </table:table-cell>
          <table:table-cell table:style-name="ce37" table:formula="of:=IF(IFERROR(SEARCH(&quot;zDeprecated&quot;;[.B118]));-1;[.F118]*VLOOKUP([.G118];[$'CO$ Methodology Parts'.$A$12:.$E$57];5;1))" office:value-type="float" office:value="0.26" calcext:value-type="float">
            <text:p>0.26</text:p>
          </table:table-cell>
          <table:table-cell table:style-name="ce40"/>
          <table:table-cell table:number-columns-repeated="1015"/>
        </table:table-row>
        <table:table-row table:style-name="ro1">
          <table:table-cell table:style-name="ce2" office:value-type="string" calcext:value-type="string">
            <text:p>flagSize2.cfg</text:p>
          </table:table-cell>
          <table:table-cell table:style-name="ce23" office:value-type="string" calcext:value-type="string">
            <text:p>/home/oscar/Downloads/Kspaceconnect/ksp/GameData/Squad/Parts/Utility/flags/flagSize2/flagSize2.cfg</text:p>
          </table:table-cell>
          <table:table-cell table:style-name="ce26" office:value-type="float" office:value="12" calcext:value-type="float">
            <text:p>12</text:p>
          </table:table-cell>
          <table:table-cell table:style-name="ce26" office:value-type="string" calcext:value-type="string">
            <text:p>flagPartSize2</text:p>
          </table:table-cell>
          <table:table-cell table:style-name="ce26" table:formula="of:=IFERROR(__xludf.dummyfunction(&quot;IF(ISBLANK(B119),&quot;&quot;RESSOURCE&quot;&quot;,REGEXEXTRACT(B119,&quot;&quot;GameData/(\w+)&quot;&quot;))&quot;);&quot;Squad&quot;)" office:value-type="string" office:string-value="Squad" calcext:value-type="string">
            <text:p>Squad</text:p>
          </table:table-cell>
          <table:table-cell table:style-name="ce30" office:value-type="float" office:value="0.000225" calcext:value-type="float">
            <text:p>0.000225</text:p>
          </table:table-cell>
          <table:table-cell table:style-name="ce34" table:content-validation-name="val1" office:value-type="string" calcext:value-type="string">
            <text:p>Structural</text:p>
          </table:table-cell>
          <table:table-cell table:style-name="ce37" table:formula="of:=IF(IFERROR(SEARCH(&quot;zDeprecated&quot;;[.B119]));-1;[.F119]*VLOOKUP([.G119];[$'CO$ Methodology Parts'.$A$12:.$E$57];5;1))" office:value-type="float" office:value="0.468" calcext:value-type="float">
            <text:p>0.468</text:p>
          </table:table-cell>
          <table:table-cell table:style-name="ce40"/>
          <table:table-cell table:number-columns-repeated="1015"/>
        </table:table-row>
        <table:table-row table:style-name="ro1">
          <table:table-cell table:style-name="ce2" office:value-type="string" calcext:value-type="string">
            <text:p>flagSize3.cfg</text:p>
          </table:table-cell>
          <table:table-cell table:style-name="ce23" office:value-type="string" calcext:value-type="string">
            <text:p>/home/oscar/Downloads/Kspaceconnect/ksp/GameData/Squad/Parts/Utility/flags/flagSize3/flagSize3.cfg</text:p>
          </table:table-cell>
          <table:table-cell table:style-name="ce26" office:value-type="float" office:value="17" calcext:value-type="float">
            <text:p>17</text:p>
          </table:table-cell>
          <table:table-cell table:style-name="ce26" office:value-type="string" calcext:value-type="string">
            <text:p>flagPartSize3</text:p>
          </table:table-cell>
          <table:table-cell table:style-name="ce26" table:formula="of:=IFERROR(__xludf.dummyfunction(&quot;IF(ISBLANK(B120),&quot;&quot;RESSOURCE&quot;&quot;,REGEXEXTRACT(B120,&quot;&quot;GameData/(\w+)&quot;&quot;))&quot;);&quot;Squad&quot;)" office:value-type="string" office:string-value="Squad" calcext:value-type="string">
            <text:p>Squad</text:p>
          </table:table-cell>
          <table:table-cell table:style-name="ce30" office:value-type="float" office:value="0.0005" calcext:value-type="float">
            <text:p>0.0005</text:p>
          </table:table-cell>
          <table:table-cell table:style-name="ce34" table:content-validation-name="val1" office:value-type="string" calcext:value-type="string">
            <text:p>Structural</text:p>
          </table:table-cell>
          <table:table-cell table:style-name="ce37" table:formula="of:=IF(IFERROR(SEARCH(&quot;zDeprecated&quot;;[.B120]));-1;[.F120]*VLOOKUP([.G120];[$'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flagSize4.cfg</text:p>
          </table:table-cell>
          <table:table-cell table:style-name="ce23" office:value-type="string" calcext:value-type="string">
            <text:p>/home/oscar/Downloads/Kspaceconnect/ksp/GameData/SquadExpansion/MakingHistory/Parts/Utility/flags/flagSize4/flagSize4.cfg</text:p>
          </table:table-cell>
          <table:table-cell table:style-name="ce26" office:value-type="float" office:value="25" calcext:value-type="float">
            <text:p>25</text:p>
          </table:table-cell>
          <table:table-cell table:style-name="ce26" office:value-type="string" calcext:value-type="string">
            <text:p>flagPartSize4</text:p>
          </table:table-cell>
          <table:table-cell table:style-name="ce26" table:formula="of:=IFERROR(__xludf.dummyfunction(&quot;IF(ISBLANK(B121),&quot;&quot;RESSOURCE&quot;&quot;,REGEXEXTRACT(B121,&quot;&quot;GameData/(\w+)&quot;&quot;))&quot;);&quot;SquadExpansion&quot;)" office:value-type="string" office:string-value="SquadExpansion" calcext:value-type="string">
            <text:p>SquadExpansion</text:p>
          </table:table-cell>
          <table:table-cell table:style-name="ce30" office:value-type="float" office:value="0.0009" calcext:value-type="float">
            <text:p>0.0009</text:p>
          </table:table-cell>
          <table:table-cell table:style-name="ce34" table:content-validation-name="val1" office:value-type="string" calcext:value-type="string">
            <text:p>Structural</text:p>
          </table:table-cell>
          <table:table-cell table:style-name="ce37" table:formula="of:=IF(IFERROR(SEARCH(&quot;zDeprecated&quot;;[.B121]));-1;[.F121]*VLOOKUP([.G121];[$'CO$ Methodology Parts'.$A$12:.$E$57];5;1))" office:value-type="float" office:value="1.872" calcext:value-type="float">
            <text:p>1.872</text:p>
          </table:table-cell>
          <table:table-cell table:style-name="ce40"/>
          <table:table-cell table:number-columns-repeated="1015"/>
        </table:table-row>
        <table:table-row table:style-name="ro1">
          <table:table-cell table:style-name="ce2" office:value-type="string" calcext:value-type="string">
            <text:p>foldingRadLarge.cfg</text:p>
          </table:table-cell>
          <table:table-cell table:style-name="ce23" office:value-type="string" calcext:value-type="string">
            <text:p>/home/oscar/Downloads/Kspaceconnect/ksp/GameData/Squad/Parts/Thermal/FoldingRadiators/foldingRadLarge.cfg</text:p>
          </table:table-cell>
          <table:table-cell table:style-name="ce26" office:value-type="float" office:value="9000" calcext:value-type="float">
            <text:p>9000</text:p>
          </table:table-cell>
          <table:table-cell table:style-name="ce26" office:value-type="string" calcext:value-type="string">
            <text:p>foldingRadLarge</text:p>
          </table:table-cell>
          <table:table-cell table:style-name="ce26" table:formula="of:=IFERROR(__xludf.dummyfunction(&quot;IF(ISBLANK(B122),&quot;&quot;RESSOURCE&quot;&quot;,REGEXEXTRACT(B122,&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Radiator</text:p>
          </table:table-cell>
          <table:table-cell table:style-name="ce37" table:formula="of:=IF(IFERROR(SEARCH(&quot;zDeprecated&quot;;[.B122]));-1;[.F122]*VLOOKUP([.G122];[$'CO$ Methodology Parts'.$A$12:.$E$57];5;1))" office:value-type="float" office:value="15765" calcext:value-type="float">
            <text:p>15765</text:p>
          </table:table-cell>
          <table:table-cell table:style-name="ce40"/>
          <table:table-cell table:number-columns-repeated="1015"/>
        </table:table-row>
        <table:table-row table:style-name="ro1">
          <table:table-cell table:style-name="ce2" office:value-type="string" calcext:value-type="string">
            <text:p>foldingRadMed.cfg</text:p>
          </table:table-cell>
          <table:table-cell table:style-name="ce23" office:value-type="string" calcext:value-type="string">
            <text:p>/home/oscar/Downloads/Kspaceconnect/ksp/GameData/Squad/Parts/Thermal/FoldingRadiators/foldingRadMed.cfg</text:p>
          </table:table-cell>
          <table:table-cell table:style-name="ce26" office:value-type="float" office:value="2250" calcext:value-type="float">
            <text:p>2250</text:p>
          </table:table-cell>
          <table:table-cell table:style-name="ce26" office:value-type="string" calcext:value-type="string">
            <text:p>foldingRadMed</text:p>
          </table:table-cell>
          <table:table-cell table:style-name="ce26" table:formula="of:=IFERROR(__xludf.dummyfunction(&quot;IF(ISBLANK(B123),&quot;&quot;RESSOURCE&quot;&quot;,REGEXEXTRACT(B123,&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Radiator</text:p>
          </table:table-cell>
          <table:table-cell table:style-name="ce37" table:formula="of:=IF(IFERROR(SEARCH(&quot;zDeprecated&quot;;[.B123]));-1;[.F123]*VLOOKUP([.G123];[$'CO$ Methodology Parts'.$A$12:.$E$57];5;1))" office:value-type="float" office:value="3941.25" calcext:value-type="float">
            <text:p>3941.25</text:p>
          </table:table-cell>
          <table:table-cell table:style-name="ce40"/>
          <table:table-cell table:number-columns-repeated="1015"/>
        </table:table-row>
        <table:table-row table:style-name="ro1">
          <table:table-cell table:style-name="ce2" office:value-type="string" calcext:value-type="string">
            <text:p>foldingRadSmall.cfg</text:p>
          </table:table-cell>
          <table:table-cell table:style-name="ce23" office:value-type="string" calcext:value-type="string">
            <text:p>/home/oscar/Downloads/Kspaceconnect/ksp/GameData/Squad/Parts/Thermal/FoldingRadiators/foldingRadSmall.cfg</text:p>
          </table:table-cell>
          <table:table-cell table:style-name="ce26" office:value-type="float" office:value="450" calcext:value-type="float">
            <text:p>450</text:p>
          </table:table-cell>
          <table:table-cell table:style-name="ce26" office:value-type="string" calcext:value-type="string">
            <text:p>foldingRadSmall</text:p>
          </table:table-cell>
          <table:table-cell table:style-name="ce26" table:formula="of:=IFERROR(__xludf.dummyfunction(&quot;IF(ISBLANK(B124),&quot;&quot;RESSOURCE&quot;&quot;,REGEXEXTRACT(B124,&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Radiator</text:p>
          </table:table-cell>
          <table:table-cell table:style-name="ce37" table:formula="of:=IF(IFERROR(SEARCH(&quot;zDeprecated&quot;;[.B124]));-1;[.F124]*VLOOKUP([.G124];[$'CO$ Methodology Parts'.$A$12:.$E$57];5;1))" office:value-type="float" office:value="788.25" calcext:value-type="float">
            <text:p>788.25</text:p>
          </table:table-cell>
          <table:table-cell table:style-name="ce40"/>
          <table:table-cell table:number-columns-repeated="1015"/>
        </table:table-row>
        <table:table-row table:style-name="ro1">
          <table:table-cell table:style-name="ce2" office:value-type="string" calcext:value-type="string">
            <text:p>FuelCell.cfg</text:p>
          </table:table-cell>
          <table:table-cell table:style-name="ce23" office:value-type="string" calcext:value-type="string">
            <text:p>/home/oscar/Downloads/Kspaceconnect/ksp/GameData/Squad/Parts/Resources/FuelCell/FuelCell.cfg</text:p>
          </table:table-cell>
          <table:table-cell table:style-name="ce26" office:value-type="float" office:value="750" calcext:value-type="float">
            <text:p>750</text:p>
          </table:table-cell>
          <table:table-cell table:style-name="ce26" office:value-type="string" calcext:value-type="string">
            <text:p>FuelCell</text:p>
          </table:table-cell>
          <table:table-cell table:style-name="ce26" table:formula="of:=IFERROR(__xludf.dummyfunction(&quot;IF(ISBLANK(B125),&quot;&quot;RESSOURCE&quot;&quot;,REGEXEXTRACT(B125,&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Fuelcell</text:p>
          </table:table-cell>
          <table:table-cell table:style-name="ce37" table:formula="of:=IF(IFERROR(SEARCH(&quot;zDeprecated&quot;;[.B125]));-1;[.F125]*VLOOKUP([.G125];[$'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FuelCellArray.cfg</text:p>
          </table:table-cell>
          <table:table-cell table:style-name="ce23" office:value-type="string" calcext:value-type="string">
            <text:p>/home/oscar/Downloads/Kspaceconnect/ksp/GameData/Squad/Parts/Resources/FuelCell/FuelCellArray.cfg</text:p>
          </table:table-cell>
          <table:table-cell table:style-name="ce26" office:value-type="float" office:value="4500" calcext:value-type="float">
            <text:p>4500</text:p>
          </table:table-cell>
          <table:table-cell table:style-name="ce26" office:value-type="string" calcext:value-type="string">
            <text:p>FuelCellArray</text:p>
          </table:table-cell>
          <table:table-cell table:style-name="ce26" table:formula="of:=IFERROR(__xludf.dummyfunction(&quot;IF(ISBLANK(B126),&quot;&quot;RESSOURCE&quot;&quot;,REGEXEXTRACT(B126,&quot;&quot;GameData/(\w+)&quot;&quot;))&quot;);&quot;Squad&quot;)" office:value-type="string" office:string-value="Squad" calcext:value-type="string">
            <text:p>Squad</text:p>
          </table:table-cell>
          <table:table-cell table:style-name="ce30" office:value-type="float" office:value="0.24" calcext:value-type="float">
            <text:p>0.24</text:p>
          </table:table-cell>
          <table:table-cell table:style-name="ce34" table:content-validation-name="val1" office:value-type="string" calcext:value-type="string">
            <text:p>Fuelcell</text:p>
          </table:table-cell>
          <table:table-cell table:style-name="ce37" table:formula="of:=IF(IFERROR(SEARCH(&quot;zDeprecated&quot;;[.B126]));-1;[.F126]*VLOOKUP([.G126];[$'CO$ Methodology Parts'.$A$12:.$E$57];5;1))" office:value-type="float" office:value="12403.10078" calcext:value-type="float">
            <text:p>12403.10078</text:p>
          </table:table-cell>
          <table:table-cell table:style-name="ce40"/>
          <table:table-cell table:number-columns-repeated="1015"/>
        </table:table-row>
        <table:table-row table:style-name="ro1">
          <table:table-cell table:style-name="ce2" office:value-type="string" calcext:value-type="string">
            <text:p>fuelLine.cfg</text:p>
          </table:table-cell>
          <table:table-cell table:style-name="ce23" office:value-type="string" calcext:value-type="string">
            <text:p>/home/oscar/Downloads/Kspaceconnect/ksp/GameData/Squad/Parts/CompoundParts/FuelLine/fuelLine.cfg</text:p>
          </table:table-cell>
          <table:table-cell table:style-name="ce26" office:value-type="float" office:value="150" calcext:value-type="float">
            <text:p>150</text:p>
          </table:table-cell>
          <table:table-cell table:style-name="ce26" office:value-type="string" calcext:value-type="string">
            <text:p>fuelLine</text:p>
          </table:table-cell>
          <table:table-cell table:style-name="ce26" table:formula="of:=IFERROR(__xludf.dummyfunction(&quot;IF(ISBLANK(B127),&quot;&quot;RESSOURCE&quot;&quot;,REGEXEXTRACT(B127,&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127]));-1;[.F127]*VLOOKUP([.G127];[$'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fuelTankT400.cfg</text:p>
          </table:table-cell>
          <table:table-cell table:style-name="ce23" office:value-type="string" calcext:value-type="string">
            <text:p>/home/oscar/Downloads/Kspaceconnect/ksp/GameData/Squad/Parts/FuelTank/Size1_Tanks/fuelTankT400.cfg</text:p>
          </table:table-cell>
          <table:table-cell table:style-name="ce26" office:value-type="float" office:value="316.4" calcext:value-type="float">
            <text:p>316.4</text:p>
          </table:table-cell>
          <table:table-cell table:style-name="ce26" office:value-type="string" calcext:value-type="string">
            <text:p>fuelTank</text:p>
          </table:table-cell>
          <table:table-cell table:style-name="ce26" table:formula="of:=IFERROR(__xludf.dummyfunction(&quot;IF(ISBLANK(B128),&quot;&quot;RESSOURCE&quot;&quot;,REGEXEXTRACT(B128,&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Tank</text:p>
          </table:table-cell>
          <table:table-cell table:style-name="ce37" table:formula="of:=IF(IFERROR(SEARCH(&quot;zDeprecated&quot;;[.B128]));-1;[.F128]*VLOOKUP([.G128];[$'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fuelTankT400.cfg</text:p>
          </table:table-cell>
          <table:table-cell table:style-name="ce23" office:value-type="string" calcext:value-type="string">
            <text:p>/home/oscar/Downloads/Kspaceconnect/ksp/GameData/Squad/zDeprecated/Parts/FuelTank/fuelTankT400_v1/fuelTankT400.cfg</text:p>
          </table:table-cell>
          <table:table-cell table:style-name="ce26" office:value-type="float" office:value="316.4" calcext:value-type="float">
            <text:p>316.4</text:p>
          </table:table-cell>
          <table:table-cell table:style-name="ce26" office:value-type="string" calcext:value-type="string">
            <text:p>fuelTank</text:p>
          </table:table-cell>
          <table:table-cell table:style-name="ce26" table:formula="of:=IFERROR(__xludf.dummyfunction(&quot;IF(ISBLANK(B129),&quot;&quot;RESSOURCE&quot;&quot;,REGEXEXTRACT(B129,&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Tank</text:p>
          </table:table-cell>
          <table:table-cell table:style-name="ce37" table:formula="of:=IF(IFERROR(SEARCH(&quot;zDeprecated&quot;;[.B129]));-1;[.F129]*VLOOKUP([.G12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T800.cfg</text:p>
          </table:table-cell>
          <table:table-cell table:style-name="ce23" office:value-type="string" calcext:value-type="string">
            <text:p>/home/oscar/Downloads/Kspaceconnect/ksp/GameData/Squad/Parts/FuelTank/Size1_Tanks/fuelTankT800.cfg</text:p>
          </table:table-cell>
          <table:table-cell table:style-name="ce26" office:value-type="float" office:value="432.8" calcext:value-type="float">
            <text:p>432.8</text:p>
          </table:table-cell>
          <table:table-cell table:style-name="ce26" office:value-type="string" calcext:value-type="string">
            <text:p>fuelTank_long</text:p>
          </table:table-cell>
          <table:table-cell table:style-name="ce26" table:formula="of:=IFERROR(__xludf.dummyfunction(&quot;IF(ISBLANK(B130),&quot;&quot;RESSOURCE&quot;&quot;,REGEXEXTRACT(B130,&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130]));-1;[.F130]*VLOOKUP([.G130];[$'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fuelTankT800.cfg</text:p>
          </table:table-cell>
          <table:table-cell table:style-name="ce23" office:value-type="string" calcext:value-type="string">
            <text:p>/home/oscar/Downloads/Kspaceconnect/ksp/GameData/Squad/zDeprecated/Parts/FuelTank/fuelTankT800_v1/fuelTankT800.cfg</text:p>
          </table:table-cell>
          <table:table-cell table:style-name="ce26" office:value-type="float" office:value="432.8" calcext:value-type="float">
            <text:p>432.8</text:p>
          </table:table-cell>
          <table:table-cell table:style-name="ce26" office:value-type="string" calcext:value-type="string">
            <text:p>fuelTank_long</text:p>
          </table:table-cell>
          <table:table-cell table:style-name="ce26" table:formula="of:=IFERROR(__xludf.dummyfunction(&quot;IF(ISBLANK(B131),&quot;&quot;RESSOURCE&quot;&quot;,REGEXEXTRACT(B131,&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131]));-1;[.F131]*VLOOKUP([.G13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X200-32.cfg</text:p>
          </table:table-cell>
          <table:table-cell table:style-name="ce23" office:value-type="string" calcext:value-type="string">
            <text:p>/home/oscar/Downloads/Kspaceconnect/ksp/GameData/Squad/zDeprecated/Parts/FuelTank/fuelTankX200-32/fuelTankX200-32.cfg</text:p>
          </table:table-cell>
          <table:table-cell table:style-name="ce26" office:value-type="float" office:value="1531.2" calcext:value-type="float">
            <text:p>1531.2</text:p>
          </table:table-cell>
          <table:table-cell table:style-name="ce26" office:value-type="string" calcext:value-type="string">
            <text:p>fuelTank1-2</text:p>
          </table:table-cell>
          <table:table-cell table:style-name="ce26" table:formula="of:=IFERROR(__xludf.dummyfunction(&quot;IF(ISBLANK(B132),&quot;&quot;RESSOURCE&quot;&quot;,REGEXEXTRACT(B132,&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Tank</text:p>
          </table:table-cell>
          <table:table-cell table:style-name="ce37" table:formula="of:=IF(IFERROR(SEARCH(&quot;zDeprecated&quot;;[.B132]));-1;[.F132]*VLOOKUP([.G13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X200-16.cfg</text:p>
          </table:table-cell>
          <table:table-cell table:style-name="ce23" office:value-type="string" calcext:value-type="string">
            <text:p>/home/oscar/Downloads/Kspaceconnect/ksp/GameData/Squad/zDeprecated/Parts/FuelTank/fuelTankX200-16/fuelTankX200-16.cfg</text:p>
          </table:table-cell>
          <table:table-cell table:style-name="ce26" office:value-type="float" office:value="815.6" calcext:value-type="float">
            <text:p>815.6</text:p>
          </table:table-cell>
          <table:table-cell table:style-name="ce26" office:value-type="string" calcext:value-type="string">
            <text:p>fuelTank2-2</text:p>
          </table:table-cell>
          <table:table-cell table:style-name="ce26" table:formula="of:=IFERROR(__xludf.dummyfunction(&quot;IF(ISBLANK(B133),&quot;&quot;RESSOURCE&quot;&quot;,REGEXEXTRACT(B133,&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Tank</text:p>
          </table:table-cell>
          <table:table-cell table:style-name="ce37" table:formula="of:=IF(IFERROR(SEARCH(&quot;zDeprecated&quot;;[.B133]));-1;[.F133]*VLOOKUP([.G13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Jumbo-64.cfg</text:p>
          </table:table-cell>
          <table:table-cell table:style-name="ce23" office:value-type="string" calcext:value-type="string">
            <text:p>/home/oscar/Downloads/Kspaceconnect/ksp/GameData/Squad/zDeprecated/Parts/FuelTank/fuelTankJumbo-64/fuelTankJumbo-64.cfg</text:p>
          </table:table-cell>
          <table:table-cell table:style-name="ce26" office:value-type="float" office:value="2812.4" calcext:value-type="float">
            <text:p>2812.4</text:p>
          </table:table-cell>
          <table:table-cell table:style-name="ce26" office:value-type="string" calcext:value-type="string">
            <text:p>fuelTank3-2</text:p>
          </table:table-cell>
          <table:table-cell table:style-name="ce26" table:formula="of:=IFERROR(__xludf.dummyfunction(&quot;IF(ISBLANK(B134),&quot;&quot;RESSOURCE&quot;&quot;,REGEXEXTRACT(B134,&quot;&quot;GameData/(\w+)&quot;&quot;))&quot;);&quot;Squad&quot;)" office:value-type="string" office:string-value="Squad" calcext:value-type="string">
            <text:p>Squad</text:p>
          </table:table-cell>
          <table:table-cell table:style-name="ce30" office:value-type="float" office:value="4" calcext:value-type="float">
            <text:p>4</text:p>
          </table:table-cell>
          <table:table-cell table:style-name="ce34" table:content-validation-name="val1" office:value-type="string" calcext:value-type="string">
            <text:p>Tank</text:p>
          </table:table-cell>
          <table:table-cell table:style-name="ce37" table:formula="of:=IF(IFERROR(SEARCH(&quot;zDeprecated&quot;;[.B134]));-1;[.F134]*VLOOKUP([.G13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X200-8.cfg</text:p>
          </table:table-cell>
          <table:table-cell table:style-name="ce23" office:value-type="string" calcext:value-type="string">
            <text:p>/home/oscar/Downloads/Kspaceconnect/ksp/GameData/Squad/zDeprecated/Parts/FuelTank/fuelTankX200-8/fuelTankX200-8.cfg</text:p>
          </table:table-cell>
          <table:table-cell table:style-name="ce26" office:value-type="float" office:value="432.8" calcext:value-type="float">
            <text:p>432.8</text:p>
          </table:table-cell>
          <table:table-cell table:style-name="ce26" office:value-type="string" calcext:value-type="string">
            <text:p>fuelTank4-2</text:p>
          </table:table-cell>
          <table:table-cell table:style-name="ce26" table:formula="of:=IFERROR(__xludf.dummyfunction(&quot;IF(ISBLANK(B135),&quot;&quot;RESSOURCE&quot;&quot;,REGEXEXTRACT(B135,&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135]));-1;[.F135]*VLOOKUP([.G135];[$'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T200.cfg</text:p>
          </table:table-cell>
          <table:table-cell table:style-name="ce23" office:value-type="string" calcext:value-type="string">
            <text:p>/home/oscar/Downloads/Kspaceconnect/ksp/GameData/Squad/Parts/FuelTank/Size1_Tanks/fuelTankT200.cfg</text:p>
          </table:table-cell>
          <table:table-cell table:style-name="ce26" office:value-type="float" office:value="183.2" calcext:value-type="float">
            <text:p>183.2</text:p>
          </table:table-cell>
          <table:table-cell table:style-name="ce26" office:value-type="string" calcext:value-type="string">
            <text:p>fuelTankSmall</text:p>
          </table:table-cell>
          <table:table-cell table:style-name="ce26" table:formula="of:=IFERROR(__xludf.dummyfunction(&quot;IF(ISBLANK(B136),&quot;&quot;RESSOURCE&quot;&quot;,REGEXEXTRACT(B136,&quot;&quot;GameData/(\w+)&quot;&quot;))&quot;);&quot;Squad&quot;)" office:value-type="string" office:string-value="Squad" calcext:value-type="string">
            <text:p>Squad</text:p>
          </table:table-cell>
          <table:table-cell table:style-name="ce30" office:value-type="float" office:value="0.125" calcext:value-type="float">
            <text:p>0.125</text:p>
          </table:table-cell>
          <table:table-cell table:style-name="ce34" table:content-validation-name="val1" office:value-type="string" calcext:value-type="string">
            <text:p>Tank</text:p>
          </table:table-cell>
          <table:table-cell table:style-name="ce37" table:formula="of:=IF(IFERROR(SEARCH(&quot;zDeprecated&quot;;[.B136]));-1;[.F136]*VLOOKUP([.G136];[$'CO$ Methodology Parts'.$A$12:.$E$57];5;1))" office:value-type="float" office:value="260" calcext:value-type="float">
            <text:p>260</text:p>
          </table:table-cell>
          <table:table-cell table:style-name="ce40"/>
          <table:table-cell table:number-columns-repeated="1015"/>
        </table:table-row>
        <table:table-row table:style-name="ro1">
          <table:table-cell table:style-name="ce2" office:value-type="string" calcext:value-type="string">
            <text:p>fuelTankT200.cfg</text:p>
          </table:table-cell>
          <table:table-cell table:style-name="ce23" office:value-type="string" calcext:value-type="string">
            <text:p>/home/oscar/Downloads/Kspaceconnect/ksp/GameData/Squad/zDeprecated/Parts/FuelTank/fuelTankT200_v1/fuelTankT200.cfg</text:p>
          </table:table-cell>
          <table:table-cell table:style-name="ce26" office:value-type="float" office:value="183.2" calcext:value-type="float">
            <text:p>183.2</text:p>
          </table:table-cell>
          <table:table-cell table:style-name="ce26" office:value-type="string" calcext:value-type="string">
            <text:p>fuelTankSmall</text:p>
          </table:table-cell>
          <table:table-cell table:style-name="ce26" table:formula="of:=IFERROR(__xludf.dummyfunction(&quot;IF(ISBLANK(B137),&quot;&quot;RESSOURCE&quot;&quot;,REGEXEXTRACT(B137,&quot;&quot;GameData/(\w+)&quot;&quot;))&quot;);&quot;Squad&quot;)" office:value-type="string" office:string-value="Squad" calcext:value-type="string">
            <text:p>Squad</text:p>
          </table:table-cell>
          <table:table-cell table:style-name="ce30" office:value-type="float" office:value="0.125" calcext:value-type="float">
            <text:p>0.125</text:p>
          </table:table-cell>
          <table:table-cell table:style-name="ce34" table:content-validation-name="val1" office:value-type="string" calcext:value-type="string">
            <text:p>Tank</text:p>
          </table:table-cell>
          <table:table-cell table:style-name="ce37" table:formula="of:=IF(IFERROR(SEARCH(&quot;zDeprecated&quot;;[.B137]));-1;[.F137]*VLOOKUP([.G13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fuelTankT100.cfg</text:p>
          </table:table-cell>
          <table:table-cell table:style-name="ce23" office:value-type="string" calcext:value-type="string">
            <text:p>/home/oscar/Downloads/Kspaceconnect/ksp/GameData/Squad/Parts/FuelTank/Size1_Tanks/fuelTankT100.cfg</text:p>
          </table:table-cell>
          <table:table-cell table:style-name="ce26" office:value-type="float" office:value="104.1" calcext:value-type="float">
            <text:p>104.1</text:p>
          </table:table-cell>
          <table:table-cell table:style-name="ce26" office:value-type="string" calcext:value-type="string">
            <text:p>fuelTankSmallFlat</text:p>
          </table:table-cell>
          <table:table-cell table:style-name="ce26" table:formula="of:=IFERROR(__xludf.dummyfunction(&quot;IF(ISBLANK(B138),&quot;&quot;RESSOURCE&quot;&quot;,REGEXEXTRACT(B138,&quot;&quot;GameData/(\w+)&quot;&quot;))&quot;);&quot;Squad&quot;)" office:value-type="string" office:string-value="Squad" calcext:value-type="string">
            <text:p>Squad</text:p>
          </table:table-cell>
          <table:table-cell table:style-name="ce30" office:value-type="float" office:value="0.0625" calcext:value-type="float">
            <text:p>0.0625</text:p>
          </table:table-cell>
          <table:table-cell table:style-name="ce34" table:content-validation-name="val1" office:value-type="string" calcext:value-type="string">
            <text:p>Tank</text:p>
          </table:table-cell>
          <table:table-cell table:style-name="ce37" table:formula="of:=IF(IFERROR(SEARCH(&quot;zDeprecated&quot;;[.B138]));-1;[.F138]*VLOOKUP([.G138];[$'CO$ Methodology Parts'.$A$12:.$E$57];5;1))" office:value-type="float" office:value="130" calcext:value-type="float">
            <text:p>130</text:p>
          </table:table-cell>
          <table:table-cell table:style-name="ce40"/>
          <table:table-cell table:number-columns-repeated="1015"/>
        </table:table-row>
        <table:table-row table:style-name="ro1">
          <table:table-cell table:style-name="ce2" office:value-type="string" calcext:value-type="string">
            <text:p>fuelTankT100.cfg</text:p>
          </table:table-cell>
          <table:table-cell table:style-name="ce23" office:value-type="string" calcext:value-type="string">
            <text:p>/home/oscar/Downloads/Kspaceconnect/ksp/GameData/Squad/zDeprecated/Parts/FuelTank/fuelTankT100_v1/fuelTankT100.cfg</text:p>
          </table:table-cell>
          <table:table-cell table:style-name="ce26" office:value-type="float" office:value="104.1" calcext:value-type="float">
            <text:p>104.1</text:p>
          </table:table-cell>
          <table:table-cell table:style-name="ce26" office:value-type="string" calcext:value-type="string">
            <text:p>fuelTankSmallFlat</text:p>
          </table:table-cell>
          <table:table-cell table:style-name="ce26" table:formula="of:=IFERROR(__xludf.dummyfunction(&quot;IF(ISBLANK(B139),&quot;&quot;RESSOURCE&quot;&quot;,REGEXEXTRACT(B139,&quot;&quot;GameData/(\w+)&quot;&quot;))&quot;);&quot;Squad&quot;)" office:value-type="string" office:string-value="Squad" calcext:value-type="string">
            <text:p>Squad</text:p>
          </table:table-cell>
          <table:table-cell table:style-name="ce30" office:value-type="float" office:value="0.0625" calcext:value-type="float">
            <text:p>0.0625</text:p>
          </table:table-cell>
          <table:table-cell table:style-name="ce34" table:content-validation-name="val1" office:value-type="string" calcext:value-type="string">
            <text:p>Tank</text:p>
          </table:table-cell>
          <table:table-cell table:style-name="ce37" table:formula="of:=IF(IFERROR(SEARCH(&quot;zDeprecated&quot;;[.B139]));-1;[.F139]*VLOOKUP([.G13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GearFixed.cfg</text:p>
          </table:table-cell>
          <table:table-cell table:style-name="ce23" office:value-type="string" calcext:value-type="string">
            <text:p>/home/oscar/Downloads/Kspaceconnect/ksp/GameData/Squad/Parts/Wheel/LandingGear/GearFixed.cfg</text:p>
          </table:table-cell>
          <table:table-cell table:style-name="ce26" office:value-type="float" office:value="100" calcext:value-type="float">
            <text:p>100</text:p>
          </table:table-cell>
          <table:table-cell table:style-name="ce26" office:value-type="string" calcext:value-type="string">
            <text:p>GearFixed</text:p>
          </table:table-cell>
          <table:table-cell table:style-name="ce26" table:formula="of:=IFERROR(__xludf.dummyfunction(&quot;IF(ISBLANK(B140),&quot;&quot;RESSOURCE&quot;&quot;,REGEXEXTRACT(B140,&quot;&quot;GameData/(\w+)&quot;&quot;))&quot;);&quot;Squad&quot;)" office:value-type="string" office:string-value="Squad" calcext:value-type="string">
            <text:p>Squad</text:p>
          </table:table-cell>
          <table:table-cell table:style-name="ce30" office:value-type="float" office:value="0.022" calcext:value-type="float">
            <text:p>0.022</text:p>
          </table:table-cell>
          <table:table-cell table:style-name="ce34" table:content-validation-name="val1" office:value-type="string" calcext:value-type="string">
            <text:p>Wheel</text:p>
          </table:table-cell>
          <table:table-cell table:style-name="ce37" table:formula="of:=IF(IFERROR(SEARCH(&quot;zDeprecated&quot;;[.B140]));-1;[.F140]*VLOOKUP([.G140];[$'CO$ Methodology Parts'.$A$12:.$E$57];5;1))" office:value-type="float" office:value="318.5577261" calcext:value-type="float">
            <text:p>318.5577261</text:p>
          </table:table-cell>
          <table:table-cell table:style-name="ce40"/>
          <table:table-cell table:number-columns-repeated="1015"/>
        </table:table-row>
        <table:table-row table:style-name="ro1">
          <table:table-cell table:style-name="ce2" office:value-type="string" calcext:value-type="string">
            <text:p>GearFree.cfg</text:p>
          </table:table-cell>
          <table:table-cell table:style-name="ce23" office:value-type="string" calcext:value-type="string">
            <text:p>/home/oscar/Downloads/Kspaceconnect/ksp/GameData/Squad/Parts/Wheel/LandingGear/GearFree.cfg</text:p>
          </table:table-cell>
          <table:table-cell table:style-name="ce26" office:value-type="float" office:value="150" calcext:value-type="float">
            <text:p>150</text:p>
          </table:table-cell>
          <table:table-cell table:style-name="ce26" office:value-type="string" calcext:value-type="string">
            <text:p>GearFree</text:p>
          </table:table-cell>
          <table:table-cell table:style-name="ce26" table:formula="of:=IFERROR(__xludf.dummyfunction(&quot;IF(ISBLANK(B141),&quot;&quot;RESSOURCE&quot;&quot;,REGEXEXTRACT(B141,&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Wheel</text:p>
          </table:table-cell>
          <table:table-cell table:style-name="ce37" table:formula="of:=IF(IFERROR(SEARCH(&quot;zDeprecated&quot;;[.B141]));-1;[.F141]*VLOOKUP([.G141];[$'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GearExtraLarge.cfg</text:p>
          </table:table-cell>
          <table:table-cell table:style-name="ce23" office:value-type="string" calcext:value-type="string">
            <text:p>/home/oscar/Downloads/Kspaceconnect/ksp/GameData/Squad/Parts/Wheel/LandingGear/GearExtraLarge.cfg</text:p>
          </table:table-cell>
          <table:table-cell table:style-name="ce26" office:value-type="float" office:value="1700" calcext:value-type="float">
            <text:p>1700</text:p>
          </table:table-cell>
          <table:table-cell table:style-name="ce26" office:value-type="string" calcext:value-type="string">
            <text:p>GearLarge</text:p>
          </table:table-cell>
          <table:table-cell table:style-name="ce26" table:formula="of:=IFERROR(__xludf.dummyfunction(&quot;IF(ISBLANK(B142),&quot;&quot;RESSOURCE&quot;&quot;,REGEXEXTRACT(B142,&quot;&quot;GameData/(\w+)&quot;&quot;))&quot;);&quot;Squad&quot;)" office:value-type="string" office:string-value="Squad" calcext:value-type="string">
            <text:p>Squad</text:p>
          </table:table-cell>
          <table:table-cell table:style-name="ce30" office:value-type="float" office:value="0.6" calcext:value-type="float">
            <text:p>0.6</text:p>
          </table:table-cell>
          <table:table-cell table:style-name="ce34" table:content-validation-name="val1" office:value-type="string" calcext:value-type="string">
            <text:p>Wheel</text:p>
          </table:table-cell>
          <table:table-cell table:style-name="ce37" table:formula="of:=IF(IFERROR(SEARCH(&quot;zDeprecated&quot;;[.B142]));-1;[.F142]*VLOOKUP([.G142];[$'CO$ Methodology Parts'.$A$12:.$E$57];5;1))" office:value-type="float" office:value="8687.937984" calcext:value-type="float">
            <text:p>8687.937984</text:p>
          </table:table-cell>
          <table:table-cell table:style-name="ce40"/>
          <table:table-cell table:number-columns-repeated="1015"/>
        </table:table-row>
        <table:table-row table:style-name="ro1">
          <table:table-cell table:style-name="ce2" office:value-type="string" calcext:value-type="string">
            <text:p>GearLarge.cfg</text:p>
          </table:table-cell>
          <table:table-cell table:style-name="ce23" office:value-type="string" calcext:value-type="string">
            <text:p>/home/oscar/Downloads/Kspaceconnect/ksp/GameData/Squad/Parts/Wheel/LandingGear/GearLarge.cfg</text:p>
          </table:table-cell>
          <table:table-cell table:style-name="ce26" office:value-type="float" office:value="1200" calcext:value-type="float">
            <text:p>1200</text:p>
          </table:table-cell>
          <table:table-cell table:style-name="ce26" office:value-type="string" calcext:value-type="string">
            <text:p>GearMedium</text:p>
          </table:table-cell>
          <table:table-cell table:style-name="ce26" table:formula="of:=IFERROR(__xludf.dummyfunction(&quot;IF(ISBLANK(B143),&quot;&quot;RESSOURCE&quot;&quot;,REGEXEXTRACT(B143,&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Wheel</text:p>
          </table:table-cell>
          <table:table-cell table:style-name="ce37" table:formula="of:=IF(IFERROR(SEARCH(&quot;zDeprecated&quot;;[.B143]));-1;[.F143]*VLOOKUP([.G143];[$'CO$ Methodology Parts'.$A$12:.$E$57];5;1))" office:value-type="float" office:value="5791.958656" calcext:value-type="float">
            <text:p>5791.958656</text:p>
          </table:table-cell>
          <table:table-cell table:style-name="ce40"/>
          <table:table-cell table:number-columns-repeated="1015"/>
        </table:table-row>
        <table:table-row table:style-name="ro1">
          <table:table-cell table:style-name="ce2" office:value-type="string" calcext:value-type="string">
            <text:p>GearMedium.cfg</text:p>
          </table:table-cell>
          <table:table-cell table:style-name="ce23" office:value-type="string" calcext:value-type="string">
            <text:p>/home/oscar/Downloads/Kspaceconnect/ksp/GameData/Squad/Parts/Wheel/LandingGear/GearMedium.cfg</text:p>
          </table:table-cell>
          <table:table-cell table:style-name="ce26" office:value-type="float" office:value="700" calcext:value-type="float">
            <text:p>700</text:p>
          </table:table-cell>
          <table:table-cell table:style-name="ce26" office:value-type="string" calcext:value-type="string">
            <text:p>GearSmall</text:p>
          </table:table-cell>
          <table:table-cell table:style-name="ce26" table:formula="of:=IFERROR(__xludf.dummyfunction(&quot;IF(ISBLANK(B144),&quot;&quot;RESSOURCE&quot;&quot;,REGEXEXTRACT(B144,&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Wheel</text:p>
          </table:table-cell>
          <table:table-cell table:style-name="ce37" table:formula="of:=IF(IFERROR(SEARCH(&quot;zDeprecated&quot;;[.B144]));-1;[.F144]*VLOOKUP([.G144];[$'CO$ Methodology Parts'.$A$12:.$E$57];5;1))" office:value-type="float" office:value="3619.97416" calcext:value-type="float">
            <text:p>3619.97416</text:p>
          </table:table-cell>
          <table:table-cell table:style-name="ce40"/>
          <table:table-cell table:number-columns-repeated="1015"/>
        </table:table-row>
        <table:table-row table:style-name="ro1">
          <table:table-cell table:style-name="ce2" office:value-type="string" calcext:value-type="string">
            <text:p>gooExperiment.cfg</text:p>
          </table:table-cell>
          <table:table-cell table:style-name="ce23" office:value-type="string" calcext:value-type="string">
            <text:p>/home/oscar/Downloads/Kspaceconnect/ksp/GameData/Squad/Parts/Science/GooExperiment/gooExperiment.cfg</text:p>
          </table:table-cell>
          <table:table-cell table:style-name="ce26" office:value-type="float" office:value="800" calcext:value-type="float">
            <text:p>800</text:p>
          </table:table-cell>
          <table:table-cell table:style-name="ce26" office:value-type="string" calcext:value-type="string">
            <text:p>GooExperiment</text:p>
          </table:table-cell>
          <table:table-cell table:style-name="ce26" table:formula="of:=IFERROR(__xludf.dummyfunction(&quot;IF(ISBLANK(B145),&quot;&quot;RESSOURCE&quot;&quot;,REGEXEXTRACT(B145,&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cience Device</text:p>
          </table:table-cell>
          <table:table-cell table:style-name="ce37" table:formula="of:=IF(IFERROR(SEARCH(&quot;zDeprecated&quot;;[.B145]));-1;[.F145]*VLOOKUP([.G145];[$'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Utility/GrapplingDevice/part.cfg</text:p>
          </table:table-cell>
          <table:table-cell table:style-name="ce26" office:value-type="float" office:value="450" calcext:value-type="float">
            <text:p>450</text:p>
          </table:table-cell>
          <table:table-cell table:style-name="ce26" office:value-type="string" calcext:value-type="string">
            <text:p>GrapplingDevice</text:p>
          </table:table-cell>
          <table:table-cell table:style-name="ce26" table:formula="of:=IFERROR(__xludf.dummyfunction(&quot;IF(ISBLANK(B146),&quot;&quot;RESSOURCE&quot;&quot;,REGEXEXTRACT(B146,&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146]));-1;[.F146]*VLOOKUP([.G146];[$'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zDeprecated/Parts/Utility/GrapplingDevice_v1/part.cfg</text:p>
          </table:table-cell>
          <table:table-cell table:style-name="ce26" office:value-type="float" office:value="450" calcext:value-type="float">
            <text:p>450</text:p>
          </table:table-cell>
          <table:table-cell table:style-name="ce26" office:value-type="string" calcext:value-type="string">
            <text:p>GrapplingDevice</text:p>
          </table:table-cell>
          <table:table-cell table:style-name="ce26" table:formula="of:=IFERROR(__xludf.dummyfunction(&quot;IF(ISBLANK(B147),&quot;&quot;RESSOURCE&quot;&quot;,REGEXEXTRACT(B147,&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147]));-1;[.F147]*VLOOKUP([.G14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groundAnchor.cfg</text:p>
          </table:table-cell>
          <table:table-cell table:style-name="ce23" office:value-type="string" calcext:value-type="string">
            <text:p>/home/oscar/Downloads/Kspaceconnect/ksp/GameData/Squad/Parts/Cargo/GroundAnchor/groundAnchor.cfg</text:p>
          </table:table-cell>
          <table:table-cell table:style-name="ce26" office:value-type="float" office:value="300" calcext:value-type="float">
            <text:p>300</text:p>
          </table:table-cell>
          <table:table-cell table:style-name="ce26" office:value-type="string" calcext:value-type="string">
            <text:p>groundAnchor</text:p>
          </table:table-cell>
          <table:table-cell table:style-name="ce26" table:formula="of:=IFERROR(__xludf.dummyfunction(&quot;IF(ISBLANK(B148),&quot;&quot;RESSOURCE&quot;&quot;,REGEXEXTRACT(B148,&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148]));-1;[.F148]*VLOOKUP([.G148];[$'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groundLight1.cfg</text:p>
          </table:table-cell>
          <table:table-cell table:style-name="ce23" office:value-type="string" calcext:value-type="string">
            <text:p>/home/oscar/Downloads/Kspaceconnect/ksp/GameData/Squad/Parts/Utility/Lights/groundLight1.cfg</text:p>
          </table:table-cell>
          <table:table-cell table:style-name="ce26" office:value-type="float" office:value="25" calcext:value-type="float">
            <text:p>25</text:p>
          </table:table-cell>
          <table:table-cell table:style-name="ce26" office:value-type="string" calcext:value-type="string">
            <text:p>groundLight1</text:p>
          </table:table-cell>
          <table:table-cell table:style-name="ce26" table:formula="of:=IFERROR(__xludf.dummyfunction(&quot;IF(ISBLANK(B149),&quot;&quot;RESSOURCE&quot;&quot;,REGEXEXTRACT(B149,&quot;&quot;GameData/(\w+)&quot;&quot;))&quot;);&quot;Squad&quot;)" office:value-type="string" office:string-value="Squad" calcext:value-type="string">
            <text:p>Squad</text:p>
          </table:table-cell>
          <table:table-cell table:style-name="ce30" office:value-type="float" office:value="0.002" calcext:value-type="float">
            <text:p>0.002</text:p>
          </table:table-cell>
          <table:table-cell table:style-name="ce34" table:content-validation-name="val1" office:value-type="string" calcext:value-type="string">
            <text:p>Light</text:p>
          </table:table-cell>
          <table:table-cell table:style-name="ce37" table:formula="of:=IF(IFERROR(SEARCH(&quot;zDeprecated&quot;;[.B149]));-1;[.F149]*VLOOKUP([.G149];[$'CO$ Methodology Parts'.$A$12:.$E$57];5;1))" office:value-type="float" office:value="42.64479328" calcext:value-type="float">
            <text:p>42.64479328</text:p>
          </table:table-cell>
          <table:table-cell table:style-name="ce40"/>
          <table:table-cell table:number-columns-repeated="1015"/>
        </table:table-row>
        <table:table-row table:style-name="ro1">
          <table:table-cell table:style-name="ce2" office:value-type="string" calcext:value-type="string">
            <text:p>groundLight2.cfg</text:p>
          </table:table-cell>
          <table:table-cell table:style-name="ce23" office:value-type="string" calcext:value-type="string">
            <text:p>/home/oscar/Downloads/Kspaceconnect/ksp/GameData/Squad/Parts/Utility/Lights/groundLight2.cfg</text:p>
          </table:table-cell>
          <table:table-cell table:style-name="ce26" office:value-type="float" office:value="35" calcext:value-type="float">
            <text:p>35</text:p>
          </table:table-cell>
          <table:table-cell table:style-name="ce26" office:value-type="string" calcext:value-type="string">
            <text:p>groundLight2</text:p>
          </table:table-cell>
          <table:table-cell table:style-name="ce26" table:formula="of:=IFERROR(__xludf.dummyfunction(&quot;IF(ISBLANK(B150),&quot;&quot;RESSOURCE&quot;&quot;,REGEXEXTRACT(B150,&quot;&quot;GameData/(\w+)&quot;&quot;))&quot;);&quot;Squad&quot;)" office:value-type="string" office:string-value="Squad" calcext:value-type="string">
            <text:p>Squad</text:p>
          </table:table-cell>
          <table:table-cell table:style-name="ce30" office:value-type="float" office:value="0.003" calcext:value-type="float">
            <text:p>0.003</text:p>
          </table:table-cell>
          <table:table-cell table:style-name="ce34" table:content-validation-name="val1" office:value-type="string" calcext:value-type="string">
            <text:p>Light</text:p>
          </table:table-cell>
          <table:table-cell table:style-name="ce37" table:formula="of:=IF(IFERROR(SEARCH(&quot;zDeprecated&quot;;[.B150]));-1;[.F150]*VLOOKUP([.G150];[$'CO$ Methodology Parts'.$A$12:.$E$57];5;1))" office:value-type="float" office:value="63.96718992" calcext:value-type="float">
            <text:p>63.96718992</text:p>
          </table:table-cell>
          <table:table-cell table:style-name="ce40"/>
          <table:table-cell table:number-columns-repeated="1015"/>
        </table:table-row>
        <table:table-row table:style-name="ro1">
          <table:table-cell table:style-name="ce2" office:value-type="string" calcext:value-type="string">
            <text:p>HeatShield0.cfg</text:p>
          </table:table-cell>
          <table:table-cell table:style-name="ce23" office:value-type="string" calcext:value-type="string">
            <text:p>/home/oscar/Downloads/Kspaceconnect/ksp/GameData/Squad/Parts/Aero/HeatShield/HeatShield0.cfg</text:p>
          </table:table-cell>
          <table:table-cell table:style-name="ce26" office:value-type="float" office:value="125" calcext:value-type="float">
            <text:p>125</text:p>
          </table:table-cell>
          <table:table-cell table:style-name="ce26" office:value-type="string" calcext:value-type="string">
            <text:p>HeatShield0</text:p>
          </table:table-cell>
          <table:table-cell table:style-name="ce26" table:formula="of:=IFERROR(__xludf.dummyfunction(&quot;IF(ISBLANK(B151),&quot;&quot;RESSOURCE&quot;&quot;,REGEXEXTRACT(B151,&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Heatshield</text:p>
          </table:table-cell>
          <table:table-cell table:style-name="ce37" table:formula="of:=IF(IFERROR(SEARCH(&quot;zDeprecated&quot;;[.B151]));-1;[.F151]*VLOOKUP([.G151];[$'CO$ Methodology Parts'.$A$12:.$E$57];5;1))" office:value-type="float" office:value="52" calcext:value-type="float">
            <text:p>52</text:p>
          </table:table-cell>
          <table:table-cell table:style-name="ce40"/>
          <table:table-cell table:number-columns-repeated="1015"/>
        </table:table-row>
        <table:table-row table:style-name="ro1">
          <table:table-cell table:style-name="ce2" office:value-type="string" calcext:value-type="string">
            <text:p>HeatShield1.cfg</text:p>
          </table:table-cell>
          <table:table-cell table:style-name="ce23" office:value-type="string" calcext:value-type="string">
            <text:p>/home/oscar/Downloads/Kspaceconnect/ksp/GameData/Squad/Parts/Aero/HeatShield/HeatShield1.cfg</text:p>
          </table:table-cell>
          <table:table-cell table:style-name="ce26" office:value-type="float" office:value="200" calcext:value-type="float">
            <text:p>200</text:p>
          </table:table-cell>
          <table:table-cell table:style-name="ce26" office:value-type="string" calcext:value-type="string">
            <text:p>HeatShield1</text:p>
          </table:table-cell>
          <table:table-cell table:style-name="ce26" table:formula="of:=IFERROR(__xludf.dummyfunction(&quot;IF(ISBLANK(B152),&quot;&quot;RESSOURCE&quot;&quot;,REGEXEXTRACT(B152,&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Heatshield</text:p>
          </table:table-cell>
          <table:table-cell table:style-name="ce37" table:formula="of:=IF(IFERROR(SEARCH(&quot;zDeprecated&quot;;[.B152]));-1;[.F152]*VLOOKUP([.G152];[$'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HeatShield1p5.cfg</text:p>
          </table:table-cell>
          <table:table-cell table:style-name="ce23" office:value-type="string" calcext:value-type="string">
            <text:p>/home/oscar/Downloads/Kspaceconnect/ksp/GameData/SquadExpansion/MakingHistory/Parts/Thermal/HeatShield1p5.cfg</text:p>
          </table:table-cell>
          <table:table-cell table:style-name="ce26" office:value-type="float" office:value="250" calcext:value-type="float">
            <text:p>250</text:p>
          </table:table-cell>
          <table:table-cell table:style-name="ce26" office:value-type="string" calcext:value-type="string">
            <text:p>HeatShield1p5</text:p>
          </table:table-cell>
          <table:table-cell table:style-name="ce26" table:formula="of:=IFERROR(__xludf.dummyfunction(&quot;IF(ISBLANK(B153),&quot;&quot;RESSOURCE&quot;&quot;,REGEXEXTRACT(B153,&quot;&quot;GameData/(\w+)&quot;&quot;))&quot;);&quot;SquadExpansion&quot;)" office:value-type="string" office:string-value="SquadExpansion" calcext:value-type="string">
            <text:p>SquadExpansion</text:p>
          </table:table-cell>
          <table:table-cell table:style-name="ce30" office:value-type="float" office:value="0.3" calcext:value-type="float">
            <text:p>0.3</text:p>
          </table:table-cell>
          <table:table-cell table:style-name="ce34" table:content-validation-name="val1" office:value-type="string" calcext:value-type="string">
            <text:p>Heatshield</text:p>
          </table:table-cell>
          <table:table-cell table:style-name="ce37" table:formula="of:=IF(IFERROR(SEARCH(&quot;zDeprecated&quot;;[.B153]));-1;[.F153]*VLOOKUP([.G153];[$'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HeatShield2.cfg</text:p>
          </table:table-cell>
          <table:table-cell table:style-name="ce23" office:value-type="string" calcext:value-type="string">
            <text:p>/home/oscar/Downloads/Kspaceconnect/ksp/GameData/Squad/Parts/Aero/HeatShield/HeatShield2.cfg</text:p>
          </table:table-cell>
          <table:table-cell table:style-name="ce26" office:value-type="float" office:value="200" calcext:value-type="float">
            <text:p>200</text:p>
          </table:table-cell>
          <table:table-cell table:style-name="ce26" office:value-type="string" calcext:value-type="string">
            <text:p>HeatShield2</text:p>
          </table:table-cell>
          <table:table-cell table:style-name="ce26" table:formula="of:=IFERROR(__xludf.dummyfunction(&quot;IF(ISBLANK(B154),&quot;&quot;RESSOURCE&quot;&quot;,REGEXEXTRACT(B154,&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Heatshield</text:p>
          </table:table-cell>
          <table:table-cell table:style-name="ce37" table:formula="of:=IF(IFERROR(SEARCH(&quot;zDeprecated&quot;;[.B154]));-1;[.F154]*VLOOKUP([.G154];[$'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HeatShield3.cfg</text:p>
          </table:table-cell>
          <table:table-cell table:style-name="ce23" office:value-type="string" calcext:value-type="string">
            <text:p>/home/oscar/Downloads/Kspaceconnect/ksp/GameData/Squad/Parts/Aero/HeatShield/HeatShield3.cfg</text:p>
          </table:table-cell>
          <table:table-cell table:style-name="ce26" office:value-type="float" office:value="200" calcext:value-type="float">
            <text:p>200</text:p>
          </table:table-cell>
          <table:table-cell table:style-name="ce26" office:value-type="string" calcext:value-type="string">
            <text:p>HeatShield3</text:p>
          </table:table-cell>
          <table:table-cell table:style-name="ce26" table:formula="of:=IFERROR(__xludf.dummyfunction(&quot;IF(ISBLANK(B155),&quot;&quot;RESSOURCE&quot;&quot;,REGEXEXTRACT(B155,&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Heatshield</text:p>
          </table:table-cell>
          <table:table-cell table:style-name="ce37" table:formula="of:=IF(IFERROR(SEARCH(&quot;zDeprecated&quot;;[.B155]));-1;[.F155]*VLOOKUP([.G155];[$'CO$ Methodology Parts'.$A$12:.$E$57];5;1))" office:value-type="float" office:value="2080" calcext:value-type="float">
            <text:p>2080</text:p>
          </table:table-cell>
          <table:table-cell table:style-name="ce40"/>
          <table:table-cell table:number-columns-repeated="1015"/>
        </table:table-row>
        <table:table-row table:style-name="ro1">
          <table:table-cell table:style-name="ce2" office:value-type="string" calcext:value-type="string">
            <text:p>HECS2.cfg</text:p>
          </table:table-cell>
          <table:table-cell table:style-name="ce23" office:value-type="string" calcext:value-type="string">
            <text:p>/home/oscar/Downloads/Kspaceconnect/ksp/GameData/Squad/Parts/Misc/AsteroidDay/HECS2.cfg</text:p>
          </table:table-cell>
          <table:table-cell table:style-name="ce26" office:value-type="float" office:value="7500" calcext:value-type="float">
            <text:p>7500</text:p>
          </table:table-cell>
          <table:table-cell table:style-name="ce26" office:value-type="string" calcext:value-type="string">
            <text:p>HECS2_ProbeCore</text:p>
          </table:table-cell>
          <table:table-cell table:style-name="ce26" table:formula="of:=IFERROR(__xludf.dummyfunction(&quot;IF(ISBLANK(B156),&quot;&quot;RESSOURCE&quot;&quot;,REGEXEXTRACT(B156,&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Probe</text:p>
          </table:table-cell>
          <table:table-cell table:style-name="ce37" table:formula="of:=IF(IFERROR(SEARCH(&quot;zDeprecated&quot;;[.B156]));-1;[.F156]*VLOOKUP([.G156];[$'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HighGainAntenna.cfg</text:p>
          </table:table-cell>
          <table:table-cell table:style-name="ce23" office:value-type="string" calcext:value-type="string">
            <text:p>/home/oscar/Downloads/Kspaceconnect/ksp/GameData/Squad/Parts/Misc/AsteroidDay/HighGainAntenna.cfg</text:p>
          </table:table-cell>
          <table:table-cell table:style-name="ce26" office:value-type="float" office:value="1200" calcext:value-type="float">
            <text:p>1200</text:p>
          </table:table-cell>
          <table:table-cell table:style-name="ce26" office:value-type="string" calcext:value-type="string">
            <text:p>HighGainAntenna</text:p>
          </table:table-cell>
          <table:table-cell table:style-name="ce26" table:formula="of:=IFERROR(__xludf.dummyfunction(&quot;IF(ISBLANK(B157),&quot;&quot;RESSOURCE&quot;&quot;,REGEXEXTRACT(B157,&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Antenna</text:p>
          </table:table-cell>
          <table:table-cell table:style-name="ce37" table:formula="of:=IF(IFERROR(SEARCH(&quot;zDeprecated&quot;;[.B157]));-1;[.F157]*VLOOKUP([.G157];[$'CO$ Methodology Parts'.$A$12:.$E$57];5;1))" office:value-type="float" office:value="2015.984496" calcext:value-type="float">
            <text:p>2015.984496</text:p>
          </table:table-cell>
          <table:table-cell table:style-name="ce40"/>
          <table:table-cell table:number-columns-repeated="1015"/>
        </table:table-row>
        <table:table-row table:style-name="ro1">
          <table:table-cell table:style-name="ce2" office:value-type="string" calcext:value-type="string">
            <text:p>HG-5.cfg</text:p>
          </table:table-cell>
          <table:table-cell table:style-name="ce23" office:value-type="string" calcext:value-type="string">
            <text:p>/home/oscar/Downloads/Kspaceconnect/ksp/GameData/Squad/Parts/Utility/DirectAntennas/HG-5.cfg</text:p>
          </table:table-cell>
          <table:table-cell table:style-name="ce26" office:value-type="float" office:value="600" calcext:value-type="float">
            <text:p>600</text:p>
          </table:table-cell>
          <table:table-cell table:style-name="ce26" office:value-type="string" calcext:value-type="string">
            <text:p>HighGainAntenna5</text:p>
          </table:table-cell>
          <table:table-cell table:style-name="ce26" table:formula="of:=IFERROR(__xludf.dummyfunction(&quot;IF(ISBLANK(B158),&quot;&quot;RESSOURCE&quot;&quot;,REGEXEXTRACT(B158,&quot;&quot;GameData/(\w+)&quot;&quot;))&quot;);&quot;Squad&quot;)" office:value-type="string" office:string-value="Squad" calcext:value-type="string">
            <text:p>Squad</text:p>
          </table:table-cell>
          <table:table-cell table:style-name="ce30" office:value-type="float" office:value="0.07" calcext:value-type="float">
            <text:p>0.07</text:p>
          </table:table-cell>
          <table:table-cell table:style-name="ce34" table:content-validation-name="val1" office:value-type="string" calcext:value-type="string">
            <text:p>Antenna</text:p>
          </table:table-cell>
          <table:table-cell table:style-name="ce37" table:formula="of:=IF(IFERROR(SEARCH(&quot;zDeprecated&quot;;[.B158]));-1;[.F158]*VLOOKUP([.G158];[$'CO$ Methodology Parts'.$A$12:.$E$57];5;1))" office:value-type="float" office:value="1881.58553" calcext:value-type="float">
            <text:p>1881.58553</text:p>
          </table:table-cell>
          <table:table-cell table:style-name="ce40"/>
          <table:table-cell table:number-columns-repeated="1015"/>
        </table:table-row>
        <table:table-row table:style-name="ro1">
          <table:table-cell table:style-name="ce2" office:value-type="string" calcext:value-type="string">
            <text:p>HG-5_v2.cfg</text:p>
          </table:table-cell>
          <table:table-cell table:style-name="ce23" office:value-type="string" calcext:value-type="string">
            <text:p>/home/oscar/Downloads/Kspaceconnect/ksp/GameData/Squad/Parts/Utility/DirectAntennas/HG-5_v2.cfg</text:p>
          </table:table-cell>
          <table:table-cell table:style-name="ce26" office:value-type="float" office:value="600" calcext:value-type="float">
            <text:p>600</text:p>
          </table:table-cell>
          <table:table-cell table:style-name="ce26" office:value-type="string" calcext:value-type="string">
            <text:p>HighGainAntenna5_v2</text:p>
          </table:table-cell>
          <table:table-cell table:style-name="ce26" table:formula="of:=IFERROR(__xludf.dummyfunction(&quot;IF(ISBLANK(B159),&quot;&quot;RESSOURCE&quot;&quot;,REGEXEXTRACT(B159,&quot;&quot;GameData/(\w+)&quot;&quot;))&quot;);&quot;Squad&quot;)" office:value-type="string" office:string-value="Squad" calcext:value-type="string">
            <text:p>Squad</text:p>
          </table:table-cell>
          <table:table-cell table:style-name="ce30" office:value-type="float" office:value="0.07" calcext:value-type="float">
            <text:p>0.07</text:p>
          </table:table-cell>
          <table:table-cell table:style-name="ce34" table:content-validation-name="val1" office:value-type="string" calcext:value-type="string">
            <text:p>Antenna</text:p>
          </table:table-cell>
          <table:table-cell table:style-name="ce37" table:formula="of:=IF(IFERROR(SEARCH(&quot;zDeprecated&quot;;[.B159]));-1;[.F159]*VLOOKUP([.G159];[$'CO$ Methodology Parts'.$A$12:.$E$57];5;1))" office:value-type="float" office:value="1881.58553" calcext:value-type="float">
            <text:p>1881.58553</text:p>
          </table:table-cell>
          <table:table-cell table:style-name="ce40"/>
          <table:table-cell table:number-columns-repeated="1015"/>
        </table:table-row>
        <table:table-row table:style-name="ro1">
          <table:table-cell table:style-name="ce2" office:value-type="string" calcext:value-type="string">
            <text:p>hinge_01.cfg</text:p>
          </table:table-cell>
          <table:table-cell table:style-name="ce23" office:value-type="string" calcext:value-type="string">
            <text:p>/home/oscar/Downloads/Kspaceconnect/ksp/GameData/SquadExpansion/Serenity/Parts/Robotics/hinge_01.cfg</text:p>
          </table:table-cell>
          <table:table-cell table:style-name="ce26" office:value-type="float" office:value="120" calcext:value-type="float">
            <text:p>120</text:p>
          </table:table-cell>
          <table:table-cell table:style-name="ce26" office:value-type="string" calcext:value-type="string">
            <text:p>hinge_01</text:p>
          </table:table-cell>
          <table:table-cell table:style-name="ce26" table:formula="of:=IFERROR(__xludf.dummyfunction(&quot;IF(ISBLANK(B160),&quot;&quot;RESSOURCE&quot;&quot;,REGEXEXTRACT(B160,&quot;&quot;GameData/(\w+)&quot;&quot;))&quot;);&quot;SquadExpansion&quot;)" office:value-type="string" office:string-value="SquadExpansion" calcext:value-type="string">
            <text:p>SquadExpansion</text:p>
          </table:table-cell>
          <table:table-cell table:style-name="ce30" office:value-type="float" office:value="0.08" calcext:value-type="float">
            <text:p>0.08</text:p>
          </table:table-cell>
          <table:table-cell table:style-name="ce34" table:content-validation-name="val1" office:value-type="string" calcext:value-type="string">
            <text:p>Robotics</text:p>
          </table:table-cell>
          <table:table-cell table:style-name="ce37" table:formula="of:=IF(IFERROR(SEARCH(&quot;zDeprecated&quot;;[.B160]));-1;[.F160]*VLOOKUP([.G160];[$'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hinge_01_s.cfg</text:p>
          </table:table-cell>
          <table:table-cell table:style-name="ce23" office:value-type="string" calcext:value-type="string">
            <text:p>/home/oscar/Downloads/Kspaceconnect/ksp/GameData/SquadExpansion/Serenity/Parts/Robotics/hinge_01_s.cfg</text:p>
          </table:table-cell>
          <table:table-cell table:style-name="ce26" office:value-type="float" office:value="50" calcext:value-type="float">
            <text:p>50</text:p>
          </table:table-cell>
          <table:table-cell table:style-name="ce26" office:value-type="string" calcext:value-type="string">
            <text:p>hinge_01_s</text:p>
          </table:table-cell>
          <table:table-cell table:style-name="ce26" table:formula="of:=IFERROR(__xludf.dummyfunction(&quot;IF(ISBLANK(B161),&quot;&quot;RESSOURCE&quot;&quot;,REGEXEXTRACT(B161,&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Robotics</text:p>
          </table:table-cell>
          <table:table-cell table:style-name="ce37" table:formula="of:=IF(IFERROR(SEARCH(&quot;zDeprecated&quot;;[.B161]));-1;[.F161]*VLOOKUP([.G161];[$'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hinge_03.cfg</text:p>
          </table:table-cell>
          <table:table-cell table:style-name="ce23" office:value-type="string" calcext:value-type="string">
            <text:p>/home/oscar/Downloads/Kspaceconnect/ksp/GameData/SquadExpansion/Serenity/Parts/Robotics/hinge_03.cfg</text:p>
          </table:table-cell>
          <table:table-cell table:style-name="ce26" office:value-type="float" office:value="360" calcext:value-type="float">
            <text:p>360</text:p>
          </table:table-cell>
          <table:table-cell table:style-name="ce26" office:value-type="string" calcext:value-type="string">
            <text:p>hinge_03</text:p>
          </table:table-cell>
          <table:table-cell table:style-name="ce26" table:formula="of:=IFERROR(__xludf.dummyfunction(&quot;IF(ISBLANK(B162),&quot;&quot;RESSOURCE&quot;&quot;,REGEXEXTRACT(B162,&quot;&quot;GameData/(\w+)&quot;&quot;))&quot;);&quot;SquadExpansion&quot;)" office:value-type="string" office:string-value="SquadExpansion" calcext:value-type="string">
            <text:p>SquadExpansion</text:p>
          </table:table-cell>
          <table:table-cell table:style-name="ce30" office:value-type="float" office:value="0.1" calcext:value-type="float">
            <text:p>0.1</text:p>
          </table:table-cell>
          <table:table-cell table:style-name="ce34" table:content-validation-name="val1" office:value-type="string" calcext:value-type="string">
            <text:p>Robotics</text:p>
          </table:table-cell>
          <table:table-cell table:style-name="ce37" table:formula="of:=IF(IFERROR(SEARCH(&quot;zDeprecated&quot;;[.B162]));-1;[.F162]*VLOOKUP([.G162];[$'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hinge_03_s.cfg</text:p>
          </table:table-cell>
          <table:table-cell table:style-name="ce23" office:value-type="string" calcext:value-type="string">
            <text:p>/home/oscar/Downloads/Kspaceconnect/ksp/GameData/SquadExpansion/Serenity/Parts/Robotics/hinge_03_s.cfg</text:p>
          </table:table-cell>
          <table:table-cell table:style-name="ce26" office:value-type="float" office:value="120" calcext:value-type="float">
            <text:p>120</text:p>
          </table:table-cell>
          <table:table-cell table:style-name="ce26" office:value-type="string" calcext:value-type="string">
            <text:p>hinge_03_s</text:p>
          </table:table-cell>
          <table:table-cell table:style-name="ce26" table:formula="of:=IFERROR(__xludf.dummyfunction(&quot;IF(ISBLANK(B163),&quot;&quot;RESSOURCE&quot;&quot;,REGEXEXTRACT(B163,&quot;&quot;GameData/(\w+)&quot;&quot;))&quot;);&quot;SquadExpansion&quot;)" office:value-type="string" office:string-value="SquadExpansion" calcext:value-type="string">
            <text:p>SquadExpansion</text:p>
          </table:table-cell>
          <table:table-cell table:style-name="ce30" office:value-type="float" office:value="0.08" calcext:value-type="float">
            <text:p>0.08</text:p>
          </table:table-cell>
          <table:table-cell table:style-name="ce34" table:content-validation-name="val1" office:value-type="string" calcext:value-type="string">
            <text:p>Robotics</text:p>
          </table:table-cell>
          <table:table-cell table:style-name="ce37" table:formula="of:=IF(IFERROR(SEARCH(&quot;zDeprecated&quot;;[.B163]));-1;[.F163]*VLOOKUP([.G163];[$'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hinge_04.cfg</text:p>
          </table:table-cell>
          <table:table-cell table:style-name="ce23" office:value-type="string" calcext:value-type="string">
            <text:p>/home/oscar/Downloads/Kspaceconnect/ksp/GameData/SquadExpansion/Serenity/Parts/Robotics/hinge_04.cfg</text:p>
          </table:table-cell>
          <table:table-cell table:style-name="ce26" office:value-type="float" office:value="480" calcext:value-type="float">
            <text:p>480</text:p>
          </table:table-cell>
          <table:table-cell table:style-name="ce26" office:value-type="string" calcext:value-type="string">
            <text:p>hinge_04</text:p>
          </table:table-cell>
          <table:table-cell table:style-name="ce26" table:formula="of:=IFERROR(__xludf.dummyfunction(&quot;IF(ISBLANK(B164),&quot;&quot;RESSOURCE&quot;&quot;,REGEXEXTRACT(B164,&quot;&quot;GameData/(\w+)&quot;&quot;))&quot;);&quot;SquadExpansion&quot;)" office:value-type="string" office:string-value="SquadExpansion" calcext:value-type="string">
            <text:p>SquadExpansion</text:p>
          </table:table-cell>
          <table:table-cell table:style-name="ce30" office:value-type="float" office:value="0.4" calcext:value-type="float">
            <text:p>0.4</text:p>
          </table:table-cell>
          <table:table-cell table:style-name="ce34" table:content-validation-name="val1" office:value-type="string" calcext:value-type="string">
            <text:p>Robotics</text:p>
          </table:table-cell>
          <table:table-cell table:style-name="ce37" table:formula="of:=IF(IFERROR(SEARCH(&quot;zDeprecated&quot;;[.B164]));-1;[.F164]*VLOOKUP([.G164];[$'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InflatableAirlock.cfg</text:p>
          </table:table-cell>
          <table:table-cell table:style-name="ce23" office:value-type="string" calcext:value-type="string">
            <text:p>/home/oscar/Downloads/Kspaceconnect/ksp/GameData/SquadExpansion/MakingHistory/Parts/Coupling/InflatableAirlock.cfg</text:p>
          </table:table-cell>
          <table:table-cell table:style-name="ce26" office:value-type="float" office:value="400" calcext:value-type="float">
            <text:p>400</text:p>
          </table:table-cell>
          <table:table-cell table:style-name="ce26" office:value-type="string" calcext:value-type="string">
            <text:p>InflatableAirlock</text:p>
          </table:table-cell>
          <table:table-cell table:style-name="ce26" table:formula="of:=IFERROR(__xludf.dummyfunction(&quot;IF(ISBLANK(B165),&quot;&quot;RESSOURCE&quot;&quot;,REGEXEXTRACT(B165,&quot;&quot;GameData/(\w+)&quot;&quot;))&quot;);&quot;SquadExpansion&quot;)" office:value-type="string" office:string-value="SquadExpansion" calcext:value-type="string">
            <text:p>SquadExpansion</text:p>
          </table:table-cell>
          <table:table-cell table:style-name="ce30" office:value-type="float" office:value="0.1" calcext:value-type="float">
            <text:p>0.1</text:p>
          </table:table-cell>
          <table:table-cell table:style-name="ce34" table:content-validation-name="val1" office:value-type="string" calcext:value-type="string">
            <text:p>Inflatable Part</text:p>
          </table:table-cell>
          <table:table-cell table:style-name="ce37" table:formula="of:=IF(IFERROR(SEARCH(&quot;zDeprecated&quot;;[.B165]));-1;[.F165]*VLOOKUP([.G165];[$'CO$ Methodology Parts'.$A$12:.$E$57];5;1))" office:value-type="float" office:value="1576.5" calcext:value-type="float">
            <text:p>1576.5</text:p>
          </table:table-cell>
          <table:table-cell table:style-name="ce40"/>
          <table:table-cell table:number-columns-repeated="1015"/>
        </table:table-row>
        <table:table-row table:style-name="ro1">
          <table:table-cell table:style-name="ce2" office:value-type="string" calcext:value-type="string">
            <text:p>HeatShield.cfg</text:p>
          </table:table-cell>
          <table:table-cell table:style-name="ce23" office:value-type="string" calcext:value-type="string">
            <text:p>/home/oscar/Downloads/Kspaceconnect/ksp/GameData/Squad/Parts/Aero/InflatableHeatShield/HeatShield.cfg</text:p>
          </table:table-cell>
          <table:table-cell table:style-name="ce26" office:value-type="float" office:value="2400" calcext:value-type="float">
            <text:p>2400</text:p>
          </table:table-cell>
          <table:table-cell table:style-name="ce26" office:value-type="string" calcext:value-type="string">
            <text:p>InflatableHeatShield</text:p>
          </table:table-cell>
          <table:table-cell table:style-name="ce26" table:formula="of:=IFERROR(__xludf.dummyfunction(&quot;IF(ISBLANK(B166),&quot;&quot;RESSOURCE&quot;&quot;,REGEXEXTRACT(B166,&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Heatshield</text:p>
          </table:table-cell>
          <table:table-cell table:style-name="ce37" table:formula="of:=IF(IFERROR(SEARCH(&quot;zDeprecated&quot;;[.B166]));-1;[.F166]*VLOOKUP([.G166];[$'CO$ Methodology Parts'.$A$12:.$E$57];5;1))" office:value-type="float" office:value="3120" calcext:value-type="float">
            <text:p>3120</text:p>
          </table:table-cell>
          <table:table-cell table:style-name="ce40"/>
          <table:table-cell table:number-columns-repeated="1015"/>
        </table:table-row>
        <table:table-row table:style-name="ro1">
          <table:table-cell table:style-name="ce2" office:value-type="string" calcext:value-type="string">
            <text:p>CamSat.cfg</text:p>
          </table:table-cell>
          <table:table-cell table:style-name="ce23" office:value-type="string" calcext:value-type="string">
            <text:p>/home/oscar/Downloads/Kspaceconnect/ksp/GameData/Squad/Parts/Misc/AsteroidDay/CamSat.cfg</text:p>
          </table:table-cell>
          <table:table-cell table:style-name="ce26" office:value-type="float" office:value="4500" calcext:value-type="float">
            <text:p>4500</text:p>
          </table:table-cell>
          <table:table-cell table:style-name="ce26" office:value-type="string" calcext:value-type="string">
            <text:p>InfraredTelescope</text:p>
          </table:table-cell>
          <table:table-cell table:style-name="ce26" table:formula="of:=IFERROR(__xludf.dummyfunction(&quot;IF(ISBLANK(B167),&quot;&quot;RESSOURCE&quot;&quot;,REGEXEXTRACT(B167,&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cience Device</text:p>
          </table:table-cell>
          <table:table-cell table:style-name="ce37" table:formula="of:=IF(IFERROR(SEARCH(&quot;zDeprecated&quot;;[.B167]));-1;[.F167]*VLOOKUP([.G167];[$'CO$ Methodology Parts'.$A$12:.$E$57];5;1))" office:value-type="float" office:value="2816.489664" calcext:value-type="float">
            <text:p>2816.489664</text:p>
          </table:table-cell>
          <table:table-cell table:style-name="ce40"/>
          <table:table-cell table:number-columns-repeated="1015"/>
        </table:table-row>
        <table:table-row table:style-name="ro1">
          <table:table-cell table:style-name="ce2" office:value-type="string" calcext:value-type="string">
            <text:p>intakeRadialLong.cfg</text:p>
          </table:table-cell>
          <table:table-cell table:style-name="ce23" office:value-type="string" calcext:value-type="string">
            <text:p>/home/oscar/Downloads/Kspaceconnect/ksp/GameData/Squad/Parts/Aero/intakeRadialLong/intakeRadialLong.cfg</text:p>
          </table:table-cell>
          <table:table-cell table:style-name="ce26" office:value-type="float" office:value="900" calcext:value-type="float">
            <text:p>900</text:p>
          </table:table-cell>
          <table:table-cell table:style-name="ce26" office:value-type="string" calcext:value-type="string">
            <text:p>IntakeRadialLong</text:p>
          </table:table-cell>
          <table:table-cell table:style-name="ce26" table:formula="of:=IFERROR(__xludf.dummyfunction(&quot;IF(ISBLANK(B168),&quot;&quot;RESSOURCE&quot;&quot;,REGEXEXTRACT(B168,&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Intake</text:p>
          </table:table-cell>
          <table:table-cell table:style-name="ce37" table:formula="of:=IF(IFERROR(SEARCH(&quot;zDeprecated&quot;;[.B168]));-1;[.F168]*VLOOKUP([.G168];[$'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ionEngine.cfg</text:p>
          </table:table-cell>
          <table:table-cell table:style-name="ce23" office:value-type="string" calcext:value-type="string">
            <text:p>/home/oscar/Downloads/Kspaceconnect/ksp/GameData/Squad/Parts/Engine/ionEngine/ionEngine.cfg</text:p>
          </table:table-cell>
          <table:table-cell table:style-name="ce26" office:value-type="float" office:value="8000" calcext:value-type="float">
            <text:p>8000</text:p>
          </table:table-cell>
          <table:table-cell table:style-name="ce26" office:value-type="string" calcext:value-type="string">
            <text:p>ionEngine</text:p>
          </table:table-cell>
          <table:table-cell table:style-name="ce26" table:formula="of:=IFERROR(__xludf.dummyfunction(&quot;IF(ISBLANK(B169),&quot;&quot;RESSOURCE&quot;&quot;,REGEXEXTRACT(B169,&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Ion Engine</text:p>
          </table:table-cell>
          <table:table-cell table:style-name="ce37" table:formula="of:=IF(IFERROR(SEARCH(&quot;zDeprecated&quot;;[.B169]));-1;[.F169]*VLOOKUP([.G169];[$'CO$ Methodology Parts'.$A$12:.$E$57];5;1))" office:value-type="float" office:value="6719.94832" calcext:value-type="float">
            <text:p>6719.94832</text:p>
          </table:table-cell>
          <table:table-cell table:style-name="ce40"/>
          <table:table-cell table:number-columns-repeated="1015"/>
        </table:table-row>
        <table:table-row table:style-name="ro1">
          <table:table-cell table:style-name="ce2" office:value-type="string" calcext:value-type="string">
            <text:p>ISRU.cfg</text:p>
          </table:table-cell>
          <table:table-cell table:style-name="ce23" office:value-type="string" calcext:value-type="string">
            <text:p>/home/oscar/Downloads/Kspaceconnect/ksp/GameData/Squad/Parts/Resources/ISRU/ISRU.cfg</text:p>
          </table:table-cell>
          <table:table-cell table:style-name="ce26" office:value-type="float" office:value="8000" calcext:value-type="float">
            <text:p>8000</text:p>
          </table:table-cell>
          <table:table-cell table:style-name="ce26" office:value-type="string" calcext:value-type="string">
            <text:p>ISRU</text:p>
          </table:table-cell>
          <table:table-cell table:style-name="ce26" table:formula="of:=IFERROR(__xludf.dummyfunction(&quot;IF(ISBLANK(B170),&quot;&quot;RESSOURCE&quot;&quot;,REGEXEXTRACT(B170,&quot;&quot;GameData/(\w+)&quot;&quot;))&quot;);&quot;Squad&quot;)" office:value-type="string" office:string-value="Squad" calcext:value-type="string">
            <text:p>Squad</text:p>
          </table:table-cell>
          <table:table-cell table:style-name="ce30" office:value-type="float" office:value="4.25" calcext:value-type="float">
            <text:p>4.25</text:p>
          </table:table-cell>
          <table:table-cell table:style-name="ce34" table:content-validation-name="val1" office:value-type="string" calcext:value-type="string">
            <text:p>ISRU</text:p>
          </table:table-cell>
          <table:table-cell table:style-name="ce37" table:formula="of:=IF(IFERROR(SEARCH(&quot;zDeprecated&quot;;[.B170]));-1;[.F170]*VLOOKUP([.G170];[$'CO$ Methodology Parts'.$A$12:.$E$57];5;1))" office:value-type="float" office:value="19379.91214" calcext:value-type="float">
            <text:p>19379.91214</text:p>
          </table:table-cell>
          <table:table-cell table:style-name="ce40"/>
          <table:table-cell table:number-columns-repeated="1015"/>
        </table:table-row>
        <table:table-row table:style-name="ro1">
          <table:table-cell table:style-name="ce2" office:value-type="string" calcext:value-type="string">
            <text:p>jetEngineBasic.cfg</text:p>
          </table:table-cell>
          <table:table-cell table:style-name="ce23" office:value-type="string" calcext:value-type="string">
            <text:p>/home/oscar/Downloads/Kspaceconnect/ksp/GameData/Squad/Parts/Engine/jetEngines/jetEngineBasic.cfg</text:p>
          </table:table-cell>
          <table:table-cell table:style-name="ce26" office:value-type="float" office:value="1400" calcext:value-type="float">
            <text:p>1400</text:p>
          </table:table-cell>
          <table:table-cell table:style-name="ce26" office:value-type="string" calcext:value-type="string">
            <text:p>JetEngine</text:p>
          </table:table-cell>
          <table:table-cell table:style-name="ce26" table:formula="of:=IFERROR(__xludf.dummyfunction(&quot;IF(ISBLANK(B171),&quot;&quot;RESSOURCE&quot;&quot;,REGEXEXTRACT(B171,&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Engine</text:p>
          </table:table-cell>
          <table:table-cell table:style-name="ce37" table:formula="of:=IF(IFERROR(SEARCH(&quot;zDeprecated&quot;;[.B171]));-1;[.F171]*VLOOKUP([.G171];[$'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z-400Battery.cfg</text:p>
          </table:table-cell>
          <table:table-cell table:style-name="ce23" office:value-type="string" calcext:value-type="string">
            <text:p>/home/oscar/Downloads/Kspaceconnect/ksp/GameData/Squad/Parts/Electrical/z-400Battery/z-400Battery.cfg</text:p>
          </table:table-cell>
          <table:table-cell table:style-name="ce26" office:value-type="float" office:value="550" calcext:value-type="float">
            <text:p>550</text:p>
          </table:table-cell>
          <table:table-cell table:style-name="ce26" office:value-type="string" calcext:value-type="string">
            <text:p>ksp_r_largeBatteryPack</text:p>
          </table:table-cell>
          <table:table-cell table:style-name="ce26" table:formula="of:=IFERROR(__xludf.dummyfunction(&quot;IF(ISBLANK(B172),&quot;&quot;RESSOURCE&quot;&quot;,REGEXEXTRACT(B172,&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Battery</text:p>
          </table:table-cell>
          <table:table-cell table:style-name="ce37" table:formula="of:=IF(IFERROR(SEARCH(&quot;zDeprecated&quot;;[.B172]));-1;[.F172]*VLOOKUP([.G172];[$'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KV1Pod.cfg</text:p>
          </table:table-cell>
          <table:table-cell table:style-name="ce23" office:value-type="string" calcext:value-type="string">
            <text:p>/home/oscar/Downloads/Kspaceconnect/ksp/GameData/SquadExpansion/MakingHistory/Parts/Pods/KV1Pod.cfg</text:p>
          </table:table-cell>
          <table:table-cell table:style-name="ce26" office:value-type="float" office:value="590" calcext:value-type="float">
            <text:p>590</text:p>
          </table:table-cell>
          <table:table-cell table:style-name="ce26" office:value-type="string" calcext:value-type="string">
            <text:p>kv1Pod</text:p>
          </table:table-cell>
          <table:table-cell table:style-name="ce26" table:formula="of:=IFERROR(__xludf.dummyfunction(&quot;IF(ISBLANK(B173),&quot;&quot;RESSOURCE&quot;&quot;,REGEXEXTRACT(B173,&quot;&quot;GameData/(\w+)&quot;&quot;))&quot;);&quot;SquadExpansion&quot;)" office:value-type="string" office:string-value="SquadExpansion" calcext:value-type="string">
            <text:p>SquadExpansion</text:p>
          </table:table-cell>
          <table:table-cell table:style-name="ce30" office:value-type="float" office:value="0.75" calcext:value-type="float">
            <text:p>0.75</text:p>
          </table:table-cell>
          <table:table-cell table:style-name="ce34" table:content-validation-name="val1" office:value-type="string" calcext:value-type="string">
            <text:p>Pod</text:p>
          </table:table-cell>
          <table:table-cell table:style-name="ce37" table:formula="of:=IF(IFERROR(SEARCH(&quot;zDeprecated&quot;;[.B173]));-1;[.F173]*VLOOKUP([.G173];[$'CO$ Methodology Parts'.$A$12:.$E$57];5;1))" office:value-type="float" office:value="10859.92248" calcext:value-type="float">
            <text:p>10859.92248</text:p>
          </table:table-cell>
          <table:table-cell table:style-name="ce40"/>
          <table:table-cell table:number-columns-repeated="1015"/>
        </table:table-row>
        <table:table-row table:style-name="ro1">
          <table:table-cell table:style-name="ce2" office:value-type="string" calcext:value-type="string">
            <text:p>KV2Pod.cfg</text:p>
          </table:table-cell>
          <table:table-cell table:style-name="ce23" office:value-type="string" calcext:value-type="string">
            <text:p>/home/oscar/Downloads/Kspaceconnect/ksp/GameData/SquadExpansion/MakingHistory/Parts/Pods/KV2Pod.cfg</text:p>
          </table:table-cell>
          <table:table-cell table:style-name="ce26" office:value-type="float" office:value="1990" calcext:value-type="float">
            <text:p>1990</text:p>
          </table:table-cell>
          <table:table-cell table:style-name="ce26" office:value-type="string" calcext:value-type="string">
            <text:p>kv2Pod</text:p>
          </table:table-cell>
          <table:table-cell table:style-name="ce26" table:formula="of:=IFERROR(__xludf.dummyfunction(&quot;IF(ISBLANK(B174),&quot;&quot;RESSOURCE&quot;&quot;,REGEXEXTRACT(B174,&quot;&quot;GameData/(\w+)&quot;&quot;))&quot;);&quot;SquadExpansion&quot;)" office:value-type="string" office:string-value="SquadExpansion" calcext:value-type="string">
            <text:p>SquadExpansion</text:p>
          </table:table-cell>
          <table:table-cell table:style-name="ce30" office:value-type="float" office:value="1.5" calcext:value-type="float">
            <text:p>1.5</text:p>
          </table:table-cell>
          <table:table-cell table:style-name="ce34" table:content-validation-name="val1" office:value-type="string" calcext:value-type="string">
            <text:p>Pod</text:p>
          </table:table-cell>
          <table:table-cell table:style-name="ce37" table:formula="of:=IF(IFERROR(SEARCH(&quot;zDeprecated&quot;;[.B174]));-1;[.F174]*VLOOKUP([.G174];[$'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KV3Pod.cfg</text:p>
          </table:table-cell>
          <table:table-cell table:style-name="ce23" office:value-type="string" calcext:value-type="string">
            <text:p>/home/oscar/Downloads/Kspaceconnect/ksp/GameData/SquadExpansion/MakingHistory/Parts/Pods/KV3Pod.cfg</text:p>
          </table:table-cell>
          <table:table-cell table:style-name="ce26" office:value-type="float" office:value="2990" calcext:value-type="float">
            <text:p>2990</text:p>
          </table:table-cell>
          <table:table-cell table:style-name="ce26" office:value-type="string" calcext:value-type="string">
            <text:p>kv3Pod</text:p>
          </table:table-cell>
          <table:table-cell table:style-name="ce26" table:formula="of:=IFERROR(__xludf.dummyfunction(&quot;IF(ISBLANK(B175),&quot;&quot;RESSOURCE&quot;&quot;,REGEXEXTRACT(B175,&quot;&quot;GameData/(\w+)&quot;&quot;))&quot;);&quot;SquadExpansion&quot;)" office:value-type="string" office:string-value="SquadExpansion" calcext:value-type="string">
            <text:p>SquadExpansion</text:p>
          </table:table-cell>
          <table:table-cell table:style-name="ce30" office:value-type="float" office:value="2.25" calcext:value-type="float">
            <text:p>2.25</text:p>
          </table:table-cell>
          <table:table-cell table:style-name="ce34" table:content-validation-name="val1" office:value-type="string" calcext:value-type="string">
            <text:p>Pod</text:p>
          </table:table-cell>
          <table:table-cell table:style-name="ce37" table:formula="of:=IF(IFERROR(SEARCH(&quot;zDeprecated&quot;;[.B175]));-1;[.F175]*VLOOKUP([.G175];[$'CO$ Methodology Parts'.$A$12:.$E$57];5;1))" office:value-type="float" office:value="32579.76744" calcext:value-type="float">
            <text:p>32579.76744</text:p>
          </table:table-cell>
          <table:table-cell table:style-name="ce40"/>
          <table:table-cell table:number-columns-repeated="1015"/>
        </table:table-row>
        <table:table-row table:style-name="ro1">
          <table:table-cell table:style-name="ce2" office:value-type="string" calcext:value-type="string">
            <text:p>ladderRadial.cfg</text:p>
          </table:table-cell>
          <table:table-cell table:style-name="ce23" office:value-type="string" calcext:value-type="string">
            <text:p>/home/oscar/Downloads/Kspaceconnect/ksp/GameData/Squad/Parts/Utility/ladderRadial/ladderRadial.cfg</text:p>
          </table:table-cell>
          <table:table-cell table:style-name="ce26" office:value-type="float" office:value="100" calcext:value-type="float">
            <text:p>100</text:p>
          </table:table-cell>
          <table:table-cell table:style-name="ce26" office:value-type="string" calcext:value-type="string">
            <text:p>ladder1</text:p>
          </table:table-cell>
          <table:table-cell table:style-name="ce26" table:formula="of:=IFERROR(__xludf.dummyfunction(&quot;IF(ISBLANK(B176),&quot;&quot;RESSOURCE&quot;&quot;,REGEXEXTRACT(B176,&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Ladder</text:p>
          </table:table-cell>
          <table:table-cell table:style-name="ce37" table:formula="of:=IF(IFERROR(SEARCH(&quot;zDeprecated&quot;;[.B176]));-1;[.F176]*VLOOKUP([.G176];[$'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mk1LanderCan.cfg</text:p>
          </table:table-cell>
          <table:table-cell table:style-name="ce23" office:value-type="string" calcext:value-type="string">
            <text:p>/home/oscar/Downloads/Kspaceconnect/ksp/GameData/Squad/Parts/Command/mk1LanderCan/mk1LanderCan.cfg</text:p>
          </table:table-cell>
          <table:table-cell table:style-name="ce26" office:value-type="float" office:value="1482" calcext:value-type="float">
            <text:p>1482</text:p>
          </table:table-cell>
          <table:table-cell table:style-name="ce26" office:value-type="string" calcext:value-type="string">
            <text:p>landerCabinSmall</text:p>
          </table:table-cell>
          <table:table-cell table:style-name="ce26" table:formula="of:=IFERROR(__xludf.dummyfunction(&quot;IF(ISBLANK(B177),&quot;&quot;RESSOURCE&quot;&quot;,REGEXEXTRACT(B177,&quot;&quot;GameData/(\w+)&quot;&quot;))&quot;);&quot;Squad&quot;)" office:value-type="string" office:string-value="Squad" calcext:value-type="string">
            <text:p>Squad</text:p>
          </table:table-cell>
          <table:table-cell table:style-name="ce30" office:value-type="float" office:value="0.6" calcext:value-type="float">
            <text:p>0.6</text:p>
          </table:table-cell>
          <table:table-cell table:style-name="ce34" table:content-validation-name="val1" office:value-type="string" calcext:value-type="string">
            <text:p>Pod</text:p>
          </table:table-cell>
          <table:table-cell table:style-name="ce37" table:formula="of:=IF(IFERROR(SEARCH(&quot;zDeprecated&quot;;[.B177]));-1;[.F177]*VLOOKUP([.G177];[$'CO$ Methodology Parts'.$A$12:.$E$57];5;1))" office:value-type="float" office:value="8687.937984" calcext:value-type="float">
            <text:p>8687.937984</text:p>
          </table:table-cell>
          <table:table-cell table:style-name="ce40"/>
          <table:table-cell table:number-columns-repeated="1015"/>
        </table:table-row>
        <table:table-row table:style-name="ro1">
          <table:table-cell table:style-name="ce2" office:value-type="string" calcext:value-type="string">
            <text:p>landingLegLT-1.cfg</text:p>
          </table:table-cell>
          <table:table-cell table:style-name="ce23" office:value-type="string" calcext:value-type="string">
            <text:p>/home/oscar/Downloads/Kspaceconnect/ksp/GameData/Squad/Parts/Utility/landingLegLT-1/landingLegLT-1.cfg</text:p>
          </table:table-cell>
          <table:table-cell table:style-name="ce26" office:value-type="float" office:value="440" calcext:value-type="float">
            <text:p>440</text:p>
          </table:table-cell>
          <table:table-cell table:style-name="ce26" office:value-type="string" calcext:value-type="string">
            <text:p>landingLeg1</text:p>
          </table:table-cell>
          <table:table-cell table:style-name="ce26" table:formula="of:=IFERROR(__xludf.dummyfunction(&quot;IF(ISBLANK(B178),&quot;&quot;RESSOURCE&quot;&quot;,REGEXEXTRACT(B178,&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Landing Legs</text:p>
          </table:table-cell>
          <table:table-cell table:style-name="ce37" table:formula="of:=IF(IFERROR(SEARCH(&quot;zDeprecated&quot;;[.B178]));-1;[.F178]*VLOOKUP([.G178];[$'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landingLegLT-2.cfg</text:p>
          </table:table-cell>
          <table:table-cell table:style-name="ce23" office:value-type="string" calcext:value-type="string">
            <text:p>/home/oscar/Downloads/Kspaceconnect/ksp/GameData/Squad/Parts/Utility/landingLegLT-2/landingLegLT-2.cfg</text:p>
          </table:table-cell>
          <table:table-cell table:style-name="ce26" office:value-type="float" office:value="340" calcext:value-type="float">
            <text:p>340</text:p>
          </table:table-cell>
          <table:table-cell table:style-name="ce26" office:value-type="string" calcext:value-type="string">
            <text:p>landingLeg1-2</text:p>
          </table:table-cell>
          <table:table-cell table:style-name="ce26" table:formula="of:=IFERROR(__xludf.dummyfunction(&quot;IF(ISBLANK(B179),&quot;&quot;RESSOURCE&quot;&quot;,REGEXEXTRACT(B179,&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Landing Legs</text:p>
          </table:table-cell>
          <table:table-cell table:style-name="ce37" table:formula="of:=IF(IFERROR(SEARCH(&quot;zDeprecated&quot;;[.B179]));-1;[.F179]*VLOOKUP([.G179];[$'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largeCrewedLab.cfg</text:p>
          </table:table-cell>
          <table:table-cell table:style-name="ce23" office:value-type="string" calcext:value-type="string">
            <text:p>/home/oscar/Downloads/Kspaceconnect/ksp/GameData/Squad/Parts/Science/LargeCrewedLab/largeCrewedLab.cfg</text:p>
          </table:table-cell>
          <table:table-cell table:style-name="ce26" office:value-type="float" office:value="4000" calcext:value-type="float">
            <text:p>4000</text:p>
          </table:table-cell>
          <table:table-cell table:style-name="ce26" office:value-type="string" calcext:value-type="string">
            <text:p>Large_Crewed_Lab</text:p>
          </table:table-cell>
          <table:table-cell table:style-name="ce26" table:formula="of:=IFERROR(__xludf.dummyfunction(&quot;IF(ISBLANK(B180),&quot;&quot;RESSOURCE&quot;&quot;,REGEXEXTRACT(B180,&quot;&quot;GameData/(\w+)&quot;&quot;))&quot;);&quot;Squad&quot;)" office:value-type="string" office:string-value="Squad" calcext:value-type="string">
            <text:p>Squad</text:p>
          </table:table-cell>
          <table:table-cell table:style-name="ce30" office:value-type="float" office:value="3.5" calcext:value-type="float">
            <text:p>3.5</text:p>
          </table:table-cell>
          <table:table-cell table:style-name="ce34" table:content-validation-name="val1" office:value-type="string" calcext:value-type="string">
            <text:p>Pod</text:p>
          </table:table-cell>
          <table:table-cell table:style-name="ce37" table:formula="of:=IF(IFERROR(SEARCH(&quot;zDeprecated&quot;;[.B180]));-1;[.F180]*VLOOKUP([.G180];[$'CO$ Methodology Parts'.$A$12:.$E$57];5;1))" office:value-type="float" office:value="50679.63824" calcext:value-type="float">
            <text:p>50679.63824</text:p>
          </table:table-cell>
          <table:table-cell table:style-name="ce40"/>
          <table:table-cell table:number-columns-repeated="1015"/>
        </table:table-row>
        <table:table-row table:style-name="ro1">
          <table:table-cell table:style-name="ce2" office:value-type="string" calcext:value-type="string">
            <text:p>largeAdapter.cfg</text:p>
          </table:table-cell>
          <table:table-cell table:style-name="ce23" office:value-type="string" calcext:value-type="string">
            <text:p>/home/oscar/Downloads/Kspaceconnect/ksp/GameData/Squad/Parts/Utility/rockomaxAdapters/largeAdapter.cfg</text:p>
          </table:table-cell>
          <table:table-cell table:style-name="ce26" office:value-type="float" office:value="500" calcext:value-type="float">
            <text:p>500</text:p>
          </table:table-cell>
          <table:table-cell table:style-name="ce26" office:value-type="string" calcext:value-type="string">
            <text:p>largeAdapter</text:p>
          </table:table-cell>
          <table:table-cell table:style-name="ce26" table:formula="of:=IFERROR(__xludf.dummyfunction(&quot;IF(ISBLANK(B181),&quot;&quot;RESSOURCE&quot;&quot;,REGEXEXTRACT(B18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181]));-1;[.F181]*VLOOKUP([.G181];[$'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largeAdapter.cfg</text:p>
          </table:table-cell>
          <table:table-cell table:style-name="ce23" office:value-type="string" calcext:value-type="string">
            <text:p>/home/oscar/Downloads/Kspaceconnect/ksp/GameData/Squad/zDeprecated/Parts/Utility/largeAdapter_v1/largeAdapter.cfg</text:p>
          </table:table-cell>
          <table:table-cell table:style-name="ce26" office:value-type="float" office:value="500" calcext:value-type="float">
            <text:p>500</text:p>
          </table:table-cell>
          <table:table-cell table:style-name="ce26" office:value-type="string" calcext:value-type="string">
            <text:p>largeAdapter</text:p>
          </table:table-cell>
          <table:table-cell table:style-name="ce26" table:formula="of:=IFERROR(__xludf.dummyfunction(&quot;IF(ISBLANK(B182),&quot;&quot;RESSOURCE&quot;&quot;,REGEXEXTRACT(B182,&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182]));-1;[.F182]*VLOOKUP([.G18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argeAdapterShort.cfg</text:p>
          </table:table-cell>
          <table:table-cell table:style-name="ce23" office:value-type="string" calcext:value-type="string">
            <text:p>/home/oscar/Downloads/Kspaceconnect/ksp/GameData/Squad/Parts/Utility/rockomaxAdapters/largeAdapterShort.cfg</text:p>
          </table:table-cell>
          <table:table-cell table:style-name="ce26" office:value-type="float" office:value="450" calcext:value-type="float">
            <text:p>450</text:p>
          </table:table-cell>
          <table:table-cell table:style-name="ce26" office:value-type="string" calcext:value-type="string">
            <text:p>largeAdapter2</text:p>
          </table:table-cell>
          <table:table-cell table:style-name="ce26" table:formula="of:=IFERROR(__xludf.dummyfunction(&quot;IF(ISBLANK(B183),&quot;&quot;RESSOURCE&quot;&quot;,REGEXEXTRACT(B183,&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Structural</text:p>
          </table:table-cell>
          <table:table-cell table:style-name="ce37" table:formula="of:=IF(IFERROR(SEARCH(&quot;zDeprecated&quot;;[.B183]));-1;[.F183]*VLOOKUP([.G183];[$'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largeAdapterShort.cfg</text:p>
          </table:table-cell>
          <table:table-cell table:style-name="ce23" office:value-type="string" calcext:value-type="string">
            <text:p>/home/oscar/Downloads/Kspaceconnect/ksp/GameData/Squad/zDeprecated/Parts/Utility/largeAdapterShort_v1/largeAdapterShort.cfg</text:p>
          </table:table-cell>
          <table:table-cell table:style-name="ce26" office:value-type="float" office:value="450" calcext:value-type="float">
            <text:p>450</text:p>
          </table:table-cell>
          <table:table-cell table:style-name="ce26" office:value-type="string" calcext:value-type="string">
            <text:p>largeAdapter2</text:p>
          </table:table-cell>
          <table:table-cell table:style-name="ce26" table:formula="of:=IFERROR(__xludf.dummyfunction(&quot;IF(ISBLANK(B184),&quot;&quot;RESSOURCE&quot;&quot;,REGEXEXTRACT(B184,&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Structural</text:p>
          </table:table-cell>
          <table:table-cell table:style-name="ce37" table:formula="of:=IF(IFERROR(SEARCH(&quot;zDeprecated&quot;;[.B184]));-1;[.F184]*VLOOKUP([.G18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argeFanBlade.cfg</text:p>
          </table:table-cell>
          <table:table-cell table:style-name="ce23" office:value-type="string" calcext:value-type="string">
            <text:p>/home/oscar/Downloads/Kspaceconnect/ksp/GameData/SquadExpansion/Serenity/Parts/Propellers/largeFanBlade.cfg</text:p>
          </table:table-cell>
          <table:table-cell table:style-name="ce26" office:value-type="float" office:value="550" calcext:value-type="float">
            <text:p>550</text:p>
          </table:table-cell>
          <table:table-cell table:style-name="ce26" office:value-type="string" calcext:value-type="string">
            <text:p>largeFanBlade</text:p>
          </table:table-cell>
          <table:table-cell table:style-name="ce26" table:formula="of:=IFERROR(__xludf.dummyfunction(&quot;IF(ISBLANK(B185),&quot;&quot;RESSOURCE&quot;&quot;,REGEXEXTRACT(B185,&quot;&quot;GameData/(\w+)&quot;&quot;))&quot;);&quot;SquadExpansion&quot;)" office:value-type="string" office:string-value="SquadExpansion" calcext:value-type="string">
            <text:p>SquadExpansion</text:p>
          </table:table-cell>
          <table:table-cell table:style-name="ce30" office:value-type="float" office:value="0.12" calcext:value-type="float">
            <text:p>0.12</text:p>
          </table:table-cell>
          <table:table-cell table:style-name="ce34" table:content-validation-name="val1" office:value-type="string" calcext:value-type="string">
            <text:p>Fan Blade</text:p>
          </table:table-cell>
          <table:table-cell table:style-name="ce37" table:formula="of:=IF(IFERROR(SEARCH(&quot;zDeprecated&quot;;[.B185]));-1;[.F185]*VLOOKUP([.G185];[$'CO$ Methodology Parts'.$A$12:.$E$57];5;1))" office:value-type="float" office:value="3534" calcext:value-type="float">
            <text:p>3534</text:p>
          </table:table-cell>
          <table:table-cell table:style-name="ce40"/>
          <table:table-cell table:number-columns-repeated="1015"/>
        </table:table-row>
        <table:table-row table:style-name="ro1">
          <table:table-cell table:style-name="ce2" office:value-type="string" calcext:value-type="string">
            <text:p>largeHeliBlade.cfg</text:p>
          </table:table-cell>
          <table:table-cell table:style-name="ce23" office:value-type="string" calcext:value-type="string">
            <text:p>/home/oscar/Downloads/Kspaceconnect/ksp/GameData/SquadExpansion/Serenity/Parts/Propellers/largeHeliBlade.cfg</text:p>
          </table:table-cell>
          <table:table-cell table:style-name="ce26" office:value-type="float" office:value="500" calcext:value-type="float">
            <text:p>500</text:p>
          </table:table-cell>
          <table:table-cell table:style-name="ce26" office:value-type="string" calcext:value-type="string">
            <text:p>largeHeliBlade</text:p>
          </table:table-cell>
          <table:table-cell table:style-name="ce26" table:formula="of:=IFERROR(__xludf.dummyfunction(&quot;IF(ISBLANK(B186),&quot;&quot;RESSOURCE&quot;&quot;,REGEXEXTRACT(B186,&quot;&quot;GameData/(\w+)&quot;&quot;))&quot;);&quot;SquadExpansion&quot;)" office:value-type="string" office:string-value="SquadExpansion" calcext:value-type="string">
            <text:p>SquadExpansion</text:p>
          </table:table-cell>
          <table:table-cell table:style-name="ce30" office:value-type="float" office:value="0.18" calcext:value-type="float">
            <text:p>0.18</text:p>
          </table:table-cell>
          <table:table-cell table:style-name="ce34" table:content-validation-name="val1" office:value-type="string" calcext:value-type="string">
            <text:p>Fan Blade</text:p>
          </table:table-cell>
          <table:table-cell table:style-name="ce37" table:formula="of:=IF(IFERROR(SEARCH(&quot;zDeprecated&quot;;[.B186]));-1;[.F186]*VLOOKUP([.G186];[$'CO$ Methodology Parts'.$A$12:.$E$57];5;1))" office:value-type="float" office:value="5301" calcext:value-type="float">
            <text:p>5301</text:p>
          </table:table-cell>
          <table:table-cell table:style-name="ce40"/>
          <table:table-cell table:number-columns-repeated="1015"/>
        </table:table-row>
        <table:table-row table:style-name="ro1">
          <table:table-cell table:style-name="ce2" office:value-type="string" calcext:value-type="string">
            <text:p>largePropeller.cfg</text:p>
          </table:table-cell>
          <table:table-cell table:style-name="ce23" office:value-type="string" calcext:value-type="string">
            <text:p>/home/oscar/Downloads/Kspaceconnect/ksp/GameData/SquadExpansion/Serenity/Parts/Propellers/largePropeller.cfg</text:p>
          </table:table-cell>
          <table:table-cell table:style-name="ce26" office:value-type="float" office:value="400" calcext:value-type="float">
            <text:p>400</text:p>
          </table:table-cell>
          <table:table-cell table:style-name="ce26" office:value-type="string" calcext:value-type="string">
            <text:p>largePropeller</text:p>
          </table:table-cell>
          <table:table-cell table:style-name="ce26" table:formula="of:=IFERROR(__xludf.dummyfunction(&quot;IF(ISBLANK(B187),&quot;&quot;RESSOURCE&quot;&quot;,REGEXEXTRACT(B187,&quot;&quot;GameData/(\w+)&quot;&quot;))&quot;);&quot;SquadExpansion&quot;)" office:value-type="string" office:string-value="SquadExpansion" calcext:value-type="string">
            <text:p>SquadExpansion</text:p>
          </table:table-cell>
          <table:table-cell table:style-name="ce30" office:value-type="float" office:value="0.12" calcext:value-type="float">
            <text:p>0.12</text:p>
          </table:table-cell>
          <table:table-cell table:style-name="ce34" table:content-validation-name="val1" office:value-type="string" calcext:value-type="string">
            <text:p>Fan Blade</text:p>
          </table:table-cell>
          <table:table-cell table:style-name="ce37" table:formula="of:=IF(IFERROR(SEARCH(&quot;zDeprecated&quot;;[.B187]));-1;[.F187]*VLOOKUP([.G187];[$'CO$ Methodology Parts'.$A$12:.$E$57];5;1))" office:value-type="float" office:value="3534" calcext:value-type="float">
            <text:p>3534</text:p>
          </table:table-cell>
          <table:table-cell table:style-name="ce40"/>
          <table:table-cell table:number-columns-repeated="1015"/>
        </table:table-row>
        <table:table-row table:style-name="ro1">
          <table:table-cell table:style-name="ce2" office:value-type="string" calcext:value-type="string">
            <text:p>gigantorXlSolarArray.cfg</text:p>
          </table:table-cell>
          <table:table-cell table:style-name="ce23" office:value-type="string" calcext:value-type="string">
            <text:p>/home/oscar/Downloads/Kspaceconnect/ksp/GameData/Squad/Parts/Electrical/gigantorXlSolarArray/gigantorXlSolarArray.cfg</text:p>
          </table:table-cell>
          <table:table-cell table:style-name="ce26" office:value-type="float" office:value="3000" calcext:value-type="float">
            <text:p>3000</text:p>
          </table:table-cell>
          <table:table-cell table:style-name="ce26" office:value-type="string" calcext:value-type="string">
            <text:p>largeSolarPanel</text:p>
          </table:table-cell>
          <table:table-cell table:style-name="ce26" table:formula="of:=IFERROR(__xludf.dummyfunction(&quot;IF(ISBLANK(B188),&quot;&quot;RESSOURCE&quot;&quot;,REGEXEXTRACT(B188,&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Solar Panel</text:p>
          </table:table-cell>
          <table:table-cell table:style-name="ce37" table:formula="of:=IF(IFERROR(SEARCH(&quot;zDeprecated&quot;;[.B188]));-1;[.F188]*VLOOKUP([.G188];[$'CO$ Methodology Parts'.$A$12:.$E$57];5;1))" office:value-type="float" office:value="8063.937984" calcext:value-type="float">
            <text:p>8063.937984</text:p>
          </table:table-cell>
          <table:table-cell table:style-name="ce40"/>
          <table:table-cell table:number-columns-repeated="1015"/>
        </table:table-row>
        <table:table-row table:style-name="ro1">
          <table:table-cell table:style-name="ce2" office:value-type="string" calcext:value-type="string">
            <text:p>LargeTank.cfg</text:p>
          </table:table-cell>
          <table:table-cell table:style-name="ce23" office:value-type="string" calcext:value-type="string">
            <text:p>/home/oscar/Downloads/Kspaceconnect/ksp/GameData/Squad/Parts/Resources/LargeTank/LargeTank.cfg</text:p>
          </table:table-cell>
          <table:table-cell table:style-name="ce26" office:value-type="float" office:value="2970" calcext:value-type="float">
            <text:p>2970</text:p>
          </table:table-cell>
          <table:table-cell table:style-name="ce26" office:value-type="string" calcext:value-type="string">
            <text:p>LargeTank</text:p>
          </table:table-cell>
          <table:table-cell table:style-name="ce26" table:formula="of:=IFERROR(__xludf.dummyfunction(&quot;IF(ISBLANK(B189),&quot;&quot;RESSOURCE&quot;&quot;,REGEXEXTRACT(B189,&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Tank</text:p>
          </table:table-cell>
          <table:table-cell table:style-name="ce37" table:formula="of:=IF(IFERROR(SEARCH(&quot;zDeprecated&quot;;[.B189]));-1;[.F189]*VLOOKUP([.G189];[$'CO$ Methodology Parts'.$A$12:.$E$57];5;1))" office:value-type="float" office:value="4160" calcext:value-type="float">
            <text:p>4160</text:p>
          </table:table-cell>
          <table:table-cell table:style-name="ce40"/>
          <table:table-cell table:number-columns-repeated="1015"/>
        </table:table-row>
        <table:table-row table:style-name="ro1">
          <table:table-cell table:style-name="ce2" office:value-type="string" calcext:value-type="string">
            <text:p>launchClamp1.cfg</text:p>
          </table:table-cell>
          <table:table-cell table:style-name="ce23" office:value-type="string" calcext:value-type="string">
            <text:p>/home/oscar/Downloads/Kspaceconnect/ksp/GameData/Squad/Parts/Utility/launchClamp1/launchClamp1.cfg</text:p>
          </table:table-cell>
          <table:table-cell table:style-name="ce26" office:value-type="float" office:value="200" calcext:value-type="float">
            <text:p>200</text:p>
          </table:table-cell>
          <table:table-cell table:style-name="ce26" office:value-type="string" calcext:value-type="string">
            <text:p>launchClamp1</text:p>
          </table:table-cell>
          <table:table-cell table:style-name="ce26" table:formula="of:=IFERROR(__xludf.dummyfunction(&quot;IF(ISBLANK(B190),&quot;&quot;RESSOURCE&quot;&quot;,REGEXEXTRACT(B190,&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190]));-1;[.F190]*VLOOKUP([.G190];[$'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Utility/launchEscapeSystem/part.cfg</text:p>
          </table:table-cell>
          <table:table-cell table:style-name="ce26" office:value-type="float" office:value="982" calcext:value-type="float">
            <text:p>982</text:p>
          </table:table-cell>
          <table:table-cell table:style-name="ce26" office:value-type="string" calcext:value-type="string">
            <text:p>LaunchEscapeSystem</text:p>
          </table:table-cell>
          <table:table-cell table:style-name="ce26" table:formula="of:=IFERROR(__xludf.dummyfunction(&quot;IF(ISBLANK(B191),&quot;&quot;RESSOURCE&quot;&quot;,REGEXEXTRACT(B191,&quot;&quot;GameData/(\w+)&quot;&quot;))&quot;);&quot;Squad&quot;)" office:value-type="string" office:string-value="Squad" calcext:value-type="string">
            <text:p>Squad</text:p>
          </table:table-cell>
          <table:table-cell table:style-name="ce30" office:value-type="float" office:value="0.9" calcext:value-type="float">
            <text:p>0.9</text:p>
          </table:table-cell>
          <table:table-cell table:style-name="ce34" table:content-validation-name="val1" office:value-type="string" calcext:value-type="string">
            <text:p>Engine</text:p>
          </table:table-cell>
          <table:table-cell table:style-name="ce37" table:formula="of:=IF(IFERROR(SEARCH(&quot;zDeprecated&quot;;[.B191]));-1;[.F191]*VLOOKUP([.G191];[$'CO$ Methodology Parts'.$A$12:.$E$57];5;1))" office:value-type="float" office:value="4103.981395" calcext:value-type="float">
            <text:p>4103.981395</text:p>
          </table:table-cell>
          <table:table-cell table:style-name="ce40"/>
          <table:table-cell table:number-columns-repeated="1015"/>
        </table:table-row>
        <table:table-row table:style-name="ro1">
          <table:table-cell table:style-name="ce2" office:value-type="string" calcext:value-type="string">
            <text:p>LgRadialSolar.cfg</text:p>
          </table:table-cell>
          <table:table-cell table:style-name="ce23" office:value-type="string" calcext:value-type="string">
            <text:p>/home/oscar/Downloads/Kspaceconnect/ksp/GameData/Squad/Parts/Misc/AsteroidDay/LgRadialSolar.cfg</text:p>
          </table:table-cell>
          <table:table-cell table:style-name="ce26" office:value-type="float" office:value="600" calcext:value-type="float">
            <text:p>600</text:p>
          </table:table-cell>
          <table:table-cell table:style-name="ce26" office:value-type="string" calcext:value-type="string">
            <text:p>LgRadialSolarPanel</text:p>
          </table:table-cell>
          <table:table-cell table:style-name="ce26" table:formula="of:=IFERROR(__xludf.dummyfunction(&quot;IF(ISBLANK(B192),&quot;&quot;RESSOURCE&quot;&quot;,REGEXEXTRACT(B192,&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Solar Panel</text:p>
          </table:table-cell>
          <table:table-cell table:style-name="ce37" table:formula="of:=IF(IFERROR(SEARCH(&quot;zDeprecated&quot;;[.B192]));-1;[.F192]*VLOOKUP([.G192];[$'CO$ Methodology Parts'.$A$12:.$E$57];5;1))" office:value-type="float" office:value="1075.191731" calcext:value-type="float">
            <text:p>1075.191731</text:p>
          </table:table-cell>
          <table:table-cell table:style-name="ce40"/>
          <table:table-cell table:number-columns-repeated="1015"/>
        </table:table-row>
        <table:table-row table:style-name="ro1">
          <table:table-cell table:style-name="ce2" office:value-type="string" calcext:value-type="string">
            <text:p>lGripPad.cfg</text:p>
          </table:table-cell>
          <table:table-cell table:style-name="ce23" office:value-type="string" calcext:value-type="string">
            <text:p>/home/oscar/Downloads/Kspaceconnect/ksp/GameData/SquadExpansion/Serenity/Parts/Structural/gripPads/lGripPad.cfg</text:p>
          </table:table-cell>
          <table:table-cell table:style-name="ce26" office:value-type="float" office:value="300" calcext:value-type="float">
            <text:p>300</text:p>
          </table:table-cell>
          <table:table-cell table:style-name="ce26" office:value-type="string" calcext:value-type="string">
            <text:p>lGripPad</text:p>
          </table:table-cell>
          <table:table-cell table:style-name="ce26" table:formula="of:=IFERROR(__xludf.dummyfunction(&quot;IF(ISBLANK(B193),&quot;&quot;RESSOURCE&quot;&quot;,REGEXEXTRACT(B193,&quot;&quot;GameData/(\w+)&quot;&quot;))&quot;);&quot;SquadExpansion&quot;)" office:value-type="string" office:string-value="SquadExpansion" calcext:value-type="string">
            <text:p>SquadExpansion</text:p>
          </table:table-cell>
          <table:table-cell table:style-name="ce30" office:value-type="float" office:value="0.078" calcext:value-type="float">
            <text:p>0.078</text:p>
          </table:table-cell>
          <table:table-cell table:style-name="ce34" table:content-validation-name="val1" office:value-type="string" calcext:value-type="string">
            <text:p>Structural</text:p>
          </table:table-cell>
          <table:table-cell table:style-name="ce37" table:formula="of:=IF(IFERROR(SEARCH(&quot;zDeprecated&quot;;[.B193]));-1;[.F193]*VLOOKUP([.G193];[$'CO$ Methodology Parts'.$A$12:.$E$57];5;1))" office:value-type="float" office:value="162.24" calcext:value-type="float">
            <text:p>162.24</text:p>
          </table:table-cell>
          <table:table-cell table:style-name="ce40"/>
          <table:table-cell table:number-columns-repeated="1015"/>
        </table:table-row>
        <table:table-row table:style-name="ro1">
          <table:table-cell table:style-name="ce2" office:value-type="string" calcext:value-type="string">
            <text:p>lGripStrip.cfg</text:p>
          </table:table-cell>
          <table:table-cell table:style-name="ce23" office:value-type="string" calcext:value-type="string">
            <text:p>/home/oscar/Downloads/Kspaceconnect/ksp/GameData/SquadExpansion/Serenity/Parts/Structural/gripPads/lGripStrip.cfg</text:p>
          </table:table-cell>
          <table:table-cell table:style-name="ce26" office:value-type="float" office:value="300" calcext:value-type="float">
            <text:p>300</text:p>
          </table:table-cell>
          <table:table-cell table:style-name="ce26" office:value-type="string" calcext:value-type="string">
            <text:p>lGripStrip</text:p>
          </table:table-cell>
          <table:table-cell table:style-name="ce26" table:formula="of:=IFERROR(__xludf.dummyfunction(&quot;IF(ISBLANK(B194),&quot;&quot;RESSOURCE&quot;&quot;,REGEXEXTRACT(B194,&quot;&quot;GameData/(\w+)&quot;&quot;))&quot;);&quot;SquadExpansion&quot;)" office:value-type="string" office:string-value="SquadExpansion" calcext:value-type="string">
            <text:p>SquadExpansion</text:p>
          </table:table-cell>
          <table:table-cell table:style-name="ce30" office:value-type="float" office:value="0.078" calcext:value-type="float">
            <text:p>0.078</text:p>
          </table:table-cell>
          <table:table-cell table:style-name="ce34" table:content-validation-name="val1" office:value-type="string" calcext:value-type="string">
            <text:p>Structural</text:p>
          </table:table-cell>
          <table:table-cell table:style-name="ce37" table:formula="of:=IF(IFERROR(SEARCH(&quot;zDeprecated&quot;;[.B194]));-1;[.F194]*VLOOKUP([.G194];[$'CO$ Methodology Parts'.$A$12:.$E$57];5;1))" office:value-type="float" office:value="162.24" calcext:value-type="float">
            <text:p>162.24</text:p>
          </table:table-cell>
          <table:table-cell table:style-name="ce40"/>
          <table:table-cell table:number-columns-repeated="1015"/>
        </table:table-row>
        <table:table-row table:style-name="ro1">
          <table:table-cell table:style-name="ce2" office:value-type="string" calcext:value-type="string">
            <text:p>linearRCS.cfg</text:p>
          </table:table-cell>
          <table:table-cell table:style-name="ce23" office:value-type="string" calcext:value-type="string">
            <text:p>/home/oscar/Downloads/Kspaceconnect/ksp/GameData/Squad/Parts/Utility/linearVernorRCS/linearRCS.cfg</text:p>
          </table:table-cell>
          <table:table-cell table:style-name="ce26" office:value-type="float" office:value="25" calcext:value-type="float">
            <text:p>25</text:p>
          </table:table-cell>
          <table:table-cell table:style-name="ce26" office:value-type="string" calcext:value-type="string">
            <text:p>linearRcs</text:p>
          </table:table-cell>
          <table:table-cell table:style-name="ce26" table:formula="of:=IFERROR(__xludf.dummyfunction(&quot;IF(ISBLANK(B195),&quot;&quot;RESSOURCE&quot;&quot;,REGEXEXTRACT(B195,&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RCS Thruster</text:p>
          </table:table-cell>
          <table:table-cell table:style-name="ce37" table:formula="of:=IF(IFERROR(SEARCH(&quot;zDeprecated&quot;;[.B195]));-1;[.F195]*VLOOKUP([.G195];[$'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linearRCS.cfg</text:p>
          </table:table-cell>
          <table:table-cell table:style-name="ce23" office:value-type="string" calcext:value-type="string">
            <text:p>/home/oscar/Downloads/Kspaceconnect/ksp/GameData/Squad/zDeprecated/Parts/Utility/linearRCS_v1/linearRCS.cfg</text:p>
          </table:table-cell>
          <table:table-cell table:style-name="ce26" office:value-type="float" office:value="280" calcext:value-type="float">
            <text:p>280</text:p>
          </table:table-cell>
          <table:table-cell table:style-name="ce26" office:value-type="string" calcext:value-type="string">
            <text:p>linearRcs</text:p>
          </table:table-cell>
          <table:table-cell table:style-name="ce26" table:formula="of:=IFERROR(__xludf.dummyfunction(&quot;IF(ISBLANK(B196),&quot;&quot;RESSOURCE&quot;&quot;,REGEXEXTRACT(B196,&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RCS Thruster</text:p>
          </table:table-cell>
          <table:table-cell table:style-name="ce37" table:formula="of:=IF(IFERROR(SEARCH(&quot;zDeprecated&quot;;[.B196]));-1;[.F196]*VLOOKUP([.G19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LV-T30.cfg</text:p>
          </table:table-cell>
          <table:table-cell table:style-name="ce23" office:value-type="string" calcext:value-type="string">
            <text:p>/home/oscar/Downloads/Kspaceconnect/ksp/GameData/Squad/Parts/Engine/liquidEngineLV-T30/liquidEngineLV-T30.cfg</text:p>
          </table:table-cell>
          <table:table-cell table:style-name="ce26" office:value-type="float" office:value="1100" calcext:value-type="float">
            <text:p>1100</text:p>
          </table:table-cell>
          <table:table-cell table:style-name="ce26" office:value-type="string" calcext:value-type="string">
            <text:p>liquidEngine</text:p>
          </table:table-cell>
          <table:table-cell table:style-name="ce26" table:formula="of:=IFERROR(__xludf.dummyfunction(&quot;IF(ISBLANK(B197),&quot;&quot;RESSOURCE&quot;&quot;,REGEXEXTRACT(B197,&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Engine</text:p>
          </table:table-cell>
          <table:table-cell table:style-name="ce37" table:formula="of:=IF(IFERROR(SEARCH(&quot;zDeprecated&quot;;[.B197]));-1;[.F197]*VLOOKUP([.G197];[$'CO$ Methodology Parts'.$A$12:.$E$57];5;1))" office:value-type="float" office:value="5699.97416" calcext:value-type="float">
            <text:p>5699.97416</text:p>
          </table:table-cell>
          <table:table-cell table:style-name="ce40"/>
          <table:table-cell table:number-columns-repeated="1015"/>
        </table:table-row>
        <table:table-row table:style-name="ro1">
          <table:table-cell table:style-name="ce2" office:value-type="string" calcext:value-type="string">
            <text:p>liquidEngineLV-T30_v2.cfg</text:p>
          </table:table-cell>
          <table:table-cell table:style-name="ce23" office:value-type="string" calcext:value-type="string">
            <text:p>/home/oscar/Downloads/Kspaceconnect/ksp/GameData/Squad/Parts/Engine/liquidEngineLV-T30_v2/liquidEngineLV-T30_v2.cfg</text:p>
          </table:table-cell>
          <table:table-cell table:style-name="ce26" office:value-type="float" office:value="1100" calcext:value-type="float">
            <text:p>1100</text:p>
          </table:table-cell>
          <table:table-cell table:style-name="ce26" office:value-type="string" calcext:value-type="string">
            <text:p>liquidEngine_v2</text:p>
          </table:table-cell>
          <table:table-cell table:style-name="ce26" table:formula="of:=IFERROR(__xludf.dummyfunction(&quot;IF(ISBLANK(B198),&quot;&quot;RESSOURCE&quot;&quot;,REGEXEXTRACT(B198,&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Engine</text:p>
          </table:table-cell>
          <table:table-cell table:style-name="ce37" table:formula="of:=IF(IFERROR(SEARCH(&quot;zDeprecated&quot;;[.B198]));-1;[.F198]*VLOOKUP([.G198];[$'CO$ Methodology Parts'.$A$12:.$E$57];5;1))" office:value-type="float" office:value="5699.97416" calcext:value-type="float">
            <text:p>5699.97416</text:p>
          </table:table-cell>
          <table:table-cell table:style-name="ce40"/>
          <table:table-cell table:number-columns-repeated="1015"/>
        </table:table-row>
        <table:table-row table:style-name="ro1">
          <table:table-cell table:style-name="ce2" office:value-type="string" calcext:value-type="string">
            <text:p>liquidEngineMainsail.cfg</text:p>
          </table:table-cell>
          <table:table-cell table:style-name="ce23" office:value-type="string" calcext:value-type="string">
            <text:p>/home/oscar/Downloads/Kspaceconnect/ksp/GameData/Squad/zDeprecated/Parts/Engine/liquidEngineMainsail_v1/liquidEngineMainsail.cfg</text:p>
          </table:table-cell>
          <table:table-cell table:style-name="ce26" office:value-type="float" office:value="13000" calcext:value-type="float">
            <text:p>13000</text:p>
          </table:table-cell>
          <table:table-cell table:style-name="ce26" office:value-type="string" calcext:value-type="string">
            <text:p>liquidEngine1-2</text:p>
          </table:table-cell>
          <table:table-cell table:style-name="ce26" table:formula="of:=IFERROR(__xludf.dummyfunction(&quot;IF(ISBLANK(B199),&quot;&quot;RESSOURCE&quot;&quot;,REGEXEXTRACT(B199,&quot;&quot;GameData/(\w+)&quot;&quot;))&quot;);&quot;Squad&quot;)" office:value-type="string" office:string-value="Squad" calcext:value-type="string">
            <text:p>Squad</text:p>
          </table:table-cell>
          <table:table-cell table:style-name="ce30" office:value-type="float" office:value="6" calcext:value-type="float">
            <text:p>6</text:p>
          </table:table-cell>
          <table:table-cell table:style-name="ce34" table:content-validation-name="val1" office:value-type="string" calcext:value-type="string">
            <text:p>Engine</text:p>
          </table:table-cell>
          <table:table-cell table:style-name="ce37" table:formula="of:=IF(IFERROR(SEARCH(&quot;zDeprecated&quot;;[.B199]));-1;[.F199]*VLOOKUP([.G19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LV-T45.cfg</text:p>
          </table:table-cell>
          <table:table-cell table:style-name="ce23" office:value-type="string" calcext:value-type="string">
            <text:p>/home/oscar/Downloads/Kspaceconnect/ksp/GameData/Squad/Parts/Engine/liquidEngineLV-T45/liquidEngineLV-T45.cfg</text:p>
          </table:table-cell>
          <table:table-cell table:style-name="ce26" office:value-type="float" office:value="1200" calcext:value-type="float">
            <text:p>1200</text:p>
          </table:table-cell>
          <table:table-cell table:style-name="ce26" office:value-type="string" calcext:value-type="string">
            <text:p>liquidEngine2</text:p>
          </table:table-cell>
          <table:table-cell table:style-name="ce26" table:formula="of:=IFERROR(__xludf.dummyfunction(&quot;IF(ISBLANK(B200),&quot;&quot;RESSOURCE&quot;&quot;,REGEXEXTRACT(B200,&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Engine</text:p>
          </table:table-cell>
          <table:table-cell table:style-name="ce37" table:formula="of:=IF(IFERROR(SEARCH(&quot;zDeprecated&quot;;[.B200]));-1;[.F200]*VLOOKUP([.G200];[$'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liquidEngineLV-T45_v2.cfg</text:p>
          </table:table-cell>
          <table:table-cell table:style-name="ce23" office:value-type="string" calcext:value-type="string">
            <text:p>/home/oscar/Downloads/Kspaceconnect/ksp/GameData/Squad/Parts/Engine/liquidEngineLV-T45_v2/liquidEngineLV-T45_v2.cfg</text:p>
          </table:table-cell>
          <table:table-cell table:style-name="ce26" office:value-type="float" office:value="1200" calcext:value-type="float">
            <text:p>1200</text:p>
          </table:table-cell>
          <table:table-cell table:style-name="ce26" office:value-type="string" calcext:value-type="string">
            <text:p>liquidEngine2_v2</text:p>
          </table:table-cell>
          <table:table-cell table:style-name="ce26" table:formula="of:=IFERROR(__xludf.dummyfunction(&quot;IF(ISBLANK(B201),&quot;&quot;RESSOURCE&quot;&quot;,REGEXEXTRACT(B201,&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Engine</text:p>
          </table:table-cell>
          <table:table-cell table:style-name="ce37" table:formula="of:=IF(IFERROR(SEARCH(&quot;zDeprecated&quot;;[.B201]));-1;[.F201]*VLOOKUP([.G201];[$'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liquidEnginePoodle.cfg</text:p>
          </table:table-cell>
          <table:table-cell table:style-name="ce23" office:value-type="string" calcext:value-type="string">
            <text:p>/home/oscar/Downloads/Kspaceconnect/ksp/GameData/Squad/zDeprecated/Parts/Engine/liquidEnginePoodle_v1/liquidEnginePoodle.cfg</text:p>
          </table:table-cell>
          <table:table-cell table:style-name="ce26" office:value-type="float" office:value="1300" calcext:value-type="float">
            <text:p>1300</text:p>
          </table:table-cell>
          <table:table-cell table:style-name="ce26" office:value-type="string" calcext:value-type="string">
            <text:p>liquidEngine2-2</text:p>
          </table:table-cell>
          <table:table-cell table:style-name="ce26" table:formula="of:=IFERROR(__xludf.dummyfunction(&quot;IF(ISBLANK(B202),&quot;&quot;RESSOURCE&quot;&quot;,REGEXEXTRACT(B202,&quot;&quot;GameData/(\w+)&quot;&quot;))&quot;);&quot;Squad&quot;)" office:value-type="string" office:string-value="Squad" calcext:value-type="string">
            <text:p>Squad</text:p>
          </table:table-cell>
          <table:table-cell table:style-name="ce30" office:value-type="float" office:value="1.75" calcext:value-type="float">
            <text:p>1.75</text:p>
          </table:table-cell>
          <table:table-cell table:style-name="ce34" table:content-validation-name="val1" office:value-type="string" calcext:value-type="string">
            <text:p>Engine</text:p>
          </table:table-cell>
          <table:table-cell table:style-name="ce37" table:formula="of:=IF(IFERROR(SEARCH(&quot;zDeprecated&quot;;[.B202]));-1;[.F202]*VLOOKUP([.G20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Poodle_v2.cfg</text:p>
          </table:table-cell>
          <table:table-cell table:style-name="ce23" office:value-type="string" calcext:value-type="string">
            <text:p>/home/oscar/Downloads/Kspaceconnect/ksp/GameData/Squad/Parts/Engine/liquidEnginePoodle_v2/liquidEnginePoodle_v2.cfg</text:p>
          </table:table-cell>
          <table:table-cell table:style-name="ce26" office:value-type="float" office:value="1300" calcext:value-type="float">
            <text:p>1300</text:p>
          </table:table-cell>
          <table:table-cell table:style-name="ce26" office:value-type="string" calcext:value-type="string">
            <text:p>liquidEngine2-2_v2</text:p>
          </table:table-cell>
          <table:table-cell table:style-name="ce26" table:formula="of:=IFERROR(__xludf.dummyfunction(&quot;IF(ISBLANK(B203),&quot;&quot;RESSOURCE&quot;&quot;,REGEXEXTRACT(B203,&quot;&quot;GameData/(\w+)&quot;&quot;))&quot;);&quot;Squad&quot;)" office:value-type="string" office:string-value="Squad" calcext:value-type="string">
            <text:p>Squad</text:p>
          </table:table-cell>
          <table:table-cell table:style-name="ce30" office:value-type="float" office:value="1.75" calcext:value-type="float">
            <text:p>1.75</text:p>
          </table:table-cell>
          <table:table-cell table:style-name="ce34" table:content-validation-name="val1" office:value-type="string" calcext:value-type="string">
            <text:p>Engine</text:p>
          </table:table-cell>
          <table:table-cell table:style-name="ce37" table:formula="of:=IF(IFERROR(SEARCH(&quot;zDeprecated&quot;;[.B203]));-1;[.F203]*VLOOKUP([.G203];[$'CO$ Methodology Parts'.$A$12:.$E$57];5;1))" office:value-type="float" office:value="7979.963824" calcext:value-type="float">
            <text:p>7979.963824</text:p>
          </table:table-cell>
          <table:table-cell table:style-name="ce40"/>
          <table:table-cell table:number-columns-repeated="1015"/>
        </table:table-row>
        <table:table-row table:style-name="ro1">
          <table:table-cell table:style-name="ce2" office:value-type="string" calcext:value-type="string">
            <text:p>liquidEngineLV-909.cfg</text:p>
          </table:table-cell>
          <table:table-cell table:style-name="ce23" office:value-type="string" calcext:value-type="string">
            <text:p>/home/oscar/Downloads/Kspaceconnect/ksp/GameData/Squad/zDeprecated/Parts/Engine/liquidEngineLV-909_v1/liquidEngineLV-909.cfg</text:p>
          </table:table-cell>
          <table:table-cell table:style-name="ce26" office:value-type="float" office:value="390" calcext:value-type="float">
            <text:p>390</text:p>
          </table:table-cell>
          <table:table-cell table:style-name="ce26" office:value-type="string" calcext:value-type="string">
            <text:p>liquidEngine3</text:p>
          </table:table-cell>
          <table:table-cell table:style-name="ce26" table:formula="of:=IFERROR(__xludf.dummyfunction(&quot;IF(ISBLANK(B204),&quot;&quot;RESSOURCE&quot;&quot;,REGEXEXTRACT(B204,&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Engine</text:p>
          </table:table-cell>
          <table:table-cell table:style-name="ce37" table:formula="of:=IF(IFERROR(SEARCH(&quot;zDeprecated&quot;;[.B204]));-1;[.F204]*VLOOKUP([.G20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LV-909_v2.cfg</text:p>
          </table:table-cell>
          <table:table-cell table:style-name="ce23" office:value-type="string" calcext:value-type="string">
            <text:p>/home/oscar/Downloads/Kspaceconnect/ksp/GameData/Squad/Parts/Engine/liquidEngineLV-909_v2/liquidEngineLV-909_v2.cfg</text:p>
          </table:table-cell>
          <table:table-cell table:style-name="ce26" office:value-type="float" office:value="390" calcext:value-type="float">
            <text:p>390</text:p>
          </table:table-cell>
          <table:table-cell table:style-name="ce26" office:value-type="string" calcext:value-type="string">
            <text:p>liquidEngine3_v2</text:p>
          </table:table-cell>
          <table:table-cell table:style-name="ce26" table:formula="of:=IFERROR(__xludf.dummyfunction(&quot;IF(ISBLANK(B205),&quot;&quot;RESSOURCE&quot;&quot;,REGEXEXTRACT(B205,&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Engine</text:p>
          </table:table-cell>
          <table:table-cell table:style-name="ce37" table:formula="of:=IF(IFERROR(SEARCH(&quot;zDeprecated&quot;;[.B205]));-1;[.F205]*VLOOKUP([.G205];[$'CO$ Methodology Parts'.$A$12:.$E$57];5;1))" office:value-type="float" office:value="2279.989664" calcext:value-type="float">
            <text:p>2279.989664</text:p>
          </table:table-cell>
          <table:table-cell table:style-name="ce40"/>
          <table:table-cell table:number-columns-repeated="1015"/>
        </table:table-row>
        <table:table-row table:style-name="ro1">
          <table:table-cell table:style-name="ce2" office:value-type="string" calcext:value-type="string">
            <text:p>LiquidEngineKE-1.cfg</text:p>
          </table:table-cell>
          <table:table-cell table:style-name="ce23" office:value-type="string" calcext:value-type="string">
            <text:p>/home/oscar/Downloads/Kspaceconnect/ksp/GameData/SquadExpansion/MakingHistory/Parts/Engine/LiquidEngineKE-1.cfg</text:p>
          </table:table-cell>
          <table:table-cell table:style-name="ce26" office:value-type="float" office:value="8000" calcext:value-type="float">
            <text:p>8000</text:p>
          </table:table-cell>
          <table:table-cell table:style-name="ce26" office:value-type="string" calcext:value-type="string">
            <text:p>LiquidEngineKE-1</text:p>
          </table:table-cell>
          <table:table-cell table:style-name="ce26" table:formula="of:=IFERROR(__xludf.dummyfunction(&quot;IF(ISBLANK(B206),&quot;&quot;RESSOURCE&quot;&quot;,REGEXEXTRACT(B206,&quot;&quot;GameData/(\w+)&quot;&quot;))&quot;);&quot;SquadExpansion&quot;)" office:value-type="string" office:string-value="SquadExpansion" calcext:value-type="string">
            <text:p>SquadExpansion</text:p>
          </table:table-cell>
          <table:table-cell table:style-name="ce30" office:value-type="float" office:value="5" calcext:value-type="float">
            <text:p>5</text:p>
          </table:table-cell>
          <table:table-cell table:style-name="ce34" table:content-validation-name="val1" office:value-type="string" calcext:value-type="string">
            <text:p>Engine</text:p>
          </table:table-cell>
          <table:table-cell table:style-name="ce37" table:formula="of:=IF(IFERROR(SEARCH(&quot;zDeprecated&quot;;[.B206]));-1;[.F206]*VLOOKUP([.G206];[$'CO$ Methodology Parts'.$A$12:.$E$57];5;1))" office:value-type="float" office:value="22799.89664" calcext:value-type="float">
            <text:p>22799.89664</text:p>
          </table:table-cell>
          <table:table-cell table:style-name="ce40"/>
          <table:table-cell table:number-columns-repeated="1015"/>
        </table:table-row>
        <table:table-row table:style-name="ro1">
          <table:table-cell table:style-name="ce2" office:value-type="string" calcext:value-type="string">
            <text:p>LiquidEngineLV-T91.cfg</text:p>
          </table:table-cell>
          <table:table-cell table:style-name="ce23" office:value-type="string" calcext:value-type="string">
            <text:p>/home/oscar/Downloads/Kspaceconnect/ksp/GameData/SquadExpansion/MakingHistory/Parts/Engine/LiquidEngineLV-T91.cfg</text:p>
          </table:table-cell>
          <table:table-cell table:style-name="ce26" office:value-type="float" office:value="850" calcext:value-type="float">
            <text:p>850</text:p>
          </table:table-cell>
          <table:table-cell table:style-name="ce26" office:value-type="string" calcext:value-type="string">
            <text:p>LiquidEngineLV-T91</text:p>
          </table:table-cell>
          <table:table-cell table:style-name="ce26" table:formula="of:=IFERROR(__xludf.dummyfunction(&quot;IF(ISBLANK(B207),&quot;&quot;RESSOURCE&quot;&quot;,REGEXEXTRACT(B207,&quot;&quot;GameData/(\w+)&quot;&quot;))&quot;);&quot;SquadExpansion&quot;)" office:value-type="string" office:string-value="SquadExpansion" calcext:value-type="string">
            <text:p>SquadExpansion</text:p>
          </table:table-cell>
          <table:table-cell table:style-name="ce30" office:value-type="float" office:value="1" calcext:value-type="float">
            <text:p>1</text:p>
          </table:table-cell>
          <table:table-cell table:style-name="ce34" table:content-validation-name="val1" office:value-type="string" calcext:value-type="string">
            <text:p>Engine</text:p>
          </table:table-cell>
          <table:table-cell table:style-name="ce37" table:formula="of:=IF(IFERROR(SEARCH(&quot;zDeprecated&quot;;[.B207]));-1;[.F207]*VLOOKUP([.G207];[$'CO$ Methodology Parts'.$A$12:.$E$57];5;1))" office:value-type="float" office:value="4559.979328" calcext:value-type="float">
            <text:p>4559.979328</text:p>
          </table:table-cell>
          <table:table-cell table:style-name="ce40"/>
          <table:table-cell table:number-columns-repeated="1015"/>
        </table:table-row>
        <table:table-row table:style-name="ro1">
          <table:table-cell table:style-name="ce2" office:value-type="string" calcext:value-type="string">
            <text:p>LiquidEngineLV-TX87.cfg</text:p>
          </table:table-cell>
          <table:table-cell table:style-name="ce23" office:value-type="string" calcext:value-type="string">
            <text:p>/home/oscar/Downloads/Kspaceconnect/ksp/GameData/SquadExpansion/MakingHistory/Parts/Engine/LiquidEngineLV-TX87.cfg</text:p>
          </table:table-cell>
          <table:table-cell table:style-name="ce26" office:value-type="float" office:value="2000" calcext:value-type="float">
            <text:p>2000</text:p>
          </table:table-cell>
          <table:table-cell table:style-name="ce26" office:value-type="string" calcext:value-type="string">
            <text:p>LiquidEngineLV-TX87</text:p>
          </table:table-cell>
          <table:table-cell table:style-name="ce26" table:formula="of:=IFERROR(__xludf.dummyfunction(&quot;IF(ISBLANK(B208),&quot;&quot;RESSOURCE&quot;&quot;,REGEXEXTRACT(B208,&quot;&quot;GameData/(\w+)&quot;&quot;))&quot;);&quot;SquadExpansion&quot;)" office:value-type="string" office:string-value="SquadExpansion" calcext:value-type="string">
            <text:p>SquadExpansion</text:p>
          </table:table-cell>
          <table:table-cell table:style-name="ce30" office:value-type="float" office:value="2" calcext:value-type="float">
            <text:p>2</text:p>
          </table:table-cell>
          <table:table-cell table:style-name="ce34" table:content-validation-name="val1" office:value-type="string" calcext:value-type="string">
            <text:p>Engine</text:p>
          </table:table-cell>
          <table:table-cell table:style-name="ce37" table:formula="of:=IF(IFERROR(SEARCH(&quot;zDeprecated&quot;;[.B208]));-1;[.F208]*VLOOKUP([.G208];[$'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liquidEngineMainsail_v2.cfg</text:p>
          </table:table-cell>
          <table:table-cell table:style-name="ce23" office:value-type="string" calcext:value-type="string">
            <text:p>/home/oscar/Downloads/Kspaceconnect/ksp/GameData/Squad/Parts/Engine/liquidEngineMainsail_v2/liquidEngineMainsail_v2.cfg</text:p>
          </table:table-cell>
          <table:table-cell table:style-name="ce26" office:value-type="float" office:value="13000" calcext:value-type="float">
            <text:p>13000</text:p>
          </table:table-cell>
          <table:table-cell table:style-name="ce26" office:value-type="string" calcext:value-type="string">
            <text:p>liquidEngineMainsail_v2</text:p>
          </table:table-cell>
          <table:table-cell table:style-name="ce26" table:formula="of:=IFERROR(__xludf.dummyfunction(&quot;IF(ISBLANK(B209),&quot;&quot;RESSOURCE&quot;&quot;,REGEXEXTRACT(B209,&quot;&quot;GameData/(\w+)&quot;&quot;))&quot;);&quot;Squad&quot;)" office:value-type="string" office:string-value="Squad" calcext:value-type="string">
            <text:p>Squad</text:p>
          </table:table-cell>
          <table:table-cell table:style-name="ce30" office:value-type="float" office:value="6" calcext:value-type="float">
            <text:p>6</text:p>
          </table:table-cell>
          <table:table-cell table:style-name="ce34" table:content-validation-name="val1" office:value-type="string" calcext:value-type="string">
            <text:p>Engine</text:p>
          </table:table-cell>
          <table:table-cell table:style-name="ce37" table:formula="of:=IF(IFERROR(SEARCH(&quot;zDeprecated&quot;;[.B209]));-1;[.F209]*VLOOKUP([.G209];[$'CO$ Methodology Parts'.$A$12:.$E$57];5;1))" office:value-type="float" office:value="27359.87597" calcext:value-type="float">
            <text:p>27359.87597</text:p>
          </table:table-cell>
          <table:table-cell table:style-name="ce40"/>
          <table:table-cell table:number-columns-repeated="1015"/>
        </table:table-row>
        <table:table-row table:style-name="ro1">
          <table:table-cell table:style-name="ce2" office:value-type="string" calcext:value-type="string">
            <text:p>liquidEngine48-7S.cfg</text:p>
          </table:table-cell>
          <table:table-cell table:style-name="ce23" office:value-type="string" calcext:value-type="string">
            <text:p>/home/oscar/Downloads/Kspaceconnect/ksp/GameData/Squad/zDeprecated/Parts/Engine/liquidEngine48-7S_v1/liquidEngine48-7S.cfg</text:p>
          </table:table-cell>
          <table:table-cell table:style-name="ce26" office:value-type="float" office:value="240" calcext:value-type="float">
            <text:p>240</text:p>
          </table:table-cell>
          <table:table-cell table:style-name="ce26" office:value-type="string" calcext:value-type="string">
            <text:p>liquidEngineMini</text:p>
          </table:table-cell>
          <table:table-cell table:style-name="ce26" table:formula="of:=IFERROR(__xludf.dummyfunction(&quot;IF(ISBLANK(B210),&quot;&quot;RESSOURCE&quot;&quot;,REGEXEXTRACT(B210,&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Engine</text:p>
          </table:table-cell>
          <table:table-cell table:style-name="ce37" table:formula="of:=IF(IFERROR(SEARCH(&quot;zDeprecated&quot;;[.B210]));-1;[.F210]*VLOOKUP([.G21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48-7S_v2.cfg</text:p>
          </table:table-cell>
          <table:table-cell table:style-name="ce23" office:value-type="string" calcext:value-type="string">
            <text:p>/home/oscar/Downloads/Kspaceconnect/ksp/GameData/Squad/Parts/Engine/liquidEngine48-7S_v2/liquidEngine48-7S_v2.cfg</text:p>
          </table:table-cell>
          <table:table-cell table:style-name="ce26" office:value-type="float" office:value="240" calcext:value-type="float">
            <text:p>240</text:p>
          </table:table-cell>
          <table:table-cell table:style-name="ce26" office:value-type="string" calcext:value-type="string">
            <text:p>liquidEngineMini_v2</text:p>
          </table:table-cell>
          <table:table-cell table:style-name="ce26" table:formula="of:=IFERROR(__xludf.dummyfunction(&quot;IF(ISBLANK(B211),&quot;&quot;RESSOURCE&quot;&quot;,REGEXEXTRACT(B211,&quot;&quot;GameData/(\w+)&quot;&quot;))&quot;);&quot;Squad&quot;)" office:value-type="string" office:string-value="Squad" calcext:value-type="string">
            <text:p>Squad</text:p>
          </table:table-cell>
          <table:table-cell table:style-name="ce30" office:value-type="float" office:value="0.13" calcext:value-type="float">
            <text:p>0.13</text:p>
          </table:table-cell>
          <table:table-cell table:style-name="ce34" table:content-validation-name="val1" office:value-type="string" calcext:value-type="string">
            <text:p>Engine</text:p>
          </table:table-cell>
          <table:table-cell table:style-name="ce37" table:formula="of:=IF(IFERROR(SEARCH(&quot;zDeprecated&quot;;[.B211]));-1;[.F211]*VLOOKUP([.G211];[$'CO$ Methodology Parts'.$A$12:.$E$57];5;1))" office:value-type="float" office:value="592.7973127" calcext:value-type="float">
            <text:p>592.7973127</text:p>
          </table:table-cell>
          <table:table-cell table:style-name="ce40"/>
          <table:table-cell table:number-columns-repeated="1015"/>
        </table:table-row>
        <table:table-row table:style-name="ro1">
          <table:table-cell table:style-name="ce2" office:value-type="string" calcext:value-type="string">
            <text:p>LiquidEngineRE-I2.cfg</text:p>
          </table:table-cell>
          <table:table-cell table:style-name="ce23" office:value-type="string" calcext:value-type="string">
            <text:p>/home/oscar/Downloads/Kspaceconnect/ksp/GameData/SquadExpansion/MakingHistory/Parts/Engine/LiquidEngineRE-I2.cfg</text:p>
          </table:table-cell>
          <table:table-cell table:style-name="ce26" office:value-type="float" office:value="2300" calcext:value-type="float">
            <text:p>2300</text:p>
          </table:table-cell>
          <table:table-cell table:style-name="ce26" office:value-type="string" calcext:value-type="string">
            <text:p>LiquidEngineRE-I2</text:p>
          </table:table-cell>
          <table:table-cell table:style-name="ce26" table:formula="of:=IFERROR(__xludf.dummyfunction(&quot;IF(ISBLANK(B212),&quot;&quot;RESSOURCE&quot;&quot;,REGEXEXTRACT(B212,&quot;&quot;GameData/(\w+)&quot;&quot;))&quot;);&quot;SquadExpansion&quot;)" office:value-type="string" office:string-value="SquadExpansion" calcext:value-type="string">
            <text:p>SquadExpansion</text:p>
          </table:table-cell>
          <table:table-cell table:style-name="ce30" office:value-type="float" office:value="1.6" calcext:value-type="float">
            <text:p>1.6</text:p>
          </table:table-cell>
          <table:table-cell table:style-name="ce34" table:content-validation-name="val1" office:value-type="string" calcext:value-type="string">
            <text:p>Engine</text:p>
          </table:table-cell>
          <table:table-cell table:style-name="ce37" table:formula="of:=IF(IFERROR(SEARCH(&quot;zDeprecated&quot;;[.B212]));-1;[.F212]*VLOOKUP([.G212];[$'CO$ Methodology Parts'.$A$12:.$E$57];5;1))" office:value-type="float" office:value="7295.966925" calcext:value-type="float">
            <text:p>7295.966925</text:p>
          </table:table-cell>
          <table:table-cell table:style-name="ce40"/>
          <table:table-cell table:number-columns-repeated="1015"/>
        </table:table-row>
        <table:table-row table:style-name="ro1">
          <table:table-cell table:style-name="ce2" office:value-type="string" calcext:value-type="string">
            <text:p>LiquidEngineRE-J10.cfg</text:p>
          </table:table-cell>
          <table:table-cell table:style-name="ce23" office:value-type="string" calcext:value-type="string">
            <text:p>/home/oscar/Downloads/Kspaceconnect/ksp/GameData/SquadExpansion/MakingHistory/Parts/Engine/LiquidEngineRE-J10.cfg</text:p>
          </table:table-cell>
          <table:table-cell table:style-name="ce26" office:value-type="float" office:value="3000" calcext:value-type="float">
            <text:p>3000</text:p>
          </table:table-cell>
          <table:table-cell table:style-name="ce26" office:value-type="string" calcext:value-type="string">
            <text:p>LiquidEngineRE-J10</text:p>
          </table:table-cell>
          <table:table-cell table:style-name="ce26" table:formula="of:=IFERROR(__xludf.dummyfunction(&quot;IF(ISBLANK(B213),&quot;&quot;RESSOURCE&quot;&quot;,REGEXEXTRACT(B213,&quot;&quot;GameData/(\w+)&quot;&quot;))&quot;);&quot;SquadExpansion&quot;)" office:value-type="string" office:string-value="SquadExpansion" calcext:value-type="string">
            <text:p>SquadExpansion</text:p>
          </table:table-cell>
          <table:table-cell table:style-name="ce30" office:value-type="float" office:value="3.3" calcext:value-type="float">
            <text:p>3.3</text:p>
          </table:table-cell>
          <table:table-cell table:style-name="ce34" table:content-validation-name="val1" office:value-type="string" calcext:value-type="string">
            <text:p>Engine</text:p>
          </table:table-cell>
          <table:table-cell table:style-name="ce37" table:formula="of:=IF(IFERROR(SEARCH(&quot;zDeprecated&quot;;[.B213]));-1;[.F213]*VLOOKUP([.G213];[$'CO$ Methodology Parts'.$A$12:.$E$57];5;1))" office:value-type="float" office:value="15047.93178" calcext:value-type="float">
            <text:p>15047.93178</text:p>
          </table:table-cell>
          <table:table-cell table:style-name="ce40"/>
          <table:table-cell table:number-columns-repeated="1015"/>
        </table:table-row>
        <table:table-row table:style-name="ro1">
          <table:table-cell table:style-name="ce2" office:value-type="string" calcext:value-type="string">
            <text:p>LiquidEngineRK-7.cfg</text:p>
          </table:table-cell>
          <table:table-cell table:style-name="ce23" office:value-type="string" calcext:value-type="string">
            <text:p>/home/oscar/Downloads/Kspaceconnect/ksp/GameData/SquadExpansion/MakingHistory/Parts/Engine/LiquidEngineRK-7.cfg</text:p>
          </table:table-cell>
          <table:table-cell table:style-name="ce26" office:value-type="float" office:value="1100" calcext:value-type="float">
            <text:p>1100</text:p>
          </table:table-cell>
          <table:table-cell table:style-name="ce26" office:value-type="string" calcext:value-type="string">
            <text:p>LiquidEngineRK-7</text:p>
          </table:table-cell>
          <table:table-cell table:style-name="ce26" table:formula="of:=IFERROR(__xludf.dummyfunction(&quot;IF(ISBLANK(B214),&quot;&quot;RESSOURCE&quot;&quot;,REGEXEXTRACT(B214,&quot;&quot;GameData/(\w+)&quot;&quot;))&quot;);&quot;SquadExpansion&quot;)" office:value-type="string" office:string-value="SquadExpansion" calcext:value-type="string">
            <text:p>SquadExpansion</text:p>
          </table:table-cell>
          <table:table-cell table:style-name="ce30" office:value-type="float" office:value="1.25" calcext:value-type="float">
            <text:p>1.25</text:p>
          </table:table-cell>
          <table:table-cell table:style-name="ce34" table:content-validation-name="val1" office:value-type="string" calcext:value-type="string">
            <text:p>Engine</text:p>
          </table:table-cell>
          <table:table-cell table:style-name="ce37" table:formula="of:=IF(IFERROR(SEARCH(&quot;zDeprecated&quot;;[.B214]));-1;[.F214]*VLOOKUP([.G214];[$'CO$ Methodology Parts'.$A$12:.$E$57];5;1))" office:value-type="float" office:value="5699.97416" calcext:value-type="float">
            <text:p>5699.97416</text:p>
          </table:table-cell>
          <table:table-cell table:style-name="ce40"/>
          <table:table-cell table:number-columns-repeated="1015"/>
        </table:table-row>
        <table:table-row table:style-name="ro1">
          <table:table-cell table:style-name="ce2" office:value-type="string" calcext:value-type="string">
            <text:p>LiquidEngineRV-1.cfg</text:p>
          </table:table-cell>
          <table:table-cell table:style-name="ce23" office:value-type="string" calcext:value-type="string">
            <text:p>/home/oscar/Downloads/Kspaceconnect/ksp/GameData/SquadExpansion/MakingHistory/Parts/Engine/LiquidEngineRV-1.cfg</text:p>
          </table:table-cell>
          <table:table-cell table:style-name="ce26" office:value-type="float" office:value="800" calcext:value-type="float">
            <text:p>800</text:p>
          </table:table-cell>
          <table:table-cell table:style-name="ce26" office:value-type="string" calcext:value-type="string">
            <text:p>LiquidEngineRV-1</text:p>
          </table:table-cell>
          <table:table-cell table:style-name="ce26" table:formula="of:=IFERROR(__xludf.dummyfunction(&quot;IF(ISBLANK(B215),&quot;&quot;RESSOURCE&quot;&quot;,REGEXEXTRACT(B215,&quot;&quot;GameData/(\w+)&quot;&quot;))&quot;);&quot;SquadExpansion&quot;)" office:value-type="string" office:string-value="SquadExpansion" calcext:value-type="string">
            <text:p>SquadExpansion</text:p>
          </table:table-cell>
          <table:table-cell table:style-name="ce30" office:value-type="float" office:value="0.18" calcext:value-type="float">
            <text:p>0.18</text:p>
          </table:table-cell>
          <table:table-cell table:style-name="ce34" table:content-validation-name="val1" office:value-type="string" calcext:value-type="string">
            <text:p>Engine</text:p>
          </table:table-cell>
          <table:table-cell table:style-name="ce37" table:formula="of:=IF(IFERROR(SEARCH(&quot;zDeprecated&quot;;[.B215]));-1;[.F215]*VLOOKUP([.G215];[$'CO$ Methodology Parts'.$A$12:.$E$57];5;1))" office:value-type="float" office:value="820.7962791" calcext:value-type="float">
            <text:p>820.7962791</text:p>
          </table:table-cell>
          <table:table-cell table:style-name="ce40"/>
          <table:table-cell table:number-columns-repeated="1015"/>
        </table:table-row>
        <table:table-row table:style-name="ro1">
          <table:table-cell table:style-name="ce2" office:value-type="string" calcext:value-type="string">
            <text:p>commsAntenna16.cfg</text:p>
          </table:table-cell>
          <table:table-cell table:style-name="ce23" office:value-type="string" calcext:value-type="string">
            <text:p>/home/oscar/Downloads/Kspaceconnect/ksp/GameData/Squad/Parts/Utility/commsDish16/commsAntenna16.cfg</text:p>
          </table:table-cell>
          <table:table-cell table:style-name="ce26" office:value-type="float" office:value="300" calcext:value-type="float">
            <text:p>300</text:p>
          </table:table-cell>
          <table:table-cell table:style-name="ce26" office:value-type="string" calcext:value-type="string">
            <text:p>longAntenna</text:p>
          </table:table-cell>
          <table:table-cell table:style-name="ce26" table:formula="of:=IFERROR(__xludf.dummyfunction(&quot;IF(ISBLANK(B216),&quot;&quot;RESSOURCE&quot;&quot;,REGEXEXTRACT(B216,&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Antenna</text:p>
          </table:table-cell>
          <table:table-cell table:style-name="ce37" table:formula="of:=IF(IFERROR(SEARCH(&quot;zDeprecated&quot;;[.B216]));-1;[.F216]*VLOOKUP([.G216];[$'CO$ Methodology Parts'.$A$12:.$E$57];5;1))" office:value-type="float" office:value="134.3989664" calcext:value-type="float">
            <text:p>134.3989664</text:p>
          </table:table-cell>
          <table:table-cell table:style-name="ce40"/>
          <table:table-cell table:number-columns-repeated="1015"/>
        </table:table-row>
        <table:table-row table:style-name="ro1">
          <table:table-cell table:style-name="ce2" office:value-type="string" calcext:value-type="string">
            <text:p>Magnetometer.cfg</text:p>
          </table:table-cell>
          <table:table-cell table:style-name="ce23" office:value-type="string" calcext:value-type="string">
            <text:p>/home/oscar/Downloads/Kspaceconnect/ksp/GameData/Squad/Parts/Science/Magnetometer/Magnetometer.cfg</text:p>
          </table:table-cell>
          <table:table-cell table:style-name="ce26" office:value-type="float" office:value="2200" calcext:value-type="float">
            <text:p>2200</text:p>
          </table:table-cell>
          <table:table-cell table:style-name="ce26" office:value-type="string" calcext:value-type="string">
            <text:p>Magnetometer</text:p>
          </table:table-cell>
          <table:table-cell table:style-name="ce26" table:formula="of:=IFERROR(__xludf.dummyfunction(&quot;IF(ISBLANK(B217),&quot;&quot;RESSOURCE&quot;&quot;,REGEXEXTRACT(B217,&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cience Device</text:p>
          </table:table-cell>
          <table:table-cell table:style-name="ce37" table:formula="of:=IF(IFERROR(SEARCH(&quot;zDeprecated&quot;;[.B217]));-1;[.F217]*VLOOKUP([.G217];[$'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mk1-2CommandPod.cfg</text:p>
          </table:table-cell>
          <table:table-cell table:style-name="ce23" office:value-type="string" calcext:value-type="string">
            <text:p>/home/oscar/Downloads/Kspaceconnect/ksp/GameData/Squad/zDeprecated/Parts/Command/Mk1-2Pod/mk1-2CommandPod.cfg</text:p>
          </table:table-cell>
          <table:table-cell table:style-name="ce26" office:value-type="float" office:value="3764" calcext:value-type="float">
            <text:p>3764</text:p>
          </table:table-cell>
          <table:table-cell table:style-name="ce26" office:value-type="string" calcext:value-type="string">
            <text:p>Mark1-2Pod</text:p>
          </table:table-cell>
          <table:table-cell table:style-name="ce26" table:formula="of:=IFERROR(__xludf.dummyfunction(&quot;IF(ISBLANK(B218),&quot;&quot;RESSOURCE&quot;&quot;,REGEXEXTRACT(B218,&quot;&quot;GameData/(\w+)&quot;&quot;))&quot;);&quot;Squad&quot;)" office:value-type="string" office:string-value="Squad" calcext:value-type="string">
            <text:p>Squad</text:p>
          </table:table-cell>
          <table:table-cell table:style-name="ce30" office:value-type="float" office:value="4" calcext:value-type="float">
            <text:p>4</text:p>
          </table:table-cell>
          <table:table-cell table:style-name="ce34" table:content-validation-name="val1" office:value-type="string" calcext:value-type="string">
            <text:p>Pod</text:p>
          </table:table-cell>
          <table:table-cell table:style-name="ce37" table:formula="of:=IF(IFERROR(SEARCH(&quot;zDeprecated&quot;;[.B218]));-1;[.F218]*VLOOKUP([.G21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mk1Cockpit.cfg</text:p>
          </table:table-cell>
          <table:table-cell table:style-name="ce23" office:value-type="string" calcext:value-type="string">
            <text:p>/home/oscar/Downloads/Kspaceconnect/ksp/GameData/Squad/Parts/Command/mk1Cockpits/mk1Cockpit.cfg</text:p>
          </table:table-cell>
          <table:table-cell table:style-name="ce26" office:value-type="float" office:value="1241.6" calcext:value-type="float">
            <text:p>1241.6</text:p>
          </table:table-cell>
          <table:table-cell table:style-name="ce26" office:value-type="string" calcext:value-type="string">
            <text:p>Mark1Cockpit</text:p>
          </table:table-cell>
          <table:table-cell table:style-name="ce26" table:formula="of:=IFERROR(__xludf.dummyfunction(&quot;IF(ISBLANK(B219),&quot;&quot;RESSOURCE&quot;&quot;,REGEXEXTRACT(B219,&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Pod</text:p>
          </table:table-cell>
          <table:table-cell table:style-name="ce37" table:formula="of:=IF(IFERROR(SEARCH(&quot;zDeprecated&quot;;[.B219]));-1;[.F219]*VLOOKUP([.G219];[$'CO$ Methodology Parts'.$A$12:.$E$57];5;1))" office:value-type="float" office:value="18099.8708" calcext:value-type="float">
            <text:p>18099.8708</text:p>
          </table:table-cell>
          <table:table-cell table:style-name="ce40"/>
          <table:table-cell table:number-columns-repeated="1015"/>
        </table:table-row>
        <table:table-row table:style-name="ro1">
          <table:table-cell table:style-name="ce2" office:value-type="string" calcext:value-type="string">
            <text:p>mk1InlineCockpit.cfg</text:p>
          </table:table-cell>
          <table:table-cell table:style-name="ce23" office:value-type="string" calcext:value-type="string">
            <text:p>/home/oscar/Downloads/Kspaceconnect/ksp/GameData/Squad/Parts/Command/mk1Cockpits/mk1InlineCockpit.cfg</text:p>
          </table:table-cell>
          <table:table-cell table:style-name="ce26" office:value-type="float" office:value="1591.6" calcext:value-type="float">
            <text:p>1591.6</text:p>
          </table:table-cell>
          <table:table-cell table:style-name="ce26" office:value-type="string" calcext:value-type="string">
            <text:p>Mark2Cockpit</text:p>
          </table:table-cell>
          <table:table-cell table:style-name="ce26" table:formula="of:=IFERROR(__xludf.dummyfunction(&quot;IF(ISBLANK(B220),&quot;&quot;RESSOURCE&quot;&quot;,REGEXEXTRACT(B220,&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Pod</text:p>
          </table:table-cell>
          <table:table-cell table:style-name="ce37" table:formula="of:=IF(IFERROR(SEARCH(&quot;zDeprecated&quot;;[.B220]));-1;[.F220]*VLOOKUP([.G220];[$'CO$ Methodology Parts'.$A$12:.$E$57];5;1))" office:value-type="float" office:value="14479.89664" calcext:value-type="float">
            <text:p>14479.89664</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Engine/MassiveSRB/part.cfg</text:p>
          </table:table-cell>
          <table:table-cell table:style-name="ce26" office:value-type="float" office:value="1140" calcext:value-type="float">
            <text:p>1140</text:p>
          </table:table-cell>
          <table:table-cell table:style-name="ce26" office:value-type="string" calcext:value-type="string">
            <text:p>MassiveBooster</text:p>
          </table:table-cell>
          <table:table-cell table:style-name="ce26" table:formula="of:=IFERROR(__xludf.dummyfunction(&quot;IF(ISBLANK(B221),&quot;&quot;RESSOURCE&quot;&quot;,REGEXEXTRACT(B221,&quot;&quot;GameData/(\w+)&quot;&quot;))&quot;);&quot;Squad&quot;)" office:value-type="string" office:string-value="Squad" calcext:value-type="string">
            <text:p>Squad</text:p>
          </table:table-cell>
          <table:table-cell table:style-name="ce30" office:value-type="float" office:value="4.5" calcext:value-type="float">
            <text:p>4.5</text:p>
          </table:table-cell>
          <table:table-cell table:style-name="ce34" table:content-validation-name="val1" office:value-type="string" calcext:value-type="string">
            <text:p>Booster</text:p>
          </table:table-cell>
          <table:table-cell table:style-name="ce37" table:formula="of:=IF(IFERROR(SEARCH(&quot;zDeprecated&quot;;[.B221]));-1;[.F221]*VLOOKUP([.G221];[$'CO$ Methodology Parts'.$A$12:.$E$57];5;1))" office:value-type="float" office:value="14939.95349" calcext:value-type="float">
            <text:p>14939.95349</text:p>
          </table:table-cell>
          <table:table-cell table:style-name="ce40"/>
          <table:table-cell table:number-columns-repeated="1015"/>
        </table:table-row>
        <table:table-row table:style-name="ro1">
          <table:table-cell table:style-name="ce2" office:value-type="string" calcext:value-type="string">
            <text:p>commsAntennaDTS-M1.cfg</text:p>
          </table:table-cell>
          <table:table-cell table:style-name="ce23" office:value-type="string" calcext:value-type="string">
            <text:p>/home/oscar/Downloads/Kspaceconnect/ksp/GameData/Squad/Parts/Utility/commsAntennaDTS-M1/commsAntennaDTS-M1.cfg</text:p>
          </table:table-cell>
          <table:table-cell table:style-name="ce26" office:value-type="float" office:value="900" calcext:value-type="float">
            <text:p>900</text:p>
          </table:table-cell>
          <table:table-cell table:style-name="ce26" office:value-type="string" calcext:value-type="string">
            <text:p>mediumDishAntenna</text:p>
          </table:table-cell>
          <table:table-cell table:style-name="ce26" table:formula="of:=IFERROR(__xludf.dummyfunction(&quot;IF(ISBLANK(B222),&quot;&quot;RESSOURCE&quot;&quot;,REGEXEXTRACT(B222,&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Antenna</text:p>
          </table:table-cell>
          <table:table-cell table:style-name="ce37" table:formula="of:=IF(IFERROR(SEARCH(&quot;zDeprecated&quot;;[.B222]));-1;[.F222]*VLOOKUP([.G222];[$'CO$ Methodology Parts'.$A$12:.$E$57];5;1))" office:value-type="float" office:value="1343.989664" calcext:value-type="float">
            <text:p>1343.989664</text:p>
          </table:table-cell>
          <table:table-cell table:style-name="ce40"/>
          <table:table-cell table:number-columns-repeated="1015"/>
        </table:table-row>
        <table:table-row table:style-name="ro1">
          <table:table-cell table:style-name="ce2" office:value-type="string" calcext:value-type="string">
            <text:p>mediumFanBlade.cfg</text:p>
          </table:table-cell>
          <table:table-cell table:style-name="ce23" office:value-type="string" calcext:value-type="string">
            <text:p>/home/oscar/Downloads/Kspaceconnect/ksp/GameData/SquadExpansion/Serenity/Parts/Propellers/mediumFanBlade.cfg</text:p>
          </table:table-cell>
          <table:table-cell table:style-name="ce26" office:value-type="float" office:value="275" calcext:value-type="float">
            <text:p>275</text:p>
          </table:table-cell>
          <table:table-cell table:style-name="ce26" office:value-type="string" calcext:value-type="string">
            <text:p>mediumFanBlade</text:p>
          </table:table-cell>
          <table:table-cell table:style-name="ce26" table:formula="of:=IFERROR(__xludf.dummyfunction(&quot;IF(ISBLANK(B223),&quot;&quot;RESSOURCE&quot;&quot;,REGEXEXTRACT(B223,&quot;&quot;GameData/(\w+)&quot;&quot;))&quot;);&quot;SquadExpansion&quot;)" office:value-type="string" office:string-value="SquadExpansion" calcext:value-type="string">
            <text:p>SquadExpansion</text:p>
          </table:table-cell>
          <table:table-cell table:style-name="ce30" office:value-type="float" office:value="0.035" calcext:value-type="float">
            <text:p>0.035</text:p>
          </table:table-cell>
          <table:table-cell table:style-name="ce34" table:content-validation-name="val1" office:value-type="string" calcext:value-type="string">
            <text:p>Fan Blade</text:p>
          </table:table-cell>
          <table:table-cell table:style-name="ce37" table:formula="of:=IF(IFERROR(SEARCH(&quot;zDeprecated&quot;;[.B223]));-1;[.F223]*VLOOKUP([.G223];[$'CO$ Methodology Parts'.$A$12:.$E$57];5;1))" office:value-type="float" office:value="1030.75" calcext:value-type="float">
            <text:p>1030.75</text:p>
          </table:table-cell>
          <table:table-cell table:style-name="ce40"/>
          <table:table-cell table:number-columns-repeated="1015"/>
        </table:table-row>
        <table:table-row table:style-name="ro1">
          <table:table-cell table:style-name="ce2" office:value-type="string" calcext:value-type="string">
            <text:p>mediumHeliBlade.cfg</text:p>
          </table:table-cell>
          <table:table-cell table:style-name="ce23" office:value-type="string" calcext:value-type="string">
            <text:p>/home/oscar/Downloads/Kspaceconnect/ksp/GameData/SquadExpansion/Serenity/Parts/Propellers/mediumHeliBlade.cfg</text:p>
          </table:table-cell>
          <table:table-cell table:style-name="ce26" office:value-type="float" office:value="225" calcext:value-type="float">
            <text:p>225</text:p>
          </table:table-cell>
          <table:table-cell table:style-name="ce26" office:value-type="string" calcext:value-type="string">
            <text:p>mediumHeliBlade</text:p>
          </table:table-cell>
          <table:table-cell table:style-name="ce26" table:formula="of:=IFERROR(__xludf.dummyfunction(&quot;IF(ISBLANK(B224),&quot;&quot;RESSOURCE&quot;&quot;,REGEXEXTRACT(B224,&quot;&quot;GameData/(\w+)&quot;&quot;))&quot;);&quot;SquadExpansion&quot;)" office:value-type="string" office:string-value="SquadExpansion" calcext:value-type="string">
            <text:p>SquadExpansion</text:p>
          </table:table-cell>
          <table:table-cell table:style-name="ce30" office:value-type="float" office:value="0.05" calcext:value-type="float">
            <text:p>0.05</text:p>
          </table:table-cell>
          <table:table-cell table:style-name="ce34" table:content-validation-name="val1" office:value-type="string" calcext:value-type="string">
            <text:p>Fan Blade</text:p>
          </table:table-cell>
          <table:table-cell table:style-name="ce37" table:formula="of:=IF(IFERROR(SEARCH(&quot;zDeprecated&quot;;[.B224]));-1;[.F224]*VLOOKUP([.G224];[$'CO$ Methodology Parts'.$A$12:.$E$57];5;1))" office:value-type="float" office:value="1472.5" calcext:value-type="float">
            <text:p>1472.5</text:p>
          </table:table-cell>
          <table:table-cell table:style-name="ce40"/>
          <table:table-cell table:number-columns-repeated="1015"/>
        </table:table-row>
        <table:table-row table:style-name="ro1">
          <table:table-cell table:style-name="ce2" office:value-type="string" calcext:value-type="string">
            <text:p>mediumPropeller.cfg</text:p>
          </table:table-cell>
          <table:table-cell table:style-name="ce23" office:value-type="string" calcext:value-type="string">
            <text:p>/home/oscar/Downloads/Kspaceconnect/ksp/GameData/SquadExpansion/Serenity/Parts/Propellers/mediumPropeller.cfg</text:p>
          </table:table-cell>
          <table:table-cell table:style-name="ce26" office:value-type="float" office:value="175" calcext:value-type="float">
            <text:p>175</text:p>
          </table:table-cell>
          <table:table-cell table:style-name="ce26" office:value-type="string" calcext:value-type="string">
            <text:p>mediumPropeller</text:p>
          </table:table-cell>
          <table:table-cell table:style-name="ce26" table:formula="of:=IFERROR(__xludf.dummyfunction(&quot;IF(ISBLANK(B225),&quot;&quot;RESSOURCE&quot;&quot;,REGEXEXTRACT(B225,&quot;&quot;GameData/(\w+)&quot;&quot;))&quot;);&quot;SquadExpansion&quot;)" office:value-type="string" office:string-value="SquadExpansion" calcext:value-type="string">
            <text:p>SquadExpansion</text:p>
          </table:table-cell>
          <table:table-cell table:style-name="ce30" office:value-type="float" office:value="0.035" calcext:value-type="float">
            <text:p>0.035</text:p>
          </table:table-cell>
          <table:table-cell table:style-name="ce34" table:content-validation-name="val1" office:value-type="string" calcext:value-type="string">
            <text:p>Fan Blade</text:p>
          </table:table-cell>
          <table:table-cell table:style-name="ce37" table:formula="of:=IF(IFERROR(SEARCH(&quot;zDeprecated&quot;;[.B225]));-1;[.F225]*VLOOKUP([.G225];[$'CO$ Methodology Parts'.$A$12:.$E$57];5;1))" office:value-type="float" office:value="1030.75" calcext:value-type="float">
            <text:p>1030.75</text:p>
          </table:table-cell>
          <table:table-cell table:style-name="ce40"/>
          <table:table-cell table:number-columns-repeated="1015"/>
        </table:table-row>
        <table:table-row table:style-name="ro1">
          <table:table-cell table:style-name="ce2" office:value-type="string" calcext:value-type="string">
            <text:p>Size1_5_Lander.cfg</text:p>
          </table:table-cell>
          <table:table-cell table:style-name="ce23" office:value-type="string" calcext:value-type="string">
            <text:p>/home/oscar/Downloads/Kspaceconnect/ksp/GameData/SquadExpansion/MakingHistory/Parts/Pods/Size1_5_Lander.cfg</text:p>
          </table:table-cell>
          <table:table-cell table:style-name="ce26" office:value-type="float" office:value="3408.92" calcext:value-type="float">
            <text:p>3408.92</text:p>
          </table:table-cell>
          <table:table-cell table:style-name="ce26" office:value-type="string" calcext:value-type="string">
            <text:p>MEMLander</text:p>
          </table:table-cell>
          <table:table-cell table:style-name="ce26" table:formula="of:=IFERROR(__xludf.dummyfunction(&quot;IF(ISBLANK(B226),&quot;&quot;RESSOURCE&quot;&quot;,REGEXEXTRACT(B226,&quot;&quot;GameData/(\w+)&quot;&quot;))&quot;);&quot;SquadExpansion&quot;)" office:value-type="string" office:string-value="SquadExpansion" calcext:value-type="string">
            <text:p>SquadExpansion</text:p>
          </table:table-cell>
          <table:table-cell table:style-name="ce30" office:value-type="float" office:value="1.355" calcext:value-type="float">
            <text:p>1.355</text:p>
          </table:table-cell>
          <table:table-cell table:style-name="ce34" table:content-validation-name="val1" office:value-type="string" calcext:value-type="string">
            <text:p>Pod</text:p>
          </table:table-cell>
          <table:table-cell table:style-name="ce37" table:formula="of:=IF(IFERROR(SEARCH(&quot;zDeprecated&quot;;[.B226]));-1;[.F226]*VLOOKUP([.G226];[$'CO$ Methodology Parts'.$A$12:.$E$57];5;1))" office:value-type="float" office:value="19620.25995" calcext:value-type="float">
            <text:p>19620.25995</text:p>
          </table:table-cell>
          <table:table-cell table:style-name="ce40"/>
          <table:table-cell table:number-columns-repeated="1015"/>
        </table:table-row>
        <table:table-row table:style-name="ro1">
          <table:table-cell table:style-name="ce2" office:value-type="string" calcext:value-type="string">
            <text:p>mGripPad.cfg</text:p>
          </table:table-cell>
          <table:table-cell table:style-name="ce23" office:value-type="string" calcext:value-type="string">
            <text:p>/home/oscar/Downloads/Kspaceconnect/ksp/GameData/SquadExpansion/Serenity/Parts/Structural/gripPads/mGripPad.cfg</text:p>
          </table:table-cell>
          <table:table-cell table:style-name="ce26" office:value-type="float" office:value="75" calcext:value-type="float">
            <text:p>75</text:p>
          </table:table-cell>
          <table:table-cell table:style-name="ce26" office:value-type="string" calcext:value-type="string">
            <text:p>mGripPad</text:p>
          </table:table-cell>
          <table:table-cell table:style-name="ce26" table:formula="of:=IFERROR(__xludf.dummyfunction(&quot;IF(ISBLANK(B227),&quot;&quot;RESSOURCE&quot;&quot;,REGEXEXTRACT(B227,&quot;&quot;GameData/(\w+)&quot;&quot;))&quot;);&quot;SquadExpansion&quot;)" office:value-type="string" office:string-value="SquadExpansion" calcext:value-type="string">
            <text:p>SquadExpansion</text:p>
          </table:table-cell>
          <table:table-cell table:style-name="ce30" office:value-type="float" office:value="0.018" calcext:value-type="float">
            <text:p>0.018</text:p>
          </table:table-cell>
          <table:table-cell table:style-name="ce34" table:content-validation-name="val1" office:value-type="string" calcext:value-type="string">
            <text:p>Structural</text:p>
          </table:table-cell>
          <table:table-cell table:style-name="ce37" table:formula="of:=IF(IFERROR(SEARCH(&quot;zDeprecated&quot;;[.B227]));-1;[.F227]*VLOOKUP([.G227];[$'CO$ Methodology Parts'.$A$12:.$E$57];5;1))" office:value-type="float" office:value="37.44" calcext:value-type="float">
            <text:p>37.44</text:p>
          </table:table-cell>
          <table:table-cell table:style-name="ce40"/>
          <table:table-cell table:number-columns-repeated="1015"/>
        </table:table-row>
        <table:table-row table:style-name="ro1">
          <table:table-cell table:style-name="ce2" office:value-type="string" calcext:value-type="string">
            <text:p>liquidEngineLV-1.cfg</text:p>
          </table:table-cell>
          <table:table-cell table:style-name="ce23" office:value-type="string" calcext:value-type="string">
            <text:p>/home/oscar/Downloads/Kspaceconnect/ksp/GameData/Squad/zDeprecated/Parts/Engine/liquidEngineLV-1_v1/liquidEngineLV-1.cfg</text:p>
          </table:table-cell>
          <table:table-cell table:style-name="ce26" office:value-type="float" office:value="110" calcext:value-type="float">
            <text:p>110</text:p>
          </table:table-cell>
          <table:table-cell table:style-name="ce26" office:value-type="string" calcext:value-type="string">
            <text:p>microEngine</text:p>
          </table:table-cell>
          <table:table-cell table:style-name="ce26" table:formula="of:=IFERROR(__xludf.dummyfunction(&quot;IF(ISBLANK(B228),&quot;&quot;RESSOURCE&quot;&quot;,REGEXEXTRACT(B228,&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Engine</text:p>
          </table:table-cell>
          <table:table-cell table:style-name="ce37" table:formula="of:=IF(IFERROR(SEARCH(&quot;zDeprecated&quot;;[.B228]));-1;[.F228]*VLOOKUP([.G22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LV-1_v2.cfg</text:p>
          </table:table-cell>
          <table:table-cell table:style-name="ce23" office:value-type="string" calcext:value-type="string">
            <text:p>/home/oscar/Downloads/Kspaceconnect/ksp/GameData/Squad/Parts/Engine/liquidEngineLV-1_v2/liquidEngineLV-1_v2.cfg</text:p>
          </table:table-cell>
          <table:table-cell table:style-name="ce26" office:value-type="float" office:value="110" calcext:value-type="float">
            <text:p>110</text:p>
          </table:table-cell>
          <table:table-cell table:style-name="ce26" office:value-type="string" calcext:value-type="string">
            <text:p>microEngine_v2</text:p>
          </table:table-cell>
          <table:table-cell table:style-name="ce26" table:formula="of:=IFERROR(__xludf.dummyfunction(&quot;IF(ISBLANK(B229),&quot;&quot;RESSOURCE&quot;&quot;,REGEXEXTRACT(B229,&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Engine</text:p>
          </table:table-cell>
          <table:table-cell table:style-name="ce37" table:formula="of:=IF(IFERROR(SEARCH(&quot;zDeprecated&quot;;[.B229]));-1;[.F229]*VLOOKUP([.G229];[$'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MiniDrill.cfg</text:p>
          </table:table-cell>
          <table:table-cell table:style-name="ce23" office:value-type="string" calcext:value-type="string">
            <text:p>/home/oscar/Downloads/Kspaceconnect/ksp/GameData/Squad/Parts/Resources/MiniDrill/MiniDrill.cfg</text:p>
          </table:table-cell>
          <table:table-cell table:style-name="ce26" office:value-type="float" office:value="1000" calcext:value-type="float">
            <text:p>1000</text:p>
          </table:table-cell>
          <table:table-cell table:style-name="ce26" office:value-type="string" calcext:value-type="string">
            <text:p>MiniDrill</text:p>
          </table:table-cell>
          <table:table-cell table:style-name="ce26" table:formula="of:=IFERROR(__xludf.dummyfunction(&quot;IF(ISBLANK(B230),&quot;&quot;RESSOURCE&quot;&quot;,REGEXEXTRACT(B230,&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Drill</text:p>
          </table:table-cell>
          <table:table-cell table:style-name="ce37" table:formula="of:=IF(IFERROR(SEARCH(&quot;zDeprecated&quot;;[.B230]));-1;[.F230]*VLOOKUP([.G230];[$'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fuelTankOscarB.cfg</text:p>
          </table:table-cell>
          <table:table-cell table:style-name="ce23" office:value-type="string" calcext:value-type="string">
            <text:p>/home/oscar/Downloads/Kspaceconnect/ksp/GameData/Squad/Parts/FuelTank/fuelTankOscarB/fuelTankOscarB.cfg</text:p>
          </table:table-cell>
          <table:table-cell table:style-name="ce26" office:value-type="float" office:value="51.64" calcext:value-type="float">
            <text:p>51.64</text:p>
          </table:table-cell>
          <table:table-cell table:style-name="ce26" office:value-type="string" calcext:value-type="string">
            <text:p>miniFuelTank</text:p>
          </table:table-cell>
          <table:table-cell table:style-name="ce26" table:formula="of:=IFERROR(__xludf.dummyfunction(&quot;IF(ISBLANK(B231),&quot;&quot;RESSOURCE&quot;&quot;,REGEXEXTRACT(B231,&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Fuelcell</text:p>
          </table:table-cell>
          <table:table-cell table:style-name="ce37" table:formula="of:=IF(IFERROR(SEARCH(&quot;zDeprecated&quot;;[.B231]));-1;[.F231]*VLOOKUP([.G231];[$'CO$ Methodology Parts'.$A$12:.$E$57];5;1))" office:value-type="float" office:value="1291.989664" calcext:value-type="float">
            <text:p>1291.989664</text:p>
          </table:table-cell>
          <table:table-cell table:style-name="ce40"/>
          <table:table-cell table:number-columns-repeated="1015"/>
        </table:table-row>
        <table:table-row table:style-name="ro1">
          <table:table-cell table:style-name="ce2" office:value-type="string" calcext:value-type="string">
            <text:p>miniFuselage.cfg</text:p>
          </table:table-cell>
          <table:table-cell table:style-name="ce23" office:value-type="string" calcext:value-type="string">
            <text:p>/home/oscar/Downloads/Kspaceconnect/ksp/GameData/Squad/Parts/FuelTank/miniFuselage/miniFuselage.cfg</text:p>
          </table:table-cell>
          <table:table-cell table:style-name="ce26" office:value-type="float" office:value="160" calcext:value-type="float">
            <text:p>160</text:p>
          </table:table-cell>
          <table:table-cell table:style-name="ce26" office:value-type="string" calcext:value-type="string">
            <text:p>miniFuselage</text:p>
          </table:table-cell>
          <table:table-cell table:style-name="ce26" table:formula="of:=IFERROR(__xludf.dummyfunction(&quot;IF(ISBLANK(B232),&quot;&quot;RESSOURCE&quot;&quot;,REGEXEXTRACT(B232,&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Tank</text:p>
          </table:table-cell>
          <table:table-cell table:style-name="ce37" table:formula="of:=IF(IFERROR(SEARCH(&quot;zDeprecated&quot;;[.B232]));-1;[.F232]*VLOOKUP([.G232];[$'CO$ Methodology Parts'.$A$12:.$E$57];5;1))" office:value-type="float" office:value="52" calcext:value-type="float">
            <text:p>52</text:p>
          </table:table-cell>
          <table:table-cell table:style-name="ce40"/>
          <table:table-cell table:number-columns-repeated="1015"/>
        </table:table-row>
        <table:table-row table:style-name="ro1">
          <table:table-cell table:style-name="ce2" office:value-type="string" calcext:value-type="string">
            <text:p>SmallIntake.cfg</text:p>
          </table:table-cell>
          <table:table-cell table:style-name="ce23" office:value-type="string" calcext:value-type="string">
            <text:p>/home/oscar/Downloads/Kspaceconnect/ksp/GameData/Squad/Parts/Aero/miniIntake/SmallIntake.cfg</text:p>
          </table:table-cell>
          <table:table-cell table:style-name="ce26" office:value-type="float" office:value="250" calcext:value-type="float">
            <text:p>250</text:p>
          </table:table-cell>
          <table:table-cell table:style-name="ce26" office:value-type="string" calcext:value-type="string">
            <text:p>miniIntake</text:p>
          </table:table-cell>
          <table:table-cell table:style-name="ce26" table:formula="of:=IFERROR(__xludf.dummyfunction(&quot;IF(ISBLANK(B233),&quot;&quot;RESSOURCE&quot;&quot;,REGEXEXTRACT(B233,&quot;&quot;GameData/(\w+)&quot;&quot;))&quot;);&quot;Squad&quot;)" office:value-type="string" office:string-value="Squad" calcext:value-type="string">
            <text:p>Squad</text:p>
          </table:table-cell>
          <table:table-cell table:style-name="ce30" office:value-type="float" office:value="0.007" calcext:value-type="float">
            <text:p>0.007</text:p>
          </table:table-cell>
          <table:table-cell table:style-name="ce34" table:content-validation-name="val1" office:value-type="string" calcext:value-type="string">
            <text:p>Intake</text:p>
          </table:table-cell>
          <table:table-cell table:style-name="ce37" table:formula="of:=IF(IFERROR(SEARCH(&quot;zDeprecated&quot;;[.B233]));-1;[.F233]*VLOOKUP([.G233];[$'CO$ Methodology Parts'.$A$12:.$E$57];5;1))" office:value-type="float" office:value="62.4575" calcext:value-type="float">
            <text:p>62.4575</text:p>
          </table:table-cell>
          <table:table-cell table:style-name="ce40"/>
          <table:table-cell table:number-columns-repeated="1015"/>
        </table:table-row>
        <table:table-row table:style-name="ro1">
          <table:table-cell table:style-name="ce2" office:value-type="string" calcext:value-type="string">
            <text:p>MiniISRU.cfg</text:p>
          </table:table-cell>
          <table:table-cell table:style-name="ce23" office:value-type="string" calcext:value-type="string">
            <text:p>/home/oscar/Downloads/Kspaceconnect/ksp/GameData/Squad/Parts/Resources/MiniISRU/MiniISRU.cfg</text:p>
          </table:table-cell>
          <table:table-cell table:style-name="ce26" office:value-type="float" office:value="1000" calcext:value-type="float">
            <text:p>1000</text:p>
          </table:table-cell>
          <table:table-cell table:style-name="ce26" office:value-type="string" calcext:value-type="string">
            <text:p>MiniISRU</text:p>
          </table:table-cell>
          <table:table-cell table:style-name="ce26" table:formula="of:=IFERROR(__xludf.dummyfunction(&quot;IF(ISBLANK(B234),&quot;&quot;RESSOURCE&quot;&quot;,REGEXEXTRACT(B234,&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ISRU</text:p>
          </table:table-cell>
          <table:table-cell table:style-name="ce37" table:formula="of:=IF(IFERROR(SEARCH(&quot;zDeprecated&quot;;[.B234]));-1;[.F234]*VLOOKUP([.G234];[$'CO$ Methodology Parts'.$A$12:.$E$57];5;1))" office:value-type="float" office:value="5699.97416" calcext:value-type="float">
            <text:p>5699.97416</text:p>
          </table:table-cell>
          <table:table-cell table:style-name="ce40"/>
          <table:table-cell table:number-columns-repeated="1015"/>
        </table:table-row>
        <table:table-row table:style-name="ro1">
          <table:table-cell table:style-name="ce2" office:value-type="string" calcext:value-type="string">
            <text:p>SmallJetEngine.cfg</text:p>
          </table:table-cell>
          <table:table-cell table:style-name="ce23" office:value-type="string" calcext:value-type="string">
            <text:p>/home/oscar/Downloads/Kspaceconnect/ksp/GameData/Squad/Parts/Engine/miniJet/SmallJetEngine.cfg</text:p>
          </table:table-cell>
          <table:table-cell table:style-name="ce26" office:value-type="float" office:value="450" calcext:value-type="float">
            <text:p>450</text:p>
          </table:table-cell>
          <table:table-cell table:style-name="ce26" office:value-type="string" calcext:value-type="string">
            <text:p>miniJetEngine</text:p>
          </table:table-cell>
          <table:table-cell table:style-name="ce26" table:formula="of:=IFERROR(__xludf.dummyfunction(&quot;IF(ISBLANK(B235),&quot;&quot;RESSOURCE&quot;&quot;,REGEXEXTRACT(B235,&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Engine</text:p>
          </table:table-cell>
          <table:table-cell table:style-name="ce37" table:formula="of:=IF(IFERROR(SEARCH(&quot;zDeprecated&quot;;[.B235]));-1;[.F235]*VLOOKUP([.G235];[$'CO$ Methodology Parts'.$A$12:.$E$57];5;1))" office:value-type="float" office:value="1139.994832" calcext:value-type="float">
            <text:p>1139.994832</text:p>
          </table:table-cell>
          <table:table-cell table:style-name="ce40"/>
          <table:table-cell table:number-columns-repeated="1015"/>
        </table:table-row>
        <table:table-row table:style-name="ro1">
          <table:table-cell table:style-name="ce2" office:value-type="string" calcext:value-type="string">
            <text:p>landingLegLT-5.cfg</text:p>
          </table:table-cell>
          <table:table-cell table:style-name="ce23" office:value-type="string" calcext:value-type="string">
            <text:p>/home/oscar/Downloads/Kspaceconnect/ksp/GameData/Squad/Parts/Utility/landingLegLT-5/landingLegLT-5.cfg</text:p>
          </table:table-cell>
          <table:table-cell table:style-name="ce26" office:value-type="float" office:value="200" calcext:value-type="float">
            <text:p>200</text:p>
          </table:table-cell>
          <table:table-cell table:style-name="ce26" office:value-type="string" calcext:value-type="string">
            <text:p>miniLandingLeg</text:p>
          </table:table-cell>
          <table:table-cell table:style-name="ce26" table:formula="of:=IFERROR(__xludf.dummyfunction(&quot;IF(ISBLANK(B236),&quot;&quot;RESSOURCE&quot;&quot;,REGEXEXTRACT(B236,&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Landing Legs</text:p>
          </table:table-cell>
          <table:table-cell table:style-name="ce37" table:formula="of:=IF(IFERROR(SEARCH(&quot;zDeprecated&quot;;[.B236]));-1;[.F236]*VLOOKUP([.G236];[$'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SolidBoosterFM1.cfg</text:p>
          </table:table-cell>
          <table:table-cell table:style-name="ce23" office:value-type="string" calcext:value-type="string">
            <text:p>/home/oscar/Downloads/Kspaceconnect/ksp/GameData/Squad/Parts/Engine/SolidBoostersF/SolidBoosterFM1.cfg</text:p>
          </table:table-cell>
          <table:table-cell table:style-name="ce26" office:value-type="float" office:value="51" calcext:value-type="float">
            <text:p>51</text:p>
          </table:table-cell>
          <table:table-cell table:style-name="ce26" office:value-type="string" calcext:value-type="string">
            <text:p>Mite</text:p>
          </table:table-cell>
          <table:table-cell table:style-name="ce26" table:formula="of:=IFERROR(__xludf.dummyfunction(&quot;IF(ISBLANK(B237),&quot;&quot;RESSOURCE&quot;&quot;,REGEXEXTRACT(B237,&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Booster</text:p>
          </table:table-cell>
          <table:table-cell table:style-name="ce37" table:formula="of:=IF(IFERROR(SEARCH(&quot;zDeprecated&quot;;[.B237]));-1;[.F237]*VLOOKUP([.G237];[$'CO$ Methodology Parts'.$A$12:.$E$57];5;1))" office:value-type="float" office:value="248.9992248" calcext:value-type="float">
            <text:p>248.9992248</text:p>
          </table:table-cell>
          <table:table-cell table:style-name="ce40"/>
          <table:table-cell table:number-columns-repeated="1015"/>
        </table:table-row>
        <table:table-row table:style-name="ro1">
          <table:table-cell table:style-name="ce2" office:value-type="string" calcext:value-type="string">
            <text:p>mk1-3.cfg</text:p>
          </table:table-cell>
          <table:table-cell table:style-name="ce23" office:value-type="string" calcext:value-type="string">
            <text:p>/home/oscar/Downloads/Kspaceconnect/ksp/GameData/Squad/Parts/Command/Mk1-3Pod/mk1-3.cfg</text:p>
          </table:table-cell>
          <table:table-cell table:style-name="ce26" office:value-type="float" office:value="3764" calcext:value-type="float">
            <text:p>3764</text:p>
          </table:table-cell>
          <table:table-cell table:style-name="ce26" office:value-type="string" calcext:value-type="string">
            <text:p>mk1-3pod</text:p>
          </table:table-cell>
          <table:table-cell table:style-name="ce26" table:formula="of:=IFERROR(__xludf.dummyfunction(&quot;IF(ISBLANK(B238),&quot;&quot;RESSOURCE&quot;&quot;,REGEXEXTRACT(B238,&quot;&quot;GameData/(\w+)&quot;&quot;))&quot;);&quot;Squad&quot;)" office:value-type="string" office:string-value="Squad" calcext:value-type="string">
            <text:p>Squad</text:p>
          </table:table-cell>
          <table:table-cell table:style-name="ce30" office:value-type="float" office:value="2.6" calcext:value-type="float">
            <text:p>2.6</text:p>
          </table:table-cell>
          <table:table-cell table:style-name="ce34" table:content-validation-name="val1" office:value-type="string" calcext:value-type="string">
            <text:p>Pod</text:p>
          </table:table-cell>
          <table:table-cell table:style-name="ce37" table:formula="of:=IF(IFERROR(SEARCH(&quot;zDeprecated&quot;;[.B238]));-1;[.F238]*VLOOKUP([.G238];[$'CO$ Methodology Parts'.$A$12:.$E$57];5;1))" office:value-type="float" office:value="37647.73127" calcext:value-type="float">
            <text:p>37647.73127</text:p>
          </table:table-cell>
          <table:table-cell table:style-name="ce40"/>
          <table:table-cell table:number-columns-repeated="1015"/>
        </table:table-row>
        <table:table-row table:style-name="ro1">
          <table:table-cell table:style-name="ce2" office:value-type="string" calcext:value-type="string">
            <text:p>mk1CrewCabin.cfg</text:p>
          </table:table-cell>
          <table:table-cell table:style-name="ce23" office:value-type="string" calcext:value-type="string">
            <text:p>/home/oscar/Downloads/Kspaceconnect/ksp/GameData/Squad/Parts/Command/mk1Cockpits/mk1CrewCabin.cfg</text:p>
          </table:table-cell>
          <table:table-cell table:style-name="ce26" office:value-type="float" office:value="550" calcext:value-type="float">
            <text:p>550</text:p>
          </table:table-cell>
          <table:table-cell table:style-name="ce26" office:value-type="string" calcext:value-type="string">
            <text:p>MK1CrewCabin</text:p>
          </table:table-cell>
          <table:table-cell table:style-name="ce26" table:formula="of:=IFERROR(__xludf.dummyfunction(&quot;IF(ISBLANK(B239),&quot;&quot;RESSOURCE&quot;&quot;,REGEXEXTRACT(B239,&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Pod</text:p>
          </table:table-cell>
          <table:table-cell table:style-name="ce37" table:formula="of:=IF(IFERROR(SEARCH(&quot;zDeprecated&quot;;[.B239]));-1;[.F239]*VLOOKUP([.G239];[$'CO$ Methodology Parts'.$A$12:.$E$57];5;1))" office:value-type="float" office:value="14479.89664" calcext:value-type="float">
            <text:p>14479.89664</text:p>
          </table:table-cell>
          <table:table-cell table:style-name="ce40"/>
          <table:table-cell table:number-columns-repeated="1015"/>
        </table:table-row>
        <table:table-row table:style-name="ro1">
          <table:table-cell table:style-name="ce2" office:value-type="string" calcext:value-type="string">
            <text:p>mk1Fuselage.cfg</text:p>
          </table:table-cell>
          <table:table-cell table:style-name="ce23" office:value-type="string" calcext:value-type="string">
            <text:p>/home/oscar/Downloads/Kspaceconnect/ksp/GameData/Squad/Parts/Structural/mk1Parts/mk1Fuselage.cfg</text:p>
          </table:table-cell>
          <table:table-cell table:style-name="ce26" office:value-type="float" office:value="230" calcext:value-type="float">
            <text:p>230</text:p>
          </table:table-cell>
          <table:table-cell table:style-name="ce26" office:value-type="string" calcext:value-type="string">
            <text:p>MK1Fuselage</text:p>
          </table:table-cell>
          <table:table-cell table:style-name="ce26" table:formula="of:=IFERROR(__xludf.dummyfunction(&quot;IF(ISBLANK(B240),&quot;&quot;RESSOURCE&quot;&quot;,REGEXEXTRACT(B240,&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Structural</text:p>
          </table:table-cell>
          <table:table-cell table:style-name="ce37" table:formula="of:=IF(IFERROR(SEARCH(&quot;zDeprecated&quot;;[.B240]));-1;[.F240]*VLOOKUP([.G240];[$'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mk1Structural.cfg</text:p>
          </table:table-cell>
          <table:table-cell table:style-name="ce23" office:value-type="string" calcext:value-type="string">
            <text:p>/home/oscar/Downloads/Kspaceconnect/ksp/GameData/Squad/Parts/Structural/mk1Parts/mk1Structural.cfg</text:p>
          </table:table-cell>
          <table:table-cell table:style-name="ce26" office:value-type="float" office:value="380" calcext:value-type="float">
            <text:p>380</text:p>
          </table:table-cell>
          <table:table-cell table:style-name="ce26" office:value-type="string" calcext:value-type="string">
            <text:p>Mk1FuselageStructural</text:p>
          </table:table-cell>
          <table:table-cell table:style-name="ce26" table:formula="of:=IFERROR(__xludf.dummyfunction(&quot;IF(ISBLANK(B241),&quot;&quot;RESSOURCE&quot;&quot;,REGEXEXTRACT(B24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241]));-1;[.F241]*VLOOKUP([.G241];[$'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mk1FuselageIntake.cfg</text:p>
          </table:table-cell>
          <table:table-cell table:style-name="ce23" office:value-type="string" calcext:value-type="string">
            <text:p>/home/oscar/Downloads/Kspaceconnect/ksp/GameData/Squad/Parts/Structural/mk1Parts/mk1FuselageIntake.cfg</text:p>
          </table:table-cell>
          <table:table-cell table:style-name="ce26" office:value-type="float" office:value="560" calcext:value-type="float">
            <text:p>560</text:p>
          </table:table-cell>
          <table:table-cell table:style-name="ce26" office:value-type="string" calcext:value-type="string">
            <text:p>MK1IntakeFuselage</text:p>
          </table:table-cell>
          <table:table-cell table:style-name="ce26" table:formula="of:=IFERROR(__xludf.dummyfunction(&quot;IF(ISBLANK(B242),&quot;&quot;RESSOURCE&quot;&quot;,REGEXEXTRACT(B242,&quot;&quot;GameData/(\w+)&quot;&quot;))&quot;);&quot;Squad&quot;)" office:value-type="string" office:string-value="Squad" calcext:value-type="string">
            <text:p>Squad</text:p>
          </table:table-cell>
          <table:table-cell table:style-name="ce30" office:value-type="float" office:value="0.17" calcext:value-type="float">
            <text:p>0.17</text:p>
          </table:table-cell>
          <table:table-cell table:style-name="ce34" table:content-validation-name="val1" office:value-type="string" calcext:value-type="string">
            <text:p>Intake</text:p>
          </table:table-cell>
          <table:table-cell table:style-name="ce37" table:formula="of:=IF(IFERROR(SEARCH(&quot;zDeprecated&quot;;[.B242]));-1;[.F242]*VLOOKUP([.G242];[$'CO$ Methodology Parts'.$A$12:.$E$57];5;1))" office:value-type="float" office:value="1516.825" calcext:value-type="float">
            <text:p>1516.825</text:p>
          </table:table-cell>
          <table:table-cell table:style-name="ce40"/>
          <table:table-cell table:number-columns-repeated="1015"/>
        </table:table-row>
        <table:table-row table:style-name="ro1">
          <table:table-cell table:style-name="ce2" office:value-type="string" calcext:value-type="string">
            <text:p>mk1Pod.cfg</text:p>
          </table:table-cell>
          <table:table-cell table:style-name="ce23" office:value-type="string" calcext:value-type="string">
            <text:p>/home/oscar/Downloads/Kspaceconnect/ksp/GameData/Squad/zDeprecated/Parts/Command/mk1pod_v1/mk1Pod.cfg</text:p>
          </table:table-cell>
          <table:table-cell table:style-name="ce26" office:value-type="float" office:value="588" calcext:value-type="float">
            <text:p>588</text:p>
          </table:table-cell>
          <table:table-cell table:style-name="ce26" office:value-type="string" calcext:value-type="string">
            <text:p>mk1pod</text:p>
          </table:table-cell>
          <table:table-cell table:style-name="ce26" table:formula="of:=IFERROR(__xludf.dummyfunction(&quot;IF(ISBLANK(B243),&quot;&quot;RESSOURCE&quot;&quot;,REGEXEXTRACT(B243,&quot;&quot;GameData/(\w+)&quot;&quot;))&quot;);&quot;Squad&quot;)" office:value-type="string" office:string-value="Squad" calcext:value-type="string">
            <text:p>Squad</text:p>
          </table:table-cell>
          <table:table-cell table:style-name="ce30" office:value-type="float" office:value="0.8" calcext:value-type="float">
            <text:p>0.8</text:p>
          </table:table-cell>
          <table:table-cell table:style-name="ce34" table:content-validation-name="val1" office:value-type="string" calcext:value-type="string">
            <text:p>Pod</text:p>
          </table:table-cell>
          <table:table-cell table:style-name="ce37" table:formula="of:=IF(IFERROR(SEARCH(&quot;zDeprecated&quot;;[.B243]));-1;[.F243]*VLOOKUP([.G24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mk1Pod_v2.cfg</text:p>
          </table:table-cell>
          <table:table-cell table:style-name="ce23" office:value-type="string" calcext:value-type="string">
            <text:p>/home/oscar/Downloads/Kspaceconnect/ksp/GameData/Squad/Parts/Command/mk1pod_v2/mk1Pod_v2.cfg</text:p>
          </table:table-cell>
          <table:table-cell table:style-name="ce26" office:value-type="float" office:value="588" calcext:value-type="float">
            <text:p>588</text:p>
          </table:table-cell>
          <table:table-cell table:style-name="ce26" office:value-type="string" calcext:value-type="string">
            <text:p>mk1pod_v2</text:p>
          </table:table-cell>
          <table:table-cell table:style-name="ce26" table:formula="of:=IFERROR(__xludf.dummyfunction(&quot;IF(ISBLANK(B244),&quot;&quot;RESSOURCE&quot;&quot;,REGEXEXTRACT(B244,&quot;&quot;GameData/(\w+)&quot;&quot;))&quot;);&quot;Squad&quot;)" office:value-type="string" office:string-value="Squad" calcext:value-type="string">
            <text:p>Squad</text:p>
          </table:table-cell>
          <table:table-cell table:style-name="ce30" office:value-type="float" office:value="0.8" calcext:value-type="float">
            <text:p>0.8</text:p>
          </table:table-cell>
          <table:table-cell table:style-name="ce34" table:content-validation-name="val1" office:value-type="string" calcext:value-type="string">
            <text:p>Pod</text:p>
          </table:table-cell>
          <table:table-cell table:style-name="ce37" table:formula="of:=IF(IFERROR(SEARCH(&quot;zDeprecated&quot;;[.B244]));-1;[.F244]*VLOOKUP([.G244];[$'CO$ Methodology Parts'.$A$12:.$E$57];5;1))" office:value-type="float" office:value="11583.91731" calcext:value-type="float">
            <text:p>11583.91731</text:p>
          </table:table-cell>
          <table:table-cell table:style-name="ce40"/>
          <table:table-cell table:number-columns-repeated="1015"/>
        </table:table-row>
        <table:table-row table:style-name="ro1">
          <table:table-cell table:style-name="ce2" office:value-type="string" calcext:value-type="string">
            <text:p>long.cfg</text:p>
          </table:table-cell>
          <table:table-cell table:style-name="ce23" office:value-type="string" calcext:value-type="string">
            <text:p>/home/oscar/Downloads/Kspaceconnect/ksp/GameData/Squad/Parts/FuelTank/mk2Adapters/long.cfg</text:p>
          </table:table-cell>
          <table:table-cell table:style-name="ce26" office:value-type="float" office:value="682.8" calcext:value-type="float">
            <text:p>682.8</text:p>
          </table:table-cell>
          <table:table-cell table:style-name="ce26" office:value-type="string" calcext:value-type="string">
            <text:p>mk2_1m_AdapterLong</text:p>
          </table:table-cell>
          <table:table-cell table:style-name="ce26" table:formula="of:=IFERROR(__xludf.dummyfunction(&quot;IF(ISBLANK(B245),&quot;&quot;RESSOURCE&quot;&quot;,REGEXEXTRACT(B245,&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245]));-1;[.F245]*VLOOKUP([.G245];[$'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bicoupler.cfg</text:p>
          </table:table-cell>
          <table:table-cell table:style-name="ce23" office:value-type="string" calcext:value-type="string">
            <text:p>/home/oscar/Downloads/Kspaceconnect/ksp/GameData/Squad/Parts/FuelTank/mk2Adapters/bicoupler.cfg</text:p>
          </table:table-cell>
          <table:table-cell table:style-name="ce26" office:value-type="float" office:value="676.4" calcext:value-type="float">
            <text:p>676.4</text:p>
          </table:table-cell>
          <table:table-cell table:style-name="ce26" office:value-type="string" calcext:value-type="string">
            <text:p>mk2_1m_Bicoupler</text:p>
          </table:table-cell>
          <table:table-cell table:style-name="ce26" table:formula="of:=IFERROR(__xludf.dummyfunction(&quot;IF(ISBLANK(B246),&quot;&quot;RESSOURCE&quot;&quot;,REGEXEXTRACT(B246,&quot;&quot;GameData/(\w+)&quot;&quot;))&quot;);&quot;Squad&quot;)" office:value-type="string" office:string-value="Squad" calcext:value-type="string">
            <text:p>Squad</text:p>
          </table:table-cell>
          <table:table-cell table:style-name="ce30" office:value-type="float" office:value="0.29" calcext:value-type="float">
            <text:p>0.29</text:p>
          </table:table-cell>
          <table:table-cell table:style-name="ce34" table:content-validation-name="val1" office:value-type="string" calcext:value-type="string">
            <text:p>Structural</text:p>
          </table:table-cell>
          <table:table-cell table:style-name="ce37" table:formula="of:=IF(IFERROR(SEARCH(&quot;zDeprecated&quot;;[.B246]));-1;[.F246]*VLOOKUP([.G246];[$'CO$ Methodology Parts'.$A$12:.$E$57];5;1))" office:value-type="float" office:value="603.2" calcext:value-type="float">
            <text:p>603.2</text:p>
          </table:table-cell>
          <table:table-cell table:style-name="ce40"/>
          <table:table-cell table:number-columns-repeated="1015"/>
        </table:table-row>
        <table:table-row table:style-name="ro1">
          <table:table-cell table:style-name="ce2" office:value-type="string" calcext:value-type="string">
            <text:p>BayL.cfg</text:p>
          </table:table-cell>
          <table:table-cell table:style-name="ce23" office:value-type="string" calcext:value-type="string">
            <text:p>/home/oscar/Downloads/Kspaceconnect/ksp/GameData/Squad/Parts/Utility/mk2CargoBay/BayL.cfg</text:p>
          </table:table-cell>
          <table:table-cell table:style-name="ce26" office:value-type="float" office:value="500" calcext:value-type="float">
            <text:p>500</text:p>
          </table:table-cell>
          <table:table-cell table:style-name="ce26" office:value-type="string" calcext:value-type="string">
            <text:p>mk2CargoBayL</text:p>
          </table:table-cell>
          <table:table-cell table:style-name="ce26" table:formula="of:=IFERROR(__xludf.dummyfunction(&quot;IF(ISBLANK(B247),&quot;&quot;RESSOURCE&quot;&quot;,REGEXEXTRACT(B247,&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Service Bay</text:p>
          </table:table-cell>
          <table:table-cell table:style-name="ce37" table:formula="of:=IF(IFERROR(SEARCH(&quot;zDeprecated&quot;;[.B247]));-1;[.F247]*VLOOKUP([.G247];[$'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BayS.cfg</text:p>
          </table:table-cell>
          <table:table-cell table:style-name="ce23" office:value-type="string" calcext:value-type="string">
            <text:p>/home/oscar/Downloads/Kspaceconnect/ksp/GameData/Squad/Parts/Utility/mk2CargoBay/BayS.cfg</text:p>
          </table:table-cell>
          <table:table-cell table:style-name="ce26" office:value-type="float" office:value="320" calcext:value-type="float">
            <text:p>320</text:p>
          </table:table-cell>
          <table:table-cell table:style-name="ce26" office:value-type="string" calcext:value-type="string">
            <text:p>mk2CargoBayS</text:p>
          </table:table-cell>
          <table:table-cell table:style-name="ce26" table:formula="of:=IFERROR(__xludf.dummyfunction(&quot;IF(ISBLANK(B248),&quot;&quot;RESSOURCE&quot;&quot;,REGEXEXTRACT(B248,&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Service Bay</text:p>
          </table:table-cell>
          <table:table-cell table:style-name="ce37" table:formula="of:=IF(IFERROR(SEARCH(&quot;zDeprecated&quot;;[.B248]));-1;[.F248]*VLOOKUP([.G248];[$'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mk2CockpitInline.cfg</text:p>
          </table:table-cell>
          <table:table-cell table:style-name="ce23" office:value-type="string" calcext:value-type="string">
            <text:p>/home/oscar/Downloads/Kspaceconnect/ksp/GameData/Squad/Parts/Command/mk2CockpitInline/mk2CockpitInline.cfg</text:p>
          </table:table-cell>
          <table:table-cell table:style-name="ce26" office:value-type="float" office:value="3470" calcext:value-type="float">
            <text:p>3470</text:p>
          </table:table-cell>
          <table:table-cell table:style-name="ce26" office:value-type="string" calcext:value-type="string">
            <text:p>mk2Cockpit_Inline</text:p>
          </table:table-cell>
          <table:table-cell table:style-name="ce26" table:formula="of:=IFERROR(__xludf.dummyfunction(&quot;IF(ISBLANK(B249),&quot;&quot;RESSOURCE&quot;&quot;,REGEXEXTRACT(B249,&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Pod</text:p>
          </table:table-cell>
          <table:table-cell table:style-name="ce37" table:formula="of:=IF(IFERROR(SEARCH(&quot;zDeprecated&quot;;[.B249]));-1;[.F249]*VLOOKUP([.G249];[$'CO$ Methodology Parts'.$A$12:.$E$57];5;1))" office:value-type="float" office:value="28959.79328" calcext:value-type="float">
            <text:p>28959.79328</text:p>
          </table:table-cell>
          <table:table-cell table:style-name="ce40"/>
          <table:table-cell table:number-columns-repeated="1015"/>
        </table:table-row>
        <table:table-row table:style-name="ro1">
          <table:table-cell table:style-name="ce2" office:value-type="string" calcext:value-type="string">
            <text:p>mk2CockpitStandard.cfg</text:p>
          </table:table-cell>
          <table:table-cell table:style-name="ce23" office:value-type="string" calcext:value-type="string">
            <text:p>/home/oscar/Downloads/Kspaceconnect/ksp/GameData/Squad/Parts/Command/mk2CockpitStandard/mk2CockpitStandard.cfg</text:p>
          </table:table-cell>
          <table:table-cell table:style-name="ce26" office:value-type="float" office:value="3482" calcext:value-type="float">
            <text:p>3482</text:p>
          </table:table-cell>
          <table:table-cell table:style-name="ce26" office:value-type="string" calcext:value-type="string">
            <text:p>mk2Cockpit_Standard</text:p>
          </table:table-cell>
          <table:table-cell table:style-name="ce26" table:formula="of:=IFERROR(__xludf.dummyfunction(&quot;IF(ISBLANK(B250),&quot;&quot;RESSOURCE&quot;&quot;,REGEXEXTRACT(B250,&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Pod</text:p>
          </table:table-cell>
          <table:table-cell table:style-name="ce37" table:formula="of:=IF(IFERROR(SEARCH(&quot;zDeprecated&quot;;[.B250]));-1;[.F250]*VLOOKUP([.G250];[$'CO$ Methodology Parts'.$A$12:.$E$57];5;1))" office:value-type="float" office:value="28959.79328" calcext:value-type="float">
            <text:p>28959.79328</text:p>
          </table:table-cell>
          <table:table-cell table:style-name="ce40"/>
          <table:table-cell table:number-columns-repeated="1015"/>
        </table:table-row>
        <table:table-row table:style-name="ro1">
          <table:table-cell table:style-name="ce2" office:value-type="string" calcext:value-type="string">
            <text:p>mk2CrewCabin.cfg</text:p>
          </table:table-cell>
          <table:table-cell table:style-name="ce23" office:value-type="string" calcext:value-type="string">
            <text:p>/home/oscar/Downloads/Kspaceconnect/ksp/GameData/Squad/Parts/Utility/mk2CrewCabin/mk2CrewCabin.cfg</text:p>
          </table:table-cell>
          <table:table-cell table:style-name="ce26" office:value-type="float" office:value="4200" calcext:value-type="float">
            <text:p>4200</text:p>
          </table:table-cell>
          <table:table-cell table:style-name="ce26" office:value-type="string" calcext:value-type="string">
            <text:p>mk2CrewCabin</text:p>
          </table:table-cell>
          <table:table-cell table:style-name="ce26" table:formula="of:=IFERROR(__xludf.dummyfunction(&quot;IF(ISBLANK(B251),&quot;&quot;RESSOURCE&quot;&quot;,REGEXEXTRACT(B251,&quot;&quot;GameData/(\w+)&quot;&quot;))&quot;);&quot;Squad&quot;)" office:value-type="string" office:string-value="Squad" calcext:value-type="string">
            <text:p>Squad</text:p>
          </table:table-cell>
          <table:table-cell table:style-name="ce30" office:value-type="float" office:value="2.03" calcext:value-type="float">
            <text:p>2.03</text:p>
          </table:table-cell>
          <table:table-cell table:style-name="ce34" table:content-validation-name="val1" office:value-type="string" calcext:value-type="string">
            <text:p>Pod</text:p>
          </table:table-cell>
          <table:table-cell table:style-name="ce37" table:formula="of:=IF(IFERROR(SEARCH(&quot;zDeprecated&quot;;[.B251]));-1;[.F251]*VLOOKUP([.G251];[$'CO$ Methodology Parts'.$A$12:.$E$57];5;1))" office:value-type="float" office:value="29394.19018" calcext:value-type="float">
            <text:p>29394.19018</text:p>
          </table:table-cell>
          <table:table-cell table:style-name="ce40"/>
          <table:table-cell table:number-columns-repeated="1015"/>
        </table:table-row>
        <table:table-row table:style-name="ro1">
          <table:table-cell table:style-name="ce2" office:value-type="string" calcext:value-type="string">
            <text:p>mk2DockingPort.cfg</text:p>
          </table:table-cell>
          <table:table-cell table:style-name="ce23" office:value-type="string" calcext:value-type="string">
            <text:p>/home/oscar/Downloads/Kspaceconnect/ksp/GameData/Squad/Parts/Utility/mk2DockingPort/mk2DockingPort.cfg</text:p>
          </table:table-cell>
          <table:table-cell table:style-name="ce26" office:value-type="float" office:value="760" calcext:value-type="float">
            <text:p>760</text:p>
          </table:table-cell>
          <table:table-cell table:style-name="ce26" office:value-type="string" calcext:value-type="string">
            <text:p>mk2DockingPort</text:p>
          </table:table-cell>
          <table:table-cell table:style-name="ce26" table:formula="of:=IFERROR(__xludf.dummyfunction(&quot;IF(ISBLANK(B252),&quot;&quot;RESSOURCE&quot;&quot;,REGEXEXTRACT(B252,&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Docking port</text:p>
          </table:table-cell>
          <table:table-cell table:style-name="ce37" table:formula="of:=IF(IFERROR(SEARCH(&quot;zDeprecated&quot;;[.B252]));-1;[.F252]*VLOOKUP([.G252];[$'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mk2DockingPort.cfg</text:p>
          </table:table-cell>
          <table:table-cell table:style-name="ce23" office:value-type="string" calcext:value-type="string">
            <text:p>/home/oscar/Downloads/Kspaceconnect/ksp/GameData/Squad/zDeprecated/Parts/Utility/mk2DockingPort_v1/mk2DockingPort.cfg</text:p>
          </table:table-cell>
          <table:table-cell table:style-name="ce26" office:value-type="float" office:value="760" calcext:value-type="float">
            <text:p>760</text:p>
          </table:table-cell>
          <table:table-cell table:style-name="ce26" office:value-type="string" calcext:value-type="string">
            <text:p>mk2DockingPort</text:p>
          </table:table-cell>
          <table:table-cell table:style-name="ce26" table:formula="of:=IFERROR(__xludf.dummyfunction(&quot;IF(ISBLANK(B253),&quot;&quot;RESSOURCE&quot;&quot;,REGEXEXTRACT(B253,&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Probe</text:p>
          </table:table-cell>
          <table:table-cell table:style-name="ce37" table:formula="of:=IF(IFERROR(SEARCH(&quot;zDeprecated&quot;;[.B253]));-1;[.F253]*VLOOKUP([.G25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mk2Dronecore.cfg</text:p>
          </table:table-cell>
          <table:table-cell table:style-name="ce23" office:value-type="string" calcext:value-type="string">
            <text:p>/home/oscar/Downloads/Kspaceconnect/ksp/GameData/Squad/Parts/Command/mk2DroneCore/mk2Dronecore.cfg</text:p>
          </table:table-cell>
          <table:table-cell table:style-name="ce26" office:value-type="float" office:value="2700" calcext:value-type="float">
            <text:p>2700</text:p>
          </table:table-cell>
          <table:table-cell table:style-name="ce26" office:value-type="string" calcext:value-type="string">
            <text:p>mk2DroneCore</text:p>
          </table:table-cell>
          <table:table-cell table:style-name="ce26" table:formula="of:=IFERROR(__xludf.dummyfunction(&quot;IF(ISBLANK(B254),&quot;&quot;RESSOURCE&quot;&quot;,REGEXEXTRACT(B254,&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Probe</text:p>
          </table:table-cell>
          <table:table-cell table:style-name="ce37" table:formula="of:=IF(IFERROR(SEARCH(&quot;zDeprecated&quot;;[.B254]));-1;[.F254]*VLOOKUP([.G254];[$'CO$ Methodology Parts'.$A$12:.$E$57];5;1))" office:value-type="float" office:value="10335.91731" calcext:value-type="float">
            <text:p>10335.91731</text:p>
          </table:table-cell>
          <table:table-cell table:style-name="ce40"/>
          <table:table-cell table:number-columns-repeated="1015"/>
        </table:table-row>
        <table:table-row table:style-name="ro1">
          <table:table-cell table:style-name="ce2" office:value-type="string" calcext:value-type="string">
            <text:p>L_long.cfg</text:p>
          </table:table-cell>
          <table:table-cell table:style-name="ce23" office:value-type="string" calcext:value-type="string">
            <text:p>/home/oscar/Downloads/Kspaceconnect/ksp/GameData/Squad/Parts/FuelTank/mk2FuselageLong/L_long.cfg</text:p>
          </table:table-cell>
          <table:table-cell table:style-name="ce26" office:value-type="float" office:value="810" calcext:value-type="float">
            <text:p>810</text:p>
          </table:table-cell>
          <table:table-cell table:style-name="ce26" office:value-type="string" calcext:value-type="string">
            <text:p>mk2Fuselage</text:p>
          </table:table-cell>
          <table:table-cell table:style-name="ce26" table:formula="of:=IFERROR(__xludf.dummyfunction(&quot;IF(ISBLANK(B255),&quot;&quot;RESSOURCE&quot;&quot;,REGEXEXTRACT(B255,&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255]));-1;[.F255]*VLOOKUP([.G255];[$'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LFO_long.cfg</text:p>
          </table:table-cell>
          <table:table-cell table:style-name="ce23" office:value-type="string" calcext:value-type="string">
            <text:p>/home/oscar/Downloads/Kspaceconnect/ksp/GameData/Squad/Parts/FuelTank/mk2FuselageLong/LFO_long.cfg</text:p>
          </table:table-cell>
          <table:table-cell table:style-name="ce26" office:value-type="float" office:value="1082.8" calcext:value-type="float">
            <text:p>1082.8</text:p>
          </table:table-cell>
          <table:table-cell table:style-name="ce26" office:value-type="string" calcext:value-type="string">
            <text:p>mk2FuselageLongLFO</text:p>
          </table:table-cell>
          <table:table-cell table:style-name="ce26" table:formula="of:=IFERROR(__xludf.dummyfunction(&quot;IF(ISBLANK(B256),&quot;&quot;RESSOURCE&quot;&quot;,REGEXEXTRACT(B256,&quot;&quot;GameData/(\w+)&quot;&quot;))&quot;);&quot;Squad&quot;)" office:value-type="string" office:string-value="Squad" calcext:value-type="string">
            <text:p>Squad</text:p>
          </table:table-cell>
          <table:table-cell table:style-name="ce30" office:value-type="float" office:value="0.57" calcext:value-type="float">
            <text:p>0.57</text:p>
          </table:table-cell>
          <table:table-cell table:style-name="ce34" table:content-validation-name="val1" office:value-type="string" calcext:value-type="string">
            <text:p>Tank</text:p>
          </table:table-cell>
          <table:table-cell table:style-name="ce37" table:formula="of:=IF(IFERROR(SEARCH(&quot;zDeprecated&quot;;[.B256]));-1;[.F256]*VLOOKUP([.G256];[$'CO$ Methodology Parts'.$A$12:.$E$57];5;1))" office:value-type="float" office:value="1185.6" calcext:value-type="float">
            <text:p>1185.6</text:p>
          </table:table-cell>
          <table:table-cell table:style-name="ce40"/>
          <table:table-cell table:number-columns-repeated="1015"/>
        </table:table-row>
        <table:table-row table:style-name="ro1">
          <table:table-cell table:style-name="ce2" office:value-type="string" calcext:value-type="string">
            <text:p>LFO_short.cfg</text:p>
          </table:table-cell>
          <table:table-cell table:style-name="ce23" office:value-type="string" calcext:value-type="string">
            <text:p>/home/oscar/Downloads/Kspaceconnect/ksp/GameData/Squad/Parts/FuelTank/mk2FuselageShort/LFO_short.cfg</text:p>
          </table:table-cell>
          <table:table-cell table:style-name="ce26" office:value-type="float" office:value="566.4" calcext:value-type="float">
            <text:p>566.4</text:p>
          </table:table-cell>
          <table:table-cell table:style-name="ce26" office:value-type="string" calcext:value-type="string">
            <text:p>mk2FuselageShortLFO</text:p>
          </table:table-cell>
          <table:table-cell table:style-name="ce26" table:formula="of:=IFERROR(__xludf.dummyfunction(&quot;IF(ISBLANK(B257),&quot;&quot;RESSOURCE&quot;&quot;,REGEXEXTRACT(B257,&quot;&quot;GameData/(\w+)&quot;&quot;))&quot;);&quot;Squad&quot;)" office:value-type="string" office:string-value="Squad" calcext:value-type="string">
            <text:p>Squad</text:p>
          </table:table-cell>
          <table:table-cell table:style-name="ce30" office:value-type="float" office:value="0.29" calcext:value-type="float">
            <text:p>0.29</text:p>
          </table:table-cell>
          <table:table-cell table:style-name="ce34" table:content-validation-name="val1" office:value-type="string" calcext:value-type="string">
            <text:p>Tank</text:p>
          </table:table-cell>
          <table:table-cell table:style-name="ce37" table:formula="of:=IF(IFERROR(SEARCH(&quot;zDeprecated&quot;;[.B257]));-1;[.F257]*VLOOKUP([.G257];[$'CO$ Methodology Parts'.$A$12:.$E$57];5;1))" office:value-type="float" office:value="603.2" calcext:value-type="float">
            <text:p>603.2</text:p>
          </table:table-cell>
          <table:table-cell table:style-name="ce40"/>
          <table:table-cell table:number-columns-repeated="1015"/>
        </table:table-row>
        <table:table-row table:style-name="ro1">
          <table:table-cell table:style-name="ce2" office:value-type="string" calcext:value-type="string">
            <text:p>L_short.cfg</text:p>
          </table:table-cell>
          <table:table-cell table:style-name="ce23" office:value-type="string" calcext:value-type="string">
            <text:p>/home/oscar/Downloads/Kspaceconnect/ksp/GameData/Squad/Parts/FuelTank/mk2FuselageShort/L_short.cfg</text:p>
          </table:table-cell>
          <table:table-cell table:style-name="ce26" office:value-type="float" office:value="430" calcext:value-type="float">
            <text:p>430</text:p>
          </table:table-cell>
          <table:table-cell table:style-name="ce26" office:value-type="string" calcext:value-type="string">
            <text:p>mk2FuselageShortLiquid</text:p>
          </table:table-cell>
          <table:table-cell table:style-name="ce26" table:formula="of:=IFERROR(__xludf.dummyfunction(&quot;IF(ISBLANK(B258),&quot;&quot;RESSOURCE&quot;&quot;,REGEXEXTRACT(B258,&quot;&quot;GameData/(\w+)&quot;&quot;))&quot;);&quot;Squad&quot;)" office:value-type="string" office:string-value="Squad" calcext:value-type="string">
            <text:p>Squad</text:p>
          </table:table-cell>
          <table:table-cell table:style-name="ce30" office:value-type="float" office:value="0.29" calcext:value-type="float">
            <text:p>0.29</text:p>
          </table:table-cell>
          <table:table-cell table:style-name="ce34" table:content-validation-name="val1" office:value-type="string" calcext:value-type="string">
            <text:p>Tank</text:p>
          </table:table-cell>
          <table:table-cell table:style-name="ce37" table:formula="of:=IF(IFERROR(SEARCH(&quot;zDeprecated&quot;;[.B258]));-1;[.F258]*VLOOKUP([.G258];[$'CO$ Methodology Parts'.$A$12:.$E$57];5;1))" office:value-type="float" office:value="603.2" calcext:value-type="float">
            <text:p>603.2</text:p>
          </table:table-cell>
          <table:table-cell table:style-name="ce40"/>
          <table:table-cell table:number-columns-repeated="1015"/>
        </table:table-row>
        <table:table-row table:style-name="ro1">
          <table:table-cell table:style-name="ce2" office:value-type="string" calcext:value-type="string">
            <text:p>Mono_short.cfg</text:p>
          </table:table-cell>
          <table:table-cell table:style-name="ce23" office:value-type="string" calcext:value-type="string">
            <text:p>/home/oscar/Downloads/Kspaceconnect/ksp/GameData/Squad/Parts/FuelTank/mk2FuselageShort/Mono_short.cfg</text:p>
          </table:table-cell>
          <table:table-cell table:style-name="ce26" office:value-type="float" office:value="270" calcext:value-type="float">
            <text:p>270</text:p>
          </table:table-cell>
          <table:table-cell table:style-name="ce26" office:value-type="string" calcext:value-type="string">
            <text:p>mk2FuselageShortMono</text:p>
          </table:table-cell>
          <table:table-cell table:style-name="ce26" table:formula="of:=IFERROR(__xludf.dummyfunction(&quot;IF(ISBLANK(B259),&quot;&quot;RESSOURCE&quot;&quot;,REGEXEXTRACT(B259,&quot;&quot;GameData/(\w+)&quot;&quot;))&quot;);&quot;Squad&quot;)" office:value-type="string" office:string-value="Squad" calcext:value-type="string">
            <text:p>Squad</text:p>
          </table:table-cell>
          <table:table-cell table:style-name="ce30" office:value-type="float" office:value="0.29" calcext:value-type="float">
            <text:p>0.29</text:p>
          </table:table-cell>
          <table:table-cell table:style-name="ce34" table:content-validation-name="val1" office:value-type="string" calcext:value-type="string">
            <text:p>Tank</text:p>
          </table:table-cell>
          <table:table-cell table:style-name="ce37" table:formula="of:=IF(IFERROR(SEARCH(&quot;zDeprecated&quot;;[.B259]));-1;[.F259]*VLOOKUP([.G259];[$'CO$ Methodology Parts'.$A$12:.$E$57];5;1))" office:value-type="float" office:value="603.2" calcext:value-type="float">
            <text:p>603.2</text:p>
          </table:table-cell>
          <table:table-cell table:style-name="ce40"/>
          <table:table-cell table:number-columns-repeated="1015"/>
        </table:table-row>
        <table:table-row table:style-name="ro1">
          <table:table-cell table:style-name="ce2" office:value-type="string" calcext:value-type="string">
            <text:p>mk2LanderCan.cfg</text:p>
          </table:table-cell>
          <table:table-cell table:style-name="ce23" office:value-type="string" calcext:value-type="string">
            <text:p>/home/oscar/Downloads/Kspaceconnect/ksp/GameData/Squad/Parts/Command/mk2LanderCan/mk2LanderCan.cfg</text:p>
          </table:table-cell>
          <table:table-cell table:style-name="ce26" office:value-type="float" office:value="3202" calcext:value-type="float">
            <text:p>3202</text:p>
          </table:table-cell>
          <table:table-cell table:style-name="ce26" office:value-type="string" calcext:value-type="string">
            <text:p>mk2LanderCabin</text:p>
          </table:table-cell>
          <table:table-cell table:style-name="ce26" table:formula="of:=IFERROR(__xludf.dummyfunction(&quot;IF(ISBLANK(B260),&quot;&quot;RESSOURCE&quot;&quot;,REGEXEXTRACT(B260,&quot;&quot;GameData/(\w+)&quot;&quot;))&quot;);&quot;Squad&quot;)" office:value-type="string" office:string-value="Squad" calcext:value-type="string">
            <text:p>Squad</text:p>
          </table:table-cell>
          <table:table-cell table:style-name="ce30" office:value-type="float" office:value="2.5" calcext:value-type="float">
            <text:p>2.5</text:p>
          </table:table-cell>
          <table:table-cell table:style-name="ce34" table:content-validation-name="val1" office:value-type="string" calcext:value-type="string">
            <text:p>Pod</text:p>
          </table:table-cell>
          <table:table-cell table:style-name="ce37" table:formula="of:=IF(IFERROR(SEARCH(&quot;zDeprecated&quot;;[.B260]));-1;[.F260]*VLOOKUP([.G260];[$'CO$ Methodology Parts'.$A$12:.$E$57];5;1))" office:value-type="float" office:value="36199.7416" calcext:value-type="float">
            <text:p>36199.7416</text:p>
          </table:table-cell>
          <table:table-cell table:style-name="ce40"/>
          <table:table-cell table:number-columns-repeated="1015"/>
        </table:table-row>
        <table:table-row table:style-name="ro1">
          <table:table-cell table:style-name="ce2" office:value-type="string" calcext:value-type="string">
            <text:p>mk2LanderCan_v2.cfg</text:p>
          </table:table-cell>
          <table:table-cell table:style-name="ce23" office:value-type="string" calcext:value-type="string">
            <text:p>/home/oscar/Downloads/Kspaceconnect/ksp/GameData/Squad/Parts/Command/mk2LanderCan_v2/mk2LanderCan_v2.cfg</text:p>
          </table:table-cell>
          <table:table-cell table:style-name="ce26" office:value-type="float" office:value="3202" calcext:value-type="float">
            <text:p>3202</text:p>
          </table:table-cell>
          <table:table-cell table:style-name="ce26" office:value-type="string" calcext:value-type="string">
            <text:p>mk2LanderCabin_v2</text:p>
          </table:table-cell>
          <table:table-cell table:style-name="ce26" table:formula="of:=IFERROR(__xludf.dummyfunction(&quot;IF(ISBLANK(B261),&quot;&quot;RESSOURCE&quot;&quot;,REGEXEXTRACT(B261,&quot;&quot;GameData/(\w+)&quot;&quot;))&quot;);&quot;Squad&quot;)" office:value-type="string" office:string-value="Squad" calcext:value-type="string">
            <text:p>Squad</text:p>
          </table:table-cell>
          <table:table-cell table:style-name="ce30" office:value-type="float" office:value="1.355" calcext:value-type="float">
            <text:p>1.355</text:p>
          </table:table-cell>
          <table:table-cell table:style-name="ce34" table:content-validation-name="val1" office:value-type="string" calcext:value-type="string">
            <text:p>Pod</text:p>
          </table:table-cell>
          <table:table-cell table:style-name="ce37" table:formula="of:=IF(IFERROR(SEARCH(&quot;zDeprecated&quot;;[.B261]));-1;[.F261]*VLOOKUP([.G261];[$'CO$ Methodology Parts'.$A$12:.$E$57];5;1))" office:value-type="float" office:value="19620.25995" calcext:value-type="float">
            <text:p>19620.25995</text:p>
          </table:table-cell>
          <table:table-cell table:style-name="ce40"/>
          <table:table-cell table:number-columns-repeated="1015"/>
        </table:table-row>
        <table:table-row table:style-name="ro1">
          <table:table-cell table:style-name="ce2" office:value-type="string" calcext:value-type="string">
            <text:p>Mk2Pod.cfg</text:p>
          </table:table-cell>
          <table:table-cell table:style-name="ce23" office:value-type="string" calcext:value-type="string">
            <text:p>/home/oscar/Downloads/Kspaceconnect/ksp/GameData/SquadExpansion/MakingHistory/Parts/Pods/Mk2Pod.cfg</text:p>
          </table:table-cell>
          <table:table-cell table:style-name="ce26" office:value-type="float" office:value="2800" calcext:value-type="float">
            <text:p>2800</text:p>
          </table:table-cell>
          <table:table-cell table:style-name="ce26" office:value-type="string" calcext:value-type="string">
            <text:p>Mk2Pod</text:p>
          </table:table-cell>
          <table:table-cell table:style-name="ce26" table:formula="of:=IFERROR(__xludf.dummyfunction(&quot;IF(ISBLANK(B262),&quot;&quot;RESSOURCE&quot;&quot;,REGEXEXTRACT(B262,&quot;&quot;GameData/(\w+)&quot;&quot;))&quot;);&quot;SquadExpansion&quot;)" office:value-type="string" office:string-value="SquadExpansion" calcext:value-type="string">
            <text:p>SquadExpansion</text:p>
          </table:table-cell>
          <table:table-cell table:style-name="ce30" office:value-type="float" office:value="1.56" calcext:value-type="float">
            <text:p>1.56</text:p>
          </table:table-cell>
          <table:table-cell table:style-name="ce34" table:content-validation-name="val1" office:value-type="string" calcext:value-type="string">
            <text:p>Pod</text:p>
          </table:table-cell>
          <table:table-cell table:style-name="ce37" table:formula="of:=IF(IFERROR(SEARCH(&quot;zDeprecated&quot;;[.B262]));-1;[.F262]*VLOOKUP([.G262];[$'CO$ Methodology Parts'.$A$12:.$E$57];5;1))" office:value-type="float" office:value="22588.63876" calcext:value-type="float">
            <text:p>22588.63876</text:p>
          </table:table-cell>
          <table:table-cell table:style-name="ce40"/>
          <table:table-cell table:number-columns-repeated="1015"/>
        </table:table-row>
        <table:table-row table:style-name="ro1">
          <table:table-cell table:style-name="ce2" office:value-type="string" calcext:value-type="string">
            <text:p>standard.cfg</text:p>
          </table:table-cell>
          <table:table-cell table:style-name="ce23" office:value-type="string" calcext:value-type="string">
            <text:p>/home/oscar/Downloads/Kspaceconnect/ksp/GameData/Squad/Parts/FuelTank/mk2Adapters/standard.cfg</text:p>
          </table:table-cell>
          <table:table-cell table:style-name="ce26" office:value-type="float" office:value="366.4" calcext:value-type="float">
            <text:p>366.4</text:p>
          </table:table-cell>
          <table:table-cell table:style-name="ce26" office:value-type="string" calcext:value-type="string">
            <text:p>mk2SpacePlaneAdapter</text:p>
          </table:table-cell>
          <table:table-cell table:style-name="ce26" table:formula="of:=IFERROR(__xludf.dummyfunction(&quot;IF(ISBLANK(B263),&quot;&quot;RESSOURCE&quot;&quot;,REGEXEXTRACT(B263,&quot;&quot;GameData/(\w+)&quot;&quot;))&quot;);&quot;Squad&quot;)" office:value-type="string" office:string-value="Squad" calcext:value-type="string">
            <text:p>Squad</text:p>
          </table:table-cell>
          <table:table-cell table:style-name="ce30" office:value-type="float" office:value="0.29" calcext:value-type="float">
            <text:p>0.29</text:p>
          </table:table-cell>
          <table:table-cell table:style-name="ce34" table:content-validation-name="val1" office:value-type="string" calcext:value-type="string">
            <text:p>Tank</text:p>
          </table:table-cell>
          <table:table-cell table:style-name="ce37" table:formula="of:=IF(IFERROR(SEARCH(&quot;zDeprecated&quot;;[.B263]));-1;[.F263]*VLOOKUP([.G263];[$'CO$ Methodology Parts'.$A$12:.$E$57];5;1))" office:value-type="float" office:value="603.2" calcext:value-type="float">
            <text:p>603.2</text:p>
          </table:table-cell>
          <table:table-cell table:style-name="ce40"/>
          <table:table-cell table:number-columns-repeated="1015"/>
        </table:table-row>
        <table:table-row table:style-name="ro1">
          <table:table-cell table:style-name="ce2" office:value-type="string" calcext:value-type="string">
            <text:p>long.cfg</text:p>
          </table:table-cell>
          <table:table-cell table:style-name="ce23" office:value-type="string" calcext:value-type="string">
            <text:p>/home/oscar/Downloads/Kspaceconnect/ksp/GameData/Squad/Parts/Utility/mk3CargoBay/long.cfg</text:p>
          </table:table-cell>
          <table:table-cell table:style-name="ce26" office:value-type="float" office:value="3000" calcext:value-type="float">
            <text:p>3000</text:p>
          </table:table-cell>
          <table:table-cell table:style-name="ce26" office:value-type="string" calcext:value-type="string">
            <text:p>mk3CargoBayL</text:p>
          </table:table-cell>
          <table:table-cell table:style-name="ce26" table:formula="of:=IFERROR(__xludf.dummyfunction(&quot;IF(ISBLANK(B264),&quot;&quot;RESSOURCE&quot;&quot;,REGEXEXTRACT(B264,&quot;&quot;GameData/(\w+)&quot;&quot;))&quot;);&quot;Squad&quot;)" office:value-type="string" office:string-value="Squad" calcext:value-type="string">
            <text:p>Squad</text:p>
          </table:table-cell>
          <table:table-cell table:style-name="ce30" office:value-type="float" office:value="6" calcext:value-type="float">
            <text:p>6</text:p>
          </table:table-cell>
          <table:table-cell table:style-name="ce34" table:content-validation-name="val1" office:value-type="string" calcext:value-type="string">
            <text:p>Service Bay</text:p>
          </table:table-cell>
          <table:table-cell table:style-name="ce37" table:formula="of:=IF(IFERROR(SEARCH(&quot;zDeprecated&quot;;[.B264]));-1;[.F264]*VLOOKUP([.G264];[$'CO$ Methodology Parts'.$A$12:.$E$57];5;1))" office:value-type="float" office:value="12480" calcext:value-type="float">
            <text:p>12480</text:p>
          </table:table-cell>
          <table:table-cell table:style-name="ce40"/>
          <table:table-cell table:number-columns-repeated="1015"/>
        </table:table-row>
        <table:table-row table:style-name="ro1">
          <table:table-cell table:style-name="ce2" office:value-type="string" calcext:value-type="string">
            <text:p>medium.cfg</text:p>
          </table:table-cell>
          <table:table-cell table:style-name="ce23" office:value-type="string" calcext:value-type="string">
            <text:p>/home/oscar/Downloads/Kspaceconnect/ksp/GameData/Squad/Parts/Utility/mk3CargoBay/medium.cfg</text:p>
          </table:table-cell>
          <table:table-cell table:style-name="ce26" office:value-type="float" office:value="1500" calcext:value-type="float">
            <text:p>1500</text:p>
          </table:table-cell>
          <table:table-cell table:style-name="ce26" office:value-type="string" calcext:value-type="string">
            <text:p>mk3CargoBayM</text:p>
          </table:table-cell>
          <table:table-cell table:style-name="ce26" table:formula="of:=IFERROR(__xludf.dummyfunction(&quot;IF(ISBLANK(B265),&quot;&quot;RESSOURCE&quot;&quot;,REGEXEXTRACT(B265,&quot;&quot;GameData/(\w+)&quot;&quot;))&quot;);&quot;Squad&quot;)" office:value-type="string" office:string-value="Squad" calcext:value-type="string">
            <text:p>Squad</text:p>
          </table:table-cell>
          <table:table-cell table:style-name="ce30" office:value-type="float" office:value="3" calcext:value-type="float">
            <text:p>3</text:p>
          </table:table-cell>
          <table:table-cell table:style-name="ce34" table:content-validation-name="val1" office:value-type="string" calcext:value-type="string">
            <text:p>Service Bay</text:p>
          </table:table-cell>
          <table:table-cell table:style-name="ce37" table:formula="of:=IF(IFERROR(SEARCH(&quot;zDeprecated&quot;;[.B265]));-1;[.F265]*VLOOKUP([.G265];[$'CO$ Methodology Parts'.$A$12:.$E$57];5;1))" office:value-type="float" office:value="6240" calcext:value-type="float">
            <text:p>6240</text:p>
          </table:table-cell>
          <table:table-cell table:style-name="ce40"/>
          <table:table-cell table:number-columns-repeated="1015"/>
        </table:table-row>
        <table:table-row table:style-name="ro1">
          <table:table-cell table:style-name="ce2" office:value-type="string" calcext:value-type="string">
            <text:p>short.cfg</text:p>
          </table:table-cell>
          <table:table-cell table:style-name="ce23" office:value-type="string" calcext:value-type="string">
            <text:p>/home/oscar/Downloads/Kspaceconnect/ksp/GameData/Squad/Parts/Utility/mk3CargoBay/short.cfg</text:p>
          </table:table-cell>
          <table:table-cell table:style-name="ce26" office:value-type="float" office:value="750" calcext:value-type="float">
            <text:p>750</text:p>
          </table:table-cell>
          <table:table-cell table:style-name="ce26" office:value-type="string" calcext:value-type="string">
            <text:p>mk3CargoBayS</text:p>
          </table:table-cell>
          <table:table-cell table:style-name="ce26" table:formula="of:=IFERROR(__xludf.dummyfunction(&quot;IF(ISBLANK(B266),&quot;&quot;RESSOURCE&quot;&quot;,REGEXEXTRACT(B266,&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Service Bay</text:p>
          </table:table-cell>
          <table:table-cell table:style-name="ce37" table:formula="of:=IF(IFERROR(SEARCH(&quot;zDeprecated&quot;;[.B266]));-1;[.F266]*VLOOKUP([.G266];[$'CO$ Methodology Parts'.$A$12:.$E$57];5;1))" office:value-type="float" office:value="3120" calcext:value-type="float">
            <text:p>3120</text:p>
          </table:table-cell>
          <table:table-cell table:style-name="ce40"/>
          <table:table-cell table:number-columns-repeated="1015"/>
        </table:table-row>
        <table:table-row table:style-name="ro1">
          <table:table-cell table:style-name="ce2" office:value-type="string" calcext:value-type="string">
            <text:p>ramp.cfg</text:p>
          </table:table-cell>
          <table:table-cell table:style-name="ce23" office:value-type="string" calcext:value-type="string">
            <text:p>/home/oscar/Downloads/Kspaceconnect/ksp/GameData/Squad/Parts/Utility/mk3CargoBay/ramp.cfg</text:p>
          </table:table-cell>
          <table:table-cell table:style-name="ce26" office:value-type="float" office:value="3000" calcext:value-type="float">
            <text:p>3000</text:p>
          </table:table-cell>
          <table:table-cell table:style-name="ce26" office:value-type="string" calcext:value-type="string">
            <text:p>mk3CargoRamp</text:p>
          </table:table-cell>
          <table:table-cell table:style-name="ce26" table:formula="of:=IFERROR(__xludf.dummyfunction(&quot;IF(ISBLANK(B267),&quot;&quot;RESSOURCE&quot;&quot;,REGEXEXTRACT(B267,&quot;&quot;GameData/(\w+)&quot;&quot;))&quot;);&quot;Squad&quot;)" office:value-type="string" office:string-value="Squad" calcext:value-type="string">
            <text:p>Squad</text:p>
          </table:table-cell>
          <table:table-cell table:style-name="ce30" office:value-type="float" office:value="4" calcext:value-type="float">
            <text:p>4</text:p>
          </table:table-cell>
          <table:table-cell table:style-name="ce34" table:content-validation-name="val1" office:value-type="string" calcext:value-type="string">
            <text:p>Service Bay</text:p>
          </table:table-cell>
          <table:table-cell table:style-name="ce37" table:formula="of:=IF(IFERROR(SEARCH(&quot;zDeprecated&quot;;[.B267]));-1;[.F267]*VLOOKUP([.G267];[$'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mk3CockpitShuttle.cfg</text:p>
          </table:table-cell>
          <table:table-cell table:style-name="ce23" office:value-type="string" calcext:value-type="string">
            <text:p>/home/oscar/Downloads/Kspaceconnect/ksp/GameData/Squad/Parts/Command/mk3CockpitShuttle/mk3CockpitShuttle.cfg</text:p>
          </table:table-cell>
          <table:table-cell table:style-name="ce26" office:value-type="float" office:value="9880" calcext:value-type="float">
            <text:p>9880</text:p>
          </table:table-cell>
          <table:table-cell table:style-name="ce26" office:value-type="string" calcext:value-type="string">
            <text:p>mk3Cockpit_Shuttle</text:p>
          </table:table-cell>
          <table:table-cell table:style-name="ce26" table:formula="of:=IFERROR(__xludf.dummyfunction(&quot;IF(ISBLANK(B268),&quot;&quot;RESSOURCE&quot;&quot;,REGEXEXTRACT(B268,&quot;&quot;GameData/(\w+)&quot;&quot;))&quot;);&quot;Squad&quot;)" office:value-type="string" office:string-value="Squad" calcext:value-type="string">
            <text:p>Squad</text:p>
          </table:table-cell>
          <table:table-cell table:style-name="ce30" office:value-type="float" office:value="3.5" calcext:value-type="float">
            <text:p>3.5</text:p>
          </table:table-cell>
          <table:table-cell table:style-name="ce34" table:content-validation-name="val1" office:value-type="string" calcext:value-type="string">
            <text:p>Pod</text:p>
          </table:table-cell>
          <table:table-cell table:style-name="ce37" table:formula="of:=IF(IFERROR(SEARCH(&quot;zDeprecated&quot;;[.B268]));-1;[.F268]*VLOOKUP([.G268];[$'CO$ Methodology Parts'.$A$12:.$E$57];5;1))" office:value-type="float" office:value="50679.63824" calcext:value-type="float">
            <text:p>50679.63824</text:p>
          </table:table-cell>
          <table:table-cell table:style-name="ce40"/>
          <table:table-cell table:number-columns-repeated="1015"/>
        </table:table-row>
        <table:table-row table:style-name="ro1">
          <table:table-cell table:style-name="ce2" office:value-type="string" calcext:value-type="string">
            <text:p>CREW.cfg</text:p>
          </table:table-cell>
          <table:table-cell table:style-name="ce23" office:value-type="string" calcext:value-type="string">
            <text:p>/home/oscar/Downloads/Kspaceconnect/ksp/GameData/Squad/Parts/FuelTank/mk3Fuselage/CREW.cfg</text:p>
          </table:table-cell>
          <table:table-cell table:style-name="ce26" office:value-type="float" office:value="30000" calcext:value-type="float">
            <text:p>30000</text:p>
          </table:table-cell>
          <table:table-cell table:style-name="ce26" office:value-type="string" calcext:value-type="string">
            <text:p>mk3CrewCabin</text:p>
          </table:table-cell>
          <table:table-cell table:style-name="ce26" table:formula="of:=IFERROR(__xludf.dummyfunction(&quot;IF(ISBLANK(B269),&quot;&quot;RESSOURCE&quot;&quot;,REGEXEXTRACT(B269,&quot;&quot;GameData/(\w+)&quot;&quot;))&quot;);&quot;Squad&quot;)" office:value-type="string" office:string-value="Squad" calcext:value-type="string">
            <text:p>Squad</text:p>
          </table:table-cell>
          <table:table-cell table:style-name="ce30" office:value-type="float" office:value="7.9" calcext:value-type="float">
            <text:p>7.9</text:p>
          </table:table-cell>
          <table:table-cell table:style-name="ce34" table:content-validation-name="val1" office:value-type="string" calcext:value-type="string">
            <text:p>Pod</text:p>
          </table:table-cell>
          <table:table-cell table:style-name="ce37" table:formula="of:=IF(IFERROR(SEARCH(&quot;zDeprecated&quot;;[.B269]));-1;[.F269]*VLOOKUP([.G269];[$'CO$ Methodology Parts'.$A$12:.$E$57];5;1))" office:value-type="float" office:value="114391.1835" calcext:value-type="float">
            <text:p>114391.1835</text:p>
          </table:table-cell>
          <table:table-cell table:style-name="ce40"/>
          <table:table-cell table:number-columns-repeated="1015"/>
        </table:table-row>
        <table:table-row table:style-name="ro1">
          <table:table-cell table:style-name="ce2" office:value-type="string" calcext:value-type="string">
            <text:p>LF_100.cfg</text:p>
          </table:table-cell>
          <table:table-cell table:style-name="ce23" office:value-type="string" calcext:value-type="string">
            <text:p>/home/oscar/Downloads/Kspaceconnect/ksp/GameData/Squad/Parts/FuelTank/mk3Fuselage/LF_100.cfg</text:p>
          </table:table-cell>
          <table:table-cell table:style-name="ce26" office:value-type="float" office:value="9200" calcext:value-type="float">
            <text:p>9200</text:p>
          </table:table-cell>
          <table:table-cell table:style-name="ce26" office:value-type="string" calcext:value-type="string">
            <text:p>mk3FuselageLF_100</text:p>
          </table:table-cell>
          <table:table-cell table:style-name="ce26" table:formula="of:=IFERROR(__xludf.dummyfunction(&quot;IF(ISBLANK(B270),&quot;&quot;RESSOURCE&quot;&quot;,REGEXEXTRACT(B270,&quot;&quot;GameData/(\w+)&quot;&quot;))&quot;);&quot;Squad&quot;)" office:value-type="string" office:string-value="Squad" calcext:value-type="string">
            <text:p>Squad</text:p>
          </table:table-cell>
          <table:table-cell table:style-name="ce30" office:value-type="float" office:value="7.14" calcext:value-type="float">
            <text:p>7.14</text:p>
          </table:table-cell>
          <table:table-cell table:style-name="ce34" table:content-validation-name="val1" office:value-type="string" calcext:value-type="string">
            <text:p>Tank</text:p>
          </table:table-cell>
          <table:table-cell table:style-name="ce37" table:formula="of:=IF(IFERROR(SEARCH(&quot;zDeprecated&quot;;[.B270]));-1;[.F270]*VLOOKUP([.G270];[$'CO$ Methodology Parts'.$A$12:.$E$57];5;1))" office:value-type="float" office:value="14851.2" calcext:value-type="float">
            <text:p>14851.2</text:p>
          </table:table-cell>
          <table:table-cell table:style-name="ce40"/>
          <table:table-cell table:number-columns-repeated="1015"/>
        </table:table-row>
        <table:table-row table:style-name="ro1">
          <table:table-cell table:style-name="ce2" office:value-type="string" calcext:value-type="string">
            <text:p>LF_25.cfg</text:p>
          </table:table-cell>
          <table:table-cell table:style-name="ce23" office:value-type="string" calcext:value-type="string">
            <text:p>/home/oscar/Downloads/Kspaceconnect/ksp/GameData/Squad/Parts/FuelTank/mk3Fuselage/LF_25.cfg</text:p>
          </table:table-cell>
          <table:table-cell table:style-name="ce26" office:value-type="float" office:value="2300" calcext:value-type="float">
            <text:p>2300</text:p>
          </table:table-cell>
          <table:table-cell table:style-name="ce26" office:value-type="string" calcext:value-type="string">
            <text:p>mk3FuselageLF_25</text:p>
          </table:table-cell>
          <table:table-cell table:style-name="ce26" table:formula="of:=IFERROR(__xludf.dummyfunction(&quot;IF(ISBLANK(B271),&quot;&quot;RESSOURCE&quot;&quot;,REGEXEXTRACT(B271,&quot;&quot;GameData/(\w+)&quot;&quot;))&quot;);&quot;Squad&quot;)" office:value-type="string" office:string-value="Squad" calcext:value-type="string">
            <text:p>Squad</text:p>
          </table:table-cell>
          <table:table-cell table:style-name="ce30" office:value-type="float" office:value="1.79" calcext:value-type="float">
            <text:p>1.79</text:p>
          </table:table-cell>
          <table:table-cell table:style-name="ce34" table:content-validation-name="val1" office:value-type="string" calcext:value-type="string">
            <text:p>Tank</text:p>
          </table:table-cell>
          <table:table-cell table:style-name="ce37" table:formula="of:=IF(IFERROR(SEARCH(&quot;zDeprecated&quot;;[.B271]));-1;[.F271]*VLOOKUP([.G271];[$'CO$ Methodology Parts'.$A$12:.$E$57];5;1))" office:value-type="float" office:value="3723.2" calcext:value-type="float">
            <text:p>3723.2</text:p>
          </table:table-cell>
          <table:table-cell table:style-name="ce40"/>
          <table:table-cell table:number-columns-repeated="1015"/>
        </table:table-row>
        <table:table-row table:style-name="ro1">
          <table:table-cell table:style-name="ce2" office:value-type="string" calcext:value-type="string">
            <text:p>LF_50.cfg</text:p>
          </table:table-cell>
          <table:table-cell table:style-name="ce23" office:value-type="string" calcext:value-type="string">
            <text:p>/home/oscar/Downloads/Kspaceconnect/ksp/GameData/Squad/Parts/FuelTank/mk3Fuselage/LF_50.cfg</text:p>
          </table:table-cell>
          <table:table-cell table:style-name="ce26" office:value-type="float" office:value="4600" calcext:value-type="float">
            <text:p>4600</text:p>
          </table:table-cell>
          <table:table-cell table:style-name="ce26" office:value-type="string" calcext:value-type="string">
            <text:p>mk3FuselageLF_50</text:p>
          </table:table-cell>
          <table:table-cell table:style-name="ce26" table:formula="of:=IFERROR(__xludf.dummyfunction(&quot;IF(ISBLANK(B272),&quot;&quot;RESSOURCE&quot;&quot;,REGEXEXTRACT(B272,&quot;&quot;GameData/(\w+)&quot;&quot;))&quot;);&quot;Squad&quot;)" office:value-type="string" office:string-value="Squad" calcext:value-type="string">
            <text:p>Squad</text:p>
          </table:table-cell>
          <table:table-cell table:style-name="ce30" office:value-type="float" office:value="3.57" calcext:value-type="float">
            <text:p>3.57</text:p>
          </table:table-cell>
          <table:table-cell table:style-name="ce34" table:content-validation-name="val1" office:value-type="string" calcext:value-type="string">
            <text:p>Tank</text:p>
          </table:table-cell>
          <table:table-cell table:style-name="ce37" table:formula="of:=IF(IFERROR(SEARCH(&quot;zDeprecated&quot;;[.B272]));-1;[.F272]*VLOOKUP([.G272];[$'CO$ Methodology Parts'.$A$12:.$E$57];5;1))" office:value-type="float" office:value="7425.6" calcext:value-type="float">
            <text:p>7425.6</text:p>
          </table:table-cell>
          <table:table-cell table:style-name="ce40"/>
          <table:table-cell table:number-columns-repeated="1015"/>
        </table:table-row>
        <table:table-row table:style-name="ro1">
          <table:table-cell table:style-name="ce2" office:value-type="string" calcext:value-type="string">
            <text:p>LFO_100.cfg</text:p>
          </table:table-cell>
          <table:table-cell table:style-name="ce23" office:value-type="string" calcext:value-type="string">
            <text:p>/home/oscar/Downloads/Kspaceconnect/ksp/GameData/Squad/Parts/FuelTank/mk3Fuselage/LFO_100.cfg</text:p>
          </table:table-cell>
          <table:table-cell table:style-name="ce26" office:value-type="float" office:value="5410" calcext:value-type="float">
            <text:p>5410</text:p>
          </table:table-cell>
          <table:table-cell table:style-name="ce26" office:value-type="string" calcext:value-type="string">
            <text:p>mk3FuselageLFO_100</text:p>
          </table:table-cell>
          <table:table-cell table:style-name="ce26" table:formula="of:=IFERROR(__xludf.dummyfunction(&quot;IF(ISBLANK(B273),&quot;&quot;RESSOURCE&quot;&quot;,REGEXEXTRACT(B273,&quot;&quot;GameData/(\w+)&quot;&quot;))&quot;);&quot;Squad&quot;)" office:value-type="string" office:string-value="Squad" calcext:value-type="string">
            <text:p>Squad</text:p>
          </table:table-cell>
          <table:table-cell table:style-name="ce30" office:value-type="float" office:value="7.14" calcext:value-type="float">
            <text:p>7.14</text:p>
          </table:table-cell>
          <table:table-cell table:style-name="ce34" table:content-validation-name="val1" office:value-type="string" calcext:value-type="string">
            <text:p>Tank</text:p>
          </table:table-cell>
          <table:table-cell table:style-name="ce37" table:formula="of:=IF(IFERROR(SEARCH(&quot;zDeprecated&quot;;[.B273]));-1;[.F273]*VLOOKUP([.G273];[$'CO$ Methodology Parts'.$A$12:.$E$57];5;1))" office:value-type="float" office:value="14851.2" calcext:value-type="float">
            <text:p>14851.2</text:p>
          </table:table-cell>
          <table:table-cell table:style-name="ce40"/>
          <table:table-cell table:number-columns-repeated="1015"/>
        </table:table-row>
        <table:table-row table:style-name="ro1">
          <table:table-cell table:style-name="ce2" office:value-type="string" calcext:value-type="string">
            <text:p>LFO_25.cfg</text:p>
          </table:table-cell>
          <table:table-cell table:style-name="ce23" office:value-type="string" calcext:value-type="string">
            <text:p>/home/oscar/Downloads/Kspaceconnect/ksp/GameData/Squad/Parts/FuelTank/mk3Fuselage/LFO_25.cfg</text:p>
          </table:table-cell>
          <table:table-cell table:style-name="ce26" office:value-type="float" office:value="1352.5" calcext:value-type="float">
            <text:p>1352.5</text:p>
          </table:table-cell>
          <table:table-cell table:style-name="ce26" office:value-type="string" calcext:value-type="string">
            <text:p>mk3FuselageLFO_25</text:p>
          </table:table-cell>
          <table:table-cell table:style-name="ce26" table:formula="of:=IFERROR(__xludf.dummyfunction(&quot;IF(ISBLANK(B274),&quot;&quot;RESSOURCE&quot;&quot;,REGEXEXTRACT(B274,&quot;&quot;GameData/(\w+)&quot;&quot;))&quot;);&quot;Squad&quot;)" office:value-type="string" office:string-value="Squad" calcext:value-type="string">
            <text:p>Squad</text:p>
          </table:table-cell>
          <table:table-cell table:style-name="ce30" office:value-type="float" office:value="1.79" calcext:value-type="float">
            <text:p>1.79</text:p>
          </table:table-cell>
          <table:table-cell table:style-name="ce34" table:content-validation-name="val1" office:value-type="string" calcext:value-type="string">
            <text:p>Tank</text:p>
          </table:table-cell>
          <table:table-cell table:style-name="ce37" table:formula="of:=IF(IFERROR(SEARCH(&quot;zDeprecated&quot;;[.B274]));-1;[.F274]*VLOOKUP([.G274];[$'CO$ Methodology Parts'.$A$12:.$E$57];5;1))" office:value-type="float" office:value="3723.2" calcext:value-type="float">
            <text:p>3723.2</text:p>
          </table:table-cell>
          <table:table-cell table:style-name="ce40"/>
          <table:table-cell table:number-columns-repeated="1015"/>
        </table:table-row>
        <table:table-row table:style-name="ro1">
          <table:table-cell table:style-name="ce2" office:value-type="string" calcext:value-type="string">
            <text:p>LFO_50.cfg</text:p>
          </table:table-cell>
          <table:table-cell table:style-name="ce23" office:value-type="string" calcext:value-type="string">
            <text:p>/home/oscar/Downloads/Kspaceconnect/ksp/GameData/Squad/Parts/FuelTank/mk3Fuselage/LFO_50.cfg</text:p>
          </table:table-cell>
          <table:table-cell table:style-name="ce26" office:value-type="float" office:value="2705" calcext:value-type="float">
            <text:p>2705</text:p>
          </table:table-cell>
          <table:table-cell table:style-name="ce26" office:value-type="string" calcext:value-type="string">
            <text:p>mk3FuselageLFO_50</text:p>
          </table:table-cell>
          <table:table-cell table:style-name="ce26" table:formula="of:=IFERROR(__xludf.dummyfunction(&quot;IF(ISBLANK(B275),&quot;&quot;RESSOURCE&quot;&quot;,REGEXEXTRACT(B275,&quot;&quot;GameData/(\w+)&quot;&quot;))&quot;);&quot;Squad&quot;)" office:value-type="string" office:string-value="Squad" calcext:value-type="string">
            <text:p>Squad</text:p>
          </table:table-cell>
          <table:table-cell table:style-name="ce30" office:value-type="float" office:value="3.57" calcext:value-type="float">
            <text:p>3.57</text:p>
          </table:table-cell>
          <table:table-cell table:style-name="ce34" table:content-validation-name="val1" office:value-type="string" calcext:value-type="string">
            <text:p>Tank</text:p>
          </table:table-cell>
          <table:table-cell table:style-name="ce37" table:formula="of:=IF(IFERROR(SEARCH(&quot;zDeprecated&quot;;[.B275]));-1;[.F275]*VLOOKUP([.G275];[$'CO$ Methodology Parts'.$A$12:.$E$57];5;1))" office:value-type="float" office:value="7425.6" calcext:value-type="float">
            <text:p>7425.6</text:p>
          </table:table-cell>
          <table:table-cell table:style-name="ce40"/>
          <table:table-cell table:number-columns-repeated="1015"/>
        </table:table-row>
        <table:table-row table:style-name="ro1">
          <table:table-cell table:style-name="ce2" office:value-type="string" calcext:value-type="string">
            <text:p>MONO.cfg</text:p>
          </table:table-cell>
          <table:table-cell table:style-name="ce23" office:value-type="string" calcext:value-type="string">
            <text:p>/home/oscar/Downloads/Kspaceconnect/ksp/GameData/Squad/Parts/FuelTank/mk3Fuselage/MONO.cfg</text:p>
          </table:table-cell>
          <table:table-cell table:style-name="ce26" office:value-type="float" office:value="2520" calcext:value-type="float">
            <text:p>2520</text:p>
          </table:table-cell>
          <table:table-cell table:style-name="ce26" office:value-type="string" calcext:value-type="string">
            <text:p>mk3FuselageMONO</text:p>
          </table:table-cell>
          <table:table-cell table:style-name="ce26" table:formula="of:=IFERROR(__xludf.dummyfunction(&quot;IF(ISBLANK(B276),&quot;&quot;RESSOURCE&quot;&quot;,REGEXEXTRACT(B276,&quot;&quot;GameData/(\w+)&quot;&quot;))&quot;);&quot;Squad&quot;)" office:value-type="string" office:string-value="Squad" calcext:value-type="string">
            <text:p>Squad</text:p>
          </table:table-cell>
          <table:table-cell table:style-name="ce30" office:value-type="float" office:value="1.4" calcext:value-type="float">
            <text:p>1.4</text:p>
          </table:table-cell>
          <table:table-cell table:style-name="ce34" table:content-validation-name="val1" office:value-type="string" calcext:value-type="string">
            <text:p>Tank</text:p>
          </table:table-cell>
          <table:table-cell table:style-name="ce37" table:formula="of:=IF(IFERROR(SEARCH(&quot;zDeprecated&quot;;[.B276]));-1;[.F276]*VLOOKUP([.G276];[$'CO$ Methodology Parts'.$A$12:.$E$57];5;1))" office:value-type="float" office:value="2912" calcext:value-type="float">
            <text:p>2912</text:p>
          </table:table-cell>
          <table:table-cell table:style-name="ce40"/>
          <table:table-cell table:number-columns-repeated="1015"/>
        </table:table-row>
        <table:table-row table:style-name="ro1">
          <table:table-cell table:style-name="ce2" office:value-type="string" calcext:value-type="string">
            <text:p>MonoPropMini.cfg</text:p>
          </table:table-cell>
          <table:table-cell table:style-name="ce23" office:value-type="string" calcext:value-type="string">
            <text:p>/home/oscar/Downloads/Kspaceconnect/ksp/GameData/SquadExpansion/MakingHistory/Parts/FuelTank/MonoPropMini.cfg</text:p>
          </table:table-cell>
          <table:table-cell table:style-name="ce26" office:value-type="float" office:value="21.6" calcext:value-type="float">
            <text:p>21.6</text:p>
          </table:table-cell>
          <table:table-cell table:style-name="ce26" office:value-type="string" calcext:value-type="string">
            <text:p>monopropMiniSphere</text:p>
          </table:table-cell>
          <table:table-cell table:style-name="ce26" table:formula="of:=IFERROR(__xludf.dummyfunction(&quot;IF(ISBLANK(B277),&quot;&quot;RESSOURCE&quot;&quot;,REGEXEXTRACT(B277,&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Tank</text:p>
          </table:table-cell>
          <table:table-cell table:style-name="ce37" table:formula="of:=IF(IFERROR(SEARCH(&quot;zDeprecated&quot;;[.B277]));-1;[.F277]*VLOOKUP([.G277];[$'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MpoProbe.cfg</text:p>
          </table:table-cell>
          <table:table-cell table:style-name="ce23" office:value-type="string" calcext:value-type="string">
            <text:p>/home/oscar/Downloads/Kspaceconnect/ksp/GameData/Squad/Parts/Command/MpoProbe/MpoProbe.cfg</text:p>
          </table:table-cell>
          <table:table-cell table:style-name="ce26" office:value-type="float" office:value="9854.1" calcext:value-type="float">
            <text:p>9854.1</text:p>
          </table:table-cell>
          <table:table-cell table:style-name="ce26" office:value-type="string" calcext:value-type="string">
            <text:p>MpoProbe</text:p>
          </table:table-cell>
          <table:table-cell table:style-name="ce26" table:formula="of:=IFERROR(__xludf.dummyfunction(&quot;IF(ISBLANK(B278),&quot;&quot;RESSOURCE&quot;&quot;,REGEXEXTRACT(B278,&quot;&quot;GameData/(\w+)&quot;&quot;))&quot;);&quot;Squad&quot;)" office:value-type="string" office:string-value="Squad" calcext:value-type="string">
            <text:p>Squad</text:p>
          </table:table-cell>
          <table:table-cell table:style-name="ce30" office:value-type="float" office:value="0.395" calcext:value-type="float">
            <text:p>0.395</text:p>
          </table:table-cell>
          <table:table-cell table:style-name="ce34" table:content-validation-name="val1" office:value-type="string" calcext:value-type="string">
            <text:p>Probe</text:p>
          </table:table-cell>
          <table:table-cell table:style-name="ce37" table:formula="of:=IF(IFERROR(SEARCH(&quot;zDeprecated&quot;;[.B278]));-1;[.F278]*VLOOKUP([.G278];[$'CO$ Methodology Parts'.$A$12:.$E$57];5;1))" office:value-type="float" office:value="20413.43669" calcext:value-type="float">
            <text:p>20413.43669</text:p>
          </table:table-cell>
          <table:table-cell table:style-name="ce40"/>
          <table:table-cell table:number-columns-repeated="1015"/>
        </table:table-row>
        <table:table-row table:style-name="ro1">
          <table:table-cell table:style-name="ce2" office:value-type="string" calcext:value-type="string">
            <text:p>MTM_Stage.cfg</text:p>
          </table:table-cell>
          <table:table-cell table:style-name="ce23" office:value-type="string" calcext:value-type="string">
            <text:p>/home/oscar/Downloads/Kspaceconnect/ksp/GameData/Squad/Parts/Command/MtmStage/MTM_Stage.cfg</text:p>
          </table:table-cell>
          <table:table-cell table:style-name="ce26" office:value-type="float" office:value="6300" calcext:value-type="float">
            <text:p>6300</text:p>
          </table:table-cell>
          <table:table-cell table:style-name="ce26" office:value-type="string" calcext:value-type="string">
            <text:p>MtmStage</text:p>
          </table:table-cell>
          <table:table-cell table:style-name="ce26" table:formula="of:=IFERROR(__xludf.dummyfunction(&quot;IF(ISBLANK(B279),&quot;&quot;RESSOURCE&quot;&quot;,REGEXEXTRACT(B279,&quot;&quot;GameData/(\w+)&quot;&quot;))&quot;);&quot;Squad&quot;)" office:value-type="string" office:string-value="Squad" calcext:value-type="string">
            <text:p>Squad</text:p>
          </table:table-cell>
          <table:table-cell table:style-name="ce30" office:value-type="float" office:value="0.415" calcext:value-type="float">
            <text:p>0.415</text:p>
          </table:table-cell>
          <table:table-cell table:style-name="ce34" table:content-validation-name="val1" office:value-type="string" calcext:value-type="string">
            <text:p>Probe</text:p>
          </table:table-cell>
          <table:table-cell table:style-name="ce37" table:formula="of:=IF(IFERROR(SEARCH(&quot;zDeprecated&quot;;[.B279]));-1;[.F279]*VLOOKUP([.G279];[$'CO$ Methodology Parts'.$A$12:.$E$57];5;1))" office:value-type="float" office:value="21447.02842" calcext:value-type="float">
            <text:p>21447.02842</text:p>
          </table:table-cell>
          <table:table-cell table:style-name="ce40"/>
          <table:table-cell table:number-columns-repeated="1015"/>
        </table:table-row>
        <table:table-row table:style-name="ro1">
          <table:table-cell table:style-name="ce2" office:value-type="string" calcext:value-type="string">
            <text:p>engineNacelle.cfg</text:p>
          </table:table-cell>
          <table:table-cell table:style-name="ce23" office:value-type="string" calcext:value-type="string">
            <text:p>/home/oscar/Downloads/Kspaceconnect/ksp/GameData/Squad/Parts/Structural/mk1Parts/engineNacelle.cfg</text:p>
          </table:table-cell>
          <table:table-cell table:style-name="ce26" office:value-type="float" office:value="480" calcext:value-type="float">
            <text:p>480</text:p>
          </table:table-cell>
          <table:table-cell table:style-name="ce26" office:value-type="string" calcext:value-type="string">
            <text:p>nacelleBody</text:p>
          </table:table-cell>
          <table:table-cell table:style-name="ce26" table:formula="of:=IFERROR(__xludf.dummyfunction(&quot;IF(ISBLANK(B280),&quot;&quot;RESSOURCE&quot;&quot;,REGEXEXTRACT(B280,&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Engine</text:p>
          </table:table-cell>
          <table:table-cell table:style-name="ce37" table:formula="of:=IF(IFERROR(SEARCH(&quot;zDeprecated&quot;;[.B280]));-1;[.F280]*VLOOKUP([.G280];[$'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navLight1.cfg</text:p>
          </table:table-cell>
          <table:table-cell table:style-name="ce23" office:value-type="string" calcext:value-type="string">
            <text:p>/home/oscar/Downloads/Kspaceconnect/ksp/GameData/Squad/Parts/Utility/Lights/navLight1.cfg</text:p>
          </table:table-cell>
          <table:table-cell table:style-name="ce26" office:value-type="float" office:value="40" calcext:value-type="float">
            <text:p>40</text:p>
          </table:table-cell>
          <table:table-cell table:style-name="ce26" office:value-type="string" calcext:value-type="string">
            <text:p>navLight1</text:p>
          </table:table-cell>
          <table:table-cell table:style-name="ce26" table:formula="of:=IFERROR(__xludf.dummyfunction(&quot;IF(ISBLANK(B281),&quot;&quot;RESSOURCE&quot;&quot;,REGEXEXTRACT(B281,&quot;&quot;GameData/(\w+)&quot;&quot;))&quot;);&quot;Squad&quot;)" office:value-type="string" office:string-value="Squad" calcext:value-type="string">
            <text:p>Squad</text:p>
          </table:table-cell>
          <table:table-cell table:style-name="ce30" office:value-type="float" office:value="0.001" calcext:value-type="float">
            <text:p>0.001</text:p>
          </table:table-cell>
          <table:table-cell table:style-name="ce34" table:content-validation-name="val1" office:value-type="string" calcext:value-type="string">
            <text:p>Light</text:p>
          </table:table-cell>
          <table:table-cell table:style-name="ce37" table:formula="of:=IF(IFERROR(SEARCH(&quot;zDeprecated&quot;;[.B281]));-1;[.F281]*VLOOKUP([.G281];[$'CO$ Methodology Parts'.$A$12:.$E$57];5;1))" office:value-type="float" office:value="21.32239664" calcext:value-type="float">
            <text:p>21.32239664</text:p>
          </table:table-cell>
          <table:table-cell table:style-name="ce40"/>
          <table:table-cell table:number-columns-repeated="1015"/>
        </table:table-row>
        <table:table-row table:style-name="ro1">
          <table:table-cell table:style-name="ce2" office:value-type="string" calcext:value-type="string">
            <text:p>aerodynamicNoseCone.cfg</text:p>
          </table:table-cell>
          <table:table-cell table:style-name="ce23" office:value-type="string" calcext:value-type="string">
            <text:p>/home/oscar/Downloads/Kspaceconnect/ksp/GameData/Squad/Parts/Aero/aerodynamicNoseCone/aerodynamicNoseCone.cfg</text:p>
          </table:table-cell>
          <table:table-cell table:style-name="ce26" office:value-type="float" office:value="240" calcext:value-type="float">
            <text:p>240</text:p>
          </table:table-cell>
          <table:table-cell table:style-name="ce26" office:value-type="string" calcext:value-type="string">
            <text:p>noseCone</text:p>
          </table:table-cell>
          <table:table-cell table:style-name="ce26" table:formula="of:=IFERROR(__xludf.dummyfunction(&quot;IF(ISBLANK(B282),&quot;&quot;RESSOURCE&quot;&quot;,REGEXEXTRACT(B282,&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Nosecone</text:p>
          </table:table-cell>
          <table:table-cell table:style-name="ce37" table:formula="of:=IF(IFERROR(SEARCH(&quot;zDeprecated&quot;;[.B282]));-1;[.F282]*VLOOKUP([.G282];[$'CO$ Methodology Parts'.$A$12:.$E$57];5;1))" office:value-type="float" office:value="267.675" calcext:value-type="float">
            <text:p>267.675</text:p>
          </table:table-cell>
          <table:table-cell table:style-name="ce40"/>
          <table:table-cell table:number-columns-repeated="1015"/>
        </table:table-row>
        <table:table-row table:style-name="ro1">
          <table:table-cell table:style-name="ce2" office:value-type="string" calcext:value-type="string">
            <text:p>aerodynamicNoseCone.cfg</text:p>
          </table:table-cell>
          <table:table-cell table:style-name="ce23" office:value-type="string" calcext:value-type="string">
            <text:p>/home/oscar/Downloads/Kspaceconnect/ksp/GameData/Squad/zDeprecated/Parts/Aero/aerodynamicNoseCone_v1/aerodynamicNoseCone.cfg</text:p>
          </table:table-cell>
          <table:table-cell table:style-name="ce26" office:value-type="float" office:value="240" calcext:value-type="float">
            <text:p>240</text:p>
          </table:table-cell>
          <table:table-cell table:style-name="ce26" office:value-type="string" calcext:value-type="string">
            <text:p>noseCone</text:p>
          </table:table-cell>
          <table:table-cell table:style-name="ce26" table:formula="of:=IFERROR(__xludf.dummyfunction(&quot;IF(ISBLANK(B283),&quot;&quot;RESSOURCE&quot;&quot;,REGEXEXTRACT(B283,&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Nosecone</text:p>
          </table:table-cell>
          <table:table-cell table:style-name="ce37" table:formula="of:=IF(IFERROR(SEARCH(&quot;zDeprecated&quot;;[.B283]));-1;[.F283]*VLOOKUP([.G28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noseConeAdapter.cfg</text:p>
          </table:table-cell>
          <table:table-cell table:style-name="ce23" office:value-type="string" calcext:value-type="string">
            <text:p>/home/oscar/Downloads/Kspaceconnect/ksp/GameData/Squad/Parts/Aero/cones/noseConeAdapter.cfg</text:p>
          </table:table-cell>
          <table:table-cell table:style-name="ce26" office:value-type="float" office:value="256" calcext:value-type="float">
            <text:p>256</text:p>
          </table:table-cell>
          <table:table-cell table:style-name="ce26" office:value-type="string" calcext:value-type="string">
            <text:p>noseConeAdapter</text:p>
          </table:table-cell>
          <table:table-cell table:style-name="ce26" table:formula="of:=IFERROR(__xludf.dummyfunction(&quot;IF(ISBLANK(B284),&quot;&quot;RESSOURCE&quot;&quot;,REGEXEXTRACT(B28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Nosecone</text:p>
          </table:table-cell>
          <table:table-cell table:style-name="ce37" table:formula="of:=IF(IFERROR(SEARCH(&quot;zDeprecated&quot;;[.B284]));-1;[.F284]*VLOOKUP([.G284];[$'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noseconeTiny.cfg</text:p>
          </table:table-cell>
          <table:table-cell table:style-name="ce23" office:value-type="string" calcext:value-type="string">
            <text:p>/home/oscar/Downloads/Kspaceconnect/ksp/GameData/SquadExpansion/Serenity/Parts/Aero/noseconeTiny.cfg</text:p>
          </table:table-cell>
          <table:table-cell table:style-name="ce26" office:value-type="float" office:value="40" calcext:value-type="float">
            <text:p>40</text:p>
          </table:table-cell>
          <table:table-cell table:style-name="ce26" office:value-type="string" calcext:value-type="string">
            <text:p>noseconeTiny</text:p>
          </table:table-cell>
          <table:table-cell table:style-name="ce26" table:formula="of:=IFERROR(__xludf.dummyfunction(&quot;IF(ISBLANK(B285),&quot;&quot;RESSOURCE&quot;&quot;,REGEXEXTRACT(B285,&quot;&quot;GameData/(\w+)&quot;&quot;))&quot;);&quot;SquadExpansion&quot;)" office:value-type="string" office:string-value="SquadExpansion" calcext:value-type="string">
            <text:p>SquadExpansion</text:p>
          </table:table-cell>
          <table:table-cell table:style-name="ce30" office:value-type="float" office:value="0.001" calcext:value-type="float">
            <text:p>0.001</text:p>
          </table:table-cell>
          <table:table-cell table:style-name="ce34" table:content-validation-name="val1" office:value-type="string" calcext:value-type="string">
            <text:p>Nosecone</text:p>
          </table:table-cell>
          <table:table-cell table:style-name="ce37" table:formula="of:=IF(IFERROR(SEARCH(&quot;zDeprecated&quot;;[.B285]));-1;[.F285]*VLOOKUP([.G285];[$'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noseconeVS.cfg</text:p>
          </table:table-cell>
          <table:table-cell table:style-name="ce23" office:value-type="string" calcext:value-type="string">
            <text:p>/home/oscar/Downloads/Kspaceconnect/ksp/GameData/SquadExpansion/Serenity/Parts/Aero/noseconeVS.cfg</text:p>
          </table:table-cell>
          <table:table-cell table:style-name="ce26" office:value-type="float" office:value="80" calcext:value-type="float">
            <text:p>80</text:p>
          </table:table-cell>
          <table:table-cell table:style-name="ce26" office:value-type="string" calcext:value-type="string">
            <text:p>noseconeVS</text:p>
          </table:table-cell>
          <table:table-cell table:style-name="ce26" table:formula="of:=IFERROR(__xludf.dummyfunction(&quot;IF(ISBLANK(B286),&quot;&quot;RESSOURCE&quot;&quot;,REGEXEXTRACT(B286,&quot;&quot;GameData/(\w+)&quot;&quot;))&quot;);&quot;SquadExpansion&quot;)" office:value-type="string" office:string-value="SquadExpansion" calcext:value-type="string">
            <text:p>SquadExpansion</text:p>
          </table:table-cell>
          <table:table-cell table:style-name="ce30" office:value-type="float" office:value="0.004" calcext:value-type="float">
            <text:p>0.004</text:p>
          </table:table-cell>
          <table:table-cell table:style-name="ce34" table:content-validation-name="val1" office:value-type="string" calcext:value-type="string">
            <text:p>Nosecone</text:p>
          </table:table-cell>
          <table:table-cell table:style-name="ce37" table:formula="of:=IF(IFERROR(SEARCH(&quot;zDeprecated&quot;;[.B286]));-1;[.F286]*VLOOKUP([.G286];[$'CO$ Methodology Parts'.$A$12:.$E$57];5;1))" office:value-type="float" office:value="35.69" calcext:value-type="float">
            <text:p>35.69</text:p>
          </table:table-cell>
          <table:table-cell table:style-name="ce40"/>
          <table:table-cell table:number-columns-repeated="1015"/>
        </table:table-row>
        <table:table-row table:style-name="ro1">
          <table:table-cell table:style-name="ce2" office:value-type="string" calcext:value-type="string">
            <text:p>liquidEngineLV-N.cfg</text:p>
          </table:table-cell>
          <table:table-cell table:style-name="ce23" office:value-type="string" calcext:value-type="string">
            <text:p>/home/oscar/Downloads/Kspaceconnect/ksp/GameData/Squad/Parts/Engine/liquidEngineLV-N/liquidEngineLV-N.cfg</text:p>
          </table:table-cell>
          <table:table-cell table:style-name="ce26" office:value-type="float" office:value="10000" calcext:value-type="float">
            <text:p>10000</text:p>
          </table:table-cell>
          <table:table-cell table:style-name="ce26" office:value-type="string" calcext:value-type="string">
            <text:p>nuclear</text:p>
          </table:table-cell>
          <table:table-cell table:style-name="ce26" table:formula="of:=IFERROR(__xludf.dummyfunction(&quot;IF(ISBLANK(B287),&quot;&quot;RESSOURCE&quot;&quot;,REGEXEXTRACT(B287,&quot;&quot;GameData/(\w+)&quot;&quot;))&quot;);&quot;Squad&quot;)" office:value-type="string" office:string-value="Squad" calcext:value-type="string">
            <text:p>Squad</text:p>
          </table:table-cell>
          <table:table-cell table:style-name="ce30" office:value-type="float" office:value="3" calcext:value-type="float">
            <text:p>3</text:p>
          </table:table-cell>
          <table:table-cell table:style-name="ce34" table:content-validation-name="val1" office:value-type="string" calcext:value-type="string">
            <text:p>Engine</text:p>
          </table:table-cell>
          <table:table-cell table:style-name="ce37"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omsEngine.cfg</text:p>
          </table:table-cell>
          <table:table-cell table:style-name="ce23" office:value-type="string" calcext:value-type="string">
            <text:p>/home/oscar/Downloads/Kspaceconnect/ksp/GameData/Squad/Parts/Engine/OMSEngine/omsEngine.cfg</text:p>
          </table:table-cell>
          <table:table-cell table:style-name="ce26" office:value-type="float" office:value="150" calcext:value-type="float">
            <text:p>150</text:p>
          </table:table-cell>
          <table:table-cell table:style-name="ce26" office:value-type="string" calcext:value-type="string">
            <text:p>omsEngine</text:p>
          </table:table-cell>
          <table:table-cell table:style-name="ce26" table:formula="of:=IFERROR(__xludf.dummyfunction(&quot;IF(ISBLANK(B288),&quot;&quot;RESSOURCE&quot;&quot;,REGEXEXTRACT(B288,&quot;&quot;GameData/(\w+)&quot;&quot;))&quot;);&quot;Squad&quot;)" office:value-type="string" office:string-value="Squad" calcext:value-type="string">
            <text:p>Squad</text:p>
          </table:table-cell>
          <table:table-cell table:style-name="ce30" office:value-type="float" office:value="0.09" calcext:value-type="float">
            <text:p>0.09</text:p>
          </table:table-cell>
          <table:table-cell table:style-name="ce34" table:content-validation-name="val1" office:value-type="string" calcext:value-type="string">
            <text:p>Engine</text:p>
          </table:table-cell>
          <table:table-cell table:style-name="ce37" table:formula="of:=IF(IFERROR(SEARCH(&quot;zDeprecated&quot;;[.B288]));-1;[.F288]*VLOOKUP([.G288];[$'CO$ Methodology Parts'.$A$12:.$E$57];5;1))" office:value-type="float" office:value="410.3981395" calcext:value-type="float">
            <text:p>410.3981395</text:p>
          </table:table-cell>
          <table:table-cell table:style-name="ce40"/>
          <table:table-cell table:number-columns-repeated="1015"/>
        </table:table-row>
        <table:table-row table:style-name="ro1">
          <table:table-cell table:style-name="ce2" office:value-type="string" calcext:value-type="string">
            <text:p>omsEngine.cfg</text:p>
          </table:table-cell>
          <table:table-cell table:style-name="ce23" office:value-type="string" calcext:value-type="string">
            <text:p>/home/oscar/Downloads/Kspaceconnect/ksp/GameData/Squad/zDeprecated/Parts/Engine/OMSEngine_v1/omsEngine.cfg</text:p>
          </table:table-cell>
          <table:table-cell table:style-name="ce26" office:value-type="float" office:value="150" calcext:value-type="float">
            <text:p>150</text:p>
          </table:table-cell>
          <table:table-cell table:style-name="ce26" office:value-type="string" calcext:value-type="string">
            <text:p>omsEngine</text:p>
          </table:table-cell>
          <table:table-cell table:style-name="ce26" table:formula="of:=IFERROR(__xludf.dummyfunction(&quot;IF(ISBLANK(B289),&quot;&quot;RESSOURCE&quot;&quot;,REGEXEXTRACT(B289,&quot;&quot;GameData/(\w+)&quot;&quot;))&quot;);&quot;Squad&quot;)" office:value-type="string" office:string-value="Squad" calcext:value-type="string">
            <text:p>Squad</text:p>
          </table:table-cell>
          <table:table-cell table:style-name="ce30" office:value-type="float" office:value="0.09" calcext:value-type="float">
            <text:p>0.09</text:p>
          </table:table-cell>
          <table:table-cell table:style-name="ce34" table:content-validation-name="val1" office:value-type="string" calcext:value-type="string">
            <text:p>Engine</text:p>
          </table:table-cell>
          <table:table-cell table:style-name="ce37" table:formula="of:=IF(IFERROR(SEARCH(&quot;zDeprecated&quot;;[.B289]));-1;[.F289]*VLOOKUP([.G28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OrbitalScanner.cfg</text:p>
          </table:table-cell>
          <table:table-cell table:style-name="ce23" office:value-type="string" calcext:value-type="string">
            <text:p>/home/oscar/Downloads/Kspaceconnect/ksp/GameData/Squad/Parts/Resources/OrbitalScanner/OrbitalScanner.cfg</text:p>
          </table:table-cell>
          <table:table-cell table:style-name="ce26" office:value-type="float" office:value="1000" calcext:value-type="float">
            <text:p>1000</text:p>
          </table:table-cell>
          <table:table-cell table:style-name="ce26" office:value-type="string" calcext:value-type="string">
            <text:p>OrbitalScanner</text:p>
          </table:table-cell>
          <table:table-cell table:style-name="ce26" table:formula="of:=IFERROR(__xludf.dummyfunction(&quot;IF(ISBLANK(B290),&quot;&quot;RESSOURCE&quot;&quot;,REGEXEXTRACT(B290,&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cience Device</text:p>
          </table:table-cell>
          <table:table-cell table:style-name="ce37" table:formula="of:=IF(IFERROR(SEARCH(&quot;zDeprecated&quot;;[.B290]));-1;[.F290]*VLOOKUP([.G290];[$'CO$ Methodology Parts'.$A$12:.$E$57];5;1))" office:value-type="float" office:value="2816.489664" calcext:value-type="float">
            <text:p>2816.489664</text:p>
          </table:table-cell>
          <table:table-cell table:style-name="ce40"/>
          <table:table-cell table:number-columns-repeated="1015"/>
        </table:table-row>
        <table:table-row table:style-name="ro1">
          <table:table-cell table:style-name="ce2" office:value-type="string" calcext:value-type="string">
            <text:p>Panel0.cfg</text:p>
          </table:table-cell>
          <table:table-cell table:style-name="ce23" office:value-type="string" calcext:value-type="string">
            <text:p>/home/oscar/Downloads/Kspaceconnect/ksp/GameData/SquadExpansion/MakingHistory/Parts/Structural/Panel0.cfg</text:p>
          </table:table-cell>
          <table:table-cell table:style-name="ce26" office:value-type="float" office:value="15" calcext:value-type="float">
            <text:p>15</text:p>
          </table:table-cell>
          <table:table-cell table:style-name="ce26" office:value-type="string" calcext:value-type="string">
            <text:p>Panel0</text:p>
          </table:table-cell>
          <table:table-cell table:style-name="ce26" table:formula="of:=IFERROR(__xludf.dummyfunction(&quot;IF(ISBLANK(B291),&quot;&quot;RESSOURCE&quot;&quot;,REGEXEXTRACT(B291,&quot;&quot;GameData/(\w+)&quot;&quot;))&quot;);&quot;SquadExpansion&quot;)" office:value-type="string" office:string-value="SquadExpansion" calcext:value-type="string">
            <text:p>SquadExpansion</text:p>
          </table:table-cell>
          <table:table-cell table:style-name="ce30" office:value-type="float" office:value="0.02" calcext:value-type="float">
            <text:p>0.02</text:p>
          </table:table-cell>
          <table:table-cell table:style-name="ce34" table:content-validation-name="val1" office:value-type="string" calcext:value-type="string">
            <text:p>Structural</text:p>
          </table:table-cell>
          <table:table-cell table:style-name="ce37" table:formula="of:=IF(IFERROR(SEARCH(&quot;zDeprecated&quot;;[.B291]));-1;[.F291]*VLOOKUP([.G291];[$'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Panel0.cfg</text:p>
          </table:table-cell>
          <table:table-cell table:style-name="ce23" office:value-type="string" calcext:value-type="string">
            <text:p>/home/oscar/Downloads/Kspaceconnect/ksp/GameData/SquadExpansion/MakingHistory/zDeprecated/Parts/Structural/Panels_v1/Panel0.cfg</text:p>
          </table:table-cell>
          <table:table-cell table:style-name="ce26" office:value-type="float" office:value="15" calcext:value-type="float">
            <text:p>15</text:p>
          </table:table-cell>
          <table:table-cell table:style-name="ce26" office:value-type="string" calcext:value-type="string">
            <text:p>Panel0</text:p>
          </table:table-cell>
          <table:table-cell table:style-name="ce26" table:formula="of:=IFERROR(__xludf.dummyfunction(&quot;IF(ISBLANK(B292),&quot;&quot;RESSOURCE&quot;&quot;,REGEXEXTRACT(B292,&quot;&quot;GameData/(\w+)&quot;&quot;))&quot;);&quot;SquadExpansion&quot;)" office:value-type="string" office:string-value="SquadExpansion" calcext:value-type="string">
            <text:p>SquadExpansion</text:p>
          </table:table-cell>
          <table:table-cell table:style-name="ce30" office:value-type="float" office:value="0.02" calcext:value-type="float">
            <text:p>0.02</text:p>
          </table:table-cell>
          <table:table-cell table:style-name="ce34" table:content-validation-name="val1" office:value-type="string" calcext:value-type="string">
            <text:p>Structural</text:p>
          </table:table-cell>
          <table:table-cell table:style-name="ce37" table:formula="of:=IF(IFERROR(SEARCH(&quot;zDeprecated&quot;;[.B292]));-1;[.F292]*VLOOKUP([.G292];[$'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nel1.cfg</text:p>
          </table:table-cell>
          <table:table-cell table:style-name="ce23" office:value-type="string" calcext:value-type="string">
            <text:p>/home/oscar/Downloads/Kspaceconnect/ksp/GameData/SquadExpansion/MakingHistory/Parts/Structural/Panel1.cfg</text:p>
          </table:table-cell>
          <table:table-cell table:style-name="ce26" office:value-type="float" office:value="30" calcext:value-type="float">
            <text:p>30</text:p>
          </table:table-cell>
          <table:table-cell table:style-name="ce26" office:value-type="string" calcext:value-type="string">
            <text:p>Panel1</text:p>
          </table:table-cell>
          <table:table-cell table:style-name="ce26" table:formula="of:=IFERROR(__xludf.dummyfunction(&quot;IF(ISBLANK(B293),&quot;&quot;RESSOURCE&quot;&quot;,REGEXEXTRACT(B293,&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293]));-1;[.F293]*VLOOKUP([.G293];[$'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Panel1.cfg</text:p>
          </table:table-cell>
          <table:table-cell table:style-name="ce23" office:value-type="string" calcext:value-type="string">
            <text:p>/home/oscar/Downloads/Kspaceconnect/ksp/GameData/SquadExpansion/MakingHistory/zDeprecated/Parts/Structural/Panels_v1/Panel1.cfg</text:p>
          </table:table-cell>
          <table:table-cell table:style-name="ce26" office:value-type="float" office:value="30" calcext:value-type="float">
            <text:p>30</text:p>
          </table:table-cell>
          <table:table-cell table:style-name="ce26" office:value-type="string" calcext:value-type="string">
            <text:p>Panel1</text:p>
          </table:table-cell>
          <table:table-cell table:style-name="ce26" table:formula="of:=IFERROR(__xludf.dummyfunction(&quot;IF(ISBLANK(B294),&quot;&quot;RESSOURCE&quot;&quot;,REGEXEXTRACT(B294,&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294]));-1;[.F294]*VLOOKUP([.G29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nel1p5.cfg</text:p>
          </table:table-cell>
          <table:table-cell table:style-name="ce23" office:value-type="string" calcext:value-type="string">
            <text:p>/home/oscar/Downloads/Kspaceconnect/ksp/GameData/SquadExpansion/MakingHistory/Parts/Structural/Panel1p5.cfg</text:p>
          </table:table-cell>
          <table:table-cell table:style-name="ce26" office:value-type="float" office:value="60" calcext:value-type="float">
            <text:p>60</text:p>
          </table:table-cell>
          <table:table-cell table:style-name="ce26" office:value-type="string" calcext:value-type="string">
            <text:p>Panel1p5</text:p>
          </table:table-cell>
          <table:table-cell table:style-name="ce26" table:formula="of:=IFERROR(__xludf.dummyfunction(&quot;IF(ISBLANK(B295),&quot;&quot;RESSOURCE&quot;&quot;,REGEXEXTRACT(B295,&quot;&quot;GameData/(\w+)&quot;&quot;))&quot;);&quot;SquadExpansion&quot;)" office:value-type="string" office:string-value="SquadExpansion" calcext:value-type="string">
            <text:p>SquadExpansion</text:p>
          </table:table-cell>
          <table:table-cell table:style-name="ce30" office:value-type="float" office:value="0.17" calcext:value-type="float">
            <text:p>0.17</text:p>
          </table:table-cell>
          <table:table-cell table:style-name="ce34" table:content-validation-name="val1" office:value-type="string" calcext:value-type="string">
            <text:p>Structural</text:p>
          </table:table-cell>
          <table:table-cell table:style-name="ce37" table:formula="of:=IF(IFERROR(SEARCH(&quot;zDeprecated&quot;;[.B295]));-1;[.F295]*VLOOKUP([.G295];[$'CO$ Methodology Parts'.$A$12:.$E$57];5;1))" office:value-type="float" office:value="353.6" calcext:value-type="float">
            <text:p>353.6</text:p>
          </table:table-cell>
          <table:table-cell table:style-name="ce40"/>
          <table:table-cell table:number-columns-repeated="1015"/>
        </table:table-row>
        <table:table-row table:style-name="ro1">
          <table:table-cell table:style-name="ce2" office:value-type="string" calcext:value-type="string">
            <text:p>Panel1p5.cfg</text:p>
          </table:table-cell>
          <table:table-cell table:style-name="ce23" office:value-type="string" calcext:value-type="string">
            <text:p>/home/oscar/Downloads/Kspaceconnect/ksp/GameData/SquadExpansion/MakingHistory/zDeprecated/Parts/Structural/Panels_v1/Panel1p5.cfg</text:p>
          </table:table-cell>
          <table:table-cell table:style-name="ce26" office:value-type="float" office:value="60" calcext:value-type="float">
            <text:p>60</text:p>
          </table:table-cell>
          <table:table-cell table:style-name="ce26" office:value-type="string" calcext:value-type="string">
            <text:p>Panel1p5</text:p>
          </table:table-cell>
          <table:table-cell table:style-name="ce26" table:formula="of:=IFERROR(__xludf.dummyfunction(&quot;IF(ISBLANK(B296),&quot;&quot;RESSOURCE&quot;&quot;,REGEXEXTRACT(B296,&quot;&quot;GameData/(\w+)&quot;&quot;))&quot;);&quot;SquadExpansion&quot;)" office:value-type="string" office:string-value="SquadExpansion" calcext:value-type="string">
            <text:p>SquadExpansion</text:p>
          </table:table-cell>
          <table:table-cell table:style-name="ce30" office:value-type="float" office:value="0.17" calcext:value-type="float">
            <text:p>0.17</text:p>
          </table:table-cell>
          <table:table-cell table:style-name="ce34" table:content-validation-name="val1" office:value-type="string" calcext:value-type="string">
            <text:p>Structural</text:p>
          </table:table-cell>
          <table:table-cell table:style-name="ce37" table:formula="of:=IF(IFERROR(SEARCH(&quot;zDeprecated&quot;;[.B296]));-1;[.F296]*VLOOKUP([.G29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nel2.cfg</text:p>
          </table:table-cell>
          <table:table-cell table:style-name="ce23" office:value-type="string" calcext:value-type="string">
            <text:p>/home/oscar/Downloads/Kspaceconnect/ksp/GameData/SquadExpansion/MakingHistory/Parts/Structural/Panel2.cfg</text:p>
          </table:table-cell>
          <table:table-cell table:style-name="ce26" office:value-type="float" office:value="90" calcext:value-type="float">
            <text:p>90</text:p>
          </table:table-cell>
          <table:table-cell table:style-name="ce26" office:value-type="string" calcext:value-type="string">
            <text:p>Panel2</text:p>
          </table:table-cell>
          <table:table-cell table:style-name="ce26" table:formula="of:=IFERROR(__xludf.dummyfunction(&quot;IF(ISBLANK(B297),&quot;&quot;RESSOURCE&quot;&quot;,REGEXEXTRACT(B297,&quot;&quot;GameData/(\w+)&quot;&quot;))&quot;);&quot;SquadExpansion&quot;)" office:value-type="string" office:string-value="SquadExpansion" calcext:value-type="string">
            <text:p>SquadExpansion</text:p>
          </table:table-cell>
          <table:table-cell table:style-name="ce30" office:value-type="float" office:value="0.3" calcext:value-type="float">
            <text:p>0.3</text:p>
          </table:table-cell>
          <table:table-cell table:style-name="ce34" table:content-validation-name="val1" office:value-type="string" calcext:value-type="string">
            <text:p>Structural</text:p>
          </table:table-cell>
          <table:table-cell table:style-name="ce37" table:formula="of:=IF(IFERROR(SEARCH(&quot;zDeprecated&quot;;[.B297]));-1;[.F297]*VLOOKUP([.G297];[$'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Panel2.cfg</text:p>
          </table:table-cell>
          <table:table-cell table:style-name="ce23" office:value-type="string" calcext:value-type="string">
            <text:p>/home/oscar/Downloads/Kspaceconnect/ksp/GameData/SquadExpansion/MakingHistory/zDeprecated/Parts/Structural/Panels_v1/Panel2.cfg</text:p>
          </table:table-cell>
          <table:table-cell table:style-name="ce26" office:value-type="float" office:value="90" calcext:value-type="float">
            <text:p>90</text:p>
          </table:table-cell>
          <table:table-cell table:style-name="ce26" office:value-type="string" calcext:value-type="string">
            <text:p>Panel2</text:p>
          </table:table-cell>
          <table:table-cell table:style-name="ce26" table:formula="of:=IFERROR(__xludf.dummyfunction(&quot;IF(ISBLANK(B298),&quot;&quot;RESSOURCE&quot;&quot;,REGEXEXTRACT(B298,&quot;&quot;GameData/(\w+)&quot;&quot;))&quot;);&quot;SquadExpansion&quot;)" office:value-type="string" office:string-value="SquadExpansion" calcext:value-type="string">
            <text:p>SquadExpansion</text:p>
          </table:table-cell>
          <table:table-cell table:style-name="ce30" office:value-type="float" office:value="0.3" calcext:value-type="float">
            <text:p>0.3</text:p>
          </table:table-cell>
          <table:table-cell table:style-name="ce34" table:content-validation-name="val1" office:value-type="string" calcext:value-type="string">
            <text:p>Structural</text:p>
          </table:table-cell>
          <table:table-cell table:style-name="ce37" table:formula="of:=IF(IFERROR(SEARCH(&quot;zDeprecated&quot;;[.B298]));-1;[.F298]*VLOOKUP([.G29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rachuteMk25.cfg</text:p>
          </table:table-cell>
          <table:table-cell table:style-name="ce23" office:value-type="string" calcext:value-type="string">
            <text:p>/home/oscar/Downloads/Kspaceconnect/ksp/GameData/Squad/Parts/Utility/parachuteMk25/parachuteMk25.cfg</text:p>
          </table:table-cell>
          <table:table-cell table:style-name="ce26" office:value-type="float" office:value="400" calcext:value-type="float">
            <text:p>400</text:p>
          </table:table-cell>
          <table:table-cell table:style-name="ce26" office:value-type="string" calcext:value-type="string">
            <text:p>parachuteDrogue</text:p>
          </table:table-cell>
          <table:table-cell table:style-name="ce26" table:formula="of:=IFERROR(__xludf.dummyfunction(&quot;IF(ISBLANK(B299),&quot;&quot;RESSOURCE&quot;&quot;,REGEXEXTRACT(B299,&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Parachute</text:p>
          </table:table-cell>
          <table:table-cell table:style-name="ce37" table:formula="of:=IF(IFERROR(SEARCH(&quot;zDeprecated&quot;;[.B299]));-1;[.F299]*VLOOKUP([.G299];[$'CO$ Methodology Parts'.$A$12:.$E$57];5;1))" office:value-type="float" office:value="5890" calcext:value-type="float">
            <text:p>5890</text:p>
          </table:table-cell>
          <table:table-cell table:style-name="ce40"/>
          <table:table-cell table:number-columns-repeated="1015"/>
        </table:table-row>
        <table:table-row table:style-name="ro1">
          <table:table-cell table:style-name="ce2" office:value-type="string" calcext:value-type="string">
            <text:p>parachuteMk16-XL.cfg</text:p>
          </table:table-cell>
          <table:table-cell table:style-name="ce23" office:value-type="string" calcext:value-type="string">
            <text:p>/home/oscar/Downloads/Kspaceconnect/ksp/GameData/Squad/Parts/Utility/parachuteMk16-XL/parachuteMk16-XL.cfg</text:p>
          </table:table-cell>
          <table:table-cell table:style-name="ce26" office:value-type="float" office:value="850" calcext:value-type="float">
            <text:p>850</text:p>
          </table:table-cell>
          <table:table-cell table:style-name="ce26" office:value-type="string" calcext:value-type="string">
            <text:p>parachuteLarge</text:p>
          </table:table-cell>
          <table:table-cell table:style-name="ce26" table:formula="of:=IFERROR(__xludf.dummyfunction(&quot;IF(ISBLANK(B300),&quot;&quot;RESSOURCE&quot;&quot;,REGEXEXTRACT(B300,&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Parachute</text:p>
          </table:table-cell>
          <table:table-cell table:style-name="ce37" table:formula="of:=IF(IFERROR(SEARCH(&quot;zDeprecated&quot;;[.B300]));-1;[.F300]*VLOOKUP([.G300];[$'CO$ Methodology Parts'.$A$12:.$E$57];5;1))" office:value-type="float" office:value="8835" calcext:value-type="float">
            <text:p>8835</text:p>
          </table:table-cell>
          <table:table-cell table:style-name="ce40"/>
          <table:table-cell table:number-columns-repeated="1015"/>
        </table:table-row>
        <table:table-row table:style-name="ro1">
          <table:table-cell table:style-name="ce2" office:value-type="string" calcext:value-type="string">
            <text:p>parachuteMk2-R.cfg</text:p>
          </table:table-cell>
          <table:table-cell table:style-name="ce23" office:value-type="string" calcext:value-type="string">
            <text:p>/home/oscar/Downloads/Kspaceconnect/ksp/GameData/Squad/Parts/Utility/parachuteMk2-R/parachuteMk2-R.cfg</text:p>
          </table:table-cell>
          <table:table-cell table:style-name="ce26" office:value-type="float" office:value="400" calcext:value-type="float">
            <text:p>400</text:p>
          </table:table-cell>
          <table:table-cell table:style-name="ce26" office:value-type="string" calcext:value-type="string">
            <text:p>parachuteRadial</text:p>
          </table:table-cell>
          <table:table-cell table:style-name="ce26" table:formula="of:=IFERROR(__xludf.dummyfunction(&quot;IF(ISBLANK(B301),&quot;&quot;RESSOURCE&quot;&quot;,REGEXEXTRACT(B30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arachute</text:p>
          </table:table-cell>
          <table:table-cell table:style-name="ce37" table:formula="of:=IF(IFERROR(SEARCH(&quot;zDeprecated&quot;;[.B301]));-1;[.F301]*VLOOKUP([.G301];[$'CO$ Methodology Parts'.$A$12:.$E$57];5;1))" office:value-type="float" office:value="2945" calcext:value-type="float">
            <text:p>2945</text:p>
          </table:table-cell>
          <table:table-cell table:style-name="ce40"/>
          <table:table-cell table:number-columns-repeated="1015"/>
        </table:table-row>
        <table:table-row table:style-name="ro1">
          <table:table-cell table:style-name="ce2" office:value-type="string" calcext:value-type="string">
            <text:p>parachuteMk1.cfg</text:p>
          </table:table-cell>
          <table:table-cell table:style-name="ce23" office:value-type="string" calcext:value-type="string">
            <text:p>/home/oscar/Downloads/Kspaceconnect/ksp/GameData/Squad/Parts/Utility/parachuteMk1/parachuteMk1.cfg</text:p>
          </table:table-cell>
          <table:table-cell table:style-name="ce26" office:value-type="float" office:value="422" calcext:value-type="float">
            <text:p>422</text:p>
          </table:table-cell>
          <table:table-cell table:style-name="ce26" office:value-type="string" calcext:value-type="string">
            <text:p>parachuteSingle</text:p>
          </table:table-cell>
          <table:table-cell table:style-name="ce26" table:formula="of:=IFERROR(__xludf.dummyfunction(&quot;IF(ISBLANK(B302),&quot;&quot;RESSOURCE&quot;&quot;,REGEXEXTRACT(B302,&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arachute</text:p>
          </table:table-cell>
          <table:table-cell table:style-name="ce37" table:formula="of:=IF(IFERROR(SEARCH(&quot;zDeprecated&quot;;[.B302]));-1;[.F302]*VLOOKUP([.G302];[$'CO$ Methodology Parts'.$A$12:.$E$57];5;1))" office:value-type="float" office:value="2945" calcext:value-type="float">
            <text:p>2945</text:p>
          </table:table-cell>
          <table:table-cell table:style-name="ce40"/>
          <table:table-cell table:number-columns-repeated="1015"/>
        </table:table-row>
        <table:table-row table:style-name="ro1">
          <table:table-cell table:style-name="ce2" office:value-type="string" calcext:value-type="string">
            <text:p>piston_01.cfg</text:p>
          </table:table-cell>
          <table:table-cell table:style-name="ce23" office:value-type="string" calcext:value-type="string">
            <text:p>/home/oscar/Downloads/Kspaceconnect/ksp/GameData/SquadExpansion/Serenity/Parts/Robotics/piston_01.cfg</text:p>
          </table:table-cell>
          <table:table-cell table:style-name="ce26" office:value-type="float" office:value="300" calcext:value-type="float">
            <text:p>300</text:p>
          </table:table-cell>
          <table:table-cell table:style-name="ce26" office:value-type="string" calcext:value-type="string">
            <text:p>piston_01</text:p>
          </table:table-cell>
          <table:table-cell table:style-name="ce26" table:formula="of:=IFERROR(__xludf.dummyfunction(&quot;IF(ISBLANK(B303),&quot;&quot;RESSOURCE&quot;&quot;,REGEXEXTRACT(B303,&quot;&quot;GameData/(\w+)&quot;&quot;))&quot;);&quot;SquadExpansion&quot;)" office:value-type="string" office:string-value="SquadExpansion" calcext:value-type="string">
            <text:p>SquadExpansion</text:p>
          </table:table-cell>
          <table:table-cell table:style-name="ce30" office:value-type="float" office:value="0.16" calcext:value-type="float">
            <text:p>0.16</text:p>
          </table:table-cell>
          <table:table-cell table:style-name="ce34" table:content-validation-name="val1" office:value-type="string" calcext:value-type="string">
            <text:p>Robotics</text:p>
          </table:table-cell>
          <table:table-cell table:style-name="ce37" table:formula="of:=IF(IFERROR(SEARCH(&quot;zDeprecated&quot;;[.B303]));-1;[.F303]*VLOOKUP([.G303];[$'CO$ Methodology Parts'.$A$12:.$E$57];5;1))" office:value-type="float" office:value="332.8" calcext:value-type="float">
            <text:p>332.8</text:p>
          </table:table-cell>
          <table:table-cell table:style-name="ce40"/>
          <table:table-cell table:number-columns-repeated="1015"/>
        </table:table-row>
        <table:table-row table:style-name="ro1">
          <table:table-cell table:style-name="ce2" office:value-type="string" calcext:value-type="string">
            <text:p>piston_02.cfg</text:p>
          </table:table-cell>
          <table:table-cell table:style-name="ce23" office:value-type="string" calcext:value-type="string">
            <text:p>/home/oscar/Downloads/Kspaceconnect/ksp/GameData/SquadExpansion/Serenity/Parts/Robotics/piston_02.cfg</text:p>
          </table:table-cell>
          <table:table-cell table:style-name="ce26" office:value-type="float" office:value="50" calcext:value-type="float">
            <text:p>50</text:p>
          </table:table-cell>
          <table:table-cell table:style-name="ce26" office:value-type="string" calcext:value-type="string">
            <text:p>piston_02</text:p>
          </table:table-cell>
          <table:table-cell table:style-name="ce26" table:formula="of:=IFERROR(__xludf.dummyfunction(&quot;IF(ISBLANK(B304),&quot;&quot;RESSOURCE&quot;&quot;,REGEXEXTRACT(B304,&quot;&quot;GameData/(\w+)&quot;&quot;))&quot;);&quot;SquadExpansion&quot;)" office:value-type="string" office:string-value="SquadExpansion" calcext:value-type="string">
            <text:p>SquadExpansion</text:p>
          </table:table-cell>
          <table:table-cell table:style-name="ce30" office:value-type="float" office:value="0.032" calcext:value-type="float">
            <text:p>0.032</text:p>
          </table:table-cell>
          <table:table-cell table:style-name="ce34" table:content-validation-name="val1" office:value-type="string" calcext:value-type="string">
            <text:p>Robotics</text:p>
          </table:table-cell>
          <table:table-cell table:style-name="ce37" table:formula="of:=IF(IFERROR(SEARCH(&quot;zDeprecated&quot;;[.B304]));-1;[.F304]*VLOOKUP([.G304];[$'CO$ Methodology Parts'.$A$12:.$E$57];5;1))" office:value-type="float" office:value="66.56" calcext:value-type="float">
            <text:p>66.56</text:p>
          </table:table-cell>
          <table:table-cell table:style-name="ce40"/>
          <table:table-cell table:number-columns-repeated="1015"/>
        </table:table-row>
        <table:table-row table:style-name="ro1">
          <table:table-cell table:style-name="ce2" office:value-type="string" calcext:value-type="string">
            <text:p>piston_03.cfg</text:p>
          </table:table-cell>
          <table:table-cell table:style-name="ce23" office:value-type="string" calcext:value-type="string">
            <text:p>/home/oscar/Downloads/Kspaceconnect/ksp/GameData/SquadExpansion/Serenity/Parts/Robotics/piston_03.cfg</text:p>
          </table:table-cell>
          <table:table-cell table:style-name="ce26" office:value-type="float" office:value="500" calcext:value-type="float">
            <text:p>500</text:p>
          </table:table-cell>
          <table:table-cell table:style-name="ce26" office:value-type="string" calcext:value-type="string">
            <text:p>piston_03</text:p>
          </table:table-cell>
          <table:table-cell table:style-name="ce26" table:formula="of:=IFERROR(__xludf.dummyfunction(&quot;IF(ISBLANK(B305),&quot;&quot;RESSOURCE&quot;&quot;,REGEXEXTRACT(B305,&quot;&quot;GameData/(\w+)&quot;&quot;))&quot;);&quot;SquadExpansion&quot;)" office:value-type="string" office:string-value="SquadExpansion" calcext:value-type="string">
            <text:p>SquadExpansion</text:p>
          </table:table-cell>
          <table:table-cell table:style-name="ce30" office:value-type="float" office:value="0.3" calcext:value-type="float">
            <text:p>0.3</text:p>
          </table:table-cell>
          <table:table-cell table:style-name="ce34" table:content-validation-name="val1" office:value-type="string" calcext:value-type="string">
            <text:p>Robotics</text:p>
          </table:table-cell>
          <table:table-cell table:style-name="ce37" table:formula="of:=IF(IFERROR(SEARCH(&quot;zDeprecated&quot;;[.B305]));-1;[.F305]*VLOOKUP([.G305];[$'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piston_04.cfg</text:p>
          </table:table-cell>
          <table:table-cell table:style-name="ce23" office:value-type="string" calcext:value-type="string">
            <text:p>/home/oscar/Downloads/Kspaceconnect/ksp/GameData/SquadExpansion/Serenity/Parts/Robotics/piston_04.cfg</text:p>
          </table:table-cell>
          <table:table-cell table:style-name="ce26" office:value-type="float" office:value="100" calcext:value-type="float">
            <text:p>100</text:p>
          </table:table-cell>
          <table:table-cell table:style-name="ce26" office:value-type="string" calcext:value-type="string">
            <text:p>piston_04</text:p>
          </table:table-cell>
          <table:table-cell table:style-name="ce26" table:formula="of:=IFERROR(__xludf.dummyfunction(&quot;IF(ISBLANK(B306),&quot;&quot;RESSOURCE&quot;&quot;,REGEXEXTRACT(B306,&quot;&quot;GameData/(\w+)&quot;&quot;))&quot;);&quot;SquadExpansion&quot;)" office:value-type="string" office:string-value="SquadExpansion" calcext:value-type="string">
            <text:p>SquadExpansion</text:p>
          </table:table-cell>
          <table:table-cell table:style-name="ce30" office:value-type="float" office:value="0.048" calcext:value-type="float">
            <text:p>0.048</text:p>
          </table:table-cell>
          <table:table-cell table:style-name="ce34" table:content-validation-name="val1" office:value-type="string" calcext:value-type="string">
            <text:p>Robotics</text:p>
          </table:table-cell>
          <table:table-cell table:style-name="ce37" table:formula="of:=IF(IFERROR(SEARCH(&quot;zDeprecated&quot;;[.B306]));-1;[.F306]*VLOOKUP([.G306];[$'CO$ Methodology Parts'.$A$12:.$E$57];5;1))" office:value-type="float" office:value="99.84" calcext:value-type="float">
            <text:p>99.84</text:p>
          </table:table-cell>
          <table:table-cell table:style-name="ce40"/>
          <table:table-cell table:number-columns-repeated="1015"/>
        </table:table-row>
        <table:table-row table:style-name="ro1">
          <table:table-cell table:style-name="ce2" office:value-type="string" calcext:value-type="string">
            <text:p>ConeA.cfg</text:p>
          </table:table-cell>
          <table:table-cell table:style-name="ce23" office:value-type="string" calcext:value-type="string">
            <text:p>/home/oscar/Downloads/Kspaceconnect/ksp/GameData/Squad/Parts/Aero/cones/ConeA.cfg</text:p>
          </table:table-cell>
          <table:table-cell table:style-name="ce26" office:value-type="float" office:value="320" calcext:value-type="float">
            <text:p>320</text:p>
          </table:table-cell>
          <table:table-cell table:style-name="ce26" office:value-type="string" calcext:value-type="string">
            <text:p>pointyNoseConeA</text:p>
          </table:table-cell>
          <table:table-cell table:style-name="ce26" table:formula="of:=IFERROR(__xludf.dummyfunction(&quot;IF(ISBLANK(B307),&quot;&quot;RESSOURCE&quot;&quot;,REGEXEXTRACT(B307,&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Nosecone</text:p>
          </table:table-cell>
          <table:table-cell table:style-name="ce37" table:formula="of:=IF(IFERROR(SEARCH(&quot;zDeprecated&quot;;[.B307]));-1;[.F307]*VLOOKUP([.G307];[$'CO$ Methodology Parts'.$A$12:.$E$57];5;1))" office:value-type="float" office:value="669.1875" calcext:value-type="float">
            <text:p>669.1875</text:p>
          </table:table-cell>
          <table:table-cell table:style-name="ce40"/>
          <table:table-cell table:number-columns-repeated="1015"/>
        </table:table-row>
        <table:table-row table:style-name="ro1">
          <table:table-cell table:style-name="ce2" office:value-type="string" calcext:value-type="string">
            <text:p>ConeA.cfg</text:p>
          </table:table-cell>
          <table:table-cell table:style-name="ce23" office:value-type="string" calcext:value-type="string">
            <text:p>/home/oscar/Downloads/Kspaceconnect/ksp/GameData/Squad/zDeprecated/Parts/Aero/cones_v1/ConeA.cfg</text:p>
          </table:table-cell>
          <table:table-cell table:style-name="ce26" office:value-type="float" office:value="320" calcext:value-type="float">
            <text:p>320</text:p>
          </table:table-cell>
          <table:table-cell table:style-name="ce26" office:value-type="string" calcext:value-type="string">
            <text:p>pointyNoseConeA</text:p>
          </table:table-cell>
          <table:table-cell table:style-name="ce26" table:formula="of:=IFERROR(__xludf.dummyfunction(&quot;IF(ISBLANK(B308),&quot;&quot;RESSOURCE&quot;&quot;,REGEXEXTRACT(B308,&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Nosecone</text:p>
          </table:table-cell>
          <table:table-cell table:style-name="ce37" table:formula="of:=IF(IFERROR(SEARCH(&quot;zDeprecated&quot;;[.B308]));-1;[.F308]*VLOOKUP([.G30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ConeB.cfg</text:p>
          </table:table-cell>
          <table:table-cell table:style-name="ce23" office:value-type="string" calcext:value-type="string">
            <text:p>/home/oscar/Downloads/Kspaceconnect/ksp/GameData/Squad/Parts/Aero/cones/ConeB.cfg</text:p>
          </table:table-cell>
          <table:table-cell table:style-name="ce26" office:value-type="float" office:value="320" calcext:value-type="float">
            <text:p>320</text:p>
          </table:table-cell>
          <table:table-cell table:style-name="ce26" office:value-type="string" calcext:value-type="string">
            <text:p>pointyNoseConeB</text:p>
          </table:table-cell>
          <table:table-cell table:style-name="ce26" table:formula="of:=IFERROR(__xludf.dummyfunction(&quot;IF(ISBLANK(B309),&quot;&quot;RESSOURCE&quot;&quot;,REGEXEXTRACT(B309,&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Nosecone</text:p>
          </table:table-cell>
          <table:table-cell table:style-name="ce37" table:formula="of:=IF(IFERROR(SEARCH(&quot;zDeprecated&quot;;[.B309]));-1;[.F309]*VLOOKUP([.G309];[$'CO$ Methodology Parts'.$A$12:.$E$57];5;1))" office:value-type="float" office:value="669.1875" calcext:value-type="float">
            <text:p>669.1875</text:p>
          </table:table-cell>
          <table:table-cell table:style-name="ce40"/>
          <table:table-cell table:number-columns-repeated="1015"/>
        </table:table-row>
        <table:table-row table:style-name="ro1">
          <table:table-cell table:style-name="ce2" office:value-type="string" calcext:value-type="string">
            <text:p>ConeB.cfg</text:p>
          </table:table-cell>
          <table:table-cell table:style-name="ce23" office:value-type="string" calcext:value-type="string">
            <text:p>/home/oscar/Downloads/Kspaceconnect/ksp/GameData/Squad/zDeprecated/Parts/Aero/cones_v1/ConeB.cfg</text:p>
          </table:table-cell>
          <table:table-cell table:style-name="ce26" office:value-type="float" office:value="320" calcext:value-type="float">
            <text:p>320</text:p>
          </table:table-cell>
          <table:table-cell table:style-name="ce26" office:value-type="string" calcext:value-type="string">
            <text:p>pointyNoseConeB</text:p>
          </table:table-cell>
          <table:table-cell table:style-name="ce26" table:formula="of:=IFERROR(__xludf.dummyfunction(&quot;IF(ISBLANK(B310),&quot;&quot;RESSOURCE&quot;&quot;,REGEXEXTRACT(B310,&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Nosecone</text:p>
          </table:table-cell>
          <table:table-cell table:style-name="ce37" table:formula="of:=IF(IFERROR(SEARCH(&quot;zDeprecated&quot;;[.B310]));-1;[.F310]*VLOOKUP([.G31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olidBoosterTHK.cfg</text:p>
          </table:table-cell>
          <table:table-cell table:style-name="ce23" office:value-type="string" calcext:value-type="string">
            <text:p>/home/oscar/Downloads/Kspaceconnect/ksp/GameData/SquadExpansion/MakingHistory/Parts/Engine/solidBoosterTHK/solidBoosterTHK.cfg</text:p>
          </table:table-cell>
          <table:table-cell table:style-name="ce26" office:value-type="float" office:value="2520" calcext:value-type="float">
            <text:p>2520</text:p>
          </table:table-cell>
          <table:table-cell table:style-name="ce26" office:value-type="string" calcext:value-type="string">
            <text:p>Pollux</text:p>
          </table:table-cell>
          <table:table-cell table:style-name="ce26" table:formula="of:=IFERROR(__xludf.dummyfunction(&quot;IF(ISBLANK(B311),&quot;&quot;RESSOURCE&quot;&quot;,REGEXEXTRACT(B311,&quot;&quot;GameData/(\w+)&quot;&quot;))&quot;);&quot;SquadExpansion&quot;)" office:value-type="string" office:string-value="SquadExpansion" calcext:value-type="string">
            <text:p>SquadExpansion</text:p>
          </table:table-cell>
          <table:table-cell table:style-name="ce30" office:value-type="float" office:value="8" calcext:value-type="float">
            <text:p>8</text:p>
          </table:table-cell>
          <table:table-cell table:style-name="ce34" table:content-validation-name="val1" office:value-type="string" calcext:value-type="string">
            <text:p>Booster</text:p>
          </table:table-cell>
          <table:table-cell table:style-name="ce37" table:formula="of:=IF(IFERROR(SEARCH(&quot;zDeprecated&quot;;[.B311]));-1;[.F311]*VLOOKUP([.G311];[$'CO$ Methodology Parts'.$A$12:.$E$57];5;1))" office:value-type="float" office:value="26559.91731" calcext:value-type="float">
            <text:p>26559.91731</text:p>
          </table:table-cell>
          <table:table-cell table:style-name="ce40"/>
          <table:table-cell table:number-columns-repeated="1015"/>
        </table:table-row>
        <table:table-row table:style-name="ro1">
          <table:table-cell table:style-name="ce2" office:value-type="string" calcext:value-type="string">
            <text:p>probeCoreCube.cfg</text:p>
          </table:table-cell>
          <table:table-cell table:style-name="ce23" office:value-type="string" calcext:value-type="string">
            <text:p>/home/oscar/Downloads/Kspaceconnect/ksp/GameData/Squad/Parts/Command/probeCoreCube/probeCoreCube.cfg</text:p>
          </table:table-cell>
          <table:table-cell table:style-name="ce26" office:value-type="float" office:value="360" calcext:value-type="float">
            <text:p>360</text:p>
          </table:table-cell>
          <table:table-cell table:style-name="ce26" office:value-type="string" calcext:value-type="string">
            <text:p>probeCoreCube</text:p>
          </table:table-cell>
          <table:table-cell table:style-name="ce26" table:formula="of:=IFERROR(__xludf.dummyfunction(&quot;IF(ISBLANK(B312),&quot;&quot;RESSOURCE&quot;&quot;,REGEXEXTRACT(B312,&quot;&quot;GameData/(\w+)&quot;&quot;))&quot;);&quot;Squad&quot;)" office:value-type="string" office:string-value="Squad" calcext:value-type="string">
            <text:p>Squad</text:p>
          </table:table-cell>
          <table:table-cell table:style-name="ce30" office:value-type="float" office:value="0.07" calcext:value-type="float">
            <text:p>0.07</text:p>
          </table:table-cell>
          <table:table-cell table:style-name="ce34" table:content-validation-name="val1" office:value-type="string" calcext:value-type="string">
            <text:p>Probe</text:p>
          </table:table-cell>
          <table:table-cell table:style-name="ce37" table:formula="of:=IF(IFERROR(SEARCH(&quot;zDeprecated&quot;;[.B312]));-1;[.F312]*VLOOKUP([.G312];[$'CO$ Methodology Parts'.$A$12:.$E$57];5;1))" office:value-type="float" office:value="3617.571059" calcext:value-type="float">
            <text:p>3617.571059</text:p>
          </table:table-cell>
          <table:table-cell table:style-name="ce40"/>
          <table:table-cell table:number-columns-repeated="1015"/>
        </table:table-row>
        <table:table-row table:style-name="ro1">
          <table:table-cell table:style-name="ce2" office:value-type="string" calcext:value-type="string">
            <text:p>probeCoreCube.cfg</text:p>
          </table:table-cell>
          <table:table-cell table:style-name="ce23" office:value-type="string" calcext:value-type="string">
            <text:p>/home/oscar/Downloads/Kspaceconnect/ksp/GameData/Squad/zDeprecated/Parts/Command/probeCoreCube_v1/probeCoreCube.cfg</text:p>
          </table:table-cell>
          <table:table-cell table:style-name="ce26" office:value-type="float" office:value="360" calcext:value-type="float">
            <text:p>360</text:p>
          </table:table-cell>
          <table:table-cell table:style-name="ce26" office:value-type="string" calcext:value-type="string">
            <text:p>probeCoreCube</text:p>
          </table:table-cell>
          <table:table-cell table:style-name="ce26" table:formula="of:=IFERROR(__xludf.dummyfunction(&quot;IF(ISBLANK(B313),&quot;&quot;RESSOURCE&quot;&quot;,REGEXEXTRACT(B313,&quot;&quot;GameData/(\w+)&quot;&quot;))&quot;);&quot;Squad&quot;)" office:value-type="string" office:string-value="Squad" calcext:value-type="string">
            <text:p>Squad</text:p>
          </table:table-cell>
          <table:table-cell table:style-name="ce30" office:value-type="float" office:value="0.07" calcext:value-type="float">
            <text:p>0.07</text:p>
          </table:table-cell>
          <table:table-cell table:style-name="ce34" table:content-validation-name="val1" office:value-type="string" calcext:value-type="string">
            <text:p>Probe</text:p>
          </table:table-cell>
          <table:table-cell table:style-name="ce37" table:formula="of:=IF(IFERROR(SEARCH(&quot;zDeprecated&quot;;[.B313]));-1;[.F313]*VLOOKUP([.G31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robeCoreHex.cfg</text:p>
          </table:table-cell>
          <table:table-cell table:style-name="ce23" office:value-type="string" calcext:value-type="string">
            <text:p>/home/oscar/Downloads/Kspaceconnect/ksp/GameData/Squad/Parts/Command/probeCoreHex/probeCoreHex.cfg</text:p>
          </table:table-cell>
          <table:table-cell table:style-name="ce26" office:value-type="float" office:value="650" calcext:value-type="float">
            <text:p>650</text:p>
          </table:table-cell>
          <table:table-cell table:style-name="ce26" office:value-type="string" calcext:value-type="string">
            <text:p>probeCoreHex</text:p>
          </table:table-cell>
          <table:table-cell table:style-name="ce26" table:formula="of:=IFERROR(__xludf.dummyfunction(&quot;IF(ISBLANK(B314),&quot;&quot;RESSOURCE&quot;&quot;,REGEXEXTRACT(B31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robe</text:p>
          </table:table-cell>
          <table:table-cell table:style-name="ce37" table:formula="of:=IF(IFERROR(SEARCH(&quot;zDeprecated&quot;;[.B314]));-1;[.F314]*VLOOKUP([.G314];[$'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probeCoreHex_v2.cfg</text:p>
          </table:table-cell>
          <table:table-cell table:style-name="ce23" office:value-type="string" calcext:value-type="string">
            <text:p>/home/oscar/Downloads/Kspaceconnect/ksp/GameData/Squad/Parts/Command/probeCoreHex_v2/probeCoreHex_v2.cfg</text:p>
          </table:table-cell>
          <table:table-cell table:style-name="ce26" office:value-type="float" office:value="650" calcext:value-type="float">
            <text:p>650</text:p>
          </table:table-cell>
          <table:table-cell table:style-name="ce26" office:value-type="string" calcext:value-type="string">
            <text:p>probeCoreHex_v2</text:p>
          </table:table-cell>
          <table:table-cell table:style-name="ce26" table:formula="of:=IFERROR(__xludf.dummyfunction(&quot;IF(ISBLANK(B315),&quot;&quot;RESSOURCE&quot;&quot;,REGEXEXTRACT(B315,&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robe</text:p>
          </table:table-cell>
          <table:table-cell table:style-name="ce37" table:formula="of:=IF(IFERROR(SEARCH(&quot;zDeprecated&quot;;[.B315]));-1;[.F315]*VLOOKUP([.G315];[$'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probeCoreOcto.cfg</text:p>
          </table:table-cell>
          <table:table-cell table:style-name="ce23" office:value-type="string" calcext:value-type="string">
            <text:p>/home/oscar/Downloads/Kspaceconnect/ksp/GameData/Squad/zDeprecated/Parts/Command/probeCoreOcto_v1/probeCoreOcto.cfg</text:p>
          </table:table-cell>
          <table:table-cell table:style-name="ce26" office:value-type="float" office:value="450" calcext:value-type="float">
            <text:p>450</text:p>
          </table:table-cell>
          <table:table-cell table:style-name="ce26" office:value-type="string" calcext:value-type="string">
            <text:p>probeCoreOcto</text:p>
          </table:table-cell>
          <table:table-cell table:style-name="ce26" table:formula="of:=IFERROR(__xludf.dummyfunction(&quot;IF(ISBLANK(B316),&quot;&quot;RESSOURCE&quot;&quot;,REGEXEXTRACT(B316,&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robe</text:p>
          </table:table-cell>
          <table:table-cell table:style-name="ce37" table:formula="of:=IF(IFERROR(SEARCH(&quot;zDeprecated&quot;;[.B316]));-1;[.F316]*VLOOKUP([.G31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robeCoreOcto_v2.cfg</text:p>
          </table:table-cell>
          <table:table-cell table:style-name="ce23" office:value-type="string" calcext:value-type="string">
            <text:p>/home/oscar/Downloads/Kspaceconnect/ksp/GameData/Squad/Parts/Command/probeCoreOcto_v2/probeCoreOcto_v2.cfg</text:p>
          </table:table-cell>
          <table:table-cell table:style-name="ce26" office:value-type="float" office:value="450" calcext:value-type="float">
            <text:p>450</text:p>
          </table:table-cell>
          <table:table-cell table:style-name="ce26" office:value-type="string" calcext:value-type="string">
            <text:p>probeCoreOcto_v2</text:p>
          </table:table-cell>
          <table:table-cell table:style-name="ce26" table:formula="of:=IFERROR(__xludf.dummyfunction(&quot;IF(ISBLANK(B317),&quot;&quot;RESSOURCE&quot;&quot;,REGEXEXTRACT(B317,&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robe</text:p>
          </table:table-cell>
          <table:table-cell table:style-name="ce37" table:formula="of:=IF(IFERROR(SEARCH(&quot;zDeprecated&quot;;[.B317]));-1;[.F317]*VLOOKUP([.G317];[$'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probeCoreOcto2.cfg</text:p>
          </table:table-cell>
          <table:table-cell table:style-name="ce23" office:value-type="string" calcext:value-type="string">
            <text:p>/home/oscar/Downloads/Kspaceconnect/ksp/GameData/Squad/zDeprecated/Parts/Command/probeCoreOcto2_v1/probeCoreOcto2.cfg</text:p>
          </table:table-cell>
          <table:table-cell table:style-name="ce26" office:value-type="float" office:value="1480" calcext:value-type="float">
            <text:p>1480</text:p>
          </table:table-cell>
          <table:table-cell table:style-name="ce26" office:value-type="string" calcext:value-type="string">
            <text:p>probeCoreOcto2</text:p>
          </table:table-cell>
          <table:table-cell table:style-name="ce26" table:formula="of:=IFERROR(__xludf.dummyfunction(&quot;IF(ISBLANK(B318),&quot;&quot;RESSOURCE&quot;&quot;,REGEXEXTRACT(B318,&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Probe</text:p>
          </table:table-cell>
          <table:table-cell table:style-name="ce37" table:formula="of:=IF(IFERROR(SEARCH(&quot;zDeprecated&quot;;[.B318]));-1;[.F318]*VLOOKUP([.G318];[$'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robeCoreOcto2_v2.cfg</text:p>
          </table:table-cell>
          <table:table-cell table:style-name="ce23" office:value-type="string" calcext:value-type="string">
            <text:p>/home/oscar/Downloads/Kspaceconnect/ksp/GameData/Squad/Parts/Command/probeCoreOcto2_v2/probeCoreOcto2_v2.cfg</text:p>
          </table:table-cell>
          <table:table-cell table:style-name="ce26" office:value-type="float" office:value="1480" calcext:value-type="float">
            <text:p>1480</text:p>
          </table:table-cell>
          <table:table-cell table:style-name="ce26" office:value-type="string" calcext:value-type="string">
            <text:p>probeCoreOcto2_v2</text:p>
          </table:table-cell>
          <table:table-cell table:style-name="ce26" table:formula="of:=IFERROR(__xludf.dummyfunction(&quot;IF(ISBLANK(B319),&quot;&quot;RESSOURCE&quot;&quot;,REGEXEXTRACT(B319,&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Probe</text:p>
          </table:table-cell>
          <table:table-cell table:style-name="ce37" table:formula="of:=IF(IFERROR(SEARCH(&quot;zDeprecated&quot;;[.B319]));-1;[.F319]*VLOOKUP([.G319];[$'CO$ Methodology Parts'.$A$12:.$E$57];5;1))" office:value-type="float" office:value="2067.183463" calcext:value-type="float">
            <text:p>2067.183463</text:p>
          </table:table-cell>
          <table:table-cell table:style-name="ce40"/>
          <table:table-cell table:number-columns-repeated="1015"/>
        </table:table-row>
        <table:table-row table:style-name="ro1">
          <table:table-cell table:style-name="ce2" office:value-type="string" calcext:value-type="string">
            <text:p>probeStackSphere.cfg</text:p>
          </table:table-cell>
          <table:table-cell table:style-name="ce23" office:value-type="string" calcext:value-type="string">
            <text:p>/home/oscar/Downloads/Kspaceconnect/ksp/GameData/Squad/zDeprecated/Parts/Command/probeStackSphere_v1/probeStackSphere.cfg</text:p>
          </table:table-cell>
          <table:table-cell table:style-name="ce26" office:value-type="float" office:value="300" calcext:value-type="float">
            <text:p>300</text:p>
          </table:table-cell>
          <table:table-cell table:style-name="ce26" office:value-type="string" calcext:value-type="string">
            <text:p>probeCoreSphere</text:p>
          </table:table-cell>
          <table:table-cell table:style-name="ce26" table:formula="of:=IFERROR(__xludf.dummyfunction(&quot;IF(ISBLANK(B320),&quot;&quot;RESSOURCE&quot;&quot;,REGEXEXTRACT(B320,&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Probe</text:p>
          </table:table-cell>
          <table:table-cell table:style-name="ce37" table:formula="of:=IF(IFERROR(SEARCH(&quot;zDeprecated&quot;;[.B320]));-1;[.F320]*VLOOKUP([.G32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robeStackSphere_v2.cfg</text:p>
          </table:table-cell>
          <table:table-cell table:style-name="ce23" office:value-type="string" calcext:value-type="string">
            <text:p>/home/oscar/Downloads/Kspaceconnect/ksp/GameData/Squad/Parts/Command/probeStackSphere_v2/probeStackSphere_v2.cfg</text:p>
          </table:table-cell>
          <table:table-cell table:style-name="ce26" office:value-type="float" office:value="300" calcext:value-type="float">
            <text:p>300</text:p>
          </table:table-cell>
          <table:table-cell table:style-name="ce26" office:value-type="string" calcext:value-type="string">
            <text:p>probeCoreSphere_v2</text:p>
          </table:table-cell>
          <table:table-cell table:style-name="ce26" table:formula="of:=IFERROR(__xludf.dummyfunction(&quot;IF(ISBLANK(B321),&quot;&quot;RESSOURCE&quot;&quot;,REGEXEXTRACT(B321,&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Probe</text:p>
          </table:table-cell>
          <table:table-cell table:style-name="ce37" table:formula="of:=IF(IFERROR(SEARCH(&quot;zDeprecated&quot;;[.B321]));-1;[.F321]*VLOOKUP([.G321];[$'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probeStackLarge.cfg</text:p>
          </table:table-cell>
          <table:table-cell table:style-name="ce23" office:value-type="string" calcext:value-type="string">
            <text:p>/home/oscar/Downloads/Kspaceconnect/ksp/GameData/Squad/Parts/Command/probeStackLarge/probeStackLarge.cfg</text:p>
          </table:table-cell>
          <table:table-cell table:style-name="ce26" office:value-type="float" office:value="3400" calcext:value-type="float">
            <text:p>3400</text:p>
          </table:table-cell>
          <table:table-cell table:style-name="ce26" office:value-type="string" calcext:value-type="string">
            <text:p>probeStackLarge</text:p>
          </table:table-cell>
          <table:table-cell table:style-name="ce26" table:formula="of:=IFERROR(__xludf.dummyfunction(&quot;IF(ISBLANK(B322),&quot;&quot;RESSOURCE&quot;&quot;,REGEXEXTRACT(B322,&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Probe</text:p>
          </table:table-cell>
          <table:table-cell table:style-name="ce37" table:formula="of:=IF(IFERROR(SEARCH(&quot;zDeprecated&quot;;[.B322]));-1;[.F322]*VLOOKUP([.G322];[$'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probeStackSmall.cfg</text:p>
          </table:table-cell>
          <table:table-cell table:style-name="ce23" office:value-type="string" calcext:value-type="string">
            <text:p>/home/oscar/Downloads/Kspaceconnect/ksp/GameData/Squad/Parts/Command/probeStackSmall/probeStackSmall.cfg</text:p>
          </table:table-cell>
          <table:table-cell table:style-name="ce26" office:value-type="float" office:value="2250" calcext:value-type="float">
            <text:p>2250</text:p>
          </table:table-cell>
          <table:table-cell table:style-name="ce26" office:value-type="string" calcext:value-type="string">
            <text:p>probeStackSmall</text:p>
          </table:table-cell>
          <table:table-cell table:style-name="ce26" table:formula="of:=IFERROR(__xludf.dummyfunction(&quot;IF(ISBLANK(B323),&quot;&quot;RESSOURCE&quot;&quot;,REGEXEXTRACT(B323,&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Probe</text:p>
          </table:table-cell>
          <table:table-cell table:style-name="ce37" table:formula="of:=IF(IFERROR(SEARCH(&quot;zDeprecated&quot;;[.B323]));-1;[.F323]*VLOOKUP([.G323];[$'CO$ Methodology Parts'.$A$12:.$E$57];5;1))" office:value-type="float" office:value="5167.958656" calcext:value-type="float">
            <text:p>5167.958656</text:p>
          </table:table-cell>
          <table:table-cell table:style-name="ce40"/>
          <table:table-cell table:number-columns-repeated="1015"/>
        </table:table-row>
        <table:table-row table:style-name="ro1">
          <table:table-cell table:style-name="ce2" office:value-type="string" calcext:value-type="string">
            <text:p>wingletAV-R8.cfg</text:p>
          </table:table-cell>
          <table:table-cell table:style-name="ce23" office:value-type="string" calcext:value-type="string">
            <text:p>/home/oscar/Downloads/Kspaceconnect/ksp/GameData/Squad/Parts/Aero/wingletAV-R8/wingletAV-R8.cfg</text:p>
          </table:table-cell>
          <table:table-cell table:style-name="ce26" office:value-type="float" office:value="640" calcext:value-type="float">
            <text:p>640</text:p>
          </table:table-cell>
          <table:table-cell table:style-name="ce26" office:value-type="string" calcext:value-type="string">
            <text:p>R8winglet</text:p>
          </table:table-cell>
          <table:table-cell table:style-name="ce26" table:formula="of:=IFERROR(__xludf.dummyfunction(&quot;IF(ISBLANK(B324),&quot;&quot;RESSOURCE&quot;&quot;,REGEXEXTRACT(B32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324]));-1;[.F324]*VLOOKUP([.G324];[$'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decouplerRadialTT-38K.cfg</text:p>
          </table:table-cell>
          <table:table-cell table:style-name="ce23" office:value-type="string" calcext:value-type="string">
            <text:p>/home/oscar/Downloads/Kspaceconnect/ksp/GameData/Squad/Parts/Utility/decouplerRadialTT-38K/decouplerRadialTT-38K.cfg</text:p>
          </table:table-cell>
          <table:table-cell table:style-name="ce26" office:value-type="float" office:value="600" calcext:value-type="float">
            <text:p>600</text:p>
          </table:table-cell>
          <table:table-cell table:style-name="ce26" office:value-type="string" calcext:value-type="string">
            <text:p>radialDecoupler</text:p>
          </table:table-cell>
          <table:table-cell table:style-name="ce26" table:formula="of:=IFERROR(__xludf.dummyfunction(&quot;IF(ISBLANK(B325),&quot;&quot;RESSOURCE&quot;&quot;,REGEXEXTRACT(B325,&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Decoupler</text:p>
          </table:table-cell>
          <table:table-cell table:style-name="ce37" table:formula="of:=IF(IFERROR(SEARCH(&quot;zDeprecated&quot;;[.B325]));-1;[.F325]*VLOOKUP([.G325];[$'CO$ Methodology Parts'.$A$12:.$E$57];5;1))" office:value-type="float" office:value="299.9979328" calcext:value-type="float">
            <text:p>299.9979328</text:p>
          </table:table-cell>
          <table:table-cell table:style-name="ce40"/>
          <table:table-cell table:number-columns-repeated="1015"/>
        </table:table-row>
        <table:table-row table:style-name="ro1">
          <table:table-cell table:style-name="ce2" office:value-type="string" calcext:value-type="string">
            <text:p>decouplerRadialHDM.cfg</text:p>
          </table:table-cell>
          <table:table-cell table:style-name="ce23" office:value-type="string" calcext:value-type="string">
            <text:p>/home/oscar/Downloads/Kspaceconnect/ksp/GameData/Squad/Parts/Utility/decouplerRadialHDM/decouplerRadialHDM.cfg</text:p>
          </table:table-cell>
          <table:table-cell table:style-name="ce26" office:value-type="float" office:value="770" calcext:value-type="float">
            <text:p>770</text:p>
          </table:table-cell>
          <table:table-cell table:style-name="ce26" office:value-type="string" calcext:value-type="string">
            <text:p>radialDecoupler1-2</text:p>
          </table:table-cell>
          <table:table-cell table:style-name="ce26" table:formula="of:=IFERROR(__xludf.dummyfunction(&quot;IF(ISBLANK(B326),&quot;&quot;RESSOURCE&quot;&quot;,REGEXEXTRACT(B326,&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Decoupler</text:p>
          </table:table-cell>
          <table:table-cell table:style-name="ce37" table:formula="of:=IF(IFERROR(SEARCH(&quot;zDeprecated&quot;;[.B326]));-1;[.F326]*VLOOKUP([.G326];[$'CO$ Methodology Parts'.$A$12:.$E$57];5;1))" office:value-type="float" office:value="4799.966925" calcext:value-type="float">
            <text:p>4799.966925</text:p>
          </table:table-cell>
          <table:table-cell table:style-name="ce40"/>
          <table:table-cell table:number-columns-repeated="1015"/>
        </table:table-row>
        <table:table-row table:style-name="ro1">
          <table:table-cell table:style-name="ce2" office:value-type="string" calcext:value-type="string">
            <text:p>decouplerRadialTT-70.cfg</text:p>
          </table:table-cell>
          <table:table-cell table:style-name="ce23" office:value-type="string" calcext:value-type="string">
            <text:p>/home/oscar/Downloads/Kspaceconnect/ksp/GameData/Squad/Parts/Utility/decouplerRadialTT-70/decouplerRadialTT-70.cfg</text:p>
          </table:table-cell>
          <table:table-cell table:style-name="ce26" office:value-type="float" office:value="700" calcext:value-type="float">
            <text:p>700</text:p>
          </table:table-cell>
          <table:table-cell table:style-name="ce26" office:value-type="string" calcext:value-type="string">
            <text:p>radialDecoupler2</text:p>
          </table:table-cell>
          <table:table-cell table:style-name="ce26" table:formula="of:=IFERROR(__xludf.dummyfunction(&quot;IF(ISBLANK(B327),&quot;&quot;RESSOURCE&quot;&quot;,REGEXEXTRACT(B327,&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Decoupler</text:p>
          </table:table-cell>
          <table:table-cell table:style-name="ce37" table:formula="of:=IF(IFERROR(SEARCH(&quot;zDeprecated&quot;;[.B327]));-1;[.F327]*VLOOKUP([.G327];[$'CO$ Methodology Parts'.$A$12:.$E$57];5;1))" office:value-type="float" office:value="599.9958656" calcext:value-type="float">
            <text:p>599.9958656</text:p>
          </table:table-cell>
          <table:table-cell table:style-name="ce40"/>
          <table:table-cell table:number-columns-repeated="1015"/>
        </table:table-row>
        <table:table-row table:style-name="ro1">
          <table:table-cell table:style-name="ce2" office:value-type="string" calcext:value-type="string">
            <text:p>RadialDrill.cfg</text:p>
          </table:table-cell>
          <table:table-cell table:style-name="ce23" office:value-type="string" calcext:value-type="string">
            <text:p>/home/oscar/Downloads/Kspaceconnect/ksp/GameData/Squad/Parts/Resources/RadialDrill/RadialDrill.cfg</text:p>
          </table:table-cell>
          <table:table-cell table:style-name="ce26" office:value-type="float" office:value="6000" calcext:value-type="float">
            <text:p>6000</text:p>
          </table:table-cell>
          <table:table-cell table:style-name="ce26" office:value-type="string" calcext:value-type="string">
            <text:p>RadialDrill</text:p>
          </table:table-cell>
          <table:table-cell table:style-name="ce26" table:formula="of:=IFERROR(__xludf.dummyfunction(&quot;IF(ISBLANK(B328),&quot;&quot;RESSOURCE&quot;&quot;,REGEXEXTRACT(B328,&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Drill</text:p>
          </table:table-cell>
          <table:table-cell table:style-name="ce37" table:formula="of:=IF(IFERROR(SEARCH(&quot;zDeprecated&quot;;[.B328]));-1;[.F328]*VLOOKUP([.G328];[$'CO$ Methodology Parts'.$A$12:.$E$57];5;1))" office:value-type="float" office:value="2600" calcext:value-type="float">
            <text:p>2600</text:p>
          </table:table-cell>
          <table:table-cell table:style-name="ce40"/>
          <table:table-cell table:number-columns-repeated="1015"/>
        </table:table-row>
        <table:table-row table:style-name="ro1">
          <table:table-cell table:style-name="ce2" office:value-type="string" calcext:value-type="string">
            <text:p>parachuteMk12-R.cfg</text:p>
          </table:table-cell>
          <table:table-cell table:style-name="ce23" office:value-type="string" calcext:value-type="string">
            <text:p>/home/oscar/Downloads/Kspaceconnect/ksp/GameData/Squad/Parts/Utility/parachuteMk12-R/parachuteMk12-R.cfg</text:p>
          </table:table-cell>
          <table:table-cell table:style-name="ce26" office:value-type="float" office:value="150" calcext:value-type="float">
            <text:p>150</text:p>
          </table:table-cell>
          <table:table-cell table:style-name="ce26" office:value-type="string" calcext:value-type="string">
            <text:p>radialDrogue</text:p>
          </table:table-cell>
          <table:table-cell table:style-name="ce26" table:formula="of:=IFERROR(__xludf.dummyfunction(&quot;IF(ISBLANK(B329),&quot;&quot;RESSOURCE&quot;&quot;,REGEXEXTRACT(B329,&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Parachute</text:p>
          </table:table-cell>
          <table:table-cell table:style-name="ce37" table:formula="of:=IF(IFERROR(SEARCH(&quot;zDeprecated&quot;;[.B329]));-1;[.F329]*VLOOKUP([.G329];[$'CO$ Methodology Parts'.$A$12:.$E$57];5;1))" office:value-type="float" office:value="2208.75" calcext:value-type="float">
            <text:p>2208.75</text:p>
          </table:table-cell>
          <table:table-cell table:style-name="ce40"/>
          <table:table-cell table:number-columns-repeated="1015"/>
        </table:table-row>
        <table:table-row table:style-name="ro1">
          <table:table-cell table:style-name="ce2" office:value-type="string" calcext:value-type="string">
            <text:p>engineBodyRadial.cfg</text:p>
          </table:table-cell>
          <table:table-cell table:style-name="ce23" office:value-type="string" calcext:value-type="string">
            <text:p>/home/oscar/Downloads/Kspaceconnect/ksp/GameData/Squad/Parts/Structural/mk1Parts/engineBodyRadial.cfg</text:p>
          </table:table-cell>
          <table:table-cell table:style-name="ce26" office:value-type="float" office:value="1618" calcext:value-type="float">
            <text:p>1618</text:p>
          </table:table-cell>
          <table:table-cell table:style-name="ce26" office:value-type="string" calcext:value-type="string">
            <text:p>radialEngineBody</text:p>
          </table:table-cell>
          <table:table-cell table:style-name="ce26" table:formula="of:=IFERROR(__xludf.dummyfunction(&quot;IF(ISBLANK(B330),&quot;&quot;RESSOURCE&quot;&quot;,REGEXEXTRACT(B330,&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Engine</text:p>
          </table:table-cell>
          <table:table-cell table:style-name="ce37" table:formula="of:=IF(IFERROR(SEARCH(&quot;zDeprecated&quot;;[.B330]));-1;[.F330]*VLOOKUP([.G330];[$'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liquidEngineLV-1R.cfg</text:p>
          </table:table-cell>
          <table:table-cell table:style-name="ce23" office:value-type="string" calcext:value-type="string">
            <text:p>/home/oscar/Downloads/Kspaceconnect/ksp/GameData/Squad/zDeprecated/Parts/Engine/liquidEngineLV-1R_v1/liquidEngineLV-1R.cfg</text:p>
          </table:table-cell>
          <table:table-cell table:style-name="ce26" office:value-type="float" office:value="120" calcext:value-type="float">
            <text:p>120</text:p>
          </table:table-cell>
          <table:table-cell table:style-name="ce26" office:value-type="string" calcext:value-type="string">
            <text:p>radialEngineMini</text:p>
          </table:table-cell>
          <table:table-cell table:style-name="ce26" table:formula="of:=IFERROR(__xludf.dummyfunction(&quot;IF(ISBLANK(B331),&quot;&quot;RESSOURCE&quot;&quot;,REGEXEXTRACT(B331,&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Engine</text:p>
          </table:table-cell>
          <table:table-cell table:style-name="ce37" table:formula="of:=IF(IFERROR(SEARCH(&quot;zDeprecated&quot;;[.B331]));-1;[.F331]*VLOOKUP([.G33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liquidEngineLV-1R _v2.cfg</text:p>
          </table:table-cell>
          <table:table-cell table:style-name="ce23" office:value-type="string" calcext:value-type="string">
            <text:p>/home/oscar/Downloads/Kspaceconnect/ksp/GameData/Squad/Parts/Engine/liquidEngineLV-1_v2/liquidEngineLV-1R _v2.cfg</text:p>
          </table:table-cell>
          <table:table-cell table:style-name="ce26" office:value-type="float" office:value="120" calcext:value-type="float">
            <text:p>120</text:p>
          </table:table-cell>
          <table:table-cell table:style-name="ce26" office:value-type="string" calcext:value-type="string">
            <text:p>radialEngineMini_v2</text:p>
          </table:table-cell>
          <table:table-cell table:style-name="ce26" table:formula="of:=IFERROR(__xludf.dummyfunction(&quot;IF(ISBLANK(B332),&quot;&quot;RESSOURCE&quot;&quot;,REGEXEXTRACT(B332,&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Engine</text:p>
          </table:table-cell>
          <table:table-cell table:style-name="ce37" table:formula="of:=IF(IFERROR(SEARCH(&quot;zDeprecated&quot;;[.B332]));-1;[.F332]*VLOOKUP([.G332];[$'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liquidEngineMk55.cfg</text:p>
          </table:table-cell>
          <table:table-cell table:style-name="ce23" office:value-type="string" calcext:value-type="string">
            <text:p>/home/oscar/Downloads/Kspaceconnect/ksp/GameData/Squad/Parts/Engine/liquidEngineMk55/liquidEngineMk55.cfg</text:p>
          </table:table-cell>
          <table:table-cell table:style-name="ce26" office:value-type="float" office:value="820" calcext:value-type="float">
            <text:p>820</text:p>
          </table:table-cell>
          <table:table-cell table:style-name="ce26" office:value-type="string" calcext:value-type="string">
            <text:p>radialLiquidEngine1-2</text:p>
          </table:table-cell>
          <table:table-cell table:style-name="ce26" table:formula="of:=IFERROR(__xludf.dummyfunction(&quot;IF(ISBLANK(B333),&quot;&quot;RESSOURCE&quot;&quot;,REGEXEXTRACT(B333,&quot;&quot;GameData/(\w+)&quot;&quot;))&quot;);&quot;Squad&quot;)" office:value-type="string" office:string-value="Squad" calcext:value-type="string">
            <text:p>Squad</text:p>
          </table:table-cell>
          <table:table-cell table:style-name="ce30" office:value-type="float" office:value="0.9" calcext:value-type="float">
            <text:p>0.9</text:p>
          </table:table-cell>
          <table:table-cell table:style-name="ce34" table:content-validation-name="val1" office:value-type="string" calcext:value-type="string">
            <text:p>Engine</text:p>
          </table:table-cell>
          <table:table-cell table:style-name="ce37" table:formula="of:=IF(IFERROR(SEARCH(&quot;zDeprecated&quot;;[.B333]));-1;[.F333]*VLOOKUP([.G333];[$'CO$ Methodology Parts'.$A$12:.$E$57];5;1))" office:value-type="float" office:value="4103.981395" calcext:value-type="float">
            <text:p>4103.981395</text:p>
          </table:table-cell>
          <table:table-cell table:style-name="ce40"/>
          <table:table-cell table:number-columns-repeated="1015"/>
        </table:table-row>
        <table:table-row table:style-name="ro1">
          <table:table-cell table:style-name="ce2" office:value-type="string" calcext:value-type="string">
            <text:p>RadialTank.cfg</text:p>
          </table:table-cell>
          <table:table-cell table:style-name="ce23" office:value-type="string" calcext:value-type="string">
            <text:p>/home/oscar/Downloads/Kspaceconnect/ksp/GameData/Squad/Parts/Resources/RadialTank/RadialTank.cfg</text:p>
          </table:table-cell>
          <table:table-cell table:style-name="ce26" office:value-type="float" office:value="298.5" calcext:value-type="float">
            <text:p>298.5</text:p>
          </table:table-cell>
          <table:table-cell table:style-name="ce26" office:value-type="string" calcext:value-type="string">
            <text:p>RadialOreTank</text:p>
          </table:table-cell>
          <table:table-cell table:style-name="ce26" table:formula="of:=IFERROR(__xludf.dummyfunction(&quot;IF(ISBLANK(B334),&quot;&quot;RESSOURCE&quot;&quot;,REGEXEXTRACT(B334,&quot;&quot;GameData/(\w+)&quot;&quot;))&quot;);&quot;Squad&quot;)" office:value-type="string" office:string-value="Squad" calcext:value-type="string">
            <text:p>Squad</text:p>
          </table:table-cell>
          <table:table-cell table:style-name="ce30" office:value-type="float" office:value="0.125" calcext:value-type="float">
            <text:p>0.125</text:p>
          </table:table-cell>
          <table:table-cell table:style-name="ce34" table:content-validation-name="val1" office:value-type="string" calcext:value-type="string">
            <text:p>Tank</text:p>
          </table:table-cell>
          <table:table-cell table:style-name="ce37" table:formula="of:=IF(IFERROR(SEARCH(&quot;zDeprecated&quot;;[.B334]));-1;[.F334]*VLOOKUP([.G334];[$'CO$ Methodology Parts'.$A$12:.$E$57];5;1))" office:value-type="float" office:value="260" calcext:value-type="float">
            <text:p>260</text:p>
          </table:table-cell>
          <table:table-cell table:style-name="ce40"/>
          <table:table-cell table:number-columns-repeated="1015"/>
        </table:table-row>
        <table:table-row table:style-name="ro1">
          <table:table-cell table:style-name="ce2" office:value-type="string" calcext:value-type="string">
            <text:p>radialRCSTank.cfg</text:p>
          </table:table-cell>
          <table:table-cell table:style-name="ce23" office:value-type="string" calcext:value-type="string">
            <text:p>/home/oscar/Downloads/Kspaceconnect/ksp/GameData/Squad/Parts/FuelTank/RCSTankRadial/radialRCSTank.cfg</text:p>
          </table:table-cell>
          <table:table-cell table:style-name="ce26" office:value-type="float" office:value="176" calcext:value-type="float">
            <text:p>176</text:p>
          </table:table-cell>
          <table:table-cell table:style-name="ce26" office:value-type="string" calcext:value-type="string">
            <text:p>radialRCSTank</text:p>
          </table:table-cell>
          <table:table-cell table:style-name="ce26" table:formula="of:=IFERROR(__xludf.dummyfunction(&quot;IF(ISBLANK(B335),&quot;&quot;RESSOURCE&quot;&quot;,REGEXEXTRACT(B335,&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Tank</text:p>
          </table:table-cell>
          <table:table-cell table:style-name="ce37" table:formula="of:=IF(IFERROR(SEARCH(&quot;zDeprecated&quot;;[.B335]));-1;[.F335]*VLOOKUP([.G335];[$'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radPanelEdge.cfg</text:p>
          </table:table-cell>
          <table:table-cell table:style-name="ce23" office:value-type="string" calcext:value-type="string">
            <text:p>/home/oscar/Downloads/Kspaceconnect/ksp/GameData/Squad/Parts/Thermal/RadiatorPanels/radPanelEdge.cfg</text:p>
          </table:table-cell>
          <table:table-cell table:style-name="ce26" office:value-type="float" office:value="450" calcext:value-type="float">
            <text:p>450</text:p>
          </table:table-cell>
          <table:table-cell table:style-name="ce26" office:value-type="string" calcext:value-type="string">
            <text:p>radPanelEdge</text:p>
          </table:table-cell>
          <table:table-cell table:style-name="ce26" table:formula="of:=IFERROR(__xludf.dummyfunction(&quot;IF(ISBLANK(B336),&quot;&quot;RESSOURCE&quot;&quot;,REGEXEXTRACT(B336,&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Radiator</text:p>
          </table:table-cell>
          <table:table-cell table:style-name="ce37" table:formula="of:=IF(IFERROR(SEARCH(&quot;zDeprecated&quot;;[.B336]));-1;[.F336]*VLOOKUP([.G336];[$'CO$ Methodology Parts'.$A$12:.$E$57];5;1))" office:value-type="float" office:value="472.95" calcext:value-type="float">
            <text:p>472.95</text:p>
          </table:table-cell>
          <table:table-cell table:style-name="ce40"/>
          <table:table-cell table:number-columns-repeated="1015"/>
        </table:table-row>
        <table:table-row table:style-name="ro1">
          <table:table-cell table:style-name="ce2" office:value-type="string" calcext:value-type="string">
            <text:p>radPanelLg.cfg</text:p>
          </table:table-cell>
          <table:table-cell table:style-name="ce23" office:value-type="string" calcext:value-type="string">
            <text:p>/home/oscar/Downloads/Kspaceconnect/ksp/GameData/Squad/Parts/Thermal/RadiatorPanels/radPanelLg.cfg</text:p>
          </table:table-cell>
          <table:table-cell table:style-name="ce26" office:value-type="float" office:value="450" calcext:value-type="float">
            <text:p>450</text:p>
          </table:table-cell>
          <table:table-cell table:style-name="ce26" office:value-type="string" calcext:value-type="string">
            <text:p>radPanelLg</text:p>
          </table:table-cell>
          <table:table-cell table:style-name="ce26" table:formula="of:=IFERROR(__xludf.dummyfunction(&quot;IF(ISBLANK(B337),&quot;&quot;RESSOURCE&quot;&quot;,REGEXEXTRACT(B337,&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Radiator</text:p>
          </table:table-cell>
          <table:table-cell table:style-name="ce37" table:formula="of:=IF(IFERROR(SEARCH(&quot;zDeprecated&quot;;[.B337]));-1;[.F337]*VLOOKUP([.G337];[$'CO$ Methodology Parts'.$A$12:.$E$57];5;1))" office:value-type="float" office:value="788.25" calcext:value-type="float">
            <text:p>788.25</text:p>
          </table:table-cell>
          <table:table-cell table:style-name="ce40"/>
          <table:table-cell table:number-columns-repeated="1015"/>
        </table:table-row>
        <table:table-row table:style-name="ro1">
          <table:table-cell table:style-name="ce2" office:value-type="string" calcext:value-type="string">
            <text:p>radPanelSm.cfg</text:p>
          </table:table-cell>
          <table:table-cell table:style-name="ce23" office:value-type="string" calcext:value-type="string">
            <text:p>/home/oscar/Downloads/Kspaceconnect/ksp/GameData/Squad/Parts/Thermal/RadiatorPanels/radPanelSm.cfg</text:p>
          </table:table-cell>
          <table:table-cell table:style-name="ce26" office:value-type="float" office:value="150" calcext:value-type="float">
            <text:p>150</text:p>
          </table:table-cell>
          <table:table-cell table:style-name="ce26" office:value-type="string" calcext:value-type="string">
            <text:p>radPanelSm</text:p>
          </table:table-cell>
          <table:table-cell table:style-name="ce26" table:formula="of:=IFERROR(__xludf.dummyfunction(&quot;IF(ISBLANK(B338),&quot;&quot;RESSOURCE&quot;&quot;,REGEXEXTRACT(B338,&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Radiator</text:p>
          </table:table-cell>
          <table:table-cell table:style-name="ce37" table:formula="of:=IF(IFERROR(SEARCH(&quot;zDeprecated&quot;;[.B338]));-1;[.F338]*VLOOKUP([.G338];[$'CO$ Methodology Parts'.$A$12:.$E$57];5;1))" office:value-type="float" office:value="157.65" calcext:value-type="float">
            <text:p>157.65</text:p>
          </table:table-cell>
          <table:table-cell table:style-name="ce40"/>
          <table:table-cell table:number-columns-repeated="1015"/>
        </table:table-row>
        <table:table-row table:style-name="ro1">
          <table:table-cell table:style-name="ce2" office:value-type="string" calcext:value-type="string">
            <text:p>ramAirIntake.cfg</text:p>
          </table:table-cell>
          <table:table-cell table:style-name="ce23" office:value-type="string" calcext:value-type="string">
            <text:p>/home/oscar/Downloads/Kspaceconnect/ksp/GameData/Squad/Parts/Aero/ramAirIntake/ramAirIntake.cfg</text:p>
          </table:table-cell>
          <table:table-cell table:style-name="ce26" office:value-type="float" office:value="2680" calcext:value-type="float">
            <text:p>2680</text:p>
          </table:table-cell>
          <table:table-cell table:style-name="ce26" office:value-type="string" calcext:value-type="string">
            <text:p>ramAirIntake</text:p>
          </table:table-cell>
          <table:table-cell table:style-name="ce26" table:formula="of:=IFERROR(__xludf.dummyfunction(&quot;IF(ISBLANK(B339),&quot;&quot;RESSOURCE&quot;&quot;,REGEXEXTRACT(B339,&quot;&quot;GameData/(\w+)&quot;&quot;))&quot;);&quot;Squad&quot;)" office:value-type="string" office:string-value="Squad" calcext:value-type="string">
            <text:p>Squad</text:p>
          </table:table-cell>
          <table:table-cell table:style-name="ce30" office:value-type="float" office:value="0.06" calcext:value-type="float">
            <text:p>0.06</text:p>
          </table:table-cell>
          <table:table-cell table:style-name="ce34" table:content-validation-name="val1" office:value-type="string" calcext:value-type="string">
            <text:p>Intake</text:p>
          </table:table-cell>
          <table:table-cell table:style-name="ce37" table:formula="of:=IF(IFERROR(SEARCH(&quot;zDeprecated&quot;;[.B339]));-1;[.F339]*VLOOKUP([.G339];[$'CO$ Methodology Parts'.$A$12:.$E$57];5;1))" office:value-type="float" office:value="535.35" calcext:value-type="float">
            <text:p>535.35</text:p>
          </table:table-cell>
          <table:table-cell table:style-name="ce40"/>
          <table:table-cell table:number-columns-repeated="1015"/>
        </table:table-row>
        <table:table-row table:style-name="ro1">
          <table:table-cell table:style-name="ce2" office:value-type="string" calcext:value-type="string">
            <text:p>rapierEngine.cfg</text:p>
          </table:table-cell>
          <table:table-cell table:style-name="ce23" office:value-type="string" calcext:value-type="string">
            <text:p>/home/oscar/Downloads/Kspaceconnect/ksp/GameData/Squad/Parts/Engine/rapierEngine/rapierEngine.cfg</text:p>
          </table:table-cell>
          <table:table-cell table:style-name="ce26" office:value-type="float" office:value="6000" calcext:value-type="float">
            <text:p>6000</text:p>
          </table:table-cell>
          <table:table-cell table:style-name="ce26" office:value-type="string" calcext:value-type="string">
            <text:p>RAPIER</text:p>
          </table:table-cell>
          <table:table-cell table:style-name="ce26" table:formula="of:=IFERROR(__xludf.dummyfunction(&quot;IF(ISBLANK(B340),&quot;&quot;RESSOURCE&quot;&quot;,REGEXEXTRACT(B340,&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Engine</text:p>
          </table:table-cell>
          <table:table-cell table:style-name="ce37" table:formula="of:=IF(IFERROR(SEARCH(&quot;zDeprecated&quot;;[.B340]));-1;[.F340]*VLOOKUP([.G340];[$'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rcsBlockRV-105.cfg</text:p>
          </table:table-cell>
          <table:table-cell table:style-name="ce23" office:value-type="string" calcext:value-type="string">
            <text:p>/home/oscar/Downloads/Kspaceconnect/ksp/GameData/Squad/zDeprecated/Parts/Utility/rcsBlockRV-105_v1/rcsBlockRV-105.cfg</text:p>
          </table:table-cell>
          <table:table-cell table:style-name="ce26" office:value-type="float" office:value="620" calcext:value-type="float">
            <text:p>620</text:p>
          </table:table-cell>
          <table:table-cell table:style-name="ce26" office:value-type="string" calcext:value-type="string">
            <text:p>RCSBlock</text:p>
          </table:table-cell>
          <table:table-cell table:style-name="ce26" table:formula="of:=IFERROR(__xludf.dummyfunction(&quot;IF(ISBLANK(B341),&quot;&quot;RESSOURCE&quot;&quot;,REGEXEXTRACT(B341,&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RCS Thruster</text:p>
          </table:table-cell>
          <table:table-cell table:style-name="ce37" table:formula="of:=IF(IFERROR(SEARCH(&quot;zDeprecated&quot;;[.B341]));-1;[.F341]*VLOOKUP([.G34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RCSblock_01_small.cfg</text:p>
          </table:table-cell>
          <table:table-cell table:style-name="ce23" office:value-type="string" calcext:value-type="string">
            <text:p>/home/oscar/Downloads/Kspaceconnect/ksp/GameData/Squad/Parts/Utility/rcsBlockRV-105_v2/RCSblock_01_small.cfg</text:p>
          </table:table-cell>
          <table:table-cell table:style-name="ce26" office:value-type="float" office:value="30" calcext:value-type="float">
            <text:p>30</text:p>
          </table:table-cell>
          <table:table-cell table:style-name="ce26" office:value-type="string" calcext:value-type="string">
            <text:p>RCSblock_01_small</text:p>
          </table:table-cell>
          <table:table-cell table:style-name="ce26" table:formula="of:=IFERROR(__xludf.dummyfunction(&quot;IF(ISBLANK(B342),&quot;&quot;RESSOURCE&quot;&quot;,REGEXEXTRACT(B342,&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RCS Thruster</text:p>
          </table:table-cell>
          <table:table-cell table:style-name="ce37" table:formula="of:=IF(IFERROR(SEARCH(&quot;zDeprecated&quot;;[.B342]));-1;[.F342]*VLOOKUP([.G342];[$'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rcsBlockRV-105.cfg</text:p>
          </table:table-cell>
          <table:table-cell table:style-name="ce23" office:value-type="string" calcext:value-type="string">
            <text:p>/home/oscar/Downloads/Kspaceconnect/ksp/GameData/Squad/Parts/Utility/rcsBlockRV-105_v2/rcsBlockRV-105.cfg</text:p>
          </table:table-cell>
          <table:table-cell table:style-name="ce26" office:value-type="float" office:value="45" calcext:value-type="float">
            <text:p>45</text:p>
          </table:table-cell>
          <table:table-cell table:style-name="ce26" office:value-type="string" calcext:value-type="string">
            <text:p>RCSBlock_v2</text:p>
          </table:table-cell>
          <table:table-cell table:style-name="ce26" table:formula="of:=IFERROR(__xludf.dummyfunction(&quot;IF(ISBLANK(B343),&quot;&quot;RESSOURCE&quot;&quot;,REGEXEXTRACT(B343,&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RCS Thruster</text:p>
          </table:table-cell>
          <table:table-cell table:style-name="ce37" table:formula="of:=IF(IFERROR(SEARCH(&quot;zDeprecated&quot;;[.B343]));-1;[.F343]*VLOOKUP([.G343];[$'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RCSFuelTankR25.cfg</text:p>
          </table:table-cell>
          <table:table-cell table:style-name="ce23" office:value-type="string" calcext:value-type="string">
            <text:p>/home/oscar/Downloads/Kspaceconnect/ksp/GameData/Squad/Parts/FuelTank/RCSFuelTankR25/RCSFuelTankR25.cfg</text:p>
          </table:table-cell>
          <table:table-cell table:style-name="ce26" office:value-type="float" office:value="186" calcext:value-type="float">
            <text:p>186</text:p>
          </table:table-cell>
          <table:table-cell table:style-name="ce26" office:value-type="string" calcext:value-type="string">
            <text:p>RCSFuelTank</text:p>
          </table:table-cell>
          <table:table-cell table:style-name="ce26" table:formula="of:=IFERROR(__xludf.dummyfunction(&quot;IF(ISBLANK(B344),&quot;&quot;RESSOURCE&quot;&quot;,REGEXEXTRACT(B344,&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RCS Thruster</text:p>
          </table:table-cell>
          <table:table-cell table:style-name="ce37" table:formula="of:=IF(IFERROR(SEARCH(&quot;zDeprecated&quot;;[.B344]));-1;[.F344]*VLOOKUP([.G344];[$'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RCSLinearSmall.cfg</text:p>
          </table:table-cell>
          <table:table-cell table:style-name="ce23" office:value-type="string" calcext:value-type="string">
            <text:p>/home/oscar/Downloads/Kspaceconnect/ksp/GameData/Squad/Parts/Utility/rcsSmallLinear/RCSLinearSmall.cfg</text:p>
          </table:table-cell>
          <table:table-cell table:style-name="ce26" office:value-type="float" office:value="15" calcext:value-type="float">
            <text:p>15</text:p>
          </table:table-cell>
          <table:table-cell table:style-name="ce26" office:value-type="string" calcext:value-type="string">
            <text:p>RCSLinearSmall</text:p>
          </table:table-cell>
          <table:table-cell table:style-name="ce26" table:formula="of:=IFERROR(__xludf.dummyfunction(&quot;IF(ISBLANK(B345),&quot;&quot;RESSOURCE&quot;&quot;,REGEXEXTRACT(B345,&quot;&quot;GameData/(\w+)&quot;&quot;))&quot;);&quot;Squad&quot;)" office:value-type="string" office:string-value="Squad" calcext:value-type="string">
            <text:p>Squad</text:p>
          </table:table-cell>
          <table:table-cell table:style-name="ce30" office:value-type="float" office:value="0.00125" calcext:value-type="float">
            <text:p>0.00125</text:p>
          </table:table-cell>
          <table:table-cell table:style-name="ce34" table:content-validation-name="val1" office:value-type="string" calcext:value-type="string">
            <text:p>RCS Thruster</text:p>
          </table:table-cell>
          <table:table-cell table:style-name="ce37" table:formula="of:=IF(IFERROR(SEARCH(&quot;zDeprecated&quot;;[.B345]));-1;[.F345]*VLOOKUP([.G345];[$'CO$ Methodology Parts'.$A$12:.$E$57];5;1))" office:value-type="float" office:value="2.6" calcext:value-type="float">
            <text:p>2.6</text:p>
          </table:table-cell>
          <table:table-cell table:style-name="ce40"/>
          <table:table-cell table:number-columns-repeated="1015"/>
        </table:table-row>
        <table:table-row table:style-name="ro1">
          <table:table-cell table:style-name="ce2" office:value-type="string" calcext:value-type="string">
            <text:p>RCSFuelTankR1.cfg</text:p>
          </table:table-cell>
          <table:table-cell table:style-name="ce23" office:value-type="string" calcext:value-type="string">
            <text:p>/home/oscar/Downloads/Kspaceconnect/ksp/GameData/Squad/Parts/FuelTank/RCSFuelTankR1/RCSFuelTankR1.cfg</text:p>
          </table:table-cell>
          <table:table-cell table:style-name="ce26" office:value-type="float" office:value="900" calcext:value-type="float">
            <text:p>900</text:p>
          </table:table-cell>
          <table:table-cell table:style-name="ce26" office:value-type="string" calcext:value-type="string">
            <text:p>RCSTank1-2</text:p>
          </table:table-cell>
          <table:table-cell table:style-name="ce26" table:formula="of:=IFERROR(__xludf.dummyfunction(&quot;IF(ISBLANK(B346),&quot;&quot;RESSOURCE&quot;&quot;,REGEXEXTRACT(B346,&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Tank</text:p>
          </table:table-cell>
          <table:table-cell table:style-name="ce37" table:formula="of:=IF(IFERROR(SEARCH(&quot;zDeprecated&quot;;[.B346]));-1;[.F346]*VLOOKUP([.G346];[$'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RCSFuelTankR10.cfg</text:p>
          </table:table-cell>
          <table:table-cell table:style-name="ce23" office:value-type="string" calcext:value-type="string">
            <text:p>/home/oscar/Downloads/Kspaceconnect/ksp/GameData/Squad/Parts/FuelTank/RCSFuelTankR10/RCSFuelTankR10.cfg</text:p>
          </table:table-cell>
          <table:table-cell table:style-name="ce26" office:value-type="float" office:value="176" calcext:value-type="float">
            <text:p>176</text:p>
          </table:table-cell>
          <table:table-cell table:style-name="ce26" office:value-type="string" calcext:value-type="string">
            <text:p>rcsTankMini</text:p>
          </table:table-cell>
          <table:table-cell table:style-name="ce26" table:formula="of:=IFERROR(__xludf.dummyfunction(&quot;IF(ISBLANK(B347),&quot;&quot;RESSOURCE&quot;&quot;,REGEXEXTRACT(B347,&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Tank</text:p>
          </table:table-cell>
          <table:table-cell table:style-name="ce37" table:formula="of:=IF(IFERROR(SEARCH(&quot;zDeprecated&quot;;[.B347]));-1;[.F347]*VLOOKUP([.G347];[$'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RCSTankRadialLong.cfg</text:p>
          </table:table-cell>
          <table:table-cell table:style-name="ce23" office:value-type="string" calcext:value-type="string">
            <text:p>/home/oscar/Downloads/Kspaceconnect/ksp/GameData/Squad/Parts/FuelTank/RCStankRadialLong/RCSTankRadialLong.cfg</text:p>
          </table:table-cell>
          <table:table-cell table:style-name="ce26" office:value-type="float" office:value="190" calcext:value-type="float">
            <text:p>190</text:p>
          </table:table-cell>
          <table:table-cell table:style-name="ce26" office:value-type="string" calcext:value-type="string">
            <text:p>rcsTankRadialLong</text:p>
          </table:table-cell>
          <table:table-cell table:style-name="ce26" table:formula="of:=IFERROR(__xludf.dummyfunction(&quot;IF(ISBLANK(B348),&quot;&quot;RESSOURCE&quot;&quot;,REGEXEXTRACT(B348,&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Tank</text:p>
          </table:table-cell>
          <table:table-cell table:style-name="ce37" table:formula="of:=IF(IFERROR(SEARCH(&quot;zDeprecated&quot;;[.B348]));-1;[.F348]*VLOOKUP([.G348];[$'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RA-100.cfg</text:p>
          </table:table-cell>
          <table:table-cell table:style-name="ce23" office:value-type="string" calcext:value-type="string">
            <text:p>/home/oscar/Downloads/Kspaceconnect/ksp/GameData/Squad/Parts/Utility/RelayAntennas/RA-100.cfg</text:p>
          </table:table-cell>
          <table:table-cell table:style-name="ce26" office:value-type="float" office:value="3000" calcext:value-type="float">
            <text:p>3000</text:p>
          </table:table-cell>
          <table:table-cell table:style-name="ce26" office:value-type="string" calcext:value-type="string">
            <text:p>RelayAntenna100</text:p>
          </table:table-cell>
          <table:table-cell table:style-name="ce26" table:formula="of:=IFERROR(__xludf.dummyfunction(&quot;IF(ISBLANK(B349),&quot;&quot;RESSOURCE&quot;&quot;,REGEXEXTRACT(B349,&quot;&quot;GameData/(\w+)&quot;&quot;))&quot;);&quot;Squad&quot;)" office:value-type="string" office:string-value="Squad" calcext:value-type="string">
            <text:p>Squad</text:p>
          </table:table-cell>
          <table:table-cell table:style-name="ce30" office:value-type="float" office:value="0.65" calcext:value-type="float">
            <text:p>0.65</text:p>
          </table:table-cell>
          <table:table-cell table:style-name="ce34" table:content-validation-name="val1" office:value-type="string" calcext:value-type="string">
            <text:p>Antenna</text:p>
          </table:table-cell>
          <table:table-cell table:style-name="ce37" table:formula="of:=IF(IFERROR(SEARCH(&quot;zDeprecated&quot;;[.B349]));-1;[.F349]*VLOOKUP([.G349];[$'CO$ Methodology Parts'.$A$12:.$E$57];5;1))" office:value-type="float" office:value="17471.86563" calcext:value-type="float">
            <text:p>17471.86563</text:p>
          </table:table-cell>
          <table:table-cell table:style-name="ce40"/>
          <table:table-cell table:number-columns-repeated="1015"/>
        </table:table-row>
        <table:table-row table:style-name="ro1">
          <table:table-cell table:style-name="ce2" office:value-type="string" calcext:value-type="string">
            <text:p>RA-5.cfg</text:p>
          </table:table-cell>
          <table:table-cell table:style-name="ce23" office:value-type="string" calcext:value-type="string">
            <text:p>/home/oscar/Downloads/Kspaceconnect/ksp/GameData/Squad/Parts/Utility/RelayAntennas/RA-5.cfg</text:p>
          </table:table-cell>
          <table:table-cell table:style-name="ce26" office:value-type="float" office:value="1800" calcext:value-type="float">
            <text:p>1800</text:p>
          </table:table-cell>
          <table:table-cell table:style-name="ce26" office:value-type="string" calcext:value-type="string">
            <text:p>RelayAntenna5</text:p>
          </table:table-cell>
          <table:table-cell table:style-name="ce26" table:formula="of:=IFERROR(__xludf.dummyfunction(&quot;IF(ISBLANK(B350),&quot;&quot;RESSOURCE&quot;&quot;,REGEXEXTRACT(B350,&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Antenna</text:p>
          </table:table-cell>
          <table:table-cell table:style-name="ce37" table:formula="of:=IF(IFERROR(SEARCH(&quot;zDeprecated&quot;;[.B350]));-1;[.F350]*VLOOKUP([.G350];[$'CO$ Methodology Parts'.$A$12:.$E$57];5;1))" office:value-type="float" office:value="4031.968992" calcext:value-type="float">
            <text:p>4031.968992</text:p>
          </table:table-cell>
          <table:table-cell table:style-name="ce40"/>
          <table:table-cell table:number-columns-repeated="1015"/>
        </table:table-row>
        <table:table-row table:style-name="ro1">
          <table:table-cell table:style-name="ce2" office:value-type="string" calcext:value-type="string">
            <text:p>RA-50.cfg</text:p>
          </table:table-cell>
          <table:table-cell table:style-name="ce23" office:value-type="string" calcext:value-type="string">
            <text:p>/home/oscar/Downloads/Kspaceconnect/ksp/GameData/Squad/Parts/Utility/RelayAntennas/RA-50.cfg</text:p>
          </table:table-cell>
          <table:table-cell table:style-name="ce26" office:value-type="float" office:value="2400" calcext:value-type="float">
            <text:p>2400</text:p>
          </table:table-cell>
          <table:table-cell table:style-name="ce26" office:value-type="string" calcext:value-type="string">
            <text:p>RelayAntenna50</text:p>
          </table:table-cell>
          <table:table-cell table:style-name="ce26" table:formula="of:=IFERROR(__xludf.dummyfunction(&quot;IF(ISBLANK(B351),&quot;&quot;RESSOURCE&quot;&quot;,REGEXEXTRACT(B351,&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Antenna</text:p>
          </table:table-cell>
          <table:table-cell table:style-name="ce37" table:formula="of:=IF(IFERROR(SEARCH(&quot;zDeprecated&quot;;[.B351]));-1;[.F351]*VLOOKUP([.G351];[$'CO$ Methodology Parts'.$A$12:.$E$57];5;1))" office:value-type="float" office:value="8063.937984" calcext:value-type="float">
            <text:p>8063.937984</text:p>
          </table:table-cell>
          <table:table-cell table:style-name="ce40"/>
          <table:table-cell table:number-columns-repeated="1015"/>
        </table:table-row>
        <table:table-row table:style-name="ro1">
          <table:table-cell table:style-name="ce2" office:value-type="string" calcext:value-type="string">
            <text:p>ReleaseValve.cfg</text:p>
          </table:table-cell>
          <table:table-cell table:style-name="ce23" office:value-type="string" calcext:value-type="string">
            <text:p>/home/oscar/Downloads/Kspaceconnect/ksp/GameData/Squad/Parts/FuelTank/drainTankFTE-1/ReleaseValve.cfg</text:p>
          </table:table-cell>
          <table:table-cell table:style-name="ce26" office:value-type="float" office:value="50" calcext:value-type="float">
            <text:p>50</text:p>
          </table:table-cell>
          <table:table-cell table:style-name="ce26" office:value-type="string" calcext:value-type="string">
            <text:p>ReleaseValve</text:p>
          </table:table-cell>
          <table:table-cell table:style-name="ce26" table:formula="of:=IFERROR(__xludf.dummyfunction(&quot;IF(ISBLANK(B352),&quot;&quot;RESSOURCE&quot;&quot;,REGEXEXTRACT(B352,&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Structural</text:p>
          </table:table-cell>
          <table:table-cell table:style-name="ce37" table:formula="of:=IF(IFERROR(SEARCH(&quot;zDeprecated&quot;;[.B352]));-1;[.F352]*VLOOKUP([.G352];[$'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adapter-1875-125-1.cfg</text:p>
          </table:table-cell>
          <table:table-cell table:style-name="ce23" office:value-type="string" calcext:value-type="string">
            <text:p>/home/oscar/Downloads/Kspaceconnect/ksp/GameData/ReStockPlus/Parts/Structural/1875/restock-adapter-1875-125-1.cfg</text:p>
          </table:table-cell>
          <table:table-cell table:style-name="ce26" office:value-type="float" office:value="400" calcext:value-type="float">
            <text:p>400</text:p>
          </table:table-cell>
          <table:table-cell table:style-name="ce26" office:value-type="string" calcext:value-type="string">
            <text:p>restock-adapter-1875-125-1</text:p>
          </table:table-cell>
          <table:table-cell table:style-name="ce26" table:formula="of:=IFERROR(__xludf.dummyfunction(&quot;IF(ISBLANK(B353),&quot;&quot;RESSOURCE&quot;&quot;,REGEXEXTRACT(B353,&quot;&quot;GameData/(\w+)&quot;&quot;))&quot;);&quot;ReStockPlus&quot;)" office:value-type="string" office:string-value="ReStockPlus" calcext:value-type="string">
            <text:p>ReStockPlus</text:p>
          </table:table-cell>
          <table:table-cell table:style-name="ce30" office:value-type="float" office:value="0.06" calcext:value-type="float">
            <text:p>0.06</text:p>
          </table:table-cell>
          <table:table-cell table:style-name="ce34" table:content-validation-name="val1" office:value-type="string" calcext:value-type="string">
            <text:p>Structural</text:p>
          </table:table-cell>
          <table:table-cell table:style-name="ce37" table:formula="of:=IF(IFERROR(SEARCH(&quot;zDeprecated&quot;;[.B353]));-1;[.F353]*VLOOKUP([.G353];[$'CO$ Methodology Parts'.$A$12:.$E$57];5;1))" office:value-type="float" office:value="124.8" calcext:value-type="float">
            <text:p>124.8</text:p>
          </table:table-cell>
          <table:table-cell table:style-name="ce40"/>
          <table:table-cell table:number-columns-repeated="1015"/>
        </table:table-row>
        <table:table-row table:style-name="ro1">
          <table:table-cell table:style-name="ce2" office:value-type="string" calcext:value-type="string">
            <text:p>restock-adapter-1875-25-1.cfg</text:p>
          </table:table-cell>
          <table:table-cell table:style-name="ce23" office:value-type="string" calcext:value-type="string">
            <text:p>/home/oscar/Downloads/Kspaceconnect/ksp/GameData/ReStockPlus/Parts/Structural/1875/restock-adapter-1875-25-1.cfg</text:p>
          </table:table-cell>
          <table:table-cell table:style-name="ce26" office:value-type="float" office:value="500" calcext:value-type="float">
            <text:p>500</text:p>
          </table:table-cell>
          <table:table-cell table:style-name="ce26" office:value-type="string" calcext:value-type="string">
            <text:p>restock-adapter-1875-25-1</text:p>
          </table:table-cell>
          <table:table-cell table:style-name="ce26" table:formula="of:=IFERROR(__xludf.dummyfunction(&quot;IF(ISBLANK(B354),&quot;&quot;RESSOURCE&quot;&quot;,REGEXEXTRACT(B354,&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354]));-1;[.F354]*VLOOKUP([.G354];[$'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adapter-hollow-25-375-1.cfg</text:p>
          </table:table-cell>
          <table:table-cell table:style-name="ce23" office:value-type="string" calcext:value-type="string">
            <text:p>/home/oscar/Downloads/Kspaceconnect/ksp/GameData/ReStockPlus/Parts/Structural/375/restock-adapter-hollow-25-375-1.cfg</text:p>
          </table:table-cell>
          <table:table-cell table:style-name="ce26" office:value-type="float" office:value="1000" calcext:value-type="float">
            <text:p>1000</text:p>
          </table:table-cell>
          <table:table-cell table:style-name="ce26" office:value-type="string" calcext:value-type="string">
            <text:p>restock-adapter-hollow-25-375-1</text:p>
          </table:table-cell>
          <table:table-cell table:style-name="ce26" table:formula="of:=IFERROR(__xludf.dummyfunction(&quot;IF(ISBLANK(B355),&quot;&quot;RESSOURCE&quot;&quot;,REGEXEXTRACT(B355,&quot;&quot;GameData/(\w+)&quot;&quot;))&quot;);&quot;ReStockPlus&quot;)" office:value-type="string" office:string-value="ReStockPlus" calcext:value-type="string">
            <text:p>ReStockPlus</text:p>
          </table:table-cell>
          <table:table-cell table:style-name="ce30" office:value-type="float" office:value="0.5" calcext:value-type="float">
            <text:p>0.5</text:p>
          </table:table-cell>
          <table:table-cell table:style-name="ce34" table:content-validation-name="val1" office:value-type="string" calcext:value-type="string">
            <text:p>Structural</text:p>
          </table:table-cell>
          <table:table-cell table:style-name="ce37" table:formula="of:=IF(IFERROR(SEARCH(&quot;zDeprecated&quot;;[.B355]));-1;[.F355]*VLOOKUP([.G355];[$'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restock-adapter-skeletal-25-375-1.cfg</text:p>
          </table:table-cell>
          <table:table-cell table:style-name="ce23" office:value-type="string" calcext:value-type="string">
            <text:p>/home/oscar/Downloads/Kspaceconnect/ksp/GameData/ReStockPlus/Parts/Structural/375/restock-adapter-skeletal-25-375-1.cfg</text:p>
          </table:table-cell>
          <table:table-cell table:style-name="ce26" office:value-type="float" office:value="800" calcext:value-type="float">
            <text:p>800</text:p>
          </table:table-cell>
          <table:table-cell table:style-name="ce26" office:value-type="string" calcext:value-type="string">
            <text:p>restock-adapter-skeletal-25-375-1</text:p>
          </table:table-cell>
          <table:table-cell table:style-name="ce26" table:formula="of:=IFERROR(__xludf.dummyfunction(&quot;IF(ISBLANK(B356),&quot;&quot;RESSOURCE&quot;&quot;,REGEXEXTRACT(B356,&quot;&quot;GameData/(\w+)&quot;&quot;))&quot;);&quot;ReStockPlus&quot;)" office:value-type="string" office:string-value="ReStockPlus" calcext:value-type="string">
            <text:p>ReStockPlus</text:p>
          </table:table-cell>
          <table:table-cell table:style-name="ce30" office:value-type="float" office:value="0.35" calcext:value-type="float">
            <text:p>0.35</text:p>
          </table:table-cell>
          <table:table-cell table:style-name="ce34" table:content-validation-name="val1" office:value-type="string" calcext:value-type="string">
            <text:p>Structural</text:p>
          </table:table-cell>
          <table:table-cell table:style-name="ce37" table:formula="of:=IF(IFERROR(SEARCH(&quot;zDeprecated&quot;;[.B356]));-1;[.F356]*VLOOKUP([.G356];[$'CO$ Methodology Parts'.$A$12:.$E$57];5;1))" office:value-type="float" office:value="728" calcext:value-type="float">
            <text:p>728</text:p>
          </table:table-cell>
          <table:table-cell table:style-name="ce40"/>
          <table:table-cell table:number-columns-repeated="1015"/>
        </table:table-row>
        <table:table-row table:style-name="ro1">
          <table:table-cell table:style-name="ce2" office:value-type="string" calcext:value-type="string">
            <text:p>restock-airlock-1.cfg</text:p>
          </table:table-cell>
          <table:table-cell table:style-name="ce23" office:value-type="string" calcext:value-type="string">
            <text:p>/home/oscar/Downloads/Kspaceconnect/ksp/GameData/ReStockPlus/Parts/Coupling/0625/restock-airlock-1.cfg</text:p>
          </table:table-cell>
          <table:table-cell table:style-name="ce26" office:value-type="float" office:value="400" calcext:value-type="float">
            <text:p>400</text:p>
          </table:table-cell>
          <table:table-cell table:style-name="ce26" office:value-type="string" calcext:value-type="string">
            <text:p>restock-airlock-1</text:p>
          </table:table-cell>
          <table:table-cell table:style-name="ce26" table:formula="of:=IFERROR(__xludf.dummyfunction(&quot;IF(ISBLANK(B357),&quot;&quot;RESSOURCE&quot;&quot;,REGEXEXTRACT(B357,&quot;&quot;GameData/(\w+)&quot;&quot;))&quot;);&quot;ReStockPlus&quot;)" office:value-type="string" office:string-value="ReStockPlus" calcext:value-type="string">
            <text:p>ReStockPlus</text:p>
          </table:table-cell>
          <table:table-cell table:style-name="ce30" office:value-type="float" office:value="0.2" calcext:value-type="float">
            <text:p>0.2</text:p>
          </table:table-cell>
          <table:table-cell table:style-name="ce34" table:content-validation-name="val1" office:value-type="string" calcext:value-type="string">
            <text:p>Inflatable Part</text:p>
          </table:table-cell>
          <table:table-cell table:style-name="ce37" table:formula="of:=IF(IFERROR(SEARCH(&quot;zDeprecated&quot;;[.B357]));-1;[.F357]*VLOOKUP([.G357];[$'CO$ Methodology Parts'.$A$12:.$E$57];5;1))" office:value-type="float" office:value="3153" calcext:value-type="float">
            <text:p>3153</text:p>
          </table:table-cell>
          <table:table-cell table:style-name="ce41" office:value-type="string" calcext:value-type="string">
            <text:p>??????</text:p>
          </table:table-cell>
          <table:table-cell table:number-columns-repeated="1015"/>
        </table:table-row>
        <table:table-row table:style-name="ro1">
          <table:table-cell table:style-name="ce2" office:value-type="string" calcext:value-type="string">
            <text:p>restock-antenna-stack-2.cfg</text:p>
          </table:table-cell>
          <table:table-cell table:style-name="ce23" office:value-type="string" calcext:value-type="string">
            <text:p>/home/oscar/Downloads/Kspaceconnect/ksp/GameData/ReStockPlus/Parts/Communication/restock-antenna-stack-2.cfg</text:p>
          </table:table-cell>
          <table:table-cell table:style-name="ce26" office:value-type="float" office:value="900" calcext:value-type="float">
            <text:p>900</text:p>
          </table:table-cell>
          <table:table-cell table:style-name="ce26" office:value-type="string" calcext:value-type="string">
            <text:p>restock-antenna-stack-2</text:p>
          </table:table-cell>
          <table:table-cell table:style-name="ce26" table:formula="of:=IFERROR(__xludf.dummyfunction(&quot;IF(ISBLANK(B358),&quot;&quot;RESSOURCE&quot;&quot;,REGEXEXTRACT(B358,&quot;&quot;GameData/(\w+)&quot;&quot;))&quot;);&quot;ReStockPlus&quot;)" office:value-type="string" office:string-value="ReStockPlus" calcext:value-type="string">
            <text:p>ReStockPlus</text:p>
          </table:table-cell>
          <table:table-cell table:style-name="ce30" office:value-type="float" office:value="0.055" calcext:value-type="float">
            <text:p>0.055</text:p>
          </table:table-cell>
          <table:table-cell table:style-name="ce34" table:content-validation-name="val1" office:value-type="string" calcext:value-type="string">
            <text:p>Antenna</text:p>
          </table:table-cell>
          <table:table-cell table:style-name="ce37" table:formula="of:=IF(IFERROR(SEARCH(&quot;zDeprecated&quot;;[.B358]));-1;[.F358]*VLOOKUP([.G358];[$'CO$ Methodology Parts'.$A$12:.$E$57];5;1))" office:value-type="float" office:value="1478.38863" calcext:value-type="float">
            <text:p>1478.38863</text:p>
          </table:table-cell>
          <table:table-cell table:style-name="ce40"/>
          <table:table-cell table:number-columns-repeated="1015"/>
        </table:table-row>
        <table:table-row table:style-name="ro1">
          <table:table-cell table:style-name="ce2" office:value-type="string" calcext:value-type="string">
            <text:p>restock-antenna-stack-3.cfg</text:p>
          </table:table-cell>
          <table:table-cell table:style-name="ce23" office:value-type="string" calcext:value-type="string">
            <text:p>/home/oscar/Downloads/Kspaceconnect/ksp/GameData/ReStockPlus/Parts/Communication/restock-antenna-stack-3.cfg</text:p>
          </table:table-cell>
          <table:table-cell table:style-name="ce26" office:value-type="float" office:value="999" calcext:value-type="float">
            <text:p>999</text:p>
          </table:table-cell>
          <table:table-cell table:style-name="ce26" office:value-type="string" calcext:value-type="string">
            <text:p>restock-antenna-stack-3</text:p>
          </table:table-cell>
          <table:table-cell table:style-name="ce26" table:formula="of:=IFERROR(__xludf.dummyfunction(&quot;IF(ISBLANK(B359),&quot;&quot;RESSOURCE&quot;&quot;,REGEXEXTRACT(B359,&quot;&quot;GameData/(\w+)&quot;&quot;))&quot;);&quot;ReStockPlus&quot;)" office:value-type="string" office:string-value="ReStockPlus" calcext:value-type="string">
            <text:p>ReStockPlus</text:p>
          </table:table-cell>
          <table:table-cell table:style-name="ce30" office:value-type="float" office:value="0.06" calcext:value-type="float">
            <text:p>0.06</text:p>
          </table:table-cell>
          <table:table-cell table:style-name="ce34" table:content-validation-name="val1" office:value-type="string" calcext:value-type="string">
            <text:p>Antenna</text:p>
          </table:table-cell>
          <table:table-cell table:style-name="ce37" table:formula="of:=IF(IFERROR(SEARCH(&quot;zDeprecated&quot;;[.B359]));-1;[.F359]*VLOOKUP([.G359];[$'CO$ Methodology Parts'.$A$12:.$E$57];5;1))" office:value-type="float" office:value="1612.787597" calcext:value-type="float">
            <text:p>1612.787597</text:p>
          </table:table-cell>
          <table:table-cell table:style-name="ce40"/>
          <table:table-cell table:number-columns-repeated="1015"/>
        </table:table-row>
        <table:table-row table:style-name="ro1">
          <table:table-cell table:style-name="ce2" office:value-type="string" calcext:value-type="string">
            <text:p>restock-apu-radial-1.cfg</text:p>
          </table:table-cell>
          <table:table-cell table:style-name="ce23" office:value-type="string" calcext:value-type="string">
            <text:p>/home/oscar/Downloads/Kspaceconnect/ksp/GameData/ReStockPlus/Parts/Electrical/radial/restock-apu-radial-1.cfg</text:p>
          </table:table-cell>
          <table:table-cell table:style-name="ce26" office:value-type="float" office:value="700" calcext:value-type="float">
            <text:p>700</text:p>
          </table:table-cell>
          <table:table-cell table:style-name="ce26" office:value-type="string" calcext:value-type="string">
            <text:p>restock-apu-radial-1</text:p>
          </table:table-cell>
          <table:table-cell table:style-name="ce26" table:formula="of:=IFERROR(__xludf.dummyfunction(&quot;IF(ISBLANK(B360),&quot;&quot;RESSOURCE&quot;&quot;,REGEXEXTRACT(B360,&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Fuelcell</text:p>
          </table:table-cell>
          <table:table-cell table:style-name="ce37" table:formula="of:=IF(IFERROR(SEARCH(&quot;zDeprecated&quot;;[.B360]));-1;[.F360]*VLOOKUP([.G360];[$'CO$ Methodology Parts'.$A$12:.$E$57];5;1))" office:value-type="float" office:value="3875.968992" calcext:value-type="float">
            <text:p>3875.968992</text:p>
          </table:table-cell>
          <table:table-cell table:style-name="ce40"/>
          <table:table-cell table:number-columns-repeated="1015"/>
        </table:table-row>
        <table:table-row table:style-name="ro1">
          <table:table-cell table:style-name="ce2" office:value-type="string" calcext:value-type="string">
            <text:p>restock-battery-1875-1.cfg</text:p>
          </table:table-cell>
          <table:table-cell table:style-name="ce23" office:value-type="string" calcext:value-type="string">
            <text:p>/home/oscar/Downloads/Kspaceconnect/ksp/GameData/ReStockPlus/Parts/Electrical/1875/restock-battery-1875-1.cfg</text:p>
          </table:table-cell>
          <table:table-cell table:style-name="ce26" office:value-type="float" office:value="2800" calcext:value-type="float">
            <text:p>2800</text:p>
          </table:table-cell>
          <table:table-cell table:style-name="ce26" office:value-type="string" calcext:value-type="string">
            <text:p>restock-battery-1875-1</text:p>
          </table:table-cell>
          <table:table-cell table:style-name="ce26" table:formula="of:=IFERROR(__xludf.dummyfunction(&quot;IF(ISBLANK(B361),&quot;&quot;RESSOURCE&quot;&quot;,REGEXEXTRACT(B361,&quot;&quot;GameData/(\w+)&quot;&quot;))&quot;);&quot;ReStockPlus&quot;)" office:value-type="string" office:string-value="ReStockPlus" calcext:value-type="string">
            <text:p>ReStockPlus</text:p>
          </table:table-cell>
          <table:table-cell table:style-name="ce30" office:value-type="float" office:value="0.125" calcext:value-type="float">
            <text:p>0.125</text:p>
          </table:table-cell>
          <table:table-cell table:style-name="ce34" table:content-validation-name="val1" office:value-type="string" calcext:value-type="string">
            <text:p>Battery</text:p>
          </table:table-cell>
          <table:table-cell table:style-name="ce37" table:formula="of:=IF(IFERROR(SEARCH(&quot;zDeprecated&quot;;[.B361]));-1;[.F361]*VLOOKUP([.G361];[$'CO$ Methodology Parts'.$A$12:.$E$57];5;1))" office:value-type="float" office:value="6459.94832" calcext:value-type="float">
            <text:p>6459.94832</text:p>
          </table:table-cell>
          <table:table-cell table:style-name="ce40"/>
          <table:table-cell table:number-columns-repeated="1015"/>
        </table:table-row>
        <table:table-row table:style-name="ro1">
          <table:table-cell table:style-name="ce2" office:value-type="string" calcext:value-type="string">
            <text:p>restock-battery-375-1.cfg</text:p>
          </table:table-cell>
          <table:table-cell table:style-name="ce23" office:value-type="string" calcext:value-type="string">
            <text:p>/home/oscar/Downloads/Kspaceconnect/ksp/GameData/ReStockPlus/Parts/Electrical/375/restock-battery-375-1.cfg</text:p>
          </table:table-cell>
          <table:table-cell table:style-name="ce26" office:value-type="float" office:value="11250" calcext:value-type="float">
            <text:p>11250</text:p>
          </table:table-cell>
          <table:table-cell table:style-name="ce26" office:value-type="string" calcext:value-type="string">
            <text:p>restock-battery-375-1</text:p>
          </table:table-cell>
          <table:table-cell table:style-name="ce26" table:formula="of:=IFERROR(__xludf.dummyfunction(&quot;IF(ISBLANK(B362),&quot;&quot;RESSOURCE&quot;&quot;,REGEXEXTRACT(B362,&quot;&quot;GameData/(\w+)&quot;&quot;))&quot;);&quot;ReStockPlus&quot;)" office:value-type="string" office:string-value="ReStockPlus" calcext:value-type="string">
            <text:p>ReStockPlus</text:p>
          </table:table-cell>
          <table:table-cell table:style-name="ce30" office:value-type="float" office:value="0.5" calcext:value-type="float">
            <text:p>0.5</text:p>
          </table:table-cell>
          <table:table-cell table:style-name="ce34" table:content-validation-name="val1" office:value-type="string" calcext:value-type="string">
            <text:p>Battery</text:p>
          </table:table-cell>
          <table:table-cell table:style-name="ce37" table:formula="of:=IF(IFERROR(SEARCH(&quot;zDeprecated&quot;;[.B362]));-1;[.F362]*VLOOKUP([.G362];[$'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restock-claw-625-1.cfg</text:p>
          </table:table-cell>
          <table:table-cell table:style-name="ce23" office:value-type="string" calcext:value-type="string">
            <text:p>/home/oscar/Downloads/Kspaceconnect/ksp/GameData/ReStockPlus/Parts/Coupling/0625/restock-claw-625-1.cfg</text:p>
          </table:table-cell>
          <table:table-cell table:style-name="ce26" office:value-type="float" office:value="350" calcext:value-type="float">
            <text:p>350</text:p>
          </table:table-cell>
          <table:table-cell table:style-name="ce26" office:value-type="string" calcext:value-type="string">
            <text:p>restock-claw-625-1</text:p>
          </table:table-cell>
          <table:table-cell table:style-name="ce26" table:formula="of:=IFERROR(__xludf.dummyfunction(&quot;IF(ISBLANK(B363),&quot;&quot;RESSOURCE&quot;&quot;,REGEXEXTRACT(B363,&quot;&quot;GameData/(\w+)&quot;&quot;))&quot;);&quot;ReStockPlus&quot;)" office:value-type="string" office:string-value="ReStockPlus" calcext:value-type="string">
            <text:p>ReStockPlus</text:p>
          </table:table-cell>
          <table:table-cell table:style-name="ce30" office:value-type="float" office:value="0.03" calcext:value-type="float">
            <text:p>0.03</text:p>
          </table:table-cell>
          <table:table-cell table:style-name="ce34" table:content-validation-name="val1" office:value-type="string" calcext:value-type="string">
            <text:p>Docking port</text:p>
          </table:table-cell>
          <table:table-cell table:style-name="ce37" table:formula="of:=IF(IFERROR(SEARCH(&quot;zDeprecated&quot;;[.B363]));-1;[.F363]*VLOOKUP([.G363];[$'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restock-decoupler-1875-1.cfg</text:p>
          </table:table-cell>
          <table:table-cell table:style-name="ce23" office:value-type="string" calcext:value-type="string">
            <text:p>/home/oscar/Downloads/Kspaceconnect/ksp/GameData/ReStockPlus/Parts/Coupling/1875/restock-decoupler-1875-1.cfg</text:p>
          </table:table-cell>
          <table:table-cell table:style-name="ce26" office:value-type="float" office:value="475" calcext:value-type="float">
            <text:p>475</text:p>
          </table:table-cell>
          <table:table-cell table:style-name="ce26" office:value-type="string" calcext:value-type="string">
            <text:p>restock-decoupler-1875-1</text:p>
          </table:table-cell>
          <table:table-cell table:style-name="ce26" table:formula="of:=IFERROR(__xludf.dummyfunction(&quot;IF(ISBLANK(B364),&quot;&quot;RESSOURCE&quot;&quot;,REGEXEXTRACT(B364,&quot;&quot;GameData/(\w+)&quot;&quot;))&quot;);&quot;ReStockPlus&quot;)" office:value-type="string" office:string-value="ReStockPlus" calcext:value-type="string">
            <text:p>ReStockPlus</text:p>
          </table:table-cell>
          <table:table-cell table:style-name="ce30" office:value-type="float" office:value="0.09" calcext:value-type="float">
            <text:p>0.09</text:p>
          </table:table-cell>
          <table:table-cell table:style-name="ce34" table:content-validation-name="val1" office:value-type="string" calcext:value-type="string">
            <text:p>Decoupler</text:p>
          </table:table-cell>
          <table:table-cell table:style-name="ce37" table:formula="of:=IF(IFERROR(SEARCH(&quot;zDeprecated&quot;;[.B364]));-1;[.F364]*VLOOKUP([.G364];[$'CO$ Methodology Parts'.$A$12:.$E$57];5;1))" office:value-type="float" office:value="1079.992558" calcext:value-type="float">
            <text:p>1079.992558</text:p>
          </table:table-cell>
          <table:table-cell table:style-name="ce40"/>
          <table:table-cell table:number-columns-repeated="1015"/>
        </table:table-row>
        <table:table-row table:style-name="ro1">
          <table:table-cell table:style-name="ce2" office:value-type="string" calcext:value-type="string">
            <text:p>restock-decoupler-1875-truss-1.cfg</text:p>
          </table:table-cell>
          <table:table-cell table:style-name="ce23" office:value-type="string" calcext:value-type="string">
            <text:p>/home/oscar/Downloads/Kspaceconnect/ksp/GameData/ReStockPlus/Parts/Coupling/1875/restock-decoupler-1875-truss-1.cfg</text:p>
          </table:table-cell>
          <table:table-cell table:style-name="ce26" office:value-type="float" office:value="450" calcext:value-type="float">
            <text:p>450</text:p>
          </table:table-cell>
          <table:table-cell table:style-name="ce26" office:value-type="string" calcext:value-type="string">
            <text:p>restock-decoupler-1875-truss-1</text:p>
          </table:table-cell>
          <table:table-cell table:style-name="ce26" table:formula="of:=IFERROR(__xludf.dummyfunction(&quot;IF(ISBLANK(B365),&quot;&quot;RESSOURCE&quot;&quot;,REGEXEXTRACT(B365,&quot;&quot;GameData/(\w+)&quot;&quot;))&quot;);&quot;ReStockPlus&quot;)" office:value-type="string" office:string-value="ReStockPlus" calcext:value-type="string">
            <text:p>ReStockPlus</text:p>
          </table:table-cell>
          <table:table-cell table:style-name="ce30" office:value-type="float" office:value="0.08" calcext:value-type="float">
            <text:p>0.08</text:p>
          </table:table-cell>
          <table:table-cell table:style-name="ce34" table:content-validation-name="val1" office:value-type="string" calcext:value-type="string">
            <text:p>Decoupler</text:p>
          </table:table-cell>
          <table:table-cell table:style-name="ce37" table:formula="of:=IF(IFERROR(SEARCH(&quot;zDeprecated&quot;;[.B365]));-1;[.F365]*VLOOKUP([.G365];[$'CO$ Methodology Parts'.$A$12:.$E$57];5;1))" office:value-type="float" office:value="959.993385" calcext:value-type="float">
            <text:p>959.993385</text:p>
          </table:table-cell>
          <table:table-cell table:style-name="ce40"/>
          <table:table-cell table:number-columns-repeated="1015"/>
        </table:table-row>
        <table:table-row table:style-name="ro1">
          <table:table-cell table:style-name="ce2" office:value-type="string" calcext:value-type="string">
            <text:p>restock-decoupler-5-1.cfg</text:p>
          </table:table-cell>
          <table:table-cell table:style-name="ce23" office:value-type="string" calcext:value-type="string">
            <text:p>/home/oscar/Downloads/Kspaceconnect/ksp/GameData/ReStockPlus/Parts/Coupling/5/restock-decoupler-5-1.cfg</text:p>
          </table:table-cell>
          <table:table-cell table:style-name="ce26" office:value-type="float" office:value="475" calcext:value-type="float">
            <text:p>475</text:p>
          </table:table-cell>
          <table:table-cell table:style-name="ce26" office:value-type="string" calcext:value-type="string">
            <text:p>restock-decoupler-5-1</text:p>
          </table:table-cell>
          <table:table-cell table:style-name="ce26" table:formula="of:=IFERROR(__xludf.dummyfunction(&quot;IF(ISBLANK(B366),&quot;&quot;RESSOURCE&quot;&quot;,REGEXEXTRACT(B366,&quot;&quot;GameData/(\w+)&quot;&quot;))&quot;);&quot;ReStockPlus&quot;)" office:value-type="string" office:string-value="ReStockPlus" calcext:value-type="string">
            <text:p>ReStockPlus</text:p>
          </table:table-cell>
          <table:table-cell table:style-name="ce30" office:value-type="float" office:value="0.65" calcext:value-type="float">
            <text:p>0.65</text:p>
          </table:table-cell>
          <table:table-cell table:style-name="ce34" table:content-validation-name="val1" office:value-type="string" calcext:value-type="string">
            <text:p>Decoupler</text:p>
          </table:table-cell>
          <table:table-cell table:style-name="ce37" table:formula="of:=IF(IFERROR(SEARCH(&quot;zDeprecated&quot;;[.B366]));-1;[.F366]*VLOOKUP([.G366];[$'CO$ Methodology Parts'.$A$12:.$E$57];5;1))" office:value-type="float" office:value="7799.946253" calcext:value-type="float">
            <text:p>7799.946253</text:p>
          </table:table-cell>
          <table:table-cell table:style-name="ce40"/>
          <table:table-cell table:number-columns-repeated="1015"/>
        </table:table-row>
        <table:table-row table:style-name="ro1">
          <table:table-cell table:style-name="ce2" office:value-type="string" calcext:value-type="string">
            <text:p>restock-decoupler-radial-tiny-1.cfg</text:p>
          </table:table-cell>
          <table:table-cell table:style-name="ce23" office:value-type="string" calcext:value-type="string">
            <text:p>/home/oscar/Downloads/Kspaceconnect/ksp/GameData/ReStockPlus/Parts/Coupling/radial/restock-decoupler-radial-tiny-1.cfg</text:p>
          </table:table-cell>
          <table:table-cell table:style-name="ce26" office:value-type="float" office:value="250" calcext:value-type="float">
            <text:p>250</text:p>
          </table:table-cell>
          <table:table-cell table:style-name="ce26" office:value-type="string" calcext:value-type="string">
            <text:p>restock-decoupler-radial-tiny-1</text:p>
          </table:table-cell>
          <table:table-cell table:style-name="ce26" table:formula="of:=IFERROR(__xludf.dummyfunction(&quot;IF(ISBLANK(B367),&quot;&quot;RESSOURCE&quot;&quot;,REGEXEXTRACT(B367,&quot;&quot;GameData/(\w+)&quot;&quot;))&quot;);&quot;ReStockPlus&quot;)" office:value-type="string" office:string-value="ReStockPlus" calcext:value-type="string">
            <text:p>ReStockPlus</text:p>
          </table:table-cell>
          <table:table-cell table:style-name="ce30" office:value-type="float" office:value="0.0125" calcext:value-type="float">
            <text:p>0.0125</text:p>
          </table:table-cell>
          <table:table-cell table:style-name="ce34" table:content-validation-name="val1" office:value-type="string" calcext:value-type="string">
            <text:p>Decoupler</text:p>
          </table:table-cell>
          <table:table-cell table:style-name="ce37" table:formula="of:=IF(IFERROR(SEARCH(&quot;zDeprecated&quot;;[.B367]));-1;[.F367]*VLOOKUP([.G367];[$'CO$ Methodology Parts'.$A$12:.$E$57];5;1))" office:value-type="float" office:value="149.9989664" calcext:value-type="float">
            <text:p>149.9989664</text:p>
          </table:table-cell>
          <table:table-cell table:style-name="ce40"/>
          <table:table-cell table:number-columns-repeated="1015"/>
        </table:table-row>
        <table:table-row table:style-name="ro1">
          <table:table-cell table:style-name="ce2" office:value-type="string" calcext:value-type="string">
            <text:p>restock-docking-375-1.cfg</text:p>
          </table:table-cell>
          <table:table-cell table:style-name="ce23" office:value-type="string" calcext:value-type="string">
            <text:p>/home/oscar/Downloads/Kspaceconnect/ksp/GameData/ReStockPlus/Parts/Coupling/375/restock-docking-375-1.cfg</text:p>
          </table:table-cell>
          <table:table-cell table:style-name="ce26" office:value-type="float" office:value="1850" calcext:value-type="float">
            <text:p>1850</text:p>
          </table:table-cell>
          <table:table-cell table:style-name="ce26" office:value-type="string" calcext:value-type="string">
            <text:p>restock-docking-375-1</text:p>
          </table:table-cell>
          <table:table-cell table:style-name="ce26" table:formula="of:=IFERROR(__xludf.dummyfunction(&quot;IF(ISBLANK(B368),&quot;&quot;RESSOURCE&quot;&quot;,REGEXEXTRACT(B368,&quot;&quot;GameData/(\w+)&quot;&quot;))&quot;);&quot;ReStockPlus&quot;)" office:value-type="string" office:string-value="ReStockPlus" calcext:value-type="string">
            <text:p>ReStockPlus</text:p>
          </table:table-cell>
          <table:table-cell table:style-name="ce30" office:value-type="float" office:value="0.45" calcext:value-type="float">
            <text:p>0.45</text:p>
          </table:table-cell>
          <table:table-cell table:style-name="ce34" table:content-validation-name="val1" office:value-type="string" calcext:value-type="string">
            <text:p>Docking port</text:p>
          </table:table-cell>
          <table:table-cell table:style-name="ce37" table:formula="of:=IF(IFERROR(SEARCH(&quot;zDeprecated&quot;;[.B368]));-1;[.F368]*VLOOKUP([.G368];[$'CO$ Methodology Parts'.$A$12:.$E$57];5;1))" office:value-type="float" office:value="936" calcext:value-type="float">
            <text:p>936</text:p>
          </table:table-cell>
          <table:table-cell table:style-name="ce40"/>
          <table:table-cell table:number-columns-repeated="1015"/>
        </table:table-row>
        <table:table-row table:style-name="ro1">
          <table:table-cell table:style-name="ce2" office:value-type="string" calcext:value-type="string">
            <text:p>restock-drone-core-0625-1.cfg</text:p>
          </table:table-cell>
          <table:table-cell table:style-name="ce23" office:value-type="string" calcext:value-type="string">
            <text:p>/home/oscar/Downloads/Kspaceconnect/ksp/GameData/ReStockPlus/Parts/Command/0625/restock-drone-core-0625-1.cfg</text:p>
          </table:table-cell>
          <table:table-cell table:style-name="ce26" office:value-type="float" office:value="1700" calcext:value-type="float">
            <text:p>1700</text:p>
          </table:table-cell>
          <table:table-cell table:style-name="ce26" office:value-type="string" calcext:value-type="string">
            <text:p>restock-drone-core-0625-1</text:p>
          </table:table-cell>
          <table:table-cell table:style-name="ce26" table:formula="of:=IFERROR(__xludf.dummyfunction(&quot;IF(ISBLANK(B369),&quot;&quot;RESSOURCE&quot;&quot;,REGEXEXTRACT(B369,&quot;&quot;GameData/(\w+)&quot;&quot;))&quot;);&quot;ReStockPlus&quot;)" office:value-type="string" office:string-value="ReStockPlus" calcext:value-type="string">
            <text:p>ReStockPlus</text:p>
          </table:table-cell>
          <table:table-cell table:style-name="ce30" office:value-type="float" office:value="0.05" calcext:value-type="float">
            <text:p>0.05</text:p>
          </table:table-cell>
          <table:table-cell table:style-name="ce34" table:content-validation-name="val1" office:value-type="string" calcext:value-type="string">
            <text:p>Probe</text:p>
          </table:table-cell>
          <table:table-cell table:style-name="ce37" table:formula="of:=IF(IFERROR(SEARCH(&quot;zDeprecated&quot;;[.B369]));-1;[.F369]*VLOOKUP([.G369];[$'CO$ Methodology Parts'.$A$12:.$E$57];5;1))" office:value-type="float" office:value="2583.979328" calcext:value-type="float">
            <text:p>2583.979328</text:p>
          </table:table-cell>
          <table:table-cell table:style-name="ce40"/>
          <table:table-cell table:number-columns-repeated="1015"/>
        </table:table-row>
        <table:table-row table:style-name="ro1">
          <table:table-cell table:style-name="ce2" office:value-type="string" calcext:value-type="string">
            <text:p>restock-drone-core-1875-1.cfg</text:p>
          </table:table-cell>
          <table:table-cell table:style-name="ce23" office:value-type="string" calcext:value-type="string">
            <text:p>/home/oscar/Downloads/Kspaceconnect/ksp/GameData/ReStockPlus/Parts/Command/1875/restock-drone-core-1875-1.cfg</text:p>
          </table:table-cell>
          <table:table-cell table:style-name="ce26" office:value-type="float" office:value="2900" calcext:value-type="float">
            <text:p>2900</text:p>
          </table:table-cell>
          <table:table-cell table:style-name="ce26" office:value-type="string" calcext:value-type="string">
            <text:p>restock-drone-core-1875-1</text:p>
          </table:table-cell>
          <table:table-cell table:style-name="ce26" table:formula="of:=IFERROR(__xludf.dummyfunction(&quot;IF(ISBLANK(B370),&quot;&quot;RESSOURCE&quot;&quot;,REGEXEXTRACT(B370,&quot;&quot;GameData/(\w+)&quot;&quot;))&quot;);&quot;ReStockPlus&quot;)" office:value-type="string" office:string-value="ReStockPlus" calcext:value-type="string">
            <text:p>ReStockPlus</text:p>
          </table:table-cell>
          <table:table-cell table:style-name="ce30" office:value-type="float" office:value="0.25" calcext:value-type="float">
            <text:p>0.25</text:p>
          </table:table-cell>
          <table:table-cell table:style-name="ce34" table:content-validation-name="val1" office:value-type="string" calcext:value-type="string">
            <text:p>Probe</text:p>
          </table:table-cell>
          <table:table-cell table:style-name="ce37" table:formula="of:=IF(IFERROR(SEARCH(&quot;zDeprecated&quot;;[.B370]));-1;[.F370]*VLOOKUP([.G370];[$'CO$ Methodology Parts'.$A$12:.$E$57];5;1))" office:value-type="float" office:value="12919.89664" calcext:value-type="float">
            <text:p>12919.89664</text:p>
          </table:table-cell>
          <table:table-cell table:style-name="ce40"/>
          <table:table-cell table:number-columns-repeated="1015"/>
        </table:table-row>
        <table:table-row table:style-name="ro1">
          <table:table-cell table:style-name="ce2" office:value-type="string" calcext:value-type="string">
            <text:p>restock-drone-core-375-1.cfg</text:p>
          </table:table-cell>
          <table:table-cell table:style-name="ce23" office:value-type="string" calcext:value-type="string">
            <text:p>/home/oscar/Downloads/Kspaceconnect/ksp/GameData/ReStockPlus/Parts/Command/375/restock-drone-core-375-1.cfg</text:p>
          </table:table-cell>
          <table:table-cell table:style-name="ce26" office:value-type="float" office:value="6300" calcext:value-type="float">
            <text:p>6300</text:p>
          </table:table-cell>
          <table:table-cell table:style-name="ce26" office:value-type="string" calcext:value-type="string">
            <text:p>restock-drone-core-375-1</text:p>
          </table:table-cell>
          <table:table-cell table:style-name="ce26" table:formula="of:=IFERROR(__xludf.dummyfunction(&quot;IF(ISBLANK(B371),&quot;&quot;RESSOURCE&quot;&quot;,REGEXEXTRACT(B371,&quot;&quot;GameData/(\w+)&quot;&quot;))&quot;);&quot;ReStockPlus&quot;)" office:value-type="string" office:string-value="ReStockPlus" calcext:value-type="string">
            <text:p>ReStockPlus</text:p>
          </table:table-cell>
          <table:table-cell table:style-name="ce30" office:value-type="float" office:value="0.85" calcext:value-type="float">
            <text:p>0.85</text:p>
          </table:table-cell>
          <table:table-cell table:style-name="ce34" table:content-validation-name="val1" office:value-type="string" calcext:value-type="string">
            <text:p>Probe</text:p>
          </table:table-cell>
          <table:table-cell table:style-name="ce37" table:formula="of:=IF(IFERROR(SEARCH(&quot;zDeprecated&quot;;[.B371]));-1;[.F371]*VLOOKUP([.G371];[$'CO$ Methodology Parts'.$A$12:.$E$57];5;1))" office:value-type="float" office:value="43927.64858" calcext:value-type="float">
            <text:p>43927.64858</text:p>
          </table:table-cell>
          <table:table-cell table:style-name="ce40"/>
          <table:table-cell table:number-columns-repeated="1015"/>
        </table:table-row>
        <table:table-row table:style-name="ro1">
          <table:table-cell table:style-name="ce2" office:value-type="string" calcext:value-type="string">
            <text:p>restock-engine-pug.cfg</text:p>
          </table:table-cell>
          <table:table-cell table:style-name="ce23" office:value-type="string" calcext:value-type="string">
            <text:p>/home/oscar/Downloads/Kspaceconnect/ksp/GameData/ReStockPlus/Parts/Engine/125/restock-engine-pug.cfg</text:p>
          </table:table-cell>
          <table:table-cell table:style-name="ce26" office:value-type="float" office:value="281.64" calcext:value-type="float">
            <text:p>281.64</text:p>
          </table:table-cell>
          <table:table-cell table:style-name="ce26" office:value-type="string" calcext:value-type="string">
            <text:p>restock-engine-125-pug</text:p>
          </table:table-cell>
          <table:table-cell table:style-name="ce26" table:formula="of:=IFERROR(__xludf.dummyfunction(&quot;IF(ISBLANK(B372),&quot;&quot;RESSOURCE&quot;&quot;,REGEXEXTRACT(B372,&quot;&quot;GameData/(\w+)&quot;&quot;))&quot;);&quot;ReStockPlus&quot;)" office:value-type="string" office:string-value="ReStockPlus" calcext:value-type="string">
            <text:p>ReStockPlus</text:p>
          </table:table-cell>
          <table:table-cell table:style-name="ce30" office:value-type="float" office:value="0.2" calcext:value-type="float">
            <text:p>0.2</text:p>
          </table:table-cell>
          <table:table-cell table:style-name="ce34" table:content-validation-name="val1" office:value-type="string" calcext:value-type="string">
            <text:p>Engine</text:p>
          </table:table-cell>
          <table:table-cell table:style-name="ce37" table:formula="of:=IF(IFERROR(SEARCH(&quot;zDeprecated&quot;;[.B372]));-1;[.F372]*VLOOKUP([.G372];[$'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restock-engine-valiant.cfg</text:p>
          </table:table-cell>
          <table:table-cell table:style-name="ce23" office:value-type="string" calcext:value-type="string">
            <text:p>/home/oscar/Downloads/Kspaceconnect/ksp/GameData/ReStockPlus/Parts/Engine/125/restock-engine-valiant.cfg</text:p>
          </table:table-cell>
          <table:table-cell table:style-name="ce26" office:value-type="float" office:value="500" calcext:value-type="float">
            <text:p>500</text:p>
          </table:table-cell>
          <table:table-cell table:style-name="ce26" office:value-type="string" calcext:value-type="string">
            <text:p>restock-engine-125-valiant</text:p>
          </table:table-cell>
          <table:table-cell table:style-name="ce26" table:formula="of:=IFERROR(__xludf.dummyfunction(&quot;IF(ISBLANK(B373),&quot;&quot;RESSOURCE&quot;&quot;,REGEXEXTRACT(B373,&quot;&quot;GameData/(\w+)&quot;&quot;))&quot;);&quot;ReStockPlus&quot;)" office:value-type="string" office:string-value="ReStockPlus" calcext:value-type="string">
            <text:p>ReStockPlus</text:p>
          </table:table-cell>
          <table:table-cell table:style-name="ce30" office:value-type="float" office:value="0.75" calcext:value-type="float">
            <text:p>0.75</text:p>
          </table:table-cell>
          <table:table-cell table:style-name="ce34" table:content-validation-name="val1" office:value-type="string" calcext:value-type="string">
            <text:p>Engine</text:p>
          </table:table-cell>
          <table:table-cell table:style-name="ce37" table:formula="of:=IF(IFERROR(SEARCH(&quot;zDeprecated&quot;;[.B373]));-1;[.F373]*VLOOKUP([.G373];[$'CO$ Methodology Parts'.$A$12:.$E$57];5;1))" office:value-type="float" office:value="3419.984496" calcext:value-type="float">
            <text:p>3419.984496</text:p>
          </table:table-cell>
          <table:table-cell table:style-name="ce40"/>
          <table:table-cell table:number-columns-repeated="1015"/>
        </table:table-row>
        <table:table-row table:style-name="ro1">
          <table:table-cell table:style-name="ce2" office:value-type="string" calcext:value-type="string">
            <text:p>restock-engine-corgi.cfg</text:p>
          </table:table-cell>
          <table:table-cell table:style-name="ce23" office:value-type="string" calcext:value-type="string">
            <text:p>/home/oscar/Downloads/Kspaceconnect/ksp/GameData/ReStockPlus/Parts/Engine/375/restock-engine-corgi.cfg</text:p>
          </table:table-cell>
          <table:table-cell table:style-name="ce26" office:value-type="float" office:value="4250" calcext:value-type="float">
            <text:p>4250</text:p>
          </table:table-cell>
          <table:table-cell table:style-name="ce26" office:value-type="string" calcext:value-type="string">
            <text:p>restock-engine-375-corgi</text:p>
          </table:table-cell>
          <table:table-cell table:style-name="ce26" table:formula="of:=IFERROR(__xludf.dummyfunction(&quot;IF(ISBLANK(B374),&quot;&quot;RESSOURCE&quot;&quot;,REGEXEXTRACT(B374,&quot;&quot;GameData/(\w+)&quot;&quot;))&quot;);&quot;ReStockPlus&quot;)" office:value-type="string" office:string-value="ReStockPlus" calcext:value-type="string">
            <text:p>ReStockPlus</text:p>
          </table:table-cell>
          <table:table-cell table:style-name="ce30" office:value-type="float" office:value="5.25" calcext:value-type="float">
            <text:p>5.25</text:p>
          </table:table-cell>
          <table:table-cell table:style-name="ce34" table:content-validation-name="val1" office:value-type="string" calcext:value-type="string">
            <text:p>Engine</text:p>
          </table:table-cell>
          <table:table-cell table:style-name="ce37" table:formula="of:=IF(IFERROR(SEARCH(&quot;zDeprecated&quot;;[.B374]));-1;[.F374]*VLOOKUP([.G374];[$'CO$ Methodology Parts'.$A$12:.$E$57];5;1))" office:value-type="float" office:value="23939.89147" calcext:value-type="float">
            <text:p>23939.89147</text:p>
          </table:table-cell>
          <table:table-cell table:style-name="ce40"/>
          <table:table-cell table:number-columns-repeated="1015"/>
        </table:table-row>
        <table:table-row table:style-name="ro1">
          <table:table-cell table:style-name="ce2" office:value-type="string" calcext:value-type="string">
            <text:p>restock-engine-boar.cfg</text:p>
          </table:table-cell>
          <table:table-cell table:style-name="ce23" office:value-type="string" calcext:value-type="string">
            <text:p>/home/oscar/Downloads/Kspaceconnect/ksp/GameData/ReStockPlus/Parts/Engine/25/restock-engine-boar.cfg</text:p>
          </table:table-cell>
          <table:table-cell table:style-name="ce26" office:value-type="float" office:value="7000" calcext:value-type="float">
            <text:p>7000</text:p>
          </table:table-cell>
          <table:table-cell table:style-name="ce26" office:value-type="string" calcext:value-type="string">
            <text:p>restock-engine-boar</text:p>
          </table:table-cell>
          <table:table-cell table:style-name="ce26" table:formula="of:=IFERROR(__xludf.dummyfunction(&quot;IF(ISBLANK(B375),&quot;&quot;RESSOURCE&quot;&quot;,REGEXEXTRACT(B375,&quot;&quot;GameData/(\w+)&quot;&quot;))&quot;);&quot;ReStockPlus&quot;)" office:value-type="string" office:string-value="ReStockPlus" calcext:value-type="string">
            <text:p>ReStockPlus</text:p>
          </table:table-cell>
          <table:table-cell table:style-name="ce30" office:value-type="float" office:value="3.5" calcext:value-type="float">
            <text:p>3.5</text:p>
          </table:table-cell>
          <table:table-cell table:style-name="ce34" table:content-validation-name="val1" office:value-type="string" calcext:value-type="string">
            <text:p>Engine</text:p>
          </table:table-cell>
          <table:table-cell table:style-name="ce37" table:formula="of:=IF(IFERROR(SEARCH(&quot;zDeprecated&quot;;[.B375]));-1;[.F375]*VLOOKUP([.G375];[$'CO$ Methodology Parts'.$A$12:.$E$57];5;1))" office:value-type="float" office:value="15959.92765" calcext:value-type="float">
            <text:p>15959.92765</text:p>
          </table:table-cell>
          <table:table-cell table:style-name="ce40"/>
          <table:table-cell table:number-columns-repeated="1015"/>
        </table:table-row>
        <table:table-row table:style-name="ro1">
          <table:table-cell table:style-name="ce2" office:value-type="string" calcext:value-type="string">
            <text:p>restock-engine-caravel.cfg</text:p>
          </table:table-cell>
          <table:table-cell table:style-name="ce23" office:value-type="string" calcext:value-type="string">
            <text:p>/home/oscar/Downloads/Kspaceconnect/ksp/GameData/ReStockPlus/Parts/Engine/1875/restock-engine-caravel.cfg</text:p>
          </table:table-cell>
          <table:table-cell table:style-name="ce26" office:value-type="float" office:value="2300" calcext:value-type="float">
            <text:p>2300</text:p>
          </table:table-cell>
          <table:table-cell table:style-name="ce26" office:value-type="string" calcext:value-type="string">
            <text:p>restock-engine-caravel-1</text:p>
          </table:table-cell>
          <table:table-cell table:style-name="ce26" table:formula="of:=IFERROR(__xludf.dummyfunction(&quot;IF(ISBLANK(B376),&quot;&quot;RESSOURCE&quot;&quot;,REGEXEXTRACT(B376,&quot;&quot;GameData/(\w+)&quot;&quot;))&quot;);&quot;ReStockPlus&quot;)" office:value-type="string" office:string-value="ReStockPlus" calcext:value-type="string">
            <text:p>ReStockPlus</text:p>
          </table:table-cell>
          <table:table-cell table:style-name="ce30" office:value-type="float" office:value="2" calcext:value-type="float">
            <text:p>2</text:p>
          </table:table-cell>
          <table:table-cell table:style-name="ce34" table:content-validation-name="val1" office:value-type="string" calcext:value-type="string">
            <text:p>Engine</text:p>
          </table:table-cell>
          <table:table-cell table:style-name="ce37" table:formula="of:=IF(IFERROR(SEARCH(&quot;zDeprecated&quot;;[.B376]));-1;[.F376]*VLOOKUP([.G376];[$'CO$ Methodology Parts'.$A$12:.$E$57];5;1))" office:value-type="float" office:value="9119.958656" calcext:value-type="float">
            <text:p>9119.958656</text:p>
          </table:table-cell>
          <table:table-cell table:style-name="ce40"/>
          <table:table-cell table:number-columns-repeated="1015"/>
        </table:table-row>
        <table:table-row table:style-name="ro1">
          <table:table-cell table:style-name="ce2" office:value-type="string" calcext:value-type="string">
            <text:p>restock-engine-cherenkov.cfg</text:p>
          </table:table-cell>
          <table:table-cell table:style-name="ce23" office:value-type="string" calcext:value-type="string">
            <text:p>/home/oscar/Downloads/Kspaceconnect/ksp/GameData/ReStockPlus/Parts/Engine/25/restock-engine-cherenkov.cfg</text:p>
          </table:table-cell>
          <table:table-cell table:style-name="ce26" office:value-type="float" office:value="40000" calcext:value-type="float">
            <text:p>40000</text:p>
          </table:table-cell>
          <table:table-cell table:style-name="ce26" office:value-type="string" calcext:value-type="string">
            <text:p>restock-engine-cherenkov</text:p>
          </table:table-cell>
          <table:table-cell table:style-name="ce26" table:formula="of:=IFERROR(__xludf.dummyfunction(&quot;IF(ISBLANK(B377),&quot;&quot;RESSOURCE&quot;&quot;,REGEXEXTRACT(B377,&quot;&quot;GameData/(\w+)&quot;&quot;))&quot;);&quot;ReStockPlus&quot;)" office:value-type="string" office:string-value="ReStockPlus" calcext:value-type="string">
            <text:p>ReStockPlus</text:p>
          </table:table-cell>
          <table:table-cell table:style-name="ce30" office:value-type="float" office:value="12" calcext:value-type="float">
            <text:p>12</text:p>
          </table:table-cell>
          <table:table-cell table:style-name="ce34" table:content-validation-name="val1" office:value-type="string" calcext:value-type="string">
            <text:p>Nuclear Engine</text:p>
          </table:table-cell>
          <table:table-cell table:style-name="ce37"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restock-engine-galleon.cfg</text:p>
          </table:table-cell>
          <table:table-cell table:style-name="ce23" office:value-type="string" calcext:value-type="string">
            <text:p>/home/oscar/Downloads/Kspaceconnect/ksp/GameData/ReStockPlus/Parts/Engine/1875/restock-engine-galleon.cfg</text:p>
          </table:table-cell>
          <table:table-cell table:style-name="ce26" office:value-type="float" office:value="8000" calcext:value-type="float">
            <text:p>8000</text:p>
          </table:table-cell>
          <table:table-cell table:style-name="ce26" office:value-type="string" calcext:value-type="string">
            <text:p>restock-engine-galleon-1</text:p>
          </table:table-cell>
          <table:table-cell table:style-name="ce26" table:formula="of:=IFERROR(__xludf.dummyfunction(&quot;IF(ISBLANK(B378),&quot;&quot;RESSOURCE&quot;&quot;,REGEXEXTRACT(B378,&quot;&quot;GameData/(\w+)&quot;&quot;))&quot;);&quot;ReStockPlus&quot;)" office:value-type="string" office:string-value="ReStockPlus" calcext:value-type="string">
            <text:p>ReStockPlus</text:p>
          </table:table-cell>
          <table:table-cell table:style-name="ce30" office:value-type="float" office:value="5" calcext:value-type="float">
            <text:p>5</text:p>
          </table:table-cell>
          <table:table-cell table:style-name="ce34" table:content-validation-name="val1" office:value-type="string" calcext:value-type="string">
            <text:p>Engine</text:p>
          </table:table-cell>
          <table:table-cell table:style-name="ce37" table:formula="of:=IF(IFERROR(SEARCH(&quot;zDeprecated&quot;;[.B378]));-1;[.F378]*VLOOKUP([.G378];[$'CO$ Methodology Parts'.$A$12:.$E$57];5;1))" office:value-type="float" office:value="22799.89664" calcext:value-type="float">
            <text:p>22799.89664</text:p>
          </table:table-cell>
          <table:table-cell table:style-name="ce40"/>
          <table:table-cell table:number-columns-repeated="1015"/>
        </table:table-row>
        <table:table-row table:style-name="ro1">
          <table:table-cell table:style-name="ce2" office:value-type="string" calcext:value-type="string">
            <text:p>restock-engine-les-2.cfg</text:p>
          </table:table-cell>
          <table:table-cell table:style-name="ce23" office:value-type="string" calcext:value-type="string">
            <text:p>/home/oscar/Downloads/Kspaceconnect/ksp/GameData/ReStockPlus/Parts/Engine/0625/restock-engine-les-2.cfg</text:p>
          </table:table-cell>
          <table:table-cell table:style-name="ce26" office:value-type="float" office:value="385" calcext:value-type="float">
            <text:p>385</text:p>
          </table:table-cell>
          <table:table-cell table:style-name="ce26" office:value-type="string" calcext:value-type="string">
            <text:p>restock-engine-les-2</text:p>
          </table:table-cell>
          <table:table-cell table:style-name="ce26" table:formula="of:=IFERROR(__xludf.dummyfunction(&quot;IF(ISBLANK(B379),&quot;&quot;RESSOURCE&quot;&quot;,REGEXEXTRACT(B379,&quot;&quot;GameData/(\w+)&quot;&quot;))&quot;);&quot;ReStockPlus&quot;)" office:value-type="string" office:string-value="ReStockPlus" calcext:value-type="string">
            <text:p>ReStockPlus</text:p>
          </table:table-cell>
          <table:table-cell table:style-name="ce30" office:value-type="float" office:value="0.5" calcext:value-type="float">
            <text:p>0.5</text:p>
          </table:table-cell>
          <table:table-cell table:style-name="ce34" table:content-validation-name="val1" office:value-type="string" calcext:value-type="string">
            <text:p>Engine</text:p>
          </table:table-cell>
          <table:table-cell table:style-name="ce37" table:formula="of:=IF(IFERROR(SEARCH(&quot;zDeprecated&quot;;[.B379]));-1;[.F379]*VLOOKUP([.G379];[$'CO$ Methodology Parts'.$A$12:.$E$57];5;1))" office:value-type="float" office:value="2279.989664" calcext:value-type="float">
            <text:p>2279.989664</text:p>
          </table:table-cell>
          <table:table-cell table:style-name="ce40"/>
          <table:table-cell table:number-columns-repeated="1015"/>
        </table:table-row>
        <table:table-row table:style-name="ro1">
          <table:table-cell table:style-name="ce2" office:value-type="string" calcext:value-type="string">
            <text:p>restock-engine-panda.cfg</text:p>
          </table:table-cell>
          <table:table-cell table:style-name="ce23" office:value-type="string" calcext:value-type="string">
            <text:p>/home/oscar/Downloads/Kspaceconnect/ksp/GameData/ReStockPlus/Parts/Engine/radial/restock-engine-panda.cfg</text:p>
          </table:table-cell>
          <table:table-cell table:style-name="ce26" office:value-type="float" office:value="800" calcext:value-type="float">
            <text:p>800</text:p>
          </table:table-cell>
          <table:table-cell table:style-name="ce26" office:value-type="string" calcext:value-type="string">
            <text:p>restock-engine-panda-1</text:p>
          </table:table-cell>
          <table:table-cell table:style-name="ce26" table:formula="of:=IFERROR(__xludf.dummyfunction(&quot;IF(ISBLANK(B380),&quot;&quot;RESSOURCE&quot;&quot;,REGEXEXTRACT(B380,&quot;&quot;GameData/(\w+)&quot;&quot;))&quot;);&quot;ReStockPlus&quot;)" office:value-type="string" office:string-value="ReStockPlus" calcext:value-type="string">
            <text:p>ReStockPlus</text:p>
          </table:table-cell>
          <table:table-cell table:style-name="ce30" office:value-type="float" office:value="0.18" calcext:value-type="float">
            <text:p>0.18</text:p>
          </table:table-cell>
          <table:table-cell table:style-name="ce34" table:content-validation-name="val1" office:value-type="string" calcext:value-type="string">
            <text:p>Engine</text:p>
          </table:table-cell>
          <table:table-cell table:style-name="ce37" table:formula="of:=IF(IFERROR(SEARCH(&quot;zDeprecated&quot;;[.B380]));-1;[.F380]*VLOOKUP([.G380];[$'CO$ Methodology Parts'.$A$12:.$E$57];5;1))" office:value-type="float" office:value="820.7962791" calcext:value-type="float">
            <text:p>820.7962791</text:p>
          </table:table-cell>
          <table:table-cell table:style-name="ce40"/>
          <table:table-cell table:number-columns-repeated="1015"/>
        </table:table-row>
        <table:table-row table:style-name="ro1">
          <table:table-cell table:style-name="ce2" office:value-type="string" calcext:value-type="string">
            <text:p>restock-engine-schnauzer.cfg</text:p>
          </table:table-cell>
          <table:table-cell table:style-name="ce23" office:value-type="string" calcext:value-type="string">
            <text:p>/home/oscar/Downloads/Kspaceconnect/ksp/GameData/ReStockPlus/Parts/Engine/1875/restock-engine-schnauzer.cfg</text:p>
          </table:table-cell>
          <table:table-cell table:style-name="ce26" office:value-type="float" office:value="3000" calcext:value-type="float">
            <text:p>3000</text:p>
          </table:table-cell>
          <table:table-cell table:style-name="ce26" office:value-type="string" calcext:value-type="string">
            <text:p>restock-engine-schnauzer-1</text:p>
          </table:table-cell>
          <table:table-cell table:style-name="ce26" table:formula="of:=IFERROR(__xludf.dummyfunction(&quot;IF(ISBLANK(B381),&quot;&quot;RESSOURCE&quot;&quot;,REGEXEXTRACT(B381,&quot;&quot;GameData/(\w+)&quot;&quot;))&quot;);&quot;ReStockPlus&quot;)" office:value-type="string" office:string-value="ReStockPlus" calcext:value-type="string">
            <text:p>ReStockPlus</text:p>
          </table:table-cell>
          <table:table-cell table:style-name="ce30" office:value-type="float" office:value="0.8" calcext:value-type="float">
            <text:p>0.8</text:p>
          </table:table-cell>
          <table:table-cell table:style-name="ce34" table:content-validation-name="val1" office:value-type="string" calcext:value-type="string">
            <text:p>Engine</text:p>
          </table:table-cell>
          <table:table-cell table:style-name="ce37" table:formula="of:=IF(IFERROR(SEARCH(&quot;zDeprecated&quot;;[.B381]));-1;[.F381]*VLOOKUP([.G381];[$'CO$ Methodology Parts'.$A$12:.$E$57];5;1))" office:value-type="float" office:value="3647.983463" calcext:value-type="float">
            <text:p>3647.983463</text:p>
          </table:table-cell>
          <table:table-cell table:style-name="ce40"/>
          <table:table-cell table:number-columns-repeated="1015"/>
        </table:table-row>
        <table:table-row table:style-name="ro1">
          <table:table-cell table:style-name="ce2" office:value-type="string" calcext:value-type="string">
            <text:p>restock-engine-torch.cfg</text:p>
          </table:table-cell>
          <table:table-cell table:style-name="ce23" office:value-type="string" calcext:value-type="string">
            <text:p>/home/oscar/Downloads/Kspaceconnect/ksp/GameData/ReStockPlus/Parts/Engine/0625/restock-engine-torch.cfg</text:p>
          </table:table-cell>
          <table:table-cell table:style-name="ce26" office:value-type="float" office:value="280" calcext:value-type="float">
            <text:p>280</text:p>
          </table:table-cell>
          <table:table-cell table:style-name="ce26" office:value-type="string" calcext:value-type="string">
            <text:p>restock-engine-torch</text:p>
          </table:table-cell>
          <table:table-cell table:style-name="ce26" table:formula="of:=IFERROR(__xludf.dummyfunction(&quot;IF(ISBLANK(B382),&quot;&quot;RESSOURCE&quot;&quot;,REGEXEXTRACT(B382,&quot;&quot;GameData/(\w+)&quot;&quot;))&quot;);&quot;ReStockPlus&quot;)" office:value-type="string" office:string-value="ReStockPlus" calcext:value-type="string">
            <text:p>ReStockPlus</text:p>
          </table:table-cell>
          <table:table-cell table:style-name="ce30" office:value-type="float" office:value="0.29" calcext:value-type="float">
            <text:p>0.29</text:p>
          </table:table-cell>
          <table:table-cell table:style-name="ce34" table:content-validation-name="val1" office:value-type="string" calcext:value-type="string">
            <text:p>Engine</text:p>
          </table:table-cell>
          <table:table-cell table:style-name="ce37" table:formula="of:=IF(IFERROR(SEARCH(&quot;zDeprecated&quot;;[.B382]));-1;[.F382]*VLOOKUP([.G382];[$'CO$ Methodology Parts'.$A$12:.$E$57];5;1))" office:value-type="float" office:value="1322.394005" calcext:value-type="float">
            <text:p>1322.394005</text:p>
          </table:table-cell>
          <table:table-cell table:style-name="ce40"/>
          <table:table-cell table:number-columns-repeated="1015"/>
        </table:table-row>
        <table:table-row table:style-name="ro1">
          <table:table-cell table:style-name="ce2" office:value-type="string" calcext:value-type="string">
            <text:p>restock-engine-ursa.cfg</text:p>
          </table:table-cell>
          <table:table-cell table:style-name="ce23" office:value-type="string" calcext:value-type="string">
            <text:p>/home/oscar/Downloads/Kspaceconnect/ksp/GameData/ReStockPlus/Parts/Engine/1875/restock-engine-ursa.cfg</text:p>
          </table:table-cell>
          <table:table-cell table:style-name="ce26" office:value-type="float" office:value="1100" calcext:value-type="float">
            <text:p>1100</text:p>
          </table:table-cell>
          <table:table-cell table:style-name="ce26" office:value-type="string" calcext:value-type="string">
            <text:p>restock-engine-ursa-1</text:p>
          </table:table-cell>
          <table:table-cell table:style-name="ce26" table:formula="of:=IFERROR(__xludf.dummyfunction(&quot;IF(ISBLANK(B383),&quot;&quot;RESSOURCE&quot;&quot;,REGEXEXTRACT(B383,&quot;&quot;GameData/(\w+)&quot;&quot;))&quot;);&quot;ReStockPlus&quot;)" office:value-type="string" office:string-value="ReStockPlus" calcext:value-type="string">
            <text:p>ReStockPlus</text:p>
          </table:table-cell>
          <table:table-cell table:style-name="ce30" office:value-type="float" office:value="1.25" calcext:value-type="float">
            <text:p>1.25</text:p>
          </table:table-cell>
          <table:table-cell table:style-name="ce34" table:content-validation-name="val1" office:value-type="string" calcext:value-type="string">
            <text:p>Engine</text:p>
          </table:table-cell>
          <table:table-cell table:style-name="ce37" table:formula="of:=IF(IFERROR(SEARCH(&quot;zDeprecated&quot;;[.B383]));-1;[.F383]*VLOOKUP([.G383];[$'CO$ Methodology Parts'.$A$12:.$E$57];5;1))" office:value-type="float" office:value="5699.97416" calcext:value-type="float">
            <text:p>5699.97416</text:p>
          </table:table-cell>
          <table:table-cell table:style-name="ce40"/>
          <table:table-cell table:number-columns-repeated="1015"/>
        </table:table-row>
        <table:table-row table:style-name="ro1">
          <table:table-cell table:style-name="ce2" office:value-type="string" calcext:value-type="string">
            <text:p>restock-engineplate-125-1.cfg</text:p>
          </table:table-cell>
          <table:table-cell table:style-name="ce23" office:value-type="string" calcext:value-type="string">
            <text:p>/home/oscar/Downloads/Kspaceconnect/ksp/GameData/ReStockPlus/Parts/Coupling/125/restock-engineplate-125-1.cfg</text:p>
          </table:table-cell>
          <table:table-cell table:style-name="ce26" office:value-type="float" office:value="200" calcext:value-type="float">
            <text:p>200</text:p>
          </table:table-cell>
          <table:table-cell table:style-name="ce26" office:value-type="string" calcext:value-type="string">
            <text:p>restock-engineplate-125-1</text:p>
          </table:table-cell>
          <table:table-cell table:style-name="ce26" table:formula="of:=IFERROR(__xludf.dummyfunction(&quot;IF(ISBLANK(B384),&quot;&quot;RESSOURCE&quot;&quot;,REGEXEXTRACT(B384,&quot;&quot;GameData/(\w+)&quot;&quot;))&quot;);&quot;ReStockPlus&quot;)" office:value-type="string" office:string-value="ReStockPlus" calcext:value-type="string">
            <text:p>ReStockPlus</text:p>
          </table:table-cell>
          <table:table-cell table:style-name="ce30" office:value-type="float" office:value="0.0625" calcext:value-type="float">
            <text:p>0.0625</text:p>
          </table:table-cell>
          <table:table-cell table:style-name="ce34" table:content-validation-name="val1" office:value-type="string" calcext:value-type="string">
            <text:p>Decoupler</text:p>
          </table:table-cell>
          <table:table-cell table:style-name="ce37" table:formula="of:=IF(IFERROR(SEARCH(&quot;zDeprecated&quot;;[.B384]));-1;[.F384]*VLOOKUP([.G384];[$'CO$ Methodology Parts'.$A$12:.$E$57];5;1))" office:value-type="float" office:value="749.994832" calcext:value-type="float">
            <text:p>749.994832</text:p>
          </table:table-cell>
          <table:table-cell table:style-name="ce40"/>
          <table:table-cell table:number-columns-repeated="1015"/>
        </table:table-row>
        <table:table-row table:style-name="ro1">
          <table:table-cell table:style-name="ce2" office:value-type="string" calcext:value-type="string">
            <text:p>restock-engineplate-125-2.cfg</text:p>
          </table:table-cell>
          <table:table-cell table:style-name="ce23" office:value-type="string" calcext:value-type="string">
            <text:p>/home/oscar/Downloads/Kspaceconnect/ksp/GameData/ReStockPlus/Parts/Coupling/125/restock-engineplate-125-2.cfg</text:p>
          </table:table-cell>
          <table:table-cell table:style-name="ce26" office:value-type="float" office:value="200" calcext:value-type="float">
            <text:p>200</text:p>
          </table:table-cell>
          <table:table-cell table:style-name="ce26" office:value-type="string" calcext:value-type="string">
            <text:p>restock-engineplate-125-2</text:p>
          </table:table-cell>
          <table:table-cell table:style-name="ce26" table:formula="of:=IFERROR(__xludf.dummyfunction(&quot;IF(ISBLANK(B385),&quot;&quot;RESSOURCE&quot;&quot;,REGEXEXTRACT(B385,&quot;&quot;GameData/(\w+)&quot;&quot;))&quot;);&quot;ReStockPlus&quot;)" office:value-type="string" office:string-value="ReStockPlus" calcext:value-type="string">
            <text:p>ReStockPlus</text:p>
          </table:table-cell>
          <table:table-cell table:style-name="ce30" office:value-type="float" office:value="0.0625" calcext:value-type="float">
            <text:p>0.0625</text:p>
          </table:table-cell>
          <table:table-cell table:style-name="ce34" table:content-validation-name="val1" office:value-type="string" calcext:value-type="string">
            <text:p>Decoupler</text:p>
          </table:table-cell>
          <table:table-cell table:style-name="ce37" table:formula="of:=IF(IFERROR(SEARCH(&quot;zDeprecated&quot;;[.B385]));-1;[.F385]*VLOOKUP([.G385];[$'CO$ Methodology Parts'.$A$12:.$E$57];5;1))" office:value-type="float" office:value="749.994832" calcext:value-type="float">
            <text:p>749.994832</text:p>
          </table:table-cell>
          <table:table-cell table:style-name="ce40"/>
          <table:table-cell table:number-columns-repeated="1015"/>
        </table:table-row>
        <table:table-row table:style-name="ro1">
          <table:table-cell table:style-name="ce2" office:value-type="string" calcext:value-type="string">
            <text:p>restock-engineplate-1875-1.cfg</text:p>
          </table:table-cell>
          <table:table-cell table:style-name="ce23" office:value-type="string" calcext:value-type="string">
            <text:p>/home/oscar/Downloads/Kspaceconnect/ksp/GameData/ReStockPlus/Parts/Coupling/1875/restock-engineplate-1875-1.cfg</text:p>
          </table:table-cell>
          <table:table-cell table:style-name="ce26" office:value-type="float" office:value="250" calcext:value-type="float">
            <text:p>250</text:p>
          </table:table-cell>
          <table:table-cell table:style-name="ce26" office:value-type="string" calcext:value-type="string">
            <text:p>restock-engineplate-1875-1</text:p>
          </table:table-cell>
          <table:table-cell table:style-name="ce26" table:formula="of:=IFERROR(__xludf.dummyfunction(&quot;IF(ISBLANK(B386),&quot;&quot;RESSOURCE&quot;&quot;,REGEXEXTRACT(B386,&quot;&quot;GameData/(\w+)&quot;&quot;))&quot;);&quot;ReStockPlus&quot;)" office:value-type="string" office:string-value="ReStockPlus" calcext:value-type="string">
            <text:p>ReStockPlus</text:p>
          </table:table-cell>
          <table:table-cell table:style-name="ce30" office:value-type="float" office:value="0.14" calcext:value-type="float">
            <text:p>0.14</text:p>
          </table:table-cell>
          <table:table-cell table:style-name="ce34" table:content-validation-name="val1" office:value-type="string" calcext:value-type="string">
            <text:p>Decoupler</text:p>
          </table:table-cell>
          <table:table-cell table:style-name="ce37" table:formula="of:=IF(IFERROR(SEARCH(&quot;zDeprecated&quot;;[.B386]));-1;[.F386]*VLOOKUP([.G386];[$'CO$ Methodology Parts'.$A$12:.$E$57];5;1))" office:value-type="float" office:value="1679.988424" calcext:value-type="float">
            <text:p>1679.988424</text:p>
          </table:table-cell>
          <table:table-cell table:style-name="ce40"/>
          <table:table-cell table:number-columns-repeated="1015"/>
        </table:table-row>
        <table:table-row table:style-name="ro1">
          <table:table-cell table:style-name="ce2" office:value-type="string" calcext:value-type="string">
            <text:p>restock-engineplate-25-1.cfg</text:p>
          </table:table-cell>
          <table:table-cell table:style-name="ce23" office:value-type="string" calcext:value-type="string">
            <text:p>/home/oscar/Downloads/Kspaceconnect/ksp/GameData/ReStockPlus/Parts/Coupling/25/restock-engineplate-25-1.cfg</text:p>
          </table:table-cell>
          <table:table-cell table:style-name="ce26" office:value-type="float" office:value="300" calcext:value-type="float">
            <text:p>300</text:p>
          </table:table-cell>
          <table:table-cell table:style-name="ce26" office:value-type="string" calcext:value-type="string">
            <text:p>restock-engineplate-25-1</text:p>
          </table:table-cell>
          <table:table-cell table:style-name="ce26" table:formula="of:=IFERROR(__xludf.dummyfunction(&quot;IF(ISBLANK(B387),&quot;&quot;RESSOURCE&quot;&quot;,REGEXEXTRACT(B387,&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Decoupler</text:p>
          </table:table-cell>
          <table:table-cell table:style-name="ce37" table:formula="of:=IF(IFERROR(SEARCH(&quot;zDeprecated&quot;;[.B387]));-1;[.F387]*VLOOKUP([.G387];[$'CO$ Methodology Parts'.$A$12:.$E$57];5;1))" office:value-type="float" office:value="1199.991731" calcext:value-type="float">
            <text:p>1199.991731</text:p>
          </table:table-cell>
          <table:table-cell table:style-name="ce40"/>
          <table:table-cell table:number-columns-repeated="1015"/>
        </table:table-row>
        <table:table-row table:style-name="ro1">
          <table:table-cell table:style-name="ce2" office:value-type="string" calcext:value-type="string">
            <text:p>restock-engineplate-375-1.cfg</text:p>
          </table:table-cell>
          <table:table-cell table:style-name="ce23" office:value-type="string" calcext:value-type="string">
            <text:p>/home/oscar/Downloads/Kspaceconnect/ksp/GameData/ReStockPlus/Parts/Coupling/375/restock-engineplate-375-1.cfg</text:p>
          </table:table-cell>
          <table:table-cell table:style-name="ce26" office:value-type="float" office:value="500" calcext:value-type="float">
            <text:p>500</text:p>
          </table:table-cell>
          <table:table-cell table:style-name="ce26" office:value-type="string" calcext:value-type="string">
            <text:p>restock-engineplate-375-1</text:p>
          </table:table-cell>
          <table:table-cell table:style-name="ce26" table:formula="of:=IFERROR(__xludf.dummyfunction(&quot;IF(ISBLANK(B388),&quot;&quot;RESSOURCE&quot;&quot;,REGEXEXTRACT(B388,&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Decoupler</text:p>
          </table:table-cell>
          <table:table-cell table:style-name="ce37" table:formula="of:=IF(IFERROR(SEARCH(&quot;zDeprecated&quot;;[.B388]));-1;[.F388]*VLOOKUP([.G388];[$'CO$ Methodology Parts'.$A$12:.$E$57];5;1))" office:value-type="float" office:value="1199.991731" calcext:value-type="float">
            <text:p>1199.991731</text:p>
          </table:table-cell>
          <table:table-cell table:style-name="ce40"/>
          <table:table-cell table:number-columns-repeated="1015"/>
        </table:table-row>
        <table:table-row table:style-name="ro1">
          <table:table-cell table:style-name="ce2" office:value-type="string" calcext:value-type="string">
            <text:p>restock-engineplate-5-1.cfg</text:p>
          </table:table-cell>
          <table:table-cell table:style-name="ce23" office:value-type="string" calcext:value-type="string">
            <text:p>/home/oscar/Downloads/Kspaceconnect/ksp/GameData/ReStockPlus/Parts/Coupling/5/restock-engineplate-5-1.cfg</text:p>
          </table:table-cell>
          <table:table-cell table:style-name="ce26" office:value-type="float" office:value="700" calcext:value-type="float">
            <text:p>700</text:p>
          </table:table-cell>
          <table:table-cell table:style-name="ce26" office:value-type="string" calcext:value-type="string">
            <text:p>restock-engineplate-5-1</text:p>
          </table:table-cell>
          <table:table-cell table:style-name="ce26" table:formula="of:=IFERROR(__xludf.dummyfunction(&quot;IF(ISBLANK(B389),&quot;&quot;RESSOURCE&quot;&quot;,REGEXEXTRACT(B389,&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Decoupler</text:p>
          </table:table-cell>
          <table:table-cell table:style-name="ce37" table:formula="of:=IF(IFERROR(SEARCH(&quot;zDeprecated&quot;;[.B389]));-1;[.F389]*VLOOKUP([.G389];[$'CO$ Methodology Parts'.$A$12:.$E$57];5;1))" office:value-type="float" office:value="1199.991731" calcext:value-type="float">
            <text:p>1199.991731</text:p>
          </table:table-cell>
          <table:table-cell table:style-name="ce40"/>
          <table:table-cell table:number-columns-repeated="1015"/>
        </table:table-row>
        <table:table-row table:style-name="ro1">
          <table:table-cell table:style-name="ce2" office:value-type="string" calcext:value-type="string">
            <text:p>restock-fairing-0625-1.cfg</text:p>
          </table:table-cell>
          <table:table-cell table:style-name="ce23" office:value-type="string" calcext:value-type="string">
            <text:p>/home/oscar/Downloads/Kspaceconnect/ksp/GameData/ReStockPlus/Parts/Payload/0625/restock-fairing-0625-1.cfg</text:p>
          </table:table-cell>
          <table:table-cell table:style-name="ce26" office:value-type="float" office:value="150" calcext:value-type="float">
            <text:p>150</text:p>
          </table:table-cell>
          <table:table-cell table:style-name="ce26" office:value-type="string" calcext:value-type="string">
            <text:p>restock-fairing-base-0625-1</text:p>
          </table:table-cell>
          <table:table-cell table:style-name="ce26" table:formula="of:=IFERROR(__xludf.dummyfunction(&quot;IF(ISBLANK(B390),&quot;&quot;RESSOURCE&quot;&quot;,REGEXEXTRACT(B390,&quot;&quot;GameData/(\w+)&quot;&quot;))&quot;);&quot;ReStockPlus&quot;)" office:value-type="string" office:string-value="ReStockPlus" calcext:value-type="string">
            <text:p>ReStockPlus</text:p>
          </table:table-cell>
          <table:table-cell table:style-name="ce30" office:value-type="float" office:value="0.01875" calcext:value-type="float">
            <text:p>0.01875</text:p>
          </table:table-cell>
          <table:table-cell table:style-name="ce34" table:content-validation-name="val1" office:value-type="string" calcext:value-type="string">
            <text:p>Fairing</text:p>
          </table:table-cell>
          <table:table-cell table:style-name="ce37" table:formula="of:=IF(IFERROR(SEARCH(&quot;zDeprecated&quot;;[.B390]));-1;[.F390]*VLOOKUP([.G390];[$'CO$ Methodology Parts'.$A$12:.$E$57];5;1))" office:value-type="float" office:value="552.1875" calcext:value-type="float">
            <text:p>552.1875</text:p>
          </table:table-cell>
          <table:table-cell table:style-name="ce40"/>
          <table:table-cell table:number-columns-repeated="1015"/>
        </table:table-row>
        <table:table-row table:style-name="ro1">
          <table:table-cell table:style-name="ce2" office:value-type="string" calcext:value-type="string">
            <text:p>restock-fairing-1875-1.cfg</text:p>
          </table:table-cell>
          <table:table-cell table:style-name="ce23" office:value-type="string" calcext:value-type="string">
            <text:p>/home/oscar/Downloads/Kspaceconnect/ksp/GameData/ReStockPlus/Parts/Payload/1875/restock-fairing-1875-1.cfg</text:p>
          </table:table-cell>
          <table:table-cell table:style-name="ce26" office:value-type="float" office:value="425" calcext:value-type="float">
            <text:p>425</text:p>
          </table:table-cell>
          <table:table-cell table:style-name="ce26" office:value-type="string" calcext:value-type="string">
            <text:p>restock-fairing-base-1875-1</text:p>
          </table:table-cell>
          <table:table-cell table:style-name="ce26" table:formula="of:=IFERROR(__xludf.dummyfunction(&quot;IF(ISBLANK(B391),&quot;&quot;RESSOURCE&quot;&quot;,REGEXEXTRACT(B391,&quot;&quot;GameData/(\w+)&quot;&quot;))&quot;);&quot;ReStockPlus&quot;)" office:value-type="string" office:string-value="ReStockPlus" calcext:value-type="string">
            <text:p>ReStockPlus</text:p>
          </table:table-cell>
          <table:table-cell table:style-name="ce30" office:value-type="float" office:value="0.15" calcext:value-type="float">
            <text:p>0.15</text:p>
          </table:table-cell>
          <table:table-cell table:style-name="ce34" table:content-validation-name="val1" office:value-type="string" calcext:value-type="string">
            <text:p>Fairing</text:p>
          </table:table-cell>
          <table:table-cell table:style-name="ce37" table:formula="of:=IF(IFERROR(SEARCH(&quot;zDeprecated&quot;;[.B391]));-1;[.F391]*VLOOKUP([.G391];[$'CO$ Methodology Parts'.$A$12:.$E$57];5;1))" office:value-type="float" office:value="4417.5" calcext:value-type="float">
            <text:p>4417.5</text:p>
          </table:table-cell>
          <table:table-cell table:style-name="ce40"/>
          <table:table-cell table:number-columns-repeated="1015"/>
        </table:table-row>
        <table:table-row table:style-name="ro1">
          <table:table-cell table:style-name="ce2" office:value-type="string" calcext:value-type="string">
            <text:p>restock-fairing-5-1.cfg</text:p>
          </table:table-cell>
          <table:table-cell table:style-name="ce23" office:value-type="string" calcext:value-type="string">
            <text:p>/home/oscar/Downloads/Kspaceconnect/ksp/GameData/ReStockPlus/Parts/Payload/5/restock-fairing-5-1.cfg</text:p>
          </table:table-cell>
          <table:table-cell table:style-name="ce26" office:value-type="float" office:value="1200" calcext:value-type="float">
            <text:p>1200</text:p>
          </table:table-cell>
          <table:table-cell table:style-name="ce26" office:value-type="string" calcext:value-type="string">
            <text:p>restock-fairing-base-5-1</text:p>
          </table:table-cell>
          <table:table-cell table:style-name="ce26" table:formula="of:=IFERROR(__xludf.dummyfunction(&quot;IF(ISBLANK(B392),&quot;&quot;RESSOURCE&quot;&quot;,REGEXEXTRACT(B392,&quot;&quot;GameData/(\w+)&quot;&quot;))&quot;);&quot;ReStockPlus&quot;)" office:value-type="string" office:string-value="ReStockPlus" calcext:value-type="string">
            <text:p>ReStockPlus</text:p>
          </table:table-cell>
          <table:table-cell table:style-name="ce30" office:value-type="float" office:value="0.8" calcext:value-type="float">
            <text:p>0.8</text:p>
          </table:table-cell>
          <table:table-cell table:style-name="ce34" table:content-validation-name="val1" office:value-type="string" calcext:value-type="string">
            <text:p>Fairing</text:p>
          </table:table-cell>
          <table:table-cell table:style-name="ce37" table:formula="of:=IF(IFERROR(SEARCH(&quot;zDeprecated&quot;;[.B392]));-1;[.F392]*VLOOKUP([.G392];[$'CO$ Methodology Parts'.$A$12:.$E$57];5;1))" office:value-type="float" office:value="23560" calcext:value-type="float">
            <text:p>23560</text:p>
          </table:table-cell>
          <table:table-cell table:style-name="ce40"/>
          <table:table-cell table:number-columns-repeated="1015"/>
        </table:table-row>
        <table:table-row table:style-name="ro1">
          <table:table-cell table:style-name="ce2" office:value-type="string" calcext:value-type="string">
            <text:p>restock-fueltank-0625-1.cfg</text:p>
          </table:table-cell>
          <table:table-cell table:style-name="ce23" office:value-type="string" calcext:value-type="string">
            <text:p>/home/oscar/Downloads/Kspaceconnect/ksp/GameData/ReStockPlus/Parts/FuelTank/0625/restock-fueltank-0625-1.cfg</text:p>
          </table:table-cell>
          <table:table-cell table:style-name="ce26" office:value-type="float" office:value="78.58" calcext:value-type="float">
            <text:p>78.58</text:p>
          </table:table-cell>
          <table:table-cell table:style-name="ce26" office:value-type="string" calcext:value-type="string">
            <text:p>restock-fuel-tank-0625-1</text:p>
          </table:table-cell>
          <table:table-cell table:style-name="ce26" table:formula="of:=IFERROR(__xludf.dummyfunction(&quot;IF(ISBLANK(B393),&quot;&quot;RESSOURCE&quot;&quot;,REGEXEXTRACT(B393,&quot;&quot;GameData/(\w+)&quot;&quot;))&quot;);&quot;ReStockPlus&quot;)" office:value-type="string" office:string-value="ReStockPlus" calcext:value-type="string">
            <text:p>ReStockPlus</text:p>
          </table:table-cell>
          <table:table-cell table:style-name="ce30" office:value-type="float" office:value="0.09" calcext:value-type="float">
            <text:p>0.09</text:p>
          </table:table-cell>
          <table:table-cell table:style-name="ce34" table:content-validation-name="val1" office:value-type="string" calcext:value-type="string">
            <text:p>Tank</text:p>
          </table:table-cell>
          <table:table-cell table:style-name="ce37" table:formula="of:=IF(IFERROR(SEARCH(&quot;zDeprecated&quot;;[.B393]));-1;[.F393]*VLOOKUP([.G393];[$'CO$ Methodology Parts'.$A$12:.$E$57];5;1))" office:value-type="float" office:value="187.2" calcext:value-type="float">
            <text:p>187.2</text:p>
          </table:table-cell>
          <table:table-cell table:style-name="ce40"/>
          <table:table-cell table:number-columns-repeated="1015"/>
        </table:table-row>
        <table:table-row table:style-name="ro1">
          <table:table-cell table:style-name="ce2" office:value-type="string" calcext:value-type="string">
            <text:p>restock-fueltank-0625-2.cfg</text:p>
          </table:table-cell>
          <table:table-cell table:style-name="ce23" office:value-type="string" calcext:value-type="string">
            <text:p>/home/oscar/Downloads/Kspaceconnect/ksp/GameData/ReStockPlus/Parts/FuelTank/0625/restock-fueltank-0625-2.cfg</text:p>
          </table:table-cell>
          <table:table-cell table:style-name="ce26" office:value-type="float" office:value="39.3799999999999" calcext:value-type="float">
            <text:p>39.3799999999999</text:p>
          </table:table-cell>
          <table:table-cell table:style-name="ce26" office:value-type="string" calcext:value-type="string">
            <text:p>restock-fuel-tank-0625-2</text:p>
          </table:table-cell>
          <table:table-cell table:style-name="ce26" table:formula="of:=IFERROR(__xludf.dummyfunction(&quot;IF(ISBLANK(B394),&quot;&quot;RESSOURCE&quot;&quot;,REGEXEXTRACT(B394,&quot;&quot;GameData/(\w+)&quot;&quot;))&quot;);&quot;ReStockPlus&quot;)" office:value-type="string" office:string-value="ReStockPlus" calcext:value-type="string">
            <text:p>ReStockPlus</text:p>
          </table:table-cell>
          <table:table-cell table:style-name="ce30" office:value-type="float" office:value="0.045" calcext:value-type="float">
            <text:p>0.045</text:p>
          </table:table-cell>
          <table:table-cell table:style-name="ce34" table:content-validation-name="val1" office:value-type="string" calcext:value-type="string">
            <text:p>Tank</text:p>
          </table:table-cell>
          <table:table-cell table:style-name="ce37" table:formula="of:=IF(IFERROR(SEARCH(&quot;zDeprecated&quot;;[.B394]));-1;[.F394]*VLOOKUP([.G394];[$'CO$ Methodology Parts'.$A$12:.$E$57];5;1))" office:value-type="float" office:value="93.6" calcext:value-type="float">
            <text:p>93.6</text:p>
          </table:table-cell>
          <table:table-cell table:style-name="ce40"/>
          <table:table-cell table:number-columns-repeated="1015"/>
        </table:table-row>
        <table:table-row table:style-name="ro1">
          <table:table-cell table:style-name="ce2" office:value-type="string" calcext:value-type="string">
            <text:p>restock-fueltank-0625-3.cfg</text:p>
          </table:table-cell>
          <table:table-cell table:style-name="ce23" office:value-type="string" calcext:value-type="string">
            <text:p>/home/oscar/Downloads/Kspaceconnect/ksp/GameData/ReStockPlus/Parts/FuelTank/0625/restock-fueltank-0625-3.cfg</text:p>
          </table:table-cell>
          <table:table-cell table:style-name="ce26" office:value-type="float" office:value="19.78" calcext:value-type="float">
            <text:p>19.78</text:p>
          </table:table-cell>
          <table:table-cell table:style-name="ce26" office:value-type="string" calcext:value-type="string">
            <text:p>restock-fuel-tank-0625-3</text:p>
          </table:table-cell>
          <table:table-cell table:style-name="ce26" table:formula="of:=IFERROR(__xludf.dummyfunction(&quot;IF(ISBLANK(B395),&quot;&quot;RESSOURCE&quot;&quot;,REGEXEXTRACT(B395,&quot;&quot;GameData/(\w+)&quot;&quot;))&quot;);&quot;ReStockPlus&quot;)" office:value-type="string" office:string-value="ReStockPlus" calcext:value-type="string">
            <text:p>ReStockPlus</text:p>
          </table:table-cell>
          <table:table-cell table:style-name="ce30" office:value-type="float" office:value="0.0225" calcext:value-type="float">
            <text:p>0.0225</text:p>
          </table:table-cell>
          <table:table-cell table:style-name="ce34" table:content-validation-name="val1" office:value-type="string" calcext:value-type="string">
            <text:p>Tank</text:p>
          </table:table-cell>
          <table:table-cell table:style-name="ce37" table:formula="of:=IF(IFERROR(SEARCH(&quot;zDeprecated&quot;;[.B395]));-1;[.F395]*VLOOKUP([.G395];[$'CO$ Methodology Parts'.$A$12:.$E$57];5;1))" office:value-type="float" office:value="46.8" calcext:value-type="float">
            <text:p>46.8</text:p>
          </table:table-cell>
          <table:table-cell table:style-name="ce40"/>
          <table:table-cell table:number-columns-repeated="1015"/>
        </table:table-row>
        <table:table-row table:style-name="ro1">
          <table:table-cell table:style-name="ce2" office:value-type="string" calcext:value-type="string">
            <text:p>restock-fueltank-0625-4.cfg</text:p>
          </table:table-cell>
          <table:table-cell table:style-name="ce23" office:value-type="string" calcext:value-type="string">
            <text:p>/home/oscar/Downloads/Kspaceconnect/ksp/GameData/ReStockPlus/Parts/FuelTank/0625/restock-fueltank-0625-4.cfg</text:p>
          </table:table-cell>
          <table:table-cell table:style-name="ce26" office:value-type="float" office:value="5.08" calcext:value-type="float">
            <text:p>5.08</text:p>
          </table:table-cell>
          <table:table-cell table:style-name="ce26" office:value-type="string" calcext:value-type="string">
            <text:p>restock-fuel-tank-0625-5</text:p>
          </table:table-cell>
          <table:table-cell table:style-name="ce26" table:formula="of:=IFERROR(__xludf.dummyfunction(&quot;IF(ISBLANK(B396),&quot;&quot;RESSOURCE&quot;&quot;,REGEXEXTRACT(B396,&quot;&quot;GameData/(\w+)&quot;&quot;))&quot;);&quot;ReStockPlus&quot;)" office:value-type="string" office:string-value="ReStockPlus" calcext:value-type="string">
            <text:p>ReStockPlus</text:p>
          </table:table-cell>
          <table:table-cell table:style-name="ce30" office:value-type="float" office:value="0.005625" calcext:value-type="float">
            <text:p>0.005625</text:p>
          </table:table-cell>
          <table:table-cell table:style-name="ce34" table:content-validation-name="val1" office:value-type="string" calcext:value-type="string">
            <text:p>Tank</text:p>
          </table:table-cell>
          <table:table-cell table:style-name="ce37" table:formula="of:=IF(IFERROR(SEARCH(&quot;zDeprecated&quot;;[.B396]));-1;[.F396]*VLOOKUP([.G396];[$'CO$ Methodology Parts'.$A$12:.$E$57];5;1))" office:value-type="float" office:value="11.7" calcext:value-type="float">
            <text:p>11.7</text:p>
          </table:table-cell>
          <table:table-cell table:style-name="ce40"/>
          <table:table-cell table:number-columns-repeated="1015"/>
        </table:table-row>
        <table:table-row table:style-name="ro1">
          <table:table-cell table:style-name="ce2" office:value-type="string" calcext:value-type="string">
            <text:p>restock-fuel-tank-375-4.cfg</text:p>
          </table:table-cell>
          <table:table-cell table:style-name="ce23" office:value-type="string" calcext:value-type="string">
            <text:p>/home/oscar/Downloads/Kspaceconnect/ksp/GameData/ReStockPlus/Parts/FuelTank/375/restock-fuel-tank-375-4.cfg</text:p>
          </table:table-cell>
          <table:table-cell table:style-name="ce26" office:value-type="float" office:value="798.8" calcext:value-type="float">
            <text:p>798.8</text:p>
          </table:table-cell>
          <table:table-cell table:style-name="ce26" office:value-type="string" calcext:value-type="string">
            <text:p>restock-fuel-tank-375-4</text:p>
          </table:table-cell>
          <table:table-cell table:style-name="ce26" table:formula="of:=IFERROR(__xludf.dummyfunction(&quot;IF(ISBLANK(B397),&quot;&quot;RESSOURCE&quot;&quot;,REGEXEXTRACT(B397,&quot;&quot;GameData/(\w+)&quot;&quot;))&quot;);&quot;ReStockPlus&quot;)" office:value-type="string" office:string-value="ReStockPlus" calcext:value-type="string">
            <text:p>ReStockPlus</text:p>
          </table:table-cell>
          <table:table-cell table:style-name="ce30" office:value-type="float" office:value="1.125" calcext:value-type="float">
            <text:p>1.125</text:p>
          </table:table-cell>
          <table:table-cell table:style-name="ce34" table:content-validation-name="val1" office:value-type="string" calcext:value-type="string">
            <text:p>Tank</text:p>
          </table:table-cell>
          <table:table-cell table:style-name="ce37" table:formula="of:=IF(IFERROR(SEARCH(&quot;zDeprecated&quot;;[.B397]));-1;[.F397]*VLOOKUP([.G397];[$'CO$ Methodology Parts'.$A$12:.$E$57];5;1))" office:value-type="float" office:value="2340" calcext:value-type="float">
            <text:p>2340</text:p>
          </table:table-cell>
          <table:table-cell table:style-name="ce40"/>
          <table:table-cell table:number-columns-repeated="1015"/>
        </table:table-row>
        <table:table-row table:style-name="ro1">
          <table:table-cell table:style-name="ce2" office:value-type="string" calcext:value-type="string">
            <text:p>restock-fueltank-probe-1.cfg</text:p>
          </table:table-cell>
          <table:table-cell table:style-name="ce23" office:value-type="string" calcext:value-type="string">
            <text:p>/home/oscar/Downloads/Kspaceconnect/ksp/GameData/ReStockPlus/Parts/FuelTank/0625/restock-fueltank-probe-1.cfg</text:p>
          </table:table-cell>
          <table:table-cell table:style-name="ce26" office:value-type="float" office:value="5.08" calcext:value-type="float">
            <text:p>5.08</text:p>
          </table:table-cell>
          <table:table-cell table:style-name="ce26" office:value-type="string" calcext:value-type="string">
            <text:p>restock-fuel-tank-probe-1</text:p>
          </table:table-cell>
          <table:table-cell table:style-name="ce26" table:formula="of:=IFERROR(__xludf.dummyfunction(&quot;IF(ISBLANK(B398),&quot;&quot;RESSOURCE&quot;&quot;,REGEXEXTRACT(B398,&quot;&quot;GameData/(\w+)&quot;&quot;))&quot;);&quot;ReStockPlus&quot;)" office:value-type="string" office:string-value="ReStockPlus" calcext:value-type="string">
            <text:p>ReStockPlus</text:p>
          </table:table-cell>
          <table:table-cell table:style-name="ce30" office:value-type="float" office:value="0.005625" calcext:value-type="float">
            <text:p>0.005625</text:p>
          </table:table-cell>
          <table:table-cell table:style-name="ce34" table:content-validation-name="val1" office:value-type="string" calcext:value-type="string">
            <text:p>Tank</text:p>
          </table:table-cell>
          <table:table-cell table:style-name="ce37" table:formula="of:=IF(IFERROR(SEARCH(&quot;zDeprecated&quot;;[.B398]));-1;[.F398]*VLOOKUP([.G398];[$'CO$ Methodology Parts'.$A$12:.$E$57];5;1))" office:value-type="float" office:value="11.7" calcext:value-type="float">
            <text:p>11.7</text:p>
          </table:table-cell>
          <table:table-cell table:style-name="ce40"/>
          <table:table-cell table:number-columns-repeated="1015"/>
        </table:table-row>
        <table:table-row table:style-name="ro1">
          <table:table-cell table:style-name="ce2" office:value-type="string" calcext:value-type="string">
            <text:p>restock-fueltank-probe-2.cfg</text:p>
          </table:table-cell>
          <table:table-cell table:style-name="ce23" office:value-type="string" calcext:value-type="string">
            <text:p>/home/oscar/Downloads/Kspaceconnect/ksp/GameData/ReStockPlus/Parts/FuelTank/0625/restock-fueltank-probe-2.cfg</text:p>
          </table:table-cell>
          <table:table-cell table:style-name="ce26" office:value-type="float" office:value="3.04" calcext:value-type="float">
            <text:p>3.04</text:p>
          </table:table-cell>
          <table:table-cell table:style-name="ce26" office:value-type="string" calcext:value-type="string">
            <text:p>restock-fuel-tank-probe-2</text:p>
          </table:table-cell>
          <table:table-cell table:style-name="ce26" table:formula="of:=IFERROR(__xludf.dummyfunction(&quot;IF(ISBLANK(B399),&quot;&quot;RESSOURCE&quot;&quot;,REGEXEXTRACT(B399,&quot;&quot;GameData/(\w+)&quot;&quot;))&quot;);&quot;ReStockPlus&quot;)" office:value-type="string" office:string-value="ReStockPlus" calcext:value-type="string">
            <text:p>ReStockPlus</text:p>
          </table:table-cell>
          <table:table-cell table:style-name="ce30" office:value-type="float" office:value="0.0028125" calcext:value-type="float">
            <text:p>0.0028125</text:p>
          </table:table-cell>
          <table:table-cell table:style-name="ce34" table:content-validation-name="val1" office:value-type="string" calcext:value-type="string">
            <text:p>Tank</text:p>
          </table:table-cell>
          <table:table-cell table:style-name="ce37" table:formula="of:=IF(IFERROR(SEARCH(&quot;zDeprecated&quot;;[.B399]));-1;[.F399]*VLOOKUP([.G399];[$'CO$ Methodology Parts'.$A$12:.$E$57];5;1))" office:value-type="float" office:value="5.85" calcext:value-type="float">
            <text:p>5.85</text:p>
          </table:table-cell>
          <table:table-cell table:style-name="ce40"/>
          <table:table-cell table:number-columns-repeated="1015"/>
        </table:table-row>
        <table:table-row table:style-name="ro1">
          <table:table-cell table:style-name="ce2" office:value-type="string" calcext:value-type="string">
            <text:p>restock-fuel-tank-rcs-1875-1.cfg</text:p>
          </table:table-cell>
          <table:table-cell table:style-name="ce23" office:value-type="string" calcext:value-type="string">
            <text:p>/home/oscar/Downloads/Kspaceconnect/ksp/GameData/ReStockPlus/Parts/FuelTank/1875/restock-fuel-tank-rcs-1875-1.cfg</text:p>
          </table:table-cell>
          <table:table-cell table:style-name="ce26" office:value-type="float" office:value="480" calcext:value-type="float">
            <text:p>480</text:p>
          </table:table-cell>
          <table:table-cell table:style-name="ce26" office:value-type="string" calcext:value-type="string">
            <text:p>restock-fuel-tank-rcs-1875-1</text:p>
          </table:table-cell>
          <table:table-cell table:style-name="ce26" table:formula="of:=IFERROR(__xludf.dummyfunction(&quot;IF(ISBLANK(B400),&quot;&quot;RESSOURCE&quot;&quot;,REGEXEXTRACT(B400,&quot;&quot;GameData/(\w+)&quot;&quot;))&quot;);&quot;ReStockPlus&quot;)" office:value-type="string" office:string-value="ReStockPlus" calcext:value-type="string">
            <text:p>ReStockPlus</text:p>
          </table:table-cell>
          <table:table-cell table:style-name="ce30" office:value-type="float" office:value="0.25" calcext:value-type="float">
            <text:p>0.25</text:p>
          </table:table-cell>
          <table:table-cell table:style-name="ce34" table:content-validation-name="val1" office:value-type="string" calcext:value-type="string">
            <text:p>Tank</text:p>
          </table:table-cell>
          <table:table-cell table:style-name="ce37" table:formula="of:=IF(IFERROR(SEARCH(&quot;zDeprecated&quot;;[.B400]));-1;[.F400]*VLOOKUP([.G400];[$'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restock-fuel-tank-rcs-375-1.cfg</text:p>
          </table:table-cell>
          <table:table-cell table:style-name="ce23" office:value-type="string" calcext:value-type="string">
            <text:p>/home/oscar/Downloads/Kspaceconnect/ksp/GameData/ReStockPlus/Parts/FuelTank/375/restock-fuel-tank-rcs-375-1.cfg</text:p>
          </table:table-cell>
          <table:table-cell table:style-name="ce26" office:value-type="float" office:value="1980" calcext:value-type="float">
            <text:p>1980</text:p>
          </table:table-cell>
          <table:table-cell table:style-name="ce26" office:value-type="string" calcext:value-type="string">
            <text:p>restock-fuel-tank-rcs-375-1</text:p>
          </table:table-cell>
          <table:table-cell table:style-name="ce26" table:formula="of:=IFERROR(__xludf.dummyfunction(&quot;IF(ISBLANK(B401),&quot;&quot;RESSOURCE&quot;&quot;,REGEXEXTRACT(B401,&quot;&quot;GameData/(\w+)&quot;&quot;))&quot;);&quot;ReStockPlus&quot;)" office:value-type="string" office:string-value="ReStockPlus" calcext:value-type="string">
            <text:p>ReStockPlus</text:p>
          </table:table-cell>
          <table:table-cell table:style-name="ce30" office:value-type="float" office:value="0.88" calcext:value-type="float">
            <text:p>0.88</text:p>
          </table:table-cell>
          <table:table-cell table:style-name="ce34" table:content-validation-name="val1" office:value-type="string" calcext:value-type="string">
            <text:p>Tank</text:p>
          </table:table-cell>
          <table:table-cell table:style-name="ce37" table:formula="of:=IF(IFERROR(SEARCH(&quot;zDeprecated&quot;;[.B401]));-1;[.F401]*VLOOKUP([.G401];[$'CO$ Methodology Parts'.$A$12:.$E$57];5;1))" office:value-type="float" office:value="1830.4" calcext:value-type="float">
            <text:p>1830.4</text:p>
          </table:table-cell>
          <table:table-cell table:style-name="ce40"/>
          <table:table-cell table:number-columns-repeated="1015"/>
        </table:table-row>
        <table:table-row table:style-name="ro1">
          <table:table-cell table:style-name="ce2" office:value-type="string" calcext:value-type="string">
            <text:p>restock-fuel-tank-rcs-radial-tiny-1.cfg</text:p>
          </table:table-cell>
          <table:table-cell table:style-name="ce23" office:value-type="string" calcext:value-type="string">
            <text:p>/home/oscar/Downloads/Kspaceconnect/ksp/GameData/ReStockPlus/Parts/FuelTank/radial/restock-fuel-tank-rcs-radial-tiny-1.cfg</text:p>
          </table:table-cell>
          <table:table-cell table:style-name="ce26" office:value-type="float" office:value="21.6" calcext:value-type="float">
            <text:p>21.6</text:p>
          </table:table-cell>
          <table:table-cell table:style-name="ce26" office:value-type="string" calcext:value-type="string">
            <text:p>restock-fuel-tank-rcs-radial-tiny-1</text:p>
          </table:table-cell>
          <table:table-cell table:style-name="ce26" table:formula="of:=IFERROR(__xludf.dummyfunction(&quot;IF(ISBLANK(B402),&quot;&quot;RESSOURCE&quot;&quot;,REGEXEXTRACT(B402,&quot;&quot;GameData/(\w+)&quot;&quot;))&quot;);&quot;ReStockPlus&quot;)" office:value-type="string" office:string-value="ReStockPlus" calcext:value-type="string">
            <text:p>ReStockPlus</text:p>
          </table:table-cell>
          <table:table-cell table:style-name="ce30" office:value-type="float" office:value="0.01" calcext:value-type="float">
            <text:p>0.01</text:p>
          </table:table-cell>
          <table:table-cell table:style-name="ce34" table:content-validation-name="val1" office:value-type="string" calcext:value-type="string">
            <text:p>Tank</text:p>
          </table:table-cell>
          <table:table-cell table:style-name="ce37" table:formula="of:=IF(IFERROR(SEARCH(&quot;zDeprecated&quot;;[.B402]));-1;[.F402]*VLOOKUP([.G402];[$'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fueltank-1875-1.cfg</text:p>
          </table:table-cell>
          <table:table-cell table:style-name="ce23" office:value-type="string" calcext:value-type="string">
            <text:p>/home/oscar/Downloads/Kspaceconnect/ksp/GameData/ReStockPlus/Parts/FuelTank/1875/restock-fueltank-1875-1.cfg</text:p>
          </table:table-cell>
          <table:table-cell table:style-name="ce26" office:value-type="float" office:value="973.8" calcext:value-type="float">
            <text:p>973.8</text:p>
          </table:table-cell>
          <table:table-cell table:style-name="ce26" office:value-type="string" calcext:value-type="string">
            <text:p>restock-fueltank-1875-1</text:p>
          </table:table-cell>
          <table:table-cell table:style-name="ce26" table:formula="of:=IFERROR(__xludf.dummyfunction(&quot;IF(ISBLANK(B403),&quot;&quot;RESSOURCE&quot;&quot;,REGEXEXTRACT(B403,&quot;&quot;GameData/(\w+)&quot;&quot;))&quot;);&quot;ReStockPlus&quot;)" office:value-type="string" office:string-value="ReStockPlus" calcext:value-type="string">
            <text:p>ReStockPlus</text:p>
          </table:table-cell>
          <table:table-cell table:style-name="ce30" office:value-type="float" office:value="1.125" calcext:value-type="float">
            <text:p>1.125</text:p>
          </table:table-cell>
          <table:table-cell table:style-name="ce34" table:content-validation-name="val1" office:value-type="string" calcext:value-type="string">
            <text:p>Tank</text:p>
          </table:table-cell>
          <table:table-cell table:style-name="ce37" table:formula="of:=IF(IFERROR(SEARCH(&quot;zDeprecated&quot;;[.B403]));-1;[.F403]*VLOOKUP([.G403];[$'CO$ Methodology Parts'.$A$12:.$E$57];5;1))" office:value-type="float" office:value="2340" calcext:value-type="float">
            <text:p>2340</text:p>
          </table:table-cell>
          <table:table-cell table:style-name="ce40"/>
          <table:table-cell table:number-columns-repeated="1015"/>
        </table:table-row>
        <table:table-row table:style-name="ro1">
          <table:table-cell table:style-name="ce2" office:value-type="string" calcext:value-type="string">
            <text:p>restock-fueltank-1875-2.cfg</text:p>
          </table:table-cell>
          <table:table-cell table:style-name="ce23" office:value-type="string" calcext:value-type="string">
            <text:p>/home/oscar/Downloads/Kspaceconnect/ksp/GameData/ReStockPlus/Parts/FuelTank/1875/restock-fueltank-1875-2.cfg</text:p>
          </table:table-cell>
          <table:table-cell table:style-name="ce26" office:value-type="float" office:value="486.9" calcext:value-type="float">
            <text:p>486.9</text:p>
          </table:table-cell>
          <table:table-cell table:style-name="ce26" office:value-type="string" calcext:value-type="string">
            <text:p>restock-fueltank-1875-2</text:p>
          </table:table-cell>
          <table:table-cell table:style-name="ce26" table:formula="of:=IFERROR(__xludf.dummyfunction(&quot;IF(ISBLANK(B404),&quot;&quot;RESSOURCE&quot;&quot;,REGEXEXTRACT(B404,&quot;&quot;GameData/(\w+)&quot;&quot;))&quot;);&quot;ReStockPlus&quot;)" office:value-type="string" office:string-value="ReStockPlus" calcext:value-type="string">
            <text:p>ReStockPlus</text:p>
          </table:table-cell>
          <table:table-cell table:style-name="ce30" office:value-type="float" office:value="0.5625" calcext:value-type="float">
            <text:p>0.5625</text:p>
          </table:table-cell>
          <table:table-cell table:style-name="ce34" table:content-validation-name="val1" office:value-type="string" calcext:value-type="string">
            <text:p>Tank</text:p>
          </table:table-cell>
          <table:table-cell table:style-name="ce37" table:formula="of:=IF(IFERROR(SEARCH(&quot;zDeprecated&quot;;[.B404]));-1;[.F404]*VLOOKUP([.G404];[$'CO$ Methodology Parts'.$A$12:.$E$57];5;1))" office:value-type="float" office:value="1170" calcext:value-type="float">
            <text:p>1170</text:p>
          </table:table-cell>
          <table:table-cell table:style-name="ce40"/>
          <table:table-cell table:number-columns-repeated="1015"/>
        </table:table-row>
        <table:table-row table:style-name="ro1">
          <table:table-cell table:style-name="ce2" office:value-type="string" calcext:value-type="string">
            <text:p>restock-fueltank-1875-3.cfg</text:p>
          </table:table-cell>
          <table:table-cell table:style-name="ce23" office:value-type="string" calcext:value-type="string">
            <text:p>/home/oscar/Downloads/Kspaceconnect/ksp/GameData/ReStockPlus/Parts/FuelTank/1875/restock-fueltank-1875-3.cfg</text:p>
          </table:table-cell>
          <table:table-cell table:style-name="ce26" office:value-type="float" office:value="238.04" calcext:value-type="float">
            <text:p>238.04</text:p>
          </table:table-cell>
          <table:table-cell table:style-name="ce26" office:value-type="string" calcext:value-type="string">
            <text:p>restock-fueltank-1875-3</text:p>
          </table:table-cell>
          <table:table-cell table:style-name="ce26" table:formula="of:=IFERROR(__xludf.dummyfunction(&quot;IF(ISBLANK(B405),&quot;&quot;RESSOURCE&quot;&quot;,REGEXEXTRACT(B405,&quot;&quot;GameData/(\w+)&quot;&quot;))&quot;);&quot;ReStockPlus&quot;)" office:value-type="string" office:string-value="ReStockPlus" calcext:value-type="string">
            <text:p>ReStockPlus</text:p>
          </table:table-cell>
          <table:table-cell table:style-name="ce30" office:value-type="float" office:value="0.275" calcext:value-type="float">
            <text:p>0.275</text:p>
          </table:table-cell>
          <table:table-cell table:style-name="ce34" table:content-validation-name="val1" office:value-type="string" calcext:value-type="string">
            <text:p>Tank</text:p>
          </table:table-cell>
          <table:table-cell table:style-name="ce37" table:formula="of:=IF(IFERROR(SEARCH(&quot;zDeprecated&quot;;[.B405]));-1;[.F405]*VLOOKUP([.G405];[$'CO$ Methodology Parts'.$A$12:.$E$57];5;1))" office:value-type="float" office:value="572" calcext:value-type="float">
            <text:p>572</text:p>
          </table:table-cell>
          <table:table-cell table:style-name="ce40"/>
          <table:table-cell table:number-columns-repeated="1015"/>
        </table:table-row>
        <table:table-row table:style-name="ro1">
          <table:table-cell table:style-name="ce2" office:value-type="string" calcext:value-type="string">
            <text:p>restock-fueltank-1875-4.cfg</text:p>
          </table:table-cell>
          <table:table-cell table:style-name="ce23" office:value-type="string" calcext:value-type="string">
            <text:p>/home/oscar/Downloads/Kspaceconnect/ksp/GameData/ReStockPlus/Parts/FuelTank/1875/restock-fueltank-1875-4.cfg</text:p>
          </table:table-cell>
          <table:table-cell table:style-name="ce26" office:value-type="float" office:value="119.02" calcext:value-type="float">
            <text:p>119.02</text:p>
          </table:table-cell>
          <table:table-cell table:style-name="ce26" office:value-type="string" calcext:value-type="string">
            <text:p>restock-fueltank-1875-4</text:p>
          </table:table-cell>
          <table:table-cell table:style-name="ce26" table:formula="of:=IFERROR(__xludf.dummyfunction(&quot;IF(ISBLANK(B406),&quot;&quot;RESSOURCE&quot;&quot;,REGEXEXTRACT(B406,&quot;&quot;GameData/(\w+)&quot;&quot;))&quot;);&quot;ReStockPlus&quot;)" office:value-type="string" office:string-value="ReStockPlus" calcext:value-type="string">
            <text:p>ReStockPlus</text:p>
          </table:table-cell>
          <table:table-cell table:style-name="ce30" office:value-type="float" office:value="0.1375" calcext:value-type="float">
            <text:p>0.1375</text:p>
          </table:table-cell>
          <table:table-cell table:style-name="ce34" table:content-validation-name="val1" office:value-type="string" calcext:value-type="string">
            <text:p>Tank</text:p>
          </table:table-cell>
          <table:table-cell table:style-name="ce37" table:formula="of:=IF(IFERROR(SEARCH(&quot;zDeprecated&quot;;[.B406]));-1;[.F406]*VLOOKUP([.G406];[$'CO$ Methodology Parts'.$A$12:.$E$57];5;1))" office:value-type="float" office:value="286" calcext:value-type="float">
            <text:p>286</text:p>
          </table:table-cell>
          <table:table-cell table:style-name="ce40"/>
          <table:table-cell table:number-columns-repeated="1015"/>
        </table:table-row>
        <table:table-row table:style-name="ro1">
          <table:table-cell table:style-name="ce2" office:value-type="string" calcext:value-type="string">
            <text:p>restock-fueltank-1875-soyuz-1.cfg</text:p>
          </table:table-cell>
          <table:table-cell table:style-name="ce23" office:value-type="string" calcext:value-type="string">
            <text:p>/home/oscar/Downloads/Kspaceconnect/ksp/GameData/ReStockPlus/Parts/FuelTank/1875/restock-fueltank-1875-soyuz-1.cfg</text:p>
          </table:table-cell>
          <table:table-cell table:style-name="ce26" office:value-type="float" office:value="846.8" calcext:value-type="float">
            <text:p>846.8</text:p>
          </table:table-cell>
          <table:table-cell table:style-name="ce26" office:value-type="string" calcext:value-type="string">
            <text:p>restock-fueltank-1875-soyuz-1</text:p>
          </table:table-cell>
          <table:table-cell table:style-name="ce26" table:formula="of:=IFERROR(__xludf.dummyfunction(&quot;IF(ISBLANK(B407),&quot;&quot;RESSOURCE&quot;&quot;,REGEXEXTRACT(B407,&quot;&quot;GameData/(\w+)&quot;&quot;))&quot;);&quot;ReStockPlus&quot;)" office:value-type="string" office:string-value="ReStockPlus" calcext:value-type="string">
            <text:p>ReStockPlus</text:p>
          </table:table-cell>
          <table:table-cell table:style-name="ce30" office:value-type="float" office:value="0.75" calcext:value-type="float">
            <text:p>0.75</text:p>
          </table:table-cell>
          <table:table-cell table:style-name="ce34" table:content-validation-name="val1" office:value-type="string" calcext:value-type="string">
            <text:p>Tank</text:p>
          </table:table-cell>
          <table:table-cell table:style-name="ce37" table:formula="of:=IF(IFERROR(SEARCH(&quot;zDeprecated&quot;;[.B407]));-1;[.F407]*VLOOKUP([.G407];[$'CO$ Methodology Parts'.$A$12:.$E$57];5;1))" office:value-type="float" office:value="1560" calcext:value-type="float">
            <text:p>1560</text:p>
          </table:table-cell>
          <table:table-cell table:style-name="ce40"/>
          <table:table-cell table:number-columns-repeated="1015"/>
        </table:table-row>
        <table:table-row table:style-name="ro1">
          <table:table-cell table:style-name="ce2" office:value-type="string" calcext:value-type="string">
            <text:p>restock-fueltank-5-1.cfg</text:p>
          </table:table-cell>
          <table:table-cell table:style-name="ce23" office:value-type="string" calcext:value-type="string">
            <text:p>/home/oscar/Downloads/Kspaceconnect/ksp/GameData/ReStockPlus/Parts/FuelTank/5/restock-fueltank-5-1.cfg</text:p>
          </table:table-cell>
          <table:table-cell table:style-name="ce26" office:value-type="float" office:value="27699.2" calcext:value-type="float">
            <text:p>27699.2</text:p>
          </table:table-cell>
          <table:table-cell table:style-name="ce26" office:value-type="string" calcext:value-type="string">
            <text:p>restock-fueltank-5-1</text:p>
          </table:table-cell>
          <table:table-cell table:style-name="ce26" table:formula="of:=IFERROR(__xludf.dummyfunction(&quot;IF(ISBLANK(B408),&quot;&quot;RESSOURCE&quot;&quot;,REGEXEXTRACT(B408,&quot;&quot;GameData/(\w+)&quot;&quot;))&quot;);&quot;ReStockPlus&quot;)" office:value-type="string" office:string-value="ReStockPlus" calcext:value-type="string">
            <text:p>ReStockPlus</text:p>
          </table:table-cell>
          <table:table-cell table:style-name="ce30" office:value-type="float" office:value="32" calcext:value-type="float">
            <text:p>32</text:p>
          </table:table-cell>
          <table:table-cell table:style-name="ce34" table:content-validation-name="val1" office:value-type="string" calcext:value-type="string">
            <text:p>Tank</text:p>
          </table:table-cell>
          <table:table-cell table:style-name="ce37" table:formula="of:=IF(IFERROR(SEARCH(&quot;zDeprecated&quot;;[.B408]));-1;[.F408]*VLOOKUP([.G408];[$'CO$ Methodology Parts'.$A$12:.$E$57];5;1))" office:value-type="float" office:value="66560" calcext:value-type="float">
            <text:p>66560</text:p>
          </table:table-cell>
          <table:table-cell table:style-name="ce40"/>
          <table:table-cell table:number-columns-repeated="1015"/>
        </table:table-row>
        <table:table-row table:style-name="ro1">
          <table:table-cell table:style-name="ce2" office:value-type="string" calcext:value-type="string">
            <text:p>restock-fueltank-5-2.cfg</text:p>
          </table:table-cell>
          <table:table-cell table:style-name="ce23" office:value-type="string" calcext:value-type="string">
            <text:p>/home/oscar/Downloads/Kspaceconnect/ksp/GameData/ReStockPlus/Parts/FuelTank/5/restock-fueltank-5-2.cfg</text:p>
          </table:table-cell>
          <table:table-cell table:style-name="ce26" office:value-type="float" office:value="13849.6" calcext:value-type="float">
            <text:p>13849.6</text:p>
          </table:table-cell>
          <table:table-cell table:style-name="ce26" office:value-type="string" calcext:value-type="string">
            <text:p>restock-fueltank-5-2</text:p>
          </table:table-cell>
          <table:table-cell table:style-name="ce26" table:formula="of:=IFERROR(__xludf.dummyfunction(&quot;IF(ISBLANK(B409),&quot;&quot;RESSOURCE&quot;&quot;,REGEXEXTRACT(B409,&quot;&quot;GameData/(\w+)&quot;&quot;))&quot;);&quot;ReStockPlus&quot;)" office:value-type="string" office:string-value="ReStockPlus" calcext:value-type="string">
            <text:p>ReStockPlus</text:p>
          </table:table-cell>
          <table:table-cell table:style-name="ce30" office:value-type="float" office:value="16" calcext:value-type="float">
            <text:p>16</text:p>
          </table:table-cell>
          <table:table-cell table:style-name="ce34" table:content-validation-name="val1" office:value-type="string" calcext:value-type="string">
            <text:p>Tank</text:p>
          </table:table-cell>
          <table:table-cell table:style-name="ce37" table:formula="of:=IF(IFERROR(SEARCH(&quot;zDeprecated&quot;;[.B409]));-1;[.F409]*VLOOKUP([.G409];[$'CO$ Methodology Parts'.$A$12:.$E$57];5;1))" office:value-type="float" office:value="33280" calcext:value-type="float">
            <text:p>33280</text:p>
          </table:table-cell>
          <table:table-cell table:style-name="ce40"/>
          <table:table-cell table:number-columns-repeated="1015"/>
        </table:table-row>
        <table:table-row table:style-name="ro1">
          <table:table-cell table:style-name="ce2" office:value-type="string" calcext:value-type="string">
            <text:p>restock-fueltank-5-3.cfg</text:p>
          </table:table-cell>
          <table:table-cell table:style-name="ce23" office:value-type="string" calcext:value-type="string">
            <text:p>/home/oscar/Downloads/Kspaceconnect/ksp/GameData/ReStockPlus/Parts/FuelTank/5/restock-fueltank-5-3.cfg</text:p>
          </table:table-cell>
          <table:table-cell table:style-name="ce26" office:value-type="float" office:value="6924.8" calcext:value-type="float">
            <text:p>6924.8</text:p>
          </table:table-cell>
          <table:table-cell table:style-name="ce26" office:value-type="string" calcext:value-type="string">
            <text:p>restock-fueltank-5-3</text:p>
          </table:table-cell>
          <table:table-cell table:style-name="ce26" table:formula="of:=IFERROR(__xludf.dummyfunction(&quot;IF(ISBLANK(B410),&quot;&quot;RESSOURCE&quot;&quot;,REGEXEXTRACT(B410,&quot;&quot;GameData/(\w+)&quot;&quot;))&quot;);&quot;ReStockPlus&quot;)" office:value-type="string" office:string-value="ReStockPlus" calcext:value-type="string">
            <text:p>ReStockPlus</text:p>
          </table:table-cell>
          <table:table-cell table:style-name="ce30" office:value-type="float" office:value="8" calcext:value-type="float">
            <text:p>8</text:p>
          </table:table-cell>
          <table:table-cell table:style-name="ce34" table:content-validation-name="val1" office:value-type="string" calcext:value-type="string">
            <text:p>Tank</text:p>
          </table:table-cell>
          <table:table-cell table:style-name="ce37" table:formula="of:=IF(IFERROR(SEARCH(&quot;zDeprecated&quot;;[.B410]));-1;[.F410]*VLOOKUP([.G410];[$'CO$ Methodology Parts'.$A$12:.$E$57];5;1))" office:value-type="float" office:value="16640" calcext:value-type="float">
            <text:p>16640</text:p>
          </table:table-cell>
          <table:table-cell table:style-name="ce40"/>
          <table:table-cell table:number-columns-repeated="1015"/>
        </table:table-row>
        <table:table-row table:style-name="ro1">
          <table:table-cell table:style-name="ce2" office:value-type="string" calcext:value-type="string">
            <text:p>restock-fueltank-5-4.cfg</text:p>
          </table:table-cell>
          <table:table-cell table:style-name="ce23" office:value-type="string" calcext:value-type="string">
            <text:p>/home/oscar/Downloads/Kspaceconnect/ksp/GameData/ReStockPlus/Parts/FuelTank/5/restock-fueltank-5-4.cfg</text:p>
          </table:table-cell>
          <table:table-cell table:style-name="ce26" office:value-type="float" office:value="3462.4" calcext:value-type="float">
            <text:p>3462.4</text:p>
          </table:table-cell>
          <table:table-cell table:style-name="ce26" office:value-type="string" calcext:value-type="string">
            <text:p>restock-fueltank-5-4</text:p>
          </table:table-cell>
          <table:table-cell table:style-name="ce26" table:formula="of:=IFERROR(__xludf.dummyfunction(&quot;IF(ISBLANK(B411),&quot;&quot;RESSOURCE&quot;&quot;,REGEXEXTRACT(B411,&quot;&quot;GameData/(\w+)&quot;&quot;))&quot;);&quot;ReStockPlus&quot;)" office:value-type="string" office:string-value="ReStockPlus" calcext:value-type="string">
            <text:p>ReStockPlus</text:p>
          </table:table-cell>
          <table:table-cell table:style-name="ce30" office:value-type="float" office:value="4" calcext:value-type="float">
            <text:p>4</text:p>
          </table:table-cell>
          <table:table-cell table:style-name="ce34" table:content-validation-name="val1" office:value-type="string" calcext:value-type="string">
            <text:p>Tank</text:p>
          </table:table-cell>
          <table:table-cell table:style-name="ce37" table:formula="of:=IF(IFERROR(SEARCH(&quot;zDeprecated&quot;;[.B411]));-1;[.F411]*VLOOKUP([.G411];[$'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restock-fueltank-adapter-1875-0625-1.cfg</text:p>
          </table:table-cell>
          <table:table-cell table:style-name="ce23" office:value-type="string" calcext:value-type="string">
            <text:p>/home/oscar/Downloads/Kspaceconnect/ksp/GameData/ReStockPlus/Parts/FuelTank/1875/restock-fueltank-adapter-1875-0625-1.cfg</text:p>
          </table:table-cell>
          <table:table-cell table:style-name="ce26" office:value-type="float" office:value="86.56" calcext:value-type="float">
            <text:p>86.56</text:p>
          </table:table-cell>
          <table:table-cell table:style-name="ce26" office:value-type="string" calcext:value-type="string">
            <text:p>restock-fueltank-adapter-1875-0625-1</text:p>
          </table:table-cell>
          <table:table-cell table:style-name="ce26" table:formula="of:=IFERROR(__xludf.dummyfunction(&quot;IF(ISBLANK(B412),&quot;&quot;RESSOURCE&quot;&quot;,REGEXEXTRACT(B412,&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Tank</text:p>
          </table:table-cell>
          <table:table-cell table:style-name="ce37" table:formula="of:=IF(IFERROR(SEARCH(&quot;zDeprecated&quot;;[.B412]));-1;[.F412]*VLOOKUP([.G412];[$'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fueltank-adapter-1875-125-1.cfg</text:p>
          </table:table-cell>
          <table:table-cell table:style-name="ce23" office:value-type="string" calcext:value-type="string">
            <text:p>/home/oscar/Downloads/Kspaceconnect/ksp/GameData/ReStockPlus/Parts/FuelTank/1875/restock-fueltank-adapter-1875-125-1.cfg</text:p>
          </table:table-cell>
          <table:table-cell table:style-name="ce26" office:value-type="float" office:value="324.6" calcext:value-type="float">
            <text:p>324.6</text:p>
          </table:table-cell>
          <table:table-cell table:style-name="ce26" office:value-type="string" calcext:value-type="string">
            <text:p>restock-fueltank-adapter-1875-125-1</text:p>
          </table:table-cell>
          <table:table-cell table:style-name="ce26" table:formula="of:=IFERROR(__xludf.dummyfunction(&quot;IF(ISBLANK(B413),&quot;&quot;RESSOURCE&quot;&quot;,REGEXEXTRACT(B413,&quot;&quot;GameData/(\w+)&quot;&quot;))&quot;);&quot;ReStockPlus&quot;)" office:value-type="string" office:string-value="ReStockPlus" calcext:value-type="string">
            <text:p>ReStockPlus</text:p>
          </table:table-cell>
          <table:table-cell table:style-name="ce30" office:value-type="float" office:value="0.375" calcext:value-type="float">
            <text:p>0.375</text:p>
          </table:table-cell>
          <table:table-cell table:style-name="ce34" table:content-validation-name="val1" office:value-type="string" calcext:value-type="string">
            <text:p>Tank</text:p>
          </table:table-cell>
          <table:table-cell table:style-name="ce37" table:formula="of:=IF(IFERROR(SEARCH(&quot;zDeprecated&quot;;[.B413]));-1;[.F413]*VLOOKUP([.G413];[$'CO$ Methodology Parts'.$A$12:.$E$57];5;1))" office:value-type="float" office:value="780" calcext:value-type="float">
            <text:p>780</text:p>
          </table:table-cell>
          <table:table-cell table:style-name="ce40"/>
          <table:table-cell table:number-columns-repeated="1015"/>
        </table:table-row>
        <table:table-row table:style-name="ro1">
          <table:table-cell table:style-name="ce2" office:value-type="string" calcext:value-type="string">
            <text:p>restock-fueltank-adapter-1875-125-2.cfg</text:p>
          </table:table-cell>
          <table:table-cell table:style-name="ce23" office:value-type="string" calcext:value-type="string">
            <text:p>/home/oscar/Downloads/Kspaceconnect/ksp/GameData/ReStockPlus/Parts/FuelTank/1875/restock-fueltank-adapter-1875-125-2.cfg</text:p>
          </table:table-cell>
          <table:table-cell table:style-name="ce26" office:value-type="float" office:value="86.56" calcext:value-type="float">
            <text:p>86.56</text:p>
          </table:table-cell>
          <table:table-cell table:style-name="ce26" office:value-type="string" calcext:value-type="string">
            <text:p>restock-fueltank-adapter-1875-125-2</text:p>
          </table:table-cell>
          <table:table-cell table:style-name="ce26" table:formula="of:=IFERROR(__xludf.dummyfunction(&quot;IF(ISBLANK(B414),&quot;&quot;RESSOURCE&quot;&quot;,REGEXEXTRACT(B414,&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Tank</text:p>
          </table:table-cell>
          <table:table-cell table:style-name="ce37" table:formula="of:=IF(IFERROR(SEARCH(&quot;zDeprecated&quot;;[.B414]));-1;[.F414]*VLOOKUP([.G414];[$'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fueltank-adapter-25-1875-1.cfg</text:p>
          </table:table-cell>
          <table:table-cell table:style-name="ce23" office:value-type="string" calcext:value-type="string">
            <text:p>/home/oscar/Downloads/Kspaceconnect/ksp/GameData/ReStockPlus/Parts/FuelTank/1875/restock-fueltank-adapter-25-1875-1.cfg</text:p>
          </table:table-cell>
          <table:table-cell table:style-name="ce26" office:value-type="float" office:value="649.2" calcext:value-type="float">
            <text:p>649.2</text:p>
          </table:table-cell>
          <table:table-cell table:style-name="ce26" office:value-type="string" calcext:value-type="string">
            <text:p>restock-fueltank-adapter-25-1875-1</text:p>
          </table:table-cell>
          <table:table-cell table:style-name="ce26" table:formula="of:=IFERROR(__xludf.dummyfunction(&quot;IF(ISBLANK(B415),&quot;&quot;RESSOURCE&quot;&quot;,REGEXEXTRACT(B415,&quot;&quot;GameData/(\w+)&quot;&quot;))&quot;);&quot;ReStockPlus&quot;)" office:value-type="string" office:string-value="ReStockPlus" calcext:value-type="string">
            <text:p>ReStockPlus</text:p>
          </table:table-cell>
          <table:table-cell table:style-name="ce30" office:value-type="float" office:value="0.75" calcext:value-type="float">
            <text:p>0.75</text:p>
          </table:table-cell>
          <table:table-cell table:style-name="ce34" table:content-validation-name="val1" office:value-type="string" calcext:value-type="string">
            <text:p>Tank</text:p>
          </table:table-cell>
          <table:table-cell table:style-name="ce37" table:formula="of:=IF(IFERROR(SEARCH(&quot;zDeprecated&quot;;[.B415]));-1;[.F415]*VLOOKUP([.G415];[$'CO$ Methodology Parts'.$A$12:.$E$57];5;1))" office:value-type="float" office:value="1560" calcext:value-type="float">
            <text:p>1560</text:p>
          </table:table-cell>
          <table:table-cell table:style-name="ce40"/>
          <table:table-cell table:number-columns-repeated="1015"/>
        </table:table-row>
        <table:table-row table:style-name="ro1">
          <table:table-cell table:style-name="ce2" office:value-type="string" calcext:value-type="string">
            <text:p>restock-fueltank-adapter-375-5-1.cfg</text:p>
          </table:table-cell>
          <table:table-cell table:style-name="ce23" office:value-type="string" calcext:value-type="string">
            <text:p>/home/oscar/Downloads/Kspaceconnect/ksp/GameData/ReStockPlus/Parts/FuelTank/5/restock-fueltank-adapter-375-5-1.cfg</text:p>
          </table:table-cell>
          <table:table-cell table:style-name="ce26" office:value-type="float" office:value="3462.4" calcext:value-type="float">
            <text:p>3462.4</text:p>
          </table:table-cell>
          <table:table-cell table:style-name="ce26" office:value-type="string" calcext:value-type="string">
            <text:p>restock-fueltank-adapter-375-5-1</text:p>
          </table:table-cell>
          <table:table-cell table:style-name="ce26" table:formula="of:=IFERROR(__xludf.dummyfunction(&quot;IF(ISBLANK(B416),&quot;&quot;RESSOURCE&quot;&quot;,REGEXEXTRACT(B416,&quot;&quot;GameData/(\w+)&quot;&quot;))&quot;);&quot;ReStockPlus&quot;)" office:value-type="string" office:string-value="ReStockPlus" calcext:value-type="string">
            <text:p>ReStockPlus</text:p>
          </table:table-cell>
          <table:table-cell table:style-name="ce30" office:value-type="float" office:value="4" calcext:value-type="float">
            <text:p>4</text:p>
          </table:table-cell>
          <table:table-cell table:style-name="ce34" table:content-validation-name="val1" office:value-type="string" calcext:value-type="string">
            <text:p>Tank</text:p>
          </table:table-cell>
          <table:table-cell table:style-name="ce37" table:formula="of:=IF(IFERROR(SEARCH(&quot;zDeprecated&quot;;[.B416]));-1;[.F416]*VLOOKUP([.G416];[$'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restock-fueltank-saturn-engine-1.cfg</text:p>
          </table:table-cell>
          <table:table-cell table:style-name="ce23" office:value-type="string" calcext:value-type="string">
            <text:p>/home/oscar/Downloads/Kspaceconnect/ksp/GameData/ReStockPlus/Parts/FuelTank/5/restock-fueltank-saturn-engine-1.cfg</text:p>
          </table:table-cell>
          <table:table-cell table:style-name="ce26" office:value-type="float" office:value="3869" calcext:value-type="float">
            <text:p>3869</text:p>
          </table:table-cell>
          <table:table-cell table:style-name="ce26" office:value-type="string" calcext:value-type="string">
            <text:p>restock-fueltank-saturn-engine-1</text:p>
          </table:table-cell>
          <table:table-cell table:style-name="ce26" table:formula="of:=IFERROR(__xludf.dummyfunction(&quot;IF(ISBLANK(B417),&quot;&quot;RESSOURCE&quot;&quot;,REGEXEXTRACT(B417,&quot;&quot;GameData/(\w+)&quot;&quot;))&quot;);&quot;ReStockPlus&quot;)" office:value-type="string" office:string-value="ReStockPlus" calcext:value-type="string">
            <text:p>ReStockPlus</text:p>
          </table:table-cell>
          <table:table-cell table:style-name="ce30" office:value-type="float" office:value="5.625" calcext:value-type="float">
            <text:p>5.625</text:p>
          </table:table-cell>
          <table:table-cell table:style-name="ce34" table:content-validation-name="val1" office:value-type="string" calcext:value-type="string">
            <text:p>Tank</text:p>
          </table:table-cell>
          <table:table-cell table:style-name="ce37" table:formula="of:=IF(IFERROR(SEARCH(&quot;zDeprecated&quot;;[.B417]));-1;[.F417]*VLOOKUP([.G417];[$'CO$ Methodology Parts'.$A$12:.$E$57];5;1))" office:value-type="float" office:value="11700" calcext:value-type="float">
            <text:p>11700</text:p>
          </table:table-cell>
          <table:table-cell table:style-name="ce40"/>
          <table:table-cell table:number-columns-repeated="1015"/>
        </table:table-row>
        <table:table-row table:style-name="ro1">
          <table:table-cell table:style-name="ce2" office:value-type="string" calcext:value-type="string">
            <text:p>restock-fuel-tank-sphere-0625-1.cfg</text:p>
          </table:table-cell>
          <table:table-cell table:style-name="ce23" office:value-type="string" calcext:value-type="string">
            <text:p>/home/oscar/Downloads/Kspaceconnect/ksp/GameData/ReStockPlus/Parts/FuelTank/0625/restock-fuel-tank-sphere-0625-1.cfg</text:p>
          </table:table-cell>
          <table:table-cell table:style-name="ce26" office:value-type="float" office:value="14.08" calcext:value-type="float">
            <text:p>14.08</text:p>
          </table:table-cell>
          <table:table-cell table:style-name="ce26" office:value-type="string" calcext:value-type="string">
            <text:p>restock-fueltank-sphere-0625-1</text:p>
          </table:table-cell>
          <table:table-cell table:style-name="ce26" table:formula="of:=IFERROR(__xludf.dummyfunction(&quot;IF(ISBLANK(B418),&quot;&quot;RESSOURCE&quot;&quot;,REGEXEXTRACT(B418,&quot;&quot;GameData/(\w+)&quot;&quot;))&quot;);&quot;ReStockPlus&quot;)" office:value-type="string" office:string-value="ReStockPlus" calcext:value-type="string">
            <text:p>ReStockPlus</text:p>
          </table:table-cell>
          <table:table-cell table:style-name="ce30" office:value-type="float" office:value="0.01125" calcext:value-type="float">
            <text:p>0.01125</text:p>
          </table:table-cell>
          <table:table-cell table:style-name="ce34" table:content-validation-name="val1" office:value-type="string" calcext:value-type="string">
            <text:p>Tank</text:p>
          </table:table-cell>
          <table:table-cell table:style-name="ce37" table:formula="of:=IF(IFERROR(SEARCH(&quot;zDeprecated&quot;;[.B418]));-1;[.F418]*VLOOKUP([.G418];[$'CO$ Methodology Parts'.$A$12:.$E$57];5;1))" office:value-type="float" office:value="23.4" calcext:value-type="float">
            <text:p>23.4</text:p>
          </table:table-cell>
          <table:table-cell table:style-name="ce40"/>
          <table:table-cell table:number-columns-repeated="1015"/>
        </table:table-row>
        <table:table-row table:style-name="ro1">
          <table:table-cell table:style-name="ce2" office:value-type="string" calcext:value-type="string">
            <text:p>restock-fuel-tank-sphere-125-1.cfg</text:p>
          </table:table-cell>
          <table:table-cell table:style-name="ce23" office:value-type="string" calcext:value-type="string">
            <text:p>/home/oscar/Downloads/Kspaceconnect/ksp/GameData/ReStockPlus/Parts/FuelTank/125/restock-fuel-tank-sphere-125-1.cfg</text:p>
          </table:table-cell>
          <table:table-cell table:style-name="ce26" office:value-type="float" office:value="127.54" calcext:value-type="float">
            <text:p>127.54</text:p>
          </table:table-cell>
          <table:table-cell table:style-name="ce26" office:value-type="string" calcext:value-type="string">
            <text:p>restock-fueltank-sphere-125-1</text:p>
          </table:table-cell>
          <table:table-cell table:style-name="ce26" table:formula="of:=IFERROR(__xludf.dummyfunction(&quot;IF(ISBLANK(B419),&quot;&quot;RESSOURCE&quot;&quot;,REGEXEXTRACT(B419,&quot;&quot;GameData/(\w+)&quot;&quot;))&quot;);&quot;ReStockPlus&quot;)" office:value-type="string" office:string-value="ReStockPlus" calcext:value-type="string">
            <text:p>ReStockPlus</text:p>
          </table:table-cell>
          <table:table-cell table:style-name="ce30" office:value-type="float" office:value="0.0625" calcext:value-type="float">
            <text:p>0.0625</text:p>
          </table:table-cell>
          <table:table-cell table:style-name="ce34" table:content-validation-name="val1" office:value-type="string" calcext:value-type="string">
            <text:p>Tank</text:p>
          </table:table-cell>
          <table:table-cell table:style-name="ce37" table:formula="of:=IF(IFERROR(SEARCH(&quot;zDeprecated&quot;;[.B419]));-1;[.F419]*VLOOKUP([.G419];[$'CO$ Methodology Parts'.$A$12:.$E$57];5;1))" office:value-type="float" office:value="130" calcext:value-type="float">
            <text:p>130</text:p>
          </table:table-cell>
          <table:table-cell table:style-name="ce40"/>
          <table:table-cell table:number-columns-repeated="1015"/>
        </table:table-row>
        <table:table-row table:style-name="ro1">
          <table:table-cell table:style-name="ce2" office:value-type="string" calcext:value-type="string">
            <text:p>restock-fuel-tank-sphere-1875-1.cfg</text:p>
          </table:table-cell>
          <table:table-cell table:style-name="ce23" office:value-type="string" calcext:value-type="string">
            <text:p>/home/oscar/Downloads/Kspaceconnect/ksp/GameData/ReStockPlus/Parts/FuelTank/1875/restock-fuel-tank-sphere-1875-1.cfg</text:p>
          </table:table-cell>
          <table:table-cell table:style-name="ce26" office:value-type="float" office:value="119.02" calcext:value-type="float">
            <text:p>119.02</text:p>
          </table:table-cell>
          <table:table-cell table:style-name="ce26" office:value-type="string" calcext:value-type="string">
            <text:p>restock-fueltank-sphere-1875-1</text:p>
          </table:table-cell>
          <table:table-cell table:style-name="ce26" table:formula="of:=IFERROR(__xludf.dummyfunction(&quot;IF(ISBLANK(B420),&quot;&quot;RESSOURCE&quot;&quot;,REGEXEXTRACT(B420,&quot;&quot;GameData/(\w+)&quot;&quot;))&quot;);&quot;ReStockPlus&quot;)" office:value-type="string" office:string-value="ReStockPlus" calcext:value-type="string">
            <text:p>ReStockPlus</text:p>
          </table:table-cell>
          <table:table-cell table:style-name="ce30" office:value-type="float" office:value="0.1375" calcext:value-type="float">
            <text:p>0.1375</text:p>
          </table:table-cell>
          <table:table-cell table:style-name="ce34" table:content-validation-name="val1" office:value-type="string" calcext:value-type="string">
            <text:p>Tank</text:p>
          </table:table-cell>
          <table:table-cell table:style-name="ce37" table:formula="of:=IF(IFERROR(SEARCH(&quot;zDeprecated&quot;;[.B420]));-1;[.F420]*VLOOKUP([.G420];[$'CO$ Methodology Parts'.$A$12:.$E$57];5;1))" office:value-type="float" office:value="286" calcext:value-type="float">
            <text:p>286</text:p>
          </table:table-cell>
          <table:table-cell table:style-name="ce40"/>
          <table:table-cell table:number-columns-repeated="1015"/>
        </table:table-row>
        <table:table-row table:style-name="ro1">
          <table:table-cell table:style-name="ce2" office:value-type="string" calcext:value-type="string">
            <text:p>restock-fuel-tank-sphere-25-1.cfg</text:p>
          </table:table-cell>
          <table:table-cell table:style-name="ce23" office:value-type="string" calcext:value-type="string">
            <text:p>/home/oscar/Downloads/Kspaceconnect/ksp/GameData/ReStockPlus/Parts/FuelTank/25/restock-fuel-tank-sphere-25-1.cfg</text:p>
          </table:table-cell>
          <table:table-cell table:style-name="ce26" office:value-type="float" office:value="616.4" calcext:value-type="float">
            <text:p>616.4</text:p>
          </table:table-cell>
          <table:table-cell table:style-name="ce26" office:value-type="string" calcext:value-type="string">
            <text:p>restock-fueltank-sphere-25-1</text:p>
          </table:table-cell>
          <table:table-cell table:style-name="ce26" table:formula="of:=IFERROR(__xludf.dummyfunction(&quot;IF(ISBLANK(B421),&quot;&quot;RESSOURCE&quot;&quot;,REGEXEXTRACT(B421,&quot;&quot;GameData/(\w+)&quot;&quot;))&quot;);&quot;ReStockPlus&quot;)" office:value-type="string" office:string-value="ReStockPlus" calcext:value-type="string">
            <text:p>ReStockPlus</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421]));-1;[.F421]*VLOOKUP([.G421];[$'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restock-fuel-tank-sphere-375-1.cfg</text:p>
          </table:table-cell>
          <table:table-cell table:style-name="ce23" office:value-type="string" calcext:value-type="string">
            <text:p>/home/oscar/Downloads/Kspaceconnect/ksp/GameData/ReStockPlus/Parts/FuelTank/375/restock-fuel-tank-sphere-375-1.cfg</text:p>
          </table:table-cell>
          <table:table-cell table:style-name="ce26" office:value-type="float" office:value="1211.9" calcext:value-type="float">
            <text:p>1211.9</text:p>
          </table:table-cell>
          <table:table-cell table:style-name="ce26" office:value-type="string" calcext:value-type="string">
            <text:p>restock-fueltank-sphere-375-1</text:p>
          </table:table-cell>
          <table:table-cell table:style-name="ce26" table:formula="of:=IFERROR(__xludf.dummyfunction(&quot;IF(ISBLANK(B422),&quot;&quot;RESSOURCE&quot;&quot;,REGEXEXTRACT(B422,&quot;&quot;GameData/(\w+)&quot;&quot;))&quot;);&quot;ReStockPlus&quot;)" office:value-type="string" office:string-value="ReStockPlus" calcext:value-type="string">
            <text:p>ReStockPlus</text:p>
          </table:table-cell>
          <table:table-cell table:style-name="ce30" office:value-type="float" office:value="1.125" calcext:value-type="float">
            <text:p>1.125</text:p>
          </table:table-cell>
          <table:table-cell table:style-name="ce34" table:content-validation-name="val1" office:value-type="string" calcext:value-type="string">
            <text:p>Tank</text:p>
          </table:table-cell>
          <table:table-cell table:style-name="ce37" table:formula="of:=IF(IFERROR(SEARCH(&quot;zDeprecated&quot;;[.B422]));-1;[.F422]*VLOOKUP([.G422];[$'CO$ Methodology Parts'.$A$12:.$E$57];5;1))" office:value-type="float" office:value="2340" calcext:value-type="float">
            <text:p>2340</text:p>
          </table:table-cell>
          <table:table-cell table:style-name="ce40"/>
          <table:table-cell table:number-columns-repeated="1015"/>
        </table:table-row>
        <table:table-row table:style-name="ro1">
          <table:table-cell table:style-name="ce2" office:value-type="string" calcext:value-type="string">
            <text:p>restock-goocanister-625-1.cfg</text:p>
          </table:table-cell>
          <table:table-cell table:style-name="ce23" office:value-type="string" calcext:value-type="string">
            <text:p>/home/oscar/Downloads/Kspaceconnect/ksp/GameData/ReStockPlus/Parts/Science/restock-goocanister-625-1.cfg</text:p>
          </table:table-cell>
          <table:table-cell table:style-name="ce26" office:value-type="float" office:value="1000" calcext:value-type="float">
            <text:p>1000</text:p>
          </table:table-cell>
          <table:table-cell table:style-name="ce26" office:value-type="string" calcext:value-type="string">
            <text:p>restock-goocanister-625-1</text:p>
          </table:table-cell>
          <table:table-cell table:style-name="ce26" table:formula="of:=IFERROR(__xludf.dummyfunction(&quot;IF(ISBLANK(B423),&quot;&quot;RESSOURCE&quot;&quot;,REGEXEXTRACT(B423,&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Science Device</text:p>
          </table:table-cell>
          <table:table-cell table:style-name="ce37" table:formula="of:=IF(IFERROR(SEARCH(&quot;zDeprecated&quot;;[.B423]));-1;[.F423]*VLOOKUP([.G423];[$'CO$ Methodology Parts'.$A$12:.$E$57];5;1))" office:value-type="float" office:value="2816.489664" calcext:value-type="float">
            <text:p>2816.489664</text:p>
          </table:table-cell>
          <table:table-cell table:style-name="ce40"/>
          <table:table-cell table:number-columns-repeated="1015"/>
        </table:table-row>
        <table:table-row table:style-name="ro1">
          <table:table-cell table:style-name="ce2" office:value-type="string" calcext:value-type="string">
            <text:p>restock-heatshield-1875-1.cfg</text:p>
          </table:table-cell>
          <table:table-cell table:style-name="ce23" office:value-type="string" calcext:value-type="string">
            <text:p>/home/oscar/Downloads/Kspaceconnect/ksp/GameData/ReStockPlus/Parts/Aero/1875/restock-heatshield-1875-1.cfg</text:p>
          </table:table-cell>
          <table:table-cell table:style-name="ce26" office:value-type="float" office:value="250" calcext:value-type="float">
            <text:p>250</text:p>
          </table:table-cell>
          <table:table-cell table:style-name="ce26" office:value-type="string" calcext:value-type="string">
            <text:p>restock-heatshield-1875-1</text:p>
          </table:table-cell>
          <table:table-cell table:style-name="ce26" table:formula="of:=IFERROR(__xludf.dummyfunction(&quot;IF(ISBLANK(B424),&quot;&quot;RESSOURCE&quot;&quot;,REGEXEXTRACT(B424,&quot;&quot;GameData/(\w+)&quot;&quot;))&quot;);&quot;ReStockPlus&quot;)" office:value-type="string" office:string-value="ReStockPlus" calcext:value-type="string">
            <text:p>ReStockPlus</text:p>
          </table:table-cell>
          <table:table-cell table:style-name="ce30" office:value-type="float" office:value="0.3" calcext:value-type="float">
            <text:p>0.3</text:p>
          </table:table-cell>
          <table:table-cell table:style-name="ce34" table:content-validation-name="val1" office:value-type="string" calcext:value-type="string">
            <text:p>Heatshield</text:p>
          </table:table-cell>
          <table:table-cell table:style-name="ce37" table:formula="of:=IF(IFERROR(SEARCH(&quot;zDeprecated&quot;;[.B424]));-1;[.F424]*VLOOKUP([.G424];[$'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restock-ladder-static-2.cfg</text:p>
          </table:table-cell>
          <table:table-cell table:style-name="ce23" office:value-type="string" calcext:value-type="string">
            <text:p>/home/oscar/Downloads/Kspaceconnect/ksp/GameData/ReStockPlus/Parts/Utility/radial/restock-ladder-static-2.cfg</text:p>
          </table:table-cell>
          <table:table-cell table:style-name="ce26" office:value-type="float" office:value="200" calcext:value-type="float">
            <text:p>200</text:p>
          </table:table-cell>
          <table:table-cell table:style-name="ce26" office:value-type="string" calcext:value-type="string">
            <text:p>restock-ladder-static-2</text:p>
          </table:table-cell>
          <table:table-cell table:style-name="ce26" table:formula="of:=IFERROR(__xludf.dummyfunction(&quot;IF(ISBLANK(B425),&quot;&quot;RESSOURCE&quot;&quot;,REGEXEXTRACT(B425,&quot;&quot;GameData/(\w+)&quot;&quot;))&quot;);&quot;ReStockPlus&quot;)" office:value-type="string" office:string-value="ReStockPlus" calcext:value-type="string">
            <text:p>ReStockPlus</text:p>
          </table:table-cell>
          <table:table-cell table:style-name="ce30" office:value-type="float" office:value="0.01" calcext:value-type="float">
            <text:p>0.01</text:p>
          </table:table-cell>
          <table:table-cell table:style-name="ce34" table:content-validation-name="val1" office:value-type="string" calcext:value-type="string">
            <text:p>Ladder</text:p>
          </table:table-cell>
          <table:table-cell table:style-name="ce37" table:formula="of:=IF(IFERROR(SEARCH(&quot;zDeprecated&quot;;[.B425]));-1;[.F425]*VLOOKUP([.G425];[$'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ladder-static-3.cfg</text:p>
          </table:table-cell>
          <table:table-cell table:style-name="ce23" office:value-type="string" calcext:value-type="string">
            <text:p>/home/oscar/Downloads/Kspaceconnect/ksp/GameData/ReStockPlus/Parts/Utility/radial/restock-ladder-static-3.cfg</text:p>
          </table:table-cell>
          <table:table-cell table:style-name="ce26" office:value-type="float" office:value="400" calcext:value-type="float">
            <text:p>400</text:p>
          </table:table-cell>
          <table:table-cell table:style-name="ce26" office:value-type="string" calcext:value-type="string">
            <text:p>restock-ladder-static-3</text:p>
          </table:table-cell>
          <table:table-cell table:style-name="ce26" table:formula="of:=IFERROR(__xludf.dummyfunction(&quot;IF(ISBLANK(B426),&quot;&quot;RESSOURCE&quot;&quot;,REGEXEXTRACT(B426,&quot;&quot;GameData/(\w+)&quot;&quot;))&quot;);&quot;ReStockPlus&quot;)" office:value-type="string" office:string-value="ReStockPlus" calcext:value-type="string">
            <text:p>ReStockPlus</text:p>
          </table:table-cell>
          <table:table-cell table:style-name="ce30" office:value-type="float" office:value="0.02" calcext:value-type="float">
            <text:p>0.02</text:p>
          </table:table-cell>
          <table:table-cell table:style-name="ce34" table:content-validation-name="val1" office:value-type="string" calcext:value-type="string">
            <text:p>Ladder</text:p>
          </table:table-cell>
          <table:table-cell table:style-name="ce37" table:formula="of:=IF(IFERROR(SEARCH(&quot;zDeprecated&quot;;[.B426]));-1;[.F426]*VLOOKUP([.G426];[$'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restock-leg-1-rigid.cfg</text:p>
          </table:table-cell>
          <table:table-cell table:style-name="ce23" office:value-type="string" calcext:value-type="string">
            <text:p>/home/oscar/Downloads/Kspaceconnect/ksp/GameData/RestockRigidLegs/Parts/restock-leg-1-rigid.cfg</text:p>
          </table:table-cell>
          <table:table-cell table:style-name="ce26" office:value-type="float" office:value="200" calcext:value-type="float">
            <text:p>200</text:p>
          </table:table-cell>
          <table:table-cell table:style-name="ce26" office:value-type="string" calcext:value-type="string">
            <text:p>restock-leg-1-rigid</text:p>
          </table:table-cell>
          <table:table-cell table:style-name="ce26" table:formula="of:=IFERROR(__xludf.dummyfunction(&quot;IF(ISBLANK(B427),&quot;&quot;RESSOURCE&quot;&quot;,REGEXEXTRACT(B427,&quot;&quot;GameData/(\w+)&quot;&quot;))&quot;);&quot;RestockRigidLegs&quot;)" office:value-type="string" office:string-value="RestockRigidLegs" calcext:value-type="string">
            <text:p>RestockRigidLegs</text:p>
          </table:table-cell>
          <table:table-cell table:style-name="ce30" office:value-type="float" office:value="0.015" calcext:value-type="float">
            <text:p>0.015</text:p>
          </table:table-cell>
          <table:table-cell table:style-name="ce34" table:content-validation-name="val1" office:value-type="string" calcext:value-type="string">
            <text:p>Landing Legs</text:p>
          </table:table-cell>
          <table:table-cell table:style-name="ce37" table:formula="of:=IF(IFERROR(SEARCH(&quot;zDeprecated&quot;;[.B427]));-1;[.F427]*VLOOKUP([.G427];[$'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restock-leg-2-rigid.cfg</text:p>
          </table:table-cell>
          <table:table-cell table:style-name="ce23" office:value-type="string" calcext:value-type="string">
            <text:p>/home/oscar/Downloads/Kspaceconnect/ksp/GameData/RestockRigidLegs/Parts/restock-leg-2-rigid.cfg</text:p>
          </table:table-cell>
          <table:table-cell table:style-name="ce26" office:value-type="float" office:value="440" calcext:value-type="float">
            <text:p>440</text:p>
          </table:table-cell>
          <table:table-cell table:style-name="ce26" office:value-type="string" calcext:value-type="string">
            <text:p>restock-leg-2-rigid</text:p>
          </table:table-cell>
          <table:table-cell table:style-name="ce26" table:formula="of:=IFERROR(__xludf.dummyfunction(&quot;IF(ISBLANK(B428),&quot;&quot;RESSOURCE&quot;&quot;,REGEXEXTRACT(B428,&quot;&quot;GameData/(\w+)&quot;&quot;))&quot;);&quot;RestockRigidLegs&quot;)" office:value-type="string" office:string-value="RestockRigidLegs" calcext:value-type="string">
            <text:p>RestockRigidLegs</text:p>
          </table:table-cell>
          <table:table-cell table:style-name="ce30" office:value-type="float" office:value="0.05" calcext:value-type="float">
            <text:p>0.05</text:p>
          </table:table-cell>
          <table:table-cell table:style-name="ce34" table:content-validation-name="val1" office:value-type="string" calcext:value-type="string">
            <text:p>Landing Legs</text:p>
          </table:table-cell>
          <table:table-cell table:style-name="ce37" table:formula="of:=IF(IFERROR(SEARCH(&quot;zDeprecated&quot;;[.B428]));-1;[.F428]*VLOOKUP([.G428];[$'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restock-leg-3-rigid.cfg</text:p>
          </table:table-cell>
          <table:table-cell table:style-name="ce23" office:value-type="string" calcext:value-type="string">
            <text:p>/home/oscar/Downloads/Kspaceconnect/ksp/GameData/RestockRigidLegs/Parts/restock-leg-3-rigid.cfg</text:p>
          </table:table-cell>
          <table:table-cell table:style-name="ce26" office:value-type="float" office:value="340" calcext:value-type="float">
            <text:p>340</text:p>
          </table:table-cell>
          <table:table-cell table:style-name="ce26" office:value-type="string" calcext:value-type="string">
            <text:p>restock-leg-3-rigid</text:p>
          </table:table-cell>
          <table:table-cell table:style-name="ce26" table:formula="of:=IFERROR(__xludf.dummyfunction(&quot;IF(ISBLANK(B429),&quot;&quot;RESSOURCE&quot;&quot;,REGEXEXTRACT(B429,&quot;&quot;GameData/(\w+)&quot;&quot;))&quot;);&quot;RestockRigidLegs&quot;)" office:value-type="string" office:string-value="RestockRigidLegs" calcext:value-type="string">
            <text:p>RestockRigidLegs</text:p>
          </table:table-cell>
          <table:table-cell table:style-name="ce30" office:value-type="float" office:value="0.1" calcext:value-type="float">
            <text:p>0.1</text:p>
          </table:table-cell>
          <table:table-cell table:style-name="ce34" table:content-validation-name="val1" office:value-type="string" calcext:value-type="string">
            <text:p>Landing Legs</text:p>
          </table:table-cell>
          <table:table-cell table:style-name="ce37" table:formula="of:=IF(IFERROR(SEARCH(&quot;zDeprecated&quot;;[.B429]));-1;[.F429]*VLOOKUP([.G429];[$'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materialbay-radial-1.cfg</text:p>
          </table:table-cell>
          <table:table-cell table:style-name="ce23" office:value-type="string" calcext:value-type="string">
            <text:p>/home/oscar/Downloads/Kspaceconnect/ksp/GameData/ReStockPlus/Parts/Science/restock-materialbay-radial-1.cfg</text:p>
          </table:table-cell>
          <table:table-cell table:style-name="ce26" office:value-type="float" office:value="1800" calcext:value-type="float">
            <text:p>1800</text:p>
          </table:table-cell>
          <table:table-cell table:style-name="ce26" office:value-type="string" calcext:value-type="string">
            <text:p>restock-materialbay-radial-1</text:p>
          </table:table-cell>
          <table:table-cell table:style-name="ce26" table:formula="of:=IFERROR(__xludf.dummyfunction(&quot;IF(ISBLANK(B430),&quot;&quot;RESSOURCE&quot;&quot;,REGEXEXTRACT(B430,&quot;&quot;GameData/(\w+)&quot;&quot;))&quot;);&quot;ReStockPlus&quot;)" office:value-type="string" office:string-value="ReStockPlus" calcext:value-type="string">
            <text:p>ReStockPlus</text:p>
          </table:table-cell>
          <table:table-cell table:style-name="ce30" office:value-type="float" office:value="0.2" calcext:value-type="float">
            <text:p>0.2</text:p>
          </table:table-cell>
          <table:table-cell table:style-name="ce34" table:content-validation-name="val1" office:value-type="string" calcext:value-type="string">
            <text:p>Science Device</text:p>
          </table:table-cell>
          <table:table-cell table:style-name="ce37" table:formula="of:=IF(IFERROR(SEARCH(&quot;zDeprecated&quot;;[.B430]));-1;[.F430]*VLOOKUP([.G430];[$'CO$ Methodology Parts'.$A$12:.$E$57];5;1))" office:value-type="float" office:value="5632.979328" calcext:value-type="float">
            <text:p>5632.979328</text:p>
          </table:table-cell>
          <table:table-cell table:style-name="ce40"/>
          <table:table-cell table:number-columns-repeated="1015"/>
        </table:table-row>
        <table:table-row table:style-name="ro1">
          <table:table-cell table:style-name="ce2" office:value-type="string" calcext:value-type="string">
            <text:p>restock-mk2-pod.cfg</text:p>
          </table:table-cell>
          <table:table-cell table:style-name="ce23" office:value-type="string" calcext:value-type="string">
            <text:p>/home/oscar/Downloads/Kspaceconnect/ksp/GameData/ReStockPlus/Parts/Command/1875/restock-mk2-pod.cfg</text:p>
          </table:table-cell>
          <table:table-cell table:style-name="ce26" office:value-type="float" office:value="2776" calcext:value-type="float">
            <text:p>2776</text:p>
          </table:table-cell>
          <table:table-cell table:style-name="ce26" office:value-type="string" calcext:value-type="string">
            <text:p>restock-mk2-pod</text:p>
          </table:table-cell>
          <table:table-cell table:style-name="ce26" table:formula="of:=IFERROR(__xludf.dummyfunction(&quot;IF(ISBLANK(B431),&quot;&quot;RESSOURCE&quot;&quot;,REGEXEXTRACT(B431,&quot;&quot;GameData/(\w+)&quot;&quot;))&quot;);&quot;ReStockPlus&quot;)" office:value-type="string" office:string-value="ReStockPlus" calcext:value-type="string">
            <text:p>ReStockPlus</text:p>
          </table:table-cell>
          <table:table-cell table:style-name="ce30" office:value-type="float" office:value="1.56" calcext:value-type="float">
            <text:p>1.56</text:p>
          </table:table-cell>
          <table:table-cell table:style-name="ce34" table:content-validation-name="val1" office:value-type="string" calcext:value-type="string">
            <text:p>Pod</text:p>
          </table:table-cell>
          <table:table-cell table:style-name="ce37" table:formula="of:=IF(IFERROR(SEARCH(&quot;zDeprecated&quot;;[.B431]));-1;[.F431]*VLOOKUP([.G431];[$'CO$ Methodology Parts'.$A$12:.$E$57];5;1))" office:value-type="float" office:value="22588.63876" calcext:value-type="float">
            <text:p>22588.63876</text:p>
          </table:table-cell>
          <table:table-cell table:style-name="ce40"/>
          <table:table-cell table:number-columns-repeated="1015"/>
        </table:table-row>
        <table:table-row table:style-name="ro1">
          <table:table-cell table:style-name="ce2" office:value-type="string" calcext:value-type="string">
            <text:p>restock-node-1875-1.cfg</text:p>
          </table:table-cell>
          <table:table-cell table:style-name="ce23" office:value-type="string" calcext:value-type="string">
            <text:p>/home/oscar/Downloads/Kspaceconnect/ksp/GameData/ReStockPlus/Parts/Structural/1875/restock-node-1875-1.cfg</text:p>
          </table:table-cell>
          <table:table-cell table:style-name="ce26" office:value-type="float" office:value="400" calcext:value-type="float">
            <text:p>400</text:p>
          </table:table-cell>
          <table:table-cell table:style-name="ce26" office:value-type="string" calcext:value-type="string">
            <text:p>restock-node-1875-1</text:p>
          </table:table-cell>
          <table:table-cell table:style-name="ce26" table:formula="of:=IFERROR(__xludf.dummyfunction(&quot;IF(ISBLANK(B432),&quot;&quot;RESSOURCE&quot;&quot;,REGEXEXTRACT(B432,&quot;&quot;GameData/(\w+)&quot;&quot;))&quot;);&quot;ReStockPlus&quot;)" office:value-type="string" office:string-value="ReStockPlus" calcext:value-type="string">
            <text:p>ReStockPlus</text:p>
          </table:table-cell>
          <table:table-cell table:style-name="ce30" office:value-type="float" office:value="0.08" calcext:value-type="float">
            <text:p>0.08</text:p>
          </table:table-cell>
          <table:table-cell table:style-name="ce34" table:content-validation-name="val1" office:value-type="string" calcext:value-type="string">
            <text:p>Structural</text:p>
          </table:table-cell>
          <table:table-cell table:style-name="ce37" table:formula="of:=IF(IFERROR(SEARCH(&quot;zDeprecated&quot;;[.B432]));-1;[.F432]*VLOOKUP([.G432];[$'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restock-node-625-1.cfg</text:p>
          </table:table-cell>
          <table:table-cell table:style-name="ce23" office:value-type="string" calcext:value-type="string">
            <text:p>/home/oscar/Downloads/Kspaceconnect/ksp/GameData/ReStockPlus/Parts/Structural/625/restock-node-625-1.cfg</text:p>
          </table:table-cell>
          <table:table-cell table:style-name="ce26" office:value-type="float" office:value="75" calcext:value-type="float">
            <text:p>75</text:p>
          </table:table-cell>
          <table:table-cell table:style-name="ce26" office:value-type="string" calcext:value-type="string">
            <text:p>restock-node-625-1</text:p>
          </table:table-cell>
          <table:table-cell table:style-name="ce26" table:formula="of:=IFERROR(__xludf.dummyfunction(&quot;IF(ISBLANK(B433),&quot;&quot;RESSOURCE&quot;&quot;,REGEXEXTRACT(B433,&quot;&quot;GameData/(\w+)&quot;&quot;))&quot;);&quot;ReStockPlus&quot;)" office:value-type="string" office:string-value="ReStockPlus" calcext:value-type="string">
            <text:p>ReStockPlus</text:p>
          </table:table-cell>
          <table:table-cell table:style-name="ce30" office:value-type="float" office:value="0.015" calcext:value-type="float">
            <text:p>0.015</text:p>
          </table:table-cell>
          <table:table-cell table:style-name="ce34" table:content-validation-name="val1" office:value-type="string" calcext:value-type="string">
            <text:p>Structural</text:p>
          </table:table-cell>
          <table:table-cell table:style-name="ce37" table:formula="of:=IF(IFERROR(SEARCH(&quot;zDeprecated&quot;;[.B433]));-1;[.F433]*VLOOKUP([.G433];[$'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restock-nosecone-0625-1.cfg</text:p>
          </table:table-cell>
          <table:table-cell table:style-name="ce23" office:value-type="string" calcext:value-type="string">
            <text:p>/home/oscar/Downloads/Kspaceconnect/ksp/GameData/ReStockPlus/Parts/Aero/0625/restock-nosecone-0625-1.cfg</text:p>
          </table:table-cell>
          <table:table-cell table:style-name="ce26" office:value-type="float" office:value="160" calcext:value-type="float">
            <text:p>160</text:p>
          </table:table-cell>
          <table:table-cell table:style-name="ce26" office:value-type="string" calcext:value-type="string">
            <text:p>restock-nosecone-0625-1</text:p>
          </table:table-cell>
          <table:table-cell table:style-name="ce26" table:formula="of:=IFERROR(__xludf.dummyfunction(&quot;IF(ISBLANK(B434),&quot;&quot;RESSOURCE&quot;&quot;,REGEXEXTRACT(B434,&quot;&quot;GameData/(\w+)&quot;&quot;))&quot;);&quot;ReStockPlus&quot;)" office:value-type="string" office:string-value="ReStockPlus" calcext:value-type="string">
            <text:p>ReStockPlus</text:p>
          </table:table-cell>
          <table:table-cell table:style-name="ce30" office:value-type="float" office:value="0.01" calcext:value-type="float">
            <text:p>0.01</text:p>
          </table:table-cell>
          <table:table-cell table:style-name="ce34" table:content-validation-name="val1" office:value-type="string" calcext:value-type="string">
            <text:p>Nosecone</text:p>
          </table:table-cell>
          <table:table-cell table:style-name="ce37" table:formula="of:=IF(IFERROR(SEARCH(&quot;zDeprecated&quot;;[.B434]));-1;[.F434]*VLOOKUP([.G434];[$'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restock-nosecone-1875-1.cfg</text:p>
          </table:table-cell>
          <table:table-cell table:style-name="ce23" office:value-type="string" calcext:value-type="string">
            <text:p>/home/oscar/Downloads/Kspaceconnect/ksp/GameData/ReStockPlus/Parts/Aero/1875/restock-nosecone-1875-1.cfg</text:p>
          </table:table-cell>
          <table:table-cell table:style-name="ce26" office:value-type="float" office:value="480" calcext:value-type="float">
            <text:p>480</text:p>
          </table:table-cell>
          <table:table-cell table:style-name="ce26" office:value-type="string" calcext:value-type="string">
            <text:p>restock-nosecone-1875-1</text:p>
          </table:table-cell>
          <table:table-cell table:style-name="ce26" table:formula="of:=IFERROR(__xludf.dummyfunction(&quot;IF(ISBLANK(B435),&quot;&quot;RESSOURCE&quot;&quot;,REGEXEXTRACT(B435,&quot;&quot;GameData/(\w+)&quot;&quot;))&quot;);&quot;ReStockPlus&quot;)" office:value-type="string" office:string-value="ReStockPlus" calcext:value-type="string">
            <text:p>ReStockPlus</text:p>
          </table:table-cell>
          <table:table-cell table:style-name="ce30" office:value-type="float" office:value="0.12" calcext:value-type="float">
            <text:p>0.12</text:p>
          </table:table-cell>
          <table:table-cell table:style-name="ce34" table:content-validation-name="val1" office:value-type="string" calcext:value-type="string">
            <text:p>Nosecone</text:p>
          </table:table-cell>
          <table:table-cell table:style-name="ce37" table:formula="of:=IF(IFERROR(SEARCH(&quot;zDeprecated&quot;;[.B435]));-1;[.F435]*VLOOKUP([.G435];[$'CO$ Methodology Parts'.$A$12:.$E$57];5;1))" office:value-type="float" office:value="1070.7" calcext:value-type="float">
            <text:p>1070.7</text:p>
          </table:table-cell>
          <table:table-cell table:style-name="ce40"/>
          <table:table-cell table:number-columns-repeated="1015"/>
        </table:table-row>
        <table:table-row table:style-name="ro1">
          <table:table-cell table:style-name="ce2" office:value-type="string" calcext:value-type="string">
            <text:p>restock-nosecone-1875-2.cfg</text:p>
          </table:table-cell>
          <table:table-cell table:style-name="ce23" office:value-type="string" calcext:value-type="string">
            <text:p>/home/oscar/Downloads/Kspaceconnect/ksp/GameData/ReStockPlus/Parts/Aero/1875/restock-nosecone-1875-2.cfg</text:p>
          </table:table-cell>
          <table:table-cell table:style-name="ce26" office:value-type="float" office:value="480" calcext:value-type="float">
            <text:p>480</text:p>
          </table:table-cell>
          <table:table-cell table:style-name="ce26" office:value-type="string" calcext:value-type="string">
            <text:p>restock-nosecone-1875-2</text:p>
          </table:table-cell>
          <table:table-cell table:style-name="ce26" table:formula="of:=IFERROR(__xludf.dummyfunction(&quot;IF(ISBLANK(B436),&quot;&quot;RESSOURCE&quot;&quot;,REGEXEXTRACT(B436,&quot;&quot;GameData/(\w+)&quot;&quot;))&quot;);&quot;ReStockPlus&quot;)" office:value-type="string" office:string-value="ReStockPlus" calcext:value-type="string">
            <text:p>ReStockPlus</text:p>
          </table:table-cell>
          <table:table-cell table:style-name="ce30" office:value-type="float" office:value="0.12" calcext:value-type="float">
            <text:p>0.12</text:p>
          </table:table-cell>
          <table:table-cell table:style-name="ce34" table:content-validation-name="val1" office:value-type="string" calcext:value-type="string">
            <text:p>Nosecone</text:p>
          </table:table-cell>
          <table:table-cell table:style-name="ce37" table:formula="of:=IF(IFERROR(SEARCH(&quot;zDeprecated&quot;;[.B436]));-1;[.F436]*VLOOKUP([.G436];[$'CO$ Methodology Parts'.$A$12:.$E$57];5;1))" office:value-type="float" office:value="1070.7" calcext:value-type="float">
            <text:p>1070.7</text:p>
          </table:table-cell>
          <table:table-cell table:style-name="ce40"/>
          <table:table-cell table:number-columns-repeated="1015"/>
        </table:table-row>
        <table:table-row table:style-name="ro1">
          <table:table-cell table:style-name="ce2" office:value-type="string" calcext:value-type="string">
            <text:p>restock-nosecone-375-1.cfg</text:p>
          </table:table-cell>
          <table:table-cell table:style-name="ce23" office:value-type="string" calcext:value-type="string">
            <text:p>/home/oscar/Downloads/Kspaceconnect/ksp/GameData/ReStockPlus/Parts/FuelTank/375/restock-nosecone-375-1.cfg</text:p>
          </table:table-cell>
          <table:table-cell table:style-name="ce26" office:value-type="float" office:value="1797.6" calcext:value-type="float">
            <text:p>1797.6</text:p>
          </table:table-cell>
          <table:table-cell table:style-name="ce26" office:value-type="string" calcext:value-type="string">
            <text:p>restock-nosecone-375-1</text:p>
          </table:table-cell>
          <table:table-cell table:style-name="ce26" table:formula="of:=IFERROR(__xludf.dummyfunction(&quot;IF(ISBLANK(B437),&quot;&quot;RESSOURCE&quot;&quot;,REGEXEXTRACT(B437,&quot;&quot;GameData/(\w+)&quot;&quot;))&quot;);&quot;ReStockPlus&quot;)" office:value-type="string" office:string-value="ReStockPlus" calcext:value-type="string">
            <text:p>ReStockPlus</text:p>
          </table:table-cell>
          <table:table-cell table:style-name="ce30" office:value-type="float" office:value="2.25" calcext:value-type="float">
            <text:p>2.25</text:p>
          </table:table-cell>
          <table:table-cell table:style-name="ce34" table:content-validation-name="val1" office:value-type="string" calcext:value-type="string">
            <text:p>Nosecone</text:p>
          </table:table-cell>
          <table:table-cell table:style-name="ce37" table:formula="of:=IF(IFERROR(SEARCH(&quot;zDeprecated&quot;;[.B437]));-1;[.F437]*VLOOKUP([.G437];[$'CO$ Methodology Parts'.$A$12:.$E$57];5;1))" office:value-type="float" office:value="20075.625" calcext:value-type="float">
            <text:p>20075.625</text:p>
          </table:table-cell>
          <table:table-cell table:style-name="ce40"/>
          <table:table-cell table:number-columns-repeated="1015"/>
        </table:table-row>
        <table:table-row table:style-name="ro1">
          <table:table-cell table:style-name="ce2" office:value-type="string" calcext:value-type="string">
            <text:p>restock-nosecone-5-1.cfg</text:p>
          </table:table-cell>
          <table:table-cell table:style-name="ce23" office:value-type="string" calcext:value-type="string">
            <text:p>/home/oscar/Downloads/Kspaceconnect/ksp/GameData/ReStockPlus/Parts/Aero/5/restock-nosecone-5-1.cfg</text:p>
          </table:table-cell>
          <table:table-cell table:style-name="ce26" office:value-type="float" office:value="1800" calcext:value-type="float">
            <text:p>1800</text:p>
          </table:table-cell>
          <table:table-cell table:style-name="ce26" office:value-type="string" calcext:value-type="string">
            <text:p>restock-nosecone-5-1</text:p>
          </table:table-cell>
          <table:table-cell table:style-name="ce26" table:formula="of:=IFERROR(__xludf.dummyfunction(&quot;IF(ISBLANK(B438),&quot;&quot;RESSOURCE&quot;&quot;,REGEXEXTRACT(B438,&quot;&quot;GameData/(\w+)&quot;&quot;))&quot;);&quot;ReStockPlus&quot;)" office:value-type="string" office:string-value="ReStockPlus" calcext:value-type="string">
            <text:p>ReStockPlus</text:p>
          </table:table-cell>
          <table:table-cell table:style-name="ce30" office:value-type="float" office:value="0.8" calcext:value-type="float">
            <text:p>0.8</text:p>
          </table:table-cell>
          <table:table-cell table:style-name="ce34" table:content-validation-name="val1" office:value-type="string" calcext:value-type="string">
            <text:p>Nosecone</text:p>
          </table:table-cell>
          <table:table-cell table:style-name="ce37" table:formula="of:=IF(IFERROR(SEARCH(&quot;zDeprecated&quot;;[.B438]));-1;[.F438]*VLOOKUP([.G438];[$'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restock-oretank-1875-1.cfg</text:p>
          </table:table-cell>
          <table:table-cell table:style-name="ce23" office:value-type="string" calcext:value-type="string">
            <text:p>/home/oscar/Downloads/Kspaceconnect/ksp/GameData/ReStockPlus/Parts/Resource/restock-oretank-1875-1.cfg</text:p>
          </table:table-cell>
          <table:table-cell table:style-name="ce26" office:value-type="float" office:value="1984" calcext:value-type="float">
            <text:p>1984</text:p>
          </table:table-cell>
          <table:table-cell table:style-name="ce26" office:value-type="string" calcext:value-type="string">
            <text:p>restock-oretank-1875-1</text:p>
          </table:table-cell>
          <table:table-cell table:style-name="ce26" table:formula="of:=IFERROR(__xludf.dummyfunction(&quot;IF(ISBLANK(B439),&quot;&quot;RESSOURCE&quot;&quot;,REGEXEXTRACT(B439,&quot;&quot;GameData/(\w+)&quot;&quot;))&quot;);&quot;ReStockPlus&quot;)" office:value-type="string" office:string-value="ReStockPlus" calcext:value-type="string">
            <text:p>ReStockPlus</text:p>
          </table:table-cell>
          <table:table-cell table:style-name="ce30" office:value-type="float" office:value="1.2" calcext:value-type="float">
            <text:p>1.2</text:p>
          </table:table-cell>
          <table:table-cell table:style-name="ce34" table:content-validation-name="val1" office:value-type="string" calcext:value-type="string">
            <text:p>Tank</text:p>
          </table:table-cell>
          <table:table-cell table:style-name="ce37" table:formula="of:=IF(IFERROR(SEARCH(&quot;zDeprecated&quot;;[.B439]));-1;[.F439]*VLOOKUP([.G439];[$'CO$ Methodology Parts'.$A$12:.$E$57];5;1))" office:value-type="float" office:value="2496" calcext:value-type="float">
            <text:p>2496</text:p>
          </table:table-cell>
          <table:table-cell table:style-name="ce40"/>
          <table:table-cell table:number-columns-repeated="1015"/>
        </table:table-row>
        <table:table-row table:style-name="ro1">
          <table:table-cell table:style-name="ce2" office:value-type="string" calcext:value-type="string">
            <text:p>restock-oretank-375-1.cfg</text:p>
          </table:table-cell>
          <table:table-cell table:style-name="ce23" office:value-type="string" calcext:value-type="string">
            <text:p>/home/oscar/Downloads/Kspaceconnect/ksp/GameData/ReStockPlus/Parts/Resource/restock-oretank-375-1.cfg</text:p>
          </table:table-cell>
          <table:table-cell table:style-name="ce26" office:value-type="float" office:value="3930" calcext:value-type="float">
            <text:p>3930</text:p>
          </table:table-cell>
          <table:table-cell table:style-name="ce26" office:value-type="string" calcext:value-type="string">
            <text:p>restock-oretank-375-1</text:p>
          </table:table-cell>
          <table:table-cell table:style-name="ce26" table:formula="of:=IFERROR(__xludf.dummyfunction(&quot;IF(ISBLANK(B440),&quot;&quot;RESSOURCE&quot;&quot;,REGEXEXTRACT(B440,&quot;&quot;GameData/(\w+)&quot;&quot;))&quot;);&quot;ReStockPlus&quot;)" office:value-type="string" office:string-value="ReStockPlus" calcext:value-type="string">
            <text:p>ReStockPlus</text:p>
          </table:table-cell>
          <table:table-cell table:style-name="ce30" office:value-type="float" office:value="4.3" calcext:value-type="float">
            <text:p>4.3</text:p>
          </table:table-cell>
          <table:table-cell table:style-name="ce34" table:content-validation-name="val1" office:value-type="string" calcext:value-type="string">
            <text:p>Tank</text:p>
          </table:table-cell>
          <table:table-cell table:style-name="ce37" table:formula="of:=IF(IFERROR(SEARCH(&quot;zDeprecated&quot;;[.B440]));-1;[.F440]*VLOOKUP([.G440];[$'CO$ Methodology Parts'.$A$12:.$E$57];5;1))" office:value-type="float" office:value="8944" calcext:value-type="float">
            <text:p>8944</text:p>
          </table:table-cell>
          <table:table-cell table:style-name="ce40"/>
          <table:table-cell table:number-columns-repeated="1015"/>
        </table:table-row>
        <table:table-row table:style-name="ro1">
          <table:table-cell table:style-name="ce2" office:value-type="string" calcext:value-type="string">
            <text:p>restock-pod-sphere-1.cfg</text:p>
          </table:table-cell>
          <table:table-cell table:style-name="ce23" office:value-type="string" calcext:value-type="string">
            <text:p>/home/oscar/Downloads/Kspaceconnect/ksp/GameData/ReStockPlus/Parts/Command/125/restock-pod-sphere-1.cfg</text:p>
          </table:table-cell>
          <table:table-cell table:style-name="ce26" office:value-type="float" office:value="590" calcext:value-type="float">
            <text:p>590</text:p>
          </table:table-cell>
          <table:table-cell table:style-name="ce26" office:value-type="string" calcext:value-type="string">
            <text:p>restock-pod-sphere-1</text:p>
          </table:table-cell>
          <table:table-cell table:style-name="ce26" table:formula="of:=IFERROR(__xludf.dummyfunction(&quot;IF(ISBLANK(B441),&quot;&quot;RESSOURCE&quot;&quot;,REGEXEXTRACT(B441,&quot;&quot;GameData/(\w+)&quot;&quot;))&quot;);&quot;ReStockPlus&quot;)" office:value-type="string" office:string-value="ReStockPlus" calcext:value-type="string">
            <text:p>ReStockPlus</text:p>
          </table:table-cell>
          <table:table-cell table:style-name="ce30" office:value-type="float" office:value="0.75" calcext:value-type="float">
            <text:p>0.75</text:p>
          </table:table-cell>
          <table:table-cell table:style-name="ce34" table:content-validation-name="val1" office:value-type="string" calcext:value-type="string">
            <text:p>Pod</text:p>
          </table:table-cell>
          <table:table-cell table:style-name="ce37" table:formula="of:=IF(IFERROR(SEARCH(&quot;zDeprecated&quot;;[.B441]));-1;[.F441]*VLOOKUP([.G441];[$'CO$ Methodology Parts'.$A$12:.$E$57];5;1))" office:value-type="float" office:value="10859.92248" calcext:value-type="float">
            <text:p>10859.92248</text:p>
          </table:table-cell>
          <table:table-cell table:style-name="ce40"/>
          <table:table-cell table:number-columns-repeated="1015"/>
        </table:table-row>
        <table:table-row table:style-name="ro1">
          <table:table-cell table:style-name="ce2" office:value-type="string" calcext:value-type="string">
            <text:p>restock-pod-sphere-2.cfg</text:p>
          </table:table-cell>
          <table:table-cell table:style-name="ce23" office:value-type="string" calcext:value-type="string">
            <text:p>/home/oscar/Downloads/Kspaceconnect/ksp/GameData/ReStockPlus/Parts/Command/125/restock-pod-sphere-2.cfg</text:p>
          </table:table-cell>
          <table:table-cell table:style-name="ce26" office:value-type="float" office:value="1990" calcext:value-type="float">
            <text:p>1990</text:p>
          </table:table-cell>
          <table:table-cell table:style-name="ce26" office:value-type="string" calcext:value-type="string">
            <text:p>restock-pod-sphere-2</text:p>
          </table:table-cell>
          <table:table-cell table:style-name="ce26" table:formula="of:=IFERROR(__xludf.dummyfunction(&quot;IF(ISBLANK(B442),&quot;&quot;RESSOURCE&quot;&quot;,REGEXEXTRACT(B442,&quot;&quot;GameData/(\w+)&quot;&quot;))&quot;);&quot;ReStockPlus&quot;)" office:value-type="string" office:string-value="ReStockPlus" calcext:value-type="string">
            <text:p>ReStockPlus</text:p>
          </table:table-cell>
          <table:table-cell table:style-name="ce30" office:value-type="float" office:value="1.5" calcext:value-type="float">
            <text:p>1.5</text:p>
          </table:table-cell>
          <table:table-cell table:style-name="ce34" table:content-validation-name="val1" office:value-type="string" calcext:value-type="string">
            <text:p>Pod</text:p>
          </table:table-cell>
          <table:table-cell table:style-name="ce37" table:formula="of:=IF(IFERROR(SEARCH(&quot;zDeprecated&quot;;[.B442]));-1;[.F442]*VLOOKUP([.G442];[$'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restock-pod-sphere-3.cfg</text:p>
          </table:table-cell>
          <table:table-cell table:style-name="ce23" office:value-type="string" calcext:value-type="string">
            <text:p>/home/oscar/Downloads/Kspaceconnect/ksp/GameData/ReStockPlus/Parts/Command/125/restock-pod-sphere-3.cfg</text:p>
          </table:table-cell>
          <table:table-cell table:style-name="ce26" office:value-type="float" office:value="2990" calcext:value-type="float">
            <text:p>2990</text:p>
          </table:table-cell>
          <table:table-cell table:style-name="ce26" office:value-type="string" calcext:value-type="string">
            <text:p>restock-pod-sphere-3</text:p>
          </table:table-cell>
          <table:table-cell table:style-name="ce26" table:formula="of:=IFERROR(__xludf.dummyfunction(&quot;IF(ISBLANK(B443),&quot;&quot;RESSOURCE&quot;&quot;,REGEXEXTRACT(B443,&quot;&quot;GameData/(\w+)&quot;&quot;))&quot;);&quot;ReStockPlus&quot;)" office:value-type="string" office:string-value="ReStockPlus" calcext:value-type="string">
            <text:p>ReStockPlus</text:p>
          </table:table-cell>
          <table:table-cell table:style-name="ce30" office:value-type="float" office:value="2.25" calcext:value-type="float">
            <text:p>2.25</text:p>
          </table:table-cell>
          <table:table-cell table:style-name="ce34" table:content-validation-name="val1" office:value-type="string" calcext:value-type="string">
            <text:p>Pod</text:p>
          </table:table-cell>
          <table:table-cell table:style-name="ce37" table:formula="of:=IF(IFERROR(SEARCH(&quot;zDeprecated&quot;;[.B443]));-1;[.F443]*VLOOKUP([.G443];[$'CO$ Methodology Parts'.$A$12:.$E$57];5;1))" office:value-type="float" office:value="32579.76744" calcext:value-type="float">
            <text:p>32579.76744</text:p>
          </table:table-cell>
          <table:table-cell table:style-name="ce40"/>
          <table:table-cell table:number-columns-repeated="1015"/>
        </table:table-row>
        <table:table-row table:style-name="ro1">
          <table:table-cell table:style-name="ce2" office:value-type="string" calcext:value-type="string">
            <text:p>restock-rcs-block-dual-1.cfg</text:p>
          </table:table-cell>
          <table:table-cell table:style-name="ce23" office:value-type="string" calcext:value-type="string">
            <text:p>/home/oscar/Downloads/Kspaceconnect/ksp/GameData/ReStockPlus/Parts/Control/RCS/restock-rcs-block-dual-1.cfg</text:p>
          </table:table-cell>
          <table:table-cell table:style-name="ce26" office:value-type="float" office:value="30" calcext:value-type="float">
            <text:p>30</text:p>
          </table:table-cell>
          <table:table-cell table:style-name="ce26" office:value-type="string" calcext:value-type="string">
            <text:p>restock-rcs-block-dual-1</text:p>
          </table:table-cell>
          <table:table-cell table:style-name="ce26" table:formula="of:=IFERROR(__xludf.dummyfunction(&quot;IF(ISBLANK(B444),&quot;&quot;RESSOURCE&quot;&quot;,REGEXEXTRACT(B444,&quot;&quot;GameData/(\w+)&quot;&quot;))&quot;);&quot;ReStockPlus&quot;)" office:value-type="string" office:string-value="ReStockPlus" calcext:value-type="string">
            <text:p>ReStockPlus</text:p>
          </table:table-cell>
          <table:table-cell table:style-name="ce30" office:value-type="float" office:value="0.02" calcext:value-type="float">
            <text:p>0.02</text:p>
          </table:table-cell>
          <table:table-cell table:style-name="ce34" table:content-validation-name="val1" office:value-type="string" calcext:value-type="string">
            <text:p>RCS Thruster</text:p>
          </table:table-cell>
          <table:table-cell table:style-name="ce37" table:formula="of:=IF(IFERROR(SEARCH(&quot;zDeprecated&quot;;[.B444]));-1;[.F444]*VLOOKUP([.G444];[$'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restock-rcs-block-dual-mini-1.cfg</text:p>
          </table:table-cell>
          <table:table-cell table:style-name="ce23" office:value-type="string" calcext:value-type="string">
            <text:p>/home/oscar/Downloads/Kspaceconnect/ksp/GameData/ReStockPlus/Parts/Control/RCS/restock-rcs-block-dual-mini-1.cfg</text:p>
          </table:table-cell>
          <table:table-cell table:style-name="ce26" office:value-type="float" office:value="8" calcext:value-type="float">
            <text:p>8</text:p>
          </table:table-cell>
          <table:table-cell table:style-name="ce26" office:value-type="string" calcext:value-type="string">
            <text:p>restock-rcs-block-dual-mini-1</text:p>
          </table:table-cell>
          <table:table-cell table:style-name="ce26" table:formula="of:=IFERROR(__xludf.dummyfunction(&quot;IF(ISBLANK(B445),&quot;&quot;RESSOURCE&quot;&quot;,REGEXEXTRACT(B445,&quot;&quot;GameData/(\w+)&quot;&quot;))&quot;);&quot;ReStockPlus&quot;)" office:value-type="string" office:string-value="ReStockPlus" calcext:value-type="string">
            <text:p>ReStockPlus</text:p>
          </table:table-cell>
          <table:table-cell table:style-name="ce30" office:value-type="float" office:value="0.005" calcext:value-type="float">
            <text:p>0.005</text:p>
          </table:table-cell>
          <table:table-cell table:style-name="ce34" table:content-validation-name="val1" office:value-type="string" calcext:value-type="string">
            <text:p>RCS Thruster</text:p>
          </table:table-cell>
          <table:table-cell table:style-name="ce37" table:formula="of:=IF(IFERROR(SEARCH(&quot;zDeprecated&quot;;[.B445]));-1;[.F445]*VLOOKUP([.G445];[$'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restock-rcs-block-multi-2.cfg</text:p>
          </table:table-cell>
          <table:table-cell table:style-name="ce23" office:value-type="string" calcext:value-type="string">
            <text:p>/home/oscar/Downloads/Kspaceconnect/ksp/GameData/ReStockPlus/Parts/Control/RCS/restock-rcs-block-multi-2.cfg</text:p>
          </table:table-cell>
          <table:table-cell table:style-name="ce26" office:value-type="float" office:value="52" calcext:value-type="float">
            <text:p>52</text:p>
          </table:table-cell>
          <table:table-cell table:style-name="ce26" office:value-type="string" calcext:value-type="string">
            <text:p>restock-rcs-block-multi-2</text:p>
          </table:table-cell>
          <table:table-cell table:style-name="ce26" table:formula="of:=IFERROR(__xludf.dummyfunction(&quot;IF(ISBLANK(B446),&quot;&quot;RESSOURCE&quot;&quot;,REGEXEXTRACT(B446,&quot;&quot;GameData/(\w+)&quot;&quot;))&quot;);&quot;ReStockPlus&quot;)" office:value-type="string" office:string-value="ReStockPlus" calcext:value-type="string">
            <text:p>ReStockPlus</text:p>
          </table:table-cell>
          <table:table-cell table:style-name="ce30" office:value-type="float" office:value="0.04" calcext:value-type="float">
            <text:p>0.04</text:p>
          </table:table-cell>
          <table:table-cell table:style-name="ce34" table:content-validation-name="val1" office:value-type="string" calcext:value-type="string">
            <text:p>RCS Thruster</text:p>
          </table:table-cell>
          <table:table-cell table:style-name="ce37" table:formula="of:=IF(IFERROR(SEARCH(&quot;zDeprecated&quot;;[.B446]));-1;[.F446]*VLOOKUP([.G446];[$'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restock-rcs-block-multi-mini-2.cfg</text:p>
          </table:table-cell>
          <table:table-cell table:style-name="ce23" office:value-type="string" calcext:value-type="string">
            <text:p>/home/oscar/Downloads/Kspaceconnect/ksp/GameData/ReStockPlus/Parts/Control/RCS/restock-rcs-block-multi-mini-2.cfg</text:p>
          </table:table-cell>
          <table:table-cell table:style-name="ce26" office:value-type="float" office:value="30" calcext:value-type="float">
            <text:p>30</text:p>
          </table:table-cell>
          <table:table-cell table:style-name="ce26" office:value-type="string" calcext:value-type="string">
            <text:p>restock-rcs-block-multi-mini-2</text:p>
          </table:table-cell>
          <table:table-cell table:style-name="ce26" table:formula="of:=IFERROR(__xludf.dummyfunction(&quot;IF(ISBLANK(B447),&quot;&quot;RESSOURCE&quot;&quot;,REGEXEXTRACT(B447,&quot;&quot;GameData/(\w+)&quot;&quot;))&quot;);&quot;ReStockPlus&quot;)" office:value-type="string" office:string-value="ReStockPlus" calcext:value-type="string">
            <text:p>ReStockPlus</text:p>
          </table:table-cell>
          <table:table-cell table:style-name="ce30" office:value-type="float" office:value="0.005" calcext:value-type="float">
            <text:p>0.005</text:p>
          </table:table-cell>
          <table:table-cell table:style-name="ce34" table:content-validation-name="val1" office:value-type="string" calcext:value-type="string">
            <text:p>RCS Thruster</text:p>
          </table:table-cell>
          <table:table-cell table:style-name="ce37" table:formula="of:=IF(IFERROR(SEARCH(&quot;zDeprecated&quot;;[.B447]));-1;[.F447]*VLOOKUP([.G447];[$'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restock-rcs-block-quad-angled-1.cfg</text:p>
          </table:table-cell>
          <table:table-cell table:style-name="ce23" office:value-type="string" calcext:value-type="string">
            <text:p>/home/oscar/Downloads/Kspaceconnect/ksp/GameData/ReStockPlus/Parts/Control/RCS/restock-rcs-block-quad-angled-1.cfg</text:p>
          </table:table-cell>
          <table:table-cell table:style-name="ce26" office:value-type="float" office:value="45" calcext:value-type="float">
            <text:p>45</text:p>
          </table:table-cell>
          <table:table-cell table:style-name="ce26" office:value-type="string" calcext:value-type="string">
            <text:p>restock-rcs-block-quad-angled-1</text:p>
          </table:table-cell>
          <table:table-cell table:style-name="ce26" table:formula="of:=IFERROR(__xludf.dummyfunction(&quot;IF(ISBLANK(B448),&quot;&quot;RESSOURCE&quot;&quot;,REGEXEXTRACT(B448,&quot;&quot;GameData/(\w+)&quot;&quot;))&quot;);&quot;ReStockPlus&quot;)" office:value-type="string" office:string-value="ReStockPlus" calcext:value-type="string">
            <text:p>ReStockPlus</text:p>
          </table:table-cell>
          <table:table-cell table:style-name="ce30" office:value-type="float" office:value="0.04" calcext:value-type="float">
            <text:p>0.04</text:p>
          </table:table-cell>
          <table:table-cell table:style-name="ce34" table:content-validation-name="val1" office:value-type="string" calcext:value-type="string">
            <text:p>RCS Thruster</text:p>
          </table:table-cell>
          <table:table-cell table:style-name="ce37" table:formula="of:=IF(IFERROR(SEARCH(&quot;zDeprecated&quot;;[.B448]));-1;[.F448]*VLOOKUP([.G448];[$'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restock-rcs-block-quad-angled-mini-1.cfg</text:p>
          </table:table-cell>
          <table:table-cell table:style-name="ce23" office:value-type="string" calcext:value-type="string">
            <text:p>/home/oscar/Downloads/Kspaceconnect/ksp/GameData/ReStockPlus/Parts/Control/RCS/restock-rcs-block-quad-angled-mini-1.cfg</text:p>
          </table:table-cell>
          <table:table-cell table:style-name="ce26" office:value-type="float" office:value="16" calcext:value-type="float">
            <text:p>16</text:p>
          </table:table-cell>
          <table:table-cell table:style-name="ce26" office:value-type="string" calcext:value-type="string">
            <text:p>restock-rcs-block-quad-angled-mini-1</text:p>
          </table:table-cell>
          <table:table-cell table:style-name="ce26" table:formula="of:=IFERROR(__xludf.dummyfunction(&quot;IF(ISBLANK(B449),&quot;&quot;RESSOURCE&quot;&quot;,REGEXEXTRACT(B449,&quot;&quot;GameData/(\w+)&quot;&quot;))&quot;);&quot;ReStockPlus&quot;)" office:value-type="string" office:string-value="ReStockPlus" calcext:value-type="string">
            <text:p>ReStockPlus</text:p>
          </table:table-cell>
          <table:table-cell table:style-name="ce30" office:value-type="float" office:value="0.01" calcext:value-type="float">
            <text:p>0.01</text:p>
          </table:table-cell>
          <table:table-cell table:style-name="ce34" table:content-validation-name="val1" office:value-type="string" calcext:value-type="string">
            <text:p>RCS Thruster</text:p>
          </table:table-cell>
          <table:table-cell table:style-name="ce37" table:formula="of:=IF(IFERROR(SEARCH(&quot;zDeprecated&quot;;[.B449]));-1;[.F449]*VLOOKUP([.G449];[$'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rcs-block-quad-mini-1.cfg</text:p>
          </table:table-cell>
          <table:table-cell table:style-name="ce23" office:value-type="string" calcext:value-type="string">
            <text:p>/home/oscar/Downloads/Kspaceconnect/ksp/GameData/ReStockPlus/Parts/Control/RCS/restock-rcs-block-quad-mini-1.cfg</text:p>
          </table:table-cell>
          <table:table-cell table:style-name="ce26" office:value-type="float" office:value="16" calcext:value-type="float">
            <text:p>16</text:p>
          </table:table-cell>
          <table:table-cell table:style-name="ce26" office:value-type="string" calcext:value-type="string">
            <text:p>restock-rcs-block-quad-mini-1</text:p>
          </table:table-cell>
          <table:table-cell table:style-name="ce26" table:formula="of:=IFERROR(__xludf.dummyfunction(&quot;IF(ISBLANK(B450),&quot;&quot;RESSOURCE&quot;&quot;,REGEXEXTRACT(B450,&quot;&quot;GameData/(\w+)&quot;&quot;))&quot;);&quot;ReStockPlus&quot;)" office:value-type="string" office:string-value="ReStockPlus" calcext:value-type="string">
            <text:p>ReStockPlus</text:p>
          </table:table-cell>
          <table:table-cell table:style-name="ce30" office:value-type="float" office:value="0.01" calcext:value-type="float">
            <text:p>0.01</text:p>
          </table:table-cell>
          <table:table-cell table:style-name="ce34" table:content-validation-name="val1" office:value-type="string" calcext:value-type="string">
            <text:p>RCS Thruster</text:p>
          </table:table-cell>
          <table:table-cell table:style-name="ce37" table:formula="of:=IF(IFERROR(SEARCH(&quot;zDeprecated&quot;;[.B450]));-1;[.F450]*VLOOKUP([.G450];[$'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estock-rcs-block-quint-1.cfg</text:p>
          </table:table-cell>
          <table:table-cell table:style-name="ce23" office:value-type="string" calcext:value-type="string">
            <text:p>/home/oscar/Downloads/Kspaceconnect/ksp/GameData/ReStockPlus/Parts/Control/RCS/restock-rcs-block-quint-1.cfg</text:p>
          </table:table-cell>
          <table:table-cell table:style-name="ce26" office:value-type="float" office:value="60" calcext:value-type="float">
            <text:p>60</text:p>
          </table:table-cell>
          <table:table-cell table:style-name="ce26" office:value-type="string" calcext:value-type="string">
            <text:p>restock-rcs-block-quint-1</text:p>
          </table:table-cell>
          <table:table-cell table:style-name="ce26" table:formula="of:=IFERROR(__xludf.dummyfunction(&quot;IF(ISBLANK(B451),&quot;&quot;RESSOURCE&quot;&quot;,REGEXEXTRACT(B451,&quot;&quot;GameData/(\w+)&quot;&quot;))&quot;);&quot;ReStockPlus&quot;)" office:value-type="string" office:string-value="ReStockPlus" calcext:value-type="string">
            <text:p>ReStockPlus</text:p>
          </table:table-cell>
          <table:table-cell table:style-name="ce30" office:value-type="float" office:value="0.05" calcext:value-type="float">
            <text:p>0.05</text:p>
          </table:table-cell>
          <table:table-cell table:style-name="ce34" table:content-validation-name="val1" office:value-type="string" calcext:value-type="string">
            <text:p>RCS Thruster</text:p>
          </table:table-cell>
          <table:table-cell table:style-name="ce37" table:formula="of:=IF(IFERROR(SEARCH(&quot;zDeprecated&quot;;[.B451]));-1;[.F451]*VLOOKUP([.G451];[$'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restock-rcs-block-quint-mini-1.cfg</text:p>
          </table:table-cell>
          <table:table-cell table:style-name="ce23" office:value-type="string" calcext:value-type="string">
            <text:p>/home/oscar/Downloads/Kspaceconnect/ksp/GameData/ReStockPlus/Parts/Control/RCS/restock-rcs-block-quint-mini-1.cfg</text:p>
          </table:table-cell>
          <table:table-cell table:style-name="ce26" office:value-type="float" office:value="20" calcext:value-type="float">
            <text:p>20</text:p>
          </table:table-cell>
          <table:table-cell table:style-name="ce26" office:value-type="string" calcext:value-type="string">
            <text:p>restock-rcs-block-qunit-mini-1</text:p>
          </table:table-cell>
          <table:table-cell table:style-name="ce26" table:formula="of:=IFERROR(__xludf.dummyfunction(&quot;IF(ISBLANK(B452),&quot;&quot;RESSOURCE&quot;&quot;,REGEXEXTRACT(B452,&quot;&quot;GameData/(\w+)&quot;&quot;))&quot;);&quot;ReStockPlus&quot;)" office:value-type="string" office:string-value="ReStockPlus" calcext:value-type="string">
            <text:p>ReStockPlus</text:p>
          </table:table-cell>
          <table:table-cell table:style-name="ce30" office:value-type="float" office:value="0.0125" calcext:value-type="float">
            <text:p>0.0125</text:p>
          </table:table-cell>
          <table:table-cell table:style-name="ce34" table:content-validation-name="val1" office:value-type="string" calcext:value-type="string">
            <text:p>RCS Thruster</text:p>
          </table:table-cell>
          <table:table-cell table:style-name="ce37" table:formula="of:=IF(IFERROR(SEARCH(&quot;zDeprecated&quot;;[.B452]));-1;[.F452]*VLOOKUP([.G452];[$'CO$ Methodology Parts'.$A$12:.$E$57];5;1))" office:value-type="float" office:value="26" calcext:value-type="float">
            <text:p>26</text:p>
          </table:table-cell>
          <table:table-cell table:style-name="ce40"/>
          <table:table-cell table:number-columns-repeated="1015"/>
        </table:table-row>
        <table:table-row table:style-name="ro1">
          <table:table-cell table:style-name="ce2" office:value-type="string" calcext:value-type="string">
            <text:p>restock-rcs-block-triple-angled-1.cfg</text:p>
          </table:table-cell>
          <table:table-cell table:style-name="ce23" office:value-type="string" calcext:value-type="string">
            <text:p>/home/oscar/Downloads/Kspaceconnect/ksp/GameData/ReStockPlus/Parts/Control/RCS/restock-rcs-block-triple-angled-1.cfg</text:p>
          </table:table-cell>
          <table:table-cell table:style-name="ce26" office:value-type="float" office:value="35" calcext:value-type="float">
            <text:p>35</text:p>
          </table:table-cell>
          <table:table-cell table:style-name="ce26" office:value-type="string" calcext:value-type="string">
            <text:p>restock-rcs-block-triple-angled-1</text:p>
          </table:table-cell>
          <table:table-cell table:style-name="ce26" table:formula="of:=IFERROR(__xludf.dummyfunction(&quot;IF(ISBLANK(B453),&quot;&quot;RESSOURCE&quot;&quot;,REGEXEXTRACT(B453,&quot;&quot;GameData/(\w+)&quot;&quot;))&quot;);&quot;ReStockPlus&quot;)" office:value-type="string" office:string-value="ReStockPlus" calcext:value-type="string">
            <text:p>ReStockPlus</text:p>
          </table:table-cell>
          <table:table-cell table:style-name="ce30" office:value-type="float" office:value="0.03" calcext:value-type="float">
            <text:p>0.03</text:p>
          </table:table-cell>
          <table:table-cell table:style-name="ce34" table:content-validation-name="val1" office:value-type="string" calcext:value-type="string">
            <text:p>RCS Thruster</text:p>
          </table:table-cell>
          <table:table-cell table:style-name="ce37" table:formula="of:=IF(IFERROR(SEARCH(&quot;zDeprecated&quot;;[.B453]));-1;[.F453]*VLOOKUP([.G453];[$'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restock-rcs-block-triple-angled-mini-1.cfg</text:p>
          </table:table-cell>
          <table:table-cell table:style-name="ce23" office:value-type="string" calcext:value-type="string">
            <text:p>/home/oscar/Downloads/Kspaceconnect/ksp/GameData/ReStockPlus/Parts/Control/RCS/restock-rcs-block-triple-angled-mini-1.cfg</text:p>
          </table:table-cell>
          <table:table-cell table:style-name="ce26" office:value-type="float" office:value="12" calcext:value-type="float">
            <text:p>12</text:p>
          </table:table-cell>
          <table:table-cell table:style-name="ce26" office:value-type="string" calcext:value-type="string">
            <text:p>restock-rcs-block-triple-angled-mini-1</text:p>
          </table:table-cell>
          <table:table-cell table:style-name="ce26" table:formula="of:=IFERROR(__xludf.dummyfunction(&quot;IF(ISBLANK(B454),&quot;&quot;RESSOURCE&quot;&quot;,REGEXEXTRACT(B454,&quot;&quot;GameData/(\w+)&quot;&quot;))&quot;);&quot;ReStockPlus&quot;)" office:value-type="string" office:string-value="ReStockPlus" calcext:value-type="string">
            <text:p>ReStockPlus</text:p>
          </table:table-cell>
          <table:table-cell table:style-name="ce30" office:value-type="float" office:value="0.0075" calcext:value-type="float">
            <text:p>0.0075</text:p>
          </table:table-cell>
          <table:table-cell table:style-name="ce34" table:content-validation-name="val1" office:value-type="string" calcext:value-type="string">
            <text:p>RCS Thruster</text:p>
          </table:table-cell>
          <table:table-cell table:style-name="ce37" table:formula="of:=IF(IFERROR(SEARCH(&quot;zDeprecated&quot;;[.B454]));-1;[.F454]*VLOOKUP([.G454];[$'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restock-rcs-single-mini-1.cfg</text:p>
          </table:table-cell>
          <table:table-cell table:style-name="ce23" office:value-type="string" calcext:value-type="string">
            <text:p>/home/oscar/Downloads/Kspaceconnect/ksp/GameData/ReStockPlus/Parts/Control/RCS/restock-rcs-single-mini-1.cfg</text:p>
          </table:table-cell>
          <table:table-cell table:style-name="ce26" office:value-type="float" office:value="4" calcext:value-type="float">
            <text:p>4</text:p>
          </table:table-cell>
          <table:table-cell table:style-name="ce26" office:value-type="string" calcext:value-type="string">
            <text:p>restock-rcs-single-mini-1</text:p>
          </table:table-cell>
          <table:table-cell table:style-name="ce26" table:formula="of:=IFERROR(__xludf.dummyfunction(&quot;IF(ISBLANK(B455),&quot;&quot;RESSOURCE&quot;&quot;,REGEXEXTRACT(B455,&quot;&quot;GameData/(\w+)&quot;&quot;))&quot;);&quot;ReStockPlus&quot;)" office:value-type="string" office:string-value="ReStockPlus" calcext:value-type="string">
            <text:p>ReStockPlus</text:p>
          </table:table-cell>
          <table:table-cell table:style-name="ce30" office:value-type="float" office:value="0.0025" calcext:value-type="float">
            <text:p>0.0025</text:p>
          </table:table-cell>
          <table:table-cell table:style-name="ce34" table:content-validation-name="val1" office:value-type="string" calcext:value-type="string">
            <text:p>RCS Thruster</text:p>
          </table:table-cell>
          <table:table-cell table:style-name="ce37" table:formula="of:=IF(IFERROR(SEARCH(&quot;zDeprecated&quot;;[.B455]));-1;[.F455]*VLOOKUP([.G455];[$'CO$ Methodology Parts'.$A$12:.$E$57];5;1))" office:value-type="float" office:value="5.2" calcext:value-type="float">
            <text:p>5.2</text:p>
          </table:table-cell>
          <table:table-cell table:style-name="ce40"/>
          <table:table-cell table:number-columns-repeated="1015"/>
        </table:table-row>
        <table:table-row table:style-name="ro1">
          <table:table-cell table:style-name="ce2" office:value-type="string" calcext:value-type="string">
            <text:p>restock-reactionwheel-1875-1.cfg</text:p>
          </table:table-cell>
          <table:table-cell table:style-name="ce23" office:value-type="string" calcext:value-type="string">
            <text:p>/home/oscar/Downloads/Kspaceconnect/ksp/GameData/ReStockPlus/Parts/Control/restock-reactionwheel-1875-1.cfg</text:p>
          </table:table-cell>
          <table:table-cell table:style-name="ce26" office:value-type="float" office:value="1825" calcext:value-type="float">
            <text:p>1825</text:p>
          </table:table-cell>
          <table:table-cell table:style-name="ce26" office:value-type="string" calcext:value-type="string">
            <text:p>restock-reactionwheel-1875-1</text:p>
          </table:table-cell>
          <table:table-cell table:style-name="ce26" table:formula="of:=IFERROR(__xludf.dummyfunction(&quot;IF(ISBLANK(B456),&quot;&quot;RESSOURCE&quot;&quot;,REGEXEXTRACT(B456,&quot;&quot;GameData/(\w+)&quot;&quot;))&quot;);&quot;ReStockPlus&quot;)" office:value-type="string" office:string-value="ReStockPlus" calcext:value-type="string">
            <text:p>ReStockPlus</text:p>
          </table:table-cell>
          <table:table-cell table:style-name="ce30" office:value-type="float" office:value="0.15" calcext:value-type="float">
            <text:p>0.15</text:p>
          </table:table-cell>
          <table:table-cell table:style-name="ce34" table:content-validation-name="val1" office:value-type="string" calcext:value-type="string">
            <text:p>Reaction Wheel</text:p>
          </table:table-cell>
          <table:table-cell table:style-name="ce37" table:formula="of:=IF(IFERROR(SEARCH(&quot;zDeprecated&quot;;[.B456]));-1;[.F456]*VLOOKUP([.G456];[$'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restock-reactionwheel-radial-1.cfg</text:p>
          </table:table-cell>
          <table:table-cell table:style-name="ce23" office:value-type="string" calcext:value-type="string">
            <text:p>/home/oscar/Downloads/Kspaceconnect/ksp/GameData/ReStockPlus/Parts/Control/restock-reactionwheel-radial-1.cfg</text:p>
          </table:table-cell>
          <table:table-cell table:style-name="ce26" office:value-type="float" office:value="500" calcext:value-type="float">
            <text:p>500</text:p>
          </table:table-cell>
          <table:table-cell table:style-name="ce26" office:value-type="string" calcext:value-type="string">
            <text:p>restock-reactionwheel-radial-1</text:p>
          </table:table-cell>
          <table:table-cell table:style-name="ce26" table:formula="of:=IFERROR(__xludf.dummyfunction(&quot;IF(ISBLANK(B457),&quot;&quot;RESSOURCE&quot;&quot;,REGEXEXTRACT(B457,&quot;&quot;GameData/(\w+)&quot;&quot;))&quot;);&quot;ReStockPlus&quot;)" office:value-type="string" office:string-value="ReStockPlus" calcext:value-type="string">
            <text:p>ReStockPlus</text:p>
          </table:table-cell>
          <table:table-cell table:style-name="ce30" office:value-type="float" office:value="0.03" calcext:value-type="float">
            <text:p>0.03</text:p>
          </table:table-cell>
          <table:table-cell table:style-name="ce34" table:content-validation-name="val1" office:value-type="string" calcext:value-type="string">
            <text:p>Reaction Wheel</text:p>
          </table:table-cell>
          <table:table-cell table:style-name="ce37" table:formula="of:=IF(IFERROR(SEARCH(&quot;zDeprecated&quot;;[.B457]));-1;[.F457]*VLOOKUP([.G457];[$'CO$ Methodology Parts'.$A$12:.$E$57];5;1))" office:value-type="float" office:value="434.3968992" calcext:value-type="float">
            <text:p>434.3968992</text:p>
          </table:table-cell>
          <table:table-cell table:style-name="ce40"/>
          <table:table-cell table:number-columns-repeated="1015"/>
        </table:table-row>
        <table:table-row table:style-name="ro1">
          <table:table-cell table:style-name="ce2" office:value-type="string" calcext:value-type="string">
            <text:p>restock-relay-radial-2.cfg</text:p>
          </table:table-cell>
          <table:table-cell table:style-name="ce23" office:value-type="string" calcext:value-type="string">
            <text:p>/home/oscar/Downloads/Kspaceconnect/ksp/GameData/ReStockPlus/Parts/Communication/restock-relay-radial-2.cfg</text:p>
          </table:table-cell>
          <table:table-cell table:style-name="ce26" office:value-type="float" office:value="1000" calcext:value-type="float">
            <text:p>1000</text:p>
          </table:table-cell>
          <table:table-cell table:style-name="ce26" office:value-type="string" calcext:value-type="string">
            <text:p>restock-relay-radial-2</text:p>
          </table:table-cell>
          <table:table-cell table:style-name="ce26" table:formula="of:=IFERROR(__xludf.dummyfunction(&quot;IF(ISBLANK(B458),&quot;&quot;RESSOURCE&quot;&quot;,REGEXEXTRACT(B458,&quot;&quot;GameData/(\w+)&quot;&quot;))&quot;);&quot;ReStockPlus&quot;)" office:value-type="string" office:string-value="ReStockPlus" calcext:value-type="string">
            <text:p>ReStockPlus</text:p>
          </table:table-cell>
          <table:table-cell table:style-name="ce30" office:value-type="float" office:value="0.18" calcext:value-type="float">
            <text:p>0.18</text:p>
          </table:table-cell>
          <table:table-cell table:style-name="ce34" table:content-validation-name="val1" office:value-type="string" calcext:value-type="string">
            <text:p>Antenna</text:p>
          </table:table-cell>
          <table:table-cell table:style-name="ce37" table:formula="of:=IF(IFERROR(SEARCH(&quot;zDeprecated&quot;;[.B458]));-1;[.F458]*VLOOKUP([.G458];[$'CO$ Methodology Parts'.$A$12:.$E$57];5;1))" office:value-type="float" office:value="4838.362791" calcext:value-type="float">
            <text:p>4838.362791</text:p>
          </table:table-cell>
          <table:table-cell table:style-name="ce40"/>
          <table:table-cell table:number-columns-repeated="1015"/>
        </table:table-row>
        <table:table-row table:style-name="ro1">
          <table:table-cell table:style-name="ce2" office:value-type="string" calcext:value-type="string">
            <text:p>restock-relay-radial-2_v2.cfg</text:p>
          </table:table-cell>
          <table:table-cell table:style-name="ce23" office:value-type="string" calcext:value-type="string">
            <text:p>/home/oscar/Downloads/Kspaceconnect/ksp/GameData/ReStockPlus/Parts/Communication/restock-relay-radial-2_v2.cfg</text:p>
          </table:table-cell>
          <table:table-cell table:style-name="ce26" office:value-type="float" office:value="1000" calcext:value-type="float">
            <text:p>1000</text:p>
          </table:table-cell>
          <table:table-cell table:style-name="ce26" office:value-type="string" calcext:value-type="string">
            <text:p>restock-relay-radial-2_v2</text:p>
          </table:table-cell>
          <table:table-cell table:style-name="ce26" table:formula="of:=IFERROR(__xludf.dummyfunction(&quot;IF(ISBLANK(B459),&quot;&quot;RESSOURCE&quot;&quot;,REGEXEXTRACT(B459,&quot;&quot;GameData/(\w+)&quot;&quot;))&quot;);&quot;ReStockPlus&quot;)" office:value-type="string" office:string-value="ReStockPlus" calcext:value-type="string">
            <text:p>ReStockPlus</text:p>
          </table:table-cell>
          <table:table-cell table:style-name="ce30" office:value-type="float" office:value="0.18" calcext:value-type="float">
            <text:p>0.18</text:p>
          </table:table-cell>
          <table:table-cell table:style-name="ce34" table:content-validation-name="val1" office:value-type="string" calcext:value-type="string">
            <text:p>Antenna</text:p>
          </table:table-cell>
          <table:table-cell table:style-name="ce37" table:formula="of:=IF(IFERROR(SEARCH(&quot;zDeprecated&quot;;[.B459]));-1;[.F459]*VLOOKUP([.G459];[$'CO$ Methodology Parts'.$A$12:.$E$57];5;1))" office:value-type="float" office:value="4838.362791" calcext:value-type="float">
            <text:p>4838.362791</text:p>
          </table:table-cell>
          <table:table-cell table:style-name="ce40"/>
          <table:table-cell table:number-columns-repeated="1015"/>
        </table:table-row>
        <table:table-row table:style-name="ro1">
          <table:table-cell table:style-name="ce2" office:value-type="string" calcext:value-type="string">
            <text:p>restock-sciencebox-stack-1.cfg</text:p>
          </table:table-cell>
          <table:table-cell table:style-name="ce23" office:value-type="string" calcext:value-type="string">
            <text:p>/home/oscar/Downloads/Kspaceconnect/ksp/GameData/ReStockPlus/Parts/Science/restock-sciencebox-stack-1.cfg</text:p>
          </table:table-cell>
          <table:table-cell table:style-name="ce26" office:value-type="float" office:value="1000" calcext:value-type="float">
            <text:p>1000</text:p>
          </table:table-cell>
          <table:table-cell table:style-name="ce26" office:value-type="string" calcext:value-type="string">
            <text:p>restock-sciencebox-stack-1</text:p>
          </table:table-cell>
          <table:table-cell table:style-name="ce26" table:formula="of:=IFERROR(__xludf.dummyfunction(&quot;IF(ISBLANK(B460),&quot;&quot;RESSOURCE&quot;&quot;,REGEXEXTRACT(B460,&quot;&quot;GameData/(\w+)&quot;&quot;))&quot;);&quot;ReStockPlus&quot;)" office:value-type="string" office:string-value="ReStockPlus" calcext:value-type="string">
            <text:p>ReStockPlus</text:p>
          </table:table-cell>
          <table:table-cell table:style-name="ce30" office:value-type="float" office:value="0.1" calcext:value-type="float">
            <text:p>0.1</text:p>
          </table:table-cell>
          <table:table-cell table:style-name="ce34" table:content-validation-name="val1" office:value-type="string" calcext:value-type="string">
            <text:p>Science Device</text:p>
          </table:table-cell>
          <table:table-cell table:style-name="ce37" table:formula="of:=IF(IFERROR(SEARCH(&quot;zDeprecated&quot;;[.B460]));-1;[.F460]*VLOOKUP([.G460];[$'CO$ Methodology Parts'.$A$12:.$E$57];5;1))" office:value-type="float" office:value="2816.489664" calcext:value-type="float">
            <text:p>2816.489664</text:p>
          </table:table-cell>
          <table:table-cell table:style-name="ce40"/>
          <table:table-cell table:number-columns-repeated="1015"/>
        </table:table-row>
        <table:table-row table:style-name="ro1">
          <table:table-cell table:style-name="ce2" office:value-type="string" calcext:value-type="string">
            <text:p>restock-separator-1875-1.cfg</text:p>
          </table:table-cell>
          <table:table-cell table:style-name="ce23" office:value-type="string" calcext:value-type="string">
            <text:p>/home/oscar/Downloads/Kspaceconnect/ksp/GameData/ReStockPlus/Parts/Coupling/1875/restock-separator-1875-1.cfg</text:p>
          </table:table-cell>
          <table:table-cell table:style-name="ce26" office:value-type="float" office:value="475" calcext:value-type="float">
            <text:p>475</text:p>
          </table:table-cell>
          <table:table-cell table:style-name="ce26" office:value-type="string" calcext:value-type="string">
            <text:p>restock-separator-1875-1</text:p>
          </table:table-cell>
          <table:table-cell table:style-name="ce26" table:formula="of:=IFERROR(__xludf.dummyfunction(&quot;IF(ISBLANK(B461),&quot;&quot;RESSOURCE&quot;&quot;,REGEXEXTRACT(B461,&quot;&quot;GameData/(\w+)&quot;&quot;))&quot;);&quot;ReStockPlus&quot;)" office:value-type="string" office:string-value="ReStockPlus" calcext:value-type="string">
            <text:p>ReStockPlus</text:p>
          </table:table-cell>
          <table:table-cell table:style-name="ce30" office:value-type="float" office:value="0.12" calcext:value-type="float">
            <text:p>0.12</text:p>
          </table:table-cell>
          <table:table-cell table:style-name="ce34" table:content-validation-name="val1" office:value-type="string" calcext:value-type="string">
            <text:p>Decoupler</text:p>
          </table:table-cell>
          <table:table-cell table:style-name="ce37" table:formula="of:=IF(IFERROR(SEARCH(&quot;zDeprecated&quot;;[.B461]));-1;[.F461]*VLOOKUP([.G461];[$'CO$ Methodology Parts'.$A$12:.$E$57];5;1))" office:value-type="float" office:value="1439.990078" calcext:value-type="float">
            <text:p>1439.990078</text:p>
          </table:table-cell>
          <table:table-cell table:style-name="ce40"/>
          <table:table-cell table:number-columns-repeated="1015"/>
        </table:table-row>
        <table:table-row table:style-name="ro1">
          <table:table-cell table:style-name="ce2" office:value-type="string" calcext:value-type="string">
            <text:p>restock-separator-5-1.cfg</text:p>
          </table:table-cell>
          <table:table-cell table:style-name="ce23" office:value-type="string" calcext:value-type="string">
            <text:p>/home/oscar/Downloads/Kspaceconnect/ksp/GameData/ReStockPlus/Parts/Coupling/5/restock-separator-5-1.cfg</text:p>
          </table:table-cell>
          <table:table-cell table:style-name="ce26" office:value-type="float" office:value="650" calcext:value-type="float">
            <text:p>650</text:p>
          </table:table-cell>
          <table:table-cell table:style-name="ce26" office:value-type="string" calcext:value-type="string">
            <text:p>restock-separator-5-1</text:p>
          </table:table-cell>
          <table:table-cell table:style-name="ce26" table:formula="of:=IFERROR(__xludf.dummyfunction(&quot;IF(ISBLANK(B462),&quot;&quot;RESSOURCE&quot;&quot;,REGEXEXTRACT(B462,&quot;&quot;GameData/(\w+)&quot;&quot;))&quot;);&quot;ReStockPlus&quot;)" office:value-type="string" office:string-value="ReStockPlus" calcext:value-type="string">
            <text:p>ReStockPlus</text:p>
          </table:table-cell>
          <table:table-cell table:style-name="ce30" office:value-type="float" office:value="0.85" calcext:value-type="float">
            <text:p>0.85</text:p>
          </table:table-cell>
          <table:table-cell table:style-name="ce34" table:content-validation-name="val1" office:value-type="string" calcext:value-type="string">
            <text:p>Decoupler</text:p>
          </table:table-cell>
          <table:table-cell table:style-name="ce37" table:formula="of:=IF(IFERROR(SEARCH(&quot;zDeprecated&quot;;[.B462]));-1;[.F462]*VLOOKUP([.G462];[$'CO$ Methodology Parts'.$A$12:.$E$57];5;1))" office:value-type="float" office:value="10199.92972" calcext:value-type="float">
            <text:p>10199.92972</text:p>
          </table:table-cell>
          <table:table-cell table:style-name="ce40"/>
          <table:table-cell table:number-columns-repeated="1015"/>
        </table:table-row>
        <table:table-row table:style-name="ro1">
          <table:table-cell table:style-name="ce2" office:value-type="string" calcext:value-type="string">
            <text:p>restock-service-bay-1875-1.cfg</text:p>
          </table:table-cell>
          <table:table-cell table:style-name="ce23" office:value-type="string" calcext:value-type="string">
            <text:p>/home/oscar/Downloads/Kspaceconnect/ksp/GameData/ReStockPlus/Parts/Payload/1875/restock-service-bay-1875-1.cfg</text:p>
          </table:table-cell>
          <table:table-cell table:style-name="ce26" office:value-type="float" office:value="500" calcext:value-type="float">
            <text:p>500</text:p>
          </table:table-cell>
          <table:table-cell table:style-name="ce26" office:value-type="string" calcext:value-type="string">
            <text:p>restock-service-bay-1875-1</text:p>
          </table:table-cell>
          <table:table-cell table:style-name="ce26" table:formula="of:=IFERROR(__xludf.dummyfunction(&quot;IF(ISBLANK(B463),&quot;&quot;RESSOURCE&quot;&quot;,REGEXEXTRACT(B463,&quot;&quot;GameData/(\w+)&quot;&quot;))&quot;);&quot;ReStockPlus&quot;)" office:value-type="string" office:string-value="ReStockPlus" calcext:value-type="string">
            <text:p>ReStockPlus</text:p>
          </table:table-cell>
          <table:table-cell table:style-name="ce30" office:value-type="float" office:value="0.225" calcext:value-type="float">
            <text:p>0.225</text:p>
          </table:table-cell>
          <table:table-cell table:style-name="ce34" table:content-validation-name="val1" office:value-type="string" calcext:value-type="string">
            <text:p>Service Bay</text:p>
          </table:table-cell>
          <table:table-cell table:style-name="ce37" table:formula="of:=IF(IFERROR(SEARCH(&quot;zDeprecated&quot;;[.B463]));-1;[.F463]*VLOOKUP([.G463];[$'CO$ Methodology Parts'.$A$12:.$E$57];5;1))" office:value-type="float" office:value="468" calcext:value-type="float">
            <text:p>468</text:p>
          </table:table-cell>
          <table:table-cell table:style-name="ce40"/>
          <table:table-cell table:number-columns-repeated="1015"/>
        </table:table-row>
        <table:table-row table:style-name="ro1">
          <table:table-cell table:style-name="ce2" office:value-type="string" calcext:value-type="string">
            <text:p>restock-service-module-125-625-1.cfg</text:p>
          </table:table-cell>
          <table:table-cell table:style-name="ce23" office:value-type="string" calcext:value-type="string">
            <text:p>/home/oscar/Downloads/Kspaceconnect/ksp/GameData/ReStockPlus/Parts/Payload/125/restock-service-module-125-625-1.cfg</text:p>
          </table:table-cell>
          <table:table-cell table:style-name="ce26" office:value-type="float" office:value="300" calcext:value-type="float">
            <text:p>300</text:p>
          </table:table-cell>
          <table:table-cell table:style-name="ce26" office:value-type="string" calcext:value-type="string">
            <text:p>restock-service-module-125-625-1</text:p>
          </table:table-cell>
          <table:table-cell table:style-name="ce26" table:formula="of:=IFERROR(__xludf.dummyfunction(&quot;IF(ISBLANK(B464),&quot;&quot;RESSOURCE&quot;&quot;,REGEXEXTRACT(B464,&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64]));-1;[.F464]*VLOOKUP([.G464];[$'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service-module-1875-1.cfg</text:p>
          </table:table-cell>
          <table:table-cell table:style-name="ce23" office:value-type="string" calcext:value-type="string">
            <text:p>/home/oscar/Downloads/Kspaceconnect/ksp/GameData/ReStockPlus/Parts/Payload/1875/restock-service-module-1875-1.cfg</text:p>
          </table:table-cell>
          <table:table-cell table:style-name="ce26" office:value-type="float" office:value="300" calcext:value-type="float">
            <text:p>300</text:p>
          </table:table-cell>
          <table:table-cell table:style-name="ce26" office:value-type="string" calcext:value-type="string">
            <text:p>restock-service-module-1875-1</text:p>
          </table:table-cell>
          <table:table-cell table:style-name="ce26" table:formula="of:=IFERROR(__xludf.dummyfunction(&quot;IF(ISBLANK(B465),&quot;&quot;RESSOURCE&quot;&quot;,REGEXEXTRACT(B465,&quot;&quot;GameData/(\w+)&quot;&quot;))&quot;);&quot;ReStockPlus&quot;)" office:value-type="string" office:string-value="ReStockPlus" calcext:value-type="string">
            <text:p>ReStockPlus</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465]));-1;[.F465]*VLOOKUP([.G465];[$'CO$ Methodology Parts'.$A$12:.$E$57];5;1))" office:value-type="float" office:value="312" calcext:value-type="float">
            <text:p>312</text:p>
          </table:table-cell>
          <table:table-cell table:number-columns-repeated="1016"/>
        </table:table-row>
        <table:table-row table:style-name="ro1">
          <table:table-cell table:style-name="ce2" office:value-type="string" calcext:value-type="string">
            <text:p>restock-srb-anvil.cfg</text:p>
          </table:table-cell>
          <table:table-cell table:style-name="ce23" office:value-type="string" calcext:value-type="string">
            <text:p>/home/oscar/Downloads/Kspaceconnect/ksp/GameData/ReStockPlus/Parts/Engine/1875/restock-srb-anvil.cfg</text:p>
          </table:table-cell>
          <table:table-cell table:style-name="ce26" office:value-type="float" office:value="6180" calcext:value-type="float">
            <text:p>6180</text:p>
          </table:table-cell>
          <table:table-cell table:style-name="ce26" office:value-type="string" calcext:value-type="string">
            <text:p>restock-srb-anvil-1</text:p>
          </table:table-cell>
          <table:table-cell table:style-name="ce26" table:formula="of:=IFERROR(__xludf.dummyfunction(&quot;IF(ISBLANK(B466),&quot;&quot;RESSOURCE&quot;&quot;,REGEXEXTRACT(B466,&quot;&quot;GameData/(\w+)&quot;&quot;))&quot;);&quot;ReStockPlus&quot;)" office:value-type="string" office:string-value="ReStockPlus" calcext:value-type="string">
            <text:p>ReStockPlus</text:p>
          </table:table-cell>
          <table:table-cell table:style-name="ce30" office:value-type="float" office:value="10" calcext:value-type="float">
            <text:p>10</text:p>
          </table:table-cell>
          <table:table-cell table:style-name="ce34" table:content-validation-name="val1" office:value-type="string" calcext:value-type="string">
            <text:p>Booster</text:p>
          </table:table-cell>
          <table:table-cell table:style-name="ce37" table:formula="of:=IF(IFERROR(SEARCH(&quot;zDeprecated&quot;;[.B466]));-1;[.F466]*VLOOKUP([.G466];[$'CO$ Methodology Parts'.$A$12:.$E$57];5;1))" office:value-type="float" office:value="33199.89664" calcext:value-type="float">
            <text:p>33199.89664</text:p>
          </table:table-cell>
          <table:table-cell table:number-columns-repeated="1016"/>
        </table:table-row>
        <table:table-row table:style-name="ro1">
          <table:table-cell table:style-name="ce2" office:value-type="string" calcext:value-type="string">
            <text:p>restock-srb-castor.cfg</text:p>
          </table:table-cell>
          <table:table-cell table:style-name="ce23" office:value-type="string" calcext:value-type="string">
            <text:p>/home/oscar/Downloads/Kspaceconnect/ksp/GameData/ReStockPlus/Parts/Engine/1875/restock-srb-castor.cfg</text:p>
          </table:table-cell>
          <table:table-cell table:style-name="ce26" office:value-type="float" office:value="2520" calcext:value-type="float">
            <text:p>2520</text:p>
          </table:table-cell>
          <table:table-cell table:style-name="ce26" office:value-type="string" calcext:value-type="string">
            <text:p>restock-srb-castor-1</text:p>
          </table:table-cell>
          <table:table-cell table:style-name="ce26" table:formula="of:=IFERROR(__xludf.dummyfunction(&quot;IF(ISBLANK(B467),&quot;&quot;RESSOURCE&quot;&quot;,REGEXEXTRACT(B467,&quot;&quot;GameData/(\w+)&quot;&quot;))&quot;);&quot;ReStockPlus&quot;)" office:value-type="string" office:string-value="ReStockPlus" calcext:value-type="string">
            <text:p>ReStockPlus</text:p>
          </table:table-cell>
          <table:table-cell table:style-name="ce30" office:value-type="float" office:value="8" calcext:value-type="float">
            <text:p>8</text:p>
          </table:table-cell>
          <table:table-cell table:style-name="ce34" table:content-validation-name="val1" office:value-type="string" calcext:value-type="string">
            <text:p>Booster</text:p>
          </table:table-cell>
          <table:table-cell table:style-name="ce37" table:formula="of:=IF(IFERROR(SEARCH(&quot;zDeprecated&quot;;[.B467]));-1;[.F467]*VLOOKUP([.G467];[$'CO$ Methodology Parts'.$A$12:.$E$57];5;1))" office:value-type="float" office:value="26559.91731" calcext:value-type="float">
            <text:p>26559.91731</text:p>
          </table:table-cell>
          <table:table-cell table:style-name="ce26"/>
          <table:table-cell table:number-columns-repeated="1015"/>
        </table:table-row>
        <table:table-row table:style-name="ro1">
          <table:table-cell table:style-name="ce2" office:value-type="string" calcext:value-type="string">
            <text:p>restock-srb-mallet-1.cfg</text:p>
          </table:table-cell>
          <table:table-cell table:style-name="ce23" office:value-type="string" calcext:value-type="string">
            <text:p>/home/oscar/Downloads/Kspaceconnect/ksp/GameData/ReStockPlus/Parts/Engine/0625/restock-srb-mallet-1.cfg</text:p>
          </table:table-cell>
          <table:table-cell table:style-name="ce26" office:value-type="float" office:value="77" calcext:value-type="float">
            <text:p>77</text:p>
          </table:table-cell>
          <table:table-cell table:style-name="ce26" office:value-type="string" calcext:value-type="string">
            <text:p>restock-srb-mallet-1</text:p>
          </table:table-cell>
          <table:table-cell table:style-name="ce26" table:formula="of:=IFERROR(__xludf.dummyfunction(&quot;IF(ISBLANK(B468),&quot;&quot;RESSOURCE&quot;&quot;,REGEXEXTRACT(B468,&quot;&quot;GameData/(\w+)&quot;&quot;))&quot;);&quot;ReStockPlus&quot;)" office:value-type="string" office:string-value="ReStockPlus" calcext:value-type="string">
            <text:p>ReStockPlus</text:p>
          </table:table-cell>
          <table:table-cell table:style-name="ce30" office:value-type="float" office:value="0.45" calcext:value-type="float">
            <text:p>0.45</text:p>
          </table:table-cell>
          <table:table-cell table:style-name="ce34" table:content-validation-name="val1" office:value-type="string" calcext:value-type="string">
            <text:p>Booster</text:p>
          </table:table-cell>
          <table:table-cell table:style-name="ce37" table:formula="of:=IF(IFERROR(SEARCH(&quot;zDeprecated&quot;;[.B468]));-1;[.F468]*VLOOKUP([.G468];[$'CO$ Methodology Parts'.$A$12:.$E$57];5;1))" office:value-type="float" office:value="1493.995349" calcext:value-type="float">
            <text:p>1493.995349</text:p>
          </table:table-cell>
          <table:table-cell table:number-columns-repeated="1016"/>
        </table:table-row>
        <table:table-row table:style-name="ro1">
          <table:table-cell table:style-name="ce2" office:value-type="string" calcext:value-type="string">
            <text:p>restock-srb-striker-1.cfg</text:p>
          </table:table-cell>
          <table:table-cell table:style-name="ce23" office:value-type="string" calcext:value-type="string">
            <text:p>/home/oscar/Downloads/Kspaceconnect/ksp/GameData/ReStockPlus/Parts/Engine/0625/restock-srb-striker-1.cfg</text:p>
          </table:table-cell>
          <table:table-cell table:style-name="ce26" office:value-type="float" office:value="104" calcext:value-type="float">
            <text:p>104</text:p>
          </table:table-cell>
          <table:table-cell table:style-name="ce26" office:value-type="string" calcext:value-type="string">
            <text:p>restock-srb-striker-1</text:p>
          </table:table-cell>
          <table:table-cell table:style-name="ce26" table:formula="of:=IFERROR(__xludf.dummyfunction(&quot;IF(ISBLANK(B469),&quot;&quot;RESSOURCE&quot;&quot;,REGEXEXTRACT(B469,&quot;&quot;GameData/(\w+)&quot;&quot;))&quot;);&quot;ReStockPlus&quot;)" office:value-type="string" office:string-value="ReStockPlus" calcext:value-type="string">
            <text:p>ReStockPlus</text:p>
          </table:table-cell>
          <table:table-cell table:style-name="ce30" office:value-type="float" office:value="0.45" calcext:value-type="float">
            <text:p>0.45</text:p>
          </table:table-cell>
          <table:table-cell table:style-name="ce34" table:content-validation-name="val1" office:value-type="string" calcext:value-type="string">
            <text:p>Booster</text:p>
          </table:table-cell>
          <table:table-cell table:style-name="ce37" table:formula="of:=IF(IFERROR(SEARCH(&quot;zDeprecated&quot;;[.B469]));-1;[.F469]*VLOOKUP([.G469];[$'CO$ Methodology Parts'.$A$12:.$E$57];5;1))" office:value-type="float" office:value="1493.995349" calcext:value-type="float">
            <text:p>1493.995349</text:p>
          </table:table-cell>
          <table:table-cell table:number-columns-repeated="1016"/>
        </table:table-row>
        <table:table-row table:style-name="ro1">
          <table:table-cell table:style-name="ce2" office:value-type="string" calcext:value-type="string">
            <text:p>restock-structural-tube-125-1.cfg</text:p>
          </table:table-cell>
          <table:table-cell table:style-name="ce23" office:value-type="string" calcext:value-type="string">
            <text:p>/home/oscar/Downloads/Kspaceconnect/ksp/GameData/ReStockPlus/Parts/Structural/125/restock-structural-tube-125-1.cfg</text:p>
          </table:table-cell>
          <table:table-cell table:style-name="ce26" office:value-type="float" office:value="300" calcext:value-type="float">
            <text:p>300</text:p>
          </table:table-cell>
          <table:table-cell table:style-name="ce26" office:value-type="string" calcext:value-type="string">
            <text:p>restock-structural-tube-125-1</text:p>
          </table:table-cell>
          <table:table-cell table:style-name="ce26" table:formula="of:=IFERROR(__xludf.dummyfunction(&quot;IF(ISBLANK(B470),&quot;&quot;RESSOURCE&quot;&quot;,REGEXEXTRACT(B470,&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70]));-1;[.F470]*VLOOKUP([.G470];[$'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structural-tube-1875-1.cfg</text:p>
          </table:table-cell>
          <table:table-cell table:style-name="ce23" office:value-type="string" calcext:value-type="string">
            <text:p>/home/oscar/Downloads/Kspaceconnect/ksp/GameData/ReStockPlus/Parts/Structural/1875/restock-structural-tube-1875-1.cfg</text:p>
          </table:table-cell>
          <table:table-cell table:style-name="ce26" office:value-type="float" office:value="300" calcext:value-type="float">
            <text:p>300</text:p>
          </table:table-cell>
          <table:table-cell table:style-name="ce26" office:value-type="string" calcext:value-type="string">
            <text:p>restock-structural-tube-1875-1</text:p>
          </table:table-cell>
          <table:table-cell table:style-name="ce26" table:formula="of:=IFERROR(__xludf.dummyfunction(&quot;IF(ISBLANK(B471),&quot;&quot;RESSOURCE&quot;&quot;,REGEXEXTRACT(B471,&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71]));-1;[.F471]*VLOOKUP([.G471];[$'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structural-tube-25-1.cfg</text:p>
          </table:table-cell>
          <table:table-cell table:style-name="ce23" office:value-type="string" calcext:value-type="string">
            <text:p>/home/oscar/Downloads/Kspaceconnect/ksp/GameData/ReStockPlus/Parts/Structural/25/restock-structural-tube-25-1.cfg</text:p>
          </table:table-cell>
          <table:table-cell table:style-name="ce26" office:value-type="float" office:value="300" calcext:value-type="float">
            <text:p>300</text:p>
          </table:table-cell>
          <table:table-cell table:style-name="ce26" office:value-type="string" calcext:value-type="string">
            <text:p>restock-structural-tube-25-1</text:p>
          </table:table-cell>
          <table:table-cell table:style-name="ce26" table:formula="of:=IFERROR(__xludf.dummyfunction(&quot;IF(ISBLANK(B472),&quot;&quot;RESSOURCE&quot;&quot;,REGEXEXTRACT(B472,&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72]));-1;[.F472]*VLOOKUP([.G472];[$'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structural-tube-375-1.cfg</text:p>
          </table:table-cell>
          <table:table-cell table:style-name="ce23" office:value-type="string" calcext:value-type="string">
            <text:p>/home/oscar/Downloads/Kspaceconnect/ksp/GameData/ReStockPlus/Parts/Structural/375/restock-structural-tube-375-1.cfg</text:p>
          </table:table-cell>
          <table:table-cell table:style-name="ce26" office:value-type="float" office:value="300" calcext:value-type="float">
            <text:p>300</text:p>
          </table:table-cell>
          <table:table-cell table:style-name="ce26" office:value-type="string" calcext:value-type="string">
            <text:p>restock-structural-tube-375-1</text:p>
          </table:table-cell>
          <table:table-cell table:style-name="ce26" table:formula="of:=IFERROR(__xludf.dummyfunction(&quot;IF(ISBLANK(B473),&quot;&quot;RESSOURCE&quot;&quot;,REGEXEXTRACT(B473,&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73]));-1;[.F473]*VLOOKUP([.G473];[$'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structural-tube-5-1.cfg</text:p>
          </table:table-cell>
          <table:table-cell table:style-name="ce23" office:value-type="string" calcext:value-type="string">
            <text:p>/home/oscar/Downloads/Kspaceconnect/ksp/GameData/ReStockPlus/Parts/Structural/5/restock-structural-tube-5-1.cfg</text:p>
          </table:table-cell>
          <table:table-cell table:style-name="ce26" office:value-type="float" office:value="300" calcext:value-type="float">
            <text:p>300</text:p>
          </table:table-cell>
          <table:table-cell table:style-name="ce26" office:value-type="string" calcext:value-type="string">
            <text:p>restock-structural-tube-5-1</text:p>
          </table:table-cell>
          <table:table-cell table:style-name="ce26" table:formula="of:=IFERROR(__xludf.dummyfunction(&quot;IF(ISBLANK(B474),&quot;&quot;RESSOURCE&quot;&quot;,REGEXEXTRACT(B474,&quot;&quot;GameData/(\w+)&quot;&quot;))&quot;);&quot;ReStockPlus&quot;)" office:value-type="string" office:string-value="ReStockPlus" calcext:value-type="string">
            <text:p>ReStockPlus</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474]));-1;[.F474]*VLOOKUP([.G474];[$'CO$ Methodology Parts'.$A$12:.$E$57];5;1))" office:value-type="float" office:value="156" calcext:value-type="float">
            <text:p>156</text:p>
          </table:table-cell>
          <table:table-cell table:number-columns-repeated="1016"/>
        </table:table-row>
        <table:table-row table:style-name="ro1">
          <table:table-cell table:style-name="ce2" office:value-type="string" calcext:value-type="string">
            <text:p>restock-truss-3.cfg</text:p>
          </table:table-cell>
          <table:table-cell table:style-name="ce23" office:value-type="string" calcext:value-type="string">
            <text:p>/home/oscar/Downloads/Kspaceconnect/ksp/GameData/ReStockPlus/Parts/Structural/radial/restock-truss-3.cfg</text:p>
          </table:table-cell>
          <table:table-cell table:style-name="ce26" office:value-type="float" office:value="150" calcext:value-type="float">
            <text:p>150</text:p>
          </table:table-cell>
          <table:table-cell table:style-name="ce26" office:value-type="string" calcext:value-type="string">
            <text:p>restock-truss-3</text:p>
          </table:table-cell>
          <table:table-cell table:style-name="ce26" table:formula="of:=IFERROR(__xludf.dummyfunction(&quot;IF(ISBLANK(B475),&quot;&quot;RESSOURCE&quot;&quot;,REGEXEXTRACT(B475,&quot;&quot;GameData/(\w+)&quot;&quot;))&quot;);&quot;ReStockPlus&quot;)" office:value-type="string" office:string-value="ReStockPlus" calcext:value-type="string">
            <text:p>ReStockPlus</text:p>
          </table:table-cell>
          <table:table-cell table:style-name="ce30" office:value-type="float" office:value="0.75" calcext:value-type="float">
            <text:p>0.75</text:p>
          </table:table-cell>
          <table:table-cell table:style-name="ce34" table:content-validation-name="val1" office:value-type="string" calcext:value-type="string">
            <text:p>Structural</text:p>
          </table:table-cell>
          <table:table-cell table:style-name="ce37" table:formula="of:=IF(IFERROR(SEARCH(&quot;zDeprecated&quot;;[.B475]));-1;[.F475]*VLOOKUP([.G475];[$'CO$ Methodology Parts'.$A$12:.$E$57];5;1))" office:value-type="float" office:value="1560" calcext:value-type="float">
            <text:p>1560</text:p>
          </table:table-cell>
          <table:table-cell table:number-columns-repeated="1016"/>
        </table:table-row>
        <table:table-row table:style-name="ro1">
          <table:table-cell table:style-name="ce2" office:value-type="string" calcext:value-type="string">
            <text:p>restock-truss-adapter-2.cfg</text:p>
          </table:table-cell>
          <table:table-cell table:style-name="ce23" office:value-type="string" calcext:value-type="string">
            <text:p>/home/oscar/Downloads/Kspaceconnect/ksp/GameData/ReStockPlus/Parts/Structural/radial/restock-truss-adapter-2.cfg</text:p>
          </table:table-cell>
          <table:table-cell table:style-name="ce26" office:value-type="float" office:value="35" calcext:value-type="float">
            <text:p>35</text:p>
          </table:table-cell>
          <table:table-cell table:style-name="ce26" office:value-type="string" calcext:value-type="string">
            <text:p>restock-truss-adapter-0625-1</text:p>
          </table:table-cell>
          <table:table-cell table:style-name="ce26" table:formula="of:=IFERROR(__xludf.dummyfunction(&quot;IF(ISBLANK(B476),&quot;&quot;RESSOURCE&quot;&quot;,REGEXEXTRACT(B476,&quot;&quot;GameData/(\w+)&quot;&quot;))&quot;);&quot;ReStockPlus&quot;)" office:value-type="string" office:string-value="ReStockPlus" calcext:value-type="string">
            <text:p>ReStockPlus</text:p>
          </table:table-cell>
          <table:table-cell table:style-name="ce30" office:value-type="float" office:value="0.125" calcext:value-type="float">
            <text:p>0.125</text:p>
          </table:table-cell>
          <table:table-cell table:style-name="ce34" table:content-validation-name="val1" office:value-type="string" calcext:value-type="string">
            <text:p>Structural</text:p>
          </table:table-cell>
          <table:table-cell table:style-name="ce37" table:formula="of:=IF(IFERROR(SEARCH(&quot;zDeprecated&quot;;[.B476]));-1;[.F476]*VLOOKUP([.G476];[$'CO$ Methodology Parts'.$A$12:.$E$57];5;1))" office:value-type="float" office:value="260" calcext:value-type="float">
            <text:p>260</text:p>
          </table:table-cell>
          <table:table-cell table:number-columns-repeated="1016"/>
        </table:table-row>
        <table:table-row table:style-name="ro1">
          <table:table-cell table:style-name="ce2" office:value-type="string" calcext:value-type="string">
            <text:p>restock-truss-hub-1.cfg</text:p>
          </table:table-cell>
          <table:table-cell table:style-name="ce23" office:value-type="string" calcext:value-type="string">
            <text:p>/home/oscar/Downloads/Kspaceconnect/ksp/GameData/ReStockPlus/Parts/Structural/radial/restock-truss-hub-1.cfg</text:p>
          </table:table-cell>
          <table:table-cell table:style-name="ce26" office:value-type="float" office:value="100" calcext:value-type="float">
            <text:p>100</text:p>
          </table:table-cell>
          <table:table-cell table:style-name="ce26" office:value-type="string" calcext:value-type="string">
            <text:p>restock-truss-hub-1</text:p>
          </table:table-cell>
          <table:table-cell table:style-name="ce26" table:formula="of:=IFERROR(__xludf.dummyfunction(&quot;IF(ISBLANK(B477),&quot;&quot;RESSOURCE&quot;&quot;,REGEXEXTRACT(B477,&quot;&quot;GameData/(\w+)&quot;&quot;))&quot;);&quot;ReStockPlus&quot;)" office:value-type="string" office:string-value="ReStockPlus" calcext:value-type="string">
            <text:p>ReStockPlus</text:p>
          </table:table-cell>
          <table:table-cell table:style-name="ce30" office:value-type="float" office:value="0.2" calcext:value-type="float">
            <text:p>0.2</text:p>
          </table:table-cell>
          <table:table-cell table:style-name="ce34" table:content-validation-name="val1" office:value-type="string" calcext:value-type="string">
            <text:p>Structural</text:p>
          </table:table-cell>
          <table:table-cell table:style-name="ce37" table:formula="of:=IF(IFERROR(SEARCH(&quot;zDeprecated&quot;;[.B477]));-1;[.F477]*VLOOKUP([.G477];[$'CO$ Methodology Parts'.$A$12:.$E$57];5;1))" office:value-type="float" office:value="416" calcext:value-type="float">
            <text:p>416</text:p>
          </table:table-cell>
          <table:table-cell table:number-columns-repeated="1016"/>
        </table:table-row>
        <table:table-row table:style-name="ro1">
          <table:table-cell table:style-name="ce2" office:value-type="string" calcext:value-type="string">
            <text:p>restock-wheel-1-T.cfg</text:p>
          </table:table-cell>
          <table:table-cell table:style-name="ce23" office:value-type="string" calcext:value-type="string">
            <text:p>/home/oscar/Downloads/Kspaceconnect/ksp/GameData/ReStockPlus/Parts/Ground/restock-wheel-1-T.cfg</text:p>
          </table:table-cell>
          <table:table-cell table:style-name="ce26" office:value-type="float" office:value="300" calcext:value-type="float">
            <text:p>300</text:p>
          </table:table-cell>
          <table:table-cell table:style-name="ce26" office:value-type="string" calcext:value-type="string">
            <text:p>restock-wheel-1-T</text:p>
          </table:table-cell>
          <table:table-cell table:style-name="ce26" table:formula="of:=IFERROR(__xludf.dummyfunction(&quot;IF(ISBLANK(B478),&quot;&quot;RESSOURCE&quot;&quot;,REGEXEXTRACT(B478,&quot;&quot;GameData/(\w+)&quot;&quot;))&quot;);&quot;ReStockPlus&quot;)" office:value-type="string" office:string-value="ReStockPlus" calcext:value-type="string">
            <text:p>ReStockPlus</text:p>
          </table:table-cell>
          <table:table-cell table:style-name="ce30" office:value-type="float" office:value="0.06" calcext:value-type="float">
            <text:p>0.06</text:p>
          </table:table-cell>
          <table:table-cell table:style-name="ce34" table:content-validation-name="val1" office:value-type="string" calcext:value-type="string">
            <text:p>Wheel</text:p>
          </table:table-cell>
          <table:table-cell table:style-name="ce37" table:formula="of:=IF(IFERROR(SEARCH(&quot;zDeprecated&quot;;[.B478]));-1;[.F478]*VLOOKUP([.G478];[$'CO$ Methodology Parts'.$A$12:.$E$57];5;1))" office:value-type="float" office:value="868.7937984" calcext:value-type="float">
            <text:p>868.7937984</text:p>
          </table:table-cell>
          <table:table-cell table:number-columns-repeated="1016"/>
        </table:table-row>
        <table:table-row table:style-name="ro1">
          <table:table-cell table:style-name="ce2" office:value-type="string" calcext:value-type="string">
            <text:p>restock-wheel-4.cfg</text:p>
          </table:table-cell>
          <table:table-cell table:style-name="ce23" office:value-type="string" calcext:value-type="string">
            <text:p>/home/oscar/Downloads/Kspaceconnect/ksp/GameData/ReStockPlus/Parts/Ground/restock-wheel-4.cfg</text:p>
          </table:table-cell>
          <table:table-cell table:style-name="ce26" office:value-type="float" office:value="500" calcext:value-type="float">
            <text:p>500</text:p>
          </table:table-cell>
          <table:table-cell table:style-name="ce26" office:value-type="string" calcext:value-type="string">
            <text:p>restock-wheel-4</text:p>
          </table:table-cell>
          <table:table-cell table:style-name="ce26" table:formula="of:=IFERROR(__xludf.dummyfunction(&quot;IF(ISBLANK(B479),&quot;&quot;RESSOURCE&quot;&quot;,REGEXEXTRACT(B479,&quot;&quot;GameData/(\w+)&quot;&quot;))&quot;);&quot;ReStockPlus&quot;)" office:value-type="string" office:string-value="ReStockPlus" calcext:value-type="string">
            <text:p>ReStockPlus</text:p>
          </table:table-cell>
          <table:table-cell table:style-name="ce30" office:value-type="float" office:value="0.04" calcext:value-type="float">
            <text:p>0.04</text:p>
          </table:table-cell>
          <table:table-cell table:style-name="ce34" table:content-validation-name="val1" office:value-type="string" calcext:value-type="string">
            <text:p>Wheel</text:p>
          </table:table-cell>
          <table:table-cell table:style-name="ce37" table:formula="of:=IF(IFERROR(SEARCH(&quot;zDeprecated&quot;;[.B479]));-1;[.F479]*VLOOKUP([.G479];[$'CO$ Methodology Parts'.$A$12:.$E$57];5;1))" office:value-type="float" office:value="579.1958656" calcext:value-type="float">
            <text:p>579.1958656</text:p>
          </table:table-cell>
          <table:table-cell table:style-name="ce26"/>
          <table:table-cell table:number-columns-repeated="1015"/>
        </table:table-row>
        <table:table-row table:style-name="ro1">
          <table:table-cell table:style-name="ce2" office:value-type="string" calcext:value-type="string">
            <text:p>RobotArmScanner_S1.cfg</text:p>
          </table:table-cell>
          <table:table-cell table:style-name="ce23" office:value-type="string" calcext:value-type="string">
            <text:p>/home/oscar/Downloads/Kspaceconnect/ksp/GameData/SquadExpansion/Serenity/Parts/Science/RobotArmScanner/RobotArmScanner_S1.cfg</text:p>
          </table:table-cell>
          <table:table-cell table:style-name="ce26" office:value-type="float" office:value="400" calcext:value-type="float">
            <text:p>400</text:p>
          </table:table-cell>
          <table:table-cell table:style-name="ce26" office:value-type="string" calcext:value-type="string">
            <text:p>RobotArmScanner_S1</text:p>
          </table:table-cell>
          <table:table-cell table:style-name="ce26" table:formula="of:=IFERROR(__xludf.dummyfunction(&quot;IF(ISBLANK(B480),&quot;&quot;RESSOURCE&quot;&quot;,REGEXEXTRACT(B480,&quot;&quot;GameData/(\w+)&quot;&quot;))&quot;);&quot;SquadExpansion&quot;)" office:value-type="string" office:string-value="SquadExpansion" calcext:value-type="string">
            <text:p>SquadExpansion</text:p>
          </table:table-cell>
          <table:table-cell table:style-name="ce30" office:value-type="float" office:value="0.06" calcext:value-type="float">
            <text:p>0.06</text:p>
          </table:table-cell>
          <table:table-cell table:style-name="ce34" table:content-validation-name="val1" office:value-type="string" calcext:value-type="string">
            <text:p>Science Device</text:p>
          </table:table-cell>
          <table:table-cell table:style-name="ce37" table:formula="of:=IF(IFERROR(SEARCH(&quot;zDeprecated&quot;;[.B480]));-1;[.F480]*VLOOKUP([.G480];[$'CO$ Methodology Parts'.$A$12:.$E$57];5;1))" office:value-type="float" office:value="1689.893798" calcext:value-type="float">
            <text:p>1689.893798</text:p>
          </table:table-cell>
          <table:table-cell table:number-columns-repeated="1016"/>
        </table:table-row>
        <table:table-row table:style-name="ro1">
          <table:table-cell table:style-name="ce2" office:value-type="string" calcext:value-type="string">
            <text:p>RobotArmScanner_S2.cfg</text:p>
          </table:table-cell>
          <table:table-cell table:style-name="ce23" office:value-type="string" calcext:value-type="string">
            <text:p>/home/oscar/Downloads/Kspaceconnect/ksp/GameData/SquadExpansion/Serenity/Parts/Science/RobotArmScanner/RobotArmScanner_S2.cfg</text:p>
          </table:table-cell>
          <table:table-cell table:style-name="ce26" office:value-type="float" office:value="600" calcext:value-type="float">
            <text:p>600</text:p>
          </table:table-cell>
          <table:table-cell table:style-name="ce26" office:value-type="string" calcext:value-type="string">
            <text:p>RobotArmScanner_S2</text:p>
          </table:table-cell>
          <table:table-cell table:style-name="ce26" table:formula="of:=IFERROR(__xludf.dummyfunction(&quot;IF(ISBLANK(B481),&quot;&quot;RESSOURCE&quot;&quot;,REGEXEXTRACT(B481,&quot;&quot;GameData/(\w+)&quot;&quot;))&quot;);&quot;SquadExpansion&quot;)" office:value-type="string" office:string-value="SquadExpansion" calcext:value-type="string">
            <text:p>SquadExpansion</text:p>
          </table:table-cell>
          <table:table-cell table:style-name="ce30" office:value-type="float" office:value="0.14" calcext:value-type="float">
            <text:p>0.14</text:p>
          </table:table-cell>
          <table:table-cell table:style-name="ce34" table:content-validation-name="val1" office:value-type="string" calcext:value-type="string">
            <text:p>Science Device</text:p>
          </table:table-cell>
          <table:table-cell table:style-name="ce37" table:formula="of:=IF(IFERROR(SEARCH(&quot;zDeprecated&quot;;[.B481]));-1;[.F481]*VLOOKUP([.G481];[$'CO$ Methodology Parts'.$A$12:.$E$57];5;1))" office:value-type="float" office:value="3943.08553" calcext:value-type="float">
            <text:p>3943.08553</text:p>
          </table:table-cell>
          <table:table-cell table:number-columns-repeated="1016"/>
        </table:table-row>
        <table:table-row table:style-name="ro1">
          <table:table-cell table:style-name="ce2" office:value-type="string" calcext:value-type="string">
            <text:p>RobotArmScanner_S3.cfg</text:p>
          </table:table-cell>
          <table:table-cell table:style-name="ce23" office:value-type="string" calcext:value-type="string">
            <text:p>/home/oscar/Downloads/Kspaceconnect/ksp/GameData/SquadExpansion/Serenity/Parts/Science/RobotArmScanner/RobotArmScanner_S3.cfg</text:p>
          </table:table-cell>
          <table:table-cell table:style-name="ce26" office:value-type="float" office:value="800" calcext:value-type="float">
            <text:p>800</text:p>
          </table:table-cell>
          <table:table-cell table:style-name="ce26" office:value-type="string" calcext:value-type="string">
            <text:p>RobotArmScanner_S3</text:p>
          </table:table-cell>
          <table:table-cell table:style-name="ce26" table:formula="of:=IFERROR(__xludf.dummyfunction(&quot;IF(ISBLANK(B482),&quot;&quot;RESSOURCE&quot;&quot;,REGEXEXTRACT(B482,&quot;&quot;GameData/(\w+)&quot;&quot;))&quot;);&quot;SquadExpansion&quot;)" office:value-type="string" office:string-value="SquadExpansion" calcext:value-type="string">
            <text:p>SquadExpansion</text:p>
          </table:table-cell>
          <table:table-cell table:style-name="ce30" office:value-type="float" office:value="0.3" calcext:value-type="float">
            <text:p>0.3</text:p>
          </table:table-cell>
          <table:table-cell table:style-name="ce34" table:content-validation-name="val1" office:value-type="string" calcext:value-type="string">
            <text:p>Science Device</text:p>
          </table:table-cell>
          <table:table-cell table:style-name="ce37" table:formula="of:=IF(IFERROR(SEARCH(&quot;zDeprecated&quot;;[.B482]));-1;[.F482]*VLOOKUP([.G482];[$'CO$ Methodology Parts'.$A$12:.$E$57];5;1))" office:value-type="float" office:value="8449.468992" calcext:value-type="float">
            <text:p>8449.468992</text:p>
          </table:table-cell>
          <table:table-cell table:style-name="ce26"/>
          <table:table-cell table:number-columns-repeated="1015"/>
        </table:table-row>
        <table:table-row table:style-name="ro1">
          <table:table-cell table:style-name="ce2" office:value-type="string" calcext:value-type="string">
            <text:p>protectiveRocketNoseMk7.cfg</text:p>
          </table:table-cell>
          <table:table-cell table:style-name="ce23" office:value-type="string" calcext:value-type="string">
            <text:p>/home/oscar/Downloads/Kspaceconnect/ksp/GameData/Squad/zDeprecated/Parts/Aero/protectiveRocketNoseMk7_v1/protectiveRocketNoseMk7.cfg</text:p>
          </table:table-cell>
          <table:table-cell table:style-name="ce26" office:value-type="float" office:value="450" calcext:value-type="float">
            <text:p>450</text:p>
          </table:table-cell>
          <table:table-cell table:style-name="ce26" office:value-type="string" calcext:value-type="string">
            <text:p>rocketNoseCone</text:p>
          </table:table-cell>
          <table:table-cell table:style-name="ce26" table:formula="of:=IFERROR(__xludf.dummyfunction(&quot;IF(ISBLANK(B483),&quot;&quot;RESSOURCE&quot;&quot;,REGEXEXTRACT(B483,&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Nosecone</text:p>
          </table:table-cell>
          <table:table-cell table:style-name="ce37" table:formula="of:=IF(IFERROR(SEARCH(&quot;zDeprecated&quot;;[.B483]));-1;[.F483]*VLOOKUP([.G483];[$'CO$ Methodology Parts'.$A$12:.$E$57];5;1))" office:value-type="float" office:value="-1" calcext:value-type="float">
            <text:p>-1</text:p>
          </table:table-cell>
          <table:table-cell table:style-name="ce26"/>
          <table:table-cell table:number-columns-repeated="1015"/>
        </table:table-row>
        <table:table-row table:style-name="ro1">
          <table:table-cell table:style-name="ce2" office:value-type="string" calcext:value-type="string">
            <text:p>protectiveRocketNoseMk7_v2.cfg</text:p>
          </table:table-cell>
          <table:table-cell table:style-name="ce23" office:value-type="string" calcext:value-type="string">
            <text:p>/home/oscar/Downloads/Kspaceconnect/ksp/GameData/Squad/Parts/Aero/cones/protectiveRocketNoseMk7_v2.cfg</text:p>
          </table:table-cell>
          <table:table-cell table:style-name="ce26" office:value-type="float" office:value="450" calcext:value-type="float">
            <text:p>450</text:p>
          </table:table-cell>
          <table:table-cell table:style-name="ce26" office:value-type="string" calcext:value-type="string">
            <text:p>rocketNoseCone_v2</text:p>
          </table:table-cell>
          <table:table-cell table:style-name="ce26" table:formula="of:=IFERROR(__xludf.dummyfunction(&quot;IF(ISBLANK(B484),&quot;&quot;RESSOURCE&quot;&quot;,REGEXEXTRACT(B484,&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Nosecone</text:p>
          </table:table-cell>
          <table:table-cell table:style-name="ce37" table:formula="of:=IF(IFERROR(SEARCH(&quot;zDeprecated&quot;;[.B484]));-1;[.F484]*VLOOKUP([.G484];[$'CO$ Methodology Parts'.$A$12:.$E$57];5;1))" office:value-type="float" office:value="1784.5" calcext:value-type="float">
            <text:p>1784.5</text:p>
          </table:table-cell>
          <table:table-cell table:number-columns-repeated="1016"/>
        </table:table-row>
        <table:table-row table:style-name="ro1">
          <table:table-cell table:style-name="ce2" office:value-type="string" calcext:value-type="string">
            <text:p>protectiveRocketNoseMk7_v3.cfg</text:p>
          </table:table-cell>
          <table:table-cell table:style-name="ce23" office:value-type="string" calcext:value-type="string">
            <text:p>/home/oscar/Downloads/Kspaceconnect/ksp/GameData/Squad/Parts/Aero/cones/protectiveRocketNoseMk7_v3.cfg</text:p>
          </table:table-cell>
          <table:table-cell table:style-name="ce26" office:value-type="float" office:value="450" calcext:value-type="float">
            <text:p>450</text:p>
          </table:table-cell>
          <table:table-cell table:style-name="ce26" office:value-type="string" calcext:value-type="string">
            <text:p>rocketNoseCone_v3</text:p>
          </table:table-cell>
          <table:table-cell table:style-name="ce26" table:formula="of:=IFERROR(__xludf.dummyfunction(&quot;IF(ISBLANK(B485),&quot;&quot;RESSOURCE&quot;&quot;,REGEXEXTRACT(B485,&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Nosecone</text:p>
          </table:table-cell>
          <table:table-cell table:style-name="ce37" table:formula="of:=IF(IFERROR(SEARCH(&quot;zDeprecated&quot;;[.B485]));-1;[.F485]*VLOOKUP([.G485];[$'CO$ Methodology Parts'.$A$12:.$E$57];5;1))" office:value-type="float" office:value="1784.5" calcext:value-type="float">
            <text:p>1784.5</text:p>
          </table:table-cell>
          <table:table-cell table:number-columns-repeated="1016"/>
        </table:table-row>
        <table:table-row table:style-name="ro1">
          <table:table-cell table:style-name="ce2" office:value-type="string" calcext:value-type="string">
            <text:p>rocketNoseCone_size3.cfg</text:p>
          </table:table-cell>
          <table:table-cell table:style-name="ce23" office:value-type="string" calcext:value-type="string">
            <text:p>/home/oscar/Downloads/Kspaceconnect/ksp/GameData/Squad/Parts/Aero/cones/rocketNoseCone_size3.cfg</text:p>
          </table:table-cell>
          <table:table-cell table:style-name="ce26" office:value-type="float" office:value="850" calcext:value-type="float">
            <text:p>850</text:p>
          </table:table-cell>
          <table:table-cell table:style-name="ce26" office:value-type="string" calcext:value-type="string">
            <text:p>rocketNoseConeSize3</text:p>
          </table:table-cell>
          <table:table-cell table:style-name="ce26" table:formula="of:=IFERROR(__xludf.dummyfunction(&quot;IF(ISBLANK(B486),&quot;&quot;RESSOURCE&quot;&quot;,REGEXEXTRACT(B486,&quot;&quot;GameData/(\w+)&quot;&quot;))&quot;);&quot;Squad&quot;)" office:value-type="string" office:string-value="Squad" calcext:value-type="string">
            <text:p>Squad</text:p>
          </table:table-cell>
          <table:table-cell table:style-name="ce30" office:value-type="float" office:value="0.4" calcext:value-type="float">
            <text:p>0.4</text:p>
          </table:table-cell>
          <table:table-cell table:style-name="ce34" table:content-validation-name="val1" office:value-type="string" calcext:value-type="string">
            <text:p>Nosecone</text:p>
          </table:table-cell>
          <table:table-cell table:style-name="ce37" table:formula="of:=IF(IFERROR(SEARCH(&quot;zDeprecated&quot;;[.B486]));-1;[.F486]*VLOOKUP([.G486];[$'CO$ Methodology Parts'.$A$12:.$E$57];5;1))" office:value-type="float" office:value="3569" calcext:value-type="float">
            <text:p>3569</text:p>
          </table:table-cell>
          <table:table-cell table:style-name="ce40"/>
          <table:table-cell table:number-columns-repeated="1015"/>
        </table:table-row>
        <table:table-row table:style-name="ro1">
          <table:table-cell table:style-name="ce2" office:value-type="string" calcext:value-type="string">
            <text:p>rocketNoseCone_size4.cfg</text:p>
          </table:table-cell>
          <table:table-cell table:style-name="ce23" office:value-type="string" calcext:value-type="string">
            <text:p>/home/oscar/Downloads/Kspaceconnect/ksp/GameData/SquadExpansion/MakingHistory/Parts/Aero/protectiveRocketNoseMk16/rocketNoseCone_size4.cfg</text:p>
          </table:table-cell>
          <table:table-cell table:style-name="ce26" office:value-type="float" office:value="1700" calcext:value-type="float">
            <text:p>1700</text:p>
          </table:table-cell>
          <table:table-cell table:style-name="ce26" office:value-type="string" calcext:value-type="string">
            <text:p>rocketNoseConeSize4</text:p>
          </table:table-cell>
          <table:table-cell table:style-name="ce26" table:formula="of:=IFERROR(__xludf.dummyfunction(&quot;IF(ISBLANK(B487),&quot;&quot;RESSOURCE&quot;&quot;,REGEXEXTRACT(B487,&quot;&quot;GameData/(\w+)&quot;&quot;))&quot;);&quot;SquadExpansion&quot;)" office:value-type="string" office:string-value="SquadExpansion" calcext:value-type="string">
            <text:p>SquadExpansion</text:p>
          </table:table-cell>
          <table:table-cell table:style-name="ce30" office:value-type="float" office:value="0.8" calcext:value-type="float">
            <text:p>0.8</text:p>
          </table:table-cell>
          <table:table-cell table:style-name="ce34" table:content-validation-name="val1" office:value-type="string" calcext:value-type="string">
            <text:p>Nosecone</text:p>
          </table:table-cell>
          <table:table-cell table:style-name="ce37" table:formula="of:=IF(IFERROR(SEARCH(&quot;zDeprecated&quot;;[.B487]));-1;[.F487]*VLOOKUP([.G487];[$'CO$ Methodology Parts'.$A$12:.$E$57];5;1))" office:value-type="float" office:value="7138" calcext:value-type="float">
            <text:p>7138</text:p>
          </table:table-cell>
          <table:table-cell table:style-name="ce40"/>
          <table:table-cell table:number-columns-repeated="1015"/>
        </table:table-row>
        <table:table-row table:style-name="ro1">
          <table:table-cell table:style-name="ce2" office:value-type="string" calcext:value-type="string">
            <text:p>Rockomax16.cfg</text:p>
          </table:table-cell>
          <table:table-cell table:style-name="ce23" office:value-type="string" calcext:value-type="string">
            <text:p>/home/oscar/Downloads/Kspaceconnect/ksp/GameData/Squad/Parts/FuelTank/RockomaxTanks/Rockomax16.cfg</text:p>
          </table:table-cell>
          <table:table-cell table:style-name="ce26" office:value-type="float" office:value="815.6" calcext:value-type="float">
            <text:p>815.6</text:p>
          </table:table-cell>
          <table:table-cell table:style-name="ce26" office:value-type="string" calcext:value-type="string">
            <text:p>Rockomax16_BW</text:p>
          </table:table-cell>
          <table:table-cell table:style-name="ce26" table:formula="of:=IFERROR(__xludf.dummyfunction(&quot;IF(ISBLANK(B488),&quot;&quot;RESSOURCE&quot;&quot;,REGEXEXTRACT(B488,&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Tank</text:p>
          </table:table-cell>
          <table:table-cell table:style-name="ce37" table:formula="of:=IF(IFERROR(SEARCH(&quot;zDeprecated&quot;;[.B488]));-1;[.F488]*VLOOKUP([.G488];[$'CO$ Methodology Parts'.$A$12:.$E$57];5;1))" office:value-type="float" office:value="2080" calcext:value-type="float">
            <text:p>2080</text:p>
          </table:table-cell>
          <table:table-cell table:style-name="ce40"/>
          <table:table-cell table:number-columns-repeated="1015"/>
        </table:table-row>
        <table:table-row table:style-name="ro1">
          <table:table-cell table:style-name="ce2" office:value-type="string" calcext:value-type="string">
            <text:p>Rockomax32.cfg</text:p>
          </table:table-cell>
          <table:table-cell table:style-name="ce23" office:value-type="string" calcext:value-type="string">
            <text:p>/home/oscar/Downloads/Kspaceconnect/ksp/GameData/Squad/Parts/FuelTank/RockomaxTanks/Rockomax32.cfg</text:p>
          </table:table-cell>
          <table:table-cell table:style-name="ce26" office:value-type="float" office:value="1531.2" calcext:value-type="float">
            <text:p>1531.2</text:p>
          </table:table-cell>
          <table:table-cell table:style-name="ce26" office:value-type="string" calcext:value-type="string">
            <text:p>Rockomax32_BW</text:p>
          </table:table-cell>
          <table:table-cell table:style-name="ce26" table:formula="of:=IFERROR(__xludf.dummyfunction(&quot;IF(ISBLANK(B489),&quot;&quot;RESSOURCE&quot;&quot;,REGEXEXTRACT(B489,&quot;&quot;GameData/(\w+)&quot;&quot;))&quot;);&quot;Squad&quot;)" office:value-type="string" office:string-value="Squad" calcext:value-type="string">
            <text:p>Squad</text:p>
          </table:table-cell>
          <table:table-cell table:style-name="ce30" office:value-type="float" office:value="2" calcext:value-type="float">
            <text:p>2</text:p>
          </table:table-cell>
          <table:table-cell table:style-name="ce34" table:content-validation-name="val1" office:value-type="string" calcext:value-type="string">
            <text:p>Tank</text:p>
          </table:table-cell>
          <table:table-cell table:style-name="ce37" table:formula="of:=IF(IFERROR(SEARCH(&quot;zDeprecated&quot;;[.B489]));-1;[.F489]*VLOOKUP([.G489];[$'CO$ Methodology Parts'.$A$12:.$E$57];5;1))" office:value-type="float" office:value="4160" calcext:value-type="float">
            <text:p>4160</text:p>
          </table:table-cell>
          <table:table-cell table:style-name="ce40"/>
          <table:table-cell table:number-columns-repeated="1015"/>
        </table:table-row>
        <table:table-row table:style-name="ro1">
          <table:table-cell table:style-name="ce2" office:value-type="string" calcext:value-type="string">
            <text:p>Rockomax64.cfg</text:p>
          </table:table-cell>
          <table:table-cell table:style-name="ce23" office:value-type="string" calcext:value-type="string">
            <text:p>/home/oscar/Downloads/Kspaceconnect/ksp/GameData/Squad/Parts/FuelTank/RockomaxTanks/Rockomax64.cfg</text:p>
          </table:table-cell>
          <table:table-cell table:style-name="ce26" office:value-type="float" office:value="2812.4" calcext:value-type="float">
            <text:p>2812.4</text:p>
          </table:table-cell>
          <table:table-cell table:style-name="ce26" office:value-type="string" calcext:value-type="string">
            <text:p>Rockomax64_BW</text:p>
          </table:table-cell>
          <table:table-cell table:style-name="ce26" table:formula="of:=IFERROR(__xludf.dummyfunction(&quot;IF(ISBLANK(B490),&quot;&quot;RESSOURCE&quot;&quot;,REGEXEXTRACT(B490,&quot;&quot;GameData/(\w+)&quot;&quot;))&quot;);&quot;Squad&quot;)" office:value-type="string" office:string-value="Squad" calcext:value-type="string">
            <text:p>Squad</text:p>
          </table:table-cell>
          <table:table-cell table:style-name="ce30" office:value-type="float" office:value="4" calcext:value-type="float">
            <text:p>4</text:p>
          </table:table-cell>
          <table:table-cell table:style-name="ce34" table:content-validation-name="val1" office:value-type="string" calcext:value-type="string">
            <text:p>Tank</text:p>
          </table:table-cell>
          <table:table-cell table:style-name="ce37" table:formula="of:=IF(IFERROR(SEARCH(&quot;zDeprecated&quot;;[.B490]));-1;[.F490]*VLOOKUP([.G490];[$'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Rockomax8.cfg</text:p>
          </table:table-cell>
          <table:table-cell table:style-name="ce23" office:value-type="string" calcext:value-type="string">
            <text:p>/home/oscar/Downloads/Kspaceconnect/ksp/GameData/Squad/Parts/FuelTank/RockomaxTanks/Rockomax8.cfg</text:p>
          </table:table-cell>
          <table:table-cell table:style-name="ce26" office:value-type="float" office:value="432.8" calcext:value-type="float">
            <text:p>432.8</text:p>
          </table:table-cell>
          <table:table-cell table:style-name="ce26" office:value-type="string" calcext:value-type="string">
            <text:p>Rockomax8BW</text:p>
          </table:table-cell>
          <table:table-cell table:style-name="ce26" table:formula="of:=IFERROR(__xludf.dummyfunction(&quot;IF(ISBLANK(B491),&quot;&quot;RESSOURCE&quot;&quot;,REGEXEXTRACT(B491,&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491]));-1;[.F491]*VLOOKUP([.G491];[$'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rotor_01.cfg</text:p>
          </table:table-cell>
          <table:table-cell table:style-name="ce23" office:value-type="string" calcext:value-type="string">
            <text:p>/home/oscar/Downloads/Kspaceconnect/ksp/GameData/SquadExpansion/Serenity/Parts/Robotics/rotor_01.cfg</text:p>
          </table:table-cell>
          <table:table-cell table:style-name="ce26" office:value-type="float" office:value="60" calcext:value-type="float">
            <text:p>60</text:p>
          </table:table-cell>
          <table:table-cell table:style-name="ce26" office:value-type="string" calcext:value-type="string">
            <text:p>rotor_01</text:p>
          </table:table-cell>
          <table:table-cell table:style-name="ce26" table:formula="of:=IFERROR(__xludf.dummyfunction(&quot;IF(ISBLANK(B492),&quot;&quot;RESSOURCE&quot;&quot;,REGEXEXTRACT(B492,&quot;&quot;GameData/(\w+)&quot;&quot;))&quot;);&quot;SquadExpansion&quot;)" office:value-type="string" office:string-value="SquadExpansion" calcext:value-type="string">
            <text:p>SquadExpansion</text:p>
          </table:table-cell>
          <table:table-cell table:style-name="ce30" office:value-type="float" office:value="0.02" calcext:value-type="float">
            <text:p>0.02</text:p>
          </table:table-cell>
          <table:table-cell table:style-name="ce34" table:content-validation-name="val1" office:value-type="string" calcext:value-type="string">
            <text:p>Robotics</text:p>
          </table:table-cell>
          <table:table-cell table:style-name="ce37" table:formula="of:=IF(IFERROR(SEARCH(&quot;zDeprecated&quot;;[.B492]));-1;[.F492]*VLOOKUP([.G492];[$'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rotor_01s.cfg</text:p>
          </table:table-cell>
          <table:table-cell table:style-name="ce23" office:value-type="string" calcext:value-type="string">
            <text:p>/home/oscar/Downloads/Kspaceconnect/ksp/GameData/SquadExpansion/Serenity/Parts/Robotics/rotor_01s.cfg</text:p>
          </table:table-cell>
          <table:table-cell table:style-name="ce26" office:value-type="float" office:value="60" calcext:value-type="float">
            <text:p>60</text:p>
          </table:table-cell>
          <table:table-cell table:style-name="ce26" office:value-type="string" calcext:value-type="string">
            <text:p>rotor_01s</text:p>
          </table:table-cell>
          <table:table-cell table:style-name="ce26" table:formula="of:=IFERROR(__xludf.dummyfunction(&quot;IF(ISBLANK(B493),&quot;&quot;RESSOURCE&quot;&quot;,REGEXEXTRACT(B493,&quot;&quot;GameData/(\w+)&quot;&quot;))&quot;);&quot;SquadExpansion&quot;)" office:value-type="string" office:string-value="SquadExpansion" calcext:value-type="string">
            <text:p>SquadExpansion</text:p>
          </table:table-cell>
          <table:table-cell table:style-name="ce30" office:value-type="float" office:value="0.018" calcext:value-type="float">
            <text:p>0.018</text:p>
          </table:table-cell>
          <table:table-cell table:style-name="ce34" table:content-validation-name="val1" office:value-type="string" calcext:value-type="string">
            <text:p>Robotics</text:p>
          </table:table-cell>
          <table:table-cell table:style-name="ce37" table:formula="of:=IF(IFERROR(SEARCH(&quot;zDeprecated&quot;;[.B493]));-1;[.F493]*VLOOKUP([.G493];[$'CO$ Methodology Parts'.$A$12:.$E$57];5;1))" office:value-type="float" office:value="37.44" calcext:value-type="float">
            <text:p>37.44</text:p>
          </table:table-cell>
          <table:table-cell table:style-name="ce40"/>
          <table:table-cell table:number-columns-repeated="1015"/>
        </table:table-row>
        <table:table-row table:style-name="ro1">
          <table:table-cell table:style-name="ce2" office:value-type="string" calcext:value-type="string">
            <text:p>rotor_02.cfg</text:p>
          </table:table-cell>
          <table:table-cell table:style-name="ce23" office:value-type="string" calcext:value-type="string">
            <text:p>/home/oscar/Downloads/Kspaceconnect/ksp/GameData/SquadExpansion/Serenity/Parts/Robotics/rotor_02.cfg</text:p>
          </table:table-cell>
          <table:table-cell table:style-name="ce26" office:value-type="float" office:value="150" calcext:value-type="float">
            <text:p>150</text:p>
          </table:table-cell>
          <table:table-cell table:style-name="ce26" office:value-type="string" calcext:value-type="string">
            <text:p>rotor_02</text:p>
          </table:table-cell>
          <table:table-cell table:style-name="ce26" table:formula="of:=IFERROR(__xludf.dummyfunction(&quot;IF(ISBLANK(B494),&quot;&quot;RESSOURCE&quot;&quot;,REGEXEXTRACT(B494,&quot;&quot;GameData/(\w+)&quot;&quot;))&quot;);&quot;SquadExpansion&quot;)" office:value-type="string" office:string-value="SquadExpansion" calcext:value-type="string">
            <text:p>SquadExpansion</text:p>
          </table:table-cell>
          <table:table-cell table:style-name="ce30" office:value-type="float" office:value="0.1" calcext:value-type="float">
            <text:p>0.1</text:p>
          </table:table-cell>
          <table:table-cell table:style-name="ce34" table:content-validation-name="val1" office:value-type="string" calcext:value-type="string">
            <text:p>Robotics</text:p>
          </table:table-cell>
          <table:table-cell table:style-name="ce37" table:formula="of:=IF(IFERROR(SEARCH(&quot;zDeprecated&quot;;[.B494]));-1;[.F494]*VLOOKUP([.G494];[$'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rotor_02s.cfg</text:p>
          </table:table-cell>
          <table:table-cell table:style-name="ce23" office:value-type="string" calcext:value-type="string">
            <text:p>/home/oscar/Downloads/Kspaceconnect/ksp/GameData/SquadExpansion/Serenity/Parts/Robotics/rotor_02s.cfg</text:p>
          </table:table-cell>
          <table:table-cell table:style-name="ce26" office:value-type="float" office:value="150" calcext:value-type="float">
            <text:p>150</text:p>
          </table:table-cell>
          <table:table-cell table:style-name="ce26" office:value-type="string" calcext:value-type="string">
            <text:p>rotor_02s</text:p>
          </table:table-cell>
          <table:table-cell table:style-name="ce26" table:formula="of:=IFERROR(__xludf.dummyfunction(&quot;IF(ISBLANK(B495),&quot;&quot;RESSOURCE&quot;&quot;,REGEXEXTRACT(B495,&quot;&quot;GameData/(\w+)&quot;&quot;))&quot;);&quot;SquadExpansion&quot;)" office:value-type="string" office:string-value="SquadExpansion" calcext:value-type="string">
            <text:p>SquadExpansion</text:p>
          </table:table-cell>
          <table:table-cell table:style-name="ce30" office:value-type="float" office:value="0.09" calcext:value-type="float">
            <text:p>0.09</text:p>
          </table:table-cell>
          <table:table-cell table:style-name="ce34" table:content-validation-name="val1" office:value-type="string" calcext:value-type="string">
            <text:p>Robotics</text:p>
          </table:table-cell>
          <table:table-cell table:style-name="ce37" table:formula="of:=IF(IFERROR(SEARCH(&quot;zDeprecated&quot;;[.B495]));-1;[.F495]*VLOOKUP([.G495];[$'CO$ Methodology Parts'.$A$12:.$E$57];5;1))" office:value-type="float" office:value="187.2" calcext:value-type="float">
            <text:p>187.2</text:p>
          </table:table-cell>
          <table:table-cell table:style-name="ce40"/>
          <table:table-cell table:number-columns-repeated="1015"/>
        </table:table-row>
        <table:table-row table:style-name="ro1">
          <table:table-cell table:style-name="ce2" office:value-type="string" calcext:value-type="string">
            <text:p>rotor_03.cfg</text:p>
          </table:table-cell>
          <table:table-cell table:style-name="ce23" office:value-type="string" calcext:value-type="string">
            <text:p>/home/oscar/Downloads/Kspaceconnect/ksp/GameData/SquadExpansion/Serenity/Parts/Robotics/rotor_03.cfg</text:p>
          </table:table-cell>
          <table:table-cell table:style-name="ce26" office:value-type="float" office:value="600" calcext:value-type="float">
            <text:p>600</text:p>
          </table:table-cell>
          <table:table-cell table:style-name="ce26" office:value-type="string" calcext:value-type="string">
            <text:p>rotor_03</text:p>
          </table:table-cell>
          <table:table-cell table:style-name="ce26" table:formula="of:=IFERROR(__xludf.dummyfunction(&quot;IF(ISBLANK(B496),&quot;&quot;RESSOURCE&quot;&quot;,REGEXEXTRACT(B496,&quot;&quot;GameData/(\w+)&quot;&quot;))&quot;);&quot;SquadExpansion&quot;)" office:value-type="string" office:string-value="SquadExpansion" calcext:value-type="string">
            <text:p>SquadExpansion</text:p>
          </table:table-cell>
          <table:table-cell table:style-name="ce30" office:value-type="float" office:value="0.6" calcext:value-type="float">
            <text:p>0.6</text:p>
          </table:table-cell>
          <table:table-cell table:style-name="ce34" table:content-validation-name="val1" office:value-type="string" calcext:value-type="string">
            <text:p>Robotics</text:p>
          </table:table-cell>
          <table:table-cell table:style-name="ce37" table:formula="of:=IF(IFERROR(SEARCH(&quot;zDeprecated&quot;;[.B496]));-1;[.F496]*VLOOKUP([.G496];[$'CO$ Methodology Parts'.$A$12:.$E$57];5;1))" office:value-type="float" office:value="1248" calcext:value-type="float">
            <text:p>1248</text:p>
          </table:table-cell>
          <table:table-cell table:style-name="ce40"/>
          <table:table-cell table:number-columns-repeated="1015"/>
        </table:table-row>
        <table:table-row table:style-name="ro1">
          <table:table-cell table:style-name="ce2" office:value-type="string" calcext:value-type="string">
            <text:p>rotor_03s.cfg</text:p>
          </table:table-cell>
          <table:table-cell table:style-name="ce23" office:value-type="string" calcext:value-type="string">
            <text:p>/home/oscar/Downloads/Kspaceconnect/ksp/GameData/SquadExpansion/Serenity/Parts/Robotics/rotor_03s.cfg</text:p>
          </table:table-cell>
          <table:table-cell table:style-name="ce26" office:value-type="float" office:value="600" calcext:value-type="float">
            <text:p>600</text:p>
          </table:table-cell>
          <table:table-cell table:style-name="ce26" office:value-type="string" calcext:value-type="string">
            <text:p>rotor_03s</text:p>
          </table:table-cell>
          <table:table-cell table:style-name="ce26" table:formula="of:=IFERROR(__xludf.dummyfunction(&quot;IF(ISBLANK(B497),&quot;&quot;RESSOURCE&quot;&quot;,REGEXEXTRACT(B497,&quot;&quot;GameData/(\w+)&quot;&quot;))&quot;);&quot;SquadExpansion&quot;)" office:value-type="string" office:string-value="SquadExpansion" calcext:value-type="string">
            <text:p>SquadExpansion</text:p>
          </table:table-cell>
          <table:table-cell table:style-name="ce30" office:value-type="float" office:value="0.55" calcext:value-type="float">
            <text:p>0.55</text:p>
          </table:table-cell>
          <table:table-cell table:style-name="ce34" table:content-validation-name="val1" office:value-type="string" calcext:value-type="string">
            <text:p>Robotics</text:p>
          </table:table-cell>
          <table:table-cell table:style-name="ce37" table:formula="of:=IF(IFERROR(SEARCH(&quot;zDeprecated&quot;;[.B497]));-1;[.F497]*VLOOKUP([.G497];[$'CO$ Methodology Parts'.$A$12:.$E$57];5;1))" office:value-type="float" office:value="1144" calcext:value-type="float">
            <text:p>1144</text:p>
          </table:table-cell>
          <table:table-cell table:style-name="ce40"/>
          <table:table-cell table:number-columns-repeated="1015"/>
        </table:table-row>
        <table:table-row table:style-name="ro1">
          <table:table-cell table:style-name="ce2" office:value-type="string" calcext:value-type="string">
            <text:p>RotorEngine_02.cfg</text:p>
          </table:table-cell>
          <table:table-cell table:style-name="ce23" office:value-type="string" calcext:value-type="string">
            <text:p>/home/oscar/Downloads/Kspaceconnect/ksp/GameData/SquadExpansion/Serenity/Parts/Robotics/RotorEngine_02.cfg</text:p>
          </table:table-cell>
          <table:table-cell table:style-name="ce26" office:value-type="float" office:value="200" calcext:value-type="float">
            <text:p>200</text:p>
          </table:table-cell>
          <table:table-cell table:style-name="ce26" office:value-type="string" calcext:value-type="string">
            <text:p>RotorEngine_02</text:p>
          </table:table-cell>
          <table:table-cell table:style-name="ce26" table:formula="of:=IFERROR(__xludf.dummyfunction(&quot;IF(ISBLANK(B498),&quot;&quot;RESSOURCE&quot;&quot;,REGEXEXTRACT(B498,&quot;&quot;GameData/(\w+)&quot;&quot;))&quot;);&quot;SquadExpansion&quot;)" office:value-type="string" office:string-value="SquadExpansion" calcext:value-type="string">
            <text:p>SquadExpansion</text:p>
          </table:table-cell>
          <table:table-cell table:style-name="ce30" office:value-type="float" office:value="0.6" calcext:value-type="float">
            <text:p>0.6</text:p>
          </table:table-cell>
          <table:table-cell table:style-name="ce34" table:content-validation-name="val1" office:value-type="string" calcext:value-type="string">
            <text:p>Engine</text:p>
          </table:table-cell>
          <table:table-cell table:style-name="ce37" table:formula="of:=IF(IFERROR(SEARCH(&quot;zDeprecated&quot;;[.B498]));-1;[.F498]*VLOOKUP([.G498];[$'CO$ Methodology Parts'.$A$12:.$E$57];5;1))" office:value-type="float" office:value="2735.987597" calcext:value-type="float">
            <text:p>2735.987597</text:p>
          </table:table-cell>
          <table:table-cell table:style-name="ce40"/>
          <table:table-cell table:number-columns-repeated="1015"/>
        </table:table-row>
        <table:table-row table:style-name="ro1">
          <table:table-cell table:style-name="ce2" office:value-type="string" calcext:value-type="string">
            <text:p>RotorEngine_03.cfg</text:p>
          </table:table-cell>
          <table:table-cell table:style-name="ce23" office:value-type="string" calcext:value-type="string">
            <text:p>/home/oscar/Downloads/Kspaceconnect/ksp/GameData/SquadExpansion/Serenity/Parts/Robotics/RotorEngine_03.cfg</text:p>
          </table:table-cell>
          <table:table-cell table:style-name="ce26" office:value-type="float" office:value="550" calcext:value-type="float">
            <text:p>550</text:p>
          </table:table-cell>
          <table:table-cell table:style-name="ce26" office:value-type="string" calcext:value-type="string">
            <text:p>RotorEngine_03</text:p>
          </table:table-cell>
          <table:table-cell table:style-name="ce26" table:formula="of:=IFERROR(__xludf.dummyfunction(&quot;IF(ISBLANK(B499),&quot;&quot;RESSOURCE&quot;&quot;,REGEXEXTRACT(B499,&quot;&quot;GameData/(\w+)&quot;&quot;))&quot;);&quot;SquadExpansion&quot;)" office:value-type="string" office:string-value="SquadExpansion" calcext:value-type="string">
            <text:p>SquadExpansion</text:p>
          </table:table-cell>
          <table:table-cell table:style-name="ce30" office:value-type="float" office:value="1.2" calcext:value-type="float">
            <text:p>1.2</text:p>
          </table:table-cell>
          <table:table-cell table:style-name="ce34" table:content-validation-name="val1" office:value-type="string" calcext:value-type="string">
            <text:p>Engine</text:p>
          </table:table-cell>
          <table:table-cell table:style-name="ce37" table:formula="of:=IF(IFERROR(SEARCH(&quot;zDeprecated&quot;;[.B499]));-1;[.F499]*VLOOKUP([.G499];[$'CO$ Methodology Parts'.$A$12:.$E$57];5;1))" office:value-type="float" office:value="5471.975194" calcext:value-type="float">
            <text:p>5471.975194</text:p>
          </table:table-cell>
          <table:table-cell table:style-name="ce40"/>
          <table:table-cell table:number-columns-repeated="1015"/>
        </table:table-row>
        <table:table-row table:style-name="ro1">
          <table:table-cell table:style-name="ce2" office:value-type="string" calcext:value-type="string">
            <text:p>rotoServo_00.cfg</text:p>
          </table:table-cell>
          <table:table-cell table:style-name="ce23" office:value-type="string" calcext:value-type="string">
            <text:p>/home/oscar/Downloads/Kspaceconnect/ksp/GameData/SquadExpansion/Serenity/Parts/Robotics/rotoServo_00.cfg</text:p>
          </table:table-cell>
          <table:table-cell table:style-name="ce26" office:value-type="float" office:value="60" calcext:value-type="float">
            <text:p>60</text:p>
          </table:table-cell>
          <table:table-cell table:style-name="ce26" office:value-type="string" calcext:value-type="string">
            <text:p>rotoServo_00</text:p>
          </table:table-cell>
          <table:table-cell table:style-name="ce26" table:formula="of:=IFERROR(__xludf.dummyfunction(&quot;IF(ISBLANK(B500),&quot;&quot;RESSOURCE&quot;&quot;,REGEXEXTRACT(B500,&quot;&quot;GameData/(\w+)&quot;&quot;))&quot;);&quot;SquadExpansion&quot;)" office:value-type="string" office:string-value="SquadExpansion" calcext:value-type="string">
            <text:p>SquadExpansion</text:p>
          </table:table-cell>
          <table:table-cell table:style-name="ce30" office:value-type="float" office:value="0.016" calcext:value-type="float">
            <text:p>0.016</text:p>
          </table:table-cell>
          <table:table-cell table:style-name="ce34" table:content-validation-name="val1" office:value-type="string" calcext:value-type="string">
            <text:p>Robotics</text:p>
          </table:table-cell>
          <table:table-cell table:style-name="ce37" table:formula="of:=IF(IFERROR(SEARCH(&quot;zDeprecated&quot;;[.B500]));-1;[.F500]*VLOOKUP([.G500];[$'CO$ Methodology Parts'.$A$12:.$E$57];5;1))" office:value-type="float" office:value="33.28" calcext:value-type="float">
            <text:p>33.28</text:p>
          </table:table-cell>
          <table:table-cell table:style-name="ce40"/>
          <table:table-cell table:number-columns-repeated="1015"/>
        </table:table-row>
        <table:table-row table:style-name="ro1">
          <table:table-cell table:style-name="ce2" office:value-type="string" calcext:value-type="string">
            <text:p>rotoServo_02.cfg</text:p>
          </table:table-cell>
          <table:table-cell table:style-name="ce23" office:value-type="string" calcext:value-type="string">
            <text:p>/home/oscar/Downloads/Kspaceconnect/ksp/GameData/SquadExpansion/Serenity/Parts/Robotics/rotoServo_02.cfg</text:p>
          </table:table-cell>
          <table:table-cell table:style-name="ce26" office:value-type="float" office:value="100" calcext:value-type="float">
            <text:p>100</text:p>
          </table:table-cell>
          <table:table-cell table:style-name="ce26" office:value-type="string" calcext:value-type="string">
            <text:p>rotoServo_02</text:p>
          </table:table-cell>
          <table:table-cell table:style-name="ce26" table:formula="of:=IFERROR(__xludf.dummyfunction(&quot;IF(ISBLANK(B501),&quot;&quot;RESSOURCE&quot;&quot;,REGEXEXTRACT(B501,&quot;&quot;GameData/(\w+)&quot;&quot;))&quot;);&quot;SquadExpansion&quot;)" office:value-type="string" office:string-value="SquadExpansion" calcext:value-type="string">
            <text:p>SquadExpansion</text:p>
          </table:table-cell>
          <table:table-cell table:style-name="ce30" office:value-type="float" office:value="0.06" calcext:value-type="float">
            <text:p>0.06</text:p>
          </table:table-cell>
          <table:table-cell table:style-name="ce34" table:content-validation-name="val1" office:value-type="string" calcext:value-type="string">
            <text:p>Robotics</text:p>
          </table:table-cell>
          <table:table-cell table:style-name="ce37" table:formula="of:=IF(IFERROR(SEARCH(&quot;zDeprecated&quot;;[.B501]));-1;[.F501]*VLOOKUP([.G501];[$'CO$ Methodology Parts'.$A$12:.$E$57];5;1))" office:value-type="float" office:value="124.8" calcext:value-type="float">
            <text:p>124.8</text:p>
          </table:table-cell>
          <table:table-cell table:style-name="ce40"/>
          <table:table-cell table:number-columns-repeated="1015"/>
        </table:table-row>
        <table:table-row table:style-name="ro1">
          <table:table-cell table:style-name="ce2" office:value-type="string" calcext:value-type="string">
            <text:p>rotoServo_03.cfg</text:p>
          </table:table-cell>
          <table:table-cell table:style-name="ce23" office:value-type="string" calcext:value-type="string">
            <text:p>/home/oscar/Downloads/Kspaceconnect/ksp/GameData/SquadExpansion/Serenity/Parts/Robotics/rotoServo_03.cfg</text:p>
          </table:table-cell>
          <table:table-cell table:style-name="ce26" office:value-type="float" office:value="120" calcext:value-type="float">
            <text:p>120</text:p>
          </table:table-cell>
          <table:table-cell table:style-name="ce26" office:value-type="string" calcext:value-type="string">
            <text:p>rotoServo_03</text:p>
          </table:table-cell>
          <table:table-cell table:style-name="ce26" table:formula="of:=IFERROR(__xludf.dummyfunction(&quot;IF(ISBLANK(B502),&quot;&quot;RESSOURCE&quot;&quot;,REGEXEXTRACT(B502,&quot;&quot;GameData/(\w+)&quot;&quot;))&quot;);&quot;SquadExpansion&quot;)" office:value-type="string" office:string-value="SquadExpansion" calcext:value-type="string">
            <text:p>SquadExpansion</text:p>
          </table:table-cell>
          <table:table-cell table:style-name="ce30" office:value-type="float" office:value="0.08" calcext:value-type="float">
            <text:p>0.08</text:p>
          </table:table-cell>
          <table:table-cell table:style-name="ce34" table:content-validation-name="val1" office:value-type="string" calcext:value-type="string">
            <text:p>Robotics</text:p>
          </table:table-cell>
          <table:table-cell table:style-name="ce37" table:formula="of:=IF(IFERROR(SEARCH(&quot;zDeprecated&quot;;[.B502]));-1;[.F502]*VLOOKUP([.G502];[$'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rotoServo_04.cfg</text:p>
          </table:table-cell>
          <table:table-cell table:style-name="ce23" office:value-type="string" calcext:value-type="string">
            <text:p>/home/oscar/Downloads/Kspaceconnect/ksp/GameData/SquadExpansion/Serenity/Parts/Robotics/rotoServo_04.cfg</text:p>
          </table:table-cell>
          <table:table-cell table:style-name="ce26" office:value-type="float" office:value="500" calcext:value-type="float">
            <text:p>500</text:p>
          </table:table-cell>
          <table:table-cell table:style-name="ce26" office:value-type="string" calcext:value-type="string">
            <text:p>rotoServo_04</text:p>
          </table:table-cell>
          <table:table-cell table:style-name="ce26" table:formula="of:=IFERROR(__xludf.dummyfunction(&quot;IF(ISBLANK(B503),&quot;&quot;RESSOURCE&quot;&quot;,REGEXEXTRACT(B503,&quot;&quot;GameData/(\w+)&quot;&quot;))&quot;);&quot;SquadExpansion&quot;)" office:value-type="string" office:string-value="SquadExpansion" calcext:value-type="string">
            <text:p>SquadExpansion</text:p>
          </table:table-cell>
          <table:table-cell table:style-name="ce30" office:value-type="float" office:value="0.48" calcext:value-type="float">
            <text:p>0.48</text:p>
          </table:table-cell>
          <table:table-cell table:style-name="ce34" table:content-validation-name="val1" office:value-type="string" calcext:value-type="string">
            <text:p>Robotics</text:p>
          </table:table-cell>
          <table:table-cell table:style-name="ce37" table:formula="of:=IF(IFERROR(SEARCH(&quot;zDeprecated&quot;;[.B503]));-1;[.F503]*VLOOKUP([.G503];[$'CO$ Methodology Parts'.$A$12:.$E$57];5;1))" office:value-type="float" office:value="998.4" calcext:value-type="float">
            <text:p>998.4</text:p>
          </table:table-cell>
          <table:table-cell table:style-name="ce40"/>
          <table:table-cell table:number-columns-repeated="1015"/>
        </table:table-row>
        <table:table-row table:style-name="ro1">
          <table:table-cell table:style-name="ce2" office:value-type="string" calcext:value-type="string">
            <text:p>probeRoverBody.cfg</text:p>
          </table:table-cell>
          <table:table-cell table:style-name="ce23" office:value-type="string" calcext:value-type="string">
            <text:p>/home/oscar/Downloads/Kspaceconnect/ksp/GameData/Squad/Parts/Command/probeRoverBody/probeRoverBody.cfg</text:p>
          </table:table-cell>
          <table:table-cell table:style-name="ce26" office:value-type="float" office:value="800" calcext:value-type="float">
            <text:p>800</text:p>
          </table:table-cell>
          <table:table-cell table:style-name="ce26" office:value-type="string" calcext:value-type="string">
            <text:p>roverBody</text:p>
          </table:table-cell>
          <table:table-cell table:style-name="ce26" table:formula="of:=IFERROR(__xludf.dummyfunction(&quot;IF(ISBLANK(B504),&quot;&quot;RESSOURCE&quot;&quot;,REGEXEXTRACT(B504,&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Pod</text:p>
          </table:table-cell>
          <table:table-cell table:style-name="ce37" table:formula="of:=IF(IFERROR(SEARCH(&quot;zDeprecated&quot;;[.B504]));-1;[.F504]*VLOOKUP([.G504];[$'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probeRoverBody_v2.cfg</text:p>
          </table:table-cell>
          <table:table-cell table:style-name="ce23" office:value-type="string" calcext:value-type="string">
            <text:p>/home/oscar/Downloads/Kspaceconnect/ksp/GameData/Squad/Parts/Command/probeRoverBody_v2/probeRoverBody_v2.cfg</text:p>
          </table:table-cell>
          <table:table-cell table:style-name="ce26" office:value-type="float" office:value="800" calcext:value-type="float">
            <text:p>800</text:p>
          </table:table-cell>
          <table:table-cell table:style-name="ce26" office:value-type="string" calcext:value-type="string">
            <text:p>roverBody_v2</text:p>
          </table:table-cell>
          <table:table-cell table:style-name="ce26" table:formula="of:=IFERROR(__xludf.dummyfunction(&quot;IF(ISBLANK(B505),&quot;&quot;RESSOURCE&quot;&quot;,REGEXEXTRACT(B505,&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Pod</text:p>
          </table:table-cell>
          <table:table-cell table:style-name="ce37" table:formula="of:=IF(IFERROR(SEARCH(&quot;zDeprecated&quot;;[.B505]));-1;[.F505]*VLOOKUP([.G505];[$'CO$ Methodology Parts'.$A$12:.$E$57];5;1))" office:value-type="float" office:value="2171.984496" calcext:value-type="float">
            <text:p>2171.984496</text:p>
          </table:table-cell>
          <table:table-cell table:style-name="ce40"/>
          <table:table-cell table:number-columns-repeated="1015"/>
        </table:table-row>
        <table:table-row table:style-name="ro1">
          <table:table-cell table:style-name="ce2" office:value-type="string" calcext:value-type="string">
            <text:p>roverWheelM1.cfg</text:p>
          </table:table-cell>
          <table:table-cell table:style-name="ce23" office:value-type="string" calcext:value-type="string">
            <text:p>/home/oscar/Downloads/Kspaceconnect/ksp/GameData/Squad/Parts/Wheel/roverWheelM1/roverWheelM1.cfg</text:p>
          </table:table-cell>
          <table:table-cell table:style-name="ce26" office:value-type="float" office:value="450" calcext:value-type="float">
            <text:p>450</text:p>
          </table:table-cell>
          <table:table-cell table:style-name="ce26" office:value-type="string" calcext:value-type="string">
            <text:p>roverWheel1</text:p>
          </table:table-cell>
          <table:table-cell table:style-name="ce26" table:formula="of:=IFERROR(__xludf.dummyfunction(&quot;IF(ISBLANK(B506),&quot;&quot;RESSOURCE&quot;&quot;,REGEXEXTRACT(B506,&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Wheel</text:p>
          </table:table-cell>
          <table:table-cell table:style-name="ce37" table:formula="of:=IF(IFERROR(SEARCH(&quot;zDeprecated&quot;;[.B506]));-1;[.F506]*VLOOKUP([.G506];[$'CO$ Methodology Parts'.$A$12:.$E$57];5;1))" office:value-type="float" office:value="1085.992248" calcext:value-type="float">
            <text:p>1085.992248</text:p>
          </table:table-cell>
          <table:table-cell table:style-name="ce40"/>
          <table:table-cell table:number-columns-repeated="1015"/>
        </table:table-row>
        <table:table-row table:style-name="ro1">
          <table:table-cell table:style-name="ce2" office:value-type="string" calcext:value-type="string">
            <text:p>roverWheelS2.cfg</text:p>
          </table:table-cell>
          <table:table-cell table:style-name="ce23" office:value-type="string" calcext:value-type="string">
            <text:p>/home/oscar/Downloads/Kspaceconnect/ksp/GameData/Squad/Parts/Wheel/roverWheelS2/roverWheelS2.cfg</text:p>
          </table:table-cell>
          <table:table-cell table:style-name="ce26" office:value-type="float" office:value="300" calcext:value-type="float">
            <text:p>300</text:p>
          </table:table-cell>
          <table:table-cell table:style-name="ce26" office:value-type="string" calcext:value-type="string">
            <text:p>roverWheel2</text:p>
          </table:table-cell>
          <table:table-cell table:style-name="ce26" table:formula="of:=IFERROR(__xludf.dummyfunction(&quot;IF(ISBLANK(B507),&quot;&quot;RESSOURCE&quot;&quot;,REGEXEXTRACT(B507,&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heel</text:p>
          </table:table-cell>
          <table:table-cell table:style-name="ce37" table:formula="of:=IF(IFERROR(SEARCH(&quot;zDeprecated&quot;;[.B507]));-1;[.F507]*VLOOKUP([.G507];[$'CO$ Methodology Parts'.$A$12:.$E$57];5;1))" office:value-type="float" office:value="723.994832" calcext:value-type="float">
            <text:p>723.994832</text:p>
          </table:table-cell>
          <table:table-cell table:style-name="ce40"/>
          <table:table-cell table:number-columns-repeated="1015"/>
        </table:table-row>
        <table:table-row table:style-name="ro1">
          <table:table-cell table:style-name="ce2" office:value-type="string" calcext:value-type="string">
            <text:p>roverWheelXL3.cfg</text:p>
          </table:table-cell>
          <table:table-cell table:style-name="ce23" office:value-type="string" calcext:value-type="string">
            <text:p>/home/oscar/Downloads/Kspaceconnect/ksp/GameData/Squad/Parts/Wheel/roverWheelXL3/roverWheelXL3.cfg</text:p>
          </table:table-cell>
          <table:table-cell table:style-name="ce26" office:value-type="float" office:value="1200" calcext:value-type="float">
            <text:p>1200</text:p>
          </table:table-cell>
          <table:table-cell table:style-name="ce26" office:value-type="string" calcext:value-type="string">
            <text:p>roverWheel3</text:p>
          </table:table-cell>
          <table:table-cell table:style-name="ce26" table:formula="of:=IFERROR(__xludf.dummyfunction(&quot;IF(ISBLANK(B508),&quot;&quot;RESSOURCE&quot;&quot;,REGEXEXTRACT(B508,&quot;&quot;GameData/(\w+)&quot;&quot;))&quot;);&quot;Squad&quot;)" office:value-type="string" office:string-value="Squad" calcext:value-type="string">
            <text:p>Squad</text:p>
          </table:table-cell>
          <table:table-cell table:style-name="ce30" office:value-type="float" office:value="1.25" calcext:value-type="float">
            <text:p>1.25</text:p>
          </table:table-cell>
          <table:table-cell table:style-name="ce34" table:content-validation-name="val1" office:value-type="string" calcext:value-type="string">
            <text:p>Wheel</text:p>
          </table:table-cell>
          <table:table-cell table:style-name="ce37" table:formula="of:=IF(IFERROR(SEARCH(&quot;zDeprecated&quot;;[.B508]));-1;[.F508]*VLOOKUP([.G508];[$'CO$ Methodology Parts'.$A$12:.$E$57];5;1))" office:value-type="float" office:value="18099.8708" calcext:value-type="float">
            <text:p>18099.8708</text:p>
          </table:table-cell>
          <table:table-cell table:style-name="ce40"/>
          <table:table-cell table:number-columns-repeated="1015"/>
        </table:table-row>
        <table:table-row table:style-name="ro1">
          <table:table-cell table:style-name="ce2" office:value-type="string" calcext:value-type="string">
            <text:p>RoverWheel.cfg</text:p>
          </table:table-cell>
          <table:table-cell table:style-name="ce23" office:value-type="string" calcext:value-type="string">
            <text:p>/home/oscar/Downloads/Kspaceconnect/ksp/GameData/SquadExpansion/MakingHistory/Parts/Ground/RoverWheel.cfg</text:p>
          </table:table-cell>
          <table:table-cell table:style-name="ce26" office:value-type="float" office:value="500" calcext:value-type="float">
            <text:p>500</text:p>
          </table:table-cell>
          <table:table-cell table:style-name="ce26" office:value-type="string" calcext:value-type="string">
            <text:p>roverWheelM1-F</text:p>
          </table:table-cell>
          <table:table-cell table:style-name="ce26" table:formula="of:=IFERROR(__xludf.dummyfunction(&quot;IF(ISBLANK(B509),&quot;&quot;RESSOURCE&quot;&quot;,REGEXEXTRACT(B509,&quot;&quot;GameData/(\w+)&quot;&quot;))&quot;);&quot;SquadExpansion&quot;)" office:value-type="string" office:string-value="SquadExpansion" calcext:value-type="string">
            <text:p>SquadExpansion</text:p>
          </table:table-cell>
          <table:table-cell table:style-name="ce30" office:value-type="float" office:value="0.025" calcext:value-type="float">
            <text:p>0.025</text:p>
          </table:table-cell>
          <table:table-cell table:style-name="ce34" table:content-validation-name="val1" office:value-type="string" calcext:value-type="string">
            <text:p>Wheel</text:p>
          </table:table-cell>
          <table:table-cell table:style-name="ce37" table:formula="of:=IF(IFERROR(SEARCH(&quot;zDeprecated&quot;;[.B509]));-1;[.F509]*VLOOKUP([.G509];[$'CO$ Methodology Parts'.$A$12:.$E$57];5;1))" office:value-type="float" office:value="361.997416" calcext:value-type="float">
            <text:p>361.997416</text:p>
          </table:table-cell>
          <table:table-cell table:style-name="ce40"/>
          <table:table-cell table:number-columns-repeated="1015"/>
        </table:table-row>
        <table:table-row table:style-name="ro1">
          <table:table-cell table:style-name="ce2" office:value-type="string" calcext:value-type="string">
            <text:p>RTG.cfg</text:p>
          </table:table-cell>
          <table:table-cell table:style-name="ce23" office:value-type="string" calcext:value-type="string">
            <text:p>/home/oscar/Downloads/Kspaceconnect/ksp/GameData/Squad/Parts/Electrical/RTG/RTG.cfg</text:p>
          </table:table-cell>
          <table:table-cell table:style-name="ce26" office:value-type="float" office:value="23300" calcext:value-type="float">
            <text:p>23300</text:p>
          </table:table-cell>
          <table:table-cell table:style-name="ce26" office:value-type="string" calcext:value-type="string">
            <text:p>rtg</text:p>
          </table:table-cell>
          <table:table-cell table:style-name="ce26" table:formula="of:=IFERROR(__xludf.dummyfunction(&quot;IF(ISBLANK(B510),&quot;&quot;RESSOURCE&quot;&quot;,REGEXEXTRACT(B510,&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RTG</text:p>
          </table:table-cell>
          <table:table-cell table:style-name="ce37" table:formula="of:=IF(IFERROR(SEARCH(&quot;zDeprecated&quot;;[.B510]));-1;[.F510]*VLOOKUP([.G510];[$'CO$ Methodology Parts'.$A$12:.$E$57];5;1))" office:value-type="float" office:value="332.8" calcext:value-type="float">
            <text:p>332.8</text:p>
          </table:table-cell>
          <table:table-cell table:style-name="ce40"/>
          <table:table-cell table:number-columns-repeated="1015"/>
        </table:table-row>
        <table:table-row table:style-name="ro1">
          <table:table-cell table:style-name="ce2" office:value-type="string" calcext:value-type="string">
            <text:p>inlineReactionWheel.cfg</text:p>
          </table:table-cell>
          <table:table-cell table:style-name="ce23" office:value-type="string" calcext:value-type="string">
            <text:p>/home/oscar/Downloads/Kspaceconnect/ksp/GameData/Squad/Parts/Command/inlineReactionWheel/inlineReactionWheel.cfg</text:p>
          </table:table-cell>
          <table:table-cell table:style-name="ce26" office:value-type="float" office:value="600" calcext:value-type="float">
            <text:p>600</text:p>
          </table:table-cell>
          <table:table-cell table:style-name="ce26" office:value-type="string" calcext:value-type="string">
            <text:p>sasModule</text:p>
          </table:table-cell>
          <table:table-cell table:style-name="ce26" table:formula="of:=IFERROR(__xludf.dummyfunction(&quot;IF(ISBLANK(B511),&quot;&quot;RESSOURCE&quot;&quot;,REGEXEXTRACT(B511,&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Reaction Wheel</text:p>
          </table:table-cell>
          <table:table-cell table:style-name="ce37" table:formula="of:=IF(IFERROR(SEARCH(&quot;zDeprecated&quot;;[.B511]));-1;[.F511]*VLOOKUP([.G511];[$'CO$ Methodology Parts'.$A$12:.$E$57];5;1))" office:value-type="float" office:value="723.994832" calcext:value-type="float">
            <text:p>723.994832</text:p>
          </table:table-cell>
          <table:table-cell table:style-name="ce40"/>
          <table:table-cell table:number-columns-repeated="1015"/>
        </table:table-row>
        <table:table-row table:style-name="ro1">
          <table:table-cell table:style-name="ce2" office:value-type="string" calcext:value-type="string">
            <text:p>materialBay.cfg</text:p>
          </table:table-cell>
          <table:table-cell table:style-name="ce23" office:value-type="string" calcext:value-type="string">
            <text:p>/home/oscar/Downloads/Kspaceconnect/ksp/GameData/Squad/Parts/Science/MaterialBay/materialBay.cfg</text:p>
          </table:table-cell>
          <table:table-cell table:style-name="ce26" office:value-type="float" office:value="1800" calcext:value-type="float">
            <text:p>1800</text:p>
          </table:table-cell>
          <table:table-cell table:style-name="ce26" office:value-type="string" calcext:value-type="string">
            <text:p>science_module</text:p>
          </table:table-cell>
          <table:table-cell table:style-name="ce26" table:formula="of:=IFERROR(__xludf.dummyfunction(&quot;IF(ISBLANK(B512),&quot;&quot;RESSOURCE&quot;&quot;,REGEXEXTRACT(B512,&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cience Device</text:p>
          </table:table-cell>
          <table:table-cell table:style-name="ce37" table:formula="of:=IF(IFERROR(SEARCH(&quot;zDeprecated&quot;;[.B512]));-1;[.F512]*VLOOKUP([.G512];[$'CO$ Methodology Parts'.$A$12:.$E$57];5;1))" office:value-type="float" office:value="5632.979328" calcext:value-type="float">
            <text:p>5632.979328</text:p>
          </table:table-cell>
          <table:table-cell table:style-name="ce40"/>
          <table:table-cell table:number-columns-repeated="1015"/>
        </table:table-row>
        <table:table-row table:style-name="ro1">
          <table:table-cell table:style-name="ce2" office:value-type="string" calcext:value-type="string">
            <text:p>ScienceBox.cfg</text:p>
          </table:table-cell>
          <table:table-cell table:style-name="ce23" office:value-type="string" calcext:value-type="string">
            <text:p>/home/oscar/Downloads/Kspaceconnect/ksp/GameData/Squad/Parts/Science/ScienceBox/ScienceBox.cfg</text:p>
          </table:table-cell>
          <table:table-cell table:style-name="ce26" office:value-type="float" office:value="1000" calcext:value-type="float">
            <text:p>1000</text:p>
          </table:table-cell>
          <table:table-cell table:style-name="ce26" office:value-type="string" calcext:value-type="string">
            <text:p>ScienceBox</text:p>
          </table:table-cell>
          <table:table-cell table:style-name="ce26" table:formula="of:=IFERROR(__xludf.dummyfunction(&quot;IF(ISBLANK(B513),&quot;&quot;RESSOURCE&quot;&quot;,REGEXEXTRACT(B513,&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cience Device</text:p>
          </table:table-cell>
          <table:table-cell table:style-name="ce37" table:formula="of:=IF(IFERROR(SEARCH(&quot;zDeprecated&quot;;[.B513]));-1;[.F513]*VLOOKUP([.G513];[$'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externalCommandSeat.cfg</text:p>
          </table:table-cell>
          <table:table-cell table:style-name="ce23" office:value-type="string" calcext:value-type="string">
            <text:p>/home/oscar/Downloads/Kspaceconnect/ksp/GameData/Squad/Parts/Command/externalCommandSeat/externalCommandSeat.cfg</text:p>
          </table:table-cell>
          <table:table-cell table:style-name="ce26" office:value-type="float" office:value="200" calcext:value-type="float">
            <text:p>200</text:p>
          </table:table-cell>
          <table:table-cell table:style-name="ce26" office:value-type="string" calcext:value-type="string">
            <text:p>seatExternalCmd</text:p>
          </table:table-cell>
          <table:table-cell table:style-name="ce26" table:formula="of:=IFERROR(__xludf.dummyfunction(&quot;IF(ISBLANK(B514),&quot;&quot;RESSOURCE&quot;&quot;,REGEXEXTRACT(B514,&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Pod</text:p>
          </table:table-cell>
          <table:table-cell table:style-name="ce37" table:formula="of:=IF(IFERROR(SEARCH(&quot;zDeprecated&quot;;[.B514]));-1;[.F514]*VLOOKUP([.G514];[$'CO$ Methodology Parts'.$A$12:.$E$57];5;1))" office:value-type="float" office:value="723.994832" calcext:value-type="float">
            <text:p>723.994832</text:p>
          </table:table-cell>
          <table:table-cell table:style-name="ce40"/>
          <table:table-cell table:number-columns-repeated="1015"/>
        </table:table-row>
        <table:table-row table:style-name="ro1">
          <table:table-cell table:style-name="ce2" office:value-type="string" calcext:value-type="string">
            <text:p>sensorAccelerometer.cfg</text:p>
          </table:table-cell>
          <table:table-cell table:style-name="ce23" office:value-type="string" calcext:value-type="string">
            <text:p>/home/oscar/Downloads/Kspaceconnect/ksp/GameData/Squad/Parts/Science/sensorAccelerometer/sensorAccelerometer.cfg</text:p>
          </table:table-cell>
          <table:table-cell table:style-name="ce26" office:value-type="float" office:value="6000" calcext:value-type="float">
            <text:p>6000</text:p>
          </table:table-cell>
          <table:table-cell table:style-name="ce26" office:value-type="string" calcext:value-type="string">
            <text:p>sensorAccelerometer</text:p>
          </table:table-cell>
          <table:table-cell table:style-name="ce26" table:formula="of:=IFERROR(__xludf.dummyfunction(&quot;IF(ISBLANK(B515),&quot;&quot;RESSOURCE&quot;&quot;,REGEXEXTRACT(B515,&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515]));-1;[.F515]*VLOOKUP([.G515];[$'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sensorAtmosphere.cfg</text:p>
          </table:table-cell>
          <table:table-cell table:style-name="ce23" office:value-type="string" calcext:value-type="string">
            <text:p>/home/oscar/Downloads/Kspaceconnect/ksp/GameData/Squad/Parts/Science/AtmosphereSensor/sensorAtmosphere.cfg</text:p>
          </table:table-cell>
          <table:table-cell table:style-name="ce26" office:value-type="float" office:value="6500" calcext:value-type="float">
            <text:p>6500</text:p>
          </table:table-cell>
          <table:table-cell table:style-name="ce26" office:value-type="string" calcext:value-type="string">
            <text:p>sensorAtmosphere</text:p>
          </table:table-cell>
          <table:table-cell table:style-name="ce26" table:formula="of:=IFERROR(__xludf.dummyfunction(&quot;IF(ISBLANK(B516),&quot;&quot;RESSOURCE&quot;&quot;,REGEXEXTRACT(B516,&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516]));-1;[.F516]*VLOOKUP([.G516];[$'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sensorBarometer.cfg</text:p>
          </table:table-cell>
          <table:table-cell table:style-name="ce23" office:value-type="string" calcext:value-type="string">
            <text:p>/home/oscar/Downloads/Kspaceconnect/ksp/GameData/Squad/Parts/Science/sensorBarometer/sensorBarometer.cfg</text:p>
          </table:table-cell>
          <table:table-cell table:style-name="ce26" office:value-type="float" office:value="880" calcext:value-type="float">
            <text:p>880</text:p>
          </table:table-cell>
          <table:table-cell table:style-name="ce26" office:value-type="string" calcext:value-type="string">
            <text:p>sensorBarometer</text:p>
          </table:table-cell>
          <table:table-cell table:style-name="ce26" table:formula="of:=IFERROR(__xludf.dummyfunction(&quot;IF(ISBLANK(B517),&quot;&quot;RESSOURCE&quot;&quot;,REGEXEXTRACT(B517,&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517]));-1;[.F517]*VLOOKUP([.G517];[$'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sensorGravimeter.cfg</text:p>
          </table:table-cell>
          <table:table-cell table:style-name="ce23" office:value-type="string" calcext:value-type="string">
            <text:p>/home/oscar/Downloads/Kspaceconnect/ksp/GameData/Squad/Parts/Science/sensorGravimeter/sensorGravimeter.cfg</text:p>
          </table:table-cell>
          <table:table-cell table:style-name="ce26" office:value-type="float" office:value="8800" calcext:value-type="float">
            <text:p>8800</text:p>
          </table:table-cell>
          <table:table-cell table:style-name="ce26" office:value-type="string" calcext:value-type="string">
            <text:p>sensorGravimeter</text:p>
          </table:table-cell>
          <table:table-cell table:style-name="ce26" table:formula="of:=IFERROR(__xludf.dummyfunction(&quot;IF(ISBLANK(B518),&quot;&quot;RESSOURCE&quot;&quot;,REGEXEXTRACT(B518,&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518]));-1;[.F518]*VLOOKUP([.G518];[$'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sensorThermometer.cfg</text:p>
          </table:table-cell>
          <table:table-cell table:style-name="ce23" office:value-type="string" calcext:value-type="string">
            <text:p>/home/oscar/Downloads/Kspaceconnect/ksp/GameData/Squad/Parts/Science/sensorThermometer/sensorThermometer.cfg</text:p>
          </table:table-cell>
          <table:table-cell table:style-name="ce26" office:value-type="float" office:value="900" calcext:value-type="float">
            <text:p>900</text:p>
          </table:table-cell>
          <table:table-cell table:style-name="ce26" office:value-type="string" calcext:value-type="string">
            <text:p>sensorThermometer</text:p>
          </table:table-cell>
          <table:table-cell table:style-name="ce26" table:formula="of:=IFERROR(__xludf.dummyfunction(&quot;IF(ISBLANK(B519),&quot;&quot;RESSOURCE&quot;&quot;,REGEXEXTRACT(B519,&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519]));-1;[.F519]*VLOOKUP([.G519];[$'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Separator_0.cfg</text:p>
          </table:table-cell>
          <table:table-cell table:style-name="ce23" office:value-type="string" calcext:value-type="string">
            <text:p>/home/oscar/Downloads/Kspaceconnect/ksp/GameData/Squad/Parts/Coupling/Separator_0.cfg</text:p>
          </table:table-cell>
          <table:table-cell table:style-name="ce26" office:value-type="float" office:value="215" calcext:value-type="float">
            <text:p>215</text:p>
          </table:table-cell>
          <table:table-cell table:style-name="ce26" office:value-type="string" calcext:value-type="string">
            <text:p>Separator_0</text:p>
          </table:table-cell>
          <table:table-cell table:style-name="ce26" table:formula="of:=IFERROR(__xludf.dummyfunction(&quot;IF(ISBLANK(B520),&quot;&quot;RESSOURCE&quot;&quot;,REGEXEXTRACT(B520,&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Decoupler</text:p>
          </table:table-cell>
          <table:table-cell table:style-name="ce37" table:formula="of:=IF(IFERROR(SEARCH(&quot;zDeprecated&quot;;[.B520]));-1;[.F520]*VLOOKUP([.G520];[$'CO$ Methodology Parts'.$A$12:.$E$57];5;1))" office:value-type="float" office:value="119.9991731" calcext:value-type="float">
            <text:p>119.9991731</text:p>
          </table:table-cell>
          <table:table-cell table:style-name="ce40"/>
          <table:table-cell table:number-columns-repeated="1015"/>
        </table:table-row>
        <table:table-row table:style-name="ro1">
          <table:table-cell table:style-name="ce2" office:value-type="string" calcext:value-type="string">
            <text:p>Separator_1.cfg</text:p>
          </table:table-cell>
          <table:table-cell table:style-name="ce23" office:value-type="string" calcext:value-type="string">
            <text:p>/home/oscar/Downloads/Kspaceconnect/ksp/GameData/Squad/Parts/Coupling/Separator_1.cfg</text:p>
          </table:table-cell>
          <table:table-cell table:style-name="ce26" office:value-type="float" office:value="275" calcext:value-type="float">
            <text:p>275</text:p>
          </table:table-cell>
          <table:table-cell table:style-name="ce26" office:value-type="string" calcext:value-type="string">
            <text:p>Separator_1</text:p>
          </table:table-cell>
          <table:table-cell table:style-name="ce26" table:formula="of:=IFERROR(__xludf.dummyfunction(&quot;IF(ISBLANK(B521),&quot;&quot;RESSOURCE&quot;&quot;,REGEXEXTRACT(B521,&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Decoupler</text:p>
          </table:table-cell>
          <table:table-cell table:style-name="ce37" table:formula="of:=IF(IFERROR(SEARCH(&quot;zDeprecated&quot;;[.B521]));-1;[.F521]*VLOOKUP([.G521];[$'CO$ Methodology Parts'.$A$12:.$E$57];5;1))" office:value-type="float" office:value="599.9958656" calcext:value-type="float">
            <text:p>599.9958656</text:p>
          </table:table-cell>
          <table:table-cell table:style-name="ce40"/>
          <table:table-cell table:number-columns-repeated="1015"/>
        </table:table-row>
        <table:table-row table:style-name="ro1">
          <table:table-cell table:style-name="ce2" office:value-type="string" calcext:value-type="string">
            <text:p>Separator_1p5.cfg</text:p>
          </table:table-cell>
          <table:table-cell table:style-name="ce23" office:value-type="string" calcext:value-type="string">
            <text:p>/home/oscar/Downloads/Kspaceconnect/ksp/GameData/SquadExpansion/MakingHistory/Parts/Coupling/Separator_1p5.cfg</text:p>
          </table:table-cell>
          <table:table-cell table:style-name="ce26" office:value-type="float" office:value="325" calcext:value-type="float">
            <text:p>325</text:p>
          </table:table-cell>
          <table:table-cell table:style-name="ce26" office:value-type="string" calcext:value-type="string">
            <text:p>Separator_1p5</text:p>
          </table:table-cell>
          <table:table-cell table:style-name="ce26" table:formula="of:=IFERROR(__xludf.dummyfunction(&quot;IF(ISBLANK(B522),&quot;&quot;RESSOURCE&quot;&quot;,REGEXEXTRACT(B522,&quot;&quot;GameData/(\w+)&quot;&quot;))&quot;);&quot;SquadExpansion&quot;)" office:value-type="string" office:string-value="SquadExpansion" calcext:value-type="string">
            <text:p>SquadExpansion</text:p>
          </table:table-cell>
          <table:table-cell table:style-name="ce30" office:value-type="float" office:value="0.12" calcext:value-type="float">
            <text:p>0.12</text:p>
          </table:table-cell>
          <table:table-cell table:style-name="ce34" table:content-validation-name="val1" office:value-type="string" calcext:value-type="string">
            <text:p>Decoupler</text:p>
          </table:table-cell>
          <table:table-cell table:style-name="ce37" table:formula="of:=IF(IFERROR(SEARCH(&quot;zDeprecated&quot;;[.B522]));-1;[.F522]*VLOOKUP([.G522];[$'CO$ Methodology Parts'.$A$12:.$E$57];5;1))" office:value-type="float" office:value="1439.990078" calcext:value-type="float">
            <text:p>1439.990078</text:p>
          </table:table-cell>
          <table:table-cell table:style-name="ce40"/>
          <table:table-cell table:number-columns-repeated="1015"/>
        </table:table-row>
        <table:table-row table:style-name="ro1">
          <table:table-cell table:style-name="ce2" office:value-type="string" calcext:value-type="string">
            <text:p>Separator_2.cfg</text:p>
          </table:table-cell>
          <table:table-cell table:style-name="ce23" office:value-type="string" calcext:value-type="string">
            <text:p>/home/oscar/Downloads/Kspaceconnect/ksp/GameData/Squad/Parts/Coupling/Separator_2.cfg</text:p>
          </table:table-cell>
          <table:table-cell table:style-name="ce26" office:value-type="float" office:value="400" calcext:value-type="float">
            <text:p>400</text:p>
          </table:table-cell>
          <table:table-cell table:style-name="ce26" office:value-type="string" calcext:value-type="string">
            <text:p>Separator_2</text:p>
          </table:table-cell>
          <table:table-cell table:style-name="ce26" table:formula="of:=IFERROR(__xludf.dummyfunction(&quot;IF(ISBLANK(B523),&quot;&quot;RESSOURCE&quot;&quot;,REGEXEXTRACT(B523,&quot;&quot;GameData/(\w+)&quot;&quot;))&quot;);&quot;Squad&quot;)" office:value-type="string" office:string-value="Squad" calcext:value-type="string">
            <text:p>Squad</text:p>
          </table:table-cell>
          <table:table-cell table:style-name="ce30" office:value-type="float" office:value="0.21" calcext:value-type="float">
            <text:p>0.21</text:p>
          </table:table-cell>
          <table:table-cell table:style-name="ce34" table:content-validation-name="val1" office:value-type="string" calcext:value-type="string">
            <text:p>Decoupler</text:p>
          </table:table-cell>
          <table:table-cell table:style-name="ce37" table:formula="of:=IF(IFERROR(SEARCH(&quot;zDeprecated&quot;;[.B523]));-1;[.F523]*VLOOKUP([.G523];[$'CO$ Methodology Parts'.$A$12:.$E$57];5;1))" office:value-type="float" office:value="2519.982636" calcext:value-type="float">
            <text:p>2519.982636</text:p>
          </table:table-cell>
          <table:table-cell table:style-name="ce40"/>
          <table:table-cell table:number-columns-repeated="1015"/>
        </table:table-row>
        <table:table-row table:style-name="ro1">
          <table:table-cell table:style-name="ce2" office:value-type="string" calcext:value-type="string">
            <text:p>Separator_3.cfg</text:p>
          </table:table-cell>
          <table:table-cell table:style-name="ce23" office:value-type="string" calcext:value-type="string">
            <text:p>/home/oscar/Downloads/Kspaceconnect/ksp/GameData/Squad/Parts/Coupling/Separator_3.cfg</text:p>
          </table:table-cell>
          <table:table-cell table:style-name="ce26" office:value-type="float" office:value="500" calcext:value-type="float">
            <text:p>500</text:p>
          </table:table-cell>
          <table:table-cell table:style-name="ce26" office:value-type="string" calcext:value-type="string">
            <text:p>Separator_3</text:p>
          </table:table-cell>
          <table:table-cell table:style-name="ce26" table:formula="of:=IFERROR(__xludf.dummyfunction(&quot;IF(ISBLANK(B524),&quot;&quot;RESSOURCE&quot;&quot;,REGEXEXTRACT(B524,&quot;&quot;GameData/(\w+)&quot;&quot;))&quot;);&quot;Squad&quot;)" office:value-type="string" office:string-value="Squad" calcext:value-type="string">
            <text:p>Squad</text:p>
          </table:table-cell>
          <table:table-cell table:style-name="ce30" office:value-type="float" office:value="0.48" calcext:value-type="float">
            <text:p>0.48</text:p>
          </table:table-cell>
          <table:table-cell table:style-name="ce34" table:content-validation-name="val1" office:value-type="string" calcext:value-type="string">
            <text:p>Decoupler</text:p>
          </table:table-cell>
          <table:table-cell table:style-name="ce37" table:formula="of:=IF(IFERROR(SEARCH(&quot;zDeprecated&quot;;[.B524]));-1;[.F524]*VLOOKUP([.G524];[$'CO$ Methodology Parts'.$A$12:.$E$57];5;1))" office:value-type="float" office:value="5759.96031" calcext:value-type="float">
            <text:p>5759.96031</text:p>
          </table:table-cell>
          <table:table-cell table:style-name="ce40"/>
          <table:table-cell table:number-columns-repeated="1015"/>
        </table:table-row>
        <table:table-row table:style-name="ro1">
          <table:table-cell table:style-name="ce2" office:value-type="string" calcext:value-type="string">
            <text:p>Separator_4.cfg</text:p>
          </table:table-cell>
          <table:table-cell table:style-name="ce23" office:value-type="string" calcext:value-type="string">
            <text:p>/home/oscar/Downloads/Kspaceconnect/ksp/GameData/SquadExpansion/MakingHistory/Parts/Coupling/Separator_4.cfg</text:p>
          </table:table-cell>
          <table:table-cell table:style-name="ce26" office:value-type="float" office:value="650" calcext:value-type="float">
            <text:p>650</text:p>
          </table:table-cell>
          <table:table-cell table:style-name="ce26" office:value-type="string" calcext:value-type="string">
            <text:p>Separator_4</text:p>
          </table:table-cell>
          <table:table-cell table:style-name="ce26" table:formula="of:=IFERROR(__xludf.dummyfunction(&quot;IF(ISBLANK(B525),&quot;&quot;RESSOURCE&quot;&quot;,REGEXEXTRACT(B525,&quot;&quot;GameData/(\w+)&quot;&quot;))&quot;);&quot;SquadExpansion&quot;)" office:value-type="string" office:string-value="SquadExpansion" calcext:value-type="string">
            <text:p>SquadExpansion</text:p>
          </table:table-cell>
          <table:table-cell table:style-name="ce30" office:value-type="float" office:value="0.85" calcext:value-type="float">
            <text:p>0.85</text:p>
          </table:table-cell>
          <table:table-cell table:style-name="ce34" table:content-validation-name="val1" office:value-type="string" calcext:value-type="string">
            <text:p>Decoupler</text:p>
          </table:table-cell>
          <table:table-cell table:style-name="ce37" table:formula="of:=IF(IFERROR(SEARCH(&quot;zDeprecated&quot;;[.B525]));-1;[.F525]*VLOOKUP([.G525];[$'CO$ Methodology Parts'.$A$12:.$E$57];5;1))" office:value-type="float" office:value="10199.92972" calcext:value-type="float">
            <text:p>10199.92972</text:p>
          </table:table-cell>
          <table:table-cell table:style-name="ce40"/>
          <table:table-cell table:number-columns-repeated="1015"/>
        </table:table-row>
        <table:table-row table:style-name="ro1">
          <table:table-cell table:style-name="ce2" office:value-type="string" calcext:value-type="string">
            <text:p>solidBoosterSep.cfg</text:p>
          </table:table-cell>
          <table:table-cell table:style-name="ce23" office:value-type="string" calcext:value-type="string">
            <text:p>/home/oscar/Downloads/Kspaceconnect/ksp/GameData/Squad/Parts/Engine/solidBoosterSep/solidBoosterSep.cfg</text:p>
          </table:table-cell>
          <table:table-cell table:style-name="ce26" office:value-type="float" office:value="70.2" calcext:value-type="float">
            <text:p>70.2</text:p>
          </table:table-cell>
          <table:table-cell table:style-name="ce26" office:value-type="string" calcext:value-type="string">
            <text:p>sepMotor1</text:p>
          </table:table-cell>
          <table:table-cell table:style-name="ce26" table:formula="of:=IFERROR(__xludf.dummyfunction(&quot;IF(ISBLANK(B526),&quot;&quot;RESSOURCE&quot;&quot;,REGEXEXTRACT(B526,&quot;&quot;GameData/(\w+)&quot;&quot;))&quot;);&quot;Squad&quot;)" office:value-type="string" office:string-value="Squad" calcext:value-type="string">
            <text:p>Squad</text:p>
          </table:table-cell>
          <table:table-cell table:style-name="ce30" office:value-type="float" office:value="0.0125" calcext:value-type="float">
            <text:p>0.0125</text:p>
          </table:table-cell>
          <table:table-cell table:style-name="ce34" table:content-validation-name="val1" office:value-type="string" calcext:value-type="string">
            <text:p>Booster</text:p>
          </table:table-cell>
          <table:table-cell table:style-name="ce37" table:formula="of:=IF(IFERROR(SEARCH(&quot;zDeprecated&quot;;[.B526]));-1;[.F526]*VLOOKUP([.G526];[$'CO$ Methodology Parts'.$A$12:.$E$57];5;1))" office:value-type="float" office:value="41.4998708" calcext:value-type="float">
            <text:p>41.4998708</text:p>
          </table:table-cell>
          <table:table-cell table:style-name="ce40"/>
          <table:table-cell table:number-columns-repeated="1015"/>
        </table:table-row>
        <table:table-row table:style-name="ro1">
          <table:table-cell table:style-name="ce2" office:value-type="string" calcext:value-type="string">
            <text:p>ServiceBay_125.cfg</text:p>
          </table:table-cell>
          <table:table-cell table:style-name="ce23" office:value-type="string" calcext:value-type="string">
            <text:p>/home/oscar/Downloads/Kspaceconnect/ksp/GameData/Squad/zDeprecated/Parts/Utility/ServiceBay_v1/ServiceBay_125.cfg</text:p>
          </table:table-cell>
          <table:table-cell table:style-name="ce26" office:value-type="float" office:value="500" calcext:value-type="float">
            <text:p>500</text:p>
          </table:table-cell>
          <table:table-cell table:style-name="ce26" office:value-type="string" calcext:value-type="string">
            <text:p>ServiceBay_125</text:p>
          </table:table-cell>
          <table:table-cell table:style-name="ce26" table:formula="of:=IFERROR(__xludf.dummyfunction(&quot;IF(ISBLANK(B527),&quot;&quot;RESSOURCE&quot;&quot;,REGEXEXTRACT(B527,&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ervice Bay</text:p>
          </table:table-cell>
          <table:table-cell table:style-name="ce37" table:formula="of:=IF(IFERROR(SEARCH(&quot;zDeprecated&quot;;[.B527]));-1;[.F527]*VLOOKUP([.G527];[$'CO$ Methodology Parts'.$A$12:.$E$57];5;1))" office:value-type="float" office:value="-1" calcext:value-type="float">
            <text:p>-1</text:p>
          </table:table-cell>
          <table:table-cell table:number-columns-repeated="1016"/>
        </table:table-row>
        <table:table-row table:style-name="ro1">
          <table:table-cell table:style-name="ce2" office:value-type="string" calcext:value-type="string">
            <text:p>ServiceBay_125_v2.cfg</text:p>
          </table:table-cell>
          <table:table-cell table:style-name="ce23" office:value-type="string" calcext:value-type="string">
            <text:p>/home/oscar/Downloads/Kspaceconnect/ksp/GameData/Squad/Parts/Utility/ServiceBay_v2/ServiceBay_125_v2.cfg</text:p>
          </table:table-cell>
          <table:table-cell table:style-name="ce26" office:value-type="float" office:value="500" calcext:value-type="float">
            <text:p>500</text:p>
          </table:table-cell>
          <table:table-cell table:style-name="ce26" office:value-type="string" calcext:value-type="string">
            <text:p>ServiceBay_125_v2</text:p>
          </table:table-cell>
          <table:table-cell table:style-name="ce26" table:formula="of:=IFERROR(__xludf.dummyfunction(&quot;IF(ISBLANK(B528),&quot;&quot;RESSOURCE&quot;&quot;,REGEXEXTRACT(B528,&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ervice Bay</text:p>
          </table:table-cell>
          <table:table-cell table:style-name="ce37" table:formula="of:=IF(IFERROR(SEARCH(&quot;zDeprecated&quot;;[.B528]));-1;[.F528]*VLOOKUP([.G528];[$'CO$ Methodology Parts'.$A$12:.$E$57];5;1))" office:value-type="float" office:value="208" calcext:value-type="float">
            <text:p>208</text:p>
          </table:table-cell>
          <table:table-cell table:number-columns-repeated="1016"/>
        </table:table-row>
        <table:table-row table:style-name="ro1">
          <table:table-cell table:style-name="ce2" office:value-type="string" calcext:value-type="string">
            <text:p>ServiceBay_250.cfg</text:p>
          </table:table-cell>
          <table:table-cell table:style-name="ce23" office:value-type="string" calcext:value-type="string">
            <text:p>/home/oscar/Downloads/Kspaceconnect/ksp/GameData/Squad/zDeprecated/Parts/Utility/ServiceBay_v1/ServiceBay_250.cfg</text:p>
          </table:table-cell>
          <table:table-cell table:style-name="ce26" office:value-type="float" office:value="500" calcext:value-type="float">
            <text:p>500</text:p>
          </table:table-cell>
          <table:table-cell table:style-name="ce26" office:value-type="string" calcext:value-type="string">
            <text:p>ServiceBay_250</text:p>
          </table:table-cell>
          <table:table-cell table:style-name="ce26" table:formula="of:=IFERROR(__xludf.dummyfunction(&quot;IF(ISBLANK(B529),&quot;&quot;RESSOURCE&quot;&quot;,REGEXEXTRACT(B529,&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Service Bay</text:p>
          </table:table-cell>
          <table:table-cell table:style-name="ce37" table:formula="of:=IF(IFERROR(SEARCH(&quot;zDeprecated&quot;;[.B529]));-1;[.F529]*VLOOKUP([.G529];[$'CO$ Methodology Parts'.$A$12:.$E$57];5;1))" office:value-type="float" office:value="-1" calcext:value-type="float">
            <text:p>-1</text:p>
          </table:table-cell>
          <table:table-cell table:number-columns-repeated="1016"/>
        </table:table-row>
        <table:table-row table:style-name="ro1">
          <table:table-cell table:style-name="ce2" office:value-type="string" calcext:value-type="string">
            <text:p>ServiceBay_250_v2.cfg</text:p>
          </table:table-cell>
          <table:table-cell table:style-name="ce23" office:value-type="string" calcext:value-type="string">
            <text:p>/home/oscar/Downloads/Kspaceconnect/ksp/GameData/Squad/Parts/Utility/ServiceBay_v2/ServiceBay_250_v2.cfg</text:p>
          </table:table-cell>
          <table:table-cell table:style-name="ce26" office:value-type="float" office:value="500" calcext:value-type="float">
            <text:p>500</text:p>
          </table:table-cell>
          <table:table-cell table:style-name="ce26" office:value-type="string" calcext:value-type="string">
            <text:p>ServiceBay_250_v2</text:p>
          </table:table-cell>
          <table:table-cell table:style-name="ce26" table:formula="of:=IFERROR(__xludf.dummyfunction(&quot;IF(ISBLANK(B530),&quot;&quot;RESSOURCE&quot;&quot;,REGEXEXTRACT(B530,&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Service Bay</text:p>
          </table:table-cell>
          <table:table-cell table:style-name="ce37" table:formula="of:=IF(IFERROR(SEARCH(&quot;zDeprecated&quot;;[.B530]));-1;[.F530]*VLOOKUP([.G530];[$'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SM18.cfg</text:p>
          </table:table-cell>
          <table:table-cell table:style-name="ce23" office:value-type="string" calcext:value-type="string">
            <text:p>/home/oscar/Downloads/Kspaceconnect/ksp/GameData/SquadExpansion/MakingHistory/Parts/Payload/SM18.cfg</text:p>
          </table:table-cell>
          <table:table-cell table:style-name="ce26" office:value-type="float" office:value="300" calcext:value-type="float">
            <text:p>300</text:p>
          </table:table-cell>
          <table:table-cell table:style-name="ce26" office:value-type="string" calcext:value-type="string">
            <text:p>ServiceModule18</text:p>
          </table:table-cell>
          <table:table-cell table:style-name="ce26" table:formula="of:=IFERROR(__xludf.dummyfunction(&quot;IF(ISBLANK(B531),&quot;&quot;RESSOURCE&quot;&quot;,REGEXEXTRACT(B531,&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531]));-1;[.F531]*VLOOKUP([.G531];[$'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SM25.cfg</text:p>
          </table:table-cell>
          <table:table-cell table:style-name="ce23" office:value-type="string" calcext:value-type="string">
            <text:p>/home/oscar/Downloads/Kspaceconnect/ksp/GameData/SquadExpansion/MakingHistory/Parts/Payload/SM25.cfg</text:p>
          </table:table-cell>
          <table:table-cell table:style-name="ce26" office:value-type="float" office:value="500" calcext:value-type="float">
            <text:p>500</text:p>
          </table:table-cell>
          <table:table-cell table:style-name="ce26" office:value-type="string" calcext:value-type="string">
            <text:p>ServiceModule25</text:p>
          </table:table-cell>
          <table:table-cell table:style-name="ce26" table:formula="of:=IFERROR(__xludf.dummyfunction(&quot;IF(ISBLANK(B532),&quot;&quot;RESSOURCE&quot;&quot;,REGEXEXTRACT(B532,&quot;&quot;GameData/(\w+)&quot;&quot;))&quot;);&quot;SquadExpansion&quot;)" office:value-type="string" office:string-value="SquadExpansion" calcext:value-type="string">
            <text:p>SquadExpansion</text:p>
          </table:table-cell>
          <table:table-cell table:style-name="ce30" office:value-type="float" office:value="0.5" calcext:value-type="float">
            <text:p>0.5</text:p>
          </table:table-cell>
          <table:table-cell table:style-name="ce34" table:content-validation-name="val1" office:value-type="string" calcext:value-type="string">
            <text:p>Structural</text:p>
          </table:table-cell>
          <table:table-cell table:style-name="ce37" table:formula="of:=IF(IFERROR(SEARCH(&quot;zDeprecated&quot;;[.B532]));-1;[.F532]*VLOOKUP([.G532];[$'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sGripPad.cfg</text:p>
          </table:table-cell>
          <table:table-cell table:style-name="ce23" office:value-type="string" calcext:value-type="string">
            <text:p>/home/oscar/Downloads/Kspaceconnect/ksp/GameData/SquadExpansion/Serenity/Parts/Structural/gripPads/sGripPad.cfg</text:p>
          </table:table-cell>
          <table:table-cell table:style-name="ce26" office:value-type="float" office:value="30" calcext:value-type="float">
            <text:p>30</text:p>
          </table:table-cell>
          <table:table-cell table:style-name="ce26" office:value-type="string" calcext:value-type="string">
            <text:p>sGripPad</text:p>
          </table:table-cell>
          <table:table-cell table:style-name="ce26" table:formula="of:=IFERROR(__xludf.dummyfunction(&quot;IF(ISBLANK(B533),&quot;&quot;RESSOURCE&quot;&quot;,REGEXEXTRACT(B533,&quot;&quot;GameData/(\w+)&quot;&quot;))&quot;);&quot;SquadExpansion&quot;)" office:value-type="string" office:string-value="SquadExpansion" calcext:value-type="string">
            <text:p>SquadExpansion</text:p>
          </table:table-cell>
          <table:table-cell table:style-name="ce30" office:value-type="float" office:value="0.002" calcext:value-type="float">
            <text:p>0.002</text:p>
          </table:table-cell>
          <table:table-cell table:style-name="ce34" table:content-validation-name="val1" office:value-type="string" calcext:value-type="string">
            <text:p>Structural</text:p>
          </table:table-cell>
          <table:table-cell table:style-name="ce37" table:formula="of:=IF(IFERROR(SEARCH(&quot;zDeprecated&quot;;[.B533]));-1;[.F533]*VLOOKUP([.G533];[$'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sGripStrip.cfg</text:p>
          </table:table-cell>
          <table:table-cell table:style-name="ce23" office:value-type="string" calcext:value-type="string">
            <text:p>/home/oscar/Downloads/Kspaceconnect/ksp/GameData/SquadExpansion/Serenity/Parts/Structural/gripPads/sGripStrip.cfg</text:p>
          </table:table-cell>
          <table:table-cell table:style-name="ce26" office:value-type="float" office:value="50" calcext:value-type="float">
            <text:p>50</text:p>
          </table:table-cell>
          <table:table-cell table:style-name="ce26" office:value-type="string" calcext:value-type="string">
            <text:p>sGripStrip</text:p>
          </table:table-cell>
          <table:table-cell table:style-name="ce26" table:formula="of:=IFERROR(__xludf.dummyfunction(&quot;IF(ISBLANK(B534),&quot;&quot;RESSOURCE&quot;&quot;,REGEXEXTRACT(B534,&quot;&quot;GameData/(\w+)&quot;&quot;))&quot;);&quot;SquadExpansion&quot;)" office:value-type="string" office:string-value="SquadExpansion" calcext:value-type="string">
            <text:p>SquadExpansion</text:p>
          </table:table-cell>
          <table:table-cell table:style-name="ce30" office:value-type="float" office:value="0.012" calcext:value-type="float">
            <text:p>0.012</text:p>
          </table:table-cell>
          <table:table-cell table:style-name="ce34" table:content-validation-name="val1" office:value-type="string" calcext:value-type="string">
            <text:p>Structural</text:p>
          </table:table-cell>
          <table:table-cell table:style-name="ce37" table:formula="of:=IF(IFERROR(SEARCH(&quot;zDeprecated&quot;;[.B534]));-1;[.F534]*VLOOKUP([.G534];[$'CO$ Methodology Parts'.$A$12:.$E$57];5;1))" office:value-type="float" office:value="24.96" calcext:value-type="float">
            <text:p>24.96</text:p>
          </table:table-cell>
          <table:table-cell table:style-name="ce40"/>
          <table:table-cell table:number-columns-repeated="1015"/>
        </table:table-row>
        <table:table-row table:style-name="ro1">
          <table:table-cell table:style-name="ce2" office:value-type="string" calcext:value-type="string">
            <text:p>intakeShockCone.cfg</text:p>
          </table:table-cell>
          <table:table-cell table:style-name="ce23" office:value-type="string" calcext:value-type="string">
            <text:p>/home/oscar/Downloads/Kspaceconnect/ksp/GameData/Squad/Parts/Aero/circularIntake/intakeShockCone.cfg</text:p>
          </table:table-cell>
          <table:table-cell table:style-name="ce26" office:value-type="float" office:value="3050" calcext:value-type="float">
            <text:p>3050</text:p>
          </table:table-cell>
          <table:table-cell table:style-name="ce26" office:value-type="string" calcext:value-type="string">
            <text:p>shockConeIntake</text:p>
          </table:table-cell>
          <table:table-cell table:style-name="ce26" table:formula="of:=IFERROR(__xludf.dummyfunction(&quot;IF(ISBLANK(B535),&quot;&quot;RESSOURCE&quot;&quot;,REGEXEXTRACT(B535,&quot;&quot;GameData/(\w+)&quot;&quot;))&quot;);&quot;Squad&quot;)" office:value-type="string" office:string-value="Squad" calcext:value-type="string">
            <text:p>Squad</text:p>
          </table:table-cell>
          <table:table-cell table:style-name="ce30" office:value-type="float" office:value="0.12" calcext:value-type="float">
            <text:p>0.12</text:p>
          </table:table-cell>
          <table:table-cell table:style-name="ce34" table:content-validation-name="val1" office:value-type="string" calcext:value-type="string">
            <text:p>Intake</text:p>
          </table:table-cell>
          <table:table-cell table:style-name="ce37" table:formula="of:=IF(IFERROR(SEARCH(&quot;zDeprecated&quot;;[.B535]));-1;[.F535]*VLOOKUP([.G535];[$'CO$ Methodology Parts'.$A$12:.$E$57];5;1))" office:value-type="float" office:value="1070.7" calcext:value-type="float">
            <text:p>1070.7</text:p>
          </table:table-cell>
          <table:table-cell table:style-name="ce40"/>
          <table:table-cell table:number-columns-repeated="1015"/>
        </table:table-row>
        <table:table-row table:style-name="ro1">
          <table:table-cell table:style-name="ce2" office:value-type="string" calcext:value-type="string">
            <text:p>SolidBoosterF3S0.cfg</text:p>
          </table:table-cell>
          <table:table-cell table:style-name="ce23" office:value-type="string" calcext:value-type="string">
            <text:p>/home/oscar/Downloads/Kspaceconnect/ksp/GameData/Squad/Parts/Engine/SolidBoostersF/SolidBoosterF3S0.cfg</text:p>
          </table:table-cell>
          <table:table-cell table:style-name="ce26" office:value-type="float" office:value="96" calcext:value-type="float">
            <text:p>96</text:p>
          </table:table-cell>
          <table:table-cell table:style-name="ce26" office:value-type="string" calcext:value-type="string">
            <text:p>Shrimp</text:p>
          </table:table-cell>
          <table:table-cell table:style-name="ce26" table:formula="of:=IFERROR(__xludf.dummyfunction(&quot;IF(ISBLANK(B536),&quot;&quot;RESSOURCE&quot;&quot;,REGEXEXTRACT(B536,&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Booster</text:p>
          </table:table-cell>
          <table:table-cell table:style-name="ce37" table:formula="of:=IF(IFERROR(SEARCH(&quot;zDeprecated&quot;;[.B536]));-1;[.F536]*VLOOKUP([.G536];[$'CO$ Methodology Parts'.$A$12:.$E$57];5;1))" office:value-type="float" office:value="497.9984496" calcext:value-type="float">
            <text:p>497.9984496</text:p>
          </table:table-cell>
          <table:table-cell table:style-name="ce40"/>
          <table:table-cell table:number-columns-repeated="1015"/>
        </table:table-row>
        <table:table-row table:style-name="ro1">
          <table:table-cell table:style-name="ce2" office:value-type="string" calcext:value-type="string">
            <text:p>Size_1_5_Cone.cfg</text:p>
          </table:table-cell>
          <table:table-cell table:style-name="ce23" office:value-type="string" calcext:value-type="string">
            <text:p>/home/oscar/Downloads/Kspaceconnect/ksp/GameData/SquadExpansion/MakingHistory/Parts/Aero/protectiveRocketNoseMk5A/Size_1_5_Cone.cfg</text:p>
          </table:table-cell>
          <table:table-cell table:style-name="ce26" office:value-type="float" office:value="160" calcext:value-type="float">
            <text:p>160</text:p>
          </table:table-cell>
          <table:table-cell table:style-name="ce26" office:value-type="string" calcext:value-type="string">
            <text:p>Size_1_5_Cone</text:p>
          </table:table-cell>
          <table:table-cell table:style-name="ce26" table:formula="of:=IFERROR(__xludf.dummyfunction(&quot;IF(ISBLANK(B537),&quot;&quot;RESSOURCE&quot;&quot;,REGEXEXTRACT(B537,&quot;&quot;GameData/(\w+)&quot;&quot;))&quot;);&quot;SquadExpansion&quot;)" office:value-type="string" office:string-value="SquadExpansion" calcext:value-type="string">
            <text:p>SquadExpansion</text:p>
          </table:table-cell>
          <table:table-cell table:style-name="ce30" office:value-type="float" office:value="0.12" calcext:value-type="float">
            <text:p>0.12</text:p>
          </table:table-cell>
          <table:table-cell table:style-name="ce34" table:content-validation-name="val1" office:value-type="string" calcext:value-type="string">
            <text:p>Nosecone</text:p>
          </table:table-cell>
          <table:table-cell table:style-name="ce37" table:formula="of:=IF(IFERROR(SEARCH(&quot;zDeprecated&quot;;[.B537]));-1;[.F537]*VLOOKUP([.G537];[$'CO$ Methodology Parts'.$A$12:.$E$57];5;1))" office:value-type="float" office:value="1070.7" calcext:value-type="float">
            <text:p>1070.7</text:p>
          </table:table-cell>
          <table:table-cell table:style-name="ce40"/>
          <table:table-cell table:number-columns-repeated="1015"/>
        </table:table-row>
        <table:table-row table:style-name="ro1">
          <table:table-cell table:style-name="ce2" office:value-type="string" calcext:value-type="string">
            <text:p>Size1p5_Monoprop.cfg</text:p>
          </table:table-cell>
          <table:table-cell table:style-name="ce23" office:value-type="string" calcext:value-type="string">
            <text:p>/home/oscar/Downloads/Kspaceconnect/ksp/GameData/SquadExpansion/MakingHistory/Parts/FuelTank/Size1p5_Monoprop.cfg</text:p>
          </table:table-cell>
          <table:table-cell table:style-name="ce26" office:value-type="float" office:value="480" calcext:value-type="float">
            <text:p>480</text:p>
          </table:table-cell>
          <table:table-cell table:style-name="ce26" office:value-type="string" calcext:value-type="string">
            <text:p>Size1p5_Monoprop</text:p>
          </table:table-cell>
          <table:table-cell table:style-name="ce26" table:formula="of:=IFERROR(__xludf.dummyfunction(&quot;IF(ISBLANK(B538),&quot;&quot;RESSOURCE&quot;&quot;,REGEXEXTRACT(B538,&quot;&quot;GameData/(\w+)&quot;&quot;))&quot;);&quot;SquadExpansion&quot;)" office:value-type="string" office:string-value="SquadExpansion" calcext:value-type="string">
            <text:p>SquadExpansion</text:p>
          </table:table-cell>
          <table:table-cell table:style-name="ce30" office:value-type="float" office:value="0.25" calcext:value-type="float">
            <text:p>0.25</text:p>
          </table:table-cell>
          <table:table-cell table:style-name="ce34" table:content-validation-name="val1" office:value-type="string" calcext:value-type="string">
            <text:p>Tank</text:p>
          </table:table-cell>
          <table:table-cell table:style-name="ce37" table:formula="of:=IF(IFERROR(SEARCH(&quot;zDeprecated&quot;;[.B538]));-1;[.F538]*VLOOKUP([.G538];[$'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Size1p5_Size0_Adapter_01.cfg</text:p>
          </table:table-cell>
          <table:table-cell table:style-name="ce23" office:value-type="string" calcext:value-type="string">
            <text:p>/home/oscar/Downloads/Kspaceconnect/ksp/GameData/SquadExpansion/MakingHistory/Parts/FuelTank/Size1p5_Size0_Adapter_01.cfg</text:p>
          </table:table-cell>
          <table:table-cell table:style-name="ce26" office:value-type="float" office:value="86.56" calcext:value-type="float">
            <text:p>86.56</text:p>
          </table:table-cell>
          <table:table-cell table:style-name="ce26" office:value-type="string" calcext:value-type="string">
            <text:p>Size1p5_Size0_Adapter_01</text:p>
          </table:table-cell>
          <table:table-cell table:style-name="ce26" table:formula="of:=IFERROR(__xludf.dummyfunction(&quot;IF(ISBLANK(B539),&quot;&quot;RESSOURCE&quot;&quot;,REGEXEXTRACT(B539,&quot;&quot;GameData/(\w+)&quot;&quot;))&quot;);&quot;SquadExpansion&quot;)" office:value-type="string" office:string-value="SquadExpansion" calcext:value-type="string">
            <text:p>SquadExpansion</text:p>
          </table:table-cell>
          <table:table-cell table:style-name="ce30" office:value-type="float" office:value="0.1" calcext:value-type="float">
            <text:p>0.1</text:p>
          </table:table-cell>
          <table:table-cell table:style-name="ce34" table:content-validation-name="val1" office:value-type="string" calcext:value-type="string">
            <text:p>Tank</text:p>
          </table:table-cell>
          <table:table-cell table:style-name="ce37" table:formula="of:=IF(IFERROR(SEARCH(&quot;zDeprecated&quot;;[.B539]));-1;[.F539]*VLOOKUP([.G539];[$'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Size1p5_Size1_Adapter_01.cfg</text:p>
          </table:table-cell>
          <table:table-cell table:style-name="ce23" office:value-type="string" calcext:value-type="string">
            <text:p>/home/oscar/Downloads/Kspaceconnect/ksp/GameData/SquadExpansion/MakingHistory/Parts/FuelTank/Size1p5_Size1_Adapter_01.cfg</text:p>
          </table:table-cell>
          <table:table-cell table:style-name="ce26" office:value-type="float" office:value="324.6" calcext:value-type="float">
            <text:p>324.6</text:p>
          </table:table-cell>
          <table:table-cell table:style-name="ce26" office:value-type="string" calcext:value-type="string">
            <text:p>Size1p5_Size1_Adapter_01</text:p>
          </table:table-cell>
          <table:table-cell table:style-name="ce26" table:formula="of:=IFERROR(__xludf.dummyfunction(&quot;IF(ISBLANK(B540),&quot;&quot;RESSOURCE&quot;&quot;,REGEXEXTRACT(B540,&quot;&quot;GameData/(\w+)&quot;&quot;))&quot;);&quot;SquadExpansion&quot;)" office:value-type="string" office:string-value="SquadExpansion" calcext:value-type="string">
            <text:p>SquadExpansion</text:p>
          </table:table-cell>
          <table:table-cell table:style-name="ce30" office:value-type="float" office:value="0.375" calcext:value-type="float">
            <text:p>0.375</text:p>
          </table:table-cell>
          <table:table-cell table:style-name="ce34" table:content-validation-name="val1" office:value-type="string" calcext:value-type="string">
            <text:p>Tank</text:p>
          </table:table-cell>
          <table:table-cell table:style-name="ce37" table:formula="of:=IF(IFERROR(SEARCH(&quot;zDeprecated&quot;;[.B540]));-1;[.F540]*VLOOKUP([.G540];[$'CO$ Methodology Parts'.$A$12:.$E$57];5;1))" office:value-type="float" office:value="780" calcext:value-type="float">
            <text:p>780</text:p>
          </table:table-cell>
          <table:table-cell table:style-name="ce40"/>
          <table:table-cell table:number-columns-repeated="1015"/>
        </table:table-row>
        <table:table-row table:style-name="ro1">
          <table:table-cell table:style-name="ce2" office:value-type="string" calcext:value-type="string">
            <text:p>Size1p5_Size1_Adapter_02.cfg</text:p>
          </table:table-cell>
          <table:table-cell table:style-name="ce23" office:value-type="string" calcext:value-type="string">
            <text:p>/home/oscar/Downloads/Kspaceconnect/ksp/GameData/SquadExpansion/MakingHistory/Parts/FuelTank/Size1p5_Size1_Adapter_02.cfg</text:p>
          </table:table-cell>
          <table:table-cell table:style-name="ce26" office:value-type="float" office:value="86.56" calcext:value-type="float">
            <text:p>86.56</text:p>
          </table:table-cell>
          <table:table-cell table:style-name="ce26" office:value-type="string" calcext:value-type="string">
            <text:p>Size1p5_Size1_Adapter_02</text:p>
          </table:table-cell>
          <table:table-cell table:style-name="ce26" table:formula="of:=IFERROR(__xludf.dummyfunction(&quot;IF(ISBLANK(B541),&quot;&quot;RESSOURCE&quot;&quot;,REGEXEXTRACT(B541,&quot;&quot;GameData/(\w+)&quot;&quot;))&quot;);&quot;SquadExpansion&quot;)" office:value-type="string" office:string-value="SquadExpansion" calcext:value-type="string">
            <text:p>SquadExpansion</text:p>
          </table:table-cell>
          <table:table-cell table:style-name="ce30" office:value-type="float" office:value="0.1" calcext:value-type="float">
            <text:p>0.1</text:p>
          </table:table-cell>
          <table:table-cell table:style-name="ce34" table:content-validation-name="val1" office:value-type="string" calcext:value-type="string">
            <text:p>Tank</text:p>
          </table:table-cell>
          <table:table-cell table:style-name="ce37" table:formula="of:=IF(IFERROR(SEARCH(&quot;zDeprecated&quot;;[.B541]));-1;[.F541]*VLOOKUP([.G541];[$'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Size1p5_Size2_Adapter_01.cfg</text:p>
          </table:table-cell>
          <table:table-cell table:style-name="ce23" office:value-type="string" calcext:value-type="string">
            <text:p>/home/oscar/Downloads/Kspaceconnect/ksp/GameData/SquadExpansion/MakingHistory/Parts/FuelTank/Size1p5_Size2_Adapter_01.cfg</text:p>
          </table:table-cell>
          <table:table-cell table:style-name="ce26" office:value-type="float" office:value="649.2" calcext:value-type="float">
            <text:p>649.2</text:p>
          </table:table-cell>
          <table:table-cell table:style-name="ce26" office:value-type="string" calcext:value-type="string">
            <text:p>Size1p5_Size2_Adapter_01</text:p>
          </table:table-cell>
          <table:table-cell table:style-name="ce26" table:formula="of:=IFERROR(__xludf.dummyfunction(&quot;IF(ISBLANK(B542),&quot;&quot;RESSOURCE&quot;&quot;,REGEXEXTRACT(B542,&quot;&quot;GameData/(\w+)&quot;&quot;))&quot;);&quot;SquadExpansion&quot;)" office:value-type="string" office:string-value="SquadExpansion" calcext:value-type="string">
            <text:p>SquadExpansion</text:p>
          </table:table-cell>
          <table:table-cell table:style-name="ce30" office:value-type="float" office:value="0.75" calcext:value-type="float">
            <text:p>0.75</text:p>
          </table:table-cell>
          <table:table-cell table:style-name="ce34" table:content-validation-name="val1" office:value-type="string" calcext:value-type="string">
            <text:p>Tank</text:p>
          </table:table-cell>
          <table:table-cell table:style-name="ce37" table:formula="of:=IF(IFERROR(SEARCH(&quot;zDeprecated&quot;;[.B542]));-1;[.F542]*VLOOKUP([.G542];[$'CO$ Methodology Parts'.$A$12:.$E$57];5;1))" office:value-type="float" office:value="1560" calcext:value-type="float">
            <text:p>1560</text:p>
          </table:table-cell>
          <table:table-cell table:style-name="ce40"/>
          <table:table-cell table:number-columns-repeated="1015"/>
        </table:table-row>
        <table:table-row table:style-name="ro1">
          <table:table-cell table:style-name="ce2" office:value-type="string" calcext:value-type="string">
            <text:p>Size1p5_Strut_Decoupler.cfg</text:p>
          </table:table-cell>
          <table:table-cell table:style-name="ce23" office:value-type="string" calcext:value-type="string">
            <text:p>/home/oscar/Downloads/Kspaceconnect/ksp/GameData/SquadExpansion/MakingHistory/Parts/Coupling/Size1p5_Strut_Decoupler.cfg</text:p>
          </table:table-cell>
          <table:table-cell table:style-name="ce26" office:value-type="float" office:value="475" calcext:value-type="float">
            <text:p>475</text:p>
          </table:table-cell>
          <table:table-cell table:style-name="ce26" office:value-type="string" calcext:value-type="string">
            <text:p>Size1p5_Strut_Decoupler</text:p>
          </table:table-cell>
          <table:table-cell table:style-name="ce26" table:formula="of:=IFERROR(__xludf.dummyfunction(&quot;IF(ISBLANK(B543),&quot;&quot;RESSOURCE&quot;&quot;,REGEXEXTRACT(B543,&quot;&quot;GameData/(\w+)&quot;&quot;))&quot;);&quot;SquadExpansion&quot;)" office:value-type="string" office:string-value="SquadExpansion" calcext:value-type="string">
            <text:p>SquadExpansion</text:p>
          </table:table-cell>
          <table:table-cell table:style-name="ce30" office:value-type="float" office:value="0.09" calcext:value-type="float">
            <text:p>0.09</text:p>
          </table:table-cell>
          <table:table-cell table:style-name="ce34" table:content-validation-name="val1" office:value-type="string" calcext:value-type="string">
            <text:p>Decoupler</text:p>
          </table:table-cell>
          <table:table-cell table:style-name="ce37" table:formula="of:=IF(IFERROR(SEARCH(&quot;zDeprecated&quot;;[.B543]));-1;[.F543]*VLOOKUP([.G543];[$'CO$ Methodology Parts'.$A$12:.$E$57];5;1))" office:value-type="float" office:value="1079.992558" calcext:value-type="float">
            <text:p>1079.992558</text:p>
          </table:table-cell>
          <table:table-cell table:style-name="ce40"/>
          <table:table-cell table:number-columns-repeated="1015"/>
        </table:table-row>
        <table:table-row table:style-name="ro1">
          <table:table-cell table:style-name="ce2" office:value-type="string" calcext:value-type="string">
            <text:p>Size1p5_Tank_01.cfg</text:p>
          </table:table-cell>
          <table:table-cell table:style-name="ce23" office:value-type="string" calcext:value-type="string">
            <text:p>/home/oscar/Downloads/Kspaceconnect/ksp/GameData/SquadExpansion/MakingHistory/Parts/FuelTank/Size1p5_Tank_01.cfg</text:p>
          </table:table-cell>
          <table:table-cell table:style-name="ce26" office:value-type="float" office:value="119.02" calcext:value-type="float">
            <text:p>119.02</text:p>
          </table:table-cell>
          <table:table-cell table:style-name="ce26" office:value-type="string" calcext:value-type="string">
            <text:p>Size1p5_Tank_01</text:p>
          </table:table-cell>
          <table:table-cell table:style-name="ce26" table:formula="of:=IFERROR(__xludf.dummyfunction(&quot;IF(ISBLANK(B544),&quot;&quot;RESSOURCE&quot;&quot;,REGEXEXTRACT(B544,&quot;&quot;GameData/(\w+)&quot;&quot;))&quot;);&quot;SquadExpansion&quot;)" office:value-type="string" office:string-value="SquadExpansion" calcext:value-type="string">
            <text:p>SquadExpansion</text:p>
          </table:table-cell>
          <table:table-cell table:style-name="ce30" office:value-type="float" office:value="0.1375" calcext:value-type="float">
            <text:p>0.1375</text:p>
          </table:table-cell>
          <table:table-cell table:style-name="ce34" table:content-validation-name="val1" office:value-type="string" calcext:value-type="string">
            <text:p>Tank</text:p>
          </table:table-cell>
          <table:table-cell table:style-name="ce37" table:formula="of:=IF(IFERROR(SEARCH(&quot;zDeprecated&quot;;[.B544]));-1;[.F544]*VLOOKUP([.G544];[$'CO$ Methodology Parts'.$A$12:.$E$57];5;1))" office:value-type="float" office:value="286" calcext:value-type="float">
            <text:p>286</text:p>
          </table:table-cell>
          <table:table-cell table:style-name="ce40"/>
          <table:table-cell table:number-columns-repeated="1015"/>
        </table:table-row>
        <table:table-row table:style-name="ro1">
          <table:table-cell table:style-name="ce2" office:value-type="string" calcext:value-type="string">
            <text:p>Size1p5_Tank_02.cfg</text:p>
          </table:table-cell>
          <table:table-cell table:style-name="ce23" office:value-type="string" calcext:value-type="string">
            <text:p>/home/oscar/Downloads/Kspaceconnect/ksp/GameData/SquadExpansion/MakingHistory/Parts/FuelTank/Size1p5_Tank_02.cfg</text:p>
          </table:table-cell>
          <table:table-cell table:style-name="ce26" office:value-type="float" office:value="238.04" calcext:value-type="float">
            <text:p>238.04</text:p>
          </table:table-cell>
          <table:table-cell table:style-name="ce26" office:value-type="string" calcext:value-type="string">
            <text:p>Size1p5_Tank_02</text:p>
          </table:table-cell>
          <table:table-cell table:style-name="ce26" table:formula="of:=IFERROR(__xludf.dummyfunction(&quot;IF(ISBLANK(B545),&quot;&quot;RESSOURCE&quot;&quot;,REGEXEXTRACT(B545,&quot;&quot;GameData/(\w+)&quot;&quot;))&quot;);&quot;SquadExpansion&quot;)" office:value-type="string" office:string-value="SquadExpansion" calcext:value-type="string">
            <text:p>SquadExpansion</text:p>
          </table:table-cell>
          <table:table-cell table:style-name="ce30" office:value-type="float" office:value="0.275" calcext:value-type="float">
            <text:p>0.275</text:p>
          </table:table-cell>
          <table:table-cell table:style-name="ce34" table:content-validation-name="val1" office:value-type="string" calcext:value-type="string">
            <text:p>Tank</text:p>
          </table:table-cell>
          <table:table-cell table:style-name="ce37" table:formula="of:=IF(IFERROR(SEARCH(&quot;zDeprecated&quot;;[.B545]));-1;[.F545]*VLOOKUP([.G545];[$'CO$ Methodology Parts'.$A$12:.$E$57];5;1))" office:value-type="float" office:value="572" calcext:value-type="float">
            <text:p>572</text:p>
          </table:table-cell>
          <table:table-cell table:style-name="ce40"/>
          <table:table-cell table:number-columns-repeated="1015"/>
        </table:table-row>
        <table:table-row table:style-name="ro1">
          <table:table-cell table:style-name="ce2" office:value-type="string" calcext:value-type="string">
            <text:p>Size1p5_Tank_03.cfg</text:p>
          </table:table-cell>
          <table:table-cell table:style-name="ce23" office:value-type="string" calcext:value-type="string">
            <text:p>/home/oscar/Downloads/Kspaceconnect/ksp/GameData/SquadExpansion/MakingHistory/Parts/FuelTank/Size1p5_Tank_03.cfg</text:p>
          </table:table-cell>
          <table:table-cell table:style-name="ce26" office:value-type="float" office:value="486.9" calcext:value-type="float">
            <text:p>486.9</text:p>
          </table:table-cell>
          <table:table-cell table:style-name="ce26" office:value-type="string" calcext:value-type="string">
            <text:p>Size1p5_Tank_03</text:p>
          </table:table-cell>
          <table:table-cell table:style-name="ce26" table:formula="of:=IFERROR(__xludf.dummyfunction(&quot;IF(ISBLANK(B546),&quot;&quot;RESSOURCE&quot;&quot;,REGEXEXTRACT(B546,&quot;&quot;GameData/(\w+)&quot;&quot;))&quot;);&quot;SquadExpansion&quot;)" office:value-type="string" office:string-value="SquadExpansion" calcext:value-type="string">
            <text:p>SquadExpansion</text:p>
          </table:table-cell>
          <table:table-cell table:style-name="ce30" office:value-type="float" office:value="0.5625" calcext:value-type="float">
            <text:p>0.5625</text:p>
          </table:table-cell>
          <table:table-cell table:style-name="ce34" table:content-validation-name="val1" office:value-type="string" calcext:value-type="string">
            <text:p>Tank</text:p>
          </table:table-cell>
          <table:table-cell table:style-name="ce37" table:formula="of:=IF(IFERROR(SEARCH(&quot;zDeprecated&quot;;[.B546]));-1;[.F546]*VLOOKUP([.G546];[$'CO$ Methodology Parts'.$A$12:.$E$57];5;1))" office:value-type="float" office:value="1170" calcext:value-type="float">
            <text:p>1170</text:p>
          </table:table-cell>
          <table:table-cell table:style-name="ce40"/>
          <table:table-cell table:number-columns-repeated="1015"/>
        </table:table-row>
        <table:table-row table:style-name="ro1">
          <table:table-cell table:style-name="ce2" office:value-type="string" calcext:value-type="string">
            <text:p>Size1p5_Tank_04.cfg</text:p>
          </table:table-cell>
          <table:table-cell table:style-name="ce23" office:value-type="string" calcext:value-type="string">
            <text:p>/home/oscar/Downloads/Kspaceconnect/ksp/GameData/SquadExpansion/MakingHistory/Parts/FuelTank/Size1p5_Tank_04.cfg</text:p>
          </table:table-cell>
          <table:table-cell table:style-name="ce26" office:value-type="float" office:value="973.8" calcext:value-type="float">
            <text:p>973.8</text:p>
          </table:table-cell>
          <table:table-cell table:style-name="ce26" office:value-type="string" calcext:value-type="string">
            <text:p>Size1p5_Tank_04</text:p>
          </table:table-cell>
          <table:table-cell table:style-name="ce26" table:formula="of:=IFERROR(__xludf.dummyfunction(&quot;IF(ISBLANK(B547),&quot;&quot;RESSOURCE&quot;&quot;,REGEXEXTRACT(B547,&quot;&quot;GameData/(\w+)&quot;&quot;))&quot;);&quot;SquadExpansion&quot;)" office:value-type="string" office:string-value="SquadExpansion" calcext:value-type="string">
            <text:p>SquadExpansion</text:p>
          </table:table-cell>
          <table:table-cell table:style-name="ce30" office:value-type="float" office:value="1.125" calcext:value-type="float">
            <text:p>1.125</text:p>
          </table:table-cell>
          <table:table-cell table:style-name="ce34" table:content-validation-name="val1" office:value-type="string" calcext:value-type="string">
            <text:p>Tank</text:p>
          </table:table-cell>
          <table:table-cell table:style-name="ce37" table:formula="of:=IF(IFERROR(SEARCH(&quot;zDeprecated&quot;;[.B547]));-1;[.F547]*VLOOKUP([.G547];[$'CO$ Methodology Parts'.$A$12:.$E$57];5;1))" office:value-type="float" office:value="2340" calcext:value-type="float">
            <text:p>2340</text:p>
          </table:table-cell>
          <table:table-cell table:style-name="ce40"/>
          <table:table-cell table:number-columns-repeated="1015"/>
        </table:table-row>
        <table:table-row table:style-name="ro1">
          <table:table-cell table:style-name="ce2" office:value-type="string" calcext:value-type="string">
            <text:p>Size1p5_Tank_05.cfg</text:p>
          </table:table-cell>
          <table:table-cell table:style-name="ce23" office:value-type="string" calcext:value-type="string">
            <text:p>/home/oscar/Downloads/Kspaceconnect/ksp/GameData/SquadExpansion/MakingHistory/Parts/FuelTank/Size1p5_Tank_05.cfg</text:p>
          </table:table-cell>
          <table:table-cell table:style-name="ce26" office:value-type="float" office:value="846.8" calcext:value-type="float">
            <text:p>846.8</text:p>
          </table:table-cell>
          <table:table-cell table:style-name="ce26" office:value-type="string" calcext:value-type="string">
            <text:p>Size1p5_Tank_05</text:p>
          </table:table-cell>
          <table:table-cell table:style-name="ce26" table:formula="of:=IFERROR(__xludf.dummyfunction(&quot;IF(ISBLANK(B548),&quot;&quot;RESSOURCE&quot;&quot;,REGEXEXTRACT(B548,&quot;&quot;GameData/(\w+)&quot;&quot;))&quot;);&quot;SquadExpansion&quot;)" office:value-type="string" office:string-value="SquadExpansion" calcext:value-type="string">
            <text:p>SquadExpansion</text:p>
          </table:table-cell>
          <table:table-cell table:style-name="ce30" office:value-type="float" office:value="0.75" calcext:value-type="float">
            <text:p>0.75</text:p>
          </table:table-cell>
          <table:table-cell table:style-name="ce34" table:content-validation-name="val1" office:value-type="string" calcext:value-type="string">
            <text:p>Tank</text:p>
          </table:table-cell>
          <table:table-cell table:style-name="ce37" table:formula="of:=IF(IFERROR(SEARCH(&quot;zDeprecated&quot;;[.B548]));-1;[.F548]*VLOOKUP([.G548];[$'CO$ Methodology Parts'.$A$12:.$E$57];5;1))" office:value-type="float" office:value="1560" calcext:value-type="float">
            <text:p>1560</text:p>
          </table:table-cell>
          <table:table-cell table:style-name="ce40"/>
          <table:table-cell table:number-columns-repeated="1015"/>
        </table:table-row>
        <table:table-row table:style-name="ro1">
          <table:table-cell table:style-name="ce2" office:value-type="string" calcext:value-type="string">
            <text:p>Size1to0ServiceModule.cfg</text:p>
          </table:table-cell>
          <table:table-cell table:style-name="ce23" office:value-type="string" calcext:value-type="string">
            <text:p>/home/oscar/Downloads/Kspaceconnect/ksp/GameData/SquadExpansion/MakingHistory/Parts/Payload/Size1to0ServiceModule.cfg</text:p>
          </table:table-cell>
          <table:table-cell table:style-name="ce26" office:value-type="float" office:value="300" calcext:value-type="float">
            <text:p>300</text:p>
          </table:table-cell>
          <table:table-cell table:style-name="ce26" office:value-type="string" calcext:value-type="string">
            <text:p>Size1to0ServiceModule</text:p>
          </table:table-cell>
          <table:table-cell table:style-name="ce26" table:formula="of:=IFERROR(__xludf.dummyfunction(&quot;IF(ISBLANK(B549),&quot;&quot;RESSOURCE&quot;&quot;,REGEXEXTRACT(B549,&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549]));-1;[.F549]*VLOOKUP([.G549];[$'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Engine/Size2LFB/part.cfg</text:p>
          </table:table-cell>
          <table:table-cell table:style-name="ce26" office:value-type="float" office:value="14062.4" calcext:value-type="float">
            <text:p>14062.4</text:p>
          </table:table-cell>
          <table:table-cell table:style-name="ce26" office:value-type="string" calcext:value-type="string">
            <text:p>Size2LFB</text:p>
          </table:table-cell>
          <table:table-cell table:style-name="ce26" table:formula="of:=IFERROR(__xludf.dummyfunction(&quot;IF(ISBLANK(B550),&quot;&quot;RESSOURCE&quot;&quot;,REGEXEXTRACT(B550,&quot;&quot;GameData/(\w+)&quot;&quot;))&quot;);&quot;Squad&quot;)" office:value-type="string" office:string-value="Squad" calcext:value-type="string">
            <text:p>Squad</text:p>
          </table:table-cell>
          <table:table-cell table:style-name="ce30" office:value-type="float" office:value="10.5" calcext:value-type="float">
            <text:p>10.5</text:p>
          </table:table-cell>
          <table:table-cell table:style-name="ce34" table:content-validation-name="val1" office:value-type="string" calcext:value-type="string">
            <text:p>Engine</text:p>
          </table:table-cell>
          <table:table-cell table:style-name="ce37" table:formula="of:=IF(IFERROR(SEARCH(&quot;zDeprecated&quot;;[.B550]));-1;[.F550]*VLOOKUP([.G550];[$'CO$ Methodology Parts'.$A$12:.$E$57];5;1))" office:value-type="float" office:value="47879.78295" calcext:value-type="float">
            <text:p>47879.78295</text:p>
          </table:table-cell>
          <table:table-cell table:style-name="ce2" office:value-type="string" calcext:value-type="string">
            <text:p>// Attention contient du liquidFuel + OX</text:p>
          </table:table-cell>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Engine/Size2LFB_v2/part.cfg</text:p>
          </table:table-cell>
          <table:table-cell table:style-name="ce26" office:value-type="float" office:value="14062.4" calcext:value-type="float">
            <text:p>14062.4</text:p>
          </table:table-cell>
          <table:table-cell table:style-name="ce26" office:value-type="string" calcext:value-type="string">
            <text:p>Size2LFB_v2</text:p>
          </table:table-cell>
          <table:table-cell table:style-name="ce26" table:formula="of:=IFERROR(__xludf.dummyfunction(&quot;IF(ISBLANK(B551),&quot;&quot;RESSOURCE&quot;&quot;,REGEXEXTRACT(B551,&quot;&quot;GameData/(\w+)&quot;&quot;))&quot;);&quot;Squad&quot;)" office:value-type="string" office:string-value="Squad" calcext:value-type="string">
            <text:p>Squad</text:p>
          </table:table-cell>
          <table:table-cell table:style-name="ce30" office:value-type="float" office:value="10.5" calcext:value-type="float">
            <text:p>10.5</text:p>
          </table:table-cell>
          <table:table-cell table:style-name="ce34" table:content-validation-name="val1" office:value-type="string" calcext:value-type="string">
            <text:p>Engine</text:p>
          </table:table-cell>
          <table:table-cell table:style-name="ce37" table:formula="of:=IF(IFERROR(SEARCH(&quot;zDeprecated&quot;;[.B551]));-1;[.F551]*VLOOKUP([.G551];[$'CO$ Methodology Parts'.$A$12:.$E$57];5;1))" office:value-type="float" office:value="47879.78295" calcext:value-type="float">
            <text:p>47879.78295</text:p>
          </table:table-cell>
          <table:table-cell table:style-name="ce2" office:value-type="string" calcext:value-type="string">
            <text:p>// Attention contient du liquidFuel + OX</text:p>
          </table:table-cell>
          <table:table-cell table:number-columns-repeated="1015"/>
        </table:table-row>
        <table:table-row table:style-name="ro1">
          <table:table-cell table:style-name="ce2" office:value-type="string" calcext:value-type="string">
            <text:p>Size3_Size4_Adapter_01.cfg</text:p>
          </table:table-cell>
          <table:table-cell table:style-name="ce23" office:value-type="string" calcext:value-type="string">
            <text:p>/home/oscar/Downloads/Kspaceconnect/ksp/GameData/SquadExpansion/MakingHistory/Parts/FuelTank/Size3_Size4_Adapter_01.cfg</text:p>
          </table:table-cell>
          <table:table-cell table:style-name="ce26" office:value-type="float" office:value="3462.4" calcext:value-type="float">
            <text:p>3462.4</text:p>
          </table:table-cell>
          <table:table-cell table:style-name="ce26" office:value-type="string" calcext:value-type="string">
            <text:p>Size3_Size4_Adapter_01</text:p>
          </table:table-cell>
          <table:table-cell table:style-name="ce26" table:formula="of:=IFERROR(__xludf.dummyfunction(&quot;IF(ISBLANK(B552),&quot;&quot;RESSOURCE&quot;&quot;,REGEXEXTRACT(B552,&quot;&quot;GameData/(\w+)&quot;&quot;))&quot;);&quot;SquadExpansion&quot;)" office:value-type="string" office:string-value="SquadExpansion" calcext:value-type="string">
            <text:p>SquadExpansion</text:p>
          </table:table-cell>
          <table:table-cell table:style-name="ce30" office:value-type="float" office:value="4" calcext:value-type="float">
            <text:p>4</text:p>
          </table:table-cell>
          <table:table-cell table:style-name="ce34" table:content-validation-name="val1" office:value-type="string" calcext:value-type="string">
            <text:p>Structural</text:p>
          </table:table-cell>
          <table:table-cell table:style-name="ce37" table:formula="of:=IF(IFERROR(SEARCH(&quot;zDeprecated&quot;;[.B552]));-1;[.F552]*VLOOKUP([.G552];[$'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Engine/Size3AdvancedEngine/part.cfg</text:p>
          </table:table-cell>
          <table:table-cell table:style-name="ce26" office:value-type="float" office:value="25000" calcext:value-type="float">
            <text:p>25000</text:p>
          </table:table-cell>
          <table:table-cell table:style-name="ce26" office:value-type="string" calcext:value-type="string">
            <text:p>Size3AdvancedEngine</text:p>
          </table:table-cell>
          <table:table-cell table:style-name="ce26" table:formula="of:=IFERROR(__xludf.dummyfunction(&quot;IF(ISBLANK(B553),&quot;&quot;RESSOURCE&quot;&quot;,REGEXEXTRACT(B553,&quot;&quot;GameData/(\w+)&quot;&quot;))&quot;);&quot;Squad&quot;)" office:value-type="string" office:string-value="Squad" calcext:value-type="string">
            <text:p>Squad</text:p>
          </table:table-cell>
          <table:table-cell table:style-name="ce30" office:value-type="float" office:value="9" calcext:value-type="float">
            <text:p>9</text:p>
          </table:table-cell>
          <table:table-cell table:style-name="ce34" table:content-validation-name="val1" office:value-type="string" calcext:value-type="string">
            <text:p>Structural</text:p>
          </table:table-cell>
          <table:table-cell table:style-name="ce37" table:formula="of:=IF(IFERROR(SEARCH(&quot;zDeprecated&quot;;[.B553]));-1;[.F553]*VLOOKUP([.G553];[$'CO$ Methodology Parts'.$A$12:.$E$57];5;1))" office:value-type="float" office:value="18720" calcext:value-type="float">
            <text:p>18720</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zDeprecated/Parts/Structural/Size3Decoupler/part.cfg</text:p>
          </table:table-cell>
          <table:table-cell table:style-name="ce26" office:value-type="float" office:value="600" calcext:value-type="float">
            <text:p>600</text:p>
          </table:table-cell>
          <table:table-cell table:style-name="ce26" office:value-type="string" calcext:value-type="string">
            <text:p>size3Decoupler</text:p>
          </table:table-cell>
          <table:table-cell table:style-name="ce26" table:formula="of:=IFERROR(__xludf.dummyfunction(&quot;IF(ISBLANK(B554),&quot;&quot;RESSOURCE&quot;&quot;,REGEXEXTRACT(B554,&quot;&quot;GameData/(\w+)&quot;&quot;))&quot;);&quot;Squad&quot;)" office:value-type="string" office:string-value="Squad" calcext:value-type="string">
            <text:p>Squad</text:p>
          </table:table-cell>
          <table:table-cell table:style-name="ce30" office:value-type="float" office:value="0.8" calcext:value-type="float">
            <text:p>0.8</text:p>
          </table:table-cell>
          <table:table-cell table:style-name="ce34" table:content-validation-name="val1" office:value-type="string" calcext:value-type="string">
            <text:p>Structural</text:p>
          </table:table-cell>
          <table:table-cell table:style-name="ce37" table:formula="of:=IF(IFERROR(SEARCH(&quot;zDeprecated&quot;;[.B554]));-1;[.F554]*VLOOKUP([.G55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Parts/Engine/Size3EngineCluster/part.cfg</text:p>
          </table:table-cell>
          <table:table-cell table:style-name="ce26" office:value-type="float" office:value="39000" calcext:value-type="float">
            <text:p>39000</text:p>
          </table:table-cell>
          <table:table-cell table:style-name="ce26" office:value-type="string" calcext:value-type="string">
            <text:p>Size3EngineCluster</text:p>
          </table:table-cell>
          <table:table-cell table:style-name="ce26" table:formula="of:=IFERROR(__xludf.dummyfunction(&quot;IF(ISBLANK(B555),&quot;&quot;RESSOURCE&quot;&quot;,REGEXEXTRACT(B555,&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Engine</text:p>
          </table:table-cell>
          <table:table-cell table:style-name="ce37" table:formula="of:=IF(IFERROR(SEARCH(&quot;zDeprecated&quot;;[.B555]));-1;[.F555]*VLOOKUP([.G555];[$'CO$ Methodology Parts'.$A$12:.$E$57];5;1))" office:value-type="float" office:value="68399.68992" calcext:value-type="float">
            <text:p>68399.68992</text:p>
          </table:table-cell>
          <table:table-cell table:style-name="ce40"/>
          <table:table-cell table:number-columns-repeated="1015"/>
        </table:table-row>
        <table:table-row table:style-name="ro1">
          <table:table-cell table:style-name="ce2" office:value-type="string" calcext:value-type="string">
            <text:p>large.cfg</text:p>
          </table:table-cell>
          <table:table-cell table:style-name="ce23" office:value-type="string" calcext:value-type="string">
            <text:p>/home/oscar/Downloads/Kspaceconnect/ksp/GameData/Squad/Parts/FuelTank/Size3Tanks/large.cfg</text:p>
          </table:table-cell>
          <table:table-cell table:style-name="ce26" office:value-type="float" office:value="6390.4" calcext:value-type="float">
            <text:p>6390.4</text:p>
          </table:table-cell>
          <table:table-cell table:style-name="ce26" office:value-type="string" calcext:value-type="string">
            <text:p>Size3LargeTank</text:p>
          </table:table-cell>
          <table:table-cell table:style-name="ce26" table:formula="of:=IFERROR(__xludf.dummyfunction(&quot;IF(ISBLANK(B556),&quot;&quot;RESSOURCE&quot;&quot;,REGEXEXTRACT(B556,&quot;&quot;GameData/(\w+)&quot;&quot;))&quot;);&quot;Squad&quot;)" office:value-type="string" office:string-value="Squad" calcext:value-type="string">
            <text:p>Squad</text:p>
          </table:table-cell>
          <table:table-cell table:style-name="ce30" office:value-type="float" office:value="9" calcext:value-type="float">
            <text:p>9</text:p>
          </table:table-cell>
          <table:table-cell table:style-name="ce34" table:content-validation-name="val1" office:value-type="string" calcext:value-type="string">
            <text:p>Tank</text:p>
          </table:table-cell>
          <table:table-cell table:style-name="ce37" table:formula="of:=IF(IFERROR(SEARCH(&quot;zDeprecated&quot;;[.B556]));-1;[.F556]*VLOOKUP([.G556];[$'CO$ Methodology Parts'.$A$12:.$E$57];5;1))" office:value-type="float" office:value="18720" calcext:value-type="float">
            <text:p>18720</text:p>
          </table:table-cell>
          <table:table-cell table:style-name="ce40"/>
          <table:table-cell table:number-columns-repeated="1015"/>
        </table:table-row>
        <table:table-row table:style-name="ro1">
          <table:table-cell table:style-name="ce2" office:value-type="string" calcext:value-type="string">
            <text:p>medium.cfg</text:p>
          </table:table-cell>
          <table:table-cell table:style-name="ce23" office:value-type="string" calcext:value-type="string">
            <text:p>/home/oscar/Downloads/Kspaceconnect/ksp/GameData/Squad/Parts/FuelTank/Size3Tanks/medium.cfg</text:p>
          </table:table-cell>
          <table:table-cell table:style-name="ce26" office:value-type="float" office:value="3195.2" calcext:value-type="float">
            <text:p>3195.2</text:p>
          </table:table-cell>
          <table:table-cell table:style-name="ce26" office:value-type="string" calcext:value-type="string">
            <text:p>Size3MediumTank</text:p>
          </table:table-cell>
          <table:table-cell table:style-name="ce26" table:formula="of:=IFERROR(__xludf.dummyfunction(&quot;IF(ISBLANK(B557),&quot;&quot;RESSOURCE&quot;&quot;,REGEXEXTRACT(B557,&quot;&quot;GameData/(\w+)&quot;&quot;))&quot;);&quot;Squad&quot;)" office:value-type="string" office:string-value="Squad" calcext:value-type="string">
            <text:p>Squad</text:p>
          </table:table-cell>
          <table:table-cell table:style-name="ce30" office:value-type="float" office:value="4.5" calcext:value-type="float">
            <text:p>4.5</text:p>
          </table:table-cell>
          <table:table-cell table:style-name="ce34" table:content-validation-name="val1" office:value-type="string" calcext:value-type="string">
            <text:p>Tank</text:p>
          </table:table-cell>
          <table:table-cell table:style-name="ce37" table:formula="of:=IF(IFERROR(SEARCH(&quot;zDeprecated&quot;;[.B557]));-1;[.F557]*VLOOKUP([.G557];[$'CO$ Methodology Parts'.$A$12:.$E$57];5;1))" office:value-type="float" office:value="9360" calcext:value-type="float">
            <text:p>9360</text:p>
          </table:table-cell>
          <table:table-cell table:style-name="ce40"/>
          <table:table-cell table:number-columns-repeated="1015"/>
        </table:table-row>
        <table:table-row table:style-name="ro1">
          <table:table-cell table:style-name="ce2" office:value-type="string" calcext:value-type="string">
            <text:p>small.cfg</text:p>
          </table:table-cell>
          <table:table-cell table:style-name="ce23" office:value-type="string" calcext:value-type="string">
            <text:p>/home/oscar/Downloads/Kspaceconnect/ksp/GameData/Squad/Parts/FuelTank/Size3Tanks/small.cfg</text:p>
          </table:table-cell>
          <table:table-cell table:style-name="ce26" office:value-type="float" office:value="1597.6" calcext:value-type="float">
            <text:p>1597.6</text:p>
          </table:table-cell>
          <table:table-cell table:style-name="ce26" office:value-type="string" calcext:value-type="string">
            <text:p>Size3SmallTank</text:p>
          </table:table-cell>
          <table:table-cell table:style-name="ce26" table:formula="of:=IFERROR(__xludf.dummyfunction(&quot;IF(ISBLANK(B558),&quot;&quot;RESSOURCE&quot;&quot;,REGEXEXTRACT(B558,&quot;&quot;GameData/(\w+)&quot;&quot;))&quot;);&quot;Squad&quot;)" office:value-type="string" office:string-value="Squad" calcext:value-type="string">
            <text:p>Squad</text:p>
          </table:table-cell>
          <table:table-cell table:style-name="ce30" office:value-type="float" office:value="2.25" calcext:value-type="float">
            <text:p>2.25</text:p>
          </table:table-cell>
          <table:table-cell table:style-name="ce34" table:content-validation-name="val1" office:value-type="string" calcext:value-type="string">
            <text:p>Tank</text:p>
          </table:table-cell>
          <table:table-cell table:style-name="ce37" table:formula="of:=IF(IFERROR(SEARCH(&quot;zDeprecated&quot;;[.B558]));-1;[.F558]*VLOOKUP([.G558];[$'CO$ Methodology Parts'.$A$12:.$E$57];5;1))" office:value-type="float" office:value="4680" calcext:value-type="float">
            <text:p>4680</text:p>
          </table:table-cell>
          <table:table-cell table:style-name="ce40"/>
          <table:table-cell table:number-columns-repeated="1015"/>
        </table:table-row>
        <table:table-row table:style-name="ro1">
          <table:table-cell table:style-name="ce2" office:value-type="string" calcext:value-type="string">
            <text:p>part.cfg</text:p>
          </table:table-cell>
          <table:table-cell table:style-name="ce23" office:value-type="string" calcext:value-type="string">
            <text:p>/home/oscar/Downloads/Kspaceconnect/ksp/GameData/Squad/zDeprecated/Parts/Structural/Size3To2Adapter_v1/part.cfg</text:p>
          </table:table-cell>
          <table:table-cell table:style-name="ce26" office:value-type="float" office:value="2600" calcext:value-type="float">
            <text:p>2600</text:p>
          </table:table-cell>
          <table:table-cell table:style-name="ce26" office:value-type="string" calcext:value-type="string">
            <text:p>Size3to2Adapter</text:p>
          </table:table-cell>
          <table:table-cell table:style-name="ce26" table:formula="of:=IFERROR(__xludf.dummyfunction(&quot;IF(ISBLANK(B559),&quot;&quot;RESSOURCE&quot;&quot;,REGEXEXTRACT(B559,&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tructural</text:p>
          </table:table-cell>
          <table:table-cell table:style-name="ce37" table:formula="of:=IF(IFERROR(SEARCH(&quot;zDeprecated&quot;;[.B559]));-1;[.F559]*VLOOKUP([.G55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ize2to3_v2.cfg</text:p>
          </table:table-cell>
          <table:table-cell table:style-name="ce23" office:value-type="string" calcext:value-type="string">
            <text:p>/home/oscar/Downloads/Kspaceconnect/ksp/GameData/Squad/Parts/Structural/Size3To2Adapter_v2/Size2to3_v2.cfg</text:p>
          </table:table-cell>
          <table:table-cell table:style-name="ce26" office:value-type="float" office:value="246" calcext:value-type="float">
            <text:p>246</text:p>
          </table:table-cell>
          <table:table-cell table:style-name="ce26" office:value-type="string" calcext:value-type="string">
            <text:p>Size3To2Adapter_v2</text:p>
          </table:table-cell>
          <table:table-cell table:style-name="ce26" table:formula="of:=IFERROR(__xludf.dummyfunction(&quot;IF(ISBLANK(B560),&quot;&quot;RESSOURCE&quot;&quot;,REGEXEXTRACT(B560,&quot;&quot;GameData/(\w+)&quot;&quot;))&quot;);&quot;Squad&quot;)" office:value-type="string" office:string-value="Squad" calcext:value-type="string">
            <text:p>Squad</text:p>
          </table:table-cell>
          <table:table-cell table:style-name="ce30" office:value-type="float" office:value="1.875" calcext:value-type="float">
            <text:p>1.875</text:p>
          </table:table-cell>
          <table:table-cell table:style-name="ce34" table:content-validation-name="val1" office:value-type="string" calcext:value-type="string">
            <text:p>Structural</text:p>
          </table:table-cell>
          <table:table-cell table:style-name="ce37" table:formula="of:=IF(IFERROR(SEARCH(&quot;zDeprecated&quot;;[.B560]));-1;[.F560]*VLOOKUP([.G560];[$'CO$ Methodology Parts'.$A$12:.$E$57];5;1))" office:value-type="float" office:value="3900" calcext:value-type="float">
            <text:p>3900</text:p>
          </table:table-cell>
          <table:table-cell table:style-name="ce40"/>
          <table:table-cell table:number-columns-repeated="1015"/>
        </table:table-row>
        <table:table-row table:style-name="ro1">
          <table:table-cell table:style-name="ce2" office:value-type="string" calcext:value-type="string">
            <text:p>Size4_EngineAdapter_01.cfg</text:p>
          </table:table-cell>
          <table:table-cell table:style-name="ce23" office:value-type="string" calcext:value-type="string">
            <text:p>/home/oscar/Downloads/Kspaceconnect/ksp/GameData/SquadExpansion/MakingHistory/Parts/FuelTank/Size4_EngineAdapter_01.cfg</text:p>
          </table:table-cell>
          <table:table-cell table:style-name="ce26" office:value-type="float" office:value="4869" calcext:value-type="float">
            <text:p>4869</text:p>
          </table:table-cell>
          <table:table-cell table:style-name="ce26" office:value-type="string" calcext:value-type="string">
            <text:p>Size4_EngineAdapter_01</text:p>
          </table:table-cell>
          <table:table-cell table:style-name="ce26" table:formula="of:=IFERROR(__xludf.dummyfunction(&quot;IF(ISBLANK(B561),&quot;&quot;RESSOURCE&quot;&quot;,REGEXEXTRACT(B561,&quot;&quot;GameData/(\w+)&quot;&quot;))&quot;);&quot;SquadExpansion&quot;)" office:value-type="string" office:string-value="SquadExpansion" calcext:value-type="string">
            <text:p>SquadExpansion</text:p>
          </table:table-cell>
          <table:table-cell table:style-name="ce30" office:value-type="float" office:value="5.625" calcext:value-type="float">
            <text:p>5.625</text:p>
          </table:table-cell>
          <table:table-cell table:style-name="ce34" table:content-validation-name="val1" office:value-type="string" calcext:value-type="string">
            <text:p>Tank</text:p>
          </table:table-cell>
          <table:table-cell table:style-name="ce37" table:formula="of:=IF(IFERROR(SEARCH(&quot;zDeprecated&quot;;[.B561]));-1;[.F561]*VLOOKUP([.G561];[$'CO$ Methodology Parts'.$A$12:.$E$57];5;1))" office:value-type="float" office:value="11700" calcext:value-type="float">
            <text:p>11700</text:p>
          </table:table-cell>
          <table:table-cell table:style-name="ce40"/>
          <table:table-cell table:number-columns-repeated="1015"/>
        </table:table-row>
        <table:table-row table:style-name="ro1">
          <table:table-cell table:style-name="ce2" office:value-type="string" calcext:value-type="string">
            <text:p>Size4_Tank_01.cfg</text:p>
          </table:table-cell>
          <table:table-cell table:style-name="ce23" office:value-type="string" calcext:value-type="string">
            <text:p>/home/oscar/Downloads/Kspaceconnect/ksp/GameData/SquadExpansion/MakingHistory/Parts/FuelTank/Size4_Tank_01.cfg</text:p>
          </table:table-cell>
          <table:table-cell table:style-name="ce26" office:value-type="float" office:value="3462.4" calcext:value-type="float">
            <text:p>3462.4</text:p>
          </table:table-cell>
          <table:table-cell table:style-name="ce26" office:value-type="string" calcext:value-type="string">
            <text:p>Size4_Tank_01</text:p>
          </table:table-cell>
          <table:table-cell table:style-name="ce26" table:formula="of:=IFERROR(__xludf.dummyfunction(&quot;IF(ISBLANK(B562),&quot;&quot;RESSOURCE&quot;&quot;,REGEXEXTRACT(B562,&quot;&quot;GameData/(\w+)&quot;&quot;))&quot;);&quot;SquadExpansion&quot;)" office:value-type="string" office:string-value="SquadExpansion" calcext:value-type="string">
            <text:p>SquadExpansion</text:p>
          </table:table-cell>
          <table:table-cell table:style-name="ce30" office:value-type="float" office:value="4" calcext:value-type="float">
            <text:p>4</text:p>
          </table:table-cell>
          <table:table-cell table:style-name="ce34" table:content-validation-name="val1" office:value-type="string" calcext:value-type="string">
            <text:p>Tank</text:p>
          </table:table-cell>
          <table:table-cell table:style-name="ce37" table:formula="of:=IF(IFERROR(SEARCH(&quot;zDeprecated&quot;;[.B562]));-1;[.F562]*VLOOKUP([.G562];[$'CO$ Methodology Parts'.$A$12:.$E$57];5;1))" office:value-type="float" office:value="8320" calcext:value-type="float">
            <text:p>8320</text:p>
          </table:table-cell>
          <table:table-cell table:style-name="ce40"/>
          <table:table-cell table:number-columns-repeated="1015"/>
        </table:table-row>
        <table:table-row table:style-name="ro1">
          <table:table-cell table:style-name="ce2" office:value-type="string" calcext:value-type="string">
            <text:p>Size4_Tank_02.cfg</text:p>
          </table:table-cell>
          <table:table-cell table:style-name="ce23" office:value-type="string" calcext:value-type="string">
            <text:p>/home/oscar/Downloads/Kspaceconnect/ksp/GameData/SquadExpansion/MakingHistory/Parts/FuelTank/Size4_Tank_02.cfg</text:p>
          </table:table-cell>
          <table:table-cell table:style-name="ce26" office:value-type="float" office:value="6924.8" calcext:value-type="float">
            <text:p>6924.8</text:p>
          </table:table-cell>
          <table:table-cell table:style-name="ce26" office:value-type="string" calcext:value-type="string">
            <text:p>Size4_Tank_02</text:p>
          </table:table-cell>
          <table:table-cell table:style-name="ce26" table:formula="of:=IFERROR(__xludf.dummyfunction(&quot;IF(ISBLANK(B563),&quot;&quot;RESSOURCE&quot;&quot;,REGEXEXTRACT(B563,&quot;&quot;GameData/(\w+)&quot;&quot;))&quot;);&quot;SquadExpansion&quot;)" office:value-type="string" office:string-value="SquadExpansion" calcext:value-type="string">
            <text:p>SquadExpansion</text:p>
          </table:table-cell>
          <table:table-cell table:style-name="ce30" office:value-type="float" office:value="8" calcext:value-type="float">
            <text:p>8</text:p>
          </table:table-cell>
          <table:table-cell table:style-name="ce34" table:content-validation-name="val1" office:value-type="string" calcext:value-type="string">
            <text:p>Tank</text:p>
          </table:table-cell>
          <table:table-cell table:style-name="ce37" table:formula="of:=IF(IFERROR(SEARCH(&quot;zDeprecated&quot;;[.B563]));-1;[.F563]*VLOOKUP([.G563];[$'CO$ Methodology Parts'.$A$12:.$E$57];5;1))" office:value-type="float" office:value="16640" calcext:value-type="float">
            <text:p>16640</text:p>
          </table:table-cell>
          <table:table-cell table:style-name="ce40"/>
          <table:table-cell table:number-columns-repeated="1015"/>
        </table:table-row>
        <table:table-row table:style-name="ro1">
          <table:table-cell table:style-name="ce2" office:value-type="string" calcext:value-type="string">
            <text:p>Size4_Tank_03.cfg</text:p>
          </table:table-cell>
          <table:table-cell table:style-name="ce23" office:value-type="string" calcext:value-type="string">
            <text:p>/home/oscar/Downloads/Kspaceconnect/ksp/GameData/SquadExpansion/MakingHistory/Parts/FuelTank/Size4_Tank_03.cfg</text:p>
          </table:table-cell>
          <table:table-cell table:style-name="ce26" office:value-type="float" office:value="13849.6" calcext:value-type="float">
            <text:p>13849.6</text:p>
          </table:table-cell>
          <table:table-cell table:style-name="ce26" office:value-type="string" calcext:value-type="string">
            <text:p>Size4_Tank_03</text:p>
          </table:table-cell>
          <table:table-cell table:style-name="ce26" table:formula="of:=IFERROR(__xludf.dummyfunction(&quot;IF(ISBLANK(B564),&quot;&quot;RESSOURCE&quot;&quot;,REGEXEXTRACT(B564,&quot;&quot;GameData/(\w+)&quot;&quot;))&quot;);&quot;SquadExpansion&quot;)" office:value-type="string" office:string-value="SquadExpansion" calcext:value-type="string">
            <text:p>SquadExpansion</text:p>
          </table:table-cell>
          <table:table-cell table:style-name="ce30" office:value-type="float" office:value="16" calcext:value-type="float">
            <text:p>16</text:p>
          </table:table-cell>
          <table:table-cell table:style-name="ce34" table:content-validation-name="val1" office:value-type="string" calcext:value-type="string">
            <text:p>Tank</text:p>
          </table:table-cell>
          <table:table-cell table:style-name="ce37" table:formula="of:=IF(IFERROR(SEARCH(&quot;zDeprecated&quot;;[.B564]));-1;[.F564]*VLOOKUP([.G564];[$'CO$ Methodology Parts'.$A$12:.$E$57];5;1))" office:value-type="float" office:value="33280" calcext:value-type="float">
            <text:p>33280</text:p>
          </table:table-cell>
          <table:table-cell table:style-name="ce40"/>
          <table:table-cell table:number-columns-repeated="1015"/>
        </table:table-row>
        <table:table-row table:style-name="ro1">
          <table:table-cell table:style-name="ce2" office:value-type="string" calcext:value-type="string">
            <text:p>Size4_Tank_04.cfg</text:p>
          </table:table-cell>
          <table:table-cell table:style-name="ce23" office:value-type="string" calcext:value-type="string">
            <text:p>/home/oscar/Downloads/Kspaceconnect/ksp/GameData/SquadExpansion/MakingHistory/Parts/FuelTank/Size4_Tank_04.cfg</text:p>
          </table:table-cell>
          <table:table-cell table:style-name="ce26" office:value-type="float" office:value="27699.2" calcext:value-type="float">
            <text:p>27699.2</text:p>
          </table:table-cell>
          <table:table-cell table:style-name="ce26" office:value-type="string" calcext:value-type="string">
            <text:p>Size4_Tank_04</text:p>
          </table:table-cell>
          <table:table-cell table:style-name="ce26" table:formula="of:=IFERROR(__xludf.dummyfunction(&quot;IF(ISBLANK(B565),&quot;&quot;RESSOURCE&quot;&quot;,REGEXEXTRACT(B565,&quot;&quot;GameData/(\w+)&quot;&quot;))&quot;);&quot;SquadExpansion&quot;)" office:value-type="string" office:string-value="SquadExpansion" calcext:value-type="string">
            <text:p>SquadExpansion</text:p>
          </table:table-cell>
          <table:table-cell table:style-name="ce30" office:value-type="float" office:value="32" calcext:value-type="float">
            <text:p>32</text:p>
          </table:table-cell>
          <table:table-cell table:style-name="ce34" table:content-validation-name="val1" office:value-type="string" calcext:value-type="string">
            <text:p>Tank</text:p>
          </table:table-cell>
          <table:table-cell table:style-name="ce37" table:formula="of:=IF(IFERROR(SEARCH(&quot;zDeprecated&quot;;[.B565]));-1;[.F565]*VLOOKUP([.G565];[$'CO$ Methodology Parts'.$A$12:.$E$57];5;1))" office:value-type="float" office:value="66560" calcext:value-type="float">
            <text:p>66560</text:p>
          </table:table-cell>
          <table:table-cell table:style-name="ce40"/>
          <table:table-cell table:number-columns-repeated="1015"/>
        </table:table-row>
        <table:table-row table:style-name="ro1">
          <table:table-cell table:style-name="ce2" office:value-type="string" calcext:value-type="string">
            <text:p>smallCargoContainer.cfg</text:p>
          </table:table-cell>
          <table:table-cell table:style-name="ce23" office:value-type="string" calcext:value-type="string">
            <text:p>/home/oscar/Downloads/Kspaceconnect/ksp/GameData/Squad/Parts/Cargo/CargoContainers/smallCargoContainer.cfg</text:p>
          </table:table-cell>
          <table:table-cell table:style-name="ce26" office:value-type="float" office:value="200" calcext:value-type="float">
            <text:p>200</text:p>
          </table:table-cell>
          <table:table-cell table:style-name="ce26" office:value-type="string" calcext:value-type="string">
            <text:p>smallCargoContainer</text:p>
          </table:table-cell>
          <table:table-cell table:style-name="ce26" table:formula="of:=IFERROR(__xludf.dummyfunction(&quot;IF(ISBLANK(B566),&quot;&quot;RESSOURCE&quot;&quot;,REGEXEXTRACT(B566,&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566]));-1;[.F566]*VLOOKUP([.G566];[$'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smallClaw.cfg</text:p>
          </table:table-cell>
          <table:table-cell table:style-name="ce23" office:value-type="string" calcext:value-type="string">
            <text:p>/home/oscar/Downloads/Kspaceconnect/ksp/GameData/Squad/Parts/Utility/smallClaw/smallClaw.cfg</text:p>
          </table:table-cell>
          <table:table-cell table:style-name="ce26" office:value-type="float" office:value="315" calcext:value-type="float">
            <text:p>315</text:p>
          </table:table-cell>
          <table:table-cell table:style-name="ce26" office:value-type="string" calcext:value-type="string">
            <text:p>smallClaw</text:p>
          </table:table-cell>
          <table:table-cell table:style-name="ce26" table:formula="of:=IFERROR(__xludf.dummyfunction(&quot;IF(ISBLANK(B567),&quot;&quot;RESSOURCE&quot;&quot;,REGEXEXTRACT(B567,&quot;&quot;GameData/(\w+)&quot;&quot;))&quot;);&quot;Squad&quot;)" office:value-type="string" office:string-value="Squad" calcext:value-type="string">
            <text:p>Squad</text:p>
          </table:table-cell>
          <table:table-cell table:style-name="ce30" office:value-type="float" office:value="0.03" calcext:value-type="float">
            <text:p>0.03</text:p>
          </table:table-cell>
          <table:table-cell table:style-name="ce34" table:content-validation-name="val1" office:value-type="string" calcext:value-type="string">
            <text:p>Structural</text:p>
          </table:table-cell>
          <table:table-cell table:style-name="ce37" table:formula="of:=IF(IFERROR(SEARCH(&quot;zDeprecated&quot;;[.B567]));-1;[.F567]*VLOOKUP([.G567];[$'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elevon4.cfg</text:p>
          </table:table-cell>
          <table:table-cell table:style-name="ce23" office:value-type="string" calcext:value-type="string">
            <text:p>/home/oscar/Downloads/Kspaceconnect/ksp/GameData/Squad/Parts/Aero/wings/elevon4.cfg</text:p>
          </table:table-cell>
          <table:table-cell table:style-name="ce26" office:value-type="float" office:value="400" calcext:value-type="float">
            <text:p>400</text:p>
          </table:table-cell>
          <table:table-cell table:style-name="ce26" office:value-type="string" calcext:value-type="string">
            <text:p>smallCtrlSrf</text:p>
          </table:table-cell>
          <table:table-cell table:style-name="ce26" table:formula="of:=IFERROR(__xludf.dummyfunction(&quot;IF(ISBLANK(B568),&quot;&quot;RESSOURCE&quot;&quot;,REGEXEXTRACT(B568,&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Wing</text:p>
          </table:table-cell>
          <table:table-cell table:style-name="ce37" table:formula="of:=IF(IFERROR(SEARCH(&quot;zDeprecated&quot;;[.B568]));-1;[.F568]*VLOOKUP([.G568];[$'CO$ Methodology Parts'.$A$12:.$E$57];5;1))" office:value-type="float" office:value="356.9" calcext:value-type="float">
            <text:p>356.9</text:p>
          </table:table-cell>
          <table:table-cell table:style-name="ce40"/>
          <table:table-cell table:number-columns-repeated="1015"/>
        </table:table-row>
        <table:table-row table:style-name="ro1">
          <table:table-cell table:style-name="ce2" office:value-type="string" calcext:value-type="string">
            <text:p>smallFanBlade.cfg</text:p>
          </table:table-cell>
          <table:table-cell table:style-name="ce23" office:value-type="string" calcext:value-type="string">
            <text:p>/home/oscar/Downloads/Kspaceconnect/ksp/GameData/SquadExpansion/Serenity/Parts/Propellers/smallFanBlade.cfg</text:p>
          </table:table-cell>
          <table:table-cell table:style-name="ce26" office:value-type="float" office:value="150" calcext:value-type="float">
            <text:p>150</text:p>
          </table:table-cell>
          <table:table-cell table:style-name="ce26" office:value-type="string" calcext:value-type="string">
            <text:p>smallFanBlade</text:p>
          </table:table-cell>
          <table:table-cell table:style-name="ce26" table:formula="of:=IFERROR(__xludf.dummyfunction(&quot;IF(ISBLANK(B569),&quot;&quot;RESSOURCE&quot;&quot;,REGEXEXTRACT(B569,&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Fan Blade</text:p>
          </table:table-cell>
          <table:table-cell table:style-name="ce37" table:formula="of:=IF(IFERROR(SEARCH(&quot;zDeprecated&quot;;[.B569]));-1;[.F569]*VLOOKUP([.G569];[$'CO$ Methodology Parts'.$A$12:.$E$57];5;1))" office:value-type="float" office:value="294.5" calcext:value-type="float">
            <text:p>294.5</text:p>
          </table:table-cell>
          <table:table-cell table:style-name="ce40"/>
          <table:table-cell table:number-columns-repeated="1015"/>
        </table:table-row>
        <table:table-row table:style-name="ro1">
          <table:table-cell table:style-name="ce2" office:value-type="string" calcext:value-type="string">
            <text:p>GearSmall.cfg</text:p>
          </table:table-cell>
          <table:table-cell table:style-name="ce23" office:value-type="string" calcext:value-type="string">
            <text:p>/home/oscar/Downloads/Kspaceconnect/ksp/GameData/Squad/Parts/Wheel/LandingGear/GearSmall.cfg</text:p>
          </table:table-cell>
          <table:table-cell table:style-name="ce26" office:value-type="float" office:value="600" calcext:value-type="float">
            <text:p>600</text:p>
          </table:table-cell>
          <table:table-cell table:style-name="ce26" office:value-type="string" calcext:value-type="string">
            <text:p>SmallGearBay</text:p>
          </table:table-cell>
          <table:table-cell table:style-name="ce26" table:formula="of:=IFERROR(__xludf.dummyfunction(&quot;IF(ISBLANK(B570),&quot;&quot;RESSOURCE&quot;&quot;,REGEXEXTRACT(B570,&quot;&quot;GameData/(\w+)&quot;&quot;))&quot;);&quot;Squad&quot;)" office:value-type="string" office:string-value="Squad" calcext:value-type="string">
            <text:p>Squad</text:p>
          </table:table-cell>
          <table:table-cell table:style-name="ce30" office:value-type="float" office:value="0.045" calcext:value-type="float">
            <text:p>0.045</text:p>
          </table:table-cell>
          <table:table-cell table:style-name="ce34" table:content-validation-name="val1" office:value-type="string" calcext:value-type="string">
            <text:p>Wheel</text:p>
          </table:table-cell>
          <table:table-cell table:style-name="ce37" table:formula="of:=IF(IFERROR(SEARCH(&quot;zDeprecated&quot;;[.B570]));-1;[.F570]*VLOOKUP([.G570];[$'CO$ Methodology Parts'.$A$12:.$E$57];5;1))" office:value-type="float" office:value="651.5953488" calcext:value-type="float">
            <text:p>651.5953488</text:p>
          </table:table-cell>
          <table:table-cell table:style-name="ce40"/>
          <table:table-cell table:number-columns-repeated="1015"/>
        </table:table-row>
        <table:table-row table:style-name="ro1">
          <table:table-cell table:style-name="ce2" office:value-type="string" calcext:value-type="string">
            <text:p>smallHardpoint.cfg</text:p>
          </table:table-cell>
          <table:table-cell table:style-name="ce23" office:value-type="string" calcext:value-type="string">
            <text:p>/home/oscar/Downloads/Kspaceconnect/ksp/GameData/Squad/Parts/Structural/structuralPylons/smallHardpoint.cfg</text:p>
          </table:table-cell>
          <table:table-cell table:style-name="ce26" office:value-type="float" office:value="60" calcext:value-type="float">
            <text:p>60</text:p>
          </table:table-cell>
          <table:table-cell table:style-name="ce26" office:value-type="string" calcext:value-type="string">
            <text:p>smallHardpoint</text:p>
          </table:table-cell>
          <table:table-cell table:style-name="ce26" table:formula="of:=IFERROR(__xludf.dummyfunction(&quot;IF(ISBLANK(B571),&quot;&quot;RESSOURCE&quot;&quot;,REGEXEXTRACT(B571,&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571]));-1;[.F571]*VLOOKUP([.G571];[$'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smallHeliBlade.cfg</text:p>
          </table:table-cell>
          <table:table-cell table:style-name="ce23" office:value-type="string" calcext:value-type="string">
            <text:p>/home/oscar/Downloads/Kspaceconnect/ksp/GameData/SquadExpansion/Serenity/Parts/Propellers/smallHeliBlade.cfg</text:p>
          </table:table-cell>
          <table:table-cell table:style-name="ce26" office:value-type="float" office:value="100" calcext:value-type="float">
            <text:p>100</text:p>
          </table:table-cell>
          <table:table-cell table:style-name="ce26" office:value-type="string" calcext:value-type="string">
            <text:p>smallHeliBlade</text:p>
          </table:table-cell>
          <table:table-cell table:style-name="ce26" table:formula="of:=IFERROR(__xludf.dummyfunction(&quot;IF(ISBLANK(B572),&quot;&quot;RESSOURCE&quot;&quot;,REGEXEXTRACT(B572,&quot;&quot;GameData/(\w+)&quot;&quot;))&quot;);&quot;SquadExpansion&quot;)" office:value-type="string" office:string-value="SquadExpansion" calcext:value-type="string">
            <text:p>SquadExpansion</text:p>
          </table:table-cell>
          <table:table-cell table:style-name="ce30" office:value-type="float" office:value="0.015" calcext:value-type="float">
            <text:p>0.015</text:p>
          </table:table-cell>
          <table:table-cell table:style-name="ce34" table:content-validation-name="val1" office:value-type="string" calcext:value-type="string">
            <text:p>Fan Blade</text:p>
          </table:table-cell>
          <table:table-cell table:style-name="ce37" table:formula="of:=IF(IFERROR(SEARCH(&quot;zDeprecated&quot;;[.B572]));-1;[.F572]*VLOOKUP([.G572];[$'CO$ Methodology Parts'.$A$12:.$E$57];5;1))" office:value-type="float" office:value="441.75" calcext:value-type="float">
            <text:p>441.75</text:p>
          </table:table-cell>
          <table:table-cell table:style-name="ce40"/>
          <table:table-cell table:number-columns-repeated="1015"/>
        </table:table-row>
        <table:table-row table:style-name="ro1">
          <table:table-cell table:style-name="ce2" office:value-type="string" calcext:value-type="string">
            <text:p>smallPropeller.cfg</text:p>
          </table:table-cell>
          <table:table-cell table:style-name="ce23" office:value-type="string" calcext:value-type="string">
            <text:p>/home/oscar/Downloads/Kspaceconnect/ksp/GameData/SquadExpansion/Serenity/Parts/Propellers/smallPropeller.cfg</text:p>
          </table:table-cell>
          <table:table-cell table:style-name="ce26" office:value-type="float" office:value="75" calcext:value-type="float">
            <text:p>75</text:p>
          </table:table-cell>
          <table:table-cell table:style-name="ce26" office:value-type="string" calcext:value-type="string">
            <text:p>smallPropeller</text:p>
          </table:table-cell>
          <table:table-cell table:style-name="ce26" table:formula="of:=IFERROR(__xludf.dummyfunction(&quot;IF(ISBLANK(B573),&quot;&quot;RESSOURCE&quot;&quot;,REGEXEXTRACT(B573,&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Fan Blade</text:p>
          </table:table-cell>
          <table:table-cell table:style-name="ce37" table:formula="of:=IF(IFERROR(SEARCH(&quot;zDeprecated&quot;;[.B573]));-1;[.F573]*VLOOKUP([.G573];[$'CO$ Methodology Parts'.$A$12:.$E$57];5;1))" office:value-type="float" office:value="294.5" calcext:value-type="float">
            <text:p>294.5</text:p>
          </table:table-cell>
          <table:table-cell table:style-name="ce40"/>
          <table:table-cell table:number-columns-repeated="1015"/>
        </table:table-row>
        <table:table-row table:style-name="ro1">
          <table:table-cell table:style-name="ce2" office:value-type="string" calcext:value-type="string">
            <text:p>liquidEngine24-77.cfg</text:p>
          </table:table-cell>
          <table:table-cell table:style-name="ce23" office:value-type="string" calcext:value-type="string">
            <text:p>/home/oscar/Downloads/Kspaceconnect/ksp/GameData/Squad/Parts/Engine/liquidEngine24-77/liquidEngine24-77.cfg</text:p>
          </table:table-cell>
          <table:table-cell table:style-name="ce26" office:value-type="float" office:value="400" calcext:value-type="float">
            <text:p>400</text:p>
          </table:table-cell>
          <table:table-cell table:style-name="ce26" office:value-type="string" calcext:value-type="string">
            <text:p>smallRadialEngine</text:p>
          </table:table-cell>
          <table:table-cell table:style-name="ce26" table:formula="of:=IFERROR(__xludf.dummyfunction(&quot;IF(ISBLANK(B574),&quot;&quot;RESSOURCE&quot;&quot;,REGEXEXTRACT(B574,&quot;&quot;GameData/(\w+)&quot;&quot;))&quot;);&quot;Squad&quot;)" office:value-type="string" office:string-value="Squad" calcext:value-type="string">
            <text:p>Squad</text:p>
          </table:table-cell>
          <table:table-cell table:style-name="ce30" office:value-type="float" office:value="0.09" calcext:value-type="float">
            <text:p>0.09</text:p>
          </table:table-cell>
          <table:table-cell table:style-name="ce34" table:content-validation-name="val1" office:value-type="string" calcext:value-type="string">
            <text:p>Engine</text:p>
          </table:table-cell>
          <table:table-cell table:style-name="ce37" table:formula="of:=IF(IFERROR(SEARCH(&quot;zDeprecated&quot;;[.B574]));-1;[.F574]*VLOOKUP([.G574];[$'CO$ Methodology Parts'.$A$12:.$E$57];5;1))" office:value-type="float" office:value="410.3981395" calcext:value-type="float">
            <text:p>410.3981395</text:p>
          </table:table-cell>
          <table:table-cell table:style-name="ce40"/>
          <table:table-cell table:number-columns-repeated="1015"/>
        </table:table-row>
        <table:table-row table:style-name="ro1">
          <table:table-cell table:style-name="ce2" office:value-type="string" calcext:value-type="string">
            <text:p>liquidEngine24-77_v2.cfg</text:p>
          </table:table-cell>
          <table:table-cell table:style-name="ce23" office:value-type="string" calcext:value-type="string">
            <text:p>/home/oscar/Downloads/Kspaceconnect/ksp/GameData/Squad/Parts/Engine/liquidEngine24-77_v2/liquidEngine24-77_v2.cfg</text:p>
          </table:table-cell>
          <table:table-cell table:style-name="ce26" office:value-type="float" office:value="230" calcext:value-type="float">
            <text:p>230</text:p>
          </table:table-cell>
          <table:table-cell table:style-name="ce26" office:value-type="string" calcext:value-type="string">
            <text:p>smallRadialEngine_v2</text:p>
          </table:table-cell>
          <table:table-cell table:style-name="ce26" table:formula="of:=IFERROR(__xludf.dummyfunction(&quot;IF(ISBLANK(B575),&quot;&quot;RESSOURCE&quot;&quot;,REGEXEXTRACT(B575,&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Engine</text:p>
          </table:table-cell>
          <table:table-cell table:style-name="ce37" table:formula="of:=IF(IFERROR(SEARCH(&quot;zDeprecated&quot;;[.B575]));-1;[.F575]*VLOOKUP([.G575];[$'CO$ Methodology Parts'.$A$12:.$E$57];5;1))" office:value-type="float" office:value="364.7983463" calcext:value-type="float">
            <text:p>364.7983463</text:p>
          </table:table-cell>
          <table:table-cell table:style-name="ce40"/>
          <table:table-cell table:number-columns-repeated="1015"/>
        </table:table-row>
        <table:table-row table:style-name="ro1">
          <table:table-cell table:style-name="ce2" office:value-type="string" calcext:value-type="string">
            <text:p>SmallTank.cfg</text:p>
          </table:table-cell>
          <table:table-cell table:style-name="ce23" office:value-type="string" calcext:value-type="string">
            <text:p>/home/oscar/Downloads/Kspaceconnect/ksp/GameData/Squad/Parts/Resources/SmallTank/SmallTank.cfg</text:p>
          </table:table-cell>
          <table:table-cell table:style-name="ce26" office:value-type="float" office:value="994" calcext:value-type="float">
            <text:p>994</text:p>
          </table:table-cell>
          <table:table-cell table:style-name="ce26" office:value-type="string" calcext:value-type="string">
            <text:p>SmallTank</text:p>
          </table:table-cell>
          <table:table-cell table:style-name="ce26" table:formula="of:=IFERROR(__xludf.dummyfunction(&quot;IF(ISBLANK(B576),&quot;&quot;RESSOURCE&quot;&quot;,REGEXEXTRACT(B576,&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Tank</text:p>
          </table:table-cell>
          <table:table-cell table:style-name="ce37" table:formula="of:=IF(IFERROR(SEARCH(&quot;zDeprecated&quot;;[.B576]));-1;[.F576]*VLOOKUP([.G576];[$'CO$ Methodology Parts'.$A$12:.$E$57];5;1))" office:value-type="float" office:value="1040" calcext:value-type="float">
            <text:p>1040</text:p>
          </table:table-cell>
          <table:table-cell table:style-name="ce40"/>
          <table:table-cell table:number-columns-repeated="1015"/>
        </table:table-row>
        <table:table-row table:style-name="ro1">
          <table:table-cell table:style-name="ce2" office:value-type="string" calcext:value-type="string">
            <text:p>OX-10C.cfg</text:p>
          </table:table-cell>
          <table:table-cell table:style-name="ce23" office:value-type="string" calcext:value-type="string">
            <text:p>/home/oscar/Downloads/Kspaceconnect/ksp/GameData/Squad/Parts/Electrical/10CSolarPanels/OX-10C.cfg</text:p>
          </table:table-cell>
          <table:table-cell table:style-name="ce26" office:value-type="float" office:value="1200" calcext:value-type="float">
            <text:p>1200</text:p>
          </table:table-cell>
          <table:table-cell table:style-name="ce26" office:value-type="string" calcext:value-type="string">
            <text:p>solarPanelOX10C</text:p>
          </table:table-cell>
          <table:table-cell table:style-name="ce26" table:formula="of:=IFERROR(__xludf.dummyfunction(&quot;IF(ISBLANK(B577),&quot;&quot;RESSOURCE&quot;&quot;,REGEXEXTRACT(B577,&quot;&quot;GameData/(\w+)&quot;&quot;))&quot;);&quot;Squad&quot;)" office:value-type="string" office:string-value="Squad" calcext:value-type="string">
            <text:p>Squad</text:p>
          </table:table-cell>
          <table:table-cell table:style-name="ce30" office:value-type="float" office:value="0.09" calcext:value-type="float">
            <text:p>0.09</text:p>
          </table:table-cell>
          <table:table-cell table:style-name="ce34" table:content-validation-name="val1" office:value-type="string" calcext:value-type="string">
            <text:p>Solar Panel</text:p>
          </table:table-cell>
          <table:table-cell table:style-name="ce37" table:formula="of:=IF(IFERROR(SEARCH(&quot;zDeprecated&quot;;[.B577]));-1;[.F577]*VLOOKUP([.G577];[$'CO$ Methodology Parts'.$A$12:.$E$57];5;1))" office:value-type="float" office:value="2419.181395" calcext:value-type="float">
            <text:p>2419.181395</text:p>
          </table:table-cell>
          <table:table-cell table:style-name="ce40"/>
          <table:table-cell table:number-columns-repeated="1015"/>
        </table:table-row>
        <table:table-row table:style-name="ro1">
          <table:table-cell table:style-name="ce2" office:value-type="string" calcext:value-type="string">
            <text:p>OX-10L.cfg</text:p>
          </table:table-cell>
          <table:table-cell table:style-name="ce23" office:value-type="string" calcext:value-type="string">
            <text:p>/home/oscar/Downloads/Kspaceconnect/ksp/GameData/Squad/Parts/Electrical/10LSolarPanels/OX-10L.cfg</text:p>
          </table:table-cell>
          <table:table-cell table:style-name="ce26" office:value-type="float" office:value="1200" calcext:value-type="float">
            <text:p>1200</text:p>
          </table:table-cell>
          <table:table-cell table:style-name="ce26" office:value-type="string" calcext:value-type="string">
            <text:p>solarPanelOX10L</text:p>
          </table:table-cell>
          <table:table-cell table:style-name="ce26" table:formula="of:=IFERROR(__xludf.dummyfunction(&quot;IF(ISBLANK(B578),&quot;&quot;RESSOURCE&quot;&quot;,REGEXEXTRACT(B578,&quot;&quot;GameData/(\w+)&quot;&quot;))&quot;);&quot;Squad&quot;)" office:value-type="string" office:string-value="Squad" calcext:value-type="string">
            <text:p>Squad</text:p>
          </table:table-cell>
          <table:table-cell table:style-name="ce30" office:value-type="float" office:value="0.09" calcext:value-type="float">
            <text:p>0.09</text:p>
          </table:table-cell>
          <table:table-cell table:style-name="ce34" table:content-validation-name="val1" office:value-type="string" calcext:value-type="string">
            <text:p>Solar Panel</text:p>
          </table:table-cell>
          <table:table-cell table:style-name="ce37" table:formula="of:=IF(IFERROR(SEARCH(&quot;zDeprecated&quot;;[.B578]));-1;[.F578]*VLOOKUP([.G578];[$'CO$ Methodology Parts'.$A$12:.$E$57];5;1))" office:value-type="float" office:value="2419.181395" calcext:value-type="float">
            <text:p>2419.181395</text:p>
          </table:table-cell>
          <table:table-cell table:style-name="ce40"/>
          <table:table-cell table:number-columns-repeated="1015"/>
        </table:table-row>
        <table:table-row table:style-name="ro1">
          <table:table-cell table:style-name="ce2" office:value-type="string" calcext:value-type="string">
            <text:p>3x2ShroudSolarPanels.cfg</text:p>
          </table:table-cell>
          <table:table-cell table:style-name="ce23" office:value-type="string" calcext:value-type="string">
            <text:p>/home/oscar/Downloads/Kspaceconnect/ksp/GameData/Squad/Parts/Electrical/3x2ShroudSolarPanels/3x2ShroudSolarPanels.cfg</text:p>
          </table:table-cell>
          <table:table-cell table:style-name="ce26" office:value-type="float" office:value="440" calcext:value-type="float">
            <text:p>440</text:p>
          </table:table-cell>
          <table:table-cell table:style-name="ce26" office:value-type="string" calcext:value-type="string">
            <text:p>solarPanels1</text:p>
          </table:table-cell>
          <table:table-cell table:style-name="ce26" table:formula="of:=IFERROR(__xludf.dummyfunction(&quot;IF(ISBLANK(B579),&quot;&quot;RESSOURCE&quot;&quot;,REGEXEXTRACT(B579,&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Solar Panel</text:p>
          </table:table-cell>
          <table:table-cell table:style-name="ce37" table:formula="of:=IF(IFERROR(SEARCH(&quot;zDeprecated&quot;;[.B579]));-1;[.F579]*VLOOKUP([.G579];[$'CO$ Methodology Parts'.$A$12:.$E$57];5;1))" office:value-type="float" office:value="671.994832" calcext:value-type="float">
            <text:p>671.994832</text:p>
          </table:table-cell>
          <table:table-cell table:style-name="ce40"/>
          <table:table-cell table:number-columns-repeated="1015"/>
        </table:table-row>
        <table:table-row table:style-name="ro1">
          <table:table-cell table:style-name="ce2" office:value-type="string" calcext:value-type="string">
            <text:p>1x6ShroudSolarPanels.cfg</text:p>
          </table:table-cell>
          <table:table-cell table:style-name="ce23" office:value-type="string" calcext:value-type="string">
            <text:p>/home/oscar/Downloads/Kspaceconnect/ksp/GameData/Squad/Parts/Electrical/1x6ShroudSolarPanels/1x6ShroudSolarPanels.cfg</text:p>
          </table:table-cell>
          <table:table-cell table:style-name="ce26" office:value-type="float" office:value="440" calcext:value-type="float">
            <text:p>440</text:p>
          </table:table-cell>
          <table:table-cell table:style-name="ce26" office:value-type="string" calcext:value-type="string">
            <text:p>solarPanels2</text:p>
          </table:table-cell>
          <table:table-cell table:style-name="ce26" table:formula="of:=IFERROR(__xludf.dummyfunction(&quot;IF(ISBLANK(B580),&quot;&quot;RESSOURCE&quot;&quot;,REGEXEXTRACT(B580,&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Solar Panel</text:p>
          </table:table-cell>
          <table:table-cell table:style-name="ce37" table:formula="of:=IF(IFERROR(SEARCH(&quot;zDeprecated&quot;;[.B580]));-1;[.F580]*VLOOKUP([.G580];[$'CO$ Methodology Parts'.$A$12:.$E$57];5;1))" office:value-type="float" office:value="671.994832" calcext:value-type="float">
            <text:p>671.994832</text:p>
          </table:table-cell>
          <table:table-cell table:style-name="ce40"/>
          <table:table-cell table:number-columns-repeated="1015"/>
        </table:table-row>
        <table:table-row table:style-name="ro1">
          <table:table-cell table:style-name="ce2" office:value-type="string" calcext:value-type="string">
            <text:p>3x2SolarPanels.cfg</text:p>
          </table:table-cell>
          <table:table-cell table:style-name="ce23" office:value-type="string" calcext:value-type="string">
            <text:p>/home/oscar/Downloads/Kspaceconnect/ksp/GameData/Squad/Parts/Electrical/3x2SolarPanels/3x2SolarPanels.cfg</text:p>
          </table:table-cell>
          <table:table-cell table:style-name="ce26" office:value-type="float" office:value="380" calcext:value-type="float">
            <text:p>380</text:p>
          </table:table-cell>
          <table:table-cell table:style-name="ce26" office:value-type="string" calcext:value-type="string">
            <text:p>solarPanels3</text:p>
          </table:table-cell>
          <table:table-cell table:style-name="ce26" table:formula="of:=IFERROR(__xludf.dummyfunction(&quot;IF(ISBLANK(B581),&quot;&quot;RESSOURCE&quot;&quot;,REGEXEXTRACT(B581,&quot;&quot;GameData/(\w+)&quot;&quot;))&quot;);&quot;Squad&quot;)" office:value-type="string" office:string-value="Squad" calcext:value-type="string">
            <text:p>Squad</text:p>
          </table:table-cell>
          <table:table-cell table:style-name="ce30" office:value-type="float" office:value="0.0175" calcext:value-type="float">
            <text:p>0.0175</text:p>
          </table:table-cell>
          <table:table-cell table:style-name="ce34" table:content-validation-name="val1" office:value-type="string" calcext:value-type="string">
            <text:p>Solar Panel</text:p>
          </table:table-cell>
          <table:table-cell table:style-name="ce37" table:formula="of:=IF(IFERROR(SEARCH(&quot;zDeprecated&quot;;[.B581]));-1;[.F581]*VLOOKUP([.G581];[$'CO$ Methodology Parts'.$A$12:.$E$57];5;1))" office:value-type="float" office:value="470.3963824" calcext:value-type="float">
            <text:p>470.3963824</text:p>
          </table:table-cell>
          <table:table-cell table:style-name="ce40"/>
          <table:table-cell table:number-columns-repeated="1015"/>
        </table:table-row>
        <table:table-row table:style-name="ro1">
          <table:table-cell table:style-name="ce2" office:value-type="string" calcext:value-type="string">
            <text:p>1x6SolarPanels.cfg</text:p>
          </table:table-cell>
          <table:table-cell table:style-name="ce23" office:value-type="string" calcext:value-type="string">
            <text:p>/home/oscar/Downloads/Kspaceconnect/ksp/GameData/Squad/Parts/Electrical/1x6SolarPanels/1x6SolarPanels.cfg</text:p>
          </table:table-cell>
          <table:table-cell table:style-name="ce26" office:value-type="float" office:value="380" calcext:value-type="float">
            <text:p>380</text:p>
          </table:table-cell>
          <table:table-cell table:style-name="ce26" office:value-type="string" calcext:value-type="string">
            <text:p>solarPanels4</text:p>
          </table:table-cell>
          <table:table-cell table:style-name="ce26" table:formula="of:=IFERROR(__xludf.dummyfunction(&quot;IF(ISBLANK(B582),&quot;&quot;RESSOURCE&quot;&quot;,REGEXEXTRACT(B582,&quot;&quot;GameData/(\w+)&quot;&quot;))&quot;);&quot;Squad&quot;)" office:value-type="string" office:string-value="Squad" calcext:value-type="string">
            <text:p>Squad</text:p>
          </table:table-cell>
          <table:table-cell table:style-name="ce30" office:value-type="float" office:value="0.0175" calcext:value-type="float">
            <text:p>0.0175</text:p>
          </table:table-cell>
          <table:table-cell table:style-name="ce34" table:content-validation-name="val1" office:value-type="string" calcext:value-type="string">
            <text:p>Solar Panel</text:p>
          </table:table-cell>
          <table:table-cell table:style-name="ce37" table:formula="of:=IF(IFERROR(SEARCH(&quot;zDeprecated&quot;;[.B582]));-1;[.F582]*VLOOKUP([.G582];[$'CO$ Methodology Parts'.$A$12:.$E$57];5;1))" office:value-type="float" office:value="470.3963824" calcext:value-type="float">
            <text:p>470.3963824</text:p>
          </table:table-cell>
          <table:table-cell table:style-name="ce40"/>
          <table:table-cell table:number-columns-repeated="1015"/>
        </table:table-row>
        <table:table-row table:style-name="ro1">
          <table:table-cell table:style-name="ce2" office:value-type="string" calcext:value-type="string">
            <text:p>radialFlatSolarPanel.cfg</text:p>
          </table:table-cell>
          <table:table-cell table:style-name="ce23" office:value-type="string" calcext:value-type="string">
            <text:p>/home/oscar/Downloads/Kspaceconnect/ksp/GameData/Squad/Parts/Electrical/radialFlatSolarPanel/radialFlatSolarPanel.cfg</text:p>
          </table:table-cell>
          <table:table-cell table:style-name="ce26" office:value-type="float" office:value="75" calcext:value-type="float">
            <text:p>75</text:p>
          </table:table-cell>
          <table:table-cell table:style-name="ce26" office:value-type="string" calcext:value-type="string">
            <text:p>solarPanels5</text:p>
          </table:table-cell>
          <table:table-cell table:style-name="ce26" table:formula="of:=IFERROR(__xludf.dummyfunction(&quot;IF(ISBLANK(B583),&quot;&quot;RESSOURCE&quot;&quot;,REGEXEXTRACT(B583,&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olar Panel</text:p>
          </table:table-cell>
          <table:table-cell table:style-name="ce37" table:formula="of:=IF(IFERROR(SEARCH(&quot;zDeprecated&quot;;[.B583]));-1;[.F583]*VLOOKUP([.G583];[$'CO$ Methodology Parts'.$A$12:.$E$57];5;1))" office:value-type="float" office:value="134.3989664" calcext:value-type="float">
            <text:p>134.3989664</text:p>
          </table:table-cell>
          <table:table-cell table:style-name="ce40"/>
          <table:table-cell table:number-columns-repeated="1015"/>
        </table:table-row>
        <table:table-row table:style-name="ro1">
          <table:table-cell table:style-name="ce2" office:value-type="string" calcext:value-type="string">
            <text:p>SP-10C.cfg</text:p>
          </table:table-cell>
          <table:table-cell table:style-name="ce23" office:value-type="string" calcext:value-type="string">
            <text:p>/home/oscar/Downloads/Kspaceconnect/ksp/GameData/Squad/Parts/Electrical/10CSolarPanels/SP-10C.cfg</text:p>
          </table:table-cell>
          <table:table-cell table:style-name="ce26" office:value-type="float" office:value="1400" calcext:value-type="float">
            <text:p>1400</text:p>
          </table:table-cell>
          <table:table-cell table:style-name="ce26" office:value-type="string" calcext:value-type="string">
            <text:p>solarPanelSP10C</text:p>
          </table:table-cell>
          <table:table-cell table:style-name="ce26" table:formula="of:=IFERROR(__xludf.dummyfunction(&quot;IF(ISBLANK(B584),&quot;&quot;RESSOURCE&quot;&quot;,REGEXEXTRACT(B584,&quot;&quot;GameData/(\w+)&quot;&quot;))&quot;);&quot;Squad&quot;)" office:value-type="string" office:string-value="Squad" calcext:value-type="string">
            <text:p>Squad</text:p>
          </table:table-cell>
          <table:table-cell table:style-name="ce30" office:value-type="float" office:value="0.13" calcext:value-type="float">
            <text:p>0.13</text:p>
          </table:table-cell>
          <table:table-cell table:style-name="ce34" table:content-validation-name="val1" office:value-type="string" calcext:value-type="string">
            <text:p>Solar Panel</text:p>
          </table:table-cell>
          <table:table-cell table:style-name="ce37" table:formula="of:=IF(IFERROR(SEARCH(&quot;zDeprecated&quot;;[.B584]));-1;[.F584]*VLOOKUP([.G584];[$'CO$ Methodology Parts'.$A$12:.$E$57];5;1))" office:value-type="float" office:value="3494.373127" calcext:value-type="float">
            <text:p>3494.373127</text:p>
          </table:table-cell>
          <table:table-cell table:style-name="ce40"/>
          <table:table-cell table:number-columns-repeated="1015"/>
        </table:table-row>
        <table:table-row table:style-name="ro1">
          <table:table-cell table:style-name="ce2" office:value-type="string" calcext:value-type="string">
            <text:p>SP-10L.cfg</text:p>
          </table:table-cell>
          <table:table-cell table:style-name="ce23" office:value-type="string" calcext:value-type="string">
            <text:p>/home/oscar/Downloads/Kspaceconnect/ksp/GameData/Squad/Parts/Electrical/10LSolarPanels/SP-10L.cfg</text:p>
          </table:table-cell>
          <table:table-cell table:style-name="ce26" office:value-type="float" office:value="1400" calcext:value-type="float">
            <text:p>1400</text:p>
          </table:table-cell>
          <table:table-cell table:style-name="ce26" office:value-type="string" calcext:value-type="string">
            <text:p>solarPanelSP10L</text:p>
          </table:table-cell>
          <table:table-cell table:style-name="ce26" table:formula="of:=IFERROR(__xludf.dummyfunction(&quot;IF(ISBLANK(B585),&quot;&quot;RESSOURCE&quot;&quot;,REGEXEXTRACT(B585,&quot;&quot;GameData/(\w+)&quot;&quot;))&quot;);&quot;Squad&quot;)" office:value-type="string" office:string-value="Squad" calcext:value-type="string">
            <text:p>Squad</text:p>
          </table:table-cell>
          <table:table-cell table:style-name="ce30" office:value-type="float" office:value="0.13" calcext:value-type="float">
            <text:p>0.13</text:p>
          </table:table-cell>
          <table:table-cell table:style-name="ce34" table:content-validation-name="val1" office:value-type="string" calcext:value-type="string">
            <text:p>Solar Panel</text:p>
          </table:table-cell>
          <table:table-cell table:style-name="ce37" table:formula="of:=IF(IFERROR(SEARCH(&quot;zDeprecated&quot;;[.B585]));-1;[.F585]*VLOOKUP([.G585];[$'CO$ Methodology Parts'.$A$12:.$E$57];5;1))" office:value-type="float" office:value="3494.373127" calcext:value-type="float">
            <text:p>3494.373127</text:p>
          </table:table-cell>
          <table:table-cell table:style-name="ce40"/>
          <table:table-cell table:number-columns-repeated="1015"/>
        </table:table-row>
        <table:table-row table:style-name="ro1">
          <table:table-cell table:style-name="ce2" office:value-type="string" calcext:value-type="string">
            <text:p>solidBoosterRT-10.cfg</text:p>
          </table:table-cell>
          <table:table-cell table:style-name="ce23" office:value-type="string" calcext:value-type="string">
            <text:p>/home/oscar/Downloads/Kspaceconnect/ksp/GameData/Squad/zDeprecated/Parts/Engine/solidBoosterRT-10_v1/solidBoosterRT-10.cfg</text:p>
          </table:table-cell>
          <table:table-cell table:style-name="ce26" office:value-type="float" office:value="175" calcext:value-type="float">
            <text:p>175</text:p>
          </table:table-cell>
          <table:table-cell table:style-name="ce26" office:value-type="string" calcext:value-type="string">
            <text:p>solidBooster</text:p>
          </table:table-cell>
          <table:table-cell table:style-name="ce26" table:formula="of:=IFERROR(__xludf.dummyfunction(&quot;IF(ISBLANK(B586),&quot;&quot;RESSOURCE&quot;&quot;,REGEXEXTRACT(B586,&quot;&quot;GameData/(\w+)&quot;&quot;))&quot;);&quot;Squad&quot;)" office:value-type="string" office:string-value="Squad" calcext:value-type="string">
            <text:p>Squad</text:p>
          </table:table-cell>
          <table:table-cell table:style-name="ce30" office:value-type="float" office:value="0.75" calcext:value-type="float">
            <text:p>0.75</text:p>
          </table:table-cell>
          <table:table-cell table:style-name="ce34" table:content-validation-name="val1" office:value-type="string" calcext:value-type="string">
            <text:p>Booster</text:p>
          </table:table-cell>
          <table:table-cell table:style-name="ce37" table:formula="of:=IF(IFERROR(SEARCH(&quot;zDeprecated&quot;;[.B586]));-1;[.F586]*VLOOKUP([.G58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olidBoosterRT-5.cfg</text:p>
          </table:table-cell>
          <table:table-cell table:style-name="ce23" office:value-type="string" calcext:value-type="string">
            <text:p>/home/oscar/Downloads/Kspaceconnect/ksp/GameData/Squad/zDeprecated/Parts/Engine/solidBoosterRT-5_v1/solidBoosterRT-5.cfg</text:p>
          </table:table-cell>
          <table:table-cell table:style-name="ce26" office:value-type="float" office:value="116" calcext:value-type="float">
            <text:p>116</text:p>
          </table:table-cell>
          <table:table-cell table:style-name="ce26" office:value-type="string" calcext:value-type="string">
            <text:p>solidBooster_sm</text:p>
          </table:table-cell>
          <table:table-cell table:style-name="ce26" table:formula="of:=IFERROR(__xludf.dummyfunction(&quot;IF(ISBLANK(B587),&quot;&quot;RESSOURCE&quot;&quot;,REGEXEXTRACT(B587,&quot;&quot;GameData/(\w+)&quot;&quot;))&quot;);&quot;Squad&quot;)" office:value-type="string" office:string-value="Squad" calcext:value-type="string">
            <text:p>Squad</text:p>
          </table:table-cell>
          <table:table-cell table:style-name="ce30" office:value-type="float" office:value="0.45" calcext:value-type="float">
            <text:p>0.45</text:p>
          </table:table-cell>
          <table:table-cell table:style-name="ce34" table:content-validation-name="val1" office:value-type="string" calcext:value-type="string">
            <text:p>Booster</text:p>
          </table:table-cell>
          <table:table-cell table:style-name="ce37" table:formula="of:=IF(IFERROR(SEARCH(&quot;zDeprecated&quot;;[.B587]));-1;[.F587]*VLOOKUP([.G58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olidBoosterRT-5_v2.cfg</text:p>
          </table:table-cell>
          <table:table-cell table:style-name="ce23" office:value-type="string" calcext:value-type="string">
            <text:p>/home/oscar/Downloads/Kspaceconnect/ksp/GameData/Squad/Parts/Engine/Size1_SRBs/solidBoosterRT-5_v2.cfg</text:p>
          </table:table-cell>
          <table:table-cell table:style-name="ce26" office:value-type="float" office:value="116" calcext:value-type="float">
            <text:p>116</text:p>
          </table:table-cell>
          <table:table-cell table:style-name="ce26" office:value-type="string" calcext:value-type="string">
            <text:p>solidBooster_sm_v2</text:p>
          </table:table-cell>
          <table:table-cell table:style-name="ce26" table:formula="of:=IFERROR(__xludf.dummyfunction(&quot;IF(ISBLANK(B588),&quot;&quot;RESSOURCE&quot;&quot;,REGEXEXTRACT(B588,&quot;&quot;GameData/(\w+)&quot;&quot;))&quot;);&quot;Squad&quot;)" office:value-type="string" office:string-value="Squad" calcext:value-type="string">
            <text:p>Squad</text:p>
          </table:table-cell>
          <table:table-cell table:style-name="ce30" office:value-type="float" office:value="0.45" calcext:value-type="float">
            <text:p>0.45</text:p>
          </table:table-cell>
          <table:table-cell table:style-name="ce34" table:content-validation-name="val1" office:value-type="string" calcext:value-type="string">
            <text:p>Booster</text:p>
          </table:table-cell>
          <table:table-cell table:style-name="ce37" table:formula="of:=IF(IFERROR(SEARCH(&quot;zDeprecated&quot;;[.B588]));-1;[.F588]*VLOOKUP([.G588];[$'CO$ Methodology Parts'.$A$12:.$E$57];5;1))" office:value-type="float" office:value="1493.995349" calcext:value-type="float">
            <text:p>1493.995349</text:p>
          </table:table-cell>
          <table:table-cell table:style-name="ce40"/>
          <table:table-cell table:number-columns-repeated="1015"/>
        </table:table-row>
        <table:table-row table:style-name="ro1">
          <table:table-cell table:style-name="ce2" office:value-type="string" calcext:value-type="string">
            <text:p>solidBoosterRT-10_v2.cfg</text:p>
          </table:table-cell>
          <table:table-cell table:style-name="ce23" office:value-type="string" calcext:value-type="string">
            <text:p>/home/oscar/Downloads/Kspaceconnect/ksp/GameData/Squad/Parts/Engine/Size1_SRBs/solidBoosterRT-10_v2.cfg</text:p>
          </table:table-cell>
          <table:table-cell table:style-name="ce26" office:value-type="float" office:value="175" calcext:value-type="float">
            <text:p>175</text:p>
          </table:table-cell>
          <table:table-cell table:style-name="ce26" office:value-type="string" calcext:value-type="string">
            <text:p>solidBooster_v2</text:p>
          </table:table-cell>
          <table:table-cell table:style-name="ce26" table:formula="of:=IFERROR(__xludf.dummyfunction(&quot;IF(ISBLANK(B589),&quot;&quot;RESSOURCE&quot;&quot;,REGEXEXTRACT(B589,&quot;&quot;GameData/(\w+)&quot;&quot;))&quot;);&quot;Squad&quot;)" office:value-type="string" office:string-value="Squad" calcext:value-type="string">
            <text:p>Squad</text:p>
          </table:table-cell>
          <table:table-cell table:style-name="ce30" office:value-type="float" office:value="0.75" calcext:value-type="float">
            <text:p>0.75</text:p>
          </table:table-cell>
          <table:table-cell table:style-name="ce34" table:content-validation-name="val1" office:value-type="string" calcext:value-type="string">
            <text:p>Booster</text:p>
          </table:table-cell>
          <table:table-cell table:style-name="ce37" table:formula="of:=IF(IFERROR(SEARCH(&quot;zDeprecated&quot;;[.B589]));-1;[.F589]*VLOOKUP([.G589];[$'CO$ Methodology Parts'.$A$12:.$E$57];5;1))" office:value-type="float" office:value="2489.992248" calcext:value-type="float">
            <text:p>2489.992248</text:p>
          </table:table-cell>
          <table:table-cell table:style-name="ce40"/>
          <table:table-cell table:number-columns-repeated="1015"/>
        </table:table-row>
        <table:table-row table:style-name="ro1">
          <table:table-cell table:style-name="ce2" office:value-type="string" calcext:value-type="string">
            <text:p>solidBoosterBACC.cfg</text:p>
          </table:table-cell>
          <table:table-cell table:style-name="ce23" office:value-type="string" calcext:value-type="string">
            <text:p>/home/oscar/Downloads/Kspaceconnect/ksp/GameData/Squad/Parts/Engine/solidBoosterBACC/solidBoosterBACC.cfg</text:p>
          </table:table-cell>
          <table:table-cell table:style-name="ce26" office:value-type="float" office:value="358" calcext:value-type="float">
            <text:p>358</text:p>
          </table:table-cell>
          <table:table-cell table:style-name="ce26" office:value-type="string" calcext:value-type="string">
            <text:p>solidBooster1-1</text:p>
          </table:table-cell>
          <table:table-cell table:style-name="ce26" table:formula="of:=IFERROR(__xludf.dummyfunction(&quot;IF(ISBLANK(B590),&quot;&quot;RESSOURCE&quot;&quot;,REGEXEXTRACT(B590,&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Booster</text:p>
          </table:table-cell>
          <table:table-cell table:style-name="ce37" table:formula="of:=IF(IFERROR(SEARCH(&quot;zDeprecated&quot;;[.B590]));-1;[.F590]*VLOOKUP([.G590];[$'CO$ Methodology Parts'.$A$12:.$E$57];5;1))" office:value-type="float" office:value="4979.984496" calcext:value-type="float">
            <text:p>4979.984496</text:p>
          </table:table-cell>
          <table:table-cell table:style-name="ce40"/>
          <table:table-cell table:number-columns-repeated="1015"/>
        </table:table-row>
        <table:table-row table:style-name="ro1">
          <table:table-cell table:style-name="ce2" office:value-type="string" calcext:value-type="string">
            <text:p>spotLightMk1.cfg</text:p>
          </table:table-cell>
          <table:table-cell table:style-name="ce23" office:value-type="string" calcext:value-type="string">
            <text:p>/home/oscar/Downloads/Kspaceconnect/ksp/GameData/Squad/Parts/Utility/spotLightMk1/spotLightMk1.cfg</text:p>
          </table:table-cell>
          <table:table-cell table:style-name="ce26" office:value-type="float" office:value="100" calcext:value-type="float">
            <text:p>100</text:p>
          </table:table-cell>
          <table:table-cell table:style-name="ce26" office:value-type="string" calcext:value-type="string">
            <text:p>spotLight1</text:p>
          </table:table-cell>
          <table:table-cell table:style-name="ce26" table:formula="of:=IFERROR(__xludf.dummyfunction(&quot;IF(ISBLANK(B591),&quot;&quot;RESSOURCE&quot;&quot;,REGEXEXTRACT(B591,&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Light</text:p>
          </table:table-cell>
          <table:table-cell table:style-name="ce37" table:formula="of:=IF(IFERROR(SEARCH(&quot;zDeprecated&quot;;[.B591]));-1;[.F591]*VLOOKUP([.G591];[$'CO$ Methodology Parts'.$A$12:.$E$57];5;1))" office:value-type="float" office:value="319.8359496" calcext:value-type="float">
            <text:p>319.8359496</text:p>
          </table:table-cell>
          <table:table-cell table:style-name="ce40"/>
          <table:table-cell table:number-columns-repeated="1015"/>
        </table:table-row>
        <table:table-row table:style-name="ro1">
          <table:table-cell table:style-name="ce2" office:value-type="string" calcext:value-type="string">
            <text:p>spotLightMk1_v2.cfg</text:p>
          </table:table-cell>
          <table:table-cell table:style-name="ce23" office:value-type="string" calcext:value-type="string">
            <text:p>/home/oscar/Downloads/Kspaceconnect/ksp/GameData/Squad/Parts/Utility/spotLightMk1_v2/spotLightMk1_v2.cfg</text:p>
          </table:table-cell>
          <table:table-cell table:style-name="ce26" office:value-type="float" office:value="100" calcext:value-type="float">
            <text:p>100</text:p>
          </table:table-cell>
          <table:table-cell table:style-name="ce26" office:value-type="string" calcext:value-type="string">
            <text:p>spotLight1_v2</text:p>
          </table:table-cell>
          <table:table-cell table:style-name="ce26" table:formula="of:=IFERROR(__xludf.dummyfunction(&quot;IF(ISBLANK(B592),&quot;&quot;RESSOURCE&quot;&quot;,REGEXEXTRACT(B592,&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Light</text:p>
          </table:table-cell>
          <table:table-cell table:style-name="ce37" table:formula="of:=IF(IFERROR(SEARCH(&quot;zDeprecated&quot;;[.B592]));-1;[.F592]*VLOOKUP([.G592];[$'CO$ Methodology Parts'.$A$12:.$E$57];5;1))" office:value-type="float" office:value="319.8359496" calcext:value-type="float">
            <text:p>319.8359496</text:p>
          </table:table-cell>
          <table:table-cell table:style-name="ce40"/>
          <table:table-cell table:number-columns-repeated="1015"/>
        </table:table-row>
        <table:table-row table:style-name="ro1">
          <table:table-cell table:style-name="ce2" office:value-type="string" calcext:value-type="string">
            <text:p>spotLightMk2.cfg</text:p>
          </table:table-cell>
          <table:table-cell table:style-name="ce23" office:value-type="string" calcext:value-type="string">
            <text:p>/home/oscar/Downloads/Kspaceconnect/ksp/GameData/Squad/Parts/Utility/spotLightMk2/spotLightMk2.cfg</text:p>
          </table:table-cell>
          <table:table-cell table:style-name="ce26" office:value-type="float" office:value="100" calcext:value-type="float">
            <text:p>100</text:p>
          </table:table-cell>
          <table:table-cell table:style-name="ce26" office:value-type="string" calcext:value-type="string">
            <text:p>spotLight2</text:p>
          </table:table-cell>
          <table:table-cell table:style-name="ce26" table:formula="of:=IFERROR(__xludf.dummyfunction(&quot;IF(ISBLANK(B593),&quot;&quot;RESSOURCE&quot;&quot;,REGEXEXTRACT(B593,&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Light</text:p>
          </table:table-cell>
          <table:table-cell table:style-name="ce37" table:formula="of:=IF(IFERROR(SEARCH(&quot;zDeprecated&quot;;[.B593]));-1;[.F593]*VLOOKUP([.G593];[$'CO$ Methodology Parts'.$A$12:.$E$57];5;1))" office:value-type="float" office:value="319.8359496" calcext:value-type="float">
            <text:p>319.8359496</text:p>
          </table:table-cell>
          <table:table-cell table:style-name="ce40"/>
          <table:table-cell table:number-columns-repeated="1015"/>
        </table:table-row>
        <table:table-row table:style-name="ro1">
          <table:table-cell table:style-name="ce2" office:value-type="string" calcext:value-type="string">
            <text:p>spotLightMk2_v2.cfg</text:p>
          </table:table-cell>
          <table:table-cell table:style-name="ce23" office:value-type="string" calcext:value-type="string">
            <text:p>/home/oscar/Downloads/Kspaceconnect/ksp/GameData/Squad/Parts/Utility/spotLightMk2_v2/spotLightMk2_v2.cfg</text:p>
          </table:table-cell>
          <table:table-cell table:style-name="ce26" office:value-type="float" office:value="100" calcext:value-type="float">
            <text:p>100</text:p>
          </table:table-cell>
          <table:table-cell table:style-name="ce26" office:value-type="string" calcext:value-type="string">
            <text:p>spotLight2_v2</text:p>
          </table:table-cell>
          <table:table-cell table:style-name="ce26" table:formula="of:=IFERROR(__xludf.dummyfunction(&quot;IF(ISBLANK(B594),&quot;&quot;RESSOURCE&quot;&quot;,REGEXEXTRACT(B594,&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Light</text:p>
          </table:table-cell>
          <table:table-cell table:style-name="ce37" table:formula="of:=IF(IFERROR(SEARCH(&quot;zDeprecated&quot;;[.B594]));-1;[.F594]*VLOOKUP([.G594];[$'CO$ Methodology Parts'.$A$12:.$E$57];5;1))" office:value-type="float" office:value="319.8359496" calcext:value-type="float">
            <text:p>319.8359496</text:p>
          </table:table-cell>
          <table:table-cell table:style-name="ce40"/>
          <table:table-cell table:number-columns-repeated="1015"/>
        </table:table-row>
        <table:table-row table:style-name="ro1">
          <table:table-cell table:style-name="ce2" office:value-type="string" calcext:value-type="string">
            <text:p>spotLight1.cfg</text:p>
          </table:table-cell>
          <table:table-cell table:style-name="ce23" office:value-type="string" calcext:value-type="string">
            <text:p>/home/oscar/Downloads/Kspaceconnect/ksp/GameData/Squad/Parts/Utility/Lights/spotLight1.cfg</text:p>
          </table:table-cell>
          <table:table-cell table:style-name="ce26" office:value-type="float" office:value="75" calcext:value-type="float">
            <text:p>75</text:p>
          </table:table-cell>
          <table:table-cell table:style-name="ce26" office:value-type="string" calcext:value-type="string">
            <text:p>spotLight3</text:p>
          </table:table-cell>
          <table:table-cell table:style-name="ce26" table:formula="of:=IFERROR(__xludf.dummyfunction(&quot;IF(ISBLANK(B595),&quot;&quot;RESSOURCE&quot;&quot;,REGEXEXTRACT(B595,&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Light</text:p>
          </table:table-cell>
          <table:table-cell table:style-name="ce37" table:formula="of:=IF(IFERROR(SEARCH(&quot;zDeprecated&quot;;[.B595]));-1;[.F595]*VLOOKUP([.G595];[$'CO$ Methodology Parts'.$A$12:.$E$57];5;1))" office:value-type="float" office:value="106.6119832" calcext:value-type="float">
            <text:p>106.6119832</text:p>
          </table:table-cell>
          <table:table-cell table:style-name="ce40"/>
          <table:table-cell table:number-columns-repeated="1015"/>
        </table:table-row>
        <table:table-row table:style-name="ro1">
          <table:table-cell table:style-name="ce2" office:value-type="string" calcext:value-type="string">
            <text:p>SSME.cfg</text:p>
          </table:table-cell>
          <table:table-cell table:style-name="ce23" office:value-type="string" calcext:value-type="string">
            <text:p>/home/oscar/Downloads/Kspaceconnect/ksp/GameData/Squad/Parts/Engine/liquidEngineSSME/SSME.cfg</text:p>
          </table:table-cell>
          <table:table-cell table:style-name="ce26" office:value-type="float" office:value="18000" calcext:value-type="float">
            <text:p>18000</text:p>
          </table:table-cell>
          <table:table-cell table:style-name="ce26" office:value-type="string" calcext:value-type="string">
            <text:p>SSME</text:p>
          </table:table-cell>
          <table:table-cell table:style-name="ce26" table:formula="of:=IFERROR(__xludf.dummyfunction(&quot;IF(ISBLANK(B596),&quot;&quot;RESSOURCE&quot;&quot;,REGEXEXTRACT(B596,&quot;&quot;GameData/(\w+)&quot;&quot;))&quot;);&quot;Squad&quot;)" office:value-type="string" office:string-value="Squad" calcext:value-type="string">
            <text:p>Squad</text:p>
          </table:table-cell>
          <table:table-cell table:style-name="ce30" office:value-type="float" office:value="4" calcext:value-type="float">
            <text:p>4</text:p>
          </table:table-cell>
          <table:table-cell table:style-name="ce34" table:content-validation-name="val1" office:value-type="string" calcext:value-type="string">
            <text:p>Engine</text:p>
          </table:table-cell>
          <table:table-cell table:style-name="ce37" table:formula="of:=IF(IFERROR(SEARCH(&quot;zDeprecated&quot;;[.B596]));-1;[.F596]*VLOOKUP([.G596];[$'CO$ Methodology Parts'.$A$12:.$E$57];5;1))" office:value-type="float" office:value="18239.91731" calcext:value-type="float">
            <text:p>18239.91731</text:p>
          </table:table-cell>
          <table:table-cell table:style-name="ce40"/>
          <table:table-cell table:number-columns-repeated="1015"/>
        </table:table-row>
        <table:table-row table:style-name="ro1">
          <table:table-cell table:style-name="ce2" office:value-type="string" calcext:value-type="string">
            <text:p>stackBiCoupler.cfg</text:p>
          </table:table-cell>
          <table:table-cell table:style-name="ce23" office:value-type="string" calcext:value-type="string">
            <text:p>/home/oscar/Downloads/Kspaceconnect/ksp/GameData/Squad/zDeprecated/Parts/Utility/stackBiCoupler_v1/stackBiCoupler.cfg</text:p>
          </table:table-cell>
          <table:table-cell table:style-name="ce26" office:value-type="float" office:value="400" calcext:value-type="float">
            <text:p>400</text:p>
          </table:table-cell>
          <table:table-cell table:style-name="ce26" office:value-type="string" calcext:value-type="string">
            <text:p>stackBiCoupler</text:p>
          </table:table-cell>
          <table:table-cell table:style-name="ce26" table:formula="of:=IFERROR(__xludf.dummyfunction(&quot;IF(ISBLANK(B597),&quot;&quot;RESSOURCE&quot;&quot;,REGEXEXTRACT(B597,&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597]));-1;[.F597]*VLOOKUP([.G59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tackBiCoupler_v2.cfg</text:p>
          </table:table-cell>
          <table:table-cell table:style-name="ce23" office:value-type="string" calcext:value-type="string">
            <text:p>/home/oscar/Downloads/Kspaceconnect/ksp/GameData/Squad/Parts/Utility/stackCouplers/stackBiCoupler_v2.cfg</text:p>
          </table:table-cell>
          <table:table-cell table:style-name="ce26" office:value-type="float" office:value="400" calcext:value-type="float">
            <text:p>400</text:p>
          </table:table-cell>
          <table:table-cell table:style-name="ce26" office:value-type="string" calcext:value-type="string">
            <text:p>stackBiCoupler_v2</text:p>
          </table:table-cell>
          <table:table-cell table:style-name="ce26" table:formula="of:=IFERROR(__xludf.dummyfunction(&quot;IF(ISBLANK(B598),&quot;&quot;RESSOURCE&quot;&quot;,REGEXEXTRACT(B598,&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Structural</text:p>
          </table:table-cell>
          <table:table-cell table:style-name="ce37" table:formula="of:=IF(IFERROR(SEARCH(&quot;zDeprecated&quot;;[.B598]));-1;[.F598]*VLOOKUP([.G598];[$'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decouplerStackTR-18A.cfg</text:p>
          </table:table-cell>
          <table:table-cell table:style-name="ce23" office:value-type="string" calcext:value-type="string">
            <text:p>/home/oscar/Downloads/Kspaceconnect/ksp/GameData/Squad/zDeprecated/Parts/Utility/decouplerStackTR-18A/decouplerStackTR-18A.cfg</text:p>
          </table:table-cell>
          <table:table-cell table:style-name="ce26" office:value-type="float" office:value="400" calcext:value-type="float">
            <text:p>400</text:p>
          </table:table-cell>
          <table:table-cell table:style-name="ce26" office:value-type="string" calcext:value-type="string">
            <text:p>stackDecoupler</text:p>
          </table:table-cell>
          <table:table-cell table:style-name="ce26" table:formula="of:=IFERROR(__xludf.dummyfunction(&quot;IF(ISBLANK(B599),&quot;&quot;RESSOURCE&quot;&quot;,REGEXEXTRACT(B599,&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Decoupler</text:p>
          </table:table-cell>
          <table:table-cell table:style-name="ce37" table:formula="of:=IF(IFERROR(SEARCH(&quot;zDeprecated&quot;;[.B599]));-1;[.F599]*VLOOKUP([.G59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ecouplerStackTR-2V.cfg</text:p>
          </table:table-cell>
          <table:table-cell table:style-name="ce23" office:value-type="string" calcext:value-type="string">
            <text:p>/home/oscar/Downloads/Kspaceconnect/ksp/GameData/Squad/zDeprecated/Parts/Utility/decouplerStackTR-2V/decouplerStackTR-2V.cfg</text:p>
          </table:table-cell>
          <table:table-cell table:style-name="ce26" office:value-type="float" office:value="300" calcext:value-type="float">
            <text:p>300</text:p>
          </table:table-cell>
          <table:table-cell table:style-name="ce26" office:value-type="string" calcext:value-type="string">
            <text:p>stackDecouplerMini</text:p>
          </table:table-cell>
          <table:table-cell table:style-name="ce26" table:formula="of:=IFERROR(__xludf.dummyfunction(&quot;IF(ISBLANK(B600),&quot;&quot;RESSOURCE&quot;&quot;,REGEXEXTRACT(B600,&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Decoupler</text:p>
          </table:table-cell>
          <table:table-cell table:style-name="ce37" table:formula="of:=IF(IFERROR(SEARCH(&quot;zDeprecated&quot;;[.B600]));-1;[.F600]*VLOOKUP([.G60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radialAttachmentPoint.cfg</text:p>
          </table:table-cell>
          <table:table-cell table:style-name="ce23" office:value-type="string" calcext:value-type="string">
            <text:p>/home/oscar/Downloads/Kspaceconnect/ksp/GameData/Squad/Parts/Utility/radialAttachmentPoint/radialAttachmentPoint.cfg</text:p>
          </table:table-cell>
          <table:table-cell table:style-name="ce26" office:value-type="float" office:value="250" calcext:value-type="float">
            <text:p>250</text:p>
          </table:table-cell>
          <table:table-cell table:style-name="ce26" office:value-type="string" calcext:value-type="string">
            <text:p>stackPoint1</text:p>
          </table:table-cell>
          <table:table-cell table:style-name="ce26" table:formula="of:=IFERROR(__xludf.dummyfunction(&quot;IF(ISBLANK(B601),&quot;&quot;RESSOURCE&quot;&quot;,REGEXEXTRACT(B601,&quot;&quot;GameData/(\w+)&quot;&quot;))&quot;);&quot;Squad&quot;)" office:value-type="string" office:string-value="Squad" calcext:value-type="string">
            <text:p>Squad</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601]));-1;[.F601]*VLOOKUP([.G601];[$'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stackQuadCoupler.cfg</text:p>
          </table:table-cell>
          <table:table-cell table:style-name="ce23" office:value-type="string" calcext:value-type="string">
            <text:p>/home/oscar/Downloads/Kspaceconnect/ksp/GameData/Squad/Parts/Utility/stackCouplers/stackQuadCoupler.cfg</text:p>
          </table:table-cell>
          <table:table-cell table:style-name="ce26" office:value-type="float" office:value="2000" calcext:value-type="float">
            <text:p>2000</text:p>
          </table:table-cell>
          <table:table-cell table:style-name="ce26" office:value-type="string" calcext:value-type="string">
            <text:p>stackQuadCoupler</text:p>
          </table:table-cell>
          <table:table-cell table:style-name="ce26" table:formula="of:=IFERROR(__xludf.dummyfunction(&quot;IF(ISBLANK(B602),&quot;&quot;RESSOURCE&quot;&quot;,REGEXEXTRACT(B602,&quot;&quot;GameData/(\w+)&quot;&quot;))&quot;);&quot;Squad&quot;)" office:value-type="string" office:string-value="Squad" calcext:value-type="string">
            <text:p>Squad</text:p>
          </table:table-cell>
          <table:table-cell table:style-name="ce30" office:value-type="float" office:value="0.175" calcext:value-type="float">
            <text:p>0.175</text:p>
          </table:table-cell>
          <table:table-cell table:style-name="ce34" table:content-validation-name="val1" office:value-type="string" calcext:value-type="string">
            <text:p>Structural</text:p>
          </table:table-cell>
          <table:table-cell table:style-name="ce37" table:formula="of:=IF(IFERROR(SEARCH(&quot;zDeprecated&quot;;[.B602]));-1;[.F602]*VLOOKUP([.G602];[$'CO$ Methodology Parts'.$A$12:.$E$57];5;1))" office:value-type="float" office:value="364" calcext:value-type="float">
            <text:p>364</text:p>
          </table:table-cell>
          <table:table-cell table:style-name="ce40"/>
          <table:table-cell table:number-columns-repeated="1015"/>
        </table:table-row>
        <table:table-row table:style-name="ro1">
          <table:table-cell table:style-name="ce2" office:value-type="string" calcext:value-type="string">
            <text:p>stackQuadCoupler.cfg</text:p>
          </table:table-cell>
          <table:table-cell table:style-name="ce23" office:value-type="string" calcext:value-type="string">
            <text:p>/home/oscar/Downloads/Kspaceconnect/ksp/GameData/Squad/zDeprecated/Parts/Utility/stackQuadCoupler_v1/stackQuadCoupler.cfg</text:p>
          </table:table-cell>
          <table:table-cell table:style-name="ce26" office:value-type="float" office:value="2000" calcext:value-type="float">
            <text:p>2000</text:p>
          </table:table-cell>
          <table:table-cell table:style-name="ce26" office:value-type="string" calcext:value-type="string">
            <text:p>stackQuadCoupler</text:p>
          </table:table-cell>
          <table:table-cell table:style-name="ce26" table:formula="of:=IFERROR(__xludf.dummyfunction(&quot;IF(ISBLANK(B603),&quot;&quot;RESSOURCE&quot;&quot;,REGEXEXTRACT(B603,&quot;&quot;GameData/(\w+)&quot;&quot;))&quot;);&quot;Squad&quot;)" office:value-type="string" office:string-value="Squad" calcext:value-type="string">
            <text:p>Squad</text:p>
          </table:table-cell>
          <table:table-cell table:style-name="ce30" office:value-type="float" office:value="0.175" calcext:value-type="float">
            <text:p>0.175</text:p>
          </table:table-cell>
          <table:table-cell table:style-name="ce34" table:content-validation-name="val1" office:value-type="string" calcext:value-type="string">
            <text:p>Structural</text:p>
          </table:table-cell>
          <table:table-cell table:style-name="ce37" table:formula="of:=IF(IFERROR(SEARCH(&quot;zDeprecated&quot;;[.B603]));-1;[.F603]*VLOOKUP([.G60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ecouplerSeparatorTR-18D.cfg</text:p>
          </table:table-cell>
          <table:table-cell table:style-name="ce23" office:value-type="string" calcext:value-type="string">
            <text:p>/home/oscar/Downloads/Kspaceconnect/ksp/GameData/Squad/zDeprecated/Parts/Utility/decouplerSeparatorTR-18D/decouplerSeparatorTR-18D.cfg</text:p>
          </table:table-cell>
          <table:table-cell table:style-name="ce26" office:value-type="float" office:value="600" calcext:value-type="float">
            <text:p>600</text:p>
          </table:table-cell>
          <table:table-cell table:style-name="ce26" office:value-type="string" calcext:value-type="string">
            <text:p>stackSeparator</text:p>
          </table:table-cell>
          <table:table-cell table:style-name="ce26" table:formula="of:=IFERROR(__xludf.dummyfunction(&quot;IF(ISBLANK(B604),&quot;&quot;RESSOURCE&quot;&quot;,REGEXEXTRACT(B604,&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04]));-1;[.F604]*VLOOKUP([.G604];[$'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ecouplerSeparatorTR-XL.cfg</text:p>
          </table:table-cell>
          <table:table-cell table:style-name="ce23" office:value-type="string" calcext:value-type="string">
            <text:p>/home/oscar/Downloads/Kspaceconnect/ksp/GameData/Squad/zDeprecated/Parts/Utility/decouplerSeparatorTR-XL/decouplerSeparatorTR-XL.cfg</text:p>
          </table:table-cell>
          <table:table-cell table:style-name="ce26" office:value-type="float" office:value="900" calcext:value-type="float">
            <text:p>900</text:p>
          </table:table-cell>
          <table:table-cell table:style-name="ce26" office:value-type="string" calcext:value-type="string">
            <text:p>stackSeparatorBig</text:p>
          </table:table-cell>
          <table:table-cell table:style-name="ce26" table:formula="of:=IFERROR(__xludf.dummyfunction(&quot;IF(ISBLANK(B605),&quot;&quot;RESSOURCE&quot;&quot;,REGEXEXTRACT(B605,&quot;&quot;GameData/(\w+)&quot;&quot;))&quot;);&quot;Squad&quot;)" office:value-type="string" office:string-value="Squad" calcext:value-type="string">
            <text:p>Squad</text:p>
          </table:table-cell>
          <table:table-cell table:style-name="ce30" office:value-type="float" office:value="0.45" calcext:value-type="float">
            <text:p>0.45</text:p>
          </table:table-cell>
          <table:table-cell table:style-name="ce34" table:content-validation-name="val1" office:value-type="string" calcext:value-type="string">
            <text:p>Structural</text:p>
          </table:table-cell>
          <table:table-cell table:style-name="ce37" table:formula="of:=IF(IFERROR(SEARCH(&quot;zDeprecated&quot;;[.B605]));-1;[.F605]*VLOOKUP([.G605];[$'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decouplerSeparatorTR-2C.cfg</text:p>
          </table:table-cell>
          <table:table-cell table:style-name="ce23" office:value-type="string" calcext:value-type="string">
            <text:p>/home/oscar/Downloads/Kspaceconnect/ksp/GameData/Squad/zDeprecated/Parts/Utility/decouplerSeparatorTR-2C/decouplerSeparatorTR-2C.cfg</text:p>
          </table:table-cell>
          <table:table-cell table:style-name="ce26" office:value-type="float" office:value="450" calcext:value-type="float">
            <text:p>450</text:p>
          </table:table-cell>
          <table:table-cell table:style-name="ce26" office:value-type="string" calcext:value-type="string">
            <text:p>stackSeparatorMini</text:p>
          </table:table-cell>
          <table:table-cell table:style-name="ce26" table:formula="of:=IFERROR(__xludf.dummyfunction(&quot;IF(ISBLANK(B606),&quot;&quot;RESSOURCE&quot;&quot;,REGEXEXTRACT(B606,&quot;&quot;GameData/(\w+)&quot;&quot;))&quot;);&quot;Squad&quot;)" office:value-type="string" office:string-value="Squad" calcext:value-type="string">
            <text:p>Squad</text:p>
          </table:table-cell>
          <table:table-cell table:style-name="ce30" office:value-type="float" office:value="0.02" calcext:value-type="float">
            <text:p>0.02</text:p>
          </table:table-cell>
          <table:table-cell table:style-name="ce34" table:content-validation-name="val1" office:value-type="string" calcext:value-type="string">
            <text:p>Structural</text:p>
          </table:table-cell>
          <table:table-cell table:style-name="ce37" table:formula="of:=IF(IFERROR(SEARCH(&quot;zDeprecated&quot;;[.B606]));-1;[.F606]*VLOOKUP([.G606];[$'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tackTriCoupler.cfg</text:p>
          </table:table-cell>
          <table:table-cell table:style-name="ce23" office:value-type="string" calcext:value-type="string">
            <text:p>/home/oscar/Downloads/Kspaceconnect/ksp/GameData/Squad/zDeprecated/Parts/Utility/stackTriCoupler_v1/stackTriCoupler.cfg</text:p>
          </table:table-cell>
          <table:table-cell table:style-name="ce26" office:value-type="float" office:value="680" calcext:value-type="float">
            <text:p>680</text:p>
          </table:table-cell>
          <table:table-cell table:style-name="ce26" office:value-type="string" calcext:value-type="string">
            <text:p>stackTriCoupler</text:p>
          </table:table-cell>
          <table:table-cell table:style-name="ce26" table:formula="of:=IFERROR(__xludf.dummyfunction(&quot;IF(ISBLANK(B607),&quot;&quot;RESSOURCE&quot;&quot;,REGEXEXTRACT(B607,&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607]));-1;[.F607]*VLOOKUP([.G60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tackTriCoupler_v2.cfg</text:p>
          </table:table-cell>
          <table:table-cell table:style-name="ce23" office:value-type="string" calcext:value-type="string">
            <text:p>/home/oscar/Downloads/Kspaceconnect/ksp/GameData/Squad/Parts/Utility/stackCouplers/stackTriCoupler_v2.cfg</text:p>
          </table:table-cell>
          <table:table-cell table:style-name="ce26" office:value-type="float" office:value="680" calcext:value-type="float">
            <text:p>680</text:p>
          </table:table-cell>
          <table:table-cell table:style-name="ce26" office:value-type="string" calcext:value-type="string">
            <text:p>stackTriCoupler_v2</text:p>
          </table:table-cell>
          <table:table-cell table:style-name="ce26" table:formula="of:=IFERROR(__xludf.dummyfunction(&quot;IF(ISBLANK(B608),&quot;&quot;RESSOURCE&quot;&quot;,REGEXEXTRACT(B608,&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608]));-1;[.F608]*VLOOKUP([.G608];[$'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elevon1.cfg</text:p>
          </table:table-cell>
          <table:table-cell table:style-name="ce23" office:value-type="string" calcext:value-type="string">
            <text:p>/home/oscar/Downloads/Kspaceconnect/ksp/GameData/Squad/Parts/Aero/wings/elevon1.cfg</text:p>
          </table:table-cell>
          <table:table-cell table:style-name="ce26" office:value-type="float" office:value="400" calcext:value-type="float">
            <text:p>400</text:p>
          </table:table-cell>
          <table:table-cell table:style-name="ce26" office:value-type="string" calcext:value-type="string">
            <text:p>StandardCtrlSrf</text:p>
          </table:table-cell>
          <table:table-cell table:style-name="ce26" table:formula="of:=IFERROR(__xludf.dummyfunction(&quot;IF(ISBLANK(B609),&quot;&quot;RESSOURCE&quot;&quot;,REGEXEXTRACT(B609,&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609]));-1;[.F609]*VLOOKUP([.G609];[$'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smallNoseCone.cfg</text:p>
          </table:table-cell>
          <table:table-cell table:style-name="ce23" office:value-type="string" calcext:value-type="string">
            <text:p>/home/oscar/Downloads/Kspaceconnect/ksp/GameData/Squad/Parts/Aero/cones/smallNoseCone.cfg</text:p>
          </table:table-cell>
          <table:table-cell table:style-name="ce26" office:value-type="float" office:value="180" calcext:value-type="float">
            <text:p>180</text:p>
          </table:table-cell>
          <table:table-cell table:style-name="ce26" office:value-type="string" calcext:value-type="string">
            <text:p>standardNoseCone</text:p>
          </table:table-cell>
          <table:table-cell table:style-name="ce26" table:formula="of:=IFERROR(__xludf.dummyfunction(&quot;IF(ISBLANK(B610),&quot;&quot;RESSOURCE&quot;&quot;,REGEXEXTRACT(B610,&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Nosecone</text:p>
          </table:table-cell>
          <table:table-cell table:style-name="ce37" table:formula="of:=IF(IFERROR(SEARCH(&quot;zDeprecated&quot;;[.B610]));-1;[.F610]*VLOOKUP([.G610];[$'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smallNoseCone.cfg</text:p>
          </table:table-cell>
          <table:table-cell table:style-name="ce23" office:value-type="string" calcext:value-type="string">
            <text:p>/home/oscar/Downloads/Kspaceconnect/ksp/GameData/Squad/zDeprecated/Parts/Aero/cones_v1/smallNoseCone.cfg</text:p>
          </table:table-cell>
          <table:table-cell table:style-name="ce26" office:value-type="float" office:value="180" calcext:value-type="float">
            <text:p>180</text:p>
          </table:table-cell>
          <table:table-cell table:style-name="ce26" office:value-type="string" calcext:value-type="string">
            <text:p>standardNoseCone</text:p>
          </table:table-cell>
          <table:table-cell table:style-name="ce26" table:formula="of:=IFERROR(__xludf.dummyfunction(&quot;IF(ISBLANK(B611),&quot;&quot;RESSOURCE&quot;&quot;,REGEXEXTRACT(B611,&quot;&quot;GameData/(\w+)&quot;&quot;))&quot;);&quot;Squad&quot;)" office:value-type="string" office:string-value="Squad" calcext:value-type="string">
            <text:p>Squad</text:p>
          </table:table-cell>
          <table:table-cell table:style-name="ce30" office:value-type="float" office:value="0.01" calcext:value-type="float">
            <text:p>0.01</text:p>
          </table:table-cell>
          <table:table-cell table:style-name="ce34" table:content-validation-name="val1" office:value-type="string" calcext:value-type="string">
            <text:p>Nosecone</text:p>
          </table:table-cell>
          <table:table-cell table:style-name="ce37" table:formula="of:=IF(IFERROR(SEARCH(&quot;zDeprecated&quot;;[.B611]));-1;[.F611]*VLOOKUP([.G61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stationHub.cfg</text:p>
          </table:table-cell>
          <table:table-cell table:style-name="ce23" office:value-type="string" calcext:value-type="string">
            <text:p>/home/oscar/Downloads/Kspaceconnect/ksp/GameData/Squad/Parts/Structural/stationHub/stationHub.cfg</text:p>
          </table:table-cell>
          <table:table-cell table:style-name="ce26" office:value-type="float" office:value="900" calcext:value-type="float">
            <text:p>900</text:p>
          </table:table-cell>
          <table:table-cell table:style-name="ce26" office:value-type="string" calcext:value-type="string">
            <text:p>stationHub</text:p>
          </table:table-cell>
          <table:table-cell table:style-name="ce26" table:formula="of:=IFERROR(__xludf.dummyfunction(&quot;IF(ISBLANK(B612),&quot;&quot;RESSOURCE&quot;&quot;,REGEXEXTRACT(B612,&quot;&quot;GameData/(\w+)&quot;&quot;))&quot;);&quot;Squad&quot;)" office:value-type="string" office:string-value="Squad" calcext:value-type="string">
            <text:p>Squad</text:p>
          </table:table-cell>
          <table:table-cell table:style-name="ce30" office:value-type="float" office:value="1.5" calcext:value-type="float">
            <text:p>1.5</text:p>
          </table:table-cell>
          <table:table-cell table:style-name="ce34" table:content-validation-name="val1" office:value-type="string" calcext:value-type="string">
            <text:p>Structural</text:p>
          </table:table-cell>
          <table:table-cell table:style-name="ce37" table:formula="of:=IF(IFERROR(SEARCH(&quot;zDeprecated&quot;;[.B612]));-1;[.F612]*VLOOKUP([.G612];[$'CO$ Methodology Parts'.$A$12:.$E$57];5;1))" office:value-type="float" office:value="3120" calcext:value-type="float">
            <text:p>3120</text:p>
          </table:table-cell>
          <table:table-cell table:style-name="ce40"/>
          <table:table-cell table:number-columns-repeated="1015"/>
        </table:table-row>
        <table:table-row table:style-name="ro1">
          <table:table-cell table:style-name="ce2" office:value-type="string" calcext:value-type="string">
            <text:p>stripLight1.cfg</text:p>
          </table:table-cell>
          <table:table-cell table:style-name="ce23" office:value-type="string" calcext:value-type="string">
            <text:p>/home/oscar/Downloads/Kspaceconnect/ksp/GameData/Squad/Parts/Utility/Lights/stripLight1.cfg</text:p>
          </table:table-cell>
          <table:table-cell table:style-name="ce26" office:value-type="float" office:value="40" calcext:value-type="float">
            <text:p>40</text:p>
          </table:table-cell>
          <table:table-cell table:style-name="ce26" office:value-type="string" calcext:value-type="string">
            <text:p>stripLight1</text:p>
          </table:table-cell>
          <table:table-cell table:style-name="ce26" table:formula="of:=IFERROR(__xludf.dummyfunction(&quot;IF(ISBLANK(B613),&quot;&quot;RESSOURCE&quot;&quot;,REGEXEXTRACT(B613,&quot;&quot;GameData/(\w+)&quot;&quot;))&quot;);&quot;Squad&quot;)" office:value-type="string" office:string-value="Squad" calcext:value-type="string">
            <text:p>Squad</text:p>
          </table:table-cell>
          <table:table-cell table:style-name="ce30" office:value-type="float" office:value="0.001" calcext:value-type="float">
            <text:p>0.001</text:p>
          </table:table-cell>
          <table:table-cell table:style-name="ce34" table:content-validation-name="val1" office:value-type="string" calcext:value-type="string">
            <text:p>Light</text:p>
          </table:table-cell>
          <table:table-cell table:style-name="ce37" table:formula="of:=IF(IFERROR(SEARCH(&quot;zDeprecated&quot;;[.B613]));-1;[.F613]*VLOOKUP([.G613];[$'CO$ Methodology Parts'.$A$12:.$E$57];5;1))" office:value-type="float" office:value="21.32239664" calcext:value-type="float">
            <text:p>21.32239664</text:p>
          </table:table-cell>
          <table:table-cell table:style-name="ce40"/>
          <table:table-cell table:number-columns-repeated="1015"/>
        </table:table-row>
        <table:table-row table:style-name="ro1">
          <table:table-cell table:style-name="ce2" office:value-type="string" calcext:value-type="string">
            <text:p>structuralIBeam650.cfg</text:p>
          </table:table-cell>
          <table:table-cell table:style-name="ce23" office:value-type="string" calcext:value-type="string">
            <text:p>/home/oscar/Downloads/Kspaceconnect/ksp/GameData/Squad/Parts/Structural/structuralIBeam650/structuralIBeam650.cfg</text:p>
          </table:table-cell>
          <table:table-cell table:style-name="ce26" office:value-type="float" office:value="50" calcext:value-type="float">
            <text:p>50</text:p>
          </table:table-cell>
          <table:table-cell table:style-name="ce26" office:value-type="string" calcext:value-type="string">
            <text:p>structuralIBeam1</text:p>
          </table:table-cell>
          <table:table-cell table:style-name="ce26" table:formula="of:=IFERROR(__xludf.dummyfunction(&quot;IF(ISBLANK(B614),&quot;&quot;RESSOURCE&quot;&quot;,REGEXEXTRACT(B614,&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Structural</text:p>
          </table:table-cell>
          <table:table-cell table:style-name="ce37" table:formula="of:=IF(IFERROR(SEARCH(&quot;zDeprecated&quot;;[.B614]));-1;[.F614]*VLOOKUP([.G614];[$'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structuralIBeam200.cfg</text:p>
          </table:table-cell>
          <table:table-cell table:style-name="ce23" office:value-type="string" calcext:value-type="string">
            <text:p>/home/oscar/Downloads/Kspaceconnect/ksp/GameData/Squad/Parts/Structural/structuralIBeam200/structuralIBeam200.cfg</text:p>
          </table:table-cell>
          <table:table-cell table:style-name="ce26" office:value-type="float" office:value="25" calcext:value-type="float">
            <text:p>25</text:p>
          </table:table-cell>
          <table:table-cell table:style-name="ce26" office:value-type="string" calcext:value-type="string">
            <text:p>structuralIBeam2</text:p>
          </table:table-cell>
          <table:table-cell table:style-name="ce26" table:formula="of:=IFERROR(__xludf.dummyfunction(&quot;IF(ISBLANK(B615),&quot;&quot;RESSOURCE&quot;&quot;,REGEXEXTRACT(B615,&quot;&quot;GameData/(\w+)&quot;&quot;))&quot;);&quot;Squad&quot;)" office:value-type="string" office:string-value="Squad" calcext:value-type="string">
            <text:p>Squad</text:p>
          </table:table-cell>
          <table:table-cell table:style-name="ce30" office:value-type="float" office:value="0.375" calcext:value-type="float">
            <text:p>0.375</text:p>
          </table:table-cell>
          <table:table-cell table:style-name="ce34" table:content-validation-name="val1" office:value-type="string" calcext:value-type="string">
            <text:p>Structural</text:p>
          </table:table-cell>
          <table:table-cell table:style-name="ce37" table:formula="of:=IF(IFERROR(SEARCH(&quot;zDeprecated&quot;;[.B615]));-1;[.F615]*VLOOKUP([.G615];[$'CO$ Methodology Parts'.$A$12:.$E$57];5;1))" office:value-type="float" office:value="780" calcext:value-type="float">
            <text:p>780</text:p>
          </table:table-cell>
          <table:table-cell table:style-name="ce40"/>
          <table:table-cell table:number-columns-repeated="1015"/>
        </table:table-row>
        <table:table-row table:style-name="ro1">
          <table:table-cell table:style-name="ce2" office:value-type="string" calcext:value-type="string">
            <text:p>structuralIBeam200Pocket.cfg</text:p>
          </table:table-cell>
          <table:table-cell table:style-name="ce23" office:value-type="string" calcext:value-type="string">
            <text:p>/home/oscar/Downloads/Kspaceconnect/ksp/GameData/Squad/Parts/Structural/structuralIBeam200Pocket/structuralIBeam200Pocket.cfg</text:p>
          </table:table-cell>
          <table:table-cell table:style-name="ce26" office:value-type="float" office:value="14" calcext:value-type="float">
            <text:p>14</text:p>
          </table:table-cell>
          <table:table-cell table:style-name="ce26" office:value-type="string" calcext:value-type="string">
            <text:p>structuralIBeam3</text:p>
          </table:table-cell>
          <table:table-cell table:style-name="ce26" table:formula="of:=IFERROR(__xludf.dummyfunction(&quot;IF(ISBLANK(B616),&quot;&quot;RESSOURCE&quot;&quot;,REGEXEXTRACT(B616,&quot;&quot;GameData/(\w+)&quot;&quot;))&quot;);&quot;Squad&quot;)" office:value-type="string" office:string-value="Squad" calcext:value-type="string">
            <text:p>Squad</text:p>
          </table:table-cell>
          <table:table-cell table:style-name="ce30" office:value-type="float" office:value="0.1875" calcext:value-type="float">
            <text:p>0.1875</text:p>
          </table:table-cell>
          <table:table-cell table:style-name="ce34" table:content-validation-name="val1" office:value-type="string" calcext:value-type="string">
            <text:p>Structural</text:p>
          </table:table-cell>
          <table:table-cell table:style-name="ce37" table:formula="of:=IF(IFERROR(SEARCH(&quot;zDeprecated&quot;;[.B616]));-1;[.F616]*VLOOKUP([.G616];[$'CO$ Methodology Parts'.$A$12:.$E$57];5;1))" office:value-type="float" office:value="390" calcext:value-type="float">
            <text:p>390</text:p>
          </table:table-cell>
          <table:table-cell table:style-name="ce40"/>
          <table:table-cell table:number-columns-repeated="1015"/>
        </table:table-row>
        <table:table-row table:style-name="ro1">
          <table:table-cell table:style-name="ce2" office:value-type="string" calcext:value-type="string">
            <text:p>structuralMicronode.cfg</text:p>
          </table:table-cell>
          <table:table-cell table:style-name="ce23" office:value-type="string" calcext:value-type="string">
            <text:p>/home/oscar/Downloads/Kspaceconnect/ksp/GameData/Squad/Parts/Structural/structuralMicronode/structuralMicronode.cfg</text:p>
          </table:table-cell>
          <table:table-cell table:style-name="ce26" office:value-type="float" office:value="25" calcext:value-type="float">
            <text:p>25</text:p>
          </table:table-cell>
          <table:table-cell table:style-name="ce26" office:value-type="string" calcext:value-type="string">
            <text:p>structuralMiniNode</text:p>
          </table:table-cell>
          <table:table-cell table:style-name="ce26" table:formula="of:=IFERROR(__xludf.dummyfunction(&quot;IF(ISBLANK(B617),&quot;&quot;RESSOURCE&quot;&quot;,REGEXEXTRACT(B617,&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617]));-1;[.F617]*VLOOKUP([.G617];[$'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structuralPanel1x1.cfg</text:p>
          </table:table-cell>
          <table:table-cell table:style-name="ce23" office:value-type="string" calcext:value-type="string">
            <text:p>/home/oscar/Downloads/Kspaceconnect/ksp/GameData/Squad/Parts/Structural/structuralPanel1x1/structuralPanel1x1.cfg</text:p>
          </table:table-cell>
          <table:table-cell table:style-name="ce26" office:value-type="float" office:value="30" calcext:value-type="float">
            <text:p>30</text:p>
          </table:table-cell>
          <table:table-cell table:style-name="ce26" office:value-type="string" calcext:value-type="string">
            <text:p>structuralPanel1</text:p>
          </table:table-cell>
          <table:table-cell table:style-name="ce26" table:formula="of:=IFERROR(__xludf.dummyfunction(&quot;IF(ISBLANK(B618),&quot;&quot;RESSOURCE&quot;&quot;,REGEXEXTRACT(B618,&quot;&quot;GameData/(\w+)&quot;&quot;))&quot;);&quot;Squad&quot;)" office:value-type="string" office:string-value="Squad" calcext:value-type="string">
            <text:p>Squad</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18]));-1;[.F618]*VLOOKUP([.G618];[$'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structuralPanel2x2.cfg</text:p>
          </table:table-cell>
          <table:table-cell table:style-name="ce23" office:value-type="string" calcext:value-type="string">
            <text:p>/home/oscar/Downloads/Kspaceconnect/ksp/GameData/Squad/Parts/Structural/structuralPanel2x2/structuralPanel2x2.cfg</text:p>
          </table:table-cell>
          <table:table-cell table:style-name="ce26" office:value-type="float" office:value="90" calcext:value-type="float">
            <text:p>90</text:p>
          </table:table-cell>
          <table:table-cell table:style-name="ce26" office:value-type="string" calcext:value-type="string">
            <text:p>structuralPanel2</text:p>
          </table:table-cell>
          <table:table-cell table:style-name="ce26" table:formula="of:=IFERROR(__xludf.dummyfunction(&quot;IF(ISBLANK(B619),&quot;&quot;RESSOURCE&quot;&quot;,REGEXEXTRACT(B619,&quot;&quot;GameData/(\w+)&quot;&quot;))&quot;);&quot;Squad&quot;)" office:value-type="string" office:string-value="Squad" calcext:value-type="string">
            <text:p>Squad</text:p>
          </table:table-cell>
          <table:table-cell table:style-name="ce30" office:value-type="float" office:value="0.3" calcext:value-type="float">
            <text:p>0.3</text:p>
          </table:table-cell>
          <table:table-cell table:style-name="ce34" table:content-validation-name="val1" office:value-type="string" calcext:value-type="string">
            <text:p>Structural</text:p>
          </table:table-cell>
          <table:table-cell table:style-name="ce37" table:formula="of:=IF(IFERROR(SEARCH(&quot;zDeprecated&quot;;[.B619]));-1;[.F619]*VLOOKUP([.G619];[$'CO$ Methodology Parts'.$A$12:.$E$57];5;1))" office:value-type="float" office:value="624" calcext:value-type="float">
            <text:p>624</text:p>
          </table:table-cell>
          <table:table-cell table:style-name="ce40"/>
          <table:table-cell table:number-columns-repeated="1015"/>
        </table:table-row>
        <table:table-row table:style-name="ro1">
          <table:table-cell table:style-name="ce2" office:value-type="string" calcext:value-type="string">
            <text:p>structuralPylon.cfg</text:p>
          </table:table-cell>
          <table:table-cell table:style-name="ce23" office:value-type="string" calcext:value-type="string">
            <text:p>/home/oscar/Downloads/Kspaceconnect/ksp/GameData/Squad/Parts/Structural/structuralPylons/structuralPylon.cfg</text:p>
          </table:table-cell>
          <table:table-cell table:style-name="ce26" office:value-type="float" office:value="125" calcext:value-type="float">
            <text:p>125</text:p>
          </table:table-cell>
          <table:table-cell table:style-name="ce26" office:value-type="string" calcext:value-type="string">
            <text:p>structuralPylon</text:p>
          </table:table-cell>
          <table:table-cell table:style-name="ce26" table:formula="of:=IFERROR(__xludf.dummyfunction(&quot;IF(ISBLANK(B620),&quot;&quot;RESSOURCE&quot;&quot;,REGEXEXTRACT(B620,&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tructural</text:p>
          </table:table-cell>
          <table:table-cell table:style-name="ce37" table:formula="of:=IF(IFERROR(SEARCH(&quot;zDeprecated&quot;;[.B620]));-1;[.F620]*VLOOKUP([.G620];[$'CO$ Methodology Parts'.$A$12:.$E$57];5;1))" office:value-type="float" office:value="416" calcext:value-type="float">
            <text:p>416</text:p>
          </table:table-cell>
          <table:table-cell table:style-name="ce40"/>
          <table:table-cell table:number-columns-repeated="1015"/>
        </table:table-row>
        <table:table-row table:style-name="ro1">
          <table:table-cell table:style-name="ce2" office:value-type="string" calcext:value-type="string">
            <text:p>structural1.cfg</text:p>
          </table:table-cell>
          <table:table-cell table:style-name="ce23" office:value-type="string" calcext:value-type="string">
            <text:p>/home/oscar/Downloads/Kspaceconnect/ksp/GameData/Squad/Parts/Aero/wings/structural1.cfg</text:p>
          </table:table-cell>
          <table:table-cell table:style-name="ce26" office:value-type="float" office:value="500" calcext:value-type="float">
            <text:p>500</text:p>
          </table:table-cell>
          <table:table-cell table:style-name="ce26" office:value-type="string" calcext:value-type="string">
            <text:p>structuralWing</text:p>
          </table:table-cell>
          <table:table-cell table:style-name="ce26" table:formula="of:=IFERROR(__xludf.dummyfunction(&quot;IF(ISBLANK(B621),&quot;&quot;RESSOURCE&quot;&quot;,REGEXEXTRACT(B621,&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621]));-1;[.F621]*VLOOKUP([.G621];[$'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structural2.cfg</text:p>
          </table:table-cell>
          <table:table-cell table:style-name="ce23" office:value-type="string" calcext:value-type="string">
            <text:p>/home/oscar/Downloads/Kspaceconnect/ksp/GameData/Squad/Parts/Aero/wings/structural2.cfg</text:p>
          </table:table-cell>
          <table:table-cell table:style-name="ce26" office:value-type="float" office:value="500" calcext:value-type="float">
            <text:p>500</text:p>
          </table:table-cell>
          <table:table-cell table:style-name="ce26" office:value-type="string" calcext:value-type="string">
            <text:p>structuralWing2</text:p>
          </table:table-cell>
          <table:table-cell table:style-name="ce26" table:formula="of:=IFERROR(__xludf.dummyfunction(&quot;IF(ISBLANK(B622),&quot;&quot;RESSOURCE&quot;&quot;,REGEXEXTRACT(B622,&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622]));-1;[.F622]*VLOOKUP([.G622];[$'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structural3.cfg</text:p>
          </table:table-cell>
          <table:table-cell table:style-name="ce23" office:value-type="string" calcext:value-type="string">
            <text:p>/home/oscar/Downloads/Kspaceconnect/ksp/GameData/Squad/Parts/Aero/wings/structural3.cfg</text:p>
          </table:table-cell>
          <table:table-cell table:style-name="ce26" office:value-type="float" office:value="300" calcext:value-type="float">
            <text:p>300</text:p>
          </table:table-cell>
          <table:table-cell table:style-name="ce26" office:value-type="string" calcext:value-type="string">
            <text:p>structuralWing3</text:p>
          </table:table-cell>
          <table:table-cell table:style-name="ce26" table:formula="of:=IFERROR(__xludf.dummyfunction(&quot;IF(ISBLANK(B623),&quot;&quot;RESSOURCE&quot;&quot;,REGEXEXTRACT(B623,&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623]));-1;[.F623]*VLOOKUP([.G623];[$'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structural4.cfg</text:p>
          </table:table-cell>
          <table:table-cell table:style-name="ce23" office:value-type="string" calcext:value-type="string">
            <text:p>/home/oscar/Downloads/Kspaceconnect/ksp/GameData/Squad/Parts/Aero/wings/structural4.cfg</text:p>
          </table:table-cell>
          <table:table-cell table:style-name="ce26" office:value-type="float" office:value="150" calcext:value-type="float">
            <text:p>150</text:p>
          </table:table-cell>
          <table:table-cell table:style-name="ce26" office:value-type="string" calcext:value-type="string">
            <text:p>structuralWing4</text:p>
          </table:table-cell>
          <table:table-cell table:style-name="ce26" table:formula="of:=IFERROR(__xludf.dummyfunction(&quot;IF(ISBLANK(B624),&quot;&quot;RESSOURCE&quot;&quot;,REGEXEXTRACT(B624,&quot;&quot;GameData/(\w+)&quot;&quot;))&quot;);&quot;Squad&quot;)" office:value-type="string" office:string-value="Squad" calcext:value-type="string">
            <text:p>Squad</text:p>
          </table:table-cell>
          <table:table-cell table:style-name="ce30" office:value-type="float" office:value="0.025" calcext:value-type="float">
            <text:p>0.025</text:p>
          </table:table-cell>
          <table:table-cell table:style-name="ce34" table:content-validation-name="val1" office:value-type="string" calcext:value-type="string">
            <text:p>Wing</text:p>
          </table:table-cell>
          <table:table-cell table:style-name="ce37" table:formula="of:=IF(IFERROR(SEARCH(&quot;zDeprecated&quot;;[.B624]));-1;[.F624]*VLOOKUP([.G624];[$'CO$ Methodology Parts'.$A$12:.$E$57];5;1))" office:value-type="float" office:value="223.0625" calcext:value-type="float">
            <text:p>223.0625</text:p>
          </table:table-cell>
          <table:table-cell table:style-name="ce40"/>
          <table:table-cell table:number-columns-repeated="1015"/>
        </table:table-row>
        <table:table-row table:style-name="ro1">
          <table:table-cell table:style-name="ce2" office:value-type="string" calcext:value-type="string">
            <text:p>strutConnector.cfg</text:p>
          </table:table-cell>
          <table:table-cell table:style-name="ce23" office:value-type="string" calcext:value-type="string">
            <text:p>/home/oscar/Downloads/Kspaceconnect/ksp/GameData/Squad/Parts/CompoundParts/strutConnector/strutConnector.cfg</text:p>
          </table:table-cell>
          <table:table-cell table:style-name="ce26" office:value-type="float" office:value="42" calcext:value-type="float">
            <text:p>42</text:p>
          </table:table-cell>
          <table:table-cell table:style-name="ce26" office:value-type="string" calcext:value-type="string">
            <text:p>strutConnector</text:p>
          </table:table-cell>
          <table:table-cell table:style-name="ce26" table:formula="of:=IFERROR(__xludf.dummyfunction(&quot;IF(ISBLANK(B625),&quot;&quot;RESSOURCE&quot;&quot;,REGEXEXTRACT(B625,&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Structural</text:p>
          </table:table-cell>
          <table:table-cell table:style-name="ce37" table:formula="of:=IF(IFERROR(SEARCH(&quot;zDeprecated&quot;;[.B625]));-1;[.F625]*VLOOKUP([.G625];[$'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strutCubicOcto.cfg</text:p>
          </table:table-cell>
          <table:table-cell table:style-name="ce23" office:value-type="string" calcext:value-type="string">
            <text:p>/home/oscar/Downloads/Kspaceconnect/ksp/GameData/Squad/Parts/Structural/strutCubicOcto/strutCubicOcto.cfg</text:p>
          </table:table-cell>
          <table:table-cell table:style-name="ce26" office:value-type="float" office:value="16" calcext:value-type="float">
            <text:p>16</text:p>
          </table:table-cell>
          <table:table-cell table:style-name="ce26" office:value-type="string" calcext:value-type="string">
            <text:p>strutCube</text:p>
          </table:table-cell>
          <table:table-cell table:style-name="ce26" table:formula="of:=IFERROR(__xludf.dummyfunction(&quot;IF(ISBLANK(B626),&quot;&quot;RESSOURCE&quot;&quot;,REGEXEXTRACT(B626,&quot;&quot;GameData/(\w+)&quot;&quot;))&quot;);&quot;Squad&quot;)" office:value-type="string" office:string-value="Squad" calcext:value-type="string">
            <text:p>Squad</text:p>
          </table:table-cell>
          <table:table-cell table:style-name="ce30" office:value-type="float" office:value="0.001" calcext:value-type="float">
            <text:p>0.001</text:p>
          </table:table-cell>
          <table:table-cell table:style-name="ce34" table:content-validation-name="val1" office:value-type="string" calcext:value-type="string">
            <text:p>Structural</text:p>
          </table:table-cell>
          <table:table-cell table:style-name="ce37" table:formula="of:=IF(IFERROR(SEARCH(&quot;zDeprecated&quot;;[.B626]));-1;[.F626]*VLOOKUP([.G626];[$'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strutOcto.cfg</text:p>
          </table:table-cell>
          <table:table-cell table:style-name="ce23" office:value-type="string" calcext:value-type="string">
            <text:p>/home/oscar/Downloads/Kspaceconnect/ksp/GameData/Squad/Parts/Structural/strutOcto/strutOcto.cfg</text:p>
          </table:table-cell>
          <table:table-cell table:style-name="ce26" office:value-type="float" office:value="20" calcext:value-type="float">
            <text:p>20</text:p>
          </table:table-cell>
          <table:table-cell table:style-name="ce26" office:value-type="string" calcext:value-type="string">
            <text:p>strutOcto</text:p>
          </table:table-cell>
          <table:table-cell table:style-name="ce26" table:formula="of:=IFERROR(__xludf.dummyfunction(&quot;IF(ISBLANK(B627),&quot;&quot;RESSOURCE&quot;&quot;,REGEXEXTRACT(B627,&quot;&quot;GameData/(\w+)&quot;&quot;))&quot;);&quot;Squad&quot;)" office:value-type="string" office:string-value="Squad" calcext:value-type="string">
            <text:p>Squad</text:p>
          </table:table-cell>
          <table:table-cell table:style-name="ce30" office:value-type="float" office:value="0.001" calcext:value-type="float">
            <text:p>0.001</text:p>
          </table:table-cell>
          <table:table-cell table:style-name="ce34" table:content-validation-name="val1" office:value-type="string" calcext:value-type="string">
            <text:p>Structural</text:p>
          </table:table-cell>
          <table:table-cell table:style-name="ce37" table:formula="of:=IF(IFERROR(SEARCH(&quot;zDeprecated&quot;;[.B627]));-1;[.F627]*VLOOKUP([.G627];[$'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SurfaceScanner.cfg</text:p>
          </table:table-cell>
          <table:table-cell table:style-name="ce23" office:value-type="string" calcext:value-type="string">
            <text:p>/home/oscar/Downloads/Kspaceconnect/ksp/GameData/Squad/Parts/Resources/SurfaceScanner/SurfaceScanner.cfg</text:p>
          </table:table-cell>
          <table:table-cell table:style-name="ce26" office:value-type="float" office:value="800" calcext:value-type="float">
            <text:p>800</text:p>
          </table:table-cell>
          <table:table-cell table:style-name="ce26" office:value-type="string" calcext:value-type="string">
            <text:p>SurfaceScanner</text:p>
          </table:table-cell>
          <table:table-cell table:style-name="ce26" table:formula="of:=IFERROR(__xludf.dummyfunction(&quot;IF(ISBLANK(B628),&quot;&quot;RESSOURCE&quot;&quot;,REGEXEXTRACT(B628,&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Science Device</text:p>
          </table:table-cell>
          <table:table-cell table:style-name="ce37" table:formula="of:=IF(IFERROR(SEARCH(&quot;zDeprecated&quot;;[.B628]));-1;[.F628]*VLOOKUP([.G628];[$'CO$ Methodology Parts'.$A$12:.$E$57];5;1))" office:value-type="float" office:value="140.8244832" calcext:value-type="float">
            <text:p>140.8244832</text:p>
          </table:table-cell>
          <table:table-cell table:style-name="ce40"/>
          <table:table-cell table:number-columns-repeated="1015"/>
        </table:table-row>
        <table:table-row table:style-name="ro1">
          <table:table-cell table:style-name="ce2" office:value-type="string" calcext:value-type="string">
            <text:p>C16S.cfg</text:p>
          </table:table-cell>
          <table:table-cell table:style-name="ce23" office:value-type="string" calcext:value-type="string">
            <text:p>/home/oscar/Downloads/Kspaceconnect/ksp/GameData/Squad/Parts/Utility/DirectAntennas/C16S.cfg</text:p>
          </table:table-cell>
          <table:table-cell table:style-name="ce26" office:value-type="float" office:value="300" calcext:value-type="float">
            <text:p>300</text:p>
          </table:table-cell>
          <table:table-cell table:style-name="ce26" office:value-type="string" calcext:value-type="string">
            <text:p>SurfAntenna</text:p>
          </table:table-cell>
          <table:table-cell table:style-name="ce26" table:formula="of:=IFERROR(__xludf.dummyfunction(&quot;IF(ISBLANK(B629),&quot;&quot;RESSOURCE&quot;&quot;,REGEXEXTRACT(B629,&quot;&quot;GameData/(\w+)&quot;&quot;))&quot;);&quot;Squad&quot;)" office:value-type="string" office:string-value="Squad" calcext:value-type="string">
            <text:p>Squad</text:p>
          </table:table-cell>
          <table:table-cell table:style-name="ce30" office:value-type="float" office:value="0.015" calcext:value-type="float">
            <text:p>0.015</text:p>
          </table:table-cell>
          <table:table-cell table:style-name="ce34" table:content-validation-name="val1" office:value-type="string" calcext:value-type="string">
            <text:p>Antenna</text:p>
          </table:table-cell>
          <table:table-cell table:style-name="ce37" table:formula="of:=IF(IFERROR(SEARCH(&quot;zDeprecated&quot;;[.B629]));-1;[.F629]*VLOOKUP([.G629];[$'CO$ Methodology Parts'.$A$12:.$E$57];5;1))" office:value-type="float" office:value="403.1968992" calcext:value-type="float">
            <text:p>403.1968992</text:p>
          </table:table-cell>
          <table:table-cell table:style-name="ce40"/>
          <table:table-cell table:number-columns-repeated="1015"/>
        </table:table-row>
        <table:table-row table:style-name="ro1">
          <table:table-cell table:style-name="ce2" office:value-type="string" calcext:value-type="string">
            <text:p>SurveyScanner.cfg</text:p>
          </table:table-cell>
          <table:table-cell table:style-name="ce23" office:value-type="string" calcext:value-type="string">
            <text:p>/home/oscar/Downloads/Kspaceconnect/ksp/GameData/Squad/Parts/Resources/SurveyScanner/SurveyScanner.cfg</text:p>
          </table:table-cell>
          <table:table-cell table:style-name="ce26" office:value-type="float" office:value="1500" calcext:value-type="float">
            <text:p>1500</text:p>
          </table:table-cell>
          <table:table-cell table:style-name="ce26" office:value-type="string" calcext:value-type="string">
            <text:p>SurveyScanner</text:p>
          </table:table-cell>
          <table:table-cell table:style-name="ce26" table:formula="of:=IFERROR(__xludf.dummyfunction(&quot;IF(ISBLANK(B630),&quot;&quot;RESSOURCE&quot;&quot;,REGEXEXTRACT(B630,&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Science Device</text:p>
          </table:table-cell>
          <table:table-cell table:style-name="ce37" table:formula="of:=IF(IFERROR(SEARCH(&quot;zDeprecated&quot;;[.B630]));-1;[.F630]*VLOOKUP([.G630];[$'CO$ Methodology Parts'.$A$12:.$E$57];5;1))" office:value-type="float" office:value="5632.979328" calcext:value-type="float">
            <text:p>5632.979328</text:p>
          </table:table-cell>
          <table:table-cell table:style-name="ce40"/>
          <table:table-cell table:number-columns-repeated="1015"/>
        </table:table-row>
        <table:table-row table:style-name="ro1">
          <table:table-cell table:style-name="ce2" office:value-type="string" calcext:value-type="string">
            <text:p>sweptWing.cfg</text:p>
          </table:table-cell>
          <table:table-cell table:style-name="ce23" office:value-type="string" calcext:value-type="string">
            <text:p>/home/oscar/Downloads/Kspaceconnect/ksp/GameData/Squad/Parts/Aero/airplaneFins/sweptWing.cfg</text:p>
          </table:table-cell>
          <table:table-cell table:style-name="ce26" office:value-type="float" office:value="620" calcext:value-type="float">
            <text:p>620</text:p>
          </table:table-cell>
          <table:table-cell table:style-name="ce26" office:value-type="string" calcext:value-type="string">
            <text:p>sweptWing</text:p>
          </table:table-cell>
          <table:table-cell table:style-name="ce26" table:formula="of:=IFERROR(__xludf.dummyfunction(&quot;IF(ISBLANK(B631),&quot;&quot;RESSOURCE&quot;&quot;,REGEXEXTRACT(B631,&quot;&quot;GameData/(\w+)&quot;&quot;))&quot;);&quot;Squad&quot;)" office:value-type="string" office:string-value="Squad" calcext:value-type="string">
            <text:p>Squad</text:p>
          </table:table-cell>
          <table:table-cell table:style-name="ce30" office:value-type="float" office:value="0.275" calcext:value-type="float">
            <text:p>0.275</text:p>
          </table:table-cell>
          <table:table-cell table:style-name="ce34" table:content-validation-name="val1" office:value-type="string" calcext:value-type="string">
            <text:p>Wing</text:p>
          </table:table-cell>
          <table:table-cell table:style-name="ce37" table:formula="of:=IF(IFERROR(SEARCH(&quot;zDeprecated&quot;;[.B631]));-1;[.F631]*VLOOKUP([.G631];[$'CO$ Methodology Parts'.$A$12:.$E$57];5;1))" office:value-type="float" office:value="2453.6875" calcext:value-type="float">
            <text:p>2453.6875</text:p>
          </table:table-cell>
          <table:table-cell table:style-name="ce40"/>
          <table:table-cell table:number-columns-repeated="1015"/>
        </table:table-row>
        <table:table-row table:style-name="ro1">
          <table:table-cell table:style-name="ce2" office:value-type="string" calcext:value-type="string">
            <text:p>swept1.cfg</text:p>
          </table:table-cell>
          <table:table-cell table:style-name="ce23" office:value-type="string" calcext:value-type="string">
            <text:p>/home/oscar/Downloads/Kspaceconnect/ksp/GameData/Squad/Parts/Aero/wings/swept1.cfg</text:p>
          </table:table-cell>
          <table:table-cell table:style-name="ce26" office:value-type="float" office:value="500" calcext:value-type="float">
            <text:p>500</text:p>
          </table:table-cell>
          <table:table-cell table:style-name="ce26" office:value-type="string" calcext:value-type="string">
            <text:p>sweptWing1</text:p>
          </table:table-cell>
          <table:table-cell table:style-name="ce26" table:formula="of:=IFERROR(__xludf.dummyfunction(&quot;IF(ISBLANK(B632),&quot;&quot;RESSOURCE&quot;&quot;,REGEXEXTRACT(B632,&quot;&quot;GameData/(\w+)&quot;&quot;))&quot;);&quot;Squad&quot;)" office:value-type="string" office:string-value="Squad" calcext:value-type="string">
            <text:p>Squad</text:p>
          </table:table-cell>
          <table:table-cell table:style-name="ce30" office:value-type="float" office:value="0.113" calcext:value-type="float">
            <text:p>0.113</text:p>
          </table:table-cell>
          <table:table-cell table:style-name="ce34" table:content-validation-name="val1" office:value-type="string" calcext:value-type="string">
            <text:p>Wing</text:p>
          </table:table-cell>
          <table:table-cell table:style-name="ce37" table:formula="of:=IF(IFERROR(SEARCH(&quot;zDeprecated&quot;;[.B632]));-1;[.F632]*VLOOKUP([.G632];[$'CO$ Methodology Parts'.$A$12:.$E$57];5;1))" office:value-type="float" office:value="1008.2425" calcext:value-type="float">
            <text:p>1008.2425</text:p>
          </table:table-cell>
          <table:table-cell table:style-name="ce40"/>
          <table:table-cell table:number-columns-repeated="1015"/>
        </table:table-row>
        <table:table-row table:style-name="ro1">
          <table:table-cell table:style-name="ce2" office:value-type="string" calcext:value-type="string">
            <text:p>swept2.cfg</text:p>
          </table:table-cell>
          <table:table-cell table:style-name="ce23" office:value-type="string" calcext:value-type="string">
            <text:p>/home/oscar/Downloads/Kspaceconnect/ksp/GameData/Squad/Parts/Aero/wings/swept2.cfg</text:p>
          </table:table-cell>
          <table:table-cell table:style-name="ce26" office:value-type="float" office:value="500" calcext:value-type="float">
            <text:p>500</text:p>
          </table:table-cell>
          <table:table-cell table:style-name="ce26" office:value-type="string" calcext:value-type="string">
            <text:p>sweptWing2</text:p>
          </table:table-cell>
          <table:table-cell table:style-name="ce26" table:formula="of:=IFERROR(__xludf.dummyfunction(&quot;IF(ISBLANK(B633),&quot;&quot;RESSOURCE&quot;&quot;,REGEXEXTRACT(B633,&quot;&quot;GameData/(\w+)&quot;&quot;))&quot;);&quot;Squad&quot;)" office:value-type="string" office:string-value="Squad" calcext:value-type="string">
            <text:p>Squad</text:p>
          </table:table-cell>
          <table:table-cell table:style-name="ce30" office:value-type="float" office:value="0.226" calcext:value-type="float">
            <text:p>0.226</text:p>
          </table:table-cell>
          <table:table-cell table:style-name="ce34" table:content-validation-name="val1" office:value-type="string" calcext:value-type="string">
            <text:p>Wing</text:p>
          </table:table-cell>
          <table:table-cell table:style-name="ce37" table:formula="of:=IF(IFERROR(SEARCH(&quot;zDeprecated&quot;;[.B633]));-1;[.F633]*VLOOKUP([.G633];[$'CO$ Methodology Parts'.$A$12:.$E$57];5;1))" office:value-type="float" office:value="2016.485" calcext:value-type="float">
            <text:p>2016.485</text:p>
          </table:table-cell>
          <table:table-cell table:style-name="ce40"/>
          <table:table-cell table:number-columns-repeated="1015"/>
        </table:table-row>
        <table:table-row table:style-name="ro1">
          <table:table-cell table:style-name="ce2" office:value-type="string" calcext:value-type="string">
            <text:p>tailfin.cfg</text:p>
          </table:table-cell>
          <table:table-cell table:style-name="ce23" office:value-type="string" calcext:value-type="string">
            <text:p>/home/oscar/Downloads/Kspaceconnect/ksp/GameData/Squad/Parts/Aero/airplaneFins/tailfin.cfg</text:p>
          </table:table-cell>
          <table:table-cell table:style-name="ce26" office:value-type="float" office:value="600" calcext:value-type="float">
            <text:p>600</text:p>
          </table:table-cell>
          <table:table-cell table:style-name="ce26" office:value-type="string" calcext:value-type="string">
            <text:p>tailfin</text:p>
          </table:table-cell>
          <table:table-cell table:style-name="ce26" table:formula="of:=IFERROR(__xludf.dummyfunction(&quot;IF(ISBLANK(B634),&quot;&quot;RESSOURCE&quot;&quot;,REGEXEXTRACT(B634,&quot;&quot;GameData/(\w+)&quot;&quot;))&quot;);&quot;Squad&quot;)" office:value-type="string" office:string-value="Squad" calcext:value-type="string">
            <text:p>Squad</text:p>
          </table:table-cell>
          <table:table-cell table:style-name="ce30" office:value-type="float" office:value="0.125" calcext:value-type="float">
            <text:p>0.125</text:p>
          </table:table-cell>
          <table:table-cell table:style-name="ce34" table:content-validation-name="val1" office:value-type="string" calcext:value-type="string">
            <text:p>Wing</text:p>
          </table:table-cell>
          <table:table-cell table:style-name="ce37" table:formula="of:=IF(IFERROR(SEARCH(&quot;zDeprecated&quot;;[.B634]));-1;[.F634]*VLOOKUP([.G634];[$'CO$ Methodology Parts'.$A$12:.$E$57];5;1))" office:value-type="float" office:value="1115.3125" calcext:value-type="float">
            <text:p>1115.3125</text:p>
          </table:table-cell>
          <table:table-cell table:style-name="ce40"/>
          <table:table-cell table:number-columns-repeated="1015"/>
        </table:table-row>
        <table:table-row table:style-name="ro1">
          <table:table-cell table:style-name="ce2" office:value-type="string" calcext:value-type="string">
            <text:p>ladderTelescopic.cfg</text:p>
          </table:table-cell>
          <table:table-cell table:style-name="ce23" office:value-type="string" calcext:value-type="string">
            <text:p>/home/oscar/Downloads/Kspaceconnect/ksp/GameData/Squad/Parts/Utility/ladderTelescopic/ladderTelescopic.cfg</text:p>
          </table:table-cell>
          <table:table-cell table:style-name="ce26" office:value-type="float" office:value="350" calcext:value-type="float">
            <text:p>350</text:p>
          </table:table-cell>
          <table:table-cell table:style-name="ce26" office:value-type="string" calcext:value-type="string">
            <text:p>telescopicLadder</text:p>
          </table:table-cell>
          <table:table-cell table:style-name="ce26" table:formula="of:=IFERROR(__xludf.dummyfunction(&quot;IF(ISBLANK(B635),&quot;&quot;RESSOURCE&quot;&quot;,REGEXEXTRACT(B635,&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Ladder</text:p>
          </table:table-cell>
          <table:table-cell table:style-name="ce37" table:formula="of:=IF(IFERROR(SEARCH(&quot;zDeprecated&quot;;[.B635]));-1;[.F635]*VLOOKUP([.G635];[$'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ladderTelescopicBay.cfg</text:p>
          </table:table-cell>
          <table:table-cell table:style-name="ce23" office:value-type="string" calcext:value-type="string">
            <text:p>/home/oscar/Downloads/Kspaceconnect/ksp/GameData/Squad/Parts/Utility/ladderTelescopicBay/ladderTelescopicBay.cfg</text:p>
          </table:table-cell>
          <table:table-cell table:style-name="ce26" office:value-type="float" office:value="440" calcext:value-type="float">
            <text:p>440</text:p>
          </table:table-cell>
          <table:table-cell table:style-name="ce26" office:value-type="string" calcext:value-type="string">
            <text:p>telescopicLadderBay</text:p>
          </table:table-cell>
          <table:table-cell table:style-name="ce26" table:formula="of:=IFERROR(__xludf.dummyfunction(&quot;IF(ISBLANK(B636),&quot;&quot;RESSOURCE&quot;&quot;,REGEXEXTRACT(B636,&quot;&quot;GameData/(\w+)&quot;&quot;))&quot;);&quot;Squad&quot;)" office:value-type="string" office:string-value="Squad" calcext:value-type="string">
            <text:p>Squad</text:p>
          </table:table-cell>
          <table:table-cell table:style-name="ce30" office:value-type="float" office:value="0.005" calcext:value-type="float">
            <text:p>0.005</text:p>
          </table:table-cell>
          <table:table-cell table:style-name="ce34" table:content-validation-name="val1" office:value-type="string" calcext:value-type="string">
            <text:p>Ladder</text:p>
          </table:table-cell>
          <table:table-cell table:style-name="ce37" table:formula="of:=IF(IFERROR(SEARCH(&quot;zDeprecated&quot;;[.B636]));-1;[.F636]*VLOOKUP([.G636];[$'CO$ Methodology Parts'.$A$12:.$E$57];5;1))" office:value-type="float" office:value="10.4" calcext:value-type="float">
            <text:p>10.4</text:p>
          </table:table-cell>
          <table:table-cell table:style-name="ce40"/>
          <table:table-cell table:number-columns-repeated="1015"/>
        </table:table-row>
        <table:table-row table:style-name="ro1">
          <table:table-cell table:style-name="ce2" office:value-type="string" calcext:value-type="string">
            <text:p>solidBoosterS2-17.cfg</text:p>
          </table:table-cell>
          <table:table-cell table:style-name="ce23" office:value-type="string" calcext:value-type="string">
            <text:p>/home/oscar/Downloads/Kspaceconnect/ksp/GameData/Squad/Parts/Engine/solidBoosterS2-17/solidBoosterS2-17.cfg</text:p>
          </table:table-cell>
          <table:table-cell table:style-name="ce26" office:value-type="float" office:value="4200" calcext:value-type="float">
            <text:p>4200</text:p>
          </table:table-cell>
          <table:table-cell table:style-name="ce26" office:value-type="string" calcext:value-type="string">
            <text:p>Thoroughbred</text:p>
          </table:table-cell>
          <table:table-cell table:style-name="ce26" table:formula="of:=IFERROR(__xludf.dummyfunction(&quot;IF(ISBLANK(B637),&quot;&quot;RESSOURCE&quot;&quot;,REGEXEXTRACT(B637,&quot;&quot;GameData/(\w+)&quot;&quot;))&quot;);&quot;Squad&quot;)" office:value-type="string" office:string-value="Squad" calcext:value-type="string">
            <text:p>Squad</text:p>
          </table:table-cell>
          <table:table-cell table:style-name="ce30" office:value-type="float" office:value="10" calcext:value-type="float">
            <text:p>10</text:p>
          </table:table-cell>
          <table:table-cell table:style-name="ce34" table:content-validation-name="val1" office:value-type="string" calcext:value-type="string">
            <text:p>Booster</text:p>
          </table:table-cell>
          <table:table-cell table:style-name="ce37" table:formula="of:=IF(IFERROR(SEARCH(&quot;zDeprecated&quot;;[.B637]));-1;[.F637]*VLOOKUP([.G637];[$'CO$ Methodology Parts'.$A$12:.$E$57];5;1))" office:value-type="float" office:value="33199.89664" calcext:value-type="float">
            <text:p>33199.89664</text:p>
          </table:table-cell>
          <table:table-cell table:style-name="ce40"/>
          <table:table-cell table:number-columns-repeated="1015"/>
        </table:table-row>
        <table:table-row table:style-name="ro1">
          <table:table-cell table:style-name="ce2" office:value-type="string" calcext:value-type="string">
            <text:p>liquidEngineAerospike.cfg</text:p>
          </table:table-cell>
          <table:table-cell table:style-name="ce23" office:value-type="string" calcext:value-type="string">
            <text:p>/home/oscar/Downloads/Kspaceconnect/ksp/GameData/Squad/Parts/Engine/liquidEngineAerospike/liquidEngineAerospike.cfg</text:p>
          </table:table-cell>
          <table:table-cell table:style-name="ce26" office:value-type="float" office:value="3850" calcext:value-type="float">
            <text:p>3850</text:p>
          </table:table-cell>
          <table:table-cell table:style-name="ce26" office:value-type="string" calcext:value-type="string">
            <text:p>toroidalAerospike</text:p>
          </table:table-cell>
          <table:table-cell table:style-name="ce26" table:formula="of:=IFERROR(__xludf.dummyfunction(&quot;IF(ISBLANK(B638),&quot;&quot;RESSOURCE&quot;&quot;,REGEXEXTRACT(B638,&quot;&quot;GameData/(\w+)&quot;&quot;))&quot;);&quot;Squad&quot;)" office:value-type="string" office:string-value="Squad" calcext:value-type="string">
            <text:p>Squad</text:p>
          </table:table-cell>
          <table:table-cell table:style-name="ce30" office:value-type="float" office:value="1" calcext:value-type="float">
            <text:p>1</text:p>
          </table:table-cell>
          <table:table-cell table:style-name="ce34" table:content-validation-name="val1" office:value-type="string" calcext:value-type="string">
            <text:p>Engine</text:p>
          </table:table-cell>
          <table:table-cell table:style-name="ce37" table:formula="of:=IF(IFERROR(SEARCH(&quot;zDeprecated&quot;;[.B638]));-1;[.F638]*VLOOKUP([.G638];[$'CO$ Methodology Parts'.$A$12:.$E$57];5;1))" office:value-type="float" office:value="4559.979328" calcext:value-type="float">
            <text:p>4559.979328</text:p>
          </table:table-cell>
          <table:table-cell table:style-name="ce40"/>
          <table:table-cell table:number-columns-repeated="1015"/>
        </table:table-row>
        <table:table-row table:style-name="ro1">
          <table:table-cell table:style-name="ce2" office:value-type="string" calcext:value-type="string">
            <text:p>fuelTankToroidal.cfg</text:p>
          </table:table-cell>
          <table:table-cell table:style-name="ce23" office:value-type="string" calcext:value-type="string">
            <text:p>/home/oscar/Downloads/Kspaceconnect/ksp/GameData/Squad/zDeprecated/Parts/FuelTank/fuelTankToroidal/fuelTankToroidal.cfg</text:p>
          </table:table-cell>
          <table:table-cell table:style-name="ce26" office:value-type="float" office:value="147.46" calcext:value-type="float">
            <text:p>147.46</text:p>
          </table:table-cell>
          <table:table-cell table:style-name="ce26" office:value-type="string" calcext:value-type="string">
            <text:p>toroidalFuelTank</text:p>
          </table:table-cell>
          <table:table-cell table:style-name="ce26" table:formula="of:=IFERROR(__xludf.dummyfunction(&quot;IF(ISBLANK(B639),&quot;&quot;RESSOURCE&quot;&quot;,REGEXEXTRACT(B639,&quot;&quot;GameData/(\w+)&quot;&quot;))&quot;);&quot;Squad&quot;)" office:value-type="string" office:string-value="Squad" calcext:value-type="string">
            <text:p>Squad</text:p>
          </table:table-cell>
          <table:table-cell table:style-name="ce30" office:value-type="float" office:value="0.0375" calcext:value-type="float">
            <text:p>0.0375</text:p>
          </table:table-cell>
          <table:table-cell table:style-name="ce34" table:content-validation-name="val1" office:value-type="string" calcext:value-type="string">
            <text:p>Tank</text:p>
          </table:table-cell>
          <table:table-cell table:style-name="ce37" table:formula="of:=IF(IFERROR(SEARCH(&quot;zDeprecated&quot;;[.B639]));-1;[.F639]*VLOOKUP([.G639];[$'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riangle0.cfg</text:p>
          </table:table-cell>
          <table:table-cell table:style-name="ce23" office:value-type="string" calcext:value-type="string">
            <text:p>/home/oscar/Downloads/Kspaceconnect/ksp/GameData/SquadExpansion/MakingHistory/Parts/Structural/Triangle0.cfg</text:p>
          </table:table-cell>
          <table:table-cell table:style-name="ce26" office:value-type="float" office:value="10" calcext:value-type="float">
            <text:p>10</text:p>
          </table:table-cell>
          <table:table-cell table:style-name="ce26" office:value-type="string" calcext:value-type="string">
            <text:p>Triangle0</text:p>
          </table:table-cell>
          <table:table-cell table:style-name="ce26" table:formula="of:=IFERROR(__xludf.dummyfunction(&quot;IF(ISBLANK(B640),&quot;&quot;RESSOURCE&quot;&quot;,REGEXEXTRACT(B640,&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Structural</text:p>
          </table:table-cell>
          <table:table-cell table:style-name="ce37" table:formula="of:=IF(IFERROR(SEARCH(&quot;zDeprecated&quot;;[.B640]));-1;[.F640]*VLOOKUP([.G640];[$'CO$ Methodology Parts'.$A$12:.$E$57];5;1))" office:value-type="float" office:value="20.8" calcext:value-type="float">
            <text:p>20.8</text:p>
          </table:table-cell>
          <table:table-cell table:style-name="ce40"/>
          <table:table-cell table:number-columns-repeated="1015"/>
        </table:table-row>
        <table:table-row table:style-name="ro1">
          <table:table-cell table:style-name="ce2" office:value-type="string" calcext:value-type="string">
            <text:p>Triangle0.cfg</text:p>
          </table:table-cell>
          <table:table-cell table:style-name="ce23" office:value-type="string" calcext:value-type="string">
            <text:p>/home/oscar/Downloads/Kspaceconnect/ksp/GameData/SquadExpansion/MakingHistory/zDeprecated/Parts/Structural/Panels_v1/Triangle0.cfg</text:p>
          </table:table-cell>
          <table:table-cell table:style-name="ce26" office:value-type="float" office:value="10" calcext:value-type="float">
            <text:p>10</text:p>
          </table:table-cell>
          <table:table-cell table:style-name="ce26" office:value-type="string" calcext:value-type="string">
            <text:p>Triangle0</text:p>
          </table:table-cell>
          <table:table-cell table:style-name="ce26" table:formula="of:=IFERROR(__xludf.dummyfunction(&quot;IF(ISBLANK(B641),&quot;&quot;RESSOURCE&quot;&quot;,REGEXEXTRACT(B641,&quot;&quot;GameData/(\w+)&quot;&quot;))&quot;);&quot;SquadExpansion&quot;)" office:value-type="string" office:string-value="SquadExpansion" calcext:value-type="string">
            <text:p>SquadExpansion</text:p>
          </table:table-cell>
          <table:table-cell table:style-name="ce30" office:value-type="float" office:value="0.01" calcext:value-type="float">
            <text:p>0.01</text:p>
          </table:table-cell>
          <table:table-cell table:style-name="ce34" table:content-validation-name="val1" office:value-type="string" calcext:value-type="string">
            <text:p>Structural</text:p>
          </table:table-cell>
          <table:table-cell table:style-name="ce37" table:formula="of:=IF(IFERROR(SEARCH(&quot;zDeprecated&quot;;[.B641]));-1;[.F641]*VLOOKUP([.G641];[$'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riangle1.cfg</text:p>
          </table:table-cell>
          <table:table-cell table:style-name="ce23" office:value-type="string" calcext:value-type="string">
            <text:p>/home/oscar/Downloads/Kspaceconnect/ksp/GameData/SquadExpansion/MakingHistory/Parts/Structural/Triangle1.cfg</text:p>
          </table:table-cell>
          <table:table-cell table:style-name="ce26" office:value-type="float" office:value="20" calcext:value-type="float">
            <text:p>20</text:p>
          </table:table-cell>
          <table:table-cell table:style-name="ce26" office:value-type="string" calcext:value-type="string">
            <text:p>Triangle1</text:p>
          </table:table-cell>
          <table:table-cell table:style-name="ce26" table:formula="of:=IFERROR(__xludf.dummyfunction(&quot;IF(ISBLANK(B642),&quot;&quot;RESSOURCE&quot;&quot;,REGEXEXTRACT(B642,&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642]));-1;[.F642]*VLOOKUP([.G642];[$'CO$ Methodology Parts'.$A$12:.$E$57];5;1))" office:value-type="float" office:value="83.2" calcext:value-type="float">
            <text:p>83.2</text:p>
          </table:table-cell>
          <table:table-cell table:style-name="ce40"/>
          <table:table-cell table:number-columns-repeated="1015"/>
        </table:table-row>
        <table:table-row table:style-name="ro1">
          <table:table-cell table:style-name="ce2" office:value-type="string" calcext:value-type="string">
            <text:p>Triangle1.cfg</text:p>
          </table:table-cell>
          <table:table-cell table:style-name="ce23" office:value-type="string" calcext:value-type="string">
            <text:p>/home/oscar/Downloads/Kspaceconnect/ksp/GameData/SquadExpansion/MakingHistory/zDeprecated/Parts/Structural/Panels_v1/Triangle1.cfg</text:p>
          </table:table-cell>
          <table:table-cell table:style-name="ce26" office:value-type="float" office:value="20" calcext:value-type="float">
            <text:p>20</text:p>
          </table:table-cell>
          <table:table-cell table:style-name="ce26" office:value-type="string" calcext:value-type="string">
            <text:p>Triangle1</text:p>
          </table:table-cell>
          <table:table-cell table:style-name="ce26" table:formula="of:=IFERROR(__xludf.dummyfunction(&quot;IF(ISBLANK(B643),&quot;&quot;RESSOURCE&quot;&quot;,REGEXEXTRACT(B643,&quot;&quot;GameData/(\w+)&quot;&quot;))&quot;);&quot;SquadExpansion&quot;)" office:value-type="string" office:string-value="SquadExpansion" calcext:value-type="string">
            <text:p>SquadExpansion</text:p>
          </table:table-cell>
          <table:table-cell table:style-name="ce30" office:value-type="float" office:value="0.04" calcext:value-type="float">
            <text:p>0.04</text:p>
          </table:table-cell>
          <table:table-cell table:style-name="ce34" table:content-validation-name="val1" office:value-type="string" calcext:value-type="string">
            <text:p>Structural</text:p>
          </table:table-cell>
          <table:table-cell table:style-name="ce37" table:formula="of:=IF(IFERROR(SEARCH(&quot;zDeprecated&quot;;[.B643]));-1;[.F643]*VLOOKUP([.G643];[$'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riangle1p5.cfg</text:p>
          </table:table-cell>
          <table:table-cell table:style-name="ce23" office:value-type="string" calcext:value-type="string">
            <text:p>/home/oscar/Downloads/Kspaceconnect/ksp/GameData/SquadExpansion/MakingHistory/Parts/Structural/Triangle1p5.cfg</text:p>
          </table:table-cell>
          <table:table-cell table:style-name="ce26" office:value-type="float" office:value="45" calcext:value-type="float">
            <text:p>45</text:p>
          </table:table-cell>
          <table:table-cell table:style-name="ce26" office:value-type="string" calcext:value-type="string">
            <text:p>Triangle1p5</text:p>
          </table:table-cell>
          <table:table-cell table:style-name="ce26" table:formula="of:=IFERROR(__xludf.dummyfunction(&quot;IF(ISBLANK(B644),&quot;&quot;RESSOURCE&quot;&quot;,REGEXEXTRACT(B644,&quot;&quot;GameData/(\w+)&quot;&quot;))&quot;);&quot;SquadExpansion&quot;)" office:value-type="string" office:string-value="SquadExpansion" calcext:value-type="string">
            <text:p>SquadExpansion</text:p>
          </table:table-cell>
          <table:table-cell table:style-name="ce30" office:value-type="float" office:value="0.085" calcext:value-type="float">
            <text:p>0.085</text:p>
          </table:table-cell>
          <table:table-cell table:style-name="ce34" table:content-validation-name="val1" office:value-type="string" calcext:value-type="string">
            <text:p>Structural</text:p>
          </table:table-cell>
          <table:table-cell table:style-name="ce37" table:formula="of:=IF(IFERROR(SEARCH(&quot;zDeprecated&quot;;[.B644]));-1;[.F644]*VLOOKUP([.G644];[$'CO$ Methodology Parts'.$A$12:.$E$57];5;1))" office:value-type="float" office:value="176.8" calcext:value-type="float">
            <text:p>176.8</text:p>
          </table:table-cell>
          <table:table-cell table:style-name="ce40"/>
          <table:table-cell table:number-columns-repeated="1015"/>
        </table:table-row>
        <table:table-row table:style-name="ro1">
          <table:table-cell table:style-name="ce2" office:value-type="string" calcext:value-type="string">
            <text:p>Triangle1p5.cfg</text:p>
          </table:table-cell>
          <table:table-cell table:style-name="ce23" office:value-type="string" calcext:value-type="string">
            <text:p>/home/oscar/Downloads/Kspaceconnect/ksp/GameData/SquadExpansion/MakingHistory/zDeprecated/Parts/Structural/Panels_v1/Triangle1p5.cfg</text:p>
          </table:table-cell>
          <table:table-cell table:style-name="ce26" office:value-type="float" office:value="45" calcext:value-type="float">
            <text:p>45</text:p>
          </table:table-cell>
          <table:table-cell table:style-name="ce26" office:value-type="string" calcext:value-type="string">
            <text:p>Triangle1p5</text:p>
          </table:table-cell>
          <table:table-cell table:style-name="ce26" table:formula="of:=IFERROR(__xludf.dummyfunction(&quot;IF(ISBLANK(B645),&quot;&quot;RESSOURCE&quot;&quot;,REGEXEXTRACT(B645,&quot;&quot;GameData/(\w+)&quot;&quot;))&quot;);&quot;SquadExpansion&quot;)" office:value-type="string" office:string-value="SquadExpansion" calcext:value-type="string">
            <text:p>SquadExpansion</text:p>
          </table:table-cell>
          <table:table-cell table:style-name="ce30" office:value-type="float" office:value="0.085" calcext:value-type="float">
            <text:p>0.085</text:p>
          </table:table-cell>
          <table:table-cell table:style-name="ce34" table:content-validation-name="val1" office:value-type="string" calcext:value-type="string">
            <text:p>Structural</text:p>
          </table:table-cell>
          <table:table-cell table:style-name="ce37" table:formula="of:=IF(IFERROR(SEARCH(&quot;zDeprecated&quot;;[.B645]));-1;[.F645]*VLOOKUP([.G645];[$'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riangle2.cfg</text:p>
          </table:table-cell>
          <table:table-cell table:style-name="ce23" office:value-type="string" calcext:value-type="string">
            <text:p>/home/oscar/Downloads/Kspaceconnect/ksp/GameData/SquadExpansion/MakingHistory/Parts/Structural/Triangle2.cfg</text:p>
          </table:table-cell>
          <table:table-cell table:style-name="ce26" office:value-type="float" office:value="60" calcext:value-type="float">
            <text:p>60</text:p>
          </table:table-cell>
          <table:table-cell table:style-name="ce26" office:value-type="string" calcext:value-type="string">
            <text:p>Triangle2</text:p>
          </table:table-cell>
          <table:table-cell table:style-name="ce26" table:formula="of:=IFERROR(__xludf.dummyfunction(&quot;IF(ISBLANK(B646),&quot;&quot;RESSOURCE&quot;&quot;,REGEXEXTRACT(B646,&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646]));-1;[.F646]*VLOOKUP([.G646];[$'CO$ Methodology Parts'.$A$12:.$E$57];5;1))" office:value-type="float" office:value="312" calcext:value-type="float">
            <text:p>312</text:p>
          </table:table-cell>
          <table:table-cell table:style-name="ce40"/>
          <table:table-cell table:number-columns-repeated="1015"/>
        </table:table-row>
        <table:table-row table:style-name="ro1">
          <table:table-cell table:style-name="ce2" office:value-type="string" calcext:value-type="string">
            <text:p>Triangle2.cfg</text:p>
          </table:table-cell>
          <table:table-cell table:style-name="ce23" office:value-type="string" calcext:value-type="string">
            <text:p>/home/oscar/Downloads/Kspaceconnect/ksp/GameData/SquadExpansion/MakingHistory/zDeprecated/Parts/Structural/Panels_v1/Triangle2.cfg</text:p>
          </table:table-cell>
          <table:table-cell table:style-name="ce26" office:value-type="float" office:value="60" calcext:value-type="float">
            <text:p>60</text:p>
          </table:table-cell>
          <table:table-cell table:style-name="ce26" office:value-type="string" calcext:value-type="string">
            <text:p>Triangle2</text:p>
          </table:table-cell>
          <table:table-cell table:style-name="ce26" table:formula="of:=IFERROR(__xludf.dummyfunction(&quot;IF(ISBLANK(B647),&quot;&quot;RESSOURCE&quot;&quot;,REGEXEXTRACT(B647,&quot;&quot;GameData/(\w+)&quot;&quot;))&quot;);&quot;SquadExpansion&quot;)" office:value-type="string" office:string-value="SquadExpansion" calcext:value-type="string">
            <text:p>SquadExpansion</text:p>
          </table:table-cell>
          <table:table-cell table:style-name="ce30" office:value-type="float" office:value="0.15" calcext:value-type="float">
            <text:p>0.15</text:p>
          </table:table-cell>
          <table:table-cell table:style-name="ce34" table:content-validation-name="val1" office:value-type="string" calcext:value-type="string">
            <text:p>Structural</text:p>
          </table:table-cell>
          <table:table-cell table:style-name="ce37" table:formula="of:=IF(IFERROR(SEARCH(&quot;zDeprecated&quot;;[.B647]));-1;[.F647]*VLOOKUP([.G647];[$'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trussGirderAdapter.cfg</text:p>
          </table:table-cell>
          <table:table-cell table:style-name="ce23" office:value-type="string" calcext:value-type="string">
            <text:p>/home/oscar/Downloads/Kspaceconnect/ksp/GameData/Squad/Parts/Structural/trussGirderAdapter/trussGirderAdapter.cfg</text:p>
          </table:table-cell>
          <table:table-cell table:style-name="ce26" office:value-type="float" office:value="50" calcext:value-type="float">
            <text:p>50</text:p>
          </table:table-cell>
          <table:table-cell table:style-name="ce26" office:value-type="string" calcext:value-type="string">
            <text:p>trussAdapter</text:p>
          </table:table-cell>
          <table:table-cell table:style-name="ce26" table:formula="of:=IFERROR(__xludf.dummyfunction(&quot;IF(ISBLANK(B648),&quot;&quot;RESSOURCE&quot;&quot;,REGEXEXTRACT(B648,&quot;&quot;GameData/(\w+)&quot;&quot;))&quot;);&quot;Squad&quot;)" office:value-type="string" office:string-value="Squad" calcext:value-type="string">
            <text:p>Squad</text:p>
          </table:table-cell>
          <table:table-cell table:style-name="ce30" office:value-type="float" office:value="0.25" calcext:value-type="float">
            <text:p>0.25</text:p>
          </table:table-cell>
          <table:table-cell table:style-name="ce34" table:content-validation-name="val1" office:value-type="string" calcext:value-type="string">
            <text:p>Structural</text:p>
          </table:table-cell>
          <table:table-cell table:style-name="ce37" table:formula="of:=IF(IFERROR(SEARCH(&quot;zDeprecated&quot;;[.B648]));-1;[.F648]*VLOOKUP([.G648];[$'CO$ Methodology Parts'.$A$12:.$E$57];5;1))" office:value-type="float" office:value="520" calcext:value-type="float">
            <text:p>520</text:p>
          </table:table-cell>
          <table:table-cell table:style-name="ce40"/>
          <table:table-cell table:number-columns-repeated="1015"/>
        </table:table-row>
        <table:table-row table:style-name="ro1">
          <table:table-cell table:style-name="ce2" office:value-type="string" calcext:value-type="string">
            <text:p>trussGirderL.cfg</text:p>
          </table:table-cell>
          <table:table-cell table:style-name="ce23" office:value-type="string" calcext:value-type="string">
            <text:p>/home/oscar/Downloads/Kspaceconnect/ksp/GameData/Squad/Parts/Structural/trussGirderL/trussGirderL.cfg</text:p>
          </table:table-cell>
          <table:table-cell table:style-name="ce26" office:value-type="float" office:value="25" calcext:value-type="float">
            <text:p>25</text:p>
          </table:table-cell>
          <table:table-cell table:style-name="ce26" office:value-type="string" calcext:value-type="string">
            <text:p>trussPiece1x</text:p>
          </table:table-cell>
          <table:table-cell table:style-name="ce26" table:formula="of:=IFERROR(__xludf.dummyfunction(&quot;IF(ISBLANK(B649),&quot;&quot;RESSOURCE&quot;&quot;,REGEXEXTRACT(B649,&quot;&quot;GameData/(\w+)&quot;&quot;))&quot;);&quot;Squad&quot;)" office:value-type="string" office:string-value="Squad" calcext:value-type="string">
            <text:p>Squad</text:p>
          </table:table-cell>
          <table:table-cell table:style-name="ce30" office:value-type="float" office:value="0.125" calcext:value-type="float">
            <text:p>0.125</text:p>
          </table:table-cell>
          <table:table-cell table:style-name="ce34" table:content-validation-name="val1" office:value-type="string" calcext:value-type="string">
            <text:p>Structural</text:p>
          </table:table-cell>
          <table:table-cell table:style-name="ce37" table:formula="of:=IF(IFERROR(SEARCH(&quot;zDeprecated&quot;;[.B649]));-1;[.F649]*VLOOKUP([.G649];[$'CO$ Methodology Parts'.$A$12:.$E$57];5;1))" office:value-type="float" office:value="260" calcext:value-type="float">
            <text:p>260</text:p>
          </table:table-cell>
          <table:table-cell table:style-name="ce40"/>
          <table:table-cell table:number-columns-repeated="1015"/>
        </table:table-row>
        <table:table-row table:style-name="ro1">
          <table:table-cell table:style-name="ce2" office:value-type="string" calcext:value-type="string">
            <text:p>trussGirderXL.cfg</text:p>
          </table:table-cell>
          <table:table-cell table:style-name="ce23" office:value-type="string" calcext:value-type="string">
            <text:p>/home/oscar/Downloads/Kspaceconnect/ksp/GameData/Squad/Parts/Structural/trussGirderXL/trussGirderXL.cfg</text:p>
          </table:table-cell>
          <table:table-cell table:style-name="ce26" office:value-type="float" office:value="75" calcext:value-type="float">
            <text:p>75</text:p>
          </table:table-cell>
          <table:table-cell table:style-name="ce26" office:value-type="string" calcext:value-type="string">
            <text:p>trussPiece3x</text:p>
          </table:table-cell>
          <table:table-cell table:style-name="ce26" table:formula="of:=IFERROR(__xludf.dummyfunction(&quot;IF(ISBLANK(B650),&quot;&quot;RESSOURCE&quot;&quot;,REGEXEXTRACT(B650,&quot;&quot;GameData/(\w+)&quot;&quot;))&quot;);&quot;Squad&quot;)" office:value-type="string" office:string-value="Squad" calcext:value-type="string">
            <text:p>Squad</text:p>
          </table:table-cell>
          <table:table-cell table:style-name="ce30" office:value-type="float" office:value="0.375" calcext:value-type="float">
            <text:p>0.375</text:p>
          </table:table-cell>
          <table:table-cell table:style-name="ce34" table:content-validation-name="val1" office:value-type="string" calcext:value-type="string">
            <text:p>Structural</text:p>
          </table:table-cell>
          <table:table-cell table:style-name="ce37" table:formula="of:=IF(IFERROR(SEARCH(&quot;zDeprecated&quot;;[.B650]));-1;[.F650]*VLOOKUP([.G650];[$'CO$ Methodology Parts'.$A$12:.$E$57];5;1))" office:value-type="float" office:value="780" calcext:value-type="float">
            <text:p>780</text:p>
          </table:table-cell>
          <table:table-cell table:style-name="ce40"/>
          <table:table-cell table:number-columns-repeated="1015"/>
        </table:table-row>
        <table:table-row table:style-name="ro1">
          <table:table-cell table:style-name="ce2" office:value-type="string" calcext:value-type="string">
            <text:p>Tube1.cfg</text:p>
          </table:table-cell>
          <table:table-cell table:style-name="ce23" office:value-type="string" calcext:value-type="string">
            <text:p>/home/oscar/Downloads/Kspaceconnect/ksp/GameData/SquadExpansion/MakingHistory/Parts/Structural/Tube1.cfg</text:p>
          </table:table-cell>
          <table:table-cell table:style-name="ce26" office:value-type="float" office:value="300" calcext:value-type="float">
            <text:p>300</text:p>
          </table:table-cell>
          <table:table-cell table:style-name="ce26" office:value-type="string" calcext:value-type="string">
            <text:p>Tube1</text:p>
          </table:table-cell>
          <table:table-cell table:style-name="ce26" table:formula="of:=IFERROR(__xludf.dummyfunction(&quot;IF(ISBLANK(B651),&quot;&quot;RESSOURCE&quot;&quot;,REGEXEXTRACT(B651,&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51]));-1;[.F651]*VLOOKUP([.G651];[$'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Tube1p5.cfg</text:p>
          </table:table-cell>
          <table:table-cell table:style-name="ce23" office:value-type="string" calcext:value-type="string">
            <text:p>/home/oscar/Downloads/Kspaceconnect/ksp/GameData/SquadExpansion/MakingHistory/Parts/Structural/Tube1p5.cfg</text:p>
          </table:table-cell>
          <table:table-cell table:style-name="ce26" office:value-type="float" office:value="300" calcext:value-type="float">
            <text:p>300</text:p>
          </table:table-cell>
          <table:table-cell table:style-name="ce26" office:value-type="string" calcext:value-type="string">
            <text:p>Tube1p5</text:p>
          </table:table-cell>
          <table:table-cell table:style-name="ce26" table:formula="of:=IFERROR(__xludf.dummyfunction(&quot;IF(ISBLANK(B652),&quot;&quot;RESSOURCE&quot;&quot;,REGEXEXTRACT(B652,&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52]));-1;[.F652]*VLOOKUP([.G652];[$'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Tube2.cfg</text:p>
          </table:table-cell>
          <table:table-cell table:style-name="ce23" office:value-type="string" calcext:value-type="string">
            <text:p>/home/oscar/Downloads/Kspaceconnect/ksp/GameData/SquadExpansion/MakingHistory/Parts/Structural/Tube2.cfg</text:p>
          </table:table-cell>
          <table:table-cell table:style-name="ce26" office:value-type="float" office:value="300" calcext:value-type="float">
            <text:p>300</text:p>
          </table:table-cell>
          <table:table-cell table:style-name="ce26" office:value-type="string" calcext:value-type="string">
            <text:p>Tube2</text:p>
          </table:table-cell>
          <table:table-cell table:style-name="ce26" table:formula="of:=IFERROR(__xludf.dummyfunction(&quot;IF(ISBLANK(B653),&quot;&quot;RESSOURCE&quot;&quot;,REGEXEXTRACT(B653,&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53]));-1;[.F653]*VLOOKUP([.G653];[$'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Tube3.cfg</text:p>
          </table:table-cell>
          <table:table-cell table:style-name="ce23" office:value-type="string" calcext:value-type="string">
            <text:p>/home/oscar/Downloads/Kspaceconnect/ksp/GameData/SquadExpansion/MakingHistory/Parts/Structural/Tube3.cfg</text:p>
          </table:table-cell>
          <table:table-cell table:style-name="ce26" office:value-type="float" office:value="300" calcext:value-type="float">
            <text:p>300</text:p>
          </table:table-cell>
          <table:table-cell table:style-name="ce26" office:value-type="string" calcext:value-type="string">
            <text:p>Tube3</text:p>
          </table:table-cell>
          <table:table-cell table:style-name="ce26" table:formula="of:=IFERROR(__xludf.dummyfunction(&quot;IF(ISBLANK(B654),&quot;&quot;RESSOURCE&quot;&quot;,REGEXEXTRACT(B654,&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54]));-1;[.F654]*VLOOKUP([.G654];[$'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Tube4.cfg</text:p>
          </table:table-cell>
          <table:table-cell table:style-name="ce23" office:value-type="string" calcext:value-type="string">
            <text:p>/home/oscar/Downloads/Kspaceconnect/ksp/GameData/SquadExpansion/MakingHistory/Parts/Structural/Tube4.cfg</text:p>
          </table:table-cell>
          <table:table-cell table:style-name="ce26" office:value-type="float" office:value="300" calcext:value-type="float">
            <text:p>300</text:p>
          </table:table-cell>
          <table:table-cell table:style-name="ce26" office:value-type="string" calcext:value-type="string">
            <text:p>Tube4</text:p>
          </table:table-cell>
          <table:table-cell table:style-name="ce26" table:formula="of:=IFERROR(__xludf.dummyfunction(&quot;IF(ISBLANK(B655),&quot;&quot;RESSOURCE&quot;&quot;,REGEXEXTRACT(B655,&quot;&quot;GameData/(\w+)&quot;&quot;))&quot;);&quot;SquadExpansion&quot;)" office:value-type="string" office:string-value="SquadExpansion" calcext:value-type="string">
            <text:p>SquadExpansion</text:p>
          </table:table-cell>
          <table:table-cell table:style-name="ce30" office:value-type="float" office:value="0.075" calcext:value-type="float">
            <text:p>0.075</text:p>
          </table:table-cell>
          <table:table-cell table:style-name="ce34" table:content-validation-name="val1" office:value-type="string" calcext:value-type="string">
            <text:p>Structural</text:p>
          </table:table-cell>
          <table:table-cell table:style-name="ce37" table:formula="of:=IF(IFERROR(SEARCH(&quot;zDeprecated&quot;;[.B655]));-1;[.F655]*VLOOKUP([.G655];[$'CO$ Methodology Parts'.$A$12:.$E$57];5;1))" office:value-type="float" office:value="156" calcext:value-type="float">
            <text:p>156</text:p>
          </table:table-cell>
          <table:table-cell table:style-name="ce40"/>
          <table:table-cell table:number-columns-repeated="1015"/>
        </table:table-row>
        <table:table-row table:style-name="ro1">
          <table:table-cell table:style-name="ce2" office:value-type="string" calcext:value-type="string">
            <text:p>jetEngineTurbo.cfg</text:p>
          </table:table-cell>
          <table:table-cell table:style-name="ce23" office:value-type="string" calcext:value-type="string">
            <text:p>/home/oscar/Downloads/Kspaceconnect/ksp/GameData/Squad/Parts/Engine/jetEngines/jetEngineTurbo.cfg</text:p>
          </table:table-cell>
          <table:table-cell table:style-name="ce26" office:value-type="float" office:value="2250" calcext:value-type="float">
            <text:p>2250</text:p>
          </table:table-cell>
          <table:table-cell table:style-name="ce26" office:value-type="string" calcext:value-type="string">
            <text:p>turboFanEngine</text:p>
          </table:table-cell>
          <table:table-cell table:style-name="ce26" table:formula="of:=IFERROR(__xludf.dummyfunction(&quot;IF(ISBLANK(B656),&quot;&quot;RESSOURCE&quot;&quot;,REGEXEXTRACT(B656,&quot;&quot;GameData/(\w+)&quot;&quot;))&quot;);&quot;Squad&quot;)" office:value-type="string" office:string-value="Squad" calcext:value-type="string">
            <text:p>Squad</text:p>
          </table:table-cell>
          <table:table-cell table:style-name="ce30" office:value-type="float" office:value="1.8" calcext:value-type="float">
            <text:p>1.8</text:p>
          </table:table-cell>
          <table:table-cell table:style-name="ce34" table:content-validation-name="val1" office:value-type="string" calcext:value-type="string">
            <text:p>Engine</text:p>
          </table:table-cell>
          <table:table-cell table:style-name="ce37" table:formula="of:=IF(IFERROR(SEARCH(&quot;zDeprecated&quot;;[.B656]));-1;[.F656]*VLOOKUP([.G656];[$'CO$ Methodology Parts'.$A$12:.$E$57];5;1))" office:value-type="float" office:value="8207.962791" calcext:value-type="float">
            <text:p>8207.962791</text:p>
          </table:table-cell>
          <table:table-cell table:style-name="ce40"/>
          <table:table-cell table:number-columns-repeated="1015"/>
        </table:table-row>
        <table:table-row table:style-name="ro1">
          <table:table-cell table:style-name="ce2" office:value-type="string" calcext:value-type="string">
            <text:p>jetEngineBig.cfg</text:p>
          </table:table-cell>
          <table:table-cell table:style-name="ce23" office:value-type="string" calcext:value-type="string">
            <text:p>/home/oscar/Downloads/Kspaceconnect/ksp/GameData/Squad/Parts/Engine/jetEngines/jetEngineBig.cfg</text:p>
          </table:table-cell>
          <table:table-cell table:style-name="ce26" office:value-type="float" office:value="2600" calcext:value-type="float">
            <text:p>2600</text:p>
          </table:table-cell>
          <table:table-cell table:style-name="ce26" office:value-type="string" calcext:value-type="string">
            <text:p>turboFanSize2</text:p>
          </table:table-cell>
          <table:table-cell table:style-name="ce26" table:formula="of:=IFERROR(__xludf.dummyfunction(&quot;IF(ISBLANK(B657),&quot;&quot;RESSOURCE&quot;&quot;,REGEXEXTRACT(B657,&quot;&quot;GameData/(\w+)&quot;&quot;))&quot;);&quot;Squad&quot;)" office:value-type="string" office:string-value="Squad" calcext:value-type="string">
            <text:p>Squad</text:p>
          </table:table-cell>
          <table:table-cell table:style-name="ce30" office:value-type="float" office:value="4.5" calcext:value-type="float">
            <text:p>4.5</text:p>
          </table:table-cell>
          <table:table-cell table:style-name="ce34" table:content-validation-name="val1" office:value-type="string" calcext:value-type="string">
            <text:p>Engine</text:p>
          </table:table-cell>
          <table:table-cell table:style-name="ce37" table:formula="of:=IF(IFERROR(SEARCH(&quot;zDeprecated&quot;;[.B657]));-1;[.F657]*VLOOKUP([.G657];[$'CO$ Methodology Parts'.$A$12:.$E$57];5;1))" office:value-type="float" office:value="20519.90698" calcext:value-type="float">
            <text:p>20519.90698</text:p>
          </table:table-cell>
          <table:table-cell table:style-name="ce40"/>
          <table:table-cell table:number-columns-repeated="1015"/>
        </table:table-row>
        <table:table-row table:style-name="ro1">
          <table:table-cell table:style-name="ce2" office:value-type="string" calcext:value-type="string">
            <text:p>jetEngineAfterburning.cfg</text:p>
          </table:table-cell>
          <table:table-cell table:style-name="ce23" office:value-type="string" calcext:value-type="string">
            <text:p>/home/oscar/Downloads/Kspaceconnect/ksp/GameData/Squad/Parts/Engine/jetEngines/jetEngineAfterburning.cfg</text:p>
          </table:table-cell>
          <table:table-cell table:style-name="ce26" office:value-type="float" office:value="2000" calcext:value-type="float">
            <text:p>2000</text:p>
          </table:table-cell>
          <table:table-cell table:style-name="ce26" office:value-type="string" calcext:value-type="string">
            <text:p>turboJet</text:p>
          </table:table-cell>
          <table:table-cell table:style-name="ce26" table:formula="of:=IFERROR(__xludf.dummyfunction(&quot;IF(ISBLANK(B658),&quot;&quot;RESSOURCE&quot;&quot;,REGEXEXTRACT(B658,&quot;&quot;GameData/(\w+)&quot;&quot;))&quot;);&quot;Squad&quot;)" office:value-type="string" office:string-value="Squad" calcext:value-type="string">
            <text:p>Squad</text:p>
          </table:table-cell>
          <table:table-cell table:style-name="ce30" office:value-type="float" office:value="1.2" calcext:value-type="float">
            <text:p>1.2</text:p>
          </table:table-cell>
          <table:table-cell table:style-name="ce34" table:content-validation-name="val1" office:value-type="string" calcext:value-type="string">
            <text:p>Engine</text:p>
          </table:table-cell>
          <table:table-cell table:style-name="ce37" table:formula="of:=IF(IFERROR(SEARCH(&quot;zDeprecated&quot;;[.B658]));-1;[.F658]*VLOOKUP([.G658];[$'CO$ Methodology Parts'.$A$12:.$E$57];5;1))" office:value-type="float" office:value="5471.975194" calcext:value-type="float">
            <text:p>5471.975194</text:p>
          </table:table-cell>
          <table:table-cell table:style-name="ce40"/>
          <table:table-cell table:number-columns-repeated="1015"/>
        </table:table-row>
        <table:table-row table:style-name="ro1">
          <table:table-cell table:style-name="ce2" office:value-type="string" calcext:value-type="string">
            <text:p>vernorEngine.cfg</text:p>
          </table:table-cell>
          <table:table-cell table:style-name="ce23" office:value-type="string" calcext:value-type="string">
            <text:p>/home/oscar/Downloads/Kspaceconnect/ksp/GameData/Squad/Parts/Utility/linearVernorRCS/vernorEngine.cfg</text:p>
          </table:table-cell>
          <table:table-cell table:style-name="ce26" office:value-type="float" office:value="150" calcext:value-type="float">
            <text:p>150</text:p>
          </table:table-cell>
          <table:table-cell table:style-name="ce26" office:value-type="string" calcext:value-type="string">
            <text:p>vernierEngine</text:p>
          </table:table-cell>
          <table:table-cell table:style-name="ce26" table:formula="of:=IFERROR(__xludf.dummyfunction(&quot;IF(ISBLANK(B659),&quot;&quot;RESSOURCE&quot;&quot;,REGEXEXTRACT(B659,&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RCS Thruster</text:p>
          </table:table-cell>
          <table:table-cell table:style-name="ce37" table:formula="of:=IF(IFERROR(SEARCH(&quot;zDeprecated&quot;;[.B659]));-1;[.F659]*VLOOKUP([.G659];[$'CO$ Methodology Parts'.$A$12:.$E$57];5;1))" office:value-type="float" office:value="166.4" calcext:value-type="float">
            <text:p>166.4</text:p>
          </table:table-cell>
          <table:table-cell table:style-name="ce40"/>
          <table:table-cell table:number-columns-repeated="1015"/>
        </table:table-row>
        <table:table-row table:style-name="ro1">
          <table:table-cell table:style-name="ce2" office:value-type="string" calcext:value-type="string">
            <text:p>vernorEngine.cfg</text:p>
          </table:table-cell>
          <table:table-cell table:style-name="ce23" office:value-type="string" calcext:value-type="string">
            <text:p>/home/oscar/Downloads/Kspaceconnect/ksp/GameData/Squad/zDeprecated/Parts/Engine/vernorEngine_v1/vernorEngine.cfg</text:p>
          </table:table-cell>
          <table:table-cell table:style-name="ce26" office:value-type="float" office:value="1400" calcext:value-type="float">
            <text:p>1400</text:p>
          </table:table-cell>
          <table:table-cell table:style-name="ce26" office:value-type="string" calcext:value-type="string">
            <text:p>vernierEngine</text:p>
          </table:table-cell>
          <table:table-cell table:style-name="ce26" table:formula="of:=IFERROR(__xludf.dummyfunction(&quot;IF(ISBLANK(B660),&quot;&quot;RESSOURCE&quot;&quot;,REGEXEXTRACT(B660,&quot;&quot;GameData/(\w+)&quot;&quot;))&quot;);&quot;Squad&quot;)" office:value-type="string" office:string-value="Squad" calcext:value-type="string">
            <text:p>Squad</text:p>
          </table:table-cell>
          <table:table-cell table:style-name="ce30" office:value-type="float" office:value="0.08" calcext:value-type="float">
            <text:p>0.08</text:p>
          </table:table-cell>
          <table:table-cell table:style-name="ce34" table:content-validation-name="val1" office:value-type="string" calcext:value-type="string">
            <text:p>RCS Thruster</text:p>
          </table:table-cell>
          <table:table-cell table:style-name="ce37" table:formula="of:=IF(IFERROR(SEARCH(&quot;zDeprecated&quot;;[.B660]));-1;[.F660]*VLOOKUP([.G660];[$'CO$ Methodology Parts'.$A$12:.$E$57];5;1))" office:value-type="float" office:value="-1" calcext:value-type="float">
            <text:p>-1</text:p>
          </table:table-cell>
          <table:table-cell table:style-name="ce40"/>
          <table:table-cell table:number-columns-repeated="1015"/>
        </table:table-row>
        <table:table-row table:style-name="ro1">
          <table:table-cell table:style-name="ce2" office:value-type="string" calcext:value-type="string">
            <text:p>roverWheelTR-2L.cfg</text:p>
          </table:table-cell>
          <table:table-cell table:style-name="ce23" office:value-type="string" calcext:value-type="string">
            <text:p>/home/oscar/Downloads/Kspaceconnect/ksp/GameData/Squad/Parts/Wheel/roverWheelTR-2L/roverWheelTR-2L.cfg</text:p>
          </table:table-cell>
          <table:table-cell table:style-name="ce26" office:value-type="float" office:value="760" calcext:value-type="float">
            <text:p>760</text:p>
          </table:table-cell>
          <table:table-cell table:style-name="ce26" office:value-type="string" calcext:value-type="string">
            <text:p>wheelMed</text:p>
          </table:table-cell>
          <table:table-cell table:style-name="ce26" table:formula="of:=IFERROR(__xludf.dummyfunction(&quot;IF(ISBLANK(B661),&quot;&quot;RESSOURCE&quot;&quot;,REGEXEXTRACT(B661,&quot;&quot;GameData/(\w+)&quot;&quot;))&quot;);&quot;Squad&quot;)" office:value-type="string" office:string-value="Squad" calcext:value-type="string">
            <text:p>Squad</text:p>
          </table:table-cell>
          <table:table-cell table:style-name="ce30" office:value-type="float" office:value="0.105" calcext:value-type="float">
            <text:p>0.105</text:p>
          </table:table-cell>
          <table:table-cell table:style-name="ce34" table:content-validation-name="val1" office:value-type="string" calcext:value-type="string">
            <text:p>Wheel</text:p>
          </table:table-cell>
          <table:table-cell table:style-name="ce37" table:formula="of:=IF(IFERROR(SEARCH(&quot;zDeprecated&quot;;[.B661]));-1;[.F661]*VLOOKUP([.G661];[$'CO$ Methodology Parts'.$A$12:.$E$57];5;1))" office:value-type="float" office:value="1520.389147" calcext:value-type="float">
            <text:p>1520.389147</text:p>
          </table:table-cell>
          <table:table-cell table:style-name="ce40"/>
          <table:table-cell table:number-columns-repeated="1015"/>
        </table:table-row>
        <table:table-row table:style-name="ro1">
          <table:table-cell table:style-name="ce2" office:value-type="string" calcext:value-type="string">
            <text:p>connector1.cfg</text:p>
          </table:table-cell>
          <table:table-cell table:style-name="ce23" office:value-type="string" calcext:value-type="string">
            <text:p>/home/oscar/Downloads/Kspaceconnect/ksp/GameData/Squad/Parts/Aero/wings/connector1.cfg</text:p>
          </table:table-cell>
          <table:table-cell table:style-name="ce26" office:value-type="float" office:value="500" calcext:value-type="float">
            <text:p>500</text:p>
          </table:table-cell>
          <table:table-cell table:style-name="ce26" office:value-type="string" calcext:value-type="string">
            <text:p>wingConnector</text:p>
          </table:table-cell>
          <table:table-cell table:style-name="ce26" table:formula="of:=IFERROR(__xludf.dummyfunction(&quot;IF(ISBLANK(B662),&quot;&quot;RESSOURCE&quot;&quot;,REGEXEXTRACT(B662,&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Wing</text:p>
          </table:table-cell>
          <table:table-cell table:style-name="ce37" table:formula="of:=IF(IFERROR(SEARCH(&quot;zDeprecated&quot;;[.B662]));-1;[.F662]*VLOOKUP([.G662];[$'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connector2.cfg</text:p>
          </table:table-cell>
          <table:table-cell table:style-name="ce23" office:value-type="string" calcext:value-type="string">
            <text:p>/home/oscar/Downloads/Kspaceconnect/ksp/GameData/Squad/Parts/Aero/wings/connector2.cfg</text:p>
          </table:table-cell>
          <table:table-cell table:style-name="ce26" office:value-type="float" office:value="500" calcext:value-type="float">
            <text:p>500</text:p>
          </table:table-cell>
          <table:table-cell table:style-name="ce26" office:value-type="string" calcext:value-type="string">
            <text:p>wingConnector2</text:p>
          </table:table-cell>
          <table:table-cell table:style-name="ce26" table:formula="of:=IFERROR(__xludf.dummyfunction(&quot;IF(ISBLANK(B663),&quot;&quot;RESSOURCE&quot;&quot;,REGEXEXTRACT(B663,&quot;&quot;GameData/(\w+)&quot;&quot;))&quot;);&quot;Squad&quot;)" office:value-type="string" office:string-value="Squad" calcext:value-type="string">
            <text:p>Squad</text:p>
          </table:table-cell>
          <table:table-cell table:style-name="ce30" office:value-type="float" office:value="0.2" calcext:value-type="float">
            <text:p>0.2</text:p>
          </table:table-cell>
          <table:table-cell table:style-name="ce34" table:content-validation-name="val1" office:value-type="string" calcext:value-type="string">
            <text:p>Wing</text:p>
          </table:table-cell>
          <table:table-cell table:style-name="ce37" table:formula="of:=IF(IFERROR(SEARCH(&quot;zDeprecated&quot;;[.B663]));-1;[.F663]*VLOOKUP([.G663];[$'CO$ Methodology Parts'.$A$12:.$E$57];5;1))" office:value-type="float" office:value="1784.5" calcext:value-type="float">
            <text:p>1784.5</text:p>
          </table:table-cell>
          <table:table-cell table:style-name="ce40"/>
          <table:table-cell table:number-columns-repeated="1015"/>
        </table:table-row>
        <table:table-row table:style-name="ro1">
          <table:table-cell table:style-name="ce2" office:value-type="string" calcext:value-type="string">
            <text:p>connector3.cfg</text:p>
          </table:table-cell>
          <table:table-cell table:style-name="ce23" office:value-type="string" calcext:value-type="string">
            <text:p>/home/oscar/Downloads/Kspaceconnect/ksp/GameData/Squad/Parts/Aero/wings/connector3.cfg</text:p>
          </table:table-cell>
          <table:table-cell table:style-name="ce26" office:value-type="float" office:value="250" calcext:value-type="float">
            <text:p>250</text:p>
          </table:table-cell>
          <table:table-cell table:style-name="ce26" office:value-type="string" calcext:value-type="string">
            <text:p>wingConnector3</text:p>
          </table:table-cell>
          <table:table-cell table:style-name="ce26" table:formula="of:=IFERROR(__xludf.dummyfunction(&quot;IF(ISBLANK(B664),&quot;&quot;RESSOURCE&quot;&quot;,REGEXEXTRACT(B664,&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664]));-1;[.F664]*VLOOKUP([.G664];[$'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connector4.cfg</text:p>
          </table:table-cell>
          <table:table-cell table:style-name="ce23" office:value-type="string" calcext:value-type="string">
            <text:p>/home/oscar/Downloads/Kspaceconnect/ksp/GameData/Squad/Parts/Aero/wings/connector4.cfg</text:p>
          </table:table-cell>
          <table:table-cell table:style-name="ce26" office:value-type="float" office:value="100" calcext:value-type="float">
            <text:p>100</text:p>
          </table:table-cell>
          <table:table-cell table:style-name="ce26" office:value-type="string" calcext:value-type="string">
            <text:p>wingConnector4</text:p>
          </table:table-cell>
          <table:table-cell table:style-name="ce26" table:formula="of:=IFERROR(__xludf.dummyfunction(&quot;IF(ISBLANK(B665),&quot;&quot;RESSOURCE&quot;&quot;,REGEXEXTRACT(B665,&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665]));-1;[.F665]*VLOOKUP([.G665];[$'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connector5.cfg</text:p>
          </table:table-cell>
          <table:table-cell table:style-name="ce23" office:value-type="string" calcext:value-type="string">
            <text:p>/home/oscar/Downloads/Kspaceconnect/ksp/GameData/Squad/Parts/Aero/wings/connector5.cfg</text:p>
          </table:table-cell>
          <table:table-cell table:style-name="ce26" office:value-type="float" office:value="100" calcext:value-type="float">
            <text:p>100</text:p>
          </table:table-cell>
          <table:table-cell table:style-name="ce26" office:value-type="string" calcext:value-type="string">
            <text:p>wingConnector5</text:p>
          </table:table-cell>
          <table:table-cell table:style-name="ce26" table:formula="of:=IFERROR(__xludf.dummyfunction(&quot;IF(ISBLANK(B666),&quot;&quot;RESSOURCE&quot;&quot;,REGEXEXTRACT(B666,&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666]));-1;[.F666]*VLOOKUP([.G666];[$'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wingletAV-T1.cfg</text:p>
          </table:table-cell>
          <table:table-cell table:style-name="ce23" office:value-type="string" calcext:value-type="string">
            <text:p>/home/oscar/Downloads/Kspaceconnect/ksp/GameData/Squad/Parts/Aero/wingletAV-T1/wingletAV-T1.cfg</text:p>
          </table:table-cell>
          <table:table-cell table:style-name="ce26" office:value-type="float" office:value="500" calcext:value-type="float">
            <text:p>500</text:p>
          </table:table-cell>
          <table:table-cell table:style-name="ce26" office:value-type="string" calcext:value-type="string">
            <text:p>winglet</text:p>
          </table:table-cell>
          <table:table-cell table:style-name="ce26" table:formula="of:=IFERROR(__xludf.dummyfunction(&quot;IF(ISBLANK(B667),&quot;&quot;RESSOURCE&quot;&quot;,REGEXEXTRACT(B667,&quot;&quot;GameData/(\w+)&quot;&quot;))&quot;);&quot;Squad&quot;)" office:value-type="string" office:string-value="Squad" calcext:value-type="string">
            <text:p>Squad</text:p>
          </table:table-cell>
          <table:table-cell table:style-name="ce30" office:value-type="float" office:value="0.037" calcext:value-type="float">
            <text:p>0.037</text:p>
          </table:table-cell>
          <table:table-cell table:style-name="ce34" table:content-validation-name="val1" office:value-type="string" calcext:value-type="string">
            <text:p>Wing</text:p>
          </table:table-cell>
          <table:table-cell table:style-name="ce37" table:formula="of:=IF(IFERROR(SEARCH(&quot;zDeprecated&quot;;[.B667]));-1;[.F667]*VLOOKUP([.G667];[$'CO$ Methodology Parts'.$A$12:.$E$57];5;1))" office:value-type="float" office:value="330.1325" calcext:value-type="float">
            <text:p>330.1325</text:p>
          </table:table-cell>
          <table:table-cell table:style-name="ce40"/>
          <table:table-cell table:number-columns-repeated="1015"/>
        </table:table-row>
        <table:table-row table:style-name="ro1">
          <table:table-cell table:style-name="ce2" office:value-type="string" calcext:value-type="string">
            <text:p>wingletDeltaDeluxe.cfg</text:p>
          </table:table-cell>
          <table:table-cell table:style-name="ce23" office:value-type="string" calcext:value-type="string">
            <text:p>/home/oscar/Downloads/Kspaceconnect/ksp/GameData/Squad/Parts/Aero/wingletDeltaDeluxe/wingletDeltaDeluxe.cfg</text:p>
          </table:table-cell>
          <table:table-cell table:style-name="ce26" office:value-type="float" office:value="600" calcext:value-type="float">
            <text:p>600</text:p>
          </table:table-cell>
          <table:table-cell table:style-name="ce26" office:value-type="string" calcext:value-type="string">
            <text:p>winglet3</text:p>
          </table:table-cell>
          <table:table-cell table:style-name="ce26" table:formula="of:=IFERROR(__xludf.dummyfunction(&quot;IF(ISBLANK(B668),&quot;&quot;RESSOURCE&quot;&quot;,REGEXEXTRACT(B668,&quot;&quot;GameData/(\w+)&quot;&quot;))&quot;);&quot;Squad&quot;)" office:value-type="string" office:string-value="Squad" calcext:value-type="string">
            <text:p>Squad</text:p>
          </table:table-cell>
          <table:table-cell table:style-name="ce30" office:value-type="float" office:value="0.078" calcext:value-type="float">
            <text:p>0.078</text:p>
          </table:table-cell>
          <table:table-cell table:style-name="ce34" table:content-validation-name="val1" office:value-type="string" calcext:value-type="string">
            <text:p>Wing</text:p>
          </table:table-cell>
          <table:table-cell table:style-name="ce37" table:formula="of:=IF(IFERROR(SEARCH(&quot;zDeprecated&quot;;[.B668]));-1;[.F668]*VLOOKUP([.G668];[$'CO$ Methodology Parts'.$A$12:.$E$57];5;1))" office:value-type="float" office:value="695.955" calcext:value-type="float">
            <text:p>695.955</text:p>
          </table:table-cell>
          <table:table-cell table:style-name="ce40"/>
          <table:table-cell table:number-columns-repeated="1015"/>
        </table:table-row>
        <table:table-row table:style-name="ro1">
          <table:table-cell table:style-name="ce2" office:value-type="string" calcext:value-type="string">
            <text:p>delta.cfg</text:p>
          </table:table-cell>
          <table:table-cell table:style-name="ce23" office:value-type="string" calcext:value-type="string">
            <text:p>/home/oscar/Downloads/Kspaceconnect/ksp/GameData/Squad/Parts/Aero/shuttleWings/delta.cfg</text:p>
          </table:table-cell>
          <table:table-cell table:style-name="ce26" office:value-type="float" office:value="2760" calcext:value-type="float">
            <text:p>2760</text:p>
          </table:table-cell>
          <table:table-cell table:style-name="ce26" office:value-type="string" calcext:value-type="string">
            <text:p>wingShuttleDelta</text:p>
          </table:table-cell>
          <table:table-cell table:style-name="ce26" table:formula="of:=IFERROR(__xludf.dummyfunction(&quot;IF(ISBLANK(B669),&quot;&quot;RESSOURCE&quot;&quot;,REGEXEXTRACT(B669,&quot;&quot;GameData/(\w+)&quot;&quot;))&quot;);&quot;Squad&quot;)" office:value-type="string" office:string-value="Squad" calcext:value-type="string">
            <text:p>Squad</text:p>
          </table:table-cell>
          <table:table-cell table:style-name="ce30" office:value-type="float" office:value="0.5" calcext:value-type="float">
            <text:p>0.5</text:p>
          </table:table-cell>
          <table:table-cell table:style-name="ce34" table:content-validation-name="val1" office:value-type="string" calcext:value-type="string">
            <text:p>Wing</text:p>
          </table:table-cell>
          <table:table-cell table:style-name="ce37" table:formula="of:=IF(IFERROR(SEARCH(&quot;zDeprecated&quot;;[.B669]));-1;[.F669]*VLOOKUP([.G669];[$'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elevon1.cfg</text:p>
          </table:table-cell>
          <table:table-cell table:style-name="ce23" office:value-type="string" calcext:value-type="string">
            <text:p>/home/oscar/Downloads/Kspaceconnect/ksp/GameData/Squad/Parts/Aero/shuttleWings/elevon1.cfg</text:p>
          </table:table-cell>
          <table:table-cell table:style-name="ce26" office:value-type="float" office:value="950" calcext:value-type="float">
            <text:p>950</text:p>
          </table:table-cell>
          <table:table-cell table:style-name="ce26" office:value-type="string" calcext:value-type="string">
            <text:p>wingShuttleElevon1</text:p>
          </table:table-cell>
          <table:table-cell table:style-name="ce26" table:formula="of:=IFERROR(__xludf.dummyfunction(&quot;IF(ISBLANK(B670),&quot;&quot;RESSOURCE&quot;&quot;,REGEXEXTRACT(B670,&quot;&quot;GameData/(\w+)&quot;&quot;))&quot;);&quot;Squad&quot;)" office:value-type="string" office:string-value="Squad" calcext:value-type="string">
            <text:p>Squad</text:p>
          </table:table-cell>
          <table:table-cell table:style-name="ce30" office:value-type="float" office:value="0.15" calcext:value-type="float">
            <text:p>0.15</text:p>
          </table:table-cell>
          <table:table-cell table:style-name="ce34" table:content-validation-name="val1" office:value-type="string" calcext:value-type="string">
            <text:p>Wing</text:p>
          </table:table-cell>
          <table:table-cell table:style-name="ce37" table:formula="of:=IF(IFERROR(SEARCH(&quot;zDeprecated&quot;;[.B670]));-1;[.F670]*VLOOKUP([.G670];[$'CO$ Methodology Parts'.$A$12:.$E$57];5;1))" office:value-type="float" office:value="1338.375" calcext:value-type="float">
            <text:p>1338.375</text:p>
          </table:table-cell>
          <table:table-cell table:style-name="ce40"/>
          <table:table-cell table:number-columns-repeated="1015"/>
        </table:table-row>
        <table:table-row table:style-name="ro1">
          <table:table-cell table:style-name="ce2" office:value-type="string" calcext:value-type="string">
            <text:p>elevon2.cfg</text:p>
          </table:table-cell>
          <table:table-cell table:style-name="ce23" office:value-type="string" calcext:value-type="string">
            <text:p>/home/oscar/Downloads/Kspaceconnect/ksp/GameData/Squad/Parts/Aero/shuttleWings/elevon2.cfg</text:p>
          </table:table-cell>
          <table:table-cell table:style-name="ce26" office:value-type="float" office:value="1300" calcext:value-type="float">
            <text:p>1300</text:p>
          </table:table-cell>
          <table:table-cell table:style-name="ce26" office:value-type="string" calcext:value-type="string">
            <text:p>wingShuttleElevon2</text:p>
          </table:table-cell>
          <table:table-cell table:style-name="ce26" table:formula="of:=IFERROR(__xludf.dummyfunction(&quot;IF(ISBLANK(B671),&quot;&quot;RESSOURCE&quot;&quot;,REGEXEXTRACT(B671,&quot;&quot;GameData/(\w+)&quot;&quot;))&quot;);&quot;Squad&quot;)" office:value-type="string" office:string-value="Squad" calcext:value-type="string">
            <text:p>Squad</text:p>
          </table:table-cell>
          <table:table-cell table:style-name="ce30" office:value-type="float" office:value="0.23" calcext:value-type="float">
            <text:p>0.23</text:p>
          </table:table-cell>
          <table:table-cell table:style-name="ce34" table:content-validation-name="val1" office:value-type="string" calcext:value-type="string">
            <text:p>Wing</text:p>
          </table:table-cell>
          <table:table-cell table:style-name="ce37" table:formula="of:=IF(IFERROR(SEARCH(&quot;zDeprecated&quot;;[.B671]));-1;[.F671]*VLOOKUP([.G671];[$'CO$ Methodology Parts'.$A$12:.$E$57];5;1))" office:value-type="float" office:value="2052.175" calcext:value-type="float">
            <text:p>2052.175</text:p>
          </table:table-cell>
          <table:table-cell table:style-name="ce40"/>
          <table:table-cell table:number-columns-repeated="1015"/>
        </table:table-row>
        <table:table-row table:style-name="ro1">
          <table:table-cell table:style-name="ce2" office:value-type="string" calcext:value-type="string">
            <text:p>rudder.cfg</text:p>
          </table:table-cell>
          <table:table-cell table:style-name="ce23" office:value-type="string" calcext:value-type="string">
            <text:p>/home/oscar/Downloads/Kspaceconnect/ksp/GameData/Squad/Parts/Aero/shuttleWings/rudder.cfg</text:p>
          </table:table-cell>
          <table:table-cell table:style-name="ce26" office:value-type="float" office:value="2500" calcext:value-type="float">
            <text:p>2500</text:p>
          </table:table-cell>
          <table:table-cell table:style-name="ce26" office:value-type="string" calcext:value-type="string">
            <text:p>wingShuttleRudder</text:p>
          </table:table-cell>
          <table:table-cell table:style-name="ce26" table:formula="of:=IFERROR(__xludf.dummyfunction(&quot;IF(ISBLANK(B672),&quot;&quot;RESSOURCE&quot;&quot;,REGEXEXTRACT(B672,&quot;&quot;GameData/(\w+)&quot;&quot;))&quot;);&quot;Squad&quot;)" office:value-type="string" office:string-value="Squad" calcext:value-type="string">
            <text:p>Squad</text:p>
          </table:table-cell>
          <table:table-cell table:style-name="ce30" office:value-type="float" office:value="0.45" calcext:value-type="float">
            <text:p>0.45</text:p>
          </table:table-cell>
          <table:table-cell table:style-name="ce34" table:content-validation-name="val1" office:value-type="string" calcext:value-type="string">
            <text:p>Wing</text:p>
          </table:table-cell>
          <table:table-cell table:style-name="ce37" table:formula="of:=IF(IFERROR(SEARCH(&quot;zDeprecated&quot;;[.B672]));-1;[.F672]*VLOOKUP([.G672];[$'CO$ Methodology Parts'.$A$12:.$E$57];5;1))" office:value-type="float" office:value="4015.125" calcext:value-type="float">
            <text:p>4015.125</text:p>
          </table:table-cell>
          <table:table-cell table:style-name="ce40"/>
          <table:table-cell table:number-columns-repeated="1015"/>
        </table:table-row>
        <table:table-row table:style-name="ro1">
          <table:table-cell table:style-name="ce2" office:value-type="string" calcext:value-type="string">
            <text:p>strake.cfg</text:p>
          </table:table-cell>
          <table:table-cell table:style-name="ce23" office:value-type="string" calcext:value-type="string">
            <text:p>/home/oscar/Downloads/Kspaceconnect/ksp/GameData/Squad/Parts/Aero/shuttleWings/strake.cfg</text:p>
          </table:table-cell>
          <table:table-cell table:style-name="ce26" office:value-type="float" office:value="920" calcext:value-type="float">
            <text:p>920</text:p>
          </table:table-cell>
          <table:table-cell table:style-name="ce26" office:value-type="string" calcext:value-type="string">
            <text:p>wingShuttleStrake</text:p>
          </table:table-cell>
          <table:table-cell table:style-name="ce26" table:formula="of:=IFERROR(__xludf.dummyfunction(&quot;IF(ISBLANK(B673),&quot;&quot;RESSOURCE&quot;&quot;,REGEXEXTRACT(B673,&quot;&quot;GameData/(\w+)&quot;&quot;))&quot;);&quot;Squad&quot;)" office:value-type="string" office:string-value="Squad" calcext:value-type="string">
            <text:p>Squad</text:p>
          </table:table-cell>
          <table:table-cell table:style-name="ce30" office:value-type="float" office:value="0.1" calcext:value-type="float">
            <text:p>0.1</text:p>
          </table:table-cell>
          <table:table-cell table:style-name="ce34" table:content-validation-name="val1" office:value-type="string" calcext:value-type="string">
            <text:p>Wing</text:p>
          </table:table-cell>
          <table:table-cell table:style-name="ce37" table:formula="of:=IF(IFERROR(SEARCH(&quot;zDeprecated&quot;;[.B673]));-1;[.F673]*VLOOKUP([.G673];[$'CO$ Methodology Parts'.$A$12:.$E$57];5;1))" office:value-type="float" office:value="892.25" calcext:value-type="float">
            <text:p>892.25</text:p>
          </table:table-cell>
          <table:table-cell table:style-name="ce40"/>
          <table:table-cell table:number-columns-repeated="1015"/>
        </table:table-row>
        <table:table-row table:style-name="ro1">
          <table:table-cell table:style-name="ce2" office:value-type="string" calcext:value-type="string">
            <text:p>strake.cfg</text:p>
          </table:table-cell>
          <table:table-cell table:style-name="ce23" office:value-type="string" calcext:value-type="string">
            <text:p>/home/oscar/Downloads/Kspaceconnect/ksp/GameData/Squad/Parts/Aero/wings/strake.cfg</text:p>
          </table:table-cell>
          <table:table-cell table:style-name="ce26" office:value-type="float" office:value="400" calcext:value-type="float">
            <text:p>400</text:p>
          </table:table-cell>
          <table:table-cell table:style-name="ce26" office:value-type="string" calcext:value-type="string">
            <text:p>wingStrake</text:p>
          </table:table-cell>
          <table:table-cell table:style-name="ce26" table:formula="of:=IFERROR(__xludf.dummyfunction(&quot;IF(ISBLANK(B674),&quot;&quot;RESSOURCE&quot;&quot;,REGEXEXTRACT(B674,&quot;&quot;GameData/(\w+)&quot;&quot;))&quot;);&quot;Squad&quot;)" office:value-type="string" office:string-value="Squad" calcext:value-type="string">
            <text:p>Squad</text:p>
          </table:table-cell>
          <table:table-cell table:style-name="ce30" office:value-type="float" office:value="0.05" calcext:value-type="float">
            <text:p>0.05</text:p>
          </table:table-cell>
          <table:table-cell table:style-name="ce34" table:content-validation-name="val1" office:value-type="string" calcext:value-type="string">
            <text:p>Wing</text:p>
          </table:table-cell>
          <table:table-cell table:style-name="ce37" table:formula="of:=IF(IFERROR(SEARCH(&quot;zDeprecated&quot;;[.B674]));-1;[.F674]*VLOOKUP([.G674];[$'CO$ Methodology Parts'.$A$12:.$E$57];5;1))" office:value-type="float" office:value="446.125" calcext:value-type="float">
            <text:p>446.125</text:p>
          </table:table-cell>
          <table:table-cell table:style-name="ce40"/>
          <table:table-cell table:number-columns-repeated="1015"/>
        </table:table-row>
        <table:table-row table:style-name="ro1">
          <table:table-cell table:style-name="ce2" office:value-type="string" calcext:value-type="string">
            <text:p>xenonTank.cfg</text:p>
          </table:table-cell>
          <table:table-cell table:style-name="ce23" office:value-type="string" calcext:value-type="string">
            <text:p>/home/oscar/Downloads/Kspaceconnect/ksp/GameData/Squad/Parts/FuelTank/xenonTank/xenonTank.cfg</text:p>
          </table:table-cell>
          <table:table-cell table:style-name="ce26" office:value-type="float" office:value="800" calcext:value-type="float">
            <text:p>800</text:p>
          </table:table-cell>
          <table:table-cell table:style-name="ce26" office:value-type="string" calcext:value-type="string">
            <text:p>xenonTank</text:p>
          </table:table-cell>
          <table:table-cell table:style-name="ce26" table:formula="of:=IFERROR(__xludf.dummyfunction(&quot;IF(ISBLANK(B675),&quot;&quot;RESSOURCE&quot;&quot;,REGEXEXTRACT(B675,&quot;&quot;GameData/(\w+)&quot;&quot;))&quot;);&quot;Squad&quot;)" office:value-type="string" office:string-value="Squad" calcext:value-type="string">
            <text:p>Squad</text:p>
          </table:table-cell>
          <table:table-cell table:style-name="ce30" office:value-type="float" office:value="0.024" calcext:value-type="float">
            <text:p>0.024</text:p>
          </table:table-cell>
          <table:table-cell table:style-name="ce34" table:content-validation-name="val1" office:value-type="string" calcext:value-type="string">
            <text:p>Tank</text:p>
          </table:table-cell>
          <table:table-cell table:style-name="ce37" table:formula="of:=IF(IFERROR(SEARCH(&quot;zDeprecated&quot;;[.B675]));-1;[.F675]*VLOOKUP([.G675];[$'CO$ Methodology Parts'.$A$12:.$E$57];5;1))" office:value-type="float" office:value="49.92" calcext:value-type="float">
            <text:p>49.92</text:p>
          </table:table-cell>
          <table:table-cell table:style-name="ce40"/>
          <table:table-cell table:number-columns-repeated="1015"/>
        </table:table-row>
        <table:table-row table:style-name="ro1">
          <table:table-cell table:style-name="ce2" office:value-type="string" calcext:value-type="string">
            <text:p>xenonTankLarge.cfg</text:p>
          </table:table-cell>
          <table:table-cell table:style-name="ce23" office:value-type="string" calcext:value-type="string">
            <text:p>/home/oscar/Downloads/Kspaceconnect/ksp/GameData/Squad/Parts/FuelTank/xenonTankLarge/xenonTankLarge.cfg</text:p>
          </table:table-cell>
          <table:table-cell table:style-name="ce26" office:value-type="float" office:value="1500" calcext:value-type="float">
            <text:p>1500</text:p>
          </table:table-cell>
          <table:table-cell table:style-name="ce26" office:value-type="string" calcext:value-type="string">
            <text:p>xenonTankLarge</text:p>
          </table:table-cell>
          <table:table-cell table:style-name="ce26" table:formula="of:=IFERROR(__xludf.dummyfunction(&quot;IF(ISBLANK(B676),&quot;&quot;RESSOURCE&quot;&quot;,REGEXEXTRACT(B676,&quot;&quot;GameData/(\w+)&quot;&quot;))&quot;);&quot;Squad&quot;)" office:value-type="string" office:string-value="Squad" calcext:value-type="string">
            <text:p>Squad</text:p>
          </table:table-cell>
          <table:table-cell table:style-name="ce30" office:value-type="float" office:value="0.19" calcext:value-type="float">
            <text:p>0.19</text:p>
          </table:table-cell>
          <table:table-cell table:style-name="ce34" table:content-validation-name="val1" office:value-type="string" calcext:value-type="string">
            <text:p>Tank</text:p>
          </table:table-cell>
          <table:table-cell table:style-name="ce37" table:formula="of:=IF(IFERROR(SEARCH(&quot;zDeprecated&quot;;[.B676]));-1;[.F676]*VLOOKUP([.G676];[$'CO$ Methodology Parts'.$A$12:.$E$57];5;1))" office:value-type="float" office:value="395.2" calcext:value-type="float">
            <text:p>395.2</text:p>
          </table:table-cell>
          <table:table-cell table:style-name="ce40"/>
          <table:table-cell table:number-columns-repeated="1015"/>
        </table:table-row>
        <table:table-row table:style-name="ro1">
          <table:table-cell table:style-name="ce2" office:value-type="string" calcext:value-type="string">
            <text:p>xenonTankRadial.cfg</text:p>
          </table:table-cell>
          <table:table-cell table:style-name="ce23" office:value-type="string" calcext:value-type="string">
            <text:p>/home/oscar/Downloads/Kspaceconnect/ksp/GameData/Squad/Parts/FuelTank/xenonTankRadial/xenonTankRadial.cfg</text:p>
          </table:table-cell>
          <table:table-cell table:style-name="ce26" office:value-type="float" office:value="600" calcext:value-type="float">
            <text:p>600</text:p>
          </table:table-cell>
          <table:table-cell table:style-name="ce26" office:value-type="string" calcext:value-type="string">
            <text:p>xenonTankRadial</text:p>
          </table:table-cell>
          <table:table-cell table:style-name="ce26" table:formula="of:=IFERROR(__xludf.dummyfunction(&quot;IF(ISBLANK(B677),&quot;&quot;RESSOURCE&quot;&quot;,REGEXEXTRACT(B677,&quot;&quot;GameData/(\w+)&quot;&quot;))&quot;);&quot;Squad&quot;)" office:value-type="string" office:string-value="Squad" calcext:value-type="string">
            <text:p>Squad</text:p>
          </table:table-cell>
          <table:table-cell table:style-name="ce30" office:value-type="float" office:value="0.0135" calcext:value-type="float">
            <text:p>0.0135</text:p>
          </table:table-cell>
          <table:table-cell table:style-name="ce34" table:content-validation-name="val1" office:value-type="string" calcext:value-type="string">
            <text:p>Tank</text:p>
          </table:table-cell>
          <table:table-cell table:style-name="ce37" table:formula="of:=IF(IFERROR(SEARCH(&quot;zDeprecated&quot;;[.B677]));-1;[.F677]*VLOOKUP([.G677];[$'CO$ Methodology Parts'.$A$12:.$E$57];5;1))" office:value-type="float" office:value="28.08" calcext:value-type="float">
            <text:p>28.08</text:p>
          </table:table-cell>
          <table:table-cell table:style-name="ce40"/>
          <table:table-cell table:number-columns-repeated="1015"/>
        </table:table-row>
        <table:table-row table:style-name="ro1" table:number-rows-repeated="306">
          <table:table-cell/>
          <table:table-cell table:style-name="ce25"/>
          <table:table-cell table:style-name="ce26" table:number-columns-repeated="3"/>
          <table:table-cell table:style-name="ce30"/>
          <table:table-cell/>
          <table:table-cell table:style-name="ce39"/>
          <table:table-cell table:style-name="ce40"/>
          <table:table-cell table:number-columns-repeated="1015"/>
        </table:table-row>
        <table:table-row table:style-name="ro2" table:number-rows-repeated="1047592">
          <table:table-cell table:number-columns-repeated="1024"/>
        </table:table-row>
        <table:table-row table:style-name="ro2">
          <table:table-cell table:number-columns-repeated="1024"/>
        </table:table-row>
        <calcext:conditional-formats>
          <calcext:conditional-format calcext:target-range-address="'Parts with CO$'.F1:'Parts with CO$'.F983">
            <calcext:condition calcext:apply-style-name="ConditionalStyle_1" calcext:value="&lt;0" calcext:base-cell-address="'Parts with CO$'.F1"/>
          </calcext:conditional-format>
          <calcext:conditional-format calcext:target-range-address="'Parts with CO$'.B1:'Parts with CO$'.B983">
            <calcext:condition calcext:apply-style-name="ConditionalStyle_1" calcext:value="contains-text(&quot;zDeprecated&quot;)" calcext:base-cell-address="'Parts with CO$'.B1"/>
          </calcext:conditional-format>
          <calcext:conditional-format calcext:target-range-address="'Parts with CO$'.H1:'Parts with CO$'.H983">
            <calcext:condition calcext:apply-style-name="ConditionalStyle_1" calcext:value="&lt;0" calcext:base-cell-address="'Parts with CO$'.H1"/>
          </calcext:conditional-format>
        </calcext:conditional-formats>
      </table:table>
      <table:table table:name="NotUSEDref_CO2_test_ergols" table:style-name="ta4">
        <table:table-column table:style-name="co7" table:default-cell-style-name="Default"/>
        <table:table-column table:style-name="co17" table:default-cell-style-name="Default"/>
        <table:table-column table:style-name="co7" table:default-cell-style-name="Default"/>
        <table:table-column table:style-name="co18" table:default-cell-style-name="Default"/>
        <table:table-column table:style-name="co14" table:default-cell-style-name="Default"/>
        <table:table-column table:style-name="co7" table:number-columns-repeated="8" table:default-cell-style-name="Default"/>
        <table:table-column table:style-name="co19" table:default-cell-style-name="Default"/>
        <table:table-column table:style-name="co7" table:number-columns-repeated="1010" table:default-cell-style-name="Default"/>
        <table:table-row table:style-name="ro1">
          <table:table-cell table:style-name="ce6" office:value-type="string" calcext:value-type="string">
            <text:p>Filename</text:p>
          </table:table-cell>
          <table:table-cell table:style-name="ce6" office:value-type="string" calcext:value-type="string">
            <text:p>Path</text:p>
          </table:table-cell>
          <table:table-cell table:style-name="ce6" office:value-type="string" calcext:value-type="string">
            <text:p>Price</text:p>
          </table:table-cell>
          <table:table-cell table:style-name="ce28" office:value-type="string" calcext:value-type="string">
            <text:p>Partname</text:p>
          </table:table-cell>
          <table:table-cell table:style-name="ce28" office:value-type="string" calcext:value-type="string">
            <text:p>MOD</text:p>
          </table:table-cell>
          <table:table-cell table:style-name="ce6" office:value-type="string" calcext:value-type="string">
            <text:p>Mass</text:p>
          </table:table-cell>
          <table:table-cell table:style-name="ce26" office:value-type="string" calcext:value-type="string">
            <text:p>LiquidFuel</text:p>
          </table:table-cell>
          <table:table-cell table:style-name="ce26" office:value-type="string" calcext:value-type="string">
            <text:p>Oxidant</text:p>
          </table:table-cell>
          <table:table-cell table:style-name="ce26" office:value-type="string" calcext:value-type="string">
            <text:p>SolidFuel</text:p>
          </table:table-cell>
          <table:table-cell table:style-name="ce26" office:value-type="string" calcext:value-type="string">
            <text:p>Monoprop</text:p>
          </table:table-cell>
          <table:table-cell table:style-name="ce26" office:value-type="string" calcext:value-type="string">
            <text:p>Xenon</text:p>
          </table:table-cell>
          <table:table-cell table:style-name="ce26" office:value-type="string" calcext:value-type="string">
            <text:p>Ore</text:p>
          </table:table-cell>
          <table:table-cell table:style-name="ce26" office:value-type="string" calcext:value-type="string">
            <text:p>Ablator</text:p>
          </table:table-cell>
          <table:table-cell table:style-name="ce33" office:value-type="string" calcext:value-type="string">
            <text:p>PROFILE</text:p>
          </table:table-cell>
          <table:table-cell table:style-name="ce46" office:value-type="string" calcext:value-type="string">
            <text:p>tCO2eq</text:p>
          </table:table-cell>
          <table:table-cell table:number-columns-repeated="1009"/>
        </table:table-row>
        <table:table-row table:style-name="ro1">
          <table:table-cell table:style-name="ce42" office:value-type="string" calcext:value-type="string">
            <text:p>restock-leg-2-rigid.cfg</text:p>
          </table:table-cell>
          <table:table-cell table:style-name="ce42" office:value-type="string" calcext:value-type="string">
            <text:p>/home/oscar/Downloads/Kspaceconnect/ksp/GameData/RestockRigidLegs/Parts/restock-leg-2-rigid.cfg</text:p>
          </table:table-cell>
          <table:table-cell table:style-name="ce43" office:value-type="float" office:value="440" calcext:value-type="float">
            <text:p>440</text:p>
          </table:table-cell>
          <table:table-cell table:style-name="ce42" office:value-type="string" calcext:value-type="string">
            <text:p>restock-leg-2-rigid</text:p>
          </table:table-cell>
          <table:table-cell table:style-name="ce26" table:formula="of:=IFERROR(__xludf.dummyfunction(&quot;IF(ISBLANK(B2),&quot;&quot;RESSOURCE&quot;&quot;,REGEXEXTRACT(B2,&quot;&quot;GameData/(\w+)&quot;&quot;))&quot;);&quot;RestockRigidLegs&quot;)" office:value-type="string" office:string-value="RestockRigidLegs" calcext:value-type="string">
            <text:p>RestockRigidLegs</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1;[.F2]*VLOOKUP([.N2];[$'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estock-leg-3-rigid.cfg</text:p>
          </table:table-cell>
          <table:table-cell table:style-name="ce42" office:value-type="string" calcext:value-type="string">
            <text:p>/home/oscar/Downloads/Kspaceconnect/ksp/GameData/RestockRigidLegs/Parts/restock-leg-3-rigid.cfg</text:p>
          </table:table-cell>
          <table:table-cell table:style-name="ce43" office:value-type="float" office:value="340" calcext:value-type="float">
            <text:p>340</text:p>
          </table:table-cell>
          <table:table-cell table:style-name="ce42" office:value-type="string" calcext:value-type="string">
            <text:p>restock-leg-3-rigid</text:p>
          </table:table-cell>
          <table:table-cell table:style-name="ce26" table:formula="of:=IFERROR(__xludf.dummyfunction(&quot;IF(ISBLANK(B3),&quot;&quot;RESSOURCE&quot;&quot;,REGEXEXTRACT(B3,&quot;&quot;GameData/(\w+)&quot;&quot;))&quot;);&quot;RestockRigidLegs&quot;)" office:value-type="string" office:string-value="RestockRigidLegs" calcext:value-type="string">
            <text:p>RestockRigidLeg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1;[.F3]*VLOOKUP([.N3];[$'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leg-1-rigid.cfg</text:p>
          </table:table-cell>
          <table:table-cell table:style-name="ce42" office:value-type="string" calcext:value-type="string">
            <text:p>/home/oscar/Downloads/Kspaceconnect/ksp/GameData/RestockRigidLegs/Parts/restock-leg-1-rigid.cfg</text:p>
          </table:table-cell>
          <table:table-cell table:style-name="ce43" office:value-type="float" office:value="200" calcext:value-type="float">
            <text:p>200</text:p>
          </table:table-cell>
          <table:table-cell table:style-name="ce42" office:value-type="string" calcext:value-type="string">
            <text:p>restock-leg-1-rigid</text:p>
          </table:table-cell>
          <table:table-cell table:style-name="ce26" table:formula="of:=IFERROR(__xludf.dummyfunction(&quot;IF(ISBLANK(B4),&quot;&quot;RESSOURCE&quot;&quot;,REGEXEXTRACT(B4,&quot;&quot;GameData/(\w+)&quot;&quot;))&quot;);&quot;RestockRigidLegs&quot;)" office:value-type="string" office:string-value="RestockRigidLegs" calcext:value-type="string">
            <text:p>RestockRigidLegs</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1;[.F4]*VLOOKUP([.N4];[$'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EngineerChip.cfg</text:p>
          </table:table-cell>
          <table:table-cell table:style-name="ce42" office:value-type="string" calcext:value-type="string">
            <text:p>/home/oscar/Downloads/Kspaceconnect/ksp/GameData/KerbalEngineer/Parts/EngineerChip/EngineerChip.cfg</text:p>
          </table:table-cell>
          <table:table-cell table:style-name="ce43" office:value-type="float" office:value="100" calcext:value-type="float">
            <text:p>100</text:p>
          </table:table-cell>
          <table:table-cell table:style-name="ce42" office:value-type="string" calcext:value-type="string">
            <text:p>EngineerChip</text:p>
          </table:table-cell>
          <table:table-cell table:style-name="ce26" table:formula="of:=IFERROR(__xludf.dummyfunction(&quot;IF(ISBLANK(B5),&quot;&quot;RESSOURCE&quot;&quot;,REGEXEXTRACT(B5,&quot;&quot;GameData/(\w+)&quot;&quot;))&quot;);&quot;KerbalEngineer&quot;)" office:value-type="string" office:string-value="KerbalEngineer" calcext:value-type="string">
            <text:p>KerbalEngineer</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1;[.F5]*VLOOKUP([.N5];[$'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KerbalEngineer/Parts/Engineer7500/part.cfg</text:p>
          </table:table-cell>
          <table:table-cell table:style-name="ce43" office:value-type="float" office:value="150" calcext:value-type="float">
            <text:p>150</text:p>
          </table:table-cell>
          <table:table-cell table:style-name="ce42" office:value-type="string" calcext:value-type="string">
            <text:p>Engineer7500</text:p>
          </table:table-cell>
          <table:table-cell table:style-name="ce26" table:formula="of:=IFERROR(__xludf.dummyfunction(&quot;IF(ISBLANK(B6),&quot;&quot;RESSOURCE&quot;&quot;,REGEXEXTRACT(B6,&quot;&quot;GameData/(\w+)&quot;&quot;))&quot;);&quot;KerbalEngineer&quot;)" office:value-type="string" office:string-value="KerbalEngineer" calcext:value-type="string">
            <text:p>KerbalEngineer</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F6]*VLOOKUP([.N6];[$'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FanShroud_01.cfg</text:p>
          </table:table-cell>
          <table:table-cell table:style-name="ce42" office:value-type="string" calcext:value-type="string">
            <text:p>/home/oscar/Downloads/Kspaceconnect/ksp/GameData/SquadExpansion/Serenity/Parts/Aero/FanShroud_01.cfg</text:p>
          </table:table-cell>
          <table:table-cell table:style-name="ce43" office:value-type="float" office:value="85" calcext:value-type="float">
            <text:p>85</text:p>
          </table:table-cell>
          <table:table-cell table:style-name="ce42" office:value-type="string" calcext:value-type="string">
            <text:p>FanShroud_01</text:p>
          </table:table-cell>
          <table:table-cell table:style-name="ce26" table:formula="of:=IFERROR(__xludf.dummyfunction(&quot;IF(ISBLANK(B7),&quot;&quot;RESSOURCE&quot;&quot;,REGEXEXTRACT(B7,&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7]));-1;[.F7]*VLOOKUP([.N7];[$'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FanShroud_03.cfg</text:p>
          </table:table-cell>
          <table:table-cell table:style-name="ce42" office:value-type="string" calcext:value-type="string">
            <text:p>/home/oscar/Downloads/Kspaceconnect/ksp/GameData/SquadExpansion/Serenity/Parts/Aero/FanShroud_03.cfg</text:p>
          </table:table-cell>
          <table:table-cell table:style-name="ce43" office:value-type="float" office:value="325" calcext:value-type="float">
            <text:p>325</text:p>
          </table:table-cell>
          <table:table-cell table:style-name="ce42" office:value-type="string" calcext:value-type="string">
            <text:p>FanShroud_03</text:p>
          </table:table-cell>
          <table:table-cell table:style-name="ce26" table:formula="of:=IFERROR(__xludf.dummyfunction(&quot;IF(ISBLANK(B8),&quot;&quot;RESSOURCE&quot;&quot;,REGEXEXTRACT(B8,&quot;&quot;GameData/(\w+)&quot;&quot;))&quot;);&quot;SquadExpansion&quot;)" office:value-type="string" office:string-value="SquadExpansion" calcext:value-type="string">
            <text:p>SquadExpansion</text:p>
          </table:table-cell>
          <table:table-cell table:style-name="ce43" office:value-type="float" office:value="0.42" calcext:value-type="float">
            <text:p>0.4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1;[.F8]*VLOOKUP([.N8];[$'CO$ Methodology Parts'.$A$12:.$E$57];5;1))" office:value-type="float" office:value="873.6" calcext:value-type="float">
            <text:p>873.6</text:p>
          </table:table-cell>
          <table:table-cell table:number-columns-repeated="1009"/>
        </table:table-row>
        <table:table-row table:style-name="ro1">
          <table:table-cell table:style-name="ce42" office:value-type="string" calcext:value-type="string">
            <text:p>noseconeTiny.cfg</text:p>
          </table:table-cell>
          <table:table-cell table:style-name="ce42" office:value-type="string" calcext:value-type="string">
            <text:p>/home/oscar/Downloads/Kspaceconnect/ksp/GameData/SquadExpansion/Serenity/Parts/Aero/noseconeTiny.cfg</text:p>
          </table:table-cell>
          <table:table-cell table:style-name="ce43" office:value-type="float" office:value="40" calcext:value-type="float">
            <text:p>40</text:p>
          </table:table-cell>
          <table:table-cell table:style-name="ce42" office:value-type="string" calcext:value-type="string">
            <text:p>noseconeTiny</text:p>
          </table:table-cell>
          <table:table-cell table:style-name="ce26" table:formula="of:=IFERROR(__xludf.dummyfunction(&quot;IF(ISBLANK(B9),&quot;&quot;RESSOURCE&quot;&quot;,REGEXEXTRACT(B9,&quot;&quot;GameData/(\w+)&quot;&quot;))&quot;);&quot;SquadExpansion&quot;)" office:value-type="string" office:string-value="SquadExpansion" calcext:value-type="string">
            <text:p>SquadExpansion</text:p>
          </table:table-cell>
          <table:table-cell table:style-name="ce43" office:value-type="float" office:value="0.001" calcext:value-type="float">
            <text:p>0.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9]));-1;[.F9]*VLOOKUP([.N9];[$'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noseconeVS.cfg</text:p>
          </table:table-cell>
          <table:table-cell table:style-name="ce42" office:value-type="string" calcext:value-type="string">
            <text:p>/home/oscar/Downloads/Kspaceconnect/ksp/GameData/SquadExpansion/Serenity/Parts/Aero/noseconeVS.cfg</text:p>
          </table:table-cell>
          <table:table-cell table:style-name="ce43" office:value-type="float" office:value="80" calcext:value-type="float">
            <text:p>80</text:p>
          </table:table-cell>
          <table:table-cell table:style-name="ce42" office:value-type="string" calcext:value-type="string">
            <text:p>noseconeVS</text:p>
          </table:table-cell>
          <table:table-cell table:style-name="ce26" table:formula="of:=IFERROR(__xludf.dummyfunction(&quot;IF(ISBLANK(B10),&quot;&quot;RESSOURCE&quot;&quot;,REGEXEXTRACT(B10,&quot;&quot;GameData/(\w+)&quot;&quot;))&quot;);&quot;SquadExpansion&quot;)" office:value-type="string" office:string-value="SquadExpansion" calcext:value-type="string">
            <text:p>SquadExpansion</text:p>
          </table:table-cell>
          <table:table-cell table:style-name="ce43" office:value-type="float" office:value="0.004" calcext:value-type="float">
            <text:p>0.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0]));-1;[.F10]*VLOOKUP([.N10];[$'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FanShroud_02.cfg</text:p>
          </table:table-cell>
          <table:table-cell table:style-name="ce42" office:value-type="string" calcext:value-type="string">
            <text:p>/home/oscar/Downloads/Kspaceconnect/ksp/GameData/SquadExpansion/Serenity/Parts/Aero/FanShroud_02.cfg</text:p>
          </table:table-cell>
          <table:table-cell table:style-name="ce43" office:value-type="float" office:value="175" calcext:value-type="float">
            <text:p>175</text:p>
          </table:table-cell>
          <table:table-cell table:style-name="ce42" office:value-type="string" calcext:value-type="string">
            <text:p>FanShroud_02</text:p>
          </table:table-cell>
          <table:table-cell table:style-name="ce26" table:formula="of:=IFERROR(__xludf.dummyfunction(&quot;IF(ISBLANK(B11),&quot;&quot;RESSOURCE&quot;&quot;,REGEXEXTRACT(B11,&quot;&quot;GameData/(\w+)&quot;&quot;))&quot;);&quot;SquadExpansion&quot;)" office:value-type="string" office:string-value="SquadExpansion" calcext:value-type="string">
            <text:p>SquadExpansion</text:p>
          </table:table-cell>
          <table:table-cell table:style-name="ce43" office:value-type="float" office:value="0.13" calcext:value-type="float">
            <text:p>0.1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1]));-1;[.F11]*VLOOKUP([.N11];[$'CO$ Methodology Parts'.$A$12:.$E$57];5;1))" office:value-type="float" office:value="270.4" calcext:value-type="float">
            <text:p>270.4</text:p>
          </table:table-cell>
          <table:table-cell table:number-columns-repeated="1009"/>
        </table:table-row>
        <table:table-row table:style-name="ro1">
          <table:table-cell table:style-name="ce42" office:value-type="string" calcext:value-type="string">
            <text:p>mGripPad.cfg</text:p>
          </table:table-cell>
          <table:table-cell table:style-name="ce42" office:value-type="string" calcext:value-type="string">
            <text:p>/home/oscar/Downloads/Kspaceconnect/ksp/GameData/SquadExpansion/Serenity/Parts/Structural/gripPads/mGripPad.cfg</text:p>
          </table:table-cell>
          <table:table-cell table:style-name="ce43" office:value-type="float" office:value="75" calcext:value-type="float">
            <text:p>75</text:p>
          </table:table-cell>
          <table:table-cell table:style-name="ce42" office:value-type="string" calcext:value-type="string">
            <text:p>mGripPad</text:p>
          </table:table-cell>
          <table:table-cell table:style-name="ce26" table:formula="of:=IFERROR(__xludf.dummyfunction(&quot;IF(ISBLANK(B12),&quot;&quot;RESSOURCE&quot;&quot;,REGEXEXTRACT(B12,&quot;&quot;GameData/(\w+)&quot;&quot;))&quot;);&quot;SquadExpansion&quot;)" office:value-type="string" office:string-value="SquadExpansion" calcext:value-type="string">
            <text:p>SquadExpansion</text:p>
          </table:table-cell>
          <table:table-cell table:style-name="ce43" office:value-type="float" office:value="0.018" calcext:value-type="float">
            <text:p>0.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2]));-1;[.F12]*VLOOKUP([.N12];[$'CO$ Methodology Parts'.$A$12:.$E$57];5;1))" office:value-type="float" office:value="37.44" calcext:value-type="float">
            <text:p>37.44</text:p>
          </table:table-cell>
          <table:table-cell table:number-columns-repeated="1009"/>
        </table:table-row>
        <table:table-row table:style-name="ro1">
          <table:table-cell table:style-name="ce42" office:value-type="string" calcext:value-type="string">
            <text:p>lGripPad.cfg</text:p>
          </table:table-cell>
          <table:table-cell table:style-name="ce42" office:value-type="string" calcext:value-type="string">
            <text:p>/home/oscar/Downloads/Kspaceconnect/ksp/GameData/SquadExpansion/Serenity/Parts/Structural/gripPads/lGripPad.cfg</text:p>
          </table:table-cell>
          <table:table-cell table:style-name="ce43" office:value-type="float" office:value="300" calcext:value-type="float">
            <text:p>300</text:p>
          </table:table-cell>
          <table:table-cell table:style-name="ce42" office:value-type="string" calcext:value-type="string">
            <text:p>lGripPad</text:p>
          </table:table-cell>
          <table:table-cell table:style-name="ce26" table:formula="of:=IFERROR(__xludf.dummyfunction(&quot;IF(ISBLANK(B13),&quot;&quot;RESSOURCE&quot;&quot;,REGEXEXTRACT(B13,&quot;&quot;GameData/(\w+)&quot;&quot;))&quot;);&quot;SquadExpansion&quot;)" office:value-type="string" office:string-value="SquadExpansion" calcext:value-type="string">
            <text:p>SquadExpansion</text:p>
          </table:table-cell>
          <table:table-cell table:style-name="ce43" office:value-type="float" office:value="0.078" calcext:value-type="float">
            <text:p>0.07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1;[.F13]*VLOOKUP([.N13];[$'CO$ Methodology Parts'.$A$12:.$E$57];5;1))" office:value-type="float" office:value="162.24" calcext:value-type="float">
            <text:p>162.24</text:p>
          </table:table-cell>
          <table:table-cell table:number-columns-repeated="1009"/>
        </table:table-row>
        <table:table-row table:style-name="ro1">
          <table:table-cell table:style-name="ce42" office:value-type="string" calcext:value-type="string">
            <text:p>lGripStrip.cfg</text:p>
          </table:table-cell>
          <table:table-cell table:style-name="ce42" office:value-type="string" calcext:value-type="string">
            <text:p>/home/oscar/Downloads/Kspaceconnect/ksp/GameData/SquadExpansion/Serenity/Parts/Structural/gripPads/lGripStrip.cfg</text:p>
          </table:table-cell>
          <table:table-cell table:style-name="ce43" office:value-type="float" office:value="300" calcext:value-type="float">
            <text:p>300</text:p>
          </table:table-cell>
          <table:table-cell table:style-name="ce42" office:value-type="string" calcext:value-type="string">
            <text:p>lGripStrip</text:p>
          </table:table-cell>
          <table:table-cell table:style-name="ce26" table:formula="of:=IFERROR(__xludf.dummyfunction(&quot;IF(ISBLANK(B14),&quot;&quot;RESSOURCE&quot;&quot;,REGEXEXTRACT(B14,&quot;&quot;GameData/(\w+)&quot;&quot;))&quot;);&quot;SquadExpansion&quot;)" office:value-type="string" office:string-value="SquadExpansion" calcext:value-type="string">
            <text:p>SquadExpansion</text:p>
          </table:table-cell>
          <table:table-cell table:style-name="ce43" office:value-type="float" office:value="0.078" calcext:value-type="float">
            <text:p>0.07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4]));-1;[.F14]*VLOOKUP([.N14];[$'CO$ Methodology Parts'.$A$12:.$E$57];5;1))" office:value-type="float" office:value="162.24" calcext:value-type="float">
            <text:p>162.24</text:p>
          </table:table-cell>
          <table:table-cell table:number-columns-repeated="1009"/>
        </table:table-row>
        <table:table-row table:style-name="ro1">
          <table:table-cell table:style-name="ce42" office:value-type="string" calcext:value-type="string">
            <text:p>sGripPad.cfg</text:p>
          </table:table-cell>
          <table:table-cell table:style-name="ce42" office:value-type="string" calcext:value-type="string">
            <text:p>/home/oscar/Downloads/Kspaceconnect/ksp/GameData/SquadExpansion/Serenity/Parts/Structural/gripPads/sGripPad.cfg</text:p>
          </table:table-cell>
          <table:table-cell table:style-name="ce43" office:value-type="float" office:value="30" calcext:value-type="float">
            <text:p>30</text:p>
          </table:table-cell>
          <table:table-cell table:style-name="ce42" office:value-type="string" calcext:value-type="string">
            <text:p>sGripPad</text:p>
          </table:table-cell>
          <table:table-cell table:style-name="ce26" table:formula="of:=IFERROR(__xludf.dummyfunction(&quot;IF(ISBLANK(B15),&quot;&quot;RESSOURCE&quot;&quot;,REGEXEXTRACT(B15,&quot;&quot;GameData/(\w+)&quot;&quot;))&quot;);&quot;SquadExpansion&quot;)" office:value-type="string" office:string-value="SquadExpansion" calcext:value-type="string">
            <text:p>SquadExpansion</text:p>
          </table:table-cell>
          <table:table-cell table:style-name="ce43" office:value-type="float" office:value="0.002" calcext:value-type="float">
            <text:p>0.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5]));-1;[.F15]*VLOOKUP([.N15];[$'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GripStrip.cfg</text:p>
          </table:table-cell>
          <table:table-cell table:style-name="ce42" office:value-type="string" calcext:value-type="string">
            <text:p>/home/oscar/Downloads/Kspaceconnect/ksp/GameData/SquadExpansion/Serenity/Parts/Structural/gripPads/sGripStrip.cfg</text:p>
          </table:table-cell>
          <table:table-cell table:style-name="ce43" office:value-type="float" office:value="50" calcext:value-type="float">
            <text:p>50</text:p>
          </table:table-cell>
          <table:table-cell table:style-name="ce42" office:value-type="string" calcext:value-type="string">
            <text:p>sGripStrip</text:p>
          </table:table-cell>
          <table:table-cell table:style-name="ce26" table:formula="of:=IFERROR(__xludf.dummyfunction(&quot;IF(ISBLANK(B16),&quot;&quot;RESSOURCE&quot;&quot;,REGEXEXTRACT(B16,&quot;&quot;GameData/(\w+)&quot;&quot;))&quot;);&quot;SquadExpansion&quot;)" office:value-type="string" office:string-value="SquadExpansion" calcext:value-type="string">
            <text:p>SquadExpansion</text:p>
          </table:table-cell>
          <table:table-cell table:style-name="ce43" office:value-type="float" office:value="0.012" calcext:value-type="float">
            <text:p>0.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6]));-1;[.F16]*VLOOKUP([.N16];[$'CO$ Methodology Parts'.$A$12:.$E$57];5;1))" office:value-type="float" office:value="24.96" calcext:value-type="float">
            <text:p>24.96</text:p>
          </table:table-cell>
          <table:table-cell table:number-columns-repeated="1009"/>
        </table:table-row>
        <table:table-row table:style-name="ro1">
          <table:table-cell table:style-name="ce42" office:value-type="string" calcext:value-type="string">
            <text:p>piston_01.cfg</text:p>
          </table:table-cell>
          <table:table-cell table:style-name="ce42" office:value-type="string" calcext:value-type="string">
            <text:p>/home/oscar/Downloads/Kspaceconnect/ksp/GameData/SquadExpansion/Serenity/Parts/Robotics/piston_01.cfg</text:p>
          </table:table-cell>
          <table:table-cell table:style-name="ce43" office:value-type="float" office:value="300" calcext:value-type="float">
            <text:p>300</text:p>
          </table:table-cell>
          <table:table-cell table:style-name="ce42" office:value-type="string" calcext:value-type="string">
            <text:p>piston_01</text:p>
          </table:table-cell>
          <table:table-cell table:style-name="ce26" table:formula="of:=IFERROR(__xludf.dummyfunction(&quot;IF(ISBLANK(B17),&quot;&quot;RESSOURCE&quot;&quot;,REGEXEXTRACT(B17,&quot;&quot;GameData/(\w+)&quot;&quot;))&quot;);&quot;SquadExpansion&quot;)" office:value-type="string" office:string-value="SquadExpansion" calcext:value-type="string">
            <text:p>SquadExpansion</text:p>
          </table:table-cell>
          <table:table-cell table:style-name="ce43" office:value-type="float" office:value="0.16" calcext:value-type="float">
            <text:p>0.1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7]));-1;[.F17]*VLOOKUP([.N17];[$'CO$ Methodology Parts'.$A$12:.$E$57];5;1))" office:value-type="float" office:value="332.8" calcext:value-type="float">
            <text:p>332.8</text:p>
          </table:table-cell>
          <table:table-cell table:number-columns-repeated="1009"/>
        </table:table-row>
        <table:table-row table:style-name="ro1">
          <table:table-cell table:style-name="ce42" office:value-type="string" calcext:value-type="string">
            <text:p>rotor_02.cfg</text:p>
          </table:table-cell>
          <table:table-cell table:style-name="ce42" office:value-type="string" calcext:value-type="string">
            <text:p>/home/oscar/Downloads/Kspaceconnect/ksp/GameData/SquadExpansion/Serenity/Parts/Robotics/rotor_02.cfg</text:p>
          </table:table-cell>
          <table:table-cell table:style-name="ce43" office:value-type="float" office:value="150" calcext:value-type="float">
            <text:p>150</text:p>
          </table:table-cell>
          <table:table-cell table:style-name="ce42" office:value-type="string" calcext:value-type="string">
            <text:p>rotor_02</text:p>
          </table:table-cell>
          <table:table-cell table:style-name="ce26" table:formula="of:=IFERROR(__xludf.dummyfunction(&quot;IF(ISBLANK(B18),&quot;&quot;RESSOURCE&quot;&quot;,REGEXEXTRACT(B18,&quot;&quot;GameData/(\w+)&quot;&quot;))&quot;);&quot;SquadExpansion&quot;)" office:value-type="string" office:string-value="SquadExpansion" calcext:value-type="string">
            <text:p>SquadExpansion</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8]));-1;[.F18]*VLOOKUP([.N18];[$'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otor_02s.cfg</text:p>
          </table:table-cell>
          <table:table-cell table:style-name="ce42" office:value-type="string" calcext:value-type="string">
            <text:p>/home/oscar/Downloads/Kspaceconnect/ksp/GameData/SquadExpansion/Serenity/Parts/Robotics/rotor_02s.cfg</text:p>
          </table:table-cell>
          <table:table-cell table:style-name="ce43" office:value-type="float" office:value="150" calcext:value-type="float">
            <text:p>150</text:p>
          </table:table-cell>
          <table:table-cell table:style-name="ce42" office:value-type="string" calcext:value-type="string">
            <text:p>rotor_02s</text:p>
          </table:table-cell>
          <table:table-cell table:style-name="ce26" table:formula="of:=IFERROR(__xludf.dummyfunction(&quot;IF(ISBLANK(B19),&quot;&quot;RESSOURCE&quot;&quot;,REGEXEXTRACT(B19,&quot;&quot;GameData/(\w+)&quot;&quot;))&quot;);&quot;SquadExpansion&quot;)" office:value-type="string" office:string-value="SquadExpansion" calcext:value-type="string">
            <text:p>SquadExpansion</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9]));-1;[.F19]*VLOOKUP([.N19];[$'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piston_04.cfg</text:p>
          </table:table-cell>
          <table:table-cell table:style-name="ce42" office:value-type="string" calcext:value-type="string">
            <text:p>/home/oscar/Downloads/Kspaceconnect/ksp/GameData/SquadExpansion/Serenity/Parts/Robotics/piston_04.cfg</text:p>
          </table:table-cell>
          <table:table-cell table:style-name="ce43" office:value-type="float" office:value="100" calcext:value-type="float">
            <text:p>100</text:p>
          </table:table-cell>
          <table:table-cell table:style-name="ce42" office:value-type="string" calcext:value-type="string">
            <text:p>piston_04</text:p>
          </table:table-cell>
          <table:table-cell table:style-name="ce26" table:formula="of:=IFERROR(__xludf.dummyfunction(&quot;IF(ISBLANK(B20),&quot;&quot;RESSOURCE&quot;&quot;,REGEXEXTRACT(B20,&quot;&quot;GameData/(\w+)&quot;&quot;))&quot;);&quot;SquadExpansion&quot;)" office:value-type="string" office:string-value="SquadExpansion" calcext:value-type="string">
            <text:p>SquadExpansion</text:p>
          </table:table-cell>
          <table:table-cell table:style-name="ce43" office:value-type="float" office:value="0.048" calcext:value-type="float">
            <text:p>0.04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0]));-1;[.F20]*VLOOKUP([.N20];[$'CO$ Methodology Parts'.$A$12:.$E$57];5;1))" office:value-type="float" office:value="428.28" calcext:value-type="float">
            <text:p>428.28</text:p>
          </table:table-cell>
          <table:table-cell table:number-columns-repeated="1009"/>
        </table:table-row>
        <table:table-row table:style-name="ro1">
          <table:table-cell table:style-name="ce42" office:value-type="string" calcext:value-type="string">
            <text:p>hinge_03_s.cfg</text:p>
          </table:table-cell>
          <table:table-cell table:style-name="ce42" office:value-type="string" calcext:value-type="string">
            <text:p>/home/oscar/Downloads/Kspaceconnect/ksp/GameData/SquadExpansion/Serenity/Parts/Robotics/hinge_03_s.cfg</text:p>
          </table:table-cell>
          <table:table-cell table:style-name="ce43" office:value-type="float" office:value="120" calcext:value-type="float">
            <text:p>120</text:p>
          </table:table-cell>
          <table:table-cell table:style-name="ce42" office:value-type="string" calcext:value-type="string">
            <text:p>hinge_03_s</text:p>
          </table:table-cell>
          <table:table-cell table:style-name="ce26" table:formula="of:=IFERROR(__xludf.dummyfunction(&quot;IF(ISBLANK(B21),&quot;&quot;RESSOURCE&quot;&quot;,REGEXEXTRACT(B21,&quot;&quot;GameData/(\w+)&quot;&quot;))&quot;);&quot;SquadExpansion&quot;)" office:value-type="string" office:string-value="SquadExpansion" calcext:value-type="string">
            <text:p>SquadExpansion</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1]));-1;[.F21]*VLOOKUP([.N21];[$'CO$ Methodology Parts'.$A$12:.$E$57];5;1))" office:value-type="float" office:value="713.8" calcext:value-type="float">
            <text:p>713.8</text:p>
          </table:table-cell>
          <table:table-cell table:number-columns-repeated="1009"/>
        </table:table-row>
        <table:table-row table:style-name="ro1">
          <table:table-cell table:style-name="ce42" office:value-type="string" calcext:value-type="string">
            <text:p>piston_02.cfg</text:p>
          </table:table-cell>
          <table:table-cell table:style-name="ce42" office:value-type="string" calcext:value-type="string">
            <text:p>/home/oscar/Downloads/Kspaceconnect/ksp/GameData/SquadExpansion/Serenity/Parts/Robotics/piston_02.cfg</text:p>
          </table:table-cell>
          <table:table-cell table:style-name="ce43" office:value-type="float" office:value="50" calcext:value-type="float">
            <text:p>50</text:p>
          </table:table-cell>
          <table:table-cell table:style-name="ce42" office:value-type="string" calcext:value-type="string">
            <text:p>piston_02</text:p>
          </table:table-cell>
          <table:table-cell table:style-name="ce26" table:formula="of:=IFERROR(__xludf.dummyfunction(&quot;IF(ISBLANK(B22),&quot;&quot;RESSOURCE&quot;&quot;,REGEXEXTRACT(B22,&quot;&quot;GameData/(\w+)&quot;&quot;))&quot;);&quot;SquadExpansion&quot;)" office:value-type="string" office:string-value="SquadExpansion" calcext:value-type="string">
            <text:p>SquadExpansion</text:p>
          </table:table-cell>
          <table:table-cell table:style-name="ce43" office:value-type="float" office:value="0.032" calcext:value-type="float">
            <text:p>0.03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2]));-1;[.F22]*VLOOKUP([.N22];[$'CO$ Methodology Parts'.$A$12:.$E$57];5;1))" office:value-type="float" office:value="285.52" calcext:value-type="float">
            <text:p>285.52</text:p>
          </table:table-cell>
          <table:table-cell table:number-columns-repeated="1009"/>
        </table:table-row>
        <table:table-row table:style-name="ro1">
          <table:table-cell table:style-name="ce42" office:value-type="string" calcext:value-type="string">
            <text:p>KAL1000.cfg</text:p>
          </table:table-cell>
          <table:table-cell table:style-name="ce42" office:value-type="string" calcext:value-type="string">
            <text:p>/home/oscar/Downloads/Kspaceconnect/ksp/GameData/SquadExpansion/Serenity/Parts/Robotics/Controllers/KAL1000.cfg</text:p>
          </table:table-cell>
          <table:table-cell table:style-name="ce43" office:value-type="float" office:value="1000" calcext:value-type="float">
            <text:p>1000</text:p>
          </table:table-cell>
          <table:table-cell table:style-name="ce42" office:value-type="string" calcext:value-type="string">
            <text:p>controller1000</text:p>
          </table:table-cell>
          <table:table-cell table:style-name="ce26" table:formula="of:=IFERROR(__xludf.dummyfunction(&quot;IF(ISBLANK(B23),&quot;&quot;RESSOURCE&quot;&quot;,REGEXEXTRACT(B23,&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3]));-1;[.F23]*VLOOKUP([.N23];[$'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rotor_03.cfg</text:p>
          </table:table-cell>
          <table:table-cell table:style-name="ce42" office:value-type="string" calcext:value-type="string">
            <text:p>/home/oscar/Downloads/Kspaceconnect/ksp/GameData/SquadExpansion/Serenity/Parts/Robotics/rotor_03.cfg</text:p>
          </table:table-cell>
          <table:table-cell table:style-name="ce43" office:value-type="float" office:value="600" calcext:value-type="float">
            <text:p>600</text:p>
          </table:table-cell>
          <table:table-cell table:style-name="ce42" office:value-type="string" calcext:value-type="string">
            <text:p>rotor_03</text:p>
          </table:table-cell>
          <table:table-cell table:style-name="ce26" table:formula="of:=IFERROR(__xludf.dummyfunction(&quot;IF(ISBLANK(B24),&quot;&quot;RESSOURCE&quot;&quot;,REGEXEXTRACT(B24,&quot;&quot;GameData/(\w+)&quot;&quot;))&quot;);&quot;SquadExpansion&quot;)" office:value-type="string" office:string-value="SquadExpansion" calcext:value-type="string">
            <text:p>SquadExpansion</text:p>
          </table:table-cell>
          <table:table-cell table:style-name="ce43" office:value-type="float" office:value="0.6" calcext:value-type="float">
            <text:p>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4]));-1;[.F24]*VLOOKUP([.N24];[$'CO$ Methodology Parts'.$A$12:.$E$57];5;1))" office:value-type="float" office:value="5353.5" calcext:value-type="float">
            <text:p>5353.5</text:p>
          </table:table-cell>
          <table:table-cell table:number-columns-repeated="1009"/>
        </table:table-row>
        <table:table-row table:style-name="ro1">
          <table:table-cell table:style-name="ce42" office:value-type="string" calcext:value-type="string">
            <text:p>rotor_01s.cfg</text:p>
          </table:table-cell>
          <table:table-cell table:style-name="ce42" office:value-type="string" calcext:value-type="string">
            <text:p>/home/oscar/Downloads/Kspaceconnect/ksp/GameData/SquadExpansion/Serenity/Parts/Robotics/rotor_01s.cfg</text:p>
          </table:table-cell>
          <table:table-cell table:style-name="ce43" office:value-type="float" office:value="60" calcext:value-type="float">
            <text:p>60</text:p>
          </table:table-cell>
          <table:table-cell table:style-name="ce42" office:value-type="string" calcext:value-type="string">
            <text:p>rotor_01s</text:p>
          </table:table-cell>
          <table:table-cell table:style-name="ce26" table:formula="of:=IFERROR(__xludf.dummyfunction(&quot;IF(ISBLANK(B25),&quot;&quot;RESSOURCE&quot;&quot;,REGEXEXTRACT(B25,&quot;&quot;GameData/(\w+)&quot;&quot;))&quot;);&quot;SquadExpansion&quot;)" office:value-type="string" office:string-value="SquadExpansion" calcext:value-type="string">
            <text:p>SquadExpansion</text:p>
          </table:table-cell>
          <table:table-cell table:style-name="ce43" office:value-type="float" office:value="0.018" calcext:value-type="float">
            <text:p>0.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25]));-1;[.F25]*VLOOKUP([.N25];[$'CO$ Methodology Parts'.$A$12:.$E$57];5;1))" office:value-type="float" office:value="160.605" calcext:value-type="float">
            <text:p>160.605</text:p>
          </table:table-cell>
          <table:table-cell table:number-columns-repeated="1009"/>
        </table:table-row>
        <table:table-row table:style-name="ro1">
          <table:table-cell table:style-name="ce42" office:value-type="string" calcext:value-type="string">
            <text:p>hinge_01_s.cfg</text:p>
          </table:table-cell>
          <table:table-cell table:style-name="ce42" office:value-type="string" calcext:value-type="string">
            <text:p>/home/oscar/Downloads/Kspaceconnect/ksp/GameData/SquadExpansion/Serenity/Parts/Robotics/hinge_01_s.cfg</text:p>
          </table:table-cell>
          <table:table-cell table:style-name="ce43" office:value-type="float" office:value="50" calcext:value-type="float">
            <text:p>50</text:p>
          </table:table-cell>
          <table:table-cell table:style-name="ce42" office:value-type="string" calcext:value-type="string">
            <text:p>hinge_01_s</text:p>
          </table:table-cell>
          <table:table-cell table:style-name="ce26" table:formula="of:=IFERROR(__xludf.dummyfunction(&quot;IF(ISBLANK(B26),&quot;&quot;RESSOURCE&quot;&quot;,REGEXEXTRACT(B26,&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6]));-1;[.F26]*VLOOKUP([.N26];[$'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piston_03.cfg</text:p>
          </table:table-cell>
          <table:table-cell table:style-name="ce42" office:value-type="string" calcext:value-type="string">
            <text:p>/home/oscar/Downloads/Kspaceconnect/ksp/GameData/SquadExpansion/Serenity/Parts/Robotics/piston_03.cfg</text:p>
          </table:table-cell>
          <table:table-cell table:style-name="ce43" office:value-type="float" office:value="500" calcext:value-type="float">
            <text:p>500</text:p>
          </table:table-cell>
          <table:table-cell table:style-name="ce42" office:value-type="string" calcext:value-type="string">
            <text:p>piston_03</text:p>
          </table:table-cell>
          <table:table-cell table:style-name="ce26" table:formula="of:=IFERROR(__xludf.dummyfunction(&quot;IF(ISBLANK(B27),&quot;&quot;RESSOURCE&quot;&quot;,REGEXEXTRACT(B27,&quot;&quot;GameData/(\w+)&quot;&quot;))&quot;);&quot;SquadExpansion&quot;)" office:value-type="string" office:string-value="SquadExpansion" calcext:value-type="string">
            <text:p>SquadExpansion</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7]));-1;[.F27]*VLOOKUP([.N27];[$'CO$ Methodology Parts'.$A$12:.$E$57];5;1))" office:value-type="float" office:value="2676.75" calcext:value-type="float">
            <text:p>2676.75</text:p>
          </table:table-cell>
          <table:table-cell table:number-columns-repeated="1009"/>
        </table:table-row>
        <table:table-row table:style-name="ro1">
          <table:table-cell table:style-name="ce42" office:value-type="string" calcext:value-type="string">
            <text:p>rotoServo_00.cfg</text:p>
          </table:table-cell>
          <table:table-cell table:style-name="ce42" office:value-type="string" calcext:value-type="string">
            <text:p>/home/oscar/Downloads/Kspaceconnect/ksp/GameData/SquadExpansion/Serenity/Parts/Robotics/rotoServo_00.cfg</text:p>
          </table:table-cell>
          <table:table-cell table:style-name="ce43" office:value-type="float" office:value="60" calcext:value-type="float">
            <text:p>60</text:p>
          </table:table-cell>
          <table:table-cell table:style-name="ce42" office:value-type="string" calcext:value-type="string">
            <text:p>rotoServo_00</text:p>
          </table:table-cell>
          <table:table-cell table:style-name="ce26" table:formula="of:=IFERROR(__xludf.dummyfunction(&quot;IF(ISBLANK(B28),&quot;&quot;RESSOURCE&quot;&quot;,REGEXEXTRACT(B28,&quot;&quot;GameData/(\w+)&quot;&quot;))&quot;);&quot;SquadExpansion&quot;)" office:value-type="string" office:string-value="SquadExpansion" calcext:value-type="string">
            <text:p>SquadExpansion</text:p>
          </table:table-cell>
          <table:table-cell table:style-name="ce43" office:value-type="float" office:value="0.016" calcext:value-type="float">
            <text:p>0.01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28]));-1;[.F28]*VLOOKUP([.N28];[$'CO$ Methodology Parts'.$A$12:.$E$57];5;1))" office:value-type="float" office:value="142.76" calcext:value-type="float">
            <text:p>142.76</text:p>
          </table:table-cell>
          <table:table-cell table:number-columns-repeated="1009"/>
        </table:table-row>
        <table:table-row table:style-name="ro1">
          <table:table-cell table:style-name="ce42" office:value-type="string" calcext:value-type="string">
            <text:p>hinge_03.cfg</text:p>
          </table:table-cell>
          <table:table-cell table:style-name="ce42" office:value-type="string" calcext:value-type="string">
            <text:p>/home/oscar/Downloads/Kspaceconnect/ksp/GameData/SquadExpansion/Serenity/Parts/Robotics/hinge_03.cfg</text:p>
          </table:table-cell>
          <table:table-cell table:style-name="ce43" office:value-type="float" office:value="360" calcext:value-type="float">
            <text:p>360</text:p>
          </table:table-cell>
          <table:table-cell table:style-name="ce42" office:value-type="string" calcext:value-type="string">
            <text:p>hinge_03</text:p>
          </table:table-cell>
          <table:table-cell table:style-name="ce26" table:formula="of:=IFERROR(__xludf.dummyfunction(&quot;IF(ISBLANK(B29),&quot;&quot;RESSOURCE&quot;&quot;,REGEXEXTRACT(B29,&quot;&quot;GameData/(\w+)&quot;&quot;))&quot;);&quot;SquadExpansion&quot;)" office:value-type="string" office:string-value="SquadExpansion" calcext:value-type="string">
            <text:p>SquadExpansion</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29]));-1;[.F29]*VLOOKUP([.N29];[$'CO$ Methodology Parts'.$A$12:.$E$57];5;1))" office:value-type="float" office:value="5167.958656" calcext:value-type="float">
            <text:p>5167.958656</text:p>
          </table:table-cell>
          <table:table-cell table:number-columns-repeated="1009"/>
        </table:table-row>
        <table:table-row table:style-name="ro1">
          <table:table-cell table:style-name="ce42" office:value-type="string" calcext:value-type="string">
            <text:p>RotorEngine_02.cfg</text:p>
          </table:table-cell>
          <table:table-cell table:style-name="ce42" office:value-type="string" calcext:value-type="string">
            <text:p>/home/oscar/Downloads/Kspaceconnect/ksp/GameData/SquadExpansion/Serenity/Parts/Robotics/RotorEngine_02.cfg</text:p>
          </table:table-cell>
          <table:table-cell table:style-name="ce43" office:value-type="float" office:value="200" calcext:value-type="float">
            <text:p>200</text:p>
          </table:table-cell>
          <table:table-cell table:style-name="ce42" office:value-type="string" calcext:value-type="string">
            <text:p>RotorEngine_02</text:p>
          </table:table-cell>
          <table:table-cell table:style-name="ce26" table:formula="of:=IFERROR(__xludf.dummyfunction(&quot;IF(ISBLANK(B30),&quot;&quot;RESSOURCE&quot;&quot;,REGEXEXTRACT(B30,&quot;&quot;GameData/(\w+)&quot;&quot;))&quot;);&quot;SquadExpansion&quot;)" office:value-type="string" office:string-value="SquadExpansion" calcext:value-type="string">
            <text:p>SquadExpansion</text:p>
          </table:table-cell>
          <table:table-cell table:style-name="ce43" office:value-type="float" office:value="0.6" calcext:value-type="float">
            <text:p>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30]));-1;[.F30]*VLOOKUP([.N30];[$'CO$ Methodology Parts'.$A$12:.$E$57];5;1))" office:value-type="float" office:value="5353.5" calcext:value-type="float">
            <text:p>5353.5</text:p>
          </table:table-cell>
          <table:table-cell table:number-columns-repeated="1009"/>
        </table:table-row>
        <table:table-row table:style-name="ro1">
          <table:table-cell table:style-name="ce42" office:value-type="string" calcext:value-type="string">
            <text:p>hinge_04.cfg</text:p>
          </table:table-cell>
          <table:table-cell table:style-name="ce42" office:value-type="string" calcext:value-type="string">
            <text:p>/home/oscar/Downloads/Kspaceconnect/ksp/GameData/SquadExpansion/Serenity/Parts/Robotics/hinge_04.cfg</text:p>
          </table:table-cell>
          <table:table-cell table:style-name="ce43" office:value-type="float" office:value="480" calcext:value-type="float">
            <text:p>480</text:p>
          </table:table-cell>
          <table:table-cell table:style-name="ce42" office:value-type="string" calcext:value-type="string">
            <text:p>hinge_04</text:p>
          </table:table-cell>
          <table:table-cell table:style-name="ce26" table:formula="of:=IFERROR(__xludf.dummyfunction(&quot;IF(ISBLANK(B31),&quot;&quot;RESSOURCE&quot;&quot;,REGEXEXTRACT(B31,&quot;&quot;GameData/(\w+)&quot;&quot;))&quot;);&quot;SquadExpansion&quot;)" office:value-type="string" office:string-value="SquadExpansion" calcext:value-type="string">
            <text:p>SquadExpansion</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31]));-1;[.F31]*VLOOKUP([.N31];[$'CO$ Methodology Parts'.$A$12:.$E$57];5;1))" office:value-type="float" office:value="3569" calcext:value-type="float">
            <text:p>3569</text:p>
          </table:table-cell>
          <table:table-cell table:number-columns-repeated="1009"/>
        </table:table-row>
        <table:table-row table:style-name="ro1">
          <table:table-cell table:style-name="ce42" office:value-type="string" calcext:value-type="string">
            <text:p>rotoServo_03.cfg</text:p>
          </table:table-cell>
          <table:table-cell table:style-name="ce42" office:value-type="string" calcext:value-type="string">
            <text:p>/home/oscar/Downloads/Kspaceconnect/ksp/GameData/SquadExpansion/Serenity/Parts/Robotics/rotoServo_03.cfg</text:p>
          </table:table-cell>
          <table:table-cell table:style-name="ce43" office:value-type="float" office:value="120" calcext:value-type="float">
            <text:p>120</text:p>
          </table:table-cell>
          <table:table-cell table:style-name="ce42" office:value-type="string" calcext:value-type="string">
            <text:p>rotoServo_03</text:p>
          </table:table-cell>
          <table:table-cell table:style-name="ce26" table:formula="of:=IFERROR(__xludf.dummyfunction(&quot;IF(ISBLANK(B32),&quot;&quot;RESSOURCE&quot;&quot;,REGEXEXTRACT(B32,&quot;&quot;GameData/(\w+)&quot;&quot;))&quot;);&quot;SquadExpansion&quot;)" office:value-type="string" office:string-value="SquadExpansion" calcext:value-type="string">
            <text:p>SquadExpansion</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2]));-1;[.F32]*VLOOKUP([.N32];[$'CO$ Methodology Parts'.$A$12:.$E$57];5;1))" office:value-type="float" office:value="4134.366925" calcext:value-type="float">
            <text:p>4134.366925</text:p>
          </table:table-cell>
          <table:table-cell table:number-columns-repeated="1009"/>
        </table:table-row>
        <table:table-row table:style-name="ro1">
          <table:table-cell table:style-name="ce42" office:value-type="string" calcext:value-type="string">
            <text:p>hinge_01.cfg</text:p>
          </table:table-cell>
          <table:table-cell table:style-name="ce42" office:value-type="string" calcext:value-type="string">
            <text:p>/home/oscar/Downloads/Kspaceconnect/ksp/GameData/SquadExpansion/Serenity/Parts/Robotics/hinge_01.cfg</text:p>
          </table:table-cell>
          <table:table-cell table:style-name="ce43" office:value-type="float" office:value="120" calcext:value-type="float">
            <text:p>120</text:p>
          </table:table-cell>
          <table:table-cell table:style-name="ce42" office:value-type="string" calcext:value-type="string">
            <text:p>hinge_01</text:p>
          </table:table-cell>
          <table:table-cell table:style-name="ce26" table:formula="of:=IFERROR(__xludf.dummyfunction(&quot;IF(ISBLANK(B33),&quot;&quot;RESSOURCE&quot;&quot;,REGEXEXTRACT(B33,&quot;&quot;GameData/(\w+)&quot;&quot;))&quot;);&quot;SquadExpansion&quot;)" office:value-type="string" office:string-value="SquadExpansion" calcext:value-type="string">
            <text:p>SquadExpansion</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3]));-1;[.F33]*VLOOKUP([.N33];[$'CO$ Methodology Parts'.$A$12:.$E$57];5;1))" office:value-type="float" office:value="4134.366925" calcext:value-type="float">
            <text:p>4134.366925</text:p>
          </table:table-cell>
          <table:table-cell table:number-columns-repeated="1009"/>
        </table:table-row>
        <table:table-row table:style-name="ro1">
          <table:table-cell table:style-name="ce42" office:value-type="string" calcext:value-type="string">
            <text:p>rotoServo_04.cfg</text:p>
          </table:table-cell>
          <table:table-cell table:style-name="ce42" office:value-type="string" calcext:value-type="string">
            <text:p>/home/oscar/Downloads/Kspaceconnect/ksp/GameData/SquadExpansion/Serenity/Parts/Robotics/rotoServo_04.cfg</text:p>
          </table:table-cell>
          <table:table-cell table:style-name="ce43" office:value-type="float" office:value="500" calcext:value-type="float">
            <text:p>500</text:p>
          </table:table-cell>
          <table:table-cell table:style-name="ce42" office:value-type="string" calcext:value-type="string">
            <text:p>rotoServo_04</text:p>
          </table:table-cell>
          <table:table-cell table:style-name="ce26" table:formula="of:=IFERROR(__xludf.dummyfunction(&quot;IF(ISBLANK(B34),&quot;&quot;RESSOURCE&quot;&quot;,REGEXEXTRACT(B34,&quot;&quot;GameData/(\w+)&quot;&quot;))&quot;);&quot;SquadExpansion&quot;)" office:value-type="string" office:string-value="SquadExpansion" calcext:value-type="string">
            <text:p>SquadExpansion</text:p>
          </table:table-cell>
          <table:table-cell table:style-name="ce43" office:value-type="float" office:value="0.48" calcext:value-type="float">
            <text:p>0.4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4]));-1;[.F34]*VLOOKUP([.N34];[$'CO$ Methodology Parts'.$A$12:.$E$57];5;1))" office:value-type="float" office:value="24806.20155" calcext:value-type="float">
            <text:p>24806.20155</text:p>
          </table:table-cell>
          <table:table-cell table:number-columns-repeated="1009"/>
        </table:table-row>
        <table:table-row table:style-name="ro1">
          <table:table-cell table:style-name="ce42" office:value-type="string" calcext:value-type="string">
            <text:p>rotor_03s.cfg</text:p>
          </table:table-cell>
          <table:table-cell table:style-name="ce42" office:value-type="string" calcext:value-type="string">
            <text:p>/home/oscar/Downloads/Kspaceconnect/ksp/GameData/SquadExpansion/Serenity/Parts/Robotics/rotor_03s.cfg</text:p>
          </table:table-cell>
          <table:table-cell table:style-name="ce43" office:value-type="float" office:value="600" calcext:value-type="float">
            <text:p>600</text:p>
          </table:table-cell>
          <table:table-cell table:style-name="ce42" office:value-type="string" calcext:value-type="string">
            <text:p>rotor_03s</text:p>
          </table:table-cell>
          <table:table-cell table:style-name="ce26" table:formula="of:=IFERROR(__xludf.dummyfunction(&quot;IF(ISBLANK(B35),&quot;&quot;RESSOURCE&quot;&quot;,REGEXEXTRACT(B35,&quot;&quot;GameData/(\w+)&quot;&quot;))&quot;);&quot;SquadExpansion&quot;)" office:value-type="string" office:string-value="SquadExpansion" calcext:value-type="string">
            <text:p>SquadExpansion</text:p>
          </table:table-cell>
          <table:table-cell table:style-name="ce43" office:value-type="float" office:value="0.55" calcext:value-type="float">
            <text:p>0.5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5]));-1;[.F35]*VLOOKUP([.N35];[$'CO$ Methodology Parts'.$A$12:.$E$57];5;1))" office:value-type="float" office:value="28423.77261" calcext:value-type="float">
            <text:p>28423.77261</text:p>
          </table:table-cell>
          <table:table-cell table:number-columns-repeated="1009"/>
        </table:table-row>
        <table:table-row table:style-name="ro1">
          <table:table-cell table:style-name="ce42" office:value-type="string" calcext:value-type="string">
            <text:p>RotorEngine_03.cfg</text:p>
          </table:table-cell>
          <table:table-cell table:style-name="ce42" office:value-type="string" calcext:value-type="string">
            <text:p>/home/oscar/Downloads/Kspaceconnect/ksp/GameData/SquadExpansion/Serenity/Parts/Robotics/RotorEngine_03.cfg</text:p>
          </table:table-cell>
          <table:table-cell table:style-name="ce43" office:value-type="float" office:value="550" calcext:value-type="float">
            <text:p>550</text:p>
          </table:table-cell>
          <table:table-cell table:style-name="ce42" office:value-type="string" calcext:value-type="string">
            <text:p>RotorEngine_03</text:p>
          </table:table-cell>
          <table:table-cell table:style-name="ce26" table:formula="of:=IFERROR(__xludf.dummyfunction(&quot;IF(ISBLANK(B36),&quot;&quot;RESSOURCE&quot;&quot;,REGEXEXTRACT(B36,&quot;&quot;GameData/(\w+)&quot;&quot;))&quot;);&quot;SquadExpansion&quot;)" office:value-type="string" office:string-value="SquadExpansion" calcext:value-type="string">
            <text:p>SquadExpansion</text:p>
          </table:table-cell>
          <table:table-cell table:style-name="ce43" office:value-type="float" office:value="1.2" calcext:value-type="float">
            <text:p>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36]));-1;[.F36]*VLOOKUP([.N36];[$'CO$ Methodology Parts'.$A$12:.$E$57];5;1))" office:value-type="float" office:value="10707" calcext:value-type="float">
            <text:p>10707</text:p>
          </table:table-cell>
          <table:table-cell table:number-columns-repeated="1009"/>
        </table:table-row>
        <table:table-row table:style-name="ro1">
          <table:table-cell table:style-name="ce42" office:value-type="string" calcext:value-type="string">
            <text:p>rotoServo_02.cfg</text:p>
          </table:table-cell>
          <table:table-cell table:style-name="ce42" office:value-type="string" calcext:value-type="string">
            <text:p>/home/oscar/Downloads/Kspaceconnect/ksp/GameData/SquadExpansion/Serenity/Parts/Robotics/rotoServo_02.cfg</text:p>
          </table:table-cell>
          <table:table-cell table:style-name="ce43" office:value-type="float" office:value="100" calcext:value-type="float">
            <text:p>100</text:p>
          </table:table-cell>
          <table:table-cell table:style-name="ce42" office:value-type="string" calcext:value-type="string">
            <text:p>rotoServo_02</text:p>
          </table:table-cell>
          <table:table-cell table:style-name="ce26" table:formula="of:=IFERROR(__xludf.dummyfunction(&quot;IF(ISBLANK(B37),&quot;&quot;RESSOURCE&quot;&quot;,REGEXEXTRACT(B37,&quot;&quot;GameData/(\w+)&quot;&quot;))&quot;);&quot;SquadExpansion&quot;)" office:value-type="string" office:string-value="SquadExpansion" calcext:value-type="string">
            <text:p>SquadExpansion</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37]));-1;[.F37]*VLOOKUP([.N37];[$'CO$ Methodology Parts'.$A$12:.$E$57];5;1))" office:value-type="float" office:value="124.8" calcext:value-type="float">
            <text:p>124.8</text:p>
          </table:table-cell>
          <table:table-cell table:number-columns-repeated="1009"/>
        </table:table-row>
        <table:table-row table:style-name="ro1">
          <table:table-cell table:style-name="ce42" office:value-type="string" calcext:value-type="string">
            <text:p>rotor_01.cfg</text:p>
          </table:table-cell>
          <table:table-cell table:style-name="ce42" office:value-type="string" calcext:value-type="string">
            <text:p>/home/oscar/Downloads/Kspaceconnect/ksp/GameData/SquadExpansion/Serenity/Parts/Robotics/rotor_01.cfg</text:p>
          </table:table-cell>
          <table:table-cell table:style-name="ce43" office:value-type="float" office:value="60" calcext:value-type="float">
            <text:p>60</text:p>
          </table:table-cell>
          <table:table-cell table:style-name="ce42" office:value-type="string" calcext:value-type="string">
            <text:p>rotor_01</text:p>
          </table:table-cell>
          <table:table-cell table:style-name="ce26" table:formula="of:=IFERROR(__xludf.dummyfunction(&quot;IF(ISBLANK(B38),&quot;&quot;RESSOURCE&quot;&quot;,REGEXEXTRACT(B38,&quot;&quot;GameData/(\w+)&quot;&quot;))&quot;);&quot;SquadExpansion&quot;)" office:value-type="string" office:string-value="SquadExpansion" calcext:value-type="string">
            <text:p>SquadExpansion</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38]));-1;[.F38]*VLOOKUP([.N38];[$'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eismicSensor.cfg</text:p>
          </table:table-cell>
          <table:table-cell table:style-name="ce42" office:value-type="string" calcext:value-type="string">
            <text:p>/home/oscar/Downloads/Kspaceconnect/ksp/GameData/SquadExpansion/Serenity/Parts/DeployedScience/seismicSensor.cfg</text:p>
          </table:table-cell>
          <table:table-cell table:style-name="ce43" office:value-type="float" office:value="4000" calcext:value-type="float">
            <text:p>4000</text:p>
          </table:table-cell>
          <table:table-cell table:style-name="ce42" office:value-type="string" calcext:value-type="string">
            <text:p>DeployedSeismicSensor</text:p>
          </table:table-cell>
          <table:table-cell table:style-name="ce26" table:formula="of:=IFERROR(__xludf.dummyfunction(&quot;IF(ISBLANK(B39),&quot;&quot;RESSOURCE&quot;&quot;,REGEXEXTRACT(B39,&quot;&quot;GameData/(\w+)&quot;&quot;))&quot;);&quot;SquadExpansion&quot;)" office:value-type="string" office:string-value="SquadExpansion" calcext:value-type="string">
            <text:p>SquadExpansion</text:p>
          </table:table-cell>
          <table:table-cell table:style-name="ce43" office:value-type="float" office:value="0.035" calcext:value-type="float">
            <text:p>0.0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39]));-1;[.F39]*VLOOKUP([.N39];[$'CO$ Methodology Parts'.$A$12:.$E$57];5;1))" office:value-type="float" office:value="312.2875" calcext:value-type="float">
            <text:p>312.2875</text:p>
          </table:table-cell>
          <table:table-cell table:number-columns-repeated="1009"/>
        </table:table-row>
        <table:table-row table:style-name="ro1">
          <table:table-cell table:style-name="ce42" office:value-type="string" calcext:value-type="string">
            <text:p>solarPanel.cfg</text:p>
          </table:table-cell>
          <table:table-cell table:style-name="ce42" office:value-type="string" calcext:value-type="string">
            <text:p>/home/oscar/Downloads/Kspaceconnect/ksp/GameData/SquadExpansion/Serenity/Parts/DeployedScience/solarPanel.cfg</text:p>
          </table:table-cell>
          <table:table-cell table:style-name="ce43" office:value-type="float" office:value="300" calcext:value-type="float">
            <text:p>300</text:p>
          </table:table-cell>
          <table:table-cell table:style-name="ce42" office:value-type="string" calcext:value-type="string">
            <text:p>DeployedSolarPanel</text:p>
          </table:table-cell>
          <table:table-cell table:style-name="ce26" table:formula="of:=IFERROR(__xludf.dummyfunction(&quot;IF(ISBLANK(B40),&quot;&quot;RESSOURCE&quot;&quot;,REGEXEXTRACT(B40,&quot;&quot;GameData/(\w+)&quot;&quot;))&quot;);&quot;SquadExpansion&quot;)" office:value-type="string" office:string-value="SquadExpansion" calcext:value-type="string">
            <text:p>SquadExpansion</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40]));-1;[.F40]*VLOOKUP([.N40];[$'CO$ Methodology Parts'.$A$12:.$E$57];5;1))" office:value-type="float" office:value="49.79984496" calcext:value-type="float">
            <text:p>49.79984496</text:p>
          </table:table-cell>
          <table:table-cell table:number-columns-repeated="1009"/>
        </table:table-row>
        <table:table-row table:style-name="ro1">
          <table:table-cell table:style-name="ce42" office:value-type="string" calcext:value-type="string">
            <text:p>weatherStation.cfg</text:p>
          </table:table-cell>
          <table:table-cell table:style-name="ce42" office:value-type="string" calcext:value-type="string">
            <text:p>/home/oscar/Downloads/Kspaceconnect/ksp/GameData/SquadExpansion/Serenity/Parts/DeployedScience/weatherStation.cfg</text:p>
          </table:table-cell>
          <table:table-cell table:style-name="ce43" office:value-type="float" office:value="1300" calcext:value-type="float">
            <text:p>1300</text:p>
          </table:table-cell>
          <table:table-cell table:style-name="ce42" office:value-type="string" calcext:value-type="string">
            <text:p>DeployedWeatherStn</text:p>
          </table:table-cell>
          <table:table-cell table:style-name="ce26" table:formula="of:=IFERROR(__xludf.dummyfunction(&quot;IF(ISBLANK(B41),&quot;&quot;RESSOURCE&quot;&quot;,REGEXEXTRACT(B41,&quot;&quot;GameData/(\w+)&quot;&quot;))&quot;);&quot;SquadExpansion&quot;)" office:value-type="string" office:string-value="SquadExpansion" calcext:value-type="string">
            <text:p>SquadExpansion</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41]));-1;[.F41]*VLOOKUP([.N41];[$'CO$ Methodology Parts'.$A$12:.$E$57];5;1))" office:value-type="float" office:value="1612.787597" calcext:value-type="float">
            <text:p>1612.787597</text:p>
          </table:table-cell>
          <table:table-cell table:number-columns-repeated="1009"/>
        </table:table-row>
        <table:table-row table:style-name="ro1">
          <table:table-cell table:style-name="ce42" office:value-type="string" calcext:value-type="string">
            <text:p>gooObservation.cfg</text:p>
          </table:table-cell>
          <table:table-cell table:style-name="ce42" office:value-type="string" calcext:value-type="string">
            <text:p>/home/oscar/Downloads/Kspaceconnect/ksp/GameData/SquadExpansion/Serenity/Parts/DeployedScience/gooObservation.cfg</text:p>
          </table:table-cell>
          <table:table-cell table:style-name="ce43" office:value-type="float" office:value="1000" calcext:value-type="float">
            <text:p>1000</text:p>
          </table:table-cell>
          <table:table-cell table:style-name="ce42" office:value-type="string" calcext:value-type="string">
            <text:p>DeployedGoExOb</text:p>
          </table:table-cell>
          <table:table-cell table:style-name="ce26" table:formula="of:=IFERROR(__xludf.dummyfunction(&quot;IF(ISBLANK(B42),&quot;&quot;RESSOURCE&quot;&quot;,REGEXEXTRACT(B42,&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2]));-1;[.F42]*VLOOKUP([.N42];[$'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ionCollector.cfg</text:p>
          </table:table-cell>
          <table:table-cell table:style-name="ce42" office:value-type="string" calcext:value-type="string">
            <text:p>/home/oscar/Downloads/Kspaceconnect/ksp/GameData/SquadExpansion/Serenity/Parts/DeployedScience/ionCollector.cfg</text:p>
          </table:table-cell>
          <table:table-cell table:style-name="ce43" office:value-type="float" office:value="7000" calcext:value-type="float">
            <text:p>7000</text:p>
          </table:table-cell>
          <table:table-cell table:style-name="ce42" office:value-type="string" calcext:value-type="string">
            <text:p>DeployedIONExp</text:p>
          </table:table-cell>
          <table:table-cell table:style-name="ce26" table:formula="of:=IFERROR(__xludf.dummyfunction(&quot;IF(ISBLANK(B43),&quot;&quot;RESSOURCE&quot;&quot;,REGEXEXTRACT(B43,&quot;&quot;GameData/(\w+)&quot;&quot;))&quot;);&quot;SquadExpansion&quot;)" office:value-type="string" office:string-value="SquadExpansion" calcext:value-type="string">
            <text:p>SquadExpansion</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Controller</text:p>
          </table:table-cell>
          <table:table-cell table:style-name="ce47" table:formula="of:=IF(IFERROR(SEARCH(&quot;zDeprecated&quot;;[.B43]));-1;[.F43]*VLOOKUP([.N43];[$'CO$ Methodology Parts'.$A$12:.$E$57];5;1))" office:value-type="float" office:value="1291.989664" calcext:value-type="float">
            <text:p>1291.989664</text:p>
          </table:table-cell>
          <table:table-cell table:number-columns-repeated="1009"/>
        </table:table-row>
        <table:table-row table:style-name="ro1">
          <table:table-cell table:style-name="ce42" office:value-type="string" calcext:value-type="string">
            <text:p>satDish.cfg</text:p>
          </table:table-cell>
          <table:table-cell table:style-name="ce42" office:value-type="string" calcext:value-type="string">
            <text:p>/home/oscar/Downloads/Kspaceconnect/ksp/GameData/SquadExpansion/Serenity/Parts/DeployedScience/satDish.cfg</text:p>
          </table:table-cell>
          <table:table-cell table:style-name="ce43" office:value-type="float" office:value="1000" calcext:value-type="float">
            <text:p>1000</text:p>
          </table:table-cell>
          <table:table-cell table:style-name="ce42" office:value-type="string" calcext:value-type="string">
            <text:p>DeployedSatDish</text:p>
          </table:table-cell>
          <table:table-cell table:style-name="ce26" table:formula="of:=IFERROR(__xludf.dummyfunction(&quot;IF(ISBLANK(B44),&quot;&quot;RESSOURCE&quot;&quot;,REGEXEXTRACT(B44,&quot;&quot;GameData/(\w+)&quot;&quot;))&quot;);&quot;SquadExpansion&quot;)" office:value-type="string" office:string-value="SquadExpansion" calcext:value-type="string">
            <text:p>SquadExpansion</text:p>
          </table:table-cell>
          <table:table-cell table:style-name="ce43" office:value-type="float" office:value="0.035" calcext:value-type="float">
            <text:p>0.0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4]));-1;[.F44]*VLOOKUP([.N44];[$'CO$ Methodology Parts'.$A$12:.$E$57];5;1))" office:value-type="float" office:value="72.8" calcext:value-type="float">
            <text:p>72.8</text:p>
          </table:table-cell>
          <table:table-cell table:number-columns-repeated="1009"/>
        </table:table-row>
        <table:table-row table:style-name="ro1">
          <table:table-cell table:style-name="ce42" office:value-type="string" calcext:value-type="string">
            <text:p>centralStation.cfg</text:p>
          </table:table-cell>
          <table:table-cell table:style-name="ce42" office:value-type="string" calcext:value-type="string">
            <text:p>/home/oscar/Downloads/Kspaceconnect/ksp/GameData/SquadExpansion/Serenity/Parts/DeployedScience/centralStation.cfg</text:p>
          </table:table-cell>
          <table:table-cell table:style-name="ce43" office:value-type="float" office:value="800" calcext:value-type="float">
            <text:p>800</text:p>
          </table:table-cell>
          <table:table-cell table:style-name="ce42" office:value-type="string" calcext:value-type="string">
            <text:p>DeployedCentralStation</text:p>
          </table:table-cell>
          <table:table-cell table:style-name="ce26" table:formula="of:=IFERROR(__xludf.dummyfunction(&quot;IF(ISBLANK(B45),&quot;&quot;RESSOURCE&quot;&quot;,REGEXEXTRACT(B45,&quot;&quot;GameData/(\w+)&quot;&quot;))&quot;);&quot;SquadExpansion&quot;)" office:value-type="string" office:string-value="SquadExpansion" calcext:value-type="string">
            <text:p>SquadExpansion</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45]));-1;[.F45]*VLOOKUP([.N45];[$'CO$ Methodology Parts'.$A$12:.$E$57];5;1))" office:value-type="float" office:value="723.994832" calcext:value-type="float">
            <text:p>723.994832</text:p>
          </table:table-cell>
          <table:table-cell table:number-columns-repeated="1009"/>
        </table:table-row>
        <table:table-row table:style-name="ro1">
          <table:table-cell table:style-name="ce42" office:value-type="string" calcext:value-type="string">
            <text:p>rtg.cfg</text:p>
          </table:table-cell>
          <table:table-cell table:style-name="ce42" office:value-type="string" calcext:value-type="string">
            <text:p>/home/oscar/Downloads/Kspaceconnect/ksp/GameData/SquadExpansion/Serenity/Parts/DeployedScience/rtg.cfg</text:p>
          </table:table-cell>
          <table:table-cell table:style-name="ce43" office:value-type="float" office:value="10000" calcext:value-type="float">
            <text:p>10000</text:p>
          </table:table-cell>
          <table:table-cell table:style-name="ce42" office:value-type="string" calcext:value-type="string">
            <text:p>DeployedRTG</text:p>
          </table:table-cell>
          <table:table-cell table:style-name="ce26" table:formula="of:=IFERROR(__xludf.dummyfunction(&quot;IF(ISBLANK(B46),&quot;&quot;RESSOURCE&quot;&quot;,REGEXEXTRACT(B46,&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6]));-1;[.F46]*VLOOKUP([.N46];[$'CO$ Methodology Parts'.$A$12:.$E$57];5;1))" office:value-type="float" office:value="479.9966925" calcext:value-type="float">
            <text:p>479.9966925</text:p>
          </table:table-cell>
          <table:table-cell table:number-columns-repeated="1009"/>
        </table:table-row>
        <table:table-row table:style-name="ro1">
          <table:table-cell table:style-name="ce42" office:value-type="string" calcext:value-type="string">
            <text:p>RobotArmScanner_S1.cfg</text:p>
          </table:table-cell>
          <table:table-cell table:style-name="ce42" office:value-type="string" calcext:value-type="string">
            <text:p>/home/oscar/Downloads/Kspaceconnect/ksp/GameData/SquadExpansion/Serenity/Parts/Science/RobotArmScanner/RobotArmScanner_S1.cfg</text:p>
          </table:table-cell>
          <table:table-cell table:style-name="ce43" office:value-type="float" office:value="400" calcext:value-type="float">
            <text:p>400</text:p>
          </table:table-cell>
          <table:table-cell table:style-name="ce42" office:value-type="string" calcext:value-type="string">
            <text:p>RobotArmScanner_S1</text:p>
          </table:table-cell>
          <table:table-cell table:style-name="ce26" table:formula="of:=IFERROR(__xludf.dummyfunction(&quot;IF(ISBLANK(B47),&quot;&quot;RESSOURCE&quot;&quot;,REGEXEXTRACT(B47,&quot;&quot;GameData/(\w+)&quot;&quot;))&quot;);&quot;SquadExpansion&quot;)" office:value-type="string" office:string-value="SquadExpansion" calcext:value-type="string">
            <text:p>SquadExpansion</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7]));-1;[.F47]*VLOOKUP([.N47];[$'CO$ Methodology Parts'.$A$12:.$E$57];5;1))" office:value-type="float" office:value="719.9950388" calcext:value-type="float">
            <text:p>719.9950388</text:p>
          </table:table-cell>
          <table:table-cell table:number-columns-repeated="1009"/>
        </table:table-row>
        <table:table-row table:style-name="ro1">
          <table:table-cell table:style-name="ce42" office:value-type="string" calcext:value-type="string">
            <text:p>RobotArmScanner_S2.cfg</text:p>
          </table:table-cell>
          <table:table-cell table:style-name="ce42" office:value-type="string" calcext:value-type="string">
            <text:p>/home/oscar/Downloads/Kspaceconnect/ksp/GameData/SquadExpansion/Serenity/Parts/Science/RobotArmScanner/RobotArmScanner_S2.cfg</text:p>
          </table:table-cell>
          <table:table-cell table:style-name="ce43" office:value-type="float" office:value="600" calcext:value-type="float">
            <text:p>600</text:p>
          </table:table-cell>
          <table:table-cell table:style-name="ce42" office:value-type="string" calcext:value-type="string">
            <text:p>RobotArmScanner_S2</text:p>
          </table:table-cell>
          <table:table-cell table:style-name="ce26" table:formula="of:=IFERROR(__xludf.dummyfunction(&quot;IF(ISBLANK(B48),&quot;&quot;RESSOURCE&quot;&quot;,REGEXEXTRACT(B48,&quot;&quot;GameData/(\w+)&quot;&quot;))&quot;);&quot;SquadExpansion&quot;)" office:value-type="string" office:string-value="SquadExpansion" calcext:value-type="string">
            <text:p>SquadExpansion</text:p>
          </table:table-cell>
          <table:table-cell table:style-name="ce43" office:value-type="float" office:value="0.14" calcext:value-type="float">
            <text:p>0.1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8]));-1;[.F48]*VLOOKUP([.N48];[$'CO$ Methodology Parts'.$A$12:.$E$57];5;1))" office:value-type="float" office:value="1679.988424" calcext:value-type="float">
            <text:p>1679.988424</text:p>
          </table:table-cell>
          <table:table-cell table:number-columns-repeated="1009"/>
        </table:table-row>
        <table:table-row table:style-name="ro1">
          <table:table-cell table:style-name="ce42" office:value-type="string" calcext:value-type="string">
            <text:p>RobotArmScanner_S3.cfg</text:p>
          </table:table-cell>
          <table:table-cell table:style-name="ce42" office:value-type="string" calcext:value-type="string">
            <text:p>/home/oscar/Downloads/Kspaceconnect/ksp/GameData/SquadExpansion/Serenity/Parts/Science/RobotArmScanner/RobotArmScanner_S3.cfg</text:p>
          </table:table-cell>
          <table:table-cell table:style-name="ce43" office:value-type="float" office:value="800" calcext:value-type="float">
            <text:p>800</text:p>
          </table:table-cell>
          <table:table-cell table:style-name="ce42" office:value-type="string" calcext:value-type="string">
            <text:p>RobotArmScanner_S3</text:p>
          </table:table-cell>
          <table:table-cell table:style-name="ce26" table:formula="of:=IFERROR(__xludf.dummyfunction(&quot;IF(ISBLANK(B49),&quot;&quot;RESSOURCE&quot;&quot;,REGEXEXTRACT(B49,&quot;&quot;GameData/(\w+)&quot;&quot;))&quot;);&quot;SquadExpansion&quot;)" office:value-type="string" office:string-value="SquadExpansion" calcext:value-type="string">
            <text:p>SquadExpansion</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9]));-1;[.F49]*VLOOKUP([.N49];[$'CO$ Methodology Parts'.$A$12:.$E$57];5;1))" office:value-type="float" office:value="3599.975194" calcext:value-type="float">
            <text:p>3599.975194</text:p>
          </table:table-cell>
          <table:table-cell table:number-columns-repeated="1009"/>
        </table:table-row>
        <table:table-row table:style-name="ro1">
          <table:table-cell table:style-name="ce42" office:value-type="string" calcext:value-type="string">
            <text:p>smallPropeller.cfg</text:p>
          </table:table-cell>
          <table:table-cell table:style-name="ce42" office:value-type="string" calcext:value-type="string">
            <text:p>/home/oscar/Downloads/Kspaceconnect/ksp/GameData/SquadExpansion/Serenity/Parts/Propellers/smallPropeller.cfg</text:p>
          </table:table-cell>
          <table:table-cell table:style-name="ce43" office:value-type="float" office:value="75" calcext:value-type="float">
            <text:p>75</text:p>
          </table:table-cell>
          <table:table-cell table:style-name="ce42" office:value-type="string" calcext:value-type="string">
            <text:p>smallPropeller</text:p>
          </table:table-cell>
          <table:table-cell table:style-name="ce26" table:formula="of:=IFERROR(__xludf.dummyfunction(&quot;IF(ISBLANK(B50),&quot;&quot;RESSOURCE&quot;&quot;,REGEXEXTRACT(B50,&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0]));-1;[.F50]*VLOOKUP([.N50];[$'CO$ Methodology Parts'.$A$12:.$E$57];5;1))" office:value-type="float" office:value="119.9991731" calcext:value-type="float">
            <text:p>119.9991731</text:p>
          </table:table-cell>
          <table:table-cell table:number-columns-repeated="1009"/>
        </table:table-row>
        <table:table-row table:style-name="ro1">
          <table:table-cell table:style-name="ce42" office:value-type="string" calcext:value-type="string">
            <text:p>smallFanBlade.cfg</text:p>
          </table:table-cell>
          <table:table-cell table:style-name="ce42" office:value-type="string" calcext:value-type="string">
            <text:p>/home/oscar/Downloads/Kspaceconnect/ksp/GameData/SquadExpansion/Serenity/Parts/Propellers/smallFanBlade.cfg</text:p>
          </table:table-cell>
          <table:table-cell table:style-name="ce43" office:value-type="float" office:value="150" calcext:value-type="float">
            <text:p>150</text:p>
          </table:table-cell>
          <table:table-cell table:style-name="ce42" office:value-type="string" calcext:value-type="string">
            <text:p>smallFanBlade</text:p>
          </table:table-cell>
          <table:table-cell table:style-name="ce26" table:formula="of:=IFERROR(__xludf.dummyfunction(&quot;IF(ISBLANK(B51),&quot;&quot;RESSOURCE&quot;&quot;,REGEXEXTRACT(B51,&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1]));-1;[.F51]*VLOOKUP([.N51];[$'CO$ Methodology Parts'.$A$12:.$E$57];5;1))" office:value-type="float" office:value="119.9991731" calcext:value-type="float">
            <text:p>119.9991731</text:p>
          </table:table-cell>
          <table:table-cell table:number-columns-repeated="1009"/>
        </table:table-row>
        <table:table-row table:style-name="ro1">
          <table:table-cell table:style-name="ce42" office:value-type="string" calcext:value-type="string">
            <text:p>mediumHeliBlade.cfg</text:p>
          </table:table-cell>
          <table:table-cell table:style-name="ce42" office:value-type="string" calcext:value-type="string">
            <text:p>/home/oscar/Downloads/Kspaceconnect/ksp/GameData/SquadExpansion/Serenity/Parts/Propellers/mediumHeliBlade.cfg</text:p>
          </table:table-cell>
          <table:table-cell table:style-name="ce43" office:value-type="float" office:value="225" calcext:value-type="float">
            <text:p>225</text:p>
          </table:table-cell>
          <table:table-cell table:style-name="ce42" office:value-type="string" calcext:value-type="string">
            <text:p>mediumHeliBlade</text:p>
          </table:table-cell>
          <table:table-cell table:style-name="ce26" table:formula="of:=IFERROR(__xludf.dummyfunction(&quot;IF(ISBLANK(B52),&quot;&quot;RESSOURCE&quot;&quot;,REGEXEXTRACT(B52,&quot;&quot;GameData/(\w+)&quot;&quot;))&quot;);&quot;SquadExpansion&quot;)" office:value-type="string" office:string-value="SquadExpansion" calcext:value-type="string">
            <text:p>SquadExpansion</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1;[.F52]*VLOOKUP([.N52];[$'CO$ Methodology Parts'.$A$12:.$E$57];5;1))" office:value-type="float" office:value="599.9958656" calcext:value-type="float">
            <text:p>599.9958656</text:p>
          </table:table-cell>
          <table:table-cell table:number-columns-repeated="1009"/>
        </table:table-row>
        <table:table-row table:style-name="ro1">
          <table:table-cell table:style-name="ce42" office:value-type="string" calcext:value-type="string">
            <text:p>mediumFanBlade.cfg</text:p>
          </table:table-cell>
          <table:table-cell table:style-name="ce42" office:value-type="string" calcext:value-type="string">
            <text:p>/home/oscar/Downloads/Kspaceconnect/ksp/GameData/SquadExpansion/Serenity/Parts/Propellers/mediumFanBlade.cfg</text:p>
          </table:table-cell>
          <table:table-cell table:style-name="ce43" office:value-type="float" office:value="275" calcext:value-type="float">
            <text:p>275</text:p>
          </table:table-cell>
          <table:table-cell table:style-name="ce42" office:value-type="string" calcext:value-type="string">
            <text:p>mediumFanBlade</text:p>
          </table:table-cell>
          <table:table-cell table:style-name="ce26" table:formula="of:=IFERROR(__xludf.dummyfunction(&quot;IF(ISBLANK(B53),&quot;&quot;RESSOURCE&quot;&quot;,REGEXEXTRACT(B53,&quot;&quot;GameData/(\w+)&quot;&quot;))&quot;);&quot;SquadExpansion&quot;)" office:value-type="string" office:string-value="SquadExpansion" calcext:value-type="string">
            <text:p>SquadExpansion</text:p>
          </table:table-cell>
          <table:table-cell table:style-name="ce43" office:value-type="float" office:value="0.035" calcext:value-type="float">
            <text:p>0.0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53]));-1;[.F53]*VLOOKUP([.N53];[$'CO$ Methodology Parts'.$A$12:.$E$57];5;1))" office:value-type="float" office:value="312.2875" calcext:value-type="float">
            <text:p>312.2875</text:p>
          </table:table-cell>
          <table:table-cell table:number-columns-repeated="1009"/>
        </table:table-row>
        <table:table-row table:style-name="ro1">
          <table:table-cell table:style-name="ce42" office:value-type="string" calcext:value-type="string">
            <text:p>mediumPropeller.cfg</text:p>
          </table:table-cell>
          <table:table-cell table:style-name="ce42" office:value-type="string" calcext:value-type="string">
            <text:p>/home/oscar/Downloads/Kspaceconnect/ksp/GameData/SquadExpansion/Serenity/Parts/Propellers/mediumPropeller.cfg</text:p>
          </table:table-cell>
          <table:table-cell table:style-name="ce43" office:value-type="float" office:value="175" calcext:value-type="float">
            <text:p>175</text:p>
          </table:table-cell>
          <table:table-cell table:style-name="ce42" office:value-type="string" calcext:value-type="string">
            <text:p>mediumPropeller</text:p>
          </table:table-cell>
          <table:table-cell table:style-name="ce26" table:formula="of:=IFERROR(__xludf.dummyfunction(&quot;IF(ISBLANK(B54),&quot;&quot;RESSOURCE&quot;&quot;,REGEXEXTRACT(B54,&quot;&quot;GameData/(\w+)&quot;&quot;))&quot;);&quot;SquadExpansion&quot;)" office:value-type="string" office:string-value="SquadExpansion" calcext:value-type="string">
            <text:p>SquadExpansion</text:p>
          </table:table-cell>
          <table:table-cell table:style-name="ce43" office:value-type="float" office:value="0.035" calcext:value-type="float">
            <text:p>0.0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54]));-1;[.F54]*VLOOKUP([.N54];[$'CO$ Methodology Parts'.$A$12:.$E$57];5;1))" office:value-type="float" office:value="312.2875" calcext:value-type="float">
            <text:p>312.2875</text:p>
          </table:table-cell>
          <table:table-cell table:number-columns-repeated="1009"/>
        </table:table-row>
        <table:table-row table:style-name="ro1">
          <table:table-cell table:style-name="ce42" office:value-type="string" calcext:value-type="string">
            <text:p>largeFanBlade.cfg</text:p>
          </table:table-cell>
          <table:table-cell table:style-name="ce42" office:value-type="string" calcext:value-type="string">
            <text:p>/home/oscar/Downloads/Kspaceconnect/ksp/GameData/SquadExpansion/Serenity/Parts/Propellers/largeFanBlade.cfg</text:p>
          </table:table-cell>
          <table:table-cell table:style-name="ce43" office:value-type="float" office:value="550" calcext:value-type="float">
            <text:p>550</text:p>
          </table:table-cell>
          <table:table-cell table:style-name="ce42" office:value-type="string" calcext:value-type="string">
            <text:p>largeFanBlade</text:p>
          </table:table-cell>
          <table:table-cell table:style-name="ce26" table:formula="of:=IFERROR(__xludf.dummyfunction(&quot;IF(ISBLANK(B55),&quot;&quot;RESSOURCE&quot;&quot;,REGEXEXTRACT(B55,&quot;&quot;GameData/(\w+)&quot;&quot;))&quot;);&quot;SquadExpansion&quot;)" office:value-type="string" office:string-value="SquadExpansion" calcext:value-type="string">
            <text:p>SquadExpansion</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5]));-1;[.F55]*VLOOKUP([.N55];[$'CO$ Methodology Parts'.$A$12:.$E$57];5;1))" office:value-type="float" office:value="3379.787597" calcext:value-type="float">
            <text:p>3379.787597</text:p>
          </table:table-cell>
          <table:table-cell table:number-columns-repeated="1009"/>
        </table:table-row>
        <table:table-row table:style-name="ro1">
          <table:table-cell table:style-name="ce42" office:value-type="string" calcext:value-type="string">
            <text:p>smallHeliBlade.cfg</text:p>
          </table:table-cell>
          <table:table-cell table:style-name="ce42" office:value-type="string" calcext:value-type="string">
            <text:p>/home/oscar/Downloads/Kspaceconnect/ksp/GameData/SquadExpansion/Serenity/Parts/Propellers/smallHeliBlade.cfg</text:p>
          </table:table-cell>
          <table:table-cell table:style-name="ce43" office:value-type="float" office:value="100" calcext:value-type="float">
            <text:p>100</text:p>
          </table:table-cell>
          <table:table-cell table:style-name="ce42" office:value-type="string" calcext:value-type="string">
            <text:p>smallHeliBlade</text:p>
          </table:table-cell>
          <table:table-cell table:style-name="ce26" table:formula="of:=IFERROR(__xludf.dummyfunction(&quot;IF(ISBLANK(B56),&quot;&quot;RESSOURCE&quot;&quot;,REGEXEXTRACT(B56,&quot;&quot;GameData/(\w+)&quot;&quot;))&quot;);&quot;SquadExpansion&quot;)" office:value-type="string" office:string-value="SquadExpansion" calcext:value-type="string">
            <text:p>SquadExpansion</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6]));-1;[.F56]*VLOOKUP([.N56];[$'CO$ Methodology Parts'.$A$12:.$E$57];5;1))" office:value-type="float" office:value="422.4734496" calcext:value-type="float">
            <text:p>422.4734496</text:p>
          </table:table-cell>
          <table:table-cell table:number-columns-repeated="1009"/>
        </table:table-row>
        <table:table-row table:style-name="ro1">
          <table:table-cell table:style-name="ce42" office:value-type="string" calcext:value-type="string">
            <text:p>largePropeller.cfg</text:p>
          </table:table-cell>
          <table:table-cell table:style-name="ce42" office:value-type="string" calcext:value-type="string">
            <text:p>/home/oscar/Downloads/Kspaceconnect/ksp/GameData/SquadExpansion/Serenity/Parts/Propellers/largePropeller.cfg</text:p>
          </table:table-cell>
          <table:table-cell table:style-name="ce43" office:value-type="float" office:value="400" calcext:value-type="float">
            <text:p>400</text:p>
          </table:table-cell>
          <table:table-cell table:style-name="ce42" office:value-type="string" calcext:value-type="string">
            <text:p>largePropeller</text:p>
          </table:table-cell>
          <table:table-cell table:style-name="ce26" table:formula="of:=IFERROR(__xludf.dummyfunction(&quot;IF(ISBLANK(B57),&quot;&quot;RESSOURCE&quot;&quot;,REGEXEXTRACT(B57,&quot;&quot;GameData/(\w+)&quot;&quot;))&quot;);&quot;SquadExpansion&quot;)" office:value-type="string" office:string-value="SquadExpansion" calcext:value-type="string">
            <text:p>SquadExpansion</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7]));-1;[.F57]*VLOOKUP([.N57];[$'CO$ Methodology Parts'.$A$12:.$E$57];5;1))" office:value-type="float" office:value="3379.787597" calcext:value-type="float">
            <text:p>3379.787597</text:p>
          </table:table-cell>
          <table:table-cell table:number-columns-repeated="1009"/>
        </table:table-row>
        <table:table-row table:style-name="ro1">
          <table:table-cell table:style-name="ce42" office:value-type="string" calcext:value-type="string">
            <text:p>largeHeliBlade.cfg</text:p>
          </table:table-cell>
          <table:table-cell table:style-name="ce42" office:value-type="string" calcext:value-type="string">
            <text:p>/home/oscar/Downloads/Kspaceconnect/ksp/GameData/SquadExpansion/Serenity/Parts/Propellers/largeHeliBlade.cfg</text:p>
          </table:table-cell>
          <table:table-cell table:style-name="ce43" office:value-type="float" office:value="500" calcext:value-type="float">
            <text:p>500</text:p>
          </table:table-cell>
          <table:table-cell table:style-name="ce42" office:value-type="string" calcext:value-type="string">
            <text:p>largeHeliBlade</text:p>
          </table:table-cell>
          <table:table-cell table:style-name="ce26" table:formula="of:=IFERROR(__xludf.dummyfunction(&quot;IF(ISBLANK(B58),&quot;&quot;RESSOURCE&quot;&quot;,REGEXEXTRACT(B58,&quot;&quot;GameData/(\w+)&quot;&quot;))&quot;);&quot;SquadExpansion&quot;)" office:value-type="string" office:string-value="SquadExpansion" calcext:value-type="string">
            <text:p>SquadExpansion</text:p>
          </table:table-cell>
          <table:table-cell table:style-name="ce43" office:value-type="float" office:value="0.18" calcext:value-type="float">
            <text:p>0.18</text:p>
          </table:table-cell>
          <table:table-cell table:number-columns-repeated="7" table:style-name="ce43" office:value-type="float" office:value="0" calcext:value-type="float">
            <text:p>0</text:p>
          </table:table-cell>
          <table:table-cell table:style-name="ce35" table:content-validation-name="val2" office:value-type="string" calcext:value-type="string">
            <text:p>RTG</text:p>
          </table:table-cell>
          <table:table-cell table:style-name="ce47" table:formula="of:=IF(IFERROR(SEARCH(&quot;zDeprecated&quot;;[.B58]));-1;[.F58]*VLOOKUP([.N58];[$'CO$ Methodology Parts'.$A$12:.$E$57];5;1))" office:value-type="float" office:value="748.8" calcext:value-type="float">
            <text:p>748.8</text:p>
          </table:table-cell>
          <table:table-cell table:number-columns-repeated="1009"/>
        </table:table-row>
        <table:table-row table:style-name="ro1">
          <table:table-cell table:style-name="ce42" office:value-type="string" calcext:value-type="string">
            <text:p>HeatShield1p5.cfg</text:p>
          </table:table-cell>
          <table:table-cell table:style-name="ce42" office:value-type="string" calcext:value-type="string">
            <text:p>/home/oscar/Downloads/Kspaceconnect/ksp/GameData/SquadExpansion/MakingHistory/Parts/Thermal/HeatShield1p5.cfg</text:p>
          </table:table-cell>
          <table:table-cell table:style-name="ce43" office:value-type="float" office:value="250" calcext:value-type="float">
            <text:p>250</text:p>
          </table:table-cell>
          <table:table-cell table:style-name="ce42" office:value-type="string" calcext:value-type="string">
            <text:p>HeatShield1p5</text:p>
          </table:table-cell>
          <table:table-cell table:style-name="ce26" table:formula="of:=IFERROR(__xludf.dummyfunction(&quot;IF(ISBLANK(B59),&quot;&quot;RESSOURCE&quot;&quot;,REGEXEXTRACT(B59,&quot;&quot;GameData/(\w+)&quot;&quot;))&quot;);&quot;SquadExpansion&quot;)" office:value-type="string" office:string-value="SquadExpansion" calcext:value-type="string">
            <text:p>SquadExpansion</text:p>
          </table:table-cell>
          <table:table-cell table:style-name="ce43" office:value-type="float" office:value="0.3" calcext:value-type="float">
            <text:p>0.3</text:p>
          </table:table-cell>
          <table:table-cell table:number-columns-repeated="6" table:style-name="ce43" office:value-type="float" office:value="0" calcext:value-type="float">
            <text:p>0</text:p>
          </table:table-cell>
          <table:table-cell table:style-name="ce43" office:value-type="float" office:value="500" calcext:value-type="float">
            <text:p>500</text:p>
          </table:table-cell>
          <table:table-cell table:style-name="ce34" table:content-validation-name="val2" office:value-type="string" calcext:value-type="string">
            <text:p>Antenna</text:p>
          </table:table-cell>
          <table:table-cell table:style-name="ce47" table:formula="of:=IF(IFERROR(SEARCH(&quot;zDeprecated&quot;;[.B59]));-1;[.F59]*VLOOKUP([.N59];[$'CO$ Methodology Parts'.$A$12:.$E$57];5;1))" office:value-type="float" office:value="8063.937984" calcext:value-type="float">
            <text:p>8063.937984</text:p>
          </table:table-cell>
          <table:table-cell table:number-columns-repeated="1009"/>
        </table:table-row>
        <table:table-row table:style-name="ro1">
          <table:table-cell table:style-name="ce42" office:value-type="string" calcext:value-type="string">
            <text:p>rocketNoseCone_size4.cfg</text:p>
          </table:table-cell>
          <table:table-cell table:style-name="ce42" office:value-type="string" calcext:value-type="string">
            <text:p>/home/oscar/Downloads/Kspaceconnect/ksp/GameData/SquadExpansion/MakingHistory/Parts/Aero/protectiveRocketNoseMk16/rocketNoseCone_size4.cfg</text:p>
          </table:table-cell>
          <table:table-cell table:style-name="ce43" office:value-type="float" office:value="1700" calcext:value-type="float">
            <text:p>1700</text:p>
          </table:table-cell>
          <table:table-cell table:style-name="ce42" office:value-type="string" calcext:value-type="string">
            <text:p>rocketNoseConeSize4</text:p>
          </table:table-cell>
          <table:table-cell table:style-name="ce26" table:formula="of:=IFERROR(__xludf.dummyfunction(&quot;IF(ISBLANK(B60),&quot;&quot;RESSOURCE&quot;&quot;,REGEXEXTRACT(B60,&quot;&quot;GameData/(\w+)&quot;&quot;))&quot;);&quot;SquadExpansion&quot;)" office:value-type="string" office:string-value="SquadExpansion" calcext:value-type="string">
            <text:p>SquadExpansion</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60]));-1;[.F60]*VLOOKUP([.N60];[$'CO$ Methodology Parts'.$A$12:.$E$57];5;1))" office:value-type="float" office:value="22531.91731" calcext:value-type="float">
            <text:p>22531.91731</text:p>
          </table:table-cell>
          <table:table-cell table:number-columns-repeated="1009"/>
        </table:table-row>
        <table:table-row table:style-name="ro1">
          <table:table-cell table:style-name="ce42" office:value-type="string" calcext:value-type="string">
            <text:p>Size_1_5_Cone.cfg</text:p>
          </table:table-cell>
          <table:table-cell table:style-name="ce42" office:value-type="string" calcext:value-type="string">
            <text:p>/home/oscar/Downloads/Kspaceconnect/ksp/GameData/SquadExpansion/MakingHistory/Parts/Aero/protectiveRocketNoseMk5A/Size_1_5_Cone.cfg</text:p>
          </table:table-cell>
          <table:table-cell table:style-name="ce43" office:value-type="float" office:value="160" calcext:value-type="float">
            <text:p>160</text:p>
          </table:table-cell>
          <table:table-cell table:style-name="ce42" office:value-type="string" calcext:value-type="string">
            <text:p>Size_1_5_Cone</text:p>
          </table:table-cell>
          <table:table-cell table:style-name="ce26" table:formula="of:=IFERROR(__xludf.dummyfunction(&quot;IF(ISBLANK(B61),&quot;&quot;RESSOURCE&quot;&quot;,REGEXEXTRACT(B61,&quot;&quot;GameData/(\w+)&quot;&quot;))&quot;);&quot;SquadExpansion&quot;)" office:value-type="string" office:string-value="SquadExpansion" calcext:value-type="string">
            <text:p>SquadExpansion</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61]));-1;[.F61]*VLOOKUP([.N61];[$'CO$ Methodology Parts'.$A$12:.$E$57];5;1))" office:value-type="float" office:value="3225.575194" calcext:value-type="float">
            <text:p>3225.575194</text:p>
          </table:table-cell>
          <table:table-cell table:number-columns-repeated="1009"/>
        </table:table-row>
        <table:table-row table:style-name="ro1">
          <table:table-cell table:style-name="ce42" office:value-type="string" calcext:value-type="string">
            <text:p>flagSize4.cfg</text:p>
          </table:table-cell>
          <table:table-cell table:style-name="ce42" office:value-type="string" calcext:value-type="string">
            <text:p>/home/oscar/Downloads/Kspaceconnect/ksp/GameData/SquadExpansion/MakingHistory/Parts/Utility/flags/flagSize4/flagSize4.cfg</text:p>
          </table:table-cell>
          <table:table-cell table:style-name="ce43" office:value-type="float" office:value="25" calcext:value-type="float">
            <text:p>25</text:p>
          </table:table-cell>
          <table:table-cell table:style-name="ce42" office:value-type="string" calcext:value-type="string">
            <text:p>flagPartSize4</text:p>
          </table:table-cell>
          <table:table-cell table:style-name="ce26" table:formula="of:=IFERROR(__xludf.dummyfunction(&quot;IF(ISBLANK(B62),&quot;&quot;RESSOURCE&quot;&quot;,REGEXEXTRACT(B62,&quot;&quot;GameData/(\w+)&quot;&quot;))&quot;);&quot;SquadExpansion&quot;)" office:value-type="string" office:string-value="SquadExpansion" calcext:value-type="string">
            <text:p>SquadExpansion</text:p>
          </table:table-cell>
          <table:table-cell table:style-name="ce43" office:value-type="float" office:value="0.0009" calcext:value-type="float">
            <text:p>0.0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62]));-1;[.F62]*VLOOKUP([.N62];[$'CO$ Methodology Parts'.$A$12:.$E$57];5;1))" office:value-type="float" office:value="25.34840698" calcext:value-type="float">
            <text:p>25.34840698</text:p>
          </table:table-cell>
          <table:table-cell table:number-columns-repeated="1009"/>
        </table:table-row>
        <table:table-row table:style-name="ro1">
          <table:table-cell table:style-name="ce42" office:value-type="string" calcext:value-type="string">
            <text:p>flagSize1p5.cfg</text:p>
          </table:table-cell>
          <table:table-cell table:style-name="ce42" office:value-type="string" calcext:value-type="string">
            <text:p>/home/oscar/Downloads/Kspaceconnect/ksp/GameData/SquadExpansion/MakingHistory/Parts/Utility/flags/flagSize1p5/flagSize1p5.cfg</text:p>
          </table:table-cell>
          <table:table-cell table:style-name="ce43" office:value-type="float" office:value="7" calcext:value-type="float">
            <text:p>7</text:p>
          </table:table-cell>
          <table:table-cell table:style-name="ce42" office:value-type="string" calcext:value-type="string">
            <text:p>flagPartSize1p5</text:p>
          </table:table-cell>
          <table:table-cell table:style-name="ce26" table:formula="of:=IFERROR(__xludf.dummyfunction(&quot;IF(ISBLANK(B63),&quot;&quot;RESSOURCE&quot;&quot;,REGEXEXTRACT(B63,&quot;&quot;GameData/(\w+)&quot;&quot;))&quot;);&quot;SquadExpansion&quot;)" office:value-type="string" office:string-value="SquadExpansion" calcext:value-type="string">
            <text:p>SquadExpansion</text:p>
          </table:table-cell>
          <table:table-cell table:style-name="ce43" office:value-type="float" office:value="0.000125" calcext:value-type="float">
            <text:p>0.00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3]));-1;[.F63]*VLOOKUP([.N63];[$'CO$ Methodology Parts'.$A$12:.$E$57];5;1))" office:value-type="float" office:value="0.26" calcext:value-type="float">
            <text:p>0.26</text:p>
          </table:table-cell>
          <table:table-cell table:number-columns-repeated="1009"/>
        </table:table-row>
        <table:table-row table:style-name="ro1">
          <table:table-cell table:style-name="ce42" office:value-type="string" calcext:value-type="string">
            <text:p>Size1p5_Monoprop.cfg</text:p>
          </table:table-cell>
          <table:table-cell table:style-name="ce42" office:value-type="string" calcext:value-type="string">
            <text:p>/home/oscar/Downloads/Kspaceconnect/ksp/GameData/SquadExpansion/MakingHistory/Parts/FuelTank/Size1p5_Monoprop.cfg</text:p>
          </table:table-cell>
          <table:table-cell table:style-name="ce43" office:value-type="float" office:value="480" calcext:value-type="float">
            <text:p>480</text:p>
          </table:table-cell>
          <table:table-cell table:style-name="ce42" office:value-type="string" calcext:value-type="string">
            <text:p>Size1p5_Monoprop</text:p>
          </table:table-cell>
          <table:table-cell table:style-name="ce26" table:formula="of:=IFERROR(__xludf.dummyfunction(&quot;IF(ISBLANK(B64),&quot;&quot;RESSOURCE&quot;&quot;,REGEXEXTRACT(B64,&quot;&quot;GameData/(\w+)&quot;&quot;))&quot;);&quot;SquadExpansion&quot;)" office:value-type="string" office:string-value="SquadExpansion" calcext:value-type="string">
            <text:p>SquadExpansion</text:p>
          </table:table-cell>
          <table:table-cell table:style-name="ce43" office:value-type="float" office:value="0.25" calcext:value-type="float">
            <text:p>0.25</text:p>
          </table:table-cell>
          <table:table-cell table:number-columns-repeated="3" table:style-name="ce43" office:value-type="float" office:value="0" calcext:value-type="float">
            <text:p>0</text:p>
          </table:table-cell>
          <table:table-cell table:style-name="ce43" office:value-type="float" office:value="400" calcext:value-type="float">
            <text:p>40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4]));-1;[.F64]*VLOOKUP([.N64];[$'CO$ Methodology Parts'.$A$12:.$E$57];5;1))" office:value-type="float" office:value="520" calcext:value-type="float">
            <text:p>520</text:p>
          </table:table-cell>
          <table:table-cell table:number-columns-repeated="1009"/>
        </table:table-row>
        <table:table-row table:style-name="ro1">
          <table:table-cell table:style-name="ce42" office:value-type="string" calcext:value-type="string">
            <text:p>MonoPropMini.cfg</text:p>
          </table:table-cell>
          <table:table-cell table:style-name="ce42" office:value-type="string" calcext:value-type="string">
            <text:p>/home/oscar/Downloads/Kspaceconnect/ksp/GameData/SquadExpansion/MakingHistory/Parts/FuelTank/MonoPropMini.cfg</text:p>
          </table:table-cell>
          <table:table-cell table:style-name="ce43" office:value-type="float" office:value="21.6" calcext:value-type="float">
            <text:p>21.6</text:p>
          </table:table-cell>
          <table:table-cell table:style-name="ce42" office:value-type="string" calcext:value-type="string">
            <text:p>monopropMiniSphere</text:p>
          </table:table-cell>
          <table:table-cell table:style-name="ce26" table:formula="of:=IFERROR(__xludf.dummyfunction(&quot;IF(ISBLANK(B65),&quot;&quot;RESSOURCE&quot;&quot;,REGEXEXTRACT(B65,&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3" table:style-name="ce43" office:value-type="float" office:value="0" calcext:value-type="float">
            <text:p>0</text:p>
          </table:table-cell>
          <table:table-cell table:style-name="ce43" office:value-type="float" office:value="7" calcext:value-type="float">
            <text:p>7</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5]));-1;[.F65]*VLOOKUP([.N65];[$'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Size4_EngineAdapter_01.cfg</text:p>
          </table:table-cell>
          <table:table-cell table:style-name="ce42" office:value-type="string" calcext:value-type="string">
            <text:p>/home/oscar/Downloads/Kspaceconnect/ksp/GameData/SquadExpansion/MakingHistory/Parts/FuelTank/Size4_EngineAdapter_01.cfg</text:p>
          </table:table-cell>
          <table:table-cell table:style-name="ce43" office:value-type="float" office:value="4869" calcext:value-type="float">
            <text:p>4869</text:p>
          </table:table-cell>
          <table:table-cell table:style-name="ce42" office:value-type="string" calcext:value-type="string">
            <text:p>Size4_EngineAdapter_01</text:p>
          </table:table-cell>
          <table:table-cell table:style-name="ce26" table:formula="of:=IFERROR(__xludf.dummyfunction(&quot;IF(ISBLANK(B66),&quot;&quot;RESSOURCE&quot;&quot;,REGEXEXTRACT(B66,&quot;&quot;GameData/(\w+)&quot;&quot;))&quot;);&quot;SquadExpansion&quot;)" office:value-type="string" office:string-value="SquadExpansion" calcext:value-type="string">
            <text:p>SquadExpansion</text:p>
          </table:table-cell>
          <table:table-cell table:style-name="ce43" office:value-type="float" office:value="5.625" calcext:value-type="float">
            <text:p>5.625</text:p>
          </table:table-cell>
          <table:table-cell table:style-name="ce43" office:value-type="float" office:value="4050" calcext:value-type="float">
            <text:p>4050</text:p>
          </table:table-cell>
          <table:table-cell table:style-name="ce43" office:value-type="float" office:value="4950" calcext:value-type="float">
            <text:p>495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6]));-1;[.F66]*VLOOKUP([.N66];[$'CO$ Methodology Parts'.$A$12:.$E$57];5;1))" office:value-type="float" office:value="11700" calcext:value-type="float">
            <text:p>11700</text:p>
          </table:table-cell>
          <table:table-cell table:number-columns-repeated="1009"/>
        </table:table-row>
        <table:table-row table:style-name="ro1">
          <table:table-cell table:style-name="ce42" office:value-type="string" calcext:value-type="string">
            <text:p>Size1p5_Tank_03.cfg</text:p>
          </table:table-cell>
          <table:table-cell table:style-name="ce42" office:value-type="string" calcext:value-type="string">
            <text:p>/home/oscar/Downloads/Kspaceconnect/ksp/GameData/SquadExpansion/MakingHistory/Parts/FuelTank/Size1p5_Tank_03.cfg</text:p>
          </table:table-cell>
          <table:table-cell table:style-name="ce43" office:value-type="float" office:value="486.9" calcext:value-type="float">
            <text:p>486.9</text:p>
          </table:table-cell>
          <table:table-cell table:style-name="ce42" office:value-type="string" calcext:value-type="string">
            <text:p>Size1p5_Tank_03</text:p>
          </table:table-cell>
          <table:table-cell table:style-name="ce26" table:formula="of:=IFERROR(__xludf.dummyfunction(&quot;IF(ISBLANK(B67),&quot;&quot;RESSOURCE&quot;&quot;,REGEXEXTRACT(B67,&quot;&quot;GameData/(\w+)&quot;&quot;))&quot;);&quot;SquadExpansion&quot;)" office:value-type="string" office:string-value="SquadExpansion" calcext:value-type="string">
            <text:p>SquadExpansion</text:p>
          </table:table-cell>
          <table:table-cell table:style-name="ce43" office:value-type="float" office:value="0.5625" calcext:value-type="float">
            <text:p>0.5625</text:p>
          </table:table-cell>
          <table:table-cell table:style-name="ce43" office:value-type="float" office:value="405" calcext:value-type="float">
            <text:p>405</text:p>
          </table:table-cell>
          <table:table-cell table:style-name="ce43" office:value-type="float" office:value="495" calcext:value-type="float">
            <text:p>49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7]));-1;[.F67]*VLOOKUP([.N67];[$'CO$ Methodology Parts'.$A$12:.$E$57];5;1))" office:value-type="float" office:value="1170" calcext:value-type="float">
            <text:p>1170</text:p>
          </table:table-cell>
          <table:table-cell table:number-columns-repeated="1009"/>
        </table:table-row>
        <table:table-row table:style-name="ro1">
          <table:table-cell table:style-name="ce42" office:value-type="string" calcext:value-type="string">
            <text:p>Size1p5_Tank_04.cfg</text:p>
          </table:table-cell>
          <table:table-cell table:style-name="ce42" office:value-type="string" calcext:value-type="string">
            <text:p>/home/oscar/Downloads/Kspaceconnect/ksp/GameData/SquadExpansion/MakingHistory/Parts/FuelTank/Size1p5_Tank_04.cfg</text:p>
          </table:table-cell>
          <table:table-cell table:style-name="ce43" office:value-type="float" office:value="973.8" calcext:value-type="float">
            <text:p>973.8</text:p>
          </table:table-cell>
          <table:table-cell table:style-name="ce42" office:value-type="string" calcext:value-type="string">
            <text:p>Size1p5_Tank_04</text:p>
          </table:table-cell>
          <table:table-cell table:style-name="ce26" table:formula="of:=IFERROR(__xludf.dummyfunction(&quot;IF(ISBLANK(B68),&quot;&quot;RESSOURCE&quot;&quot;,REGEXEXTRACT(B68,&quot;&quot;GameData/(\w+)&quot;&quot;))&quot;);&quot;SquadExpansion&quot;)" office:value-type="string" office:string-value="SquadExpansion" calcext:value-type="string">
            <text:p>SquadExpansion</text:p>
          </table:table-cell>
          <table:table-cell table:style-name="ce43" office:value-type="float" office:value="1.125" calcext:value-type="float">
            <text:p>1.125</text:p>
          </table:table-cell>
          <table:table-cell table:style-name="ce43" office:value-type="float" office:value="810" calcext:value-type="float">
            <text:p>810</text:p>
          </table:table-cell>
          <table:table-cell table:style-name="ce43" office:value-type="float" office:value="990" calcext:value-type="float">
            <text:p>99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8]));-1;[.F68]*VLOOKUP([.N68];[$'CO$ Methodology Parts'.$A$12:.$E$57];5;1))" office:value-type="float" office:value="2340" calcext:value-type="float">
            <text:p>2340</text:p>
          </table:table-cell>
          <table:table-cell table:number-columns-repeated="1009"/>
        </table:table-row>
        <table:table-row table:style-name="ro1">
          <table:table-cell table:style-name="ce42" office:value-type="string" calcext:value-type="string">
            <text:p>Size1p5_Tank_02.cfg</text:p>
          </table:table-cell>
          <table:table-cell table:style-name="ce42" office:value-type="string" calcext:value-type="string">
            <text:p>/home/oscar/Downloads/Kspaceconnect/ksp/GameData/SquadExpansion/MakingHistory/Parts/FuelTank/Size1p5_Tank_02.cfg</text:p>
          </table:table-cell>
          <table:table-cell table:style-name="ce43" office:value-type="float" office:value="238.04" calcext:value-type="float">
            <text:p>238.04</text:p>
          </table:table-cell>
          <table:table-cell table:style-name="ce42" office:value-type="string" calcext:value-type="string">
            <text:p>Size1p5_Tank_02</text:p>
          </table:table-cell>
          <table:table-cell table:style-name="ce26" table:formula="of:=IFERROR(__xludf.dummyfunction(&quot;IF(ISBLANK(B69),&quot;&quot;RESSOURCE&quot;&quot;,REGEXEXTRACT(B69,&quot;&quot;GameData/(\w+)&quot;&quot;))&quot;);&quot;SquadExpansion&quot;)" office:value-type="string" office:string-value="SquadExpansion" calcext:value-type="string">
            <text:p>SquadExpansion</text:p>
          </table:table-cell>
          <table:table-cell table:style-name="ce43" office:value-type="float" office:value="0.275" calcext:value-type="float">
            <text:p>0.275</text:p>
          </table:table-cell>
          <table:table-cell table:style-name="ce43" office:value-type="float" office:value="198" calcext:value-type="float">
            <text:p>198</text:p>
          </table:table-cell>
          <table:table-cell table:style-name="ce43" office:value-type="float" office:value="242" calcext:value-type="float">
            <text:p>24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69]));-1;[.F69]*VLOOKUP([.N69];[$'CO$ Methodology Parts'.$A$12:.$E$57];5;1))" office:value-type="float" office:value="572" calcext:value-type="float">
            <text:p>572</text:p>
          </table:table-cell>
          <table:table-cell table:number-columns-repeated="1009"/>
        </table:table-row>
        <table:table-row table:style-name="ro1">
          <table:table-cell table:style-name="ce42" office:value-type="string" calcext:value-type="string">
            <text:p>Size4_Tank_01.cfg</text:p>
          </table:table-cell>
          <table:table-cell table:style-name="ce42" office:value-type="string" calcext:value-type="string">
            <text:p>/home/oscar/Downloads/Kspaceconnect/ksp/GameData/SquadExpansion/MakingHistory/Parts/FuelTank/Size4_Tank_01.cfg</text:p>
          </table:table-cell>
          <table:table-cell table:style-name="ce43" office:value-type="float" office:value="3462.4" calcext:value-type="float">
            <text:p>3462.4</text:p>
          </table:table-cell>
          <table:table-cell table:style-name="ce42" office:value-type="string" calcext:value-type="string">
            <text:p>Size4_Tank_01</text:p>
          </table:table-cell>
          <table:table-cell table:style-name="ce26" table:formula="of:=IFERROR(__xludf.dummyfunction(&quot;IF(ISBLANK(B70),&quot;&quot;RESSOURCE&quot;&quot;,REGEXEXTRACT(B70,&quot;&quot;GameData/(\w+)&quot;&quot;))&quot;);&quot;SquadExpansion&quot;)" office:value-type="string" office:string-value="SquadExpansion" calcext:value-type="string">
            <text:p>SquadExpansion</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70]));-1;[.F70]*VLOOKUP([.N70];[$'CO$ Methodology Parts'.$A$12:.$E$57];5;1))" office:value-type="float" office:value="8320" calcext:value-type="float">
            <text:p>8320</text:p>
          </table:table-cell>
          <table:table-cell table:number-columns-repeated="1009"/>
        </table:table-row>
        <table:table-row table:style-name="ro1">
          <table:table-cell table:style-name="ce42" office:value-type="string" calcext:value-type="string">
            <text:p>Size4_Tank_02.cfg</text:p>
          </table:table-cell>
          <table:table-cell table:style-name="ce42" office:value-type="string" calcext:value-type="string">
            <text:p>/home/oscar/Downloads/Kspaceconnect/ksp/GameData/SquadExpansion/MakingHistory/Parts/FuelTank/Size4_Tank_02.cfg</text:p>
          </table:table-cell>
          <table:table-cell table:style-name="ce43" office:value-type="float" office:value="6924.8" calcext:value-type="float">
            <text:p>6924.8</text:p>
          </table:table-cell>
          <table:table-cell table:style-name="ce42" office:value-type="string" calcext:value-type="string">
            <text:p>Size4_Tank_02</text:p>
          </table:table-cell>
          <table:table-cell table:style-name="ce26" table:formula="of:=IFERROR(__xludf.dummyfunction(&quot;IF(ISBLANK(B71),&quot;&quot;RESSOURCE&quot;&quot;,REGEXEXTRACT(B71,&quot;&quot;GameData/(\w+)&quot;&quot;))&quot;);&quot;SquadExpansion&quot;)" office:value-type="string" office:string-value="SquadExpansion" calcext:value-type="string">
            <text:p>SquadExpansion</text:p>
          </table:table-cell>
          <table:table-cell table:style-name="ce43" office:value-type="float" office:value="8" calcext:value-type="float">
            <text:p>8</text:p>
          </table:table-cell>
          <table:table-cell table:style-name="ce43" office:value-type="float" office:value="5760" calcext:value-type="float">
            <text:p>5760</text:p>
          </table:table-cell>
          <table:table-cell table:style-name="ce43" office:value-type="float" office:value="7040" calcext:value-type="float">
            <text:p>70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71]));-1;[.F71]*VLOOKUP([.N71];[$'CO$ Methodology Parts'.$A$12:.$E$57];5;1))" office:value-type="float" office:value="16640" calcext:value-type="float">
            <text:p>16640</text:p>
          </table:table-cell>
          <table:table-cell table:number-columns-repeated="1009"/>
        </table:table-row>
        <table:table-row table:style-name="ro1">
          <table:table-cell table:style-name="ce42" office:value-type="string" calcext:value-type="string">
            <text:p>Size1p5_Size1_Adapter_01.cfg</text:p>
          </table:table-cell>
          <table:table-cell table:style-name="ce42" office:value-type="string" calcext:value-type="string">
            <text:p>/home/oscar/Downloads/Kspaceconnect/ksp/GameData/SquadExpansion/MakingHistory/Parts/FuelTank/Size1p5_Size1_Adapter_01.cfg</text:p>
          </table:table-cell>
          <table:table-cell table:style-name="ce43" office:value-type="float" office:value="324.6" calcext:value-type="float">
            <text:p>324.6</text:p>
          </table:table-cell>
          <table:table-cell table:style-name="ce42" office:value-type="string" calcext:value-type="string">
            <text:p>Size1p5_Size1_Adapter_01</text:p>
          </table:table-cell>
          <table:table-cell table:style-name="ce26" table:formula="of:=IFERROR(__xludf.dummyfunction(&quot;IF(ISBLANK(B72),&quot;&quot;RESSOURCE&quot;&quot;,REGEXEXTRACT(B72,&quot;&quot;GameData/(\w+)&quot;&quot;))&quot;);&quot;SquadExpansion&quot;)" office:value-type="string" office:string-value="SquadExpansion" calcext:value-type="string">
            <text:p>SquadExpansion</text:p>
          </table:table-cell>
          <table:table-cell table:style-name="ce43" office:value-type="float" office:value="0.375" calcext:value-type="float">
            <text:p>0.375</text:p>
          </table:table-cell>
          <table:table-cell table:style-name="ce43" office:value-type="float" office:value="270" calcext:value-type="float">
            <text:p>270</text:p>
          </table:table-cell>
          <table:table-cell table:style-name="ce43" office:value-type="float" office:value="330" calcext:value-type="float">
            <text:p>33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72]));-1;[.F72]*VLOOKUP([.N72];[$'CO$ Methodology Parts'.$A$12:.$E$57];5;1))" office:value-type="float" office:value="780" calcext:value-type="float">
            <text:p>780</text:p>
          </table:table-cell>
          <table:table-cell table:number-columns-repeated="1009"/>
        </table:table-row>
        <table:table-row table:style-name="ro1">
          <table:table-cell table:style-name="ce42" office:value-type="string" calcext:value-type="string">
            <text:p>Size1p5_Tank_01.cfg</text:p>
          </table:table-cell>
          <table:table-cell table:style-name="ce42" office:value-type="string" calcext:value-type="string">
            <text:p>/home/oscar/Downloads/Kspaceconnect/ksp/GameData/SquadExpansion/MakingHistory/Parts/FuelTank/Size1p5_Tank_01.cfg</text:p>
          </table:table-cell>
          <table:table-cell table:style-name="ce43" office:value-type="float" office:value="119.02" calcext:value-type="float">
            <text:p>119.02</text:p>
          </table:table-cell>
          <table:table-cell table:style-name="ce42" office:value-type="string" calcext:value-type="string">
            <text:p>Size1p5_Tank_01</text:p>
          </table:table-cell>
          <table:table-cell table:style-name="ce26" table:formula="of:=IFERROR(__xludf.dummyfunction(&quot;IF(ISBLANK(B73),&quot;&quot;RESSOURCE&quot;&quot;,REGEXEXTRACT(B73,&quot;&quot;GameData/(\w+)&quot;&quot;))&quot;);&quot;SquadExpansion&quot;)" office:value-type="string" office:string-value="SquadExpansion" calcext:value-type="string">
            <text:p>SquadExpansion</text:p>
          </table:table-cell>
          <table:table-cell table:style-name="ce43" office:value-type="float" office:value="0.1375" calcext:value-type="float">
            <text:p>0.1375</text:p>
          </table:table-cell>
          <table:table-cell table:style-name="ce43" office:value-type="float" office:value="99" calcext:value-type="float">
            <text:p>99</text:p>
          </table:table-cell>
          <table:table-cell table:style-name="ce43" office:value-type="float" office:value="121" calcext:value-type="float">
            <text:p>121</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73]));-1;[.F73]*VLOOKUP([.N73];[$'CO$ Methodology Parts'.$A$12:.$E$57];5;1))" office:value-type="float" office:value="2931.829538" calcext:value-type="float">
            <text:p>2931.829538</text:p>
          </table:table-cell>
          <table:table-cell table:number-columns-repeated="1009"/>
        </table:table-row>
        <table:table-row table:style-name="ro1">
          <table:table-cell table:style-name="ce42" office:value-type="string" calcext:value-type="string">
            <text:p>Size3_Size4_Adapter_01.cfg</text:p>
          </table:table-cell>
          <table:table-cell table:style-name="ce42" office:value-type="string" calcext:value-type="string">
            <text:p>/home/oscar/Downloads/Kspaceconnect/ksp/GameData/SquadExpansion/MakingHistory/Parts/FuelTank/Size3_Size4_Adapter_01.cfg</text:p>
          </table:table-cell>
          <table:table-cell table:style-name="ce43" office:value-type="float" office:value="3462.4" calcext:value-type="float">
            <text:p>3462.4</text:p>
          </table:table-cell>
          <table:table-cell table:style-name="ce42" office:value-type="string" calcext:value-type="string">
            <text:p>Size3_Size4_Adapter_01</text:p>
          </table:table-cell>
          <table:table-cell table:style-name="ce26" table:formula="of:=IFERROR(__xludf.dummyfunction(&quot;IF(ISBLANK(B74),&quot;&quot;RESSOURCE&quot;&quot;,REGEXEXTRACT(B74,&quot;&quot;GameData/(\w+)&quot;&quot;))&quot;);&quot;SquadExpansion&quot;)" office:value-type="string" office:string-value="SquadExpansion" calcext:value-type="string">
            <text:p>SquadExpansion</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74]));-1;[.F74]*VLOOKUP([.N74];[$'CO$ Methodology Parts'.$A$12:.$E$57];5;1))" office:value-type="float" office:value="35690" calcext:value-type="float">
            <text:p>35690</text:p>
          </table:table-cell>
          <table:table-cell table:number-columns-repeated="1009"/>
        </table:table-row>
        <table:table-row table:style-name="ro1">
          <table:table-cell table:style-name="ce42" office:value-type="string" calcext:value-type="string">
            <text:p>Size1p5_Tank_05.cfg</text:p>
          </table:table-cell>
          <table:table-cell table:style-name="ce42" office:value-type="string" calcext:value-type="string">
            <text:p>/home/oscar/Downloads/Kspaceconnect/ksp/GameData/SquadExpansion/MakingHistory/Parts/FuelTank/Size1p5_Tank_05.cfg</text:p>
          </table:table-cell>
          <table:table-cell table:style-name="ce43" office:value-type="float" office:value="846.8" calcext:value-type="float">
            <text:p>846.8</text:p>
          </table:table-cell>
          <table:table-cell table:style-name="ce42" office:value-type="string" calcext:value-type="string">
            <text:p>Size1p5_Tank_05</text:p>
          </table:table-cell>
          <table:table-cell table:style-name="ce26" table:formula="of:=IFERROR(__xludf.dummyfunction(&quot;IF(ISBLANK(B75),&quot;&quot;RESSOURCE&quot;&quot;,REGEXEXTRACT(B75,&quot;&quot;GameData/(\w+)&quot;&quot;))&quot;);&quot;SquadExpansion&quot;)" office:value-type="string" office:string-value="SquadExpansion" calcext:value-type="string">
            <text:p>SquadExpansion</text:p>
          </table:table-cell>
          <table:table-cell table:style-name="ce43" office:value-type="float" office:value="0.75" calcext:value-type="float">
            <text:p>0.75</text:p>
          </table:table-cell>
          <table:table-cell table:style-name="ce43" office:value-type="float" office:value="540" calcext:value-type="float">
            <text:p>540</text:p>
          </table:table-cell>
          <table:table-cell table:style-name="ce43" office:value-type="float" office:value="660" calcext:value-type="float">
            <text:p>660</text:p>
          </table:table-cell>
          <table:table-cell table:style-name="ce43" office:value-type="float" office:value="4" calcext:value-type="float">
            <text:p>4</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75]));-1;[.F75]*VLOOKUP([.N75];[$'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Size1p5_Size2_Adapter_01.cfg</text:p>
          </table:table-cell>
          <table:table-cell table:style-name="ce42" office:value-type="string" calcext:value-type="string">
            <text:p>/home/oscar/Downloads/Kspaceconnect/ksp/GameData/SquadExpansion/MakingHistory/Parts/FuelTank/Size1p5_Size2_Adapter_01.cfg</text:p>
          </table:table-cell>
          <table:table-cell table:style-name="ce43" office:value-type="float" office:value="649.2" calcext:value-type="float">
            <text:p>649.2</text:p>
          </table:table-cell>
          <table:table-cell table:style-name="ce42" office:value-type="string" calcext:value-type="string">
            <text:p>Size1p5_Size2_Adapter_01</text:p>
          </table:table-cell>
          <table:table-cell table:style-name="ce26" table:formula="of:=IFERROR(__xludf.dummyfunction(&quot;IF(ISBLANK(B76),&quot;&quot;RESSOURCE&quot;&quot;,REGEXEXTRACT(B76,&quot;&quot;GameData/(\w+)&quot;&quot;))&quot;);&quot;SquadExpansion&quot;)" office:value-type="string" office:string-value="SquadExpansion" calcext:value-type="string">
            <text:p>SquadExpansion</text:p>
          </table:table-cell>
          <table:table-cell table:style-name="ce43" office:value-type="float" office:value="0.75" calcext:value-type="float">
            <text:p>0.75</text:p>
          </table:table-cell>
          <table:table-cell table:style-name="ce43" office:value-type="float" office:value="540" calcext:value-type="float">
            <text:p>540</text:p>
          </table:table-cell>
          <table:table-cell table:style-name="ce43" office:value-type="float" office:value="660" calcext:value-type="float">
            <text:p>6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76]));-1;[.F76]*VLOOKUP([.N76];[$'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Size4_Tank_03.cfg</text:p>
          </table:table-cell>
          <table:table-cell table:style-name="ce42" office:value-type="string" calcext:value-type="string">
            <text:p>/home/oscar/Downloads/Kspaceconnect/ksp/GameData/SquadExpansion/MakingHistory/Parts/FuelTank/Size4_Tank_03.cfg</text:p>
          </table:table-cell>
          <table:table-cell table:style-name="ce43" office:value-type="float" office:value="13849.6" calcext:value-type="float">
            <text:p>13849.6</text:p>
          </table:table-cell>
          <table:table-cell table:style-name="ce42" office:value-type="string" calcext:value-type="string">
            <text:p>Size4_Tank_03</text:p>
          </table:table-cell>
          <table:table-cell table:style-name="ce26" table:formula="of:=IFERROR(__xludf.dummyfunction(&quot;IF(ISBLANK(B77),&quot;&quot;RESSOURCE&quot;&quot;,REGEXEXTRACT(B77,&quot;&quot;GameData/(\w+)&quot;&quot;))&quot;);&quot;SquadExpansion&quot;)" office:value-type="string" office:string-value="SquadExpansion" calcext:value-type="string">
            <text:p>SquadExpansion</text:p>
          </table:table-cell>
          <table:table-cell table:style-name="ce43" office:value-type="float" office:value="16" calcext:value-type="float">
            <text:p>16</text:p>
          </table:table-cell>
          <table:table-cell table:style-name="ce43" office:value-type="float" office:value="11520" calcext:value-type="float">
            <text:p>11520</text:p>
          </table:table-cell>
          <table:table-cell table:style-name="ce43" office:value-type="float" office:value="14080" calcext:value-type="float">
            <text:p>140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Controller</text:p>
          </table:table-cell>
          <table:table-cell table:style-name="ce47" table:formula="of:=IF(IFERROR(SEARCH(&quot;zDeprecated&quot;;[.B77]));-1;[.F77]*VLOOKUP([.N77];[$'CO$ Methodology Parts'.$A$12:.$E$57];5;1))" office:value-type="float" office:value="826873.385" calcext:value-type="float">
            <text:p>826873.385</text:p>
          </table:table-cell>
          <table:table-cell table:number-columns-repeated="1009"/>
        </table:table-row>
        <table:table-row table:style-name="ro1">
          <table:table-cell table:style-name="ce42" office:value-type="string" calcext:value-type="string">
            <text:p>Size4_Tank_04.cfg</text:p>
          </table:table-cell>
          <table:table-cell table:style-name="ce42" office:value-type="string" calcext:value-type="string">
            <text:p>/home/oscar/Downloads/Kspaceconnect/ksp/GameData/SquadExpansion/MakingHistory/Parts/FuelTank/Size4_Tank_04.cfg</text:p>
          </table:table-cell>
          <table:table-cell table:style-name="ce43" office:value-type="float" office:value="27699.2" calcext:value-type="float">
            <text:p>27699.2</text:p>
          </table:table-cell>
          <table:table-cell table:style-name="ce42" office:value-type="string" calcext:value-type="string">
            <text:p>Size4_Tank_04</text:p>
          </table:table-cell>
          <table:table-cell table:style-name="ce26" table:formula="of:=IFERROR(__xludf.dummyfunction(&quot;IF(ISBLANK(B78),&quot;&quot;RESSOURCE&quot;&quot;,REGEXEXTRACT(B78,&quot;&quot;GameData/(\w+)&quot;&quot;))&quot;);&quot;SquadExpansion&quot;)" office:value-type="string" office:string-value="SquadExpansion" calcext:value-type="string">
            <text:p>SquadExpansion</text:p>
          </table:table-cell>
          <table:table-cell table:style-name="ce43" office:value-type="float" office:value="32" calcext:value-type="float">
            <text:p>32</text:p>
          </table:table-cell>
          <table:table-cell table:style-name="ce43" office:value-type="float" office:value="23040" calcext:value-type="float">
            <text:p>23040</text:p>
          </table:table-cell>
          <table:table-cell table:style-name="ce43" office:value-type="float" office:value="28160" calcext:value-type="float">
            <text:p>281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Controller</text:p>
          </table:table-cell>
          <table:table-cell table:style-name="ce47" table:formula="of:=IF(IFERROR(SEARCH(&quot;zDeprecated&quot;;[.B78]));-1;[.F78]*VLOOKUP([.N78];[$'CO$ Methodology Parts'.$A$12:.$E$57];5;1))" office:value-type="float" office:value="1653746.77" calcext:value-type="float">
            <text:p>1653746.77</text:p>
          </table:table-cell>
          <table:table-cell table:number-columns-repeated="1009"/>
        </table:table-row>
        <table:table-row table:style-name="ro1">
          <table:table-cell table:style-name="ce42" office:value-type="string" calcext:value-type="string">
            <text:p>Size1p5_Size1_Adapter_02.cfg</text:p>
          </table:table-cell>
          <table:table-cell table:style-name="ce42" office:value-type="string" calcext:value-type="string">
            <text:p>/home/oscar/Downloads/Kspaceconnect/ksp/GameData/SquadExpansion/MakingHistory/Parts/FuelTank/Size1p5_Size1_Adapter_02.cfg</text:p>
          </table:table-cell>
          <table:table-cell table:style-name="ce43" office:value-type="float" office:value="86.56" calcext:value-type="float">
            <text:p>86.56</text:p>
          </table:table-cell>
          <table:table-cell table:style-name="ce42" office:value-type="string" calcext:value-type="string">
            <text:p>Size1p5_Size1_Adapter_02</text:p>
          </table:table-cell>
          <table:table-cell table:style-name="ce26" table:formula="of:=IFERROR(__xludf.dummyfunction(&quot;IF(ISBLANK(B79),&quot;&quot;RESSOURCE&quot;&quot;,REGEXEXTRACT(B79,&quot;&quot;GameData/(\w+)&quot;&quot;))&quot;);&quot;SquadExpansion&quot;)" office:value-type="string" office:string-value="SquadExpansion" calcext:value-type="string">
            <text:p>SquadExpansion</text:p>
          </table:table-cell>
          <table:table-cell table:style-name="ce43" office:value-type="float" office:value="0.1" calcext:value-type="float">
            <text:p>0.1</text:p>
          </table:table-cell>
          <table:table-cell table:style-name="ce43" office:value-type="float" office:value="72" calcext:value-type="float">
            <text:p>72</text:p>
          </table:table-cell>
          <table:table-cell table:style-name="ce43" office:value-type="float" office:value="88" calcext:value-type="float">
            <text:p>88</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79]));-1;[.F79]*VLOOKUP([.N79];[$'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Size1p5_Size0_Adapter_01.cfg</text:p>
          </table:table-cell>
          <table:table-cell table:style-name="ce42" office:value-type="string" calcext:value-type="string">
            <text:p>/home/oscar/Downloads/Kspaceconnect/ksp/GameData/SquadExpansion/MakingHistory/Parts/FuelTank/Size1p5_Size0_Adapter_01.cfg</text:p>
          </table:table-cell>
          <table:table-cell table:style-name="ce43" office:value-type="float" office:value="86.56" calcext:value-type="float">
            <text:p>86.56</text:p>
          </table:table-cell>
          <table:table-cell table:style-name="ce42" office:value-type="string" calcext:value-type="string">
            <text:p>Size1p5_Size0_Adapter_01</text:p>
          </table:table-cell>
          <table:table-cell table:style-name="ce26" table:formula="of:=IFERROR(__xludf.dummyfunction(&quot;IF(ISBLANK(B80),&quot;&quot;RESSOURCE&quot;&quot;,REGEXEXTRACT(B80,&quot;&quot;GameData/(\w+)&quot;&quot;))&quot;);&quot;SquadExpansion&quot;)" office:value-type="string" office:string-value="SquadExpansion" calcext:value-type="string">
            <text:p>SquadExpansion</text:p>
          </table:table-cell>
          <table:table-cell table:style-name="ce43" office:value-type="float" office:value="0.1" calcext:value-type="float">
            <text:p>0.1</text:p>
          </table:table-cell>
          <table:table-cell table:style-name="ce43" office:value-type="float" office:value="72" calcext:value-type="float">
            <text:p>72</text:p>
          </table:table-cell>
          <table:table-cell table:style-name="ce43" office:value-type="float" office:value="88" calcext:value-type="float">
            <text:p>88</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80]));-1;[.F80]*VLOOKUP([.N80];[$'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Mk2Pod.cfg</text:p>
          </table:table-cell>
          <table:table-cell table:style-name="ce42" office:value-type="string" calcext:value-type="string">
            <text:p>/home/oscar/Downloads/Kspaceconnect/ksp/GameData/SquadExpansion/MakingHistory/Parts/Pods/Mk2Pod.cfg</text:p>
          </table:table-cell>
          <table:table-cell table:style-name="ce43" office:value-type="float" office:value="2800" calcext:value-type="float">
            <text:p>2800</text:p>
          </table:table-cell>
          <table:table-cell table:style-name="ce42" office:value-type="string" calcext:value-type="string">
            <text:p>Mk2Pod</text:p>
          </table:table-cell>
          <table:table-cell table:style-name="ce26" table:formula="of:=IFERROR(__xludf.dummyfunction(&quot;IF(ISBLANK(B81),&quot;&quot;RESSOURCE&quot;&quot;,REGEXEXTRACT(B81,&quot;&quot;GameData/(\w+)&quot;&quot;))&quot;);&quot;SquadExpansion&quot;)" office:value-type="string" office:string-value="SquadExpansion" calcext:value-type="string">
            <text:p>SquadExpansion</text:p>
          </table:table-cell>
          <table:table-cell table:style-name="ce43" office:value-type="float" office:value="1.56" calcext:value-type="float">
            <text:p>1.5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1]));-1;[.F81]*VLOOKUP([.N81];[$'CO$ Methodology Parts'.$A$12:.$E$57];5;1))" office:value-type="float" office:value="3244.8" calcext:value-type="float">
            <text:p>3244.8</text:p>
          </table:table-cell>
          <table:table-cell table:number-columns-repeated="1009"/>
        </table:table-row>
        <table:table-row table:style-name="ro1">
          <table:table-cell table:style-name="ce42" office:value-type="string" calcext:value-type="string">
            <text:p>KV3Pod.cfg</text:p>
          </table:table-cell>
          <table:table-cell table:style-name="ce42" office:value-type="string" calcext:value-type="string">
            <text:p>/home/oscar/Downloads/Kspaceconnect/ksp/GameData/SquadExpansion/MakingHistory/Parts/Pods/KV3Pod.cfg</text:p>
          </table:table-cell>
          <table:table-cell table:style-name="ce43" office:value-type="float" office:value="2990" calcext:value-type="float">
            <text:p>2990</text:p>
          </table:table-cell>
          <table:table-cell table:style-name="ce42" office:value-type="string" calcext:value-type="string">
            <text:p>kv3Pod</text:p>
          </table:table-cell>
          <table:table-cell table:style-name="ce26" table:formula="of:=IFERROR(__xludf.dummyfunction(&quot;IF(ISBLANK(B82),&quot;&quot;RESSOURCE&quot;&quot;,REGEXEXTRACT(B82,&quot;&quot;GameData/(\w+)&quot;&quot;))&quot;);&quot;SquadExpansion&quot;)" office:value-type="string" office:string-value="SquadExpansion" calcext:value-type="string">
            <text:p>SquadExpansion</text:p>
          </table:table-cell>
          <table:table-cell table:style-name="ce43" office:value-type="float" office:value="2.25" calcext:value-type="float">
            <text:p>2.2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tructural</text:p>
          </table:table-cell>
          <table:table-cell table:style-name="ce47" table:formula="of:=IF(IFERROR(SEARCH(&quot;zDeprecated&quot;;[.B82]));-1;[.F82]*VLOOKUP([.N82];[$'CO$ Methodology Parts'.$A$12:.$E$57];5;1))" office:value-type="float" office:value="4680" calcext:value-type="float">
            <text:p>4680</text:p>
          </table:table-cell>
          <table:table-cell table:number-columns-repeated="1009"/>
        </table:table-row>
        <table:table-row table:style-name="ro1">
          <table:table-cell table:style-name="ce42" office:value-type="string" calcext:value-type="string">
            <text:p>KV1Pod.cfg</text:p>
          </table:table-cell>
          <table:table-cell table:style-name="ce42" office:value-type="string" calcext:value-type="string">
            <text:p>/home/oscar/Downloads/Kspaceconnect/ksp/GameData/SquadExpansion/MakingHistory/Parts/Pods/KV1Pod.cfg</text:p>
          </table:table-cell>
          <table:table-cell table:style-name="ce43" office:value-type="float" office:value="590" calcext:value-type="float">
            <text:p>590</text:p>
          </table:table-cell>
          <table:table-cell table:style-name="ce42" office:value-type="string" calcext:value-type="string">
            <text:p>kv1Pod</text:p>
          </table:table-cell>
          <table:table-cell table:style-name="ce26" table:formula="of:=IFERROR(__xludf.dummyfunction(&quot;IF(ISBLANK(B83),&quot;&quot;RESSOURCE&quot;&quot;,REGEXEXTRACT(B83,&quot;&quot;GameData/(\w+)&quot;&quot;))&quot;);&quot;SquadExpansion&quot;)" office:value-type="string" office:string-value="SquadExpansion" calcext:value-type="string">
            <text:p>SquadExpansion</text:p>
          </table:table-cell>
          <table:table-cell table:style-name="ce43" office:value-type="float" office:value="0.75" calcext:value-type="float">
            <text:p>0.7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tructural</text:p>
          </table:table-cell>
          <table:table-cell table:style-name="ce47" table:formula="of:=IF(IFERROR(SEARCH(&quot;zDeprecated&quot;;[.B83]));-1;[.F83]*VLOOKUP([.N83];[$'CO$ Methodology Parts'.$A$12:.$E$57];5;1))" office:value-type="float" office:value="1560" calcext:value-type="float">
            <text:p>1560</text:p>
          </table:table-cell>
          <table:table-cell table:number-columns-repeated="1009"/>
        </table:table-row>
        <table:table-row table:style-name="ro1">
          <table:table-cell table:style-name="ce42" office:value-type="string" calcext:value-type="string">
            <text:p>Size1_5_Lander.cfg</text:p>
          </table:table-cell>
          <table:table-cell table:style-name="ce42" office:value-type="string" calcext:value-type="string">
            <text:p>/home/oscar/Downloads/Kspaceconnect/ksp/GameData/SquadExpansion/MakingHistory/Parts/Pods/Size1_5_Lander.cfg</text:p>
          </table:table-cell>
          <table:table-cell table:style-name="ce43" office:value-type="float" office:value="3408.92" calcext:value-type="float">
            <text:p>3408.92</text:p>
          </table:table-cell>
          <table:table-cell table:style-name="ce42" office:value-type="string" calcext:value-type="string">
            <text:p>MEMLander</text:p>
          </table:table-cell>
          <table:table-cell table:style-name="ce26" table:formula="of:=IFERROR(__xludf.dummyfunction(&quot;IF(ISBLANK(B84),&quot;&quot;RESSOURCE&quot;&quot;,REGEXEXTRACT(B84,&quot;&quot;GameData/(\w+)&quot;&quot;))&quot;);&quot;SquadExpansion&quot;)" office:value-type="string" office:string-value="SquadExpansion" calcext:value-type="string">
            <text:p>SquadExpansion</text:p>
          </table:table-cell>
          <table:table-cell table:style-name="ce43" office:value-type="float" office:value="1.355" calcext:value-type="float">
            <text:p>1.355</text:p>
          </table:table-cell>
          <table:table-cell table:style-name="ce43" office:value-type="float" office:value="54" calcext:value-type="float">
            <text:p>54</text:p>
          </table:table-cell>
          <table:table-cell table:style-name="ce43" office:value-type="float" office:value="66" calcext:value-type="float">
            <text:p>66</text:p>
          </table:table-cell>
          <table:table-cell table:style-name="ce43" office:value-type="float" office:value="0" calcext:value-type="float">
            <text:p>0</text:p>
          </table:table-cell>
          <table:table-cell table:style-name="ce43" office:value-type="float" office:value="30" calcext:value-type="float">
            <text:p>3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4]));-1;[.F84]*VLOOKUP([.N84];[$'CO$ Methodology Parts'.$A$12:.$E$57];5;1))" office:value-type="float" office:value="2818.4" calcext:value-type="float">
            <text:p>2818.4</text:p>
          </table:table-cell>
          <table:table-cell table:number-columns-repeated="1009"/>
        </table:table-row>
        <table:table-row table:style-name="ro1">
          <table:table-cell table:style-name="ce42" office:value-type="string" calcext:value-type="string">
            <text:p>KV2Pod.cfg</text:p>
          </table:table-cell>
          <table:table-cell table:style-name="ce42" office:value-type="string" calcext:value-type="string">
            <text:p>/home/oscar/Downloads/Kspaceconnect/ksp/GameData/SquadExpansion/MakingHistory/Parts/Pods/KV2Pod.cfg</text:p>
          </table:table-cell>
          <table:table-cell table:style-name="ce43" office:value-type="float" office:value="1990" calcext:value-type="float">
            <text:p>1990</text:p>
          </table:table-cell>
          <table:table-cell table:style-name="ce42" office:value-type="string" calcext:value-type="string">
            <text:p>kv2Pod</text:p>
          </table:table-cell>
          <table:table-cell table:style-name="ce26" table:formula="of:=IFERROR(__xludf.dummyfunction(&quot;IF(ISBLANK(B85),&quot;&quot;RESSOURCE&quot;&quot;,REGEXEXTRACT(B85,&quot;&quot;GameData/(\w+)&quot;&quot;))&quot;);&quot;SquadExpansion&quot;)" office:value-type="string" office:string-value="SquadExpansion" calcext:value-type="string">
            <text:p>SquadExpansion</text:p>
          </table:table-cell>
          <table:table-cell table:style-name="ce43" office:value-type="float" office:value="1.5" calcext:value-type="float">
            <text:p>1.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tructural</text:p>
          </table:table-cell>
          <table:table-cell table:style-name="ce47" table:formula="of:=IF(IFERROR(SEARCH(&quot;zDeprecated&quot;;[.B85]));-1;[.F85]*VLOOKUP([.N85];[$'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Tube2.cfg</text:p>
          </table:table-cell>
          <table:table-cell table:style-name="ce42" office:value-type="string" calcext:value-type="string">
            <text:p>/home/oscar/Downloads/Kspaceconnect/ksp/GameData/SquadExpansion/MakingHistory/Parts/Structural/Tube2.cfg</text:p>
          </table:table-cell>
          <table:table-cell table:style-name="ce43" office:value-type="float" office:value="300" calcext:value-type="float">
            <text:p>300</text:p>
          </table:table-cell>
          <table:table-cell table:style-name="ce42" office:value-type="string" calcext:value-type="string">
            <text:p>Tube2</text:p>
          </table:table-cell>
          <table:table-cell table:style-name="ce26" table:formula="of:=IFERROR(__xludf.dummyfunction(&quot;IF(ISBLANK(B86),&quot;&quot;RESSOURCE&quot;&quot;,REGEXEXTRACT(B86,&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6]));-1;[.F86]*VLOOKUP([.N86];[$'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Panel1.cfg</text:p>
          </table:table-cell>
          <table:table-cell table:style-name="ce42" office:value-type="string" calcext:value-type="string">
            <text:p>/home/oscar/Downloads/Kspaceconnect/ksp/GameData/SquadExpansion/MakingHistory/Parts/Structural/Panel1.cfg</text:p>
          </table:table-cell>
          <table:table-cell table:style-name="ce43" office:value-type="float" office:value="30" calcext:value-type="float">
            <text:p>30</text:p>
          </table:table-cell>
          <table:table-cell table:style-name="ce42" office:value-type="string" calcext:value-type="string">
            <text:p>Panel1</text:p>
          </table:table-cell>
          <table:table-cell table:style-name="ce26" table:formula="of:=IFERROR(__xludf.dummyfunction(&quot;IF(ISBLANK(B87),&quot;&quot;RESSOURCE&quot;&quot;,REGEXEXTRACT(B87,&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7]));-1;[.F87]*VLOOKUP([.N87];[$'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Triangle1.cfg</text:p>
          </table:table-cell>
          <table:table-cell table:style-name="ce42" office:value-type="string" calcext:value-type="string">
            <text:p>/home/oscar/Downloads/Kspaceconnect/ksp/GameData/SquadExpansion/MakingHistory/Parts/Structural/Triangle1.cfg</text:p>
          </table:table-cell>
          <table:table-cell table:style-name="ce43" office:value-type="float" office:value="20" calcext:value-type="float">
            <text:p>20</text:p>
          </table:table-cell>
          <table:table-cell table:style-name="ce42" office:value-type="string" calcext:value-type="string">
            <text:p>Triangle1</text:p>
          </table:table-cell>
          <table:table-cell table:style-name="ce26" table:formula="of:=IFERROR(__xludf.dummyfunction(&quot;IF(ISBLANK(B88),&quot;&quot;RESSOURCE&quot;&quot;,REGEXEXTRACT(B88,&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8]));-1;[.F88]*VLOOKUP([.N88];[$'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Tube1p5.cfg</text:p>
          </table:table-cell>
          <table:table-cell table:style-name="ce42" office:value-type="string" calcext:value-type="string">
            <text:p>/home/oscar/Downloads/Kspaceconnect/ksp/GameData/SquadExpansion/MakingHistory/Parts/Structural/Tube1p5.cfg</text:p>
          </table:table-cell>
          <table:table-cell table:style-name="ce43" office:value-type="float" office:value="300" calcext:value-type="float">
            <text:p>300</text:p>
          </table:table-cell>
          <table:table-cell table:style-name="ce42" office:value-type="string" calcext:value-type="string">
            <text:p>Tube1p5</text:p>
          </table:table-cell>
          <table:table-cell table:style-name="ce26" table:formula="of:=IFERROR(__xludf.dummyfunction(&quot;IF(ISBLANK(B89),&quot;&quot;RESSOURCE&quot;&quot;,REGEXEXTRACT(B89,&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89]));-1;[.F89]*VLOOKUP([.N89];[$'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Tube1.cfg</text:p>
          </table:table-cell>
          <table:table-cell table:style-name="ce42" office:value-type="string" calcext:value-type="string">
            <text:p>/home/oscar/Downloads/Kspaceconnect/ksp/GameData/SquadExpansion/MakingHistory/Parts/Structural/Tube1.cfg</text:p>
          </table:table-cell>
          <table:table-cell table:style-name="ce43" office:value-type="float" office:value="300" calcext:value-type="float">
            <text:p>300</text:p>
          </table:table-cell>
          <table:table-cell table:style-name="ce42" office:value-type="string" calcext:value-type="string">
            <text:p>Tube1</text:p>
          </table:table-cell>
          <table:table-cell table:style-name="ce26" table:formula="of:=IFERROR(__xludf.dummyfunction(&quot;IF(ISBLANK(B90),&quot;&quot;RESSOURCE&quot;&quot;,REGEXEXTRACT(B90,&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90]));-1;[.F90]*VLOOKUP([.N90];[$'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Panel2.cfg</text:p>
          </table:table-cell>
          <table:table-cell table:style-name="ce42" office:value-type="string" calcext:value-type="string">
            <text:p>/home/oscar/Downloads/Kspaceconnect/ksp/GameData/SquadExpansion/MakingHistory/Parts/Structural/Panel2.cfg</text:p>
          </table:table-cell>
          <table:table-cell table:style-name="ce43" office:value-type="float" office:value="90" calcext:value-type="float">
            <text:p>90</text:p>
          </table:table-cell>
          <table:table-cell table:style-name="ce42" office:value-type="string" calcext:value-type="string">
            <text:p>Panel2</text:p>
          </table:table-cell>
          <table:table-cell table:style-name="ce26" table:formula="of:=IFERROR(__xludf.dummyfunction(&quot;IF(ISBLANK(B91),&quot;&quot;RESSOURCE&quot;&quot;,REGEXEXTRACT(B91,&quot;&quot;GameData/(\w+)&quot;&quot;))&quot;);&quot;SquadExpansion&quot;)" office:value-type="string" office:string-value="SquadExpansion" calcext:value-type="string">
            <text:p>SquadExpansion</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91]));-1;[.F91]*VLOOKUP([.N91];[$'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EquiTriangle1.cfg</text:p>
          </table:table-cell>
          <table:table-cell table:style-name="ce42" office:value-type="string" calcext:value-type="string">
            <text:p>/home/oscar/Downloads/Kspaceconnect/ksp/GameData/SquadExpansion/MakingHistory/Parts/Structural/EquiTriangle1.cfg</text:p>
          </table:table-cell>
          <table:table-cell table:style-name="ce43" office:value-type="float" office:value="20" calcext:value-type="float">
            <text:p>20</text:p>
          </table:table-cell>
          <table:table-cell table:style-name="ce42" office:value-type="string" calcext:value-type="string">
            <text:p>EquiTriangle1</text:p>
          </table:table-cell>
          <table:table-cell table:style-name="ce26" table:formula="of:=IFERROR(__xludf.dummyfunction(&quot;IF(ISBLANK(B92),&quot;&quot;RESSOURCE&quot;&quot;,REGEXEXTRACT(B92,&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92]));-1;[.F92]*VLOOKUP([.N92];[$'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Triangle0.cfg</text:p>
          </table:table-cell>
          <table:table-cell table:style-name="ce42" office:value-type="string" calcext:value-type="string">
            <text:p>/home/oscar/Downloads/Kspaceconnect/ksp/GameData/SquadExpansion/MakingHistory/Parts/Structural/Triangle0.cfg</text:p>
          </table:table-cell>
          <table:table-cell table:style-name="ce43" office:value-type="float" office:value="10" calcext:value-type="float">
            <text:p>10</text:p>
          </table:table-cell>
          <table:table-cell table:style-name="ce42" office:value-type="string" calcext:value-type="string">
            <text:p>Triangle0</text:p>
          </table:table-cell>
          <table:table-cell table:style-name="ce26" table:formula="of:=IFERROR(__xludf.dummyfunction(&quot;IF(ISBLANK(B93),&quot;&quot;RESSOURCE&quot;&quot;,REGEXEXTRACT(B93,&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93]));-1;[.F93]*VLOOKUP([.N93];[$'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EquiTriangle0.cfg</text:p>
          </table:table-cell>
          <table:table-cell table:style-name="ce42" office:value-type="string" calcext:value-type="string">
            <text:p>/home/oscar/Downloads/Kspaceconnect/ksp/GameData/SquadExpansion/MakingHistory/Parts/Structural/EquiTriangle0.cfg</text:p>
          </table:table-cell>
          <table:table-cell table:style-name="ce43" office:value-type="float" office:value="10" calcext:value-type="float">
            <text:p>10</text:p>
          </table:table-cell>
          <table:table-cell table:style-name="ce42" office:value-type="string" calcext:value-type="string">
            <text:p>EquiTriangle0</text:p>
          </table:table-cell>
          <table:table-cell table:style-name="ce26" table:formula="of:=IFERROR(__xludf.dummyfunction(&quot;IF(ISBLANK(B94),&quot;&quot;RESSOURCE&quot;&quot;,REGEXEXTRACT(B94,&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94]));-1;[.F94]*VLOOKUP([.N94];[$'CO$ Methodology Parts'.$A$12:.$E$57];5;1))" office:value-type="float" office:value="294.5" calcext:value-type="float">
            <text:p>294.5</text:p>
          </table:table-cell>
          <table:table-cell table:number-columns-repeated="1009"/>
        </table:table-row>
        <table:table-row table:style-name="ro1">
          <table:table-cell table:style-name="ce42" office:value-type="string" calcext:value-type="string">
            <text:p>EquiTriangle1p5.cfg</text:p>
          </table:table-cell>
          <table:table-cell table:style-name="ce42" office:value-type="string" calcext:value-type="string">
            <text:p>/home/oscar/Downloads/Kspaceconnect/ksp/GameData/SquadExpansion/MakingHistory/Parts/Structural/EquiTriangle1p5.cfg</text:p>
          </table:table-cell>
          <table:table-cell table:style-name="ce43" office:value-type="float" office:value="45" calcext:value-type="float">
            <text:p>45</text:p>
          </table:table-cell>
          <table:table-cell table:style-name="ce42" office:value-type="string" calcext:value-type="string">
            <text:p>EquiTriangle1p5</text:p>
          </table:table-cell>
          <table:table-cell table:style-name="ce26" table:formula="of:=IFERROR(__xludf.dummyfunction(&quot;IF(ISBLANK(B95),&quot;&quot;RESSOURCE&quot;&quot;,REGEXEXTRACT(B95,&quot;&quot;GameData/(\w+)&quot;&quot;))&quot;);&quot;SquadExpansion&quot;)" office:value-type="string" office:string-value="SquadExpansion" calcext:value-type="string">
            <text:p>SquadExpansion</text:p>
          </table:table-cell>
          <table:table-cell table:style-name="ce43" office:value-type="float" office:value="0.085" calcext:value-type="float">
            <text:p>0.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95]));-1;[.F95]*VLOOKUP([.N95];[$'CO$ Methodology Parts'.$A$12:.$E$57];5;1))" office:value-type="float" office:value="176.8" calcext:value-type="float">
            <text:p>176.8</text:p>
          </table:table-cell>
          <table:table-cell table:number-columns-repeated="1009"/>
        </table:table-row>
        <table:table-row table:style-name="ro1">
          <table:table-cell table:style-name="ce42" office:value-type="string" calcext:value-type="string">
            <text:p>Panel0.cfg</text:p>
          </table:table-cell>
          <table:table-cell table:style-name="ce42" office:value-type="string" calcext:value-type="string">
            <text:p>/home/oscar/Downloads/Kspaceconnect/ksp/GameData/SquadExpansion/MakingHistory/Parts/Structural/Panel0.cfg</text:p>
          </table:table-cell>
          <table:table-cell table:style-name="ce43" office:value-type="float" office:value="15" calcext:value-type="float">
            <text:p>15</text:p>
          </table:table-cell>
          <table:table-cell table:style-name="ce42" office:value-type="string" calcext:value-type="string">
            <text:p>Panel0</text:p>
          </table:table-cell>
          <table:table-cell table:style-name="ce26" table:formula="of:=IFERROR(__xludf.dummyfunction(&quot;IF(ISBLANK(B96),&quot;&quot;RESSOURCE&quot;&quot;,REGEXEXTRACT(B96,&quot;&quot;GameData/(\w+)&quot;&quot;))&quot;);&quot;SquadExpansion&quot;)" office:value-type="string" office:string-value="SquadExpansion" calcext:value-type="string">
            <text:p>SquadExpansion</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Controller</text:p>
          </table:table-cell>
          <table:table-cell table:style-name="ce47" table:formula="of:=IF(IFERROR(SEARCH(&quot;zDeprecated&quot;;[.B96]));-1;[.F96]*VLOOKUP([.N96];[$'CO$ Methodology Parts'.$A$12:.$E$57];5;1))" office:value-type="float" office:value="1033.591731" calcext:value-type="float">
            <text:p>1033.591731</text:p>
          </table:table-cell>
          <table:table-cell table:number-columns-repeated="1009"/>
        </table:table-row>
        <table:table-row table:style-name="ro1">
          <table:table-cell table:style-name="ce42" office:value-type="string" calcext:value-type="string">
            <text:p>Panel1p5.cfg</text:p>
          </table:table-cell>
          <table:table-cell table:style-name="ce42" office:value-type="string" calcext:value-type="string">
            <text:p>/home/oscar/Downloads/Kspaceconnect/ksp/GameData/SquadExpansion/MakingHistory/Parts/Structural/Panel1p5.cfg</text:p>
          </table:table-cell>
          <table:table-cell table:style-name="ce43" office:value-type="float" office:value="60" calcext:value-type="float">
            <text:p>60</text:p>
          </table:table-cell>
          <table:table-cell table:style-name="ce42" office:value-type="string" calcext:value-type="string">
            <text:p>Panel1p5</text:p>
          </table:table-cell>
          <table:table-cell table:style-name="ce26" table:formula="of:=IFERROR(__xludf.dummyfunction(&quot;IF(ISBLANK(B97),&quot;&quot;RESSOURCE&quot;&quot;,REGEXEXTRACT(B97,&quot;&quot;GameData/(\w+)&quot;&quot;))&quot;);&quot;SquadExpansion&quot;)" office:value-type="string" office:string-value="SquadExpansion" calcext:value-type="string">
            <text:p>SquadExpansion</text:p>
          </table:table-cell>
          <table:table-cell table:style-name="ce43" office:value-type="float" office:value="0.17" calcext:value-type="float">
            <text:p>0.1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97]));-1;[.F97]*VLOOKUP([.N97];[$'CO$ Methodology Parts'.$A$12:.$E$57];5;1))" office:value-type="float" office:value="4788.032429" calcext:value-type="float">
            <text:p>4788.032429</text:p>
          </table:table-cell>
          <table:table-cell table:number-columns-repeated="1009"/>
        </table:table-row>
        <table:table-row table:style-name="ro1">
          <table:table-cell table:style-name="ce42" office:value-type="string" calcext:value-type="string">
            <text:p>Triangle1p5.cfg</text:p>
          </table:table-cell>
          <table:table-cell table:style-name="ce42" office:value-type="string" calcext:value-type="string">
            <text:p>/home/oscar/Downloads/Kspaceconnect/ksp/GameData/SquadExpansion/MakingHistory/Parts/Structural/Triangle1p5.cfg</text:p>
          </table:table-cell>
          <table:table-cell table:style-name="ce43" office:value-type="float" office:value="45" calcext:value-type="float">
            <text:p>45</text:p>
          </table:table-cell>
          <table:table-cell table:style-name="ce42" office:value-type="string" calcext:value-type="string">
            <text:p>Triangle1p5</text:p>
          </table:table-cell>
          <table:table-cell table:style-name="ce26" table:formula="of:=IFERROR(__xludf.dummyfunction(&quot;IF(ISBLANK(B98),&quot;&quot;RESSOURCE&quot;&quot;,REGEXEXTRACT(B98,&quot;&quot;GameData/(\w+)&quot;&quot;))&quot;);&quot;SquadExpansion&quot;)" office:value-type="string" office:string-value="SquadExpansion" calcext:value-type="string">
            <text:p>SquadExpansion</text:p>
          </table:table-cell>
          <table:table-cell table:style-name="ce43" office:value-type="float" office:value="0.085" calcext:value-type="float">
            <text:p>0.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98]));-1;[.F98]*VLOOKUP([.N98];[$'CO$ Methodology Parts'.$A$12:.$E$57];5;1))" office:value-type="float" office:value="2394.016214" calcext:value-type="float">
            <text:p>2394.016214</text:p>
          </table:table-cell>
          <table:table-cell table:number-columns-repeated="1009"/>
        </table:table-row>
        <table:table-row table:style-name="ro1">
          <table:table-cell table:style-name="ce42" office:value-type="string" calcext:value-type="string">
            <text:p>Tube3.cfg</text:p>
          </table:table-cell>
          <table:table-cell table:style-name="ce42" office:value-type="string" calcext:value-type="string">
            <text:p>/home/oscar/Downloads/Kspaceconnect/ksp/GameData/SquadExpansion/MakingHistory/Parts/Structural/Tube3.cfg</text:p>
          </table:table-cell>
          <table:table-cell table:style-name="ce43" office:value-type="float" office:value="300" calcext:value-type="float">
            <text:p>300</text:p>
          </table:table-cell>
          <table:table-cell table:style-name="ce42" office:value-type="string" calcext:value-type="string">
            <text:p>Tube3</text:p>
          </table:table-cell>
          <table:table-cell table:style-name="ce26" table:formula="of:=IFERROR(__xludf.dummyfunction(&quot;IF(ISBLANK(B99),&quot;&quot;RESSOURCE&quot;&quot;,REGEXEXTRACT(B99,&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99]));-1;[.F99]*VLOOKUP([.N99];[$'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Triangle2.cfg</text:p>
          </table:table-cell>
          <table:table-cell table:style-name="ce42" office:value-type="string" calcext:value-type="string">
            <text:p>/home/oscar/Downloads/Kspaceconnect/ksp/GameData/SquadExpansion/MakingHistory/Parts/Structural/Triangle2.cfg</text:p>
          </table:table-cell>
          <table:table-cell table:style-name="ce43" office:value-type="float" office:value="60" calcext:value-type="float">
            <text:p>60</text:p>
          </table:table-cell>
          <table:table-cell table:style-name="ce42" office:value-type="string" calcext:value-type="string">
            <text:p>Triangle2</text:p>
          </table:table-cell>
          <table:table-cell table:style-name="ce26" table:formula="of:=IFERROR(__xludf.dummyfunction(&quot;IF(ISBLANK(B100),&quot;&quot;RESSOURCE&quot;&quot;,REGEXEXTRACT(B100,&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00]));-1;[.F100]*VLOOKUP([.N100];[$'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EquiTriangle2.cfg</text:p>
          </table:table-cell>
          <table:table-cell table:style-name="ce42" office:value-type="string" calcext:value-type="string">
            <text:p>/home/oscar/Downloads/Kspaceconnect/ksp/GameData/SquadExpansion/MakingHistory/Parts/Structural/EquiTriangle2.cfg</text:p>
          </table:table-cell>
          <table:table-cell table:style-name="ce43" office:value-type="float" office:value="60" calcext:value-type="float">
            <text:p>60</text:p>
          </table:table-cell>
          <table:table-cell table:style-name="ce42" office:value-type="string" calcext:value-type="string">
            <text:p>EquiTriangle2</text:p>
          </table:table-cell>
          <table:table-cell table:style-name="ce26" table:formula="of:=IFERROR(__xludf.dummyfunction(&quot;IF(ISBLANK(B101),&quot;&quot;RESSOURCE&quot;&quot;,REGEXEXTRACT(B101,&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01]));-1;[.F101]*VLOOKUP([.N101];[$'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Tube4.cfg</text:p>
          </table:table-cell>
          <table:table-cell table:style-name="ce42" office:value-type="string" calcext:value-type="string">
            <text:p>/home/oscar/Downloads/Kspaceconnect/ksp/GameData/SquadExpansion/MakingHistory/Parts/Structural/Tube4.cfg</text:p>
          </table:table-cell>
          <table:table-cell table:style-name="ce43" office:value-type="float" office:value="300" calcext:value-type="float">
            <text:p>300</text:p>
          </table:table-cell>
          <table:table-cell table:style-name="ce42" office:value-type="string" calcext:value-type="string">
            <text:p>Tube4</text:p>
          </table:table-cell>
          <table:table-cell table:style-name="ce26" table:formula="of:=IFERROR(__xludf.dummyfunction(&quot;IF(ISBLANK(B102),&quot;&quot;RESSOURCE&quot;&quot;,REGEXEXTRACT(B102,&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02]));-1;[.F102]*VLOOKUP([.N102];[$'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LiquidEngineRE-J10.cfg</text:p>
          </table:table-cell>
          <table:table-cell table:style-name="ce42" office:value-type="string" calcext:value-type="string">
            <text:p>/home/oscar/Downloads/Kspaceconnect/ksp/GameData/SquadExpansion/MakingHistory/Parts/Engine/LiquidEngineRE-J10.cfg</text:p>
          </table:table-cell>
          <table:table-cell table:style-name="ce43" office:value-type="float" office:value="3000" calcext:value-type="float">
            <text:p>3000</text:p>
          </table:table-cell>
          <table:table-cell table:style-name="ce42" office:value-type="string" calcext:value-type="string">
            <text:p>LiquidEngineRE-J10</text:p>
          </table:table-cell>
          <table:table-cell table:style-name="ce26" table:formula="of:=IFERROR(__xludf.dummyfunction(&quot;IF(ISBLANK(B103),&quot;&quot;RESSOURCE&quot;&quot;,REGEXEXTRACT(B103,&quot;&quot;GameData/(\w+)&quot;&quot;))&quot;);&quot;SquadExpansion&quot;)" office:value-type="string" office:string-value="SquadExpansion" calcext:value-type="string">
            <text:p>SquadExpansion</text:p>
          </table:table-cell>
          <table:table-cell table:style-name="ce43" office:value-type="float" office:value="3.3" calcext:value-type="float">
            <text:p>3.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03]));-1;[.F103]*VLOOKUP([.N103];[$'CO$ Methodology Parts'.$A$12:.$E$57];5;1))" office:value-type="float" office:value="6864" calcext:value-type="float">
            <text:p>6864</text:p>
          </table:table-cell>
          <table:table-cell table:number-columns-repeated="1009"/>
        </table:table-row>
        <table:table-row table:style-name="ro1">
          <table:table-cell table:style-name="ce42" office:value-type="string" calcext:value-type="string">
            <text:p>LiquidEngineKE-1.cfg</text:p>
          </table:table-cell>
          <table:table-cell table:style-name="ce42" office:value-type="string" calcext:value-type="string">
            <text:p>/home/oscar/Downloads/Kspaceconnect/ksp/GameData/SquadExpansion/MakingHistory/Parts/Engine/LiquidEngineKE-1.cfg</text:p>
          </table:table-cell>
          <table:table-cell table:style-name="ce43" office:value-type="float" office:value="8000" calcext:value-type="float">
            <text:p>8000</text:p>
          </table:table-cell>
          <table:table-cell table:style-name="ce42" office:value-type="string" calcext:value-type="string">
            <text:p>LiquidEngineKE-1</text:p>
          </table:table-cell>
          <table:table-cell table:style-name="ce26" table:formula="of:=IFERROR(__xludf.dummyfunction(&quot;IF(ISBLANK(B104),&quot;&quot;RESSOURCE&quot;&quot;,REGEXEXTRACT(B104,&quot;&quot;GameData/(\w+)&quot;&quot;))&quot;);&quot;SquadExpansion&quot;)" office:value-type="string" office:string-value="SquadExpansion" calcext:value-type="string">
            <text:p>SquadExpansion</text:p>
          </table:table-cell>
          <table:table-cell table:style-name="ce43" office:value-type="float" office:value="5" calcext:value-type="float">
            <text:p>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4]));-1;[.F104]*VLOOKUP([.N104];[$'CO$ Methodology Parts'.$A$12:.$E$57];5;1))" office:value-type="float" office:value="147250" calcext:value-type="float">
            <text:p>147250</text:p>
          </table:table-cell>
          <table:table-cell table:number-columns-repeated="1009"/>
        </table:table-row>
        <table:table-row table:style-name="ro1">
          <table:table-cell table:style-name="ce42" office:value-type="string" calcext:value-type="string">
            <text:p>LiquidEngineRK-7.cfg</text:p>
          </table:table-cell>
          <table:table-cell table:style-name="ce42" office:value-type="string" calcext:value-type="string">
            <text:p>/home/oscar/Downloads/Kspaceconnect/ksp/GameData/SquadExpansion/MakingHistory/Parts/Engine/LiquidEngineRK-7.cfg</text:p>
          </table:table-cell>
          <table:table-cell table:style-name="ce43" office:value-type="float" office:value="1100" calcext:value-type="float">
            <text:p>1100</text:p>
          </table:table-cell>
          <table:table-cell table:style-name="ce42" office:value-type="string" calcext:value-type="string">
            <text:p>LiquidEngineRK-7</text:p>
          </table:table-cell>
          <table:table-cell table:style-name="ce26" table:formula="of:=IFERROR(__xludf.dummyfunction(&quot;IF(ISBLANK(B105),&quot;&quot;RESSOURCE&quot;&quot;,REGEXEXTRACT(B105,&quot;&quot;GameData/(\w+)&quot;&quot;))&quot;);&quot;SquadExpansion&quot;)" office:value-type="string" office:string-value="SquadExpansion" calcext:value-type="string">
            <text:p>SquadExpansion</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5]));-1;[.F105]*VLOOKUP([.N105];[$'CO$ Methodology Parts'.$A$12:.$E$57];5;1))" office:value-type="float" office:value="36812.5" calcext:value-type="float">
            <text:p>36812.5</text:p>
          </table:table-cell>
          <table:table-cell table:number-columns-repeated="1009"/>
        </table:table-row>
        <table:table-row table:style-name="ro1">
          <table:table-cell table:style-name="ce42" office:value-type="string" calcext:value-type="string">
            <text:p>solidBoosterTHK.cfg</text:p>
          </table:table-cell>
          <table:table-cell table:style-name="ce42" office:value-type="string" calcext:value-type="string">
            <text:p>/home/oscar/Downloads/Kspaceconnect/ksp/GameData/SquadExpansion/MakingHistory/Parts/Engine/solidBoosterTHK/solidBoosterTHK.cfg</text:p>
          </table:table-cell>
          <table:table-cell table:style-name="ce43" office:value-type="float" office:value="2520" calcext:value-type="float">
            <text:p>2520</text:p>
          </table:table-cell>
          <table:table-cell table:style-name="ce42" office:value-type="string" calcext:value-type="string">
            <text:p>Pollux</text:p>
          </table:table-cell>
          <table:table-cell table:style-name="ce26" table:formula="of:=IFERROR(__xludf.dummyfunction(&quot;IF(ISBLANK(B106),&quot;&quot;RESSOURCE&quot;&quot;,REGEXEXTRACT(B106,&quot;&quot;GameData/(\w+)&quot;&quot;))&quot;);&quot;SquadExpansion&quot;)" office:value-type="string" office:string-value="SquadExpansion" calcext:value-type="string">
            <text:p>SquadExpansion</text:p>
          </table:table-cell>
          <table:table-cell table:style-name="ce43" office:value-type="float" office:value="8" calcext:value-type="float">
            <text:p>8</text:p>
          </table:table-cell>
          <table:table-cell table:number-columns-repeated="2" table:style-name="ce43" office:value-type="float" office:value="0" calcext:value-type="float">
            <text:p>0</text:p>
          </table:table-cell>
          <table:table-cell table:style-name="ce43" office:value-type="float" office:value="5800" calcext:value-type="float">
            <text:p>58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6]));-1;[.F106]*VLOOKUP([.N106];[$'CO$ Methodology Parts'.$A$12:.$E$57];5;1))" office:value-type="float" office:value="235600" calcext:value-type="float">
            <text:p>235600</text:p>
          </table:table-cell>
          <table:table-cell table:number-columns-repeated="1009"/>
        </table:table-row>
        <table:table-row table:style-name="ro1">
          <table:table-cell table:style-name="ce42" office:value-type="string" calcext:value-type="string">
            <text:p>LiquidEngineLV-TX87.cfg</text:p>
          </table:table-cell>
          <table:table-cell table:style-name="ce42" office:value-type="string" calcext:value-type="string">
            <text:p>/home/oscar/Downloads/Kspaceconnect/ksp/GameData/SquadExpansion/MakingHistory/Parts/Engine/LiquidEngineLV-TX87.cfg</text:p>
          </table:table-cell>
          <table:table-cell table:style-name="ce43" office:value-type="float" office:value="2000" calcext:value-type="float">
            <text:p>2000</text:p>
          </table:table-cell>
          <table:table-cell table:style-name="ce42" office:value-type="string" calcext:value-type="string">
            <text:p>LiquidEngineLV-TX87</text:p>
          </table:table-cell>
          <table:table-cell table:style-name="ce26" table:formula="of:=IFERROR(__xludf.dummyfunction(&quot;IF(ISBLANK(B107),&quot;&quot;RESSOURCE&quot;&quot;,REGEXEXTRACT(B107,&quot;&quot;GameData/(\w+)&quot;&quot;))&quot;);&quot;SquadExpansion&quot;)" office:value-type="string" office:string-value="SquadExpansion" calcext:value-type="string">
            <text:p>SquadExpansion</text:p>
          </table:table-cell>
          <table:table-cell table:style-name="ce43" office:value-type="float" office:value="2" calcext:value-type="float">
            <text:p>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7]));-1;[.F107]*VLOOKUP([.N107];[$'CO$ Methodology Parts'.$A$12:.$E$57];5;1))" office:value-type="float" office:value="58900" calcext:value-type="float">
            <text:p>58900</text:p>
          </table:table-cell>
          <table:table-cell table:number-columns-repeated="1009"/>
        </table:table-row>
        <table:table-row table:style-name="ro1">
          <table:table-cell table:style-name="ce42" office:value-type="string" calcext:value-type="string">
            <text:p>LiquidEngineRV-1.cfg</text:p>
          </table:table-cell>
          <table:table-cell table:style-name="ce42" office:value-type="string" calcext:value-type="string">
            <text:p>/home/oscar/Downloads/Kspaceconnect/ksp/GameData/SquadExpansion/MakingHistory/Parts/Engine/LiquidEngineRV-1.cfg</text:p>
          </table:table-cell>
          <table:table-cell table:style-name="ce43" office:value-type="float" office:value="800" calcext:value-type="float">
            <text:p>800</text:p>
          </table:table-cell>
          <table:table-cell table:style-name="ce42" office:value-type="string" calcext:value-type="string">
            <text:p>LiquidEngineRV-1</text:p>
          </table:table-cell>
          <table:table-cell table:style-name="ce26" table:formula="of:=IFERROR(__xludf.dummyfunction(&quot;IF(ISBLANK(B108),&quot;&quot;RESSOURCE&quot;&quot;,REGEXEXTRACT(B108,&quot;&quot;GameData/(\w+)&quot;&quot;))&quot;);&quot;SquadExpansion&quot;)" office:value-type="string" office:string-value="SquadExpansion" calcext:value-type="string">
            <text:p>SquadExpansion</text:p>
          </table:table-cell>
          <table:table-cell table:style-name="ce43" office:value-type="float" office:value="0.18" calcext:value-type="float">
            <text:p>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8]));-1;[.F108]*VLOOKUP([.N108];[$'CO$ Methodology Parts'.$A$12:.$E$57];5;1))" office:value-type="float" office:value="5301" calcext:value-type="float">
            <text:p>5301</text:p>
          </table:table-cell>
          <table:table-cell table:number-columns-repeated="1009"/>
        </table:table-row>
        <table:table-row table:style-name="ro1">
          <table:table-cell table:style-name="ce42" office:value-type="string" calcext:value-type="string">
            <text:p>LiquidEngineRE-I2.cfg</text:p>
          </table:table-cell>
          <table:table-cell table:style-name="ce42" office:value-type="string" calcext:value-type="string">
            <text:p>/home/oscar/Downloads/Kspaceconnect/ksp/GameData/SquadExpansion/MakingHistory/Parts/Engine/LiquidEngineRE-I2.cfg</text:p>
          </table:table-cell>
          <table:table-cell table:style-name="ce43" office:value-type="float" office:value="2300" calcext:value-type="float">
            <text:p>2300</text:p>
          </table:table-cell>
          <table:table-cell table:style-name="ce42" office:value-type="string" calcext:value-type="string">
            <text:p>LiquidEngineRE-I2</text:p>
          </table:table-cell>
          <table:table-cell table:style-name="ce26" table:formula="of:=IFERROR(__xludf.dummyfunction(&quot;IF(ISBLANK(B109),&quot;&quot;RESSOURCE&quot;&quot;,REGEXEXTRACT(B109,&quot;&quot;GameData/(\w+)&quot;&quot;))&quot;);&quot;SquadExpansion&quot;)" office:value-type="string" office:string-value="SquadExpansion" calcext:value-type="string">
            <text:p>SquadExpansion</text:p>
          </table:table-cell>
          <table:table-cell table:style-name="ce43" office:value-type="float" office:value="1.6" calcext:value-type="float">
            <text:p>1.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109]));-1;[.F109]*VLOOKUP([.N109];[$'CO$ Methodology Parts'.$A$12:.$E$57];5;1))" office:value-type="float" office:value="47120" calcext:value-type="float">
            <text:p>47120</text:p>
          </table:table-cell>
          <table:table-cell table:number-columns-repeated="1009"/>
        </table:table-row>
        <table:table-row table:style-name="ro1">
          <table:table-cell table:style-name="ce42" office:value-type="string" calcext:value-type="string">
            <text:p>LiquidEngineLV-T91.cfg</text:p>
          </table:table-cell>
          <table:table-cell table:style-name="ce42" office:value-type="string" calcext:value-type="string">
            <text:p>/home/oscar/Downloads/Kspaceconnect/ksp/GameData/SquadExpansion/MakingHistory/Parts/Engine/LiquidEngineLV-T91.cfg</text:p>
          </table:table-cell>
          <table:table-cell table:style-name="ce43" office:value-type="float" office:value="850" calcext:value-type="float">
            <text:p>850</text:p>
          </table:table-cell>
          <table:table-cell table:style-name="ce42" office:value-type="string" calcext:value-type="string">
            <text:p>LiquidEngineLV-T91</text:p>
          </table:table-cell>
          <table:table-cell table:style-name="ce26" table:formula="of:=IFERROR(__xludf.dummyfunction(&quot;IF(ISBLANK(B110),&quot;&quot;RESSOURCE&quot;&quot;,REGEXEXTRACT(B110,&quot;&quot;GameData/(\w+)&quot;&quot;))&quot;);&quot;SquadExpansion&quot;)" office:value-type="string" office:string-value="SquadExpansion" calcext:value-type="string">
            <text:p>SquadExpansion</text:p>
          </table:table-cell>
          <table:table-cell table:style-name="ce43" office:value-type="float" office:value="1" calcext:value-type="float">
            <text:p>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0]));-1;[.F110]*VLOOKUP([.N110];[$'CO$ Methodology Parts'.$A$12:.$E$57];5;1))" office:value-type="float" office:value="2080" calcext:value-type="float">
            <text:p>2080</text:p>
          </table:table-cell>
          <table:table-cell table:number-columns-repeated="1009"/>
        </table:table-row>
        <table:table-row table:style-name="ro1">
          <table:table-cell table:style-name="ce42" office:value-type="string" calcext:value-type="string">
            <text:p>Size1p5_Strut_Decoupler.cfg</text:p>
          </table:table-cell>
          <table:table-cell table:style-name="ce42" office:value-type="string" calcext:value-type="string">
            <text:p>/home/oscar/Downloads/Kspaceconnect/ksp/GameData/SquadExpansion/MakingHistory/Parts/Coupling/Size1p5_Strut_Decoupler.cfg</text:p>
          </table:table-cell>
          <table:table-cell table:style-name="ce43" office:value-type="float" office:value="475" calcext:value-type="float">
            <text:p>475</text:p>
          </table:table-cell>
          <table:table-cell table:style-name="ce42" office:value-type="string" calcext:value-type="string">
            <text:p>Size1p5_Strut_Decoupler</text:p>
          </table:table-cell>
          <table:table-cell table:style-name="ce26" table:formula="of:=IFERROR(__xludf.dummyfunction(&quot;IF(ISBLANK(B111),&quot;&quot;RESSOURCE&quot;&quot;,REGEXEXTRACT(B111,&quot;&quot;GameData/(\w+)&quot;&quot;))&quot;);&quot;SquadExpansion&quot;)" office:value-type="string" office:string-value="SquadExpansion" calcext:value-type="string">
            <text:p>SquadExpansion</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1]));-1;[.F111]*VLOOKUP([.N111];[$'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Decoupler_4.cfg</text:p>
          </table:table-cell>
          <table:table-cell table:style-name="ce42" office:value-type="string" calcext:value-type="string">
            <text:p>/home/oscar/Downloads/Kspaceconnect/ksp/GameData/SquadExpansion/MakingHistory/Parts/Coupling/Decoupler_4.cfg</text:p>
          </table:table-cell>
          <table:table-cell table:style-name="ce43" office:value-type="float" office:value="450" calcext:value-type="float">
            <text:p>450</text:p>
          </table:table-cell>
          <table:table-cell table:style-name="ce42" office:value-type="string" calcext:value-type="string">
            <text:p>Decoupler_4</text:p>
          </table:table-cell>
          <table:table-cell table:style-name="ce26" table:formula="of:=IFERROR(__xludf.dummyfunction(&quot;IF(ISBLANK(B112),&quot;&quot;RESSOURCE&quot;&quot;,REGEXEXTRACT(B112,&quot;&quot;GameData/(\w+)&quot;&quot;))&quot;);&quot;SquadExpansion&quot;)" office:value-type="string" office:string-value="SquadExpansion" calcext:value-type="string">
            <text:p>SquadExpansion</text:p>
          </table:table-cell>
          <table:table-cell table:style-name="ce43" office:value-type="float" office:value="0.64" calcext:value-type="float">
            <text:p>0.6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2]));-1;[.F112]*VLOOKUP([.N112];[$'CO$ Methodology Parts'.$A$12:.$E$57];5;1))" office:value-type="float" office:value="1331.2" calcext:value-type="float">
            <text:p>1331.2</text:p>
          </table:table-cell>
          <table:table-cell table:number-columns-repeated="1009"/>
        </table:table-row>
        <table:table-row table:style-name="ro1">
          <table:table-cell table:style-name="ce42" office:value-type="string" calcext:value-type="string">
            <text:p>EnginePlate_5.cfg</text:p>
          </table:table-cell>
          <table:table-cell table:style-name="ce42" office:value-type="string" calcext:value-type="string">
            <text:p>/home/oscar/Downloads/Kspaceconnect/ksp/GameData/SquadExpansion/MakingHistory/Parts/Coupling/EnginePlate_5.cfg</text:p>
          </table:table-cell>
          <table:table-cell table:style-name="ce43" office:value-type="float" office:value="150" calcext:value-type="float">
            <text:p>150</text:p>
          </table:table-cell>
          <table:table-cell table:style-name="ce42" office:value-type="string" calcext:value-type="string">
            <text:p>EnginePlate5</text:p>
          </table:table-cell>
          <table:table-cell table:style-name="ce26" table:formula="of:=IFERROR(__xludf.dummyfunction(&quot;IF(ISBLANK(B113),&quot;&quot;RESSOURCE&quot;&quot;,REGEXEXTRACT(B113,&quot;&quot;GameData/(\w+)&quot;&quot;))&quot;);&quot;SquadExpansion&quot;)" office:value-type="string" office:string-value="SquadExpansion" calcext:value-type="string">
            <text:p>SquadExpansion</text:p>
          </table:table-cell>
          <table:table-cell table:style-name="ce43" office:value-type="float" office:value="0.062" calcext:value-type="float">
            <text:p>0.06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ireworks</text:p>
          </table:table-cell>
          <table:table-cell table:style-name="ce47" table:formula="of:=IF(IFERROR(SEARCH(&quot;zDeprecated&quot;;[.B113]));-1;[.F113]*VLOOKUP([.N113];[$'CO$ Methodology Parts'.$A$12:.$E$57];5;1))" office:value-type="float" office:value="3204.134367" calcext:value-type="float">
            <text:p>3204.134367</text:p>
          </table:table-cell>
          <table:table-cell table:number-columns-repeated="1009"/>
        </table:table-row>
        <table:table-row table:style-name="ro1">
          <table:table-cell table:style-name="ce42" office:value-type="string" calcext:value-type="string">
            <text:p>EnginePlate_2.cfg</text:p>
          </table:table-cell>
          <table:table-cell table:style-name="ce42" office:value-type="string" calcext:value-type="string">
            <text:p>/home/oscar/Downloads/Kspaceconnect/ksp/GameData/SquadExpansion/MakingHistory/Parts/Coupling/EnginePlate_2.cfg</text:p>
          </table:table-cell>
          <table:table-cell table:style-name="ce43" office:value-type="float" office:value="300" calcext:value-type="float">
            <text:p>300</text:p>
          </table:table-cell>
          <table:table-cell table:style-name="ce42" office:value-type="string" calcext:value-type="string">
            <text:p>EnginePlate2</text:p>
          </table:table-cell>
          <table:table-cell table:style-name="ce26" table:formula="of:=IFERROR(__xludf.dummyfunction(&quot;IF(ISBLANK(B114),&quot;&quot;RESSOURCE&quot;&quot;,REGEXEXTRACT(B114,&quot;&quot;GameData/(\w+)&quot;&quot;))&quot;);&quot;SquadExpansion&quot;)" office:value-type="string" office:string-value="SquadExpansion" calcext:value-type="string">
            <text:p>SquadExpansion</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ireworks</text:p>
          </table:table-cell>
          <table:table-cell table:style-name="ce47" table:formula="of:=IF(IFERROR(SEARCH(&quot;zDeprecated&quot;;[.B114]));-1;[.F114]*VLOOKUP([.N114];[$'CO$ Methodology Parts'.$A$12:.$E$57];5;1))" office:value-type="float" office:value="12919.89664" calcext:value-type="float">
            <text:p>12919.89664</text:p>
          </table:table-cell>
          <table:table-cell table:number-columns-repeated="1009"/>
        </table:table-row>
        <table:table-row table:style-name="ro1">
          <table:table-cell table:style-name="ce42" office:value-type="string" calcext:value-type="string">
            <text:p>EnginePlate_3.cfg</text:p>
          </table:table-cell>
          <table:table-cell table:style-name="ce42" office:value-type="string" calcext:value-type="string">
            <text:p>/home/oscar/Downloads/Kspaceconnect/ksp/GameData/SquadExpansion/MakingHistory/Parts/Coupling/EnginePlate_3.cfg</text:p>
          </table:table-cell>
          <table:table-cell table:style-name="ce43" office:value-type="float" office:value="500" calcext:value-type="float">
            <text:p>500</text:p>
          </table:table-cell>
          <table:table-cell table:style-name="ce42" office:value-type="string" calcext:value-type="string">
            <text:p>EnginePlate3</text:p>
          </table:table-cell>
          <table:table-cell table:style-name="ce26" table:formula="of:=IFERROR(__xludf.dummyfunction(&quot;IF(ISBLANK(B115),&quot;&quot;RESSOURCE&quot;&quot;,REGEXEXTRACT(B115,&quot;&quot;GameData/(\w+)&quot;&quot;))&quot;);&quot;SquadExpansion&quot;)" office:value-type="string" office:string-value="SquadExpansion" calcext:value-type="string">
            <text:p>SquadExpansion</text:p>
          </table:table-cell>
          <table:table-cell table:style-name="ce43" office:value-type="float" office:value="0.58" calcext:value-type="float">
            <text:p>0.5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5]));-1;[.F115]*VLOOKUP([.N115];[$'CO$ Methodology Parts'.$A$12:.$E$57];5;1))" office:value-type="float" office:value="1206.4" calcext:value-type="float">
            <text:p>1206.4</text:p>
          </table:table-cell>
          <table:table-cell table:number-columns-repeated="1009"/>
        </table:table-row>
        <table:table-row table:style-name="ro1">
          <table:table-cell table:style-name="ce42" office:value-type="string" calcext:value-type="string">
            <text:p>Decoupler_1p5.cfg</text:p>
          </table:table-cell>
          <table:table-cell table:style-name="ce42" office:value-type="string" calcext:value-type="string">
            <text:p>/home/oscar/Downloads/Kspaceconnect/ksp/GameData/SquadExpansion/MakingHistory/Parts/Coupling/Decoupler_1p5.cfg</text:p>
          </table:table-cell>
          <table:table-cell table:style-name="ce43" office:value-type="float" office:value="250" calcext:value-type="float">
            <text:p>250</text:p>
          </table:table-cell>
          <table:table-cell table:style-name="ce42" office:value-type="string" calcext:value-type="string">
            <text:p>Decoupler_1p5</text:p>
          </table:table-cell>
          <table:table-cell table:style-name="ce26" table:formula="of:=IFERROR(__xludf.dummyfunction(&quot;IF(ISBLANK(B116),&quot;&quot;RESSOURCE&quot;&quot;,REGEXEXTRACT(B116,&quot;&quot;GameData/(\w+)&quot;&quot;))&quot;);&quot;SquadExpansion&quot;)" office:value-type="string" office:string-value="SquadExpansion" calcext:value-type="string">
            <text:p>SquadExpansion</text:p>
          </table:table-cell>
          <table:table-cell table:style-name="ce44" office:value-type="float" office:value="0.09" calcext:value-type="float">
            <text:p>9.00E-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8" table:formula="of:=IF(IFERROR(SEARCH(&quot;zDeprecated&quot;;[.B116]));-1;[.F116]*VLOOKUP([.N116];[$'CO$ Methodology Parts'.$A$12:.$E$57];5;1))" office:value-type="float" office:value="187.2" calcext:value-type="float">
            <text:p>1.87E+02</text:p>
          </table:table-cell>
          <table:table-cell table:number-columns-repeated="1009"/>
        </table:table-row>
        <table:table-row table:style-name="ro1">
          <table:table-cell table:style-name="ce42" office:value-type="string" calcext:value-type="string">
            <text:p>EnginePlate_1p5.cfg</text:p>
          </table:table-cell>
          <table:table-cell table:style-name="ce42" office:value-type="string" calcext:value-type="string">
            <text:p>/home/oscar/Downloads/Kspaceconnect/ksp/GameData/SquadExpansion/MakingHistory/Parts/Coupling/EnginePlate_1p5.cfg</text:p>
          </table:table-cell>
          <table:table-cell table:style-name="ce43" office:value-type="float" office:value="250" calcext:value-type="float">
            <text:p>250</text:p>
          </table:table-cell>
          <table:table-cell table:style-name="ce42" office:value-type="string" calcext:value-type="string">
            <text:p>EnginePlate1p5</text:p>
          </table:table-cell>
          <table:table-cell table:style-name="ce26" table:formula="of:=IFERROR(__xludf.dummyfunction(&quot;IF(ISBLANK(B117),&quot;&quot;RESSOURCE&quot;&quot;,REGEXEXTRACT(B117,&quot;&quot;GameData/(\w+)&quot;&quot;))&quot;);&quot;SquadExpansion&quot;)" office:value-type="string" office:string-value="SquadExpansion" calcext:value-type="string">
            <text:p>SquadExpansion</text:p>
          </table:table-cell>
          <table:table-cell table:style-name="ce44" office:value-type="float" office:value="0.14" calcext:value-type="float">
            <text:p>1.40E-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8" table:formula="of:=IF(IFERROR(SEARCH(&quot;zDeprecated&quot;;[.B117]));-1;[.F117]*VLOOKUP([.N117];[$'CO$ Methodology Parts'.$A$12:.$E$57];5;1))" office:value-type="float" office:value="291.2" calcext:value-type="float">
            <text:p>2.91E+02</text:p>
          </table:table-cell>
          <table:table-cell table:number-columns-repeated="1009"/>
        </table:table-row>
        <table:table-row table:style-name="ro1">
          <table:table-cell table:style-name="ce42" office:value-type="string" calcext:value-type="string">
            <text:p>EnginePlate_4.cfg</text:p>
          </table:table-cell>
          <table:table-cell table:style-name="ce42" office:value-type="string" calcext:value-type="string">
            <text:p>/home/oscar/Downloads/Kspaceconnect/ksp/GameData/SquadExpansion/MakingHistory/Parts/Coupling/EnginePlate_4.cfg</text:p>
          </table:table-cell>
          <table:table-cell table:style-name="ce43" office:value-type="float" office:value="700" calcext:value-type="float">
            <text:p>700</text:p>
          </table:table-cell>
          <table:table-cell table:style-name="ce42" office:value-type="string" calcext:value-type="string">
            <text:p>EnginePlate4</text:p>
          </table:table-cell>
          <table:table-cell table:style-name="ce26" table:formula="of:=IFERROR(__xludf.dummyfunction(&quot;IF(ISBLANK(B118),&quot;&quot;RESSOURCE&quot;&quot;,REGEXEXTRACT(B118,&quot;&quot;GameData/(\w+)&quot;&quot;))&quot;);&quot;SquadExpansion&quot;)" office:value-type="string" office:string-value="SquadExpansion" calcext:value-type="string">
            <text:p>SquadExpansion</text:p>
          </table:table-cell>
          <table:table-cell table:style-name="ce43" office:value-type="float" office:value="1" calcext:value-type="float">
            <text:p>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8]));-1;[.F118]*VLOOKUP([.N118];[$'CO$ Methodology Parts'.$A$12:.$E$57];5;1))" office:value-type="float" office:value="2080" calcext:value-type="float">
            <text:p>2080</text:p>
          </table:table-cell>
          <table:table-cell table:number-columns-repeated="1009"/>
        </table:table-row>
        <table:table-row table:style-name="ro1">
          <table:table-cell table:style-name="ce42" office:value-type="string" calcext:value-type="string">
            <text:p>Separator_4.cfg</text:p>
          </table:table-cell>
          <table:table-cell table:style-name="ce42" office:value-type="string" calcext:value-type="string">
            <text:p>/home/oscar/Downloads/Kspaceconnect/ksp/GameData/SquadExpansion/MakingHistory/Parts/Coupling/Separator_4.cfg</text:p>
          </table:table-cell>
          <table:table-cell table:style-name="ce43" office:value-type="float" office:value="650" calcext:value-type="float">
            <text:p>650</text:p>
          </table:table-cell>
          <table:table-cell table:style-name="ce42" office:value-type="string" calcext:value-type="string">
            <text:p>Separator_4</text:p>
          </table:table-cell>
          <table:table-cell table:style-name="ce26" table:formula="of:=IFERROR(__xludf.dummyfunction(&quot;IF(ISBLANK(B119),&quot;&quot;RESSOURCE&quot;&quot;,REGEXEXTRACT(B119,&quot;&quot;GameData/(\w+)&quot;&quot;))&quot;);&quot;SquadExpansion&quot;)" office:value-type="string" office:string-value="SquadExpansion" calcext:value-type="string">
            <text:p>SquadExpansion</text:p>
          </table:table-cell>
          <table:table-cell table:style-name="ce43" office:value-type="float" office:value="0.85" calcext:value-type="float">
            <text:p>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19]));-1;[.F119]*VLOOKUP([.N119];[$'CO$ Methodology Parts'.$A$12:.$E$57];5;1))" office:value-type="float" office:value="1768" calcext:value-type="float">
            <text:p>1768</text:p>
          </table:table-cell>
          <table:table-cell table:number-columns-repeated="1009"/>
        </table:table-row>
        <table:table-row table:style-name="ro1">
          <table:table-cell table:style-name="ce42" office:value-type="string" calcext:value-type="string">
            <text:p>Separator_1p5.cfg</text:p>
          </table:table-cell>
          <table:table-cell table:style-name="ce42" office:value-type="string" calcext:value-type="string">
            <text:p>/home/oscar/Downloads/Kspaceconnect/ksp/GameData/SquadExpansion/MakingHistory/Parts/Coupling/Separator_1p5.cfg</text:p>
          </table:table-cell>
          <table:table-cell table:style-name="ce43" office:value-type="float" office:value="325" calcext:value-type="float">
            <text:p>325</text:p>
          </table:table-cell>
          <table:table-cell table:style-name="ce42" office:value-type="string" calcext:value-type="string">
            <text:p>Separator_1p5</text:p>
          </table:table-cell>
          <table:table-cell table:style-name="ce26" table:formula="of:=IFERROR(__xludf.dummyfunction(&quot;IF(ISBLANK(B120),&quot;&quot;RESSOURCE&quot;&quot;,REGEXEXTRACT(B120,&quot;&quot;GameData/(\w+)&quot;&quot;))&quot;);&quot;SquadExpansion&quot;)" office:value-type="string" office:string-value="SquadExpansion" calcext:value-type="string">
            <text:p>SquadExpansion</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20]));-1;[.F120]*VLOOKUP([.N120];[$'CO$ Methodology Parts'.$A$12:.$E$57];5;1))" office:value-type="float" office:value="249.6" calcext:value-type="float">
            <text:p>249.6</text:p>
          </table:table-cell>
          <table:table-cell table:number-columns-repeated="1009"/>
        </table:table-row>
        <table:table-row table:style-name="ro1">
          <table:table-cell table:style-name="ce42" office:value-type="string" calcext:value-type="string">
            <text:p>InflatableAirlock.cfg</text:p>
          </table:table-cell>
          <table:table-cell table:style-name="ce42" office:value-type="string" calcext:value-type="string">
            <text:p>/home/oscar/Downloads/Kspaceconnect/ksp/GameData/SquadExpansion/MakingHistory/Parts/Coupling/InflatableAirlock.cfg</text:p>
          </table:table-cell>
          <table:table-cell table:style-name="ce43" office:value-type="float" office:value="400" calcext:value-type="float">
            <text:p>400</text:p>
          </table:table-cell>
          <table:table-cell table:style-name="ce42" office:value-type="string" calcext:value-type="string">
            <text:p>InflatableAirlock</text:p>
          </table:table-cell>
          <table:table-cell table:style-name="ce26" table:formula="of:=IFERROR(__xludf.dummyfunction(&quot;IF(ISBLANK(B121),&quot;&quot;RESSOURCE&quot;&quot;,REGEXEXTRACT(B121,&quot;&quot;GameData/(\w+)&quot;&quot;))&quot;);&quot;SquadExpansion&quot;)" office:value-type="string" office:string-value="SquadExpansion" calcext:value-type="string">
            <text:p>SquadExpansion</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21]));-1;[.F121]*VLOOKUP([.N121];[$'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fairingSize4.cfg</text:p>
          </table:table-cell>
          <table:table-cell table:style-name="ce42" office:value-type="string" calcext:value-type="string">
            <text:p>/home/oscar/Downloads/Kspaceconnect/ksp/GameData/SquadExpansion/MakingHistory/Parts/Payload/fairingSize4.cfg</text:p>
          </table:table-cell>
          <table:table-cell table:style-name="ce43" office:value-type="float" office:value="1200" calcext:value-type="float">
            <text:p>1200</text:p>
          </table:table-cell>
          <table:table-cell table:style-name="ce42" office:value-type="string" calcext:value-type="string">
            <text:p>fairingSize4</text:p>
          </table:table-cell>
          <table:table-cell table:style-name="ce26" table:formula="of:=IFERROR(__xludf.dummyfunction(&quot;IF(ISBLANK(B122),&quot;&quot;RESSOURCE&quot;&quot;,REGEXEXTRACT(B122,&quot;&quot;GameData/(\w+)&quot;&quot;))&quot;);&quot;SquadExpansion&quot;)" office:value-type="string" office:string-value="SquadExpansion" calcext:value-type="string">
            <text:p>SquadExpansion</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122]));-1;[.F122]*VLOOKUP([.N122];[$'CO$ Methodology Parts'.$A$12:.$E$57];5;1))" office:value-type="float" office:value="12612" calcext:value-type="float">
            <text:p>12612</text:p>
          </table:table-cell>
          <table:table-cell table:number-columns-repeated="1009"/>
        </table:table-row>
        <table:table-row table:style-name="ro1">
          <table:table-cell table:style-name="ce42" office:value-type="string" calcext:value-type="string">
            <text:p>SM18.cfg</text:p>
          </table:table-cell>
          <table:table-cell table:style-name="ce42" office:value-type="string" calcext:value-type="string">
            <text:p>/home/oscar/Downloads/Kspaceconnect/ksp/GameData/SquadExpansion/MakingHistory/Parts/Payload/SM18.cfg</text:p>
          </table:table-cell>
          <table:table-cell table:style-name="ce43" office:value-type="float" office:value="300" calcext:value-type="float">
            <text:p>300</text:p>
          </table:table-cell>
          <table:table-cell table:style-name="ce42" office:value-type="string" calcext:value-type="string">
            <text:p>ServiceModule18</text:p>
          </table:table-cell>
          <table:table-cell table:style-name="ce26" table:formula="of:=IFERROR(__xludf.dummyfunction(&quot;IF(ISBLANK(B123),&quot;&quot;RESSOURCE&quot;&quot;,REGEXEXTRACT(B123,&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123]));-1;[.F123]*VLOOKUP([.N123];[$'CO$ Methodology Parts'.$A$12:.$E$57];5;1))" office:value-type="float" office:value="2364.75" calcext:value-type="float">
            <text:p>2364.75</text:p>
          </table:table-cell>
          <table:table-cell table:number-columns-repeated="1009"/>
        </table:table-row>
        <table:table-row table:style-name="ro1">
          <table:table-cell table:style-name="ce42" office:value-type="string" calcext:value-type="string">
            <text:p>fairingSize1p5.cfg</text:p>
          </table:table-cell>
          <table:table-cell table:style-name="ce42" office:value-type="string" calcext:value-type="string">
            <text:p>/home/oscar/Downloads/Kspaceconnect/ksp/GameData/SquadExpansion/MakingHistory/Parts/Payload/fairingSize1p5.cfg</text:p>
          </table:table-cell>
          <table:table-cell table:style-name="ce43" office:value-type="float" office:value="450" calcext:value-type="float">
            <text:p>450</text:p>
          </table:table-cell>
          <table:table-cell table:style-name="ce42" office:value-type="string" calcext:value-type="string">
            <text:p>fairingSize1p5</text:p>
          </table:table-cell>
          <table:table-cell table:style-name="ce26" table:formula="of:=IFERROR(__xludf.dummyfunction(&quot;IF(ISBLANK(B124),&quot;&quot;RESSOURCE&quot;&quot;,REGEXEXTRACT(B124,&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124]));-1;[.F124]*VLOOKUP([.N124];[$'CO$ Methodology Parts'.$A$12:.$E$57];5;1))" office:value-type="float" office:value="2364.75" calcext:value-type="float">
            <text:p>2364.75</text:p>
          </table:table-cell>
          <table:table-cell table:number-columns-repeated="1009"/>
        </table:table-row>
        <table:table-row table:style-name="ro1">
          <table:table-cell table:style-name="ce42" office:value-type="string" calcext:value-type="string">
            <text:p>SM25.cfg</text:p>
          </table:table-cell>
          <table:table-cell table:style-name="ce42" office:value-type="string" calcext:value-type="string">
            <text:p>/home/oscar/Downloads/Kspaceconnect/ksp/GameData/SquadExpansion/MakingHistory/Parts/Payload/SM25.cfg</text:p>
          </table:table-cell>
          <table:table-cell table:style-name="ce43" office:value-type="float" office:value="500" calcext:value-type="float">
            <text:p>500</text:p>
          </table:table-cell>
          <table:table-cell table:style-name="ce42" office:value-type="string" calcext:value-type="string">
            <text:p>ServiceModule25</text:p>
          </table:table-cell>
          <table:table-cell table:style-name="ce26" table:formula="of:=IFERROR(__xludf.dummyfunction(&quot;IF(ISBLANK(B125),&quot;&quot;RESSOURCE&quot;&quot;,REGEXEXTRACT(B125,&quot;&quot;GameData/(\w+)&quot;&quot;))&quot;);&quot;SquadExpansion&quot;)" office:value-type="string" office:string-value="SquadExpansion" calcext:value-type="string">
            <text:p>SquadExpansion</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uelcell</text:p>
          </table:table-cell>
          <table:table-cell table:style-name="ce47" table:formula="of:=IF(IFERROR(SEARCH(&quot;zDeprecated&quot;;[.B125]));-1;[.F125]*VLOOKUP([.N125];[$'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Size1to0ServiceModule.cfg</text:p>
          </table:table-cell>
          <table:table-cell table:style-name="ce42" office:value-type="string" calcext:value-type="string">
            <text:p>/home/oscar/Downloads/Kspaceconnect/ksp/GameData/SquadExpansion/MakingHistory/Parts/Payload/Size1to0ServiceModule.cfg</text:p>
          </table:table-cell>
          <table:table-cell table:style-name="ce43" office:value-type="float" office:value="300" calcext:value-type="float">
            <text:p>300</text:p>
          </table:table-cell>
          <table:table-cell table:style-name="ce42" office:value-type="string" calcext:value-type="string">
            <text:p>Size1to0ServiceModule</text:p>
          </table:table-cell>
          <table:table-cell table:style-name="ce26" table:formula="of:=IFERROR(__xludf.dummyfunction(&quot;IF(ISBLANK(B126),&quot;&quot;RESSOURCE&quot;&quot;,REGEXEXTRACT(B126,&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uelcell</text:p>
          </table:table-cell>
          <table:table-cell table:style-name="ce47" table:formula="of:=IF(IFERROR(SEARCH(&quot;zDeprecated&quot;;[.B126]));-1;[.F126]*VLOOKUP([.N126];[$'CO$ Methodology Parts'.$A$12:.$E$57];5;1))" office:value-type="float" office:value="3875.968992" calcext:value-type="float">
            <text:p>3875.968992</text:p>
          </table:table-cell>
          <table:table-cell table:number-columns-repeated="1009"/>
        </table:table-row>
        <table:table-row table:style-name="ro1">
          <table:table-cell table:style-name="ce42" office:value-type="string" calcext:value-type="string">
            <text:p>RoverWheel.cfg</text:p>
          </table:table-cell>
          <table:table-cell table:style-name="ce42" office:value-type="string" calcext:value-type="string">
            <text:p>/home/oscar/Downloads/Kspaceconnect/ksp/GameData/SquadExpansion/MakingHistory/Parts/Ground/RoverWheel.cfg</text:p>
          </table:table-cell>
          <table:table-cell table:style-name="ce43" office:value-type="float" office:value="500" calcext:value-type="float">
            <text:p>500</text:p>
          </table:table-cell>
          <table:table-cell table:style-name="ce42" office:value-type="string" calcext:value-type="string">
            <text:p>roverWheelM1-F</text:p>
          </table:table-cell>
          <table:table-cell table:style-name="ce26" table:formula="of:=IFERROR(__xludf.dummyfunction(&quot;IF(ISBLANK(B127),&quot;&quot;RESSOURCE&quot;&quot;,REGEXEXTRACT(B127,&quot;&quot;GameData/(\w+)&quot;&quot;))&quot;);&quot;SquadExpansion&quot;)" office:value-type="string" office:string-value="SquadExpansion" calcext:value-type="string">
            <text:p>SquadExpansion</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27]));-1;[.F127]*VLOOKUP([.N127];[$'CO$ Methodology Parts'.$A$12:.$E$57];5;1))" office:value-type="float" office:value="52" calcext:value-type="float">
            <text:p>52</text:p>
          </table:table-cell>
          <table:table-cell table:number-columns-repeated="1009"/>
        </table:table-row>
        <table:table-row table:style-name="ro1">
          <table:table-cell table:style-name="ce42" office:value-type="string" calcext:value-type="string">
            <text:p>Panel1.cfg</text:p>
          </table:table-cell>
          <table:table-cell table:style-name="ce42" office:value-type="string" calcext:value-type="string">
            <text:p>/home/oscar/Downloads/Kspaceconnect/ksp/GameData/SquadExpansion/MakingHistory/zDeprecated/Parts/Structural/Panels_v1/Panel1.cfg</text:p>
          </table:table-cell>
          <table:table-cell table:style-name="ce43" office:value-type="float" office:value="30" calcext:value-type="float">
            <text:p>30</text:p>
          </table:table-cell>
          <table:table-cell table:style-name="ce42" office:value-type="string" calcext:value-type="string">
            <text:p>Panel1</text:p>
          </table:table-cell>
          <table:table-cell table:style-name="ce26" table:formula="of:=IFERROR(__xludf.dummyfunction(&quot;IF(ISBLANK(B128),&quot;&quot;RESSOURCE&quot;&quot;,REGEXEXTRACT(B128,&quot;&quot;GameData/(\w+)&quot;&quot;))&quot;);&quot;SquadExpansion&quot;)" office:value-type="string" office:string-value="SquadExpansion" calcext:value-type="string">
            <text:p>SquadExpansion</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28]));-1;[.F128]*VLOOKUP([.N12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Triangle1.cfg</text:p>
          </table:table-cell>
          <table:table-cell table:style-name="ce42" office:value-type="string" calcext:value-type="string">
            <text:p>/home/oscar/Downloads/Kspaceconnect/ksp/GameData/SquadExpansion/MakingHistory/zDeprecated/Parts/Structural/Panels_v1/Triangle1.cfg</text:p>
          </table:table-cell>
          <table:table-cell table:style-name="ce43" office:value-type="float" office:value="20" calcext:value-type="float">
            <text:p>20</text:p>
          </table:table-cell>
          <table:table-cell table:style-name="ce42" office:value-type="string" calcext:value-type="string">
            <text:p>Triangle1</text:p>
          </table:table-cell>
          <table:table-cell table:style-name="ce26" table:formula="of:=IFERROR(__xludf.dummyfunction(&quot;IF(ISBLANK(B129),&quot;&quot;RESSOURCE&quot;&quot;,REGEXEXTRACT(B129,&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29]));-1;[.F129]*VLOOKUP([.N12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nel2.cfg</text:p>
          </table:table-cell>
          <table:table-cell table:style-name="ce42" office:value-type="string" calcext:value-type="string">
            <text:p>/home/oscar/Downloads/Kspaceconnect/ksp/GameData/SquadExpansion/MakingHistory/zDeprecated/Parts/Structural/Panels_v1/Panel2.cfg</text:p>
          </table:table-cell>
          <table:table-cell table:style-name="ce43" office:value-type="float" office:value="90" calcext:value-type="float">
            <text:p>90</text:p>
          </table:table-cell>
          <table:table-cell table:style-name="ce42" office:value-type="string" calcext:value-type="string">
            <text:p>Panel2</text:p>
          </table:table-cell>
          <table:table-cell table:style-name="ce26" table:formula="of:=IFERROR(__xludf.dummyfunction(&quot;IF(ISBLANK(B130),&quot;&quot;RESSOURCE&quot;&quot;,REGEXEXTRACT(B130,&quot;&quot;GameData/(\w+)&quot;&quot;))&quot;);&quot;SquadExpansion&quot;)" office:value-type="string" office:string-value="SquadExpansion" calcext:value-type="string">
            <text:p>SquadExpansion</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0]));-1;[.F130]*VLOOKUP([.N13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EquiTriangle1.cfg</text:p>
          </table:table-cell>
          <table:table-cell table:style-name="ce42" office:value-type="string" calcext:value-type="string">
            <text:p>/home/oscar/Downloads/Kspaceconnect/ksp/GameData/SquadExpansion/MakingHistory/zDeprecated/Parts/Structural/Panels_v1/EquiTriangle1.cfg</text:p>
          </table:table-cell>
          <table:table-cell table:style-name="ce43" office:value-type="float" office:value="20" calcext:value-type="float">
            <text:p>20</text:p>
          </table:table-cell>
          <table:table-cell table:style-name="ce42" office:value-type="string" calcext:value-type="string">
            <text:p>EquiTriangle1</text:p>
          </table:table-cell>
          <table:table-cell table:style-name="ce26" table:formula="of:=IFERROR(__xludf.dummyfunction(&quot;IF(ISBLANK(B131),&quot;&quot;RESSOURCE&quot;&quot;,REGEXEXTRACT(B131,&quot;&quot;GameData/(\w+)&quot;&quot;))&quot;);&quot;SquadExpansion&quot;)" office:value-type="string" office:string-value="SquadExpansion" calcext:value-type="string">
            <text:p>SquadExpansion</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1]));-1;[.F131]*VLOOKUP([.N13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Triangle0.cfg</text:p>
          </table:table-cell>
          <table:table-cell table:style-name="ce42" office:value-type="string" calcext:value-type="string">
            <text:p>/home/oscar/Downloads/Kspaceconnect/ksp/GameData/SquadExpansion/MakingHistory/zDeprecated/Parts/Structural/Panels_v1/Triangle0.cfg</text:p>
          </table:table-cell>
          <table:table-cell table:style-name="ce43" office:value-type="float" office:value="10" calcext:value-type="float">
            <text:p>10</text:p>
          </table:table-cell>
          <table:table-cell table:style-name="ce42" office:value-type="string" calcext:value-type="string">
            <text:p>Triangle0</text:p>
          </table:table-cell>
          <table:table-cell table:style-name="ce26" table:formula="of:=IFERROR(__xludf.dummyfunction(&quot;IF(ISBLANK(B132),&quot;&quot;RESSOURCE&quot;&quot;,REGEXEXTRACT(B132,&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2]));-1;[.F132]*VLOOKUP([.N13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EquiTriangle0.cfg</text:p>
          </table:table-cell>
          <table:table-cell table:style-name="ce42" office:value-type="string" calcext:value-type="string">
            <text:p>/home/oscar/Downloads/Kspaceconnect/ksp/GameData/SquadExpansion/MakingHistory/zDeprecated/Parts/Structural/Panels_v1/EquiTriangle0.cfg</text:p>
          </table:table-cell>
          <table:table-cell table:style-name="ce43" office:value-type="float" office:value="10" calcext:value-type="float">
            <text:p>10</text:p>
          </table:table-cell>
          <table:table-cell table:style-name="ce42" office:value-type="string" calcext:value-type="string">
            <text:p>EquiTriangle0</text:p>
          </table:table-cell>
          <table:table-cell table:style-name="ce26" table:formula="of:=IFERROR(__xludf.dummyfunction(&quot;IF(ISBLANK(B133),&quot;&quot;RESSOURCE&quot;&quot;,REGEXEXTRACT(B133,&quot;&quot;GameData/(\w+)&quot;&quot;))&quot;);&quot;SquadExpansion&quot;)" office:value-type="string" office:string-value="SquadExpansion" calcext:value-type="string">
            <text:p>SquadExpansion</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3]));-1;[.F133]*VLOOKUP([.N13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EquiTriangle1p5.cfg</text:p>
          </table:table-cell>
          <table:table-cell table:style-name="ce42" office:value-type="string" calcext:value-type="string">
            <text:p>/home/oscar/Downloads/Kspaceconnect/ksp/GameData/SquadExpansion/MakingHistory/zDeprecated/Parts/Structural/Panels_v1/EquiTriangle1p5.cfg</text:p>
          </table:table-cell>
          <table:table-cell table:style-name="ce43" office:value-type="float" office:value="45" calcext:value-type="float">
            <text:p>45</text:p>
          </table:table-cell>
          <table:table-cell table:style-name="ce42" office:value-type="string" calcext:value-type="string">
            <text:p>EquiTriangle1p5</text:p>
          </table:table-cell>
          <table:table-cell table:style-name="ce26" table:formula="of:=IFERROR(__xludf.dummyfunction(&quot;IF(ISBLANK(B134),&quot;&quot;RESSOURCE&quot;&quot;,REGEXEXTRACT(B134,&quot;&quot;GameData/(\w+)&quot;&quot;))&quot;);&quot;SquadExpansion&quot;)" office:value-type="string" office:string-value="SquadExpansion" calcext:value-type="string">
            <text:p>SquadExpansion</text:p>
          </table:table-cell>
          <table:table-cell table:style-name="ce43" office:value-type="float" office:value="0.085" calcext:value-type="float">
            <text:p>0.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4]));-1;[.F134]*VLOOKUP([.N13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nel0.cfg</text:p>
          </table:table-cell>
          <table:table-cell table:style-name="ce42" office:value-type="string" calcext:value-type="string">
            <text:p>/home/oscar/Downloads/Kspaceconnect/ksp/GameData/SquadExpansion/MakingHistory/zDeprecated/Parts/Structural/Panels_v1/Panel0.cfg</text:p>
          </table:table-cell>
          <table:table-cell table:style-name="ce43" office:value-type="float" office:value="15" calcext:value-type="float">
            <text:p>15</text:p>
          </table:table-cell>
          <table:table-cell table:style-name="ce42" office:value-type="string" calcext:value-type="string">
            <text:p>Panel0</text:p>
          </table:table-cell>
          <table:table-cell table:style-name="ce26" table:formula="of:=IFERROR(__xludf.dummyfunction(&quot;IF(ISBLANK(B135),&quot;&quot;RESSOURCE&quot;&quot;,REGEXEXTRACT(B135,&quot;&quot;GameData/(\w+)&quot;&quot;))&quot;);&quot;SquadExpansion&quot;)" office:value-type="string" office:string-value="SquadExpansion" calcext:value-type="string">
            <text:p>SquadExpansion</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5]));-1;[.F135]*VLOOKUP([.N13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nel1p5.cfg</text:p>
          </table:table-cell>
          <table:table-cell table:style-name="ce42" office:value-type="string" calcext:value-type="string">
            <text:p>/home/oscar/Downloads/Kspaceconnect/ksp/GameData/SquadExpansion/MakingHistory/zDeprecated/Parts/Structural/Panels_v1/Panel1p5.cfg</text:p>
          </table:table-cell>
          <table:table-cell table:style-name="ce43" office:value-type="float" office:value="60" calcext:value-type="float">
            <text:p>60</text:p>
          </table:table-cell>
          <table:table-cell table:style-name="ce42" office:value-type="string" calcext:value-type="string">
            <text:p>Panel1p5</text:p>
          </table:table-cell>
          <table:table-cell table:style-name="ce26" table:formula="of:=IFERROR(__xludf.dummyfunction(&quot;IF(ISBLANK(B136),&quot;&quot;RESSOURCE&quot;&quot;,REGEXEXTRACT(B136,&quot;&quot;GameData/(\w+)&quot;&quot;))&quot;);&quot;SquadExpansion&quot;)" office:value-type="string" office:string-value="SquadExpansion" calcext:value-type="string">
            <text:p>SquadExpansion</text:p>
          </table:table-cell>
          <table:table-cell table:style-name="ce43" office:value-type="float" office:value="0.17" calcext:value-type="float">
            <text:p>0.1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6]));-1;[.F136]*VLOOKUP([.N13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Triangle1p5.cfg</text:p>
          </table:table-cell>
          <table:table-cell table:style-name="ce42" office:value-type="string" calcext:value-type="string">
            <text:p>/home/oscar/Downloads/Kspaceconnect/ksp/GameData/SquadExpansion/MakingHistory/zDeprecated/Parts/Structural/Panels_v1/Triangle1p5.cfg</text:p>
          </table:table-cell>
          <table:table-cell table:style-name="ce43" office:value-type="float" office:value="45" calcext:value-type="float">
            <text:p>45</text:p>
          </table:table-cell>
          <table:table-cell table:style-name="ce42" office:value-type="string" calcext:value-type="string">
            <text:p>Triangle1p5</text:p>
          </table:table-cell>
          <table:table-cell table:style-name="ce26" table:formula="of:=IFERROR(__xludf.dummyfunction(&quot;IF(ISBLANK(B137),&quot;&quot;RESSOURCE&quot;&quot;,REGEXEXTRACT(B137,&quot;&quot;GameData/(\w+)&quot;&quot;))&quot;);&quot;SquadExpansion&quot;)" office:value-type="string" office:string-value="SquadExpansion" calcext:value-type="string">
            <text:p>SquadExpansion</text:p>
          </table:table-cell>
          <table:table-cell table:style-name="ce43" office:value-type="float" office:value="0.085" calcext:value-type="float">
            <text:p>0.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7]));-1;[.F137]*VLOOKUP([.N13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Triangle2.cfg</text:p>
          </table:table-cell>
          <table:table-cell table:style-name="ce42" office:value-type="string" calcext:value-type="string">
            <text:p>/home/oscar/Downloads/Kspaceconnect/ksp/GameData/SquadExpansion/MakingHistory/zDeprecated/Parts/Structural/Panels_v1/Triangle2.cfg</text:p>
          </table:table-cell>
          <table:table-cell table:style-name="ce43" office:value-type="float" office:value="60" calcext:value-type="float">
            <text:p>60</text:p>
          </table:table-cell>
          <table:table-cell table:style-name="ce42" office:value-type="string" calcext:value-type="string">
            <text:p>Triangle2</text:p>
          </table:table-cell>
          <table:table-cell table:style-name="ce26" table:formula="of:=IFERROR(__xludf.dummyfunction(&quot;IF(ISBLANK(B138),&quot;&quot;RESSOURCE&quot;&quot;,REGEXEXTRACT(B138,&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8]));-1;[.F138]*VLOOKUP([.N13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EquiTriangle2.cfg</text:p>
          </table:table-cell>
          <table:table-cell table:style-name="ce42" office:value-type="string" calcext:value-type="string">
            <text:p>/home/oscar/Downloads/Kspaceconnect/ksp/GameData/SquadExpansion/MakingHistory/zDeprecated/Parts/Structural/Panels_v1/EquiTriangle2.cfg</text:p>
          </table:table-cell>
          <table:table-cell table:style-name="ce43" office:value-type="float" office:value="60" calcext:value-type="float">
            <text:p>60</text:p>
          </table:table-cell>
          <table:table-cell table:style-name="ce42" office:value-type="string" calcext:value-type="string">
            <text:p>EquiTriangle2</text:p>
          </table:table-cell>
          <table:table-cell table:style-name="ce26" table:formula="of:=IFERROR(__xludf.dummyfunction(&quot;IF(ISBLANK(B139),&quot;&quot;RESSOURCE&quot;&quot;,REGEXEXTRACT(B139,&quot;&quot;GameData/(\w+)&quot;&quot;))&quot;);&quot;SquadExpansion&quot;)" office:value-type="string" office:string-value="SquadExpansion" calcext:value-type="string">
            <text:p>SquadExpansion</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39]));-1;[.F139]*VLOOKUP([.N13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P-10C.cfg</text:p>
          </table:table-cell>
          <table:table-cell table:style-name="ce42" office:value-type="string" calcext:value-type="string">
            <text:p>/home/oscar/Downloads/Kspaceconnect/ksp/GameData/Squad/Parts/Electrical/10CSolarPanels/SP-10C.cfg</text:p>
          </table:table-cell>
          <table:table-cell table:style-name="ce43" office:value-type="float" office:value="1400" calcext:value-type="float">
            <text:p>1400</text:p>
          </table:table-cell>
          <table:table-cell table:style-name="ce42" office:value-type="string" calcext:value-type="string">
            <text:p>solarPanelSP10C</text:p>
          </table:table-cell>
          <table:table-cell table:style-name="ce26" table:formula="of:=IFERROR(__xludf.dummyfunction(&quot;IF(ISBLANK(B140),&quot;&quot;RESSOURCE&quot;&quot;,REGEXEXTRACT(B140,&quot;&quot;GameData/(\w+)&quot;&quot;))&quot;);&quot;Squad&quot;)" office:value-type="string" office:string-value="Squad" calcext:value-type="string">
            <text:p>Squad</text:p>
          </table:table-cell>
          <table:table-cell table:style-name="ce43" office:value-type="float" office:value="0.13" calcext:value-type="float">
            <text:p>0.1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140]));-1;[.F140]*VLOOKUP([.N140];[$'CO$ Methodology Parts'.$A$12:.$E$57];5;1))" office:value-type="float" office:value="1882.386563" calcext:value-type="float">
            <text:p>1882.386563</text:p>
          </table:table-cell>
          <table:table-cell table:number-columns-repeated="1009"/>
        </table:table-row>
        <table:table-row table:style-name="ro1">
          <table:table-cell table:style-name="ce42" office:value-type="string" calcext:value-type="string">
            <text:p>OX-10C.cfg</text:p>
          </table:table-cell>
          <table:table-cell table:style-name="ce42" office:value-type="string" calcext:value-type="string">
            <text:p>/home/oscar/Downloads/Kspaceconnect/ksp/GameData/Squad/Parts/Electrical/10CSolarPanels/OX-10C.cfg</text:p>
          </table:table-cell>
          <table:table-cell table:style-name="ce43" office:value-type="float" office:value="1200" calcext:value-type="float">
            <text:p>1200</text:p>
          </table:table-cell>
          <table:table-cell table:style-name="ce42" office:value-type="string" calcext:value-type="string">
            <text:p>solarPanelOX10C</text:p>
          </table:table-cell>
          <table:table-cell table:style-name="ce26" table:formula="of:=IFERROR(__xludf.dummyfunction(&quot;IF(ISBLANK(B141),&quot;&quot;RESSOURCE&quot;&quot;,REGEXEXTRACT(B141,&quot;&quot;GameData/(\w+)&quot;&quot;))&quot;);&quot;Squad&quot;)" office:value-type="string" office:string-value="Squad" calcext:value-type="string">
            <text:p>Squad</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141]));-1;[.F141]*VLOOKUP([.N141];[$'CO$ Methodology Parts'.$A$12:.$E$57];5;1))" office:value-type="float" office:value="1303.190698" calcext:value-type="float">
            <text:p>1303.190698</text:p>
          </table:table-cell>
          <table:table-cell table:number-columns-repeated="1009"/>
        </table:table-row>
        <table:table-row table:style-name="ro1">
          <table:table-cell table:style-name="ce42" office:value-type="string" calcext:value-type="string">
            <text:p>z-400Battery.cfg</text:p>
          </table:table-cell>
          <table:table-cell table:style-name="ce42" office:value-type="string" calcext:value-type="string">
            <text:p>/home/oscar/Downloads/Kspaceconnect/ksp/GameData/Squad/Parts/Electrical/z-400Battery/z-400Battery.cfg</text:p>
          </table:table-cell>
          <table:table-cell table:style-name="ce43" office:value-type="float" office:value="550" calcext:value-type="float">
            <text:p>550</text:p>
          </table:table-cell>
          <table:table-cell table:style-name="ce42" office:value-type="string" calcext:value-type="string">
            <text:p>ksp_r_largeBatteryPack</text:p>
          </table:table-cell>
          <table:table-cell table:style-name="ce26" table:formula="of:=IFERROR(__xludf.dummyfunction(&quot;IF(ISBLANK(B142),&quot;&quot;RESSOURCE&quot;&quot;,REGEXEXTRACT(B142,&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142]));-1;[.F142]*VLOOKUP([.N142];[$'CO$ Methodology Parts'.$A$12:.$E$57];5;1))" office:value-type="float" office:value="289.5979328" calcext:value-type="float">
            <text:p>289.5979328</text:p>
          </table:table-cell>
          <table:table-cell table:number-columns-repeated="1009"/>
        </table:table-row>
        <table:table-row table:style-name="ro1">
          <table:table-cell table:style-name="ce42" office:value-type="string" calcext:value-type="string">
            <text:p>3x2SolarPanels.cfg</text:p>
          </table:table-cell>
          <table:table-cell table:style-name="ce42" office:value-type="string" calcext:value-type="string">
            <text:p>/home/oscar/Downloads/Kspaceconnect/ksp/GameData/Squad/Parts/Electrical/3x2SolarPanels/3x2SolarPanels.cfg</text:p>
          </table:table-cell>
          <table:table-cell table:style-name="ce43" office:value-type="float" office:value="380" calcext:value-type="float">
            <text:p>380</text:p>
          </table:table-cell>
          <table:table-cell table:style-name="ce42" office:value-type="string" calcext:value-type="string">
            <text:p>solarPanels3</text:p>
          </table:table-cell>
          <table:table-cell table:style-name="ce26" table:formula="of:=IFERROR(__xludf.dummyfunction(&quot;IF(ISBLANK(B143),&quot;&quot;RESSOURCE&quot;&quot;,REGEXEXTRACT(B143,&quot;&quot;GameData/(\w+)&quot;&quot;))&quot;);&quot;Squad&quot;)" office:value-type="string" office:string-value="Squad" calcext:value-type="string">
            <text:p>Squad</text:p>
          </table:table-cell>
          <table:table-cell table:style-name="ce43" office:value-type="float" office:value="0.0175" calcext:value-type="float">
            <text:p>0.0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143]));-1;[.F143]*VLOOKUP([.N143];[$'CO$ Methodology Parts'.$A$12:.$E$57];5;1))" office:value-type="float" office:value="253.3981912" calcext:value-type="float">
            <text:p>253.3981912</text:p>
          </table:table-cell>
          <table:table-cell table:number-columns-repeated="1009"/>
        </table:table-row>
        <table:table-row table:style-name="ro1">
          <table:table-cell table:style-name="ce42" office:value-type="string" calcext:value-type="string">
            <text:p>radialFlatSolarPanel.cfg</text:p>
          </table:table-cell>
          <table:table-cell table:style-name="ce42" office:value-type="string" calcext:value-type="string">
            <text:p>/home/oscar/Downloads/Kspaceconnect/ksp/GameData/Squad/Parts/Electrical/radialFlatSolarPanel/radialFlatSolarPanel.cfg</text:p>
          </table:table-cell>
          <table:table-cell table:style-name="ce43" office:value-type="float" office:value="75" calcext:value-type="float">
            <text:p>75</text:p>
          </table:table-cell>
          <table:table-cell table:style-name="ce42" office:value-type="string" calcext:value-type="string">
            <text:p>solarPanels5</text:p>
          </table:table-cell>
          <table:table-cell table:style-name="ce26" table:formula="of:=IFERROR(__xludf.dummyfunction(&quot;IF(ISBLANK(B144),&quot;&quot;RESSOURCE&quot;&quot;,REGEXEXTRACT(B144,&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144]));-1;[.F144]*VLOOKUP([.N144];[$'CO$ Methodology Parts'.$A$12:.$E$57];5;1))" office:value-type="float" office:value="72.3994832" calcext:value-type="float">
            <text:p>72.3994832</text:p>
          </table:table-cell>
          <table:table-cell table:number-columns-repeated="1009"/>
        </table:table-row>
        <table:table-row table:style-name="ro1">
          <table:table-cell table:style-name="ce42" office:value-type="string" calcext:value-type="string">
            <text:p>SP-10L.cfg</text:p>
          </table:table-cell>
          <table:table-cell table:style-name="ce42" office:value-type="string" calcext:value-type="string">
            <text:p>/home/oscar/Downloads/Kspaceconnect/ksp/GameData/Squad/Parts/Electrical/10LSolarPanels/SP-10L.cfg</text:p>
          </table:table-cell>
          <table:table-cell table:style-name="ce43" office:value-type="float" office:value="1400" calcext:value-type="float">
            <text:p>1400</text:p>
          </table:table-cell>
          <table:table-cell table:style-name="ce42" office:value-type="string" calcext:value-type="string">
            <text:p>solarPanelSP10L</text:p>
          </table:table-cell>
          <table:table-cell table:style-name="ce26" table:formula="of:=IFERROR(__xludf.dummyfunction(&quot;IF(ISBLANK(B145),&quot;&quot;RESSOURCE&quot;&quot;,REGEXEXTRACT(B145,&quot;&quot;GameData/(\w+)&quot;&quot;))&quot;);&quot;Squad&quot;)" office:value-type="string" office:string-value="Squad" calcext:value-type="string">
            <text:p>Squad</text:p>
          </table:table-cell>
          <table:table-cell table:style-name="ce43" office:value-type="float" office:value="0.13" calcext:value-type="float">
            <text:p>0.1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145]));-1;[.F145]*VLOOKUP([.N145];[$'CO$ Methodology Parts'.$A$12:.$E$57];5;1))" office:value-type="float" office:value="3661.436563" calcext:value-type="float">
            <text:p>3661.436563</text:p>
          </table:table-cell>
          <table:table-cell table:number-columns-repeated="1009"/>
        </table:table-row>
        <table:table-row table:style-name="ro1">
          <table:table-cell table:style-name="ce42" office:value-type="string" calcext:value-type="string">
            <text:p>OX-10L.cfg</text:p>
          </table:table-cell>
          <table:table-cell table:style-name="ce42" office:value-type="string" calcext:value-type="string">
            <text:p>/home/oscar/Downloads/Kspaceconnect/ksp/GameData/Squad/Parts/Electrical/10LSolarPanels/OX-10L.cfg</text:p>
          </table:table-cell>
          <table:table-cell table:style-name="ce43" office:value-type="float" office:value="1200" calcext:value-type="float">
            <text:p>1200</text:p>
          </table:table-cell>
          <table:table-cell table:style-name="ce42" office:value-type="string" calcext:value-type="string">
            <text:p>solarPanelOX10L</text:p>
          </table:table-cell>
          <table:table-cell table:style-name="ce26" table:formula="of:=IFERROR(__xludf.dummyfunction(&quot;IF(ISBLANK(B146),&quot;&quot;RESSOURCE&quot;&quot;,REGEXEXTRACT(B146,&quot;&quot;GameData/(\w+)&quot;&quot;))&quot;);&quot;Squad&quot;)" office:value-type="string" office:string-value="Squad" calcext:value-type="string">
            <text:p>Squad</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46]));-1;[.F146]*VLOOKUP([.N146];[$'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RTG.cfg</text:p>
          </table:table-cell>
          <table:table-cell table:style-name="ce42" office:value-type="string" calcext:value-type="string">
            <text:p>/home/oscar/Downloads/Kspaceconnect/ksp/GameData/Squad/Parts/Electrical/RTG/RTG.cfg</text:p>
          </table:table-cell>
          <table:table-cell table:style-name="ce43" office:value-type="float" office:value="23300" calcext:value-type="float">
            <text:p>23300</text:p>
          </table:table-cell>
          <table:table-cell table:style-name="ce42" office:value-type="string" calcext:value-type="string">
            <text:p>rtg</text:p>
          </table:table-cell>
          <table:table-cell table:style-name="ce26" table:formula="of:=IFERROR(__xludf.dummyfunction(&quot;IF(ISBLANK(B147),&quot;&quot;RESSOURCE&quot;&quot;,REGEXEXTRACT(B147,&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47]));-1;[.F147]*VLOOKUP([.N147];[$'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gigantorXlSolarArray.cfg</text:p>
          </table:table-cell>
          <table:table-cell table:style-name="ce42" office:value-type="string" calcext:value-type="string">
            <text:p>/home/oscar/Downloads/Kspaceconnect/ksp/GameData/Squad/Parts/Electrical/gigantorXlSolarArray/gigantorXlSolarArray.cfg</text:p>
          </table:table-cell>
          <table:table-cell table:style-name="ce43" office:value-type="float" office:value="3000" calcext:value-type="float">
            <text:p>3000</text:p>
          </table:table-cell>
          <table:table-cell table:style-name="ce42" office:value-type="string" calcext:value-type="string">
            <text:p>largeSolarPanel</text:p>
          </table:table-cell>
          <table:table-cell table:style-name="ce26" table:formula="of:=IFERROR(__xludf.dummyfunction(&quot;IF(ISBLANK(B148),&quot;&quot;RESSOURCE&quot;&quot;,REGEXEXTRACT(B148,&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48]));-1;[.F148]*VLOOKUP([.N148];[$'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z-4kBattery.cfg</text:p>
          </table:table-cell>
          <table:table-cell table:style-name="ce42" office:value-type="string" calcext:value-type="string">
            <text:p>/home/oscar/Downloads/Kspaceconnect/ksp/GameData/Squad/Parts/Electrical/z-4kBattery/z-4kBattery.cfg</text:p>
          </table:table-cell>
          <table:table-cell table:style-name="ce43" office:value-type="float" office:value="4500" calcext:value-type="float">
            <text:p>4500</text:p>
          </table:table-cell>
          <table:table-cell table:style-name="ce42" office:value-type="string" calcext:value-type="string">
            <text:p>batteryBankLarge</text:p>
          </table:table-cell>
          <table:table-cell table:style-name="ce26" table:formula="of:=IFERROR(__xludf.dummyfunction(&quot;IF(ISBLANK(B149),&quot;&quot;RESSOURCE&quot;&quot;,REGEXEXTRACT(B149,&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149]));-1;[.F149]*VLOOKUP([.N149];[$'CO$ Methodology Parts'.$A$12:.$E$57];5;1))" office:value-type="float" office:value="4264.479328" calcext:value-type="float">
            <text:p>4264.479328</text:p>
          </table:table-cell>
          <table:table-cell table:number-columns-repeated="1009"/>
        </table:table-row>
        <table:table-row table:style-name="ro1">
          <table:table-cell table:style-name="ce42" office:value-type="string" calcext:value-type="string">
            <text:p>z-1kBattery.cfg</text:p>
          </table:table-cell>
          <table:table-cell table:style-name="ce42" office:value-type="string" calcext:value-type="string">
            <text:p>/home/oscar/Downloads/Kspaceconnect/ksp/GameData/Squad/Parts/Electrical/z-1kBattery/z-1kBattery.cfg</text:p>
          </table:table-cell>
          <table:table-cell table:style-name="ce43" office:value-type="float" office:value="880" calcext:value-type="float">
            <text:p>880</text:p>
          </table:table-cell>
          <table:table-cell table:style-name="ce42" office:value-type="string" calcext:value-type="string">
            <text:p>batteryBank</text:p>
          </table:table-cell>
          <table:table-cell table:style-name="ce26" table:formula="of:=IFERROR(__xludf.dummyfunction(&quot;IF(ISBLANK(B150),&quot;&quot;RESSOURCE&quot;&quot;,REGEXEXTRACT(B150,&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150]));-1;[.F150]*VLOOKUP([.N150];[$'CO$ Methodology Parts'.$A$12:.$E$57];5;1))" office:value-type="float" office:value="1066.119832" calcext:value-type="float">
            <text:p>1066.119832</text:p>
          </table:table-cell>
          <table:table-cell table:number-columns-repeated="1009"/>
        </table:table-row>
        <table:table-row table:style-name="ro1">
          <table:table-cell table:style-name="ce42" office:value-type="string" calcext:value-type="string">
            <text:p>3x2ShroudSolarPanels.cfg</text:p>
          </table:table-cell>
          <table:table-cell table:style-name="ce42" office:value-type="string" calcext:value-type="string">
            <text:p>/home/oscar/Downloads/Kspaceconnect/ksp/GameData/Squad/Parts/Electrical/3x2ShroudSolarPanels/3x2ShroudSolarPanels.cfg</text:p>
          </table:table-cell>
          <table:table-cell table:style-name="ce43" office:value-type="float" office:value="440" calcext:value-type="float">
            <text:p>440</text:p>
          </table:table-cell>
          <table:table-cell table:style-name="ce42" office:value-type="string" calcext:value-type="string">
            <text:p>solarPanels1</text:p>
          </table:table-cell>
          <table:table-cell table:style-name="ce26" table:formula="of:=IFERROR(__xludf.dummyfunction(&quot;IF(ISBLANK(B151),&quot;&quot;RESSOURCE&quot;&quot;,REGEXEXTRACT(B151,&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51]));-1;[.F151]*VLOOKUP([.N151];[$'CO$ Methodology Parts'.$A$12:.$E$57];5;1))" office:value-type="float" office:value="52" calcext:value-type="float">
            <text:p>52</text:p>
          </table:table-cell>
          <table:table-cell table:number-columns-repeated="1009"/>
        </table:table-row>
        <table:table-row table:style-name="ro1">
          <table:table-cell table:style-name="ce42" office:value-type="string" calcext:value-type="string">
            <text:p>z-200Battery.cfg</text:p>
          </table:table-cell>
          <table:table-cell table:style-name="ce42" office:value-type="string" calcext:value-type="string">
            <text:p>/home/oscar/Downloads/Kspaceconnect/ksp/GameData/Squad/Parts/Electrical/z-200Battery/z-200Battery.cfg</text:p>
          </table:table-cell>
          <table:table-cell table:style-name="ce43" office:value-type="float" office:value="360" calcext:value-type="float">
            <text:p>360</text:p>
          </table:table-cell>
          <table:table-cell table:style-name="ce42" office:value-type="string" calcext:value-type="string">
            <text:p>batteryBankMini</text:p>
          </table:table-cell>
          <table:table-cell table:style-name="ce26" table:formula="of:=IFERROR(__xludf.dummyfunction(&quot;IF(ISBLANK(B152),&quot;&quot;RESSOURCE&quot;&quot;,REGEXEXTRACT(B152,&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52]));-1;[.F152]*VLOOKUP([.N152];[$'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1x6ShroudSolarPanels.cfg</text:p>
          </table:table-cell>
          <table:table-cell table:style-name="ce42" office:value-type="string" calcext:value-type="string">
            <text:p>/home/oscar/Downloads/Kspaceconnect/ksp/GameData/Squad/Parts/Electrical/1x6ShroudSolarPanels/1x6ShroudSolarPanels.cfg</text:p>
          </table:table-cell>
          <table:table-cell table:style-name="ce43" office:value-type="float" office:value="440" calcext:value-type="float">
            <text:p>440</text:p>
          </table:table-cell>
          <table:table-cell table:style-name="ce42" office:value-type="string" calcext:value-type="string">
            <text:p>solarPanels2</text:p>
          </table:table-cell>
          <table:table-cell table:style-name="ce26" table:formula="of:=IFERROR(__xludf.dummyfunction(&quot;IF(ISBLANK(B153),&quot;&quot;RESSOURCE&quot;&quot;,REGEXEXTRACT(B153,&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53]));-1;[.F153]*VLOOKUP([.N153];[$'CO$ Methodology Parts'.$A$12:.$E$57];5;1))" office:value-type="float" office:value="52" calcext:value-type="float">
            <text:p>52</text:p>
          </table:table-cell>
          <table:table-cell table:number-columns-repeated="1009"/>
        </table:table-row>
        <table:table-row table:style-name="ro1">
          <table:table-cell table:style-name="ce42" office:value-type="string" calcext:value-type="string">
            <text:p>1x6SolarPanels.cfg</text:p>
          </table:table-cell>
          <table:table-cell table:style-name="ce42" office:value-type="string" calcext:value-type="string">
            <text:p>/home/oscar/Downloads/Kspaceconnect/ksp/GameData/Squad/Parts/Electrical/1x6SolarPanels/1x6SolarPanels.cfg</text:p>
          </table:table-cell>
          <table:table-cell table:style-name="ce43" office:value-type="float" office:value="380" calcext:value-type="float">
            <text:p>380</text:p>
          </table:table-cell>
          <table:table-cell table:style-name="ce42" office:value-type="string" calcext:value-type="string">
            <text:p>solarPanels4</text:p>
          </table:table-cell>
          <table:table-cell table:style-name="ce26" table:formula="of:=IFERROR(__xludf.dummyfunction(&quot;IF(ISBLANK(B154),&quot;&quot;RESSOURCE&quot;&quot;,REGEXEXTRACT(B154,&quot;&quot;GameData/(\w+)&quot;&quot;))&quot;);&quot;Squad&quot;)" office:value-type="string" office:string-value="Squad" calcext:value-type="string">
            <text:p>Squad</text:p>
          </table:table-cell>
          <table:table-cell table:style-name="ce43" office:value-type="float" office:value="0.0175" calcext:value-type="float">
            <text:p>0.0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54]));-1;[.F154]*VLOOKUP([.N154];[$'CO$ Methodology Parts'.$A$12:.$E$57];5;1))" office:value-type="float" office:value="36.4" calcext:value-type="float">
            <text:p>36.4</text:p>
          </table:table-cell>
          <table:table-cell table:number-columns-repeated="1009"/>
        </table:table-row>
        <table:table-row table:style-name="ro1">
          <table:table-cell table:style-name="ce42" office:value-type="string" calcext:value-type="string">
            <text:p>z-100Battery.cfg</text:p>
          </table:table-cell>
          <table:table-cell table:style-name="ce42" office:value-type="string" calcext:value-type="string">
            <text:p>/home/oscar/Downloads/Kspaceconnect/ksp/GameData/Squad/Parts/Electrical/z-100Battery/z-100Battery.cfg</text:p>
          </table:table-cell>
          <table:table-cell table:style-name="ce43" office:value-type="float" office:value="80" calcext:value-type="float">
            <text:p>80</text:p>
          </table:table-cell>
          <table:table-cell table:style-name="ce42" office:value-type="string" calcext:value-type="string">
            <text:p>batteryPack</text:p>
          </table:table-cell>
          <table:table-cell table:style-name="ce26" table:formula="of:=IFERROR(__xludf.dummyfunction(&quot;IF(ISBLANK(B155),&quot;&quot;RESSOURCE&quot;&quot;,REGEXEXTRACT(B155,&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55]));-1;[.F155]*VLOOKUP([.N155];[$'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foldingRadSmall.cfg</text:p>
          </table:table-cell>
          <table:table-cell table:style-name="ce42" office:value-type="string" calcext:value-type="string">
            <text:p>/home/oscar/Downloads/Kspaceconnect/ksp/GameData/Squad/Parts/Thermal/FoldingRadiators/foldingRadSmall.cfg</text:p>
          </table:table-cell>
          <table:table-cell table:style-name="ce43" office:value-type="float" office:value="450" calcext:value-type="float">
            <text:p>450</text:p>
          </table:table-cell>
          <table:table-cell table:style-name="ce42" office:value-type="string" calcext:value-type="string">
            <text:p>foldingRadSmall</text:p>
          </table:table-cell>
          <table:table-cell table:style-name="ce26" table:formula="of:=IFERROR(__xludf.dummyfunction(&quot;IF(ISBLANK(B156),&quot;&quot;RESSOURCE&quot;&quot;,REGEXEXTRACT(B156,&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156]));-1;[.F156]*VLOOKUP([.N156];[$'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foldingRadLarge.cfg</text:p>
          </table:table-cell>
          <table:table-cell table:style-name="ce42" office:value-type="string" calcext:value-type="string">
            <text:p>/home/oscar/Downloads/Kspaceconnect/ksp/GameData/Squad/Parts/Thermal/FoldingRadiators/foldingRadLarge.cfg</text:p>
          </table:table-cell>
          <table:table-cell table:style-name="ce43" office:value-type="float" office:value="9000" calcext:value-type="float">
            <text:p>9000</text:p>
          </table:table-cell>
          <table:table-cell table:style-name="ce42" office:value-type="string" calcext:value-type="string">
            <text:p>foldingRadLarge</text:p>
          </table:table-cell>
          <table:table-cell table:style-name="ce26" table:formula="of:=IFERROR(__xludf.dummyfunction(&quot;IF(ISBLANK(B157),&quot;&quot;RESSOURCE&quot;&quot;,REGEXEXTRACT(B157,&quot;&quot;GameData/(\w+)&quot;&quot;))&quot;);&quot;Squad&quot;)" office:value-type="string" office:string-value="Squad" calcext:value-type="string">
            <text:p>Squad</text:p>
          </table:table-cell>
          <table:table-cell table:style-name="ce43" office:value-type="float" office:value="1" calcext:value-type="float">
            <text:p>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157]));-1;[.F157]*VLOOKUP([.N157];[$'CO$ Methodology Parts'.$A$12:.$E$57];5;1))" office:value-type="float" office:value="26879.79328" calcext:value-type="float">
            <text:p>26879.79328</text:p>
          </table:table-cell>
          <table:table-cell table:number-columns-repeated="1009"/>
        </table:table-row>
        <table:table-row table:style-name="ro1">
          <table:table-cell table:style-name="ce42" office:value-type="string" calcext:value-type="string">
            <text:p>foldingRadMed.cfg</text:p>
          </table:table-cell>
          <table:table-cell table:style-name="ce42" office:value-type="string" calcext:value-type="string">
            <text:p>/home/oscar/Downloads/Kspaceconnect/ksp/GameData/Squad/Parts/Thermal/FoldingRadiators/foldingRadMed.cfg</text:p>
          </table:table-cell>
          <table:table-cell table:style-name="ce43" office:value-type="float" office:value="2250" calcext:value-type="float">
            <text:p>2250</text:p>
          </table:table-cell>
          <table:table-cell table:style-name="ce42" office:value-type="string" calcext:value-type="string">
            <text:p>foldingRadMed</text:p>
          </table:table-cell>
          <table:table-cell table:style-name="ce26" table:formula="of:=IFERROR(__xludf.dummyfunction(&quot;IF(ISBLANK(B158),&quot;&quot;RESSOURCE&quot;&quot;,REGEXEXTRACT(B158,&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158]));-1;[.F158]*VLOOKUP([.N158];[$'CO$ Methodology Parts'.$A$12:.$E$57];5;1))" office:value-type="float" office:value="6719.94832" calcext:value-type="float">
            <text:p>6719.94832</text:p>
          </table:table-cell>
          <table:table-cell table:number-columns-repeated="1009"/>
        </table:table-row>
        <table:table-row table:style-name="ro1">
          <table:table-cell table:style-name="ce42" office:value-type="string" calcext:value-type="string">
            <text:p>radPanelSm.cfg</text:p>
          </table:table-cell>
          <table:table-cell table:style-name="ce42" office:value-type="string" calcext:value-type="string">
            <text:p>/home/oscar/Downloads/Kspaceconnect/ksp/GameData/Squad/Parts/Thermal/RadiatorPanels/radPanelSm.cfg</text:p>
          </table:table-cell>
          <table:table-cell table:style-name="ce43" office:value-type="float" office:value="150" calcext:value-type="float">
            <text:p>150</text:p>
          </table:table-cell>
          <table:table-cell table:style-name="ce42" office:value-type="string" calcext:value-type="string">
            <text:p>radPanelSm</text:p>
          </table:table-cell>
          <table:table-cell table:style-name="ce26" table:formula="of:=IFERROR(__xludf.dummyfunction(&quot;IF(ISBLANK(B159),&quot;&quot;RESSOURCE&quot;&quot;,REGEXEXTRACT(B159,&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159]));-1;[.F159]*VLOOKUP([.N159];[$'CO$ Methodology Parts'.$A$12:.$E$57];5;1))" office:value-type="float" office:value="268.7979328" calcext:value-type="float">
            <text:p>268.7979328</text:p>
          </table:table-cell>
          <table:table-cell table:number-columns-repeated="1009"/>
        </table:table-row>
        <table:table-row table:style-name="ro1">
          <table:table-cell table:style-name="ce42" office:value-type="string" calcext:value-type="string">
            <text:p>radPanelEdge.cfg</text:p>
          </table:table-cell>
          <table:table-cell table:style-name="ce42" office:value-type="string" calcext:value-type="string">
            <text:p>/home/oscar/Downloads/Kspaceconnect/ksp/GameData/Squad/Parts/Thermal/RadiatorPanels/radPanelEdge.cfg</text:p>
          </table:table-cell>
          <table:table-cell table:style-name="ce43" office:value-type="float" office:value="450" calcext:value-type="float">
            <text:p>450</text:p>
          </table:table-cell>
          <table:table-cell table:style-name="ce42" office:value-type="string" calcext:value-type="string">
            <text:p>radPanelEdge</text:p>
          </table:table-cell>
          <table:table-cell table:style-name="ce26" table:formula="of:=IFERROR(__xludf.dummyfunction(&quot;IF(ISBLANK(B160),&quot;&quot;RESSOURCE&quot;&quot;,REGEXEXTRACT(B160,&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160]));-1;[.F160]*VLOOKUP([.N160];[$'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radPanelLg.cfg</text:p>
          </table:table-cell>
          <table:table-cell table:style-name="ce42" office:value-type="string" calcext:value-type="string">
            <text:p>/home/oscar/Downloads/Kspaceconnect/ksp/GameData/Squad/Parts/Thermal/RadiatorPanels/radPanelLg.cfg</text:p>
          </table:table-cell>
          <table:table-cell table:style-name="ce43" office:value-type="float" office:value="450" calcext:value-type="float">
            <text:p>450</text:p>
          </table:table-cell>
          <table:table-cell table:style-name="ce42" office:value-type="string" calcext:value-type="string">
            <text:p>radPanelLg</text:p>
          </table:table-cell>
          <table:table-cell table:style-name="ce26" table:formula="of:=IFERROR(__xludf.dummyfunction(&quot;IF(ISBLANK(B161),&quot;&quot;RESSOURCE&quot;&quot;,REGEXEXTRACT(B16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161]));-1;[.F161]*VLOOKUP([.N161];[$'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amAirIntake.cfg</text:p>
          </table:table-cell>
          <table:table-cell table:style-name="ce42" office:value-type="string" calcext:value-type="string">
            <text:p>/home/oscar/Downloads/Kspaceconnect/ksp/GameData/Squad/Parts/Aero/ramAirIntake/ramAirIntake.cfg</text:p>
          </table:table-cell>
          <table:table-cell table:style-name="ce43" office:value-type="float" office:value="2680" calcext:value-type="float">
            <text:p>2680</text:p>
          </table:table-cell>
          <table:table-cell table:style-name="ce42" office:value-type="string" calcext:value-type="string">
            <text:p>ramAirIntake</text:p>
          </table:table-cell>
          <table:table-cell table:style-name="ce26" table:formula="of:=IFERROR(__xludf.dummyfunction(&quot;IF(ISBLANK(B162),&quot;&quot;RESSOURCE&quot;&quot;,REGEXEXTRACT(B162,&quot;&quot;GameData/(\w+)&quot;&quot;))&quot;);&quot;Squad&quot;)" office:value-type="string" office:string-value="Squad" calcext:value-type="string">
            <text:p>Squad</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162]));-1;[.F162]*VLOOKUP([.N162];[$'CO$ Methodology Parts'.$A$12:.$E$57];5;1))" office:value-type="float" office:value="124.8" calcext:value-type="float">
            <text:p>124.8</text:p>
          </table:table-cell>
          <table:table-cell table:number-columns-repeated="1009"/>
        </table:table-row>
        <table:table-row table:style-name="ro1">
          <table:table-cell table:style-name="ce42" office:value-type="string" calcext:value-type="string">
            <text:p>aerodynamicNoseCone.cfg</text:p>
          </table:table-cell>
          <table:table-cell table:style-name="ce42" office:value-type="string" calcext:value-type="string">
            <text:p>/home/oscar/Downloads/Kspaceconnect/ksp/GameData/Squad/Parts/Aero/aerodynamicNoseCone/aerodynamicNoseCone.cfg</text:p>
          </table:table-cell>
          <table:table-cell table:style-name="ce43" office:value-type="float" office:value="240" calcext:value-type="float">
            <text:p>240</text:p>
          </table:table-cell>
          <table:table-cell table:style-name="ce42" office:value-type="string" calcext:value-type="string">
            <text:p>noseCone</text:p>
          </table:table-cell>
          <table:table-cell table:style-name="ce26" table:formula="of:=IFERROR(__xludf.dummyfunction(&quot;IF(ISBLANK(B163),&quot;&quot;RESSOURCE&quot;&quot;,REGEXEXTRACT(B163,&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163]));-1;[.F163]*VLOOKUP([.N163];[$'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intakeShockCone.cfg</text:p>
          </table:table-cell>
          <table:table-cell table:style-name="ce42" office:value-type="string" calcext:value-type="string">
            <text:p>/home/oscar/Downloads/Kspaceconnect/ksp/GameData/Squad/Parts/Aero/circularIntake/intakeShockCone.cfg</text:p>
          </table:table-cell>
          <table:table-cell table:style-name="ce43" office:value-type="float" office:value="3050" calcext:value-type="float">
            <text:p>3050</text:p>
          </table:table-cell>
          <table:table-cell table:style-name="ce42" office:value-type="string" calcext:value-type="string">
            <text:p>shockConeIntake</text:p>
          </table:table-cell>
          <table:table-cell table:style-name="ce26" table:formula="of:=IFERROR(__xludf.dummyfunction(&quot;IF(ISBLANK(B164),&quot;&quot;RESSOURCE&quot;&quot;,REGEXEXTRACT(B164,&quot;&quot;GameData/(\w+)&quot;&quot;))&quot;);&quot;Squad&quot;)" office:value-type="string" office:string-value="Squad" calcext:value-type="string">
            <text:p>Squad</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164]));-1;[.F164]*VLOOKUP([.N164];[$'CO$ Methodology Parts'.$A$12:.$E$57];5;1))" office:value-type="float" office:value="249.6" calcext:value-type="float">
            <text:p>249.6</text:p>
          </table:table-cell>
          <table:table-cell table:number-columns-repeated="1009"/>
        </table:table-row>
        <table:table-row table:style-name="ro1">
          <table:table-cell table:style-name="ce42" office:value-type="string" calcext:value-type="string">
            <text:p>circularIntake.cfg</text:p>
          </table:table-cell>
          <table:table-cell table:style-name="ce42" office:value-type="string" calcext:value-type="string">
            <text:p>/home/oscar/Downloads/Kspaceconnect/ksp/GameData/Squad/Parts/Aero/circularIntake/circularIntake.cfg</text:p>
          </table:table-cell>
          <table:table-cell table:style-name="ce43" office:value-type="float" office:value="680" calcext:value-type="float">
            <text:p>680</text:p>
          </table:table-cell>
          <table:table-cell table:style-name="ce42" office:value-type="string" calcext:value-type="string">
            <text:p>CircularIntake</text:p>
          </table:table-cell>
          <table:table-cell table:style-name="ce26" table:formula="of:=IFERROR(__xludf.dummyfunction(&quot;IF(ISBLANK(B165),&quot;&quot;RESSOURCE&quot;&quot;,REGEXEXTRACT(B165,&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Inflatable Part</text:p>
          </table:table-cell>
          <table:table-cell table:style-name="ce47" table:formula="of:=IF(IFERROR(SEARCH(&quot;zDeprecated&quot;;[.B165]));-1;[.F165]*VLOOKUP([.N165];[$'CO$ Methodology Parts'.$A$12:.$E$57];5;1))" office:value-type="float" office:value="630.6" calcext:value-type="float">
            <text:p>630.6</text:p>
          </table:table-cell>
          <table:table-cell table:number-columns-repeated="1009"/>
        </table:table-row>
        <table:table-row table:style-name="ro1">
          <table:table-cell table:style-name="ce42" office:value-type="string" calcext:value-type="string">
            <text:p>airIntakeRadialXM-G50.cfg</text:p>
          </table:table-cell>
          <table:table-cell table:style-name="ce42" office:value-type="string" calcext:value-type="string">
            <text:p>/home/oscar/Downloads/Kspaceconnect/ksp/GameData/Squad/Parts/Aero/airIntakeRadialXM-G50/airIntakeRadialXM-G50.cfg</text:p>
          </table:table-cell>
          <table:table-cell table:style-name="ce43" office:value-type="float" office:value="250" calcext:value-type="float">
            <text:p>250</text:p>
          </table:table-cell>
          <table:table-cell table:style-name="ce42" office:value-type="string" calcext:value-type="string">
            <text:p>airScoop</text:p>
          </table:table-cell>
          <table:table-cell table:style-name="ce26" table:formula="of:=IFERROR(__xludf.dummyfunction(&quot;IF(ISBLANK(B166),&quot;&quot;RESSOURCE&quot;&quot;,REGEXEXTRACT(B166,&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166]));-1;[.F166]*VLOOKUP([.N166];[$'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HeatShield1.cfg</text:p>
          </table:table-cell>
          <table:table-cell table:style-name="ce42" office:value-type="string" calcext:value-type="string">
            <text:p>/home/oscar/Downloads/Kspaceconnect/ksp/GameData/Squad/Parts/Aero/HeatShield/HeatShield1.cfg</text:p>
          </table:table-cell>
          <table:table-cell table:style-name="ce43" office:value-type="float" office:value="200" calcext:value-type="float">
            <text:p>200</text:p>
          </table:table-cell>
          <table:table-cell table:style-name="ce42" office:value-type="string" calcext:value-type="string">
            <text:p>HeatShield1</text:p>
          </table:table-cell>
          <table:table-cell table:style-name="ce26" table:formula="of:=IFERROR(__xludf.dummyfunction(&quot;IF(ISBLANK(B167),&quot;&quot;RESSOURCE&quot;&quot;,REGEXEXTRACT(B167,&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6" table:style-name="ce43" office:value-type="float" office:value="0" calcext:value-type="float">
            <text:p>0</text:p>
          </table:table-cell>
          <table:table-cell table:style-name="ce43" office:value-type="float" office:value="200" calcext:value-type="float">
            <text:p>200</text:p>
          </table:table-cell>
          <table:table-cell table:style-name="ce34" table:content-validation-name="val2" office:value-type="string" calcext:value-type="string">
            <text:p>Science Device</text:p>
          </table:table-cell>
          <table:table-cell table:style-name="ce47" table:formula="of:=IF(IFERROR(SEARCH(&quot;zDeprecated&quot;;[.B167]));-1;[.F167]*VLOOKUP([.N167];[$'CO$ Methodology Parts'.$A$12:.$E$57];5;1))" office:value-type="float" office:value="2816.489664" calcext:value-type="float">
            <text:p>2816.489664</text:p>
          </table:table-cell>
          <table:table-cell table:number-columns-repeated="1009"/>
        </table:table-row>
        <table:table-row table:style-name="ro1">
          <table:table-cell table:style-name="ce42" office:value-type="string" calcext:value-type="string">
            <text:p>HeatShield0.cfg</text:p>
          </table:table-cell>
          <table:table-cell table:style-name="ce42" office:value-type="string" calcext:value-type="string">
            <text:p>/home/oscar/Downloads/Kspaceconnect/ksp/GameData/Squad/Parts/Aero/HeatShield/HeatShield0.cfg</text:p>
          </table:table-cell>
          <table:table-cell table:style-name="ce43" office:value-type="float" office:value="125" calcext:value-type="float">
            <text:p>125</text:p>
          </table:table-cell>
          <table:table-cell table:style-name="ce42" office:value-type="string" calcext:value-type="string">
            <text:p>HeatShield0</text:p>
          </table:table-cell>
          <table:table-cell table:style-name="ce26" table:formula="of:=IFERROR(__xludf.dummyfunction(&quot;IF(ISBLANK(B168),&quot;&quot;RESSOURCE&quot;&quot;,REGEXEXTRACT(B168,&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number-columns-repeated="6" table:style-name="ce43" office:value-type="float" office:value="0" calcext:value-type="float">
            <text:p>0</text:p>
          </table:table-cell>
          <table:table-cell table:style-name="ce43" office:value-type="float" office:value="50" calcext:value-type="float">
            <text:p>50</text:p>
          </table:table-cell>
          <table:table-cell table:style-name="ce34" table:content-validation-name="val2" office:value-type="string" calcext:value-type="string">
            <text:p>Intake</text:p>
          </table:table-cell>
          <table:table-cell table:style-name="ce47" table:formula="of:=IF(IFERROR(SEARCH(&quot;zDeprecated&quot;;[.B168]));-1;[.F168]*VLOOKUP([.N168];[$'CO$ Methodology Parts'.$A$12:.$E$57];5;1))" office:value-type="float" office:value="223.0625" calcext:value-type="float">
            <text:p>223.0625</text:p>
          </table:table-cell>
          <table:table-cell table:number-columns-repeated="1009"/>
        </table:table-row>
        <table:table-row table:style-name="ro1">
          <table:table-cell table:style-name="ce42" office:value-type="string" calcext:value-type="string">
            <text:p>HeatShield2.cfg</text:p>
          </table:table-cell>
          <table:table-cell table:style-name="ce42" office:value-type="string" calcext:value-type="string">
            <text:p>/home/oscar/Downloads/Kspaceconnect/ksp/GameData/Squad/Parts/Aero/HeatShield/HeatShield2.cfg</text:p>
          </table:table-cell>
          <table:table-cell table:style-name="ce43" office:value-type="float" office:value="200" calcext:value-type="float">
            <text:p>200</text:p>
          </table:table-cell>
          <table:table-cell table:style-name="ce42" office:value-type="string" calcext:value-type="string">
            <text:p>HeatShield2</text:p>
          </table:table-cell>
          <table:table-cell table:style-name="ce26" table:formula="of:=IFERROR(__xludf.dummyfunction(&quot;IF(ISBLANK(B169),&quot;&quot;RESSOURCE&quot;&quot;,REGEXEXTRACT(B169,&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6" table:style-name="ce43" office:value-type="float" office:value="0" calcext:value-type="float">
            <text:p>0</text:p>
          </table:table-cell>
          <table:table-cell table:style-name="ce43" office:value-type="float" office:value="800" calcext:value-type="float">
            <text:p>800</text:p>
          </table:table-cell>
          <table:table-cell table:style-name="ce34" table:content-validation-name="val2" office:value-type="string" calcext:value-type="string">
            <text:p>Ion Engine</text:p>
          </table:table-cell>
          <table:table-cell table:style-name="ce47" table:formula="of:=IF(IFERROR(SEARCH(&quot;zDeprecated&quot;;[.B169]));-1;[.F169]*VLOOKUP([.N169];[$'CO$ Methodology Parts'.$A$12:.$E$57];5;1))" office:value-type="float" office:value="13439.89664" calcext:value-type="float">
            <text:p>13439.89664</text:p>
          </table:table-cell>
          <table:table-cell table:number-columns-repeated="1009"/>
        </table:table-row>
        <table:table-row table:style-name="ro1">
          <table:table-cell table:style-name="ce42" office:value-type="string" calcext:value-type="string">
            <text:p>HeatShield3.cfg</text:p>
          </table:table-cell>
          <table:table-cell table:style-name="ce42" office:value-type="string" calcext:value-type="string">
            <text:p>/home/oscar/Downloads/Kspaceconnect/ksp/GameData/Squad/Parts/Aero/HeatShield/HeatShield3.cfg</text:p>
          </table:table-cell>
          <table:table-cell table:style-name="ce43" office:value-type="float" office:value="200" calcext:value-type="float">
            <text:p>200</text:p>
          </table:table-cell>
          <table:table-cell table:style-name="ce42" office:value-type="string" calcext:value-type="string">
            <text:p>HeatShield3</text:p>
          </table:table-cell>
          <table:table-cell table:style-name="ce26" table:formula="of:=IFERROR(__xludf.dummyfunction(&quot;IF(ISBLANK(B170),&quot;&quot;RESSOURCE&quot;&quot;,REGEXEXTRACT(B170,&quot;&quot;GameData/(\w+)&quot;&quot;))&quot;);&quot;Squad&quot;)" office:value-type="string" office:string-value="Squad" calcext:value-type="string">
            <text:p>Squad</text:p>
          </table:table-cell>
          <table:table-cell table:style-name="ce43" office:value-type="float" office:value="1" calcext:value-type="float">
            <text:p>1</text:p>
          </table:table-cell>
          <table:table-cell table:number-columns-repeated="6" table:style-name="ce43" office:value-type="float" office:value="0" calcext:value-type="float">
            <text:p>0</text:p>
          </table:table-cell>
          <table:table-cell table:style-name="ce43" office:value-type="float" office:value="1800" calcext:value-type="float">
            <text:p>1800</text:p>
          </table:table-cell>
          <table:table-cell table:style-name="ce34" table:content-validation-name="val2" office:value-type="string" calcext:value-type="string">
            <text:p>ISRU</text:p>
          </table:table-cell>
          <table:table-cell table:style-name="ce47" table:formula="of:=IF(IFERROR(SEARCH(&quot;zDeprecated&quot;;[.B170]));-1;[.F170]*VLOOKUP([.N170];[$'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Airbrake.cfg</text:p>
          </table:table-cell>
          <table:table-cell table:style-name="ce42" office:value-type="string" calcext:value-type="string">
            <text:p>/home/oscar/Downloads/Kspaceconnect/ksp/GameData/Squad/Parts/Aero/airbrake/Airbrake.cfg</text:p>
          </table:table-cell>
          <table:table-cell table:style-name="ce43" office:value-type="float" office:value="1000" calcext:value-type="float">
            <text:p>1000</text:p>
          </table:table-cell>
          <table:table-cell table:style-name="ce42" office:value-type="string" calcext:value-type="string">
            <text:p>airbrake1</text:p>
          </table:table-cell>
          <table:table-cell table:style-name="ce26" table:formula="of:=IFERROR(__xludf.dummyfunction(&quot;IF(ISBLANK(B171),&quot;&quot;RESSOURCE&quot;&quot;,REGEXEXTRACT(B17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71]));-1;[.F171]*VLOOKUP([.N171];[$'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MainWing.cfg</text:p>
          </table:table-cell>
          <table:table-cell table:style-name="ce42" office:value-type="string" calcext:value-type="string">
            <text:p>/home/oscar/Downloads/Kspaceconnect/ksp/GameData/Squad/Parts/Aero/airlinerWings/MainWing.cfg</text:p>
          </table:table-cell>
          <table:table-cell table:style-name="ce43" office:value-type="float" office:value="2800" calcext:value-type="float">
            <text:p>2800</text:p>
          </table:table-cell>
          <table:table-cell table:style-name="ce42" office:value-type="string" calcext:value-type="string">
            <text:p>airlinerMainWing</text:p>
          </table:table-cell>
          <table:table-cell table:style-name="ce26" table:formula="of:=IFERROR(__xludf.dummyfunction(&quot;IF(ISBLANK(B172),&quot;&quot;RESSOURCE&quot;&quot;,REGEXEXTRACT(B172,&quot;&quot;GameData/(\w+)&quot;&quot;))&quot;);&quot;Squad&quot;)" office:value-type="string" office:string-value="Squad" calcext:value-type="string">
            <text:p>Squad</text:p>
          </table:table-cell>
          <table:table-cell table:style-name="ce43" office:value-type="float" office:value="0.78" calcext:value-type="float">
            <text:p>0.7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172]));-1;[.F172]*VLOOKUP([.N172];[$'CO$ Methodology Parts'.$A$12:.$E$57];5;1))" office:value-type="float" office:value="40310.07752" calcext:value-type="float">
            <text:p>40310.07752</text:p>
          </table:table-cell>
          <table:table-cell table:number-columns-repeated="1009"/>
        </table:table-row>
        <table:table-row table:style-name="ro1">
          <table:table-cell table:style-name="ce42" office:value-type="string" calcext:value-type="string">
            <text:p>TailFin.cfg</text:p>
          </table:table-cell>
          <table:table-cell table:style-name="ce42" office:value-type="string" calcext:value-type="string">
            <text:p>/home/oscar/Downloads/Kspaceconnect/ksp/GameData/Squad/Parts/Aero/airlinerWings/TailFin.cfg</text:p>
          </table:table-cell>
          <table:table-cell table:style-name="ce43" office:value-type="float" office:value="1000" calcext:value-type="float">
            <text:p>1000</text:p>
          </table:table-cell>
          <table:table-cell table:style-name="ce42" office:value-type="string" calcext:value-type="string">
            <text:p>airlinerTailFin</text:p>
          </table:table-cell>
          <table:table-cell table:style-name="ce26" table:formula="of:=IFERROR(__xludf.dummyfunction(&quot;IF(ISBLANK(B173),&quot;&quot;RESSOURCE&quot;&quot;,REGEXEXTRACT(B173,&quot;&quot;GameData/(\w+)&quot;&quot;))&quot;);&quot;Squad&quot;)" office:value-type="string" office:string-value="Squad" calcext:value-type="string">
            <text:p>Squad</text:p>
          </table:table-cell>
          <table:table-cell table:style-name="ce43" office:value-type="float" office:value="0.36" calcext:value-type="float">
            <text:p>0.3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173]));-1;[.F173]*VLOOKUP([.N173];[$'CO$ Methodology Parts'.$A$12:.$E$57];5;1))" office:value-type="float" office:value="5212.762791" calcext:value-type="float">
            <text:p>5212.762791</text:p>
          </table:table-cell>
          <table:table-cell table:number-columns-repeated="1009"/>
        </table:table-row>
        <table:table-row table:style-name="ro1">
          <table:table-cell table:style-name="ce42" office:value-type="string" calcext:value-type="string">
            <text:p>ControlSurface.cfg</text:p>
          </table:table-cell>
          <table:table-cell table:style-name="ce42" office:value-type="string" calcext:value-type="string">
            <text:p>/home/oscar/Downloads/Kspaceconnect/ksp/GameData/Squad/Parts/Aero/airlinerWings/ControlSurface.cfg</text:p>
          </table:table-cell>
          <table:table-cell table:style-name="ce43" office:value-type="float" office:value="800" calcext:value-type="float">
            <text:p>800</text:p>
          </table:table-cell>
          <table:table-cell table:style-name="ce42" office:value-type="string" calcext:value-type="string">
            <text:p>airlinerCtrlSrf</text:p>
          </table:table-cell>
          <table:table-cell table:style-name="ce26" table:formula="of:=IFERROR(__xludf.dummyfunction(&quot;IF(ISBLANK(B174),&quot;&quot;RESSOURCE&quot;&quot;,REGEXEXTRACT(B174,&quot;&quot;GameData/(\w+)&quot;&quot;))&quot;);&quot;Squad&quot;)" office:value-type="string" office:string-value="Squad" calcext:value-type="string">
            <text:p>Squad</text:p>
          </table:table-cell>
          <table:table-cell table:style-name="ce43" office:value-type="float" office:value="0.17" calcext:value-type="float">
            <text:p>0.1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174]));-1;[.F174]*VLOOKUP([.N174];[$'CO$ Methodology Parts'.$A$12:.$E$57];5;1))" office:value-type="float" office:value="2461.582429" calcext:value-type="float">
            <text:p>2461.582429</text:p>
          </table:table-cell>
          <table:table-cell table:number-columns-repeated="1009"/>
        </table:table-row>
        <table:table-row table:style-name="ro1">
          <table:table-cell table:style-name="ce42" office:value-type="string" calcext:value-type="string">
            <text:p>wingletAV-R8.cfg</text:p>
          </table:table-cell>
          <table:table-cell table:style-name="ce42" office:value-type="string" calcext:value-type="string">
            <text:p>/home/oscar/Downloads/Kspaceconnect/ksp/GameData/Squad/Parts/Aero/wingletAV-R8/wingletAV-R8.cfg</text:p>
          </table:table-cell>
          <table:table-cell table:style-name="ce43" office:value-type="float" office:value="640" calcext:value-type="float">
            <text:p>640</text:p>
          </table:table-cell>
          <table:table-cell table:style-name="ce42" office:value-type="string" calcext:value-type="string">
            <text:p>R8winglet</text:p>
          </table:table-cell>
          <table:table-cell table:style-name="ce26" table:formula="of:=IFERROR(__xludf.dummyfunction(&quot;IF(ISBLANK(B175),&quot;&quot;RESSOURCE&quot;&quot;,REGEXEXTRACT(B175,&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175]));-1;[.F175]*VLOOKUP([.N175];[$'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basicFin.cfg</text:p>
          </table:table-cell>
          <table:table-cell table:style-name="ce42" office:value-type="string" calcext:value-type="string">
            <text:p>/home/oscar/Downloads/Kspaceconnect/ksp/GameData/Squad/Parts/Aero/basicFin/basicFin.cfg</text:p>
          </table:table-cell>
          <table:table-cell table:style-name="ce43" office:value-type="float" office:value="25" calcext:value-type="float">
            <text:p>25</text:p>
          </table:table-cell>
          <table:table-cell table:style-name="ce42" office:value-type="string" calcext:value-type="string">
            <text:p>basicFin</text:p>
          </table:table-cell>
          <table:table-cell table:style-name="ce26" table:formula="of:=IFERROR(__xludf.dummyfunction(&quot;IF(ISBLANK(B176),&quot;&quot;RESSOURCE&quot;&quot;,REGEXEXTRACT(B176,&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dder</text:p>
          </table:table-cell>
          <table:table-cell table:style-name="ce47" table:formula="of:=IF(IFERROR(SEARCH(&quot;zDeprecated&quot;;[.B176]));-1;[.F176]*VLOOKUP([.N176];[$'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fairingSize1.cfg</text:p>
          </table:table-cell>
          <table:table-cell table:style-name="ce42" office:value-type="string" calcext:value-type="string">
            <text:p>/home/oscar/Downloads/Kspaceconnect/ksp/GameData/Squad/Parts/Aero/fairings/fairingSize1.cfg</text:p>
          </table:table-cell>
          <table:table-cell table:style-name="ce43" office:value-type="float" office:value="300" calcext:value-type="float">
            <text:p>300</text:p>
          </table:table-cell>
          <table:table-cell table:style-name="ce42" office:value-type="string" calcext:value-type="string">
            <text:p>fairingSize1</text:p>
          </table:table-cell>
          <table:table-cell table:style-name="ce26" table:formula="of:=IFERROR(__xludf.dummyfunction(&quot;IF(ISBLANK(B177),&quot;&quot;RESSOURCE&quot;&quot;,REGEXEXTRACT(B177,&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177]));-1;[.F177]*VLOOKUP([.N177];[$'CO$ Methodology Parts'.$A$12:.$E$57];5;1))" office:value-type="float" office:value="1085.992248" calcext:value-type="float">
            <text:p>1085.992248</text:p>
          </table:table-cell>
          <table:table-cell table:number-columns-repeated="1009"/>
        </table:table-row>
        <table:table-row table:style-name="ro1">
          <table:table-cell table:style-name="ce42" office:value-type="string" calcext:value-type="string">
            <text:p>fairingSize3.cfg</text:p>
          </table:table-cell>
          <table:table-cell table:style-name="ce42" office:value-type="string" calcext:value-type="string">
            <text:p>/home/oscar/Downloads/Kspaceconnect/ksp/GameData/Squad/Parts/Aero/fairings/fairingSize3.cfg</text:p>
          </table:table-cell>
          <table:table-cell table:style-name="ce43" office:value-type="float" office:value="900" calcext:value-type="float">
            <text:p>900</text:p>
          </table:table-cell>
          <table:table-cell table:style-name="ce42" office:value-type="string" calcext:value-type="string">
            <text:p>fairingSize3</text:p>
          </table:table-cell>
          <table:table-cell table:style-name="ce26" table:formula="of:=IFERROR(__xludf.dummyfunction(&quot;IF(ISBLANK(B178),&quot;&quot;RESSOURCE&quot;&quot;,REGEXEXTRACT(B178,&quot;&quot;GameData/(\w+)&quot;&quot;))&quot;);&quot;Squad&quot;)" office:value-type="string" office:string-value="Squad" calcext:value-type="string">
            <text:p>Squad</text:p>
          </table:table-cell>
          <table:table-cell table:style-name="ce43" office:value-type="float" office:value="0.475" calcext:value-type="float">
            <text:p>0.4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178]));-1;[.F178]*VLOOKUP([.N178];[$'CO$ Methodology Parts'.$A$12:.$E$57];5;1))" office:value-type="float" office:value="988" calcext:value-type="float">
            <text:p>988</text:p>
          </table:table-cell>
          <table:table-cell table:number-columns-repeated="1009"/>
        </table:table-row>
        <table:table-row table:style-name="ro1">
          <table:table-cell table:style-name="ce42" office:value-type="string" calcext:value-type="string">
            <text:p>fairingSize2.cfg</text:p>
          </table:table-cell>
          <table:table-cell table:style-name="ce42" office:value-type="string" calcext:value-type="string">
            <text:p>/home/oscar/Downloads/Kspaceconnect/ksp/GameData/Squad/Parts/Aero/fairings/fairingSize2.cfg</text:p>
          </table:table-cell>
          <table:table-cell table:style-name="ce43" office:value-type="float" office:value="600" calcext:value-type="float">
            <text:p>600</text:p>
          </table:table-cell>
          <table:table-cell table:style-name="ce42" office:value-type="string" calcext:value-type="string">
            <text:p>fairingSize2</text:p>
          </table:table-cell>
          <table:table-cell table:style-name="ce26" table:formula="of:=IFERROR(__xludf.dummyfunction(&quot;IF(ISBLANK(B179),&quot;&quot;RESSOURCE&quot;&quot;,REGEXEXTRACT(B179,&quot;&quot;GameData/(\w+)&quot;&quot;))&quot;);&quot;Squad&quot;)" office:value-type="string" office:string-value="Squad" calcext:value-type="string">
            <text:p>Squad</text:p>
          </table:table-cell>
          <table:table-cell table:style-name="ce43" office:value-type="float" office:value="0.175" calcext:value-type="float">
            <text:p>0.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179]));-1;[.F179]*VLOOKUP([.N179];[$'CO$ Methodology Parts'.$A$12:.$E$57];5;1))" office:value-type="float" office:value="364" calcext:value-type="float">
            <text:p>364</text:p>
          </table:table-cell>
          <table:table-cell table:number-columns-repeated="1009"/>
        </table:table-row>
        <table:table-row table:style-name="ro1">
          <table:table-cell table:style-name="ce42" office:value-type="string" calcext:value-type="string">
            <text:p>intakeRadialLong.cfg</text:p>
          </table:table-cell>
          <table:table-cell table:style-name="ce42" office:value-type="string" calcext:value-type="string">
            <text:p>/home/oscar/Downloads/Kspaceconnect/ksp/GameData/Squad/Parts/Aero/intakeRadialLong/intakeRadialLong.cfg</text:p>
          </table:table-cell>
          <table:table-cell table:style-name="ce43" office:value-type="float" office:value="900" calcext:value-type="float">
            <text:p>900</text:p>
          </table:table-cell>
          <table:table-cell table:style-name="ce42" office:value-type="string" calcext:value-type="string">
            <text:p>IntakeRadialLong</text:p>
          </table:table-cell>
          <table:table-cell table:style-name="ce26" table:formula="of:=IFERROR(__xludf.dummyfunction(&quot;IF(ISBLANK(B180),&quot;&quot;RESSOURCE&quot;&quot;,REGEXEXTRACT(B180,&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180]));-1;[.F180]*VLOOKUP([.N180];[$'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HeatShield.cfg</text:p>
          </table:table-cell>
          <table:table-cell table:style-name="ce42" office:value-type="string" calcext:value-type="string">
            <text:p>/home/oscar/Downloads/Kspaceconnect/ksp/GameData/Squad/Parts/Aero/InflatableHeatShield/HeatShield.cfg</text:p>
          </table:table-cell>
          <table:table-cell table:style-name="ce43" office:value-type="float" office:value="2400" calcext:value-type="float">
            <text:p>2400</text:p>
          </table:table-cell>
          <table:table-cell table:style-name="ce42" office:value-type="string" calcext:value-type="string">
            <text:p>InflatableHeatShield</text:p>
          </table:table-cell>
          <table:table-cell table:style-name="ce26" table:formula="of:=IFERROR(__xludf.dummyfunction(&quot;IF(ISBLANK(B181),&quot;&quot;RESSOURCE&quot;&quot;,REGEXEXTRACT(B181,&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81]));-1;[.F181]*VLOOKUP([.N181];[$'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protectiveRocketNoseMk7_v3.cfg</text:p>
          </table:table-cell>
          <table:table-cell table:style-name="ce42" office:value-type="string" calcext:value-type="string">
            <text:p>/home/oscar/Downloads/Kspaceconnect/ksp/GameData/Squad/Parts/Aero/cones/protectiveRocketNoseMk7_v3.cfg</text:p>
          </table:table-cell>
          <table:table-cell table:style-name="ce43" office:value-type="float" office:value="450" calcext:value-type="float">
            <text:p>450</text:p>
          </table:table-cell>
          <table:table-cell table:style-name="ce42" office:value-type="string" calcext:value-type="string">
            <text:p>rocketNoseCone_v3</text:p>
          </table:table-cell>
          <table:table-cell table:style-name="ce26" table:formula="of:=IFERROR(__xludf.dummyfunction(&quot;IF(ISBLANK(B182),&quot;&quot;RESSOURCE&quot;&quot;,REGEXEXTRACT(B182,&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82]));-1;[.F182]*VLOOKUP([.N182];[$'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rocketNoseCone_size3.cfg</text:p>
          </table:table-cell>
          <table:table-cell table:style-name="ce42" office:value-type="string" calcext:value-type="string">
            <text:p>/home/oscar/Downloads/Kspaceconnect/ksp/GameData/Squad/Parts/Aero/cones/rocketNoseCone_size3.cfg</text:p>
          </table:table-cell>
          <table:table-cell table:style-name="ce43" office:value-type="float" office:value="850" calcext:value-type="float">
            <text:p>850</text:p>
          </table:table-cell>
          <table:table-cell table:style-name="ce42" office:value-type="string" calcext:value-type="string">
            <text:p>rocketNoseConeSize3</text:p>
          </table:table-cell>
          <table:table-cell table:style-name="ce26" table:formula="of:=IFERROR(__xludf.dummyfunction(&quot;IF(ISBLANK(B183),&quot;&quot;RESSOURCE&quot;&quot;,REGEXEXTRACT(B183,&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83]));-1;[.F183]*VLOOKUP([.N183];[$'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avionicsNoseCone.cfg</text:p>
          </table:table-cell>
          <table:table-cell table:style-name="ce42" office:value-type="string" calcext:value-type="string">
            <text:p>/home/oscar/Downloads/Kspaceconnect/ksp/GameData/Squad/Parts/Aero/cones/avionicsNoseCone.cfg</text:p>
          </table:table-cell>
          <table:table-cell table:style-name="ce43" office:value-type="float" office:value="5200" calcext:value-type="float">
            <text:p>5200</text:p>
          </table:table-cell>
          <table:table-cell table:style-name="ce42" office:value-type="string" calcext:value-type="string">
            <text:p>avionicsNoseCone</text:p>
          </table:table-cell>
          <table:table-cell table:style-name="ce26" table:formula="of:=IFERROR(__xludf.dummyfunction(&quot;IF(ISBLANK(B184),&quot;&quot;RESSOURCE&quot;&quot;,REGEXEXTRACT(B184,&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84]));-1;[.F184]*VLOOKUP([.N184];[$'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tailConnectorA.cfg</text:p>
          </table:table-cell>
          <table:table-cell table:style-name="ce42" office:value-type="string" calcext:value-type="string">
            <text:p>/home/oscar/Downloads/Kspaceconnect/ksp/GameData/Squad/Parts/Aero/cones/tailConnectorA.cfg</text:p>
          </table:table-cell>
          <table:table-cell table:style-name="ce43" office:value-type="float" office:value="675" calcext:value-type="float">
            <text:p>675</text:p>
          </table:table-cell>
          <table:table-cell table:style-name="ce42" office:value-type="string" calcext:value-type="string">
            <text:p>airplaneTail</text:p>
          </table:table-cell>
          <table:table-cell table:style-name="ce26" table:formula="of:=IFERROR(__xludf.dummyfunction(&quot;IF(ISBLANK(B185),&quot;&quot;RESSOURCE&quot;&quot;,REGEXEXTRACT(B185,&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185]));-1;[.F185]*VLOOKUP([.N185];[$'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tailConnectorB.cfg</text:p>
          </table:table-cell>
          <table:table-cell table:style-name="ce42" office:value-type="string" calcext:value-type="string">
            <text:p>/home/oscar/Downloads/Kspaceconnect/ksp/GameData/Squad/Parts/Aero/cones/tailConnectorB.cfg</text:p>
          </table:table-cell>
          <table:table-cell table:style-name="ce43" office:value-type="float" office:value="675" calcext:value-type="float">
            <text:p>675</text:p>
          </table:table-cell>
          <table:table-cell table:style-name="ce42" office:value-type="string" calcext:value-type="string">
            <text:p>airplaneTailB</text:p>
          </table:table-cell>
          <table:table-cell table:style-name="ce26" table:formula="of:=IFERROR(__xludf.dummyfunction(&quot;IF(ISBLANK(B186),&quot;&quot;RESSOURCE&quot;&quot;,REGEXEXTRACT(B186,&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186]));-1;[.F186]*VLOOKUP([.N186];[$'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ConeB.cfg</text:p>
          </table:table-cell>
          <table:table-cell table:style-name="ce42" office:value-type="string" calcext:value-type="string">
            <text:p>/home/oscar/Downloads/Kspaceconnect/ksp/GameData/Squad/Parts/Aero/cones/ConeB.cfg</text:p>
          </table:table-cell>
          <table:table-cell table:style-name="ce43" office:value-type="float" office:value="320" calcext:value-type="float">
            <text:p>320</text:p>
          </table:table-cell>
          <table:table-cell table:style-name="ce42" office:value-type="string" calcext:value-type="string">
            <text:p>pointyNoseConeB</text:p>
          </table:table-cell>
          <table:table-cell table:style-name="ce26" table:formula="of:=IFERROR(__xludf.dummyfunction(&quot;IF(ISBLANK(B187),&quot;&quot;RESSOURCE&quot;&quot;,REGEXEXTRACT(B187,&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187]));-1;[.F187]*VLOOKUP([.N187];[$'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ConeA.cfg</text:p>
          </table:table-cell>
          <table:table-cell table:style-name="ce42" office:value-type="string" calcext:value-type="string">
            <text:p>/home/oscar/Downloads/Kspaceconnect/ksp/GameData/Squad/Parts/Aero/cones/ConeA.cfg</text:p>
          </table:table-cell>
          <table:table-cell table:style-name="ce43" office:value-type="float" office:value="320" calcext:value-type="float">
            <text:p>320</text:p>
          </table:table-cell>
          <table:table-cell table:style-name="ce42" office:value-type="string" calcext:value-type="string">
            <text:p>pointyNoseConeA</text:p>
          </table:table-cell>
          <table:table-cell table:style-name="ce26" table:formula="of:=IFERROR(__xludf.dummyfunction(&quot;IF(ISBLANK(B188),&quot;&quot;RESSOURCE&quot;&quot;,REGEXEXTRACT(B188,&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188]));-1;[.F188]*VLOOKUP([.N188];[$'CO$ Methodology Parts'.$A$12:.$E$57];5;1))" office:value-type="float" office:value="2015.984496" calcext:value-type="float">
            <text:p>2015.984496</text:p>
          </table:table-cell>
          <table:table-cell table:number-columns-repeated="1009"/>
        </table:table-row>
        <table:table-row table:style-name="ro1">
          <table:table-cell table:style-name="ce42" office:value-type="string" calcext:value-type="string">
            <text:p>noseConeAdapter.cfg</text:p>
          </table:table-cell>
          <table:table-cell table:style-name="ce42" office:value-type="string" calcext:value-type="string">
            <text:p>/home/oscar/Downloads/Kspaceconnect/ksp/GameData/Squad/Parts/Aero/cones/noseConeAdapter.cfg</text:p>
          </table:table-cell>
          <table:table-cell table:style-name="ce43" office:value-type="float" office:value="256" calcext:value-type="float">
            <text:p>256</text:p>
          </table:table-cell>
          <table:table-cell table:style-name="ce42" office:value-type="string" calcext:value-type="string">
            <text:p>noseConeAdapter</text:p>
          </table:table-cell>
          <table:table-cell table:style-name="ce26" table:formula="of:=IFERROR(__xludf.dummyfunction(&quot;IF(ISBLANK(B189),&quot;&quot;RESSOURCE&quot;&quot;,REGEXEXTRACT(B189,&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style-name="ce43" office:value-type="float" office:value="80" calcext:value-type="float">
            <text:p>8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189]));-1;[.F189]*VLOOKUP([.N189];[$'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protectiveRocketNoseMk7_v2.cfg</text:p>
          </table:table-cell>
          <table:table-cell table:style-name="ce42" office:value-type="string" calcext:value-type="string">
            <text:p>/home/oscar/Downloads/Kspaceconnect/ksp/GameData/Squad/Parts/Aero/cones/protectiveRocketNoseMk7_v2.cfg</text:p>
          </table:table-cell>
          <table:table-cell table:style-name="ce43" office:value-type="float" office:value="450" calcext:value-type="float">
            <text:p>450</text:p>
          </table:table-cell>
          <table:table-cell table:style-name="ce42" office:value-type="string" calcext:value-type="string">
            <text:p>rocketNoseCone_v2</text:p>
          </table:table-cell>
          <table:table-cell table:style-name="ce26" table:formula="of:=IFERROR(__xludf.dummyfunction(&quot;IF(ISBLANK(B190),&quot;&quot;RESSOURCE&quot;&quot;,REGEXEXTRACT(B190,&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90]));-1;[.F190]*VLOOKUP([.N190];[$'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mallNoseCone.cfg</text:p>
          </table:table-cell>
          <table:table-cell table:style-name="ce42" office:value-type="string" calcext:value-type="string">
            <text:p>/home/oscar/Downloads/Kspaceconnect/ksp/GameData/Squad/Parts/Aero/cones/smallNoseCone.cfg</text:p>
          </table:table-cell>
          <table:table-cell table:style-name="ce43" office:value-type="float" office:value="180" calcext:value-type="float">
            <text:p>180</text:p>
          </table:table-cell>
          <table:table-cell table:style-name="ce42" office:value-type="string" calcext:value-type="string">
            <text:p>standardNoseCone</text:p>
          </table:table-cell>
          <table:table-cell table:style-name="ce26" table:formula="of:=IFERROR(__xludf.dummyfunction(&quot;IF(ISBLANK(B191),&quot;&quot;RESSOURCE&quot;&quot;,REGEXEXTRACT(B191,&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1]));-1;[.F191]*VLOOKUP([.N191];[$'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wingletAV-T1.cfg</text:p>
          </table:table-cell>
          <table:table-cell table:style-name="ce42" office:value-type="string" calcext:value-type="string">
            <text:p>/home/oscar/Downloads/Kspaceconnect/ksp/GameData/Squad/Parts/Aero/wingletAV-T1/wingletAV-T1.cfg</text:p>
          </table:table-cell>
          <table:table-cell table:style-name="ce43" office:value-type="float" office:value="500" calcext:value-type="float">
            <text:p>500</text:p>
          </table:table-cell>
          <table:table-cell table:style-name="ce42" office:value-type="string" calcext:value-type="string">
            <text:p>winglet</text:p>
          </table:table-cell>
          <table:table-cell table:style-name="ce26" table:formula="of:=IFERROR(__xludf.dummyfunction(&quot;IF(ISBLANK(B192),&quot;&quot;RESSOURCE&quot;&quot;,REGEXEXTRACT(B192,&quot;&quot;GameData/(\w+)&quot;&quot;))&quot;);&quot;Squad&quot;)" office:value-type="string" office:string-value="Squad" calcext:value-type="string">
            <text:p>Squad</text:p>
          </table:table-cell>
          <table:table-cell table:style-name="ce43" office:value-type="float" office:value="0.037" calcext:value-type="float">
            <text:p>0.03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192]));-1;[.F192]*VLOOKUP([.N192];[$'CO$ Methodology Parts'.$A$12:.$E$57];5;1))" office:value-type="float" office:value="994.5523514" calcext:value-type="float">
            <text:p>994.5523514</text:p>
          </table:table-cell>
          <table:table-cell table:number-columns-repeated="1009"/>
        </table:table-row>
        <table:table-row table:style-name="ro1">
          <table:table-cell table:style-name="ce42" office:value-type="string" calcext:value-type="string">
            <text:p>SmallIntake.cfg</text:p>
          </table:table-cell>
          <table:table-cell table:style-name="ce42" office:value-type="string" calcext:value-type="string">
            <text:p>/home/oscar/Downloads/Kspaceconnect/ksp/GameData/Squad/Parts/Aero/miniIntake/SmallIntake.cfg</text:p>
          </table:table-cell>
          <table:table-cell table:style-name="ce43" office:value-type="float" office:value="250" calcext:value-type="float">
            <text:p>250</text:p>
          </table:table-cell>
          <table:table-cell table:style-name="ce42" office:value-type="string" calcext:value-type="string">
            <text:p>miniIntake</text:p>
          </table:table-cell>
          <table:table-cell table:style-name="ce26" table:formula="of:=IFERROR(__xludf.dummyfunction(&quot;IF(ISBLANK(B193),&quot;&quot;RESSOURCE&quot;&quot;,REGEXEXTRACT(B193,&quot;&quot;GameData/(\w+)&quot;&quot;))&quot;);&quot;Squad&quot;)" office:value-type="string" office:string-value="Squad" calcext:value-type="string">
            <text:p>Squad</text:p>
          </table:table-cell>
          <table:table-cell table:style-name="ce43" office:value-type="float" office:value="0.007" calcext:value-type="float">
            <text:p>0.0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93]));-1;[.F193]*VLOOKUP([.N193];[$'CO$ Methodology Parts'.$A$12:.$E$57];5;1))" office:value-type="float" office:value="14.56" calcext:value-type="float">
            <text:p>14.56</text:p>
          </table:table-cell>
          <table:table-cell table:number-columns-repeated="1009"/>
        </table:table-row>
        <table:table-row table:style-name="ro1">
          <table:table-cell table:style-name="ce42" office:value-type="string" calcext:value-type="string">
            <text:p>standardCanard.cfg</text:p>
          </table:table-cell>
          <table:table-cell table:style-name="ce42" office:value-type="string" calcext:value-type="string">
            <text:p>/home/oscar/Downloads/Kspaceconnect/ksp/GameData/Squad/Parts/Aero/airplaneFins/standardCanard.cfg</text:p>
          </table:table-cell>
          <table:table-cell table:style-name="ce43" office:value-type="float" office:value="720" calcext:value-type="float">
            <text:p>720</text:p>
          </table:table-cell>
          <table:table-cell table:style-name="ce42" office:value-type="string" calcext:value-type="string">
            <text:p>CanardController</text:p>
          </table:table-cell>
          <table:table-cell table:style-name="ce26" table:formula="of:=IFERROR(__xludf.dummyfunction(&quot;IF(ISBLANK(B194),&quot;&quot;RESSOURCE&quot;&quot;,REGEXEXTRACT(B194,&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194]));-1;[.F194]*VLOOKUP([.N194];[$'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tailfin.cfg</text:p>
          </table:table-cell>
          <table:table-cell table:style-name="ce42" office:value-type="string" calcext:value-type="string">
            <text:p>/home/oscar/Downloads/Kspaceconnect/ksp/GameData/Squad/Parts/Aero/airplaneFins/tailfin.cfg</text:p>
          </table:table-cell>
          <table:table-cell table:style-name="ce43" office:value-type="float" office:value="600" calcext:value-type="float">
            <text:p>600</text:p>
          </table:table-cell>
          <table:table-cell table:style-name="ce42" office:value-type="string" calcext:value-type="string">
            <text:p>tailfin</text:p>
          </table:table-cell>
          <table:table-cell table:style-name="ce26" table:formula="of:=IFERROR(__xludf.dummyfunction(&quot;IF(ISBLANK(B195),&quot;&quot;RESSOURCE&quot;&quot;,REGEXEXTRACT(B195,&quot;&quot;GameData/(\w+)&quot;&quot;))&quot;);&quot;Squad&quot;)" office:value-type="string" office:string-value="Squad" calcext:value-type="string">
            <text:p>Squad</text:p>
          </table:table-cell>
          <table:table-cell table:style-name="ce43" office:value-type="float" office:value="0.125" calcext:value-type="float">
            <text:p>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5]));-1;[.F195]*VLOOKUP([.N195];[$'CO$ Methodology Parts'.$A$12:.$E$57];5;1))" office:value-type="float" office:value="569.997416" calcext:value-type="float">
            <text:p>569.997416</text:p>
          </table:table-cell>
          <table:table-cell table:number-columns-repeated="1009"/>
        </table:table-row>
        <table:table-row table:style-name="ro1">
          <table:table-cell table:style-name="ce42" office:value-type="string" calcext:value-type="string">
            <text:p>sweptWing.cfg</text:p>
          </table:table-cell>
          <table:table-cell table:style-name="ce42" office:value-type="string" calcext:value-type="string">
            <text:p>/home/oscar/Downloads/Kspaceconnect/ksp/GameData/Squad/Parts/Aero/airplaneFins/sweptWing.cfg</text:p>
          </table:table-cell>
          <table:table-cell table:style-name="ce43" office:value-type="float" office:value="620" calcext:value-type="float">
            <text:p>620</text:p>
          </table:table-cell>
          <table:table-cell table:style-name="ce42" office:value-type="string" calcext:value-type="string">
            <text:p>sweptWing</text:p>
          </table:table-cell>
          <table:table-cell table:style-name="ce26" table:formula="of:=IFERROR(__xludf.dummyfunction(&quot;IF(ISBLANK(B196),&quot;&quot;RESSOURCE&quot;&quot;,REGEXEXTRACT(B196,&quot;&quot;GameData/(\w+)&quot;&quot;))&quot;);&quot;Squad&quot;)" office:value-type="string" office:string-value="Squad" calcext:value-type="string">
            <text:p>Squad</text:p>
          </table:table-cell>
          <table:table-cell table:style-name="ce43" office:value-type="float" office:value="0.275" calcext:value-type="float">
            <text:p>0.2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6]));-1;[.F196]*VLOOKUP([.N196];[$'CO$ Methodology Parts'.$A$12:.$E$57];5;1))" office:value-type="float" office:value="1253.994315" calcext:value-type="float">
            <text:p>1253.994315</text:p>
          </table:table-cell>
          <table:table-cell table:number-columns-repeated="1009"/>
        </table:table-row>
        <table:table-row table:style-name="ro1">
          <table:table-cell table:style-name="ce42" office:value-type="string" calcext:value-type="string">
            <text:p>advancedCanard.cfg</text:p>
          </table:table-cell>
          <table:table-cell table:style-name="ce42" office:value-type="string" calcext:value-type="string">
            <text:p>/home/oscar/Downloads/Kspaceconnect/ksp/GameData/Squad/Parts/Aero/airplaneFins/advancedCanard.cfg</text:p>
          </table:table-cell>
          <table:table-cell table:style-name="ce43" office:value-type="float" office:value="800" calcext:value-type="float">
            <text:p>800</text:p>
          </table:table-cell>
          <table:table-cell table:style-name="ce42" office:value-type="string" calcext:value-type="string">
            <text:p>AdvancedCanard</text:p>
          </table:table-cell>
          <table:table-cell table:style-name="ce26" table:formula="of:=IFERROR(__xludf.dummyfunction(&quot;IF(ISBLANK(B197),&quot;&quot;RESSOURCE&quot;&quot;,REGEXEXTRACT(B197,&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7]));-1;[.F197]*VLOOKUP([.N197];[$'CO$ Methodology Parts'.$A$12:.$E$57];5;1))" office:value-type="float" office:value="364.7983463" calcext:value-type="float">
            <text:p>364.7983463</text:p>
          </table:table-cell>
          <table:table-cell table:number-columns-repeated="1009"/>
        </table:table-row>
        <table:table-row table:style-name="ro1">
          <table:table-cell table:style-name="ce42" office:value-type="string" calcext:value-type="string">
            <text:p>connector5.cfg</text:p>
          </table:table-cell>
          <table:table-cell table:style-name="ce42" office:value-type="string" calcext:value-type="string">
            <text:p>/home/oscar/Downloads/Kspaceconnect/ksp/GameData/Squad/Parts/Aero/wings/connector5.cfg</text:p>
          </table:table-cell>
          <table:table-cell table:style-name="ce43" office:value-type="float" office:value="100" calcext:value-type="float">
            <text:p>100</text:p>
          </table:table-cell>
          <table:table-cell table:style-name="ce42" office:value-type="string" calcext:value-type="string">
            <text:p>wingConnector5</text:p>
          </table:table-cell>
          <table:table-cell table:style-name="ce26" table:formula="of:=IFERROR(__xludf.dummyfunction(&quot;IF(ISBLANK(B198),&quot;&quot;RESSOURCE&quot;&quot;,REGEXEXTRACT(B198,&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8]));-1;[.F198]*VLOOKUP([.N198];[$'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connector4.cfg</text:p>
          </table:table-cell>
          <table:table-cell table:style-name="ce42" office:value-type="string" calcext:value-type="string">
            <text:p>/home/oscar/Downloads/Kspaceconnect/ksp/GameData/Squad/Parts/Aero/wings/connector4.cfg</text:p>
          </table:table-cell>
          <table:table-cell table:style-name="ce43" office:value-type="float" office:value="100" calcext:value-type="float">
            <text:p>100</text:p>
          </table:table-cell>
          <table:table-cell table:style-name="ce42" office:value-type="string" calcext:value-type="string">
            <text:p>wingConnector4</text:p>
          </table:table-cell>
          <table:table-cell table:style-name="ce26" table:formula="of:=IFERROR(__xludf.dummyfunction(&quot;IF(ISBLANK(B199),&quot;&quot;RESSOURCE&quot;&quot;,REGEXEXTRACT(B199,&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199]));-1;[.F199]*VLOOKUP([.N199];[$'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connector1.cfg</text:p>
          </table:table-cell>
          <table:table-cell table:style-name="ce42" office:value-type="string" calcext:value-type="string">
            <text:p>/home/oscar/Downloads/Kspaceconnect/ksp/GameData/Squad/Parts/Aero/wings/connector1.cfg</text:p>
          </table:table-cell>
          <table:table-cell table:style-name="ce43" office:value-type="float" office:value="500" calcext:value-type="float">
            <text:p>500</text:p>
          </table:table-cell>
          <table:table-cell table:style-name="ce42" office:value-type="string" calcext:value-type="string">
            <text:p>wingConnector</text:p>
          </table:table-cell>
          <table:table-cell table:style-name="ce26" table:formula="of:=IFERROR(__xludf.dummyfunction(&quot;IF(ISBLANK(B200),&quot;&quot;RESSOURCE&quot;&quot;,REGEXEXTRACT(B200,&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0]));-1;[.F200]*VLOOKUP([.N200];[$'CO$ Methodology Parts'.$A$12:.$E$57];5;1))" office:value-type="float" office:value="911.9958656" calcext:value-type="float">
            <text:p>911.9958656</text:p>
          </table:table-cell>
          <table:table-cell table:number-columns-repeated="1009"/>
        </table:table-row>
        <table:table-row table:style-name="ro1">
          <table:table-cell table:style-name="ce42" office:value-type="string" calcext:value-type="string">
            <text:p>elevon3.cfg</text:p>
          </table:table-cell>
          <table:table-cell table:style-name="ce42" office:value-type="string" calcext:value-type="string">
            <text:p>/home/oscar/Downloads/Kspaceconnect/ksp/GameData/Squad/Parts/Aero/wings/elevon3.cfg</text:p>
          </table:table-cell>
          <table:table-cell table:style-name="ce43" office:value-type="float" office:value="650" calcext:value-type="float">
            <text:p>650</text:p>
          </table:table-cell>
          <table:table-cell table:style-name="ce42" office:value-type="string" calcext:value-type="string">
            <text:p>elevon3</text:p>
          </table:table-cell>
          <table:table-cell table:style-name="ce26" table:formula="of:=IFERROR(__xludf.dummyfunction(&quot;IF(ISBLANK(B201),&quot;&quot;RESSOURCE&quot;&quot;,REGEXEXTRACT(B201,&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1]));-1;[.F201]*VLOOKUP([.N201];[$'CO$ Methodology Parts'.$A$12:.$E$57];5;1))" office:value-type="float" office:value="364.7983463" calcext:value-type="float">
            <text:p>364.7983463</text:p>
          </table:table-cell>
          <table:table-cell table:number-columns-repeated="1009"/>
        </table:table-row>
        <table:table-row table:style-name="ro1">
          <table:table-cell table:style-name="ce42" office:value-type="string" calcext:value-type="string">
            <text:p>delta.cfg</text:p>
          </table:table-cell>
          <table:table-cell table:style-name="ce42" office:value-type="string" calcext:value-type="string">
            <text:p>/home/oscar/Downloads/Kspaceconnect/ksp/GameData/Squad/Parts/Aero/wings/delta.cfg</text:p>
          </table:table-cell>
          <table:table-cell table:style-name="ce43" office:value-type="float" office:value="600" calcext:value-type="float">
            <text:p>600</text:p>
          </table:table-cell>
          <table:table-cell table:style-name="ce42" office:value-type="string" calcext:value-type="string">
            <text:p>deltaWing</text:p>
          </table:table-cell>
          <table:table-cell table:style-name="ce26" table:formula="of:=IFERROR(__xludf.dummyfunction(&quot;IF(ISBLANK(B202),&quot;&quot;RESSOURCE&quot;&quot;,REGEXEXTRACT(B202,&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2]));-1;[.F202]*VLOOKUP([.N202];[$'CO$ Methodology Parts'.$A$12:.$E$57];5;1))" office:value-type="float" office:value="911.9958656" calcext:value-type="float">
            <text:p>911.9958656</text:p>
          </table:table-cell>
          <table:table-cell table:number-columns-repeated="1009"/>
        </table:table-row>
        <table:table-row table:style-name="ro1">
          <table:table-cell table:style-name="ce42" office:value-type="string" calcext:value-type="string">
            <text:p>elevon5.cfg</text:p>
          </table:table-cell>
          <table:table-cell table:style-name="ce42" office:value-type="string" calcext:value-type="string">
            <text:p>/home/oscar/Downloads/Kspaceconnect/ksp/GameData/Squad/Parts/Aero/wings/elevon5.cfg</text:p>
          </table:table-cell>
          <table:table-cell table:style-name="ce43" office:value-type="float" office:value="800" calcext:value-type="float">
            <text:p>800</text:p>
          </table:table-cell>
          <table:table-cell table:style-name="ce42" office:value-type="string" calcext:value-type="string">
            <text:p>elevon5</text:p>
          </table:table-cell>
          <table:table-cell table:style-name="ce26" table:formula="of:=IFERROR(__xludf.dummyfunction(&quot;IF(ISBLANK(B203),&quot;&quot;RESSOURCE&quot;&quot;,REGEXEXTRACT(B203,&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3]));-1;[.F203]*VLOOKUP([.N203];[$'CO$ Methodology Parts'.$A$12:.$E$57];5;1))" office:value-type="float" office:value="364.7983463" calcext:value-type="float">
            <text:p>364.7983463</text:p>
          </table:table-cell>
          <table:table-cell table:number-columns-repeated="1009"/>
        </table:table-row>
        <table:table-row table:style-name="ro1">
          <table:table-cell table:style-name="ce42" office:value-type="string" calcext:value-type="string">
            <text:p>elevon2.cfg</text:p>
          </table:table-cell>
          <table:table-cell table:style-name="ce42" office:value-type="string" calcext:value-type="string">
            <text:p>/home/oscar/Downloads/Kspaceconnect/ksp/GameData/Squad/Parts/Aero/wings/elevon2.cfg</text:p>
          </table:table-cell>
          <table:table-cell table:style-name="ce43" office:value-type="float" office:value="550" calcext:value-type="float">
            <text:p>550</text:p>
          </table:table-cell>
          <table:table-cell table:style-name="ce42" office:value-type="string" calcext:value-type="string">
            <text:p>elevon2</text:p>
          </table:table-cell>
          <table:table-cell table:style-name="ce26" table:formula="of:=IFERROR(__xludf.dummyfunction(&quot;IF(ISBLANK(B204),&quot;&quot;RESSOURCE&quot;&quot;,REGEXEXTRACT(B204,&quot;&quot;GameData/(\w+)&quot;&quot;))&quot;);&quot;Squad&quot;)" office:value-type="string" office:string-value="Squad" calcext:value-type="string">
            <text:p>Squad</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4]));-1;[.F204]*VLOOKUP([.N204];[$'CO$ Methodology Parts'.$A$12:.$E$57];5;1))" office:value-type="float" office:value="273.5987597" calcext:value-type="float">
            <text:p>273.5987597</text:p>
          </table:table-cell>
          <table:table-cell table:number-columns-repeated="1009"/>
        </table:table-row>
        <table:table-row table:style-name="ro1">
          <table:table-cell table:style-name="ce42" office:value-type="string" calcext:value-type="string">
            <text:p>swept2.cfg</text:p>
          </table:table-cell>
          <table:table-cell table:style-name="ce42" office:value-type="string" calcext:value-type="string">
            <text:p>/home/oscar/Downloads/Kspaceconnect/ksp/GameData/Squad/Parts/Aero/wings/swept2.cfg</text:p>
          </table:table-cell>
          <table:table-cell table:style-name="ce43" office:value-type="float" office:value="500" calcext:value-type="float">
            <text:p>500</text:p>
          </table:table-cell>
          <table:table-cell table:style-name="ce42" office:value-type="string" calcext:value-type="string">
            <text:p>sweptWing2</text:p>
          </table:table-cell>
          <table:table-cell table:style-name="ce26" table:formula="of:=IFERROR(__xludf.dummyfunction(&quot;IF(ISBLANK(B205),&quot;&quot;RESSOURCE&quot;&quot;,REGEXEXTRACT(B205,&quot;&quot;GameData/(\w+)&quot;&quot;))&quot;);&quot;Squad&quot;)" office:value-type="string" office:string-value="Squad" calcext:value-type="string">
            <text:p>Squad</text:p>
          </table:table-cell>
          <table:table-cell table:style-name="ce43" office:value-type="float" office:value="0.226" calcext:value-type="float">
            <text:p>0.22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5]));-1;[.F205]*VLOOKUP([.N205];[$'CO$ Methodology Parts'.$A$12:.$E$57];5;1))" office:value-type="float" office:value="1030.555328" calcext:value-type="float">
            <text:p>1030.555328</text:p>
          </table:table-cell>
          <table:table-cell table:number-columns-repeated="1009"/>
        </table:table-row>
        <table:table-row table:style-name="ro1">
          <table:table-cell table:style-name="ce42" office:value-type="string" calcext:value-type="string">
            <text:p>structural1.cfg</text:p>
          </table:table-cell>
          <table:table-cell table:style-name="ce42" office:value-type="string" calcext:value-type="string">
            <text:p>/home/oscar/Downloads/Kspaceconnect/ksp/GameData/Squad/Parts/Aero/wings/structural1.cfg</text:p>
          </table:table-cell>
          <table:table-cell table:style-name="ce43" office:value-type="float" office:value="500" calcext:value-type="float">
            <text:p>500</text:p>
          </table:table-cell>
          <table:table-cell table:style-name="ce42" office:value-type="string" calcext:value-type="string">
            <text:p>structuralWing</text:p>
          </table:table-cell>
          <table:table-cell table:style-name="ce26" table:formula="of:=IFERROR(__xludf.dummyfunction(&quot;IF(ISBLANK(B206),&quot;&quot;RESSOURCE&quot;&quot;,REGEXEXTRACT(B206,&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6]));-1;[.F206]*VLOOKUP([.N206];[$'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elevon4.cfg</text:p>
          </table:table-cell>
          <table:table-cell table:style-name="ce42" office:value-type="string" calcext:value-type="string">
            <text:p>/home/oscar/Downloads/Kspaceconnect/ksp/GameData/Squad/Parts/Aero/wings/elevon4.cfg</text:p>
          </table:table-cell>
          <table:table-cell table:style-name="ce43" office:value-type="float" office:value="400" calcext:value-type="float">
            <text:p>400</text:p>
          </table:table-cell>
          <table:table-cell table:style-name="ce42" office:value-type="string" calcext:value-type="string">
            <text:p>smallCtrlSrf</text:p>
          </table:table-cell>
          <table:table-cell table:style-name="ce26" table:formula="of:=IFERROR(__xludf.dummyfunction(&quot;IF(ISBLANK(B207),&quot;&quot;RESSOURCE&quot;&quot;,REGEXEXTRACT(B207,&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7]));-1;[.F207]*VLOOKUP([.N207];[$'CO$ Methodology Parts'.$A$12:.$E$57];5;1))" office:value-type="float" office:value="182.3991731" calcext:value-type="float">
            <text:p>182.3991731</text:p>
          </table:table-cell>
          <table:table-cell table:number-columns-repeated="1009"/>
        </table:table-row>
        <table:table-row table:style-name="ro1">
          <table:table-cell table:style-name="ce42" office:value-type="string" calcext:value-type="string">
            <text:p>swept1.cfg</text:p>
          </table:table-cell>
          <table:table-cell table:style-name="ce42" office:value-type="string" calcext:value-type="string">
            <text:p>/home/oscar/Downloads/Kspaceconnect/ksp/GameData/Squad/Parts/Aero/wings/swept1.cfg</text:p>
          </table:table-cell>
          <table:table-cell table:style-name="ce43" office:value-type="float" office:value="500" calcext:value-type="float">
            <text:p>500</text:p>
          </table:table-cell>
          <table:table-cell table:style-name="ce42" office:value-type="string" calcext:value-type="string">
            <text:p>sweptWing1</text:p>
          </table:table-cell>
          <table:table-cell table:style-name="ce26" table:formula="of:=IFERROR(__xludf.dummyfunction(&quot;IF(ISBLANK(B208),&quot;&quot;RESSOURCE&quot;&quot;,REGEXEXTRACT(B208,&quot;&quot;GameData/(\w+)&quot;&quot;))&quot;);&quot;Squad&quot;)" office:value-type="string" office:string-value="Squad" calcext:value-type="string">
            <text:p>Squad</text:p>
          </table:table-cell>
          <table:table-cell table:style-name="ce43" office:value-type="float" office:value="0.113" calcext:value-type="float">
            <text:p>0.11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8]));-1;[.F208]*VLOOKUP([.N208];[$'CO$ Methodology Parts'.$A$12:.$E$57];5;1))" office:value-type="float" office:value="515.2776641" calcext:value-type="float">
            <text:p>515.2776641</text:p>
          </table:table-cell>
          <table:table-cell table:number-columns-repeated="1009"/>
        </table:table-row>
        <table:table-row table:style-name="ro1">
          <table:table-cell table:style-name="ce42" office:value-type="string" calcext:value-type="string">
            <text:p>structural4.cfg</text:p>
          </table:table-cell>
          <table:table-cell table:style-name="ce42" office:value-type="string" calcext:value-type="string">
            <text:p>/home/oscar/Downloads/Kspaceconnect/ksp/GameData/Squad/Parts/Aero/wings/structural4.cfg</text:p>
          </table:table-cell>
          <table:table-cell table:style-name="ce43" office:value-type="float" office:value="150" calcext:value-type="float">
            <text:p>150</text:p>
          </table:table-cell>
          <table:table-cell table:style-name="ce42" office:value-type="string" calcext:value-type="string">
            <text:p>structuralWing4</text:p>
          </table:table-cell>
          <table:table-cell table:style-name="ce26" table:formula="of:=IFERROR(__xludf.dummyfunction(&quot;IF(ISBLANK(B209),&quot;&quot;RESSOURCE&quot;&quot;,REGEXEXTRACT(B209,&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09]));-1;[.F209]*VLOOKUP([.N209];[$'CO$ Methodology Parts'.$A$12:.$E$57];5;1))" office:value-type="float" office:value="113.9994832" calcext:value-type="float">
            <text:p>113.9994832</text:p>
          </table:table-cell>
          <table:table-cell table:number-columns-repeated="1009"/>
        </table:table-row>
        <table:table-row table:style-name="ro1">
          <table:table-cell table:style-name="ce42" office:value-type="string" calcext:value-type="string">
            <text:p>connector3.cfg</text:p>
          </table:table-cell>
          <table:table-cell table:style-name="ce42" office:value-type="string" calcext:value-type="string">
            <text:p>/home/oscar/Downloads/Kspaceconnect/ksp/GameData/Squad/Parts/Aero/wings/connector3.cfg</text:p>
          </table:table-cell>
          <table:table-cell table:style-name="ce43" office:value-type="float" office:value="250" calcext:value-type="float">
            <text:p>250</text:p>
          </table:table-cell>
          <table:table-cell table:style-name="ce42" office:value-type="string" calcext:value-type="string">
            <text:p>wingConnector3</text:p>
          </table:table-cell>
          <table:table-cell table:style-name="ce26" table:formula="of:=IFERROR(__xludf.dummyfunction(&quot;IF(ISBLANK(B210),&quot;&quot;RESSOURCE&quot;&quot;,REGEXEXTRACT(B210,&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0]));-1;[.F210]*VLOOKUP([.N210];[$'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elevon1.cfg</text:p>
          </table:table-cell>
          <table:table-cell table:style-name="ce42" office:value-type="string" calcext:value-type="string">
            <text:p>/home/oscar/Downloads/Kspaceconnect/ksp/GameData/Squad/Parts/Aero/wings/elevon1.cfg</text:p>
          </table:table-cell>
          <table:table-cell table:style-name="ce43" office:value-type="float" office:value="400" calcext:value-type="float">
            <text:p>400</text:p>
          </table:table-cell>
          <table:table-cell table:style-name="ce42" office:value-type="string" calcext:value-type="string">
            <text:p>StandardCtrlSrf</text:p>
          </table:table-cell>
          <table:table-cell table:style-name="ce26" table:formula="of:=IFERROR(__xludf.dummyfunction(&quot;IF(ISBLANK(B211),&quot;&quot;RESSOURCE&quot;&quot;,REGEXEXTRACT(B21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1]));-1;[.F211]*VLOOKUP([.N211];[$'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connector2.cfg</text:p>
          </table:table-cell>
          <table:table-cell table:style-name="ce42" office:value-type="string" calcext:value-type="string">
            <text:p>/home/oscar/Downloads/Kspaceconnect/ksp/GameData/Squad/Parts/Aero/wings/connector2.cfg</text:p>
          </table:table-cell>
          <table:table-cell table:style-name="ce43" office:value-type="float" office:value="500" calcext:value-type="float">
            <text:p>500</text:p>
          </table:table-cell>
          <table:table-cell table:style-name="ce42" office:value-type="string" calcext:value-type="string">
            <text:p>wingConnector2</text:p>
          </table:table-cell>
          <table:table-cell table:style-name="ce26" table:formula="of:=IFERROR(__xludf.dummyfunction(&quot;IF(ISBLANK(B212),&quot;&quot;RESSOURCE&quot;&quot;,REGEXEXTRACT(B212,&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2]));-1;[.F212]*VLOOKUP([.N212];[$'CO$ Methodology Parts'.$A$12:.$E$57];5;1))" office:value-type="float" office:value="911.9958656" calcext:value-type="float">
            <text:p>911.9958656</text:p>
          </table:table-cell>
          <table:table-cell table:number-columns-repeated="1009"/>
        </table:table-row>
        <table:table-row table:style-name="ro1">
          <table:table-cell table:style-name="ce42" office:value-type="string" calcext:value-type="string">
            <text:p>delta_small.cfg</text:p>
          </table:table-cell>
          <table:table-cell table:style-name="ce42" office:value-type="string" calcext:value-type="string">
            <text:p>/home/oscar/Downloads/Kspaceconnect/ksp/GameData/Squad/Parts/Aero/wings/delta_small.cfg</text:p>
          </table:table-cell>
          <table:table-cell table:style-name="ce43" office:value-type="float" office:value="200" calcext:value-type="float">
            <text:p>200</text:p>
          </table:table-cell>
          <table:table-cell table:style-name="ce42" office:value-type="string" calcext:value-type="string">
            <text:p>delta_small</text:p>
          </table:table-cell>
          <table:table-cell table:style-name="ce26" table:formula="of:=IFERROR(__xludf.dummyfunction(&quot;IF(ISBLANK(B213),&quot;&quot;RESSOURCE&quot;&quot;,REGEXEXTRACT(B213,&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3]));-1;[.F213]*VLOOKUP([.N213];[$'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strake.cfg</text:p>
          </table:table-cell>
          <table:table-cell table:style-name="ce42" office:value-type="string" calcext:value-type="string">
            <text:p>/home/oscar/Downloads/Kspaceconnect/ksp/GameData/Squad/Parts/Aero/wings/strake.cfg</text:p>
          </table:table-cell>
          <table:table-cell table:style-name="ce43" office:value-type="float" office:value="400" calcext:value-type="float">
            <text:p>400</text:p>
          </table:table-cell>
          <table:table-cell table:style-name="ce42" office:value-type="string" calcext:value-type="string">
            <text:p>wingStrake</text:p>
          </table:table-cell>
          <table:table-cell table:style-name="ce26" table:formula="of:=IFERROR(__xludf.dummyfunction(&quot;IF(ISBLANK(B214),&quot;&quot;RESSOURCE&quot;&quot;,REGEXEXTRACT(B214,&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4]));-1;[.F214]*VLOOKUP([.N214];[$'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structural2.cfg</text:p>
          </table:table-cell>
          <table:table-cell table:style-name="ce42" office:value-type="string" calcext:value-type="string">
            <text:p>/home/oscar/Downloads/Kspaceconnect/ksp/GameData/Squad/Parts/Aero/wings/structural2.cfg</text:p>
          </table:table-cell>
          <table:table-cell table:style-name="ce43" office:value-type="float" office:value="500" calcext:value-type="float">
            <text:p>500</text:p>
          </table:table-cell>
          <table:table-cell table:style-name="ce42" office:value-type="string" calcext:value-type="string">
            <text:p>structuralWing2</text:p>
          </table:table-cell>
          <table:table-cell table:style-name="ce26" table:formula="of:=IFERROR(__xludf.dummyfunction(&quot;IF(ISBLANK(B215),&quot;&quot;RESSOURCE&quot;&quot;,REGEXEXTRACT(B215,&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15]));-1;[.F215]*VLOOKUP([.N215];[$'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structural3.cfg</text:p>
          </table:table-cell>
          <table:table-cell table:style-name="ce42" office:value-type="string" calcext:value-type="string">
            <text:p>/home/oscar/Downloads/Kspaceconnect/ksp/GameData/Squad/Parts/Aero/wings/structural3.cfg</text:p>
          </table:table-cell>
          <table:table-cell table:style-name="ce43" office:value-type="float" office:value="300" calcext:value-type="float">
            <text:p>300</text:p>
          </table:table-cell>
          <table:table-cell table:style-name="ce42" office:value-type="string" calcext:value-type="string">
            <text:p>structuralWing3</text:p>
          </table:table-cell>
          <table:table-cell table:style-name="ce26" table:formula="of:=IFERROR(__xludf.dummyfunction(&quot;IF(ISBLANK(B216),&quot;&quot;RESSOURCE&quot;&quot;,REGEXEXTRACT(B216,&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216]));-1;[.F216]*VLOOKUP([.N216];[$'CO$ Methodology Parts'.$A$12:.$E$57];5;1))" office:value-type="float" office:value="1343.989664" calcext:value-type="float">
            <text:p>1343.989664</text:p>
          </table:table-cell>
          <table:table-cell table:number-columns-repeated="1009"/>
        </table:table-row>
        <table:table-row table:style-name="ro1">
          <table:table-cell table:style-name="ce42" office:value-type="string" calcext:value-type="string">
            <text:p>delta.cfg</text:p>
          </table:table-cell>
          <table:table-cell table:style-name="ce42" office:value-type="string" calcext:value-type="string">
            <text:p>/home/oscar/Downloads/Kspaceconnect/ksp/GameData/Squad/Parts/Aero/shuttleWings/delta.cfg</text:p>
          </table:table-cell>
          <table:table-cell table:style-name="ce43" office:value-type="float" office:value="3000" calcext:value-type="float">
            <text:p>3000</text:p>
          </table:table-cell>
          <table:table-cell table:style-name="ce42" office:value-type="string" calcext:value-type="string">
            <text:p>wingShuttleDelta</text:p>
          </table:table-cell>
          <table:table-cell table:style-name="ce26" table:formula="of:=IFERROR(__xludf.dummyfunction(&quot;IF(ISBLANK(B217),&quot;&quot;RESSOURCE&quot;&quot;,REGEXEXTRACT(B217,&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217]));-1;[.F217]*VLOOKUP([.N217];[$'CO$ Methodology Parts'.$A$12:.$E$57];5;1))" office:value-type="float" office:value="14082.44832" calcext:value-type="float">
            <text:p>14082.44832</text:p>
          </table:table-cell>
          <table:table-cell table:number-columns-repeated="1009"/>
        </table:table-row>
        <table:table-row table:style-name="ro1">
          <table:table-cell table:style-name="ce42" office:value-type="string" calcext:value-type="string">
            <text:p>elevon2.cfg</text:p>
          </table:table-cell>
          <table:table-cell table:style-name="ce42" office:value-type="string" calcext:value-type="string">
            <text:p>/home/oscar/Downloads/Kspaceconnect/ksp/GameData/Squad/Parts/Aero/shuttleWings/elevon2.cfg</text:p>
          </table:table-cell>
          <table:table-cell table:style-name="ce43" office:value-type="float" office:value="1300" calcext:value-type="float">
            <text:p>1300</text:p>
          </table:table-cell>
          <table:table-cell table:style-name="ce42" office:value-type="string" calcext:value-type="string">
            <text:p>wingShuttleElevon2</text:p>
          </table:table-cell>
          <table:table-cell table:style-name="ce26" table:formula="of:=IFERROR(__xludf.dummyfunction(&quot;IF(ISBLANK(B218),&quot;&quot;RESSOURCE&quot;&quot;,REGEXEXTRACT(B218,&quot;&quot;GameData/(\w+)&quot;&quot;))&quot;);&quot;Squad&quot;)" office:value-type="string" office:string-value="Squad" calcext:value-type="string">
            <text:p>Squad</text:p>
          </table:table-cell>
          <table:table-cell table:style-name="ce43" office:value-type="float" office:value="0.23" calcext:value-type="float">
            <text:p>0.2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18]));-1;[.F218]*VLOOKUP([.N218];[$'CO$ Methodology Parts'.$A$12:.$E$57];5;1))" office:value-type="float" office:value="3330.376227" calcext:value-type="float">
            <text:p>3330.376227</text:p>
          </table:table-cell>
          <table:table-cell table:number-columns-repeated="1009"/>
        </table:table-row>
        <table:table-row table:style-name="ro1">
          <table:table-cell table:style-name="ce42" office:value-type="string" calcext:value-type="string">
            <text:p>elevon1.cfg</text:p>
          </table:table-cell>
          <table:table-cell table:style-name="ce42" office:value-type="string" calcext:value-type="string">
            <text:p>/home/oscar/Downloads/Kspaceconnect/ksp/GameData/Squad/Parts/Aero/shuttleWings/elevon1.cfg</text:p>
          </table:table-cell>
          <table:table-cell table:style-name="ce43" office:value-type="float" office:value="950" calcext:value-type="float">
            <text:p>950</text:p>
          </table:table-cell>
          <table:table-cell table:style-name="ce42" office:value-type="string" calcext:value-type="string">
            <text:p>wingShuttleElevon1</text:p>
          </table:table-cell>
          <table:table-cell table:style-name="ce26" table:formula="of:=IFERROR(__xludf.dummyfunction(&quot;IF(ISBLANK(B219),&quot;&quot;RESSOURCE&quot;&quot;,REGEXEXTRACT(B219,&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19]));-1;[.F219]*VLOOKUP([.N219];[$'CO$ Methodology Parts'.$A$12:.$E$57];5;1))" office:value-type="float" office:value="2171.984496" calcext:value-type="float">
            <text:p>2171.984496</text:p>
          </table:table-cell>
          <table:table-cell table:number-columns-repeated="1009"/>
        </table:table-row>
        <table:table-row table:style-name="ro1">
          <table:table-cell table:style-name="ce42" office:value-type="string" calcext:value-type="string">
            <text:p>rudder.cfg</text:p>
          </table:table-cell>
          <table:table-cell table:style-name="ce42" office:value-type="string" calcext:value-type="string">
            <text:p>/home/oscar/Downloads/Kspaceconnect/ksp/GameData/Squad/Parts/Aero/shuttleWings/rudder.cfg</text:p>
          </table:table-cell>
          <table:table-cell table:style-name="ce43" office:value-type="float" office:value="2500" calcext:value-type="float">
            <text:p>2500</text:p>
          </table:table-cell>
          <table:table-cell table:style-name="ce42" office:value-type="string" calcext:value-type="string">
            <text:p>wingShuttleRudder</text:p>
          </table:table-cell>
          <table:table-cell table:style-name="ce26" table:formula="of:=IFERROR(__xludf.dummyfunction(&quot;IF(ISBLANK(B220),&quot;&quot;RESSOURCE&quot;&quot;,REGEXEXTRACT(B220,&quot;&quot;GameData/(\w+)&quot;&quot;))&quot;);&quot;Squad&quot;)" office:value-type="string" office:string-value="Squad" calcext:value-type="string">
            <text:p>Squad</text:p>
          </table:table-cell>
          <table:table-cell table:style-name="ce43" office:value-type="float" office:value="0.45" calcext:value-type="float">
            <text:p>0.4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20]));-1;[.F220]*VLOOKUP([.N220];[$'CO$ Methodology Parts'.$A$12:.$E$57];5;1))" office:value-type="float" office:value="6515.953488" calcext:value-type="float">
            <text:p>6515.953488</text:p>
          </table:table-cell>
          <table:table-cell table:number-columns-repeated="1009"/>
        </table:table-row>
        <table:table-row table:style-name="ro1">
          <table:table-cell table:style-name="ce42" office:value-type="string" calcext:value-type="string">
            <text:p>strake.cfg</text:p>
          </table:table-cell>
          <table:table-cell table:style-name="ce42" office:value-type="string" calcext:value-type="string">
            <text:p>/home/oscar/Downloads/Kspaceconnect/ksp/GameData/Squad/Parts/Aero/shuttleWings/strake.cfg</text:p>
          </table:table-cell>
          <table:table-cell table:style-name="ce43" office:value-type="float" office:value="1000" calcext:value-type="float">
            <text:p>1000</text:p>
          </table:table-cell>
          <table:table-cell table:style-name="ce42" office:value-type="string" calcext:value-type="string">
            <text:p>wingShuttleStrake</text:p>
          </table:table-cell>
          <table:table-cell table:style-name="ce26" table:formula="of:=IFERROR(__xludf.dummyfunction(&quot;IF(ISBLANK(B221),&quot;&quot;RESSOURCE&quot;&quot;,REGEXEXTRACT(B221,&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221]));-1;[.F221]*VLOOKUP([.N221];[$'CO$ Methodology Parts'.$A$12:.$E$57];5;1))" office:value-type="float" office:value="331.9989664" calcext:value-type="float">
            <text:p>331.9989664</text:p>
          </table:table-cell>
          <table:table-cell table:number-columns-repeated="1009"/>
        </table:table-row>
        <table:table-row table:style-name="ro1">
          <table:table-cell table:style-name="ce42" office:value-type="string" calcext:value-type="string">
            <text:p>wingletDeltaDeluxe.cfg</text:p>
          </table:table-cell>
          <table:table-cell table:style-name="ce42" office:value-type="string" calcext:value-type="string">
            <text:p>/home/oscar/Downloads/Kspaceconnect/ksp/GameData/Squad/Parts/Aero/wingletDeltaDeluxe/wingletDeltaDeluxe.cfg</text:p>
          </table:table-cell>
          <table:table-cell table:style-name="ce43" office:value-type="float" office:value="600" calcext:value-type="float">
            <text:p>600</text:p>
          </table:table-cell>
          <table:table-cell table:style-name="ce42" office:value-type="string" calcext:value-type="string">
            <text:p>winglet3</text:p>
          </table:table-cell>
          <table:table-cell table:style-name="ce26" table:formula="of:=IFERROR(__xludf.dummyfunction(&quot;IF(ISBLANK(B222),&quot;&quot;RESSOURCE&quot;&quot;,REGEXEXTRACT(B222,&quot;&quot;GameData/(\w+)&quot;&quot;))&quot;);&quot;Squad&quot;)" office:value-type="string" office:string-value="Squad" calcext:value-type="string">
            <text:p>Squad</text:p>
          </table:table-cell>
          <table:table-cell table:style-name="ce43" office:value-type="float" office:value="0.078" calcext:value-type="float">
            <text:p>0.07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222]));-1;[.F222]*VLOOKUP([.N222];[$'CO$ Methodology Parts'.$A$12:.$E$57];5;1))" office:value-type="float" office:value="2096.623876" calcext:value-type="float">
            <text:p>2096.623876</text:p>
          </table:table-cell>
          <table:table-cell table:number-columns-repeated="1009"/>
        </table:table-row>
        <table:table-row table:style-name="ro1">
          <table:table-cell table:style-name="ce42" office:value-type="string" calcext:value-type="string">
            <text:p>advSasModuleLarge.cfg</text:p>
          </table:table-cell>
          <table:table-cell table:style-name="ce42" office:value-type="string" calcext:value-type="string">
            <text:p>/home/oscar/Downloads/Kspaceconnect/ksp/GameData/Squad/Parts/Command/advancedSasModuleLarge/advSasModuleLarge.cfg</text:p>
          </table:table-cell>
          <table:table-cell table:style-name="ce43" office:value-type="float" office:value="2100" calcext:value-type="float">
            <text:p>2100</text:p>
          </table:table-cell>
          <table:table-cell table:style-name="ce42" office:value-type="string" calcext:value-type="string">
            <text:p>asasmodule1-2</text:p>
          </table:table-cell>
          <table:table-cell table:style-name="ce26" table:formula="of:=IFERROR(__xludf.dummyfunction(&quot;IF(ISBLANK(B223),&quot;&quot;RESSOURCE&quot;&quot;,REGEXEXTRACT(B223,&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223]));-1;[.F223]*VLOOKUP([.N223];[$'CO$ Methodology Parts'.$A$12:.$E$57];5;1))" office:value-type="float" office:value="5890" calcext:value-type="float">
            <text:p>5890</text:p>
          </table:table-cell>
          <table:table-cell table:number-columns-repeated="1009"/>
        </table:table-row>
        <table:table-row table:style-name="ro1">
          <table:table-cell table:style-name="ce42" office:value-type="string" calcext:value-type="string">
            <text:p>probeStackSmall.cfg</text:p>
          </table:table-cell>
          <table:table-cell table:style-name="ce42" office:value-type="string" calcext:value-type="string">
            <text:p>/home/oscar/Downloads/Kspaceconnect/ksp/GameData/Squad/Parts/Command/probeStackSmall/probeStackSmall.cfg</text:p>
          </table:table-cell>
          <table:table-cell table:style-name="ce43" office:value-type="float" office:value="2250" calcext:value-type="float">
            <text:p>2250</text:p>
          </table:table-cell>
          <table:table-cell table:style-name="ce42" office:value-type="string" calcext:value-type="string">
            <text:p>probeStackSmall</text:p>
          </table:table-cell>
          <table:table-cell table:style-name="ce26" table:formula="of:=IFERROR(__xludf.dummyfunction(&quot;IF(ISBLANK(B224),&quot;&quot;RESSOURCE&quot;&quot;,REGEXEXTRACT(B224,&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224]));-1;[.F224]*VLOOKUP([.N224];[$'CO$ Methodology Parts'.$A$12:.$E$57];5;1))" office:value-type="float" office:value="2945" calcext:value-type="float">
            <text:p>2945</text:p>
          </table:table-cell>
          <table:table-cell table:number-columns-repeated="1009"/>
        </table:table-row>
        <table:table-row table:style-name="ro1">
          <table:table-cell table:style-name="ce42" office:value-type="string" calcext:value-type="string">
            <text:p>mk1Pod_v2.cfg</text:p>
          </table:table-cell>
          <table:table-cell table:style-name="ce42" office:value-type="string" calcext:value-type="string">
            <text:p>/home/oscar/Downloads/Kspaceconnect/ksp/GameData/Squad/Parts/Command/mk1pod_v2/mk1Pod_v2.cfg</text:p>
          </table:table-cell>
          <table:table-cell table:style-name="ce43" office:value-type="float" office:value="588" calcext:value-type="float">
            <text:p>588</text:p>
          </table:table-cell>
          <table:table-cell table:style-name="ce42" office:value-type="string" calcext:value-type="string">
            <text:p>mk1pod_v2</text:p>
          </table:table-cell>
          <table:table-cell table:style-name="ce26" table:formula="of:=IFERROR(__xludf.dummyfunction(&quot;IF(ISBLANK(B225),&quot;&quot;RESSOURCE&quot;&quot;,REGEXEXTRACT(B225,&quot;&quot;GameData/(\w+)&quot;&quot;))&quot;);&quot;Squad&quot;)" office:value-type="string" office:string-value="Squad" calcext:value-type="string">
            <text:p>Squad</text:p>
          </table:table-cell>
          <table:table-cell table:style-name="ce43" office:value-type="float" office:value="0.8" calcext:value-type="float">
            <text:p>0.8</text:p>
          </table:table-cell>
          <table:table-cell table:number-columns-repeated="3" table:style-name="ce43" office:value-type="float" office:value="0" calcext:value-type="float">
            <text:p>0</text:p>
          </table:table-cell>
          <table:table-cell table:style-name="ce43" office:value-type="float" office:value="10" calcext:value-type="float">
            <text:p>1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225]));-1;[.F225]*VLOOKUP([.N225];[$'CO$ Methodology Parts'.$A$12:.$E$57];5;1))" office:value-type="float" office:value="23560" calcext:value-type="float">
            <text:p>23560</text:p>
          </table:table-cell>
          <table:table-cell table:number-columns-repeated="1009"/>
        </table:table-row>
        <table:table-row table:style-name="ro1">
          <table:table-cell table:style-name="ce42" office:value-type="string" calcext:value-type="string">
            <text:p>hitchikerStorageContainer.cfg</text:p>
          </table:table-cell>
          <table:table-cell table:style-name="ce42" office:value-type="string" calcext:value-type="string">
            <text:p>/home/oscar/Downloads/Kspaceconnect/ksp/GameData/Squad/Parts/Command/hitchhikerStorageContainer/hitchikerStorageContainer.cfg</text:p>
          </table:table-cell>
          <table:table-cell table:style-name="ce43" office:value-type="float" office:value="4000" calcext:value-type="float">
            <text:p>4000</text:p>
          </table:table-cell>
          <table:table-cell table:style-name="ce42" office:value-type="string" calcext:value-type="string">
            <text:p>crewCabin</text:p>
          </table:table-cell>
          <table:table-cell table:style-name="ce26" table:formula="of:=IFERROR(__xludf.dummyfunction(&quot;IF(ISBLANK(B226),&quot;&quot;RESSOURCE&quot;&quot;,REGEXEXTRACT(B226,&quot;&quot;GameData/(\w+)&quot;&quot;))&quot;);&quot;Squad&quot;)" office:value-type="string" office:string-value="Squad" calcext:value-type="string">
            <text:p>Squad</text:p>
          </table:table-cell>
          <table:table-cell table:style-name="ce43" office:value-type="float" office:value="2.25" calcext:value-type="float">
            <text:p>2.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26]));-1;[.F226]*VLOOKUP([.N226];[$'CO$ Methodology Parts'.$A$12:.$E$57];5;1))" office:value-type="float" office:value="32579.76744" calcext:value-type="float">
            <text:p>32579.76744</text:p>
          </table:table-cell>
          <table:table-cell table:number-columns-repeated="1009"/>
        </table:table-row>
        <table:table-row table:style-name="ro1">
          <table:table-cell table:style-name="ce42" office:value-type="string" calcext:value-type="string">
            <text:p>probeStackSphere_v2.cfg</text:p>
          </table:table-cell>
          <table:table-cell table:style-name="ce42" office:value-type="string" calcext:value-type="string">
            <text:p>/home/oscar/Downloads/Kspaceconnect/ksp/GameData/Squad/Parts/Command/probeStackSphere_v2/probeStackSphere_v2.cfg</text:p>
          </table:table-cell>
          <table:table-cell table:style-name="ce43" office:value-type="float" office:value="300" calcext:value-type="float">
            <text:p>300</text:p>
          </table:table-cell>
          <table:table-cell table:style-name="ce42" office:value-type="string" calcext:value-type="string">
            <text:p>probeCoreSphere_v2</text:p>
          </table:table-cell>
          <table:table-cell table:style-name="ce26" table:formula="of:=IFERROR(__xludf.dummyfunction(&quot;IF(ISBLANK(B227),&quot;&quot;RESSOURCE&quot;&quot;,REGEXEXTRACT(B227,&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27]));-1;[.F227]*VLOOKUP([.N227];[$'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externalCommandSeat.cfg</text:p>
          </table:table-cell>
          <table:table-cell table:style-name="ce42" office:value-type="string" calcext:value-type="string">
            <text:p>/home/oscar/Downloads/Kspaceconnect/ksp/GameData/Squad/Parts/Command/externalCommandSeat/externalCommandSeat.cfg</text:p>
          </table:table-cell>
          <table:table-cell table:style-name="ce43" office:value-type="float" office:value="200" calcext:value-type="float">
            <text:p>200</text:p>
          </table:table-cell>
          <table:table-cell table:style-name="ce42" office:value-type="string" calcext:value-type="string">
            <text:p>seatExternalCmd</text:p>
          </table:table-cell>
          <table:table-cell table:style-name="ce26" table:formula="of:=IFERROR(__xludf.dummyfunction(&quot;IF(ISBLANK(B228),&quot;&quot;RESSOURCE&quot;&quot;,REGEXEXTRACT(B228,&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28]));-1;[.F228]*VLOOKUP([.N228];[$'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probeStackLarge.cfg</text:p>
          </table:table-cell>
          <table:table-cell table:style-name="ce42" office:value-type="string" calcext:value-type="string">
            <text:p>/home/oscar/Downloads/Kspaceconnect/ksp/GameData/Squad/Parts/Command/probeStackLarge/probeStackLarge.cfg</text:p>
          </table:table-cell>
          <table:table-cell table:style-name="ce43" office:value-type="float" office:value="3400" calcext:value-type="float">
            <text:p>3400</text:p>
          </table:table-cell>
          <table:table-cell table:style-name="ce42" office:value-type="string" calcext:value-type="string">
            <text:p>probeStackLarge</text:p>
          </table:table-cell>
          <table:table-cell table:style-name="ce26" table:formula="of:=IFERROR(__xludf.dummyfunction(&quot;IF(ISBLANK(B229),&quot;&quot;RESSOURCE&quot;&quot;,REGEXEXTRACT(B229,&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29]));-1;[.F229]*VLOOKUP([.N229];[$'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MpoProbe.cfg</text:p>
          </table:table-cell>
          <table:table-cell table:style-name="ce42" office:value-type="string" calcext:value-type="string">
            <text:p>/home/oscar/Downloads/Kspaceconnect/ksp/GameData/Squad/Parts/Command/MpoProbe/MpoProbe.cfg</text:p>
          </table:table-cell>
          <table:table-cell table:style-name="ce43" office:value-type="float" office:value="9854.1" calcext:value-type="float">
            <text:p>9854.1</text:p>
          </table:table-cell>
          <table:table-cell table:style-name="ce42" office:value-type="string" calcext:value-type="string">
            <text:p>MpoProbe</text:p>
          </table:table-cell>
          <table:table-cell table:style-name="ce26" table:formula="of:=IFERROR(__xludf.dummyfunction(&quot;IF(ISBLANK(B230),&quot;&quot;RESSOURCE&quot;&quot;,REGEXEXTRACT(B230,&quot;&quot;GameData/(\w+)&quot;&quot;))&quot;);&quot;Squad&quot;)" office:value-type="string" office:string-value="Squad" calcext:value-type="string">
            <text:p>Squad</text:p>
          </table:table-cell>
          <table:table-cell table:style-name="ce43" office:value-type="float" office:value="0.395" calcext:value-type="float">
            <text:p>0.395</text:p>
          </table:table-cell>
          <table:table-cell table:style-name="ce43" office:value-type="float" office:value="45" calcext:value-type="float">
            <text:p>45</text:p>
          </table:table-cell>
          <table:table-cell table:style-name="ce43" office:value-type="float" office:value="55" calcext:value-type="float">
            <text:p>5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rill</text:p>
          </table:table-cell>
          <table:table-cell table:style-name="ce47" table:formula="of:=IF(IFERROR(SEARCH(&quot;zDeprecated&quot;;[.B230]));-1;[.F230]*VLOOKUP([.N230];[$'CO$ Methodology Parts'.$A$12:.$E$57];5;1))" office:value-type="float" office:value="821.6" calcext:value-type="float">
            <text:p>821.6</text:p>
          </table:table-cell>
          <table:table-cell table:number-columns-repeated="1009"/>
        </table:table-row>
        <table:table-row table:style-name="ro1">
          <table:table-cell table:style-name="ce42" office:value-type="string" calcext:value-type="string">
            <text:p>probeCoreOcto_v2.cfg</text:p>
          </table:table-cell>
          <table:table-cell table:style-name="ce42" office:value-type="string" calcext:value-type="string">
            <text:p>/home/oscar/Downloads/Kspaceconnect/ksp/GameData/Squad/Parts/Command/probeCoreOcto_v2/probeCoreOcto_v2.cfg</text:p>
          </table:table-cell>
          <table:table-cell table:style-name="ce43" office:value-type="float" office:value="450" calcext:value-type="float">
            <text:p>450</text:p>
          </table:table-cell>
          <table:table-cell table:style-name="ce42" office:value-type="string" calcext:value-type="string">
            <text:p>probeCoreOcto_v2</text:p>
          </table:table-cell>
          <table:table-cell table:style-name="ce26" table:formula="of:=IFERROR(__xludf.dummyfunction(&quot;IF(ISBLANK(B231),&quot;&quot;RESSOURCE&quot;&quot;,REGEXEXTRACT(B231,&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uelcell</text:p>
          </table:table-cell>
          <table:table-cell table:style-name="ce47" table:formula="of:=IF(IFERROR(SEARCH(&quot;zDeprecated&quot;;[.B231]));-1;[.F231]*VLOOKUP([.N231];[$'CO$ Methodology Parts'.$A$12:.$E$57];5;1))" office:value-type="float" office:value="5167.958656" calcext:value-type="float">
            <text:p>5167.958656</text:p>
          </table:table-cell>
          <table:table-cell table:number-columns-repeated="1009"/>
        </table:table-row>
        <table:table-row table:style-name="ro1">
          <table:table-cell table:style-name="ce42" office:value-type="string" calcext:value-type="string">
            <text:p>probeCoreHex.cfg</text:p>
          </table:table-cell>
          <table:table-cell table:style-name="ce42" office:value-type="string" calcext:value-type="string">
            <text:p>/home/oscar/Downloads/Kspaceconnect/ksp/GameData/Squad/Parts/Command/probeCoreHex/probeCoreHex.cfg</text:p>
          </table:table-cell>
          <table:table-cell table:style-name="ce43" office:value-type="float" office:value="650" calcext:value-type="float">
            <text:p>650</text:p>
          </table:table-cell>
          <table:table-cell table:style-name="ce42" office:value-type="string" calcext:value-type="string">
            <text:p>probeCoreHex</text:p>
          </table:table-cell>
          <table:table-cell table:style-name="ce26" table:formula="of:=IFERROR(__xludf.dummyfunction(&quot;IF(ISBLANK(B232),&quot;&quot;RESSOURCE&quot;&quot;,REGEXEXTRACT(B232,&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32]));-1;[.F232]*VLOOKUP([.N232];[$'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probeRoverBody.cfg</text:p>
          </table:table-cell>
          <table:table-cell table:style-name="ce42" office:value-type="string" calcext:value-type="string">
            <text:p>/home/oscar/Downloads/Kspaceconnect/ksp/GameData/Squad/Parts/Command/probeRoverBody/probeRoverBody.cfg</text:p>
          </table:table-cell>
          <table:table-cell table:style-name="ce43" office:value-type="float" office:value="800" calcext:value-type="float">
            <text:p>800</text:p>
          </table:table-cell>
          <table:table-cell table:style-name="ce42" office:value-type="string" calcext:value-type="string">
            <text:p>roverBody</text:p>
          </table:table-cell>
          <table:table-cell table:style-name="ce26" table:formula="of:=IFERROR(__xludf.dummyfunction(&quot;IF(ISBLANK(B233),&quot;&quot;RESSOURCE&quot;&quot;,REGEXEXTRACT(B233,&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233]));-1;[.F233]*VLOOKUP([.N233];[$'CO$ Methodology Parts'.$A$12:.$E$57];5;1))" office:value-type="float" office:value="1338.375" calcext:value-type="float">
            <text:p>1338.375</text:p>
          </table:table-cell>
          <table:table-cell table:number-columns-repeated="1009"/>
        </table:table-row>
        <table:table-row table:style-name="ro1">
          <table:table-cell table:style-name="ce42" office:value-type="string" calcext:value-type="string">
            <text:p>probeRoverBody_v2.cfg</text:p>
          </table:table-cell>
          <table:table-cell table:style-name="ce42" office:value-type="string" calcext:value-type="string">
            <text:p>/home/oscar/Downloads/Kspaceconnect/ksp/GameData/Squad/Parts/Command/probeRoverBody_v2/probeRoverBody_v2.cfg</text:p>
          </table:table-cell>
          <table:table-cell table:style-name="ce43" office:value-type="float" office:value="800" calcext:value-type="float">
            <text:p>800</text:p>
          </table:table-cell>
          <table:table-cell table:style-name="ce42" office:value-type="string" calcext:value-type="string">
            <text:p>roverBody_v2</text:p>
          </table:table-cell>
          <table:table-cell table:style-name="ce26" table:formula="of:=IFERROR(__xludf.dummyfunction(&quot;IF(ISBLANK(B234),&quot;&quot;RESSOURCE&quot;&quot;,REGEXEXTRACT(B234,&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ISRU</text:p>
          </table:table-cell>
          <table:table-cell table:style-name="ce47" table:formula="of:=IF(IFERROR(SEARCH(&quot;zDeprecated&quot;;[.B234]));-1;[.F234]*VLOOKUP([.N234];[$'CO$ Methodology Parts'.$A$12:.$E$57];5;1))" office:value-type="float" office:value="683.9968992" calcext:value-type="float">
            <text:p>683.9968992</text:p>
          </table:table-cell>
          <table:table-cell table:number-columns-repeated="1009"/>
        </table:table-row>
        <table:table-row table:style-name="ro1">
          <table:table-cell table:style-name="ce42" office:value-type="string" calcext:value-type="string">
            <text:p>probeCoreCube.cfg</text:p>
          </table:table-cell>
          <table:table-cell table:style-name="ce42" office:value-type="string" calcext:value-type="string">
            <text:p>/home/oscar/Downloads/Kspaceconnect/ksp/GameData/Squad/Parts/Command/probeCoreCube/probeCoreCube.cfg</text:p>
          </table:table-cell>
          <table:table-cell table:style-name="ce43" office:value-type="float" office:value="360" calcext:value-type="float">
            <text:p>360</text:p>
          </table:table-cell>
          <table:table-cell table:style-name="ce42" office:value-type="string" calcext:value-type="string">
            <text:p>probeCoreCube</text:p>
          </table:table-cell>
          <table:table-cell table:style-name="ce26" table:formula="of:=IFERROR(__xludf.dummyfunction(&quot;IF(ISBLANK(B235),&quot;&quot;RESSOURCE&quot;&quot;,REGEXEXTRACT(B235,&quot;&quot;GameData/(\w+)&quot;&quot;))&quot;);&quot;Squad&quot;)" office:value-type="string" office:string-value="Squad" calcext:value-type="string">
            <text:p>Squad</text:p>
          </table:table-cell>
          <table:table-cell table:style-name="ce43" office:value-type="float" office:value="0.07" calcext:value-type="float">
            <text:p>0.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35]));-1;[.F235]*VLOOKUP([.N235];[$'CO$ Methodology Parts'.$A$12:.$E$57];5;1))" office:value-type="float" office:value="319.198553" calcext:value-type="float">
            <text:p>319.198553</text:p>
          </table:table-cell>
          <table:table-cell table:number-columns-repeated="1009"/>
        </table:table-row>
        <table:table-row table:style-name="ro1">
          <table:table-cell table:style-name="ce42" office:value-type="string" calcext:value-type="string">
            <text:p>mk2CockpitInline.cfg</text:p>
          </table:table-cell>
          <table:table-cell table:style-name="ce42" office:value-type="string" calcext:value-type="string">
            <text:p>/home/oscar/Downloads/Kspaceconnect/ksp/GameData/Squad/Parts/Command/mk2CockpitInline/mk2CockpitInline.cfg</text:p>
          </table:table-cell>
          <table:table-cell table:style-name="ce43" office:value-type="float" office:value="3470" calcext:value-type="float">
            <text:p>3470</text:p>
          </table:table-cell>
          <table:table-cell table:style-name="ce42" office:value-type="string" calcext:value-type="string">
            <text:p>mk2Cockpit_Inline</text:p>
          </table:table-cell>
          <table:table-cell table:style-name="ce26" table:formula="of:=IFERROR(__xludf.dummyfunction(&quot;IF(ISBLANK(B236),&quot;&quot;RESSOURCE&quot;&quot;,REGEXEXTRACT(B236,&quot;&quot;GameData/(\w+)&quot;&quot;))&quot;);&quot;Squad&quot;)" office:value-type="string" office:string-value="Squad" calcext:value-type="string">
            <text:p>Squad</text:p>
          </table:table-cell>
          <table:table-cell table:style-name="ce43" office:value-type="float" office:value="2" calcext:value-type="float">
            <text:p>2</text:p>
          </table:table-cell>
          <table:table-cell table:number-columns-repeated="3" table:style-name="ce43" office:value-type="float" office:value="0" calcext:value-type="float">
            <text:p>0</text:p>
          </table:table-cell>
          <table:table-cell table:style-name="ce43" office:value-type="float" office:value="25" calcext:value-type="float">
            <text:p>25</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236]));-1;[.F236]*VLOOKUP([.N236];[$'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mk2Dronecore.cfg</text:p>
          </table:table-cell>
          <table:table-cell table:style-name="ce42" office:value-type="string" calcext:value-type="string">
            <text:p>/home/oscar/Downloads/Kspaceconnect/ksp/GameData/Squad/Parts/Command/mk2DroneCore/mk2Dronecore.cfg</text:p>
          </table:table-cell>
          <table:table-cell table:style-name="ce43" office:value-type="float" office:value="2700" calcext:value-type="float">
            <text:p>2700</text:p>
          </table:table-cell>
          <table:table-cell table:style-name="ce42" office:value-type="string" calcext:value-type="string">
            <text:p>mk2DroneCore</text:p>
          </table:table-cell>
          <table:table-cell table:style-name="ce26" table:formula="of:=IFERROR(__xludf.dummyfunction(&quot;IF(ISBLANK(B237),&quot;&quot;RESSOURCE&quot;&quot;,REGEXEXTRACT(B237,&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237]));-1;[.F237]*VLOOKUP([.N237];[$'CO$ Methodology Parts'.$A$12:.$E$57];5;1))" office:value-type="float" office:value="663.9979328" calcext:value-type="float">
            <text:p>663.9979328</text:p>
          </table:table-cell>
          <table:table-cell table:number-columns-repeated="1009"/>
        </table:table-row>
        <table:table-row table:style-name="ro1">
          <table:table-cell table:style-name="ce42" office:value-type="string" calcext:value-type="string">
            <text:p>mk1CrewCabin.cfg</text:p>
          </table:table-cell>
          <table:table-cell table:style-name="ce42" office:value-type="string" calcext:value-type="string">
            <text:p>/home/oscar/Downloads/Kspaceconnect/ksp/GameData/Squad/Parts/Command/mk1Cockpits/mk1CrewCabin.cfg</text:p>
          </table:table-cell>
          <table:table-cell table:style-name="ce43" office:value-type="float" office:value="550" calcext:value-type="float">
            <text:p>550</text:p>
          </table:table-cell>
          <table:table-cell table:style-name="ce42" office:value-type="string" calcext:value-type="string">
            <text:p>MK1CrewCabin</text:p>
          </table:table-cell>
          <table:table-cell table:style-name="ce26" table:formula="of:=IFERROR(__xludf.dummyfunction(&quot;IF(ISBLANK(B238),&quot;&quot;RESSOURCE&quot;&quot;,REGEXEXTRACT(B238,&quot;&quot;GameData/(\w+)&quot;&quot;))&quot;);&quot;Squad&quot;)" office:value-type="string" office:string-value="Squad" calcext:value-type="string">
            <text:p>Squad</text:p>
          </table:table-cell>
          <table:table-cell table:style-name="ce43" office:value-type="float" office:value="1" calcext:value-type="float">
            <text:p>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38]));-1;[.F238]*VLOOKUP([.N238];[$'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mk1InlineCockpit.cfg</text:p>
          </table:table-cell>
          <table:table-cell table:style-name="ce42" office:value-type="string" calcext:value-type="string">
            <text:p>/home/oscar/Downloads/Kspaceconnect/ksp/GameData/Squad/Parts/Command/mk1Cockpits/mk1InlineCockpit.cfg</text:p>
          </table:table-cell>
          <table:table-cell table:style-name="ce43" office:value-type="float" office:value="1591.6" calcext:value-type="float">
            <text:p>1591.6</text:p>
          </table:table-cell>
          <table:table-cell table:style-name="ce42" office:value-type="string" calcext:value-type="string">
            <text:p>Mark2Cockpit</text:p>
          </table:table-cell>
          <table:table-cell table:style-name="ce26" table:formula="of:=IFERROR(__xludf.dummyfunction(&quot;IF(ISBLANK(B239),&quot;&quot;RESSOURCE&quot;&quot;,REGEXEXTRACT(B239,&quot;&quot;GameData/(\w+)&quot;&quot;))&quot;);&quot;Squad&quot;)" office:value-type="string" office:string-value="Squad" calcext:value-type="string">
            <text:p>Squad</text:p>
          </table:table-cell>
          <table:table-cell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office:value-type="float" office:value="7" calcext:value-type="float">
            <text:p>7</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39]));-1;[.F239]*VLOOKUP([.N239];[$'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mk1Cockpit.cfg</text:p>
          </table:table-cell>
          <table:table-cell table:style-name="ce42" office:value-type="string" calcext:value-type="string">
            <text:p>/home/oscar/Downloads/Kspaceconnect/ksp/GameData/Squad/Parts/Command/mk1Cockpits/mk1Cockpit.cfg</text:p>
          </table:table-cell>
          <table:table-cell table:style-name="ce43" office:value-type="float" office:value="1241.6" calcext:value-type="float">
            <text:p>1241.6</text:p>
          </table:table-cell>
          <table:table-cell table:style-name="ce42" office:value-type="string" calcext:value-type="string">
            <text:p>Mark1Cockpit</text:p>
          </table:table-cell>
          <table:table-cell table:style-name="ce26" table:formula="of:=IFERROR(__xludf.dummyfunction(&quot;IF(ISBLANK(B240),&quot;&quot;RESSOURCE&quot;&quot;,REGEXEXTRACT(B240,&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3" table:style-name="ce43" office:value-type="float" office:value="0" calcext:value-type="float">
            <text:p>0</text:p>
          </table:table-cell>
          <table:table-cell table:style-name="ce43" office:value-type="float" office:value="7" calcext:value-type="float">
            <text:p>7</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40]));-1;[.F240]*VLOOKUP([.N240];[$'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MTM_Stage.cfg</text:p>
          </table:table-cell>
          <table:table-cell table:style-name="ce42" office:value-type="string" calcext:value-type="string">
            <text:p>/home/oscar/Downloads/Kspaceconnect/ksp/GameData/Squad/Parts/Command/MtmStage/MTM_Stage.cfg</text:p>
          </table:table-cell>
          <table:table-cell table:style-name="ce43" office:value-type="float" office:value="6300" calcext:value-type="float">
            <text:p>6300</text:p>
          </table:table-cell>
          <table:table-cell table:style-name="ce42" office:value-type="string" calcext:value-type="string">
            <text:p>MtmStage</text:p>
          </table:table-cell>
          <table:table-cell table:style-name="ce26" table:formula="of:=IFERROR(__xludf.dummyfunction(&quot;IF(ISBLANK(B241),&quot;&quot;RESSOURCE&quot;&quot;,REGEXEXTRACT(B241,&quot;&quot;GameData/(\w+)&quot;&quot;))&quot;);&quot;Squad&quot;)" office:value-type="string" office:string-value="Squad" calcext:value-type="string">
            <text:p>Squad</text:p>
          </table:table-cell>
          <table:table-cell table:style-name="ce43" office:value-type="float" office:value="0.415" calcext:value-type="float">
            <text:p>0.415</text:p>
          </table:table-cell>
          <table:table-cell table:number-columns-repeated="4" table:style-name="ce43" office:value-type="float" office:value="0" calcext:value-type="float">
            <text:p>0</text:p>
          </table:table-cell>
          <table:table-cell table:style-name="ce43" office:value-type="float" office:value="3800" calcext:value-type="float">
            <text:p>3800</text:p>
          </table:table-cell>
          <table:table-cell table:number-columns-repeated="2"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41]));-1;[.F241]*VLOOKUP([.N241];[$'CO$ Methodology Parts'.$A$12:.$E$57];5;1))" office:value-type="float" office:value="863.2" calcext:value-type="float">
            <text:p>863.2</text:p>
          </table:table-cell>
          <table:table-cell table:number-columns-repeated="1009"/>
        </table:table-row>
        <table:table-row table:style-name="ro1">
          <table:table-cell table:style-name="ce42" office:value-type="string" calcext:value-type="string">
            <text:p>cupola.cfg</text:p>
          </table:table-cell>
          <table:table-cell table:style-name="ce42" office:value-type="string" calcext:value-type="string">
            <text:p>/home/oscar/Downloads/Kspaceconnect/ksp/GameData/Squad/Parts/Command/cupola/cupola.cfg</text:p>
          </table:table-cell>
          <table:table-cell table:style-name="ce43" office:value-type="float" office:value="1588" calcext:value-type="float">
            <text:p>1588</text:p>
          </table:table-cell>
          <table:table-cell table:style-name="ce42" office:value-type="string" calcext:value-type="string">
            <text:p>cupola</text:p>
          </table:table-cell>
          <table:table-cell table:style-name="ce26" table:formula="of:=IFERROR(__xludf.dummyfunction(&quot;IF(ISBLANK(B242),&quot;&quot;RESSOURCE&quot;&quot;,REGEXEXTRACT(B242,&quot;&quot;GameData/(\w+)&quot;&quot;))&quot;);&quot;Squad&quot;)" office:value-type="string" office:string-value="Squad" calcext:value-type="string">
            <text:p>Squad</text:p>
          </table:table-cell>
          <table:table-cell table:style-name="ce43" office:value-type="float" office:value="0.94" calcext:value-type="float">
            <text:p>0.94</text:p>
          </table:table-cell>
          <table:table-cell table:number-columns-repeated="3" table:style-name="ce43" office:value-type="float" office:value="0" calcext:value-type="float">
            <text:p>0</text:p>
          </table:table-cell>
          <table:table-cell table:style-name="ce43" office:value-type="float" office:value="10" calcext:value-type="float">
            <text:p>1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242]));-1;[.F242]*VLOOKUP([.N242];[$'CO$ Methodology Parts'.$A$12:.$E$57];5;1))" office:value-type="float" office:value="8387.15" calcext:value-type="float">
            <text:p>8387.15</text:p>
          </table:table-cell>
          <table:table-cell table:number-columns-repeated="1009"/>
        </table:table-row>
        <table:table-row table:style-name="ro1">
          <table:table-cell table:style-name="ce42" office:value-type="string" calcext:value-type="string">
            <text:p>inlineAdvancedStabilizer.cfg</text:p>
          </table:table-cell>
          <table:table-cell table:style-name="ce42" office:value-type="string" calcext:value-type="string">
            <text:p>/home/oscar/Downloads/Kspaceconnect/ksp/GameData/Squad/Parts/Command/inlineAdvancedStabilizer/inlineAdvancedStabilizer.cfg</text:p>
          </table:table-cell>
          <table:table-cell table:style-name="ce43" office:value-type="float" office:value="1200" calcext:value-type="float">
            <text:p>1200</text:p>
          </table:table-cell>
          <table:table-cell table:style-name="ce42" office:value-type="string" calcext:value-type="string">
            <text:p>advSasModule</text:p>
          </table:table-cell>
          <table:table-cell table:style-name="ce26" table:formula="of:=IFERROR(__xludf.dummyfunction(&quot;IF(ISBLANK(B243),&quot;&quot;RESSOURCE&quot;&quot;,REGEXEXTRACT(B243,&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43]));-1;[.F243]*VLOOKUP([.N243];[$'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mk2LanderCan.cfg</text:p>
          </table:table-cell>
          <table:table-cell table:style-name="ce42" office:value-type="string" calcext:value-type="string">
            <text:p>/home/oscar/Downloads/Kspaceconnect/ksp/GameData/Squad/Parts/Command/mk2LanderCan/mk2LanderCan.cfg</text:p>
          </table:table-cell>
          <table:table-cell table:style-name="ce43" office:value-type="float" office:value="3202" calcext:value-type="float">
            <text:p>3202</text:p>
          </table:table-cell>
          <table:table-cell table:style-name="ce42" office:value-type="string" calcext:value-type="string">
            <text:p>mk2LanderCabin</text:p>
          </table:table-cell>
          <table:table-cell table:style-name="ce26" table:formula="of:=IFERROR(__xludf.dummyfunction(&quot;IF(ISBLANK(B244),&quot;&quot;RESSOURCE&quot;&quot;,REGEXEXTRACT(B244,&quot;&quot;GameData/(\w+)&quot;&quot;))&quot;);&quot;Squad&quot;)" office:value-type="string" office:string-value="Squad" calcext:value-type="string">
            <text:p>Squad</text:p>
          </table:table-cell>
          <table:table-cell table:style-name="ce43" office:value-type="float" office:value="2.5" calcext:value-type="float">
            <text:p>2.5</text:p>
          </table:table-cell>
          <table:table-cell table:number-columns-repeated="3" table:style-name="ce43" office:value-type="float" office:value="0" calcext:value-type="float">
            <text:p>0</text:p>
          </table:table-cell>
          <table:table-cell table:style-name="ce43" office:value-type="float" office:value="40" calcext:value-type="float">
            <text:p>4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44]));-1;[.F244]*VLOOKUP([.N244];[$'CO$ Methodology Parts'.$A$12:.$E$57];5;1))" office:value-type="float" office:value="36199.7416" calcext:value-type="float">
            <text:p>36199.7416</text:p>
          </table:table-cell>
          <table:table-cell table:number-columns-repeated="1009"/>
        </table:table-row>
        <table:table-row table:style-name="ro1">
          <table:table-cell table:style-name="ce42" office:value-type="string" calcext:value-type="string">
            <text:p>mk2CockpitStandard.cfg</text:p>
          </table:table-cell>
          <table:table-cell table:style-name="ce42" office:value-type="string" calcext:value-type="string">
            <text:p>/home/oscar/Downloads/Kspaceconnect/ksp/GameData/Squad/Parts/Command/mk2CockpitStandard/mk2CockpitStandard.cfg</text:p>
          </table:table-cell>
          <table:table-cell table:style-name="ce43" office:value-type="float" office:value="3482" calcext:value-type="float">
            <text:p>3482</text:p>
          </table:table-cell>
          <table:table-cell table:style-name="ce42" office:value-type="string" calcext:value-type="string">
            <text:p>mk2Cockpit_Standard</text:p>
          </table:table-cell>
          <table:table-cell table:style-name="ce26" table:formula="of:=IFERROR(__xludf.dummyfunction(&quot;IF(ISBLANK(B245),&quot;&quot;RESSOURCE&quot;&quot;,REGEXEXTRACT(B245,&quot;&quot;GameData/(\w+)&quot;&quot;))&quot;);&quot;Squad&quot;)" office:value-type="string" office:string-value="Squad" calcext:value-type="string">
            <text:p>Squad</text:p>
          </table:table-cell>
          <table:table-cell table:style-name="ce43" office:value-type="float" office:value="2" calcext:value-type="float">
            <text:p>2</text:p>
          </table:table-cell>
          <table:table-cell table:number-columns-repeated="3" table:style-name="ce43" office:value-type="float" office:value="0" calcext:value-type="float">
            <text:p>0</text:p>
          </table:table-cell>
          <table:table-cell table:style-name="ce43" office:value-type="float" office:value="15" calcext:value-type="float">
            <text:p>15</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45]));-1;[.F245]*VLOOKUP([.N245];[$'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mk1LanderCan.cfg</text:p>
          </table:table-cell>
          <table:table-cell table:style-name="ce42" office:value-type="string" calcext:value-type="string">
            <text:p>/home/oscar/Downloads/Kspaceconnect/ksp/GameData/Squad/Parts/Command/mk1LanderCan/mk1LanderCan.cfg</text:p>
          </table:table-cell>
          <table:table-cell table:style-name="ce43" office:value-type="float" office:value="1482" calcext:value-type="float">
            <text:p>1482</text:p>
          </table:table-cell>
          <table:table-cell table:style-name="ce42" office:value-type="string" calcext:value-type="string">
            <text:p>landerCabinSmall</text:p>
          </table:table-cell>
          <table:table-cell table:style-name="ce26" table:formula="of:=IFERROR(__xludf.dummyfunction(&quot;IF(ISBLANK(B246),&quot;&quot;RESSOURCE&quot;&quot;,REGEXEXTRACT(B246,&quot;&quot;GameData/(\w+)&quot;&quot;))&quot;);&quot;Squad&quot;)" office:value-type="string" office:string-value="Squad" calcext:value-type="string">
            <text:p>Squad</text:p>
          </table:table-cell>
          <table:table-cell table:style-name="ce43" office:value-type="float" office:value="0.6" calcext:value-type="float">
            <text:p>0.6</text:p>
          </table:table-cell>
          <table:table-cell table:number-columns-repeated="3" table:style-name="ce43" office:value-type="float" office:value="0" calcext:value-type="float">
            <text:p>0</text:p>
          </table:table-cell>
          <table:table-cell table:style-name="ce43" office:value-type="float" office:value="15" calcext:value-type="float">
            <text:p>15</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46]));-1;[.F246]*VLOOKUP([.N246];[$'CO$ Methodology Parts'.$A$12:.$E$57];5;1))" office:value-type="float" office:value="1248" calcext:value-type="float">
            <text:p>1248</text:p>
          </table:table-cell>
          <table:table-cell table:number-columns-repeated="1009"/>
        </table:table-row>
        <table:table-row table:style-name="ro1">
          <table:table-cell table:style-name="ce42" office:value-type="string" calcext:value-type="string">
            <text:p>mk2LanderCan_v2.cfg</text:p>
          </table:table-cell>
          <table:table-cell table:style-name="ce42" office:value-type="string" calcext:value-type="string">
            <text:p>/home/oscar/Downloads/Kspaceconnect/ksp/GameData/Squad/Parts/Command/mk2LanderCan_v2/mk2LanderCan_v2.cfg</text:p>
          </table:table-cell>
          <table:table-cell table:style-name="ce43" office:value-type="float" office:value="3202" calcext:value-type="float">
            <text:p>3202</text:p>
          </table:table-cell>
          <table:table-cell table:style-name="ce42" office:value-type="string" calcext:value-type="string">
            <text:p>mk2LanderCabin_v2</text:p>
          </table:table-cell>
          <table:table-cell table:style-name="ce26" table:formula="of:=IFERROR(__xludf.dummyfunction(&quot;IF(ISBLANK(B247),&quot;&quot;RESSOURCE&quot;&quot;,REGEXEXTRACT(B247,&quot;&quot;GameData/(\w+)&quot;&quot;))&quot;);&quot;Squad&quot;)" office:value-type="string" office:string-value="Squad" calcext:value-type="string">
            <text:p>Squad</text:p>
          </table:table-cell>
          <table:table-cell table:style-name="ce43" office:value-type="float" office:value="1.355" calcext:value-type="float">
            <text:p>1.355</text:p>
          </table:table-cell>
          <table:table-cell table:number-columns-repeated="3" table:style-name="ce43" office:value-type="float" office:value="0" calcext:value-type="float">
            <text:p>0</text:p>
          </table:table-cell>
          <table:table-cell table:style-name="ce43" office:value-type="float" office:value="40" calcext:value-type="float">
            <text:p>4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47]));-1;[.F247]*VLOOKUP([.N247];[$'CO$ Methodology Parts'.$A$12:.$E$57];5;1))" office:value-type="float" office:value="2818.4" calcext:value-type="float">
            <text:p>2818.4</text:p>
          </table:table-cell>
          <table:table-cell table:number-columns-repeated="1009"/>
        </table:table-row>
        <table:table-row table:style-name="ro1">
          <table:table-cell table:style-name="ce42" office:value-type="string" calcext:value-type="string">
            <text:p>probeCoreOcto2_v2.cfg</text:p>
          </table:table-cell>
          <table:table-cell table:style-name="ce42" office:value-type="string" calcext:value-type="string">
            <text:p>/home/oscar/Downloads/Kspaceconnect/ksp/GameData/Squad/Parts/Command/probeCoreOcto2_v2/probeCoreOcto2_v2.cfg</text:p>
          </table:table-cell>
          <table:table-cell table:style-name="ce43" office:value-type="float" office:value="1480" calcext:value-type="float">
            <text:p>1480</text:p>
          </table:table-cell>
          <table:table-cell table:style-name="ce42" office:value-type="string" calcext:value-type="string">
            <text:p>probeCoreOcto2_v2</text:p>
          </table:table-cell>
          <table:table-cell table:style-name="ce26" table:formula="of:=IFERROR(__xludf.dummyfunction(&quot;IF(ISBLANK(B248),&quot;&quot;RESSOURCE&quot;&quot;,REGEXEXTRACT(B248,&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48]));-1;[.F248]*VLOOKUP([.N248];[$'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mk3CockpitShuttle.cfg</text:p>
          </table:table-cell>
          <table:table-cell table:style-name="ce42" office:value-type="string" calcext:value-type="string">
            <text:p>/home/oscar/Downloads/Kspaceconnect/ksp/GameData/Squad/Parts/Command/mk3CockpitShuttle/mk3CockpitShuttle.cfg</text:p>
          </table:table-cell>
          <table:table-cell table:style-name="ce43" office:value-type="float" office:value="9880" calcext:value-type="float">
            <text:p>9880</text:p>
          </table:table-cell>
          <table:table-cell table:style-name="ce42" office:value-type="string" calcext:value-type="string">
            <text:p>mk3Cockpit_Shuttle</text:p>
          </table:table-cell>
          <table:table-cell table:style-name="ce26" table:formula="of:=IFERROR(__xludf.dummyfunction(&quot;IF(ISBLANK(B249),&quot;&quot;RESSOURCE&quot;&quot;,REGEXEXTRACT(B249,&quot;&quot;GameData/(\w+)&quot;&quot;))&quot;);&quot;Squad&quot;)" office:value-type="string" office:string-value="Squad" calcext:value-type="string">
            <text:p>Squad</text:p>
          </table:table-cell>
          <table:table-cell table:style-name="ce43" office:value-type="float" office:value="3.5" calcext:value-type="float">
            <text:p>3.5</text:p>
          </table:table-cell>
          <table:table-cell table:number-columns-repeated="3" table:style-name="ce43" office:value-type="float" office:value="0" calcext:value-type="float">
            <text:p>0</text:p>
          </table:table-cell>
          <table:table-cell table:style-name="ce43" office:value-type="float" office:value="100" calcext:value-type="float">
            <text:p>10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49]));-1;[.F249]*VLOOKUP([.N249];[$'CO$ Methodology Parts'.$A$12:.$E$57];5;1))" office:value-type="float" office:value="50679.63824" calcext:value-type="float">
            <text:p>50679.63824</text:p>
          </table:table-cell>
          <table:table-cell table:number-columns-repeated="1009"/>
        </table:table-row>
        <table:table-row table:style-name="ro1">
          <table:table-cell table:style-name="ce42" office:value-type="string" calcext:value-type="string">
            <text:p>mk1-3.cfg</text:p>
          </table:table-cell>
          <table:table-cell table:style-name="ce42" office:value-type="string" calcext:value-type="string">
            <text:p>/home/oscar/Downloads/Kspaceconnect/ksp/GameData/Squad/Parts/Command/Mk1-3Pod/mk1-3.cfg</text:p>
          </table:table-cell>
          <table:table-cell table:style-name="ce43" office:value-type="float" office:value="3764" calcext:value-type="float">
            <text:p>3764</text:p>
          </table:table-cell>
          <table:table-cell table:style-name="ce42" office:value-type="string" calcext:value-type="string">
            <text:p>mk1-3pod</text:p>
          </table:table-cell>
          <table:table-cell table:style-name="ce26" table:formula="of:=IFERROR(__xludf.dummyfunction(&quot;IF(ISBLANK(B250),&quot;&quot;RESSOURCE&quot;&quot;,REGEXEXTRACT(B250,&quot;&quot;GameData/(\w+)&quot;&quot;))&quot;);&quot;Squad&quot;)" office:value-type="string" office:string-value="Squad" calcext:value-type="string">
            <text:p>Squad</text:p>
          </table:table-cell>
          <table:table-cell table:style-name="ce43" office:value-type="float" office:value="2.6" calcext:value-type="float">
            <text:p>2.6</text:p>
          </table:table-cell>
          <table:table-cell table:number-columns-repeated="3" table:style-name="ce43" office:value-type="float" office:value="0" calcext:value-type="float">
            <text:p>0</text:p>
          </table:table-cell>
          <table:table-cell table:style-name="ce43" office:value-type="float" office:value="30" calcext:value-type="float">
            <text:p>3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50]));-1;[.F250]*VLOOKUP([.N250];[$'CO$ Methodology Parts'.$A$12:.$E$57];5;1))" office:value-type="float" office:value="37647.73127" calcext:value-type="float">
            <text:p>37647.73127</text:p>
          </table:table-cell>
          <table:table-cell table:number-columns-repeated="1009"/>
        </table:table-row>
        <table:table-row table:style-name="ro1">
          <table:table-cell table:style-name="ce42" office:value-type="string" calcext:value-type="string">
            <text:p>inlineReactionWheel.cfg</text:p>
          </table:table-cell>
          <table:table-cell table:style-name="ce42" office:value-type="string" calcext:value-type="string">
            <text:p>/home/oscar/Downloads/Kspaceconnect/ksp/GameData/Squad/Parts/Command/inlineReactionWheel/inlineReactionWheel.cfg</text:p>
          </table:table-cell>
          <table:table-cell table:style-name="ce43" office:value-type="float" office:value="600" calcext:value-type="float">
            <text:p>600</text:p>
          </table:table-cell>
          <table:table-cell table:style-name="ce42" office:value-type="string" calcext:value-type="string">
            <text:p>sasModule</text:p>
          </table:table-cell>
          <table:table-cell table:style-name="ce26" table:formula="of:=IFERROR(__xludf.dummyfunction(&quot;IF(ISBLANK(B251),&quot;&quot;RESSOURCE&quot;&quot;,REGEXEXTRACT(B25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51]));-1;[.F251]*VLOOKUP([.N251];[$'CO$ Methodology Parts'.$A$12:.$E$57];5;1))" office:value-type="float" office:value="723.994832" calcext:value-type="float">
            <text:p>723.994832</text:p>
          </table:table-cell>
          <table:table-cell table:number-columns-repeated="1009"/>
        </table:table-row>
        <table:table-row table:style-name="ro1">
          <table:table-cell table:style-name="ce42" office:value-type="string" calcext:value-type="string">
            <text:p>probeCoreHex_v2.cfg</text:p>
          </table:table-cell>
          <table:table-cell table:style-name="ce42" office:value-type="string" calcext:value-type="string">
            <text:p>/home/oscar/Downloads/Kspaceconnect/ksp/GameData/Squad/Parts/Command/probeCoreHex_v2/probeCoreHex_v2.cfg</text:p>
          </table:table-cell>
          <table:table-cell table:style-name="ce43" office:value-type="float" office:value="650" calcext:value-type="float">
            <text:p>650</text:p>
          </table:table-cell>
          <table:table-cell table:style-name="ce42" office:value-type="string" calcext:value-type="string">
            <text:p>probeCoreHex_v2</text:p>
          </table:table-cell>
          <table:table-cell table:style-name="ce26" table:formula="of:=IFERROR(__xludf.dummyfunction(&quot;IF(ISBLANK(B252),&quot;&quot;RESSOURCE&quot;&quot;,REGEXEXTRACT(B252,&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252]));-1;[.F252]*VLOOKUP([.N252];[$'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launchClamp1.cfg</text:p>
          </table:table-cell>
          <table:table-cell table:style-name="ce42" office:value-type="string" calcext:value-type="string">
            <text:p>/home/oscar/Downloads/Kspaceconnect/ksp/GameData/Squad/Parts/Utility/launchClamp1/launchClamp1.cfg</text:p>
          </table:table-cell>
          <table:table-cell table:style-name="ce43" office:value-type="float" office:value="200" calcext:value-type="float">
            <text:p>200</text:p>
          </table:table-cell>
          <table:table-cell table:style-name="ce42" office:value-type="string" calcext:value-type="string">
            <text:p>launchClamp1</text:p>
          </table:table-cell>
          <table:table-cell table:style-name="ce26" table:formula="of:=IFERROR(__xludf.dummyfunction(&quot;IF(ISBLANK(B253),&quot;&quot;RESSOURCE&quot;&quot;,REGEXEXTRACT(B253,&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253]));-1;[.F253]*VLOOKUP([.N253];[$'CO$ Methodology Parts'.$A$12:.$E$57];5;1))" office:value-type="float" office:value="5167.958656" calcext:value-type="float">
            <text:p>5167.958656</text:p>
          </table:table-cell>
          <table:table-cell table:number-columns-repeated="1009"/>
        </table:table-row>
        <table:table-row table:style-name="ro1">
          <table:table-cell table:style-name="ce42" office:value-type="string" calcext:value-type="string">
            <text:p>landingLegLT-2.cfg</text:p>
          </table:table-cell>
          <table:table-cell table:style-name="ce42" office:value-type="string" calcext:value-type="string">
            <text:p>/home/oscar/Downloads/Kspaceconnect/ksp/GameData/Squad/Parts/Utility/landingLegLT-2/landingLegLT-2.cfg</text:p>
          </table:table-cell>
          <table:table-cell table:style-name="ce43" office:value-type="float" office:value="340" calcext:value-type="float">
            <text:p>340</text:p>
          </table:table-cell>
          <table:table-cell table:style-name="ce42" office:value-type="string" calcext:value-type="string">
            <text:p>landingLeg1-2</text:p>
          </table:table-cell>
          <table:table-cell table:style-name="ce26" table:formula="of:=IFERROR(__xludf.dummyfunction(&quot;IF(ISBLANK(B254),&quot;&quot;RESSOURCE&quot;&quot;,REGEXEXTRACT(B254,&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254]));-1;[.F254]*VLOOKUP([.N254];[$'CO$ Methodology Parts'.$A$12:.$E$57];5;1))" office:value-type="float" office:value="5167.958656" calcext:value-type="float">
            <text:p>5167.958656</text:p>
          </table:table-cell>
          <table:table-cell table:number-columns-repeated="1009"/>
        </table:table-row>
        <table:table-row table:style-name="ro1">
          <table:table-cell table:style-name="ce42" office:value-type="string" calcext:value-type="string">
            <text:p>parachuteMk1.cfg</text:p>
          </table:table-cell>
          <table:table-cell table:style-name="ce42" office:value-type="string" calcext:value-type="string">
            <text:p>/home/oscar/Downloads/Kspaceconnect/ksp/GameData/Squad/Parts/Utility/parachuteMk1/parachuteMk1.cfg</text:p>
          </table:table-cell>
          <table:table-cell table:style-name="ce43" office:value-type="float" office:value="422" calcext:value-type="float">
            <text:p>422</text:p>
          </table:table-cell>
          <table:table-cell table:style-name="ce42" office:value-type="string" calcext:value-type="string">
            <text:p>parachuteSingle</text:p>
          </table:table-cell>
          <table:table-cell table:style-name="ce26" table:formula="of:=IFERROR(__xludf.dummyfunction(&quot;IF(ISBLANK(B255),&quot;&quot;RESSOURCE&quot;&quot;,REGEXEXTRACT(B255,&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55]));-1;[.F255]*VLOOKUP([.N255];[$'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mk2DockingPort.cfg</text:p>
          </table:table-cell>
          <table:table-cell table:style-name="ce42" office:value-type="string" calcext:value-type="string">
            <text:p>/home/oscar/Downloads/Kspaceconnect/ksp/GameData/Squad/Parts/Utility/mk2DockingPort/mk2DockingPort.cfg</text:p>
          </table:table-cell>
          <table:table-cell table:style-name="ce43" office:value-type="float" office:value="760" calcext:value-type="float">
            <text:p>760</text:p>
          </table:table-cell>
          <table:table-cell table:style-name="ce42" office:value-type="string" calcext:value-type="string">
            <text:p>mk2DockingPort</text:p>
          </table:table-cell>
          <table:table-cell table:style-name="ce26" table:formula="of:=IFERROR(__xludf.dummyfunction(&quot;IF(ISBLANK(B256),&quot;&quot;RESSOURCE&quot;&quot;,REGEXEXTRACT(B256,&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3" table:style-name="ce43" office:value-type="float" office:value="0" calcext:value-type="float">
            <text:p>0</text:p>
          </table:table-cell>
          <table:table-cell table:style-name="ce43" office:value-type="float" office:value="75" calcext:value-type="float">
            <text:p>75</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56]));-1;[.F256]*VLOOKUP([.N256];[$'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radialAttachmentPoint.cfg</text:p>
          </table:table-cell>
          <table:table-cell table:style-name="ce42" office:value-type="string" calcext:value-type="string">
            <text:p>/home/oscar/Downloads/Kspaceconnect/ksp/GameData/Squad/Parts/Utility/radialAttachmentPoint/radialAttachmentPoint.cfg</text:p>
          </table:table-cell>
          <table:table-cell table:style-name="ce43" office:value-type="float" office:value="250" calcext:value-type="float">
            <text:p>250</text:p>
          </table:table-cell>
          <table:table-cell table:style-name="ce42" office:value-type="string" calcext:value-type="string">
            <text:p>stackPoint1</text:p>
          </table:table-cell>
          <table:table-cell table:style-name="ce26" table:formula="of:=IFERROR(__xludf.dummyfunction(&quot;IF(ISBLANK(B257),&quot;&quot;RESSOURCE&quot;&quot;,REGEXEXTRACT(B257,&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57]));-1;[.F257]*VLOOKUP([.N257];[$'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dockingPort.cfg</text:p>
          </table:table-cell>
          <table:table-cell table:style-name="ce42" office:value-type="string" calcext:value-type="string">
            <text:p>/home/oscar/Downloads/Kspaceconnect/ksp/GameData/Squad/Parts/Utility/dockingPort/dockingPort.cfg</text:p>
          </table:table-cell>
          <table:table-cell table:style-name="ce43" office:value-type="float" office:value="280" calcext:value-type="float">
            <text:p>280</text:p>
          </table:table-cell>
          <table:table-cell table:style-name="ce42" office:value-type="string" calcext:value-type="string">
            <text:p>dockingPort2</text:p>
          </table:table-cell>
          <table:table-cell table:style-name="ce26" table:formula="of:=IFERROR(__xludf.dummyfunction(&quot;IF(ISBLANK(B258),&quot;&quot;RESSOURCE&quot;&quot;,REGEXEXTRACT(B258,&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58]));-1;[.F258]*VLOOKUP([.N258];[$'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ladderTelescopicBay.cfg</text:p>
          </table:table-cell>
          <table:table-cell table:style-name="ce42" office:value-type="string" calcext:value-type="string">
            <text:p>/home/oscar/Downloads/Kspaceconnect/ksp/GameData/Squad/Parts/Utility/ladderTelescopicBay/ladderTelescopicBay.cfg</text:p>
          </table:table-cell>
          <table:table-cell table:style-name="ce43" office:value-type="float" office:value="440" calcext:value-type="float">
            <text:p>440</text:p>
          </table:table-cell>
          <table:table-cell table:style-name="ce42" office:value-type="string" calcext:value-type="string">
            <text:p>telescopicLadderBay</text:p>
          </table:table-cell>
          <table:table-cell table:style-name="ce26" table:formula="of:=IFERROR(__xludf.dummyfunction(&quot;IF(ISBLANK(B259),&quot;&quot;RESSOURCE&quot;&quot;,REGEXEXTRACT(B259,&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59]));-1;[.F259]*VLOOKUP([.N259];[$'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potLightMk2.cfg</text:p>
          </table:table-cell>
          <table:table-cell table:style-name="ce42" office:value-type="string" calcext:value-type="string">
            <text:p>/home/oscar/Downloads/Kspaceconnect/ksp/GameData/Squad/Parts/Utility/spotLightMk2/spotLightMk2.cfg</text:p>
          </table:table-cell>
          <table:table-cell table:style-name="ce43" office:value-type="float" office:value="100" calcext:value-type="float">
            <text:p>100</text:p>
          </table:table-cell>
          <table:table-cell table:style-name="ce42" office:value-type="string" calcext:value-type="string">
            <text:p>spotLight2</text:p>
          </table:table-cell>
          <table:table-cell table:style-name="ce26" table:formula="of:=IFERROR(__xludf.dummyfunction(&quot;IF(ISBLANK(B260),&quot;&quot;RESSOURCE&quot;&quot;,REGEXEXTRACT(B260,&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60]));-1;[.F260]*VLOOKUP([.N260];[$'CO$ Methodology Parts'.$A$12:.$E$57];5;1))" office:value-type="float" office:value="217.1984496" calcext:value-type="float">
            <text:p>217.1984496</text:p>
          </table:table-cell>
          <table:table-cell table:number-columns-repeated="1009"/>
        </table:table-row>
        <table:table-row table:style-name="ro1">
          <table:table-cell table:style-name="ce42" office:value-type="string" calcext:value-type="string">
            <text:p>ServiceBay_250_v2.cfg</text:p>
          </table:table-cell>
          <table:table-cell table:style-name="ce42" office:value-type="string" calcext:value-type="string">
            <text:p>/home/oscar/Downloads/Kspaceconnect/ksp/GameData/Squad/Parts/Utility/ServiceBay_v2/ServiceBay_250_v2.cfg</text:p>
          </table:table-cell>
          <table:table-cell table:style-name="ce43" office:value-type="float" office:value="500" calcext:value-type="float">
            <text:p>500</text:p>
          </table:table-cell>
          <table:table-cell table:style-name="ce42" office:value-type="string" calcext:value-type="string">
            <text:p>ServiceBay_250_v2</text:p>
          </table:table-cell>
          <table:table-cell table:style-name="ce26" table:formula="of:=IFERROR(__xludf.dummyfunction(&quot;IF(ISBLANK(B261),&quot;&quot;RESSOURCE&quot;&quot;,REGEXEXTRACT(B261,&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61]));-1;[.F261]*VLOOKUP([.N261];[$'CO$ Methodology Parts'.$A$12:.$E$57];5;1))" office:value-type="float" office:value="4343.968992" calcext:value-type="float">
            <text:p>4343.968992</text:p>
          </table:table-cell>
          <table:table-cell table:number-columns-repeated="1009"/>
        </table:table-row>
        <table:table-row table:style-name="ro1">
          <table:table-cell table:style-name="ce42" office:value-type="string" calcext:value-type="string">
            <text:p>ServiceBay_125_v2.cfg</text:p>
          </table:table-cell>
          <table:table-cell table:style-name="ce42" office:value-type="string" calcext:value-type="string">
            <text:p>/home/oscar/Downloads/Kspaceconnect/ksp/GameData/Squad/Parts/Utility/ServiceBay_v2/ServiceBay_125_v2.cfg</text:p>
          </table:table-cell>
          <table:table-cell table:style-name="ce43" office:value-type="float" office:value="500" calcext:value-type="float">
            <text:p>500</text:p>
          </table:table-cell>
          <table:table-cell table:style-name="ce42" office:value-type="string" calcext:value-type="string">
            <text:p>ServiceBay_125_v2</text:p>
          </table:table-cell>
          <table:table-cell table:style-name="ce26" table:formula="of:=IFERROR(__xludf.dummyfunction(&quot;IF(ISBLANK(B262),&quot;&quot;RESSOURCE&quot;&quot;,REGEXEXTRACT(B262,&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62]));-1;[.F262]*VLOOKUP([.N262];[$'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landingLegLT-5.cfg</text:p>
          </table:table-cell>
          <table:table-cell table:style-name="ce42" office:value-type="string" calcext:value-type="string">
            <text:p>/home/oscar/Downloads/Kspaceconnect/ksp/GameData/Squad/Parts/Utility/landingLegLT-5/landingLegLT-5.cfg</text:p>
          </table:table-cell>
          <table:table-cell table:style-name="ce43" office:value-type="float" office:value="200" calcext:value-type="float">
            <text:p>200</text:p>
          </table:table-cell>
          <table:table-cell table:style-name="ce42" office:value-type="string" calcext:value-type="string">
            <text:p>miniLandingLeg</text:p>
          </table:table-cell>
          <table:table-cell table:style-name="ce26" table:formula="of:=IFERROR(__xludf.dummyfunction(&quot;IF(ISBLANK(B263),&quot;&quot;RESSOURCE&quot;&quot;,REGEXEXTRACT(B263,&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63]));-1;[.F263]*VLOOKUP([.N263];[$'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fireworksLauncherBig.cfg</text:p>
          </table:table-cell>
          <table:table-cell table:style-name="ce42" office:value-type="string" calcext:value-type="string">
            <text:p>/home/oscar/Downloads/Kspaceconnect/ksp/GameData/Squad/Parts/Utility/Fireworks/fireworksLauncherBig.cfg</text:p>
          </table:table-cell>
          <table:table-cell table:style-name="ce43" office:value-type="float" office:value="200" calcext:value-type="float">
            <text:p>200</text:p>
          </table:table-cell>
          <table:table-cell table:style-name="ce42" office:value-type="string" calcext:value-type="string">
            <text:p>fireworksLauncherBig</text:p>
          </table:table-cell>
          <table:table-cell table:style-name="ce26" table:formula="of:=IFERROR(__xludf.dummyfunction(&quot;IF(ISBLANK(B264),&quot;&quot;RESSOURCE&quot;&quot;,REGEXEXTRACT(B264,&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64]));-1;[.F264]*VLOOKUP([.N264];[$'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fireworksLauncherSmall.cfg</text:p>
          </table:table-cell>
          <table:table-cell table:style-name="ce42" office:value-type="string" calcext:value-type="string">
            <text:p>/home/oscar/Downloads/Kspaceconnect/ksp/GameData/Squad/Parts/Utility/Fireworks/fireworksLauncherSmall.cfg</text:p>
          </table:table-cell>
          <table:table-cell table:style-name="ce43" office:value-type="float" office:value="15" calcext:value-type="float">
            <text:p>15</text:p>
          </table:table-cell>
          <table:table-cell table:style-name="ce42" office:value-type="string" calcext:value-type="string">
            <text:p>fireworksLauncherSmall</text:p>
          </table:table-cell>
          <table:table-cell table:style-name="ce26" table:formula="of:=IFERROR(__xludf.dummyfunction(&quot;IF(ISBLANK(B265),&quot;&quot;RESSOURCE&quot;&quot;,REGEXEXTRACT(B265,&quot;&quot;GameData/(\w+)&quot;&quot;))&quot;);&quot;Squad&quot;)" office:value-type="string" office:string-value="Squad" calcext:value-type="string">
            <text:p>Squad</text:p>
          </table:table-cell>
          <table:table-cell table:style-name="ce43" office:value-type="float" office:value="0.00125" calcext:value-type="float">
            <text:p>0.0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65]));-1;[.F265]*VLOOKUP([.N265];[$'CO$ Methodology Parts'.$A$12:.$E$57];5;1))" office:value-type="float" office:value="2.6" calcext:value-type="float">
            <text:p>2.6</text:p>
          </table:table-cell>
          <table:table-cell table:number-columns-repeated="1009"/>
        </table:table-row>
        <table:table-row table:style-name="ro1">
          <table:table-cell table:style-name="ce42" office:value-type="string" calcext:value-type="string">
            <text:p>ladderRadial.cfg</text:p>
          </table:table-cell>
          <table:table-cell table:style-name="ce42" office:value-type="string" calcext:value-type="string">
            <text:p>/home/oscar/Downloads/Kspaceconnect/ksp/GameData/Squad/Parts/Utility/ladderRadial/ladderRadial.cfg</text:p>
          </table:table-cell>
          <table:table-cell table:style-name="ce43" office:value-type="float" office:value="100" calcext:value-type="float">
            <text:p>100</text:p>
          </table:table-cell>
          <table:table-cell table:style-name="ce42" office:value-type="string" calcext:value-type="string">
            <text:p>ladder1</text:p>
          </table:table-cell>
          <table:table-cell table:style-name="ce26" table:formula="of:=IFERROR(__xludf.dummyfunction(&quot;IF(ISBLANK(B266),&quot;&quot;RESSOURCE&quot;&quot;,REGEXEXTRACT(B266,&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66]));-1;[.F266]*VLOOKUP([.N266];[$'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tackQuadCoupler.cfg</text:p>
          </table:table-cell>
          <table:table-cell table:style-name="ce42" office:value-type="string" calcext:value-type="string">
            <text:p>/home/oscar/Downloads/Kspaceconnect/ksp/GameData/Squad/Parts/Utility/stackCouplers/stackQuadCoupler.cfg</text:p>
          </table:table-cell>
          <table:table-cell table:style-name="ce43" office:value-type="float" office:value="2000" calcext:value-type="float">
            <text:p>2000</text:p>
          </table:table-cell>
          <table:table-cell table:style-name="ce42" office:value-type="string" calcext:value-type="string">
            <text:p>stackQuadCoupler</text:p>
          </table:table-cell>
          <table:table-cell table:style-name="ce26" table:formula="of:=IFERROR(__xludf.dummyfunction(&quot;IF(ISBLANK(B267),&quot;&quot;RESSOURCE&quot;&quot;,REGEXEXTRACT(B267,&quot;&quot;GameData/(\w+)&quot;&quot;))&quot;);&quot;Squad&quot;)" office:value-type="string" office:string-value="Squad" calcext:value-type="string">
            <text:p>Squad</text:p>
          </table:table-cell>
          <table:table-cell table:style-name="ce43" office:value-type="float" office:value="0.175" calcext:value-type="float">
            <text:p>0.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267]));-1;[.F267]*VLOOKUP([.N267];[$'CO$ Methodology Parts'.$A$12:.$E$57];5;1))" office:value-type="float" office:value="364" calcext:value-type="float">
            <text:p>364</text:p>
          </table:table-cell>
          <table:table-cell table:number-columns-repeated="1009"/>
        </table:table-row>
        <table:table-row table:style-name="ro1">
          <table:table-cell table:style-name="ce42" office:value-type="string" calcext:value-type="string">
            <text:p>stackBiCoupler_v2.cfg</text:p>
          </table:table-cell>
          <table:table-cell table:style-name="ce42" office:value-type="string" calcext:value-type="string">
            <text:p>/home/oscar/Downloads/Kspaceconnect/ksp/GameData/Squad/Parts/Utility/stackCouplers/stackBiCoupler_v2.cfg</text:p>
          </table:table-cell>
          <table:table-cell table:style-name="ce43" office:value-type="float" office:value="400" calcext:value-type="float">
            <text:p>400</text:p>
          </table:table-cell>
          <table:table-cell table:style-name="ce42" office:value-type="string" calcext:value-type="string">
            <text:p>stackBiCoupler_v2</text:p>
          </table:table-cell>
          <table:table-cell table:style-name="ce26" table:formula="of:=IFERROR(__xludf.dummyfunction(&quot;IF(ISBLANK(B268),&quot;&quot;RESSOURCE&quot;&quot;,REGEXEXTRACT(B268,&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68]));-1;[.F268]*VLOOKUP([.N268];[$'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stackTriCoupler_v2.cfg</text:p>
          </table:table-cell>
          <table:table-cell table:style-name="ce42" office:value-type="string" calcext:value-type="string">
            <text:p>/home/oscar/Downloads/Kspaceconnect/ksp/GameData/Squad/Parts/Utility/stackCouplers/stackTriCoupler_v2.cfg</text:p>
          </table:table-cell>
          <table:table-cell table:style-name="ce43" office:value-type="float" office:value="680" calcext:value-type="float">
            <text:p>680</text:p>
          </table:table-cell>
          <table:table-cell table:style-name="ce42" office:value-type="string" calcext:value-type="string">
            <text:p>stackTriCoupler_v2</text:p>
          </table:table-cell>
          <table:table-cell table:style-name="ce26" table:formula="of:=IFERROR(__xludf.dummyfunction(&quot;IF(ISBLANK(B269),&quot;&quot;RESSOURCE&quot;&quot;,REGEXEXTRACT(B269,&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269]));-1;[.F269]*VLOOKUP([.N269];[$'CO$ Methodology Parts'.$A$12:.$E$57];5;1))" office:value-type="float" office:value="2171.984496" calcext:value-type="float">
            <text:p>2171.984496</text:p>
          </table:table-cell>
          <table:table-cell table:number-columns-repeated="1009"/>
        </table:table-row>
        <table:table-row table:style-name="ro1">
          <table:table-cell table:style-name="ce42" office:value-type="string" calcext:value-type="string">
            <text:p>dockingPortInline.cfg</text:p>
          </table:table-cell>
          <table:table-cell table:style-name="ce42" office:value-type="string" calcext:value-type="string">
            <text:p>/home/oscar/Downloads/Kspaceconnect/ksp/GameData/Squad/Parts/Utility/dockingPortInline/dockingPortInline.cfg</text:p>
          </table:table-cell>
          <table:table-cell table:style-name="ce43" office:value-type="float" office:value="700" calcext:value-type="float">
            <text:p>700</text:p>
          </table:table-cell>
          <table:table-cell table:style-name="ce42" office:value-type="string" calcext:value-type="string">
            <text:p>dockingPortLateral</text:p>
          </table:table-cell>
          <table:table-cell table:style-name="ce26" table:formula="of:=IFERROR(__xludf.dummyfunction(&quot;IF(ISBLANK(B270),&quot;&quot;RESSOURCE&quot;&quot;,REGEXEXTRACT(B270,&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0]));-1;[.F270]*VLOOKUP([.N270];[$'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flagSize1.cfg</text:p>
          </table:table-cell>
          <table:table-cell table:style-name="ce42" office:value-type="string" calcext:value-type="string">
            <text:p>/home/oscar/Downloads/Kspaceconnect/ksp/GameData/Squad/Parts/Utility/flags/flagSize1/flagSize1.cfg</text:p>
          </table:table-cell>
          <table:table-cell table:style-name="ce43" office:value-type="float" office:value="5" calcext:value-type="float">
            <text:p>5</text:p>
          </table:table-cell>
          <table:table-cell table:style-name="ce42" office:value-type="string" calcext:value-type="string">
            <text:p>flagPartSize1</text:p>
          </table:table-cell>
          <table:table-cell table:style-name="ce26" table:formula="of:=IFERROR(__xludf.dummyfunction(&quot;IF(ISBLANK(B271),&quot;&quot;RESSOURCE&quot;&quot;,REGEXEXTRACT(B271,&quot;&quot;GameData/(\w+)&quot;&quot;))&quot;);&quot;Squad&quot;)" office:value-type="string" office:string-value="Squad" calcext:value-type="string">
            <text:p>Squad</text:p>
          </table:table-cell>
          <table:table-cell table:style-name="ce45" office:value-type="float" office:value="5" calcext:value-type="float">
            <text:p>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1]));-1;[.F271]*VLOOKUP([.N271];[$'CO$ Methodology Parts'.$A$12:.$E$57];5;1))" office:value-type="float" office:value="10400" calcext:value-type="float">
            <text:p>10400</text:p>
          </table:table-cell>
          <table:table-cell table:number-columns-repeated="1009"/>
        </table:table-row>
        <table:table-row table:style-name="ro1">
          <table:table-cell table:style-name="ce42" office:value-type="string" calcext:value-type="string">
            <text:p>flagFlat.cfg</text:p>
          </table:table-cell>
          <table:table-cell table:style-name="ce42" office:value-type="string" calcext:value-type="string">
            <text:p>/home/oscar/Downloads/Kspaceconnect/ksp/GameData/Squad/Parts/Utility/flags/flagFlat/flagFlat.cfg</text:p>
          </table:table-cell>
          <table:table-cell table:style-name="ce43" office:value-type="float" office:value="7" calcext:value-type="float">
            <text:p>7</text:p>
          </table:table-cell>
          <table:table-cell table:style-name="ce42" office:value-type="string" calcext:value-type="string">
            <text:p>flagPartFlat</text:p>
          </table:table-cell>
          <table:table-cell table:style-name="ce26" table:formula="of:=IFERROR(__xludf.dummyfunction(&quot;IF(ISBLANK(B272),&quot;&quot;RESSOURCE&quot;&quot;,REGEXEXTRACT(B272,&quot;&quot;GameData/(\w+)&quot;&quot;))&quot;);&quot;Squad&quot;)" office:value-type="string" office:string-value="Squad" calcext:value-type="string">
            <text:p>Squad</text:p>
          </table:table-cell>
          <table:table-cell table:style-name="ce43" office:value-type="float" office:value="0.00015" calcext:value-type="float">
            <text:p>0.0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2]));-1;[.F272]*VLOOKUP([.N272];[$'CO$ Methodology Parts'.$A$12:.$E$57];5;1))" office:value-type="float" office:value="0.312" calcext:value-type="float">
            <text:p>0.312</text:p>
          </table:table-cell>
          <table:table-cell table:number-columns-repeated="1009"/>
        </table:table-row>
        <table:table-row table:style-name="ro1">
          <table:table-cell table:style-name="ce42" office:value-type="string" calcext:value-type="string">
            <text:p>flagSize0.cfg</text:p>
          </table:table-cell>
          <table:table-cell table:style-name="ce42" office:value-type="string" calcext:value-type="string">
            <text:p>/home/oscar/Downloads/Kspaceconnect/ksp/GameData/Squad/Parts/Utility/flags/flagSize0/flagSize0.cfg</text:p>
          </table:table-cell>
          <table:table-cell table:style-name="ce43" office:value-type="float" office:value="2" calcext:value-type="float">
            <text:p>2</text:p>
          </table:table-cell>
          <table:table-cell table:style-name="ce42" office:value-type="string" calcext:value-type="string">
            <text:p>flagPartSize0</text:p>
          </table:table-cell>
          <table:table-cell table:style-name="ce26" table:formula="of:=IFERROR(__xludf.dummyfunction(&quot;IF(ISBLANK(B273),&quot;&quot;RESSOURCE&quot;&quot;,REGEXEXTRACT(B273,&quot;&quot;GameData/(\w+)&quot;&quot;))&quot;);&quot;Squad&quot;)" office:value-type="string" office:string-value="Squad" calcext:value-type="string">
            <text:p>Squad</text:p>
          </table:table-cell>
          <table:table-cell table:style-name="ce44" office:value-type="float" office:value="0.000025" calcext:value-type="float">
            <text:p>2.50E-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8" table:formula="of:=IF(IFERROR(SEARCH(&quot;zDeprecated&quot;;[.B273]));-1;[.F273]*VLOOKUP([.N273];[$'CO$ Methodology Parts'.$A$12:.$E$57];5;1))" office:value-type="float" office:value="0.052" calcext:value-type="float">
            <text:p>5.20E-02</text:p>
          </table:table-cell>
          <table:table-cell table:number-columns-repeated="1009"/>
        </table:table-row>
        <table:table-row table:style-name="ro1">
          <table:table-cell table:style-name="ce42" office:value-type="string" calcext:value-type="string">
            <text:p>flagSize2.cfg</text:p>
          </table:table-cell>
          <table:table-cell table:style-name="ce42" office:value-type="string" calcext:value-type="string">
            <text:p>/home/oscar/Downloads/Kspaceconnect/ksp/GameData/Squad/Parts/Utility/flags/flagSize2/flagSize2.cfg</text:p>
          </table:table-cell>
          <table:table-cell table:style-name="ce43" office:value-type="float" office:value="12" calcext:value-type="float">
            <text:p>12</text:p>
          </table:table-cell>
          <table:table-cell table:style-name="ce42" office:value-type="string" calcext:value-type="string">
            <text:p>flagPartSize2</text:p>
          </table:table-cell>
          <table:table-cell table:style-name="ce26" table:formula="of:=IFERROR(__xludf.dummyfunction(&quot;IF(ISBLANK(B274),&quot;&quot;RESSOURCE&quot;&quot;,REGEXEXTRACT(B274,&quot;&quot;GameData/(\w+)&quot;&quot;))&quot;);&quot;Squad&quot;)" office:value-type="string" office:string-value="Squad" calcext:value-type="string">
            <text:p>Squad</text:p>
          </table:table-cell>
          <table:table-cell table:style-name="ce43" office:value-type="float" office:value="0.000225" calcext:value-type="float">
            <text:p>0.0002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4]));-1;[.F274]*VLOOKUP([.N274];[$'CO$ Methodology Parts'.$A$12:.$E$57];5;1))" office:value-type="float" office:value="0.468" calcext:value-type="float">
            <text:p>0.468</text:p>
          </table:table-cell>
          <table:table-cell table:number-columns-repeated="1009"/>
        </table:table-row>
        <table:table-row table:style-name="ro1">
          <table:table-cell table:style-name="ce42" office:value-type="string" calcext:value-type="string">
            <text:p>flagSize3.cfg</text:p>
          </table:table-cell>
          <table:table-cell table:style-name="ce42" office:value-type="string" calcext:value-type="string">
            <text:p>/home/oscar/Downloads/Kspaceconnect/ksp/GameData/Squad/Parts/Utility/flags/flagSize3/flagSize3.cfg</text:p>
          </table:table-cell>
          <table:table-cell table:style-name="ce43" office:value-type="float" office:value="17" calcext:value-type="float">
            <text:p>17</text:p>
          </table:table-cell>
          <table:table-cell table:style-name="ce42" office:value-type="string" calcext:value-type="string">
            <text:p>flagPartSize3</text:p>
          </table:table-cell>
          <table:table-cell table:style-name="ce26" table:formula="of:=IFERROR(__xludf.dummyfunction(&quot;IF(ISBLANK(B275),&quot;&quot;RESSOURCE&quot;&quot;,REGEXEXTRACT(B275,&quot;&quot;GameData/(\w+)&quot;&quot;))&quot;);&quot;Squad&quot;)" office:value-type="string" office:string-value="Squad" calcext:value-type="string">
            <text:p>Squad</text:p>
          </table:table-cell>
          <table:table-cell table:style-name="ce43" office:value-type="float" office:value="0.0005" calcext:value-type="float">
            <text:p>0.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5]));-1;[.F275]*VLOOKUP([.N275];[$'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mk2CrewCabin.cfg</text:p>
          </table:table-cell>
          <table:table-cell table:style-name="ce42" office:value-type="string" calcext:value-type="string">
            <text:p>/home/oscar/Downloads/Kspaceconnect/ksp/GameData/Squad/Parts/Utility/mk2CrewCabin/mk2CrewCabin.cfg</text:p>
          </table:table-cell>
          <table:table-cell table:style-name="ce43" office:value-type="float" office:value="4200" calcext:value-type="float">
            <text:p>4200</text:p>
          </table:table-cell>
          <table:table-cell table:style-name="ce42" office:value-type="string" calcext:value-type="string">
            <text:p>mk2CrewCabin</text:p>
          </table:table-cell>
          <table:table-cell table:style-name="ce26" table:formula="of:=IFERROR(__xludf.dummyfunction(&quot;IF(ISBLANK(B276),&quot;&quot;RESSOURCE&quot;&quot;,REGEXEXTRACT(B276,&quot;&quot;GameData/(\w+)&quot;&quot;))&quot;);&quot;Squad&quot;)" office:value-type="string" office:string-value="Squad" calcext:value-type="string">
            <text:p>Squad</text:p>
          </table:table-cell>
          <table:table-cell table:style-name="ce43" office:value-type="float" office:value="2.03" calcext:value-type="float">
            <text:p>2.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6]));-1;[.F276]*VLOOKUP([.N276];[$'CO$ Methodology Parts'.$A$12:.$E$57];5;1))" office:value-type="float" office:value="4222.4" calcext:value-type="float">
            <text:p>4222.4</text:p>
          </table:table-cell>
          <table:table-cell table:number-columns-repeated="1009"/>
        </table:table-row>
        <table:table-row table:style-name="ro1">
          <table:table-cell table:style-name="ce42" office:value-type="string" calcext:value-type="string">
            <text:p>spotLightMk2_v2.cfg</text:p>
          </table:table-cell>
          <table:table-cell table:style-name="ce42" office:value-type="string" calcext:value-type="string">
            <text:p>/home/oscar/Downloads/Kspaceconnect/ksp/GameData/Squad/Parts/Utility/spotLightMk2_v2/spotLightMk2_v2.cfg</text:p>
          </table:table-cell>
          <table:table-cell table:style-name="ce43" office:value-type="float" office:value="100" calcext:value-type="float">
            <text:p>100</text:p>
          </table:table-cell>
          <table:table-cell table:style-name="ce42" office:value-type="string" calcext:value-type="string">
            <text:p>spotLight2_v2</text:p>
          </table:table-cell>
          <table:table-cell table:style-name="ce26" table:formula="of:=IFERROR(__xludf.dummyfunction(&quot;IF(ISBLANK(B277),&quot;&quot;RESSOURCE&quot;&quot;,REGEXEXTRACT(B277,&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277]));-1;[.F277]*VLOOKUP([.N277];[$'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RCSLinearSmall.cfg</text:p>
          </table:table-cell>
          <table:table-cell table:style-name="ce42" office:value-type="string" calcext:value-type="string">
            <text:p>/home/oscar/Downloads/Kspaceconnect/ksp/GameData/Squad/Parts/Utility/rcsSmallLinear/RCSLinearSmall.cfg</text:p>
          </table:table-cell>
          <table:table-cell table:style-name="ce43" office:value-type="float" office:value="15" calcext:value-type="float">
            <text:p>15</text:p>
          </table:table-cell>
          <table:table-cell table:style-name="ce42" office:value-type="string" calcext:value-type="string">
            <text:p>RCSLinearSmall</text:p>
          </table:table-cell>
          <table:table-cell table:style-name="ce26" table:formula="of:=IFERROR(__xludf.dummyfunction(&quot;IF(ISBLANK(B278),&quot;&quot;RESSOURCE&quot;&quot;,REGEXEXTRACT(B278,&quot;&quot;GameData/(\w+)&quot;&quot;))&quot;);&quot;Squad&quot;)" office:value-type="string" office:string-value="Squad" calcext:value-type="string">
            <text:p>Squad</text:p>
          </table:table-cell>
          <table:table-cell table:style-name="ce43" office:value-type="float" office:value="0.00125" calcext:value-type="float">
            <text:p>0.0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278]));-1;[.F278]*VLOOKUP([.N278];[$'CO$ Methodology Parts'.$A$12:.$E$57];5;1))" office:value-type="float" office:value="64.5994832" calcext:value-type="float">
            <text:p>64.5994832</text:p>
          </table:table-cell>
          <table:table-cell table:number-columns-repeated="1009"/>
        </table:table-row>
        <table:table-row table:style-name="ro1">
          <table:table-cell table:style-name="ce42" office:value-type="string" calcext:value-type="string">
            <text:p>parachuteMk25.cfg</text:p>
          </table:table-cell>
          <table:table-cell table:style-name="ce42" office:value-type="string" calcext:value-type="string">
            <text:p>/home/oscar/Downloads/Kspaceconnect/ksp/GameData/Squad/Parts/Utility/parachuteMk25/parachuteMk25.cfg</text:p>
          </table:table-cell>
          <table:table-cell table:style-name="ce43" office:value-type="float" office:value="400" calcext:value-type="float">
            <text:p>400</text:p>
          </table:table-cell>
          <table:table-cell table:style-name="ce42" office:value-type="string" calcext:value-type="string">
            <text:p>parachuteDrogue</text:p>
          </table:table-cell>
          <table:table-cell table:style-name="ce26" table:formula="of:=IFERROR(__xludf.dummyfunction(&quot;IF(ISBLANK(B279),&quot;&quot;RESSOURCE&quot;&quot;,REGEXEXTRACT(B279,&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279]));-1;[.F279]*VLOOKUP([.N279];[$'CO$ Methodology Parts'.$A$12:.$E$57];5;1))" office:value-type="float" office:value="10335.91731" calcext:value-type="float">
            <text:p>10335.91731</text:p>
          </table:table-cell>
          <table:table-cell table:number-columns-repeated="1009"/>
        </table:table-row>
        <table:table-row table:style-name="ro1">
          <table:table-cell table:style-name="ce42" office:value-type="string" calcext:value-type="string">
            <text:p>dockingPortShielded.cfg</text:p>
          </table:table-cell>
          <table:table-cell table:style-name="ce42" office:value-type="string" calcext:value-type="string">
            <text:p>/home/oscar/Downloads/Kspaceconnect/ksp/GameData/Squad/Parts/Utility/dockingPortShielded/dockingPortShielded.cfg</text:p>
          </table:table-cell>
          <table:table-cell table:style-name="ce43" office:value-type="float" office:value="400" calcext:value-type="float">
            <text:p>400</text:p>
          </table:table-cell>
          <table:table-cell table:style-name="ce42" office:value-type="string" calcext:value-type="string">
            <text:p>dockingPort1</text:p>
          </table:table-cell>
          <table:table-cell table:style-name="ce26" table:formula="of:=IFERROR(__xludf.dummyfunction(&quot;IF(ISBLANK(B280),&quot;&quot;RESSOURCE&quot;&quot;,REGEXEXTRACT(B280,&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80]));-1;[.F280]*VLOOKUP([.N280];[$'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RA-100.cfg</text:p>
          </table:table-cell>
          <table:table-cell table:style-name="ce42" office:value-type="string" calcext:value-type="string">
            <text:p>/home/oscar/Downloads/Kspaceconnect/ksp/GameData/Squad/Parts/Utility/RelayAntennas/RA-100.cfg</text:p>
          </table:table-cell>
          <table:table-cell table:style-name="ce43" office:value-type="float" office:value="3000" calcext:value-type="float">
            <text:p>3000</text:p>
          </table:table-cell>
          <table:table-cell table:style-name="ce42" office:value-type="string" calcext:value-type="string">
            <text:p>RelayAntenna100</text:p>
          </table:table-cell>
          <table:table-cell table:style-name="ce26" table:formula="of:=IFERROR(__xludf.dummyfunction(&quot;IF(ISBLANK(B281),&quot;&quot;RESSOURCE&quot;&quot;,REGEXEXTRACT(B281,&quot;&quot;GameData/(\w+)&quot;&quot;))&quot;);&quot;Squad&quot;)" office:value-type="string" office:string-value="Squad" calcext:value-type="string">
            <text:p>Squad</text:p>
          </table:table-cell>
          <table:table-cell table:style-name="ce43" office:value-type="float" office:value="0.65" calcext:value-type="float">
            <text:p>0.6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281]));-1;[.F281]*VLOOKUP([.N281];[$'CO$ Methodology Parts'.$A$12:.$E$57];5;1))" office:value-type="float" office:value="13859.55782" calcext:value-type="float">
            <text:p>13859.55782</text:p>
          </table:table-cell>
          <table:table-cell table:number-columns-repeated="1009"/>
        </table:table-row>
        <table:table-row table:style-name="ro1">
          <table:table-cell table:style-name="ce42" office:value-type="string" calcext:value-type="string">
            <text:p>RA-5.cfg</text:p>
          </table:table-cell>
          <table:table-cell table:style-name="ce42" office:value-type="string" calcext:value-type="string">
            <text:p>/home/oscar/Downloads/Kspaceconnect/ksp/GameData/Squad/Parts/Utility/RelayAntennas/RA-5.cfg</text:p>
          </table:table-cell>
          <table:table-cell table:style-name="ce43" office:value-type="float" office:value="1800" calcext:value-type="float">
            <text:p>1800</text:p>
          </table:table-cell>
          <table:table-cell table:style-name="ce42" office:value-type="string" calcext:value-type="string">
            <text:p>RelayAntenna5</text:p>
          </table:table-cell>
          <table:table-cell table:style-name="ce26" table:formula="of:=IFERROR(__xludf.dummyfunction(&quot;IF(ISBLANK(B282),&quot;&quot;RESSOURCE&quot;&quot;,REGEXEXTRACT(B282,&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82]));-1;[.F282]*VLOOKUP([.N282];[$'CO$ Methodology Parts'.$A$12:.$E$57];5;1))" office:value-type="float" office:value="1338.375" calcext:value-type="float">
            <text:p>1338.375</text:p>
          </table:table-cell>
          <table:table-cell table:number-columns-repeated="1009"/>
        </table:table-row>
        <table:table-row table:style-name="ro1">
          <table:table-cell table:style-name="ce42" office:value-type="string" calcext:value-type="string">
            <text:p>RA-50.cfg</text:p>
          </table:table-cell>
          <table:table-cell table:style-name="ce42" office:value-type="string" calcext:value-type="string">
            <text:p>/home/oscar/Downloads/Kspaceconnect/ksp/GameData/Squad/Parts/Utility/RelayAntennas/RA-50.cfg</text:p>
          </table:table-cell>
          <table:table-cell table:style-name="ce43" office:value-type="float" office:value="2400" calcext:value-type="float">
            <text:p>2400</text:p>
          </table:table-cell>
          <table:table-cell table:style-name="ce42" office:value-type="string" calcext:value-type="string">
            <text:p>RelayAntenna50</text:p>
          </table:table-cell>
          <table:table-cell table:style-name="ce26" table:formula="of:=IFERROR(__xludf.dummyfunction(&quot;IF(ISBLANK(B283),&quot;&quot;RESSOURCE&quot;&quot;,REGEXEXTRACT(B283,&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83]));-1;[.F283]*VLOOKUP([.N283];[$'CO$ Methodology Parts'.$A$12:.$E$57];5;1))" office:value-type="float" office:value="2676.75" calcext:value-type="float">
            <text:p>2676.75</text:p>
          </table:table-cell>
          <table:table-cell table:number-columns-repeated="1009"/>
        </table:table-row>
        <table:table-row table:style-name="ro1">
          <table:table-cell table:style-name="ce42" office:value-type="string" calcext:value-type="string">
            <text:p>parachuteMk2-R.cfg</text:p>
          </table:table-cell>
          <table:table-cell table:style-name="ce42" office:value-type="string" calcext:value-type="string">
            <text:p>/home/oscar/Downloads/Kspaceconnect/ksp/GameData/Squad/Parts/Utility/parachuteMk2-R/parachuteMk2-R.cfg</text:p>
          </table:table-cell>
          <table:table-cell table:style-name="ce43" office:value-type="float" office:value="400" calcext:value-type="float">
            <text:p>400</text:p>
          </table:table-cell>
          <table:table-cell table:style-name="ce42" office:value-type="string" calcext:value-type="string">
            <text:p>parachuteRadial</text:p>
          </table:table-cell>
          <table:table-cell table:style-name="ce26" table:formula="of:=IFERROR(__xludf.dummyfunction(&quot;IF(ISBLANK(B284),&quot;&quot;RESSOURCE&quot;&quot;,REGEXEXTRACT(B284,&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84]));-1;[.F284]*VLOOKUP([.N284];[$'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dockingPortJr.cfg</text:p>
          </table:table-cell>
          <table:table-cell table:style-name="ce42" office:value-type="string" calcext:value-type="string">
            <text:p>/home/oscar/Downloads/Kspaceconnect/ksp/GameData/Squad/Parts/Utility/dockingPortJr/dockingPortJr.cfg</text:p>
          </table:table-cell>
          <table:table-cell table:style-name="ce43" office:value-type="float" office:value="800" calcext:value-type="float">
            <text:p>800</text:p>
          </table:table-cell>
          <table:table-cell table:style-name="ce42" office:value-type="string" calcext:value-type="string">
            <text:p>dockingPort3</text:p>
          </table:table-cell>
          <table:table-cell table:style-name="ce26" table:formula="of:=IFERROR(__xludf.dummyfunction(&quot;IF(ISBLANK(B285),&quot;&quot;RESSOURCE&quot;&quot;,REGEXEXTRACT(B285,&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85]));-1;[.F285]*VLOOKUP([.N285];[$'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commDish88-88.cfg</text:p>
          </table:table-cell>
          <table:table-cell table:style-name="ce42" office:value-type="string" calcext:value-type="string">
            <text:p>/home/oscar/Downloads/Kspaceconnect/ksp/GameData/Squad/Parts/Utility/commDish88-88/commDish88-88.cfg</text:p>
          </table:table-cell>
          <table:table-cell table:style-name="ce43" office:value-type="float" office:value="1500" calcext:value-type="float">
            <text:p>1500</text:p>
          </table:table-cell>
          <table:table-cell table:style-name="ce42" office:value-type="string" calcext:value-type="string">
            <text:p>commDish</text:p>
          </table:table-cell>
          <table:table-cell table:style-name="ce26" table:formula="of:=IFERROR(__xludf.dummyfunction(&quot;IF(ISBLANK(B286),&quot;&quot;RESSOURCE&quot;&quot;,REGEXEXTRACT(B286,&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286]));-1;[.F286]*VLOOKUP([.N286];[$'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parachuteMk16-XL.cfg</text:p>
          </table:table-cell>
          <table:table-cell table:style-name="ce42" office:value-type="string" calcext:value-type="string">
            <text:p>/home/oscar/Downloads/Kspaceconnect/ksp/GameData/Squad/Parts/Utility/parachuteMk16-XL/parachuteMk16-XL.cfg</text:p>
          </table:table-cell>
          <table:table-cell table:style-name="ce43" office:value-type="float" office:value="850" calcext:value-type="float">
            <text:p>850</text:p>
          </table:table-cell>
          <table:table-cell table:style-name="ce42" office:value-type="string" calcext:value-type="string">
            <text:p>parachuteLarge</text:p>
          </table:table-cell>
          <table:table-cell table:style-name="ce26" table:formula="of:=IFERROR(__xludf.dummyfunction(&quot;IF(ISBLANK(B287),&quot;&quot;RESSOURCE&quot;&quot;,REGEXEXTRACT(B287,&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87]));-1;[.F287]*VLOOKUP([.N287];[$'CO$ Methodology Parts'.$A$12:.$E$57];5;1))" office:value-type="float" office:value="1367.993798" calcext:value-type="float">
            <text:p>1367.993798</text:p>
          </table:table-cell>
          <table:table-cell table:number-columns-repeated="1009"/>
        </table:table-row>
        <table:table-row table:style-name="ro1">
          <table:table-cell table:style-name="ce42" office:value-type="string" calcext:value-type="string">
            <text:p>decouplerRadialTT-38K.cfg</text:p>
          </table:table-cell>
          <table:table-cell table:style-name="ce42" office:value-type="string" calcext:value-type="string">
            <text:p>/home/oscar/Downloads/Kspaceconnect/ksp/GameData/Squad/Parts/Utility/decouplerRadialTT-38K/decouplerRadialTT-38K.cfg</text:p>
          </table:table-cell>
          <table:table-cell table:style-name="ce43" office:value-type="float" office:value="600" calcext:value-type="float">
            <text:p>600</text:p>
          </table:table-cell>
          <table:table-cell table:style-name="ce42" office:value-type="string" calcext:value-type="string">
            <text:p>radialDecoupler</text:p>
          </table:table-cell>
          <table:table-cell table:style-name="ce26" table:formula="of:=IFERROR(__xludf.dummyfunction(&quot;IF(ISBLANK(B288),&quot;&quot;RESSOURCE&quot;&quot;,REGEXEXTRACT(B288,&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88]));-1;[.F288]*VLOOKUP([.N288];[$'CO$ Methodology Parts'.$A$12:.$E$57];5;1))" office:value-type="float" office:value="113.9994832" calcext:value-type="float">
            <text:p>113.9994832</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Utility/launchEscapeSystem/part.cfg</text:p>
          </table:table-cell>
          <table:table-cell table:style-name="ce43" office:value-type="float" office:value="982" calcext:value-type="float">
            <text:p>982</text:p>
          </table:table-cell>
          <table:table-cell table:style-name="ce42" office:value-type="string" calcext:value-type="string">
            <text:p>LaunchEscapeSystem</text:p>
          </table:table-cell>
          <table:table-cell table:style-name="ce26" table:formula="of:=IFERROR(__xludf.dummyfunction(&quot;IF(ISBLANK(B289),&quot;&quot;RESSOURCE&quot;&quot;,REGEXEXTRACT(B289,&quot;&quot;GameData/(\w+)&quot;&quot;))&quot;);&quot;Squad&quot;)" office:value-type="string" office:string-value="Squad" calcext:value-type="string">
            <text:p>Squad</text:p>
          </table:table-cell>
          <table:table-cell table:style-name="ce43" office:value-type="float" office:value="0.9" calcext:value-type="float">
            <text:p>0.9</text:p>
          </table:table-cell>
          <table:table-cell table:number-columns-repeated="2" table:style-name="ce43" office:value-type="float" office:value="0" calcext:value-type="float">
            <text:p>0</text:p>
          </table:table-cell>
          <table:table-cell table:style-name="ce43" office:value-type="float" office:value="30" calcext:value-type="float">
            <text:p>3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289]));-1;[.F289]*VLOOKUP([.N289];[$'CO$ Methodology Parts'.$A$12:.$E$57];5;1))" office:value-type="float" office:value="4103.981395" calcext:value-type="float">
            <text:p>4103.981395</text:p>
          </table:table-cell>
          <table:table-cell table:number-columns-repeated="1009"/>
        </table:table-row>
        <table:table-row table:style-name="ro1">
          <table:table-cell table:style-name="ce42" office:value-type="string" calcext:value-type="string">
            <text:p>spotLight1.cfg</text:p>
          </table:table-cell>
          <table:table-cell table:style-name="ce42" office:value-type="string" calcext:value-type="string">
            <text:p>/home/oscar/Downloads/Kspaceconnect/ksp/GameData/Squad/Parts/Utility/Lights/spotLight1.cfg</text:p>
          </table:table-cell>
          <table:table-cell table:style-name="ce43" office:value-type="float" office:value="75" calcext:value-type="float">
            <text:p>75</text:p>
          </table:table-cell>
          <table:table-cell table:style-name="ce42" office:value-type="string" calcext:value-type="string">
            <text:p>spotLight3</text:p>
          </table:table-cell>
          <table:table-cell table:style-name="ce26" table:formula="of:=IFERROR(__xludf.dummyfunction(&quot;IF(ISBLANK(B290),&quot;&quot;RESSOURCE&quot;&quot;,REGEXEXTRACT(B290,&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290]));-1;[.F290]*VLOOKUP([.N290];[$'CO$ Methodology Parts'.$A$12:.$E$57];5;1))" office:value-type="float" office:value="140.8244832" calcext:value-type="float">
            <text:p>140.8244832</text:p>
          </table:table-cell>
          <table:table-cell table:number-columns-repeated="1009"/>
        </table:table-row>
        <table:table-row table:style-name="ro1">
          <table:table-cell table:style-name="ce42" office:value-type="string" calcext:value-type="string">
            <text:p>stripLight1.cfg</text:p>
          </table:table-cell>
          <table:table-cell table:style-name="ce42" office:value-type="string" calcext:value-type="string">
            <text:p>/home/oscar/Downloads/Kspaceconnect/ksp/GameData/Squad/Parts/Utility/Lights/stripLight1.cfg</text:p>
          </table:table-cell>
          <table:table-cell table:style-name="ce43" office:value-type="float" office:value="40" calcext:value-type="float">
            <text:p>40</text:p>
          </table:table-cell>
          <table:table-cell table:style-name="ce42" office:value-type="string" calcext:value-type="string">
            <text:p>stripLight1</text:p>
          </table:table-cell>
          <table:table-cell table:style-name="ce26" table:formula="of:=IFERROR(__xludf.dummyfunction(&quot;IF(ISBLANK(B291),&quot;&quot;RESSOURCE&quot;&quot;,REGEXEXTRACT(B291,&quot;&quot;GameData/(\w+)&quot;&quot;))&quot;);&quot;Squad&quot;)" office:value-type="string" office:string-value="Squad" calcext:value-type="string">
            <text:p>Squad</text:p>
          </table:table-cell>
          <table:table-cell table:style-name="ce43" office:value-type="float" office:value="0.001" calcext:value-type="float">
            <text:p>0.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1]));-1;[.F291]*VLOOKUP([.N291];[$'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navLight1.cfg</text:p>
          </table:table-cell>
          <table:table-cell table:style-name="ce42" office:value-type="string" calcext:value-type="string">
            <text:p>/home/oscar/Downloads/Kspaceconnect/ksp/GameData/Squad/Parts/Utility/Lights/navLight1.cfg</text:p>
          </table:table-cell>
          <table:table-cell table:style-name="ce43" office:value-type="float" office:value="40" calcext:value-type="float">
            <text:p>40</text:p>
          </table:table-cell>
          <table:table-cell table:style-name="ce42" office:value-type="string" calcext:value-type="string">
            <text:p>navLight1</text:p>
          </table:table-cell>
          <table:table-cell table:style-name="ce26" table:formula="of:=IFERROR(__xludf.dummyfunction(&quot;IF(ISBLANK(B292),&quot;&quot;RESSOURCE&quot;&quot;,REGEXEXTRACT(B292,&quot;&quot;GameData/(\w+)&quot;&quot;))&quot;);&quot;Squad&quot;)" office:value-type="string" office:string-value="Squad" calcext:value-type="string">
            <text:p>Squad</text:p>
          </table:table-cell>
          <table:table-cell table:style-name="ce43" office:value-type="float" office:value="0.001" calcext:value-type="float">
            <text:p>0.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2]));-1;[.F292]*VLOOKUP([.N292];[$'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groundLight2.cfg</text:p>
          </table:table-cell>
          <table:table-cell table:style-name="ce42" office:value-type="string" calcext:value-type="string">
            <text:p>/home/oscar/Downloads/Kspaceconnect/ksp/GameData/Squad/Parts/Utility/Lights/groundLight2.cfg</text:p>
          </table:table-cell>
          <table:table-cell table:style-name="ce43" office:value-type="float" office:value="35" calcext:value-type="float">
            <text:p>35</text:p>
          </table:table-cell>
          <table:table-cell table:style-name="ce42" office:value-type="string" calcext:value-type="string">
            <text:p>groundLight2</text:p>
          </table:table-cell>
          <table:table-cell table:style-name="ce26" table:formula="of:=IFERROR(__xludf.dummyfunction(&quot;IF(ISBLANK(B293),&quot;&quot;RESSOURCE&quot;&quot;,REGEXEXTRACT(B293,&quot;&quot;GameData/(\w+)&quot;&quot;))&quot;);&quot;Squad&quot;)" office:value-type="string" office:string-value="Squad" calcext:value-type="string">
            <text:p>Squad</text:p>
          </table:table-cell>
          <table:table-cell table:style-name="ce43" office:value-type="float" office:value="0.003" calcext:value-type="float">
            <text:p>0.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3]));-1;[.F293]*VLOOKUP([.N293];[$'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domeLight1.cfg</text:p>
          </table:table-cell>
          <table:table-cell table:style-name="ce42" office:value-type="string" calcext:value-type="string">
            <text:p>/home/oscar/Downloads/Kspaceconnect/ksp/GameData/Squad/Parts/Utility/Lights/domeLight1.cfg</text:p>
          </table:table-cell>
          <table:table-cell table:style-name="ce43" office:value-type="float" office:value="50" calcext:value-type="float">
            <text:p>50</text:p>
          </table:table-cell>
          <table:table-cell table:style-name="ce42" office:value-type="string" calcext:value-type="string">
            <text:p>domeLight1</text:p>
          </table:table-cell>
          <table:table-cell table:style-name="ce26" table:formula="of:=IFERROR(__xludf.dummyfunction(&quot;IF(ISBLANK(B294),&quot;&quot;RESSOURCE&quot;&quot;,REGEXEXTRACT(B294,&quot;&quot;GameData/(\w+)&quot;&quot;))&quot;);&quot;Squad&quot;)" office:value-type="string" office:string-value="Squad" calcext:value-type="string">
            <text:p>Squad</text:p>
          </table:table-cell>
          <table:table-cell table:style-name="ce43" office:value-type="float" office:value="0.002" calcext:value-type="float">
            <text:p>0.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4]));-1;[.F294]*VLOOKUP([.N294];[$'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groundLight1.cfg</text:p>
          </table:table-cell>
          <table:table-cell table:style-name="ce42" office:value-type="string" calcext:value-type="string">
            <text:p>/home/oscar/Downloads/Kspaceconnect/ksp/GameData/Squad/Parts/Utility/Lights/groundLight1.cfg</text:p>
          </table:table-cell>
          <table:table-cell table:style-name="ce43" office:value-type="float" office:value="25" calcext:value-type="float">
            <text:p>25</text:p>
          </table:table-cell>
          <table:table-cell table:style-name="ce42" office:value-type="string" calcext:value-type="string">
            <text:p>groundLight1</text:p>
          </table:table-cell>
          <table:table-cell table:style-name="ce26" table:formula="of:=IFERROR(__xludf.dummyfunction(&quot;IF(ISBLANK(B295),&quot;&quot;RESSOURCE&quot;&quot;,REGEXEXTRACT(B295,&quot;&quot;GameData/(\w+)&quot;&quot;))&quot;);&quot;Squad&quot;)" office:value-type="string" office:string-value="Squad" calcext:value-type="string">
            <text:p>Squad</text:p>
          </table:table-cell>
          <table:table-cell table:style-name="ce43" office:value-type="float" office:value="0.002" calcext:value-type="float">
            <text:p>0.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5]));-1;[.F295]*VLOOKUP([.N295];[$'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mallClaw.cfg</text:p>
          </table:table-cell>
          <table:table-cell table:style-name="ce42" office:value-type="string" calcext:value-type="string">
            <text:p>/home/oscar/Downloads/Kspaceconnect/ksp/GameData/Squad/Parts/Utility/smallClaw/smallClaw.cfg</text:p>
          </table:table-cell>
          <table:table-cell table:style-name="ce43" office:value-type="float" office:value="315" calcext:value-type="float">
            <text:p>315</text:p>
          </table:table-cell>
          <table:table-cell table:style-name="ce42" office:value-type="string" calcext:value-type="string">
            <text:p>smallClaw</text:p>
          </table:table-cell>
          <table:table-cell table:style-name="ce26" table:formula="of:=IFERROR(__xludf.dummyfunction(&quot;IF(ISBLANK(B296),&quot;&quot;RESSOURCE&quot;&quot;,REGEXEXTRACT(B296,&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6]));-1;[.F296]*VLOOKUP([.N296];[$'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medium.cfg</text:p>
          </table:table-cell>
          <table:table-cell table:style-name="ce42" office:value-type="string" calcext:value-type="string">
            <text:p>/home/oscar/Downloads/Kspaceconnect/ksp/GameData/Squad/Parts/Utility/mk3CargoBay/medium.cfg</text:p>
          </table:table-cell>
          <table:table-cell table:style-name="ce43" office:value-type="float" office:value="1500" calcext:value-type="float">
            <text:p>1500</text:p>
          </table:table-cell>
          <table:table-cell table:style-name="ce42" office:value-type="string" calcext:value-type="string">
            <text:p>mk3CargoBayM</text:p>
          </table:table-cell>
          <table:table-cell table:style-name="ce26" table:formula="of:=IFERROR(__xludf.dummyfunction(&quot;IF(ISBLANK(B297),&quot;&quot;RESSOURCE&quot;&quot;,REGEXEXTRACT(B297,&quot;&quot;GameData/(\w+)&quot;&quot;))&quot;);&quot;Squad&quot;)" office:value-type="string" office:string-value="Squad" calcext:value-type="string">
            <text:p>Squad</text:p>
          </table:table-cell>
          <table:table-cell table:style-name="ce43" office:value-type="float" office:value="3" calcext:value-type="float">
            <text:p>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7]));-1;[.F297]*VLOOKUP([.N297];[$'CO$ Methodology Parts'.$A$12:.$E$57];5;1))" office:value-type="float" office:value="6240" calcext:value-type="float">
            <text:p>6240</text:p>
          </table:table-cell>
          <table:table-cell table:number-columns-repeated="1009"/>
        </table:table-row>
        <table:table-row table:style-name="ro1">
          <table:table-cell table:style-name="ce42" office:value-type="string" calcext:value-type="string">
            <text:p>short.cfg</text:p>
          </table:table-cell>
          <table:table-cell table:style-name="ce42" office:value-type="string" calcext:value-type="string">
            <text:p>/home/oscar/Downloads/Kspaceconnect/ksp/GameData/Squad/Parts/Utility/mk3CargoBay/short.cfg</text:p>
          </table:table-cell>
          <table:table-cell table:style-name="ce43" office:value-type="float" office:value="750" calcext:value-type="float">
            <text:p>750</text:p>
          </table:table-cell>
          <table:table-cell table:style-name="ce42" office:value-type="string" calcext:value-type="string">
            <text:p>mk3CargoBayS</text:p>
          </table:table-cell>
          <table:table-cell table:style-name="ce26" table:formula="of:=IFERROR(__xludf.dummyfunction(&quot;IF(ISBLANK(B298),&quot;&quot;RESSOURCE&quot;&quot;,REGEXEXTRACT(B298,&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298]));-1;[.F298]*VLOOKUP([.N298];[$'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ramp.cfg</text:p>
          </table:table-cell>
          <table:table-cell table:style-name="ce42" office:value-type="string" calcext:value-type="string">
            <text:p>/home/oscar/Downloads/Kspaceconnect/ksp/GameData/Squad/Parts/Utility/mk3CargoBay/ramp.cfg</text:p>
          </table:table-cell>
          <table:table-cell table:style-name="ce43" office:value-type="float" office:value="3000" calcext:value-type="float">
            <text:p>3000</text:p>
          </table:table-cell>
          <table:table-cell table:style-name="ce42" office:value-type="string" calcext:value-type="string">
            <text:p>mk3CargoRamp</text:p>
          </table:table-cell>
          <table:table-cell table:style-name="ce26" table:formula="of:=IFERROR(__xludf.dummyfunction(&quot;IF(ISBLANK(B299),&quot;&quot;RESSOURCE&quot;&quot;,REGEXEXTRACT(B299,&quot;&quot;GameData/(\w+)&quot;&quot;))&quot;);&quot;Squad&quot;)" office:value-type="string" office:string-value="Squad" calcext:value-type="string">
            <text:p>Squad</text:p>
          </table:table-cell>
          <table:table-cell table:style-name="ce43" office:value-type="float" office:value="4" calcext:value-type="float">
            <text:p>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299]));-1;[.F299]*VLOOKUP([.N299];[$'CO$ Methodology Parts'.$A$12:.$E$57];5;1))" office:value-type="float" office:value="117800" calcext:value-type="float">
            <text:p>117800</text:p>
          </table:table-cell>
          <table:table-cell table:number-columns-repeated="1009"/>
        </table:table-row>
        <table:table-row table:style-name="ro1">
          <table:table-cell table:style-name="ce42" office:value-type="string" calcext:value-type="string">
            <text:p>long.cfg</text:p>
          </table:table-cell>
          <table:table-cell table:style-name="ce42" office:value-type="string" calcext:value-type="string">
            <text:p>/home/oscar/Downloads/Kspaceconnect/ksp/GameData/Squad/Parts/Utility/mk3CargoBay/long.cfg</text:p>
          </table:table-cell>
          <table:table-cell table:style-name="ce43" office:value-type="float" office:value="3000" calcext:value-type="float">
            <text:p>3000</text:p>
          </table:table-cell>
          <table:table-cell table:style-name="ce42" office:value-type="string" calcext:value-type="string">
            <text:p>mk3CargoBayL</text:p>
          </table:table-cell>
          <table:table-cell table:style-name="ce26" table:formula="of:=IFERROR(__xludf.dummyfunction(&quot;IF(ISBLANK(B300),&quot;&quot;RESSOURCE&quot;&quot;,REGEXEXTRACT(B300,&quot;&quot;GameData/(\w+)&quot;&quot;))&quot;);&quot;Squad&quot;)" office:value-type="string" office:string-value="Squad" calcext:value-type="string">
            <text:p>Squad</text:p>
          </table:table-cell>
          <table:table-cell table:style-name="ce43" office:value-type="float" office:value="6" calcext:value-type="float">
            <text:p>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300]));-1;[.F300]*VLOOKUP([.N300];[$'CO$ Methodology Parts'.$A$12:.$E$57];5;1))" office:value-type="float" office:value="176700" calcext:value-type="float">
            <text:p>176700</text:p>
          </table:table-cell>
          <table:table-cell table:number-columns-repeated="1009"/>
        </table:table-row>
        <table:table-row table:style-name="ro1">
          <table:table-cell table:style-name="ce42" office:value-type="string" calcext:value-type="string">
            <text:p>BayS.cfg</text:p>
          </table:table-cell>
          <table:table-cell table:style-name="ce42" office:value-type="string" calcext:value-type="string">
            <text:p>/home/oscar/Downloads/Kspaceconnect/ksp/GameData/Squad/Parts/Utility/mk2CargoBay/BayS.cfg</text:p>
          </table:table-cell>
          <table:table-cell table:style-name="ce43" office:value-type="float" office:value="320" calcext:value-type="float">
            <text:p>320</text:p>
          </table:table-cell>
          <table:table-cell table:style-name="ce42" office:value-type="string" calcext:value-type="string">
            <text:p>mk2CargoBayS</text:p>
          </table:table-cell>
          <table:table-cell table:style-name="ce26" table:formula="of:=IFERROR(__xludf.dummyfunction(&quot;IF(ISBLANK(B301),&quot;&quot;RESSOURCE&quot;&quot;,REGEXEXTRACT(B301,&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301]));-1;[.F301]*VLOOKUP([.N301];[$'CO$ Methodology Parts'.$A$12:.$E$57];5;1))" office:value-type="float" office:value="7362.5" calcext:value-type="float">
            <text:p>7362.5</text:p>
          </table:table-cell>
          <table:table-cell table:number-columns-repeated="1009"/>
        </table:table-row>
        <table:table-row table:style-name="ro1">
          <table:table-cell table:style-name="ce42" office:value-type="string" calcext:value-type="string">
            <text:p>BayL.cfg</text:p>
          </table:table-cell>
          <table:table-cell table:style-name="ce42" office:value-type="string" calcext:value-type="string">
            <text:p>/home/oscar/Downloads/Kspaceconnect/ksp/GameData/Squad/Parts/Utility/mk2CargoBay/BayL.cfg</text:p>
          </table:table-cell>
          <table:table-cell table:style-name="ce43" office:value-type="float" office:value="500" calcext:value-type="float">
            <text:p>500</text:p>
          </table:table-cell>
          <table:table-cell table:style-name="ce42" office:value-type="string" calcext:value-type="string">
            <text:p>mk2CargoBayL</text:p>
          </table:table-cell>
          <table:table-cell table:style-name="ce26" table:formula="of:=IFERROR(__xludf.dummyfunction(&quot;IF(ISBLANK(B302),&quot;&quot;RESSOURCE&quot;&quot;,REGEXEXTRACT(B302,&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302]));-1;[.F302]*VLOOKUP([.N302];[$'CO$ Methodology Parts'.$A$12:.$E$57];5;1))" office:value-type="float" office:value="14725" calcext:value-type="float">
            <text:p>14725</text:p>
          </table:table-cell>
          <table:table-cell table:number-columns-repeated="1009"/>
        </table:table-row>
        <table:table-row table:style-name="ro1">
          <table:table-cell table:style-name="ce42" office:value-type="string" calcext:value-type="string">
            <text:p>decouplerRadialHDM.cfg</text:p>
          </table:table-cell>
          <table:table-cell table:style-name="ce42" office:value-type="string" calcext:value-type="string">
            <text:p>/home/oscar/Downloads/Kspaceconnect/ksp/GameData/Squad/Parts/Utility/decouplerRadialHDM/decouplerRadialHDM.cfg</text:p>
          </table:table-cell>
          <table:table-cell table:style-name="ce43" office:value-type="float" office:value="770" calcext:value-type="float">
            <text:p>770</text:p>
          </table:table-cell>
          <table:table-cell table:style-name="ce42" office:value-type="string" calcext:value-type="string">
            <text:p>radialDecoupler1-2</text:p>
          </table:table-cell>
          <table:table-cell table:style-name="ce26" table:formula="of:=IFERROR(__xludf.dummyfunction(&quot;IF(ISBLANK(B303),&quot;&quot;RESSOURCE&quot;&quot;,REGEXEXTRACT(B303,&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303]));-1;[.F303]*VLOOKUP([.N303];[$'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spotLightMk1.cfg</text:p>
          </table:table-cell>
          <table:table-cell table:style-name="ce42" office:value-type="string" calcext:value-type="string">
            <text:p>/home/oscar/Downloads/Kspaceconnect/ksp/GameData/Squad/Parts/Utility/spotLightMk1/spotLightMk1.cfg</text:p>
          </table:table-cell>
          <table:table-cell table:style-name="ce43" office:value-type="float" office:value="100" calcext:value-type="float">
            <text:p>100</text:p>
          </table:table-cell>
          <table:table-cell table:style-name="ce42" office:value-type="string" calcext:value-type="string">
            <text:p>spotLight1</text:p>
          </table:table-cell>
          <table:table-cell table:style-name="ce26" table:formula="of:=IFERROR(__xludf.dummyfunction(&quot;IF(ISBLANK(B304),&quot;&quot;RESSOURCE&quot;&quot;,REGEXEXTRACT(B304,&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304]));-1;[.F304]*VLOOKUP([.N304];[$'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dockingPortSr.cfg</text:p>
          </table:table-cell>
          <table:table-cell table:style-name="ce42" office:value-type="string" calcext:value-type="string">
            <text:p>/home/oscar/Downloads/Kspaceconnect/ksp/GameData/Squad/Parts/Utility/dockingPortSr/dockingPortSr.cfg</text:p>
          </table:table-cell>
          <table:table-cell table:style-name="ce43" office:value-type="float" office:value="980" calcext:value-type="float">
            <text:p>980</text:p>
          </table:table-cell>
          <table:table-cell table:style-name="ce42" office:value-type="string" calcext:value-type="string">
            <text:p>dockingPortLarge</text:p>
          </table:table-cell>
          <table:table-cell table:style-name="ce26" table:formula="of:=IFERROR(__xludf.dummyfunction(&quot;IF(ISBLANK(B305),&quot;&quot;RESSOURCE&quot;&quot;,REGEXEXTRACT(B305,&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305]));-1;[.F305]*VLOOKUP([.N305];[$'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largeAdapterShort.cfg</text:p>
          </table:table-cell>
          <table:table-cell table:style-name="ce42" office:value-type="string" calcext:value-type="string">
            <text:p>/home/oscar/Downloads/Kspaceconnect/ksp/GameData/Squad/Parts/Utility/rockomaxAdapters/largeAdapterShort.cfg</text:p>
          </table:table-cell>
          <table:table-cell table:style-name="ce43" office:value-type="float" office:value="450" calcext:value-type="float">
            <text:p>450</text:p>
          </table:table-cell>
          <table:table-cell table:style-name="ce42" office:value-type="string" calcext:value-type="string">
            <text:p>largeAdapter2</text:p>
          </table:table-cell>
          <table:table-cell table:style-name="ce26" table:formula="of:=IFERROR(__xludf.dummyfunction(&quot;IF(ISBLANK(B306),&quot;&quot;RESSOURCE&quot;&quot;,REGEXEXTRACT(B306,&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306]));-1;[.F306]*VLOOKUP([.N306];[$'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largeAdapter.cfg</text:p>
          </table:table-cell>
          <table:table-cell table:style-name="ce42" office:value-type="string" calcext:value-type="string">
            <text:p>/home/oscar/Downloads/Kspaceconnect/ksp/GameData/Squad/Parts/Utility/rockomaxAdapters/largeAdapter.cfg</text:p>
          </table:table-cell>
          <table:table-cell table:style-name="ce43" office:value-type="float" office:value="500" calcext:value-type="float">
            <text:p>500</text:p>
          </table:table-cell>
          <table:table-cell table:style-name="ce42" office:value-type="string" calcext:value-type="string">
            <text:p>largeAdapter</text:p>
          </table:table-cell>
          <table:table-cell table:style-name="ce26" table:formula="of:=IFERROR(__xludf.dummyfunction(&quot;IF(ISBLANK(B307),&quot;&quot;RESSOURCE&quot;&quot;,REGEXEXTRACT(B307,&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307]));-1;[.F307]*VLOOKUP([.N307];[$'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RCSblock_01_small.cfg</text:p>
          </table:table-cell>
          <table:table-cell table:style-name="ce42" office:value-type="string" calcext:value-type="string">
            <text:p>/home/oscar/Downloads/Kspaceconnect/ksp/GameData/Squad/Parts/Utility/rcsBlockRV-105_v2/RCSblock_01_small.cfg</text:p>
          </table:table-cell>
          <table:table-cell table:style-name="ce43" office:value-type="float" office:value="30" calcext:value-type="float">
            <text:p>30</text:p>
          </table:table-cell>
          <table:table-cell table:style-name="ce42" office:value-type="string" calcext:value-type="string">
            <text:p>RCSblock_01_small</text:p>
          </table:table-cell>
          <table:table-cell table:style-name="ce26" table:formula="of:=IFERROR(__xludf.dummyfunction(&quot;IF(ISBLANK(B308),&quot;&quot;RESSOURCE&quot;&quot;,REGEXEXTRACT(B308,&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308]));-1;[.F308]*VLOOKUP([.N308];[$'CO$ Methodology Parts'.$A$12:.$E$57];5;1))" office:value-type="float" office:value="44.6125" calcext:value-type="float">
            <text:p>44.6125</text:p>
          </table:table-cell>
          <table:table-cell table:number-columns-repeated="1009"/>
        </table:table-row>
        <table:table-row table:style-name="ro1">
          <table:table-cell table:style-name="ce42" office:value-type="string" calcext:value-type="string">
            <text:p>rcsBlockRV-105.cfg</text:p>
          </table:table-cell>
          <table:table-cell table:style-name="ce42" office:value-type="string" calcext:value-type="string">
            <text:p>/home/oscar/Downloads/Kspaceconnect/ksp/GameData/Squad/Parts/Utility/rcsBlockRV-105_v2/rcsBlockRV-105.cfg</text:p>
          </table:table-cell>
          <table:table-cell table:style-name="ce43" office:value-type="float" office:value="45" calcext:value-type="float">
            <text:p>45</text:p>
          </table:table-cell>
          <table:table-cell table:style-name="ce42" office:value-type="string" calcext:value-type="string">
            <text:p>RCSBlock_v2</text:p>
          </table:table-cell>
          <table:table-cell table:style-name="ce26" table:formula="of:=IFERROR(__xludf.dummyfunction(&quot;IF(ISBLANK(B309),&quot;&quot;RESSOURCE&quot;&quot;,REGEXEXTRACT(B309,&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309]));-1;[.F309]*VLOOKUP([.N309];[$'CO$ Methodology Parts'.$A$12:.$E$57];5;1))" office:value-type="float" office:value="356.9" calcext:value-type="float">
            <text:p>356.9</text:p>
          </table:table-cell>
          <table:table-cell table:number-columns-repeated="1009"/>
        </table:table-row>
        <table:table-row table:style-name="ro1">
          <table:table-cell table:style-name="ce42" office:value-type="string" calcext:value-type="string">
            <text:p>commsAntennaDTS-M1.cfg</text:p>
          </table:table-cell>
          <table:table-cell table:style-name="ce42" office:value-type="string" calcext:value-type="string">
            <text:p>/home/oscar/Downloads/Kspaceconnect/ksp/GameData/Squad/Parts/Utility/commsAntennaDTS-M1/commsAntennaDTS-M1.cfg</text:p>
          </table:table-cell>
          <table:table-cell table:style-name="ce43" office:value-type="float" office:value="900" calcext:value-type="float">
            <text:p>900</text:p>
          </table:table-cell>
          <table:table-cell table:style-name="ce42" office:value-type="string" calcext:value-type="string">
            <text:p>mediumDishAntenna</text:p>
          </table:table-cell>
          <table:table-cell table:style-name="ce26" table:formula="of:=IFERROR(__xludf.dummyfunction(&quot;IF(ISBLANK(B310),&quot;&quot;RESSOURCE&quot;&quot;,REGEXEXTRACT(B310,&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310]));-1;[.F310]*VLOOKUP([.N310];[$'CO$ Methodology Parts'.$A$12:.$E$57];5;1))" office:value-type="float" office:value="446.125" calcext:value-type="float">
            <text:p>446.125</text:p>
          </table:table-cell>
          <table:table-cell table:number-columns-repeated="1009"/>
        </table:table-row>
        <table:table-row table:style-name="ro1">
          <table:table-cell table:style-name="ce42" office:value-type="string" calcext:value-type="string">
            <text:p>landingLegLT-1.cfg</text:p>
          </table:table-cell>
          <table:table-cell table:style-name="ce42" office:value-type="string" calcext:value-type="string">
            <text:p>/home/oscar/Downloads/Kspaceconnect/ksp/GameData/Squad/Parts/Utility/landingLegLT-1/landingLegLT-1.cfg</text:p>
          </table:table-cell>
          <table:table-cell table:style-name="ce43" office:value-type="float" office:value="440" calcext:value-type="float">
            <text:p>440</text:p>
          </table:table-cell>
          <table:table-cell table:style-name="ce42" office:value-type="string" calcext:value-type="string">
            <text:p>landingLeg1</text:p>
          </table:table-cell>
          <table:table-cell table:style-name="ce26" table:formula="of:=IFERROR(__xludf.dummyfunction(&quot;IF(ISBLANK(B311),&quot;&quot;RESSOURCE&quot;&quot;,REGEXEXTRACT(B31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311]));-1;[.F311]*VLOOKUP([.N311];[$'CO$ Methodology Parts'.$A$12:.$E$57];5;1))" office:value-type="float" office:value="165.9994832" calcext:value-type="float">
            <text:p>165.9994832</text:p>
          </table:table-cell>
          <table:table-cell table:number-columns-repeated="1009"/>
        </table:table-row>
        <table:table-row table:style-name="ro1">
          <table:table-cell table:style-name="ce42" office:value-type="string" calcext:value-type="string">
            <text:p>spotLightMk1_v2.cfg</text:p>
          </table:table-cell>
          <table:table-cell table:style-name="ce42" office:value-type="string" calcext:value-type="string">
            <text:p>/home/oscar/Downloads/Kspaceconnect/ksp/GameData/Squad/Parts/Utility/spotLightMk1_v2/spotLightMk1_v2.cfg</text:p>
          </table:table-cell>
          <table:table-cell table:style-name="ce43" office:value-type="float" office:value="100" calcext:value-type="float">
            <text:p>100</text:p>
          </table:table-cell>
          <table:table-cell table:style-name="ce42" office:value-type="string" calcext:value-type="string">
            <text:p>spotLight1_v2</text:p>
          </table:table-cell>
          <table:table-cell table:style-name="ce26" table:formula="of:=IFERROR(__xludf.dummyfunction(&quot;IF(ISBLANK(B312),&quot;&quot;RESSOURCE&quot;&quot;,REGEXEXTRACT(B312,&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2]));-1;[.F312]*VLOOKUP([.N312];[$'CO$ Methodology Parts'.$A$12:.$E$57];5;1))" office:value-type="float" office:value="775.1937984" calcext:value-type="float">
            <text:p>775.1937984</text:p>
          </table:table-cell>
          <table:table-cell table:number-columns-repeated="1009"/>
        </table:table-row>
        <table:table-row table:style-name="ro1">
          <table:table-cell table:style-name="ce42" office:value-type="string" calcext:value-type="string">
            <text:p>ladderTelescopic.cfg</text:p>
          </table:table-cell>
          <table:table-cell table:style-name="ce42" office:value-type="string" calcext:value-type="string">
            <text:p>/home/oscar/Downloads/Kspaceconnect/ksp/GameData/Squad/Parts/Utility/ladderTelescopic/ladderTelescopic.cfg</text:p>
          </table:table-cell>
          <table:table-cell table:style-name="ce43" office:value-type="float" office:value="350" calcext:value-type="float">
            <text:p>350</text:p>
          </table:table-cell>
          <table:table-cell table:style-name="ce42" office:value-type="string" calcext:value-type="string">
            <text:p>telescopicLadder</text:p>
          </table:table-cell>
          <table:table-cell table:style-name="ce26" table:formula="of:=IFERROR(__xludf.dummyfunction(&quot;IF(ISBLANK(B313),&quot;&quot;RESSOURCE&quot;&quot;,REGEXEXTRACT(B313,&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3]));-1;[.F313]*VLOOKUP([.N313];[$'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Utility/GrapplingDevice/part.cfg</text:p>
          </table:table-cell>
          <table:table-cell table:style-name="ce43" office:value-type="float" office:value="450" calcext:value-type="float">
            <text:p>450</text:p>
          </table:table-cell>
          <table:table-cell table:style-name="ce42" office:value-type="string" calcext:value-type="string">
            <text:p>GrapplingDevice</text:p>
          </table:table-cell>
          <table:table-cell table:style-name="ce26" table:formula="of:=IFERROR(__xludf.dummyfunction(&quot;IF(ISBLANK(B314),&quot;&quot;RESSOURCE&quot;&quot;,REGEXEXTRACT(B314,&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4]));-1;[.F314]*VLOOKUP([.N314];[$'CO$ Methodology Parts'.$A$12:.$E$57];5;1))" office:value-type="float" office:value="3875.968992" calcext:value-type="float">
            <text:p>3875.968992</text:p>
          </table:table-cell>
          <table:table-cell table:number-columns-repeated="1009"/>
        </table:table-row>
        <table:table-row table:style-name="ro1">
          <table:table-cell table:style-name="ce42" office:value-type="string" calcext:value-type="string">
            <text:p>linearRCS.cfg</text:p>
          </table:table-cell>
          <table:table-cell table:style-name="ce42" office:value-type="string" calcext:value-type="string">
            <text:p>/home/oscar/Downloads/Kspaceconnect/ksp/GameData/Squad/Parts/Utility/linearVernorRCS/linearRCS.cfg</text:p>
          </table:table-cell>
          <table:table-cell table:style-name="ce43" office:value-type="float" office:value="25" calcext:value-type="float">
            <text:p>25</text:p>
          </table:table-cell>
          <table:table-cell table:style-name="ce42" office:value-type="string" calcext:value-type="string">
            <text:p>linearRcs</text:p>
          </table:table-cell>
          <table:table-cell table:style-name="ce26" table:formula="of:=IFERROR(__xludf.dummyfunction(&quot;IF(ISBLANK(B315),&quot;&quot;RESSOURCE&quot;&quot;,REGEXEXTRACT(B315,&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5]));-1;[.F315]*VLOOKUP([.N315];[$'CO$ Methodology Parts'.$A$12:.$E$57];5;1))" office:value-type="float" office:value="1033.591731" calcext:value-type="float">
            <text:p>1033.591731</text:p>
          </table:table-cell>
          <table:table-cell table:number-columns-repeated="1009"/>
        </table:table-row>
        <table:table-row table:style-name="ro1">
          <table:table-cell table:style-name="ce42" office:value-type="string" calcext:value-type="string">
            <text:p>vernorEngine.cfg</text:p>
          </table:table-cell>
          <table:table-cell table:style-name="ce42" office:value-type="string" calcext:value-type="string">
            <text:p>/home/oscar/Downloads/Kspaceconnect/ksp/GameData/Squad/Parts/Utility/linearVernorRCS/vernorEngine.cfg</text:p>
          </table:table-cell>
          <table:table-cell table:style-name="ce43" office:value-type="float" office:value="150" calcext:value-type="float">
            <text:p>150</text:p>
          </table:table-cell>
          <table:table-cell table:style-name="ce42" office:value-type="string" calcext:value-type="string">
            <text:p>vernierEngine</text:p>
          </table:table-cell>
          <table:table-cell table:style-name="ce26" table:formula="of:=IFERROR(__xludf.dummyfunction(&quot;IF(ISBLANK(B316),&quot;&quot;RESSOURCE&quot;&quot;,REGEXEXTRACT(B316,&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6]));-1;[.F316]*VLOOKUP([.N316];[$'CO$ Methodology Parts'.$A$12:.$E$57];5;1))" office:value-type="float" office:value="4134.366925" calcext:value-type="float">
            <text:p>4134.366925</text:p>
          </table:table-cell>
          <table:table-cell table:number-columns-repeated="1009"/>
        </table:table-row>
        <table:table-row table:style-name="ro1">
          <table:table-cell table:style-name="ce42" office:value-type="string" calcext:value-type="string">
            <text:p>parachuteMk12-R.cfg</text:p>
          </table:table-cell>
          <table:table-cell table:style-name="ce42" office:value-type="string" calcext:value-type="string">
            <text:p>/home/oscar/Downloads/Kspaceconnect/ksp/GameData/Squad/Parts/Utility/parachuteMk12-R/parachuteMk12-R.cfg</text:p>
          </table:table-cell>
          <table:table-cell table:style-name="ce43" office:value-type="float" office:value="150" calcext:value-type="float">
            <text:p>150</text:p>
          </table:table-cell>
          <table:table-cell table:style-name="ce42" office:value-type="string" calcext:value-type="string">
            <text:p>radialDrogue</text:p>
          </table:table-cell>
          <table:table-cell table:style-name="ce26" table:formula="of:=IFERROR(__xludf.dummyfunction(&quot;IF(ISBLANK(B317),&quot;&quot;RESSOURCE&quot;&quot;,REGEXEXTRACT(B317,&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7]));-1;[.F317]*VLOOKUP([.N317];[$'CO$ Methodology Parts'.$A$12:.$E$57];5;1))" office:value-type="float" office:value="3875.968992" calcext:value-type="float">
            <text:p>3875.968992</text:p>
          </table:table-cell>
          <table:table-cell table:number-columns-repeated="1009"/>
        </table:table-row>
        <table:table-row table:style-name="ro1">
          <table:table-cell table:style-name="ce42" office:value-type="string" calcext:value-type="string">
            <text:p>HG-5_v2.cfg</text:p>
          </table:table-cell>
          <table:table-cell table:style-name="ce42" office:value-type="string" calcext:value-type="string">
            <text:p>/home/oscar/Downloads/Kspaceconnect/ksp/GameData/Squad/Parts/Utility/DirectAntennas/HG-5_v2.cfg</text:p>
          </table:table-cell>
          <table:table-cell table:style-name="ce43" office:value-type="float" office:value="600" calcext:value-type="float">
            <text:p>600</text:p>
          </table:table-cell>
          <table:table-cell table:style-name="ce42" office:value-type="string" calcext:value-type="string">
            <text:p>HighGainAntenna5_v2</text:p>
          </table:table-cell>
          <table:table-cell table:style-name="ce26" table:formula="of:=IFERROR(__xludf.dummyfunction(&quot;IF(ISBLANK(B318),&quot;&quot;RESSOURCE&quot;&quot;,REGEXEXTRACT(B318,&quot;&quot;GameData/(\w+)&quot;&quot;))&quot;);&quot;Squad&quot;)" office:value-type="string" office:string-value="Squad" calcext:value-type="string">
            <text:p>Squad</text:p>
          </table:table-cell>
          <table:table-cell table:style-name="ce43" office:value-type="float" office:value="0.07" calcext:value-type="float">
            <text:p>0.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8]));-1;[.F318]*VLOOKUP([.N318];[$'CO$ Methodology Parts'.$A$12:.$E$57];5;1))" office:value-type="float" office:value="3617.571059" calcext:value-type="float">
            <text:p>3617.571059</text:p>
          </table:table-cell>
          <table:table-cell table:number-columns-repeated="1009"/>
        </table:table-row>
        <table:table-row table:style-name="ro1">
          <table:table-cell table:style-name="ce42" office:value-type="string" calcext:value-type="string">
            <text:p>C16S.cfg</text:p>
          </table:table-cell>
          <table:table-cell table:style-name="ce42" office:value-type="string" calcext:value-type="string">
            <text:p>/home/oscar/Downloads/Kspaceconnect/ksp/GameData/Squad/Parts/Utility/DirectAntennas/C16S.cfg</text:p>
          </table:table-cell>
          <table:table-cell table:style-name="ce43" office:value-type="float" office:value="300" calcext:value-type="float">
            <text:p>300</text:p>
          </table:table-cell>
          <table:table-cell table:style-name="ce42" office:value-type="string" calcext:value-type="string">
            <text:p>SurfAntenna</text:p>
          </table:table-cell>
          <table:table-cell table:style-name="ce26" table:formula="of:=IFERROR(__xludf.dummyfunction(&quot;IF(ISBLANK(B319),&quot;&quot;RESSOURCE&quot;&quot;,REGEXEXTRACT(B319,&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19]));-1;[.F319]*VLOOKUP([.N319];[$'CO$ Methodology Parts'.$A$12:.$E$57];5;1))" office:value-type="float" office:value="775.1937984" calcext:value-type="float">
            <text:p>775.1937984</text:p>
          </table:table-cell>
          <table:table-cell table:number-columns-repeated="1009"/>
        </table:table-row>
        <table:table-row table:style-name="ro1">
          <table:table-cell table:style-name="ce42" office:value-type="string" calcext:value-type="string">
            <text:p>HG-5.cfg</text:p>
          </table:table-cell>
          <table:table-cell table:style-name="ce42" office:value-type="string" calcext:value-type="string">
            <text:p>/home/oscar/Downloads/Kspaceconnect/ksp/GameData/Squad/Parts/Utility/DirectAntennas/HG-5.cfg</text:p>
          </table:table-cell>
          <table:table-cell table:style-name="ce43" office:value-type="float" office:value="600" calcext:value-type="float">
            <text:p>600</text:p>
          </table:table-cell>
          <table:table-cell table:style-name="ce42" office:value-type="string" calcext:value-type="string">
            <text:p>HighGainAntenna5</text:p>
          </table:table-cell>
          <table:table-cell table:style-name="ce26" table:formula="of:=IFERROR(__xludf.dummyfunction(&quot;IF(ISBLANK(B320),&quot;&quot;RESSOURCE&quot;&quot;,REGEXEXTRACT(B320,&quot;&quot;GameData/(\w+)&quot;&quot;))&quot;);&quot;Squad&quot;)" office:value-type="string" office:string-value="Squad" calcext:value-type="string">
            <text:p>Squad</text:p>
          </table:table-cell>
          <table:table-cell table:style-name="ce43" office:value-type="float" office:value="0.07" calcext:value-type="float">
            <text:p>0.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20]));-1;[.F320]*VLOOKUP([.N320];[$'CO$ Methodology Parts'.$A$12:.$E$57];5;1))" office:value-type="float" office:value="3617.571059" calcext:value-type="float">
            <text:p>3617.571059</text:p>
          </table:table-cell>
          <table:table-cell table:number-columns-repeated="1009"/>
        </table:table-row>
        <table:table-row table:style-name="ro1">
          <table:table-cell table:style-name="ce42" office:value-type="string" calcext:value-type="string">
            <text:p>commsAntenna16.cfg</text:p>
          </table:table-cell>
          <table:table-cell table:style-name="ce42" office:value-type="string" calcext:value-type="string">
            <text:p>/home/oscar/Downloads/Kspaceconnect/ksp/GameData/Squad/Parts/Utility/commsDish16/commsAntenna16.cfg</text:p>
          </table:table-cell>
          <table:table-cell table:style-name="ce43" office:value-type="float" office:value="300" calcext:value-type="float">
            <text:p>300</text:p>
          </table:table-cell>
          <table:table-cell table:style-name="ce42" office:value-type="string" calcext:value-type="string">
            <text:p>longAntenna</text:p>
          </table:table-cell>
          <table:table-cell table:style-name="ce26" table:formula="of:=IFERROR(__xludf.dummyfunction(&quot;IF(ISBLANK(B321),&quot;&quot;RESSOURCE&quot;&quot;,REGEXEXTRACT(B321,&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21]));-1;[.F321]*VLOOKUP([.N321];[$'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decouplerRadialTT-70.cfg</text:p>
          </table:table-cell>
          <table:table-cell table:style-name="ce42" office:value-type="string" calcext:value-type="string">
            <text:p>/home/oscar/Downloads/Kspaceconnect/ksp/GameData/Squad/Parts/Utility/decouplerRadialTT-70/decouplerRadialTT-70.cfg</text:p>
          </table:table-cell>
          <table:table-cell table:style-name="ce43" office:value-type="float" office:value="700" calcext:value-type="float">
            <text:p>700</text:p>
          </table:table-cell>
          <table:table-cell table:style-name="ce42" office:value-type="string" calcext:value-type="string">
            <text:p>radialDecoupler2</text:p>
          </table:table-cell>
          <table:table-cell table:style-name="ce26" table:formula="of:=IFERROR(__xludf.dummyfunction(&quot;IF(ISBLANK(B322),&quot;&quot;RESSOURCE&quot;&quot;,REGEXEXTRACT(B322,&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22]));-1;[.F322]*VLOOKUP([.N322];[$'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radialRCSTank.cfg</text:p>
          </table:table-cell>
          <table:table-cell table:style-name="ce42" office:value-type="string" calcext:value-type="string">
            <text:p>/home/oscar/Downloads/Kspaceconnect/ksp/GameData/Squad/Parts/FuelTank/RCSTankRadial/radialRCSTank.cfg</text:p>
          </table:table-cell>
          <table:table-cell table:style-name="ce43" office:value-type="float" office:value="176" calcext:value-type="float">
            <text:p>176</text:p>
          </table:table-cell>
          <table:table-cell table:style-name="ce42" office:value-type="string" calcext:value-type="string">
            <text:p>radialRCSTank</text:p>
          </table:table-cell>
          <table:table-cell table:style-name="ce26" table:formula="of:=IFERROR(__xludf.dummyfunction(&quot;IF(ISBLANK(B323),&quot;&quot;RESSOURCE&quot;&quot;,REGEXEXTRACT(B323,&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3" table:style-name="ce43" office:value-type="float" office:value="0" calcext:value-type="float">
            <text:p>0</text:p>
          </table:table-cell>
          <table:table-cell table:style-name="ce43" office:value-type="float" office:value="20" calcext:value-type="float">
            <text:p>2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23]));-1;[.F323]*VLOOKUP([.N323];[$'CO$ Methodology Parts'.$A$12:.$E$57];5;1))" office:value-type="float" office:value="1033.591731" calcext:value-type="float">
            <text:p>1033.591731</text:p>
          </table:table-cell>
          <table:table-cell table:number-columns-repeated="1009"/>
        </table:table-row>
        <table:table-row table:style-name="ro1">
          <table:table-cell table:style-name="ce42" office:value-type="string" calcext:value-type="string">
            <text:p>xenonTankRadial.cfg</text:p>
          </table:table-cell>
          <table:table-cell table:style-name="ce42" office:value-type="string" calcext:value-type="string">
            <text:p>/home/oscar/Downloads/Kspaceconnect/ksp/GameData/Squad/Parts/FuelTank/xenonTankRadial/xenonTankRadial.cfg</text:p>
          </table:table-cell>
          <table:table-cell table:style-name="ce43" office:value-type="float" office:value="600" calcext:value-type="float">
            <text:p>600</text:p>
          </table:table-cell>
          <table:table-cell table:style-name="ce42" office:value-type="string" calcext:value-type="string">
            <text:p>xenonTankRadial</text:p>
          </table:table-cell>
          <table:table-cell table:style-name="ce26" table:formula="of:=IFERROR(__xludf.dummyfunction(&quot;IF(ISBLANK(B324),&quot;&quot;RESSOURCE&quot;&quot;,REGEXEXTRACT(B324,&quot;&quot;GameData/(\w+)&quot;&quot;))&quot;);&quot;Squad&quot;)" office:value-type="string" office:string-value="Squad" calcext:value-type="string">
            <text:p>Squad</text:p>
          </table:table-cell>
          <table:table-cell table:style-name="ce43" office:value-type="float" office:value="0.0135" calcext:value-type="float">
            <text:p>0.0135</text:p>
          </table:table-cell>
          <table:table-cell table:number-columns-repeated="4" table:style-name="ce43" office:value-type="float" office:value="0" calcext:value-type="float">
            <text:p>0</text:p>
          </table:table-cell>
          <table:table-cell table:style-name="ce43" office:value-type="float" office:value="405" calcext:value-type="float">
            <text:p>405</text:p>
          </table:table-cell>
          <table:table-cell table:number-columns-repeated="2"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324]));-1;[.F324]*VLOOKUP([.N324];[$'CO$ Methodology Parts'.$A$12:.$E$57];5;1))" office:value-type="float" office:value="120.45375" calcext:value-type="float">
            <text:p>120.45375</text:p>
          </table:table-cell>
          <table:table-cell table:number-columns-repeated="1009"/>
        </table:table-row>
        <table:table-row table:style-name="ro1">
          <table:table-cell table:style-name="ce42" office:value-type="string" calcext:value-type="string">
            <text:p>fuelTankT200.cfg</text:p>
          </table:table-cell>
          <table:table-cell table:style-name="ce42" office:value-type="string" calcext:value-type="string">
            <text:p>/home/oscar/Downloads/Kspaceconnect/ksp/GameData/Squad/Parts/FuelTank/Size1_Tanks/fuelTankT200.cfg</text:p>
          </table:table-cell>
          <table:table-cell table:style-name="ce43" office:value-type="float" office:value="183.2" calcext:value-type="float">
            <text:p>183.2</text:p>
          </table:table-cell>
          <table:table-cell table:style-name="ce42" office:value-type="string" calcext:value-type="string">
            <text:p>fuelTankSmall</text:p>
          </table:table-cell>
          <table:table-cell table:style-name="ce26" table:formula="of:=IFERROR(__xludf.dummyfunction(&quot;IF(ISBLANK(B325),&quot;&quot;RESSOURCE&quot;&quot;,REGEXEXTRACT(B325,&quot;&quot;GameData/(\w+)&quot;&quot;))&quot;);&quot;Squad&quot;)" office:value-type="string" office:string-value="Squad" calcext:value-type="string">
            <text:p>Squad</text:p>
          </table:table-cell>
          <table:table-cell table:style-name="ce43" office:value-type="float" office:value="0.125" calcext:value-type="float">
            <text:p>0.125</text:p>
          </table:table-cell>
          <table:table-cell table:style-name="ce43" office:value-type="float" office:value="90" calcext:value-type="float">
            <text:p>90</text:p>
          </table:table-cell>
          <table:table-cell table:style-name="ce43" office:value-type="float" office:value="110" calcext:value-type="float">
            <text:p>11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25]));-1;[.F325]*VLOOKUP([.N325];[$'CO$ Methodology Parts'.$A$12:.$E$57];5;1))" office:value-type="float" office:value="1499.989664" calcext:value-type="float">
            <text:p>1499.989664</text:p>
          </table:table-cell>
          <table:table-cell table:number-columns-repeated="1009"/>
        </table:table-row>
        <table:table-row table:style-name="ro1">
          <table:table-cell table:style-name="ce42" office:value-type="string" calcext:value-type="string">
            <text:p>fuelTankT400.cfg</text:p>
          </table:table-cell>
          <table:table-cell table:style-name="ce42" office:value-type="string" calcext:value-type="string">
            <text:p>/home/oscar/Downloads/Kspaceconnect/ksp/GameData/Squad/Parts/FuelTank/Size1_Tanks/fuelTankT400.cfg</text:p>
          </table:table-cell>
          <table:table-cell table:style-name="ce43" office:value-type="float" office:value="316.4" calcext:value-type="float">
            <text:p>316.4</text:p>
          </table:table-cell>
          <table:table-cell table:style-name="ce42" office:value-type="string" calcext:value-type="string">
            <text:p>fuelTank</text:p>
          </table:table-cell>
          <table:table-cell table:style-name="ce26" table:formula="of:=IFERROR(__xludf.dummyfunction(&quot;IF(ISBLANK(B326),&quot;&quot;RESSOURCE&quot;&quot;,REGEXEXTRACT(B326,&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26]));-1;[.F326]*VLOOKUP([.N326];[$'CO$ Methodology Parts'.$A$12:.$E$57];5;1))" office:value-type="float" office:value="2999.979328" calcext:value-type="float">
            <text:p>2999.979328</text:p>
          </table:table-cell>
          <table:table-cell table:number-columns-repeated="1009"/>
        </table:table-row>
        <table:table-row table:style-name="ro1">
          <table:table-cell table:style-name="ce42" office:value-type="string" calcext:value-type="string">
            <text:p>fuelTankT800.cfg</text:p>
          </table:table-cell>
          <table:table-cell table:style-name="ce42" office:value-type="string" calcext:value-type="string">
            <text:p>/home/oscar/Downloads/Kspaceconnect/ksp/GameData/Squad/Parts/FuelTank/Size1_Tanks/fuelTankT800.cfg</text:p>
          </table:table-cell>
          <table:table-cell table:style-name="ce43" office:value-type="float" office:value="432.8" calcext:value-type="float">
            <text:p>432.8</text:p>
          </table:table-cell>
          <table:table-cell table:style-name="ce42" office:value-type="string" calcext:value-type="string">
            <text:p>fuelTank_long</text:p>
          </table:table-cell>
          <table:table-cell table:style-name="ce26" table:formula="of:=IFERROR(__xludf.dummyfunction(&quot;IF(ISBLANK(B327),&quot;&quot;RESSOURCE&quot;&quot;,REGEXEXTRACT(B327,&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27]));-1;[.F327]*VLOOKUP([.N327];[$'CO$ Methodology Parts'.$A$12:.$E$57];5;1))" office:value-type="float" office:value="5999.958656" calcext:value-type="float">
            <text:p>5999.958656</text:p>
          </table:table-cell>
          <table:table-cell table:number-columns-repeated="1009"/>
        </table:table-row>
        <table:table-row table:style-name="ro1">
          <table:table-cell table:style-name="ce42" office:value-type="string" calcext:value-type="string">
            <text:p>fuelTankT100.cfg</text:p>
          </table:table-cell>
          <table:table-cell table:style-name="ce42" office:value-type="string" calcext:value-type="string">
            <text:p>/home/oscar/Downloads/Kspaceconnect/ksp/GameData/Squad/Parts/FuelTank/Size1_Tanks/fuelTankT100.cfg</text:p>
          </table:table-cell>
          <table:table-cell table:style-name="ce43" office:value-type="float" office:value="104.1" calcext:value-type="float">
            <text:p>104.1</text:p>
          </table:table-cell>
          <table:table-cell table:style-name="ce42" office:value-type="string" calcext:value-type="string">
            <text:p>fuelTankSmallFlat</text:p>
          </table:table-cell>
          <table:table-cell table:style-name="ce26" table:formula="of:=IFERROR(__xludf.dummyfunction(&quot;IF(ISBLANK(B328),&quot;&quot;RESSOURCE&quot;&quot;,REGEXEXTRACT(B328,&quot;&quot;GameData/(\w+)&quot;&quot;))&quot;);&quot;Squad&quot;)" office:value-type="string" office:string-value="Squad" calcext:value-type="string">
            <text:p>Squad</text:p>
          </table:table-cell>
          <table:table-cell table:style-name="ce43" office:value-type="float" office:value="0.0625" calcext:value-type="float">
            <text:p>0.0625</text:p>
          </table:table-cell>
          <table:table-cell table:style-name="ce43" office:value-type="float" office:value="45" calcext:value-type="float">
            <text:p>45</text:p>
          </table:table-cell>
          <table:table-cell table:style-name="ce43" office:value-type="float" office:value="55" calcext:value-type="float">
            <text:p>5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rill</text:p>
          </table:table-cell>
          <table:table-cell table:style-name="ce47" table:formula="of:=IF(IFERROR(SEARCH(&quot;zDeprecated&quot;;[.B328]));-1;[.F328]*VLOOKUP([.N328];[$'CO$ Methodology Parts'.$A$12:.$E$57];5;1))" office:value-type="float" office:value="130" calcext:value-type="float">
            <text:p>130</text:p>
          </table:table-cell>
          <table:table-cell table:number-columns-repeated="1009"/>
        </table:table-row>
        <table:table-row table:style-name="ro1">
          <table:table-cell table:style-name="ce42" office:value-type="string" calcext:value-type="string">
            <text:p>medium.cfg</text:p>
          </table:table-cell>
          <table:table-cell table:style-name="ce42" office:value-type="string" calcext:value-type="string">
            <text:p>/home/oscar/Downloads/Kspaceconnect/ksp/GameData/Squad/Parts/FuelTank/Size3Tanks/medium.cfg</text:p>
          </table:table-cell>
          <table:table-cell table:style-name="ce43" office:value-type="float" office:value="3195.2" calcext:value-type="float">
            <text:p>3195.2</text:p>
          </table:table-cell>
          <table:table-cell table:style-name="ce42" office:value-type="string" calcext:value-type="string">
            <text:p>Size3MediumTank</text:p>
          </table:table-cell>
          <table:table-cell table:style-name="ce26" table:formula="of:=IFERROR(__xludf.dummyfunction(&quot;IF(ISBLANK(B329),&quot;&quot;RESSOURCE&quot;&quot;,REGEXEXTRACT(B329,&quot;&quot;GameData/(\w+)&quot;&quot;))&quot;);&quot;Squad&quot;)" office:value-type="string" office:string-value="Squad" calcext:value-type="string">
            <text:p>Squad</text:p>
          </table:table-cell>
          <table:table-cell table:style-name="ce43" office:value-type="float" office:value="4.5" calcext:value-type="float">
            <text:p>4.5</text:p>
          </table:table-cell>
          <table:table-cell table:style-name="ce43" office:value-type="float" office:value="3240" calcext:value-type="float">
            <text:p>3240</text:p>
          </table:table-cell>
          <table:table-cell table:style-name="ce43" office:value-type="float" office:value="3960" calcext:value-type="float">
            <text:p>39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Parachute</text:p>
          </table:table-cell>
          <table:table-cell table:style-name="ce47" table:formula="of:=IF(IFERROR(SEARCH(&quot;zDeprecated&quot;;[.B329]));-1;[.F329]*VLOOKUP([.N329];[$'CO$ Methodology Parts'.$A$12:.$E$57];5;1))" office:value-type="float" office:value="132525" calcext:value-type="float">
            <text:p>132525</text:p>
          </table:table-cell>
          <table:table-cell table:number-columns-repeated="1009"/>
        </table:table-row>
        <table:table-row table:style-name="ro1">
          <table:table-cell table:style-name="ce42" office:value-type="string" calcext:value-type="string">
            <text:p>small.cfg</text:p>
          </table:table-cell>
          <table:table-cell table:style-name="ce42" office:value-type="string" calcext:value-type="string">
            <text:p>/home/oscar/Downloads/Kspaceconnect/ksp/GameData/Squad/Parts/FuelTank/Size3Tanks/small.cfg</text:p>
          </table:table-cell>
          <table:table-cell table:style-name="ce43" office:value-type="float" office:value="1597.6" calcext:value-type="float">
            <text:p>1597.6</text:p>
          </table:table-cell>
          <table:table-cell table:style-name="ce42" office:value-type="string" calcext:value-type="string">
            <text:p>Size3SmallTank</text:p>
          </table:table-cell>
          <table:table-cell table:style-name="ce26" table:formula="of:=IFERROR(__xludf.dummyfunction(&quot;IF(ISBLANK(B330),&quot;&quot;RESSOURCE&quot;&quot;,REGEXEXTRACT(B330,&quot;&quot;GameData/(\w+)&quot;&quot;))&quot;);&quot;Squad&quot;)" office:value-type="string" office:string-value="Squad" calcext:value-type="string">
            <text:p>Squad</text:p>
          </table:table-cell>
          <table:table-cell table:style-name="ce43" office:value-type="float" office:value="2.25" calcext:value-type="float">
            <text:p>2.25</text:p>
          </table:table-cell>
          <table:table-cell table:style-name="ce43" office:value-type="float" office:value="1620" calcext:value-type="float">
            <text:p>1620</text:p>
          </table:table-cell>
          <table:table-cell table:style-name="ce43" office:value-type="float" office:value="1980" calcext:value-type="float">
            <text:p>19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30]));-1;[.F330]*VLOOKUP([.N330];[$'CO$ Methodology Parts'.$A$12:.$E$57];5;1))" office:value-type="float" office:value="10259.95349" calcext:value-type="float">
            <text:p>10259.95349</text:p>
          </table:table-cell>
          <table:table-cell table:number-columns-repeated="1009"/>
        </table:table-row>
        <table:table-row table:style-name="ro1">
          <table:table-cell table:style-name="ce42" office:value-type="string" calcext:value-type="string">
            <text:p>large.cfg</text:p>
          </table:table-cell>
          <table:table-cell table:style-name="ce42" office:value-type="string" calcext:value-type="string">
            <text:p>/home/oscar/Downloads/Kspaceconnect/ksp/GameData/Squad/Parts/FuelTank/Size3Tanks/large.cfg</text:p>
          </table:table-cell>
          <table:table-cell table:style-name="ce43" office:value-type="float" office:value="6390.4" calcext:value-type="float">
            <text:p>6390.4</text:p>
          </table:table-cell>
          <table:table-cell table:style-name="ce42" office:value-type="string" calcext:value-type="string">
            <text:p>Size3LargeTank</text:p>
          </table:table-cell>
          <table:table-cell table:style-name="ce26" table:formula="of:=IFERROR(__xludf.dummyfunction(&quot;IF(ISBLANK(B331),&quot;&quot;RESSOURCE&quot;&quot;,REGEXEXTRACT(B331,&quot;&quot;GameData/(\w+)&quot;&quot;))&quot;);&quot;Squad&quot;)" office:value-type="string" office:string-value="Squad" calcext:value-type="string">
            <text:p>Squad</text:p>
          </table:table-cell>
          <table:table-cell table:style-name="ce43" office:value-type="float" office:value="9" calcext:value-type="float">
            <text:p>9</text:p>
          </table:table-cell>
          <table:table-cell table:style-name="ce43" office:value-type="float" office:value="6480" calcext:value-type="float">
            <text:p>6480</text:p>
          </table:table-cell>
          <table:table-cell table:style-name="ce43" office:value-type="float" office:value="7920" calcext:value-type="float">
            <text:p>79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31]));-1;[.F331]*VLOOKUP([.N331];[$'CO$ Methodology Parts'.$A$12:.$E$57];5;1))" office:value-type="float" office:value="41039.81395" calcext:value-type="float">
            <text:p>41039.81395</text:p>
          </table:table-cell>
          <table:table-cell table:number-columns-repeated="1009"/>
        </table:table-row>
        <table:table-row table:style-name="ro1">
          <table:table-cell table:style-name="ce42" office:value-type="string" calcext:value-type="string">
            <text:p>miniFuselage.cfg</text:p>
          </table:table-cell>
          <table:table-cell table:style-name="ce42" office:value-type="string" calcext:value-type="string">
            <text:p>/home/oscar/Downloads/Kspaceconnect/ksp/GameData/Squad/Parts/FuelTank/miniFuselage/miniFuselage.cfg</text:p>
          </table:table-cell>
          <table:table-cell table:style-name="ce43" office:value-type="float" office:value="160" calcext:value-type="float">
            <text:p>160</text:p>
          </table:table-cell>
          <table:table-cell table:style-name="ce42" office:value-type="string" calcext:value-type="string">
            <text:p>miniFuselage</text:p>
          </table:table-cell>
          <table:table-cell table:style-name="ce26" table:formula="of:=IFERROR(__xludf.dummyfunction(&quot;IF(ISBLANK(B332),&quot;&quot;RESSOURCE&quot;&quot;,REGEXEXTRACT(B332,&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style-name="ce43" office:value-type="float" office:value="50" calcext:value-type="float">
            <text:p>5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32]));-1;[.F332]*VLOOKUP([.N332];[$'CO$ Methodology Parts'.$A$12:.$E$57];5;1))" office:value-type="float" office:value="113.9994832" calcext:value-type="float">
            <text:p>113.9994832</text:p>
          </table:table-cell>
          <table:table-cell table:number-columns-repeated="1009"/>
        </table:table-row>
        <table:table-row table:style-name="ro1">
          <table:table-cell table:style-name="ce42" office:value-type="string" calcext:value-type="string">
            <text:p>L_long.cfg</text:p>
          </table:table-cell>
          <table:table-cell table:style-name="ce42" office:value-type="string" calcext:value-type="string">
            <text:p>/home/oscar/Downloads/Kspaceconnect/ksp/GameData/Squad/Parts/FuelTank/mk2FuselageLong/L_long.cfg</text:p>
          </table:table-cell>
          <table:table-cell table:style-name="ce43" office:value-type="float" office:value="810" calcext:value-type="float">
            <text:p>810</text:p>
          </table:table-cell>
          <table:table-cell table:style-name="ce42" office:value-type="string" calcext:value-type="string">
            <text:p>mk2Fuselage</text:p>
          </table:table-cell>
          <table:table-cell table:style-name="ce26" table:formula="of:=IFERROR(__xludf.dummyfunction(&quot;IF(ISBLANK(B333),&quot;&quot;RESSOURCE&quot;&quot;,REGEXEXTRACT(B333,&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800" calcext:value-type="float">
            <text:p>8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33]));-1;[.F333]*VLOOKUP([.N333];[$'CO$ Methodology Parts'.$A$12:.$E$57];5;1))" office:value-type="float" office:value="2599.188217" calcext:value-type="float">
            <text:p>2599.188217</text:p>
          </table:table-cell>
          <table:table-cell table:number-columns-repeated="1009"/>
        </table:table-row>
        <table:table-row table:style-name="ro1">
          <table:table-cell table:style-name="ce42" office:value-type="string" calcext:value-type="string">
            <text:p>LFO_long.cfg</text:p>
          </table:table-cell>
          <table:table-cell table:style-name="ce42" office:value-type="string" calcext:value-type="string">
            <text:p>/home/oscar/Downloads/Kspaceconnect/ksp/GameData/Squad/Parts/FuelTank/mk2FuselageLong/LFO_long.cfg</text:p>
          </table:table-cell>
          <table:table-cell table:style-name="ce43" office:value-type="float" office:value="1082.8" calcext:value-type="float">
            <text:p>1082.8</text:p>
          </table:table-cell>
          <table:table-cell table:style-name="ce42" office:value-type="string" calcext:value-type="string">
            <text:p>mk2FuselageLongLFO</text:p>
          </table:table-cell>
          <table:table-cell table:style-name="ce26" table:formula="of:=IFERROR(__xludf.dummyfunction(&quot;IF(ISBLANK(B334),&quot;&quot;RESSOURCE&quot;&quot;,REGEXEXTRACT(B334,&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34]));-1;[.F334]*VLOOKUP([.N334];[$'CO$ Methodology Parts'.$A$12:.$E$57];5;1))" office:value-type="float" office:value="1185.6" calcext:value-type="float">
            <text:p>1185.6</text:p>
          </table:table-cell>
          <table:table-cell table:number-columns-repeated="1009"/>
        </table:table-row>
        <table:table-row table:style-name="ro1">
          <table:table-cell table:style-name="ce42" office:value-type="string" calcext:value-type="string">
            <text:p>fuelTankOscarB.cfg</text:p>
          </table:table-cell>
          <table:table-cell table:style-name="ce42" office:value-type="string" calcext:value-type="string">
            <text:p>/home/oscar/Downloads/Kspaceconnect/ksp/GameData/Squad/Parts/FuelTank/fuelTankOscarB/fuelTankOscarB.cfg</text:p>
          </table:table-cell>
          <table:table-cell table:style-name="ce43" office:value-type="float" office:value="51.64" calcext:value-type="float">
            <text:p>51.64</text:p>
          </table:table-cell>
          <table:table-cell table:style-name="ce42" office:value-type="string" calcext:value-type="string">
            <text:p>miniFuelTank</text:p>
          </table:table-cell>
          <table:table-cell table:style-name="ce26" table:formula="of:=IFERROR(__xludf.dummyfunction(&quot;IF(ISBLANK(B335),&quot;&quot;RESSOURCE&quot;&quot;,REGEXEXTRACT(B335,&quot;&quot;GameData/(\w+)&quot;&quot;))&quot;);&quot;Squad&quot;)" office:value-type="string" office:string-value="Squad" calcext:value-type="string">
            <text:p>Squad</text:p>
          </table:table-cell>
          <table:table-cell table:style-name="ce43" office:value-type="float" office:value="0.025" calcext:value-type="float">
            <text:p>0.025</text:p>
          </table:table-cell>
          <table:table-cell table:style-name="ce43" office:value-type="float" office:value="18" calcext:value-type="float">
            <text:p>18</text:p>
          </table:table-cell>
          <table:table-cell table:style-name="ce43" office:value-type="float" office:value="22" calcext:value-type="float">
            <text:p>2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335]));-1;[.F335]*VLOOKUP([.N335];[$'CO$ Methodology Parts'.$A$12:.$E$57];5;1))" office:value-type="float" office:value="394.125" calcext:value-type="float">
            <text:p>394.125</text:p>
          </table:table-cell>
          <table:table-cell table:number-columns-repeated="1009"/>
        </table:table-row>
        <table:table-row table:style-name="ro1">
          <table:table-cell table:style-name="ce42" office:value-type="string" calcext:value-type="string">
            <text:p>RCSFuelTankR10.cfg</text:p>
          </table:table-cell>
          <table:table-cell table:style-name="ce42" office:value-type="string" calcext:value-type="string">
            <text:p>/home/oscar/Downloads/Kspaceconnect/ksp/GameData/Squad/Parts/FuelTank/RCSFuelTankR10/RCSFuelTankR10.cfg</text:p>
          </table:table-cell>
          <table:table-cell table:style-name="ce43" office:value-type="float" office:value="176" calcext:value-type="float">
            <text:p>176</text:p>
          </table:table-cell>
          <table:table-cell table:style-name="ce42" office:value-type="string" calcext:value-type="string">
            <text:p>rcsTankMini</text:p>
          </table:table-cell>
          <table:table-cell table:style-name="ce26" table:formula="of:=IFERROR(__xludf.dummyfunction(&quot;IF(ISBLANK(B336),&quot;&quot;RESSOURCE&quot;&quot;,REGEXEXTRACT(B336,&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3" table:style-name="ce43" office:value-type="float" office:value="0" calcext:value-type="float">
            <text:p>0</text:p>
          </table:table-cell>
          <table:table-cell table:style-name="ce43" office:value-type="float" office:value="20" calcext:value-type="float">
            <text:p>2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336]));-1;[.F336]*VLOOKUP([.N336];[$'CO$ Methodology Parts'.$A$12:.$E$57];5;1))" office:value-type="float" office:value="315.3" calcext:value-type="float">
            <text:p>315.3</text:p>
          </table:table-cell>
          <table:table-cell table:number-columns-repeated="1009"/>
        </table:table-row>
        <table:table-row table:style-name="ro1">
          <table:table-cell table:style-name="ce42" office:value-type="string" calcext:value-type="string">
            <text:p>RCSFuelTankR25.cfg</text:p>
          </table:table-cell>
          <table:table-cell table:style-name="ce42" office:value-type="string" calcext:value-type="string">
            <text:p>/home/oscar/Downloads/Kspaceconnect/ksp/GameData/Squad/Parts/FuelTank/RCSFuelTankR25/RCSFuelTankR25.cfg</text:p>
          </table:table-cell>
          <table:table-cell table:style-name="ce43" office:value-type="float" office:value="186" calcext:value-type="float">
            <text:p>186</text:p>
          </table:table-cell>
          <table:table-cell table:style-name="ce42" office:value-type="string" calcext:value-type="string">
            <text:p>RCSFuelTank</text:p>
          </table:table-cell>
          <table:table-cell table:style-name="ce26" table:formula="of:=IFERROR(__xludf.dummyfunction(&quot;IF(ISBLANK(B337),&quot;&quot;RESSOURCE&quot;&quot;,REGEXEXTRACT(B337,&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3" table:style-name="ce43" office:value-type="float" office:value="0" calcext:value-type="float">
            <text:p>0</text:p>
          </table:table-cell>
          <table:table-cell table:style-name="ce43" office:value-type="float" office:value="120" calcext:value-type="float">
            <text:p>12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337]));-1;[.F337]*VLOOKUP([.N337];[$'CO$ Methodology Parts'.$A$12:.$E$57];5;1))" office:value-type="float" office:value="1261.2" calcext:value-type="float">
            <text:p>1261.2</text:p>
          </table:table-cell>
          <table:table-cell table:number-columns-repeated="1009"/>
        </table:table-row>
        <table:table-row table:style-name="ro1">
          <table:table-cell table:style-name="ce42" office:value-type="string" calcext:value-type="string">
            <text:p>RCSTankRadialLong.cfg</text:p>
          </table:table-cell>
          <table:table-cell table:style-name="ce42" office:value-type="string" calcext:value-type="string">
            <text:p>/home/oscar/Downloads/Kspaceconnect/ksp/GameData/Squad/Parts/FuelTank/RCStankRadialLong/RCSTankRadialLong.cfg</text:p>
          </table:table-cell>
          <table:table-cell table:style-name="ce43" office:value-type="float" office:value="190" calcext:value-type="float">
            <text:p>190</text:p>
          </table:table-cell>
          <table:table-cell table:style-name="ce42" office:value-type="string" calcext:value-type="string">
            <text:p>rcsTankRadialLong</text:p>
          </table:table-cell>
          <table:table-cell table:style-name="ce26" table:formula="of:=IFERROR(__xludf.dummyfunction(&quot;IF(ISBLANK(B338),&quot;&quot;RESSOURCE&quot;&quot;,REGEXEXTRACT(B338,&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3" table:style-name="ce43" office:value-type="float" office:value="0" calcext:value-type="float">
            <text:p>0</text:p>
          </table:table-cell>
          <table:table-cell table:style-name="ce43" office:value-type="float" office:value="50" calcext:value-type="float">
            <text:p>5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adiator</text:p>
          </table:table-cell>
          <table:table-cell table:style-name="ce47" table:formula="of:=IF(IFERROR(SEARCH(&quot;zDeprecated&quot;;[.B338]));-1;[.F338]*VLOOKUP([.N338];[$'CO$ Methodology Parts'.$A$12:.$E$57];5;1))" office:value-type="float" office:value="472.95" calcext:value-type="float">
            <text:p>472.95</text:p>
          </table:table-cell>
          <table:table-cell table:number-columns-repeated="1009"/>
        </table:table-row>
        <table:table-row table:style-name="ro1">
          <table:table-cell table:style-name="ce42" office:value-type="string" calcext:value-type="string">
            <text:p>xenonTank.cfg</text:p>
          </table:table-cell>
          <table:table-cell table:style-name="ce42" office:value-type="string" calcext:value-type="string">
            <text:p>/home/oscar/Downloads/Kspaceconnect/ksp/GameData/Squad/Parts/FuelTank/xenonTank/xenonTank.cfg</text:p>
          </table:table-cell>
          <table:table-cell table:style-name="ce43" office:value-type="float" office:value="800" calcext:value-type="float">
            <text:p>800</text:p>
          </table:table-cell>
          <table:table-cell table:style-name="ce42" office:value-type="string" calcext:value-type="string">
            <text:p>xenonTank</text:p>
          </table:table-cell>
          <table:table-cell table:style-name="ce26" table:formula="of:=IFERROR(__xludf.dummyfunction(&quot;IF(ISBLANK(B339),&quot;&quot;RESSOURCE&quot;&quot;,REGEXEXTRACT(B339,&quot;&quot;GameData/(\w+)&quot;&quot;))&quot;);&quot;Squad&quot;)" office:value-type="string" office:string-value="Squad" calcext:value-type="string">
            <text:p>Squad</text:p>
          </table:table-cell>
          <table:table-cell table:style-name="ce43" office:value-type="float" office:value="0.024" calcext:value-type="float">
            <text:p>0.024</text:p>
          </table:table-cell>
          <table:table-cell table:number-columns-repeated="4" table:style-name="ce43" office:value-type="float" office:value="0" calcext:value-type="float">
            <text:p>0</text:p>
          </table:table-cell>
          <table:table-cell table:style-name="ce43" office:value-type="float" office:value="720" calcext:value-type="float">
            <text:p>720</text:p>
          </table:table-cell>
          <table:table-cell table:number-columns-repeated="2"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339]));-1;[.F339]*VLOOKUP([.N339];[$'CO$ Methodology Parts'.$A$12:.$E$57];5;1))" office:value-type="float" office:value="214.14" calcext:value-type="float">
            <text:p>214.14</text:p>
          </table:table-cell>
          <table:table-cell table:number-columns-repeated="1009"/>
        </table:table-row>
        <table:table-row table:style-name="ro1">
          <table:table-cell table:style-name="ce42" office:value-type="string" calcext:value-type="string">
            <text:p>RCSFuelTankR1.cfg</text:p>
          </table:table-cell>
          <table:table-cell table:style-name="ce42" office:value-type="string" calcext:value-type="string">
            <text:p>/home/oscar/Downloads/Kspaceconnect/ksp/GameData/Squad/Parts/FuelTank/RCSFuelTankR1/RCSFuelTankR1.cfg</text:p>
          </table:table-cell>
          <table:table-cell table:style-name="ce43" office:value-type="float" office:value="900" calcext:value-type="float">
            <text:p>900</text:p>
          </table:table-cell>
          <table:table-cell table:style-name="ce42" office:value-type="string" calcext:value-type="string">
            <text:p>RCSTank1-2</text:p>
          </table:table-cell>
          <table:table-cell table:style-name="ce26" table:formula="of:=IFERROR(__xludf.dummyfunction(&quot;IF(ISBLANK(B340),&quot;&quot;RESSOURCE&quot;&quot;,REGEXEXTRACT(B340,&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3" table:style-name="ce43" office:value-type="float" office:value="0" calcext:value-type="float">
            <text:p>0</text:p>
          </table:table-cell>
          <table:table-cell table:style-name="ce43" office:value-type="float" office:value="750" calcext:value-type="float">
            <text:p>75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0]));-1;[.F340]*VLOOKUP([.N340];[$'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ReleaseValve.cfg</text:p>
          </table:table-cell>
          <table:table-cell table:style-name="ce42" office:value-type="string" calcext:value-type="string">
            <text:p>/home/oscar/Downloads/Kspaceconnect/ksp/GameData/Squad/Parts/FuelTank/drainTankFTE-1/ReleaseValve.cfg</text:p>
          </table:table-cell>
          <table:table-cell table:style-name="ce43" office:value-type="float" office:value="50" calcext:value-type="float">
            <text:p>50</text:p>
          </table:table-cell>
          <table:table-cell table:style-name="ce42" office:value-type="string" calcext:value-type="string">
            <text:p>ReleaseValve</text:p>
          </table:table-cell>
          <table:table-cell table:style-name="ce26" table:formula="of:=IFERROR(__xludf.dummyfunction(&quot;IF(ISBLANK(B341),&quot;&quot;RESSOURCE&quot;&quot;,REGEXEXTRACT(B341,&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1]));-1;[.F341]*VLOOKUP([.N341];[$'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L_short.cfg</text:p>
          </table:table-cell>
          <table:table-cell table:style-name="ce42" office:value-type="string" calcext:value-type="string">
            <text:p>/home/oscar/Downloads/Kspaceconnect/ksp/GameData/Squad/Parts/FuelTank/mk2FuselageShort/L_short.cfg</text:p>
          </table:table-cell>
          <table:table-cell table:style-name="ce43" office:value-type="float" office:value="430" calcext:value-type="float">
            <text:p>430</text:p>
          </table:table-cell>
          <table:table-cell table:style-name="ce42" office:value-type="string" calcext:value-type="string">
            <text:p>mk2FuselageShortLiquid</text:p>
          </table:table-cell>
          <table:table-cell table:style-name="ce26" table:formula="of:=IFERROR(__xludf.dummyfunction(&quot;IF(ISBLANK(B342),&quot;&quot;RESSOURCE&quot;&quot;,REGEXEXTRACT(B342,&quot;&quot;GameData/(\w+)&quot;&quot;))&quot;);&quot;Squad&quot;)" office:value-type="string" office:string-value="Squad" calcext:value-type="string">
            <text:p>Squad</text:p>
          </table:table-cell>
          <table:table-cell table:style-name="ce43" office:value-type="float" office:value="0.29" calcext:value-type="float">
            <text:p>0.29</text:p>
          </table:table-cell>
          <table:table-cell table:style-name="ce43" office:value-type="float" office:value="400" calcext:value-type="float">
            <text:p>4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2]));-1;[.F342]*VLOOKUP([.N342];[$'CO$ Methodology Parts'.$A$12:.$E$57];5;1))" office:value-type="float" office:value="603.2" calcext:value-type="float">
            <text:p>603.2</text:p>
          </table:table-cell>
          <table:table-cell table:number-columns-repeated="1009"/>
        </table:table-row>
        <table:table-row table:style-name="ro1">
          <table:table-cell table:style-name="ce42" office:value-type="string" calcext:value-type="string">
            <text:p>LFO_short.cfg</text:p>
          </table:table-cell>
          <table:table-cell table:style-name="ce42" office:value-type="string" calcext:value-type="string">
            <text:p>/home/oscar/Downloads/Kspaceconnect/ksp/GameData/Squad/Parts/FuelTank/mk2FuselageShort/LFO_short.cfg</text:p>
          </table:table-cell>
          <table:table-cell table:style-name="ce43" office:value-type="float" office:value="566.4" calcext:value-type="float">
            <text:p>566.4</text:p>
          </table:table-cell>
          <table:table-cell table:style-name="ce42" office:value-type="string" calcext:value-type="string">
            <text:p>mk2FuselageShortLFO</text:p>
          </table:table-cell>
          <table:table-cell table:style-name="ce26" table:formula="of:=IFERROR(__xludf.dummyfunction(&quot;IF(ISBLANK(B343),&quot;&quot;RESSOURCE&quot;&quot;,REGEXEXTRACT(B343,&quot;&quot;GameData/(\w+)&quot;&quot;))&quot;);&quot;Squad&quot;)" office:value-type="string" office:string-value="Squad" calcext:value-type="string">
            <text:p>Squad</text:p>
          </table:table-cell>
          <table:table-cell table:style-name="ce43" office:value-type="float" office:value="0.29" calcext:value-type="float">
            <text:p>0.29</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3]));-1;[.F343]*VLOOKUP([.N343];[$'CO$ Methodology Parts'.$A$12:.$E$57];5;1))" office:value-type="float" office:value="603.2" calcext:value-type="float">
            <text:p>603.2</text:p>
          </table:table-cell>
          <table:table-cell table:number-columns-repeated="1009"/>
        </table:table-row>
        <table:table-row table:style-name="ro1">
          <table:table-cell table:style-name="ce42" office:value-type="string" calcext:value-type="string">
            <text:p>Mono_short.cfg</text:p>
          </table:table-cell>
          <table:table-cell table:style-name="ce42" office:value-type="string" calcext:value-type="string">
            <text:p>/home/oscar/Downloads/Kspaceconnect/ksp/GameData/Squad/Parts/FuelTank/mk2FuselageShort/Mono_short.cfg</text:p>
          </table:table-cell>
          <table:table-cell table:style-name="ce43" office:value-type="float" office:value="270" calcext:value-type="float">
            <text:p>270</text:p>
          </table:table-cell>
          <table:table-cell table:style-name="ce42" office:value-type="string" calcext:value-type="string">
            <text:p>mk2FuselageShortMono</text:p>
          </table:table-cell>
          <table:table-cell table:style-name="ce26" table:formula="of:=IFERROR(__xludf.dummyfunction(&quot;IF(ISBLANK(B344),&quot;&quot;RESSOURCE&quot;&quot;,REGEXEXTRACT(B344,&quot;&quot;GameData/(\w+)&quot;&quot;))&quot;);&quot;Squad&quot;)" office:value-type="string" office:string-value="Squad" calcext:value-type="string">
            <text:p>Squad</text:p>
          </table:table-cell>
          <table:table-cell table:style-name="ce43" office:value-type="float" office:value="0.29" calcext:value-type="float">
            <text:p>0.29</text:p>
          </table:table-cell>
          <table:table-cell table:number-columns-repeated="3" table:style-name="ce43" office:value-type="float" office:value="0" calcext:value-type="float">
            <text:p>0</text:p>
          </table:table-cell>
          <table:table-cell table:style-name="ce43" office:value-type="float" office:value="400" calcext:value-type="float">
            <text:p>40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4]));-1;[.F344]*VLOOKUP([.N344];[$'CO$ Methodology Parts'.$A$12:.$E$57];5;1))" office:value-type="float" office:value="603.2" calcext:value-type="float">
            <text:p>603.2</text:p>
          </table:table-cell>
          <table:table-cell table:number-columns-repeated="1009"/>
        </table:table-row>
        <table:table-row table:style-name="ro1">
          <table:table-cell table:style-name="ce42" office:value-type="string" calcext:value-type="string">
            <text:p>xenonTankLarge.cfg</text:p>
          </table:table-cell>
          <table:table-cell table:style-name="ce42" office:value-type="string" calcext:value-type="string">
            <text:p>/home/oscar/Downloads/Kspaceconnect/ksp/GameData/Squad/Parts/FuelTank/xenonTankLarge/xenonTankLarge.cfg</text:p>
          </table:table-cell>
          <table:table-cell table:style-name="ce43" office:value-type="float" office:value="1500" calcext:value-type="float">
            <text:p>1500</text:p>
          </table:table-cell>
          <table:table-cell table:style-name="ce42" office:value-type="string" calcext:value-type="string">
            <text:p>xenonTankLarge</text:p>
          </table:table-cell>
          <table:table-cell table:style-name="ce26" table:formula="of:=IFERROR(__xludf.dummyfunction(&quot;IF(ISBLANK(B345),&quot;&quot;RESSOURCE&quot;&quot;,REGEXEXTRACT(B345,&quot;&quot;GameData/(\w+)&quot;&quot;))&quot;);&quot;Squad&quot;)" office:value-type="string" office:string-value="Squad" calcext:value-type="string">
            <text:p>Squad</text:p>
          </table:table-cell>
          <table:table-cell table:style-name="ce43" office:value-type="float" office:value="0.19" calcext:value-type="float">
            <text:p>0.19</text:p>
          </table:table-cell>
          <table:table-cell table:number-columns-repeated="4" table:style-name="ce43" office:value-type="float" office:value="0" calcext:value-type="float">
            <text:p>0</text:p>
          </table:table-cell>
          <table:table-cell table:style-name="ce43" office:value-type="float" office:value="5700" calcext:value-type="float">
            <text:p>5700</text:p>
          </table:table-cell>
          <table:table-cell table:number-columns-repeated="2"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345]));-1;[.F345]*VLOOKUP([.N345];[$'CO$ Methodology Parts'.$A$12:.$E$57];5;1))" office:value-type="float" office:value="395.2" calcext:value-type="float">
            <text:p>395.2</text:p>
          </table:table-cell>
          <table:table-cell table:number-columns-repeated="1009"/>
        </table:table-row>
        <table:table-row table:style-name="ro1">
          <table:table-cell table:style-name="ce42" office:value-type="string" calcext:value-type="string">
            <text:p>LFO_100.cfg</text:p>
          </table:table-cell>
          <table:table-cell table:style-name="ce42" office:value-type="string" calcext:value-type="string">
            <text:p>/home/oscar/Downloads/Kspaceconnect/ksp/GameData/Squad/Parts/FuelTank/mk3Fuselage/LFO_100.cfg</text:p>
          </table:table-cell>
          <table:table-cell table:style-name="ce43" office:value-type="float" office:value="5410" calcext:value-type="float">
            <text:p>5410</text:p>
          </table:table-cell>
          <table:table-cell table:style-name="ce42" office:value-type="string" calcext:value-type="string">
            <text:p>mk3FuselageLFO_100</text:p>
          </table:table-cell>
          <table:table-cell table:style-name="ce26" table:formula="of:=IFERROR(__xludf.dummyfunction(&quot;IF(ISBLANK(B346),&quot;&quot;RESSOURCE&quot;&quot;,REGEXEXTRACT(B346,&quot;&quot;GameData/(\w+)&quot;&quot;))&quot;);&quot;Squad&quot;)" office:value-type="string" office:string-value="Squad" calcext:value-type="string">
            <text:p>Squad</text:p>
          </table:table-cell>
          <table:table-cell table:style-name="ce43" office:value-type="float" office:value="7.14" calcext:value-type="float">
            <text:p>7.14</text:p>
          </table:table-cell>
          <table:table-cell table:style-name="ce43" office:value-type="float" office:value="4500" calcext:value-type="float">
            <text:p>4500</text:p>
          </table:table-cell>
          <table:table-cell table:style-name="ce43" office:value-type="float" office:value="5500" calcext:value-type="float">
            <text:p>550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46]));-1;[.F346]*VLOOKUP([.N346];[$'CO$ Methodology Parts'.$A$12:.$E$57];5;1))" office:value-type="float" office:value="14851.2" calcext:value-type="float">
            <text:p>14851.2</text:p>
          </table:table-cell>
          <table:table-cell table:number-columns-repeated="1009"/>
        </table:table-row>
        <table:table-row table:style-name="ro1">
          <table:table-cell table:style-name="ce42" office:value-type="string" calcext:value-type="string">
            <text:p>LF_100.cfg</text:p>
          </table:table-cell>
          <table:table-cell table:style-name="ce42" office:value-type="string" calcext:value-type="string">
            <text:p>/home/oscar/Downloads/Kspaceconnect/ksp/GameData/Squad/Parts/FuelTank/mk3Fuselage/LF_100.cfg</text:p>
          </table:table-cell>
          <table:table-cell table:style-name="ce43" office:value-type="float" office:value="9200" calcext:value-type="float">
            <text:p>9200</text:p>
          </table:table-cell>
          <table:table-cell table:style-name="ce42" office:value-type="string" calcext:value-type="string">
            <text:p>mk3FuselageLF_100</text:p>
          </table:table-cell>
          <table:table-cell table:style-name="ce26" table:formula="of:=IFERROR(__xludf.dummyfunction(&quot;IF(ISBLANK(B347),&quot;&quot;RESSOURCE&quot;&quot;,REGEXEXTRACT(B347,&quot;&quot;GameData/(\w+)&quot;&quot;))&quot;);&quot;Squad&quot;)" office:value-type="string" office:string-value="Squad" calcext:value-type="string">
            <text:p>Squad</text:p>
          </table:table-cell>
          <table:table-cell table:style-name="ce43" office:value-type="float" office:value="7.14" calcext:value-type="float">
            <text:p>7.14</text:p>
          </table:table-cell>
          <table:table-cell table:style-name="ce43" office:value-type="float" office:value="10000" calcext:value-type="float">
            <text:p>100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47]));-1;[.F347]*VLOOKUP([.N347];[$'CO$ Methodology Parts'.$A$12:.$E$57];5;1))" office:value-type="float" office:value="14851.2" calcext:value-type="float">
            <text:p>14851.2</text:p>
          </table:table-cell>
          <table:table-cell table:number-columns-repeated="1009"/>
        </table:table-row>
        <table:table-row table:style-name="ro1">
          <table:table-cell table:style-name="ce42" office:value-type="string" calcext:value-type="string">
            <text:p>LF_25.cfg</text:p>
          </table:table-cell>
          <table:table-cell table:style-name="ce42" office:value-type="string" calcext:value-type="string">
            <text:p>/home/oscar/Downloads/Kspaceconnect/ksp/GameData/Squad/Parts/FuelTank/mk3Fuselage/LF_25.cfg</text:p>
          </table:table-cell>
          <table:table-cell table:style-name="ce43" office:value-type="float" office:value="2300" calcext:value-type="float">
            <text:p>2300</text:p>
          </table:table-cell>
          <table:table-cell table:style-name="ce42" office:value-type="string" calcext:value-type="string">
            <text:p>mk3FuselageLF_25</text:p>
          </table:table-cell>
          <table:table-cell table:style-name="ce26" table:formula="of:=IFERROR(__xludf.dummyfunction(&quot;IF(ISBLANK(B348),&quot;&quot;RESSOURCE&quot;&quot;,REGEXEXTRACT(B348,&quot;&quot;GameData/(\w+)&quot;&quot;))&quot;);&quot;Squad&quot;)" office:value-type="string" office:string-value="Squad" calcext:value-type="string">
            <text:p>Squad</text:p>
          </table:table-cell>
          <table:table-cell table:style-name="ce43" office:value-type="float" office:value="1.79" calcext:value-type="float">
            <text:p>1.79</text:p>
          </table:table-cell>
          <table:table-cell table:style-name="ce43" office:value-type="float" office:value="2500" calcext:value-type="float">
            <text:p>25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48]));-1;[.F348]*VLOOKUP([.N348];[$'CO$ Methodology Parts'.$A$12:.$E$57];5;1))" office:value-type="float" office:value="3723.2" calcext:value-type="float">
            <text:p>3723.2</text:p>
          </table:table-cell>
          <table:table-cell table:number-columns-repeated="1009"/>
        </table:table-row>
        <table:table-row table:style-name="ro1">
          <table:table-cell table:style-name="ce42" office:value-type="string" calcext:value-type="string">
            <text:p>MONO.cfg</text:p>
          </table:table-cell>
          <table:table-cell table:style-name="ce42" office:value-type="string" calcext:value-type="string">
            <text:p>/home/oscar/Downloads/Kspaceconnect/ksp/GameData/Squad/Parts/FuelTank/mk3Fuselage/MONO.cfg</text:p>
          </table:table-cell>
          <table:table-cell table:style-name="ce43" office:value-type="float" office:value="2520" calcext:value-type="float">
            <text:p>2520</text:p>
          </table:table-cell>
          <table:table-cell table:style-name="ce42" office:value-type="string" calcext:value-type="string">
            <text:p>mk3FuselageMONO</text:p>
          </table:table-cell>
          <table:table-cell table:style-name="ce26" table:formula="of:=IFERROR(__xludf.dummyfunction(&quot;IF(ISBLANK(B349),&quot;&quot;RESSOURCE&quot;&quot;,REGEXEXTRACT(B349,&quot;&quot;GameData/(\w+)&quot;&quot;))&quot;);&quot;Squad&quot;)" office:value-type="string" office:string-value="Squad" calcext:value-type="string">
            <text:p>Squad</text:p>
          </table:table-cell>
          <table:table-cell table:style-name="ce43" office:value-type="float" office:value="1.4" calcext:value-type="float">
            <text:p>1.4</text:p>
          </table:table-cell>
          <table:table-cell table:number-columns-repeated="3" table:style-name="ce43" office:value-type="float" office:value="0" calcext:value-type="float">
            <text:p>0</text:p>
          </table:table-cell>
          <table:table-cell table:style-name="ce43" office:value-type="float" office:value="2100" calcext:value-type="float">
            <text:p>210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349]));-1;[.F349]*VLOOKUP([.N349];[$'CO$ Methodology Parts'.$A$12:.$E$57];5;1))" office:value-type="float" office:value="37631.71059" calcext:value-type="float">
            <text:p>37631.71059</text:p>
          </table:table-cell>
          <table:table-cell table:number-columns-repeated="1009"/>
        </table:table-row>
        <table:table-row table:style-name="ro1">
          <table:table-cell table:style-name="ce42" office:value-type="string" calcext:value-type="string">
            <text:p>LFO_50.cfg</text:p>
          </table:table-cell>
          <table:table-cell table:style-name="ce42" office:value-type="string" calcext:value-type="string">
            <text:p>/home/oscar/Downloads/Kspaceconnect/ksp/GameData/Squad/Parts/FuelTank/mk3Fuselage/LFO_50.cfg</text:p>
          </table:table-cell>
          <table:table-cell table:style-name="ce43" office:value-type="float" office:value="2705" calcext:value-type="float">
            <text:p>2705</text:p>
          </table:table-cell>
          <table:table-cell table:style-name="ce42" office:value-type="string" calcext:value-type="string">
            <text:p>mk3FuselageLFO_50</text:p>
          </table:table-cell>
          <table:table-cell table:style-name="ce26" table:formula="of:=IFERROR(__xludf.dummyfunction(&quot;IF(ISBLANK(B350),&quot;&quot;RESSOURCE&quot;&quot;,REGEXEXTRACT(B350,&quot;&quot;GameData/(\w+)&quot;&quot;))&quot;);&quot;Squad&quot;)" office:value-type="string" office:string-value="Squad" calcext:value-type="string">
            <text:p>Squad</text:p>
          </table:table-cell>
          <table:table-cell table:style-name="ce43" office:value-type="float" office:value="3.57" calcext:value-type="float">
            <text:p>3.57</text:p>
          </table:table-cell>
          <table:table-cell table:style-name="ce43" office:value-type="float" office:value="2250" calcext:value-type="float">
            <text:p>2250</text:p>
          </table:table-cell>
          <table:table-cell table:style-name="ce43" office:value-type="float" office:value="2750" calcext:value-type="float">
            <text:p>275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350]));-1;[.F350]*VLOOKUP([.N350];[$'CO$ Methodology Parts'.$A$12:.$E$57];5;1))" office:value-type="float" office:value="95960.86202" calcext:value-type="float">
            <text:p>95960.86202</text:p>
          </table:table-cell>
          <table:table-cell table:number-columns-repeated="1009"/>
        </table:table-row>
        <table:table-row table:style-name="ro1">
          <table:table-cell table:style-name="ce42" office:value-type="string" calcext:value-type="string">
            <text:p>LF_50.cfg</text:p>
          </table:table-cell>
          <table:table-cell table:style-name="ce42" office:value-type="string" calcext:value-type="string">
            <text:p>/home/oscar/Downloads/Kspaceconnect/ksp/GameData/Squad/Parts/FuelTank/mk3Fuselage/LF_50.cfg</text:p>
          </table:table-cell>
          <table:table-cell table:style-name="ce43" office:value-type="float" office:value="4600" calcext:value-type="float">
            <text:p>4600</text:p>
          </table:table-cell>
          <table:table-cell table:style-name="ce42" office:value-type="string" calcext:value-type="string">
            <text:p>mk3FuselageLF_50</text:p>
          </table:table-cell>
          <table:table-cell table:style-name="ce26" table:formula="of:=IFERROR(__xludf.dummyfunction(&quot;IF(ISBLANK(B351),&quot;&quot;RESSOURCE&quot;&quot;,REGEXEXTRACT(B351,&quot;&quot;GameData/(\w+)&quot;&quot;))&quot;);&quot;Squad&quot;)" office:value-type="string" office:string-value="Squad" calcext:value-type="string">
            <text:p>Squad</text:p>
          </table:table-cell>
          <table:table-cell table:style-name="ce43" office:value-type="float" office:value="3.57" calcext:value-type="float">
            <text:p>3.57</text:p>
          </table:table-cell>
          <table:table-cell table:style-name="ce43" office:value-type="float" office:value="5000" calcext:value-type="float">
            <text:p>50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351]));-1;[.F351]*VLOOKUP([.N351];[$'CO$ Methodology Parts'.$A$12:.$E$57];5;1))" office:value-type="float" office:value="95960.86202" calcext:value-type="float">
            <text:p>95960.86202</text:p>
          </table:table-cell>
          <table:table-cell table:number-columns-repeated="1009"/>
        </table:table-row>
        <table:table-row table:style-name="ro1">
          <table:table-cell table:style-name="ce42" office:value-type="string" calcext:value-type="string">
            <text:p>CREW.cfg</text:p>
          </table:table-cell>
          <table:table-cell table:style-name="ce42" office:value-type="string" calcext:value-type="string">
            <text:p>/home/oscar/Downloads/Kspaceconnect/ksp/GameData/Squad/Parts/FuelTank/mk3Fuselage/CREW.cfg</text:p>
          </table:table-cell>
          <table:table-cell table:style-name="ce43" office:value-type="float" office:value="30000" calcext:value-type="float">
            <text:p>30000</text:p>
          </table:table-cell>
          <table:table-cell table:style-name="ce42" office:value-type="string" calcext:value-type="string">
            <text:p>mk3CrewCabin</text:p>
          </table:table-cell>
          <table:table-cell table:style-name="ce26" table:formula="of:=IFERROR(__xludf.dummyfunction(&quot;IF(ISBLANK(B352),&quot;&quot;RESSOURCE&quot;&quot;,REGEXEXTRACT(B352,&quot;&quot;GameData/(\w+)&quot;&quot;))&quot;);&quot;Squad&quot;)" office:value-type="string" office:string-value="Squad" calcext:value-type="string">
            <text:p>Squad</text:p>
          </table:table-cell>
          <table:table-cell table:style-name="ce43" office:value-type="float" office:value="7.9" calcext:value-type="float">
            <text:p>7.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52]));-1;[.F352]*VLOOKUP([.N352];[$'CO$ Methodology Parts'.$A$12:.$E$57];5;1))" office:value-type="float" office:value="16432" calcext:value-type="float">
            <text:p>16432</text:p>
          </table:table-cell>
          <table:table-cell table:number-columns-repeated="1009"/>
        </table:table-row>
        <table:table-row table:style-name="ro1">
          <table:table-cell table:style-name="ce42" office:value-type="string" calcext:value-type="string">
            <text:p>LFO_25.cfg</text:p>
          </table:table-cell>
          <table:table-cell table:style-name="ce42" office:value-type="string" calcext:value-type="string">
            <text:p>/home/oscar/Downloads/Kspaceconnect/ksp/GameData/Squad/Parts/FuelTank/mk3Fuselage/LFO_25.cfg</text:p>
          </table:table-cell>
          <table:table-cell table:style-name="ce43" office:value-type="float" office:value="1352.5" calcext:value-type="float">
            <text:p>1352.5</text:p>
          </table:table-cell>
          <table:table-cell table:style-name="ce42" office:value-type="string" calcext:value-type="string">
            <text:p>mk3FuselageLFO_25</text:p>
          </table:table-cell>
          <table:table-cell table:style-name="ce26" table:formula="of:=IFERROR(__xludf.dummyfunction(&quot;IF(ISBLANK(B353),&quot;&quot;RESSOURCE&quot;&quot;,REGEXEXTRACT(B353,&quot;&quot;GameData/(\w+)&quot;&quot;))&quot;);&quot;Squad&quot;)" office:value-type="string" office:string-value="Squad" calcext:value-type="string">
            <text:p>Squad</text:p>
          </table:table-cell>
          <table:table-cell table:style-name="ce43" office:value-type="float" office:value="1.79" calcext:value-type="float">
            <text:p>1.79</text:p>
          </table:table-cell>
          <table:table-cell table:style-name="ce43" office:value-type="float" office:value="1125" calcext:value-type="float">
            <text:p>1125</text:p>
          </table:table-cell>
          <table:table-cell table:style-name="ce43" office:value-type="float" office:value="1375" calcext:value-type="float">
            <text:p>137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53]));-1;[.F353]*VLOOKUP([.N353];[$'CO$ Methodology Parts'.$A$12:.$E$57];5;1))" office:value-type="float" office:value="3723.2" calcext:value-type="float">
            <text:p>3723.2</text:p>
          </table:table-cell>
          <table:table-cell table:number-columns-repeated="1009"/>
        </table:table-row>
        <table:table-row table:style-name="ro1">
          <table:table-cell table:style-name="ce42" office:value-type="string" calcext:value-type="string">
            <text:p>RadialTank_Capsule.cfg</text:p>
          </table:table-cell>
          <table:table-cell table:style-name="ce42" office:value-type="string" calcext:value-type="string">
            <text:p>/home/oscar/Downloads/Kspaceconnect/ksp/GameData/Squad/Parts/FuelTank/FoilTanks/RadialTank_Capsule.cfg</text:p>
          </table:table-cell>
          <table:table-cell table:style-name="ce43" office:value-type="float" office:value="25.58" calcext:value-type="float">
            <text:p>25.58</text:p>
          </table:table-cell>
          <table:table-cell table:style-name="ce42" office:value-type="string" calcext:value-type="string">
            <text:p>externalTankCapsule</text:p>
          </table:table-cell>
          <table:table-cell table:style-name="ce26" table:formula="of:=IFERROR(__xludf.dummyfunction(&quot;IF(ISBLANK(B354),&quot;&quot;RESSOURCE&quot;&quot;,REGEXEXTRACT(B354,&quot;&quot;GameData/(\w+)&quot;&quot;))&quot;);&quot;Squad&quot;)" office:value-type="string" office:string-value="Squad" calcext:value-type="string">
            <text:p>Squad</text:p>
          </table:table-cell>
          <table:table-cell table:style-name="ce43" office:value-type="float" office:value="0.03375" calcext:value-type="float">
            <text:p>0.03375</text:p>
          </table:table-cell>
          <table:table-cell table:style-name="ce43" office:value-type="float" office:value="24" calcext:value-type="float">
            <text:p>24</text:p>
          </table:table-cell>
          <table:table-cell table:style-name="ce43" office:value-type="float" office:value="29" calcext:value-type="float">
            <text:p>29</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54]));-1;[.F354]*VLOOKUP([.N354];[$'CO$ Methodology Parts'.$A$12:.$E$57];5;1))" office:value-type="float" office:value="70.2" calcext:value-type="float">
            <text:p>70.2</text:p>
          </table:table-cell>
          <table:table-cell table:number-columns-repeated="1009"/>
        </table:table-row>
        <table:table-row table:style-name="ro1">
          <table:table-cell table:style-name="ce42" office:value-type="string" calcext:value-type="string">
            <text:p>RadialTank_Round.cfg</text:p>
          </table:table-cell>
          <table:table-cell table:style-name="ce42" office:value-type="string" calcext:value-type="string">
            <text:p>/home/oscar/Downloads/Kspaceconnect/ksp/GameData/Squad/Parts/FuelTank/FoilTanks/RadialTank_Round.cfg</text:p>
          </table:table-cell>
          <table:table-cell table:style-name="ce43" office:value-type="float" office:value="40.64" calcext:value-type="float">
            <text:p>40.64</text:p>
          </table:table-cell>
          <table:table-cell table:style-name="ce42" office:value-type="string" calcext:value-type="string">
            <text:p>externalTankRound</text:p>
          </table:table-cell>
          <table:table-cell table:style-name="ce26" table:formula="of:=IFERROR(__xludf.dummyfunction(&quot;IF(ISBLANK(B355),&quot;&quot;RESSOURCE&quot;&quot;,REGEXEXTRACT(B355,&quot;&quot;GameData/(\w+)&quot;&quot;))&quot;);&quot;Squad&quot;)" office:value-type="string" office:string-value="Squad" calcext:value-type="string">
            <text:p>Squad</text:p>
          </table:table-cell>
          <table:table-cell table:style-name="ce43" office:value-type="float" office:value="0.01375" calcext:value-type="float">
            <text:p>0.01375</text:p>
          </table:table-cell>
          <table:table-cell table:style-name="ce43" office:value-type="float" office:value="9" calcext:value-type="float">
            <text:p>9</text:p>
          </table:table-cell>
          <table:table-cell table:style-name="ce43" office:value-type="float" office:value="12" calcext:value-type="float">
            <text:p>1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55]));-1;[.F355]*VLOOKUP([.N355];[$'CO$ Methodology Parts'.$A$12:.$E$57];5;1))" office:value-type="float" office:value="28.6" calcext:value-type="float">
            <text:p>28.6</text:p>
          </table:table-cell>
          <table:table-cell table:number-columns-repeated="1009"/>
        </table:table-row>
        <table:table-row table:style-name="ro1">
          <table:table-cell table:style-name="ce42" office:value-type="string" calcext:value-type="string">
            <text:p>ToroidTank.cfg</text:p>
          </table:table-cell>
          <table:table-cell table:style-name="ce42" office:value-type="string" calcext:value-type="string">
            <text:p>/home/oscar/Downloads/Kspaceconnect/ksp/GameData/Squad/Parts/FuelTank/FoilTanks/ToroidTank.cfg</text:p>
          </table:table-cell>
          <table:table-cell table:style-name="ce43" office:value-type="float" office:value="119.46" calcext:value-type="float">
            <text:p>119.46</text:p>
          </table:table-cell>
          <table:table-cell table:style-name="ce42" office:value-type="string" calcext:value-type="string">
            <text:p>externalTankToroid</text:p>
          </table:table-cell>
          <table:table-cell table:style-name="ce26" table:formula="of:=IFERROR(__xludf.dummyfunction(&quot;IF(ISBLANK(B356),&quot;&quot;RESSOURCE&quot;&quot;,REGEXEXTRACT(B356,&quot;&quot;GameData/(\w+)&quot;&quot;))&quot;);&quot;Squad&quot;)" office:value-type="string" office:string-value="Squad" calcext:value-type="string">
            <text:p>Squad</text:p>
          </table:table-cell>
          <table:table-cell table:style-name="ce43" office:value-type="float" office:value="0.0375" calcext:value-type="float">
            <text:p>0.0375</text:p>
          </table:table-cell>
          <table:table-cell table:style-name="ce43" office:value-type="float" office:value="27" calcext:value-type="float">
            <text:p>27</text:p>
          </table:table-cell>
          <table:table-cell table:style-name="ce43" office:value-type="float" office:value="33" calcext:value-type="float">
            <text:p>33</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356]));-1;[.F356]*VLOOKUP([.N356];[$'CO$ Methodology Parts'.$A$12:.$E$57];5;1))" office:value-type="float" office:value="78" calcext:value-type="float">
            <text:p>78</text:p>
          </table:table-cell>
          <table:table-cell table:number-columns-repeated="1009"/>
        </table:table-row>
        <table:table-row table:style-name="ro1">
          <table:table-cell table:style-name="ce42" office:value-type="string" calcext:value-type="string">
            <text:p>standard.cfg</text:p>
          </table:table-cell>
          <table:table-cell table:style-name="ce42" office:value-type="string" calcext:value-type="string">
            <text:p>/home/oscar/Downloads/Kspaceconnect/ksp/GameData/Squad/Parts/FuelTank/mk2Adapters/standard.cfg</text:p>
          </table:table-cell>
          <table:table-cell table:style-name="ce43" office:value-type="float" office:value="366.4" calcext:value-type="float">
            <text:p>366.4</text:p>
          </table:table-cell>
          <table:table-cell table:style-name="ce42" office:value-type="string" calcext:value-type="string">
            <text:p>mk2SpacePlaneAdapter</text:p>
          </table:table-cell>
          <table:table-cell table:style-name="ce26" table:formula="of:=IFERROR(__xludf.dummyfunction(&quot;IF(ISBLANK(B357),&quot;&quot;RESSOURCE&quot;&quot;,REGEXEXTRACT(B357,&quot;&quot;GameData/(\w+)&quot;&quot;))&quot;);&quot;Squad&quot;)" office:value-type="string" office:string-value="Squad" calcext:value-type="string">
            <text:p>Squad</text:p>
          </table:table-cell>
          <table:table-cell table:style-name="ce43" office:value-type="float" office:value="0.29" calcext:value-type="float">
            <text:p>0.29</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Inflatable Part</text:p>
          </table:table-cell>
          <table:table-cell table:style-name="ce47" table:formula="of:=IF(IFERROR(SEARCH(&quot;zDeprecated&quot;;[.B357]));-1;[.F357]*VLOOKUP([.N357];[$'CO$ Methodology Parts'.$A$12:.$E$57];5;1))" office:value-type="float" office:value="4571.85" calcext:value-type="float">
            <text:p>4571.85</text:p>
          </table:table-cell>
          <table:table-cell table:number-columns-repeated="1009"/>
        </table:table-row>
        <table:table-row table:style-name="ro1">
          <table:table-cell table:style-name="ce42" office:value-type="string" calcext:value-type="string">
            <text:p>bicoupler.cfg</text:p>
          </table:table-cell>
          <table:table-cell table:style-name="ce42" office:value-type="string" calcext:value-type="string">
            <text:p>/home/oscar/Downloads/Kspaceconnect/ksp/GameData/Squad/Parts/FuelTank/mk2Adapters/bicoupler.cfg</text:p>
          </table:table-cell>
          <table:table-cell table:style-name="ce43" office:value-type="float" office:value="676.4" calcext:value-type="float">
            <text:p>676.4</text:p>
          </table:table-cell>
          <table:table-cell table:style-name="ce42" office:value-type="string" calcext:value-type="string">
            <text:p>mk2_1m_Bicoupler</text:p>
          </table:table-cell>
          <table:table-cell table:style-name="ce26" table:formula="of:=IFERROR(__xludf.dummyfunction(&quot;IF(ISBLANK(B358),&quot;&quot;RESSOURCE&quot;&quot;,REGEXEXTRACT(B358,&quot;&quot;GameData/(\w+)&quot;&quot;))&quot;);&quot;Squad&quot;)" office:value-type="string" office:string-value="Squad" calcext:value-type="string">
            <text:p>Squad</text:p>
          </table:table-cell>
          <table:table-cell table:style-name="ce43" office:value-type="float" office:value="0.29" calcext:value-type="float">
            <text:p>0.29</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358]));-1;[.F358]*VLOOKUP([.N358];[$'CO$ Methodology Parts'.$A$12:.$E$57];5;1))" office:value-type="float" office:value="7795.140052" calcext:value-type="float">
            <text:p>7795.140052</text:p>
          </table:table-cell>
          <table:table-cell table:number-columns-repeated="1009"/>
        </table:table-row>
        <table:table-row table:style-name="ro1">
          <table:table-cell table:style-name="ce42" office:value-type="string" calcext:value-type="string">
            <text:p>long.cfg</text:p>
          </table:table-cell>
          <table:table-cell table:style-name="ce42" office:value-type="string" calcext:value-type="string">
            <text:p>/home/oscar/Downloads/Kspaceconnect/ksp/GameData/Squad/Parts/FuelTank/mk2Adapters/long.cfg</text:p>
          </table:table-cell>
          <table:table-cell table:style-name="ce43" office:value-type="float" office:value="682.8" calcext:value-type="float">
            <text:p>682.8</text:p>
          </table:table-cell>
          <table:table-cell table:style-name="ce42" office:value-type="string" calcext:value-type="string">
            <text:p>mk2_1m_AdapterLong</text:p>
          </table:table-cell>
          <table:table-cell table:style-name="ce26" table:formula="of:=IFERROR(__xludf.dummyfunction(&quot;IF(ISBLANK(B359),&quot;&quot;RESSOURCE&quot;&quot;,REGEXEXTRACT(B359,&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359]));-1;[.F359]*VLOOKUP([.N359];[$'CO$ Methodology Parts'.$A$12:.$E$57];5;1))" office:value-type="float" office:value="15321.48217" calcext:value-type="float">
            <text:p>15321.48217</text:p>
          </table:table-cell>
          <table:table-cell table:number-columns-repeated="1009"/>
        </table:table-row>
        <table:table-row table:style-name="ro1">
          <table:table-cell table:style-name="ce42" office:value-type="string" calcext:value-type="string">
            <text:p>Rockomax8.cfg</text:p>
          </table:table-cell>
          <table:table-cell table:style-name="ce42" office:value-type="string" calcext:value-type="string">
            <text:p>/home/oscar/Downloads/Kspaceconnect/ksp/GameData/Squad/Parts/FuelTank/RockomaxTanks/Rockomax8.cfg</text:p>
          </table:table-cell>
          <table:table-cell table:style-name="ce43" office:value-type="float" office:value="432.8" calcext:value-type="float">
            <text:p>432.8</text:p>
          </table:table-cell>
          <table:table-cell table:style-name="ce42" office:value-type="string" calcext:value-type="string">
            <text:p>Rockomax8BW</text:p>
          </table:table-cell>
          <table:table-cell table:style-name="ce26" table:formula="of:=IFERROR(__xludf.dummyfunction(&quot;IF(ISBLANK(B360),&quot;&quot;RESSOURCE&quot;&quot;,REGEXEXTRACT(B360,&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Fuelcell</text:p>
          </table:table-cell>
          <table:table-cell table:style-name="ce47" table:formula="of:=IF(IFERROR(SEARCH(&quot;zDeprecated&quot;;[.B360]));-1;[.F360]*VLOOKUP([.N360];[$'CO$ Methodology Parts'.$A$12:.$E$57];5;1))" office:value-type="float" office:value="25839.79328" calcext:value-type="float">
            <text:p>25839.79328</text:p>
          </table:table-cell>
          <table:table-cell table:number-columns-repeated="1009"/>
        </table:table-row>
        <table:table-row table:style-name="ro1">
          <table:table-cell table:style-name="ce42" office:value-type="string" calcext:value-type="string">
            <text:p>Rockomax64.cfg</text:p>
          </table:table-cell>
          <table:table-cell table:style-name="ce42" office:value-type="string" calcext:value-type="string">
            <text:p>/home/oscar/Downloads/Kspaceconnect/ksp/GameData/Squad/Parts/FuelTank/RockomaxTanks/Rockomax64.cfg</text:p>
          </table:table-cell>
          <table:table-cell table:style-name="ce43" office:value-type="float" office:value="2812.4" calcext:value-type="float">
            <text:p>2812.4</text:p>
          </table:table-cell>
          <table:table-cell table:style-name="ce42" office:value-type="string" calcext:value-type="string">
            <text:p>Rockomax64_BW</text:p>
          </table:table-cell>
          <table:table-cell table:style-name="ce26" table:formula="of:=IFERROR(__xludf.dummyfunction(&quot;IF(ISBLANK(B361),&quot;&quot;RESSOURCE&quot;&quot;,REGEXEXTRACT(B361,&quot;&quot;GameData/(\w+)&quot;&quot;))&quot;);&quot;Squad&quot;)" office:value-type="string" office:string-value="Squad" calcext:value-type="string">
            <text:p>Squad</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61]));-1;[.F361]*VLOOKUP([.N361];[$'CO$ Methodology Parts'.$A$12:.$E$57];5;1))" office:value-type="float" office:value="206718.3463" calcext:value-type="float">
            <text:p>206718.3463</text:p>
          </table:table-cell>
          <table:table-cell table:number-columns-repeated="1009"/>
        </table:table-row>
        <table:table-row table:style-name="ro1">
          <table:table-cell table:style-name="ce42" office:value-type="string" calcext:value-type="string">
            <text:p>Rockomax16.cfg</text:p>
          </table:table-cell>
          <table:table-cell table:style-name="ce42" office:value-type="string" calcext:value-type="string">
            <text:p>/home/oscar/Downloads/Kspaceconnect/ksp/GameData/Squad/Parts/FuelTank/RockomaxTanks/Rockomax16.cfg</text:p>
          </table:table-cell>
          <table:table-cell table:style-name="ce43" office:value-type="float" office:value="815.6" calcext:value-type="float">
            <text:p>815.6</text:p>
          </table:table-cell>
          <table:table-cell table:style-name="ce42" office:value-type="string" calcext:value-type="string">
            <text:p>Rockomax16_BW</text:p>
          </table:table-cell>
          <table:table-cell table:style-name="ce26" table:formula="of:=IFERROR(__xludf.dummyfunction(&quot;IF(ISBLANK(B362),&quot;&quot;RESSOURCE&quot;&quot;,REGEXEXTRACT(B362,&quot;&quot;GameData/(\w+)&quot;&quot;))&quot;);&quot;Squad&quot;)" office:value-type="string" office:string-value="Squad" calcext:value-type="string">
            <text:p>Squad</text:p>
          </table:table-cell>
          <table:table-cell table:style-name="ce43" office:value-type="float" office:value="1" calcext:value-type="float">
            <text:p>1</text:p>
          </table:table-cell>
          <table:table-cell table:style-name="ce43" office:value-type="float" office:value="720" calcext:value-type="float">
            <text:p>720</text:p>
          </table:table-cell>
          <table:table-cell table:style-name="ce43" office:value-type="float" office:value="880" calcext:value-type="float">
            <text:p>8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Battery</text:p>
          </table:table-cell>
          <table:table-cell table:style-name="ce47" table:formula="of:=IF(IFERROR(SEARCH(&quot;zDeprecated&quot;;[.B362]));-1;[.F362]*VLOOKUP([.N362];[$'CO$ Methodology Parts'.$A$12:.$E$57];5;1))" office:value-type="float" office:value="51679.58656" calcext:value-type="float">
            <text:p>51679.58656</text:p>
          </table:table-cell>
          <table:table-cell table:number-columns-repeated="1009"/>
        </table:table-row>
        <table:table-row table:style-name="ro1">
          <table:table-cell table:style-name="ce42" office:value-type="string" calcext:value-type="string">
            <text:p>Rockomax32.cfg</text:p>
          </table:table-cell>
          <table:table-cell table:style-name="ce42" office:value-type="string" calcext:value-type="string">
            <text:p>/home/oscar/Downloads/Kspaceconnect/ksp/GameData/Squad/Parts/FuelTank/RockomaxTanks/Rockomax32.cfg</text:p>
          </table:table-cell>
          <table:table-cell table:style-name="ce43" office:value-type="float" office:value="1531.2" calcext:value-type="float">
            <text:p>1531.2</text:p>
          </table:table-cell>
          <table:table-cell table:style-name="ce42" office:value-type="string" calcext:value-type="string">
            <text:p>Rockomax32_BW</text:p>
          </table:table-cell>
          <table:table-cell table:style-name="ce26" table:formula="of:=IFERROR(__xludf.dummyfunction(&quot;IF(ISBLANK(B363),&quot;&quot;RESSOURCE&quot;&quot;,REGEXEXTRACT(B363,&quot;&quot;GameData/(\w+)&quot;&quot;))&quot;);&quot;Squad&quot;)" office:value-type="string" office:string-value="Squad" calcext:value-type="string">
            <text:p>Squad</text:p>
          </table:table-cell>
          <table:table-cell table:style-name="ce43" office:value-type="float" office:value="2" calcext:value-type="float">
            <text:p>2</text:p>
          </table:table-cell>
          <table:table-cell table:style-name="ce43" office:value-type="float" office:value="1440" calcext:value-type="float">
            <text:p>1440</text:p>
          </table:table-cell>
          <table:table-cell table:style-name="ce43" office:value-type="float" office:value="1760" calcext:value-type="float">
            <text:p>17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363]));-1;[.F363]*VLOOKUP([.N363];[$'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Mk3-Size2Slant.cfg</text:p>
          </table:table-cell>
          <table:table-cell table:style-name="ce42" office:value-type="string" calcext:value-type="string">
            <text:p>/home/oscar/Downloads/Kspaceconnect/ksp/GameData/Squad/Parts/FuelTank/adapterTanks/Mk3-Size2Slant.cfg</text:p>
          </table:table-cell>
          <table:table-cell table:style-name="ce43" office:value-type="float" office:value="1352.5" calcext:value-type="float">
            <text:p>1352.5</text:p>
          </table:table-cell>
          <table:table-cell table:style-name="ce42" office:value-type="string" calcext:value-type="string">
            <text:p>adapterMk3-Size2Slant</text:p>
          </table:table-cell>
          <table:table-cell table:style-name="ce26" table:formula="of:=IFERROR(__xludf.dummyfunction(&quot;IF(ISBLANK(B364),&quot;&quot;RESSOURCE&quot;&quot;,REGEXEXTRACT(B364,&quot;&quot;GameData/(\w+)&quot;&quot;))&quot;);&quot;Squad&quot;)" office:value-type="string" office:string-value="Squad" calcext:value-type="string">
            <text:p>Squad</text:p>
          </table:table-cell>
          <table:table-cell table:style-name="ce43" office:value-type="float" office:value="1.79" calcext:value-type="float">
            <text:p>1.79</text:p>
          </table:table-cell>
          <table:table-cell table:style-name="ce43" office:value-type="float" office:value="1125" calcext:value-type="float">
            <text:p>1125</text:p>
          </table:table-cell>
          <table:table-cell table:style-name="ce43" office:value-type="float" office:value="1375" calcext:value-type="float">
            <text:p>137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64]));-1;[.F364]*VLOOKUP([.N364];[$'CO$ Methodology Parts'.$A$12:.$E$57];5;1))" office:value-type="float" office:value="21479.85199" calcext:value-type="float">
            <text:p>21479.85199</text:p>
          </table:table-cell>
          <table:table-cell table:number-columns-repeated="1009"/>
        </table:table-row>
        <table:table-row table:style-name="ro1">
          <table:table-cell table:style-name="ce42" office:value-type="string" calcext:value-type="string">
            <text:p>Mk3-Mk2.cfg</text:p>
          </table:table-cell>
          <table:table-cell table:style-name="ce42" office:value-type="string" calcext:value-type="string">
            <text:p>/home/oscar/Downloads/Kspaceconnect/ksp/GameData/Squad/Parts/FuelTank/adapterTanks/Mk3-Mk2.cfg</text:p>
          </table:table-cell>
          <table:table-cell table:style-name="ce43" office:value-type="float" office:value="1282" calcext:value-type="float">
            <text:p>1282</text:p>
          </table:table-cell>
          <table:table-cell table:style-name="ce42" office:value-type="string" calcext:value-type="string">
            <text:p>adapterMk3-Mk2</text:p>
          </table:table-cell>
          <table:table-cell table:style-name="ce26" table:formula="of:=IFERROR(__xludf.dummyfunction(&quot;IF(ISBLANK(B365),&quot;&quot;RESSOURCE&quot;&quot;,REGEXEXTRACT(B365,&quot;&quot;GameData/(\w+)&quot;&quot;))&quot;);&quot;Squad&quot;)" office:value-type="string" office:string-value="Squad" calcext:value-type="string">
            <text:p>Squad</text:p>
          </table:table-cell>
          <table:table-cell table:style-name="ce43" office:value-type="float" office:value="1.43" calcext:value-type="float">
            <text:p>1.43</text:p>
          </table:table-cell>
          <table:table-cell table:style-name="ce43" office:value-type="float" office:value="900" calcext:value-type="float">
            <text:p>900</text:p>
          </table:table-cell>
          <table:table-cell table:style-name="ce43" office:value-type="float" office:value="1100" calcext:value-type="float">
            <text:p>110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65]));-1;[.F365]*VLOOKUP([.N365];[$'CO$ Methodology Parts'.$A$12:.$E$57];5;1))" office:value-type="float" office:value="17159.88176" calcext:value-type="float">
            <text:p>17159.88176</text:p>
          </table:table-cell>
          <table:table-cell table:number-columns-repeated="1009"/>
        </table:table-row>
        <table:table-row table:style-name="ro1">
          <table:table-cell table:style-name="ce42" office:value-type="string" calcext:value-type="string">
            <text:p>Size3-Mk3.cfg</text:p>
          </table:table-cell>
          <table:table-cell table:style-name="ce42" office:value-type="string" calcext:value-type="string">
            <text:p>/home/oscar/Downloads/Kspaceconnect/ksp/GameData/Squad/Parts/FuelTank/adapterTanks/Size3-Mk3.cfg</text:p>
          </table:table-cell>
          <table:table-cell table:style-name="ce43" office:value-type="float" office:value="1352.5" calcext:value-type="float">
            <text:p>1352.5</text:p>
          </table:table-cell>
          <table:table-cell table:style-name="ce42" office:value-type="string" calcext:value-type="string">
            <text:p>adapterSize3-Mk3</text:p>
          </table:table-cell>
          <table:table-cell table:style-name="ce26" table:formula="of:=IFERROR(__xludf.dummyfunction(&quot;IF(ISBLANK(B366),&quot;&quot;RESSOURCE&quot;&quot;,REGEXEXTRACT(B366,&quot;&quot;GameData/(\w+)&quot;&quot;))&quot;);&quot;Squad&quot;)" office:value-type="string" office:string-value="Squad" calcext:value-type="string">
            <text:p>Squad</text:p>
          </table:table-cell>
          <table:table-cell table:style-name="ce43" office:value-type="float" office:value="1.79" calcext:value-type="float">
            <text:p>1.79</text:p>
          </table:table-cell>
          <table:table-cell table:style-name="ce43" office:value-type="float" office:value="1125" calcext:value-type="float">
            <text:p>1125</text:p>
          </table:table-cell>
          <table:table-cell table:style-name="ce43" office:value-type="float" office:value="1375" calcext:value-type="float">
            <text:p>137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66]));-1;[.F366]*VLOOKUP([.N366];[$'CO$ Methodology Parts'.$A$12:.$E$57];5;1))" office:value-type="float" office:value="21479.85199" calcext:value-type="float">
            <text:p>21479.85199</text:p>
          </table:table-cell>
          <table:table-cell table:number-columns-repeated="1009"/>
        </table:table-row>
        <table:table-row table:style-name="ro1">
          <table:table-cell table:style-name="ce42" office:value-type="string" calcext:value-type="string">
            <text:p>Mk3-ShuttleAdapter.cfg</text:p>
          </table:table-cell>
          <table:table-cell table:style-name="ce42" office:value-type="string" calcext:value-type="string">
            <text:p>/home/oscar/Downloads/Kspaceconnect/ksp/GameData/Squad/Parts/FuelTank/adapterTanks/Mk3-ShuttleAdapter.cfg</text:p>
          </table:table-cell>
          <table:table-cell table:style-name="ce43" office:value-type="float" office:value="2500" calcext:value-type="float">
            <text:p>2500</text:p>
          </table:table-cell>
          <table:table-cell table:style-name="ce42" office:value-type="string" calcext:value-type="string">
            <text:p>adapterEngines</text:p>
          </table:table-cell>
          <table:table-cell table:style-name="ce26" table:formula="of:=IFERROR(__xludf.dummyfunction(&quot;IF(ISBLANK(B367),&quot;&quot;RESSOURCE&quot;&quot;,REGEXEXTRACT(B367,&quot;&quot;GameData/(\w+)&quot;&quot;))&quot;);&quot;Squad&quot;)" office:value-type="string" office:string-value="Squad" calcext:value-type="string">
            <text:p>Squad</text:p>
          </table:table-cell>
          <table:table-cell table:style-name="ce43" office:value-type="float" office:value="0.7" calcext:value-type="float">
            <text:p>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67]));-1;[.F367]*VLOOKUP([.N367];[$'CO$ Methodology Parts'.$A$12:.$E$57];5;1))" office:value-type="float" office:value="8399.942119" calcext:value-type="float">
            <text:p>8399.942119</text:p>
          </table:table-cell>
          <table:table-cell table:number-columns-repeated="1009"/>
        </table:table-row>
        <table:table-row table:style-name="ro1">
          <table:table-cell table:style-name="ce42" office:value-type="string" calcext:value-type="string">
            <text:p>Size2-Size1.cfg</text:p>
          </table:table-cell>
          <table:table-cell table:style-name="ce42" office:value-type="string" calcext:value-type="string">
            <text:p>/home/oscar/Downloads/Kspaceconnect/ksp/GameData/Squad/Parts/FuelTank/adapterTanks/Size2-Size1.cfg</text:p>
          </table:table-cell>
          <table:table-cell table:style-name="ce43" office:value-type="float" office:value="432.8" calcext:value-type="float">
            <text:p>432.8</text:p>
          </table:table-cell>
          <table:table-cell table:style-name="ce42" office:value-type="string" calcext:value-type="string">
            <text:p>adapterSize2-Size1</text:p>
          </table:table-cell>
          <table:table-cell table:style-name="ce26" table:formula="of:=IFERROR(__xludf.dummyfunction(&quot;IF(ISBLANK(B368),&quot;&quot;RESSOURCE&quot;&quot;,REGEXEXTRACT(B368,&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ocking port</text:p>
          </table:table-cell>
          <table:table-cell table:style-name="ce47" table:formula="of:=IF(IFERROR(SEARCH(&quot;zDeprecated&quot;;[.B368]));-1;[.F368]*VLOOKUP([.N368];[$'CO$ Methodology Parts'.$A$12:.$E$57];5;1))" office:value-type="float" office:value="1185.6" calcext:value-type="float">
            <text:p>1185.6</text:p>
          </table:table-cell>
          <table:table-cell table:number-columns-repeated="1009"/>
        </table:table-row>
        <table:table-row table:style-name="ro1">
          <table:table-cell table:style-name="ce42" office:value-type="string" calcext:value-type="string">
            <text:p>Mk3-Size2.cfg</text:p>
          </table:table-cell>
          <table:table-cell table:style-name="ce42" office:value-type="string" calcext:value-type="string">
            <text:p>/home/oscar/Downloads/Kspaceconnect/ksp/GameData/Squad/Parts/FuelTank/adapterTanks/Mk3-Size2.cfg</text:p>
          </table:table-cell>
          <table:table-cell table:style-name="ce43" office:value-type="float" office:value="1352.5" calcext:value-type="float">
            <text:p>1352.5</text:p>
          </table:table-cell>
          <table:table-cell table:style-name="ce42" office:value-type="string" calcext:value-type="string">
            <text:p>adapterMk3-Size2</text:p>
          </table:table-cell>
          <table:table-cell table:style-name="ce26" table:formula="of:=IFERROR(__xludf.dummyfunction(&quot;IF(ISBLANK(B369),&quot;&quot;RESSOURCE&quot;&quot;,REGEXEXTRACT(B369,&quot;&quot;GameData/(\w+)&quot;&quot;))&quot;);&quot;Squad&quot;)" office:value-type="string" office:string-value="Squad" calcext:value-type="string">
            <text:p>Squad</text:p>
          </table:table-cell>
          <table:table-cell table:style-name="ce43" office:value-type="float" office:value="1.79" calcext:value-type="float">
            <text:p>1.79</text:p>
          </table:table-cell>
          <table:table-cell table:style-name="ce43" office:value-type="float" office:value="1125" calcext:value-type="float">
            <text:p>1125</text:p>
          </table:table-cell>
          <table:table-cell table:style-name="ce43" office:value-type="float" office:value="1375" calcext:value-type="float">
            <text:p>137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69]));-1;[.F369]*VLOOKUP([.N369];[$'CO$ Methodology Parts'.$A$12:.$E$57];5;1))" office:value-type="float" office:value="92506.45995" calcext:value-type="float">
            <text:p>92506.45995</text:p>
          </table:table-cell>
          <table:table-cell table:number-columns-repeated="1009"/>
        </table:table-row>
        <table:table-row table:style-name="ro1">
          <table:table-cell table:style-name="ce42" office:value-type="string" calcext:value-type="string">
            <text:p>Size2-Mk2.cfg</text:p>
          </table:table-cell>
          <table:table-cell table:style-name="ce42" office:value-type="string" calcext:value-type="string">
            <text:p>/home/oscar/Downloads/Kspaceconnect/ksp/GameData/Squad/Parts/FuelTank/adapterTanks/Size2-Mk2.cfg</text:p>
          </table:table-cell>
          <table:table-cell table:style-name="ce43" office:value-type="float" office:value="432.8" calcext:value-type="float">
            <text:p>432.8</text:p>
          </table:table-cell>
          <table:table-cell table:style-name="ce42" office:value-type="string" calcext:value-type="string">
            <text:p>adapterSize2-Mk2</text:p>
          </table:table-cell>
          <table:table-cell table:style-name="ce26" table:formula="of:=IFERROR(__xludf.dummyfunction(&quot;IF(ISBLANK(B370),&quot;&quot;RESSOURCE&quot;&quot;,REGEXEXTRACT(B370,&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70]));-1;[.F370]*VLOOKUP([.N370];[$'CO$ Methodology Parts'.$A$12:.$E$57];5;1))" office:value-type="float" office:value="29457.36434" calcext:value-type="float">
            <text:p>29457.36434</text:p>
          </table:table-cell>
          <table:table-cell table:number-columns-repeated="1009"/>
        </table:table-row>
        <table:table-row table:style-name="ro1">
          <table:table-cell table:style-name="ce42" office:value-type="string" calcext:value-type="string">
            <text:p>Size2-Size1Slant.cfg</text:p>
          </table:table-cell>
          <table:table-cell table:style-name="ce42" office:value-type="string" calcext:value-type="string">
            <text:p>/home/oscar/Downloads/Kspaceconnect/ksp/GameData/Squad/Parts/FuelTank/adapterTanks/Size2-Size1Slant.cfg</text:p>
          </table:table-cell>
          <table:table-cell table:style-name="ce43" office:value-type="float" office:value="432.8" calcext:value-type="float">
            <text:p>432.8</text:p>
          </table:table-cell>
          <table:table-cell table:style-name="ce42" office:value-type="string" calcext:value-type="string">
            <text:p>adapterSize2-Size1Slant</text:p>
          </table:table-cell>
          <table:table-cell table:style-name="ce26" table:formula="of:=IFERROR(__xludf.dummyfunction(&quot;IF(ISBLANK(B371),&quot;&quot;RESSOURCE&quot;&quot;,REGEXEXTRACT(B371,&quot;&quot;GameData/(\w+)&quot;&quot;))&quot;);&quot;Squad&quot;)" office:value-type="string" office:string-value="Squad" calcext:value-type="string">
            <text:p>Squad</text:p>
          </table:table-cell>
          <table:table-cell table:style-name="ce43" office:value-type="float" office:value="0.57" calcext:value-type="float">
            <text:p>0.57</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Probe</text:p>
          </table:table-cell>
          <table:table-cell table:style-name="ce47" table:formula="of:=IF(IFERROR(SEARCH(&quot;zDeprecated&quot;;[.B371]));-1;[.F371]*VLOOKUP([.N371];[$'CO$ Methodology Parts'.$A$12:.$E$57];5;1))" office:value-type="float" office:value="29457.36434" calcext:value-type="float">
            <text:p>29457.36434</text:p>
          </table:table-cell>
          <table:table-cell table:number-columns-repeated="1009"/>
        </table:table-row>
        <table:table-row table:style-name="ro1">
          <table:table-cell table:style-name="ce42" office:value-type="string" calcext:value-type="string">
            <text:p>adapterSmallMiniShort.cfg</text:p>
          </table:table-cell>
          <table:table-cell table:style-name="ce42" office:value-type="string" calcext:value-type="string">
            <text:p>/home/oscar/Downloads/Kspaceconnect/ksp/GameData/Squad/Parts/Structural/FLAdapters/adapterSmallMiniShort.cfg</text:p>
          </table:table-cell>
          <table:table-cell table:style-name="ce43" office:value-type="float" office:value="100" calcext:value-type="float">
            <text:p>100</text:p>
          </table:table-cell>
          <table:table-cell table:style-name="ce42" office:value-type="string" calcext:value-type="string">
            <text:p>adapterSmallMiniShort</text:p>
          </table:table-cell>
          <table:table-cell table:style-name="ce26" table:formula="of:=IFERROR(__xludf.dummyfunction(&quot;IF(ISBLANK(B372),&quot;&quot;RESSOURCE&quot;&quot;,REGEXEXTRACT(B372,&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2]));-1;[.F372]*VLOOKUP([.N372];[$'CO$ Methodology Parts'.$A$12:.$E$57];5;1))" office:value-type="float" office:value="182.3991731" calcext:value-type="float">
            <text:p>182.3991731</text:p>
          </table:table-cell>
          <table:table-cell table:number-columns-repeated="1009"/>
        </table:table-row>
        <table:table-row table:style-name="ro1">
          <table:table-cell table:style-name="ce42" office:value-type="string" calcext:value-type="string">
            <text:p>adapterSmallMiniTall.cfg</text:p>
          </table:table-cell>
          <table:table-cell table:style-name="ce42" office:value-type="string" calcext:value-type="string">
            <text:p>/home/oscar/Downloads/Kspaceconnect/ksp/GameData/Squad/Parts/Structural/FLAdapters/adapterSmallMiniTall.cfg</text:p>
          </table:table-cell>
          <table:table-cell table:style-name="ce43" office:value-type="float" office:value="150" calcext:value-type="float">
            <text:p>150</text:p>
          </table:table-cell>
          <table:table-cell table:style-name="ce42" office:value-type="string" calcext:value-type="string">
            <text:p>adapterSmallMiniTall</text:p>
          </table:table-cell>
          <table:table-cell table:style-name="ce26" table:formula="of:=IFERROR(__xludf.dummyfunction(&quot;IF(ISBLANK(B373),&quot;&quot;RESSOURCE&quot;&quot;,REGEXEXTRACT(B373,&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3]));-1;[.F373]*VLOOKUP([.N373];[$'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stationHub.cfg</text:p>
          </table:table-cell>
          <table:table-cell table:style-name="ce42" office:value-type="string" calcext:value-type="string">
            <text:p>/home/oscar/Downloads/Kspaceconnect/ksp/GameData/Squad/Parts/Structural/stationHub/stationHub.cfg</text:p>
          </table:table-cell>
          <table:table-cell table:style-name="ce43" office:value-type="float" office:value="900" calcext:value-type="float">
            <text:p>900</text:p>
          </table:table-cell>
          <table:table-cell table:style-name="ce42" office:value-type="string" calcext:value-type="string">
            <text:p>stationHub</text:p>
          </table:table-cell>
          <table:table-cell table:style-name="ce26" table:formula="of:=IFERROR(__xludf.dummyfunction(&quot;IF(ISBLANK(B374),&quot;&quot;RESSOURCE&quot;&quot;,REGEXEXTRACT(B374,&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4]));-1;[.F374]*VLOOKUP([.N374];[$'CO$ Methodology Parts'.$A$12:.$E$57];5;1))" office:value-type="float" office:value="6839.968992" calcext:value-type="float">
            <text:p>6839.968992</text:p>
          </table:table-cell>
          <table:table-cell table:number-columns-repeated="1009"/>
        </table:table-row>
        <table:table-row table:style-name="ro1">
          <table:table-cell table:style-name="ce42" office:value-type="string" calcext:value-type="string">
            <text:p>Size2to3_v2.cfg</text:p>
          </table:table-cell>
          <table:table-cell table:style-name="ce42" office:value-type="string" calcext:value-type="string">
            <text:p>/home/oscar/Downloads/Kspaceconnect/ksp/GameData/Squad/Parts/Structural/Size3To2Adapter_v2/Size2to3_v2.cfg</text:p>
          </table:table-cell>
          <table:table-cell table:style-name="ce43" office:value-type="float" office:value="246" calcext:value-type="float">
            <text:p>246</text:p>
          </table:table-cell>
          <table:table-cell table:style-name="ce42" office:value-type="string" calcext:value-type="string">
            <text:p>Size3To2Adapter_v2</text:p>
          </table:table-cell>
          <table:table-cell table:style-name="ce26" table:formula="of:=IFERROR(__xludf.dummyfunction(&quot;IF(ISBLANK(B375),&quot;&quot;RESSOURCE&quot;&quot;,REGEXEXTRACT(B375,&quot;&quot;GameData/(\w+)&quot;&quot;))&quot;);&quot;Squad&quot;)" office:value-type="string" office:string-value="Squad" calcext:value-type="string">
            <text:p>Squad</text:p>
          </table:table-cell>
          <table:table-cell table:style-name="ce43" office:value-type="float" office:value="1.875" calcext:value-type="float">
            <text:p>1.875</text:p>
          </table:table-cell>
          <table:table-cell table:style-name="ce43" office:value-type="float" office:value="1350" calcext:value-type="float">
            <text:p>1350</text:p>
          </table:table-cell>
          <table:table-cell table:style-name="ce43" office:value-type="float" office:value="1650" calcext:value-type="float">
            <text:p>165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5]));-1;[.F375]*VLOOKUP([.N375];[$'CO$ Methodology Parts'.$A$12:.$E$57];5;1))" office:value-type="float" office:value="8549.96124" calcext:value-type="float">
            <text:p>8549.96124</text:p>
          </table:table-cell>
          <table:table-cell table:number-columns-repeated="1009"/>
        </table:table-row>
        <table:table-row table:style-name="ro1">
          <table:table-cell table:style-name="ce42" office:value-type="string" calcext:value-type="string">
            <text:p>strutOcto.cfg</text:p>
          </table:table-cell>
          <table:table-cell table:style-name="ce42" office:value-type="string" calcext:value-type="string">
            <text:p>/home/oscar/Downloads/Kspaceconnect/ksp/GameData/Squad/Parts/Structural/strutOcto/strutOcto.cfg</text:p>
          </table:table-cell>
          <table:table-cell table:style-name="ce43" office:value-type="float" office:value="20" calcext:value-type="float">
            <text:p>20</text:p>
          </table:table-cell>
          <table:table-cell table:style-name="ce42" office:value-type="string" calcext:value-type="string">
            <text:p>strutOcto</text:p>
          </table:table-cell>
          <table:table-cell table:style-name="ce26" table:formula="of:=IFERROR(__xludf.dummyfunction(&quot;IF(ISBLANK(B376),&quot;&quot;RESSOURCE&quot;&quot;,REGEXEXTRACT(B376,&quot;&quot;GameData/(\w+)&quot;&quot;))&quot;);&quot;Squad&quot;)" office:value-type="string" office:string-value="Squad" calcext:value-type="string">
            <text:p>Squad</text:p>
          </table:table-cell>
          <table:table-cell table:style-name="ce43" office:value-type="float" office:value="0.001" calcext:value-type="float">
            <text:p>0.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6]));-1;[.F376]*VLOOKUP([.N376];[$'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structuralPylon.cfg</text:p>
          </table:table-cell>
          <table:table-cell table:style-name="ce42" office:value-type="string" calcext:value-type="string">
            <text:p>/home/oscar/Downloads/Kspaceconnect/ksp/GameData/Squad/Parts/Structural/structuralPylons/structuralPylon.cfg</text:p>
          </table:table-cell>
          <table:table-cell table:style-name="ce43" office:value-type="float" office:value="125" calcext:value-type="float">
            <text:p>125</text:p>
          </table:table-cell>
          <table:table-cell table:style-name="ce42" office:value-type="string" calcext:value-type="string">
            <text:p>structuralPylon</text:p>
          </table:table-cell>
          <table:table-cell table:style-name="ce26" table:formula="of:=IFERROR(__xludf.dummyfunction(&quot;IF(ISBLANK(B377),&quot;&quot;RESSOURCE&quot;&quot;,REGEXEXTRACT(B377,&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uclear Engine</text:p>
          </table:table-cell>
          <table:table-cell table:style-name="ce47" table:formula="of:=IF(IFERROR(SEARCH(&quot;zDeprecated&quot;;[.B377]));-1;[.F377]*VLOOKUP([.N377];[$'CO$ Methodology Parts'.$A$12:.$E$57];5;1))" office:value-type="float" office:value="6722" calcext:value-type="float">
            <text:p>6722</text:p>
          </table:table-cell>
          <table:table-cell table:number-columns-repeated="1009"/>
        </table:table-row>
        <table:table-row table:style-name="ro1">
          <table:table-cell table:style-name="ce42" office:value-type="string" calcext:value-type="string">
            <text:p>smallHardpoint.cfg</text:p>
          </table:table-cell>
          <table:table-cell table:style-name="ce42" office:value-type="string" calcext:value-type="string">
            <text:p>/home/oscar/Downloads/Kspaceconnect/ksp/GameData/Squad/Parts/Structural/structuralPylons/smallHardpoint.cfg</text:p>
          </table:table-cell>
          <table:table-cell table:style-name="ce43" office:value-type="float" office:value="60" calcext:value-type="float">
            <text:p>60</text:p>
          </table:table-cell>
          <table:table-cell table:style-name="ce42" office:value-type="string" calcext:value-type="string">
            <text:p>smallHardpoint</text:p>
          </table:table-cell>
          <table:table-cell table:style-name="ce26" table:formula="of:=IFERROR(__xludf.dummyfunction(&quot;IF(ISBLANK(B378),&quot;&quot;RESSOURCE&quot;&quot;,REGEXEXTRACT(B378,&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8]));-1;[.F378]*VLOOKUP([.N378];[$'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trussGirderXL.cfg</text:p>
          </table:table-cell>
          <table:table-cell table:style-name="ce42" office:value-type="string" calcext:value-type="string">
            <text:p>/home/oscar/Downloads/Kspaceconnect/ksp/GameData/Squad/Parts/Structural/trussGirderXL/trussGirderXL.cfg</text:p>
          </table:table-cell>
          <table:table-cell table:style-name="ce43" office:value-type="float" office:value="75" calcext:value-type="float">
            <text:p>75</text:p>
          </table:table-cell>
          <table:table-cell table:style-name="ce42" office:value-type="string" calcext:value-type="string">
            <text:p>trussPiece3x</text:p>
          </table:table-cell>
          <table:table-cell table:style-name="ce26" table:formula="of:=IFERROR(__xludf.dummyfunction(&quot;IF(ISBLANK(B379),&quot;&quot;RESSOURCE&quot;&quot;,REGEXEXTRACT(B379,&quot;&quot;GameData/(\w+)&quot;&quot;))&quot;);&quot;Squad&quot;)" office:value-type="string" office:string-value="Squad" calcext:value-type="string">
            <text:p>Squad</text:p>
          </table:table-cell>
          <table:table-cell table:style-name="ce43" office:value-type="float" office:value="0.375" calcext:value-type="float">
            <text:p>0.3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79]));-1;[.F379]*VLOOKUP([.N379];[$'CO$ Methodology Parts'.$A$12:.$E$57];5;1))" office:value-type="float" office:value="1709.992248" calcext:value-type="float">
            <text:p>1709.992248</text:p>
          </table:table-cell>
          <table:table-cell table:number-columns-repeated="1009"/>
        </table:table-row>
        <table:table-row table:style-name="ro1">
          <table:table-cell table:style-name="ce42" office:value-type="string" calcext:value-type="string">
            <text:p>strutCubicOcto.cfg</text:p>
          </table:table-cell>
          <table:table-cell table:style-name="ce42" office:value-type="string" calcext:value-type="string">
            <text:p>/home/oscar/Downloads/Kspaceconnect/ksp/GameData/Squad/Parts/Structural/strutCubicOcto/strutCubicOcto.cfg</text:p>
          </table:table-cell>
          <table:table-cell table:style-name="ce43" office:value-type="float" office:value="16" calcext:value-type="float">
            <text:p>16</text:p>
          </table:table-cell>
          <table:table-cell table:style-name="ce42" office:value-type="string" calcext:value-type="string">
            <text:p>strutCube</text:p>
          </table:table-cell>
          <table:table-cell table:style-name="ce26" table:formula="of:=IFERROR(__xludf.dummyfunction(&quot;IF(ISBLANK(B380),&quot;&quot;RESSOURCE&quot;&quot;,REGEXEXTRACT(B380,&quot;&quot;GameData/(\w+)&quot;&quot;))&quot;);&quot;Squad&quot;)" office:value-type="string" office:string-value="Squad" calcext:value-type="string">
            <text:p>Squad</text:p>
          </table:table-cell>
          <table:table-cell table:style-name="ce43" office:value-type="float" office:value="0.001" calcext:value-type="float">
            <text:p>0.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80]));-1;[.F380]*VLOOKUP([.N380];[$'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mk1FuselageIntake.cfg</text:p>
          </table:table-cell>
          <table:table-cell table:style-name="ce42" office:value-type="string" calcext:value-type="string">
            <text:p>/home/oscar/Downloads/Kspaceconnect/ksp/GameData/Squad/Parts/Structural/mk1Parts/mk1FuselageIntake.cfg</text:p>
          </table:table-cell>
          <table:table-cell table:style-name="ce43" office:value-type="float" office:value="560" calcext:value-type="float">
            <text:p>560</text:p>
          </table:table-cell>
          <table:table-cell table:style-name="ce42" office:value-type="string" calcext:value-type="string">
            <text:p>MK1IntakeFuselage</text:p>
          </table:table-cell>
          <table:table-cell table:style-name="ce26" table:formula="of:=IFERROR(__xludf.dummyfunction(&quot;IF(ISBLANK(B381),&quot;&quot;RESSOURCE&quot;&quot;,REGEXEXTRACT(B381,&quot;&quot;GameData/(\w+)&quot;&quot;))&quot;);&quot;Squad&quot;)" office:value-type="string" office:string-value="Squad" calcext:value-type="string">
            <text:p>Squad</text:p>
          </table:table-cell>
          <table:table-cell table:style-name="ce43" office:value-type="float" office:value="0.17" calcext:value-type="float">
            <text:p>0.17</text:p>
          </table:table-cell>
          <table:table-cell table:style-name="ce43" office:value-type="float" office:value="200" calcext:value-type="float">
            <text:p>2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81]));-1;[.F381]*VLOOKUP([.N381];[$'CO$ Methodology Parts'.$A$12:.$E$57];5;1))" office:value-type="float" office:value="775.1964858" calcext:value-type="float">
            <text:p>775.1964858</text:p>
          </table:table-cell>
          <table:table-cell table:number-columns-repeated="1009"/>
        </table:table-row>
        <table:table-row table:style-name="ro1">
          <table:table-cell table:style-name="ce42" office:value-type="string" calcext:value-type="string">
            <text:p>engineBodyRadial.cfg</text:p>
          </table:table-cell>
          <table:table-cell table:style-name="ce42" office:value-type="string" calcext:value-type="string">
            <text:p>/home/oscar/Downloads/Kspaceconnect/ksp/GameData/Squad/Parts/Structural/mk1Parts/engineBodyRadial.cfg</text:p>
          </table:table-cell>
          <table:table-cell table:style-name="ce43" office:value-type="float" office:value="1618" calcext:value-type="float">
            <text:p>1618</text:p>
          </table:table-cell>
          <table:table-cell table:style-name="ce42" office:value-type="string" calcext:value-type="string">
            <text:p>radialEngineBody</text:p>
          </table:table-cell>
          <table:table-cell table:style-name="ce26" table:formula="of:=IFERROR(__xludf.dummyfunction(&quot;IF(ISBLANK(B382),&quot;&quot;RESSOURCE&quot;&quot;,REGEXEXTRACT(B382,&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style-name="ce43" office:value-type="float" office:value="40" calcext:value-type="float">
            <text:p>4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82]));-1;[.F382]*VLOOKUP([.N382];[$'CO$ Methodology Parts'.$A$12:.$E$57];5;1))" office:value-type="float" office:value="683.9968992" calcext:value-type="float">
            <text:p>683.9968992</text:p>
          </table:table-cell>
          <table:table-cell table:number-columns-repeated="1009"/>
        </table:table-row>
        <table:table-row table:style-name="ro1">
          <table:table-cell table:style-name="ce42" office:value-type="string" calcext:value-type="string">
            <text:p>engineNacelle.cfg</text:p>
          </table:table-cell>
          <table:table-cell table:style-name="ce42" office:value-type="string" calcext:value-type="string">
            <text:p>/home/oscar/Downloads/Kspaceconnect/ksp/GameData/Squad/Parts/Structural/mk1Parts/engineNacelle.cfg</text:p>
          </table:table-cell>
          <table:table-cell table:style-name="ce43" office:value-type="float" office:value="480" calcext:value-type="float">
            <text:p>480</text:p>
          </table:table-cell>
          <table:table-cell table:style-name="ce42" office:value-type="string" calcext:value-type="string">
            <text:p>nacelleBody</text:p>
          </table:table-cell>
          <table:table-cell table:style-name="ce26" table:formula="of:=IFERROR(__xludf.dummyfunction(&quot;IF(ISBLANK(B383),&quot;&quot;RESSOURCE&quot;&quot;,REGEXEXTRACT(B383,&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style-name="ce43" office:value-type="float" office:value="150" calcext:value-type="float">
            <text:p>15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383]));-1;[.F383]*VLOOKUP([.N383];[$'CO$ Methodology Parts'.$A$12:.$E$57];5;1))" office:value-type="float" office:value="683.9968992" calcext:value-type="float">
            <text:p>683.9968992</text:p>
          </table:table-cell>
          <table:table-cell table:number-columns-repeated="1009"/>
        </table:table-row>
        <table:table-row table:style-name="ro1">
          <table:table-cell table:style-name="ce42" office:value-type="string" calcext:value-type="string">
            <text:p>mk1Fuselage.cfg</text:p>
          </table:table-cell>
          <table:table-cell table:style-name="ce42" office:value-type="string" calcext:value-type="string">
            <text:p>/home/oscar/Downloads/Kspaceconnect/ksp/GameData/Squad/Parts/Structural/mk1Parts/mk1Fuselage.cfg</text:p>
          </table:table-cell>
          <table:table-cell table:style-name="ce43" office:value-type="float" office:value="230" calcext:value-type="float">
            <text:p>230</text:p>
          </table:table-cell>
          <table:table-cell table:style-name="ce42" office:value-type="string" calcext:value-type="string">
            <text:p>MK1Fuselage</text:p>
          </table:table-cell>
          <table:table-cell table:style-name="ce26" table:formula="of:=IFERROR(__xludf.dummyfunction(&quot;IF(ISBLANK(B384),&quot;&quot;RESSOURCE&quot;&quot;,REGEXEXTRACT(B384,&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style-name="ce43" office:value-type="float" office:value="400" calcext:value-type="float">
            <text:p>400</text:p>
          </table:table-cell>
          <table:table-cell table:number-columns-repeated="6"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4]));-1;[.F384]*VLOOKUP([.N384];[$'CO$ Methodology Parts'.$A$12:.$E$57];5;1))" office:value-type="float" office:value="2999.979328" calcext:value-type="float">
            <text:p>2999.979328</text:p>
          </table:table-cell>
          <table:table-cell table:number-columns-repeated="1009"/>
        </table:table-row>
        <table:table-row table:style-name="ro1">
          <table:table-cell table:style-name="ce42" office:value-type="string" calcext:value-type="string">
            <text:p>mk1Structural.cfg</text:p>
          </table:table-cell>
          <table:table-cell table:style-name="ce42" office:value-type="string" calcext:value-type="string">
            <text:p>/home/oscar/Downloads/Kspaceconnect/ksp/GameData/Squad/Parts/Structural/mk1Parts/mk1Structural.cfg</text:p>
          </table:table-cell>
          <table:table-cell table:style-name="ce43" office:value-type="float" office:value="380" calcext:value-type="float">
            <text:p>380</text:p>
          </table:table-cell>
          <table:table-cell table:style-name="ce42" office:value-type="string" calcext:value-type="string">
            <text:p>Mk1FuselageStructural</text:p>
          </table:table-cell>
          <table:table-cell table:style-name="ce26" table:formula="of:=IFERROR(__xludf.dummyfunction(&quot;IF(ISBLANK(B385),&quot;&quot;RESSOURCE&quot;&quot;,REGEXEXTRACT(B385,&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5]));-1;[.F385]*VLOOKUP([.N385];[$'CO$ Methodology Parts'.$A$12:.$E$57];5;1))" office:value-type="float" office:value="1199.991731" calcext:value-type="float">
            <text:p>1199.991731</text:p>
          </table:table-cell>
          <table:table-cell table:number-columns-repeated="1009"/>
        </table:table-row>
        <table:table-row table:style-name="ro1">
          <table:table-cell table:style-name="ce42" office:value-type="string" calcext:value-type="string">
            <text:p>adapterLargeSmallQuad.cfg</text:p>
          </table:table-cell>
          <table:table-cell table:style-name="ce42" office:value-type="string" calcext:value-type="string">
            <text:p>/home/oscar/Downloads/Kspaceconnect/ksp/GameData/Squad/Parts/Structural/stackAdapters/adapterLargeSmallQuad.cfg</text:p>
          </table:table-cell>
          <table:table-cell table:style-name="ce43" office:value-type="float" office:value="800" calcext:value-type="float">
            <text:p>800</text:p>
          </table:table-cell>
          <table:table-cell table:style-name="ce42" office:value-type="string" calcext:value-type="string">
            <text:p>adapterLargeSmallQuad</text:p>
          </table:table-cell>
          <table:table-cell table:style-name="ce26" table:formula="of:=IFERROR(__xludf.dummyfunction(&quot;IF(ISBLANK(B386),&quot;&quot;RESSOURCE&quot;&quot;,REGEXEXTRACT(B386,&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6]));-1;[.F386]*VLOOKUP([.N386];[$'CO$ Methodology Parts'.$A$12:.$E$57];5;1))" office:value-type="float" office:value="2399.983463" calcext:value-type="float">
            <text:p>2399.983463</text:p>
          </table:table-cell>
          <table:table-cell table:number-columns-repeated="1009"/>
        </table:table-row>
        <table:table-row table:style-name="ro1">
          <table:table-cell table:style-name="ce42" office:value-type="string" calcext:value-type="string">
            <text:p>adapterLargeSmallBi.cfg</text:p>
          </table:table-cell>
          <table:table-cell table:style-name="ce42" office:value-type="string" calcext:value-type="string">
            <text:p>/home/oscar/Downloads/Kspaceconnect/ksp/GameData/Squad/Parts/Structural/stackAdapters/adapterLargeSmallBi.cfg</text:p>
          </table:table-cell>
          <table:table-cell table:style-name="ce43" office:value-type="float" office:value="400" calcext:value-type="float">
            <text:p>400</text:p>
          </table:table-cell>
          <table:table-cell table:style-name="ce42" office:value-type="string" calcext:value-type="string">
            <text:p>adapterLargeSmallBi</text:p>
          </table:table-cell>
          <table:table-cell table:style-name="ce26" table:formula="of:=IFERROR(__xludf.dummyfunction(&quot;IF(ISBLANK(B387),&quot;&quot;RESSOURCE&quot;&quot;,REGEXEXTRACT(B387,&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7]));-1;[.F387]*VLOOKUP([.N387];[$'CO$ Methodology Parts'.$A$12:.$E$57];5;1))" office:value-type="float" office:value="1199.991731" calcext:value-type="float">
            <text:p>1199.991731</text:p>
          </table:table-cell>
          <table:table-cell table:number-columns-repeated="1009"/>
        </table:table-row>
        <table:table-row table:style-name="ro1">
          <table:table-cell table:style-name="ce42" office:value-type="string" calcext:value-type="string">
            <text:p>adapterLargeSmallTri.cfg</text:p>
          </table:table-cell>
          <table:table-cell table:style-name="ce42" office:value-type="string" calcext:value-type="string">
            <text:p>/home/oscar/Downloads/Kspaceconnect/ksp/GameData/Squad/Parts/Structural/stackAdapters/adapterLargeSmallTri.cfg</text:p>
          </table:table-cell>
          <table:table-cell table:style-name="ce43" office:value-type="float" office:value="600" calcext:value-type="float">
            <text:p>600</text:p>
          </table:table-cell>
          <table:table-cell table:style-name="ce42" office:value-type="string" calcext:value-type="string">
            <text:p>adapterLargeSmallTri</text:p>
          </table:table-cell>
          <table:table-cell table:style-name="ce26" table:formula="of:=IFERROR(__xludf.dummyfunction(&quot;IF(ISBLANK(B388),&quot;&quot;RESSOURCE&quot;&quot;,REGEXEXTRACT(B388,&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8]));-1;[.F388]*VLOOKUP([.N388];[$'CO$ Methodology Parts'.$A$12:.$E$57];5;1))" office:value-type="float" office:value="1799.987597" calcext:value-type="float">
            <text:p>1799.987597</text:p>
          </table:table-cell>
          <table:table-cell table:number-columns-repeated="1009"/>
        </table:table-row>
        <table:table-row table:style-name="ro1">
          <table:table-cell table:style-name="ce42" office:value-type="string" calcext:value-type="string">
            <text:p>structuralIBeam200.cfg</text:p>
          </table:table-cell>
          <table:table-cell table:style-name="ce42" office:value-type="string" calcext:value-type="string">
            <text:p>/home/oscar/Downloads/Kspaceconnect/ksp/GameData/Squad/Parts/Structural/structuralIBeam200/structuralIBeam200.cfg</text:p>
          </table:table-cell>
          <table:table-cell table:style-name="ce43" office:value-type="float" office:value="25" calcext:value-type="float">
            <text:p>25</text:p>
          </table:table-cell>
          <table:table-cell table:style-name="ce42" office:value-type="string" calcext:value-type="string">
            <text:p>structuralIBeam2</text:p>
          </table:table-cell>
          <table:table-cell table:style-name="ce26" table:formula="of:=IFERROR(__xludf.dummyfunction(&quot;IF(ISBLANK(B389),&quot;&quot;RESSOURCE&quot;&quot;,REGEXEXTRACT(B389,&quot;&quot;GameData/(\w+)&quot;&quot;))&quot;);&quot;Squad&quot;)" office:value-type="string" office:string-value="Squad" calcext:value-type="string">
            <text:p>Squad</text:p>
          </table:table-cell>
          <table:table-cell table:style-name="ce43" office:value-type="float" office:value="0.375" calcext:value-type="float">
            <text:p>0.3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389]));-1;[.F389]*VLOOKUP([.N389];[$'CO$ Methodology Parts'.$A$12:.$E$57];5;1))" office:value-type="float" office:value="4499.968992" calcext:value-type="float">
            <text:p>4499.968992</text:p>
          </table:table-cell>
          <table:table-cell table:number-columns-repeated="1009"/>
        </table:table-row>
        <table:table-row table:style-name="ro1">
          <table:table-cell table:style-name="ce42" office:value-type="string" calcext:value-type="string">
            <text:p>structuralIBeam650.cfg</text:p>
          </table:table-cell>
          <table:table-cell table:style-name="ce42" office:value-type="string" calcext:value-type="string">
            <text:p>/home/oscar/Downloads/Kspaceconnect/ksp/GameData/Squad/Parts/Structural/structuralIBeam650/structuralIBeam650.cfg</text:p>
          </table:table-cell>
          <table:table-cell table:style-name="ce43" office:value-type="float" office:value="50" calcext:value-type="float">
            <text:p>50</text:p>
          </table:table-cell>
          <table:table-cell table:style-name="ce42" office:value-type="string" calcext:value-type="string">
            <text:p>structuralIBeam1</text:p>
          </table:table-cell>
          <table:table-cell table:style-name="ce26" table:formula="of:=IFERROR(__xludf.dummyfunction(&quot;IF(ISBLANK(B390),&quot;&quot;RESSOURCE&quot;&quot;,REGEXEXTRACT(B390,&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390]));-1;[.F390]*VLOOKUP([.N390];[$'CO$ Methodology Parts'.$A$12:.$E$57];5;1))" office:value-type="float" office:value="2356" calcext:value-type="float">
            <text:p>2356</text:p>
          </table:table-cell>
          <table:table-cell table:number-columns-repeated="1009"/>
        </table:table-row>
        <table:table-row table:style-name="ro1">
          <table:table-cell table:style-name="ce42" office:value-type="string" calcext:value-type="string">
            <text:p>structuralMicronode.cfg</text:p>
          </table:table-cell>
          <table:table-cell table:style-name="ce42" office:value-type="string" calcext:value-type="string">
            <text:p>/home/oscar/Downloads/Kspaceconnect/ksp/GameData/Squad/Parts/Structural/structuralMicronode/structuralMicronode.cfg</text:p>
          </table:table-cell>
          <table:table-cell table:style-name="ce43" office:value-type="float" office:value="25" calcext:value-type="float">
            <text:p>25</text:p>
          </table:table-cell>
          <table:table-cell table:style-name="ce42" office:value-type="string" calcext:value-type="string">
            <text:p>structuralMiniNode</text:p>
          </table:table-cell>
          <table:table-cell table:style-name="ce26" table:formula="of:=IFERROR(__xludf.dummyfunction(&quot;IF(ISBLANK(B391),&quot;&quot;RESSOURCE&quot;&quot;,REGEXEXTRACT(B391,&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391]));-1;[.F391]*VLOOKUP([.N391];[$'CO$ Methodology Parts'.$A$12:.$E$57];5;1))" office:value-type="float" office:value="4417.5" calcext:value-type="float">
            <text:p>4417.5</text:p>
          </table:table-cell>
          <table:table-cell table:number-columns-repeated="1009"/>
        </table:table-row>
        <table:table-row table:style-name="ro1">
          <table:table-cell table:style-name="ce42" office:value-type="string" calcext:value-type="string">
            <text:p>trussGirderAdapter.cfg</text:p>
          </table:table-cell>
          <table:table-cell table:style-name="ce42" office:value-type="string" calcext:value-type="string">
            <text:p>/home/oscar/Downloads/Kspaceconnect/ksp/GameData/Squad/Parts/Structural/trussGirderAdapter/trussGirderAdapter.cfg</text:p>
          </table:table-cell>
          <table:table-cell table:style-name="ce43" office:value-type="float" office:value="50" calcext:value-type="float">
            <text:p>50</text:p>
          </table:table-cell>
          <table:table-cell table:style-name="ce42" office:value-type="string" calcext:value-type="string">
            <text:p>trussAdapter</text:p>
          </table:table-cell>
          <table:table-cell table:style-name="ce26" table:formula="of:=IFERROR(__xludf.dummyfunction(&quot;IF(ISBLANK(B392),&quot;&quot;RESSOURCE&quot;&quot;,REGEXEXTRACT(B392,&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iring</text:p>
          </table:table-cell>
          <table:table-cell table:style-name="ce47" table:formula="of:=IF(IFERROR(SEARCH(&quot;zDeprecated&quot;;[.B392]));-1;[.F392]*VLOOKUP([.N392];[$'CO$ Methodology Parts'.$A$12:.$E$57];5;1))" office:value-type="float" office:value="7362.5" calcext:value-type="float">
            <text:p>7362.5</text:p>
          </table:table-cell>
          <table:table-cell table:number-columns-repeated="1009"/>
        </table:table-row>
        <table:table-row table:style-name="ro1">
          <table:table-cell table:style-name="ce42" office:value-type="string" calcext:value-type="string">
            <text:p>trussGirderL.cfg</text:p>
          </table:table-cell>
          <table:table-cell table:style-name="ce42" office:value-type="string" calcext:value-type="string">
            <text:p>/home/oscar/Downloads/Kspaceconnect/ksp/GameData/Squad/Parts/Structural/trussGirderL/trussGirderL.cfg</text:p>
          </table:table-cell>
          <table:table-cell table:style-name="ce43" office:value-type="float" office:value="25" calcext:value-type="float">
            <text:p>25</text:p>
          </table:table-cell>
          <table:table-cell table:style-name="ce42" office:value-type="string" calcext:value-type="string">
            <text:p>trussPiece1x</text:p>
          </table:table-cell>
          <table:table-cell table:style-name="ce26" table:formula="of:=IFERROR(__xludf.dummyfunction(&quot;IF(ISBLANK(B393),&quot;&quot;RESSOURCE&quot;&quot;,REGEXEXTRACT(B393,&quot;&quot;GameData/(\w+)&quot;&quot;))&quot;);&quot;Squad&quot;)" office:value-type="string" office:string-value="Squad" calcext:value-type="string">
            <text:p>Squad</text:p>
          </table:table-cell>
          <table:table-cell table:style-name="ce43" office:value-type="float" office:value="0.125" calcext:value-type="float">
            <text:p>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3]));-1;[.F393]*VLOOKUP([.N393];[$'CO$ Methodology Parts'.$A$12:.$E$57];5;1))" office:value-type="float" office:value="260" calcext:value-type="float">
            <text:p>260</text:p>
          </table:table-cell>
          <table:table-cell table:number-columns-repeated="1009"/>
        </table:table-row>
        <table:table-row table:style-name="ro1">
          <table:table-cell table:style-name="ce42" office:value-type="string" calcext:value-type="string">
            <text:p>structuralIBeam200Pocket.cfg</text:p>
          </table:table-cell>
          <table:table-cell table:style-name="ce42" office:value-type="string" calcext:value-type="string">
            <text:p>/home/oscar/Downloads/Kspaceconnect/ksp/GameData/Squad/Parts/Structural/structuralIBeam200Pocket/structuralIBeam200Pocket.cfg</text:p>
          </table:table-cell>
          <table:table-cell table:style-name="ce43" office:value-type="float" office:value="14" calcext:value-type="float">
            <text:p>14</text:p>
          </table:table-cell>
          <table:table-cell table:style-name="ce42" office:value-type="string" calcext:value-type="string">
            <text:p>structuralIBeam3</text:p>
          </table:table-cell>
          <table:table-cell table:style-name="ce26" table:formula="of:=IFERROR(__xludf.dummyfunction(&quot;IF(ISBLANK(B394),&quot;&quot;RESSOURCE&quot;&quot;,REGEXEXTRACT(B394,&quot;&quot;GameData/(\w+)&quot;&quot;))&quot;);&quot;Squad&quot;)" office:value-type="string" office:string-value="Squad" calcext:value-type="string">
            <text:p>Squad</text:p>
          </table:table-cell>
          <table:table-cell table:style-name="ce43" office:value-type="float" office:value="0.1875" calcext:value-type="float">
            <text:p>0.18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4]));-1;[.F394]*VLOOKUP([.N394];[$'CO$ Methodology Parts'.$A$12:.$E$57];5;1))" office:value-type="float" office:value="390" calcext:value-type="float">
            <text:p>390</text:p>
          </table:table-cell>
          <table:table-cell table:number-columns-repeated="1009"/>
        </table:table-row>
        <table:table-row table:style-name="ro1">
          <table:table-cell table:style-name="ce42" office:value-type="string" calcext:value-type="string">
            <text:p>structuralPanel1x1.cfg</text:p>
          </table:table-cell>
          <table:table-cell table:style-name="ce42" office:value-type="string" calcext:value-type="string">
            <text:p>/home/oscar/Downloads/Kspaceconnect/ksp/GameData/Squad/Parts/Structural/structuralPanel1x1/structuralPanel1x1.cfg</text:p>
          </table:table-cell>
          <table:table-cell table:style-name="ce43" office:value-type="float" office:value="30" calcext:value-type="float">
            <text:p>30</text:p>
          </table:table-cell>
          <table:table-cell table:style-name="ce42" office:value-type="string" calcext:value-type="string">
            <text:p>structuralPanel1</text:p>
          </table:table-cell>
          <table:table-cell table:style-name="ce26" table:formula="of:=IFERROR(__xludf.dummyfunction(&quot;IF(ISBLANK(B395),&quot;&quot;RESSOURCE&quot;&quot;,REGEXEXTRACT(B395,&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5]));-1;[.F395]*VLOOKUP([.N395];[$'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structuralPanel2x2.cfg</text:p>
          </table:table-cell>
          <table:table-cell table:style-name="ce42" office:value-type="string" calcext:value-type="string">
            <text:p>/home/oscar/Downloads/Kspaceconnect/ksp/GameData/Squad/Parts/Structural/structuralPanel2x2/structuralPanel2x2.cfg</text:p>
          </table:table-cell>
          <table:table-cell table:style-name="ce43" office:value-type="float" office:value="90" calcext:value-type="float">
            <text:p>90</text:p>
          </table:table-cell>
          <table:table-cell table:style-name="ce42" office:value-type="string" calcext:value-type="string">
            <text:p>structuralPanel2</text:p>
          </table:table-cell>
          <table:table-cell table:style-name="ce26" table:formula="of:=IFERROR(__xludf.dummyfunction(&quot;IF(ISBLANK(B396),&quot;&quot;RESSOURCE&quot;&quot;,REGEXEXTRACT(B396,&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6]));-1;[.F396]*VLOOKUP([.N396];[$'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ISRU.cfg</text:p>
          </table:table-cell>
          <table:table-cell table:style-name="ce42" office:value-type="string" calcext:value-type="string">
            <text:p>/home/oscar/Downloads/Kspaceconnect/ksp/GameData/Squad/Parts/Resources/ISRU/ISRU.cfg</text:p>
          </table:table-cell>
          <table:table-cell table:style-name="ce43" office:value-type="float" office:value="8000" calcext:value-type="float">
            <text:p>8000</text:p>
          </table:table-cell>
          <table:table-cell table:style-name="ce42" office:value-type="string" calcext:value-type="string">
            <text:p>ISRU</text:p>
          </table:table-cell>
          <table:table-cell table:style-name="ce26" table:formula="of:=IFERROR(__xludf.dummyfunction(&quot;IF(ISBLANK(B397),&quot;&quot;RESSOURCE&quot;&quot;,REGEXEXTRACT(B397,&quot;&quot;GameData/(\w+)&quot;&quot;))&quot;);&quot;Squad&quot;)" office:value-type="string" office:string-value="Squad" calcext:value-type="string">
            <text:p>Squad</text:p>
          </table:table-cell>
          <table:table-cell table:style-name="ce43" office:value-type="float" office:value="4.25" calcext:value-type="float">
            <text:p>4.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7]));-1;[.F397]*VLOOKUP([.N397];[$'CO$ Methodology Parts'.$A$12:.$E$57];5;1))" office:value-type="float" office:value="8840" calcext:value-type="float">
            <text:p>8840</text:p>
          </table:table-cell>
          <table:table-cell table:number-columns-repeated="1009"/>
        </table:table-row>
        <table:table-row table:style-name="ro1">
          <table:table-cell table:style-name="ce42" office:value-type="string" calcext:value-type="string">
            <text:p>SurveyScanner.cfg</text:p>
          </table:table-cell>
          <table:table-cell table:style-name="ce42" office:value-type="string" calcext:value-type="string">
            <text:p>/home/oscar/Downloads/Kspaceconnect/ksp/GameData/Squad/Parts/Resources/SurveyScanner/SurveyScanner.cfg</text:p>
          </table:table-cell>
          <table:table-cell table:style-name="ce43" office:value-type="float" office:value="1500" calcext:value-type="float">
            <text:p>1500</text:p>
          </table:table-cell>
          <table:table-cell table:style-name="ce42" office:value-type="string" calcext:value-type="string">
            <text:p>SurveyScanner</text:p>
          </table:table-cell>
          <table:table-cell table:style-name="ce26" table:formula="of:=IFERROR(__xludf.dummyfunction(&quot;IF(ISBLANK(B398),&quot;&quot;RESSOURCE&quot;&quot;,REGEXEXTRACT(B398,&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8]));-1;[.F398]*VLOOKUP([.N398];[$'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urfaceScanner.cfg</text:p>
          </table:table-cell>
          <table:table-cell table:style-name="ce42" office:value-type="string" calcext:value-type="string">
            <text:p>/home/oscar/Downloads/Kspaceconnect/ksp/GameData/Squad/Parts/Resources/SurfaceScanner/SurfaceScanner.cfg</text:p>
          </table:table-cell>
          <table:table-cell table:style-name="ce43" office:value-type="float" office:value="800" calcext:value-type="float">
            <text:p>800</text:p>
          </table:table-cell>
          <table:table-cell table:style-name="ce42" office:value-type="string" calcext:value-type="string">
            <text:p>SurfaceScanner</text:p>
          </table:table-cell>
          <table:table-cell table:style-name="ce26" table:formula="of:=IFERROR(__xludf.dummyfunction(&quot;IF(ISBLANK(B399),&quot;&quot;RESSOURCE&quot;&quot;,REGEXEXTRACT(B399,&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399]));-1;[.F399]*VLOOKUP([.N399];[$'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adialTank.cfg</text:p>
          </table:table-cell>
          <table:table-cell table:style-name="ce42" office:value-type="string" calcext:value-type="string">
            <text:p>/home/oscar/Downloads/Kspaceconnect/ksp/GameData/Squad/Parts/Resources/RadialTank/RadialTank.cfg</text:p>
          </table:table-cell>
          <table:table-cell table:style-name="ce43" office:value-type="float" office:value="300" calcext:value-type="float">
            <text:p>300</text:p>
          </table:table-cell>
          <table:table-cell table:style-name="ce42" office:value-type="string" calcext:value-type="string">
            <text:p>RadialOreTank</text:p>
          </table:table-cell>
          <table:table-cell table:style-name="ce26" table:formula="of:=IFERROR(__xludf.dummyfunction(&quot;IF(ISBLANK(B400),&quot;&quot;RESSOURCE&quot;&quot;,REGEXEXTRACT(B400,&quot;&quot;GameData/(\w+)&quot;&quot;))&quot;);&quot;Squad&quot;)" office:value-type="string" office:string-value="Squad" calcext:value-type="string">
            <text:p>Squad</text:p>
          </table:table-cell>
          <table:table-cell table:style-name="ce43" office:value-type="float" office:value="0.125" calcext:value-type="float">
            <text:p>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0]));-1;[.F400]*VLOOKUP([.N400];[$'CO$ Methodology Parts'.$A$12:.$E$57];5;1))" office:value-type="float" office:value="260" calcext:value-type="float">
            <text:p>260</text:p>
          </table:table-cell>
          <table:table-cell table:number-columns-repeated="1009"/>
        </table:table-row>
        <table:table-row table:style-name="ro1">
          <table:table-cell table:style-name="ce42" office:value-type="string" calcext:value-type="string">
            <text:p>MiniDrill.cfg</text:p>
          </table:table-cell>
          <table:table-cell table:style-name="ce42" office:value-type="string" calcext:value-type="string">
            <text:p>/home/oscar/Downloads/Kspaceconnect/ksp/GameData/Squad/Parts/Resources/MiniDrill/MiniDrill.cfg</text:p>
          </table:table-cell>
          <table:table-cell table:style-name="ce43" office:value-type="float" office:value="1000" calcext:value-type="float">
            <text:p>1000</text:p>
          </table:table-cell>
          <table:table-cell table:style-name="ce42" office:value-type="string" calcext:value-type="string">
            <text:p>MiniDrill</text:p>
          </table:table-cell>
          <table:table-cell table:style-name="ce26" table:formula="of:=IFERROR(__xludf.dummyfunction(&quot;IF(ISBLANK(B401),&quot;&quot;RESSOURCE&quot;&quot;,REGEXEXTRACT(B401,&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1]));-1;[.F401]*VLOOKUP([.N401];[$'CO$ Methodology Parts'.$A$12:.$E$57];5;1))" office:value-type="float" office:value="520" calcext:value-type="float">
            <text:p>520</text:p>
          </table:table-cell>
          <table:table-cell table:number-columns-repeated="1009"/>
        </table:table-row>
        <table:table-row table:style-name="ro1">
          <table:table-cell table:style-name="ce42" office:value-type="string" calcext:value-type="string">
            <text:p>OrbitalScanner.cfg</text:p>
          </table:table-cell>
          <table:table-cell table:style-name="ce42" office:value-type="string" calcext:value-type="string">
            <text:p>/home/oscar/Downloads/Kspaceconnect/ksp/GameData/Squad/Parts/Resources/OrbitalScanner/OrbitalScanner.cfg</text:p>
          </table:table-cell>
          <table:table-cell table:style-name="ce43" office:value-type="float" office:value="1000" calcext:value-type="float">
            <text:p>1000</text:p>
          </table:table-cell>
          <table:table-cell table:style-name="ce42" office:value-type="string" calcext:value-type="string">
            <text:p>OrbitalScanner</text:p>
          </table:table-cell>
          <table:table-cell table:style-name="ce26" table:formula="of:=IFERROR(__xludf.dummyfunction(&quot;IF(ISBLANK(B402),&quot;&quot;RESSOURCE&quot;&quot;,REGEXEXTRACT(B402,&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2]));-1;[.F402]*VLOOKUP([.N402];[$'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FuelCellArray.cfg</text:p>
          </table:table-cell>
          <table:table-cell table:style-name="ce42" office:value-type="string" calcext:value-type="string">
            <text:p>/home/oscar/Downloads/Kspaceconnect/ksp/GameData/Squad/Parts/Resources/FuelCell/FuelCellArray.cfg</text:p>
          </table:table-cell>
          <table:table-cell table:style-name="ce43" office:value-type="float" office:value="4500" calcext:value-type="float">
            <text:p>4500</text:p>
          </table:table-cell>
          <table:table-cell table:style-name="ce42" office:value-type="string" calcext:value-type="string">
            <text:p>FuelCellArray</text:p>
          </table:table-cell>
          <table:table-cell table:style-name="ce26" table:formula="of:=IFERROR(__xludf.dummyfunction(&quot;IF(ISBLANK(B403),&quot;&quot;RESSOURCE&quot;&quot;,REGEXEXTRACT(B403,&quot;&quot;GameData/(\w+)&quot;&quot;))&quot;);&quot;Squad&quot;)" office:value-type="string" office:string-value="Squad" calcext:value-type="string">
            <text:p>Squad</text:p>
          </table:table-cell>
          <table:table-cell table:style-name="ce43" office:value-type="float" office:value="0.24" calcext:value-type="float">
            <text:p>0.2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3]));-1;[.F403]*VLOOKUP([.N403];[$'CO$ Methodology Parts'.$A$12:.$E$57];5;1))" office:value-type="float" office:value="499.2" calcext:value-type="float">
            <text:p>499.2</text:p>
          </table:table-cell>
          <table:table-cell table:number-columns-repeated="1009"/>
        </table:table-row>
        <table:table-row table:style-name="ro1">
          <table:table-cell table:style-name="ce42" office:value-type="string" calcext:value-type="string">
            <text:p>FuelCell.cfg</text:p>
          </table:table-cell>
          <table:table-cell table:style-name="ce42" office:value-type="string" calcext:value-type="string">
            <text:p>/home/oscar/Downloads/Kspaceconnect/ksp/GameData/Squad/Parts/Resources/FuelCell/FuelCell.cfg</text:p>
          </table:table-cell>
          <table:table-cell table:style-name="ce43" office:value-type="float" office:value="750" calcext:value-type="float">
            <text:p>750</text:p>
          </table:table-cell>
          <table:table-cell table:style-name="ce42" office:value-type="string" calcext:value-type="string">
            <text:p>FuelCell</text:p>
          </table:table-cell>
          <table:table-cell table:style-name="ce26" table:formula="of:=IFERROR(__xludf.dummyfunction(&quot;IF(ISBLANK(B404),&quot;&quot;RESSOURCE&quot;&quot;,REGEXEXTRACT(B404,&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4]));-1;[.F404]*VLOOKUP([.N404];[$'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MiniISRU.cfg</text:p>
          </table:table-cell>
          <table:table-cell table:style-name="ce42" office:value-type="string" calcext:value-type="string">
            <text:p>/home/oscar/Downloads/Kspaceconnect/ksp/GameData/Squad/Parts/Resources/MiniISRU/MiniISRU.cfg</text:p>
          </table:table-cell>
          <table:table-cell table:style-name="ce43" office:value-type="float" office:value="1000" calcext:value-type="float">
            <text:p>1000</text:p>
          </table:table-cell>
          <table:table-cell table:style-name="ce42" office:value-type="string" calcext:value-type="string">
            <text:p>MiniISRU</text:p>
          </table:table-cell>
          <table:table-cell table:style-name="ce26" table:formula="of:=IFERROR(__xludf.dummyfunction(&quot;IF(ISBLANK(B405),&quot;&quot;RESSOURCE&quot;&quot;,REGEXEXTRACT(B405,&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5]));-1;[.F405]*VLOOKUP([.N405];[$'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LargeTank.cfg</text:p>
          </table:table-cell>
          <table:table-cell table:style-name="ce42" office:value-type="string" calcext:value-type="string">
            <text:p>/home/oscar/Downloads/Kspaceconnect/ksp/GameData/Squad/Parts/Resources/LargeTank/LargeTank.cfg</text:p>
          </table:table-cell>
          <table:table-cell table:style-name="ce43" office:value-type="float" office:value="3000" calcext:value-type="float">
            <text:p>3000</text:p>
          </table:table-cell>
          <table:table-cell table:style-name="ce42" office:value-type="string" calcext:value-type="string">
            <text:p>LargeTank</text:p>
          </table:table-cell>
          <table:table-cell table:style-name="ce26" table:formula="of:=IFERROR(__xludf.dummyfunction(&quot;IF(ISBLANK(B406),&quot;&quot;RESSOURCE&quot;&quot;,REGEXEXTRACT(B406,&quot;&quot;GameData/(\w+)&quot;&quot;))&quot;);&quot;Squad&quot;)" office:value-type="string" office:string-value="Squad" calcext:value-type="string">
            <text:p>Squad</text:p>
          </table:table-cell>
          <table:table-cell table:style-name="ce43" office:value-type="float" office:value="2" calcext:value-type="float">
            <text:p>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6]));-1;[.F406]*VLOOKUP([.N406];[$'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SmallTank.cfg</text:p>
          </table:table-cell>
          <table:table-cell table:style-name="ce42" office:value-type="string" calcext:value-type="string">
            <text:p>/home/oscar/Downloads/Kspaceconnect/ksp/GameData/Squad/Parts/Resources/SmallTank/SmallTank.cfg</text:p>
          </table:table-cell>
          <table:table-cell table:style-name="ce43" office:value-type="float" office:value="1000" calcext:value-type="float">
            <text:p>1000</text:p>
          </table:table-cell>
          <table:table-cell table:style-name="ce42" office:value-type="string" calcext:value-type="string">
            <text:p>SmallTank</text:p>
          </table:table-cell>
          <table:table-cell table:style-name="ce26" table:formula="of:=IFERROR(__xludf.dummyfunction(&quot;IF(ISBLANK(B407),&quot;&quot;RESSOURCE&quot;&quot;,REGEXEXTRACT(B407,&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7]));-1;[.F407]*VLOOKUP([.N407];[$'CO$ Methodology Parts'.$A$12:.$E$57];5;1))" office:value-type="float" office:value="1040" calcext:value-type="float">
            <text:p>1040</text:p>
          </table:table-cell>
          <table:table-cell table:number-columns-repeated="1009"/>
        </table:table-row>
        <table:table-row table:style-name="ro1">
          <table:table-cell table:style-name="ce42" office:value-type="string" calcext:value-type="string">
            <text:p>RadialDrill.cfg</text:p>
          </table:table-cell>
          <table:table-cell table:style-name="ce42" office:value-type="string" calcext:value-type="string">
            <text:p>/home/oscar/Downloads/Kspaceconnect/ksp/GameData/Squad/Parts/Resources/RadialDrill/RadialDrill.cfg</text:p>
          </table:table-cell>
          <table:table-cell table:style-name="ce43" office:value-type="float" office:value="6000" calcext:value-type="float">
            <text:p>6000</text:p>
          </table:table-cell>
          <table:table-cell table:style-name="ce42" office:value-type="string" calcext:value-type="string">
            <text:p>RadialDrill</text:p>
          </table:table-cell>
          <table:table-cell table:style-name="ce26" table:formula="of:=IFERROR(__xludf.dummyfunction(&quot;IF(ISBLANK(B408),&quot;&quot;RESSOURCE&quot;&quot;,REGEXEXTRACT(B408,&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8]));-1;[.F408]*VLOOKUP([.N408];[$'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fuelLine.cfg</text:p>
          </table:table-cell>
          <table:table-cell table:style-name="ce42" office:value-type="string" calcext:value-type="string">
            <text:p>/home/oscar/Downloads/Kspaceconnect/ksp/GameData/Squad/Parts/CompoundParts/FuelLine/fuelLine.cfg</text:p>
          </table:table-cell>
          <table:table-cell table:style-name="ce43" office:value-type="float" office:value="150" calcext:value-type="float">
            <text:p>150</text:p>
          </table:table-cell>
          <table:table-cell table:style-name="ce42" office:value-type="string" calcext:value-type="string">
            <text:p>fuelLine</text:p>
          </table:table-cell>
          <table:table-cell table:style-name="ce26" table:formula="of:=IFERROR(__xludf.dummyfunction(&quot;IF(ISBLANK(B409),&quot;&quot;RESSOURCE&quot;&quot;,REGEXEXTRACT(B409,&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09]));-1;[.F409]*VLOOKUP([.N409];[$'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trutConnector.cfg</text:p>
          </table:table-cell>
          <table:table-cell table:style-name="ce42" office:value-type="string" calcext:value-type="string">
            <text:p>/home/oscar/Downloads/Kspaceconnect/ksp/GameData/Squad/Parts/CompoundParts/strutConnector/strutConnector.cfg</text:p>
          </table:table-cell>
          <table:table-cell table:style-name="ce43" office:value-type="float" office:value="42" calcext:value-type="float">
            <text:p>42</text:p>
          </table:table-cell>
          <table:table-cell table:style-name="ce42" office:value-type="string" calcext:value-type="string">
            <text:p>strutConnector</text:p>
          </table:table-cell>
          <table:table-cell table:style-name="ce26" table:formula="of:=IFERROR(__xludf.dummyfunction(&quot;IF(ISBLANK(B410),&quot;&quot;RESSOURCE&quot;&quot;,REGEXEXTRACT(B410,&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0]));-1;[.F410]*VLOOKUP([.N410];[$'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liquidEngineAerospike.cfg</text:p>
          </table:table-cell>
          <table:table-cell table:style-name="ce42" office:value-type="string" calcext:value-type="string">
            <text:p>/home/oscar/Downloads/Kspaceconnect/ksp/GameData/Squad/Parts/Engine/liquidEngineAerospike/liquidEngineAerospike.cfg</text:p>
          </table:table-cell>
          <table:table-cell table:style-name="ce43" office:value-type="float" office:value="3850" calcext:value-type="float">
            <text:p>3850</text:p>
          </table:table-cell>
          <table:table-cell table:style-name="ce42" office:value-type="string" calcext:value-type="string">
            <text:p>toroidalAerospike</text:p>
          </table:table-cell>
          <table:table-cell table:style-name="ce26" table:formula="of:=IFERROR(__xludf.dummyfunction(&quot;IF(ISBLANK(B411),&quot;&quot;RESSOURCE&quot;&quot;,REGEXEXTRACT(B411,&quot;&quot;GameData/(\w+)&quot;&quot;))&quot;);&quot;Squad&quot;)" office:value-type="string" office:string-value="Squad" calcext:value-type="string">
            <text:p>Squad</text:p>
          </table:table-cell>
          <table:table-cell table:style-name="ce43" office:value-type="float" office:value="1" calcext:value-type="float">
            <text:p>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1]));-1;[.F411]*VLOOKUP([.N411];[$'CO$ Methodology Parts'.$A$12:.$E$57];5;1))" office:value-type="float" office:value="2080" calcext:value-type="float">
            <text:p>2080</text:p>
          </table:table-cell>
          <table:table-cell table:number-columns-repeated="1009"/>
        </table:table-row>
        <table:table-row table:style-name="ro1">
          <table:table-cell table:style-name="ce42" office:value-type="string" calcext:value-type="string">
            <text:p>liquidEngine24-77.cfg</text:p>
          </table:table-cell>
          <table:table-cell table:style-name="ce42" office:value-type="string" calcext:value-type="string">
            <text:p>/home/oscar/Downloads/Kspaceconnect/ksp/GameData/Squad/Parts/Engine/liquidEngine24-77/liquidEngine24-77.cfg</text:p>
          </table:table-cell>
          <table:table-cell table:style-name="ce43" office:value-type="float" office:value="400" calcext:value-type="float">
            <text:p>400</text:p>
          </table:table-cell>
          <table:table-cell table:style-name="ce42" office:value-type="string" calcext:value-type="string">
            <text:p>smallRadialEngine</text:p>
          </table:table-cell>
          <table:table-cell table:style-name="ce26" table:formula="of:=IFERROR(__xludf.dummyfunction(&quot;IF(ISBLANK(B412),&quot;&quot;RESSOURCE&quot;&quot;,REGEXEXTRACT(B412,&quot;&quot;GameData/(\w+)&quot;&quot;))&quot;);&quot;Squad&quot;)" office:value-type="string" office:string-value="Squad" calcext:value-type="string">
            <text:p>Squad</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2]));-1;[.F412]*VLOOKUP([.N412];[$'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liquidEnginePoodle_v2.cfg</text:p>
          </table:table-cell>
          <table:table-cell table:style-name="ce42" office:value-type="string" calcext:value-type="string">
            <text:p>/home/oscar/Downloads/Kspaceconnect/ksp/GameData/Squad/Parts/Engine/liquidEnginePoodle_v2/liquidEnginePoodle_v2.cfg</text:p>
          </table:table-cell>
          <table:table-cell table:style-name="ce43" office:value-type="float" office:value="1300" calcext:value-type="float">
            <text:p>1300</text:p>
          </table:table-cell>
          <table:table-cell table:style-name="ce42" office:value-type="string" calcext:value-type="string">
            <text:p>liquidEngine2-2_v2</text:p>
          </table:table-cell>
          <table:table-cell table:style-name="ce26" table:formula="of:=IFERROR(__xludf.dummyfunction(&quot;IF(ISBLANK(B413),&quot;&quot;RESSOURCE&quot;&quot;,REGEXEXTRACT(B413,&quot;&quot;GameData/(\w+)&quot;&quot;))&quot;);&quot;Squad&quot;)" office:value-type="string" office:string-value="Squad" calcext:value-type="string">
            <text:p>Squad</text:p>
          </table:table-cell>
          <table:table-cell table:style-name="ce43" office:value-type="float" office:value="1.75" calcext:value-type="float">
            <text:p>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3]));-1;[.F413]*VLOOKUP([.N413];[$'CO$ Methodology Parts'.$A$12:.$E$57];5;1))" office:value-type="float" office:value="3640" calcext:value-type="float">
            <text:p>3640</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Engine/Size2LFB/part.cfg</text:p>
          </table:table-cell>
          <table:table-cell table:style-name="ce43" office:value-type="float" office:value="14062.4" calcext:value-type="float">
            <text:p>14062.4</text:p>
          </table:table-cell>
          <table:table-cell table:style-name="ce42" office:value-type="string" calcext:value-type="string">
            <text:p>Size2LFB</text:p>
          </table:table-cell>
          <table:table-cell table:style-name="ce26" table:formula="of:=IFERROR(__xludf.dummyfunction(&quot;IF(ISBLANK(B414),&quot;&quot;RESSOURCE&quot;&quot;,REGEXEXTRACT(B414,&quot;&quot;GameData/(\w+)&quot;&quot;))&quot;);&quot;Squad&quot;)" office:value-type="string" office:string-value="Squad" calcext:value-type="string">
            <text:p>Squad</text:p>
          </table:table-cell>
          <table:table-cell table:style-name="ce43" office:value-type="float" office:value="10.5" calcext:value-type="float">
            <text:p>10.5</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4]));-1;[.F414]*VLOOKUP([.N414];[$'CO$ Methodology Parts'.$A$12:.$E$57];5;1))" office:value-type="float" office:value="21840" calcext:value-type="float">
            <text:p>21840</text:p>
          </table:table-cell>
          <table:table-cell table:number-columns-repeated="1009"/>
        </table:table-row>
        <table:table-row table:style-name="ro1">
          <table:table-cell table:style-name="ce42" office:value-type="string" calcext:value-type="string">
            <text:p>rapierEngine.cfg</text:p>
          </table:table-cell>
          <table:table-cell table:style-name="ce42" office:value-type="string" calcext:value-type="string">
            <text:p>/home/oscar/Downloads/Kspaceconnect/ksp/GameData/Squad/Parts/Engine/rapierEngine/rapierEngine.cfg</text:p>
          </table:table-cell>
          <table:table-cell table:style-name="ce43" office:value-type="float" office:value="6000" calcext:value-type="float">
            <text:p>6000</text:p>
          </table:table-cell>
          <table:table-cell table:style-name="ce42" office:value-type="string" calcext:value-type="string">
            <text:p>RAPIER</text:p>
          </table:table-cell>
          <table:table-cell table:style-name="ce26" table:formula="of:=IFERROR(__xludf.dummyfunction(&quot;IF(ISBLANK(B415),&quot;&quot;RESSOURCE&quot;&quot;,REGEXEXTRACT(B415,&quot;&quot;GameData/(\w+)&quot;&quot;))&quot;);&quot;Squad&quot;)" office:value-type="string" office:string-value="Squad" calcext:value-type="string">
            <text:p>Squad</text:p>
          </table:table-cell>
          <table:table-cell table:style-name="ce43" office:value-type="float" office:value="2" calcext:value-type="float">
            <text:p>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5]));-1;[.F415]*VLOOKUP([.N415];[$'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omsEngine.cfg</text:p>
          </table:table-cell>
          <table:table-cell table:style-name="ce42" office:value-type="string" calcext:value-type="string">
            <text:p>/home/oscar/Downloads/Kspaceconnect/ksp/GameData/Squad/Parts/Engine/OMSEngine/omsEngine.cfg</text:p>
          </table:table-cell>
          <table:table-cell table:style-name="ce43" office:value-type="float" office:value="150" calcext:value-type="float">
            <text:p>150</text:p>
          </table:table-cell>
          <table:table-cell table:style-name="ce42" office:value-type="string" calcext:value-type="string">
            <text:p>omsEngine</text:p>
          </table:table-cell>
          <table:table-cell table:style-name="ce26" table:formula="of:=IFERROR(__xludf.dummyfunction(&quot;IF(ISBLANK(B416),&quot;&quot;RESSOURCE&quot;&quot;,REGEXEXTRACT(B416,&quot;&quot;GameData/(\w+)&quot;&quot;))&quot;);&quot;Squad&quot;)" office:value-type="string" office:string-value="Squad" calcext:value-type="string">
            <text:p>Squad</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6]));-1;[.F416]*VLOOKUP([.N416];[$'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solidBoosterS2-33.cfg</text:p>
          </table:table-cell>
          <table:table-cell table:style-name="ce42" office:value-type="string" calcext:value-type="string">
            <text:p>/home/oscar/Downloads/Kspaceconnect/ksp/GameData/Squad/Parts/Engine/solidBoosterS2-33/solidBoosterS2-33.cfg</text:p>
          </table:table-cell>
          <table:table-cell table:style-name="ce43" office:value-type="float" office:value="8660" calcext:value-type="float">
            <text:p>8660</text:p>
          </table:table-cell>
          <table:table-cell table:style-name="ce42" office:value-type="string" calcext:value-type="string">
            <text:p>Clydesdale</text:p>
          </table:table-cell>
          <table:table-cell table:style-name="ce26" table:formula="of:=IFERROR(__xludf.dummyfunction(&quot;IF(ISBLANK(B417),&quot;&quot;RESSOURCE&quot;&quot;,REGEXEXTRACT(B417,&quot;&quot;GameData/(\w+)&quot;&quot;))&quot;);&quot;Squad&quot;)" office:value-type="string" office:string-value="Squad" calcext:value-type="string">
            <text:p>Squad</text:p>
          </table:table-cell>
          <table:table-cell table:style-name="ce43" office:value-type="float" office:value="21" calcext:value-type="float">
            <text:p>21</text:p>
          </table:table-cell>
          <table:table-cell table:number-columns-repeated="2" table:style-name="ce43" office:value-type="float" office:value="0" calcext:value-type="float">
            <text:p>0</text:p>
          </table:table-cell>
          <table:table-cell table:style-name="ce43" office:value-type="float" office:value="16400" calcext:value-type="float">
            <text:p>164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7]));-1;[.F417]*VLOOKUP([.N417];[$'CO$ Methodology Parts'.$A$12:.$E$57];5;1))" office:value-type="float" office:value="43680" calcext:value-type="float">
            <text:p>43680</text:p>
          </table:table-cell>
          <table:table-cell table:number-columns-repeated="1009"/>
        </table:table-row>
        <table:table-row table:style-name="ro1">
          <table:table-cell table:style-name="ce42" office:value-type="string" calcext:value-type="string">
            <text:p>liquidEngine48-7S_v2.cfg</text:p>
          </table:table-cell>
          <table:table-cell table:style-name="ce42" office:value-type="string" calcext:value-type="string">
            <text:p>/home/oscar/Downloads/Kspaceconnect/ksp/GameData/Squad/Parts/Engine/liquidEngine48-7S_v2/liquidEngine48-7S_v2.cfg</text:p>
          </table:table-cell>
          <table:table-cell table:style-name="ce43" office:value-type="float" office:value="240" calcext:value-type="float">
            <text:p>240</text:p>
          </table:table-cell>
          <table:table-cell table:style-name="ce42" office:value-type="string" calcext:value-type="string">
            <text:p>liquidEngineMini_v2</text:p>
          </table:table-cell>
          <table:table-cell table:style-name="ce26" table:formula="of:=IFERROR(__xludf.dummyfunction(&quot;IF(ISBLANK(B418),&quot;&quot;RESSOURCE&quot;&quot;,REGEXEXTRACT(B418,&quot;&quot;GameData/(\w+)&quot;&quot;))&quot;);&quot;Squad&quot;)" office:value-type="string" office:string-value="Squad" calcext:value-type="string">
            <text:p>Squad</text:p>
          </table:table-cell>
          <table:table-cell table:style-name="ce43" office:value-type="float" office:value="0.13" calcext:value-type="float">
            <text:p>0.1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8]));-1;[.F418]*VLOOKUP([.N418];[$'CO$ Methodology Parts'.$A$12:.$E$57];5;1))" office:value-type="float" office:value="270.4" calcext:value-type="float">
            <text:p>270.4</text:p>
          </table:table-cell>
          <table:table-cell table:number-columns-repeated="1009"/>
        </table:table-row>
        <table:table-row table:style-name="ro1">
          <table:table-cell table:style-name="ce42" office:value-type="string" calcext:value-type="string">
            <text:p>jetEngineTurbo.cfg</text:p>
          </table:table-cell>
          <table:table-cell table:style-name="ce42" office:value-type="string" calcext:value-type="string">
            <text:p>/home/oscar/Downloads/Kspaceconnect/ksp/GameData/Squad/Parts/Engine/jetEngines/jetEngineTurbo.cfg</text:p>
          </table:table-cell>
          <table:table-cell table:style-name="ce43" office:value-type="float" office:value="2250" calcext:value-type="float">
            <text:p>2250</text:p>
          </table:table-cell>
          <table:table-cell table:style-name="ce42" office:value-type="string" calcext:value-type="string">
            <text:p>turboFanEngine</text:p>
          </table:table-cell>
          <table:table-cell table:style-name="ce26" table:formula="of:=IFERROR(__xludf.dummyfunction(&quot;IF(ISBLANK(B419),&quot;&quot;RESSOURCE&quot;&quot;,REGEXEXTRACT(B419,&quot;&quot;GameData/(\w+)&quot;&quot;))&quot;);&quot;Squad&quot;)" office:value-type="string" office:string-value="Squad" calcext:value-type="string">
            <text:p>Squad</text:p>
          </table:table-cell>
          <table:table-cell table:style-name="ce43" office:value-type="float" office:value="1.8" calcext:value-type="float">
            <text:p>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19]));-1;[.F419]*VLOOKUP([.N419];[$'CO$ Methodology Parts'.$A$12:.$E$57];5;1))" office:value-type="float" office:value="3744" calcext:value-type="float">
            <text:p>3744</text:p>
          </table:table-cell>
          <table:table-cell table:number-columns-repeated="1009"/>
        </table:table-row>
        <table:table-row table:style-name="ro1">
          <table:table-cell table:style-name="ce42" office:value-type="string" calcext:value-type="string">
            <text:p>jetEngineAfterburning.cfg</text:p>
          </table:table-cell>
          <table:table-cell table:style-name="ce42" office:value-type="string" calcext:value-type="string">
            <text:p>/home/oscar/Downloads/Kspaceconnect/ksp/GameData/Squad/Parts/Engine/jetEngines/jetEngineAfterburning.cfg</text:p>
          </table:table-cell>
          <table:table-cell table:style-name="ce43" office:value-type="float" office:value="2000" calcext:value-type="float">
            <text:p>2000</text:p>
          </table:table-cell>
          <table:table-cell table:style-name="ce42" office:value-type="string" calcext:value-type="string">
            <text:p>turboJet</text:p>
          </table:table-cell>
          <table:table-cell table:style-name="ce26" table:formula="of:=IFERROR(__xludf.dummyfunction(&quot;IF(ISBLANK(B420),&quot;&quot;RESSOURCE&quot;&quot;,REGEXEXTRACT(B420,&quot;&quot;GameData/(\w+)&quot;&quot;))&quot;);&quot;Squad&quot;)" office:value-type="string" office:string-value="Squad" calcext:value-type="string">
            <text:p>Squad</text:p>
          </table:table-cell>
          <table:table-cell table:style-name="ce43" office:value-type="float" office:value="1.2" calcext:value-type="float">
            <text:p>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20]));-1;[.F420]*VLOOKUP([.N420];[$'CO$ Methodology Parts'.$A$12:.$E$57];5;1))" office:value-type="float" office:value="2496" calcext:value-type="float">
            <text:p>2496</text:p>
          </table:table-cell>
          <table:table-cell table:number-columns-repeated="1009"/>
        </table:table-row>
        <table:table-row table:style-name="ro1">
          <table:table-cell table:style-name="ce42" office:value-type="string" calcext:value-type="string">
            <text:p>jetEngineBasic.cfg</text:p>
          </table:table-cell>
          <table:table-cell table:style-name="ce42" office:value-type="string" calcext:value-type="string">
            <text:p>/home/oscar/Downloads/Kspaceconnect/ksp/GameData/Squad/Parts/Engine/jetEngines/jetEngineBasic.cfg</text:p>
          </table:table-cell>
          <table:table-cell table:style-name="ce43" office:value-type="float" office:value="1400" calcext:value-type="float">
            <text:p>1400</text:p>
          </table:table-cell>
          <table:table-cell table:style-name="ce42" office:value-type="string" calcext:value-type="string">
            <text:p>JetEngine</text:p>
          </table:table-cell>
          <table:table-cell table:style-name="ce26" table:formula="of:=IFERROR(__xludf.dummyfunction(&quot;IF(ISBLANK(B421),&quot;&quot;RESSOURCE&quot;&quot;,REGEXEXTRACT(B421,&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21]));-1;[.F421]*VLOOKUP([.N421];[$'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jetEngineBig.cfg</text:p>
          </table:table-cell>
          <table:table-cell table:style-name="ce42" office:value-type="string" calcext:value-type="string">
            <text:p>/home/oscar/Downloads/Kspaceconnect/ksp/GameData/Squad/Parts/Engine/jetEngines/jetEngineBig.cfg</text:p>
          </table:table-cell>
          <table:table-cell table:style-name="ce43" office:value-type="float" office:value="2600" calcext:value-type="float">
            <text:p>2600</text:p>
          </table:table-cell>
          <table:table-cell table:style-name="ce42" office:value-type="string" calcext:value-type="string">
            <text:p>turboFanSize2</text:p>
          </table:table-cell>
          <table:table-cell table:style-name="ce26" table:formula="of:=IFERROR(__xludf.dummyfunction(&quot;IF(ISBLANK(B422),&quot;&quot;RESSOURCE&quot;&quot;,REGEXEXTRACT(B422,&quot;&quot;GameData/(\w+)&quot;&quot;))&quot;);&quot;Squad&quot;)" office:value-type="string" office:string-value="Squad" calcext:value-type="string">
            <text:p>Squad</text:p>
          </table:table-cell>
          <table:table-cell table:style-name="ce43" office:value-type="float" office:value="4.5" calcext:value-type="float">
            <text:p>4.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22]));-1;[.F422]*VLOOKUP([.N422];[$'CO$ Methodology Parts'.$A$12:.$E$57];5;1))" office:value-type="float" office:value="9360" calcext:value-type="float">
            <text:p>9360</text:p>
          </table:table-cell>
          <table:table-cell table:number-columns-repeated="1009"/>
        </table:table-row>
        <table:table-row table:style-name="ro1">
          <table:table-cell table:style-name="ce42" office:value-type="string" calcext:value-type="string">
            <text:p>solidBoosterBACC.cfg</text:p>
          </table:table-cell>
          <table:table-cell table:style-name="ce42" office:value-type="string" calcext:value-type="string">
            <text:p>/home/oscar/Downloads/Kspaceconnect/ksp/GameData/Squad/Parts/Engine/solidBoosterBACC/solidBoosterBACC.cfg</text:p>
          </table:table-cell>
          <table:table-cell table:style-name="ce43" office:value-type="float" office:value="358" calcext:value-type="float">
            <text:p>358</text:p>
          </table:table-cell>
          <table:table-cell table:style-name="ce42" office:value-type="string" calcext:value-type="string">
            <text:p>solidBooster1-1</text:p>
          </table:table-cell>
          <table:table-cell table:style-name="ce26" table:formula="of:=IFERROR(__xludf.dummyfunction(&quot;IF(ISBLANK(B423),&quot;&quot;RESSOURCE&quot;&quot;,REGEXEXTRACT(B423,&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2" table:style-name="ce43" office:value-type="float" office:value="0" calcext:value-type="float">
            <text:p>0</text:p>
          </table:table-cell>
          <table:table-cell table:style-name="ce43" office:value-type="float" office:value="820" calcext:value-type="float">
            <text:p>82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23]));-1;[.F423]*VLOOKUP([.N423];[$'CO$ Methodology Parts'.$A$12:.$E$57];5;1))" office:value-type="float" office:value="42247.34496" calcext:value-type="float">
            <text:p>42247.34496</text:p>
          </table:table-cell>
          <table:table-cell table:number-columns-repeated="1009"/>
        </table:table-row>
        <table:table-row table:style-name="ro1">
          <table:table-cell table:style-name="ce42" office:value-type="string" calcext:value-type="string">
            <text:p>liquidEngineLV-909_v2.cfg</text:p>
          </table:table-cell>
          <table:table-cell table:style-name="ce42" office:value-type="string" calcext:value-type="string">
            <text:p>/home/oscar/Downloads/Kspaceconnect/ksp/GameData/Squad/Parts/Engine/liquidEngineLV-909_v2/liquidEngineLV-909_v2.cfg</text:p>
          </table:table-cell>
          <table:table-cell table:style-name="ce43" office:value-type="float" office:value="390" calcext:value-type="float">
            <text:p>390</text:p>
          </table:table-cell>
          <table:table-cell table:style-name="ce42" office:value-type="string" calcext:value-type="string">
            <text:p>liquidEngine3_v2</text:p>
          </table:table-cell>
          <table:table-cell table:style-name="ce26" table:formula="of:=IFERROR(__xludf.dummyfunction(&quot;IF(ISBLANK(B424),&quot;&quot;RESSOURCE&quot;&quot;,REGEXEXTRACT(B424,&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Heatshield</text:p>
          </table:table-cell>
          <table:table-cell table:style-name="ce47" table:formula="of:=IF(IFERROR(SEARCH(&quot;zDeprecated&quot;;[.B424]));-1;[.F424]*VLOOKUP([.N424];[$'CO$ Methodology Parts'.$A$12:.$E$57];5;1))" office:value-type="float" office:value="1040" calcext:value-type="float">
            <text:p>1040</text:p>
          </table:table-cell>
          <table:table-cell table:number-columns-repeated="1009"/>
        </table:table-row>
        <table:table-row table:style-name="ro1">
          <table:table-cell table:style-name="ce42" office:value-type="string" calcext:value-type="string">
            <text:p>liquidEngineLV-1R _v2.cfg</text:p>
          </table:table-cell>
          <table:table-cell table:style-name="ce42" office:value-type="string" calcext:value-type="string">
            <text:p>/home/oscar/Downloads/Kspaceconnect/ksp/GameData/Squad/Parts/Engine/liquidEngineLV-1_v2/liquidEngineLV-1R _v2.cfg</text:p>
          </table:table-cell>
          <table:table-cell table:style-name="ce43" office:value-type="float" office:value="120" calcext:value-type="float">
            <text:p>120</text:p>
          </table:table-cell>
          <table:table-cell table:style-name="ce42" office:value-type="string" calcext:value-type="string">
            <text:p>radialEngineMini_v2</text:p>
          </table:table-cell>
          <table:table-cell table:style-name="ce26" table:formula="of:=IFERROR(__xludf.dummyfunction(&quot;IF(ISBLANK(B425),&quot;&quot;RESSOURCE&quot;&quot;,REGEXEXTRACT(B425,&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dder</text:p>
          </table:table-cell>
          <table:table-cell table:style-name="ce47" table:formula="of:=IF(IFERROR(SEARCH(&quot;zDeprecated&quot;;[.B425]));-1;[.F425]*VLOOKUP([.N425];[$'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liquidEngineLV-1_v2.cfg</text:p>
          </table:table-cell>
          <table:table-cell table:style-name="ce42" office:value-type="string" calcext:value-type="string">
            <text:p>/home/oscar/Downloads/Kspaceconnect/ksp/GameData/Squad/Parts/Engine/liquidEngineLV-1_v2/liquidEngineLV-1_v2.cfg</text:p>
          </table:table-cell>
          <table:table-cell table:style-name="ce43" office:value-type="float" office:value="110" calcext:value-type="float">
            <text:p>110</text:p>
          </table:table-cell>
          <table:table-cell table:style-name="ce42" office:value-type="string" calcext:value-type="string">
            <text:p>microEngine_v2</text:p>
          </table:table-cell>
          <table:table-cell table:style-name="ce26" table:formula="of:=IFERROR(__xludf.dummyfunction(&quot;IF(ISBLANK(B426),&quot;&quot;RESSOURCE&quot;&quot;,REGEXEXTRACT(B426,&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dder</text:p>
          </table:table-cell>
          <table:table-cell table:style-name="ce47" table:formula="of:=IF(IFERROR(SEARCH(&quot;zDeprecated&quot;;[.B426]));-1;[.F426]*VLOOKUP([.N426];[$'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SmallJetEngine.cfg</text:p>
          </table:table-cell>
          <table:table-cell table:style-name="ce42" office:value-type="string" calcext:value-type="string">
            <text:p>/home/oscar/Downloads/Kspaceconnect/ksp/GameData/Squad/Parts/Engine/miniJet/SmallJetEngine.cfg</text:p>
          </table:table-cell>
          <table:table-cell table:style-name="ce43" office:value-type="float" office:value="450" calcext:value-type="float">
            <text:p>450</text:p>
          </table:table-cell>
          <table:table-cell table:style-name="ce42" office:value-type="string" calcext:value-type="string">
            <text:p>miniJetEngine</text:p>
          </table:table-cell>
          <table:table-cell table:style-name="ce26" table:formula="of:=IFERROR(__xludf.dummyfunction(&quot;IF(ISBLANK(B427),&quot;&quot;RESSOURCE&quot;&quot;,REGEXEXTRACT(B427,&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427]));-1;[.F427]*VLOOKUP([.N427];[$'CO$ Methodology Parts'.$A$12:.$E$57];5;1))" office:value-type="float" office:value="520" calcext:value-type="float">
            <text:p>520</text:p>
          </table:table-cell>
          <table:table-cell table:number-columns-repeated="1009"/>
        </table:table-row>
        <table:table-row table:style-name="ro1">
          <table:table-cell table:style-name="ce42" office:value-type="string" calcext:value-type="string">
            <text:p>liquidEngine24-77_v2.cfg</text:p>
          </table:table-cell>
          <table:table-cell table:style-name="ce42" office:value-type="string" calcext:value-type="string">
            <text:p>/home/oscar/Downloads/Kspaceconnect/ksp/GameData/Squad/Parts/Engine/liquidEngine24-77_v2/liquidEngine24-77_v2.cfg</text:p>
          </table:table-cell>
          <table:table-cell table:style-name="ce43" office:value-type="float" office:value="230" calcext:value-type="float">
            <text:p>230</text:p>
          </table:table-cell>
          <table:table-cell table:style-name="ce42" office:value-type="string" calcext:value-type="string">
            <text:p>smallRadialEngine_v2</text:p>
          </table:table-cell>
          <table:table-cell table:style-name="ce26" table:formula="of:=IFERROR(__xludf.dummyfunction(&quot;IF(ISBLANK(B428),&quot;&quot;RESSOURCE&quot;&quot;,REGEXEXTRACT(B428,&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428]));-1;[.F428]*VLOOKUP([.N428];[$'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ionEngine.cfg</text:p>
          </table:table-cell>
          <table:table-cell table:style-name="ce42" office:value-type="string" calcext:value-type="string">
            <text:p>/home/oscar/Downloads/Kspaceconnect/ksp/GameData/Squad/Parts/Engine/ionEngine/ionEngine.cfg</text:p>
          </table:table-cell>
          <table:table-cell table:style-name="ce43" office:value-type="float" office:value="8000" calcext:value-type="float">
            <text:p>8000</text:p>
          </table:table-cell>
          <table:table-cell table:style-name="ce42" office:value-type="string" calcext:value-type="string">
            <text:p>ionEngine</text:p>
          </table:table-cell>
          <table:table-cell table:style-name="ce26" table:formula="of:=IFERROR(__xludf.dummyfunction(&quot;IF(ISBLANK(B429),&quot;&quot;RESSOURCE&quot;&quot;,REGEXEXTRACT(B429,&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nding Legs</text:p>
          </table:table-cell>
          <table:table-cell table:style-name="ce47" table:formula="of:=IF(IFERROR(SEARCH(&quot;zDeprecated&quot;;[.B429]));-1;[.F429]*VLOOKUP([.N429];[$'CO$ Methodology Parts'.$A$12:.$E$57];5;1))" office:value-type="float" office:value="520" calcext:value-type="float">
            <text:p>520</text:p>
          </table:table-cell>
          <table:table-cell table:number-columns-repeated="1009"/>
        </table:table-row>
        <table:table-row table:style-name="ro1">
          <table:table-cell table:style-name="ce42" office:value-type="string" calcext:value-type="string">
            <text:p>solidBoosterSep.cfg</text:p>
          </table:table-cell>
          <table:table-cell table:style-name="ce42" office:value-type="string" calcext:value-type="string">
            <text:p>/home/oscar/Downloads/Kspaceconnect/ksp/GameData/Squad/Parts/Engine/solidBoosterSep/solidBoosterSep.cfg</text:p>
          </table:table-cell>
          <table:table-cell table:style-name="ce43" office:value-type="float" office:value="70.2" calcext:value-type="float">
            <text:p>70.2</text:p>
          </table:table-cell>
          <table:table-cell table:style-name="ce42" office:value-type="string" calcext:value-type="string">
            <text:p>sepMotor1</text:p>
          </table:table-cell>
          <table:table-cell table:style-name="ce26" table:formula="of:=IFERROR(__xludf.dummyfunction(&quot;IF(ISBLANK(B430),&quot;&quot;RESSOURCE&quot;&quot;,REGEXEXTRACT(B430,&quot;&quot;GameData/(\w+)&quot;&quot;))&quot;);&quot;Squad&quot;)" office:value-type="string" office:string-value="Squad" calcext:value-type="string">
            <text:p>Squad</text:p>
          </table:table-cell>
          <table:table-cell table:style-name="ce43" office:value-type="float" office:value="0.0125" calcext:value-type="float">
            <text:p>0.0125</text:p>
          </table:table-cell>
          <table:table-cell table:number-columns-repeated="2" table:style-name="ce43" office:value-type="float" office:value="0" calcext:value-type="float">
            <text:p>0</text:p>
          </table:table-cell>
          <table:table-cell table:style-name="ce43" office:value-type="float" office:value="8" calcext:value-type="float">
            <text:p>8</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30]));-1;[.F430]*VLOOKUP([.N430];[$'CO$ Methodology Parts'.$A$12:.$E$57];5;1))" office:value-type="float" office:value="352.061208" calcext:value-type="float">
            <text:p>352.061208</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Engine/Size2LFB_v2/part.cfg</text:p>
          </table:table-cell>
          <table:table-cell table:style-name="ce43" office:value-type="float" office:value="14062.4" calcext:value-type="float">
            <text:p>14062.4</text:p>
          </table:table-cell>
          <table:table-cell table:style-name="ce42" office:value-type="string" calcext:value-type="string">
            <text:p>Size2LFB_v2</text:p>
          </table:table-cell>
          <table:table-cell table:style-name="ce26" table:formula="of:=IFERROR(__xludf.dummyfunction(&quot;IF(ISBLANK(B431),&quot;&quot;RESSOURCE&quot;&quot;,REGEXEXTRACT(B431,&quot;&quot;GameData/(\w+)&quot;&quot;))&quot;);&quot;Squad&quot;)" office:value-type="string" office:string-value="Squad" calcext:value-type="string">
            <text:p>Squad</text:p>
          </table:table-cell>
          <table:table-cell table:style-name="ce43" office:value-type="float" office:value="10.5" calcext:value-type="float">
            <text:p>10.5</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431]));-1;[.F431]*VLOOKUP([.N431];[$'CO$ Methodology Parts'.$A$12:.$E$57];5;1))" office:value-type="float" office:value="152038.9147" calcext:value-type="float">
            <text:p>152038.9147</text:p>
          </table:table-cell>
          <table:table-cell table:number-columns-repeated="1009"/>
        </table:table-row>
        <table:table-row table:style-name="ro1">
          <table:table-cell table:style-name="ce42" office:value-type="string" calcext:value-type="string">
            <text:p>liquidEngineLV-T45.cfg</text:p>
          </table:table-cell>
          <table:table-cell table:style-name="ce42" office:value-type="string" calcext:value-type="string">
            <text:p>/home/oscar/Downloads/Kspaceconnect/ksp/GameData/Squad/Parts/Engine/liquidEngineLV-T45/liquidEngineLV-T45.cfg</text:p>
          </table:table-cell>
          <table:table-cell table:style-name="ce43" office:value-type="float" office:value="1200" calcext:value-type="float">
            <text:p>1200</text:p>
          </table:table-cell>
          <table:table-cell table:style-name="ce42" office:value-type="string" calcext:value-type="string">
            <text:p>liquidEngine2</text:p>
          </table:table-cell>
          <table:table-cell table:style-name="ce26" table:formula="of:=IFERROR(__xludf.dummyfunction(&quot;IF(ISBLANK(B432),&quot;&quot;RESSOURCE&quot;&quot;,REGEXEXTRACT(B432,&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32]));-1;[.F432]*VLOOKUP([.N432];[$'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liquidEngineLV-N.cfg</text:p>
          </table:table-cell>
          <table:table-cell table:style-name="ce42" office:value-type="string" calcext:value-type="string">
            <text:p>/home/oscar/Downloads/Kspaceconnect/ksp/GameData/Squad/Parts/Engine/liquidEngineLV-N/liquidEngineLV-N.cfg</text:p>
          </table:table-cell>
          <table:table-cell table:style-name="ce43" office:value-type="float" office:value="10000" calcext:value-type="float">
            <text:p>10000</text:p>
          </table:table-cell>
          <table:table-cell table:style-name="ce42" office:value-type="string" calcext:value-type="string">
            <text:p>nuclearEngine</text:p>
          </table:table-cell>
          <table:table-cell table:style-name="ce26" table:formula="of:=IFERROR(__xludf.dummyfunction(&quot;IF(ISBLANK(B433),&quot;&quot;RESSOURCE&quot;&quot;,REGEXEXTRACT(B433,&quot;&quot;GameData/(\w+)&quot;&quot;))&quot;);&quot;Squad&quot;)" office:value-type="string" office:string-value="Squad" calcext:value-type="string">
            <text:p>Squad</text:p>
          </table:table-cell>
          <table:table-cell table:style-name="ce43" office:value-type="float" office:value="3" calcext:value-type="float">
            <text:p>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33]));-1;[.F433]*VLOOKUP([.N433];[$'CO$ Methodology Parts'.$A$12:.$E$57];5;1))" office:value-type="float" office:value="6240" calcext:value-type="float">
            <text:p>6240</text:p>
          </table:table-cell>
          <table:table-cell table:number-columns-repeated="1009"/>
        </table:table-row>
        <table:table-row table:style-name="ro1">
          <table:table-cell table:style-name="ce42" office:value-type="string" calcext:value-type="string">
            <text:p>liquidEngineMainsail_v2.cfg</text:p>
          </table:table-cell>
          <table:table-cell table:style-name="ce42" office:value-type="string" calcext:value-type="string">
            <text:p>/home/oscar/Downloads/Kspaceconnect/ksp/GameData/Squad/Parts/Engine/liquidEngineMainsail_v2/liquidEngineMainsail_v2.cfg</text:p>
          </table:table-cell>
          <table:table-cell table:style-name="ce43" office:value-type="float" office:value="13000" calcext:value-type="float">
            <text:p>13000</text:p>
          </table:table-cell>
          <table:table-cell table:style-name="ce42" office:value-type="string" calcext:value-type="string">
            <text:p>liquidEngineMainsail_v2</text:p>
          </table:table-cell>
          <table:table-cell table:style-name="ce26" table:formula="of:=IFERROR(__xludf.dummyfunction(&quot;IF(ISBLANK(B434),&quot;&quot;RESSOURCE&quot;&quot;,REGEXEXTRACT(B434,&quot;&quot;GameData/(\w+)&quot;&quot;))&quot;);&quot;Squad&quot;)" office:value-type="string" office:string-value="Squad" calcext:value-type="string">
            <text:p>Squad</text:p>
          </table:table-cell>
          <table:table-cell table:style-name="ce43" office:value-type="float" office:value="6" calcext:value-type="float">
            <text:p>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34]));-1;[.F434]*VLOOKUP([.N434];[$'CO$ Methodology Parts'.$A$12:.$E$57];5;1))" office:value-type="float" office:value="53535" calcext:value-type="float">
            <text:p>53535</text:p>
          </table:table-cell>
          <table:table-cell table:number-columns-repeated="1009"/>
        </table:table-row>
        <table:table-row table:style-name="ro1">
          <table:table-cell table:style-name="ce42" office:value-type="string" calcext:value-type="string">
            <text:p>solidBoosterRT-10_v2.cfg</text:p>
          </table:table-cell>
          <table:table-cell table:style-name="ce42" office:value-type="string" calcext:value-type="string">
            <text:p>/home/oscar/Downloads/Kspaceconnect/ksp/GameData/Squad/Parts/Engine/Size1_SRBs/solidBoosterRT-10_v2.cfg</text:p>
          </table:table-cell>
          <table:table-cell table:style-name="ce43" office:value-type="float" office:value="175" calcext:value-type="float">
            <text:p>175</text:p>
          </table:table-cell>
          <table:table-cell table:style-name="ce42" office:value-type="string" calcext:value-type="string">
            <text:p>solidBooster_v2</text:p>
          </table:table-cell>
          <table:table-cell table:style-name="ce26" table:formula="of:=IFERROR(__xludf.dummyfunction(&quot;IF(ISBLANK(B435),&quot;&quot;RESSOURCE&quot;&quot;,REGEXEXTRACT(B435,&quot;&quot;GameData/(\w+)&quot;&quot;))&quot;);&quot;Squad&quot;)" office:value-type="string" office:string-value="Squad" calcext:value-type="string">
            <text:p>Squad</text:p>
          </table:table-cell>
          <table:table-cell table:style-name="ce43" office:value-type="float" office:value="0.75" calcext:value-type="float">
            <text:p>0.75</text:p>
          </table:table-cell>
          <table:table-cell table:number-columns-repeated="2" table:style-name="ce43" office:value-type="float" office:value="0" calcext:value-type="float">
            <text:p>0</text:p>
          </table:table-cell>
          <table:table-cell table:style-name="ce43" office:value-type="float" office:value="375" calcext:value-type="float">
            <text:p>375</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35]));-1;[.F435]*VLOOKUP([.N435];[$'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solidBoosterRT-5_v2.cfg</text:p>
          </table:table-cell>
          <table:table-cell table:style-name="ce42" office:value-type="string" calcext:value-type="string">
            <text:p>/home/oscar/Downloads/Kspaceconnect/ksp/GameData/Squad/Parts/Engine/Size1_SRBs/solidBoosterRT-5_v2.cfg</text:p>
          </table:table-cell>
          <table:table-cell table:style-name="ce43" office:value-type="float" office:value="116" calcext:value-type="float">
            <text:p>116</text:p>
          </table:table-cell>
          <table:table-cell table:style-name="ce42" office:value-type="string" calcext:value-type="string">
            <text:p>solidBooster_sm_v2</text:p>
          </table:table-cell>
          <table:table-cell table:style-name="ce26" table:formula="of:=IFERROR(__xludf.dummyfunction(&quot;IF(ISBLANK(B436),&quot;&quot;RESSOURCE&quot;&quot;,REGEXEXTRACT(B436,&quot;&quot;GameData/(\w+)&quot;&quot;))&quot;);&quot;Squad&quot;)" office:value-type="string" office:string-value="Squad" calcext:value-type="string">
            <text:p>Squad</text:p>
          </table:table-cell>
          <table:table-cell table:style-name="ce43" office:value-type="float" office:value="0.45" calcext:value-type="float">
            <text:p>0.45</text:p>
          </table:table-cell>
          <table:table-cell table:number-columns-repeated="2" table:style-name="ce43" office:value-type="float" office:value="0" calcext:value-type="float">
            <text:p>0</text:p>
          </table:table-cell>
          <table:table-cell table:style-name="ce43" office:value-type="float" office:value="140" calcext:value-type="float">
            <text:p>14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36]));-1;[.F436]*VLOOKUP([.N436];[$'CO$ Methodology Parts'.$A$12:.$E$57];5;1))" office:value-type="float" office:value="4015.125" calcext:value-type="float">
            <text:p>4015.125</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Engine/Size3AdvancedEngine/part.cfg</text:p>
          </table:table-cell>
          <table:table-cell table:style-name="ce43" office:value-type="float" office:value="25000" calcext:value-type="float">
            <text:p>25000</text:p>
          </table:table-cell>
          <table:table-cell table:style-name="ce42" office:value-type="string" calcext:value-type="string">
            <text:p>Size3AdvancedEngine</text:p>
          </table:table-cell>
          <table:table-cell table:style-name="ce26" table:formula="of:=IFERROR(__xludf.dummyfunction(&quot;IF(ISBLANK(B437),&quot;&quot;RESSOURCE&quot;&quot;,REGEXEXTRACT(B437,&quot;&quot;GameData/(\w+)&quot;&quot;))&quot;);&quot;Squad&quot;)" office:value-type="string" office:string-value="Squad" calcext:value-type="string">
            <text:p>Squad</text:p>
          </table:table-cell>
          <table:table-cell table:style-name="ce43" office:value-type="float" office:value="9" calcext:value-type="float">
            <text:p>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37]));-1;[.F437]*VLOOKUP([.N437];[$'CO$ Methodology Parts'.$A$12:.$E$57];5;1))" office:value-type="float" office:value="80302.5" calcext:value-type="float">
            <text:p>80302.5</text:p>
          </table:table-cell>
          <table:table-cell table:number-columns-repeated="1009"/>
        </table:table-row>
        <table:table-row table:style-name="ro1">
          <table:table-cell table:style-name="ce42" office:value-type="string" calcext:value-type="string">
            <text:p>skipperLiquidEngine_v2.cfg</text:p>
          </table:table-cell>
          <table:table-cell table:style-name="ce42" office:value-type="string" calcext:value-type="string">
            <text:p>/home/oscar/Downloads/Kspaceconnect/ksp/GameData/Squad/Parts/Engine/liquidEngineSkipper_v2/skipperLiquidEngine_v2.cfg</text:p>
          </table:table-cell>
          <table:table-cell table:style-name="ce43" office:value-type="float" office:value="5300" calcext:value-type="float">
            <text:p>5300</text:p>
          </table:table-cell>
          <table:table-cell table:style-name="ce42" office:value-type="string" calcext:value-type="string">
            <text:p>engineLargeSkipper_v2</text:p>
          </table:table-cell>
          <table:table-cell table:style-name="ce26" table:formula="of:=IFERROR(__xludf.dummyfunction(&quot;IF(ISBLANK(B438),&quot;&quot;RESSOURCE&quot;&quot;,REGEXEXTRACT(B438,&quot;&quot;GameData/(\w+)&quot;&quot;))&quot;);&quot;Squad&quot;)" office:value-type="string" office:string-value="Squad" calcext:value-type="string">
            <text:p>Squad</text:p>
          </table:table-cell>
          <table:table-cell table:style-name="ce43" office:value-type="float" office:value="3" calcext:value-type="float">
            <text:p>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38]));-1;[.F438]*VLOOKUP([.N438];[$'CO$ Methodology Parts'.$A$12:.$E$57];5;1))" office:value-type="float" office:value="26767.5" calcext:value-type="float">
            <text:p>26767.5</text:p>
          </table:table-cell>
          <table:table-cell table:number-columns-repeated="1009"/>
        </table:table-row>
        <table:table-row table:style-name="ro1">
          <table:table-cell table:style-name="ce42" office:value-type="string" calcext:value-type="string">
            <text:p>liquidEngineLV-T45_v2.cfg</text:p>
          </table:table-cell>
          <table:table-cell table:style-name="ce42" office:value-type="string" calcext:value-type="string">
            <text:p>/home/oscar/Downloads/Kspaceconnect/ksp/GameData/Squad/Parts/Engine/liquidEngineLV-T45_v2/liquidEngineLV-T45_v2.cfg</text:p>
          </table:table-cell>
          <table:table-cell table:style-name="ce43" office:value-type="float" office:value="1200" calcext:value-type="float">
            <text:p>1200</text:p>
          </table:table-cell>
          <table:table-cell table:style-name="ce42" office:value-type="string" calcext:value-type="string">
            <text:p>liquidEngine2_v2</text:p>
          </table:table-cell>
          <table:table-cell table:style-name="ce26" table:formula="of:=IFERROR(__xludf.dummyfunction(&quot;IF(ISBLANK(B439),&quot;&quot;RESSOURCE&quot;&quot;,REGEXEXTRACT(B439,&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39]));-1;[.F439]*VLOOKUP([.N439];[$'CO$ Methodology Parts'.$A$12:.$E$57];5;1))" office:value-type="float" office:value="3120" calcext:value-type="float">
            <text:p>3120</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Engine/MassiveSRB/part.cfg</text:p>
          </table:table-cell>
          <table:table-cell table:style-name="ce43" office:value-type="float" office:value="1140" calcext:value-type="float">
            <text:p>1140</text:p>
          </table:table-cell>
          <table:table-cell table:style-name="ce42" office:value-type="string" calcext:value-type="string">
            <text:p>MassiveBooster</text:p>
          </table:table-cell>
          <table:table-cell table:style-name="ce26" table:formula="of:=IFERROR(__xludf.dummyfunction(&quot;IF(ISBLANK(B440),&quot;&quot;RESSOURCE&quot;&quot;,REGEXEXTRACT(B440,&quot;&quot;GameData/(\w+)&quot;&quot;))&quot;);&quot;Squad&quot;)" office:value-type="string" office:string-value="Squad" calcext:value-type="string">
            <text:p>Squad</text:p>
          </table:table-cell>
          <table:table-cell table:style-name="ce43" office:value-type="float" office:value="4.5" calcext:value-type="float">
            <text:p>4.5</text:p>
          </table:table-cell>
          <table:table-cell table:number-columns-repeated="2" table:style-name="ce43" office:value-type="float" office:value="0" calcext:value-type="float">
            <text:p>0</text:p>
          </table:table-cell>
          <table:table-cell table:style-name="ce43" office:value-type="float" office:value="2600" calcext:value-type="float">
            <text:p>26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40]));-1;[.F440]*VLOOKUP([.N440];[$'CO$ Methodology Parts'.$A$12:.$E$57];5;1))" office:value-type="float" office:value="9360" calcext:value-type="float">
            <text:p>9360</text:p>
          </table:table-cell>
          <table:table-cell table:number-columns-repeated="1009"/>
        </table:table-row>
        <table:table-row table:style-name="ro1">
          <table:table-cell table:style-name="ce42" office:value-type="string" calcext:value-type="string">
            <text:p>solidBoosterS2-17.cfg</text:p>
          </table:table-cell>
          <table:table-cell table:style-name="ce42" office:value-type="string" calcext:value-type="string">
            <text:p>/home/oscar/Downloads/Kspaceconnect/ksp/GameData/Squad/Parts/Engine/solidBoosterS2-17/solidBoosterS2-17.cfg</text:p>
          </table:table-cell>
          <table:table-cell table:style-name="ce43" office:value-type="float" office:value="4200" calcext:value-type="float">
            <text:p>4200</text:p>
          </table:table-cell>
          <table:table-cell table:style-name="ce42" office:value-type="string" calcext:value-type="string">
            <text:p>Thoroughbred</text:p>
          </table:table-cell>
          <table:table-cell table:style-name="ce26" table:formula="of:=IFERROR(__xludf.dummyfunction(&quot;IF(ISBLANK(B441),&quot;&quot;RESSOURCE&quot;&quot;,REGEXEXTRACT(B441,&quot;&quot;GameData/(\w+)&quot;&quot;))&quot;);&quot;Squad&quot;)" office:value-type="string" office:string-value="Squad" calcext:value-type="string">
            <text:p>Squad</text:p>
          </table:table-cell>
          <table:table-cell table:style-name="ce43" office:value-type="float" office:value="10" calcext:value-type="float">
            <text:p>10</text:p>
          </table:table-cell>
          <table:table-cell table:number-columns-repeated="2" table:style-name="ce43" office:value-type="float" office:value="0" calcext:value-type="float">
            <text:p>0</text:p>
          </table:table-cell>
          <table:table-cell table:style-name="ce43" office:value-type="float" office:value="8000" calcext:value-type="float">
            <text:p>80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441]));-1;[.F441]*VLOOKUP([.N441];[$'CO$ Methodology Parts'.$A$12:.$E$57];5;1))" office:value-type="float" office:value="144798.9664" calcext:value-type="float">
            <text:p>144798.9664</text:p>
          </table:table-cell>
          <table:table-cell table:number-columns-repeated="1009"/>
        </table:table-row>
        <table:table-row table:style-name="ro1">
          <table:table-cell table:style-name="ce42" office:value-type="string" calcext:value-type="string">
            <text:p>SSME.cfg</text:p>
          </table:table-cell>
          <table:table-cell table:style-name="ce42" office:value-type="string" calcext:value-type="string">
            <text:p>/home/oscar/Downloads/Kspaceconnect/ksp/GameData/Squad/Parts/Engine/liquidEngineSSME/SSME.cfg</text:p>
          </table:table-cell>
          <table:table-cell table:style-name="ce43" office:value-type="float" office:value="18000" calcext:value-type="float">
            <text:p>18000</text:p>
          </table:table-cell>
          <table:table-cell table:style-name="ce42" office:value-type="string" calcext:value-type="string">
            <text:p>SSME</text:p>
          </table:table-cell>
          <table:table-cell table:style-name="ce26" table:formula="of:=IFERROR(__xludf.dummyfunction(&quot;IF(ISBLANK(B442),&quot;&quot;RESSOURCE&quot;&quot;,REGEXEXTRACT(B442,&quot;&quot;GameData/(\w+)&quot;&quot;))&quot;);&quot;Squad&quot;)" office:value-type="string" office:string-value="Squad" calcext:value-type="string">
            <text:p>Squad</text:p>
          </table:table-cell>
          <table:table-cell table:style-name="ce43" office:value-type="float" office:value="4" calcext:value-type="float">
            <text:p>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442]));-1;[.F442]*VLOOKUP([.N442];[$'CO$ Methodology Parts'.$A$12:.$E$57];5;1))" office:value-type="float" office:value="57919.58656" calcext:value-type="float">
            <text:p>57919.58656</text:p>
          </table:table-cell>
          <table:table-cell table:number-columns-repeated="1009"/>
        </table:table-row>
        <table:table-row table:style-name="ro1">
          <table:table-cell table:style-name="ce42" office:value-type="string" calcext:value-type="string">
            <text:p>SolidBoosterF3S0.cfg</text:p>
          </table:table-cell>
          <table:table-cell table:style-name="ce42" office:value-type="string" calcext:value-type="string">
            <text:p>/home/oscar/Downloads/Kspaceconnect/ksp/GameData/Squad/Parts/Engine/SolidBoostersF/SolidBoosterF3S0.cfg</text:p>
          </table:table-cell>
          <table:table-cell table:style-name="ce43" office:value-type="float" office:value="96" calcext:value-type="float">
            <text:p>96</text:p>
          </table:table-cell>
          <table:table-cell table:style-name="ce42" office:value-type="string" calcext:value-type="string">
            <text:p>Shrimp</text:p>
          </table:table-cell>
          <table:table-cell table:style-name="ce26" table:formula="of:=IFERROR(__xludf.dummyfunction(&quot;IF(ISBLANK(B443),&quot;&quot;RESSOURCE&quot;&quot;,REGEXEXTRACT(B443,&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2" table:style-name="ce43" office:value-type="float" office:value="0" calcext:value-type="float">
            <text:p>0</text:p>
          </table:table-cell>
          <table:table-cell table:style-name="ce43" office:value-type="float" office:value="90" calcext:value-type="float">
            <text:p>9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443]));-1;[.F443]*VLOOKUP([.N443];[$'CO$ Methodology Parts'.$A$12:.$E$57];5;1))" office:value-type="float" office:value="2171.984496" calcext:value-type="float">
            <text:p>2171.984496</text:p>
          </table:table-cell>
          <table:table-cell table:number-columns-repeated="1009"/>
        </table:table-row>
        <table:table-row table:style-name="ro1">
          <table:table-cell table:style-name="ce42" office:value-type="string" calcext:value-type="string">
            <text:p>SolidBoosterFM1.cfg</text:p>
          </table:table-cell>
          <table:table-cell table:style-name="ce42" office:value-type="string" calcext:value-type="string">
            <text:p>/home/oscar/Downloads/Kspaceconnect/ksp/GameData/Squad/Parts/Engine/SolidBoostersF/SolidBoosterFM1.cfg</text:p>
          </table:table-cell>
          <table:table-cell table:style-name="ce43" office:value-type="float" office:value="51" calcext:value-type="float">
            <text:p>51</text:p>
          </table:table-cell>
          <table:table-cell table:style-name="ce42" office:value-type="string" calcext:value-type="string">
            <text:p>Mite</text:p>
          </table:table-cell>
          <table:table-cell table:style-name="ce26" table:formula="of:=IFERROR(__xludf.dummyfunction(&quot;IF(ISBLANK(B444),&quot;&quot;RESSOURCE&quot;&quot;,REGEXEXTRACT(B444,&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2" table:style-name="ce43" office:value-type="float" office:value="0" calcext:value-type="float">
            <text:p>0</text:p>
          </table:table-cell>
          <table:table-cell table:style-name="ce43" office:value-type="float" office:value="40" calcext:value-type="float">
            <text:p>4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4]));-1;[.F444]*VLOOKUP([.N444];[$'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liquidEngineMk55.cfg</text:p>
          </table:table-cell>
          <table:table-cell table:style-name="ce42" office:value-type="string" calcext:value-type="string">
            <text:p>/home/oscar/Downloads/Kspaceconnect/ksp/GameData/Squad/Parts/Engine/liquidEngineMk55/liquidEngineMk55.cfg</text:p>
          </table:table-cell>
          <table:table-cell table:style-name="ce43" office:value-type="float" office:value="820" calcext:value-type="float">
            <text:p>820</text:p>
          </table:table-cell>
          <table:table-cell table:style-name="ce42" office:value-type="string" calcext:value-type="string">
            <text:p>radialLiquidEngine1-2</text:p>
          </table:table-cell>
          <table:table-cell table:style-name="ce26" table:formula="of:=IFERROR(__xludf.dummyfunction(&quot;IF(ISBLANK(B445),&quot;&quot;RESSOURCE&quot;&quot;,REGEXEXTRACT(B445,&quot;&quot;GameData/(\w+)&quot;&quot;))&quot;);&quot;Squad&quot;)" office:value-type="string" office:string-value="Squad" calcext:value-type="string">
            <text:p>Squad</text:p>
          </table:table-cell>
          <table:table-cell table:style-name="ce43" office:value-type="float" office:value="0.9" calcext:value-type="float">
            <text:p>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5]));-1;[.F445]*VLOOKUP([.N445];[$'CO$ Methodology Parts'.$A$12:.$E$57];5;1))" office:value-type="float" office:value="1872" calcext:value-type="float">
            <text:p>1872</text:p>
          </table:table-cell>
          <table:table-cell table:number-columns-repeated="1009"/>
        </table:table-row>
        <table:table-row table:style-name="ro1">
          <table:table-cell table:style-name="ce42" office:value-type="string" calcext:value-type="string">
            <text:p>liquidEngineLV-T30_v2.cfg</text:p>
          </table:table-cell>
          <table:table-cell table:style-name="ce42" office:value-type="string" calcext:value-type="string">
            <text:p>/home/oscar/Downloads/Kspaceconnect/ksp/GameData/Squad/Parts/Engine/liquidEngineLV-T30_v2/liquidEngineLV-T30_v2.cfg</text:p>
          </table:table-cell>
          <table:table-cell table:style-name="ce43" office:value-type="float" office:value="1100" calcext:value-type="float">
            <text:p>1100</text:p>
          </table:table-cell>
          <table:table-cell table:style-name="ce42" office:value-type="string" calcext:value-type="string">
            <text:p>liquidEngine_v2</text:p>
          </table:table-cell>
          <table:table-cell table:style-name="ce26" table:formula="of:=IFERROR(__xludf.dummyfunction(&quot;IF(ISBLANK(B446),&quot;&quot;RESSOURCE&quot;&quot;,REGEXEXTRACT(B446,&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6]));-1;[.F446]*VLOOKUP([.N446];[$'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Parts/Engine/Size3EngineCluster/part.cfg</text:p>
          </table:table-cell>
          <table:table-cell table:style-name="ce43" office:value-type="float" office:value="39000" calcext:value-type="float">
            <text:p>39000</text:p>
          </table:table-cell>
          <table:table-cell table:style-name="ce42" office:value-type="string" calcext:value-type="string">
            <text:p>Size3EngineCluster</text:p>
          </table:table-cell>
          <table:table-cell table:style-name="ce26" table:formula="of:=IFERROR(__xludf.dummyfunction(&quot;IF(ISBLANK(B447),&quot;&quot;RESSOURCE&quot;&quot;,REGEXEXTRACT(B447,&quot;&quot;GameData/(\w+)&quot;&quot;))&quot;);&quot;Squad&quot;)" office:value-type="string" office:string-value="Squad" calcext:value-type="string">
            <text:p>Squad</text:p>
          </table:table-cell>
          <table:table-cell table:style-name="ce43" office:value-type="float" office:value="15" calcext:value-type="float">
            <text:p>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7]));-1;[.F447]*VLOOKUP([.N447];[$'CO$ Methodology Parts'.$A$12:.$E$57];5;1))" office:value-type="float" office:value="31200" calcext:value-type="float">
            <text:p>31200</text:p>
          </table:table-cell>
          <table:table-cell table:number-columns-repeated="1009"/>
        </table:table-row>
        <table:table-row table:style-name="ro1">
          <table:table-cell table:style-name="ce42" office:value-type="string" calcext:value-type="string">
            <text:p>liquidEngineLV-T30.cfg</text:p>
          </table:table-cell>
          <table:table-cell table:style-name="ce42" office:value-type="string" calcext:value-type="string">
            <text:p>/home/oscar/Downloads/Kspaceconnect/ksp/GameData/Squad/Parts/Engine/liquidEngineLV-T30/liquidEngineLV-T30.cfg</text:p>
          </table:table-cell>
          <table:table-cell table:style-name="ce43" office:value-type="float" office:value="1100" calcext:value-type="float">
            <text:p>1100</text:p>
          </table:table-cell>
          <table:table-cell table:style-name="ce42" office:value-type="string" calcext:value-type="string">
            <text:p>liquidEngine</text:p>
          </table:table-cell>
          <table:table-cell table:style-name="ce26" table:formula="of:=IFERROR(__xludf.dummyfunction(&quot;IF(ISBLANK(B448),&quot;&quot;RESSOURCE&quot;&quot;,REGEXEXTRACT(B448,&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8]));-1;[.F448]*VLOOKUP([.N448];[$'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HECS2.cfg</text:p>
          </table:table-cell>
          <table:table-cell table:style-name="ce42" office:value-type="string" calcext:value-type="string">
            <text:p>/home/oscar/Downloads/Kspaceconnect/ksp/GameData/Squad/Parts/Misc/AsteroidDay/HECS2.cfg</text:p>
          </table:table-cell>
          <table:table-cell table:style-name="ce43" office:value-type="float" office:value="7500" calcext:value-type="float">
            <text:p>7500</text:p>
          </table:table-cell>
          <table:table-cell table:style-name="ce42" office:value-type="string" calcext:value-type="string">
            <text:p>HECS2_ProbeCore</text:p>
          </table:table-cell>
          <table:table-cell table:style-name="ce26" table:formula="of:=IFERROR(__xludf.dummyfunction(&quot;IF(ISBLANK(B449),&quot;&quot;RESSOURCE&quot;&quot;,REGEXEXTRACT(B449,&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49]));-1;[.F449]*VLOOKUP([.N449];[$'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HighGainAntenna.cfg</text:p>
          </table:table-cell>
          <table:table-cell table:style-name="ce42" office:value-type="string" calcext:value-type="string">
            <text:p>/home/oscar/Downloads/Kspaceconnect/ksp/GameData/Squad/Parts/Misc/AsteroidDay/HighGainAntenna.cfg</text:p>
          </table:table-cell>
          <table:table-cell table:style-name="ce43" office:value-type="float" office:value="1200" calcext:value-type="float">
            <text:p>1200</text:p>
          </table:table-cell>
          <table:table-cell table:style-name="ce42" office:value-type="string" calcext:value-type="string">
            <text:p>HighGainAntenna</text:p>
          </table:table-cell>
          <table:table-cell table:style-name="ce26" table:formula="of:=IFERROR(__xludf.dummyfunction(&quot;IF(ISBLANK(B450),&quot;&quot;RESSOURCE&quot;&quot;,REGEXEXTRACT(B450,&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0]));-1;[.F450]*VLOOKUP([.N450];[$'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CamSat.cfg</text:p>
          </table:table-cell>
          <table:table-cell table:style-name="ce42" office:value-type="string" calcext:value-type="string">
            <text:p>/home/oscar/Downloads/Kspaceconnect/ksp/GameData/Squad/Parts/Misc/AsteroidDay/CamSat.cfg</text:p>
          </table:table-cell>
          <table:table-cell table:style-name="ce43" office:value-type="float" office:value="4500" calcext:value-type="float">
            <text:p>4500</text:p>
          </table:table-cell>
          <table:table-cell table:style-name="ce42" office:value-type="string" calcext:value-type="string">
            <text:p>InfraredTelescope</text:p>
          </table:table-cell>
          <table:table-cell table:style-name="ce26" table:formula="of:=IFERROR(__xludf.dummyfunction(&quot;IF(ISBLANK(B451),&quot;&quot;RESSOURCE&quot;&quot;,REGEXEXTRACT(B451,&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1]));-1;[.F451]*VLOOKUP([.N451];[$'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LgRadialSolar.cfg</text:p>
          </table:table-cell>
          <table:table-cell table:style-name="ce42" office:value-type="string" calcext:value-type="string">
            <text:p>/home/oscar/Downloads/Kspaceconnect/ksp/GameData/Squad/Parts/Misc/AsteroidDay/LgRadialSolar.cfg</text:p>
          </table:table-cell>
          <table:table-cell table:style-name="ce43" office:value-type="float" office:value="600" calcext:value-type="float">
            <text:p>600</text:p>
          </table:table-cell>
          <table:table-cell table:style-name="ce42" office:value-type="string" calcext:value-type="string">
            <text:p>LgRadialSolarPanel</text:p>
          </table:table-cell>
          <table:table-cell table:style-name="ce26" table:formula="of:=IFERROR(__xludf.dummyfunction(&quot;IF(ISBLANK(B452),&quot;&quot;RESSOURCE&quot;&quot;,REGEXEXTRACT(B452,&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2]));-1;[.F452]*VLOOKUP([.N452];[$'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roverWheelS2.cfg</text:p>
          </table:table-cell>
          <table:table-cell table:style-name="ce42" office:value-type="string" calcext:value-type="string">
            <text:p>/home/oscar/Downloads/Kspaceconnect/ksp/GameData/Squad/Parts/Wheel/roverWheelS2/roverWheelS2.cfg</text:p>
          </table:table-cell>
          <table:table-cell table:style-name="ce43" office:value-type="float" office:value="300" calcext:value-type="float">
            <text:p>300</text:p>
          </table:table-cell>
          <table:table-cell table:style-name="ce42" office:value-type="string" calcext:value-type="string">
            <text:p>roverWheel2</text:p>
          </table:table-cell>
          <table:table-cell table:style-name="ce26" table:formula="of:=IFERROR(__xludf.dummyfunction(&quot;IF(ISBLANK(B453),&quot;&quot;RESSOURCE&quot;&quot;,REGEXEXTRACT(B453,&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3]));-1;[.F453]*VLOOKUP([.N453];[$'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overWheelXL3.cfg</text:p>
          </table:table-cell>
          <table:table-cell table:style-name="ce42" office:value-type="string" calcext:value-type="string">
            <text:p>/home/oscar/Downloads/Kspaceconnect/ksp/GameData/Squad/Parts/Wheel/roverWheelXL3/roverWheelXL3.cfg</text:p>
          </table:table-cell>
          <table:table-cell table:style-name="ce43" office:value-type="float" office:value="1200" calcext:value-type="float">
            <text:p>1200</text:p>
          </table:table-cell>
          <table:table-cell table:style-name="ce42" office:value-type="string" calcext:value-type="string">
            <text:p>roverWheel3</text:p>
          </table:table-cell>
          <table:table-cell table:style-name="ce26" table:formula="of:=IFERROR(__xludf.dummyfunction(&quot;IF(ISBLANK(B454),&quot;&quot;RESSOURCE&quot;&quot;,REGEXEXTRACT(B454,&quot;&quot;GameData/(\w+)&quot;&quot;))&quot;);&quot;Squad&quot;)" office:value-type="string" office:string-value="Squad" calcext:value-type="string">
            <text:p>Squad</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4]));-1;[.F454]*VLOOKUP([.N454];[$'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roverWheelTR-2L.cfg</text:p>
          </table:table-cell>
          <table:table-cell table:style-name="ce42" office:value-type="string" calcext:value-type="string">
            <text:p>/home/oscar/Downloads/Kspaceconnect/ksp/GameData/Squad/Parts/Wheel/roverWheelTR-2L/roverWheelTR-2L.cfg</text:p>
          </table:table-cell>
          <table:table-cell table:style-name="ce43" office:value-type="float" office:value="760" calcext:value-type="float">
            <text:p>760</text:p>
          </table:table-cell>
          <table:table-cell table:style-name="ce42" office:value-type="string" calcext:value-type="string">
            <text:p>wheelMed</text:p>
          </table:table-cell>
          <table:table-cell table:style-name="ce26" table:formula="of:=IFERROR(__xludf.dummyfunction(&quot;IF(ISBLANK(B455),&quot;&quot;RESSOURCE&quot;&quot;,REGEXEXTRACT(B455,&quot;&quot;GameData/(\w+)&quot;&quot;))&quot;);&quot;Squad&quot;)" office:value-type="string" office:string-value="Squad" calcext:value-type="string">
            <text:p>Squad</text:p>
          </table:table-cell>
          <table:table-cell table:style-name="ce43" office:value-type="float" office:value="0.105" calcext:value-type="float">
            <text:p>0.1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CS Thruster</text:p>
          </table:table-cell>
          <table:table-cell table:style-name="ce47" table:formula="of:=IF(IFERROR(SEARCH(&quot;zDeprecated&quot;;[.B455]));-1;[.F455]*VLOOKUP([.N455];[$'CO$ Methodology Parts'.$A$12:.$E$57];5;1))" office:value-type="float" office:value="218.4" calcext:value-type="float">
            <text:p>218.4</text:p>
          </table:table-cell>
          <table:table-cell table:number-columns-repeated="1009"/>
        </table:table-row>
        <table:table-row table:style-name="ro1">
          <table:table-cell table:style-name="ce42" office:value-type="string" calcext:value-type="string">
            <text:p>GearExtraLarge.cfg</text:p>
          </table:table-cell>
          <table:table-cell table:style-name="ce42" office:value-type="string" calcext:value-type="string">
            <text:p>/home/oscar/Downloads/Kspaceconnect/ksp/GameData/Squad/Parts/Wheel/LandingGear/GearExtraLarge.cfg</text:p>
          </table:table-cell>
          <table:table-cell table:style-name="ce43" office:value-type="float" office:value="1700" calcext:value-type="float">
            <text:p>1700</text:p>
          </table:table-cell>
          <table:table-cell table:style-name="ce42" office:value-type="string" calcext:value-type="string">
            <text:p>GearLarge</text:p>
          </table:table-cell>
          <table:table-cell table:style-name="ce26" table:formula="of:=IFERROR(__xludf.dummyfunction(&quot;IF(ISBLANK(B456),&quot;&quot;RESSOURCE&quot;&quot;,REGEXEXTRACT(B456,&quot;&quot;GameData/(\w+)&quot;&quot;))&quot;);&quot;Squad&quot;)" office:value-type="string" office:string-value="Squad" calcext:value-type="string">
            <text:p>Squad</text:p>
          </table:table-cell>
          <table:table-cell table:style-name="ce43" office:value-type="float" office:value="0.6" calcext:value-type="float">
            <text:p>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eaction Wheel</text:p>
          </table:table-cell>
          <table:table-cell table:style-name="ce47" table:formula="of:=IF(IFERROR(SEARCH(&quot;zDeprecated&quot;;[.B456]));-1;[.F456]*VLOOKUP([.N456];[$'CO$ Methodology Parts'.$A$12:.$E$57];5;1))" office:value-type="float" office:value="8687.937984" calcext:value-type="float">
            <text:p>8687.937984</text:p>
          </table:table-cell>
          <table:table-cell table:number-columns-repeated="1009"/>
        </table:table-row>
        <table:table-row table:style-name="ro1">
          <table:table-cell table:style-name="ce42" office:value-type="string" calcext:value-type="string">
            <text:p>GearLarge.cfg</text:p>
          </table:table-cell>
          <table:table-cell table:style-name="ce42" office:value-type="string" calcext:value-type="string">
            <text:p>/home/oscar/Downloads/Kspaceconnect/ksp/GameData/Squad/Parts/Wheel/LandingGear/GearLarge.cfg</text:p>
          </table:table-cell>
          <table:table-cell table:style-name="ce43" office:value-type="float" office:value="1200" calcext:value-type="float">
            <text:p>1200</text:p>
          </table:table-cell>
          <table:table-cell table:style-name="ce42" office:value-type="string" calcext:value-type="string">
            <text:p>GearMedium</text:p>
          </table:table-cell>
          <table:table-cell table:style-name="ce26" table:formula="of:=IFERROR(__xludf.dummyfunction(&quot;IF(ISBLANK(B457),&quot;&quot;RESSOURCE&quot;&quot;,REGEXEXTRACT(B457,&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eaction Wheel</text:p>
          </table:table-cell>
          <table:table-cell table:style-name="ce47" table:formula="of:=IF(IFERROR(SEARCH(&quot;zDeprecated&quot;;[.B457]));-1;[.F457]*VLOOKUP([.N457];[$'CO$ Methodology Parts'.$A$12:.$E$57];5;1))" office:value-type="float" office:value="5791.958656" calcext:value-type="float">
            <text:p>5791.958656</text:p>
          </table:table-cell>
          <table:table-cell table:number-columns-repeated="1009"/>
        </table:table-row>
        <table:table-row table:style-name="ro1">
          <table:table-cell table:style-name="ce42" office:value-type="string" calcext:value-type="string">
            <text:p>GearMedium.cfg</text:p>
          </table:table-cell>
          <table:table-cell table:style-name="ce42" office:value-type="string" calcext:value-type="string">
            <text:p>/home/oscar/Downloads/Kspaceconnect/ksp/GameData/Squad/Parts/Wheel/LandingGear/GearMedium.cfg</text:p>
          </table:table-cell>
          <table:table-cell table:style-name="ce43" office:value-type="float" office:value="700" calcext:value-type="float">
            <text:p>700</text:p>
          </table:table-cell>
          <table:table-cell table:style-name="ce42" office:value-type="string" calcext:value-type="string">
            <text:p>GearSmall</text:p>
          </table:table-cell>
          <table:table-cell table:style-name="ce26" table:formula="of:=IFERROR(__xludf.dummyfunction(&quot;IF(ISBLANK(B458),&quot;&quot;RESSOURCE&quot;&quot;,REGEXEXTRACT(B458,&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458]));-1;[.F458]*VLOOKUP([.N458];[$'CO$ Methodology Parts'.$A$12:.$E$57];5;1))" office:value-type="float" office:value="6719.94832" calcext:value-type="float">
            <text:p>6719.94832</text:p>
          </table:table-cell>
          <table:table-cell table:number-columns-repeated="1009"/>
        </table:table-row>
        <table:table-row table:style-name="ro1">
          <table:table-cell table:style-name="ce42" office:value-type="string" calcext:value-type="string">
            <text:p>GearSmall.cfg</text:p>
          </table:table-cell>
          <table:table-cell table:style-name="ce42" office:value-type="string" calcext:value-type="string">
            <text:p>/home/oscar/Downloads/Kspaceconnect/ksp/GameData/Squad/Parts/Wheel/LandingGear/GearSmall.cfg</text:p>
          </table:table-cell>
          <table:table-cell table:style-name="ce43" office:value-type="float" office:value="600" calcext:value-type="float">
            <text:p>600</text:p>
          </table:table-cell>
          <table:table-cell table:style-name="ce42" office:value-type="string" calcext:value-type="string">
            <text:p>SmallGearBay</text:p>
          </table:table-cell>
          <table:table-cell table:style-name="ce26" table:formula="of:=IFERROR(__xludf.dummyfunction(&quot;IF(ISBLANK(B459),&quot;&quot;RESSOURCE&quot;&quot;,REGEXEXTRACT(B459,&quot;&quot;GameData/(\w+)&quot;&quot;))&quot;);&quot;Squad&quot;)" office:value-type="string" office:string-value="Squad" calcext:value-type="string">
            <text:p>Squad</text:p>
          </table:table-cell>
          <table:table-cell table:style-name="ce43" office:value-type="float" office:value="0.045" calcext:value-type="float">
            <text:p>0.04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459]));-1;[.F459]*VLOOKUP([.N459];[$'CO$ Methodology Parts'.$A$12:.$E$57];5;1))" office:value-type="float" office:value="1209.590698" calcext:value-type="float">
            <text:p>1209.590698</text:p>
          </table:table-cell>
          <table:table-cell table:number-columns-repeated="1009"/>
        </table:table-row>
        <table:table-row table:style-name="ro1">
          <table:table-cell table:style-name="ce42" office:value-type="string" calcext:value-type="string">
            <text:p>GearFree.cfg</text:p>
          </table:table-cell>
          <table:table-cell table:style-name="ce42" office:value-type="string" calcext:value-type="string">
            <text:p>/home/oscar/Downloads/Kspaceconnect/ksp/GameData/Squad/Parts/Wheel/LandingGear/GearFree.cfg</text:p>
          </table:table-cell>
          <table:table-cell table:style-name="ce43" office:value-type="float" office:value="150" calcext:value-type="float">
            <text:p>150</text:p>
          </table:table-cell>
          <table:table-cell table:style-name="ce42" office:value-type="string" calcext:value-type="string">
            <text:p>GearFree</text:p>
          </table:table-cell>
          <table:table-cell table:style-name="ce26" table:formula="of:=IFERROR(__xludf.dummyfunction(&quot;IF(ISBLANK(B460),&quot;&quot;RESSOURCE&quot;&quot;,REGEXEXTRACT(B460,&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60]));-1;[.F460]*VLOOKUP([.N460];[$'CO$ Methodology Parts'.$A$12:.$E$57];5;1))" office:value-type="float" office:value="422.4734496" calcext:value-type="float">
            <text:p>422.4734496</text:p>
          </table:table-cell>
          <table:table-cell table:number-columns-repeated="1009"/>
        </table:table-row>
        <table:table-row table:style-name="ro1">
          <table:table-cell table:style-name="ce42" office:value-type="string" calcext:value-type="string">
            <text:p>GearFixed.cfg</text:p>
          </table:table-cell>
          <table:table-cell table:style-name="ce42" office:value-type="string" calcext:value-type="string">
            <text:p>/home/oscar/Downloads/Kspaceconnect/ksp/GameData/Squad/Parts/Wheel/LandingGear/GearFixed.cfg</text:p>
          </table:table-cell>
          <table:table-cell table:style-name="ce43" office:value-type="float" office:value="100" calcext:value-type="float">
            <text:p>100</text:p>
          </table:table-cell>
          <table:table-cell table:style-name="ce42" office:value-type="string" calcext:value-type="string">
            <text:p>GearFixed</text:p>
          </table:table-cell>
          <table:table-cell table:style-name="ce26" table:formula="of:=IFERROR(__xludf.dummyfunction(&quot;IF(ISBLANK(B461),&quot;&quot;RESSOURCE&quot;&quot;,REGEXEXTRACT(B461,&quot;&quot;GameData/(\w+)&quot;&quot;))&quot;);&quot;Squad&quot;)" office:value-type="string" office:string-value="Squad" calcext:value-type="string">
            <text:p>Squad</text:p>
          </table:table-cell>
          <table:table-cell table:style-name="ce43" office:value-type="float" office:value="0.022" calcext:value-type="float">
            <text:p>0.02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61]));-1;[.F461]*VLOOKUP([.N461];[$'CO$ Methodology Parts'.$A$12:.$E$57];5;1))" office:value-type="float" office:value="263.9981809" calcext:value-type="float">
            <text:p>263.9981809</text:p>
          </table:table-cell>
          <table:table-cell table:number-columns-repeated="1009"/>
        </table:table-row>
        <table:table-row table:style-name="ro1">
          <table:table-cell table:style-name="ce42" office:value-type="string" calcext:value-type="string">
            <text:p>roverWheelM1.cfg</text:p>
          </table:table-cell>
          <table:table-cell table:style-name="ce42" office:value-type="string" calcext:value-type="string">
            <text:p>/home/oscar/Downloads/Kspaceconnect/ksp/GameData/Squad/Parts/Wheel/roverWheelM1/roverWheelM1.cfg</text:p>
          </table:table-cell>
          <table:table-cell table:style-name="ce43" office:value-type="float" office:value="450" calcext:value-type="float">
            <text:p>450</text:p>
          </table:table-cell>
          <table:table-cell table:style-name="ce42" office:value-type="string" calcext:value-type="string">
            <text:p>roverWheel1</text:p>
          </table:table-cell>
          <table:table-cell table:style-name="ce26" table:formula="of:=IFERROR(__xludf.dummyfunction(&quot;IF(ISBLANK(B462),&quot;&quot;RESSOURCE&quot;&quot;,REGEXEXTRACT(B462,&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462]));-1;[.F462]*VLOOKUP([.N462];[$'CO$ Methodology Parts'.$A$12:.$E$57];5;1))" office:value-type="float" office:value="899.9937984" calcext:value-type="float">
            <text:p>899.9937984</text:p>
          </table:table-cell>
          <table:table-cell table:number-columns-repeated="1009"/>
        </table:table-row>
        <table:table-row table:style-name="ro1">
          <table:table-cell table:style-name="ce42" office:value-type="string" calcext:value-type="string">
            <text:p>Decoupler_1.cfg</text:p>
          </table:table-cell>
          <table:table-cell table:style-name="ce42" office:value-type="string" calcext:value-type="string">
            <text:p>/home/oscar/Downloads/Kspaceconnect/ksp/GameData/Squad/Parts/Coupling/Decoupler_1.cfg</text:p>
          </table:table-cell>
          <table:table-cell table:style-name="ce43" office:value-type="float" office:value="200" calcext:value-type="float">
            <text:p>200</text:p>
          </table:table-cell>
          <table:table-cell table:style-name="ce42" office:value-type="string" calcext:value-type="string">
            <text:p>Decoupler_1</text:p>
          </table:table-cell>
          <table:table-cell table:style-name="ce26" table:formula="of:=IFERROR(__xludf.dummyfunction(&quot;IF(ISBLANK(B463),&quot;&quot;RESSOURCE&quot;&quot;,REGEXEXTRACT(B463,&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463]));-1;[.F463]*VLOOKUP([.N463];[$'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Separator_3.cfg</text:p>
          </table:table-cell>
          <table:table-cell table:style-name="ce42" office:value-type="string" calcext:value-type="string">
            <text:p>/home/oscar/Downloads/Kspaceconnect/ksp/GameData/Squad/Parts/Coupling/Separator_3.cfg</text:p>
          </table:table-cell>
          <table:table-cell table:style-name="ce43" office:value-type="float" office:value="500" calcext:value-type="float">
            <text:p>500</text:p>
          </table:table-cell>
          <table:table-cell table:style-name="ce42" office:value-type="string" calcext:value-type="string">
            <text:p>Separator_3</text:p>
          </table:table-cell>
          <table:table-cell table:style-name="ce26" table:formula="of:=IFERROR(__xludf.dummyfunction(&quot;IF(ISBLANK(B464),&quot;&quot;RESSOURCE&quot;&quot;,REGEXEXTRACT(B464,&quot;&quot;GameData/(\w+)&quot;&quot;))&quot;);&quot;Squad&quot;)" office:value-type="string" office:string-value="Squad" calcext:value-type="string">
            <text:p>Squad</text:p>
          </table:table-cell>
          <table:table-cell table:style-name="ce43" office:value-type="float" office:value="0.48" calcext:value-type="float">
            <text:p>0.4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64]));-1;[.F464]*VLOOKUP([.N464];[$'CO$ Methodology Parts'.$A$12:.$E$57];5;1))" office:value-type="float" office:value="998.4" calcext:value-type="float">
            <text:p>998.4</text:p>
          </table:table-cell>
          <table:table-cell table:number-columns-repeated="1009"/>
        </table:table-row>
        <table:table-row table:style-name="ro1">
          <table:table-cell table:style-name="ce42" office:value-type="string" calcext:value-type="string">
            <text:p>Separator_0.cfg</text:p>
          </table:table-cell>
          <table:table-cell table:style-name="ce42" office:value-type="string" calcext:value-type="string">
            <text:p>/home/oscar/Downloads/Kspaceconnect/ksp/GameData/Squad/Parts/Coupling/Separator_0.cfg</text:p>
          </table:table-cell>
          <table:table-cell table:style-name="ce43" office:value-type="float" office:value="215" calcext:value-type="float">
            <text:p>215</text:p>
          </table:table-cell>
          <table:table-cell table:style-name="ce42" office:value-type="string" calcext:value-type="string">
            <text:p>Separator_0</text:p>
          </table:table-cell>
          <table:table-cell table:style-name="ce26" table:formula="of:=IFERROR(__xludf.dummyfunction(&quot;IF(ISBLANK(B465),&quot;&quot;RESSOURCE&quot;&quot;,REGEXEXTRACT(B465,&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65]));-1;[.F465]*VLOOKUP([.N465];[$'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Decoupler_3.cfg</text:p>
          </table:table-cell>
          <table:table-cell table:style-name="ce42" office:value-type="string" calcext:value-type="string">
            <text:p>/home/oscar/Downloads/Kspaceconnect/ksp/GameData/Squad/Parts/Coupling/Decoupler_3.cfg</text:p>
          </table:table-cell>
          <table:table-cell table:style-name="ce43" office:value-type="float" office:value="375" calcext:value-type="float">
            <text:p>375</text:p>
          </table:table-cell>
          <table:table-cell table:style-name="ce42" office:value-type="string" calcext:value-type="string">
            <text:p>Decoupler_3</text:p>
          </table:table-cell>
          <table:table-cell table:style-name="ce26" table:formula="of:=IFERROR(__xludf.dummyfunction(&quot;IF(ISBLANK(B466),&quot;&quot;RESSOURCE&quot;&quot;,REGEXEXTRACT(B466,&quot;&quot;GameData/(\w+)&quot;&quot;))&quot;);&quot;Squad&quot;)" office:value-type="string" office:string-value="Squad" calcext:value-type="string">
            <text:p>Squad</text:p>
          </table:table-cell>
          <table:table-cell table:style-name="ce43" office:value-type="float" office:value="0.36" calcext:value-type="float">
            <text:p>0.3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466]));-1;[.F466]*VLOOKUP([.N466];[$'CO$ Methodology Parts'.$A$12:.$E$57];5;1))" office:value-type="float" office:value="1195.196279" calcext:value-type="float">
            <text:p>1195.196279</text:p>
          </table:table-cell>
          <table:table-cell table:number-columns-repeated="1009"/>
        </table:table-row>
        <table:table-row table:style-name="ro1">
          <table:table-cell table:style-name="ce42" office:value-type="string" calcext:value-type="string">
            <text:p>Decoupler_0.cfg</text:p>
          </table:table-cell>
          <table:table-cell table:style-name="ce42" office:value-type="string" calcext:value-type="string">
            <text:p>/home/oscar/Downloads/Kspaceconnect/ksp/GameData/Squad/Parts/Coupling/Decoupler_0.cfg</text:p>
          </table:table-cell>
          <table:table-cell table:style-name="ce43" office:value-type="float" office:value="150" calcext:value-type="float">
            <text:p>150</text:p>
          </table:table-cell>
          <table:table-cell table:style-name="ce42" office:value-type="string" calcext:value-type="string">
            <text:p>Decoupler_0</text:p>
          </table:table-cell>
          <table:table-cell table:style-name="ce26" table:formula="of:=IFERROR(__xludf.dummyfunction(&quot;IF(ISBLANK(B467),&quot;&quot;RESSOURCE&quot;&quot;,REGEXEXTRACT(B467,&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467]));-1;[.F467]*VLOOKUP([.N467];[$'CO$ Methodology Parts'.$A$12:.$E$57];5;1))" office:value-type="float" office:value="33.19989664" calcext:value-type="float">
            <text:p>33.19989664</text:p>
          </table:table-cell>
          <table:table-cell table:number-columns-repeated="1009"/>
        </table:table-row>
        <table:table-row table:style-name="ro1">
          <table:table-cell table:style-name="ce42" office:value-type="string" calcext:value-type="string">
            <text:p>Separator_2.cfg</text:p>
          </table:table-cell>
          <table:table-cell table:style-name="ce42" office:value-type="string" calcext:value-type="string">
            <text:p>/home/oscar/Downloads/Kspaceconnect/ksp/GameData/Squad/Parts/Coupling/Separator_2.cfg</text:p>
          </table:table-cell>
          <table:table-cell table:style-name="ce43" office:value-type="float" office:value="400" calcext:value-type="float">
            <text:p>400</text:p>
          </table:table-cell>
          <table:table-cell table:style-name="ce42" office:value-type="string" calcext:value-type="string">
            <text:p>Separator_2</text:p>
          </table:table-cell>
          <table:table-cell table:style-name="ce26" table:formula="of:=IFERROR(__xludf.dummyfunction(&quot;IF(ISBLANK(B468),&quot;&quot;RESSOURCE&quot;&quot;,REGEXEXTRACT(B468,&quot;&quot;GameData/(\w+)&quot;&quot;))&quot;);&quot;Squad&quot;)" office:value-type="string" office:string-value="Squad" calcext:value-type="string">
            <text:p>Squad</text:p>
          </table:table-cell>
          <table:table-cell table:style-name="ce43" office:value-type="float" office:value="0.21" calcext:value-type="float">
            <text:p>0.2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468]));-1;[.F468]*VLOOKUP([.N468];[$'CO$ Methodology Parts'.$A$12:.$E$57];5;1))" office:value-type="float" office:value="697.1978295" calcext:value-type="float">
            <text:p>697.1978295</text:p>
          </table:table-cell>
          <table:table-cell table:number-columns-repeated="1009"/>
        </table:table-row>
        <table:table-row table:style-name="ro1">
          <table:table-cell table:style-name="ce42" office:value-type="string" calcext:value-type="string">
            <text:p>Decoupler_2.cfg</text:p>
          </table:table-cell>
          <table:table-cell table:style-name="ce42" office:value-type="string" calcext:value-type="string">
            <text:p>/home/oscar/Downloads/Kspaceconnect/ksp/GameData/Squad/Parts/Coupling/Decoupler_2.cfg</text:p>
          </table:table-cell>
          <table:table-cell table:style-name="ce43" office:value-type="float" office:value="300" calcext:value-type="float">
            <text:p>300</text:p>
          </table:table-cell>
          <table:table-cell table:style-name="ce42" office:value-type="string" calcext:value-type="string">
            <text:p>Decoupler_2</text:p>
          </table:table-cell>
          <table:table-cell table:style-name="ce26" table:formula="of:=IFERROR(__xludf.dummyfunction(&quot;IF(ISBLANK(B469),&quot;&quot;RESSOURCE&quot;&quot;,REGEXEXTRACT(B469,&quot;&quot;GameData/(\w+)&quot;&quot;))&quot;);&quot;Squad&quot;)" office:value-type="string" office:string-value="Squad" calcext:value-type="string">
            <text:p>Squad</text:p>
          </table:table-cell>
          <table:table-cell table:style-name="ce43" office:value-type="float" office:value="0.16" calcext:value-type="float">
            <text:p>0.1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469]));-1;[.F469]*VLOOKUP([.N469];[$'CO$ Methodology Parts'.$A$12:.$E$57];5;1))" office:value-type="float" office:value="531.1983463" calcext:value-type="float">
            <text:p>531.1983463</text:p>
          </table:table-cell>
          <table:table-cell table:number-columns-repeated="1009"/>
        </table:table-row>
        <table:table-row table:style-name="ro1">
          <table:table-cell table:style-name="ce42" office:value-type="string" calcext:value-type="string">
            <text:p>Separator_1.cfg</text:p>
          </table:table-cell>
          <table:table-cell table:style-name="ce42" office:value-type="string" calcext:value-type="string">
            <text:p>/home/oscar/Downloads/Kspaceconnect/ksp/GameData/Squad/Parts/Coupling/Separator_1.cfg</text:p>
          </table:table-cell>
          <table:table-cell table:style-name="ce43" office:value-type="float" office:value="275" calcext:value-type="float">
            <text:p>275</text:p>
          </table:table-cell>
          <table:table-cell table:style-name="ce42" office:value-type="string" calcext:value-type="string">
            <text:p>Separator_1</text:p>
          </table:table-cell>
          <table:table-cell table:style-name="ce26" table:formula="of:=IFERROR(__xludf.dummyfunction(&quot;IF(ISBLANK(B470),&quot;&quot;RESSOURCE&quot;&quot;,REGEXEXTRACT(B470,&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0]));-1;[.F470]*VLOOKUP([.N470];[$'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gooExperiment.cfg</text:p>
          </table:table-cell>
          <table:table-cell table:style-name="ce42" office:value-type="string" calcext:value-type="string">
            <text:p>/home/oscar/Downloads/Kspaceconnect/ksp/GameData/Squad/Parts/Science/GooExperiment/gooExperiment.cfg</text:p>
          </table:table-cell>
          <table:table-cell table:style-name="ce43" office:value-type="float" office:value="800" calcext:value-type="float">
            <text:p>800</text:p>
          </table:table-cell>
          <table:table-cell table:style-name="ce42" office:value-type="string" calcext:value-type="string">
            <text:p>GooExperiment</text:p>
          </table:table-cell>
          <table:table-cell table:style-name="ce26" table:formula="of:=IFERROR(__xludf.dummyfunction(&quot;IF(ISBLANK(B471),&quot;&quot;RESSOURCE&quot;&quot;,REGEXEXTRACT(B471,&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1]));-1;[.F471]*VLOOKUP([.N471];[$'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largeCrewedLab.cfg</text:p>
          </table:table-cell>
          <table:table-cell table:style-name="ce42" office:value-type="string" calcext:value-type="string">
            <text:p>/home/oscar/Downloads/Kspaceconnect/ksp/GameData/Squad/Parts/Science/LargeCrewedLab/largeCrewedLab.cfg</text:p>
          </table:table-cell>
          <table:table-cell table:style-name="ce43" office:value-type="float" office:value="4000" calcext:value-type="float">
            <text:p>4000</text:p>
          </table:table-cell>
          <table:table-cell table:style-name="ce42" office:value-type="string" calcext:value-type="string">
            <text:p>Large_Crewed_Lab</text:p>
          </table:table-cell>
          <table:table-cell table:style-name="ce26" table:formula="of:=IFERROR(__xludf.dummyfunction(&quot;IF(ISBLANK(B472),&quot;&quot;RESSOURCE&quot;&quot;,REGEXEXTRACT(B472,&quot;&quot;GameData/(\w+)&quot;&quot;))&quot;);&quot;Squad&quot;)" office:value-type="string" office:string-value="Squad" calcext:value-type="string">
            <text:p>Squad</text:p>
          </table:table-cell>
          <table:table-cell table:style-name="ce43" office:value-type="float" office:value="3.5" calcext:value-type="float">
            <text:p>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2]));-1;[.F472]*VLOOKUP([.N472];[$'CO$ Methodology Parts'.$A$12:.$E$57];5;1))" office:value-type="float" office:value="7280" calcext:value-type="float">
            <text:p>7280</text:p>
          </table:table-cell>
          <table:table-cell table:number-columns-repeated="1009"/>
        </table:table-row>
        <table:table-row table:style-name="ro1">
          <table:table-cell table:style-name="ce42" office:value-type="string" calcext:value-type="string">
            <text:p>sensorAccelerometer.cfg</text:p>
          </table:table-cell>
          <table:table-cell table:style-name="ce42" office:value-type="string" calcext:value-type="string">
            <text:p>/home/oscar/Downloads/Kspaceconnect/ksp/GameData/Squad/Parts/Science/sensorAccelerometer/sensorAccelerometer.cfg</text:p>
          </table:table-cell>
          <table:table-cell table:style-name="ce43" office:value-type="float" office:value="6000" calcext:value-type="float">
            <text:p>6000</text:p>
          </table:table-cell>
          <table:table-cell table:style-name="ce42" office:value-type="string" calcext:value-type="string">
            <text:p>sensorAccelerometer</text:p>
          </table:table-cell>
          <table:table-cell table:style-name="ce26" table:formula="of:=IFERROR(__xludf.dummyfunction(&quot;IF(ISBLANK(B473),&quot;&quot;RESSOURCE&quot;&quot;,REGEXEXTRACT(B473,&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3]));-1;[.F473]*VLOOKUP([.N473];[$'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ensorThermometer.cfg</text:p>
          </table:table-cell>
          <table:table-cell table:style-name="ce42" office:value-type="string" calcext:value-type="string">
            <text:p>/home/oscar/Downloads/Kspaceconnect/ksp/GameData/Squad/Parts/Science/sensorThermometer/sensorThermometer.cfg</text:p>
          </table:table-cell>
          <table:table-cell table:style-name="ce43" office:value-type="float" office:value="900" calcext:value-type="float">
            <text:p>900</text:p>
          </table:table-cell>
          <table:table-cell table:style-name="ce42" office:value-type="string" calcext:value-type="string">
            <text:p>sensorThermometer</text:p>
          </table:table-cell>
          <table:table-cell table:style-name="ce26" table:formula="of:=IFERROR(__xludf.dummyfunction(&quot;IF(ISBLANK(B474),&quot;&quot;RESSOURCE&quot;&quot;,REGEXEXTRACT(B474,&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4]));-1;[.F474]*VLOOKUP([.N474];[$'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ensorAtmosphere.cfg</text:p>
          </table:table-cell>
          <table:table-cell table:style-name="ce42" office:value-type="string" calcext:value-type="string">
            <text:p>/home/oscar/Downloads/Kspaceconnect/ksp/GameData/Squad/Parts/Science/AtmosphereSensor/sensorAtmosphere.cfg</text:p>
          </table:table-cell>
          <table:table-cell table:style-name="ce43" office:value-type="float" office:value="6500" calcext:value-type="float">
            <text:p>6500</text:p>
          </table:table-cell>
          <table:table-cell table:style-name="ce42" office:value-type="string" calcext:value-type="string">
            <text:p>sensorAtmosphere</text:p>
          </table:table-cell>
          <table:table-cell table:style-name="ce26" table:formula="of:=IFERROR(__xludf.dummyfunction(&quot;IF(ISBLANK(B475),&quot;&quot;RESSOURCE&quot;&quot;,REGEXEXTRACT(B475,&quot;&quot;GameData/(\w+)&quot;&quot;))&quot;);&quot;Squad&quot;)" office:value-type="string" office:string-value="Squad" calcext:value-type="string">
            <text:p>Squad</text:p>
          </table:table-cell>
          <table:table-cell table:style-name="ce45" office:value-type="float" office:value="0.005" calcext:value-type="float">
            <text:p>0</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5]));-1;[.F475]*VLOOKUP([.N475];[$'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Magnetometer.cfg</text:p>
          </table:table-cell>
          <table:table-cell table:style-name="ce42" office:value-type="string" calcext:value-type="string">
            <text:p>/home/oscar/Downloads/Kspaceconnect/ksp/GameData/Squad/Parts/Science/Magnetometer/Magnetometer.cfg</text:p>
          </table:table-cell>
          <table:table-cell table:style-name="ce43" office:value-type="float" office:value="2200" calcext:value-type="float">
            <text:p>2200</text:p>
          </table:table-cell>
          <table:table-cell table:style-name="ce42" office:value-type="string" calcext:value-type="string">
            <text:p>Magnetometer</text:p>
          </table:table-cell>
          <table:table-cell table:style-name="ce26" table:formula="of:=IFERROR(__xludf.dummyfunction(&quot;IF(ISBLANK(B476),&quot;&quot;RESSOURCE&quot;&quot;,REGEXEXTRACT(B476,&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476]));-1;[.F476]*VLOOKUP([.N476];[$'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sensorBarometer.cfg</text:p>
          </table:table-cell>
          <table:table-cell table:style-name="ce42" office:value-type="string" calcext:value-type="string">
            <text:p>/home/oscar/Downloads/Kspaceconnect/ksp/GameData/Squad/Parts/Science/sensorBarometer/sensorBarometer.cfg</text:p>
          </table:table-cell>
          <table:table-cell table:style-name="ce43" office:value-type="float" office:value="880" calcext:value-type="float">
            <text:p>880</text:p>
          </table:table-cell>
          <table:table-cell table:style-name="ce42" office:value-type="string" calcext:value-type="string">
            <text:p>sensorBarometer</text:p>
          </table:table-cell>
          <table:table-cell table:style-name="ce26" table:formula="of:=IFERROR(__xludf.dummyfunction(&quot;IF(ISBLANK(B477),&quot;&quot;RESSOURCE&quot;&quot;,REGEXEXTRACT(B477,&quot;&quot;GameData/(\w+)&quot;&quot;))&quot;);&quot;Squad&quot;)" office:value-type="string" office:string-value="Squad" calcext:value-type="string">
            <text:p>Squad</text:p>
          </table:table-cell>
          <table:table-cell table:style-name="ce44" office:value-type="float" office:value="0.005" calcext:value-type="float">
            <text:p>5.00E-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8" table:formula="of:=IF(IFERROR(SEARCH(&quot;zDeprecated&quot;;[.B477]));-1;[.F477]*VLOOKUP([.N477];[$'CO$ Methodology Parts'.$A$12:.$E$57];5;1))" office:value-type="float" office:value="10.4" calcext:value-type="float">
            <text:p>1.04E+01</text:p>
          </table:table-cell>
          <table:table-cell table:number-columns-repeated="1009"/>
        </table:table-row>
        <table:table-row table:style-name="ro1">
          <table:table-cell table:style-name="ce42" office:value-type="string" calcext:value-type="string">
            <text:p>materialBay.cfg</text:p>
          </table:table-cell>
          <table:table-cell table:style-name="ce42" office:value-type="string" calcext:value-type="string">
            <text:p>/home/oscar/Downloads/Kspaceconnect/ksp/GameData/Squad/Parts/Science/MaterialBay/materialBay.cfg</text:p>
          </table:table-cell>
          <table:table-cell table:style-name="ce43" office:value-type="float" office:value="1800" calcext:value-type="float">
            <text:p>1800</text:p>
          </table:table-cell>
          <table:table-cell table:style-name="ce42" office:value-type="string" calcext:value-type="string">
            <text:p>science_module</text:p>
          </table:table-cell>
          <table:table-cell table:style-name="ce26" table:formula="of:=IFERROR(__xludf.dummyfunction(&quot;IF(ISBLANK(B478),&quot;&quot;RESSOURCE&quot;&quot;,REGEXEXTRACT(B478,&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478]));-1;[.F478]*VLOOKUP([.N478];[$'CO$ Methodology Parts'.$A$12:.$E$57];5;1))" office:value-type="float" office:value="2895.979328" calcext:value-type="float">
            <text:p>2895.979328</text:p>
          </table:table-cell>
          <table:table-cell table:number-columns-repeated="1009"/>
        </table:table-row>
        <table:table-row table:style-name="ro1">
          <table:table-cell table:style-name="ce42" office:value-type="string" calcext:value-type="string">
            <text:p>ScienceBox.cfg</text:p>
          </table:table-cell>
          <table:table-cell table:style-name="ce42" office:value-type="string" calcext:value-type="string">
            <text:p>/home/oscar/Downloads/Kspaceconnect/ksp/GameData/Squad/Parts/Science/ScienceBox/ScienceBox.cfg</text:p>
          </table:table-cell>
          <table:table-cell table:style-name="ce43" office:value-type="float" office:value="1000" calcext:value-type="float">
            <text:p>1000</text:p>
          </table:table-cell>
          <table:table-cell table:style-name="ce42" office:value-type="string" calcext:value-type="string">
            <text:p>ScienceBox</text:p>
          </table:table-cell>
          <table:table-cell table:style-name="ce26" table:formula="of:=IFERROR(__xludf.dummyfunction(&quot;IF(ISBLANK(B479),&quot;&quot;RESSOURCE&quot;&quot;,REGEXEXTRACT(B479,&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479]));-1;[.F479]*VLOOKUP([.N479];[$'CO$ Methodology Parts'.$A$12:.$E$57];5;1))" office:value-type="float" office:value="723.994832" calcext:value-type="float">
            <text:p>723.994832</text:p>
          </table:table-cell>
          <table:table-cell table:number-columns-repeated="1009"/>
        </table:table-row>
        <table:table-row table:style-name="ro1">
          <table:table-cell table:style-name="ce42" office:value-type="string" calcext:value-type="string">
            <text:p>sensorGravimeter.cfg</text:p>
          </table:table-cell>
          <table:table-cell table:style-name="ce42" office:value-type="string" calcext:value-type="string">
            <text:p>/home/oscar/Downloads/Kspaceconnect/ksp/GameData/Squad/Parts/Science/sensorGravimeter/sensorGravimeter.cfg</text:p>
          </table:table-cell>
          <table:table-cell table:style-name="ce43" office:value-type="float" office:value="8800" calcext:value-type="float">
            <text:p>8800</text:p>
          </table:table-cell>
          <table:table-cell table:style-name="ce42" office:value-type="string" calcext:value-type="string">
            <text:p>sensorGravimeter</text:p>
          </table:table-cell>
          <table:table-cell table:style-name="ce26" table:formula="of:=IFERROR(__xludf.dummyfunction(&quot;IF(ISBLANK(B480),&quot;&quot;RESSOURCE&quot;&quot;,REGEXEXTRACT(B480,&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80]));-1;[.F480]*VLOOKUP([.N480];[$'CO$ Methodology Parts'.$A$12:.$E$57];5;1))" office:value-type="float" office:value="140.8244832" calcext:value-type="float">
            <text:p>140.8244832</text:p>
          </table:table-cell>
          <table:table-cell table:number-columns-repeated="1009"/>
        </table:table-row>
        <table:table-row table:style-name="ro1">
          <table:table-cell table:style-name="ce42" office:value-type="string" calcext:value-type="string">
            <text:p>RepairKit.cfg</text:p>
          </table:table-cell>
          <table:table-cell table:style-name="ce42" office:value-type="string" calcext:value-type="string">
            <text:p>/home/oscar/Downloads/Kspaceconnect/ksp/GameData/Squad/Parts/Cargo/RepairKit/RepairKit.cfg</text:p>
          </table:table-cell>
          <table:table-cell table:style-name="ce43" office:value-type="float" office:value="75" calcext:value-type="float">
            <text:p>75</text:p>
          </table:table-cell>
          <table:table-cell table:style-name="ce42" office:value-type="string" calcext:value-type="string">
            <text:p>evaRepairKit</text:p>
          </table:table-cell>
          <table:table-cell table:style-name="ce26" table:formula="of:=IFERROR(__xludf.dummyfunction(&quot;IF(ISBLANK(B481),&quot;&quot;RESSOURCE&quot;&quot;,REGEXEXTRACT(B481,&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81]));-1;[.F481]*VLOOKUP([.N481];[$'CO$ Methodology Parts'.$A$12:.$E$57];5;1))" office:value-type="float" office:value="140.8244832" calcext:value-type="float">
            <text:p>140.8244832</text:p>
          </table:table-cell>
          <table:table-cell table:number-columns-repeated="1009"/>
        </table:table-row>
        <table:table-row table:style-name="ro1">
          <table:table-cell table:style-name="ce42" office:value-type="string" calcext:value-type="string">
            <text:p>smallCargoContainer.cfg</text:p>
          </table:table-cell>
          <table:table-cell table:style-name="ce42" office:value-type="string" calcext:value-type="string">
            <text:p>/home/oscar/Downloads/Kspaceconnect/ksp/GameData/Squad/Parts/Cargo/CargoContainers/smallCargoContainer.cfg</text:p>
          </table:table-cell>
          <table:table-cell table:style-name="ce43" office:value-type="float" office:value="200" calcext:value-type="float">
            <text:p>200</text:p>
          </table:table-cell>
          <table:table-cell table:style-name="ce42" office:value-type="string" calcext:value-type="string">
            <text:p>smallCargoContainer</text:p>
          </table:table-cell>
          <table:table-cell table:style-name="ce26" table:formula="of:=IFERROR(__xludf.dummyfunction(&quot;IF(ISBLANK(B482),&quot;&quot;RESSOURCE&quot;&quot;,REGEXEXTRACT(B482,&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482]));-1;[.F482]*VLOOKUP([.N482];[$'CO$ Methodology Parts'.$A$12:.$E$57];5;1))" office:value-type="float" office:value="1408.244832" calcext:value-type="float">
            <text:p>1408.244832</text:p>
          </table:table-cell>
          <table:table-cell table:number-columns-repeated="1009"/>
        </table:table-row>
        <table:table-row table:style-name="ro1">
          <table:table-cell table:style-name="ce42" office:value-type="string" calcext:value-type="string">
            <text:p>cargoContainer.cfg</text:p>
          </table:table-cell>
          <table:table-cell table:style-name="ce42" office:value-type="string" calcext:value-type="string">
            <text:p>/home/oscar/Downloads/Kspaceconnect/ksp/GameData/Squad/Parts/Cargo/CargoContainers/cargoContainer.cfg</text:p>
          </table:table-cell>
          <table:table-cell table:style-name="ce43" office:value-type="float" office:value="600" calcext:value-type="float">
            <text:p>600</text:p>
          </table:table-cell>
          <table:table-cell table:style-name="ce42" office:value-type="string" calcext:value-type="string">
            <text:p>cargoContainer</text:p>
          </table:table-cell>
          <table:table-cell table:style-name="ce26" table:formula="of:=IFERROR(__xludf.dummyfunction(&quot;IF(ISBLANK(B483),&quot;&quot;RESSOURCE&quot;&quot;,REGEXEXTRACT(B483,&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83]));-1;[.F483]*VLOOKUP([.N483];[$'CO$ Methodology Parts'.$A$12:.$E$57];5;1))" office:value-type="float" office:value="1338.375" calcext:value-type="float">
            <text:p>1338.375</text:p>
          </table:table-cell>
          <table:table-cell table:number-columns-repeated="1009"/>
        </table:table-row>
        <table:table-row table:style-name="ro1">
          <table:table-cell table:style-name="ce42" office:value-type="string" calcext:value-type="string">
            <text:p>Jetpack.cfg</text:p>
          </table:table-cell>
          <table:table-cell table:style-name="ce42" office:value-type="string" calcext:value-type="string">
            <text:p>/home/oscar/Downloads/Kspaceconnect/ksp/GameData/Squad/Parts/Cargo/Jetpack/Jetpack.cfg</text:p>
          </table:table-cell>
          <table:table-cell table:style-name="ce43" office:value-type="float" office:value="25" calcext:value-type="float">
            <text:p>25</text:p>
          </table:table-cell>
          <table:table-cell table:style-name="ce42" office:value-type="string" calcext:value-type="string">
            <text:p>evaJetpack</text:p>
          </table:table-cell>
          <table:table-cell table:style-name="ce26" table:formula="of:=IFERROR(__xludf.dummyfunction(&quot;IF(ISBLANK(B484),&quot;&quot;RESSOURCE&quot;&quot;,REGEXEXTRACT(B484,&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84]));-1;[.F484]*VLOOKUP([.N484];[$'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ConformalStorageUnit.cfg</text:p>
          </table:table-cell>
          <table:table-cell table:style-name="ce42" office:value-type="string" calcext:value-type="string">
            <text:p>/home/oscar/Downloads/Kspaceconnect/ksp/GameData/Squad/Parts/Cargo/StorageUnits/ConformalStorageUnit.cfg</text:p>
          </table:table-cell>
          <table:table-cell table:style-name="ce43" office:value-type="float" office:value="100" calcext:value-type="float">
            <text:p>100</text:p>
          </table:table-cell>
          <table:table-cell table:style-name="ce42" office:value-type="string" calcext:value-type="string">
            <text:p>ConformalStorageUnit</text:p>
          </table:table-cell>
          <table:table-cell table:style-name="ce26" table:formula="of:=IFERROR(__xludf.dummyfunction(&quot;IF(ISBLANK(B485),&quot;&quot;RESSOURCE&quot;&quot;,REGEXEXTRACT(B485,&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85]));-1;[.F485]*VLOOKUP([.N485];[$'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CargoStorageUnit.cfg</text:p>
          </table:table-cell>
          <table:table-cell table:style-name="ce42" office:value-type="string" calcext:value-type="string">
            <text:p>/home/oscar/Downloads/Kspaceconnect/ksp/GameData/Squad/Parts/Cargo/StorageUnits/CargoStorageUnit.cfg</text:p>
          </table:table-cell>
          <table:table-cell table:style-name="ce43" office:value-type="float" office:value="1500" calcext:value-type="float">
            <text:p>1500</text:p>
          </table:table-cell>
          <table:table-cell table:style-name="ce42" office:value-type="string" calcext:value-type="string">
            <text:p>CargoStorageUnit</text:p>
          </table:table-cell>
          <table:table-cell table:style-name="ce26" table:formula="of:=IFERROR(__xludf.dummyfunction(&quot;IF(ISBLANK(B486),&quot;&quot;RESSOURCE&quot;&quot;,REGEXEXTRACT(B486,&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86]));-1;[.F486]*VLOOKUP([.N486];[$'CO$ Methodology Parts'.$A$12:.$E$57];5;1))" office:value-type="float" office:value="3569" calcext:value-type="float">
            <text:p>3569</text:p>
          </table:table-cell>
          <table:table-cell table:number-columns-repeated="1009"/>
        </table:table-row>
        <table:table-row table:style-name="ro1">
          <table:table-cell table:style-name="ce42" office:value-type="string" calcext:value-type="string">
            <text:p>groundAnchor.cfg</text:p>
          </table:table-cell>
          <table:table-cell table:style-name="ce42" office:value-type="string" calcext:value-type="string">
            <text:p>/home/oscar/Downloads/Kspaceconnect/ksp/GameData/Squad/Parts/Cargo/GroundAnchor/groundAnchor.cfg</text:p>
          </table:table-cell>
          <table:table-cell table:style-name="ce43" office:value-type="float" office:value="300" calcext:value-type="float">
            <text:p>300</text:p>
          </table:table-cell>
          <table:table-cell table:style-name="ce42" office:value-type="string" calcext:value-type="string">
            <text:p>groundAnchor</text:p>
          </table:table-cell>
          <table:table-cell table:style-name="ce26" table:formula="of:=IFERROR(__xludf.dummyfunction(&quot;IF(ISBLANK(B487),&quot;&quot;RESSOURCE&quot;&quot;,REGEXEXTRACT(B487,&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487]));-1;[.F487]*VLOOKUP([.N487];[$'CO$ Methodology Parts'.$A$12:.$E$57];5;1))" office:value-type="float" office:value="446.125" calcext:value-type="float">
            <text:p>446.125</text:p>
          </table:table-cell>
          <table:table-cell table:number-columns-repeated="1009"/>
        </table:table-row>
        <table:table-row table:style-name="ro1">
          <table:table-cell table:style-name="ce42" office:value-type="string" calcext:value-type="string">
            <text:p>Parachute.cfg</text:p>
          </table:table-cell>
          <table:table-cell table:style-name="ce42" office:value-type="string" calcext:value-type="string">
            <text:p>/home/oscar/Downloads/Kspaceconnect/ksp/GameData/Squad/Parts/Cargo/Parachute/Parachute.cfg</text:p>
          </table:table-cell>
          <table:table-cell table:style-name="ce43" office:value-type="float" office:value="10" calcext:value-type="float">
            <text:p>10</text:p>
          </table:table-cell>
          <table:table-cell table:style-name="ce42" office:value-type="string" calcext:value-type="string">
            <text:p>evaChute</text:p>
          </table:table-cell>
          <table:table-cell table:style-name="ce26" table:formula="of:=IFERROR(__xludf.dummyfunction(&quot;IF(ISBLANK(B488),&quot;&quot;RESSOURCE&quot;&quot;,REGEXEXTRACT(B488,&quot;&quot;GameData/(\w+)&quot;&quot;))&quot;);&quot;Squad&quot;)" office:value-type="string" office:string-value="Squad" calcext:value-type="string">
            <text:p>Squad</text:p>
          </table:table-cell>
          <table:table-cell table:style-name="ce43" office:value-type="float" office:value="0.004" calcext:value-type="float">
            <text:p>0.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88]));-1;[.F488]*VLOOKUP([.N488];[$'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evaScienceKit.cfg</text:p>
          </table:table-cell>
          <table:table-cell table:style-name="ce42" office:value-type="string" calcext:value-type="string">
            <text:p>/home/oscar/Downloads/Kspaceconnect/ksp/GameData/Squad/Parts/Cargo/ScienceKit/evaScienceKit.cfg</text:p>
          </table:table-cell>
          <table:table-cell table:style-name="ce43" office:value-type="float" office:value="150" calcext:value-type="float">
            <text:p>150</text:p>
          </table:table-cell>
          <table:table-cell table:style-name="ce42" office:value-type="string" calcext:value-type="string">
            <text:p>evaScienceKit</text:p>
          </table:table-cell>
          <table:table-cell table:style-name="ce26" table:formula="of:=IFERROR(__xludf.dummyfunction(&quot;IF(ISBLANK(B489),&quot;&quot;RESSOURCE&quot;&quot;,REGEXEXTRACT(B489,&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89]));-1;[.F489]*VLOOKUP([.N489];[$'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Cylinder.cfg</text:p>
          </table:table-cell>
          <table:table-cell table:style-name="ce42" office:value-type="string" calcext:value-type="string">
            <text:p>/home/oscar/Downloads/Kspaceconnect/ksp/GameData/Squad/Parts/Cargo/Cylinder/Cylinder.cfg</text:p>
          </table:table-cell>
          <table:table-cell table:style-name="ce43" office:value-type="float" office:value="50" calcext:value-type="float">
            <text:p>50</text:p>
          </table:table-cell>
          <table:table-cell table:style-name="ce42" office:value-type="string" calcext:value-type="string">
            <text:p>evaCylinder</text:p>
          </table:table-cell>
          <table:table-cell table:style-name="ce26" table:formula="of:=IFERROR(__xludf.dummyfunction(&quot;IF(ISBLANK(B490),&quot;&quot;RESSOURCE&quot;&quot;,REGEXEXTRACT(B490,&quot;&quot;GameData/(\w+)&quot;&quot;))&quot;);&quot;Squad&quot;)" office:value-type="string" office:string-value="Squad" calcext:value-type="string">
            <text:p>Squad</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90]));-1;[.F490]*VLOOKUP([.N490];[$'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protectiveRocketNoseMk7.cfg</text:p>
          </table:table-cell>
          <table:table-cell table:style-name="ce42" office:value-type="string" calcext:value-type="string">
            <text:p>/home/oscar/Downloads/Kspaceconnect/ksp/GameData/Squad/zDeprecated/Parts/Aero/protectiveRocketNoseMk7_v1/protectiveRocketNoseMk7.cfg</text:p>
          </table:table-cell>
          <table:table-cell table:style-name="ce43" office:value-type="float" office:value="450" calcext:value-type="float">
            <text:p>450</text:p>
          </table:table-cell>
          <table:table-cell table:style-name="ce42" office:value-type="string" calcext:value-type="string">
            <text:p>rocketNoseCone</text:p>
          </table:table-cell>
          <table:table-cell table:style-name="ce26" table:formula="of:=IFERROR(__xludf.dummyfunction(&quot;IF(ISBLANK(B491),&quot;&quot;RESSOURCE&quot;&quot;,REGEXEXTRACT(B491,&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491]));-1;[.F491]*VLOOKUP([.N49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ConeB.cfg</text:p>
          </table:table-cell>
          <table:table-cell table:style-name="ce42" office:value-type="string" calcext:value-type="string">
            <text:p>/home/oscar/Downloads/Kspaceconnect/ksp/GameData/Squad/zDeprecated/Parts/Aero/cones_v1/ConeB.cfg</text:p>
          </table:table-cell>
          <table:table-cell table:style-name="ce43" office:value-type="float" office:value="320" calcext:value-type="float">
            <text:p>320</text:p>
          </table:table-cell>
          <table:table-cell table:style-name="ce42" office:value-type="string" calcext:value-type="string">
            <text:p>pointyNoseConeB</text:p>
          </table:table-cell>
          <table:table-cell table:style-name="ce26" table:formula="of:=IFERROR(__xludf.dummyfunction(&quot;IF(ISBLANK(B492),&quot;&quot;RESSOURCE&quot;&quot;,REGEXEXTRACT(B492,&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2]));-1;[.F492]*VLOOKUP([.N49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ConeA.cfg</text:p>
          </table:table-cell>
          <table:table-cell table:style-name="ce42" office:value-type="string" calcext:value-type="string">
            <text:p>/home/oscar/Downloads/Kspaceconnect/ksp/GameData/Squad/zDeprecated/Parts/Aero/cones_v1/ConeA.cfg</text:p>
          </table:table-cell>
          <table:table-cell table:style-name="ce43" office:value-type="float" office:value="320" calcext:value-type="float">
            <text:p>320</text:p>
          </table:table-cell>
          <table:table-cell table:style-name="ce42" office:value-type="string" calcext:value-type="string">
            <text:p>pointyNoseConeA</text:p>
          </table:table-cell>
          <table:table-cell table:style-name="ce26" table:formula="of:=IFERROR(__xludf.dummyfunction(&quot;IF(ISBLANK(B493),&quot;&quot;RESSOURCE&quot;&quot;,REGEXEXTRACT(B493,&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3]));-1;[.F493]*VLOOKUP([.N49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mallNoseCone.cfg</text:p>
          </table:table-cell>
          <table:table-cell table:style-name="ce42" office:value-type="string" calcext:value-type="string">
            <text:p>/home/oscar/Downloads/Kspaceconnect/ksp/GameData/Squad/zDeprecated/Parts/Aero/cones_v1/smallNoseCone.cfg</text:p>
          </table:table-cell>
          <table:table-cell table:style-name="ce43" office:value-type="float" office:value="180" calcext:value-type="float">
            <text:p>180</text:p>
          </table:table-cell>
          <table:table-cell table:style-name="ce42" office:value-type="string" calcext:value-type="string">
            <text:p>standardNoseCone</text:p>
          </table:table-cell>
          <table:table-cell table:style-name="ce26" table:formula="of:=IFERROR(__xludf.dummyfunction(&quot;IF(ISBLANK(B494),&quot;&quot;RESSOURCE&quot;&quot;,REGEXEXTRACT(B494,&quot;&quot;GameData/(\w+)&quot;&quot;))&quot;);&quot;Squad&quot;)" office:value-type="string" office:string-value="Squad" calcext:value-type="string">
            <text:p>Squad</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4]));-1;[.F494]*VLOOKUP([.N49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erodynamicNoseCone.cfg</text:p>
          </table:table-cell>
          <table:table-cell table:style-name="ce42" office:value-type="string" calcext:value-type="string">
            <text:p>/home/oscar/Downloads/Kspaceconnect/ksp/GameData/Squad/zDeprecated/Parts/Aero/aerodynamicNoseCone_v1/aerodynamicNoseCone.cfg</text:p>
          </table:table-cell>
          <table:table-cell table:style-name="ce43" office:value-type="float" office:value="240" calcext:value-type="float">
            <text:p>240</text:p>
          </table:table-cell>
          <table:table-cell table:style-name="ce42" office:value-type="string" calcext:value-type="string">
            <text:p>noseCone</text:p>
          </table:table-cell>
          <table:table-cell table:style-name="ce26" table:formula="of:=IFERROR(__xludf.dummyfunction(&quot;IF(ISBLANK(B495),&quot;&quot;RESSOURCE&quot;&quot;,REGEXEXTRACT(B495,&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5]));-1;[.F495]*VLOOKUP([.N49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robeCoreCube.cfg</text:p>
          </table:table-cell>
          <table:table-cell table:style-name="ce42" office:value-type="string" calcext:value-type="string">
            <text:p>/home/oscar/Downloads/Kspaceconnect/ksp/GameData/Squad/zDeprecated/Parts/Command/probeCoreCube_v1/probeCoreCube.cfg</text:p>
          </table:table-cell>
          <table:table-cell table:style-name="ce43" office:value-type="float" office:value="360" calcext:value-type="float">
            <text:p>360</text:p>
          </table:table-cell>
          <table:table-cell table:style-name="ce42" office:value-type="string" calcext:value-type="string">
            <text:p>probeCoreCube</text:p>
          </table:table-cell>
          <table:table-cell table:style-name="ce26" table:formula="of:=IFERROR(__xludf.dummyfunction(&quot;IF(ISBLANK(B496),&quot;&quot;RESSOURCE&quot;&quot;,REGEXEXTRACT(B496,&quot;&quot;GameData/(\w+)&quot;&quot;))&quot;);&quot;Squad&quot;)" office:value-type="string" office:string-value="Squad" calcext:value-type="string">
            <text:p>Squad</text:p>
          </table:table-cell>
          <table:table-cell table:style-name="ce43" office:value-type="float" office:value="0.07" calcext:value-type="float">
            <text:p>0.07</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6]));-1;[.F496]*VLOOKUP([.N49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mk1-2CommandPod.cfg</text:p>
          </table:table-cell>
          <table:table-cell table:style-name="ce42" office:value-type="string" calcext:value-type="string">
            <text:p>/home/oscar/Downloads/Kspaceconnect/ksp/GameData/Squad/zDeprecated/Parts/Command/Mk1-2Pod/mk1-2CommandPod.cfg</text:p>
          </table:table-cell>
          <table:table-cell table:style-name="ce43" office:value-type="float" office:value="3764" calcext:value-type="float">
            <text:p>3764</text:p>
          </table:table-cell>
          <table:table-cell table:style-name="ce42" office:value-type="string" calcext:value-type="string">
            <text:p>Mark1-2Pod</text:p>
          </table:table-cell>
          <table:table-cell table:style-name="ce26" table:formula="of:=IFERROR(__xludf.dummyfunction(&quot;IF(ISBLANK(B497),&quot;&quot;RESSOURCE&quot;&quot;,REGEXEXTRACT(B497,&quot;&quot;GameData/(\w+)&quot;&quot;))&quot;);&quot;Squad&quot;)" office:value-type="string" office:string-value="Squad" calcext:value-type="string">
            <text:p>Squad</text:p>
          </table:table-cell>
          <table:table-cell table:style-name="ce43" office:value-type="float" office:value="4" calcext:value-type="float">
            <text:p>4</text:p>
          </table:table-cell>
          <table:table-cell table:number-columns-repeated="3" table:style-name="ce43" office:value-type="float" office:value="0" calcext:value-type="float">
            <text:p>0</text:p>
          </table:table-cell>
          <table:table-cell table:style-name="ce43" office:value-type="float" office:value="30" calcext:value-type="float">
            <text:p>3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497]));-1;[.F497]*VLOOKUP([.N49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robeStackSphere.cfg</text:p>
          </table:table-cell>
          <table:table-cell table:style-name="ce42" office:value-type="string" calcext:value-type="string">
            <text:p>/home/oscar/Downloads/Kspaceconnect/ksp/GameData/Squad/zDeprecated/Parts/Command/probeStackSphere_v1/probeStackSphere.cfg</text:p>
          </table:table-cell>
          <table:table-cell table:style-name="ce43" office:value-type="float" office:value="300" calcext:value-type="float">
            <text:p>300</text:p>
          </table:table-cell>
          <table:table-cell table:style-name="ce42" office:value-type="string" calcext:value-type="string">
            <text:p>probeCoreSphere</text:p>
          </table:table-cell>
          <table:table-cell table:style-name="ce26" table:formula="of:=IFERROR(__xludf.dummyfunction(&quot;IF(ISBLANK(B498),&quot;&quot;RESSOURCE&quot;&quot;,REGEXEXTRACT(B498,&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498]));-1;[.F498]*VLOOKUP([.N49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robeCoreOcto2.cfg</text:p>
          </table:table-cell>
          <table:table-cell table:style-name="ce42" office:value-type="string" calcext:value-type="string">
            <text:p>/home/oscar/Downloads/Kspaceconnect/ksp/GameData/Squad/zDeprecated/Parts/Command/probeCoreOcto2_v1/probeCoreOcto2.cfg</text:p>
          </table:table-cell>
          <table:table-cell table:style-name="ce43" office:value-type="float" office:value="1480" calcext:value-type="float">
            <text:p>1480</text:p>
          </table:table-cell>
          <table:table-cell table:style-name="ce42" office:value-type="string" calcext:value-type="string">
            <text:p>probeCoreOcto2</text:p>
          </table:table-cell>
          <table:table-cell table:style-name="ce26" table:formula="of:=IFERROR(__xludf.dummyfunction(&quot;IF(ISBLANK(B499),&quot;&quot;RESSOURCE&quot;&quot;,REGEXEXTRACT(B499,&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499]));-1;[.F499]*VLOOKUP([.N49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mk1Pod.cfg</text:p>
          </table:table-cell>
          <table:table-cell table:style-name="ce42" office:value-type="string" calcext:value-type="string">
            <text:p>/home/oscar/Downloads/Kspaceconnect/ksp/GameData/Squad/zDeprecated/Parts/Command/mk1pod_v1/mk1Pod.cfg</text:p>
          </table:table-cell>
          <table:table-cell table:style-name="ce43" office:value-type="float" office:value="588" calcext:value-type="float">
            <text:p>588</text:p>
          </table:table-cell>
          <table:table-cell table:style-name="ce42" office:value-type="string" calcext:value-type="string">
            <text:p>mk1pod</text:p>
          </table:table-cell>
          <table:table-cell table:style-name="ce26" table:formula="of:=IFERROR(__xludf.dummyfunction(&quot;IF(ISBLANK(B500),&quot;&quot;RESSOURCE&quot;&quot;,REGEXEXTRACT(B500,&quot;&quot;GameData/(\w+)&quot;&quot;))&quot;);&quot;Squad&quot;)" office:value-type="string" office:string-value="Squad" calcext:value-type="string">
            <text:p>Squad</text:p>
          </table:table-cell>
          <table:table-cell table:style-name="ce43" office:value-type="float" office:value="0.8" calcext:value-type="float">
            <text:p>0.8</text:p>
          </table:table-cell>
          <table:table-cell table:number-columns-repeated="3" table:style-name="ce43" office:value-type="float" office:value="0" calcext:value-type="float">
            <text:p>0</text:p>
          </table:table-cell>
          <table:table-cell table:style-name="ce43" office:value-type="float" office:value="10" calcext:value-type="float">
            <text:p>1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500]));-1;[.F500]*VLOOKUP([.N50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robeCoreOcto.cfg</text:p>
          </table:table-cell>
          <table:table-cell table:style-name="ce42" office:value-type="string" calcext:value-type="string">
            <text:p>/home/oscar/Downloads/Kspaceconnect/ksp/GameData/Squad/zDeprecated/Parts/Command/probeCoreOcto_v1/probeCoreOcto.cfg</text:p>
          </table:table-cell>
          <table:table-cell table:style-name="ce43" office:value-type="float" office:value="450" calcext:value-type="float">
            <text:p>450</text:p>
          </table:table-cell>
          <table:table-cell table:style-name="ce42" office:value-type="string" calcext:value-type="string">
            <text:p>probeCoreOcto</text:p>
          </table:table-cell>
          <table:table-cell table:style-name="ce26" table:formula="of:=IFERROR(__xludf.dummyfunction(&quot;IF(ISBLANK(B501),&quot;&quot;RESSOURCE&quot;&quot;,REGEXEXTRACT(B501,&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501]));-1;[.F501]*VLOOKUP([.N50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rcsBlockRV-105.cfg</text:p>
          </table:table-cell>
          <table:table-cell table:style-name="ce42" office:value-type="string" calcext:value-type="string">
            <text:p>/home/oscar/Downloads/Kspaceconnect/ksp/GameData/Squad/zDeprecated/Parts/Utility/rcsBlockRV-105_v1/rcsBlockRV-105.cfg</text:p>
          </table:table-cell>
          <table:table-cell table:style-name="ce43" office:value-type="float" office:value="620" calcext:value-type="float">
            <text:p>620</text:p>
          </table:table-cell>
          <table:table-cell table:style-name="ce42" office:value-type="string" calcext:value-type="string">
            <text:p>RCSBlock</text:p>
          </table:table-cell>
          <table:table-cell table:style-name="ce26" table:formula="of:=IFERROR(__xludf.dummyfunction(&quot;IF(ISBLANK(B502),&quot;&quot;RESSOURCE&quot;&quot;,REGEXEXTRACT(B502,&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502]));-1;[.F502]*VLOOKUP([.N50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eparatorTR-2C.cfg</text:p>
          </table:table-cell>
          <table:table-cell table:style-name="ce42" office:value-type="string" calcext:value-type="string">
            <text:p>/home/oscar/Downloads/Kspaceconnect/ksp/GameData/Squad/zDeprecated/Parts/Utility/decouplerSeparatorTR-2C/decouplerSeparatorTR-2C.cfg</text:p>
          </table:table-cell>
          <table:table-cell table:style-name="ce43" office:value-type="float" office:value="450" calcext:value-type="float">
            <text:p>450</text:p>
          </table:table-cell>
          <table:table-cell table:style-name="ce42" office:value-type="string" calcext:value-type="string">
            <text:p>stackSeparatorMini</text:p>
          </table:table-cell>
          <table:table-cell table:style-name="ce26" table:formula="of:=IFERROR(__xludf.dummyfunction(&quot;IF(ISBLANK(B503),&quot;&quot;RESSOURCE&quot;&quot;,REGEXEXTRACT(B503,&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obotics</text:p>
          </table:table-cell>
          <table:table-cell table:style-name="ce47" table:formula="of:=IF(IFERROR(SEARCH(&quot;zDeprecated&quot;;[.B503]));-1;[.F503]*VLOOKUP([.N50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argeAdapter.cfg</text:p>
          </table:table-cell>
          <table:table-cell table:style-name="ce42" office:value-type="string" calcext:value-type="string">
            <text:p>/home/oscar/Downloads/Kspaceconnect/ksp/GameData/Squad/zDeprecated/Parts/Utility/largeAdapter_v1/largeAdapter.cfg</text:p>
          </table:table-cell>
          <table:table-cell table:style-name="ce43" office:value-type="float" office:value="500" calcext:value-type="float">
            <text:p>500</text:p>
          </table:table-cell>
          <table:table-cell table:style-name="ce42" office:value-type="string" calcext:value-type="string">
            <text:p>largeAdapter</text:p>
          </table:table-cell>
          <table:table-cell table:style-name="ce26" table:formula="of:=IFERROR(__xludf.dummyfunction(&quot;IF(ISBLANK(B504),&quot;&quot;RESSOURCE&quot;&quot;,REGEXEXTRACT(B504,&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504]));-1;[.F504]*VLOOKUP([.N50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tackTR-18A.cfg</text:p>
          </table:table-cell>
          <table:table-cell table:style-name="ce42" office:value-type="string" calcext:value-type="string">
            <text:p>/home/oscar/Downloads/Kspaceconnect/ksp/GameData/Squad/zDeprecated/Parts/Utility/decouplerStackTR-18A/decouplerStackTR-18A.cfg</text:p>
          </table:table-cell>
          <table:table-cell table:style-name="ce43" office:value-type="float" office:value="400" calcext:value-type="float">
            <text:p>400</text:p>
          </table:table-cell>
          <table:table-cell table:style-name="ce42" office:value-type="string" calcext:value-type="string">
            <text:p>stackDecoupler</text:p>
          </table:table-cell>
          <table:table-cell table:style-name="ce26" table:formula="of:=IFERROR(__xludf.dummyfunction(&quot;IF(ISBLANK(B505),&quot;&quot;RESSOURCE&quot;&quot;,REGEXEXTRACT(B505,&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505]));-1;[.F505]*VLOOKUP([.N50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mk2DockingPort.cfg</text:p>
          </table:table-cell>
          <table:table-cell table:style-name="ce42" office:value-type="string" calcext:value-type="string">
            <text:p>/home/oscar/Downloads/Kspaceconnect/ksp/GameData/Squad/zDeprecated/Parts/Utility/mk2DockingPort_v1/mk2DockingPort.cfg</text:p>
          </table:table-cell>
          <table:table-cell table:style-name="ce43" office:value-type="float" office:value="760" calcext:value-type="float">
            <text:p>760</text:p>
          </table:table-cell>
          <table:table-cell table:style-name="ce42" office:value-type="string" calcext:value-type="string">
            <text:p>mk2DockingPort</text:p>
          </table:table-cell>
          <table:table-cell table:style-name="ce26" table:formula="of:=IFERROR(__xludf.dummyfunction(&quot;IF(ISBLANK(B506),&quot;&quot;RESSOURCE&quot;&quot;,REGEXEXTRACT(B506,&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3" table:style-name="ce43" office:value-type="float" office:value="0" calcext:value-type="float">
            <text:p>0</text:p>
          </table:table-cell>
          <table:table-cell table:style-name="ce43" office:value-type="float" office:value="75" calcext:value-type="float">
            <text:p>75</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506]));-1;[.F506]*VLOOKUP([.N50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eparatorTR-18D.cfg</text:p>
          </table:table-cell>
          <table:table-cell table:style-name="ce42" office:value-type="string" calcext:value-type="string">
            <text:p>/home/oscar/Downloads/Kspaceconnect/ksp/GameData/Squad/zDeprecated/Parts/Utility/decouplerSeparatorTR-18D/decouplerSeparatorTR-18D.cfg</text:p>
          </table:table-cell>
          <table:table-cell table:style-name="ce43" office:value-type="float" office:value="600" calcext:value-type="float">
            <text:p>600</text:p>
          </table:table-cell>
          <table:table-cell table:style-name="ce42" office:value-type="string" calcext:value-type="string">
            <text:p>stackSeparator</text:p>
          </table:table-cell>
          <table:table-cell table:style-name="ce26" table:formula="of:=IFERROR(__xludf.dummyfunction(&quot;IF(ISBLANK(B507),&quot;&quot;RESSOURCE&quot;&quot;,REGEXEXTRACT(B507,&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507]));-1;[.F507]*VLOOKUP([.N50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tackTR-2V.cfg</text:p>
          </table:table-cell>
          <table:table-cell table:style-name="ce42" office:value-type="string" calcext:value-type="string">
            <text:p>/home/oscar/Downloads/Kspaceconnect/ksp/GameData/Squad/zDeprecated/Parts/Utility/decouplerStackTR-2V/decouplerStackTR-2V.cfg</text:p>
          </table:table-cell>
          <table:table-cell table:style-name="ce43" office:value-type="float" office:value="300" calcext:value-type="float">
            <text:p>300</text:p>
          </table:table-cell>
          <table:table-cell table:style-name="ce42" office:value-type="string" calcext:value-type="string">
            <text:p>stackDecouplerMini</text:p>
          </table:table-cell>
          <table:table-cell table:style-name="ce26" table:formula="of:=IFERROR(__xludf.dummyfunction(&quot;IF(ISBLANK(B508),&quot;&quot;RESSOURCE&quot;&quot;,REGEXEXTRACT(B508,&quot;&quot;GameData/(\w+)&quot;&quot;))&quot;);&quot;Squad&quot;)" office:value-type="string" office:string-value="Squad" calcext:value-type="string">
            <text:p>Squad</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508]));-1;[.F508]*VLOOKUP([.N50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eparatorTR-XL.cfg</text:p>
          </table:table-cell>
          <table:table-cell table:style-name="ce42" office:value-type="string" calcext:value-type="string">
            <text:p>/home/oscar/Downloads/Kspaceconnect/ksp/GameData/Squad/zDeprecated/Parts/Utility/decouplerSeparatorTR-XL/decouplerSeparatorTR-XL.cfg</text:p>
          </table:table-cell>
          <table:table-cell table:style-name="ce43" office:value-type="float" office:value="900" calcext:value-type="float">
            <text:p>900</text:p>
          </table:table-cell>
          <table:table-cell table:style-name="ce42" office:value-type="string" calcext:value-type="string">
            <text:p>stackSeparatorBig</text:p>
          </table:table-cell>
          <table:table-cell table:style-name="ce26" table:formula="of:=IFERROR(__xludf.dummyfunction(&quot;IF(ISBLANK(B509),&quot;&quot;RESSOURCE&quot;&quot;,REGEXEXTRACT(B509,&quot;&quot;GameData/(\w+)&quot;&quot;))&quot;);&quot;Squad&quot;)" office:value-type="string" office:string-value="Squad" calcext:value-type="string">
            <text:p>Squad</text:p>
          </table:table-cell>
          <table:table-cell table:style-name="ce43" office:value-type="float" office:value="0.45" calcext:value-type="float">
            <text:p>0.4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509]));-1;[.F509]*VLOOKUP([.N50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ockingPort.cfg</text:p>
          </table:table-cell>
          <table:table-cell table:style-name="ce42" office:value-type="string" calcext:value-type="string">
            <text:p>/home/oscar/Downloads/Kspaceconnect/ksp/GameData/Squad/zDeprecated/Parts/Utility/dockingPort_v1/dockingPort.cfg</text:p>
          </table:table-cell>
          <table:table-cell table:style-name="ce43" office:value-type="float" office:value="280" calcext:value-type="float">
            <text:p>280</text:p>
          </table:table-cell>
          <table:table-cell table:style-name="ce42" office:value-type="string" calcext:value-type="string">
            <text:p>dockingPort2</text:p>
          </table:table-cell>
          <table:table-cell table:style-name="ce26" table:formula="of:=IFERROR(__xludf.dummyfunction(&quot;IF(ISBLANK(B510),&quot;&quot;RESSOURCE&quot;&quot;,REGEXEXTRACT(B510,&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TG</text:p>
          </table:table-cell>
          <table:table-cell table:style-name="ce47" table:formula="of:=IF(IFERROR(SEARCH(&quot;zDeprecated&quot;;[.B510]));-1;[.F510]*VLOOKUP([.N51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ockingPortShielded.cfg</text:p>
          </table:table-cell>
          <table:table-cell table:style-name="ce42" office:value-type="string" calcext:value-type="string">
            <text:p>/home/oscar/Downloads/Kspaceconnect/ksp/GameData/Squad/zDeprecated/Parts/Utility/dockingPortShielded_v1/dockingPortShielded.cfg</text:p>
          </table:table-cell>
          <table:table-cell table:style-name="ce43" office:value-type="float" office:value="400" calcext:value-type="float">
            <text:p>400</text:p>
          </table:table-cell>
          <table:table-cell table:style-name="ce42" office:value-type="string" calcext:value-type="string">
            <text:p>dockingPort1</text:p>
          </table:table-cell>
          <table:table-cell table:style-name="ce26" table:formula="of:=IFERROR(__xludf.dummyfunction(&quot;IF(ISBLANK(B511),&quot;&quot;RESSOURCE&quot;&quot;,REGEXEXTRACT(B511,&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Reaction Wheel</text:p>
          </table:table-cell>
          <table:table-cell table:style-name="ce47" table:formula="of:=IF(IFERROR(SEARCH(&quot;zDeprecated&quot;;[.B511]));-1;[.F511]*VLOOKUP([.N51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erviceBay_250.cfg</text:p>
          </table:table-cell>
          <table:table-cell table:style-name="ce42" office:value-type="string" calcext:value-type="string">
            <text:p>/home/oscar/Downloads/Kspaceconnect/ksp/GameData/Squad/zDeprecated/Parts/Utility/ServiceBay_v1/ServiceBay_250.cfg</text:p>
          </table:table-cell>
          <table:table-cell table:style-name="ce43" office:value-type="float" office:value="500" calcext:value-type="float">
            <text:p>500</text:p>
          </table:table-cell>
          <table:table-cell table:style-name="ce42" office:value-type="string" calcext:value-type="string">
            <text:p>ServiceBay_250</text:p>
          </table:table-cell>
          <table:table-cell table:style-name="ce26" table:formula="of:=IFERROR(__xludf.dummyfunction(&quot;IF(ISBLANK(B512),&quot;&quot;RESSOURCE&quot;&quot;,REGEXEXTRACT(B512,&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2]));-1;[.F512]*VLOOKUP([.N51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erviceBay_125.cfg</text:p>
          </table:table-cell>
          <table:table-cell table:style-name="ce42" office:value-type="string" calcext:value-type="string">
            <text:p>/home/oscar/Downloads/Kspaceconnect/ksp/GameData/Squad/zDeprecated/Parts/Utility/ServiceBay_v1/ServiceBay_125.cfg</text:p>
          </table:table-cell>
          <table:table-cell table:style-name="ce43" office:value-type="float" office:value="500" calcext:value-type="float">
            <text:p>500</text:p>
          </table:table-cell>
          <table:table-cell table:style-name="ce42" office:value-type="string" calcext:value-type="string">
            <text:p>ServiceBay_125</text:p>
          </table:table-cell>
          <table:table-cell table:style-name="ce26" table:formula="of:=IFERROR(__xludf.dummyfunction(&quot;IF(ISBLANK(B513),&quot;&quot;RESSOURCE&quot;&quot;,REGEXEXTRACT(B513,&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3]));-1;[.F513]*VLOOKUP([.N51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ockingPortJr.cfg</text:p>
          </table:table-cell>
          <table:table-cell table:style-name="ce42" office:value-type="string" calcext:value-type="string">
            <text:p>/home/oscar/Downloads/Kspaceconnect/ksp/GameData/Squad/zDeprecated/Parts/Utility/dockingPortJr_v1/dockingPortJr.cfg</text:p>
          </table:table-cell>
          <table:table-cell table:style-name="ce43" office:value-type="float" office:value="800" calcext:value-type="float">
            <text:p>800</text:p>
          </table:table-cell>
          <table:table-cell table:style-name="ce42" office:value-type="string" calcext:value-type="string">
            <text:p>dockingPort3</text:p>
          </table:table-cell>
          <table:table-cell table:style-name="ce26" table:formula="of:=IFERROR(__xludf.dummyfunction(&quot;IF(ISBLANK(B514),&quot;&quot;RESSOURCE&quot;&quot;,REGEXEXTRACT(B514,&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Pod</text:p>
          </table:table-cell>
          <table:table-cell table:style-name="ce47" table:formula="of:=IF(IFERROR(SEARCH(&quot;zDeprecated&quot;;[.B514]));-1;[.F514]*VLOOKUP([.N51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argeAdapterShort.cfg</text:p>
          </table:table-cell>
          <table:table-cell table:style-name="ce42" office:value-type="string" calcext:value-type="string">
            <text:p>/home/oscar/Downloads/Kspaceconnect/ksp/GameData/Squad/zDeprecated/Parts/Utility/largeAdapterShort_v1/largeAdapterShort.cfg</text:p>
          </table:table-cell>
          <table:table-cell table:style-name="ce43" office:value-type="float" office:value="450" calcext:value-type="float">
            <text:p>450</text:p>
          </table:table-cell>
          <table:table-cell table:style-name="ce42" office:value-type="string" calcext:value-type="string">
            <text:p>largeAdapter2</text:p>
          </table:table-cell>
          <table:table-cell table:style-name="ce26" table:formula="of:=IFERROR(__xludf.dummyfunction(&quot;IF(ISBLANK(B515),&quot;&quot;RESSOURCE&quot;&quot;,REGEXEXTRACT(B515,&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5]));-1;[.F515]*VLOOKUP([.N51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tackBiCoupler.cfg</text:p>
          </table:table-cell>
          <table:table-cell table:style-name="ce42" office:value-type="string" calcext:value-type="string">
            <text:p>/home/oscar/Downloads/Kspaceconnect/ksp/GameData/Squad/zDeprecated/Parts/Utility/stackBiCoupler_v1/stackBiCoupler.cfg</text:p>
          </table:table-cell>
          <table:table-cell table:style-name="ce43" office:value-type="float" office:value="400" calcext:value-type="float">
            <text:p>400</text:p>
          </table:table-cell>
          <table:table-cell table:style-name="ce42" office:value-type="string" calcext:value-type="string">
            <text:p>stackBiCoupler</text:p>
          </table:table-cell>
          <table:table-cell table:style-name="ce26" table:formula="of:=IFERROR(__xludf.dummyfunction(&quot;IF(ISBLANK(B516),&quot;&quot;RESSOURCE&quot;&quot;,REGEXEXTRACT(B516,&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6]));-1;[.F516]*VLOOKUP([.N51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zDeprecated/Parts/Utility/GrapplingDevice_v1/part.cfg</text:p>
          </table:table-cell>
          <table:table-cell table:style-name="ce43" office:value-type="float" office:value="450" calcext:value-type="float">
            <text:p>450</text:p>
          </table:table-cell>
          <table:table-cell table:style-name="ce42" office:value-type="string" calcext:value-type="string">
            <text:p>GrapplingDevice</text:p>
          </table:table-cell>
          <table:table-cell table:style-name="ce26" table:formula="of:=IFERROR(__xludf.dummyfunction(&quot;IF(ISBLANK(B517),&quot;&quot;RESSOURCE&quot;&quot;,REGEXEXTRACT(B517,&quot;&quot;GameData/(\w+)&quot;&quot;))&quot;);&quot;Squad&quot;)" office:value-type="string" office:string-value="Squad" calcext:value-type="string">
            <text:p>Squad</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7]));-1;[.F517]*VLOOKUP([.N51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nearRCS.cfg</text:p>
          </table:table-cell>
          <table:table-cell table:style-name="ce42" office:value-type="string" calcext:value-type="string">
            <text:p>/home/oscar/Downloads/Kspaceconnect/ksp/GameData/Squad/zDeprecated/Parts/Utility/linearRCS_v1/linearRCS.cfg</text:p>
          </table:table-cell>
          <table:table-cell table:style-name="ce43" office:value-type="float" office:value="280" calcext:value-type="float">
            <text:p>280</text:p>
          </table:table-cell>
          <table:table-cell table:style-name="ce42" office:value-type="string" calcext:value-type="string">
            <text:p>linearRcs</text:p>
          </table:table-cell>
          <table:table-cell table:style-name="ce26" table:formula="of:=IFERROR(__xludf.dummyfunction(&quot;IF(ISBLANK(B518),&quot;&quot;RESSOURCE&quot;&quot;,REGEXEXTRACT(B518,&quot;&quot;GameData/(\w+)&quot;&quot;))&quot;);&quot;Squad&quot;)" office:value-type="string" office:string-value="Squad" calcext:value-type="string">
            <text:p>Squad</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8]));-1;[.F518]*VLOOKUP([.N51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tackTriCoupler.cfg</text:p>
          </table:table-cell>
          <table:table-cell table:style-name="ce42" office:value-type="string" calcext:value-type="string">
            <text:p>/home/oscar/Downloads/Kspaceconnect/ksp/GameData/Squad/zDeprecated/Parts/Utility/stackTriCoupler_v1/stackTriCoupler.cfg</text:p>
          </table:table-cell>
          <table:table-cell table:style-name="ce43" office:value-type="float" office:value="680" calcext:value-type="float">
            <text:p>680</text:p>
          </table:table-cell>
          <table:table-cell table:style-name="ce42" office:value-type="string" calcext:value-type="string">
            <text:p>stackTriCoupler</text:p>
          </table:table-cell>
          <table:table-cell table:style-name="ce26" table:formula="of:=IFERROR(__xludf.dummyfunction(&quot;IF(ISBLANK(B519),&quot;&quot;RESSOURCE&quot;&quot;,REGEXEXTRACT(B519,&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519]));-1;[.F519]*VLOOKUP([.N51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ecouplerStack2m.cfg</text:p>
          </table:table-cell>
          <table:table-cell table:style-name="ce42" office:value-type="string" calcext:value-type="string">
            <text:p>/home/oscar/Downloads/Kspaceconnect/ksp/GameData/Squad/zDeprecated/Parts/Utility/decouplerStack2m/decouplerStack2m.cfg</text:p>
          </table:table-cell>
          <table:table-cell table:style-name="ce43" office:value-type="float" office:value="550" calcext:value-type="float">
            <text:p>550</text:p>
          </table:table-cell>
          <table:table-cell table:style-name="ce42" office:value-type="string" calcext:value-type="string">
            <text:p>decoupler1-2</text:p>
          </table:table-cell>
          <table:table-cell table:style-name="ce26" table:formula="of:=IFERROR(__xludf.dummyfunction(&quot;IF(ISBLANK(B520),&quot;&quot;RESSOURCE&quot;&quot;,REGEXEXTRACT(B520,&quot;&quot;GameData/(\w+)&quot;&quot;))&quot;);&quot;Squad&quot;)" office:value-type="string" office:string-value="Squad" calcext:value-type="string">
            <text:p>Squad</text:p>
          </table:table-cell>
          <table:table-cell table:style-name="ce43" office:value-type="float" office:value="0.4" calcext:value-type="float">
            <text:p>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0]));-1;[.F520]*VLOOKUP([.N52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ockingPortSr.cfg</text:p>
          </table:table-cell>
          <table:table-cell table:style-name="ce42" office:value-type="string" calcext:value-type="string">
            <text:p>/home/oscar/Downloads/Kspaceconnect/ksp/GameData/Squad/zDeprecated/Parts/Utility/dockingPortSr_v1/dockingPortSr.cfg</text:p>
          </table:table-cell>
          <table:table-cell table:style-name="ce43" office:value-type="float" office:value="980" calcext:value-type="float">
            <text:p>980</text:p>
          </table:table-cell>
          <table:table-cell table:style-name="ce42" office:value-type="string" calcext:value-type="string">
            <text:p>dockingPortLarge</text:p>
          </table:table-cell>
          <table:table-cell table:style-name="ce26" table:formula="of:=IFERROR(__xludf.dummyfunction(&quot;IF(ISBLANK(B521),&quot;&quot;RESSOURCE&quot;&quot;,REGEXEXTRACT(B521,&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1]));-1;[.F521]*VLOOKUP([.N52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dockingPortInline.cfg</text:p>
          </table:table-cell>
          <table:table-cell table:style-name="ce42" office:value-type="string" calcext:value-type="string">
            <text:p>/home/oscar/Downloads/Kspaceconnect/ksp/GameData/Squad/zDeprecated/Parts/Utility/dockingPortInline_v1/dockingPortInline.cfg</text:p>
          </table:table-cell>
          <table:table-cell table:style-name="ce43" office:value-type="float" office:value="700" calcext:value-type="float">
            <text:p>700</text:p>
          </table:table-cell>
          <table:table-cell table:style-name="ce42" office:value-type="string" calcext:value-type="string">
            <text:p>dockingPortLateral</text:p>
          </table:table-cell>
          <table:table-cell table:style-name="ce26" table:formula="of:=IFERROR(__xludf.dummyfunction(&quot;IF(ISBLANK(B522),&quot;&quot;RESSOURCE&quot;&quot;,REGEXEXTRACT(B522,&quot;&quot;GameData/(\w+)&quot;&quot;))&quot;);&quot;Squad&quot;)" office:value-type="string" office:string-value="Squad" calcext:value-type="string">
            <text:p>Squad</text:p>
          </table:table-cell>
          <table:table-cell table:style-name="ce43" office:value-type="float" office:value="0.3" calcext:value-type="float">
            <text:p>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2]));-1;[.F522]*VLOOKUP([.N52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tackQuadCoupler.cfg</text:p>
          </table:table-cell>
          <table:table-cell table:style-name="ce42" office:value-type="string" calcext:value-type="string">
            <text:p>/home/oscar/Downloads/Kspaceconnect/ksp/GameData/Squad/zDeprecated/Parts/Utility/stackQuadCoupler_v1/stackQuadCoupler.cfg</text:p>
          </table:table-cell>
          <table:table-cell table:style-name="ce43" office:value-type="float" office:value="2000" calcext:value-type="float">
            <text:p>2000</text:p>
          </table:table-cell>
          <table:table-cell table:style-name="ce42" office:value-type="string" calcext:value-type="string">
            <text:p>stackQuadCoupler</text:p>
          </table:table-cell>
          <table:table-cell table:style-name="ce26" table:formula="of:=IFERROR(__xludf.dummyfunction(&quot;IF(ISBLANK(B523),&quot;&quot;RESSOURCE&quot;&quot;,REGEXEXTRACT(B523,&quot;&quot;GameData/(\w+)&quot;&quot;))&quot;);&quot;Squad&quot;)" office:value-type="string" office:string-value="Squad" calcext:value-type="string">
            <text:p>Squad</text:p>
          </table:table-cell>
          <table:table-cell table:style-name="ce43" office:value-type="float" office:value="0.175" calcext:value-type="float">
            <text:p>0.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3]));-1;[.F523]*VLOOKUP([.N52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X200-16.cfg</text:p>
          </table:table-cell>
          <table:table-cell table:style-name="ce42" office:value-type="string" calcext:value-type="string">
            <text:p>/home/oscar/Downloads/Kspaceconnect/ksp/GameData/Squad/zDeprecated/Parts/FuelTank/fuelTankX200-16/fuelTankX200-16.cfg</text:p>
          </table:table-cell>
          <table:table-cell table:style-name="ce43" office:value-type="float" office:value="815.6" calcext:value-type="float">
            <text:p>815.6</text:p>
          </table:table-cell>
          <table:table-cell table:style-name="ce42" office:value-type="string" calcext:value-type="string">
            <text:p>fuelTank2-2</text:p>
          </table:table-cell>
          <table:table-cell table:style-name="ce26" table:formula="of:=IFERROR(__xludf.dummyfunction(&quot;IF(ISBLANK(B524),&quot;&quot;RESSOURCE&quot;&quot;,REGEXEXTRACT(B524,&quot;&quot;GameData/(\w+)&quot;&quot;))&quot;);&quot;Squad&quot;)" office:value-type="string" office:string-value="Squad" calcext:value-type="string">
            <text:p>Squad</text:p>
          </table:table-cell>
          <table:table-cell table:style-name="ce43" office:value-type="float" office:value="1" calcext:value-type="float">
            <text:p>1</text:p>
          </table:table-cell>
          <table:table-cell table:style-name="ce43" office:value-type="float" office:value="720" calcext:value-type="float">
            <text:p>720</text:p>
          </table:table-cell>
          <table:table-cell table:style-name="ce43" office:value-type="float" office:value="880" calcext:value-type="float">
            <text:p>8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4]));-1;[.F524]*VLOOKUP([.N52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Toroidal.cfg</text:p>
          </table:table-cell>
          <table:table-cell table:style-name="ce42" office:value-type="string" calcext:value-type="string">
            <text:p>/home/oscar/Downloads/Kspaceconnect/ksp/GameData/Squad/zDeprecated/Parts/FuelTank/fuelTankToroidal/fuelTankToroidal.cfg</text:p>
          </table:table-cell>
          <table:table-cell table:style-name="ce43" office:value-type="float" office:value="147.46" calcext:value-type="float">
            <text:p>147.46</text:p>
          </table:table-cell>
          <table:table-cell table:style-name="ce42" office:value-type="string" calcext:value-type="string">
            <text:p>toroidalFuelTank</text:p>
          </table:table-cell>
          <table:table-cell table:style-name="ce26" table:formula="of:=IFERROR(__xludf.dummyfunction(&quot;IF(ISBLANK(B525),&quot;&quot;RESSOURCE&quot;&quot;,REGEXEXTRACT(B525,&quot;&quot;GameData/(\w+)&quot;&quot;))&quot;);&quot;Squad&quot;)" office:value-type="string" office:string-value="Squad" calcext:value-type="string">
            <text:p>Squad</text:p>
          </table:table-cell>
          <table:table-cell table:style-name="ce43" office:value-type="float" office:value="0.0375" calcext:value-type="float">
            <text:p>0.0375</text:p>
          </table:table-cell>
          <table:table-cell table:style-name="ce43" office:value-type="float" office:value="27" calcext:value-type="float">
            <text:p>27</text:p>
          </table:table-cell>
          <table:table-cell table:style-name="ce43" office:value-type="float" office:value="33" calcext:value-type="float">
            <text:p>33</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25]));-1;[.F525]*VLOOKUP([.N52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T200.cfg</text:p>
          </table:table-cell>
          <table:table-cell table:style-name="ce42" office:value-type="string" calcext:value-type="string">
            <text:p>/home/oscar/Downloads/Kspaceconnect/ksp/GameData/Squad/zDeprecated/Parts/FuelTank/fuelTankT200_v1/fuelTankT200.cfg</text:p>
          </table:table-cell>
          <table:table-cell table:style-name="ce43" office:value-type="float" office:value="183.2" calcext:value-type="float">
            <text:p>183.2</text:p>
          </table:table-cell>
          <table:table-cell table:style-name="ce42" office:value-type="string" calcext:value-type="string">
            <text:p>fuelTankSmall</text:p>
          </table:table-cell>
          <table:table-cell table:style-name="ce26" table:formula="of:=IFERROR(__xludf.dummyfunction(&quot;IF(ISBLANK(B526),&quot;&quot;RESSOURCE&quot;&quot;,REGEXEXTRACT(B526,&quot;&quot;GameData/(\w+)&quot;&quot;))&quot;);&quot;Squad&quot;)" office:value-type="string" office:string-value="Squad" calcext:value-type="string">
            <text:p>Squad</text:p>
          </table:table-cell>
          <table:table-cell table:style-name="ce43" office:value-type="float" office:value="0.125" calcext:value-type="float">
            <text:p>0.125</text:p>
          </table:table-cell>
          <table:table-cell table:style-name="ce43" office:value-type="float" office:value="90" calcext:value-type="float">
            <text:p>90</text:p>
          </table:table-cell>
          <table:table-cell table:style-name="ce43" office:value-type="float" office:value="110" calcext:value-type="float">
            <text:p>11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26]));-1;[.F526]*VLOOKUP([.N52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Jumbo-64.cfg</text:p>
          </table:table-cell>
          <table:table-cell table:style-name="ce42" office:value-type="string" calcext:value-type="string">
            <text:p>/home/oscar/Downloads/Kspaceconnect/ksp/GameData/Squad/zDeprecated/Parts/FuelTank/fuelTankJumbo-64/fuelTankJumbo-64.cfg</text:p>
          </table:table-cell>
          <table:table-cell table:style-name="ce43" office:value-type="float" office:value="2812.4" calcext:value-type="float">
            <text:p>2812.4</text:p>
          </table:table-cell>
          <table:table-cell table:style-name="ce42" office:value-type="string" calcext:value-type="string">
            <text:p>fuelTank3-2</text:p>
          </table:table-cell>
          <table:table-cell table:style-name="ce26" table:formula="of:=IFERROR(__xludf.dummyfunction(&quot;IF(ISBLANK(B527),&quot;&quot;RESSOURCE&quot;&quot;,REGEXEXTRACT(B527,&quot;&quot;GameData/(\w+)&quot;&quot;))&quot;);&quot;Squad&quot;)" office:value-type="string" office:string-value="Squad" calcext:value-type="string">
            <text:p>Squad</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527]));-1;[.F527]*VLOOKUP([.N52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T800.cfg</text:p>
          </table:table-cell>
          <table:table-cell table:style-name="ce42" office:value-type="string" calcext:value-type="string">
            <text:p>/home/oscar/Downloads/Kspaceconnect/ksp/GameData/Squad/zDeprecated/Parts/FuelTank/fuelTankT800_v1/fuelTankT800.cfg</text:p>
          </table:table-cell>
          <table:table-cell table:style-name="ce43" office:value-type="float" office:value="432.8" calcext:value-type="float">
            <text:p>432.8</text:p>
          </table:table-cell>
          <table:table-cell table:style-name="ce42" office:value-type="string" calcext:value-type="string">
            <text:p>fuelTank_long</text:p>
          </table:table-cell>
          <table:table-cell table:style-name="ce26" table:formula="of:=IFERROR(__xludf.dummyfunction(&quot;IF(ISBLANK(B528),&quot;&quot;RESSOURCE&quot;&quot;,REGEXEXTRACT(B528,&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528]));-1;[.F528]*VLOOKUP([.N52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X200-8.cfg</text:p>
          </table:table-cell>
          <table:table-cell table:style-name="ce42" office:value-type="string" calcext:value-type="string">
            <text:p>/home/oscar/Downloads/Kspaceconnect/ksp/GameData/Squad/zDeprecated/Parts/FuelTank/fuelTankX200-8/fuelTankX200-8.cfg</text:p>
          </table:table-cell>
          <table:table-cell table:style-name="ce43" office:value-type="float" office:value="432.8" calcext:value-type="float">
            <text:p>432.8</text:p>
          </table:table-cell>
          <table:table-cell table:style-name="ce42" office:value-type="string" calcext:value-type="string">
            <text:p>fuelTank4-2</text:p>
          </table:table-cell>
          <table:table-cell table:style-name="ce26" table:formula="of:=IFERROR(__xludf.dummyfunction(&quot;IF(ISBLANK(B529),&quot;&quot;RESSOURCE&quot;&quot;,REGEXEXTRACT(B529,&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style-name="ce43" office:value-type="float" office:value="360" calcext:value-type="float">
            <text:p>360</text:p>
          </table:table-cell>
          <table:table-cell table:style-name="ce43" office:value-type="float" office:value="440" calcext:value-type="float">
            <text:p>4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529]));-1;[.F529]*VLOOKUP([.N52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T100.cfg</text:p>
          </table:table-cell>
          <table:table-cell table:style-name="ce42" office:value-type="string" calcext:value-type="string">
            <text:p>/home/oscar/Downloads/Kspaceconnect/ksp/GameData/Squad/zDeprecated/Parts/FuelTank/fuelTankT100_v1/fuelTankT100.cfg</text:p>
          </table:table-cell>
          <table:table-cell table:style-name="ce43" office:value-type="float" office:value="104.1" calcext:value-type="float">
            <text:p>104.1</text:p>
          </table:table-cell>
          <table:table-cell table:style-name="ce42" office:value-type="string" calcext:value-type="string">
            <text:p>fuelTankSmallFlat</text:p>
          </table:table-cell>
          <table:table-cell table:style-name="ce26" table:formula="of:=IFERROR(__xludf.dummyfunction(&quot;IF(ISBLANK(B530),&quot;&quot;RESSOURCE&quot;&quot;,REGEXEXTRACT(B530,&quot;&quot;GameData/(\w+)&quot;&quot;))&quot;);&quot;Squad&quot;)" office:value-type="string" office:string-value="Squad" calcext:value-type="string">
            <text:p>Squad</text:p>
          </table:table-cell>
          <table:table-cell table:style-name="ce43" office:value-type="float" office:value="0.0625" calcext:value-type="float">
            <text:p>0.0625</text:p>
          </table:table-cell>
          <table:table-cell table:style-name="ce43" office:value-type="float" office:value="45" calcext:value-type="float">
            <text:p>45</text:p>
          </table:table-cell>
          <table:table-cell table:style-name="ce43" office:value-type="float" office:value="55" calcext:value-type="float">
            <text:p>5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ervice Bay</text:p>
          </table:table-cell>
          <table:table-cell table:style-name="ce47" table:formula="of:=IF(IFERROR(SEARCH(&quot;zDeprecated&quot;;[.B530]));-1;[.F530]*VLOOKUP([.N53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T400.cfg</text:p>
          </table:table-cell>
          <table:table-cell table:style-name="ce42" office:value-type="string" calcext:value-type="string">
            <text:p>/home/oscar/Downloads/Kspaceconnect/ksp/GameData/Squad/zDeprecated/Parts/FuelTank/fuelTankT400_v1/fuelTankT400.cfg</text:p>
          </table:table-cell>
          <table:table-cell table:style-name="ce43" office:value-type="float" office:value="316.4" calcext:value-type="float">
            <text:p>316.4</text:p>
          </table:table-cell>
          <table:table-cell table:style-name="ce42" office:value-type="string" calcext:value-type="string">
            <text:p>fuelTank</text:p>
          </table:table-cell>
          <table:table-cell table:style-name="ce26" table:formula="of:=IFERROR(__xludf.dummyfunction(&quot;IF(ISBLANK(B531),&quot;&quot;RESSOURCE&quot;&quot;,REGEXEXTRACT(B531,&quot;&quot;GameData/(\w+)&quot;&quot;))&quot;);&quot;Squad&quot;)" office:value-type="string" office:string-value="Squad" calcext:value-type="string">
            <text:p>Squad</text:p>
          </table:table-cell>
          <table:table-cell table:style-name="ce43" office:value-type="float" office:value="0.25" calcext:value-type="float">
            <text:p>0.25</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31]));-1;[.F531]*VLOOKUP([.N53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fuelTankX200-32.cfg</text:p>
          </table:table-cell>
          <table:table-cell table:style-name="ce42" office:value-type="string" calcext:value-type="string">
            <text:p>/home/oscar/Downloads/Kspaceconnect/ksp/GameData/Squad/zDeprecated/Parts/FuelTank/fuelTankX200-32/fuelTankX200-32.cfg</text:p>
          </table:table-cell>
          <table:table-cell table:style-name="ce43" office:value-type="float" office:value="1531.2" calcext:value-type="float">
            <text:p>1531.2</text:p>
          </table:table-cell>
          <table:table-cell table:style-name="ce42" office:value-type="string" calcext:value-type="string">
            <text:p>fuelTank1-2</text:p>
          </table:table-cell>
          <table:table-cell table:style-name="ce26" table:formula="of:=IFERROR(__xludf.dummyfunction(&quot;IF(ISBLANK(B532),&quot;&quot;RESSOURCE&quot;&quot;,REGEXEXTRACT(B532,&quot;&quot;GameData/(\w+)&quot;&quot;))&quot;);&quot;Squad&quot;)" office:value-type="string" office:string-value="Squad" calcext:value-type="string">
            <text:p>Squad</text:p>
          </table:table-cell>
          <table:table-cell table:style-name="ce43" office:value-type="float" office:value="2" calcext:value-type="float">
            <text:p>2</text:p>
          </table:table-cell>
          <table:table-cell table:style-name="ce43" office:value-type="float" office:value="1440" calcext:value-type="float">
            <text:p>1440</text:p>
          </table:table-cell>
          <table:table-cell table:style-name="ce43" office:value-type="float" office:value="1760" calcext:value-type="float">
            <text:p>17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32]));-1;[.F532]*VLOOKUP([.N53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RadialTank_Capsule.cfg</text:p>
          </table:table-cell>
          <table:table-cell table:style-name="ce42" office:value-type="string" calcext:value-type="string">
            <text:p>/home/oscar/Downloads/Kspaceconnect/ksp/GameData/Squad/zDeprecated/Parts/FuelTank/FoilTanks_v1/RadialTank_Capsule.cfg</text:p>
          </table:table-cell>
          <table:table-cell table:style-name="ce43" office:value-type="float" office:value="25.58" calcext:value-type="float">
            <text:p>25.58</text:p>
          </table:table-cell>
          <table:table-cell table:style-name="ce42" office:value-type="string" calcext:value-type="string">
            <text:p>externalTankCapsule</text:p>
          </table:table-cell>
          <table:table-cell table:style-name="ce26" table:formula="of:=IFERROR(__xludf.dummyfunction(&quot;IF(ISBLANK(B533),&quot;&quot;RESSOURCE&quot;&quot;,REGEXEXTRACT(B533,&quot;&quot;GameData/(\w+)&quot;&quot;))&quot;);&quot;Squad&quot;)" office:value-type="string" office:string-value="Squad" calcext:value-type="string">
            <text:p>Squad</text:p>
          </table:table-cell>
          <table:table-cell table:style-name="ce43" office:value-type="float" office:value="0.03375" calcext:value-type="float">
            <text:p>0.03375</text:p>
          </table:table-cell>
          <table:table-cell table:style-name="ce43" office:value-type="float" office:value="24" calcext:value-type="float">
            <text:p>24</text:p>
          </table:table-cell>
          <table:table-cell table:style-name="ce43" office:value-type="float" office:value="29" calcext:value-type="float">
            <text:p>29</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33]));-1;[.F533]*VLOOKUP([.N53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RadialTank_Round.cfg</text:p>
          </table:table-cell>
          <table:table-cell table:style-name="ce42" office:value-type="string" calcext:value-type="string">
            <text:p>/home/oscar/Downloads/Kspaceconnect/ksp/GameData/Squad/zDeprecated/Parts/FuelTank/FoilTanks_v1/RadialTank_Round.cfg</text:p>
          </table:table-cell>
          <table:table-cell table:style-name="ce43" office:value-type="float" office:value="40.64" calcext:value-type="float">
            <text:p>40.64</text:p>
          </table:table-cell>
          <table:table-cell table:style-name="ce42" office:value-type="string" calcext:value-type="string">
            <text:p>externalTankRound</text:p>
          </table:table-cell>
          <table:table-cell table:style-name="ce26" table:formula="of:=IFERROR(__xludf.dummyfunction(&quot;IF(ISBLANK(B534),&quot;&quot;RESSOURCE&quot;&quot;,REGEXEXTRACT(B534,&quot;&quot;GameData/(\w+)&quot;&quot;))&quot;);&quot;Squad&quot;)" office:value-type="string" office:string-value="Squad" calcext:value-type="string">
            <text:p>Squad</text:p>
          </table:table-cell>
          <table:table-cell table:style-name="ce43" office:value-type="float" office:value="0.01375" calcext:value-type="float">
            <text:p>0.01375</text:p>
          </table:table-cell>
          <table:table-cell table:style-name="ce43" office:value-type="float" office:value="9" calcext:value-type="float">
            <text:p>9</text:p>
          </table:table-cell>
          <table:table-cell table:style-name="ce43" office:value-type="float" office:value="12" calcext:value-type="float">
            <text:p>1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34]));-1;[.F534]*VLOOKUP([.N53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ToroidTank.cfg</text:p>
          </table:table-cell>
          <table:table-cell table:style-name="ce42" office:value-type="string" calcext:value-type="string">
            <text:p>/home/oscar/Downloads/Kspaceconnect/ksp/GameData/Squad/zDeprecated/Parts/FuelTank/FoilTanks_v1/ToroidTank.cfg</text:p>
          </table:table-cell>
          <table:table-cell table:style-name="ce43" office:value-type="float" office:value="119.46" calcext:value-type="float">
            <text:p>119.46</text:p>
          </table:table-cell>
          <table:table-cell table:style-name="ce42" office:value-type="string" calcext:value-type="string">
            <text:p>externalTankToroid</text:p>
          </table:table-cell>
          <table:table-cell table:style-name="ce26" table:formula="of:=IFERROR(__xludf.dummyfunction(&quot;IF(ISBLANK(B535),&quot;&quot;RESSOURCE&quot;&quot;,REGEXEXTRACT(B535,&quot;&quot;GameData/(\w+)&quot;&quot;))&quot;);&quot;Squad&quot;)" office:value-type="string" office:string-value="Squad" calcext:value-type="string">
            <text:p>Squad</text:p>
          </table:table-cell>
          <table:table-cell table:style-name="ce43" office:value-type="float" office:value="0.0375" calcext:value-type="float">
            <text:p>0.0375</text:p>
          </table:table-cell>
          <table:table-cell table:style-name="ce43" office:value-type="float" office:value="27" calcext:value-type="float">
            <text:p>27</text:p>
          </table:table-cell>
          <table:table-cell table:style-name="ce43" office:value-type="float" office:value="33" calcext:value-type="float">
            <text:p>33</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Intake</text:p>
          </table:table-cell>
          <table:table-cell table:style-name="ce47" table:formula="of:=IF(IFERROR(SEARCH(&quot;zDeprecated&quot;;[.B535]));-1;[.F535]*VLOOKUP([.N53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dapterLargeSmallTri.cfg</text:p>
          </table:table-cell>
          <table:table-cell table:style-name="ce42" office:value-type="string" calcext:value-type="string">
            <text:p>/home/oscar/Downloads/Kspaceconnect/ksp/GameData/Squad/zDeprecated/Parts/Structural/adapterLargeSmallTri_v1/adapterLargeSmallTri.cfg</text:p>
          </table:table-cell>
          <table:table-cell table:style-name="ce43" office:value-type="float" office:value="600" calcext:value-type="float">
            <text:p>600</text:p>
          </table:table-cell>
          <table:table-cell table:style-name="ce42" office:value-type="string" calcext:value-type="string">
            <text:p>adapterLargeSmallTri</text:p>
          </table:table-cell>
          <table:table-cell table:style-name="ce26" table:formula="of:=IFERROR(__xludf.dummyfunction(&quot;IF(ISBLANK(B536),&quot;&quot;RESSOURCE&quot;&quot;,REGEXEXTRACT(B536,&quot;&quot;GameData/(\w+)&quot;&quot;))&quot;);&quot;Squad&quot;)" office:value-type="string" office:string-value="Squad" calcext:value-type="string">
            <text:p>Squad</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36]));-1;[.F536]*VLOOKUP([.N53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zDeprecated/Parts/Structural/Size3To2Adapter_v1/part.cfg</text:p>
          </table:table-cell>
          <table:table-cell table:style-name="ce43" office:value-type="float" office:value="2600" calcext:value-type="float">
            <text:p>2600</text:p>
          </table:table-cell>
          <table:table-cell table:style-name="ce42" office:value-type="string" calcext:value-type="string">
            <text:p>Size3to2Adapter</text:p>
          </table:table-cell>
          <table:table-cell table:style-name="ce26" table:formula="of:=IFERROR(__xludf.dummyfunction(&quot;IF(ISBLANK(B537),&quot;&quot;RESSOURCE&quot;&quot;,REGEXEXTRACT(B537,&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537]));-1;[.F537]*VLOOKUP([.N53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dapterSmallMiniShort.cfg</text:p>
          </table:table-cell>
          <table:table-cell table:style-name="ce42" office:value-type="string" calcext:value-type="string">
            <text:p>/home/oscar/Downloads/Kspaceconnect/ksp/GameData/Squad/zDeprecated/Parts/Structural/adapterSmallMiniShort_v1/adapterSmallMiniShort.cfg</text:p>
          </table:table-cell>
          <table:table-cell table:style-name="ce43" office:value-type="float" office:value="100" calcext:value-type="float">
            <text:p>100</text:p>
          </table:table-cell>
          <table:table-cell table:style-name="ce42" office:value-type="string" calcext:value-type="string">
            <text:p>adapterSmallMiniShort</text:p>
          </table:table-cell>
          <table:table-cell table:style-name="ce26" table:formula="of:=IFERROR(__xludf.dummyfunction(&quot;IF(ISBLANK(B538),&quot;&quot;RESSOURCE&quot;&quot;,REGEXEXTRACT(B538,&quot;&quot;GameData/(\w+)&quot;&quot;))&quot;);&quot;Squad&quot;)" office:value-type="string" office:string-value="Squad" calcext:value-type="string">
            <text:p>Squad</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38]));-1;[.F538]*VLOOKUP([.N53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part.cfg</text:p>
          </table:table-cell>
          <table:table-cell table:style-name="ce42" office:value-type="string" calcext:value-type="string">
            <text:p>/home/oscar/Downloads/Kspaceconnect/ksp/GameData/Squad/zDeprecated/Parts/Structural/Size3Decoupler/part.cfg</text:p>
          </table:table-cell>
          <table:table-cell table:style-name="ce43" office:value-type="float" office:value="600" calcext:value-type="float">
            <text:p>600</text:p>
          </table:table-cell>
          <table:table-cell table:style-name="ce42" office:value-type="string" calcext:value-type="string">
            <text:p>size3Decoupler</text:p>
          </table:table-cell>
          <table:table-cell table:style-name="ce26" table:formula="of:=IFERROR(__xludf.dummyfunction(&quot;IF(ISBLANK(B539),&quot;&quot;RESSOURCE&quot;&quot;,REGEXEXTRACT(B539,&quot;&quot;GameData/(\w+)&quot;&quot;))&quot;);&quot;Squad&quot;)" office:value-type="string" office:string-value="Squad" calcext:value-type="string">
            <text:p>Squad</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39]));-1;[.F539]*VLOOKUP([.N53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dapterLargeSmallBi.cfg</text:p>
          </table:table-cell>
          <table:table-cell table:style-name="ce42" office:value-type="string" calcext:value-type="string">
            <text:p>/home/oscar/Downloads/Kspaceconnect/ksp/GameData/Squad/zDeprecated/Parts/Structural/adapterLargeSmallBi_v1/adapterLargeSmallBi.cfg</text:p>
          </table:table-cell>
          <table:table-cell table:style-name="ce43" office:value-type="float" office:value="400" calcext:value-type="float">
            <text:p>400</text:p>
          </table:table-cell>
          <table:table-cell table:style-name="ce42" office:value-type="string" calcext:value-type="string">
            <text:p>adapterLargeSmallBi</text:p>
          </table:table-cell>
          <table:table-cell table:style-name="ce26" table:formula="of:=IFERROR(__xludf.dummyfunction(&quot;IF(ISBLANK(B540),&quot;&quot;RESSOURCE&quot;&quot;,REGEXEXTRACT(B540,&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0]));-1;[.F540]*VLOOKUP([.N54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dapterLargeSmallQuad.cfg</text:p>
          </table:table-cell>
          <table:table-cell table:style-name="ce42" office:value-type="string" calcext:value-type="string">
            <text:p>/home/oscar/Downloads/Kspaceconnect/ksp/GameData/Squad/zDeprecated/Parts/Structural/adapterLargeSmallQuad_v1/adapterLargeSmallQuad.cfg</text:p>
          </table:table-cell>
          <table:table-cell table:style-name="ce43" office:value-type="float" office:value="800" calcext:value-type="float">
            <text:p>800</text:p>
          </table:table-cell>
          <table:table-cell table:style-name="ce42" office:value-type="string" calcext:value-type="string">
            <text:p>adapterLargeSmallQuad</text:p>
          </table:table-cell>
          <table:table-cell table:style-name="ce26" table:formula="of:=IFERROR(__xludf.dummyfunction(&quot;IF(ISBLANK(B541),&quot;&quot;RESSOURCE&quot;&quot;,REGEXEXTRACT(B541,&quot;&quot;GameData/(\w+)&quot;&quot;))&quot;);&quot;Squad&quot;)" office:value-type="string" office:string-value="Squad" calcext:value-type="string">
            <text:p>Squad</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1]));-1;[.F541]*VLOOKUP([.N54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adapterSmallMiniTall.cfg</text:p>
          </table:table-cell>
          <table:table-cell table:style-name="ce42" office:value-type="string" calcext:value-type="string">
            <text:p>/home/oscar/Downloads/Kspaceconnect/ksp/GameData/Squad/zDeprecated/Parts/Structural/adapterSmallMiniTall_v1/adapterSmallMiniTall.cfg</text:p>
          </table:table-cell>
          <table:table-cell table:style-name="ce43" office:value-type="float" office:value="150" calcext:value-type="float">
            <text:p>150</text:p>
          </table:table-cell>
          <table:table-cell table:style-name="ce42" office:value-type="string" calcext:value-type="string">
            <text:p>adapterSmallMiniTall</text:p>
          </table:table-cell>
          <table:table-cell table:style-name="ce26" table:formula="of:=IFERROR(__xludf.dummyfunction(&quot;IF(ISBLANK(B542),&quot;&quot;RESSOURCE&quot;&quot;,REGEXEXTRACT(B542,&quot;&quot;GameData/(\w+)&quot;&quot;))&quot;);&quot;Squad&quot;)" office:value-type="string" office:string-value="Squad" calcext:value-type="string">
            <text:p>Squad</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2]));-1;[.F542]*VLOOKUP([.N54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48-7S.cfg</text:p>
          </table:table-cell>
          <table:table-cell table:style-name="ce42" office:value-type="string" calcext:value-type="string">
            <text:p>/home/oscar/Downloads/Kspaceconnect/ksp/GameData/Squad/zDeprecated/Parts/Engine/liquidEngine48-7S_v1/liquidEngine48-7S.cfg</text:p>
          </table:table-cell>
          <table:table-cell table:style-name="ce43" office:value-type="float" office:value="240" calcext:value-type="float">
            <text:p>240</text:p>
          </table:table-cell>
          <table:table-cell table:style-name="ce42" office:value-type="string" calcext:value-type="string">
            <text:p>liquidEngineMini</text:p>
          </table:table-cell>
          <table:table-cell table:style-name="ce26" table:formula="of:=IFERROR(__xludf.dummyfunction(&quot;IF(ISBLANK(B543),&quot;&quot;RESSOURCE&quot;&quot;,REGEXEXTRACT(B543,&quot;&quot;GameData/(\w+)&quot;&quot;))&quot;);&quot;Squad&quot;)" office:value-type="string" office:string-value="Squad" calcext:value-type="string">
            <text:p>Squad</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43]));-1;[.F543]*VLOOKUP([.N54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omsEngine.cfg</text:p>
          </table:table-cell>
          <table:table-cell table:style-name="ce42" office:value-type="string" calcext:value-type="string">
            <text:p>/home/oscar/Downloads/Kspaceconnect/ksp/GameData/Squad/zDeprecated/Parts/Engine/OMSEngine_v1/omsEngine.cfg</text:p>
          </table:table-cell>
          <table:table-cell table:style-name="ce43" office:value-type="float" office:value="150" calcext:value-type="float">
            <text:p>150</text:p>
          </table:table-cell>
          <table:table-cell table:style-name="ce42" office:value-type="string" calcext:value-type="string">
            <text:p>omsEngine</text:p>
          </table:table-cell>
          <table:table-cell table:style-name="ce26" table:formula="of:=IFERROR(__xludf.dummyfunction(&quot;IF(ISBLANK(B544),&quot;&quot;RESSOURCE&quot;&quot;,REGEXEXTRACT(B544,&quot;&quot;GameData/(\w+)&quot;&quot;))&quot;);&quot;Squad&quot;)" office:value-type="string" office:string-value="Squad" calcext:value-type="string">
            <text:p>Squad</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4]));-1;[.F544]*VLOOKUP([.N544];[$'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kipperLiquidEngine.cfg</text:p>
          </table:table-cell>
          <table:table-cell table:style-name="ce42" office:value-type="string" calcext:value-type="string">
            <text:p>/home/oscar/Downloads/Kspaceconnect/ksp/GameData/Squad/zDeprecated/Parts/Engine/liquidEngineSkipper_v1/skipperLiquidEngine.cfg</text:p>
          </table:table-cell>
          <table:table-cell table:style-name="ce43" office:value-type="float" office:value="5300" calcext:value-type="float">
            <text:p>5300</text:p>
          </table:table-cell>
          <table:table-cell table:style-name="ce42" office:value-type="string" calcext:value-type="string">
            <text:p>engineLargeSkipper</text:p>
          </table:table-cell>
          <table:table-cell table:style-name="ce26" table:formula="of:=IFERROR(__xludf.dummyfunction(&quot;IF(ISBLANK(B545),&quot;&quot;RESSOURCE&quot;&quot;,REGEXEXTRACT(B545,&quot;&quot;GameData/(\w+)&quot;&quot;))&quot;);&quot;Squad&quot;)" office:value-type="string" office:string-value="Squad" calcext:value-type="string">
            <text:p>Squad</text:p>
          </table:table-cell>
          <table:table-cell table:style-name="ce43" office:value-type="float" office:value="3" calcext:value-type="float">
            <text:p>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5]));-1;[.F545]*VLOOKUP([.N545];[$'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olidBoosterRT-10.cfg</text:p>
          </table:table-cell>
          <table:table-cell table:style-name="ce42" office:value-type="string" calcext:value-type="string">
            <text:p>/home/oscar/Downloads/Kspaceconnect/ksp/GameData/Squad/zDeprecated/Parts/Engine/solidBoosterRT-10_v1/solidBoosterRT-10.cfg</text:p>
          </table:table-cell>
          <table:table-cell table:style-name="ce43" office:value-type="float" office:value="175" calcext:value-type="float">
            <text:p>175</text:p>
          </table:table-cell>
          <table:table-cell table:style-name="ce42" office:value-type="string" calcext:value-type="string">
            <text:p>solidBooster</text:p>
          </table:table-cell>
          <table:table-cell table:style-name="ce26" table:formula="of:=IFERROR(__xludf.dummyfunction(&quot;IF(ISBLANK(B546),&quot;&quot;RESSOURCE&quot;&quot;,REGEXEXTRACT(B546,&quot;&quot;GameData/(\w+)&quot;&quot;))&quot;);&quot;Squad&quot;)" office:value-type="string" office:string-value="Squad" calcext:value-type="string">
            <text:p>Squad</text:p>
          </table:table-cell>
          <table:table-cell table:style-name="ce43" office:value-type="float" office:value="0.75" calcext:value-type="float">
            <text:p>0.75</text:p>
          </table:table-cell>
          <table:table-cell table:number-columns-repeated="2" table:style-name="ce43" office:value-type="float" office:value="0" calcext:value-type="float">
            <text:p>0</text:p>
          </table:table-cell>
          <table:table-cell table:style-name="ce43" office:value-type="float" office:value="375" calcext:value-type="float">
            <text:p>375</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6]));-1;[.F546]*VLOOKUP([.N546];[$'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solidBoosterRT-5.cfg</text:p>
          </table:table-cell>
          <table:table-cell table:style-name="ce42" office:value-type="string" calcext:value-type="string">
            <text:p>/home/oscar/Downloads/Kspaceconnect/ksp/GameData/Squad/zDeprecated/Parts/Engine/solidBoosterRT-5_v1/solidBoosterRT-5.cfg</text:p>
          </table:table-cell>
          <table:table-cell table:style-name="ce43" office:value-type="float" office:value="116" calcext:value-type="float">
            <text:p>116</text:p>
          </table:table-cell>
          <table:table-cell table:style-name="ce42" office:value-type="string" calcext:value-type="string">
            <text:p>solidBooster_sm</text:p>
          </table:table-cell>
          <table:table-cell table:style-name="ce26" table:formula="of:=IFERROR(__xludf.dummyfunction(&quot;IF(ISBLANK(B547),&quot;&quot;RESSOURCE&quot;&quot;,REGEXEXTRACT(B547,&quot;&quot;GameData/(\w+)&quot;&quot;))&quot;);&quot;Squad&quot;)" office:value-type="string" office:string-value="Squad" calcext:value-type="string">
            <text:p>Squad</text:p>
          </table:table-cell>
          <table:table-cell table:style-name="ce43" office:value-type="float" office:value="0.45" calcext:value-type="float">
            <text:p>0.45</text:p>
          </table:table-cell>
          <table:table-cell table:number-columns-repeated="2" table:style-name="ce43" office:value-type="float" office:value="0" calcext:value-type="float">
            <text:p>0</text:p>
          </table:table-cell>
          <table:table-cell table:style-name="ce43" office:value-type="float" office:value="140" calcext:value-type="float">
            <text:p>14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7]));-1;[.F547]*VLOOKUP([.N547];[$'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vernorEngine.cfg</text:p>
          </table:table-cell>
          <table:table-cell table:style-name="ce42" office:value-type="string" calcext:value-type="string">
            <text:p>/home/oscar/Downloads/Kspaceconnect/ksp/GameData/Squad/zDeprecated/Parts/Engine/vernorEngine_v1/vernorEngine.cfg</text:p>
          </table:table-cell>
          <table:table-cell table:style-name="ce43" office:value-type="float" office:value="1400" calcext:value-type="float">
            <text:p>1400</text:p>
          </table:table-cell>
          <table:table-cell table:style-name="ce42" office:value-type="string" calcext:value-type="string">
            <text:p>vernierEngine</text:p>
          </table:table-cell>
          <table:table-cell table:style-name="ce26" table:formula="of:=IFERROR(__xludf.dummyfunction(&quot;IF(ISBLANK(B548),&quot;&quot;RESSOURCE&quot;&quot;,REGEXEXTRACT(B548,&quot;&quot;GameData/(\w+)&quot;&quot;))&quot;);&quot;Squad&quot;)" office:value-type="string" office:string-value="Squad" calcext:value-type="string">
            <text:p>Squad</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48]));-1;[.F548]*VLOOKUP([.N548];[$'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LV-1.cfg</text:p>
          </table:table-cell>
          <table:table-cell table:style-name="ce42" office:value-type="string" calcext:value-type="string">
            <text:p>/home/oscar/Downloads/Kspaceconnect/ksp/GameData/Squad/zDeprecated/Parts/Engine/liquidEngineLV-1_v1/liquidEngineLV-1.cfg</text:p>
          </table:table-cell>
          <table:table-cell table:style-name="ce43" office:value-type="float" office:value="110" calcext:value-type="float">
            <text:p>110</text:p>
          </table:table-cell>
          <table:table-cell table:style-name="ce42" office:value-type="string" calcext:value-type="string">
            <text:p>microEngine</text:p>
          </table:table-cell>
          <table:table-cell table:style-name="ce26" table:formula="of:=IFERROR(__xludf.dummyfunction(&quot;IF(ISBLANK(B549),&quot;&quot;RESSOURCE&quot;&quot;,REGEXEXTRACT(B549,&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49]));-1;[.F549]*VLOOKUP([.N549];[$'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Mainsail.cfg</text:p>
          </table:table-cell>
          <table:table-cell table:style-name="ce42" office:value-type="string" calcext:value-type="string">
            <text:p>/home/oscar/Downloads/Kspaceconnect/ksp/GameData/Squad/zDeprecated/Parts/Engine/liquidEngineMainsail_v1/liquidEngineMainsail.cfg</text:p>
          </table:table-cell>
          <table:table-cell table:style-name="ce43" office:value-type="float" office:value="13000" calcext:value-type="float">
            <text:p>13000</text:p>
          </table:table-cell>
          <table:table-cell table:style-name="ce42" office:value-type="string" calcext:value-type="string">
            <text:p>liquidEngine1-2</text:p>
          </table:table-cell>
          <table:table-cell table:style-name="ce26" table:formula="of:=IFERROR(__xludf.dummyfunction(&quot;IF(ISBLANK(B550),&quot;&quot;RESSOURCE&quot;&quot;,REGEXEXTRACT(B550,&quot;&quot;GameData/(\w+)&quot;&quot;))&quot;);&quot;Squad&quot;)" office:value-type="string" office:string-value="Squad" calcext:value-type="string">
            <text:p>Squad</text:p>
          </table:table-cell>
          <table:table-cell table:style-name="ce43" office:value-type="float" office:value="6" calcext:value-type="float">
            <text:p>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50]));-1;[.F550]*VLOOKUP([.N550];[$'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Poodle.cfg</text:p>
          </table:table-cell>
          <table:table-cell table:style-name="ce42" office:value-type="string" calcext:value-type="string">
            <text:p>/home/oscar/Downloads/Kspaceconnect/ksp/GameData/Squad/zDeprecated/Parts/Engine/liquidEnginePoodle_v1/liquidEnginePoodle.cfg</text:p>
          </table:table-cell>
          <table:table-cell table:style-name="ce43" office:value-type="float" office:value="1300" calcext:value-type="float">
            <text:p>1300</text:p>
          </table:table-cell>
          <table:table-cell table:style-name="ce42" office:value-type="string" calcext:value-type="string">
            <text:p>liquidEngine2-2</text:p>
          </table:table-cell>
          <table:table-cell table:style-name="ce26" table:formula="of:=IFERROR(__xludf.dummyfunction(&quot;IF(ISBLANK(B551),&quot;&quot;RESSOURCE&quot;&quot;,REGEXEXTRACT(B551,&quot;&quot;GameData/(\w+)&quot;&quot;))&quot;);&quot;Squad&quot;)" office:value-type="string" office:string-value="Squad" calcext:value-type="string">
            <text:p>Squad</text:p>
          </table:table-cell>
          <table:table-cell table:style-name="ce43" office:value-type="float" office:value="1.75" calcext:value-type="float">
            <text:p>1.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51]));-1;[.F551]*VLOOKUP([.N551];[$'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LV-909.cfg</text:p>
          </table:table-cell>
          <table:table-cell table:style-name="ce42" office:value-type="string" calcext:value-type="string">
            <text:p>/home/oscar/Downloads/Kspaceconnect/ksp/GameData/Squad/zDeprecated/Parts/Engine/liquidEngineLV-909_v1/liquidEngineLV-909.cfg</text:p>
          </table:table-cell>
          <table:table-cell table:style-name="ce43" office:value-type="float" office:value="390" calcext:value-type="float">
            <text:p>390</text:p>
          </table:table-cell>
          <table:table-cell table:style-name="ce42" office:value-type="string" calcext:value-type="string">
            <text:p>liquidEngine3</text:p>
          </table:table-cell>
          <table:table-cell table:style-name="ce26" table:formula="of:=IFERROR(__xludf.dummyfunction(&quot;IF(ISBLANK(B552),&quot;&quot;RESSOURCE&quot;&quot;,REGEXEXTRACT(B552,&quot;&quot;GameData/(\w+)&quot;&quot;))&quot;);&quot;Squad&quot;)" office:value-type="string" office:string-value="Squad" calcext:value-type="string">
            <text:p>Squad</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52]));-1;[.F552]*VLOOKUP([.N552];[$'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liquidEngineLV-1R.cfg</text:p>
          </table:table-cell>
          <table:table-cell table:style-name="ce42" office:value-type="string" calcext:value-type="string">
            <text:p>/home/oscar/Downloads/Kspaceconnect/ksp/GameData/Squad/zDeprecated/Parts/Engine/liquidEngineLV-1R_v1/liquidEngineLV-1R.cfg</text:p>
          </table:table-cell>
          <table:table-cell table:style-name="ce43" office:value-type="float" office:value="120" calcext:value-type="float">
            <text:p>120</text:p>
          </table:table-cell>
          <table:table-cell table:style-name="ce42" office:value-type="string" calcext:value-type="string">
            <text:p>radialEngineMini</text:p>
          </table:table-cell>
          <table:table-cell table:style-name="ce26" table:formula="of:=IFERROR(__xludf.dummyfunction(&quot;IF(ISBLANK(B553),&quot;&quot;RESSOURCE&quot;&quot;,REGEXEXTRACT(B553,&quot;&quot;GameData/(\w+)&quot;&quot;))&quot;);&quot;Squad&quot;)" office:value-type="string" office:string-value="Squad" calcext:value-type="string">
            <text:p>Squad</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53]));-1;[.F553]*VLOOKUP([.N553];[$'CO$ Methodology Parts'.$A$12:.$E$57];5;1))" office:value-type="float" office:value="-1" calcext:value-type="float">
            <text:p>-1</text:p>
          </table:table-cell>
          <table:table-cell table:number-columns-repeated="1009"/>
        </table:table-row>
        <table:table-row table:style-name="ro1">
          <table:table-cell table:style-name="ce42" office:value-type="string" calcext:value-type="string">
            <text:p>restock-rcs-block-quint-mini-1.cfg</text:p>
          </table:table-cell>
          <table:table-cell table:style-name="ce42" office:value-type="string" calcext:value-type="string">
            <text:p>/home/oscar/Downloads/Kspaceconnect/ksp/GameData/ReStockPlus/Parts/Control/RCS/restock-rcs-block-quint-mini-1.cfg</text:p>
          </table:table-cell>
          <table:table-cell table:style-name="ce43" office:value-type="float" office:value="20" calcext:value-type="float">
            <text:p>20</text:p>
          </table:table-cell>
          <table:table-cell table:style-name="ce42" office:value-type="string" calcext:value-type="string">
            <text:p>restock-rcs-block-qunit-mini-1</text:p>
          </table:table-cell>
          <table:table-cell table:style-name="ce26" table:formula="of:=IFERROR(__xludf.dummyfunction(&quot;IF(ISBLANK(B554),&quot;&quot;RESSOURCE&quot;&quot;,REGEXEXTRACT(B554,&quot;&quot;GameData/(\w+)&quot;&quot;))&quot;);&quot;ReStockPlus&quot;)" office:value-type="string" office:string-value="ReStockPlus" calcext:value-type="string">
            <text:p>ReStockPlus</text:p>
          </table:table-cell>
          <table:table-cell table:style-name="ce43" office:value-type="float" office:value="0.0125" calcext:value-type="float">
            <text:p>0.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54]));-1;[.F554]*VLOOKUP([.N554];[$'CO$ Methodology Parts'.$A$12:.$E$57];5;1))" office:value-type="float" office:value="26" calcext:value-type="float">
            <text:p>26</text:p>
          </table:table-cell>
          <table:table-cell table:number-columns-repeated="1009"/>
        </table:table-row>
        <table:table-row table:style-name="ro1">
          <table:table-cell table:style-name="ce42" office:value-type="string" calcext:value-type="string">
            <text:p>restock-rcs-block-dual-mini-1.cfg</text:p>
          </table:table-cell>
          <table:table-cell table:style-name="ce42" office:value-type="string" calcext:value-type="string">
            <text:p>/home/oscar/Downloads/Kspaceconnect/ksp/GameData/ReStockPlus/Parts/Control/RCS/restock-rcs-block-dual-mini-1.cfg</text:p>
          </table:table-cell>
          <table:table-cell table:style-name="ce43" office:value-type="float" office:value="8" calcext:value-type="float">
            <text:p>8</text:p>
          </table:table-cell>
          <table:table-cell table:style-name="ce42" office:value-type="string" calcext:value-type="string">
            <text:p>restock-rcs-block-dual-mini-1</text:p>
          </table:table-cell>
          <table:table-cell table:style-name="ce26" table:formula="of:=IFERROR(__xludf.dummyfunction(&quot;IF(ISBLANK(B555),&quot;&quot;RESSOURCE&quot;&quot;,REGEXEXTRACT(B555,&quot;&quot;GameData/(\w+)&quot;&quot;))&quot;);&quot;ReStockPlus&quot;)" office:value-type="string" office:string-value="ReStockPlus" calcext:value-type="string">
            <text:p>ReStockPlus</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55]));-1;[.F555]*VLOOKUP([.N555];[$'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restock-rcs-block-quad-angled-1.cfg</text:p>
          </table:table-cell>
          <table:table-cell table:style-name="ce42" office:value-type="string" calcext:value-type="string">
            <text:p>/home/oscar/Downloads/Kspaceconnect/ksp/GameData/ReStockPlus/Parts/Control/RCS/restock-rcs-block-quad-angled-1.cfg</text:p>
          </table:table-cell>
          <table:table-cell table:style-name="ce43" office:value-type="float" office:value="45" calcext:value-type="float">
            <text:p>45</text:p>
          </table:table-cell>
          <table:table-cell table:style-name="ce42" office:value-type="string" calcext:value-type="string">
            <text:p>restock-rcs-block-quad-angled-1</text:p>
          </table:table-cell>
          <table:table-cell table:style-name="ce26" table:formula="of:=IFERROR(__xludf.dummyfunction(&quot;IF(ISBLANK(B556),&quot;&quot;RESSOURCE&quot;&quot;,REGEXEXTRACT(B556,&quot;&quot;GameData/(\w+)&quot;&quot;))&quot;);&quot;ReStockPlus&quot;)" office:value-type="string" office:string-value="ReStockPlus" calcext:value-type="string">
            <text:p>ReStockPlus</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56]));-1;[.F556]*VLOOKUP([.N556];[$'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restock-rcs-block-triple-angled-1.cfg</text:p>
          </table:table-cell>
          <table:table-cell table:style-name="ce42" office:value-type="string" calcext:value-type="string">
            <text:p>/home/oscar/Downloads/Kspaceconnect/ksp/GameData/ReStockPlus/Parts/Control/RCS/restock-rcs-block-triple-angled-1.cfg</text:p>
          </table:table-cell>
          <table:table-cell table:style-name="ce43" office:value-type="float" office:value="35" calcext:value-type="float">
            <text:p>35</text:p>
          </table:table-cell>
          <table:table-cell table:style-name="ce42" office:value-type="string" calcext:value-type="string">
            <text:p>restock-rcs-block-triple-angled-1</text:p>
          </table:table-cell>
          <table:table-cell table:style-name="ce26" table:formula="of:=IFERROR(__xludf.dummyfunction(&quot;IF(ISBLANK(B557),&quot;&quot;RESSOURCE&quot;&quot;,REGEXEXTRACT(B557,&quot;&quot;GameData/(\w+)&quot;&quot;))&quot;);&quot;ReStockPlus&quot;)" office:value-type="string" office:string-value="ReStockPlus" calcext:value-type="string">
            <text:p>ReStockPlus</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57]));-1;[.F557]*VLOOKUP([.N557];[$'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restock-rcs-single-mini-1.cfg</text:p>
          </table:table-cell>
          <table:table-cell table:style-name="ce42" office:value-type="string" calcext:value-type="string">
            <text:p>/home/oscar/Downloads/Kspaceconnect/ksp/GameData/ReStockPlus/Parts/Control/RCS/restock-rcs-single-mini-1.cfg</text:p>
          </table:table-cell>
          <table:table-cell table:style-name="ce43" office:value-type="float" office:value="4" calcext:value-type="float">
            <text:p>4</text:p>
          </table:table-cell>
          <table:table-cell table:style-name="ce42" office:value-type="string" calcext:value-type="string">
            <text:p>restock-rcs-single-mini-1</text:p>
          </table:table-cell>
          <table:table-cell table:style-name="ce26" table:formula="of:=IFERROR(__xludf.dummyfunction(&quot;IF(ISBLANK(B558),&quot;&quot;RESSOURCE&quot;&quot;,REGEXEXTRACT(B558,&quot;&quot;GameData/(\w+)&quot;&quot;))&quot;);&quot;ReStockPlus&quot;)" office:value-type="string" office:string-value="ReStockPlus" calcext:value-type="string">
            <text:p>ReStockPlus</text:p>
          </table:table-cell>
          <table:table-cell table:style-name="ce43" office:value-type="float" office:value="0.0025" calcext:value-type="float">
            <text:p>0.0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58]));-1;[.F558]*VLOOKUP([.N558];[$'CO$ Methodology Parts'.$A$12:.$E$57];5;1))" office:value-type="float" office:value="5.2" calcext:value-type="float">
            <text:p>5.2</text:p>
          </table:table-cell>
          <table:table-cell table:number-columns-repeated="1009"/>
        </table:table-row>
        <table:table-row table:style-name="ro1">
          <table:table-cell table:style-name="ce42" office:value-type="string" calcext:value-type="string">
            <text:p>restock-rcs-block-dual-1.cfg</text:p>
          </table:table-cell>
          <table:table-cell table:style-name="ce42" office:value-type="string" calcext:value-type="string">
            <text:p>/home/oscar/Downloads/Kspaceconnect/ksp/GameData/ReStockPlus/Parts/Control/RCS/restock-rcs-block-dual-1.cfg</text:p>
          </table:table-cell>
          <table:table-cell table:style-name="ce43" office:value-type="float" office:value="30" calcext:value-type="float">
            <text:p>30</text:p>
          </table:table-cell>
          <table:table-cell table:style-name="ce42" office:value-type="string" calcext:value-type="string">
            <text:p>restock-rcs-block-dual-1</text:p>
          </table:table-cell>
          <table:table-cell table:style-name="ce26" table:formula="of:=IFERROR(__xludf.dummyfunction(&quot;IF(ISBLANK(B559),&quot;&quot;RESSOURCE&quot;&quot;,REGEXEXTRACT(B559,&quot;&quot;GameData/(\w+)&quot;&quot;))&quot;);&quot;ReStockPlus&quot;)" office:value-type="string" office:string-value="ReStockPlus" calcext:value-type="string">
            <text:p>ReStockPlus</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59]));-1;[.F559]*VLOOKUP([.N559];[$'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restock-rcs-block-multi-mini-2.cfg</text:p>
          </table:table-cell>
          <table:table-cell table:style-name="ce42" office:value-type="string" calcext:value-type="string">
            <text:p>/home/oscar/Downloads/Kspaceconnect/ksp/GameData/ReStockPlus/Parts/Control/RCS/restock-rcs-block-multi-mini-2.cfg</text:p>
          </table:table-cell>
          <table:table-cell table:style-name="ce43" office:value-type="float" office:value="30" calcext:value-type="float">
            <text:p>30</text:p>
          </table:table-cell>
          <table:table-cell table:style-name="ce42" office:value-type="string" calcext:value-type="string">
            <text:p>restock-rcs-block-multi-mini-2</text:p>
          </table:table-cell>
          <table:table-cell table:style-name="ce26" table:formula="of:=IFERROR(__xludf.dummyfunction(&quot;IF(ISBLANK(B560),&quot;&quot;RESSOURCE&quot;&quot;,REGEXEXTRACT(B560,&quot;&quot;GameData/(\w+)&quot;&quot;))&quot;);&quot;ReStockPlus&quot;)" office:value-type="string" office:string-value="ReStockPlus" calcext:value-type="string">
            <text:p>ReStockPlus</text:p>
          </table:table-cell>
          <table:table-cell table:style-name="ce43" office:value-type="float" office:value="0.005" calcext:value-type="float">
            <text:p>0.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60]));-1;[.F560]*VLOOKUP([.N560];[$'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estock-rcs-block-quad-angled-mini-1.cfg</text:p>
          </table:table-cell>
          <table:table-cell table:style-name="ce42" office:value-type="string" calcext:value-type="string">
            <text:p>/home/oscar/Downloads/Kspaceconnect/ksp/GameData/ReStockPlus/Parts/Control/RCS/restock-rcs-block-quad-angled-mini-1.cfg</text:p>
          </table:table-cell>
          <table:table-cell table:style-name="ce43" office:value-type="float" office:value="16" calcext:value-type="float">
            <text:p>16</text:p>
          </table:table-cell>
          <table:table-cell table:style-name="ce42" office:value-type="string" calcext:value-type="string">
            <text:p>restock-rcs-block-quad-angled-mini-1</text:p>
          </table:table-cell>
          <table:table-cell table:style-name="ce26" table:formula="of:=IFERROR(__xludf.dummyfunction(&quot;IF(ISBLANK(B561),&quot;&quot;RESSOURCE&quot;&quot;,REGEXEXTRACT(B561,&quot;&quot;GameData/(\w+)&quot;&quot;))&quot;);&quot;ReStockPlus&quot;)" office:value-type="string" office:string-value="ReStockPlus" calcext:value-type="string">
            <text:p>ReStockPlus</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61]));-1;[.F561]*VLOOKUP([.N561];[$'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rcs-block-triple-angled-mini-1.cfg</text:p>
          </table:table-cell>
          <table:table-cell table:style-name="ce42" office:value-type="string" calcext:value-type="string">
            <text:p>/home/oscar/Downloads/Kspaceconnect/ksp/GameData/ReStockPlus/Parts/Control/RCS/restock-rcs-block-triple-angled-mini-1.cfg</text:p>
          </table:table-cell>
          <table:table-cell table:style-name="ce43" office:value-type="float" office:value="12" calcext:value-type="float">
            <text:p>12</text:p>
          </table:table-cell>
          <table:table-cell table:style-name="ce42" office:value-type="string" calcext:value-type="string">
            <text:p>restock-rcs-block-triple-angled-mini-1</text:p>
          </table:table-cell>
          <table:table-cell table:style-name="ce26" table:formula="of:=IFERROR(__xludf.dummyfunction(&quot;IF(ISBLANK(B562),&quot;&quot;RESSOURCE&quot;&quot;,REGEXEXTRACT(B562,&quot;&quot;GameData/(\w+)&quot;&quot;))&quot;);&quot;ReStockPlus&quot;)" office:value-type="string" office:string-value="ReStockPlus" calcext:value-type="string">
            <text:p>ReStockPlus</text:p>
          </table:table-cell>
          <table:table-cell table:style-name="ce43" office:value-type="float" office:value="0.0075" calcext:value-type="float">
            <text:p>0.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62]));-1;[.F562]*VLOOKUP([.N562];[$'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restock-rcs-block-multi-2.cfg</text:p>
          </table:table-cell>
          <table:table-cell table:style-name="ce42" office:value-type="string" calcext:value-type="string">
            <text:p>/home/oscar/Downloads/Kspaceconnect/ksp/GameData/ReStockPlus/Parts/Control/RCS/restock-rcs-block-multi-2.cfg</text:p>
          </table:table-cell>
          <table:table-cell table:style-name="ce43" office:value-type="float" office:value="52" calcext:value-type="float">
            <text:p>52</text:p>
          </table:table-cell>
          <table:table-cell table:style-name="ce42" office:value-type="string" calcext:value-type="string">
            <text:p>restock-rcs-block-multi-2</text:p>
          </table:table-cell>
          <table:table-cell table:style-name="ce26" table:formula="of:=IFERROR(__xludf.dummyfunction(&quot;IF(ISBLANK(B563),&quot;&quot;RESSOURCE&quot;&quot;,REGEXEXTRACT(B563,&quot;&quot;GameData/(\w+)&quot;&quot;))&quot;);&quot;ReStockPlus&quot;)" office:value-type="string" office:string-value="ReStockPlus" calcext:value-type="string">
            <text:p>ReStockPlus</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63]));-1;[.F563]*VLOOKUP([.N563];[$'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restock-rcs-block-quad-mini-1.cfg</text:p>
          </table:table-cell>
          <table:table-cell table:style-name="ce42" office:value-type="string" calcext:value-type="string">
            <text:p>/home/oscar/Downloads/Kspaceconnect/ksp/GameData/ReStockPlus/Parts/Control/RCS/restock-rcs-block-quad-mini-1.cfg</text:p>
          </table:table-cell>
          <table:table-cell table:style-name="ce43" office:value-type="float" office:value="16" calcext:value-type="float">
            <text:p>16</text:p>
          </table:table-cell>
          <table:table-cell table:style-name="ce42" office:value-type="string" calcext:value-type="string">
            <text:p>restock-rcs-block-quad-mini-1</text:p>
          </table:table-cell>
          <table:table-cell table:style-name="ce26" table:formula="of:=IFERROR(__xludf.dummyfunction(&quot;IF(ISBLANK(B564),&quot;&quot;RESSOURCE&quot;&quot;,REGEXEXTRACT(B564,&quot;&quot;GameData/(\w+)&quot;&quot;))&quot;);&quot;ReStockPlus&quot;)" office:value-type="string" office:string-value="ReStockPlus" calcext:value-type="string">
            <text:p>ReStockPlus</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64]));-1;[.F564]*VLOOKUP([.N564];[$'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rcs-block-quint-1.cfg</text:p>
          </table:table-cell>
          <table:table-cell table:style-name="ce42" office:value-type="string" calcext:value-type="string">
            <text:p>/home/oscar/Downloads/Kspaceconnect/ksp/GameData/ReStockPlus/Parts/Control/RCS/restock-rcs-block-quint-1.cfg</text:p>
          </table:table-cell>
          <table:table-cell table:style-name="ce43" office:value-type="float" office:value="60" calcext:value-type="float">
            <text:p>60</text:p>
          </table:table-cell>
          <table:table-cell table:style-name="ce42" office:value-type="string" calcext:value-type="string">
            <text:p>restock-rcs-block-quint-1</text:p>
          </table:table-cell>
          <table:table-cell table:style-name="ce26" table:formula="of:=IFERROR(__xludf.dummyfunction(&quot;IF(ISBLANK(B565),&quot;&quot;RESSOURCE&quot;&quot;,REGEXEXTRACT(B565,&quot;&quot;GameData/(\w+)&quot;&quot;))&quot;);&quot;ReStockPlus&quot;)" office:value-type="string" office:string-value="ReStockPlus" calcext:value-type="string">
            <text:p>ReStockPlus</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65]));-1;[.F565]*VLOOKUP([.N565];[$'CO$ Methodology Parts'.$A$12:.$E$57];5;1))" office:value-type="float" office:value="104" calcext:value-type="float">
            <text:p>104</text:p>
          </table:table-cell>
          <table:table-cell table:number-columns-repeated="1009"/>
        </table:table-row>
        <table:table-row table:style-name="ro1">
          <table:table-cell table:style-name="ce42" office:value-type="string" calcext:value-type="string">
            <text:p>restock-reactionwheel-1875-1.cfg</text:p>
          </table:table-cell>
          <table:table-cell table:style-name="ce42" office:value-type="string" calcext:value-type="string">
            <text:p>/home/oscar/Downloads/Kspaceconnect/ksp/GameData/ReStockPlus/Parts/Control/restock-reactionwheel-1875-1.cfg</text:p>
          </table:table-cell>
          <table:table-cell table:style-name="ce43" office:value-type="float" office:value="1825" calcext:value-type="float">
            <text:p>1825</text:p>
          </table:table-cell>
          <table:table-cell table:style-name="ce42" office:value-type="string" calcext:value-type="string">
            <text:p>restock-reactionwheel-1875-1</text:p>
          </table:table-cell>
          <table:table-cell table:style-name="ce26" table:formula="of:=IFERROR(__xludf.dummyfunction(&quot;IF(ISBLANK(B566),&quot;&quot;RESSOURCE&quot;&quot;,REGEXEXTRACT(B566,&quot;&quot;GameData/(\w+)&quot;&quot;))&quot;);&quot;ReStockPlus&quot;)" office:value-type="string" office:string-value="ReStockPlus" calcext:value-type="string">
            <text:p>ReStockPlus</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66]));-1;[.F566]*VLOOKUP([.N566];[$'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restock-reactionwheel-radial-1.cfg</text:p>
          </table:table-cell>
          <table:table-cell table:style-name="ce42" office:value-type="string" calcext:value-type="string">
            <text:p>/home/oscar/Downloads/Kspaceconnect/ksp/GameData/ReStockPlus/Parts/Control/restock-reactionwheel-radial-1.cfg</text:p>
          </table:table-cell>
          <table:table-cell table:style-name="ce43" office:value-type="float" office:value="500" calcext:value-type="float">
            <text:p>500</text:p>
          </table:table-cell>
          <table:table-cell table:style-name="ce42" office:value-type="string" calcext:value-type="string">
            <text:p>restock-reactionwheel-radial-1</text:p>
          </table:table-cell>
          <table:table-cell table:style-name="ce26" table:formula="of:=IFERROR(__xludf.dummyfunction(&quot;IF(ISBLANK(B567),&quot;&quot;RESSOURCE&quot;&quot;,REGEXEXTRACT(B567,&quot;&quot;GameData/(\w+)&quot;&quot;))&quot;);&quot;ReStockPlus&quot;)" office:value-type="string" office:string-value="ReStockPlus" calcext:value-type="string">
            <text:p>ReStockPlus</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67]));-1;[.F567]*VLOOKUP([.N567];[$'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restock-apu-radial-1.cfg</text:p>
          </table:table-cell>
          <table:table-cell table:style-name="ce42" office:value-type="string" calcext:value-type="string">
            <text:p>/home/oscar/Downloads/Kspaceconnect/ksp/GameData/ReStockPlus/Parts/Electrical/radial/restock-apu-radial-1.cfg</text:p>
          </table:table-cell>
          <table:table-cell table:style-name="ce43" office:value-type="float" office:value="700" calcext:value-type="float">
            <text:p>700</text:p>
          </table:table-cell>
          <table:table-cell table:style-name="ce42" office:value-type="string" calcext:value-type="string">
            <text:p>restock-apu-radial-1</text:p>
          </table:table-cell>
          <table:table-cell table:style-name="ce26" table:formula="of:=IFERROR(__xludf.dummyfunction(&quot;IF(ISBLANK(B568),&quot;&quot;RESSOURCE&quot;&quot;,REGEXEXTRACT(B568,&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568]));-1;[.F568]*VLOOKUP([.N568];[$'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restock-battery-1875-1.cfg</text:p>
          </table:table-cell>
          <table:table-cell table:style-name="ce42" office:value-type="string" calcext:value-type="string">
            <text:p>/home/oscar/Downloads/Kspaceconnect/ksp/GameData/ReStockPlus/Parts/Electrical/1875/restock-battery-1875-1.cfg</text:p>
          </table:table-cell>
          <table:table-cell table:style-name="ce43" office:value-type="float" office:value="2800" calcext:value-type="float">
            <text:p>2800</text:p>
          </table:table-cell>
          <table:table-cell table:style-name="ce42" office:value-type="string" calcext:value-type="string">
            <text:p>restock-battery-1875-1</text:p>
          </table:table-cell>
          <table:table-cell table:style-name="ce26" table:formula="of:=IFERROR(__xludf.dummyfunction(&quot;IF(ISBLANK(B569),&quot;&quot;RESSOURCE&quot;&quot;,REGEXEXTRACT(B569,&quot;&quot;GameData/(\w+)&quot;&quot;))&quot;);&quot;ReStockPlus&quot;)" office:value-type="string" office:string-value="ReStockPlus" calcext:value-type="string">
            <text:p>ReStockPlus</text:p>
          </table:table-cell>
          <table:table-cell table:style-name="ce43" office:value-type="float" office:value="0.125" calcext:value-type="float">
            <text:p>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569]));-1;[.F569]*VLOOKUP([.N569];[$'CO$ Methodology Parts'.$A$12:.$E$57];5;1))" office:value-type="float" office:value="3681.25" calcext:value-type="float">
            <text:p>3681.25</text:p>
          </table:table-cell>
          <table:table-cell table:number-columns-repeated="1009"/>
        </table:table-row>
        <table:table-row table:style-name="ro1">
          <table:table-cell table:style-name="ce42" office:value-type="string" calcext:value-type="string">
            <text:p>restock-battery-375-1.cfg</text:p>
          </table:table-cell>
          <table:table-cell table:style-name="ce42" office:value-type="string" calcext:value-type="string">
            <text:p>/home/oscar/Downloads/Kspaceconnect/ksp/GameData/ReStockPlus/Parts/Electrical/375/restock-battery-375-1.cfg</text:p>
          </table:table-cell>
          <table:table-cell table:style-name="ce43" office:value-type="float" office:value="11250" calcext:value-type="float">
            <text:p>11250</text:p>
          </table:table-cell>
          <table:table-cell table:style-name="ce42" office:value-type="string" calcext:value-type="string">
            <text:p>restock-battery-375-1</text:p>
          </table:table-cell>
          <table:table-cell table:style-name="ce26" table:formula="of:=IFERROR(__xludf.dummyfunction(&quot;IF(ISBLANK(B570),&quot;&quot;RESSOURCE&quot;&quot;,REGEXEXTRACT(B570,&quot;&quot;GameData/(\w+)&quot;&quot;))&quot;);&quot;ReStockPlus&quot;)" office:value-type="string" office:string-value="ReStockPlus" calcext:value-type="string">
            <text:p>ReStockPlus</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570]));-1;[.F570]*VLOOKUP([.N570];[$'CO$ Methodology Parts'.$A$12:.$E$57];5;1))" office:value-type="float" office:value="7239.94832" calcext:value-type="float">
            <text:p>7239.94832</text:p>
          </table:table-cell>
          <table:table-cell table:number-columns-repeated="1009"/>
        </table:table-row>
        <table:table-row table:style-name="ro1">
          <table:table-cell table:style-name="ce42" office:value-type="string" calcext:value-type="string">
            <text:p>restock-antenna-stack-3.cfg</text:p>
          </table:table-cell>
          <table:table-cell table:style-name="ce42" office:value-type="string" calcext:value-type="string">
            <text:p>/home/oscar/Downloads/Kspaceconnect/ksp/GameData/ReStockPlus/Parts/Communication/restock-antenna-stack-3.cfg</text:p>
          </table:table-cell>
          <table:table-cell table:style-name="ce43" office:value-type="float" office:value="999" calcext:value-type="float">
            <text:p>999</text:p>
          </table:table-cell>
          <table:table-cell table:style-name="ce42" office:value-type="string" calcext:value-type="string">
            <text:p>restock-antenna-stack-3</text:p>
          </table:table-cell>
          <table:table-cell table:style-name="ce26" table:formula="of:=IFERROR(__xludf.dummyfunction(&quot;IF(ISBLANK(B571),&quot;&quot;RESSOURCE&quot;&quot;,REGEXEXTRACT(B571,&quot;&quot;GameData/(\w+)&quot;&quot;))&quot;);&quot;ReStockPlus&quot;)" office:value-type="string" office:string-value="ReStockPlus" calcext:value-type="string">
            <text:p>ReStockPlus</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71]));-1;[.F571]*VLOOKUP([.N571];[$'CO$ Methodology Parts'.$A$12:.$E$57];5;1))" office:value-type="float" office:value="124.8" calcext:value-type="float">
            <text:p>124.8</text:p>
          </table:table-cell>
          <table:table-cell table:number-columns-repeated="1009"/>
        </table:table-row>
        <table:table-row table:style-name="ro1">
          <table:table-cell table:style-name="ce42" office:value-type="string" calcext:value-type="string">
            <text:p>restock-relay-radial-2.cfg</text:p>
          </table:table-cell>
          <table:table-cell table:style-name="ce42" office:value-type="string" calcext:value-type="string">
            <text:p>/home/oscar/Downloads/Kspaceconnect/ksp/GameData/ReStockPlus/Parts/Communication/restock-relay-radial-2.cfg</text:p>
          </table:table-cell>
          <table:table-cell table:style-name="ce43" office:value-type="float" office:value="1000" calcext:value-type="float">
            <text:p>1000</text:p>
          </table:table-cell>
          <table:table-cell table:style-name="ce42" office:value-type="string" calcext:value-type="string">
            <text:p>restock-relay-radial-2</text:p>
          </table:table-cell>
          <table:table-cell table:style-name="ce26" table:formula="of:=IFERROR(__xludf.dummyfunction(&quot;IF(ISBLANK(B572),&quot;&quot;RESSOURCE&quot;&quot;,REGEXEXTRACT(B572,&quot;&quot;GameData/(\w+)&quot;&quot;))&quot;);&quot;ReStockPlus&quot;)" office:value-type="string" office:string-value="ReStockPlus" calcext:value-type="string">
            <text:p>ReStockPlus</text:p>
          </table:table-cell>
          <table:table-cell table:style-name="ce43" office:value-type="float" office:value="0.18" calcext:value-type="float">
            <text:p>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572]));-1;[.F572]*VLOOKUP([.N572];[$'CO$ Methodology Parts'.$A$12:.$E$57];5;1))" office:value-type="float" office:value="5301" calcext:value-type="float">
            <text:p>5301</text:p>
          </table:table-cell>
          <table:table-cell table:number-columns-repeated="1009"/>
        </table:table-row>
        <table:table-row table:style-name="ro1">
          <table:table-cell table:style-name="ce42" office:value-type="string" calcext:value-type="string">
            <text:p>restock-antenna-stack-2.cfg</text:p>
          </table:table-cell>
          <table:table-cell table:style-name="ce42" office:value-type="string" calcext:value-type="string">
            <text:p>/home/oscar/Downloads/Kspaceconnect/ksp/GameData/ReStockPlus/Parts/Communication/restock-antenna-stack-2.cfg</text:p>
          </table:table-cell>
          <table:table-cell table:style-name="ce43" office:value-type="float" office:value="900" calcext:value-type="float">
            <text:p>900</text:p>
          </table:table-cell>
          <table:table-cell table:style-name="ce42" office:value-type="string" calcext:value-type="string">
            <text:p>restock-antenna-stack-2</text:p>
          </table:table-cell>
          <table:table-cell table:style-name="ce26" table:formula="of:=IFERROR(__xludf.dummyfunction(&quot;IF(ISBLANK(B573),&quot;&quot;RESSOURCE&quot;&quot;,REGEXEXTRACT(B573,&quot;&quot;GameData/(\w+)&quot;&quot;))&quot;);&quot;ReStockPlus&quot;)" office:value-type="string" office:string-value="ReStockPlus" calcext:value-type="string">
            <text:p>ReStockPlus</text:p>
          </table:table-cell>
          <table:table-cell table:style-name="ce43" office:value-type="float" office:value="0.055" calcext:value-type="float">
            <text:p>0.05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Fan Blade</text:p>
          </table:table-cell>
          <table:table-cell table:style-name="ce47" table:formula="of:=IF(IFERROR(SEARCH(&quot;zDeprecated&quot;;[.B573]));-1;[.F573]*VLOOKUP([.N573];[$'CO$ Methodology Parts'.$A$12:.$E$57];5;1))" office:value-type="float" office:value="1619.75" calcext:value-type="float">
            <text:p>1619.75</text:p>
          </table:table-cell>
          <table:table-cell table:number-columns-repeated="1009"/>
        </table:table-row>
        <table:table-row table:style-name="ro1">
          <table:table-cell table:style-name="ce42" office:value-type="string" calcext:value-type="string">
            <text:p>restock-relay-radial-2_v2.cfg</text:p>
          </table:table-cell>
          <table:table-cell table:style-name="ce42" office:value-type="string" calcext:value-type="string">
            <text:p>/home/oscar/Downloads/Kspaceconnect/ksp/GameData/ReStockPlus/Parts/Communication/restock-relay-radial-2_v2.cfg</text:p>
          </table:table-cell>
          <table:table-cell table:style-name="ce43" office:value-type="float" office:value="1000" calcext:value-type="float">
            <text:p>1000</text:p>
          </table:table-cell>
          <table:table-cell table:style-name="ce42" office:value-type="string" calcext:value-type="string">
            <text:p>restock-relay-radial-2_v2</text:p>
          </table:table-cell>
          <table:table-cell table:style-name="ce26" table:formula="of:=IFERROR(__xludf.dummyfunction(&quot;IF(ISBLANK(B574),&quot;&quot;RESSOURCE&quot;&quot;,REGEXEXTRACT(B574,&quot;&quot;GameData/(\w+)&quot;&quot;))&quot;);&quot;ReStockPlus&quot;)" office:value-type="string" office:string-value="ReStockPlus" calcext:value-type="string">
            <text:p>ReStockPlus</text:p>
          </table:table-cell>
          <table:table-cell table:style-name="ce43" office:value-type="float" office:value="0.18" calcext:value-type="float">
            <text:p>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74]));-1;[.F574]*VLOOKUP([.N574];[$'CO$ Methodology Parts'.$A$12:.$E$57];5;1))" office:value-type="float" office:value="820.7962791" calcext:value-type="float">
            <text:p>820.7962791</text:p>
          </table:table-cell>
          <table:table-cell table:number-columns-repeated="1009"/>
        </table:table-row>
        <table:table-row table:style-name="ro1">
          <table:table-cell table:style-name="ce42" office:value-type="string" calcext:value-type="string">
            <text:p>restock-nosecone-0625-1.cfg</text:p>
          </table:table-cell>
          <table:table-cell table:style-name="ce42" office:value-type="string" calcext:value-type="string">
            <text:p>/home/oscar/Downloads/Kspaceconnect/ksp/GameData/ReStockPlus/Parts/Aero/0625/restock-nosecone-0625-1.cfg</text:p>
          </table:table-cell>
          <table:table-cell table:style-name="ce43" office:value-type="float" office:value="160" calcext:value-type="float">
            <text:p>160</text:p>
          </table:table-cell>
          <table:table-cell table:style-name="ce42" office:value-type="string" calcext:value-type="string">
            <text:p>restock-nosecone-0625-1</text:p>
          </table:table-cell>
          <table:table-cell table:style-name="ce26" table:formula="of:=IFERROR(__xludf.dummyfunction(&quot;IF(ISBLANK(B575),&quot;&quot;RESSOURCE&quot;&quot;,REGEXEXTRACT(B575,&quot;&quot;GameData/(\w+)&quot;&quot;))&quot;);&quot;ReStockPlus&quot;)" office:value-type="string" office:string-value="ReStockPlus" calcext:value-type="string">
            <text:p>ReStockPlus</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75]));-1;[.F575]*VLOOKUP([.N575];[$'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restock-nosecone-5-1.cfg</text:p>
          </table:table-cell>
          <table:table-cell table:style-name="ce42" office:value-type="string" calcext:value-type="string">
            <text:p>/home/oscar/Downloads/Kspaceconnect/ksp/GameData/ReStockPlus/Parts/Aero/5/restock-nosecone-5-1.cfg</text:p>
          </table:table-cell>
          <table:table-cell table:style-name="ce43" office:value-type="float" office:value="1800" calcext:value-type="float">
            <text:p>1800</text:p>
          </table:table-cell>
          <table:table-cell table:style-name="ce42" office:value-type="string" calcext:value-type="string">
            <text:p>restock-nosecone-5-1</text:p>
          </table:table-cell>
          <table:table-cell table:style-name="ce26" table:formula="of:=IFERROR(__xludf.dummyfunction(&quot;IF(ISBLANK(B576),&quot;&quot;RESSOURCE&quot;&quot;,REGEXEXTRACT(B576,&quot;&quot;GameData/(\w+)&quot;&quot;))&quot;);&quot;ReStockPlus&quot;)" office:value-type="string" office:string-value="ReStockPlus" calcext:value-type="string">
            <text:p>ReStockPlus</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576]));-1;[.F576]*VLOOKUP([.N576];[$'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restock-heatshield-1875-1.cfg</text:p>
          </table:table-cell>
          <table:table-cell table:style-name="ce42" office:value-type="string" calcext:value-type="string">
            <text:p>/home/oscar/Downloads/Kspaceconnect/ksp/GameData/ReStockPlus/Parts/Aero/1875/restock-heatshield-1875-1.cfg</text:p>
          </table:table-cell>
          <table:table-cell table:style-name="ce43" office:value-type="float" office:value="250" calcext:value-type="float">
            <text:p>250</text:p>
          </table:table-cell>
          <table:table-cell table:style-name="ce42" office:value-type="string" calcext:value-type="string">
            <text:p>restock-heatshield-1875-1</text:p>
          </table:table-cell>
          <table:table-cell table:style-name="ce26" table:formula="of:=IFERROR(__xludf.dummyfunction(&quot;IF(ISBLANK(B577),&quot;&quot;RESSOURCE&quot;&quot;,REGEXEXTRACT(B577,&quot;&quot;GameData/(\w+)&quot;&quot;))&quot;);&quot;ReStockPlus&quot;)" office:value-type="string" office:string-value="ReStockPlus" calcext:value-type="string">
            <text:p>ReStockPlus</text:p>
          </table:table-cell>
          <table:table-cell table:style-name="ce43" office:value-type="float" office:value="0.3" calcext:value-type="float">
            <text:p>0.3</text:p>
          </table:table-cell>
          <table:table-cell table:number-columns-repeated="6" table:style-name="ce43" office:value-type="float" office:value="0" calcext:value-type="float">
            <text:p>0</text:p>
          </table:table-cell>
          <table:table-cell table:style-name="ce43" office:value-type="float" office:value="500" calcext:value-type="float">
            <text:p>500</text:p>
          </table:table-cell>
          <table:table-cell table:style-name="ce34" table:content-validation-name="val2" office:value-type="string" calcext:value-type="string">
            <text:p>Solar Panel</text:p>
          </table:table-cell>
          <table:table-cell table:style-name="ce47" table:formula="of:=IF(IFERROR(SEARCH(&quot;zDeprecated&quot;;[.B577]));-1;[.F577]*VLOOKUP([.N577];[$'CO$ Methodology Parts'.$A$12:.$E$57];5;1))" office:value-type="float" office:value="8063.937984" calcext:value-type="float">
            <text:p>8063.937984</text:p>
          </table:table-cell>
          <table:table-cell table:number-columns-repeated="1009"/>
        </table:table-row>
        <table:table-row table:style-name="ro1">
          <table:table-cell table:style-name="ce42" office:value-type="string" calcext:value-type="string">
            <text:p>restock-nosecone-1875-2.cfg</text:p>
          </table:table-cell>
          <table:table-cell table:style-name="ce42" office:value-type="string" calcext:value-type="string">
            <text:p>/home/oscar/Downloads/Kspaceconnect/ksp/GameData/ReStockPlus/Parts/Aero/1875/restock-nosecone-1875-2.cfg</text:p>
          </table:table-cell>
          <table:table-cell table:style-name="ce43" office:value-type="float" office:value="480" calcext:value-type="float">
            <text:p>480</text:p>
          </table:table-cell>
          <table:table-cell table:style-name="ce42" office:value-type="string" calcext:value-type="string">
            <text:p>restock-nosecone-1875-2</text:p>
          </table:table-cell>
          <table:table-cell table:style-name="ce26" table:formula="of:=IFERROR(__xludf.dummyfunction(&quot;IF(ISBLANK(B578),&quot;&quot;RESSOURCE&quot;&quot;,REGEXEXTRACT(B578,&quot;&quot;GameData/(\w+)&quot;&quot;))&quot;);&quot;ReStockPlus&quot;)" office:value-type="string" office:string-value="ReStockPlus" calcext:value-type="string">
            <text:p>ReStockPlus</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578]));-1;[.F578]*VLOOKUP([.N578];[$'CO$ Methodology Parts'.$A$12:.$E$57];5;1))" office:value-type="float" office:value="3225.575194" calcext:value-type="float">
            <text:p>3225.575194</text:p>
          </table:table-cell>
          <table:table-cell table:number-columns-repeated="1009"/>
        </table:table-row>
        <table:table-row table:style-name="ro1">
          <table:table-cell table:style-name="ce42" office:value-type="string" calcext:value-type="string">
            <text:p>restock-nosecone-1875-1.cfg</text:p>
          </table:table-cell>
          <table:table-cell table:style-name="ce42" office:value-type="string" calcext:value-type="string">
            <text:p>/home/oscar/Downloads/Kspaceconnect/ksp/GameData/ReStockPlus/Parts/Aero/1875/restock-nosecone-1875-1.cfg</text:p>
          </table:table-cell>
          <table:table-cell table:style-name="ce43" office:value-type="float" office:value="480" calcext:value-type="float">
            <text:p>480</text:p>
          </table:table-cell>
          <table:table-cell table:style-name="ce42" office:value-type="string" calcext:value-type="string">
            <text:p>restock-nosecone-1875-1</text:p>
          </table:table-cell>
          <table:table-cell table:style-name="ce26" table:formula="of:=IFERROR(__xludf.dummyfunction(&quot;IF(ISBLANK(B579),&quot;&quot;RESSOURCE&quot;&quot;,REGEXEXTRACT(B579,&quot;&quot;GameData/(\w+)&quot;&quot;))&quot;);&quot;ReStockPlus&quot;)" office:value-type="string" office:string-value="ReStockPlus" calcext:value-type="string">
            <text:p>ReStockPlus</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579]));-1;[.F579]*VLOOKUP([.N579];[$'CO$ Methodology Parts'.$A$12:.$E$57];5;1))" office:value-type="float" office:value="3225.575194" calcext:value-type="float">
            <text:p>3225.575194</text:p>
          </table:table-cell>
          <table:table-cell table:number-columns-repeated="1009"/>
        </table:table-row>
        <table:table-row table:style-name="ro1">
          <table:table-cell table:style-name="ce42" office:value-type="string" calcext:value-type="string">
            <text:p>restock-drone-core-0625-1.cfg</text:p>
          </table:table-cell>
          <table:table-cell table:style-name="ce42" office:value-type="string" calcext:value-type="string">
            <text:p>/home/oscar/Downloads/Kspaceconnect/ksp/GameData/ReStockPlus/Parts/Command/0625/restock-drone-core-0625-1.cfg</text:p>
          </table:table-cell>
          <table:table-cell table:style-name="ce43" office:value-type="float" office:value="1700" calcext:value-type="float">
            <text:p>1700</text:p>
          </table:table-cell>
          <table:table-cell table:style-name="ce42" office:value-type="string" calcext:value-type="string">
            <text:p>restock-drone-core-0625-1</text:p>
          </table:table-cell>
          <table:table-cell table:style-name="ce26" table:formula="of:=IFERROR(__xludf.dummyfunction(&quot;IF(ISBLANK(B580),&quot;&quot;RESSOURCE&quot;&quot;,REGEXEXTRACT(B580,&quot;&quot;GameData/(\w+)&quot;&quot;))&quot;);&quot;ReStockPlus&quot;)" office:value-type="string" office:string-value="ReStockPlus" calcext:value-type="string">
            <text:p>ReStockPlus</text:p>
          </table:table-cell>
          <table:table-cell table:style-name="ce43" office:value-type="float" office:value="0.05" calcext:value-type="float">
            <text:p>0.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580]));-1;[.F580]*VLOOKUP([.N580];[$'CO$ Methodology Parts'.$A$12:.$E$57];5;1))" office:value-type="float" office:value="1343.989664" calcext:value-type="float">
            <text:p>1343.989664</text:p>
          </table:table-cell>
          <table:table-cell table:number-columns-repeated="1009"/>
        </table:table-row>
        <table:table-row table:style-name="ro1">
          <table:table-cell table:style-name="ce42" office:value-type="string" calcext:value-type="string">
            <text:p>restock-mk2-pod.cfg</text:p>
          </table:table-cell>
          <table:table-cell table:style-name="ce42" office:value-type="string" calcext:value-type="string">
            <text:p>/home/oscar/Downloads/Kspaceconnect/ksp/GameData/ReStockPlus/Parts/Command/1875/restock-mk2-pod.cfg</text:p>
          </table:table-cell>
          <table:table-cell table:style-name="ce43" office:value-type="float" office:value="2776" calcext:value-type="float">
            <text:p>2776</text:p>
          </table:table-cell>
          <table:table-cell table:style-name="ce42" office:value-type="string" calcext:value-type="string">
            <text:p>restock-mk2-pod</text:p>
          </table:table-cell>
          <table:table-cell table:style-name="ce26" table:formula="of:=IFERROR(__xludf.dummyfunction(&quot;IF(ISBLANK(B581),&quot;&quot;RESSOURCE&quot;&quot;,REGEXEXTRACT(B581,&quot;&quot;GameData/(\w+)&quot;&quot;))&quot;);&quot;ReStockPlus&quot;)" office:value-type="string" office:string-value="ReStockPlus" calcext:value-type="string">
            <text:p>ReStockPlus</text:p>
          </table:table-cell>
          <table:table-cell table:style-name="ce43" office:value-type="float" office:value="1.56" calcext:value-type="float">
            <text:p>1.56</text:p>
          </table:table-cell>
          <table:table-cell table:number-columns-repeated="3" table:style-name="ce43" office:value-type="float" office:value="0" calcext:value-type="float">
            <text:p>0</text:p>
          </table:table-cell>
          <table:table-cell table:style-name="ce43" office:value-type="float" office:value="20" calcext:value-type="float">
            <text:p>2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581]));-1;[.F581]*VLOOKUP([.N581];[$'CO$ Methodology Parts'.$A$12:.$E$57];5;1))" office:value-type="float" office:value="41932.47752" calcext:value-type="float">
            <text:p>41932.47752</text:p>
          </table:table-cell>
          <table:table-cell table:number-columns-repeated="1009"/>
        </table:table-row>
        <table:table-row table:style-name="ro1">
          <table:table-cell table:style-name="ce42" office:value-type="string" calcext:value-type="string">
            <text:p>restock-drone-core-1875-1.cfg</text:p>
          </table:table-cell>
          <table:table-cell table:style-name="ce42" office:value-type="string" calcext:value-type="string">
            <text:p>/home/oscar/Downloads/Kspaceconnect/ksp/GameData/ReStockPlus/Parts/Command/1875/restock-drone-core-1875-1.cfg</text:p>
          </table:table-cell>
          <table:table-cell table:style-name="ce43" office:value-type="float" office:value="2900" calcext:value-type="float">
            <text:p>2900</text:p>
          </table:table-cell>
          <table:table-cell table:style-name="ce42" office:value-type="string" calcext:value-type="string">
            <text:p>restock-drone-core-1875-1</text:p>
          </table:table-cell>
          <table:table-cell table:style-name="ce26" table:formula="of:=IFERROR(__xludf.dummyfunction(&quot;IF(ISBLANK(B582),&quot;&quot;RESSOURCE&quot;&quot;,REGEXEXTRACT(B582,&quot;&quot;GameData/(\w+)&quot;&quot;))&quot;);&quot;ReStockPlus&quot;)" office:value-type="string" office:string-value="ReStockPlus" calcext:value-type="string">
            <text:p>ReStockPlus</text:p>
          </table:table-cell>
          <table:table-cell table:style-name="ce43" office:value-type="float" office:value="0.25" calcext:value-type="float">
            <text:p>0.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olar Panel</text:p>
          </table:table-cell>
          <table:table-cell table:style-name="ce47" table:formula="of:=IF(IFERROR(SEARCH(&quot;zDeprecated&quot;;[.B582]));-1;[.F582]*VLOOKUP([.N582];[$'CO$ Methodology Parts'.$A$12:.$E$57];5;1))" office:value-type="float" office:value="6719.94832" calcext:value-type="float">
            <text:p>6719.94832</text:p>
          </table:table-cell>
          <table:table-cell table:number-columns-repeated="1009"/>
        </table:table-row>
        <table:table-row table:style-name="ro1">
          <table:table-cell table:style-name="ce42" office:value-type="string" calcext:value-type="string">
            <text:p>restock-pod-sphere-1.cfg</text:p>
          </table:table-cell>
          <table:table-cell table:style-name="ce42" office:value-type="string" calcext:value-type="string">
            <text:p>/home/oscar/Downloads/Kspaceconnect/ksp/GameData/ReStockPlus/Parts/Command/125/restock-pod-sphere-1.cfg</text:p>
          </table:table-cell>
          <table:table-cell table:style-name="ce43" office:value-type="float" office:value="590" calcext:value-type="float">
            <text:p>590</text:p>
          </table:table-cell>
          <table:table-cell table:style-name="ce42" office:value-type="string" calcext:value-type="string">
            <text:p>restock-pod-sphere-1</text:p>
          </table:table-cell>
          <table:table-cell table:style-name="ce26" table:formula="of:=IFERROR(__xludf.dummyfunction(&quot;IF(ISBLANK(B583),&quot;&quot;RESSOURCE&quot;&quot;,REGEXEXTRACT(B583,&quot;&quot;GameData/(\w+)&quot;&quot;))&quot;);&quot;ReStockPlus&quot;)" office:value-type="string" office:string-value="ReStockPlus" calcext:value-type="string">
            <text:p>ReStockPlus</text:p>
          </table:table-cell>
          <table:table-cell table:style-name="ce43" office:value-type="float" office:value="0.75" calcext:value-type="float">
            <text:p>0.7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olar Panel</text:p>
          </table:table-cell>
          <table:table-cell table:style-name="ce47" table:formula="of:=IF(IFERROR(SEARCH(&quot;zDeprecated&quot;;[.B583]));-1;[.F583]*VLOOKUP([.N583];[$'CO$ Methodology Parts'.$A$12:.$E$57];5;1))" office:value-type="float" office:value="20159.84496" calcext:value-type="float">
            <text:p>20159.84496</text:p>
          </table:table-cell>
          <table:table-cell table:number-columns-repeated="1009"/>
        </table:table-row>
        <table:table-row table:style-name="ro1">
          <table:table-cell table:style-name="ce42" office:value-type="string" calcext:value-type="string">
            <text:p>restock-pod-sphere-3.cfg</text:p>
          </table:table-cell>
          <table:table-cell table:style-name="ce42" office:value-type="string" calcext:value-type="string">
            <text:p>/home/oscar/Downloads/Kspaceconnect/ksp/GameData/ReStockPlus/Parts/Command/125/restock-pod-sphere-3.cfg</text:p>
          </table:table-cell>
          <table:table-cell table:style-name="ce43" office:value-type="float" office:value="2990" calcext:value-type="float">
            <text:p>2990</text:p>
          </table:table-cell>
          <table:table-cell table:style-name="ce42" office:value-type="string" calcext:value-type="string">
            <text:p>restock-pod-sphere-3</text:p>
          </table:table-cell>
          <table:table-cell table:style-name="ce26" table:formula="of:=IFERROR(__xludf.dummyfunction(&quot;IF(ISBLANK(B584),&quot;&quot;RESSOURCE&quot;&quot;,REGEXEXTRACT(B584,&quot;&quot;GameData/(\w+)&quot;&quot;))&quot;);&quot;ReStockPlus&quot;)" office:value-type="string" office:string-value="ReStockPlus" calcext:value-type="string">
            <text:p>ReStockPlus</text:p>
          </table:table-cell>
          <table:table-cell table:style-name="ce43" office:value-type="float" office:value="2.25" calcext:value-type="float">
            <text:p>2.2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olar Panel</text:p>
          </table:table-cell>
          <table:table-cell table:style-name="ce47" table:formula="of:=IF(IFERROR(SEARCH(&quot;zDeprecated&quot;;[.B584]));-1;[.F584]*VLOOKUP([.N584];[$'CO$ Methodology Parts'.$A$12:.$E$57];5;1))" office:value-type="float" office:value="60479.53488" calcext:value-type="float">
            <text:p>60479.53488</text:p>
          </table:table-cell>
          <table:table-cell table:number-columns-repeated="1009"/>
        </table:table-row>
        <table:table-row table:style-name="ro1">
          <table:table-cell table:style-name="ce42" office:value-type="string" calcext:value-type="string">
            <text:p>restock-pod-sphere-2.cfg</text:p>
          </table:table-cell>
          <table:table-cell table:style-name="ce42" office:value-type="string" calcext:value-type="string">
            <text:p>/home/oscar/Downloads/Kspaceconnect/ksp/GameData/ReStockPlus/Parts/Command/125/restock-pod-sphere-2.cfg</text:p>
          </table:table-cell>
          <table:table-cell table:style-name="ce43" office:value-type="float" office:value="1990" calcext:value-type="float">
            <text:p>1990</text:p>
          </table:table-cell>
          <table:table-cell table:style-name="ce42" office:value-type="string" calcext:value-type="string">
            <text:p>restock-pod-sphere-2</text:p>
          </table:table-cell>
          <table:table-cell table:style-name="ce26" table:formula="of:=IFERROR(__xludf.dummyfunction(&quot;IF(ISBLANK(B585),&quot;&quot;RESSOURCE&quot;&quot;,REGEXEXTRACT(B585,&quot;&quot;GameData/(\w+)&quot;&quot;))&quot;);&quot;ReStockPlus&quot;)" office:value-type="string" office:string-value="ReStockPlus" calcext:value-type="string">
            <text:p>ReStockPlus</text:p>
          </table:table-cell>
          <table:table-cell table:style-name="ce43" office:value-type="float" office:value="1.5" calcext:value-type="float">
            <text:p>1.5</text:p>
          </table:table-cell>
          <table:table-cell table:number-columns-repeated="6" table:style-name="ce43" office:value-type="float" office:value="0" calcext:value-type="float">
            <text:p>0</text:p>
          </table:table-cell>
          <table:table-cell table:style-name="ce43" office:value-type="float" office:value="20" calcext:value-type="float">
            <text:p>20</text:p>
          </table:table-cell>
          <table:table-cell table:style-name="ce34" table:content-validation-name="val2" office:value-type="string" calcext:value-type="string">
            <text:p>Solar Panel</text:p>
          </table:table-cell>
          <table:table-cell table:style-name="ce47" table:formula="of:=IF(IFERROR(SEARCH(&quot;zDeprecated&quot;;[.B585]));-1;[.F585]*VLOOKUP([.N585];[$'CO$ Methodology Parts'.$A$12:.$E$57];5;1))" office:value-type="float" office:value="40319.68992" calcext:value-type="float">
            <text:p>40319.68992</text:p>
          </table:table-cell>
          <table:table-cell table:number-columns-repeated="1009"/>
        </table:table-row>
        <table:table-row table:style-name="ro1">
          <table:table-cell table:style-name="ce42" office:value-type="string" calcext:value-type="string">
            <text:p>restock-drone-core-375-1.cfg</text:p>
          </table:table-cell>
          <table:table-cell table:style-name="ce42" office:value-type="string" calcext:value-type="string">
            <text:p>/home/oscar/Downloads/Kspaceconnect/ksp/GameData/ReStockPlus/Parts/Command/375/restock-drone-core-375-1.cfg</text:p>
          </table:table-cell>
          <table:table-cell table:style-name="ce43" office:value-type="float" office:value="6300" calcext:value-type="float">
            <text:p>6300</text:p>
          </table:table-cell>
          <table:table-cell table:style-name="ce42" office:value-type="string" calcext:value-type="string">
            <text:p>restock-drone-core-375-1</text:p>
          </table:table-cell>
          <table:table-cell table:style-name="ce26" table:formula="of:=IFERROR(__xludf.dummyfunction(&quot;IF(ISBLANK(B586),&quot;&quot;RESSOURCE&quot;&quot;,REGEXEXTRACT(B586,&quot;&quot;GameData/(\w+)&quot;&quot;))&quot;);&quot;ReStockPlus&quot;)" office:value-type="string" office:string-value="ReStockPlus" calcext:value-type="string">
            <text:p>ReStockPlus</text:p>
          </table:table-cell>
          <table:table-cell table:style-name="ce43" office:value-type="float" office:value="0.85" calcext:value-type="float">
            <text:p>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86]));-1;[.F586]*VLOOKUP([.N586];[$'CO$ Methodology Parts'.$A$12:.$E$57];5;1))" office:value-type="float" office:value="2821.991214" calcext:value-type="float">
            <text:p>2821.991214</text:p>
          </table:table-cell>
          <table:table-cell table:number-columns-repeated="1009"/>
        </table:table-row>
        <table:table-row table:style-name="ro1">
          <table:table-cell table:style-name="ce42" office:value-type="string" calcext:value-type="string">
            <text:p>restock-ladder-static-2.cfg</text:p>
          </table:table-cell>
          <table:table-cell table:style-name="ce42" office:value-type="string" calcext:value-type="string">
            <text:p>/home/oscar/Downloads/Kspaceconnect/ksp/GameData/ReStockPlus/Parts/Utility/radial/restock-ladder-static-2.cfg</text:p>
          </table:table-cell>
          <table:table-cell table:style-name="ce43" office:value-type="float" office:value="200" calcext:value-type="float">
            <text:p>200</text:p>
          </table:table-cell>
          <table:table-cell table:style-name="ce42" office:value-type="string" calcext:value-type="string">
            <text:p>restock-ladder-static-2</text:p>
          </table:table-cell>
          <table:table-cell table:style-name="ce26" table:formula="of:=IFERROR(__xludf.dummyfunction(&quot;IF(ISBLANK(B587),&quot;&quot;RESSOURCE&quot;&quot;,REGEXEXTRACT(B587,&quot;&quot;GameData/(\w+)&quot;&quot;))&quot;);&quot;ReStockPlus&quot;)" office:value-type="string" office:string-value="ReStockPlus" calcext:value-type="string">
            <text:p>ReStockPlus</text:p>
          </table:table-cell>
          <table:table-cell table:style-name="ce43" office:value-type="float" office:value="0.01" calcext:value-type="float">
            <text:p>0.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87]));-1;[.F587]*VLOOKUP([.N587];[$'CO$ Methodology Parts'.$A$12:.$E$57];5;1))" office:value-type="float" office:value="33.19989664" calcext:value-type="float">
            <text:p>33.19989664</text:p>
          </table:table-cell>
          <table:table-cell table:number-columns-repeated="1009"/>
        </table:table-row>
        <table:table-row table:style-name="ro1">
          <table:table-cell table:style-name="ce42" office:value-type="string" calcext:value-type="string">
            <text:p>restock-ladder-static-3.cfg</text:p>
          </table:table-cell>
          <table:table-cell table:style-name="ce42" office:value-type="string" calcext:value-type="string">
            <text:p>/home/oscar/Downloads/Kspaceconnect/ksp/GameData/ReStockPlus/Parts/Utility/radial/restock-ladder-static-3.cfg</text:p>
          </table:table-cell>
          <table:table-cell table:style-name="ce43" office:value-type="float" office:value="400" calcext:value-type="float">
            <text:p>400</text:p>
          </table:table-cell>
          <table:table-cell table:style-name="ce42" office:value-type="string" calcext:value-type="string">
            <text:p>restock-ladder-static-3</text:p>
          </table:table-cell>
          <table:table-cell table:style-name="ce26" table:formula="of:=IFERROR(__xludf.dummyfunction(&quot;IF(ISBLANK(B588),&quot;&quot;RESSOURCE&quot;&quot;,REGEXEXTRACT(B588,&quot;&quot;GameData/(\w+)&quot;&quot;))&quot;);&quot;ReStockPlus&quot;)" office:value-type="string" office:string-value="ReStockPlus" calcext:value-type="string">
            <text:p>ReStockPlus</text:p>
          </table:table-cell>
          <table:table-cell table:style-name="ce43" office:value-type="float" office:value="0.02" calcext:value-type="float">
            <text:p>0.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88]));-1;[.F588]*VLOOKUP([.N588];[$'CO$ Methodology Parts'.$A$12:.$E$57];5;1))" office:value-type="float" office:value="66.39979328" calcext:value-type="float">
            <text:p>66.39979328</text:p>
          </table:table-cell>
          <table:table-cell table:number-columns-repeated="1009"/>
        </table:table-row>
        <table:table-row table:style-name="ro1">
          <table:table-cell table:style-name="ce42" office:value-type="string" calcext:value-type="string">
            <text:p>restock-fueltank-probe-1.cfg</text:p>
          </table:table-cell>
          <table:table-cell table:style-name="ce42" office:value-type="string" calcext:value-type="string">
            <text:p>/home/oscar/Downloads/Kspaceconnect/ksp/GameData/ReStockPlus/Parts/FuelTank/0625/restock-fueltank-probe-1.cfg</text:p>
          </table:table-cell>
          <table:table-cell table:style-name="ce43" office:value-type="float" office:value="5.08" calcext:value-type="float">
            <text:p>5.08</text:p>
          </table:table-cell>
          <table:table-cell table:style-name="ce42" office:value-type="string" calcext:value-type="string">
            <text:p>restock-fuel-tank-probe-1</text:p>
          </table:table-cell>
          <table:table-cell table:style-name="ce26" table:formula="of:=IFERROR(__xludf.dummyfunction(&quot;IF(ISBLANK(B589),&quot;&quot;RESSOURCE&quot;&quot;,REGEXEXTRACT(B589,&quot;&quot;GameData/(\w+)&quot;&quot;))&quot;);&quot;ReStockPlus&quot;)" office:value-type="string" office:string-value="ReStockPlus" calcext:value-type="string">
            <text:p>ReStockPlus</text:p>
          </table:table-cell>
          <table:table-cell table:style-name="ce43" office:value-type="float" office:value="0.005625" calcext:value-type="float">
            <text:p>0.005625</text:p>
          </table:table-cell>
          <table:table-cell table:number-columns-repeated="2" table:style-name="ce43" office:value-type="float" office:value="4" calcext:value-type="float">
            <text:p>4</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89]));-1;[.F589]*VLOOKUP([.N589];[$'CO$ Methodology Parts'.$A$12:.$E$57];5;1))" office:value-type="float" office:value="18.67494186" calcext:value-type="float">
            <text:p>18.67494186</text:p>
          </table:table-cell>
          <table:table-cell table:number-columns-repeated="1009"/>
        </table:table-row>
        <table:table-row table:style-name="ro1">
          <table:table-cell table:style-name="ce42" office:value-type="string" calcext:value-type="string">
            <text:p>restock-fueltank-0625-3.cfg</text:p>
          </table:table-cell>
          <table:table-cell table:style-name="ce42" office:value-type="string" calcext:value-type="string">
            <text:p>/home/oscar/Downloads/Kspaceconnect/ksp/GameData/ReStockPlus/Parts/FuelTank/0625/restock-fueltank-0625-3.cfg</text:p>
          </table:table-cell>
          <table:table-cell table:style-name="ce43" office:value-type="float" office:value="19.78" calcext:value-type="float">
            <text:p>19.78</text:p>
          </table:table-cell>
          <table:table-cell table:style-name="ce42" office:value-type="string" calcext:value-type="string">
            <text:p>restock-fuel-tank-0625-3</text:p>
          </table:table-cell>
          <table:table-cell table:style-name="ce26" table:formula="of:=IFERROR(__xludf.dummyfunction(&quot;IF(ISBLANK(B590),&quot;&quot;RESSOURCE&quot;&quot;,REGEXEXTRACT(B590,&quot;&quot;GameData/(\w+)&quot;&quot;))&quot;);&quot;ReStockPlus&quot;)" office:value-type="string" office:string-value="ReStockPlus" calcext:value-type="string">
            <text:p>ReStockPlus</text:p>
          </table:table-cell>
          <table:table-cell table:style-name="ce43" office:value-type="float" office:value="0.0225" calcext:value-type="float">
            <text:p>0.0225</text:p>
          </table:table-cell>
          <table:table-cell table:style-name="ce43" office:value-type="float" office:value="16" calcext:value-type="float">
            <text:p>16</text:p>
          </table:table-cell>
          <table:table-cell table:style-name="ce43" office:value-type="float" office:value="19" calcext:value-type="float">
            <text:p>19</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590]));-1;[.F590]*VLOOKUP([.N590];[$'CO$ Methodology Parts'.$A$12:.$E$57];5;1))" office:value-type="float" office:value="74.69976744" calcext:value-type="float">
            <text:p>74.69976744</text:p>
          </table:table-cell>
          <table:table-cell table:number-columns-repeated="1009"/>
        </table:table-row>
        <table:table-row table:style-name="ro1">
          <table:table-cell table:style-name="ce42" office:value-type="string" calcext:value-type="string">
            <text:p>restock-fuel-tank-sphere-0625-1.cfg</text:p>
          </table:table-cell>
          <table:table-cell table:style-name="ce42" office:value-type="string" calcext:value-type="string">
            <text:p>/home/oscar/Downloads/Kspaceconnect/ksp/GameData/ReStockPlus/Parts/FuelTank/0625/restock-fuel-tank-sphere-0625-1.cfg</text:p>
          </table:table-cell>
          <table:table-cell table:style-name="ce43" office:value-type="float" office:value="14.08" calcext:value-type="float">
            <text:p>14.08</text:p>
          </table:table-cell>
          <table:table-cell table:style-name="ce42" office:value-type="string" calcext:value-type="string">
            <text:p>restock-fueltank-sphere-0625-1</text:p>
          </table:table-cell>
          <table:table-cell table:style-name="ce26" table:formula="of:=IFERROR(__xludf.dummyfunction(&quot;IF(ISBLANK(B591),&quot;&quot;RESSOURCE&quot;&quot;,REGEXEXTRACT(B591,&quot;&quot;GameData/(\w+)&quot;&quot;))&quot;);&quot;ReStockPlus&quot;)" office:value-type="string" office:string-value="ReStockPlus" calcext:value-type="string">
            <text:p>ReStockPlus</text:p>
          </table:table-cell>
          <table:table-cell table:style-name="ce43" office:value-type="float" office:value="0.01125" calcext:value-type="float">
            <text:p>0.01125</text:p>
          </table:table-cell>
          <table:table-cell table:number-columns-repeated="2" table:style-name="ce43" office:value-type="float" office:value="4" calcext:value-type="float">
            <text:p>4</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591]));-1;[.F591]*VLOOKUP([.N591];[$'CO$ Methodology Parts'.$A$12:.$E$57];5;1))" office:value-type="float" office:value="239.8769622" calcext:value-type="float">
            <text:p>239.8769622</text:p>
          </table:table-cell>
          <table:table-cell table:number-columns-repeated="1009"/>
        </table:table-row>
        <table:table-row table:style-name="ro1">
          <table:table-cell table:style-name="ce42" office:value-type="string" calcext:value-type="string">
            <text:p>restock-fueltank-0625-1.cfg</text:p>
          </table:table-cell>
          <table:table-cell table:style-name="ce42" office:value-type="string" calcext:value-type="string">
            <text:p>/home/oscar/Downloads/Kspaceconnect/ksp/GameData/ReStockPlus/Parts/FuelTank/0625/restock-fueltank-0625-1.cfg</text:p>
          </table:table-cell>
          <table:table-cell table:style-name="ce43" office:value-type="float" office:value="78.58" calcext:value-type="float">
            <text:p>78.58</text:p>
          </table:table-cell>
          <table:table-cell table:style-name="ce42" office:value-type="string" calcext:value-type="string">
            <text:p>restock-fuel-tank-0625-1</text:p>
          </table:table-cell>
          <table:table-cell table:style-name="ce26" table:formula="of:=IFERROR(__xludf.dummyfunction(&quot;IF(ISBLANK(B592),&quot;&quot;RESSOURCE&quot;&quot;,REGEXEXTRACT(B592,&quot;&quot;GameData/(\w+)&quot;&quot;))&quot;);&quot;ReStockPlus&quot;)" office:value-type="string" office:string-value="ReStockPlus" calcext:value-type="string">
            <text:p>ReStockPlus</text:p>
          </table:table-cell>
          <table:table-cell table:style-name="ce43" office:value-type="float" office:value="0.09" calcext:value-type="float">
            <text:p>0.09</text:p>
          </table:table-cell>
          <table:table-cell table:style-name="ce43" office:value-type="float" office:value="64" calcext:value-type="float">
            <text:p>64</text:p>
          </table:table-cell>
          <table:table-cell table:style-name="ce43" office:value-type="float" office:value="79" calcext:value-type="float">
            <text:p>79</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592]));-1;[.F592]*VLOOKUP([.N592];[$'CO$ Methodology Parts'.$A$12:.$E$57];5;1))" office:value-type="float" office:value="1919.015698" calcext:value-type="float">
            <text:p>1919.015698</text:p>
          </table:table-cell>
          <table:table-cell table:number-columns-repeated="1009"/>
        </table:table-row>
        <table:table-row table:style-name="ro1">
          <table:table-cell table:style-name="ce42" office:value-type="string" calcext:value-type="string">
            <text:p>restock-fueltank-0625-4.cfg</text:p>
          </table:table-cell>
          <table:table-cell table:style-name="ce42" office:value-type="string" calcext:value-type="string">
            <text:p>/home/oscar/Downloads/Kspaceconnect/ksp/GameData/ReStockPlus/Parts/FuelTank/0625/restock-fueltank-0625-4.cfg</text:p>
          </table:table-cell>
          <table:table-cell table:style-name="ce43" office:value-type="float" office:value="5.08" calcext:value-type="float">
            <text:p>5.08</text:p>
          </table:table-cell>
          <table:table-cell table:style-name="ce42" office:value-type="string" calcext:value-type="string">
            <text:p>restock-fuel-tank-0625-5</text:p>
          </table:table-cell>
          <table:table-cell table:style-name="ce26" table:formula="of:=IFERROR(__xludf.dummyfunction(&quot;IF(ISBLANK(B593),&quot;&quot;RESSOURCE&quot;&quot;,REGEXEXTRACT(B593,&quot;&quot;GameData/(\w+)&quot;&quot;))&quot;);&quot;ReStockPlus&quot;)" office:value-type="string" office:string-value="ReStockPlus" calcext:value-type="string">
            <text:p>ReStockPlus</text:p>
          </table:table-cell>
          <table:table-cell table:style-name="ce43" office:value-type="float" office:value="0.005625" calcext:value-type="float">
            <text:p>0.005625</text:p>
          </table:table-cell>
          <table:table-cell table:number-columns-repeated="2" table:style-name="ce43" office:value-type="float" office:value="4" calcext:value-type="float">
            <text:p>4</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593]));-1;[.F593]*VLOOKUP([.N593];[$'CO$ Methodology Parts'.$A$12:.$E$57];5;1))" office:value-type="float" office:value="119.9384811" calcext:value-type="float">
            <text:p>119.9384811</text:p>
          </table:table-cell>
          <table:table-cell table:number-columns-repeated="1009"/>
        </table:table-row>
        <table:table-row table:style-name="ro1">
          <table:table-cell table:style-name="ce42" office:value-type="string" calcext:value-type="string">
            <text:p>restock-fueltank-probe-2.cfg</text:p>
          </table:table-cell>
          <table:table-cell table:style-name="ce42" office:value-type="string" calcext:value-type="string">
            <text:p>/home/oscar/Downloads/Kspaceconnect/ksp/GameData/ReStockPlus/Parts/FuelTank/0625/restock-fueltank-probe-2.cfg</text:p>
          </table:table-cell>
          <table:table-cell table:style-name="ce43" office:value-type="float" office:value="3.04" calcext:value-type="float">
            <text:p>3.04</text:p>
          </table:table-cell>
          <table:table-cell table:style-name="ce42" office:value-type="string" calcext:value-type="string">
            <text:p>restock-fuel-tank-probe-2</text:p>
          </table:table-cell>
          <table:table-cell table:style-name="ce26" table:formula="of:=IFERROR(__xludf.dummyfunction(&quot;IF(ISBLANK(B594),&quot;&quot;RESSOURCE&quot;&quot;,REGEXEXTRACT(B594,&quot;&quot;GameData/(\w+)&quot;&quot;))&quot;);&quot;ReStockPlus&quot;)" office:value-type="string" office:string-value="ReStockPlus" calcext:value-type="string">
            <text:p>ReStockPlus</text:p>
          </table:table-cell>
          <table:table-cell table:style-name="ce43" office:value-type="float" office:value="0.0028125" calcext:value-type="float">
            <text:p>0.0028125</text:p>
          </table:table-cell>
          <table:table-cell table:number-columns-repeated="2" table:style-name="ce43" office:value-type="float" office:value="2" calcext:value-type="float">
            <text:p>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594]));-1;[.F594]*VLOOKUP([.N594];[$'CO$ Methodology Parts'.$A$12:.$E$57];5;1))" office:value-type="float" office:value="59.96924055" calcext:value-type="float">
            <text:p>59.96924055</text:p>
          </table:table-cell>
          <table:table-cell table:number-columns-repeated="1009"/>
        </table:table-row>
        <table:table-row table:style-name="ro1">
          <table:table-cell table:style-name="ce42" office:value-type="string" calcext:value-type="string">
            <text:p>restock-fueltank-0625-2.cfg</text:p>
          </table:table-cell>
          <table:table-cell table:style-name="ce42" office:value-type="string" calcext:value-type="string">
            <text:p>/home/oscar/Downloads/Kspaceconnect/ksp/GameData/ReStockPlus/Parts/FuelTank/0625/restock-fueltank-0625-2.cfg</text:p>
          </table:table-cell>
          <table:table-cell table:style-name="ce43" office:value-type="float" office:value="39.3799999999999" calcext:value-type="float">
            <text:p>39.3799999999999</text:p>
          </table:table-cell>
          <table:table-cell table:style-name="ce42" office:value-type="string" calcext:value-type="string">
            <text:p>restock-fuel-tank-0625-2</text:p>
          </table:table-cell>
          <table:table-cell table:style-name="ce26" table:formula="of:=IFERROR(__xludf.dummyfunction(&quot;IF(ISBLANK(B595),&quot;&quot;RESSOURCE&quot;&quot;,REGEXEXTRACT(B595,&quot;&quot;GameData/(\w+)&quot;&quot;))&quot;);&quot;ReStockPlus&quot;)" office:value-type="string" office:string-value="ReStockPlus" calcext:value-type="string">
            <text:p>ReStockPlus</text:p>
          </table:table-cell>
          <table:table-cell table:style-name="ce43" office:value-type="float" office:value="0.045" calcext:value-type="float">
            <text:p>0.045</text:p>
          </table:table-cell>
          <table:table-cell table:style-name="ce43" office:value-type="float" office:value="32" calcext:value-type="float">
            <text:p>32</text:p>
          </table:table-cell>
          <table:table-cell table:style-name="ce43" office:value-type="float" office:value="39" calcext:value-type="float">
            <text:p>39</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595]));-1;[.F595]*VLOOKUP([.N595];[$'CO$ Methodology Parts'.$A$12:.$E$57];5;1))" office:value-type="float" office:value="959.5078488" calcext:value-type="float">
            <text:p>959.5078488</text:p>
          </table:table-cell>
          <table:table-cell table:number-columns-repeated="1009"/>
        </table:table-row>
        <table:table-row table:style-name="ro1">
          <table:table-cell table:style-name="ce42" office:value-type="string" calcext:value-type="string">
            <text:p>restock-fuel-tank-sphere-25-1.cfg</text:p>
          </table:table-cell>
          <table:table-cell table:style-name="ce42" office:value-type="string" calcext:value-type="string">
            <text:p>/home/oscar/Downloads/Kspaceconnect/ksp/GameData/ReStockPlus/Parts/FuelTank/25/restock-fuel-tank-sphere-25-1.cfg</text:p>
          </table:table-cell>
          <table:table-cell table:style-name="ce43" office:value-type="float" office:value="616.4" calcext:value-type="float">
            <text:p>616.4</text:p>
          </table:table-cell>
          <table:table-cell table:style-name="ce42" office:value-type="string" calcext:value-type="string">
            <text:p>restock-fueltank-sphere-25-1</text:p>
          </table:table-cell>
          <table:table-cell table:style-name="ce26" table:formula="of:=IFERROR(__xludf.dummyfunction(&quot;IF(ISBLANK(B596),&quot;&quot;RESSOURCE&quot;&quot;,REGEXEXTRACT(B596,&quot;&quot;GameData/(\w+)&quot;&quot;))&quot;);&quot;ReStockPlus&quot;)" office:value-type="string" office:string-value="ReStockPlus" calcext:value-type="string">
            <text:p>ReStockPlus</text:p>
          </table:table-cell>
          <table:table-cell table:style-name="ce43" office:value-type="float" office:value="0.5" calcext:value-type="float">
            <text:p>0.5</text:p>
          </table:table-cell>
          <table:table-cell table:style-name="ce43" office:value-type="float" office:value="180" calcext:value-type="float">
            <text:p>180</text:p>
          </table:table-cell>
          <table:table-cell table:style-name="ce43" office:value-type="float" office:value="220" calcext:value-type="float">
            <text:p>2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596]));-1;[.F596]*VLOOKUP([.N596];[$'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restock-fuel-tank-rcs-radial-tiny-1.cfg</text:p>
          </table:table-cell>
          <table:table-cell table:style-name="ce42" office:value-type="string" calcext:value-type="string">
            <text:p>/home/oscar/Downloads/Kspaceconnect/ksp/GameData/ReStockPlus/Parts/FuelTank/radial/restock-fuel-tank-rcs-radial-tiny-1.cfg</text:p>
          </table:table-cell>
          <table:table-cell table:style-name="ce43" office:value-type="float" office:value="21.6" calcext:value-type="float">
            <text:p>21.6</text:p>
          </table:table-cell>
          <table:table-cell table:style-name="ce42" office:value-type="string" calcext:value-type="string">
            <text:p>restock-fuel-tank-rcs-radial-tiny-1</text:p>
          </table:table-cell>
          <table:table-cell table:style-name="ce26" table:formula="of:=IFERROR(__xludf.dummyfunction(&quot;IF(ISBLANK(B597),&quot;&quot;RESSOURCE&quot;&quot;,REGEXEXTRACT(B597,&quot;&quot;GameData/(\w+)&quot;&quot;))&quot;);&quot;ReStockPlus&quot;)" office:value-type="string" office:string-value="ReStockPlus" calcext:value-type="string">
            <text:p>ReStockPlus</text:p>
          </table:table-cell>
          <table:table-cell table:style-name="ce43" office:value-type="float" office:value="0.01" calcext:value-type="float">
            <text:p>0.01</text:p>
          </table:table-cell>
          <table:table-cell table:number-columns-repeated="3" table:style-name="ce43" office:value-type="float" office:value="0" calcext:value-type="float">
            <text:p>0</text:p>
          </table:table-cell>
          <table:table-cell table:style-name="ce43" office:value-type="float" office:value="7" calcext:value-type="float">
            <text:p>7</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97]));-1;[.F597]*VLOOKUP([.N597];[$'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fueltank-5-3.cfg</text:p>
          </table:table-cell>
          <table:table-cell table:style-name="ce42" office:value-type="string" calcext:value-type="string">
            <text:p>/home/oscar/Downloads/Kspaceconnect/ksp/GameData/ReStockPlus/Parts/FuelTank/5/restock-fueltank-5-3.cfg</text:p>
          </table:table-cell>
          <table:table-cell table:style-name="ce43" office:value-type="float" office:value="6924.8" calcext:value-type="float">
            <text:p>6924.8</text:p>
          </table:table-cell>
          <table:table-cell table:style-name="ce42" office:value-type="string" calcext:value-type="string">
            <text:p>restock-fueltank-5-3</text:p>
          </table:table-cell>
          <table:table-cell table:style-name="ce26" table:formula="of:=IFERROR(__xludf.dummyfunction(&quot;IF(ISBLANK(B598),&quot;&quot;RESSOURCE&quot;&quot;,REGEXEXTRACT(B598,&quot;&quot;GameData/(\w+)&quot;&quot;))&quot;);&quot;ReStockPlus&quot;)" office:value-type="string" office:string-value="ReStockPlus" calcext:value-type="string">
            <text:p>ReStockPlus</text:p>
          </table:table-cell>
          <table:table-cell table:style-name="ce43" office:value-type="float" office:value="8" calcext:value-type="float">
            <text:p>8</text:p>
          </table:table-cell>
          <table:table-cell table:style-name="ce43" office:value-type="float" office:value="5760" calcext:value-type="float">
            <text:p>5760</text:p>
          </table:table-cell>
          <table:table-cell table:style-name="ce43" office:value-type="float" office:value="7040" calcext:value-type="float">
            <text:p>704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598]));-1;[.F598]*VLOOKUP([.N598];[$'CO$ Methodology Parts'.$A$12:.$E$57];5;1))" office:value-type="float" office:value="16640" calcext:value-type="float">
            <text:p>16640</text:p>
          </table:table-cell>
          <table:table-cell table:number-columns-repeated="1009"/>
        </table:table-row>
        <table:table-row table:style-name="ro1">
          <table:table-cell table:style-name="ce42" office:value-type="string" calcext:value-type="string">
            <text:p>restock-fueltank-adapter-375-5-1.cfg</text:p>
          </table:table-cell>
          <table:table-cell table:style-name="ce42" office:value-type="string" calcext:value-type="string">
            <text:p>/home/oscar/Downloads/Kspaceconnect/ksp/GameData/ReStockPlus/Parts/FuelTank/5/restock-fueltank-adapter-375-5-1.cfg</text:p>
          </table:table-cell>
          <table:table-cell table:style-name="ce43" office:value-type="float" office:value="3462.4" calcext:value-type="float">
            <text:p>3462.4</text:p>
          </table:table-cell>
          <table:table-cell table:style-name="ce42" office:value-type="string" calcext:value-type="string">
            <text:p>restock-fueltank-adapter-375-5-1</text:p>
          </table:table-cell>
          <table:table-cell table:style-name="ce26" table:formula="of:=IFERROR(__xludf.dummyfunction(&quot;IF(ISBLANK(B599),&quot;&quot;RESSOURCE&quot;&quot;,REGEXEXTRACT(B599,&quot;&quot;GameData/(\w+)&quot;&quot;))&quot;);&quot;ReStockPlus&quot;)" office:value-type="string" office:string-value="ReStockPlus" calcext:value-type="string">
            <text:p>ReStockPlus</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599]));-1;[.F599]*VLOOKUP([.N599];[$'CO$ Methodology Parts'.$A$12:.$E$57];5;1))" office:value-type="float" office:value="47999.66925" calcext:value-type="float">
            <text:p>47999.66925</text:p>
          </table:table-cell>
          <table:table-cell table:number-columns-repeated="1009"/>
        </table:table-row>
        <table:table-row table:style-name="ro1">
          <table:table-cell table:style-name="ce42" office:value-type="string" calcext:value-type="string">
            <text:p>restock-fueltank-5-2.cfg</text:p>
          </table:table-cell>
          <table:table-cell table:style-name="ce42" office:value-type="string" calcext:value-type="string">
            <text:p>/home/oscar/Downloads/Kspaceconnect/ksp/GameData/ReStockPlus/Parts/FuelTank/5/restock-fueltank-5-2.cfg</text:p>
          </table:table-cell>
          <table:table-cell table:style-name="ce43" office:value-type="float" office:value="13849.6" calcext:value-type="float">
            <text:p>13849.6</text:p>
          </table:table-cell>
          <table:table-cell table:style-name="ce42" office:value-type="string" calcext:value-type="string">
            <text:p>restock-fueltank-5-2</text:p>
          </table:table-cell>
          <table:table-cell table:style-name="ce26" table:formula="of:=IFERROR(__xludf.dummyfunction(&quot;IF(ISBLANK(B600),&quot;&quot;RESSOURCE&quot;&quot;,REGEXEXTRACT(B600,&quot;&quot;GameData/(\w+)&quot;&quot;))&quot;);&quot;ReStockPlus&quot;)" office:value-type="string" office:string-value="ReStockPlus" calcext:value-type="string">
            <text:p>ReStockPlus</text:p>
          </table:table-cell>
          <table:table-cell table:style-name="ce43" office:value-type="float" office:value="16" calcext:value-type="float">
            <text:p>16</text:p>
          </table:table-cell>
          <table:table-cell table:style-name="ce43" office:value-type="float" office:value="11520" calcext:value-type="float">
            <text:p>11520</text:p>
          </table:table-cell>
          <table:table-cell table:style-name="ce43" office:value-type="float" office:value="14080" calcext:value-type="float">
            <text:p>140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Decoupler</text:p>
          </table:table-cell>
          <table:table-cell table:style-name="ce47" table:formula="of:=IF(IFERROR(SEARCH(&quot;zDeprecated&quot;;[.B600]));-1;[.F600]*VLOOKUP([.N600];[$'CO$ Methodology Parts'.$A$12:.$E$57];5;1))" office:value-type="float" office:value="191998.677" calcext:value-type="float">
            <text:p>191998.677</text:p>
          </table:table-cell>
          <table:table-cell table:number-columns-repeated="1009"/>
        </table:table-row>
        <table:table-row table:style-name="ro1">
          <table:table-cell table:style-name="ce42" office:value-type="string" calcext:value-type="string">
            <text:p>restock-fueltank-saturn-engine-1.cfg</text:p>
          </table:table-cell>
          <table:table-cell table:style-name="ce42" office:value-type="string" calcext:value-type="string">
            <text:p>/home/oscar/Downloads/Kspaceconnect/ksp/GameData/ReStockPlus/Parts/FuelTank/5/restock-fueltank-saturn-engine-1.cfg</text:p>
          </table:table-cell>
          <table:table-cell table:style-name="ce43" office:value-type="float" office:value="3869" calcext:value-type="float">
            <text:p>3869</text:p>
          </table:table-cell>
          <table:table-cell table:style-name="ce42" office:value-type="string" calcext:value-type="string">
            <text:p>restock-fueltank-saturn-engine-1</text:p>
          </table:table-cell>
          <table:table-cell table:style-name="ce26" table:formula="of:=IFERROR(__xludf.dummyfunction(&quot;IF(ISBLANK(B601),&quot;&quot;RESSOURCE&quot;&quot;,REGEXEXTRACT(B601,&quot;&quot;GameData/(\w+)&quot;&quot;))&quot;);&quot;ReStockPlus&quot;)" office:value-type="string" office:string-value="ReStockPlus" calcext:value-type="string">
            <text:p>ReStockPlus</text:p>
          </table:table-cell>
          <table:table-cell table:style-name="ce43" office:value-type="float" office:value="5.625" calcext:value-type="float">
            <text:p>5.625</text:p>
          </table:table-cell>
          <table:table-cell table:style-name="ce43" office:value-type="float" office:value="4050" calcext:value-type="float">
            <text:p>4050</text:p>
          </table:table-cell>
          <table:table-cell table:style-name="ce43" office:value-type="float" office:value="4950" calcext:value-type="float">
            <text:p>495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1]));-1;[.F601]*VLOOKUP([.N601];[$'CO$ Methodology Parts'.$A$12:.$E$57];5;1))" office:value-type="float" office:value="11700" calcext:value-type="float">
            <text:p>11700</text:p>
          </table:table-cell>
          <table:table-cell table:number-columns-repeated="1009"/>
        </table:table-row>
        <table:table-row table:style-name="ro1">
          <table:table-cell table:style-name="ce42" office:value-type="string" calcext:value-type="string">
            <text:p>restock-fueltank-5-4.cfg</text:p>
          </table:table-cell>
          <table:table-cell table:style-name="ce42" office:value-type="string" calcext:value-type="string">
            <text:p>/home/oscar/Downloads/Kspaceconnect/ksp/GameData/ReStockPlus/Parts/FuelTank/5/restock-fueltank-5-4.cfg</text:p>
          </table:table-cell>
          <table:table-cell table:style-name="ce43" office:value-type="float" office:value="3462.4" calcext:value-type="float">
            <text:p>3462.4</text:p>
          </table:table-cell>
          <table:table-cell table:style-name="ce42" office:value-type="string" calcext:value-type="string">
            <text:p>restock-fueltank-5-4</text:p>
          </table:table-cell>
          <table:table-cell table:style-name="ce26" table:formula="of:=IFERROR(__xludf.dummyfunction(&quot;IF(ISBLANK(B602),&quot;&quot;RESSOURCE&quot;&quot;,REGEXEXTRACT(B602,&quot;&quot;GameData/(\w+)&quot;&quot;))&quot;);&quot;ReStockPlus&quot;)" office:value-type="string" office:string-value="ReStockPlus" calcext:value-type="string">
            <text:p>ReStockPlus</text:p>
          </table:table-cell>
          <table:table-cell table:style-name="ce43" office:value-type="float" office:value="4" calcext:value-type="float">
            <text:p>4</text:p>
          </table:table-cell>
          <table:table-cell table:style-name="ce43" office:value-type="float" office:value="2880" calcext:value-type="float">
            <text:p>2880</text:p>
          </table:table-cell>
          <table:table-cell table:style-name="ce43" office:value-type="float" office:value="3520" calcext:value-type="float">
            <text:p>352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2]));-1;[.F602]*VLOOKUP([.N602];[$'CO$ Methodology Parts'.$A$12:.$E$57];5;1))" office:value-type="float" office:value="8320" calcext:value-type="float">
            <text:p>8320</text:p>
          </table:table-cell>
          <table:table-cell table:number-columns-repeated="1009"/>
        </table:table-row>
        <table:table-row table:style-name="ro1">
          <table:table-cell table:style-name="ce42" office:value-type="string" calcext:value-type="string">
            <text:p>restock-fueltank-5-1.cfg</text:p>
          </table:table-cell>
          <table:table-cell table:style-name="ce42" office:value-type="string" calcext:value-type="string">
            <text:p>/home/oscar/Downloads/Kspaceconnect/ksp/GameData/ReStockPlus/Parts/FuelTank/5/restock-fueltank-5-1.cfg</text:p>
          </table:table-cell>
          <table:table-cell table:style-name="ce43" office:value-type="float" office:value="27699.2" calcext:value-type="float">
            <text:p>27699.2</text:p>
          </table:table-cell>
          <table:table-cell table:style-name="ce42" office:value-type="string" calcext:value-type="string">
            <text:p>restock-fueltank-5-1</text:p>
          </table:table-cell>
          <table:table-cell table:style-name="ce26" table:formula="of:=IFERROR(__xludf.dummyfunction(&quot;IF(ISBLANK(B603),&quot;&quot;RESSOURCE&quot;&quot;,REGEXEXTRACT(B603,&quot;&quot;GameData/(\w+)&quot;&quot;))&quot;);&quot;ReStockPlus&quot;)" office:value-type="string" office:string-value="ReStockPlus" calcext:value-type="string">
            <text:p>ReStockPlus</text:p>
          </table:table-cell>
          <table:table-cell table:style-name="ce43" office:value-type="float" office:value="32" calcext:value-type="float">
            <text:p>32</text:p>
          </table:table-cell>
          <table:table-cell table:style-name="ce43" office:value-type="float" office:value="23040" calcext:value-type="float">
            <text:p>23040</text:p>
          </table:table-cell>
          <table:table-cell table:style-name="ce43" office:value-type="float" office:value="28160" calcext:value-type="float">
            <text:p>281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3]));-1;[.F603]*VLOOKUP([.N603];[$'CO$ Methodology Parts'.$A$12:.$E$57];5;1))" office:value-type="float" office:value="66560" calcext:value-type="float">
            <text:p>66560</text:p>
          </table:table-cell>
          <table:table-cell table:number-columns-repeated="1009"/>
        </table:table-row>
        <table:table-row table:style-name="ro1">
          <table:table-cell table:style-name="ce42" office:value-type="string" calcext:value-type="string">
            <text:p>restock-fueltank-1875-1.cfg</text:p>
          </table:table-cell>
          <table:table-cell table:style-name="ce42" office:value-type="string" calcext:value-type="string">
            <text:p>/home/oscar/Downloads/Kspaceconnect/ksp/GameData/ReStockPlus/Parts/FuelTank/1875/restock-fueltank-1875-1.cfg</text:p>
          </table:table-cell>
          <table:table-cell table:style-name="ce43" office:value-type="float" office:value="973.8" calcext:value-type="float">
            <text:p>973.8</text:p>
          </table:table-cell>
          <table:table-cell table:style-name="ce42" office:value-type="string" calcext:value-type="string">
            <text:p>restock-fueltank-1875-1</text:p>
          </table:table-cell>
          <table:table-cell table:style-name="ce26" table:formula="of:=IFERROR(__xludf.dummyfunction(&quot;IF(ISBLANK(B604),&quot;&quot;RESSOURCE&quot;&quot;,REGEXEXTRACT(B604,&quot;&quot;GameData/(\w+)&quot;&quot;))&quot;);&quot;ReStockPlus&quot;)" office:value-type="string" office:string-value="ReStockPlus" calcext:value-type="string">
            <text:p>ReStockPlus</text:p>
          </table:table-cell>
          <table:table-cell table:style-name="ce43" office:value-type="float" office:value="1.125" calcext:value-type="float">
            <text:p>1.125</text:p>
          </table:table-cell>
          <table:table-cell table:style-name="ce43" office:value-type="float" office:value="810" calcext:value-type="float">
            <text:p>810</text:p>
          </table:table-cell>
          <table:table-cell table:style-name="ce43" office:value-type="float" office:value="990" calcext:value-type="float">
            <text:p>99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4]));-1;[.F604]*VLOOKUP([.N604];[$'CO$ Methodology Parts'.$A$12:.$E$57];5;1))" office:value-type="float" office:value="2340" calcext:value-type="float">
            <text:p>2340</text:p>
          </table:table-cell>
          <table:table-cell table:number-columns-repeated="1009"/>
        </table:table-row>
        <table:table-row table:style-name="ro1">
          <table:table-cell table:style-name="ce42" office:value-type="string" calcext:value-type="string">
            <text:p>restock-fuel-tank-sphere-1875-1.cfg</text:p>
          </table:table-cell>
          <table:table-cell table:style-name="ce42" office:value-type="string" calcext:value-type="string">
            <text:p>/home/oscar/Downloads/Kspaceconnect/ksp/GameData/ReStockPlus/Parts/FuelTank/1875/restock-fuel-tank-sphere-1875-1.cfg</text:p>
          </table:table-cell>
          <table:table-cell table:style-name="ce43" office:value-type="float" office:value="119.02" calcext:value-type="float">
            <text:p>119.02</text:p>
          </table:table-cell>
          <table:table-cell table:style-name="ce42" office:value-type="string" calcext:value-type="string">
            <text:p>restock-fueltank-sphere-1875-1</text:p>
          </table:table-cell>
          <table:table-cell table:style-name="ce26" table:formula="of:=IFERROR(__xludf.dummyfunction(&quot;IF(ISBLANK(B605),&quot;&quot;RESSOURCE&quot;&quot;,REGEXEXTRACT(B605,&quot;&quot;GameData/(\w+)&quot;&quot;))&quot;);&quot;ReStockPlus&quot;)" office:value-type="string" office:string-value="ReStockPlus" calcext:value-type="string">
            <text:p>ReStockPlus</text:p>
          </table:table-cell>
          <table:table-cell table:style-name="ce43" office:value-type="float" office:value="0.1375" calcext:value-type="float">
            <text:p>0.1375</text:p>
          </table:table-cell>
          <table:table-cell table:style-name="ce43" office:value-type="float" office:value="99" calcext:value-type="float">
            <text:p>99</text:p>
          </table:table-cell>
          <table:table-cell table:style-name="ce43" office:value-type="float" office:value="121" calcext:value-type="float">
            <text:p>121</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5]));-1;[.F605]*VLOOKUP([.N605];[$'CO$ Methodology Parts'.$A$12:.$E$57];5;1))" office:value-type="float" office:value="286" calcext:value-type="float">
            <text:p>286</text:p>
          </table:table-cell>
          <table:table-cell table:number-columns-repeated="1009"/>
        </table:table-row>
        <table:table-row table:style-name="ro1">
          <table:table-cell table:style-name="ce42" office:value-type="string" calcext:value-type="string">
            <text:p>restock-fueltank-adapter-1875-125-2.cfg</text:p>
          </table:table-cell>
          <table:table-cell table:style-name="ce42" office:value-type="string" calcext:value-type="string">
            <text:p>/home/oscar/Downloads/Kspaceconnect/ksp/GameData/ReStockPlus/Parts/FuelTank/1875/restock-fueltank-adapter-1875-125-2.cfg</text:p>
          </table:table-cell>
          <table:table-cell table:style-name="ce43" office:value-type="float" office:value="86.56" calcext:value-type="float">
            <text:p>86.56</text:p>
          </table:table-cell>
          <table:table-cell table:style-name="ce42" office:value-type="string" calcext:value-type="string">
            <text:p>restock-fueltank-adapter-1875-125-2</text:p>
          </table:table-cell>
          <table:table-cell table:style-name="ce26" table:formula="of:=IFERROR(__xludf.dummyfunction(&quot;IF(ISBLANK(B606),&quot;&quot;RESSOURCE&quot;&quot;,REGEXEXTRACT(B606,&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style-name="ce43" office:value-type="float" office:value="72" calcext:value-type="float">
            <text:p>72</text:p>
          </table:table-cell>
          <table:table-cell table:style-name="ce43" office:value-type="float" office:value="88" calcext:value-type="float">
            <text:p>88</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6]));-1;[.F606]*VLOOKUP([.N606];[$'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fueltank-adapter-25-1875-1.cfg</text:p>
          </table:table-cell>
          <table:table-cell table:style-name="ce42" office:value-type="string" calcext:value-type="string">
            <text:p>/home/oscar/Downloads/Kspaceconnect/ksp/GameData/ReStockPlus/Parts/FuelTank/1875/restock-fueltank-adapter-25-1875-1.cfg</text:p>
          </table:table-cell>
          <table:table-cell table:style-name="ce43" office:value-type="float" office:value="649.2" calcext:value-type="float">
            <text:p>649.2</text:p>
          </table:table-cell>
          <table:table-cell table:style-name="ce42" office:value-type="string" calcext:value-type="string">
            <text:p>restock-fueltank-adapter-25-1875-1</text:p>
          </table:table-cell>
          <table:table-cell table:style-name="ce26" table:formula="of:=IFERROR(__xludf.dummyfunction(&quot;IF(ISBLANK(B607),&quot;&quot;RESSOURCE&quot;&quot;,REGEXEXTRACT(B607,&quot;&quot;GameData/(\w+)&quot;&quot;))&quot;);&quot;ReStockPlus&quot;)" office:value-type="string" office:string-value="ReStockPlus" calcext:value-type="string">
            <text:p>ReStockPlus</text:p>
          </table:table-cell>
          <table:table-cell table:style-name="ce43" office:value-type="float" office:value="0.75" calcext:value-type="float">
            <text:p>0.75</text:p>
          </table:table-cell>
          <table:table-cell table:style-name="ce43" office:value-type="float" office:value="540" calcext:value-type="float">
            <text:p>540</text:p>
          </table:table-cell>
          <table:table-cell table:style-name="ce43" office:value-type="float" office:value="660" calcext:value-type="float">
            <text:p>66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7]));-1;[.F607]*VLOOKUP([.N607];[$'CO$ Methodology Parts'.$A$12:.$E$57];5;1))" office:value-type="float" office:value="1560" calcext:value-type="float">
            <text:p>1560</text:p>
          </table:table-cell>
          <table:table-cell table:number-columns-repeated="1009"/>
        </table:table-row>
        <table:table-row table:style-name="ro1">
          <table:table-cell table:style-name="ce42" office:value-type="string" calcext:value-type="string">
            <text:p>restock-fuel-tank-rcs-1875-1.cfg</text:p>
          </table:table-cell>
          <table:table-cell table:style-name="ce42" office:value-type="string" calcext:value-type="string">
            <text:p>/home/oscar/Downloads/Kspaceconnect/ksp/GameData/ReStockPlus/Parts/FuelTank/1875/restock-fuel-tank-rcs-1875-1.cfg</text:p>
          </table:table-cell>
          <table:table-cell table:style-name="ce43" office:value-type="float" office:value="480" calcext:value-type="float">
            <text:p>480</text:p>
          </table:table-cell>
          <table:table-cell table:style-name="ce42" office:value-type="string" calcext:value-type="string">
            <text:p>restock-fuel-tank-rcs-1875-1</text:p>
          </table:table-cell>
          <table:table-cell table:style-name="ce26" table:formula="of:=IFERROR(__xludf.dummyfunction(&quot;IF(ISBLANK(B608),&quot;&quot;RESSOURCE&quot;&quot;,REGEXEXTRACT(B608,&quot;&quot;GameData/(\w+)&quot;&quot;))&quot;);&quot;ReStockPlus&quot;)" office:value-type="string" office:string-value="ReStockPlus" calcext:value-type="string">
            <text:p>ReStockPlus</text:p>
          </table:table-cell>
          <table:table-cell table:style-name="ce43" office:value-type="float" office:value="0.25" calcext:value-type="float">
            <text:p>0.25</text:p>
          </table:table-cell>
          <table:table-cell table:number-columns-repeated="3" table:style-name="ce43" office:value-type="float" office:value="0" calcext:value-type="float">
            <text:p>0</text:p>
          </table:table-cell>
          <table:table-cell table:style-name="ce43" office:value-type="float" office:value="400" calcext:value-type="float">
            <text:p>40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08]));-1;[.F608]*VLOOKUP([.N608];[$'CO$ Methodology Parts'.$A$12:.$E$57];5;1))" office:value-type="float" office:value="520" calcext:value-type="float">
            <text:p>520</text:p>
          </table:table-cell>
          <table:table-cell table:number-columns-repeated="1009"/>
        </table:table-row>
        <table:table-row table:style-name="ro1">
          <table:table-cell table:style-name="ce42" office:value-type="string" calcext:value-type="string">
            <text:p>restock-fueltank-1875-3.cfg</text:p>
          </table:table-cell>
          <table:table-cell table:style-name="ce42" office:value-type="string" calcext:value-type="string">
            <text:p>/home/oscar/Downloads/Kspaceconnect/ksp/GameData/ReStockPlus/Parts/FuelTank/1875/restock-fueltank-1875-3.cfg</text:p>
          </table:table-cell>
          <table:table-cell table:style-name="ce43" office:value-type="float" office:value="238.04" calcext:value-type="float">
            <text:p>238.04</text:p>
          </table:table-cell>
          <table:table-cell table:style-name="ce42" office:value-type="string" calcext:value-type="string">
            <text:p>restock-fueltank-1875-3</text:p>
          </table:table-cell>
          <table:table-cell table:style-name="ce26" table:formula="of:=IFERROR(__xludf.dummyfunction(&quot;IF(ISBLANK(B609),&quot;&quot;RESSOURCE&quot;&quot;,REGEXEXTRACT(B609,&quot;&quot;GameData/(\w+)&quot;&quot;))&quot;);&quot;ReStockPlus&quot;)" office:value-type="string" office:string-value="ReStockPlus" calcext:value-type="string">
            <text:p>ReStockPlus</text:p>
          </table:table-cell>
          <table:table-cell table:style-name="ce43" office:value-type="float" office:value="0.275" calcext:value-type="float">
            <text:p>0.275</text:p>
          </table:table-cell>
          <table:table-cell table:style-name="ce43" office:value-type="float" office:value="198" calcext:value-type="float">
            <text:p>198</text:p>
          </table:table-cell>
          <table:table-cell table:style-name="ce43" office:value-type="float" office:value="242" calcext:value-type="float">
            <text:p>24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09]));-1;[.F609]*VLOOKUP([.N609];[$'CO$ Methodology Parts'.$A$12:.$E$57];5;1))" office:value-type="float" office:value="2453.6875" calcext:value-type="float">
            <text:p>2453.6875</text:p>
          </table:table-cell>
          <table:table-cell table:number-columns-repeated="1009"/>
        </table:table-row>
        <table:table-row table:style-name="ro1">
          <table:table-cell table:style-name="ce42" office:value-type="string" calcext:value-type="string">
            <text:p>restock-fueltank-1875-2.cfg</text:p>
          </table:table-cell>
          <table:table-cell table:style-name="ce42" office:value-type="string" calcext:value-type="string">
            <text:p>/home/oscar/Downloads/Kspaceconnect/ksp/GameData/ReStockPlus/Parts/FuelTank/1875/restock-fueltank-1875-2.cfg</text:p>
          </table:table-cell>
          <table:table-cell table:style-name="ce43" office:value-type="float" office:value="486.9" calcext:value-type="float">
            <text:p>486.9</text:p>
          </table:table-cell>
          <table:table-cell table:style-name="ce42" office:value-type="string" calcext:value-type="string">
            <text:p>restock-fueltank-1875-2</text:p>
          </table:table-cell>
          <table:table-cell table:style-name="ce26" table:formula="of:=IFERROR(__xludf.dummyfunction(&quot;IF(ISBLANK(B610),&quot;&quot;RESSOURCE&quot;&quot;,REGEXEXTRACT(B610,&quot;&quot;GameData/(\w+)&quot;&quot;))&quot;);&quot;ReStockPlus&quot;)" office:value-type="string" office:string-value="ReStockPlus" calcext:value-type="string">
            <text:p>ReStockPlus</text:p>
          </table:table-cell>
          <table:table-cell table:style-name="ce43" office:value-type="float" office:value="0.5625" calcext:value-type="float">
            <text:p>0.5625</text:p>
          </table:table-cell>
          <table:table-cell table:style-name="ce43" office:value-type="float" office:value="405" calcext:value-type="float">
            <text:p>405</text:p>
          </table:table-cell>
          <table:table-cell table:style-name="ce43" office:value-type="float" office:value="495" calcext:value-type="float">
            <text:p>49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610]));-1;[.F610]*VLOOKUP([.N610];[$'CO$ Methodology Parts'.$A$12:.$E$57];5;1))" office:value-type="float" office:value="5018.90625" calcext:value-type="float">
            <text:p>5018.90625</text:p>
          </table:table-cell>
          <table:table-cell table:number-columns-repeated="1009"/>
        </table:table-row>
        <table:table-row table:style-name="ro1">
          <table:table-cell table:style-name="ce42" office:value-type="string" calcext:value-type="string">
            <text:p>restock-fueltank-1875-soyuz-1.cfg</text:p>
          </table:table-cell>
          <table:table-cell table:style-name="ce42" office:value-type="string" calcext:value-type="string">
            <text:p>/home/oscar/Downloads/Kspaceconnect/ksp/GameData/ReStockPlus/Parts/FuelTank/1875/restock-fueltank-1875-soyuz-1.cfg</text:p>
          </table:table-cell>
          <table:table-cell table:style-name="ce43" office:value-type="float" office:value="846.8" calcext:value-type="float">
            <text:p>846.8</text:p>
          </table:table-cell>
          <table:table-cell table:style-name="ce42" office:value-type="string" calcext:value-type="string">
            <text:p>restock-fueltank-1875-soyuz-1</text:p>
          </table:table-cell>
          <table:table-cell table:style-name="ce26" table:formula="of:=IFERROR(__xludf.dummyfunction(&quot;IF(ISBLANK(B611),&quot;&quot;RESSOURCE&quot;&quot;,REGEXEXTRACT(B611,&quot;&quot;GameData/(\w+)&quot;&quot;))&quot;);&quot;ReStockPlus&quot;)" office:value-type="string" office:string-value="ReStockPlus" calcext:value-type="string">
            <text:p>ReStockPlus</text:p>
          </table:table-cell>
          <table:table-cell table:style-name="ce43" office:value-type="float" office:value="0.75" calcext:value-type="float">
            <text:p>0.75</text:p>
          </table:table-cell>
          <table:table-cell table:style-name="ce43" office:value-type="float" office:value="540" calcext:value-type="float">
            <text:p>540</text:p>
          </table:table-cell>
          <table:table-cell table:style-name="ce43" office:value-type="float" office:value="660" calcext:value-type="float">
            <text:p>660</text:p>
          </table:table-cell>
          <table:table-cell table:style-name="ce43" office:value-type="float" office:value="4" calcext:value-type="float">
            <text:p>4</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Nosecone</text:p>
          </table:table-cell>
          <table:table-cell table:style-name="ce47" table:formula="of:=IF(IFERROR(SEARCH(&quot;zDeprecated&quot;;[.B611]));-1;[.F611]*VLOOKUP([.N611];[$'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restock-fueltank-1875-4.cfg</text:p>
          </table:table-cell>
          <table:table-cell table:style-name="ce42" office:value-type="string" calcext:value-type="string">
            <text:p>/home/oscar/Downloads/Kspaceconnect/ksp/GameData/ReStockPlus/Parts/FuelTank/1875/restock-fueltank-1875-4.cfg</text:p>
          </table:table-cell>
          <table:table-cell table:style-name="ce43" office:value-type="float" office:value="119.02" calcext:value-type="float">
            <text:p>119.02</text:p>
          </table:table-cell>
          <table:table-cell table:style-name="ce42" office:value-type="string" calcext:value-type="string">
            <text:p>restock-fueltank-1875-4</text:p>
          </table:table-cell>
          <table:table-cell table:style-name="ce26" table:formula="of:=IFERROR(__xludf.dummyfunction(&quot;IF(ISBLANK(B612),&quot;&quot;RESSOURCE&quot;&quot;,REGEXEXTRACT(B612,&quot;&quot;GameData/(\w+)&quot;&quot;))&quot;);&quot;ReStockPlus&quot;)" office:value-type="string" office:string-value="ReStockPlus" calcext:value-type="string">
            <text:p>ReStockPlus</text:p>
          </table:table-cell>
          <table:table-cell table:style-name="ce43" office:value-type="float" office:value="0.1375" calcext:value-type="float">
            <text:p>0.1375</text:p>
          </table:table-cell>
          <table:table-cell table:style-name="ce43" office:value-type="float" office:value="99" calcext:value-type="float">
            <text:p>99</text:p>
          </table:table-cell>
          <table:table-cell table:style-name="ce43" office:value-type="float" office:value="121" calcext:value-type="float">
            <text:p>121</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2]));-1;[.F612]*VLOOKUP([.N612];[$'CO$ Methodology Parts'.$A$12:.$E$57];5;1))" office:value-type="float" office:value="286" calcext:value-type="float">
            <text:p>286</text:p>
          </table:table-cell>
          <table:table-cell table:number-columns-repeated="1009"/>
        </table:table-row>
        <table:table-row table:style-name="ro1">
          <table:table-cell table:style-name="ce42" office:value-type="string" calcext:value-type="string">
            <text:p>restock-fueltank-adapter-1875-0625-1.cfg</text:p>
          </table:table-cell>
          <table:table-cell table:style-name="ce42" office:value-type="string" calcext:value-type="string">
            <text:p>/home/oscar/Downloads/Kspaceconnect/ksp/GameData/ReStockPlus/Parts/FuelTank/1875/restock-fueltank-adapter-1875-0625-1.cfg</text:p>
          </table:table-cell>
          <table:table-cell table:style-name="ce43" office:value-type="float" office:value="86.56" calcext:value-type="float">
            <text:p>86.56</text:p>
          </table:table-cell>
          <table:table-cell table:style-name="ce42" office:value-type="string" calcext:value-type="string">
            <text:p>restock-fueltank-adapter-1875-0625-1</text:p>
          </table:table-cell>
          <table:table-cell table:style-name="ce26" table:formula="of:=IFERROR(__xludf.dummyfunction(&quot;IF(ISBLANK(B613),&quot;&quot;RESSOURCE&quot;&quot;,REGEXEXTRACT(B613,&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style-name="ce43" office:value-type="float" office:value="72" calcext:value-type="float">
            <text:p>72</text:p>
          </table:table-cell>
          <table:table-cell table:style-name="ce43" office:value-type="float" office:value="88" calcext:value-type="float">
            <text:p>88</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Light</text:p>
          </table:table-cell>
          <table:table-cell table:style-name="ce47" table:formula="of:=IF(IFERROR(SEARCH(&quot;zDeprecated&quot;;[.B613]));-1;[.F613]*VLOOKUP([.N613];[$'CO$ Methodology Parts'.$A$12:.$E$57];5;1))" office:value-type="float" office:value="2132.239664" calcext:value-type="float">
            <text:p>2132.239664</text:p>
          </table:table-cell>
          <table:table-cell table:number-columns-repeated="1009"/>
        </table:table-row>
        <table:table-row table:style-name="ro1">
          <table:table-cell table:style-name="ce42" office:value-type="string" calcext:value-type="string">
            <text:p>restock-fueltank-adapter-1875-125-1.cfg</text:p>
          </table:table-cell>
          <table:table-cell table:style-name="ce42" office:value-type="string" calcext:value-type="string">
            <text:p>/home/oscar/Downloads/Kspaceconnect/ksp/GameData/ReStockPlus/Parts/FuelTank/1875/restock-fueltank-adapter-1875-125-1.cfg</text:p>
          </table:table-cell>
          <table:table-cell table:style-name="ce43" office:value-type="float" office:value="324.6" calcext:value-type="float">
            <text:p>324.6</text:p>
          </table:table-cell>
          <table:table-cell table:style-name="ce42" office:value-type="string" calcext:value-type="string">
            <text:p>restock-fueltank-adapter-1875-125-1</text:p>
          </table:table-cell>
          <table:table-cell table:style-name="ce26" table:formula="of:=IFERROR(__xludf.dummyfunction(&quot;IF(ISBLANK(B614),&quot;&quot;RESSOURCE&quot;&quot;,REGEXEXTRACT(B614,&quot;&quot;GameData/(\w+)&quot;&quot;))&quot;);&quot;ReStockPlus&quot;)" office:value-type="string" office:string-value="ReStockPlus" calcext:value-type="string">
            <text:p>ReStockPlus</text:p>
          </table:table-cell>
          <table:table-cell table:style-name="ce43" office:value-type="float" office:value="0.375" calcext:value-type="float">
            <text:p>0.375</text:p>
          </table:table-cell>
          <table:table-cell table:style-name="ce43" office:value-type="float" office:value="270" calcext:value-type="float">
            <text:p>270</text:p>
          </table:table-cell>
          <table:table-cell table:style-name="ce43" office:value-type="float" office:value="330" calcext:value-type="float">
            <text:p>33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4]));-1;[.F614]*VLOOKUP([.N614];[$'CO$ Methodology Parts'.$A$12:.$E$57];5;1))" office:value-type="float" office:value="780" calcext:value-type="float">
            <text:p>780</text:p>
          </table:table-cell>
          <table:table-cell table:number-columns-repeated="1009"/>
        </table:table-row>
        <table:table-row table:style-name="ro1">
          <table:table-cell table:style-name="ce42" office:value-type="string" calcext:value-type="string">
            <text:p>restock-fuel-tank-sphere-125-1.cfg</text:p>
          </table:table-cell>
          <table:table-cell table:style-name="ce42" office:value-type="string" calcext:value-type="string">
            <text:p>/home/oscar/Downloads/Kspaceconnect/ksp/GameData/ReStockPlus/Parts/FuelTank/125/restock-fuel-tank-sphere-125-1.cfg</text:p>
          </table:table-cell>
          <table:table-cell table:style-name="ce43" office:value-type="float" office:value="127.54" calcext:value-type="float">
            <text:p>127.54</text:p>
          </table:table-cell>
          <table:table-cell table:style-name="ce42" office:value-type="string" calcext:value-type="string">
            <text:p>restock-fueltank-sphere-125-1</text:p>
          </table:table-cell>
          <table:table-cell table:style-name="ce26" table:formula="of:=IFERROR(__xludf.dummyfunction(&quot;IF(ISBLANK(B615),&quot;&quot;RESSOURCE&quot;&quot;,REGEXEXTRACT(B615,&quot;&quot;GameData/(\w+)&quot;&quot;))&quot;);&quot;ReStockPlus&quot;)" office:value-type="string" office:string-value="ReStockPlus" calcext:value-type="string">
            <text:p>ReStockPlus</text:p>
          </table:table-cell>
          <table:table-cell table:style-name="ce43" office:value-type="float" office:value="0.0625" calcext:value-type="float">
            <text:p>0.0625</text:p>
          </table:table-cell>
          <table:table-cell table:style-name="ce43" office:value-type="float" office:value="22" calcext:value-type="float">
            <text:p>22</text:p>
          </table:table-cell>
          <table:table-cell table:style-name="ce43" office:value-type="float" office:value="27" calcext:value-type="float">
            <text:p>27</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5]));-1;[.F615]*VLOOKUP([.N615];[$'CO$ Methodology Parts'.$A$12:.$E$57];5;1))" office:value-type="float" office:value="130" calcext:value-type="float">
            <text:p>130</text:p>
          </table:table-cell>
          <table:table-cell table:number-columns-repeated="1009"/>
        </table:table-row>
        <table:table-row table:style-name="ro1">
          <table:table-cell table:style-name="ce42" office:value-type="string" calcext:value-type="string">
            <text:p>restock-nosecone-375-1.cfg</text:p>
          </table:table-cell>
          <table:table-cell table:style-name="ce42" office:value-type="string" calcext:value-type="string">
            <text:p>/home/oscar/Downloads/Kspaceconnect/ksp/GameData/ReStockPlus/Parts/FuelTank/375/restock-nosecone-375-1.cfg</text:p>
          </table:table-cell>
          <table:table-cell table:style-name="ce43" office:value-type="float" office:value="1797.6" calcext:value-type="float">
            <text:p>1797.6</text:p>
          </table:table-cell>
          <table:table-cell table:style-name="ce42" office:value-type="string" calcext:value-type="string">
            <text:p>restock-nosecone-375-1</text:p>
          </table:table-cell>
          <table:table-cell table:style-name="ce26" table:formula="of:=IFERROR(__xludf.dummyfunction(&quot;IF(ISBLANK(B616),&quot;&quot;RESSOURCE&quot;&quot;,REGEXEXTRACT(B616,&quot;&quot;GameData/(\w+)&quot;&quot;))&quot;);&quot;ReStockPlus&quot;)" office:value-type="string" office:string-value="ReStockPlus" calcext:value-type="string">
            <text:p>ReStockPlus</text:p>
          </table:table-cell>
          <table:table-cell table:style-name="ce43" office:value-type="float" office:value="2.25" calcext:value-type="float">
            <text:p>2.25</text:p>
          </table:table-cell>
          <table:table-cell table:style-name="ce43" office:value-type="float" office:value="1620" calcext:value-type="float">
            <text:p>1620</text:p>
          </table:table-cell>
          <table:table-cell table:style-name="ce43" office:value-type="float" office:value="1980" calcext:value-type="float">
            <text:p>198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6]));-1;[.F616]*VLOOKUP([.N616];[$'CO$ Methodology Parts'.$A$12:.$E$57];5;1))" office:value-type="float" office:value="4680" calcext:value-type="float">
            <text:p>4680</text:p>
          </table:table-cell>
          <table:table-cell table:number-columns-repeated="1009"/>
        </table:table-row>
        <table:table-row table:style-name="ro1">
          <table:table-cell table:style-name="ce42" office:value-type="string" calcext:value-type="string">
            <text:p>restock-fuel-tank-375-4.cfg</text:p>
          </table:table-cell>
          <table:table-cell table:style-name="ce42" office:value-type="string" calcext:value-type="string">
            <text:p>/home/oscar/Downloads/Kspaceconnect/ksp/GameData/ReStockPlus/Parts/FuelTank/375/restock-fuel-tank-375-4.cfg</text:p>
          </table:table-cell>
          <table:table-cell table:style-name="ce43" office:value-type="float" office:value="798.8" calcext:value-type="float">
            <text:p>798.8</text:p>
          </table:table-cell>
          <table:table-cell table:style-name="ce42" office:value-type="string" calcext:value-type="string">
            <text:p>restock-fuel-tank-375-4</text:p>
          </table:table-cell>
          <table:table-cell table:style-name="ce26" table:formula="of:=IFERROR(__xludf.dummyfunction(&quot;IF(ISBLANK(B617),&quot;&quot;RESSOURCE&quot;&quot;,REGEXEXTRACT(B617,&quot;&quot;GameData/(\w+)&quot;&quot;))&quot;);&quot;ReStockPlus&quot;)" office:value-type="string" office:string-value="ReStockPlus" calcext:value-type="string">
            <text:p>ReStockPlus</text:p>
          </table:table-cell>
          <table:table-cell table:style-name="ce43" office:value-type="float" office:value="1.125" calcext:value-type="float">
            <text:p>1.125</text:p>
          </table:table-cell>
          <table:table-cell table:style-name="ce43" office:value-type="float" office:value="810" calcext:value-type="float">
            <text:p>810</text:p>
          </table:table-cell>
          <table:table-cell table:style-name="ce43" office:value-type="float" office:value="990" calcext:value-type="float">
            <text:p>990</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7]));-1;[.F617]*VLOOKUP([.N617];[$'CO$ Methodology Parts'.$A$12:.$E$57];5;1))" office:value-type="float" office:value="2340" calcext:value-type="float">
            <text:p>2340</text:p>
          </table:table-cell>
          <table:table-cell table:number-columns-repeated="1009"/>
        </table:table-row>
        <table:table-row table:style-name="ro1">
          <table:table-cell table:style-name="ce42" office:value-type="string" calcext:value-type="string">
            <text:p>restock-fuel-tank-rcs-375-1.cfg</text:p>
          </table:table-cell>
          <table:table-cell table:style-name="ce42" office:value-type="string" calcext:value-type="string">
            <text:p>/home/oscar/Downloads/Kspaceconnect/ksp/GameData/ReStockPlus/Parts/FuelTank/375/restock-fuel-tank-rcs-375-1.cfg</text:p>
          </table:table-cell>
          <table:table-cell table:style-name="ce43" office:value-type="float" office:value="1980" calcext:value-type="float">
            <text:p>1980</text:p>
          </table:table-cell>
          <table:table-cell table:style-name="ce42" office:value-type="string" calcext:value-type="string">
            <text:p>restock-fuel-tank-rcs-375-1</text:p>
          </table:table-cell>
          <table:table-cell table:style-name="ce26" table:formula="of:=IFERROR(__xludf.dummyfunction(&quot;IF(ISBLANK(B618),&quot;&quot;RESSOURCE&quot;&quot;,REGEXEXTRACT(B618,&quot;&quot;GameData/(\w+)&quot;&quot;))&quot;);&quot;ReStockPlus&quot;)" office:value-type="string" office:string-value="ReStockPlus" calcext:value-type="string">
            <text:p>ReStockPlus</text:p>
          </table:table-cell>
          <table:table-cell table:style-name="ce43" office:value-type="float" office:value="0.88" calcext:value-type="float">
            <text:p>0.88</text:p>
          </table:table-cell>
          <table:table-cell table:number-columns-repeated="3" table:style-name="ce43" office:value-type="float" office:value="0" calcext:value-type="float">
            <text:p>0</text:p>
          </table:table-cell>
          <table:table-cell table:style-name="ce43" office:value-type="float" office:value="1650" calcext:value-type="float">
            <text:p>1650</text:p>
          </table:table-cell>
          <table:table-cell table:number-columns-repeated="3"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8]));-1;[.F618]*VLOOKUP([.N618];[$'CO$ Methodology Parts'.$A$12:.$E$57];5;1))" office:value-type="float" office:value="1830.4" calcext:value-type="float">
            <text:p>1830.4</text:p>
          </table:table-cell>
          <table:table-cell table:number-columns-repeated="1009"/>
        </table:table-row>
        <table:table-row table:style-name="ro1">
          <table:table-cell table:style-name="ce42" office:value-type="string" calcext:value-type="string">
            <text:p>restock-fuel-tank-sphere-375-1.cfg</text:p>
          </table:table-cell>
          <table:table-cell table:style-name="ce42" office:value-type="string" calcext:value-type="string">
            <text:p>/home/oscar/Downloads/Kspaceconnect/ksp/GameData/ReStockPlus/Parts/FuelTank/375/restock-fuel-tank-sphere-375-1.cfg</text:p>
          </table:table-cell>
          <table:table-cell table:style-name="ce43" office:value-type="float" office:value="1211.9" calcext:value-type="float">
            <text:p>1211.9</text:p>
          </table:table-cell>
          <table:table-cell table:style-name="ce42" office:value-type="string" calcext:value-type="string">
            <text:p>restock-fueltank-sphere-375-1</text:p>
          </table:table-cell>
          <table:table-cell table:style-name="ce26" table:formula="of:=IFERROR(__xludf.dummyfunction(&quot;IF(ISBLANK(B619),&quot;&quot;RESSOURCE&quot;&quot;,REGEXEXTRACT(B619,&quot;&quot;GameData/(\w+)&quot;&quot;))&quot;);&quot;ReStockPlus&quot;)" office:value-type="string" office:string-value="ReStockPlus" calcext:value-type="string">
            <text:p>ReStockPlus</text:p>
          </table:table-cell>
          <table:table-cell table:style-name="ce43" office:value-type="float" office:value="1.125" calcext:value-type="float">
            <text:p>1.125</text:p>
          </table:table-cell>
          <table:table-cell table:style-name="ce43" office:value-type="float" office:value="405" calcext:value-type="float">
            <text:p>405</text:p>
          </table:table-cell>
          <table:table-cell table:style-name="ce43" office:value-type="float" office:value="495" calcext:value-type="float">
            <text:p>495</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19]));-1;[.F619]*VLOOKUP([.N619];[$'CO$ Methodology Parts'.$A$12:.$E$57];5;1))" office:value-type="float" office:value="2340" calcext:value-type="float">
            <text:p>2340</text:p>
          </table:table-cell>
          <table:table-cell table:number-columns-repeated="1009"/>
        </table:table-row>
        <table:table-row table:style-name="ro1">
          <table:table-cell table:style-name="ce42" office:value-type="string" calcext:value-type="string">
            <text:p>restock-oretank-1875-1.cfg</text:p>
          </table:table-cell>
          <table:table-cell table:style-name="ce42" office:value-type="string" calcext:value-type="string">
            <text:p>/home/oscar/Downloads/Kspaceconnect/ksp/GameData/ReStockPlus/Parts/Resource/restock-oretank-1875-1.cfg</text:p>
          </table:table-cell>
          <table:table-cell table:style-name="ce43" office:value-type="float" office:value="2000" calcext:value-type="float">
            <text:p>2000</text:p>
          </table:table-cell>
          <table:table-cell table:style-name="ce42" office:value-type="string" calcext:value-type="string">
            <text:p>restock-oretank-1875-1</text:p>
          </table:table-cell>
          <table:table-cell table:style-name="ce26" table:formula="of:=IFERROR(__xludf.dummyfunction(&quot;IF(ISBLANK(B620),&quot;&quot;RESSOURCE&quot;&quot;,REGEXEXTRACT(B620,&quot;&quot;GameData/(\w+)&quot;&quot;))&quot;);&quot;ReStockPlus&quot;)" office:value-type="string" office:string-value="ReStockPlus" calcext:value-type="string">
            <text:p>ReStockPlus</text:p>
          </table:table-cell>
          <table:table-cell table:style-name="ce43" office:value-type="float" office:value="1.2" calcext:value-type="float">
            <text:p>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20]));-1;[.F620]*VLOOKUP([.N620];[$'CO$ Methodology Parts'.$A$12:.$E$57];5;1))" office:value-type="float" office:value="2496" calcext:value-type="float">
            <text:p>2496</text:p>
          </table:table-cell>
          <table:table-cell table:number-columns-repeated="1009"/>
        </table:table-row>
        <table:table-row table:style-name="ro1">
          <table:table-cell table:style-name="ce42" office:value-type="string" calcext:value-type="string">
            <text:p>restock-oretank-375-1.cfg</text:p>
          </table:table-cell>
          <table:table-cell table:style-name="ce42" office:value-type="string" calcext:value-type="string">
            <text:p>/home/oscar/Downloads/Kspaceconnect/ksp/GameData/ReStockPlus/Parts/Resource/restock-oretank-375-1.cfg</text:p>
          </table:table-cell>
          <table:table-cell table:style-name="ce43" office:value-type="float" office:value="4000" calcext:value-type="float">
            <text:p>4000</text:p>
          </table:table-cell>
          <table:table-cell table:style-name="ce42" office:value-type="string" calcext:value-type="string">
            <text:p>restock-oretank-375-1</text:p>
          </table:table-cell>
          <table:table-cell table:style-name="ce26" table:formula="of:=IFERROR(__xludf.dummyfunction(&quot;IF(ISBLANK(B621),&quot;&quot;RESSOURCE&quot;&quot;,REGEXEXTRACT(B621,&quot;&quot;GameData/(\w+)&quot;&quot;))&quot;);&quot;ReStockPlus&quot;)" office:value-type="string" office:string-value="ReStockPlus" calcext:value-type="string">
            <text:p>ReStockPlus</text:p>
          </table:table-cell>
          <table:table-cell table:style-name="ce43" office:value-type="float" office:value="4.3" calcext:value-type="float">
            <text:p>4.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21]));-1;[.F621]*VLOOKUP([.N621];[$'CO$ Methodology Parts'.$A$12:.$E$57];5;1))" office:value-type="float" office:value="38366.75" calcext:value-type="float">
            <text:p>38366.75</text:p>
          </table:table-cell>
          <table:table-cell table:number-columns-repeated="1009"/>
        </table:table-row>
        <table:table-row table:style-name="ro1">
          <table:table-cell table:style-name="ce42" office:value-type="string" calcext:value-type="string">
            <text:p>restock-structural-tube-25-1.cfg</text:p>
          </table:table-cell>
          <table:table-cell table:style-name="ce42" office:value-type="string" calcext:value-type="string">
            <text:p>/home/oscar/Downloads/Kspaceconnect/ksp/GameData/ReStockPlus/Parts/Structural/25/restock-structural-tube-25-1.cfg</text:p>
          </table:table-cell>
          <table:table-cell table:style-name="ce43" office:value-type="float" office:value="300" calcext:value-type="float">
            <text:p>300</text:p>
          </table:table-cell>
          <table:table-cell table:style-name="ce42" office:value-type="string" calcext:value-type="string">
            <text:p>restock-structural-tube-25-1</text:p>
          </table:table-cell>
          <table:table-cell table:style-name="ce26" table:formula="of:=IFERROR(__xludf.dummyfunction(&quot;IF(ISBLANK(B622),&quot;&quot;RESSOURCE&quot;&quot;,REGEXEXTRACT(B622,&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22]));-1;[.F622]*VLOOKUP([.N622];[$'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restock-truss-3.cfg</text:p>
          </table:table-cell>
          <table:table-cell table:style-name="ce42" office:value-type="string" calcext:value-type="string">
            <text:p>/home/oscar/Downloads/Kspaceconnect/ksp/GameData/ReStockPlus/Parts/Structural/radial/restock-truss-3.cfg</text:p>
          </table:table-cell>
          <table:table-cell table:style-name="ce43" office:value-type="float" office:value="150" calcext:value-type="float">
            <text:p>150</text:p>
          </table:table-cell>
          <table:table-cell table:style-name="ce42" office:value-type="string" calcext:value-type="string">
            <text:p>restock-truss-3</text:p>
          </table:table-cell>
          <table:table-cell table:style-name="ce26" table:formula="of:=IFERROR(__xludf.dummyfunction(&quot;IF(ISBLANK(B623),&quot;&quot;RESSOURCE&quot;&quot;,REGEXEXTRACT(B623,&quot;&quot;GameData/(\w+)&quot;&quot;))&quot;);&quot;ReStockPlus&quot;)" office:value-type="string" office:string-value="ReStockPlus" calcext:value-type="string">
            <text:p>ReStockPlus</text:p>
          </table:table-cell>
          <table:table-cell table:style-name="ce43" office:value-type="float" office:value="0.75" calcext:value-type="float">
            <text:p>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23]));-1;[.F623]*VLOOKUP([.N623];[$'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restock-truss-hub-1.cfg</text:p>
          </table:table-cell>
          <table:table-cell table:style-name="ce42" office:value-type="string" calcext:value-type="string">
            <text:p>/home/oscar/Downloads/Kspaceconnect/ksp/GameData/ReStockPlus/Parts/Structural/radial/restock-truss-hub-1.cfg</text:p>
          </table:table-cell>
          <table:table-cell table:style-name="ce43" office:value-type="float" office:value="100" calcext:value-type="float">
            <text:p>100</text:p>
          </table:table-cell>
          <table:table-cell table:style-name="ce42" office:value-type="string" calcext:value-type="string">
            <text:p>restock-truss-hub-1</text:p>
          </table:table-cell>
          <table:table-cell table:style-name="ce26" table:formula="of:=IFERROR(__xludf.dummyfunction(&quot;IF(ISBLANK(B624),&quot;&quot;RESSOURCE&quot;&quot;,REGEXEXTRACT(B624,&quot;&quot;GameData/(\w+)&quot;&quot;))&quot;);&quot;ReStockPlus&quot;)" office:value-type="string" office:string-value="ReStockPlus" calcext:value-type="string">
            <text:p>ReStockPlus</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24]));-1;[.F624]*VLOOKUP([.N624];[$'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restock-truss-adapter-2.cfg</text:p>
          </table:table-cell>
          <table:table-cell table:style-name="ce42" office:value-type="string" calcext:value-type="string">
            <text:p>/home/oscar/Downloads/Kspaceconnect/ksp/GameData/ReStockPlus/Parts/Structural/radial/restock-truss-adapter-2.cfg</text:p>
          </table:table-cell>
          <table:table-cell table:style-name="ce43" office:value-type="float" office:value="35" calcext:value-type="float">
            <text:p>35</text:p>
          </table:table-cell>
          <table:table-cell table:style-name="ce42" office:value-type="string" calcext:value-type="string">
            <text:p>restock-truss-adapter-0625-1</text:p>
          </table:table-cell>
          <table:table-cell table:style-name="ce26" table:formula="of:=IFERROR(__xludf.dummyfunction(&quot;IF(ISBLANK(B625),&quot;&quot;RESSOURCE&quot;&quot;,REGEXEXTRACT(B625,&quot;&quot;GameData/(\w+)&quot;&quot;))&quot;);&quot;ReStockPlus&quot;)" office:value-type="string" office:string-value="ReStockPlus" calcext:value-type="string">
            <text:p>ReStockPlus</text:p>
          </table:table-cell>
          <table:table-cell table:style-name="ce43" office:value-type="float" office:value="0.125" calcext:value-type="float">
            <text:p>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25]));-1;[.F625]*VLOOKUP([.N625];[$'CO$ Methodology Parts'.$A$12:.$E$57];5;1))" office:value-type="float" office:value="260" calcext:value-type="float">
            <text:p>260</text:p>
          </table:table-cell>
          <table:table-cell table:number-columns-repeated="1009"/>
        </table:table-row>
        <table:table-row table:style-name="ro1">
          <table:table-cell table:style-name="ce42" office:value-type="string" calcext:value-type="string">
            <text:p>restock-node-625-1.cfg</text:p>
          </table:table-cell>
          <table:table-cell table:style-name="ce42" office:value-type="string" calcext:value-type="string">
            <text:p>/home/oscar/Downloads/Kspaceconnect/ksp/GameData/ReStockPlus/Parts/Structural/625/restock-node-625-1.cfg</text:p>
          </table:table-cell>
          <table:table-cell table:style-name="ce43" office:value-type="float" office:value="75" calcext:value-type="float">
            <text:p>75</text:p>
          </table:table-cell>
          <table:table-cell table:style-name="ce42" office:value-type="string" calcext:value-type="string">
            <text:p>restock-node-625-1</text:p>
          </table:table-cell>
          <table:table-cell table:style-name="ce26" table:formula="of:=IFERROR(__xludf.dummyfunction(&quot;IF(ISBLANK(B626),&quot;&quot;RESSOURCE&quot;&quot;,REGEXEXTRACT(B626,&quot;&quot;GameData/(\w+)&quot;&quot;))&quot;);&quot;ReStockPlus&quot;)" office:value-type="string" office:string-value="ReStockPlus" calcext:value-type="string">
            <text:p>ReStockPlus</text:p>
          </table:table-cell>
          <table:table-cell table:style-name="ce43" office:value-type="float" office:value="0.015" calcext:value-type="float">
            <text:p>0.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26]));-1;[.F626]*VLOOKUP([.N626];[$'CO$ Methodology Parts'.$A$12:.$E$57];5;1))" office:value-type="float" office:value="31.2" calcext:value-type="float">
            <text:p>31.2</text:p>
          </table:table-cell>
          <table:table-cell table:number-columns-repeated="1009"/>
        </table:table-row>
        <table:table-row table:style-name="ro1">
          <table:table-cell table:style-name="ce42" office:value-type="string" calcext:value-type="string">
            <text:p>restock-structural-tube-5-1.cfg</text:p>
          </table:table-cell>
          <table:table-cell table:style-name="ce42" office:value-type="string" calcext:value-type="string">
            <text:p>/home/oscar/Downloads/Kspaceconnect/ksp/GameData/ReStockPlus/Parts/Structural/5/restock-structural-tube-5-1.cfg</text:p>
          </table:table-cell>
          <table:table-cell table:style-name="ce43" office:value-type="float" office:value="300" calcext:value-type="float">
            <text:p>300</text:p>
          </table:table-cell>
          <table:table-cell table:style-name="ce42" office:value-type="string" calcext:value-type="string">
            <text:p>restock-structural-tube-5-1</text:p>
          </table:table-cell>
          <table:table-cell table:style-name="ce26" table:formula="of:=IFERROR(__xludf.dummyfunction(&quot;IF(ISBLANK(B627),&quot;&quot;RESSOURCE&quot;&quot;,REGEXEXTRACT(B627,&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27]));-1;[.F627]*VLOOKUP([.N627];[$'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restock-structural-tube-1875-1.cfg</text:p>
          </table:table-cell>
          <table:table-cell table:style-name="ce42" office:value-type="string" calcext:value-type="string">
            <text:p>/home/oscar/Downloads/Kspaceconnect/ksp/GameData/ReStockPlus/Parts/Structural/1875/restock-structural-tube-1875-1.cfg</text:p>
          </table:table-cell>
          <table:table-cell table:style-name="ce43" office:value-type="float" office:value="300" calcext:value-type="float">
            <text:p>300</text:p>
          </table:table-cell>
          <table:table-cell table:style-name="ce42" office:value-type="string" calcext:value-type="string">
            <text:p>restock-structural-tube-1875-1</text:p>
          </table:table-cell>
          <table:table-cell table:style-name="ce26" table:formula="of:=IFERROR(__xludf.dummyfunction(&quot;IF(ISBLANK(B628),&quot;&quot;RESSOURCE&quot;&quot;,REGEXEXTRACT(B628,&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628]));-1;[.F628]*VLOOKUP([.N628];[$'CO$ Methodology Parts'.$A$12:.$E$57];5;1))" office:value-type="float" office:value="2112.367248" calcext:value-type="float">
            <text:p>2112.367248</text:p>
          </table:table-cell>
          <table:table-cell table:number-columns-repeated="1009"/>
        </table:table-row>
        <table:table-row table:style-name="ro1">
          <table:table-cell table:style-name="ce42" office:value-type="string" calcext:value-type="string">
            <text:p>restock-node-1875-1.cfg</text:p>
          </table:table-cell>
          <table:table-cell table:style-name="ce42" office:value-type="string" calcext:value-type="string">
            <text:p>/home/oscar/Downloads/Kspaceconnect/ksp/GameData/ReStockPlus/Parts/Structural/1875/restock-node-1875-1.cfg</text:p>
          </table:table-cell>
          <table:table-cell table:style-name="ce43" office:value-type="float" office:value="400" calcext:value-type="float">
            <text:p>400</text:p>
          </table:table-cell>
          <table:table-cell table:style-name="ce42" office:value-type="string" calcext:value-type="string">
            <text:p>restock-node-1875-1</text:p>
          </table:table-cell>
          <table:table-cell table:style-name="ce26" table:formula="of:=IFERROR(__xludf.dummyfunction(&quot;IF(ISBLANK(B629),&quot;&quot;RESSOURCE&quot;&quot;,REGEXEXTRACT(B629,&quot;&quot;GameData/(\w+)&quot;&quot;))&quot;);&quot;ReStockPlus&quot;)" office:value-type="string" office:string-value="ReStockPlus" calcext:value-type="string">
            <text:p>ReStockPlus</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Antenna</text:p>
          </table:table-cell>
          <table:table-cell table:style-name="ce47" table:formula="of:=IF(IFERROR(SEARCH(&quot;zDeprecated&quot;;[.B629]));-1;[.F629]*VLOOKUP([.N629];[$'CO$ Methodology Parts'.$A$12:.$E$57];5;1))" office:value-type="float" office:value="2150.383463" calcext:value-type="float">
            <text:p>2150.383463</text:p>
          </table:table-cell>
          <table:table-cell table:number-columns-repeated="1009"/>
        </table:table-row>
        <table:table-row table:style-name="ro1">
          <table:table-cell table:style-name="ce42" office:value-type="string" calcext:value-type="string">
            <text:p>restock-adapter-1875-25-1.cfg</text:p>
          </table:table-cell>
          <table:table-cell table:style-name="ce42" office:value-type="string" calcext:value-type="string">
            <text:p>/home/oscar/Downloads/Kspaceconnect/ksp/GameData/ReStockPlus/Parts/Structural/1875/restock-adapter-1875-25-1.cfg</text:p>
          </table:table-cell>
          <table:table-cell table:style-name="ce43" office:value-type="float" office:value="500" calcext:value-type="float">
            <text:p>500</text:p>
          </table:table-cell>
          <table:table-cell table:style-name="ce42" office:value-type="string" calcext:value-type="string">
            <text:p>restock-adapter-1875-25-1</text:p>
          </table:table-cell>
          <table:table-cell table:style-name="ce26" table:formula="of:=IFERROR(__xludf.dummyfunction(&quot;IF(ISBLANK(B630),&quot;&quot;RESSOURCE&quot;&quot;,REGEXEXTRACT(B630,&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cience Device</text:p>
          </table:table-cell>
          <table:table-cell table:style-name="ce47" table:formula="of:=IF(IFERROR(SEARCH(&quot;zDeprecated&quot;;[.B630]));-1;[.F630]*VLOOKUP([.N630];[$'CO$ Methodology Parts'.$A$12:.$E$57];5;1))" office:value-type="float" office:value="2816.489664" calcext:value-type="float">
            <text:p>2816.489664</text:p>
          </table:table-cell>
          <table:table-cell table:number-columns-repeated="1009"/>
        </table:table-row>
        <table:table-row table:style-name="ro1">
          <table:table-cell table:style-name="ce42" office:value-type="string" calcext:value-type="string">
            <text:p>restock-adapter-1875-125-1.cfg</text:p>
          </table:table-cell>
          <table:table-cell table:style-name="ce42" office:value-type="string" calcext:value-type="string">
            <text:p>/home/oscar/Downloads/Kspaceconnect/ksp/GameData/ReStockPlus/Parts/Structural/1875/restock-adapter-1875-125-1.cfg</text:p>
          </table:table-cell>
          <table:table-cell table:style-name="ce43" office:value-type="float" office:value="400" calcext:value-type="float">
            <text:p>400</text:p>
          </table:table-cell>
          <table:table-cell table:style-name="ce42" office:value-type="string" calcext:value-type="string">
            <text:p>restock-adapter-1875-125-1</text:p>
          </table:table-cell>
          <table:table-cell table:style-name="ce26" table:formula="of:=IFERROR(__xludf.dummyfunction(&quot;IF(ISBLANK(B631),&quot;&quot;RESSOURCE&quot;&quot;,REGEXEXTRACT(B631,&quot;&quot;GameData/(\w+)&quot;&quot;))&quot;);&quot;ReStockPlus&quot;)" office:value-type="string" office:string-value="ReStockPlus" calcext:value-type="string">
            <text:p>ReStockPlus</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31]));-1;[.F631]*VLOOKUP([.N631];[$'CO$ Methodology Parts'.$A$12:.$E$57];5;1))" office:value-type="float" office:value="535.35" calcext:value-type="float">
            <text:p>535.35</text:p>
          </table:table-cell>
          <table:table-cell table:number-columns-repeated="1009"/>
        </table:table-row>
        <table:table-row table:style-name="ro1">
          <table:table-cell table:style-name="ce42" office:value-type="string" calcext:value-type="string">
            <text:p>restock-structural-tube-125-1.cfg</text:p>
          </table:table-cell>
          <table:table-cell table:style-name="ce42" office:value-type="string" calcext:value-type="string">
            <text:p>/home/oscar/Downloads/Kspaceconnect/ksp/GameData/ReStockPlus/Parts/Structural/125/restock-structural-tube-125-1.cfg</text:p>
          </table:table-cell>
          <table:table-cell table:style-name="ce43" office:value-type="float" office:value="300" calcext:value-type="float">
            <text:p>300</text:p>
          </table:table-cell>
          <table:table-cell table:style-name="ce42" office:value-type="string" calcext:value-type="string">
            <text:p>restock-structural-tube-125-1</text:p>
          </table:table-cell>
          <table:table-cell table:style-name="ce26" table:formula="of:=IFERROR(__xludf.dummyfunction(&quot;IF(ISBLANK(B632),&quot;&quot;RESSOURCE&quot;&quot;,REGEXEXTRACT(B632,&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32]));-1;[.F632]*VLOOKUP([.N632];[$'CO$ Methodology Parts'.$A$12:.$E$57];5;1))" office:value-type="float" office:value="669.1875" calcext:value-type="float">
            <text:p>669.1875</text:p>
          </table:table-cell>
          <table:table-cell table:number-columns-repeated="1009"/>
        </table:table-row>
        <table:table-row table:style-name="ro1">
          <table:table-cell table:style-name="ce42" office:value-type="string" calcext:value-type="string">
            <text:p>restock-adapter-skeletal-25-375-1.cfg</text:p>
          </table:table-cell>
          <table:table-cell table:style-name="ce42" office:value-type="string" calcext:value-type="string">
            <text:p>/home/oscar/Downloads/Kspaceconnect/ksp/GameData/ReStockPlus/Parts/Structural/375/restock-adapter-skeletal-25-375-1.cfg</text:p>
          </table:table-cell>
          <table:table-cell table:style-name="ce43" office:value-type="float" office:value="800" calcext:value-type="float">
            <text:p>800</text:p>
          </table:table-cell>
          <table:table-cell table:style-name="ce42" office:value-type="string" calcext:value-type="string">
            <text:p>restock-adapter-skeletal-25-375-1</text:p>
          </table:table-cell>
          <table:table-cell table:style-name="ce26" table:formula="of:=IFERROR(__xludf.dummyfunction(&quot;IF(ISBLANK(B633),&quot;&quot;RESSOURCE&quot;&quot;,REGEXEXTRACT(B633,&quot;&quot;GameData/(\w+)&quot;&quot;))&quot;);&quot;ReStockPlus&quot;)" office:value-type="string" office:string-value="ReStockPlus" calcext:value-type="string">
            <text:p>ReStockPlus</text:p>
          </table:table-cell>
          <table:table-cell table:style-name="ce43" office:value-type="float" office:value="0.35" calcext:value-type="float">
            <text:p>0.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33]));-1;[.F633]*VLOOKUP([.N633];[$'CO$ Methodology Parts'.$A$12:.$E$57];5;1))" office:value-type="float" office:value="3122.875" calcext:value-type="float">
            <text:p>3122.875</text:p>
          </table:table-cell>
          <table:table-cell table:number-columns-repeated="1009"/>
        </table:table-row>
        <table:table-row table:style-name="ro1">
          <table:table-cell table:style-name="ce42" office:value-type="string" calcext:value-type="string">
            <text:p>restock-adapter-hollow-25-375-1.cfg</text:p>
          </table:table-cell>
          <table:table-cell table:style-name="ce42" office:value-type="string" calcext:value-type="string">
            <text:p>/home/oscar/Downloads/Kspaceconnect/ksp/GameData/ReStockPlus/Parts/Structural/375/restock-adapter-hollow-25-375-1.cfg</text:p>
          </table:table-cell>
          <table:table-cell table:style-name="ce43" office:value-type="float" office:value="1000" calcext:value-type="float">
            <text:p>1000</text:p>
          </table:table-cell>
          <table:table-cell table:style-name="ce42" office:value-type="string" calcext:value-type="string">
            <text:p>restock-adapter-hollow-25-375-1</text:p>
          </table:table-cell>
          <table:table-cell table:style-name="ce26" table:formula="of:=IFERROR(__xludf.dummyfunction(&quot;IF(ISBLANK(B634),&quot;&quot;RESSOURCE&quot;&quot;,REGEXEXTRACT(B634,&quot;&quot;GameData/(\w+)&quot;&quot;))&quot;);&quot;ReStockPlus&quot;)" office:value-type="string" office:string-value="ReStockPlus" calcext:value-type="string">
            <text:p>ReStockPlus</text:p>
          </table:table-cell>
          <table:table-cell table:style-name="ce43" office:value-type="float" office:value="0.5" calcext:value-type="float">
            <text:p>0.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34]));-1;[.F634]*VLOOKUP([.N634];[$'CO$ Methodology Parts'.$A$12:.$E$57];5;1))" office:value-type="float" office:value="4461.25" calcext:value-type="float">
            <text:p>4461.25</text:p>
          </table:table-cell>
          <table:table-cell table:number-columns-repeated="1009"/>
        </table:table-row>
        <table:table-row table:style-name="ro1">
          <table:table-cell table:style-name="ce42" office:value-type="string" calcext:value-type="string">
            <text:p>restock-structural-tube-375-1.cfg</text:p>
          </table:table-cell>
          <table:table-cell table:style-name="ce42" office:value-type="string" calcext:value-type="string">
            <text:p>/home/oscar/Downloads/Kspaceconnect/ksp/GameData/ReStockPlus/Parts/Structural/375/restock-structural-tube-375-1.cfg</text:p>
          </table:table-cell>
          <table:table-cell table:style-name="ce43" office:value-type="float" office:value="300" calcext:value-type="float">
            <text:p>300</text:p>
          </table:table-cell>
          <table:table-cell table:style-name="ce42" office:value-type="string" calcext:value-type="string">
            <text:p>restock-structural-tube-375-1</text:p>
          </table:table-cell>
          <table:table-cell table:style-name="ce26" table:formula="of:=IFERROR(__xludf.dummyfunction(&quot;IF(ISBLANK(B635),&quot;&quot;RESSOURCE&quot;&quot;,REGEXEXTRACT(B635,&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Ladder</text:p>
          </table:table-cell>
          <table:table-cell table:style-name="ce47" table:formula="of:=IF(IFERROR(SEARCH(&quot;zDeprecated&quot;;[.B635]));-1;[.F635]*VLOOKUP([.N635];[$'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restock-srb-striker-1.cfg</text:p>
          </table:table-cell>
          <table:table-cell table:style-name="ce42" office:value-type="string" calcext:value-type="string">
            <text:p>/home/oscar/Downloads/Kspaceconnect/ksp/GameData/ReStockPlus/Parts/Engine/0625/restock-srb-striker-1.cfg</text:p>
          </table:table-cell>
          <table:table-cell table:style-name="ce43" office:value-type="float" office:value="104" calcext:value-type="float">
            <text:p>104</text:p>
          </table:table-cell>
          <table:table-cell table:style-name="ce42" office:value-type="string" calcext:value-type="string">
            <text:p>restock-srb-striker-1</text:p>
          </table:table-cell>
          <table:table-cell table:style-name="ce26" table:formula="of:=IFERROR(__xludf.dummyfunction(&quot;IF(ISBLANK(B636),&quot;&quot;RESSOURCE&quot;&quot;,REGEXEXTRACT(B636,&quot;&quot;GameData/(\w+)&quot;&quot;))&quot;);&quot;ReStockPlus&quot;)" office:value-type="string" office:string-value="ReStockPlus" calcext:value-type="string">
            <text:p>ReStockPlus</text:p>
          </table:table-cell>
          <table:table-cell table:style-name="ce43" office:value-type="float" office:value="0.45" calcext:value-type="float">
            <text:p>0.45</text:p>
          </table:table-cell>
          <table:table-cell table:number-columns-repeated="2" table:style-name="ce43" office:value-type="float" office:value="0" calcext:value-type="float">
            <text:p>0</text:p>
          </table:table-cell>
          <table:table-cell table:style-name="ce43" office:value-type="float" office:value="160" calcext:value-type="float">
            <text:p>16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Ladder</text:p>
          </table:table-cell>
          <table:table-cell table:style-name="ce47" table:formula="of:=IF(IFERROR(SEARCH(&quot;zDeprecated&quot;;[.B636]));-1;[.F636]*VLOOKUP([.N636];[$'CO$ Methodology Parts'.$A$12:.$E$57];5;1))" office:value-type="float" office:value="936" calcext:value-type="float">
            <text:p>936</text:p>
          </table:table-cell>
          <table:table-cell table:number-columns-repeated="1009"/>
        </table:table-row>
        <table:table-row table:style-name="ro1">
          <table:table-cell table:style-name="ce42" office:value-type="string" calcext:value-type="string">
            <text:p>restock-engine-torch.cfg</text:p>
          </table:table-cell>
          <table:table-cell table:style-name="ce42" office:value-type="string" calcext:value-type="string">
            <text:p>/home/oscar/Downloads/Kspaceconnect/ksp/GameData/ReStockPlus/Parts/Engine/0625/restock-engine-torch.cfg</text:p>
          </table:table-cell>
          <table:table-cell table:style-name="ce43" office:value-type="float" office:value="280" calcext:value-type="float">
            <text:p>280</text:p>
          </table:table-cell>
          <table:table-cell table:style-name="ce42" office:value-type="string" calcext:value-type="string">
            <text:p>restock-engine-torch</text:p>
          </table:table-cell>
          <table:table-cell table:style-name="ce26" table:formula="of:=IFERROR(__xludf.dummyfunction(&quot;IF(ISBLANK(B637),&quot;&quot;RESSOURCE&quot;&quot;,REGEXEXTRACT(B637,&quot;&quot;GameData/(\w+)&quot;&quot;))&quot;);&quot;ReStockPlus&quot;)" office:value-type="string" office:string-value="ReStockPlus" calcext:value-type="string">
            <text:p>ReStockPlus</text:p>
          </table:table-cell>
          <table:table-cell table:style-name="ce43" office:value-type="float" office:value="0.29" calcext:value-type="float">
            <text:p>0.2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Booster</text:p>
          </table:table-cell>
          <table:table-cell table:style-name="ce47" table:formula="of:=IF(IFERROR(SEARCH(&quot;zDeprecated&quot;;[.B637]));-1;[.F637]*VLOOKUP([.N637];[$'CO$ Methodology Parts'.$A$12:.$E$57];5;1))" office:value-type="float" office:value="962.7970026" calcext:value-type="float">
            <text:p>962.7970026</text:p>
          </table:table-cell>
          <table:table-cell table:number-columns-repeated="1009"/>
        </table:table-row>
        <table:table-row table:style-name="ro1">
          <table:table-cell table:style-name="ce42" office:value-type="string" calcext:value-type="string">
            <text:p>restock-engine-les-2.cfg</text:p>
          </table:table-cell>
          <table:table-cell table:style-name="ce42" office:value-type="string" calcext:value-type="string">
            <text:p>/home/oscar/Downloads/Kspaceconnect/ksp/GameData/ReStockPlus/Parts/Engine/0625/restock-engine-les-2.cfg</text:p>
          </table:table-cell>
          <table:table-cell table:style-name="ce43" office:value-type="float" office:value="385" calcext:value-type="float">
            <text:p>385</text:p>
          </table:table-cell>
          <table:table-cell table:style-name="ce42" office:value-type="string" calcext:value-type="string">
            <text:p>restock-engine-les-2</text:p>
          </table:table-cell>
          <table:table-cell table:style-name="ce26" table:formula="of:=IFERROR(__xludf.dummyfunction(&quot;IF(ISBLANK(B638),&quot;&quot;RESSOURCE&quot;&quot;,REGEXEXTRACT(B638,&quot;&quot;GameData/(\w+)&quot;&quot;))&quot;);&quot;ReStockPlus&quot;)" office:value-type="string" office:string-value="ReStockPlus" calcext:value-type="string">
            <text:p>ReStockPlus</text:p>
          </table:table-cell>
          <table:table-cell table:style-name="ce43" office:value-type="float" office:value="0.5" calcext:value-type="float">
            <text:p>0.5</text:p>
          </table:table-cell>
          <table:table-cell table:number-columns-repeated="2" table:style-name="ce43" office:value-type="float" office:value="0" calcext:value-type="float">
            <text:p>0</text:p>
          </table:table-cell>
          <table:table-cell table:style-name="ce43" office:value-type="float" office:value="25" calcext:value-type="float">
            <text:p>25</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38]));-1;[.F638]*VLOOKUP([.N638];[$'CO$ Methodology Parts'.$A$12:.$E$57];5;1))" office:value-type="float" office:value="2279.989664" calcext:value-type="float">
            <text:p>2279.989664</text:p>
          </table:table-cell>
          <table:table-cell table:number-columns-repeated="1009"/>
        </table:table-row>
        <table:table-row table:style-name="ro1">
          <table:table-cell table:style-name="ce42" office:value-type="string" calcext:value-type="string">
            <text:p>restock-srb-mallet-1.cfg</text:p>
          </table:table-cell>
          <table:table-cell table:style-name="ce42" office:value-type="string" calcext:value-type="string">
            <text:p>/home/oscar/Downloads/Kspaceconnect/ksp/GameData/ReStockPlus/Parts/Engine/0625/restock-srb-mallet-1.cfg</text:p>
          </table:table-cell>
          <table:table-cell table:style-name="ce43" office:value-type="float" office:value="77" calcext:value-type="float">
            <text:p>77</text:p>
          </table:table-cell>
          <table:table-cell table:style-name="ce42" office:value-type="string" calcext:value-type="string">
            <text:p>restock-srb-mallet-1</text:p>
          </table:table-cell>
          <table:table-cell table:style-name="ce26" table:formula="of:=IFERROR(__xludf.dummyfunction(&quot;IF(ISBLANK(B639),&quot;&quot;RESSOURCE&quot;&quot;,REGEXEXTRACT(B639,&quot;&quot;GameData/(\w+)&quot;&quot;))&quot;);&quot;ReStockPlus&quot;)" office:value-type="string" office:string-value="ReStockPlus" calcext:value-type="string">
            <text:p>ReStockPlus</text:p>
          </table:table-cell>
          <table:table-cell table:style-name="ce43" office:value-type="float" office:value="0.45" calcext:value-type="float">
            <text:p>0.45</text:p>
          </table:table-cell>
          <table:table-cell table:number-columns-repeated="2" table:style-name="ce43" office:value-type="float" office:value="0" calcext:value-type="float">
            <text:p>0</text:p>
          </table:table-cell>
          <table:table-cell table:style-name="ce43" office:value-type="float" office:value="80" calcext:value-type="float">
            <text:p>8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639]));-1;[.F639]*VLOOKUP([.N639];[$'CO$ Methodology Parts'.$A$12:.$E$57];5;1))" office:value-type="float" office:value="936" calcext:value-type="float">
            <text:p>936</text:p>
          </table:table-cell>
          <table:table-cell table:number-columns-repeated="1009"/>
        </table:table-row>
        <table:table-row table:style-name="ro1">
          <table:table-cell table:style-name="ce42" office:value-type="string" calcext:value-type="string">
            <text:p>restock-engine-cherenkov.cfg</text:p>
          </table:table-cell>
          <table:table-cell table:style-name="ce42" office:value-type="string" calcext:value-type="string">
            <text:p>/home/oscar/Downloads/Kspaceconnect/ksp/GameData/ReStockPlus/Parts/Engine/25/restock-engine-cherenkov.cfg</text:p>
          </table:table-cell>
          <table:table-cell table:style-name="ce43" office:value-type="float" office:value="40000" calcext:value-type="float">
            <text:p>40000</text:p>
          </table:table-cell>
          <table:table-cell table:style-name="ce42" office:value-type="string" calcext:value-type="string">
            <text:p>restock-engine-cherenkov</text:p>
          </table:table-cell>
          <table:table-cell table:style-name="ce26" table:formula="of:=IFERROR(__xludf.dummyfunction(&quot;IF(ISBLANK(B640),&quot;&quot;RESSOURCE&quot;&quot;,REGEXEXTRACT(B640,&quot;&quot;GameData/(\w+)&quot;&quot;))&quot;);&quot;ReStockPlus&quot;)" office:value-type="string" office:string-value="ReStockPlus" calcext:value-type="string">
            <text:p>ReStockPlus</text:p>
          </table:table-cell>
          <table:table-cell table:style-name="ce43" office:value-type="float" office:value="12" calcext:value-type="float">
            <text:p>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0]));-1;[.F640]*VLOOKUP([.N640];[$'CO$ Methodology Parts'.$A$12:.$E$57];5;1))" office:value-type="float" office:value="24960" calcext:value-type="float">
            <text:p>24960</text:p>
          </table:table-cell>
          <table:table-cell table:number-columns-repeated="1009"/>
        </table:table-row>
        <table:table-row table:style-name="ro1">
          <table:table-cell table:style-name="ce42" office:value-type="string" calcext:value-type="string">
            <text:p>restock-engine-boar.cfg</text:p>
          </table:table-cell>
          <table:table-cell table:style-name="ce42" office:value-type="string" calcext:value-type="string">
            <text:p>/home/oscar/Downloads/Kspaceconnect/ksp/GameData/ReStockPlus/Parts/Engine/25/restock-engine-boar.cfg</text:p>
          </table:table-cell>
          <table:table-cell table:style-name="ce43" office:value-type="float" office:value="7000" calcext:value-type="float">
            <text:p>7000</text:p>
          </table:table-cell>
          <table:table-cell table:style-name="ce42" office:value-type="string" calcext:value-type="string">
            <text:p>restock-engine-boar</text:p>
          </table:table-cell>
          <table:table-cell table:style-name="ce26" table:formula="of:=IFERROR(__xludf.dummyfunction(&quot;IF(ISBLANK(B641),&quot;&quot;RESSOURCE&quot;&quot;,REGEXEXTRACT(B641,&quot;&quot;GameData/(\w+)&quot;&quot;))&quot;);&quot;ReStockPlus&quot;)" office:value-type="string" office:string-value="ReStockPlus" calcext:value-type="string">
            <text:p>ReStockPlus</text:p>
          </table:table-cell>
          <table:table-cell table:style-name="ce43" office:value-type="float" office:value="3.5" calcext:value-type="float">
            <text:p>3.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1]));-1;[.F641]*VLOOKUP([.N641];[$'CO$ Methodology Parts'.$A$12:.$E$57];5;1))" office:value-type="float" office:value="7280" calcext:value-type="float">
            <text:p>7280</text:p>
          </table:table-cell>
          <table:table-cell table:number-columns-repeated="1009"/>
        </table:table-row>
        <table:table-row table:style-name="ro1">
          <table:table-cell table:style-name="ce42" office:value-type="string" calcext:value-type="string">
            <text:p>restock-engine-panda.cfg</text:p>
          </table:table-cell>
          <table:table-cell table:style-name="ce42" office:value-type="string" calcext:value-type="string">
            <text:p>/home/oscar/Downloads/Kspaceconnect/ksp/GameData/ReStockPlus/Parts/Engine/radial/restock-engine-panda.cfg</text:p>
          </table:table-cell>
          <table:table-cell table:style-name="ce43" office:value-type="float" office:value="800" calcext:value-type="float">
            <text:p>800</text:p>
          </table:table-cell>
          <table:table-cell table:style-name="ce42" office:value-type="string" calcext:value-type="string">
            <text:p>restock-engine-panda-1</text:p>
          </table:table-cell>
          <table:table-cell table:style-name="ce26" table:formula="of:=IFERROR(__xludf.dummyfunction(&quot;IF(ISBLANK(B642),&quot;&quot;RESSOURCE&quot;&quot;,REGEXEXTRACT(B642,&quot;&quot;GameData/(\w+)&quot;&quot;))&quot;);&quot;ReStockPlus&quot;)" office:value-type="string" office:string-value="ReStockPlus" calcext:value-type="string">
            <text:p>ReStockPlus</text:p>
          </table:table-cell>
          <table:table-cell table:style-name="ce43" office:value-type="float" office:value="0.18" calcext:value-type="float">
            <text:p>0.1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2]));-1;[.F642]*VLOOKUP([.N642];[$'CO$ Methodology Parts'.$A$12:.$E$57];5;1))" office:value-type="float" office:value="374.4" calcext:value-type="float">
            <text:p>374.4</text:p>
          </table:table-cell>
          <table:table-cell table:number-columns-repeated="1009"/>
        </table:table-row>
        <table:table-row table:style-name="ro1">
          <table:table-cell table:style-name="ce42" office:value-type="string" calcext:value-type="string">
            <text:p>restock-engine-galleon.cfg</text:p>
          </table:table-cell>
          <table:table-cell table:style-name="ce42" office:value-type="string" calcext:value-type="string">
            <text:p>/home/oscar/Downloads/Kspaceconnect/ksp/GameData/ReStockPlus/Parts/Engine/1875/restock-engine-galleon.cfg</text:p>
          </table:table-cell>
          <table:table-cell table:style-name="ce43" office:value-type="float" office:value="8000" calcext:value-type="float">
            <text:p>8000</text:p>
          </table:table-cell>
          <table:table-cell table:style-name="ce42" office:value-type="string" calcext:value-type="string">
            <text:p>restock-engine-galleon-1</text:p>
          </table:table-cell>
          <table:table-cell table:style-name="ce26" table:formula="of:=IFERROR(__xludf.dummyfunction(&quot;IF(ISBLANK(B643),&quot;&quot;RESSOURCE&quot;&quot;,REGEXEXTRACT(B643,&quot;&quot;GameData/(\w+)&quot;&quot;))&quot;);&quot;ReStockPlus&quot;)" office:value-type="string" office:string-value="ReStockPlus" calcext:value-type="string">
            <text:p>ReStockPlus</text:p>
          </table:table-cell>
          <table:table-cell table:style-name="ce43" office:value-type="float" office:value="5" calcext:value-type="float">
            <text:p>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3]));-1;[.F643]*VLOOKUP([.N643];[$'CO$ Methodology Parts'.$A$12:.$E$57];5;1))" office:value-type="float" office:value="10400" calcext:value-type="float">
            <text:p>10400</text:p>
          </table:table-cell>
          <table:table-cell table:number-columns-repeated="1009"/>
        </table:table-row>
        <table:table-row table:style-name="ro1">
          <table:table-cell table:style-name="ce42" office:value-type="string" calcext:value-type="string">
            <text:p>restock-engine-schnauzer.cfg</text:p>
          </table:table-cell>
          <table:table-cell table:style-name="ce42" office:value-type="string" calcext:value-type="string">
            <text:p>/home/oscar/Downloads/Kspaceconnect/ksp/GameData/ReStockPlus/Parts/Engine/1875/restock-engine-schnauzer.cfg</text:p>
          </table:table-cell>
          <table:table-cell table:style-name="ce43" office:value-type="float" office:value="3000" calcext:value-type="float">
            <text:p>3000</text:p>
          </table:table-cell>
          <table:table-cell table:style-name="ce42" office:value-type="string" calcext:value-type="string">
            <text:p>restock-engine-schnauzer-1</text:p>
          </table:table-cell>
          <table:table-cell table:style-name="ce26" table:formula="of:=IFERROR(__xludf.dummyfunction(&quot;IF(ISBLANK(B644),&quot;&quot;RESSOURCE&quot;&quot;,REGEXEXTRACT(B644,&quot;&quot;GameData/(\w+)&quot;&quot;))&quot;);&quot;ReStockPlus&quot;)" office:value-type="string" office:string-value="ReStockPlus" calcext:value-type="string">
            <text:p>ReStockPlus</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4]));-1;[.F644]*VLOOKUP([.N644];[$'CO$ Methodology Parts'.$A$12:.$E$57];5;1))" office:value-type="float" office:value="1664" calcext:value-type="float">
            <text:p>1664</text:p>
          </table:table-cell>
          <table:table-cell table:number-columns-repeated="1009"/>
        </table:table-row>
        <table:table-row table:style-name="ro1">
          <table:table-cell table:style-name="ce42" office:value-type="string" calcext:value-type="string">
            <text:p>restock-srb-anvil.cfg</text:p>
          </table:table-cell>
          <table:table-cell table:style-name="ce42" office:value-type="string" calcext:value-type="string">
            <text:p>/home/oscar/Downloads/Kspaceconnect/ksp/GameData/ReStockPlus/Parts/Engine/1875/restock-srb-anvil.cfg</text:p>
          </table:table-cell>
          <table:table-cell table:style-name="ce43" office:value-type="float" office:value="6180" calcext:value-type="float">
            <text:p>6180</text:p>
          </table:table-cell>
          <table:table-cell table:style-name="ce42" office:value-type="string" calcext:value-type="string">
            <text:p>restock-srb-anvil-1</text:p>
          </table:table-cell>
          <table:table-cell table:style-name="ce26" table:formula="of:=IFERROR(__xludf.dummyfunction(&quot;IF(ISBLANK(B645),&quot;&quot;RESSOURCE&quot;&quot;,REGEXEXTRACT(B645,&quot;&quot;GameData/(\w+)&quot;&quot;))&quot;);&quot;ReStockPlus&quot;)" office:value-type="string" office:string-value="ReStockPlus" calcext:value-type="string">
            <text:p>ReStockPlus</text:p>
          </table:table-cell>
          <table:table-cell table:style-name="ce43" office:value-type="float" office:value="10" calcext:value-type="float">
            <text:p>10</text:p>
          </table:table-cell>
          <table:table-cell table:number-columns-repeated="2" table:style-name="ce43" office:value-type="float" office:value="0" calcext:value-type="float">
            <text:p>0</text:p>
          </table:table-cell>
          <table:table-cell table:style-name="ce43" office:value-type="float" office:value="7200" calcext:value-type="float">
            <text:p>72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5]));-1;[.F645]*VLOOKUP([.N645];[$'CO$ Methodology Parts'.$A$12:.$E$57];5;1))" office:value-type="float" office:value="20800" calcext:value-type="float">
            <text:p>20800</text:p>
          </table:table-cell>
          <table:table-cell table:number-columns-repeated="1009"/>
        </table:table-row>
        <table:table-row table:style-name="ro1">
          <table:table-cell table:style-name="ce42" office:value-type="string" calcext:value-type="string">
            <text:p>restock-engine-ursa.cfg</text:p>
          </table:table-cell>
          <table:table-cell table:style-name="ce42" office:value-type="string" calcext:value-type="string">
            <text:p>/home/oscar/Downloads/Kspaceconnect/ksp/GameData/ReStockPlus/Parts/Engine/1875/restock-engine-ursa.cfg</text:p>
          </table:table-cell>
          <table:table-cell table:style-name="ce43" office:value-type="float" office:value="1100" calcext:value-type="float">
            <text:p>1100</text:p>
          </table:table-cell>
          <table:table-cell table:style-name="ce42" office:value-type="string" calcext:value-type="string">
            <text:p>restock-engine-ursa-1</text:p>
          </table:table-cell>
          <table:table-cell table:style-name="ce26" table:formula="of:=IFERROR(__xludf.dummyfunction(&quot;IF(ISBLANK(B646),&quot;&quot;RESSOURCE&quot;&quot;,REGEXEXTRACT(B646,&quot;&quot;GameData/(\w+)&quot;&quot;))&quot;);&quot;ReStockPlus&quot;)" office:value-type="string" office:string-value="ReStockPlus" calcext:value-type="string">
            <text:p>ReStockPlus</text:p>
          </table:table-cell>
          <table:table-cell table:style-name="ce43" office:value-type="float" office:value="1.25" calcext:value-type="float">
            <text:p>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6]));-1;[.F646]*VLOOKUP([.N646];[$'CO$ Methodology Parts'.$A$12:.$E$57];5;1))" office:value-type="float" office:value="2600" calcext:value-type="float">
            <text:p>2600</text:p>
          </table:table-cell>
          <table:table-cell table:number-columns-repeated="1009"/>
        </table:table-row>
        <table:table-row table:style-name="ro1">
          <table:table-cell table:style-name="ce42" office:value-type="string" calcext:value-type="string">
            <text:p>restock-engine-caravel.cfg</text:p>
          </table:table-cell>
          <table:table-cell table:style-name="ce42" office:value-type="string" calcext:value-type="string">
            <text:p>/home/oscar/Downloads/Kspaceconnect/ksp/GameData/ReStockPlus/Parts/Engine/1875/restock-engine-caravel.cfg</text:p>
          </table:table-cell>
          <table:table-cell table:style-name="ce43" office:value-type="float" office:value="2300" calcext:value-type="float">
            <text:p>2300</text:p>
          </table:table-cell>
          <table:table-cell table:style-name="ce42" office:value-type="string" calcext:value-type="string">
            <text:p>restock-engine-caravel-1</text:p>
          </table:table-cell>
          <table:table-cell table:style-name="ce26" table:formula="of:=IFERROR(__xludf.dummyfunction(&quot;IF(ISBLANK(B647),&quot;&quot;RESSOURCE&quot;&quot;,REGEXEXTRACT(B647,&quot;&quot;GameData/(\w+)&quot;&quot;))&quot;);&quot;ReStockPlus&quot;)" office:value-type="string" office:string-value="ReStockPlus" calcext:value-type="string">
            <text:p>ReStockPlus</text:p>
          </table:table-cell>
          <table:table-cell table:style-name="ce43" office:value-type="float" office:value="2" calcext:value-type="float">
            <text:p>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7]));-1;[.F647]*VLOOKUP([.N647];[$'CO$ Methodology Parts'.$A$12:.$E$57];5;1))" office:value-type="float" office:value="4160" calcext:value-type="float">
            <text:p>4160</text:p>
          </table:table-cell>
          <table:table-cell table:number-columns-repeated="1009"/>
        </table:table-row>
        <table:table-row table:style-name="ro1">
          <table:table-cell table:style-name="ce42" office:value-type="string" calcext:value-type="string">
            <text:p>restock-srb-castor.cfg</text:p>
          </table:table-cell>
          <table:table-cell table:style-name="ce42" office:value-type="string" calcext:value-type="string">
            <text:p>/home/oscar/Downloads/Kspaceconnect/ksp/GameData/ReStockPlus/Parts/Engine/1875/restock-srb-castor.cfg</text:p>
          </table:table-cell>
          <table:table-cell table:style-name="ce43" office:value-type="float" office:value="2520" calcext:value-type="float">
            <text:p>2520</text:p>
          </table:table-cell>
          <table:table-cell table:style-name="ce42" office:value-type="string" calcext:value-type="string">
            <text:p>restock-srb-castor-1</text:p>
          </table:table-cell>
          <table:table-cell table:style-name="ce26" table:formula="of:=IFERROR(__xludf.dummyfunction(&quot;IF(ISBLANK(B648),&quot;&quot;RESSOURCE&quot;&quot;,REGEXEXTRACT(B648,&quot;&quot;GameData/(\w+)&quot;&quot;))&quot;);&quot;ReStockPlus&quot;)" office:value-type="string" office:string-value="ReStockPlus" calcext:value-type="string">
            <text:p>ReStockPlus</text:p>
          </table:table-cell>
          <table:table-cell table:style-name="ce43" office:value-type="float" office:value="8" calcext:value-type="float">
            <text:p>8</text:p>
          </table:table-cell>
          <table:table-cell table:number-columns-repeated="2" table:style-name="ce43" office:value-type="float" office:value="0" calcext:value-type="float">
            <text:p>0</text:p>
          </table:table-cell>
          <table:table-cell table:style-name="ce43" office:value-type="float" office:value="5800" calcext:value-type="float">
            <text:p>5800</text:p>
          </table:table-cell>
          <table:table-cell table:number-columns-repeated="4"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8]));-1;[.F648]*VLOOKUP([.N648];[$'CO$ Methodology Parts'.$A$12:.$E$57];5;1))" office:value-type="float" office:value="16640" calcext:value-type="float">
            <text:p>16640</text:p>
          </table:table-cell>
          <table:table-cell table:number-columns-repeated="1009"/>
        </table:table-row>
        <table:table-row table:style-name="ro1">
          <table:table-cell table:style-name="ce42" office:value-type="string" calcext:value-type="string">
            <text:p>restock-engine-pug.cfg</text:p>
          </table:table-cell>
          <table:table-cell table:style-name="ce42" office:value-type="string" calcext:value-type="string">
            <text:p>/home/oscar/Downloads/Kspaceconnect/ksp/GameData/ReStockPlus/Parts/Engine/125/restock-engine-pug.cfg</text:p>
          </table:table-cell>
          <table:table-cell table:style-name="ce43" office:value-type="float" office:value="281.64" calcext:value-type="float">
            <text:p>281.64</text:p>
          </table:table-cell>
          <table:table-cell table:style-name="ce42" office:value-type="string" calcext:value-type="string">
            <text:p>restock-engine-125-pug</text:p>
          </table:table-cell>
          <table:table-cell table:style-name="ce26" table:formula="of:=IFERROR(__xludf.dummyfunction(&quot;IF(ISBLANK(B649),&quot;&quot;RESSOURCE&quot;&quot;,REGEXEXTRACT(B649,&quot;&quot;GameData/(\w+)&quot;&quot;))&quot;);&quot;ReStockPlus&quot;)" office:value-type="string" office:string-value="ReStockPlus" calcext:value-type="string">
            <text:p>ReStockPlus</text:p>
          </table:table-cell>
          <table:table-cell table:style-name="ce43" office:value-type="float" office:value="0.2" calcext:value-type="float">
            <text:p>0.2</text:p>
          </table:table-cell>
          <table:table-cell table:style-name="ce43" office:value-type="float" office:value="18" calcext:value-type="float">
            <text:p>18</text:p>
          </table:table-cell>
          <table:table-cell table:style-name="ce43" office:value-type="float" office:value="22" calcext:value-type="float">
            <text:p>22</text:p>
          </table:table-cell>
          <table:table-cell table:number-columns-repeated="5"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49]));-1;[.F649]*VLOOKUP([.N649];[$'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restock-engine-valiant.cfg</text:p>
          </table:table-cell>
          <table:table-cell table:style-name="ce42" office:value-type="string" calcext:value-type="string">
            <text:p>/home/oscar/Downloads/Kspaceconnect/ksp/GameData/ReStockPlus/Parts/Engine/125/restock-engine-valiant.cfg</text:p>
          </table:table-cell>
          <table:table-cell table:style-name="ce43" office:value-type="float" office:value="500" calcext:value-type="float">
            <text:p>500</text:p>
          </table:table-cell>
          <table:table-cell table:style-name="ce42" office:value-type="string" calcext:value-type="string">
            <text:p>restock-engine-125-valiant</text:p>
          </table:table-cell>
          <table:table-cell table:style-name="ce26" table:formula="of:=IFERROR(__xludf.dummyfunction(&quot;IF(ISBLANK(B650),&quot;&quot;RESSOURCE&quot;&quot;,REGEXEXTRACT(B650,&quot;&quot;GameData/(\w+)&quot;&quot;))&quot;);&quot;ReStockPlus&quot;)" office:value-type="string" office:string-value="ReStockPlus" calcext:value-type="string">
            <text:p>ReStockPlus</text:p>
          </table:table-cell>
          <table:table-cell table:style-name="ce43" office:value-type="float" office:value="0.75" calcext:value-type="float">
            <text:p>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0]));-1;[.F650]*VLOOKUP([.N650];[$'CO$ Methodology Parts'.$A$12:.$E$57];5;1))" office:value-type="float" office:value="1560" calcext:value-type="float">
            <text:p>1560</text:p>
          </table:table-cell>
          <table:table-cell table:number-columns-repeated="1009"/>
        </table:table-row>
        <table:table-row table:style-name="ro1">
          <table:table-cell table:style-name="ce42" office:value-type="string" calcext:value-type="string">
            <text:p>restock-engine-corgi.cfg</text:p>
          </table:table-cell>
          <table:table-cell table:style-name="ce42" office:value-type="string" calcext:value-type="string">
            <text:p>/home/oscar/Downloads/Kspaceconnect/ksp/GameData/ReStockPlus/Parts/Engine/375/restock-engine-corgi.cfg</text:p>
          </table:table-cell>
          <table:table-cell table:style-name="ce43" office:value-type="float" office:value="4250" calcext:value-type="float">
            <text:p>4250</text:p>
          </table:table-cell>
          <table:table-cell table:style-name="ce42" office:value-type="string" calcext:value-type="string">
            <text:p>restock-engine-375-corgi</text:p>
          </table:table-cell>
          <table:table-cell table:style-name="ce26" table:formula="of:=IFERROR(__xludf.dummyfunction(&quot;IF(ISBLANK(B651),&quot;&quot;RESSOURCE&quot;&quot;,REGEXEXTRACT(B651,&quot;&quot;GameData/(\w+)&quot;&quot;))&quot;);&quot;ReStockPlus&quot;)" office:value-type="string" office:string-value="ReStockPlus" calcext:value-type="string">
            <text:p>ReStockPlus</text:p>
          </table:table-cell>
          <table:table-cell table:style-name="ce43" office:value-type="float" office:value="5.25" calcext:value-type="float">
            <text:p>5.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1]));-1;[.F651]*VLOOKUP([.N651];[$'CO$ Methodology Parts'.$A$12:.$E$57];5;1))" office:value-type="float" office:value="10920" calcext:value-type="float">
            <text:p>10920</text:p>
          </table:table-cell>
          <table:table-cell table:number-columns-repeated="1009"/>
        </table:table-row>
        <table:table-row table:style-name="ro1">
          <table:table-cell table:style-name="ce42" office:value-type="string" calcext:value-type="string">
            <text:p>restock-claw-625-1.cfg</text:p>
          </table:table-cell>
          <table:table-cell table:style-name="ce42" office:value-type="string" calcext:value-type="string">
            <text:p>/home/oscar/Downloads/Kspaceconnect/ksp/GameData/ReStockPlus/Parts/Coupling/0625/restock-claw-625-1.cfg</text:p>
          </table:table-cell>
          <table:table-cell table:style-name="ce43" office:value-type="float" office:value="350" calcext:value-type="float">
            <text:p>350</text:p>
          </table:table-cell>
          <table:table-cell table:style-name="ce42" office:value-type="string" calcext:value-type="string">
            <text:p>restock-claw-625-1</text:p>
          </table:table-cell>
          <table:table-cell table:style-name="ce26" table:formula="of:=IFERROR(__xludf.dummyfunction(&quot;IF(ISBLANK(B652),&quot;&quot;RESSOURCE&quot;&quot;,REGEXEXTRACT(B652,&quot;&quot;GameData/(\w+)&quot;&quot;))&quot;);&quot;ReStockPlus&quot;)" office:value-type="string" office:string-value="ReStockPlus" calcext:value-type="string">
            <text:p>ReStockPlus</text:p>
          </table:table-cell>
          <table:table-cell table:style-name="ce43" office:value-type="float" office:value="0.03" calcext:value-type="float">
            <text:p>0.03</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2]));-1;[.F652]*VLOOKUP([.N652];[$'CO$ Methodology Parts'.$A$12:.$E$57];5;1))" office:value-type="float" office:value="62.4" calcext:value-type="float">
            <text:p>62.4</text:p>
          </table:table-cell>
          <table:table-cell table:number-columns-repeated="1009"/>
        </table:table-row>
        <table:table-row table:style-name="ro1">
          <table:table-cell table:style-name="ce42" office:value-type="string" calcext:value-type="string">
            <text:p>restock-airlock-1.cfg</text:p>
          </table:table-cell>
          <table:table-cell table:style-name="ce42" office:value-type="string" calcext:value-type="string">
            <text:p>/home/oscar/Downloads/Kspaceconnect/ksp/GameData/ReStockPlus/Parts/Coupling/0625/restock-airlock-1.cfg</text:p>
          </table:table-cell>
          <table:table-cell table:style-name="ce43" office:value-type="float" office:value="400" calcext:value-type="float">
            <text:p>400</text:p>
          </table:table-cell>
          <table:table-cell table:style-name="ce42" office:value-type="string" calcext:value-type="string">
            <text:p>restock-airlock-1</text:p>
          </table:table-cell>
          <table:table-cell table:style-name="ce26" table:formula="of:=IFERROR(__xludf.dummyfunction(&quot;IF(ISBLANK(B653),&quot;&quot;RESSOURCE&quot;&quot;,REGEXEXTRACT(B653,&quot;&quot;GameData/(\w+)&quot;&quot;))&quot;);&quot;ReStockPlus&quot;)" office:value-type="string" office:string-value="ReStockPlus" calcext:value-type="string">
            <text:p>ReStockPlus</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3]));-1;[.F653]*VLOOKUP([.N653];[$'CO$ Methodology Parts'.$A$12:.$E$57];5;1))" office:value-type="float" office:value="416" calcext:value-type="float">
            <text:p>416</text:p>
          </table:table-cell>
          <table:table-cell table:number-columns-repeated="1009"/>
        </table:table-row>
        <table:table-row table:style-name="ro1">
          <table:table-cell table:style-name="ce42" office:value-type="string" calcext:value-type="string">
            <text:p>restock-engineplate-25-1.cfg</text:p>
          </table:table-cell>
          <table:table-cell table:style-name="ce42" office:value-type="string" calcext:value-type="string">
            <text:p>/home/oscar/Downloads/Kspaceconnect/ksp/GameData/ReStockPlus/Parts/Coupling/25/restock-engineplate-25-1.cfg</text:p>
          </table:table-cell>
          <table:table-cell table:style-name="ce43" office:value-type="float" office:value="300" calcext:value-type="float">
            <text:p>300</text:p>
          </table:table-cell>
          <table:table-cell table:style-name="ce42" office:value-type="string" calcext:value-type="string">
            <text:p>restock-engineplate-25-1</text:p>
          </table:table-cell>
          <table:table-cell table:style-name="ce26" table:formula="of:=IFERROR(__xludf.dummyfunction(&quot;IF(ISBLANK(B654),&quot;&quot;RESSOURCE&quot;&quot;,REGEXEXTRACT(B654,&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4]));-1;[.F654]*VLOOKUP([.N654];[$'CO$ Methodology Parts'.$A$12:.$E$57];5;1))" office:value-type="float" office:value="208" calcext:value-type="float">
            <text:p>208</text:p>
          </table:table-cell>
          <table:table-cell table:number-columns-repeated="1009"/>
        </table:table-row>
        <table:table-row table:style-name="ro1">
          <table:table-cell table:style-name="ce42" office:value-type="string" calcext:value-type="string">
            <text:p>restock-decoupler-radial-tiny-1.cfg</text:p>
          </table:table-cell>
          <table:table-cell table:style-name="ce42" office:value-type="string" calcext:value-type="string">
            <text:p>/home/oscar/Downloads/Kspaceconnect/ksp/GameData/ReStockPlus/Parts/Coupling/radial/restock-decoupler-radial-tiny-1.cfg</text:p>
          </table:table-cell>
          <table:table-cell table:style-name="ce43" office:value-type="float" office:value="250" calcext:value-type="float">
            <text:p>250</text:p>
          </table:table-cell>
          <table:table-cell table:style-name="ce42" office:value-type="string" calcext:value-type="string">
            <text:p>restock-decoupler-radial-tiny-1</text:p>
          </table:table-cell>
          <table:table-cell table:style-name="ce26" table:formula="of:=IFERROR(__xludf.dummyfunction(&quot;IF(ISBLANK(B655),&quot;&quot;RESSOURCE&quot;&quot;,REGEXEXTRACT(B655,&quot;&quot;GameData/(\w+)&quot;&quot;))&quot;);&quot;ReStockPlus&quot;)" office:value-type="string" office:string-value="ReStockPlus" calcext:value-type="string">
            <text:p>ReStockPlus</text:p>
          </table:table-cell>
          <table:table-cell table:style-name="ce43" office:value-type="float" office:value="0.0125" calcext:value-type="float">
            <text:p>0.01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Structural</text:p>
          </table:table-cell>
          <table:table-cell table:style-name="ce47" table:formula="of:=IF(IFERROR(SEARCH(&quot;zDeprecated&quot;;[.B655]));-1;[.F655]*VLOOKUP([.N655];[$'CO$ Methodology Parts'.$A$12:.$E$57];5;1))" office:value-type="float" office:value="26" calcext:value-type="float">
            <text:p>26</text:p>
          </table:table-cell>
          <table:table-cell table:number-columns-repeated="1009"/>
        </table:table-row>
        <table:table-row table:style-name="ro1">
          <table:table-cell table:style-name="ce42" office:value-type="string" calcext:value-type="string">
            <text:p>restock-engineplate-5-1.cfg</text:p>
          </table:table-cell>
          <table:table-cell table:style-name="ce42" office:value-type="string" calcext:value-type="string">
            <text:p>/home/oscar/Downloads/Kspaceconnect/ksp/GameData/ReStockPlus/Parts/Coupling/5/restock-engineplate-5-1.cfg</text:p>
          </table:table-cell>
          <table:table-cell table:style-name="ce43" office:value-type="float" office:value="700" calcext:value-type="float">
            <text:p>700</text:p>
          </table:table-cell>
          <table:table-cell table:style-name="ce42" office:value-type="string" calcext:value-type="string">
            <text:p>restock-engineplate-5-1</text:p>
          </table:table-cell>
          <table:table-cell table:style-name="ce26" table:formula="of:=IFERROR(__xludf.dummyfunction(&quot;IF(ISBLANK(B656),&quot;&quot;RESSOURCE&quot;&quot;,REGEXEXTRACT(B656,&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56]));-1;[.F656]*VLOOKUP([.N656];[$'CO$ Methodology Parts'.$A$12:.$E$57];5;1))" office:value-type="float" office:value="455.9979328" calcext:value-type="float">
            <text:p>455.9979328</text:p>
          </table:table-cell>
          <table:table-cell table:number-columns-repeated="1009"/>
        </table:table-row>
        <table:table-row table:style-name="ro1">
          <table:table-cell table:style-name="ce42" office:value-type="string" calcext:value-type="string">
            <text:p>restock-separator-5-1.cfg</text:p>
          </table:table-cell>
          <table:table-cell table:style-name="ce42" office:value-type="string" calcext:value-type="string">
            <text:p>/home/oscar/Downloads/Kspaceconnect/ksp/GameData/ReStockPlus/Parts/Coupling/5/restock-separator-5-1.cfg</text:p>
          </table:table-cell>
          <table:table-cell table:style-name="ce43" office:value-type="float" office:value="650" calcext:value-type="float">
            <text:p>650</text:p>
          </table:table-cell>
          <table:table-cell table:style-name="ce42" office:value-type="string" calcext:value-type="string">
            <text:p>restock-separator-5-1</text:p>
          </table:table-cell>
          <table:table-cell table:style-name="ce26" table:formula="of:=IFERROR(__xludf.dummyfunction(&quot;IF(ISBLANK(B657),&quot;&quot;RESSOURCE&quot;&quot;,REGEXEXTRACT(B657,&quot;&quot;GameData/(\w+)&quot;&quot;))&quot;);&quot;ReStockPlus&quot;)" office:value-type="string" office:string-value="ReStockPlus" calcext:value-type="string">
            <text:p>ReStockPlus</text:p>
          </table:table-cell>
          <table:table-cell table:style-name="ce43" office:value-type="float" office:value="0.85" calcext:value-type="float">
            <text:p>0.8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57]));-1;[.F657]*VLOOKUP([.N657];[$'CO$ Methodology Parts'.$A$12:.$E$57];5;1))" office:value-type="float" office:value="3875.982429" calcext:value-type="float">
            <text:p>3875.982429</text:p>
          </table:table-cell>
          <table:table-cell table:number-columns-repeated="1009"/>
        </table:table-row>
        <table:table-row table:style-name="ro1">
          <table:table-cell table:style-name="ce42" office:value-type="string" calcext:value-type="string">
            <text:p>restock-decoupler-5-1.cfg</text:p>
          </table:table-cell>
          <table:table-cell table:style-name="ce42" office:value-type="string" calcext:value-type="string">
            <text:p>/home/oscar/Downloads/Kspaceconnect/ksp/GameData/ReStockPlus/Parts/Coupling/5/restock-decoupler-5-1.cfg</text:p>
          </table:table-cell>
          <table:table-cell table:style-name="ce43" office:value-type="float" office:value="475" calcext:value-type="float">
            <text:p>475</text:p>
          </table:table-cell>
          <table:table-cell table:style-name="ce42" office:value-type="string" calcext:value-type="string">
            <text:p>restock-decoupler-5-1</text:p>
          </table:table-cell>
          <table:table-cell table:style-name="ce26" table:formula="of:=IFERROR(__xludf.dummyfunction(&quot;IF(ISBLANK(B658),&quot;&quot;RESSOURCE&quot;&quot;,REGEXEXTRACT(B658,&quot;&quot;GameData/(\w+)&quot;&quot;))&quot;);&quot;ReStockPlus&quot;)" office:value-type="string" office:string-value="ReStockPlus" calcext:value-type="string">
            <text:p>ReStockPlus</text:p>
          </table:table-cell>
          <table:table-cell table:style-name="ce43" office:value-type="float" office:value="0.65" calcext:value-type="float">
            <text:p>0.6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58]));-1;[.F658]*VLOOKUP([.N658];[$'CO$ Methodology Parts'.$A$12:.$E$57];5;1))" office:value-type="float" office:value="2963.986563" calcext:value-type="float">
            <text:p>2963.986563</text:p>
          </table:table-cell>
          <table:table-cell table:number-columns-repeated="1009"/>
        </table:table-row>
        <table:table-row table:style-name="ro1">
          <table:table-cell table:style-name="ce42" office:value-type="string" calcext:value-type="string">
            <text:p>restock-engineplate-1875-1.cfg</text:p>
          </table:table-cell>
          <table:table-cell table:style-name="ce42" office:value-type="string" calcext:value-type="string">
            <text:p>/home/oscar/Downloads/Kspaceconnect/ksp/GameData/ReStockPlus/Parts/Coupling/1875/restock-engineplate-1875-1.cfg</text:p>
          </table:table-cell>
          <table:table-cell table:style-name="ce43" office:value-type="float" office:value="250" calcext:value-type="float">
            <text:p>250</text:p>
          </table:table-cell>
          <table:table-cell table:style-name="ce42" office:value-type="string" calcext:value-type="string">
            <text:p>restock-engineplate-1875-1</text:p>
          </table:table-cell>
          <table:table-cell table:style-name="ce26" table:formula="of:=IFERROR(__xludf.dummyfunction(&quot;IF(ISBLANK(B659),&quot;&quot;RESSOURCE&quot;&quot;,REGEXEXTRACT(B659,&quot;&quot;GameData/(\w+)&quot;&quot;))&quot;);&quot;ReStockPlus&quot;)" office:value-type="string" office:string-value="ReStockPlus" calcext:value-type="string">
            <text:p>ReStockPlus</text:p>
          </table:table-cell>
          <table:table-cell table:style-name="ce43" office:value-type="float" office:value="0.14" calcext:value-type="float">
            <text:p>0.1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59]));-1;[.F659]*VLOOKUP([.N659];[$'CO$ Methodology Parts'.$A$12:.$E$57];5;1))" office:value-type="float" office:value="638.3971059" calcext:value-type="float">
            <text:p>638.3971059</text:p>
          </table:table-cell>
          <table:table-cell table:number-columns-repeated="1009"/>
        </table:table-row>
        <table:table-row table:style-name="ro1">
          <table:table-cell table:style-name="ce42" office:value-type="string" calcext:value-type="string">
            <text:p>restock-decoupler-1875-truss-1.cfg</text:p>
          </table:table-cell>
          <table:table-cell table:style-name="ce42" office:value-type="string" calcext:value-type="string">
            <text:p>/home/oscar/Downloads/Kspaceconnect/ksp/GameData/ReStockPlus/Parts/Coupling/1875/restock-decoupler-1875-truss-1.cfg</text:p>
          </table:table-cell>
          <table:table-cell table:style-name="ce43" office:value-type="float" office:value="450" calcext:value-type="float">
            <text:p>450</text:p>
          </table:table-cell>
          <table:table-cell table:style-name="ce42" office:value-type="string" calcext:value-type="string">
            <text:p>restock-decoupler-1875-truss-1</text:p>
          </table:table-cell>
          <table:table-cell table:style-name="ce26" table:formula="of:=IFERROR(__xludf.dummyfunction(&quot;IF(ISBLANK(B660),&quot;&quot;RESSOURCE&quot;&quot;,REGEXEXTRACT(B660,&quot;&quot;GameData/(\w+)&quot;&quot;))&quot;);&quot;ReStockPlus&quot;)" office:value-type="string" office:string-value="ReStockPlus" calcext:value-type="string">
            <text:p>ReStockPlus</text:p>
          </table:table-cell>
          <table:table-cell table:style-name="ce43" office:value-type="float" office:value="0.08" calcext:value-type="float">
            <text:p>0.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Engine</text:p>
          </table:table-cell>
          <table:table-cell table:style-name="ce47" table:formula="of:=IF(IFERROR(SEARCH(&quot;zDeprecated&quot;;[.B660]));-1;[.F660]*VLOOKUP([.N660];[$'CO$ Methodology Parts'.$A$12:.$E$57];5;1))" office:value-type="float" office:value="364.7983463" calcext:value-type="float">
            <text:p>364.7983463</text:p>
          </table:table-cell>
          <table:table-cell table:number-columns-repeated="1009"/>
        </table:table-row>
        <table:table-row table:style-name="ro1">
          <table:table-cell table:style-name="ce42" office:value-type="string" calcext:value-type="string">
            <text:p>restock-separator-1875-1.cfg</text:p>
          </table:table-cell>
          <table:table-cell table:style-name="ce42" office:value-type="string" calcext:value-type="string">
            <text:p>/home/oscar/Downloads/Kspaceconnect/ksp/GameData/ReStockPlus/Parts/Coupling/1875/restock-separator-1875-1.cfg</text:p>
          </table:table-cell>
          <table:table-cell table:style-name="ce43" office:value-type="float" office:value="475" calcext:value-type="float">
            <text:p>475</text:p>
          </table:table-cell>
          <table:table-cell table:style-name="ce42" office:value-type="string" calcext:value-type="string">
            <text:p>restock-separator-1875-1</text:p>
          </table:table-cell>
          <table:table-cell table:style-name="ce26" table:formula="of:=IFERROR(__xludf.dummyfunction(&quot;IF(ISBLANK(B661),&quot;&quot;RESSOURCE&quot;&quot;,REGEXEXTRACT(B661,&quot;&quot;GameData/(\w+)&quot;&quot;))&quot;);&quot;ReStockPlus&quot;)" office:value-type="string" office:string-value="ReStockPlus" calcext:value-type="string">
            <text:p>ReStockPlus</text:p>
          </table:table-cell>
          <table:table-cell table:style-name="ce43" office:value-type="float" office:value="0.12" calcext:value-type="float">
            <text:p>0.1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heel</text:p>
          </table:table-cell>
          <table:table-cell table:style-name="ce47" table:formula="of:=IF(IFERROR(SEARCH(&quot;zDeprecated&quot;;[.B661]));-1;[.F661]*VLOOKUP([.N661];[$'CO$ Methodology Parts'.$A$12:.$E$57];5;1))" office:value-type="float" office:value="1737.587597" calcext:value-type="float">
            <text:p>1737.587597</text:p>
          </table:table-cell>
          <table:table-cell table:number-columns-repeated="1009"/>
        </table:table-row>
        <table:table-row table:style-name="ro1">
          <table:table-cell table:style-name="ce42" office:value-type="string" calcext:value-type="string">
            <text:p>restock-decoupler-1875-1.cfg</text:p>
          </table:table-cell>
          <table:table-cell table:style-name="ce42" office:value-type="string" calcext:value-type="string">
            <text:p>/home/oscar/Downloads/Kspaceconnect/ksp/GameData/ReStockPlus/Parts/Coupling/1875/restock-decoupler-1875-1.cfg</text:p>
          </table:table-cell>
          <table:table-cell table:style-name="ce43" office:value-type="float" office:value="475" calcext:value-type="float">
            <text:p>475</text:p>
          </table:table-cell>
          <table:table-cell table:style-name="ce42" office:value-type="string" calcext:value-type="string">
            <text:p>restock-decoupler-1875-1</text:p>
          </table:table-cell>
          <table:table-cell table:style-name="ce26" table:formula="of:=IFERROR(__xludf.dummyfunction(&quot;IF(ISBLANK(B662),&quot;&quot;RESSOURCE&quot;&quot;,REGEXEXTRACT(B662,&quot;&quot;GameData/(\w+)&quot;&quot;))&quot;);&quot;ReStockPlus&quot;)" office:value-type="string" office:string-value="ReStockPlus" calcext:value-type="string">
            <text:p>ReStockPlus</text:p>
          </table:table-cell>
          <table:table-cell table:style-name="ce43" office:value-type="float" office:value="0.09" calcext:value-type="float">
            <text:p>0.09</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2]));-1;[.F662]*VLOOKUP([.N662];[$'CO$ Methodology Parts'.$A$12:.$E$57];5;1))" office:value-type="float" office:value="803.025" calcext:value-type="float">
            <text:p>803.025</text:p>
          </table:table-cell>
          <table:table-cell table:number-columns-repeated="1009"/>
        </table:table-row>
        <table:table-row table:style-name="ro1">
          <table:table-cell table:style-name="ce42" office:value-type="string" calcext:value-type="string">
            <text:p>restock-engineplate-125-2.cfg</text:p>
          </table:table-cell>
          <table:table-cell table:style-name="ce42" office:value-type="string" calcext:value-type="string">
            <text:p>/home/oscar/Downloads/Kspaceconnect/ksp/GameData/ReStockPlus/Parts/Coupling/125/restock-engineplate-125-2.cfg</text:p>
          </table:table-cell>
          <table:table-cell table:style-name="ce43" office:value-type="float" office:value="200" calcext:value-type="float">
            <text:p>200</text:p>
          </table:table-cell>
          <table:table-cell table:style-name="ce42" office:value-type="string" calcext:value-type="string">
            <text:p>restock-engineplate-125-2</text:p>
          </table:table-cell>
          <table:table-cell table:style-name="ce26" table:formula="of:=IFERROR(__xludf.dummyfunction(&quot;IF(ISBLANK(B663),&quot;&quot;RESSOURCE&quot;&quot;,REGEXEXTRACT(B663,&quot;&quot;GameData/(\w+)&quot;&quot;))&quot;);&quot;ReStockPlus&quot;)" office:value-type="string" office:string-value="ReStockPlus" calcext:value-type="string">
            <text:p>ReStockPlus</text:p>
          </table:table-cell>
          <table:table-cell table:style-name="ce43" office:value-type="float" office:value="0.0625" calcext:value-type="float">
            <text:p>0.06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3]));-1;[.F663]*VLOOKUP([.N663];[$'CO$ Methodology Parts'.$A$12:.$E$57];5;1))" office:value-type="float" office:value="557.65625" calcext:value-type="float">
            <text:p>557.65625</text:p>
          </table:table-cell>
          <table:table-cell table:number-columns-repeated="1009"/>
        </table:table-row>
        <table:table-row table:style-name="ro1">
          <table:table-cell table:style-name="ce42" office:value-type="string" calcext:value-type="string">
            <text:p>restock-engineplate-125-1.cfg</text:p>
          </table:table-cell>
          <table:table-cell table:style-name="ce42" office:value-type="string" calcext:value-type="string">
            <text:p>/home/oscar/Downloads/Kspaceconnect/ksp/GameData/ReStockPlus/Parts/Coupling/125/restock-engineplate-125-1.cfg</text:p>
          </table:table-cell>
          <table:table-cell table:style-name="ce43" office:value-type="float" office:value="200" calcext:value-type="float">
            <text:p>200</text:p>
          </table:table-cell>
          <table:table-cell table:style-name="ce42" office:value-type="string" calcext:value-type="string">
            <text:p>restock-engineplate-125-1</text:p>
          </table:table-cell>
          <table:table-cell table:style-name="ce26" table:formula="of:=IFERROR(__xludf.dummyfunction(&quot;IF(ISBLANK(B664),&quot;&quot;RESSOURCE&quot;&quot;,REGEXEXTRACT(B664,&quot;&quot;GameData/(\w+)&quot;&quot;))&quot;);&quot;ReStockPlus&quot;)" office:value-type="string" office:string-value="ReStockPlus" calcext:value-type="string">
            <text:p>ReStockPlus</text:p>
          </table:table-cell>
          <table:table-cell table:style-name="ce43" office:value-type="float" office:value="0.0625" calcext:value-type="float">
            <text:p>0.06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4]));-1;[.F664]*VLOOKUP([.N664];[$'CO$ Methodology Parts'.$A$12:.$E$57];5;1))" office:value-type="float" office:value="557.65625" calcext:value-type="float">
            <text:p>557.65625</text:p>
          </table:table-cell>
          <table:table-cell table:number-columns-repeated="1009"/>
        </table:table-row>
        <table:table-row table:style-name="ro1">
          <table:table-cell table:style-name="ce42" office:value-type="string" calcext:value-type="string">
            <text:p>restock-engineplate-375-1.cfg</text:p>
          </table:table-cell>
          <table:table-cell table:style-name="ce42" office:value-type="string" calcext:value-type="string">
            <text:p>/home/oscar/Downloads/Kspaceconnect/ksp/GameData/ReStockPlus/Parts/Coupling/375/restock-engineplate-375-1.cfg</text:p>
          </table:table-cell>
          <table:table-cell table:style-name="ce43" office:value-type="float" office:value="500" calcext:value-type="float">
            <text:p>500</text:p>
          </table:table-cell>
          <table:table-cell table:style-name="ce42" office:value-type="string" calcext:value-type="string">
            <text:p>restock-engineplate-375-1</text:p>
          </table:table-cell>
          <table:table-cell table:style-name="ce26" table:formula="of:=IFERROR(__xludf.dummyfunction(&quot;IF(ISBLANK(B665),&quot;&quot;RESSOURCE&quot;&quot;,REGEXEXTRACT(B665,&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5]));-1;[.F665]*VLOOKUP([.N665];[$'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restock-docking-375-1.cfg</text:p>
          </table:table-cell>
          <table:table-cell table:style-name="ce42" office:value-type="string" calcext:value-type="string">
            <text:p>/home/oscar/Downloads/Kspaceconnect/ksp/GameData/ReStockPlus/Parts/Coupling/375/restock-docking-375-1.cfg</text:p>
          </table:table-cell>
          <table:table-cell table:style-name="ce43" office:value-type="float" office:value="1850" calcext:value-type="float">
            <text:p>1850</text:p>
          </table:table-cell>
          <table:table-cell table:style-name="ce42" office:value-type="string" calcext:value-type="string">
            <text:p>restock-docking-375-1</text:p>
          </table:table-cell>
          <table:table-cell table:style-name="ce26" table:formula="of:=IFERROR(__xludf.dummyfunction(&quot;IF(ISBLANK(B666),&quot;&quot;RESSOURCE&quot;&quot;,REGEXEXTRACT(B666,&quot;&quot;GameData/(\w+)&quot;&quot;))&quot;);&quot;ReStockPlus&quot;)" office:value-type="string" office:string-value="ReStockPlus" calcext:value-type="string">
            <text:p>ReStockPlus</text:p>
          </table:table-cell>
          <table:table-cell table:style-name="ce43" office:value-type="float" office:value="0.45" calcext:value-type="float">
            <text:p>0.4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6]));-1;[.F666]*VLOOKUP([.N666];[$'CO$ Methodology Parts'.$A$12:.$E$57];5;1))" office:value-type="float" office:value="4015.125" calcext:value-type="float">
            <text:p>4015.125</text:p>
          </table:table-cell>
          <table:table-cell table:number-columns-repeated="1009"/>
        </table:table-row>
        <table:table-row table:style-name="ro1">
          <table:table-cell table:style-name="ce42" office:value-type="string" calcext:value-type="string">
            <text:p>restock-sciencebox-stack-1.cfg</text:p>
          </table:table-cell>
          <table:table-cell table:style-name="ce42" office:value-type="string" calcext:value-type="string">
            <text:p>/home/oscar/Downloads/Kspaceconnect/ksp/GameData/ReStockPlus/Parts/Science/restock-sciencebox-stack-1.cfg</text:p>
          </table:table-cell>
          <table:table-cell table:style-name="ce43" office:value-type="float" office:value="1000" calcext:value-type="float">
            <text:p>1000</text:p>
          </table:table-cell>
          <table:table-cell table:style-name="ce42" office:value-type="string" calcext:value-type="string">
            <text:p>restock-sciencebox-stack-1</text:p>
          </table:table-cell>
          <table:table-cell table:style-name="ce26" table:formula="of:=IFERROR(__xludf.dummyfunction(&quot;IF(ISBLANK(B667),&quot;&quot;RESSOURCE&quot;&quot;,REGEXEXTRACT(B667,&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7]));-1;[.F667]*VLOOKUP([.N667];[$'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restock-materialbay-radial-1.cfg</text:p>
          </table:table-cell>
          <table:table-cell table:style-name="ce42" office:value-type="string" calcext:value-type="string">
            <text:p>/home/oscar/Downloads/Kspaceconnect/ksp/GameData/ReStockPlus/Parts/Science/restock-materialbay-radial-1.cfg</text:p>
          </table:table-cell>
          <table:table-cell table:style-name="ce43" office:value-type="float" office:value="1800" calcext:value-type="float">
            <text:p>1800</text:p>
          </table:table-cell>
          <table:table-cell table:style-name="ce42" office:value-type="string" calcext:value-type="string">
            <text:p>restock-materialbay-radial-1</text:p>
          </table:table-cell>
          <table:table-cell table:style-name="ce26" table:formula="of:=IFERROR(__xludf.dummyfunction(&quot;IF(ISBLANK(B668),&quot;&quot;RESSOURCE&quot;&quot;,REGEXEXTRACT(B668,&quot;&quot;GameData/(\w+)&quot;&quot;))&quot;);&quot;ReStockPlus&quot;)" office:value-type="string" office:string-value="ReStockPlus" calcext:value-type="string">
            <text:p>ReStockPlus</text:p>
          </table:table-cell>
          <table:table-cell table:style-name="ce43" office:value-type="float" office:value="0.2" calcext:value-type="float">
            <text:p>0.2</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8]));-1;[.F668]*VLOOKUP([.N668];[$'CO$ Methodology Parts'.$A$12:.$E$57];5;1))" office:value-type="float" office:value="1784.5" calcext:value-type="float">
            <text:p>1784.5</text:p>
          </table:table-cell>
          <table:table-cell table:number-columns-repeated="1009"/>
        </table:table-row>
        <table:table-row table:style-name="ro1">
          <table:table-cell table:style-name="ce42" office:value-type="string" calcext:value-type="string">
            <text:p>restock-goocanister-625-1.cfg</text:p>
          </table:table-cell>
          <table:table-cell table:style-name="ce42" office:value-type="string" calcext:value-type="string">
            <text:p>/home/oscar/Downloads/Kspaceconnect/ksp/GameData/ReStockPlus/Parts/Science/restock-goocanister-625-1.cfg</text:p>
          </table:table-cell>
          <table:table-cell table:style-name="ce43" office:value-type="float" office:value="1000" calcext:value-type="float">
            <text:p>1000</text:p>
          </table:table-cell>
          <table:table-cell table:style-name="ce42" office:value-type="string" calcext:value-type="string">
            <text:p>restock-goocanister-625-1</text:p>
          </table:table-cell>
          <table:table-cell table:style-name="ce26" table:formula="of:=IFERROR(__xludf.dummyfunction(&quot;IF(ISBLANK(B669),&quot;&quot;RESSOURCE&quot;&quot;,REGEXEXTRACT(B669,&quot;&quot;GameData/(\w+)&quot;&quot;))&quot;);&quot;ReStockPlus&quot;)" office:value-type="string" office:string-value="ReStockPlus" calcext:value-type="string">
            <text:p>ReStockPlus</text:p>
          </table:table-cell>
          <table:table-cell table:style-name="ce43" office:value-type="float" office:value="0.1" calcext:value-type="float">
            <text:p>0.1</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69]));-1;[.F669]*VLOOKUP([.N669];[$'CO$ Methodology Parts'.$A$12:.$E$57];5;1))" office:value-type="float" office:value="892.25" calcext:value-type="float">
            <text:p>892.25</text:p>
          </table:table-cell>
          <table:table-cell table:number-columns-repeated="1009"/>
        </table:table-row>
        <table:table-row table:style-name="ro1">
          <table:table-cell table:style-name="ce42" office:value-type="string" calcext:value-type="string">
            <text:p>restock-fairing-0625-1.cfg</text:p>
          </table:table-cell>
          <table:table-cell table:style-name="ce42" office:value-type="string" calcext:value-type="string">
            <text:p>/home/oscar/Downloads/Kspaceconnect/ksp/GameData/ReStockPlus/Parts/Payload/0625/restock-fairing-0625-1.cfg</text:p>
          </table:table-cell>
          <table:table-cell table:style-name="ce43" office:value-type="float" office:value="150" calcext:value-type="float">
            <text:p>150</text:p>
          </table:table-cell>
          <table:table-cell table:style-name="ce42" office:value-type="string" calcext:value-type="string">
            <text:p>restock-fairing-base-0625-1</text:p>
          </table:table-cell>
          <table:table-cell table:style-name="ce26" table:formula="of:=IFERROR(__xludf.dummyfunction(&quot;IF(ISBLANK(B670),&quot;&quot;RESSOURCE&quot;&quot;,REGEXEXTRACT(B670,&quot;&quot;GameData/(\w+)&quot;&quot;))&quot;);&quot;ReStockPlus&quot;)" office:value-type="string" office:string-value="ReStockPlus" calcext:value-type="string">
            <text:p>ReStockPlus</text:p>
          </table:table-cell>
          <table:table-cell table:style-name="ce43" office:value-type="float" office:value="0.01875" calcext:value-type="float">
            <text:p>0.018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70]));-1;[.F670]*VLOOKUP([.N670];[$'CO$ Methodology Parts'.$A$12:.$E$57];5;1))" office:value-type="float" office:value="167.296875" calcext:value-type="float">
            <text:p>167.296875</text:p>
          </table:table-cell>
          <table:table-cell table:number-columns-repeated="1009"/>
        </table:table-row>
        <table:table-row table:style-name="ro1">
          <table:table-cell table:style-name="ce42" office:value-type="string" calcext:value-type="string">
            <text:p>restock-fairing-5-1.cfg</text:p>
          </table:table-cell>
          <table:table-cell table:style-name="ce42" office:value-type="string" calcext:value-type="string">
            <text:p>/home/oscar/Downloads/Kspaceconnect/ksp/GameData/ReStockPlus/Parts/Payload/5/restock-fairing-5-1.cfg</text:p>
          </table:table-cell>
          <table:table-cell table:style-name="ce43" office:value-type="float" office:value="1200" calcext:value-type="float">
            <text:p>1200</text:p>
          </table:table-cell>
          <table:table-cell table:style-name="ce42" office:value-type="string" calcext:value-type="string">
            <text:p>restock-fairing-base-5-1</text:p>
          </table:table-cell>
          <table:table-cell table:style-name="ce26" table:formula="of:=IFERROR(__xludf.dummyfunction(&quot;IF(ISBLANK(B671),&quot;&quot;RESSOURCE&quot;&quot;,REGEXEXTRACT(B671,&quot;&quot;GameData/(\w+)&quot;&quot;))&quot;);&quot;ReStockPlus&quot;)" office:value-type="string" office:string-value="ReStockPlus" calcext:value-type="string">
            <text:p>ReStockPlus</text:p>
          </table:table-cell>
          <table:table-cell table:style-name="ce43" office:value-type="float" office:value="0.8" calcext:value-type="float">
            <text:p>0.8</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71]));-1;[.F671]*VLOOKUP([.N671];[$'CO$ Methodology Parts'.$A$12:.$E$57];5;1))" office:value-type="float" office:value="7138" calcext:value-type="float">
            <text:p>7138</text:p>
          </table:table-cell>
          <table:table-cell table:number-columns-repeated="1009"/>
        </table:table-row>
        <table:table-row table:style-name="ro1">
          <table:table-cell table:style-name="ce42" office:value-type="string" calcext:value-type="string">
            <text:p>restock-service-module-1875-1.cfg</text:p>
          </table:table-cell>
          <table:table-cell table:style-name="ce42" office:value-type="string" calcext:value-type="string">
            <text:p>/home/oscar/Downloads/Kspaceconnect/ksp/GameData/ReStockPlus/Parts/Payload/1875/restock-service-module-1875-1.cfg</text:p>
          </table:table-cell>
          <table:table-cell table:style-name="ce43" office:value-type="float" office:value="300" calcext:value-type="float">
            <text:p>300</text:p>
          </table:table-cell>
          <table:table-cell table:style-name="ce42" office:value-type="string" calcext:value-type="string">
            <text:p>restock-service-module-1875-1</text:p>
          </table:table-cell>
          <table:table-cell table:style-name="ce26" table:formula="of:=IFERROR(__xludf.dummyfunction(&quot;IF(ISBLANK(B672),&quot;&quot;RESSOURCE&quot;&quot;,REGEXEXTRACT(B672,&quot;&quot;GameData/(\w+)&quot;&quot;))&quot;);&quot;ReStockPlus&quot;)" office:value-type="string" office:string-value="ReStockPlus" calcext:value-type="string">
            <text:p>ReStockPlus</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72]));-1;[.F672]*VLOOKUP([.N672];[$'CO$ Methodology Parts'.$A$12:.$E$57];5;1))" office:value-type="float" office:value="1338.375" calcext:value-type="float">
            <text:p>1338.375</text:p>
          </table:table-cell>
          <table:table-cell table:number-columns-repeated="1009"/>
        </table:table-row>
        <table:table-row table:style-name="ro1">
          <table:table-cell table:style-name="ce42" office:value-type="string" calcext:value-type="string">
            <text:p>restock-service-bay-1875-1.cfg</text:p>
          </table:table-cell>
          <table:table-cell table:style-name="ce42" office:value-type="string" calcext:value-type="string">
            <text:p>/home/oscar/Downloads/Kspaceconnect/ksp/GameData/ReStockPlus/Parts/Payload/1875/restock-service-bay-1875-1.cfg</text:p>
          </table:table-cell>
          <table:table-cell table:style-name="ce43" office:value-type="float" office:value="500" calcext:value-type="float">
            <text:p>500</text:p>
          </table:table-cell>
          <table:table-cell table:style-name="ce42" office:value-type="string" calcext:value-type="string">
            <text:p>restock-service-bay-1875-1</text:p>
          </table:table-cell>
          <table:table-cell table:style-name="ce26" table:formula="of:=IFERROR(__xludf.dummyfunction(&quot;IF(ISBLANK(B673),&quot;&quot;RESSOURCE&quot;&quot;,REGEXEXTRACT(B673,&quot;&quot;GameData/(\w+)&quot;&quot;))&quot;);&quot;ReStockPlus&quot;)" office:value-type="string" office:string-value="ReStockPlus" calcext:value-type="string">
            <text:p>ReStockPlus</text:p>
          </table:table-cell>
          <table:table-cell table:style-name="ce43" office:value-type="float" office:value="0.225" calcext:value-type="float">
            <text:p>0.22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73]));-1;[.F673]*VLOOKUP([.N673];[$'CO$ Methodology Parts'.$A$12:.$E$57];5;1))" office:value-type="float" office:value="2007.5625" calcext:value-type="float">
            <text:p>2007.5625</text:p>
          </table:table-cell>
          <table:table-cell table:number-columns-repeated="1009"/>
        </table:table-row>
        <table:table-row table:style-name="ro1">
          <table:table-cell table:style-name="ce42" office:value-type="string" calcext:value-type="string">
            <text:p>restock-fairing-1875-1.cfg</text:p>
          </table:table-cell>
          <table:table-cell table:style-name="ce42" office:value-type="string" calcext:value-type="string">
            <text:p>/home/oscar/Downloads/Kspaceconnect/ksp/GameData/ReStockPlus/Parts/Payload/1875/restock-fairing-1875-1.cfg</text:p>
          </table:table-cell>
          <table:table-cell table:style-name="ce43" office:value-type="float" office:value="425" calcext:value-type="float">
            <text:p>425</text:p>
          </table:table-cell>
          <table:table-cell table:style-name="ce42" office:value-type="string" calcext:value-type="string">
            <text:p>restock-fairing-base-1875-1</text:p>
          </table:table-cell>
          <table:table-cell table:style-name="ce26" table:formula="of:=IFERROR(__xludf.dummyfunction(&quot;IF(ISBLANK(B674),&quot;&quot;RESSOURCE&quot;&quot;,REGEXEXTRACT(B674,&quot;&quot;GameData/(\w+)&quot;&quot;))&quot;);&quot;ReStockPlus&quot;)" office:value-type="string" office:string-value="ReStockPlus" calcext:value-type="string">
            <text:p>ReStockPlus</text:p>
          </table:table-cell>
          <table:table-cell table:style-name="ce43" office:value-type="float" office:value="0.15" calcext:value-type="float">
            <text:p>0.1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Wing</text:p>
          </table:table-cell>
          <table:table-cell table:style-name="ce47" table:formula="of:=IF(IFERROR(SEARCH(&quot;zDeprecated&quot;;[.B674]));-1;[.F674]*VLOOKUP([.N674];[$'CO$ Methodology Parts'.$A$12:.$E$57];5;1))" office:value-type="float" office:value="1338.375" calcext:value-type="float">
            <text:p>1338.375</text:p>
          </table:table-cell>
          <table:table-cell table:number-columns-repeated="1009"/>
        </table:table-row>
        <table:table-row table:style-name="ro1">
          <table:table-cell table:style-name="ce42" office:value-type="string" calcext:value-type="string">
            <text:p>restock-service-module-125-625-1.cfg</text:p>
          </table:table-cell>
          <table:table-cell table:style-name="ce42" office:value-type="string" calcext:value-type="string">
            <text:p>/home/oscar/Downloads/Kspaceconnect/ksp/GameData/ReStockPlus/Parts/Payload/125/restock-service-module-125-625-1.cfg</text:p>
          </table:table-cell>
          <table:table-cell table:style-name="ce43" office:value-type="float" office:value="300" calcext:value-type="float">
            <text:p>300</text:p>
          </table:table-cell>
          <table:table-cell table:style-name="ce42" office:value-type="string" calcext:value-type="string">
            <text:p>restock-service-module-125-625-1</text:p>
          </table:table-cell>
          <table:table-cell table:style-name="ce26" table:formula="of:=IFERROR(__xludf.dummyfunction(&quot;IF(ISBLANK(B675),&quot;&quot;RESSOURCE&quot;&quot;,REGEXEXTRACT(B675,&quot;&quot;GameData/(\w+)&quot;&quot;))&quot;);&quot;ReStockPlus&quot;)" office:value-type="string" office:string-value="ReStockPlus" calcext:value-type="string">
            <text:p>ReStockPlus</text:p>
          </table:table-cell>
          <table:table-cell table:style-name="ce43" office:value-type="float" office:value="0.075" calcext:value-type="float">
            <text:p>0.075</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675]));-1;[.F675]*VLOOKUP([.N675];[$'CO$ Methodology Parts'.$A$12:.$E$57];5;1))" office:value-type="float" office:value="156" calcext:value-type="float">
            <text:p>156</text:p>
          </table:table-cell>
          <table:table-cell table:number-columns-repeated="1009"/>
        </table:table-row>
        <table:table-row table:style-name="ro1">
          <table:table-cell table:style-name="ce42" office:value-type="string" calcext:value-type="string">
            <text:p>restock-wheel-4.cfg</text:p>
          </table:table-cell>
          <table:table-cell table:style-name="ce42" office:value-type="string" calcext:value-type="string">
            <text:p>/home/oscar/Downloads/Kspaceconnect/ksp/GameData/ReStockPlus/Parts/Ground/restock-wheel-4.cfg</text:p>
          </table:table-cell>
          <table:table-cell table:style-name="ce43" office:value-type="float" office:value="500" calcext:value-type="float">
            <text:p>500</text:p>
          </table:table-cell>
          <table:table-cell table:style-name="ce42" office:value-type="string" calcext:value-type="string">
            <text:p>restock-wheel-4</text:p>
          </table:table-cell>
          <table:table-cell table:style-name="ce26" table:formula="of:=IFERROR(__xludf.dummyfunction(&quot;IF(ISBLANK(B676),&quot;&quot;RESSOURCE&quot;&quot;,REGEXEXTRACT(B676,&quot;&quot;GameData/(\w+)&quot;&quot;))&quot;);&quot;ReStockPlus&quot;)" office:value-type="string" office:string-value="ReStockPlus" calcext:value-type="string">
            <text:p>ReStockPlus</text:p>
          </table:table-cell>
          <table:table-cell table:style-name="ce43" office:value-type="float" office:value="0.04" calcext:value-type="float">
            <text:p>0.04</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676]));-1;[.F676]*VLOOKUP([.N676];[$'CO$ Methodology Parts'.$A$12:.$E$57];5;1))" office:value-type="float" office:value="83.2" calcext:value-type="float">
            <text:p>83.2</text:p>
          </table:table-cell>
          <table:table-cell table:number-columns-repeated="1009"/>
        </table:table-row>
        <table:table-row table:style-name="ro1">
          <table:table-cell table:style-name="ce42" office:value-type="string" calcext:value-type="string">
            <text:p>restock-wheel-1-T.cfg</text:p>
          </table:table-cell>
          <table:table-cell table:style-name="ce42" office:value-type="string" calcext:value-type="string">
            <text:p>/home/oscar/Downloads/Kspaceconnect/ksp/GameData/ReStockPlus/Parts/Ground/restock-wheel-1-T.cfg</text:p>
          </table:table-cell>
          <table:table-cell table:style-name="ce43" office:value-type="float" office:value="300" calcext:value-type="float">
            <text:p>300</text:p>
          </table:table-cell>
          <table:table-cell table:style-name="ce42" office:value-type="string" calcext:value-type="string">
            <text:p>restock-wheel-1-T</text:p>
          </table:table-cell>
          <table:table-cell table:style-name="ce26" table:formula="of:=IFERROR(__xludf.dummyfunction(&quot;IF(ISBLANK(B677),&quot;&quot;RESSOURCE&quot;&quot;,REGEXEXTRACT(B677,&quot;&quot;GameData/(\w+)&quot;&quot;))&quot;);&quot;ReStockPlus&quot;)" office:value-type="string" office:string-value="ReStockPlus" calcext:value-type="string">
            <text:p>ReStockPlus</text:p>
          </table:table-cell>
          <table:table-cell table:style-name="ce43" office:value-type="float" office:value="0.06" calcext:value-type="float">
            <text:p>0.06</text:p>
          </table:table-cell>
          <table:table-cell table:number-columns-repeated="7" table:style-name="ce43" office:value-type="float" office:value="0" calcext:value-type="float">
            <text:p>0</text:p>
          </table:table-cell>
          <table:table-cell table:style-name="ce34" table:content-validation-name="val2" office:value-type="string" calcext:value-type="string">
            <text:p>Tank</text:p>
          </table:table-cell>
          <table:table-cell table:style-name="ce47" table:formula="of:=IF(IFERROR(SEARCH(&quot;zDeprecated&quot;;[.B677]));-1;[.F677]*VLOOKUP([.N677];[$'CO$ Methodology Parts'.$A$12:.$E$57];5;1))" office:value-type="float" office:value="124.8" calcext:value-type="float">
            <text:p>124.8</text:p>
          </table:table-cell>
          <table:table-cell table:number-columns-repeated="1009"/>
        </table:table-row>
        <table:table-row table:style-name="ro1" table:number-rows-repeated="204">
          <table:table-cell table:style-name="ce42" table:number-columns-repeated="2"/>
          <table:table-cell table:style-name="ce43"/>
          <table:table-cell table:style-name="ce42"/>
          <table:table-cell/>
          <table:table-cell table:style-name="ce43" table:number-columns-repeated="8"/>
          <table:table-cell/>
          <table:table-cell table:style-name="ce49"/>
          <table:table-cell table:number-columns-repeated="1009"/>
        </table:table-row>
        <table:table-row table:style-name="ro1" table:number-rows-repeated="102">
          <table:table-cell table:number-columns-repeated="2"/>
          <table:table-cell table:style-name="ce26"/>
          <table:table-cell table:number-columns-repeated="2"/>
          <table:table-cell table:style-name="ce26" table:number-columns-repeated="8"/>
          <table:table-cell/>
          <table:table-cell table:style-name="ce49"/>
          <table:table-cell table:number-columns-repeated="1009"/>
        </table:table-row>
        <table:table-row table:style-name="ro1" table:number-rows-repeated="18">
          <table:table-cell table:number-columns-repeated="2"/>
          <table:table-cell table:style-name="ce26"/>
          <table:table-cell table:number-columns-repeated="2"/>
          <table:table-cell table:style-name="ce26" table:number-columns-repeated="8"/>
          <table:table-cell table:number-columns-repeated="1011"/>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otUSEDref_CO2_test_ergols.O1:NotUSEDref_CO2_test_ergols.O983">
            <calcext:condition calcext:apply-style-name="ConditionalStyle_1" calcext:value="&lt;0" calcext:base-cell-address="NotUSEDref_CO2_test_ergols.O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_24__20_Methodology_20_Parts" style:display-name="PageStyle_CO$ Methodology Parts" style:page-layout-name="Mpm3">
      <style:header style:display="false"/>
      <style:header-left style:display="false"/>
      <style:footer style:display="false"/>
      <style:footer-left style:display="false"/>
    </style:master-page>
    <style:master-page style:name="PageStyle_5f_CO_24__20_Methodology_20_Ressources" style:display-name="PageStyle_CO$ Methodology Ressources" style:page-layout-name="Mpm3">
      <style:header style:display="false"/>
      <style:header-left style:display="false"/>
      <style:footer style:display="false"/>
      <style:footer-left style:display="false"/>
    </style:master-page>
    <style:master-page style:name="PageStyle_5f_Parts_20_with_20_CO_24_" style:display-name="PageStyle_Parts with CO$" style:page-layout-name="Mpm3">
      <style:header style:display="false"/>
      <style:header-left style:display="false"/>
      <style:footer style:display="false"/>
      <style:footer-left style:display="false"/>
    </style:master-page>
    <style:master-page style:name="PageStyle_5f_NotUSEDref_5f_CO2_5f_test_5f_ergols" style:display-name="PageStyle_NotUSEDref_CO2_test_ergo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5838" meta:object-count="0"/>
    <meta:generator>LibreOfficeDev/6.0.5.2$Linux_X86_64 LibreOffice_project/</meta:generator>
  </office:meta>
</office:document-meta>
</file>